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575in"/>
    </style:style>
    <style:style style:name="co2" style:family="table-column">
      <style:table-column-properties fo:break-before="auto" style:column-width="0.9173in"/>
    </style:style>
    <style:style style:name="co3" style:family="table-column">
      <style:table-column-properties fo:break-before="auto" style:column-width="0.9929in"/>
    </style:style>
    <style:style style:name="co4" style:family="table-column">
      <style:table-column-properties fo:break-before="auto" style:column-width="1.0681in"/>
    </style:style>
    <style:style style:name="co5" style:family="table-column">
      <style:table-column-properties fo:break-before="auto" style:column-width="0.8425in"/>
    </style:style>
    <style:style style:name="co6" style:family="table-column">
      <style:table-column-properties fo:break-before="auto" style:column-width="0.766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>
            <text:p>Alvo</text:p>
          </table:table-cell>
          <table:table-cell office:value-type="float" office:value="11">
            <text:p>11</text:p>
          </table:table-cell>
          <table:table-cell office:value-type="string">
            <text:p>ERRO</text:p>
          </table:table-cell>
          <table:table-cell office:value-type="float" office:value="12">
            <text:p>12</text:p>
          </table:table-cell>
          <table:table-cell office:value-type="string">
            <text:p>ERRO</text:p>
          </table:table-cell>
          <table:table-cell office:value-type="float" office:value="13">
            <text:p>13</text:p>
          </table:table-cell>
          <table:table-cell office:value-type="string">
            <text:p>ERRO</text:p>
          </table:table-cell>
          <table:table-cell office:value-type="float" office:value="14">
            <text:p>14</text:p>
          </table:table-cell>
          <table:table-cell office:value-type="string">
            <text:p>ERRO</text:p>
          </table:table-cell>
          <table:table-cell office:value-type="float" office:value="15">
            <text:p>15</text:p>
          </table:table-cell>
          <table:table-cell office:value-type="string">
            <text:p>ERRO</text:p>
          </table:table-cell>
          <table:table-cell office:value-type="float" office:value="16">
            <text:p>16</text:p>
          </table:table-cell>
          <table:table-cell office:value-type="string">
            <text:p>ERRO</text:p>
          </table:table-cell>
          <table:table-cell office:value-type="float" office:value="17">
            <text:p>17</text:p>
          </table:table-cell>
          <table:table-cell office:value-type="string">
            <text:p>ERRO</text:p>
          </table:table-cell>
          <table:table-cell office:value-type="float" office:value="19">
            <text:p>19</text:p>
          </table:table-cell>
          <table:table-cell office:value-type="string">
            <text:p>ERRO</text:p>
          </table:table-cell>
          <table:table-cell office:value-type="float" office:value="20">
            <text:p>20</text:p>
          </table:table-cell>
          <table:table-cell office:value-type="string">
            <text:p>ERRO</text:p>
          </table:table-cell>
          <table:table-cell office:value-type="float" office:value="22">
            <text:p>22</text:p>
          </table:table-cell>
          <table:table-cell office:value-type="string">
            <text:p>ERRO</text:p>
          </table:table-cell>
          <table:table-cell office:value-type="float" office:value="23">
            <text:p>23</text:p>
          </table:table-cell>
          <table:table-cell office:value-type="string">
            <text:p>ERRO</text:p>
          </table:table-cell>
          <table:table-cell office:value-type="float" office:value="24">
            <text:p>24</text:p>
          </table:table-cell>
          <table:table-cell office:value-type="string">
            <text:p>ERRO</text:p>
          </table:table-cell>
          <table:table-cell office:value-type="float" office:value="25">
            <text:p>25</text:p>
          </table:table-cell>
          <table:table-cell office:value-type="string">
            <text:p>ERRO</text:p>
          </table:table-cell>
          <table:table-cell office:value-type="float" office:value="26">
            <text:p>26</text:p>
          </table:table-cell>
          <table:table-cell office:value-type="string">
            <text:p>ERRO</text:p>
          </table:table-cell>
          <table:table-cell office:value-type="float" office:value="28">
            <text:p>28</text:p>
          </table:table-cell>
          <table:table-cell office:value-type="string">
            <text:p>ERRO</text:p>
          </table:table-cell>
          <table:table-cell office:value-type="float" office:value="29">
            <text:p>29</text:p>
          </table:table-cell>
          <table:table-cell office:value-type="string">
            <text:p>ERRO</text:p>
          </table:table-cell>
          <table:table-cell office:value-type="float" office:value="30">
            <text:p>30</text:p>
          </table:table-cell>
          <table:table-cell office:value-type="string">
            <text:p>ERRO</text:p>
          </table:table-cell>
          <table:table-cell office:value-type="float" office:value="35">
            <text:p>35</text:p>
          </table:table-cell>
          <table:table-cell office:value-type="string">
            <text:p>ERRO</text:p>
          </table:table-cell>
          <table:table-cell office:value-type="float" office:value="37">
            <text:p>37</text:p>
          </table:table-cell>
          <table:table-cell office:value-type="string">
            <text:p>ERRO</text:p>
          </table:table-cell>
          <table:table-cell office:value-type="float" office:value="38">
            <text:p>38</text:p>
          </table:table-cell>
          <table:table-cell office:value-type="string">
            <text:p>ERRO</text:p>
          </table:table-cell>
          <table:table-cell office:value-type="float" office:value="40">
            <text:p>40</text:p>
          </table:table-cell>
          <table:table-cell office:value-type="string">
            <text:p>ERRO</text:p>
          </table:table-cell>
          <table:table-cell office:value-type="float" office:value="82">
            <text:p>82</text:p>
          </table:table-cell>
          <table:table-cell office:value-type="string">
            <text:p>ERRO</text:p>
          </table:table-cell>
        </table:table-row>
        <table:table-row table:style-name="ro1">
          <table:table-cell office:value-type="string">
            <text:p>AFR1 <text:s text:c="6"/></text:p>
          </table:table-cell>
          <table:table-cell office:value-type="string">
            <text:p>3376,332520</text:p>
          </table:table-cell>
          <table:table-cell office:value-type="string">
            <text:p>818,838684</text:p>
          </table:table-cell>
          <table:table-cell office:value-type="string">
            <text:p>1748,543335</text:p>
          </table:table-cell>
          <table:table-cell office:value-type="string">
            <text:p>465,897461</text:p>
          </table:table-cell>
          <table:table-cell office:value-type="string">
            <text:p>9089,244141</text:p>
          </table:table-cell>
          <table:table-cell office:value-type="string">
            <text:p>277,668488</text:p>
          </table:table-cell>
          <table:table-cell office:value-type="string">
            <text:p>17031,826172</text:p>
          </table:table-cell>
          <table:table-cell office:value-type="string">
            <text:p>406,128021</text:p>
          </table:table-cell>
          <table:table-cell office:value-type="string">
            <text:p>18,690481</text:p>
          </table:table-cell>
          <table:table-cell office:value-type="string">
            <text:p>34,971478</text:p>
          </table:table-cell>
          <table:table-cell office:value-type="string">
            <text:p>4796,116699</text:p>
          </table:table-cell>
          <table:table-cell office:value-type="string">
            <text:p>105,240944</text:p>
          </table:table-cell>
          <table:table-cell office:value-type="string">
            <text:p>20202,093750</text:p>
          </table:table-cell>
          <table:table-cell office:value-type="string">
            <text:p>351,994415</text:p>
          </table:table-cell>
          <table:table-cell office:value-type="string">
            <text:p>20024,044922</text:p>
          </table:table-cell>
          <table:table-cell office:value-type="string">
            <text:p>283,401215</text:p>
          </table:table-cell>
          <table:table-cell office:value-type="string">
            <text:p>7738,330078</text:p>
          </table:table-cell>
          <table:table-cell office:value-type="string">
            <text:p>105,833168</text:p>
          </table:table-cell>
          <table:table-cell office:value-type="string">
            <text:p>549,745972</text:p>
          </table:table-cell>
          <table:table-cell office:value-type="string">
            <text:p>16,120661</text:p>
          </table:table-cell>
          <table:table-cell office:value-type="string">
            <text:p>274,200439</text:p>
          </table:table-cell>
          <table:table-cell office:value-type="string">
            <text:p>8,415694</text:p>
          </table:table-cell>
          <table:table-cell office:value-type="string">
            <text:p>27,638979</text:p>
          </table:table-cell>
          <table:table-cell office:value-type="string">
            <text:p>7,621914</text:p>
          </table:table-cell>
          <table:table-cell office:value-type="string">
            <text:p>89,549416</text:p>
          </table:table-cell>
          <table:table-cell office:value-type="string">
            <text:p>5,550505</text:p>
          </table:table-cell>
          <table:table-cell office:value-type="string">
            <text:p>4431,208496</text:p>
          </table:table-cell>
          <table:table-cell office:value-type="string">
            <text:p>117,138489</text:p>
          </table:table-cell>
          <table:table-cell office:value-type="string">
            <text:p>393,671936</text:p>
          </table:table-cell>
          <table:table-cell office:value-type="string">
            <text:p>12,5101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6,439026</text:p>
          </table:table-cell>
          <table:table-cell office:value-type="string">
            <text:p>18,679564</text:p>
          </table:table-cell>
          <table:table-cell office:value-type="string">
            <text:p>128,141174</text:p>
          </table:table-cell>
          <table:table-cell office:value-type="string">
            <text:p>10,059558</text:p>
          </table:table-cell>
          <table:table-cell office:value-type="string">
            <text:p>90,186096</text:p>
          </table:table-cell>
          <table:table-cell office:value-type="string">
            <text:p>10,776345</text:p>
          </table:table-cell>
          <table:table-cell office:value-type="string">
            <text:p>77,354568</text:p>
          </table:table-cell>
          <table:table-cell office:value-type="string">
            <text:p>11,076984</text:p>
          </table:table-cell>
          <table:table-cell office:value-type="string">
            <text:p>16,130217</text:p>
          </table:table-cell>
          <table:table-cell office:value-type="string">
            <text:p>11,349771</text:p>
          </table:table-cell>
          <table:table-cell office:value-type="string">
            <text:p>95,935333</text:p>
          </table:table-cell>
          <table:table-cell office:value-type="string">
            <text:p>21,516214</text:p>
          </table:table-cell>
        </table:table-row>
        <table:table-row table:style-name="ro1">
          <table:table-cell office:value-type="string">
            <text:p>AFR2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01,447021</text:p>
          </table:table-cell>
          <table:table-cell office:value-type="string">
            <text:p>379,413330</text:p>
          </table:table-cell>
          <table:table-cell office:value-type="string">
            <text:p>117,869980</text:p>
          </table:table-cell>
          <table:table-cell office:value-type="string">
            <text:p>115,929810</text:p>
          </table:table-cell>
          <table:table-cell office:value-type="string">
            <text:p>95,235817</text:p>
          </table:table-cell>
          <table:table-cell office:value-type="string">
            <text:p>49,04064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7,988026</text:p>
          </table:table-cell>
          <table:table-cell office:value-type="string">
            <text:p>7,882473</text:p>
          </table:table-cell>
          <table:table-cell office:value-type="string">
            <text:p>8,443359</text:p>
          </table:table-cell>
          <table:table-cell office:value-type="string">
            <text:p>9,39537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8,397478</text:p>
          </table:table-cell>
          <table:table-cell office:value-type="string">
            <text:p>7,2914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,140720</text:p>
          </table:table-cell>
          <table:table-cell office:value-type="string">
            <text:p>8,08535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0,632586</text:p>
          </table:table-cell>
          <table:table-cell office:value-type="string">
            <text:p>18,219566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3 <text:s text:c="6"/></text:p>
          </table:table-cell>
          <table:table-cell office:value-type="string">
            <text:p>1237,649414</text:p>
          </table:table-cell>
          <table:table-cell office:value-type="string">
            <text:p>549,427063</text:p>
          </table:table-cell>
          <table:table-cell office:value-type="string">
            <text:p>2555,058594</text:p>
          </table:table-cell>
          <table:table-cell office:value-type="string">
            <text:p>408,588440</text:p>
          </table:table-cell>
          <table:table-cell office:value-type="string">
            <text:p>7856,723145</text:p>
          </table:table-cell>
          <table:table-cell office:value-type="string">
            <text:p>235,759811</text:p>
          </table:table-cell>
          <table:table-cell office:value-type="string">
            <text:p>14237,051758</text:p>
          </table:table-cell>
          <table:table-cell office:value-type="string">
            <text:p>343,185242</text:p>
          </table:table-cell>
          <table:table-cell office:value-type="string">
            <text:p>97,371384</text:p>
          </table:table-cell>
          <table:table-cell office:value-type="string">
            <text:p>25,704981</text:p>
          </table:table-cell>
          <table:table-cell office:value-type="string">
            <text:p>1833,239014</text:p>
          </table:table-cell>
          <table:table-cell office:value-type="string">
            <text:p>47,499058</text:p>
          </table:table-cell>
          <table:table-cell office:value-type="string">
            <text:p>3447,831299</text:p>
          </table:table-cell>
          <table:table-cell office:value-type="string">
            <text:p>67,195496</text:p>
          </table:table-cell>
          <table:table-cell office:value-type="string">
            <text:p>4898,364746</text:p>
          </table:table-cell>
          <table:table-cell office:value-type="string">
            <text:p>72,623550</text:p>
          </table:table-cell>
          <table:table-cell office:value-type="string">
            <text:p>5908,138672</text:p>
          </table:table-cell>
          <table:table-cell office:value-type="string">
            <text:p>81,641830</text:p>
          </table:table-cell>
          <table:table-cell office:value-type="string">
            <text:p>475,839020</text:p>
          </table:table-cell>
          <table:table-cell office:value-type="string">
            <text:p>13,870490</text:p>
          </table:table-cell>
          <table:table-cell office:value-type="string">
            <text:p>16,414326</text:p>
          </table:table-cell>
          <table:table-cell office:value-type="string">
            <text:p>4,275879</text:p>
          </table:table-cell>
          <table:table-cell office:value-type="string">
            <text:p>12,852890</text:p>
          </table:table-cell>
          <table:table-cell office:value-type="string">
            <text:p>6,861453</text:p>
          </table:table-cell>
          <table:table-cell office:value-type="string">
            <text:p>109,304527</text:p>
          </table:table-cell>
          <table:table-cell office:value-type="string">
            <text:p>4,819087</text:p>
          </table:table-cell>
          <table:table-cell office:value-type="string">
            <text:p>3662,424561</text:p>
          </table:table-cell>
          <table:table-cell office:value-type="string">
            <text:p>97,129852</text:p>
          </table:table-cell>
          <table:table-cell office:value-type="string">
            <text:p>33,411137</text:p>
          </table:table-cell>
          <table:table-cell office:value-type="string">
            <text:p>6,2928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8,384850</text:p>
          </table:table-cell>
          <table:table-cell office:value-type="string">
            <text:p>17,671446</text:p>
          </table:table-cell>
          <table:table-cell office:value-type="string">
            <text:p>68,276978</text:p>
          </table:table-cell>
          <table:table-cell office:value-type="string">
            <text:p>7,413944</text:p>
          </table:table-cell>
          <table:table-cell office:value-type="string">
            <text:p>39,370697</text:p>
          </table:table-cell>
          <table:table-cell office:value-type="string">
            <text:p>7,956293</text:p>
          </table:table-cell>
          <table:table-cell office:value-type="string">
            <text:p>56,203320</text:p>
          </table:table-cell>
          <table:table-cell office:value-type="string">
            <text:p>8,371252</text:p>
          </table:table-cell>
          <table:table-cell office:value-type="string">
            <text:p>17,809301</text:p>
          </table:table-cell>
          <table:table-cell office:value-type="string">
            <text:p>8,630179</text:p>
          </table:table-cell>
          <table:table-cell office:value-type="string">
            <text:p>53,440174</text:p>
          </table:table-cell>
          <table:table-cell office:value-type="string">
            <text:p>16,031687</text:p>
          </table:table-cell>
        </table:table-row>
        <table:table-row table:style-name="ro1">
          <table:table-cell office:value-type="string">
            <text:p>AFR4 <text:s text:c="6"/></text:p>
          </table:table-cell>
          <table:table-cell office:value-type="string">
            <text:p>1113,245483</text:p>
          </table:table-cell>
          <table:table-cell office:value-type="string">
            <text:p>645,694214</text:p>
          </table:table-cell>
          <table:table-cell office:value-type="string">
            <text:p>1283,144287</text:p>
          </table:table-cell>
          <table:table-cell office:value-type="string">
            <text:p>417,542542</text:p>
          </table:table-cell>
          <table:table-cell office:value-type="string">
            <text:p>3845,439209</text:p>
          </table:table-cell>
          <table:table-cell office:value-type="string">
            <text:p>169,122986</text:p>
          </table:table-cell>
          <table:table-cell office:value-type="string">
            <text:p>6763,390625</text:p>
          </table:table-cell>
          <table:table-cell office:value-type="string">
            <text:p>185,288376</text:p>
          </table:table-cell>
          <table:table-cell office:value-type="string">
            <text:p>106,828018</text:p>
          </table:table-cell>
          <table:table-cell office:value-type="string">
            <text:p>26,950819</text:p>
          </table:table-cell>
          <table:table-cell office:value-type="string">
            <text:p>1343,964233</text:p>
          </table:table-cell>
          <table:table-cell office:value-type="string">
            <text:p>40,184925</text:p>
          </table:table-cell>
          <table:table-cell office:value-type="string">
            <text:p>3540,856445</text:p>
          </table:table-cell>
          <table:table-cell office:value-type="string">
            <text:p>69,294670</text:p>
          </table:table-cell>
          <table:table-cell office:value-type="string">
            <text:p>2666,060059</text:p>
          </table:table-cell>
          <table:table-cell office:value-type="string">
            <text:p>42,174698</text:p>
          </table:table-cell>
          <table:table-cell office:value-type="string">
            <text:p>4146,317383</text:p>
          </table:table-cell>
          <table:table-cell office:value-type="string">
            <text:p>59,070751</text:p>
          </table:table-cell>
          <table:table-cell office:value-type="string">
            <text:p>293,330170</text:p>
          </table:table-cell>
          <table:table-cell office:value-type="string">
            <text:p>9,678391</text:p>
          </table:table-cell>
          <table:table-cell office:value-type="string">
            <text:p>23,050491</text:p>
          </table:table-cell>
          <table:table-cell office:value-type="string">
            <text:p>5,014833</text:p>
          </table:table-cell>
          <table:table-cell office:value-type="string">
            <text:p>18,002563</text:p>
          </table:table-cell>
          <table:table-cell office:value-type="string">
            <text:p>7,325722</text:p>
          </table:table-cell>
          <table:table-cell office:value-type="string">
            <text:p>173,705826</text:p>
          </table:table-cell>
          <table:table-cell office:value-type="string">
            <text:p>6,488011</text:p>
          </table:table-cell>
          <table:table-cell office:value-type="string">
            <text:p>1700,091919</text:p>
          </table:table-cell>
          <table:table-cell office:value-type="string">
            <text:p>46,783943</text:p>
          </table:table-cell>
          <table:table-cell office:value-type="string">
            <text:p>56,486599</text:p>
          </table:table-cell>
          <table:table-cell office:value-type="string">
            <text:p>7,8625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2,914238</text:p>
          </table:table-cell>
          <table:table-cell office:value-type="string">
            <text:p>18,257927</text:p>
          </table:table-cell>
          <table:table-cell office:value-type="string">
            <text:p>65,399635</text:p>
          </table:table-cell>
          <table:table-cell office:value-type="string">
            <text:p>9,092437</text:p>
          </table:table-cell>
          <table:table-cell office:value-type="string">
            <text:p>25,682762</text:p>
          </table:table-cell>
          <table:table-cell office:value-type="string">
            <text:p>9,788058</text:p>
          </table:table-cell>
          <table:table-cell office:value-type="string">
            <text:p>46,326042</text:p>
          </table:table-cell>
          <table:table-cell office:value-type="string">
            <text:p>10,325219</text:p>
          </table:table-cell>
          <table:table-cell office:value-type="string">
            <text:p>13,667132</text:p>
          </table:table-cell>
          <table:table-cell office:value-type="string">
            <text:p>10,587986</text:p>
          </table:table-cell>
          <table:table-cell office:value-type="string">
            <text:p>48,732288</text:p>
          </table:table-cell>
          <table:table-cell office:value-type="string">
            <text:p>19,892923</text:p>
          </table:table-cell>
        </table:table-row>
        <table:table-row table:style-name="ro1">
          <table:table-cell office:value-type="string">
            <text:p>AFR5 <text:s text:c="6"/></text:p>
          </table:table-cell>
          <table:table-cell office:value-type="string">
            <text:p>3155,905518</text:p>
          </table:table-cell>
          <table:table-cell office:value-type="string">
            <text:p>673,958313</text:p>
          </table:table-cell>
          <table:table-cell office:value-type="string">
            <text:p>1926,054077</text:p>
          </table:table-cell>
          <table:table-cell office:value-type="string">
            <text:p>421,478363</text:p>
          </table:table-cell>
          <table:table-cell office:value-type="string">
            <text:p>6231,874023</text:p>
          </table:table-cell>
          <table:table-cell office:value-type="string">
            <text:p>209,062210</text:p>
          </table:table-cell>
          <table:table-cell office:value-type="string">
            <text:p>11158,950195</text:p>
          </table:table-cell>
          <table:table-cell office:value-type="string">
            <text:p>278,620575</text:p>
          </table:table-cell>
          <table:table-cell office:value-type="string">
            <text:p>155,251587</text:p>
          </table:table-cell>
          <table:table-cell office:value-type="string">
            <text:p>27,924007</text:p>
          </table:table-cell>
          <table:table-cell office:value-type="string">
            <text:p>1840,082886</text:p>
          </table:table-cell>
          <table:table-cell office:value-type="string">
            <text:p>48,760929</text:p>
          </table:table-cell>
          <table:table-cell office:value-type="string">
            <text:p>4303,189941</text:p>
          </table:table-cell>
          <table:table-cell office:value-type="string">
            <text:p>82,201874</text:p>
          </table:table-cell>
          <table:table-cell office:value-type="string">
            <text:p>2327,041260</text:p>
          </table:table-cell>
          <table:table-cell office:value-type="string">
            <text:p>37,560219</text:p>
          </table:table-cell>
          <table:table-cell office:value-type="string">
            <text:p>4908,543457</text:p>
          </table:table-cell>
          <table:table-cell office:value-type="string">
            <text:p>68,692009</text:p>
          </table:table-cell>
          <table:table-cell office:value-type="string">
            <text:p>538,717773</text:p>
          </table:table-cell>
          <table:table-cell office:value-type="string">
            <text:p>15,688264</text:p>
          </table:table-cell>
          <table:table-cell office:value-type="string">
            <text:p>25,056496</text:p>
          </table:table-cell>
          <table:table-cell office:value-type="string">
            <text:p>5,071262</text:p>
          </table:table-cell>
          <table:table-cell office:value-type="string">
            <text:p>15,521238</text:p>
          </table:table-cell>
          <table:table-cell office:value-type="string">
            <text:p>7,273331</text:p>
          </table:table-cell>
          <table:table-cell office:value-type="string">
            <text:p>88,332077</text:p>
          </table:table-cell>
          <table:table-cell office:value-type="string">
            <text:p>5,146781</text:p>
          </table:table-cell>
          <table:table-cell office:value-type="string">
            <text:p>2496,384277</text:p>
          </table:table-cell>
          <table:table-cell office:value-type="string">
            <text:p>67,143608</text:p>
          </table:table-cell>
          <table:table-cell office:value-type="string">
            <text:p>49,600597</text:p>
          </table:table-cell>
          <table:table-cell office:value-type="string">
            <text:p>7,6158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4,026745</text:p>
          </table:table-cell>
          <table:table-cell office:value-type="string">
            <text:p>18,132389</text:p>
          </table:table-cell>
          <table:table-cell office:value-type="string">
            <text:p>48,272797</text:p>
          </table:table-cell>
          <table:table-cell office:value-type="string">
            <text:p>8,731816</text:p>
          </table:table-cell>
          <table:table-cell office:value-type="string">
            <text:p>27,169331</text:p>
          </table:table-cell>
          <table:table-cell office:value-type="string">
            <text:p>9,425128</text:p>
          </table:table-cell>
          <table:table-cell office:value-type="string">
            <text:p>55,778297</text:p>
          </table:table-cell>
          <table:table-cell office:value-type="string">
            <text:p>9,785129</text:p>
          </table:table-cell>
          <table:table-cell office:value-type="string">
            <text:p>23,011707</text:p>
          </table:table-cell>
          <table:table-cell office:value-type="string">
            <text:p>10,260098</text:p>
          </table:table-cell>
          <table:table-cell office:value-type="string">
            <text:p>54,344322</text:p>
          </table:table-cell>
          <table:table-cell office:value-type="string">
            <text:p>19,166681</text:p>
          </table:table-cell>
        </table:table-row>
        <table:table-row table:style-name="ro1">
          <table:table-cell office:value-type="string">
            <text:p>AFR6 <text:s text:c="6"/></text:p>
          </table:table-cell>
          <table:table-cell office:value-type="string">
            <text:p>2024,864380</text:p>
          </table:table-cell>
          <table:table-cell office:value-type="string">
            <text:p>804,546753</text:p>
          </table:table-cell>
          <table:table-cell office:value-type="string">
            <text:p>466,701416</text:p>
          </table:table-cell>
          <table:table-cell office:value-type="string">
            <text:p>460,186096</text:p>
          </table:table-cell>
          <table:table-cell office:value-type="string">
            <text:p>3013,608398</text:p>
          </table:table-cell>
          <table:table-cell office:value-type="string">
            <text:p>175,342712</text:p>
          </table:table-cell>
          <table:table-cell office:value-type="string">
            <text:p>5132,278809</text:p>
          </table:table-cell>
          <table:table-cell office:value-type="string">
            <text:p>157,005722</text:p>
          </table:table-cell>
          <table:table-cell office:value-type="string">
            <text:p>28,909956</text:p>
          </table:table-cell>
          <table:table-cell office:value-type="string">
            <text:p>31,626051</text:p>
          </table:table-cell>
          <table:table-cell office:value-type="string">
            <text:p>2620,797119</text:p>
          </table:table-cell>
          <table:table-cell office:value-type="string">
            <text:p>65,359703</text:p>
          </table:table-cell>
          <table:table-cell office:value-type="string">
            <text:p>9719,861328</text:p>
          </table:table-cell>
          <table:table-cell office:value-type="string">
            <text:p>174,463913</text:p>
          </table:table-cell>
          <table:table-cell office:value-type="string">
            <text:p>10861,204102</text:p>
          </table:table-cell>
          <table:table-cell office:value-type="string">
            <text:p>155,888245</text:p>
          </table:table-cell>
          <table:table-cell office:value-type="string">
            <text:p>2173,688721</text:p>
          </table:table-cell>
          <table:table-cell office:value-type="string">
            <text:p>34,970135</text:p>
          </table:table-cell>
          <table:table-cell office:value-type="string">
            <text:p>194,688522</text:p>
          </table:table-cell>
          <table:table-cell office:value-type="string">
            <text:p>8,079053</text:p>
          </table:table-cell>
          <table:table-cell office:value-type="string">
            <text:p>29,578743</text:p>
          </table:table-cell>
          <table:table-cell office:value-type="string">
            <text:p>5,968718</text:p>
          </table:table-cell>
          <table:table-cell office:value-type="string">
            <text:p>22,435722</text:p>
          </table:table-cell>
          <table:table-cell office:value-type="string">
            <text:p>7,914519</text:p>
          </table:table-cell>
          <table:table-cell office:value-type="string">
            <text:p>37,271610</text:p>
          </table:table-cell>
          <table:table-cell office:value-type="string">
            <text:p>5,617385</text:p>
          </table:table-cell>
          <table:table-cell office:value-type="string">
            <text:p>1265,261475</text:p>
          </table:table-cell>
          <table:table-cell office:value-type="string">
            <text:p>36,042419</text:p>
          </table:table-cell>
          <table:table-cell office:value-type="string">
            <text:p>89,709068</text:p>
          </table:table-cell>
          <table:table-cell office:value-type="string">
            <text:p>9,65709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7,260376</text:p>
          </table:table-cell>
          <table:table-cell office:value-type="string">
            <text:p>19,345448</text:p>
          </table:table-cell>
          <table:table-cell office:value-type="string">
            <text:p>332,709900</text:p>
          </table:table-cell>
          <table:table-cell office:value-type="string">
            <text:p>13,062110</text:p>
          </table:table-cell>
          <table:table-cell office:value-type="string">
            <text:p>74,667358</text:p>
          </table:table-cell>
          <table:table-cell office:value-type="string">
            <text:p>12,363923</text:p>
          </table:table-cell>
          <table:table-cell office:value-type="string">
            <text:p>40,759907</text:p>
          </table:table-cell>
          <table:table-cell office:value-type="string">
            <text:p>12,811660</text:p>
          </table:table-cell>
          <table:table-cell office:value-type="string">
            <text:p>16,030922</text:p>
          </table:table-cell>
          <table:table-cell office:value-type="string">
            <text:p>13,453736</text:p>
          </table:table-cell>
          <table:table-cell office:value-type="string">
            <text:p>159,868286</text:p>
          </table:table-cell>
          <table:table-cell office:value-type="string">
            <text:p>25,341002</text:p>
          </table:table-cell>
        </table:table-row>
        <table:table-row table:style-name="ro1">
          <table:table-cell office:value-type="string">
            <text:p>AFR7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764,604980</text:p>
          </table:table-cell>
          <table:table-cell office:value-type="string">
            <text:p>572,081238</text:p>
          </table:table-cell>
          <table:table-cell office:value-type="string">
            <text:p>10740,440430</text:p>
          </table:table-cell>
          <table:table-cell office:value-type="string">
            <text:p>296,788727</text:p>
          </table:table-cell>
          <table:table-cell office:value-type="string">
            <text:p>21231,847656</text:p>
          </table:table-cell>
          <table:table-cell office:value-type="string">
            <text:p>500,604126</text:p>
          </table:table-cell>
          <table:table-cell office:value-type="string">
            <text:p>1898,591309</text:p>
          </table:table-cell>
          <table:table-cell office:value-type="string">
            <text:p>62,032688</text:p>
          </table:table-cell>
          <table:table-cell office:value-type="string">
            <text:p>4080,158936</text:p>
          </table:table-cell>
          <table:table-cell office:value-type="string">
            <text:p>93,064941</text:p>
          </table:table-cell>
          <table:table-cell office:value-type="string">
            <text:p>20392,203125</text:p>
          </table:table-cell>
          <table:table-cell office:value-type="string">
            <text:p>355,080719</text:p>
          </table:table-cell>
          <table:table-cell office:value-type="string">
            <text:p>25228,878906</text:p>
          </table:table-cell>
          <table:table-cell office:value-type="string">
            <text:p>356,080536</text:p>
          </table:table-cell>
          <table:table-cell office:value-type="string">
            <text:p>21893,466797</text:p>
          </table:table-cell>
          <table:table-cell office:value-type="string">
            <text:p>290,132477</text:p>
          </table:table-cell>
          <table:table-cell office:value-type="string">
            <text:p>1400,651733</text:p>
          </table:table-cell>
          <table:table-cell office:value-type="string">
            <text:p>38,107250</text:p>
          </table:table-cell>
          <table:table-cell office:value-type="string">
            <text:p>13,427265</text:p>
          </table:table-cell>
          <table:table-cell office:value-type="string">
            <text:p>5,111257</text:p>
          </table:table-cell>
          <table:table-cell office:value-type="string">
            <text:p>12,559129</text:p>
          </table:table-cell>
          <table:table-cell office:value-type="string">
            <text:p>7,051492</text:p>
          </table:table-cell>
          <table:table-cell office:value-type="string">
            <text:p>533,665833</text:p>
          </table:table-cell>
          <table:table-cell office:value-type="string">
            <text:p>13,802766</text:p>
          </table:table-cell>
          <table:table-cell office:value-type="string">
            <text:p>3294,975586</text:p>
          </table:table-cell>
          <table:table-cell office:value-type="string">
            <text:p>87,661446</text:p>
          </table:table-cell>
          <table:table-cell office:value-type="string">
            <text:p>56,047405</text:p>
          </table:table-cell>
          <table:table-cell office:value-type="string">
            <text:p>7,0320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5,766556</text:p>
          </table:table-cell>
          <table:table-cell office:value-type="string">
            <text:p>18,341860</text:p>
          </table:table-cell>
          <table:table-cell office:value-type="string">
            <text:p>358,062103</text:p>
          </table:table-cell>
          <table:table-cell office:value-type="string">
            <text:p>10,708883</text:p>
          </table:table-cell>
          <table:table-cell office:value-type="string">
            <text:p>191,887817</text:p>
          </table:table-cell>
          <table:table-cell office:value-type="string">
            <text:p>9,755408</text:p>
          </table:table-cell>
          <table:table-cell office:value-type="string">
            <text:p>172,385178</text:p>
          </table:table-cell>
          <table:table-cell office:value-type="string">
            <text:p>9,949832</text:p>
          </table:table-cell>
          <table:table-cell office:value-type="string">
            <text:p>36,334274</text:p>
          </table:table-cell>
          <table:table-cell office:value-type="string">
            <text:p>9,715520</text:p>
          </table:table-cell>
          <table:table-cell office:value-type="string">
            <text:p>61,244434</text:p>
          </table:table-cell>
          <table:table-cell office:value-type="string">
            <text:p>17,895082</text:p>
          </table:table-cell>
        </table:table-row>
        <table:table-row table:style-name="ro1">
          <table:table-cell office:value-type="string">
            <text:p>AFR8 <text:s text:c="6"/></text:p>
          </table:table-cell>
          <table:table-cell office:value-type="string">
            <text:p>2179,833496</text:p>
          </table:table-cell>
          <table:table-cell office:value-type="string">
            <text:p>697,963074</text:p>
          </table:table-cell>
          <table:table-cell office:value-type="string">
            <text:p>1310,925415</text:p>
          </table:table-cell>
          <table:table-cell office:value-type="string">
            <text:p>431,175354</text:p>
          </table:table-cell>
          <table:table-cell office:value-type="string">
            <text:p>2238,408447</text:p>
          </table:table-cell>
          <table:table-cell office:value-type="string">
            <text:p>154,015808</text:p>
          </table:table-cell>
          <table:table-cell office:value-type="string">
            <text:p>4928,800781</text:p>
          </table:table-cell>
          <table:table-cell office:value-type="string">
            <text:p>148,824585</text:p>
          </table:table-cell>
          <table:table-cell office:value-type="string">
            <text:p>0,903436</text:p>
          </table:table-cell>
          <table:table-cell office:value-type="string">
            <text:p>27,705379</text:p>
          </table:table-cell>
          <table:table-cell office:value-type="string">
            <text:p>1458,720337</text:p>
          </table:table-cell>
          <table:table-cell office:value-type="string">
            <text:p>43,296497</text:p>
          </table:table-cell>
          <table:table-cell office:value-type="string">
            <text:p>7074,883301</text:p>
          </table:table-cell>
          <table:table-cell office:value-type="string">
            <text:p>129,093048</text:p>
          </table:table-cell>
          <table:table-cell office:value-type="string">
            <text:p>4744,164551</text:p>
          </table:table-cell>
          <table:table-cell office:value-type="string">
            <text:p>70,754745</text:p>
          </table:table-cell>
          <table:table-cell office:value-type="string">
            <text:p>3773,168213</text:p>
          </table:table-cell>
          <table:table-cell office:value-type="string">
            <text:p>54,559566</text:p>
          </table:table-cell>
          <table:table-cell office:value-type="string">
            <text:p>184,863785</text:p>
          </table:table-cell>
          <table:table-cell office:value-type="string">
            <text:p>7,442729</text:p>
          </table:table-cell>
          <table:table-cell office:value-type="string">
            <text:p>6,923917</text:p>
          </table:table-cell>
          <table:table-cell office:value-type="string">
            <text:p>5,100690</text:p>
          </table:table-cell>
          <table:table-cell office:value-type="string">
            <text:p>19,012051</text:p>
          </table:table-cell>
          <table:table-cell office:value-type="string">
            <text:p>7,443256</text:p>
          </table:table-cell>
          <table:table-cell office:value-type="string">
            <text:p>49,795040</text:p>
          </table:table-cell>
          <table:table-cell office:value-type="string">
            <text:p>5,006384</text:p>
          </table:table-cell>
          <table:table-cell office:value-type="string">
            <text:p>856,100647</text:p>
          </table:table-cell>
          <table:table-cell office:value-type="string">
            <text:p>25,645573</text:p>
          </table:table-cell>
          <table:table-cell office:value-type="string">
            <text:p>54,505634</text:p>
          </table:table-cell>
          <table:table-cell office:value-type="string">
            <text:p>8,19696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,418106</text:p>
          </table:table-cell>
          <table:table-cell office:value-type="string">
            <text:p>18,370155</text:p>
          </table:table-cell>
          <table:table-cell office:value-type="string">
            <text:p>256,946808</text:p>
          </table:table-cell>
          <table:table-cell office:value-type="string">
            <text:p>10,842599</text:p>
          </table:table-cell>
          <table:table-cell office:value-type="string">
            <text:p>57,447330</text:p>
          </table:table-cell>
          <table:table-cell office:value-type="string">
            <text:p>10,426478</text:p>
          </table:table-cell>
          <table:table-cell office:value-type="string">
            <text:p>43,806908</text:p>
          </table:table-cell>
          <table:table-cell office:value-type="string">
            <text:p>10,847447</text:p>
          </table:table-cell>
          <table:table-cell office:value-type="string">
            <text:p>18,753153</text:p>
          </table:table-cell>
          <table:table-cell office:value-type="string">
            <text:p>11,258759</text:p>
          </table:table-cell>
          <table:table-cell office:value-type="string">
            <text:p>48,820911</text:p>
          </table:table-cell>
          <table:table-cell office:value-type="string">
            <text:p>21,038521</text:p>
          </table:table-cell>
        </table:table-row>
        <table:table-row table:style-name="ro1">
          <table:table-cell office:value-type="string">
            <text:p>AFR9 <text:s text:c="6"/></text:p>
          </table:table-cell>
          <table:table-cell office:value-type="string">
            <text:p>1557,692261</text:p>
          </table:table-cell>
          <table:table-cell office:value-type="string">
            <text:p>625,454163</text:p>
          </table:table-cell>
          <table:table-cell office:value-type="string">
            <text:p>2311,946533</text:p>
          </table:table-cell>
          <table:table-cell office:value-type="string">
            <text:p>427,371704</text:p>
          </table:table-cell>
          <table:table-cell office:value-type="string">
            <text:p>7246,756836</text:p>
          </table:table-cell>
          <table:table-cell office:value-type="string">
            <text:p>224,539688</text:p>
          </table:table-cell>
          <table:table-cell office:value-type="string">
            <text:p>13475,921875</text:p>
          </table:table-cell>
          <table:table-cell office:value-type="string">
            <text:p>328,408142</text:p>
          </table:table-cell>
          <table:table-cell office:value-type="string">
            <text:p>418,124176</text:p>
          </table:table-cell>
          <table:table-cell office:value-type="string">
            <text:p>32,550499</text:p>
          </table:table-cell>
          <table:table-cell office:value-type="string">
            <text:p>1727,156982</text:p>
          </table:table-cell>
          <table:table-cell office:value-type="string">
            <text:p>47,217228</text:p>
          </table:table-cell>
          <table:table-cell office:value-type="string">
            <text:p>5411,983398</text:p>
          </table:table-cell>
          <table:table-cell office:value-type="string">
            <text:p>100,365700</text:p>
          </table:table-cell>
          <table:table-cell office:value-type="string">
            <text:p>4541,307617</text:p>
          </table:table-cell>
          <table:table-cell office:value-type="string">
            <text:p>67,819489</text:p>
          </table:table-cell>
          <table:table-cell office:value-type="string">
            <text:p>11503,956055</text:p>
          </table:table-cell>
          <table:table-cell office:value-type="string">
            <text:p>154,190048</text:p>
          </table:table-cell>
          <table:table-cell office:value-type="string">
            <text:p>764,488159</text:p>
          </table:table-cell>
          <table:table-cell office:value-type="string">
            <text:p>21,412157</text:p>
          </table:table-cell>
          <table:table-cell office:value-type="string">
            <text:p>21,663427</text:p>
          </table:table-cell>
          <table:table-cell office:value-type="string">
            <text:p>4,833819</text:p>
          </table:table-cell>
          <table:table-cell office:value-type="string">
            <text:p>16,598373</text:p>
          </table:table-cell>
          <table:table-cell office:value-type="string">
            <text:p>7,101307</text:p>
          </table:table-cell>
          <table:table-cell office:value-type="string">
            <text:p>469,659241</text:p>
          </table:table-cell>
          <table:table-cell office:value-type="string">
            <text:p>12,389562</text:p>
          </table:table-cell>
          <table:table-cell office:value-type="string">
            <text:p>3504,696289</text:p>
          </table:table-cell>
          <table:table-cell office:value-type="string">
            <text:p>93,111877</text:p>
          </table:table-cell>
          <table:table-cell office:value-type="string">
            <text:p>43,298660</text:p>
          </table:table-cell>
          <table:table-cell office:value-type="string">
            <text:p>7,05787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1,323151</text:p>
          </table:table-cell>
          <table:table-cell office:value-type="string">
            <text:p>17,995525</text:p>
          </table:table-cell>
          <table:table-cell office:value-type="string">
            <text:p>61,834949</text:p>
          </table:table-cell>
          <table:table-cell office:value-type="string">
            <text:p>8,192450</text:p>
          </table:table-cell>
          <table:table-cell office:value-type="string">
            <text:p>29,652166</text:p>
          </table:table-cell>
          <table:table-cell office:value-type="string">
            <text:p>8,814166</text:p>
          </table:table-cell>
          <table:table-cell office:value-type="string">
            <text:p>84,479988</text:p>
          </table:table-cell>
          <table:table-cell office:value-type="string">
            <text:p>9,393507</text:p>
          </table:table-cell>
          <table:table-cell office:value-type="string">
            <text:p>62,483944</text:p>
          </table:table-cell>
          <table:table-cell office:value-type="string">
            <text:p>9,901432</text:p>
          </table:table-cell>
          <table:table-cell office:value-type="string">
            <text:p>52,631191</text:p>
          </table:table-cell>
          <table:table-cell office:value-type="string">
            <text:p>17,834543</text:p>
          </table:table-cell>
        </table:table-row>
        <table:table-row table:style-name="ro1">
          <table:table-cell office:value-type="string">
            <text:p>AFR10 <text:s text:c="5"/></text:p>
          </table:table-cell>
          <table:table-cell office:value-type="string">
            <text:p>4060,479004</text:p>
          </table:table-cell>
          <table:table-cell office:value-type="string">
            <text:p>688,384277</text:p>
          </table:table-cell>
          <table:table-cell office:value-type="string">
            <text:p>3191,781006</text:p>
          </table:table-cell>
          <table:table-cell office:value-type="string">
            <text:p>436,437225</text:p>
          </table:table-cell>
          <table:table-cell office:value-type="string">
            <text:p>12780,246094</text:p>
          </table:table-cell>
          <table:table-cell office:value-type="string">
            <text:p>343,321808</text:p>
          </table:table-cell>
          <table:table-cell office:value-type="string">
            <text:p>25924,837891</text:p>
          </table:table-cell>
          <table:table-cell office:value-type="string">
            <text:p>598,790649</text:p>
          </table:table-cell>
          <table:table-cell office:value-type="string">
            <text:p>12,962754</text:p>
          </table:table-cell>
          <table:table-cell office:value-type="string">
            <text:p>28,941374</text:p>
          </table:table-cell>
          <table:table-cell office:value-type="string">
            <text:p>2947,288574</text:p>
          </table:table-cell>
          <table:table-cell office:value-type="string">
            <text:p>68,873375</text:p>
          </table:table-cell>
          <table:table-cell office:value-type="string">
            <text:p>9228,069336</text:p>
          </table:table-cell>
          <table:table-cell office:value-type="string">
            <text:p>165,025620</text:p>
          </table:table-cell>
          <table:table-cell office:value-type="string">
            <text:p>5728,252441</text:p>
          </table:table-cell>
          <table:table-cell office:value-type="string">
            <text:p>84,136490</text:p>
          </table:table-cell>
          <table:table-cell office:value-type="string">
            <text:p>9554,007813</text:p>
          </table:table-cell>
          <table:table-cell office:value-type="string">
            <text:p>128,876572</text:p>
          </table:table-cell>
          <table:table-cell office:value-type="string">
            <text:p>747,204712</text:p>
          </table:table-cell>
          <table:table-cell office:value-type="string">
            <text:p>20,931503</text:p>
          </table:table-cell>
          <table:table-cell office:value-type="string">
            <text:p>28,681568</text:p>
          </table:table-cell>
          <table:table-cell office:value-type="string">
            <text:p>4,647120</text:p>
          </table:table-cell>
          <table:table-cell office:value-type="string">
            <text:p>24,872705</text:p>
          </table:table-cell>
          <table:table-cell office:value-type="string">
            <text:p>6,967854</text:p>
          </table:table-cell>
          <table:table-cell office:value-type="string">
            <text:p>117,505585</text:p>
          </table:table-cell>
          <table:table-cell office:value-type="string">
            <text:p>5,033097</text:p>
          </table:table-cell>
          <table:table-cell office:value-type="string">
            <text:p>6488,521973</text:p>
          </table:table-cell>
          <table:table-cell office:value-type="string">
            <text:p>170,347641</text:p>
          </table:table-cell>
          <table:table-cell office:value-type="string">
            <text:p>28,811447</text:p>
          </table:table-cell>
          <table:table-cell office:value-type="string">
            <text:p>6,3713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8,205502</text:p>
          </table:table-cell>
          <table:table-cell office:value-type="string">
            <text:p>17,683868</text:p>
          </table:table-cell>
          <table:table-cell office:value-type="string">
            <text:p>57,872257</text:p>
          </table:table-cell>
          <table:table-cell office:value-type="string">
            <text:p>7,406042</text:p>
          </table:table-cell>
          <table:table-cell office:value-type="string">
            <text:p>32,797092</text:p>
          </table:table-cell>
          <table:table-cell office:value-type="string">
            <text:p>7,945641</text:p>
          </table:table-cell>
          <table:table-cell office:value-type="string">
            <text:p>131,382751</text:p>
          </table:table-cell>
          <table:table-cell office:value-type="string">
            <text:p>8,632328</text:p>
          </table:table-cell>
          <table:table-cell office:value-type="string">
            <text:p>23,452124</text:p>
          </table:table-cell>
          <table:table-cell office:value-type="string">
            <text:p>8,585955</text:p>
          </table:table-cell>
          <table:table-cell office:value-type="string">
            <text:p>48,729061</text:p>
          </table:table-cell>
          <table:table-cell office:value-type="string">
            <text:p>16,166988</text:p>
          </table:table-cell>
        </table:table-row>
        <table:table-row table:style-name="ro1">
          <table:table-cell office:value-type="string">
            <text:p>AFR11 <text:s text:c="5"/></text:p>
          </table:table-cell>
          <table:table-cell office:value-type="string">
            <text:p>2152,075195</text:p>
          </table:table-cell>
          <table:table-cell office:value-type="string">
            <text:p>753,310486</text:p>
          </table:table-cell>
          <table:table-cell office:value-type="string">
            <text:p>4144,279785</text:p>
          </table:table-cell>
          <table:table-cell office:value-type="string">
            <text:p>492,246643</text:p>
          </table:table-cell>
          <table:table-cell office:value-type="string">
            <text:p>12557,086914</text:p>
          </table:table-cell>
          <table:table-cell office:value-type="string">
            <text:p>339,865631</text:p>
          </table:table-cell>
          <table:table-cell office:value-type="string">
            <text:p>25350,703125</text:p>
          </table:table-cell>
          <table:table-cell office:value-type="string">
            <text:p>587,038269</text:p>
          </table:table-cell>
          <table:table-cell office:value-type="string">
            <text:p>184,903275</text:p>
          </table:table-cell>
          <table:table-cell office:value-type="string">
            <text:p>35,745312</text:p>
          </table:table-cell>
          <table:table-cell office:value-type="string">
            <text:p>3419,000488</text:p>
          </table:table-cell>
          <table:table-cell office:value-type="string">
            <text:p>79,531418</text:p>
          </table:table-cell>
          <table:table-cell office:value-type="string">
            <text:p>17193,529297</text:p>
          </table:table-cell>
          <table:table-cell office:value-type="string">
            <text:p>300,563568</text:p>
          </table:table-cell>
          <table:table-cell office:value-type="string">
            <text:p>17109,089844</text:p>
          </table:table-cell>
          <table:table-cell office:value-type="string">
            <text:p>242,724335</text:p>
          </table:table-cell>
          <table:table-cell office:value-type="string">
            <text:p>12099,082031</text:p>
          </table:table-cell>
          <table:table-cell office:value-type="string">
            <text:p>162,359558</text:p>
          </table:table-cell>
          <table:table-cell office:value-type="string">
            <text:p>811,190063</text:p>
          </table:table-cell>
          <table:table-cell office:value-type="string">
            <text:p>22,733952</text:p>
          </table:table-cell>
          <table:table-cell office:value-type="string">
            <text:p>18,338242</text:p>
          </table:table-cell>
          <table:table-cell office:value-type="string">
            <text:p>5,256623</text:p>
          </table:table-cell>
          <table:table-cell office:value-type="string">
            <text:p>23,731825</text:p>
          </table:table-cell>
          <table:table-cell office:value-type="string">
            <text:p>7,332571</text:p>
          </table:table-cell>
          <table:table-cell office:value-type="string">
            <text:p>156,126877</text:p>
          </table:table-cell>
          <table:table-cell office:value-type="string">
            <text:p>6,221781</text:p>
          </table:table-cell>
          <table:table-cell office:value-type="string">
            <text:p>5722,963867</text:p>
          </table:table-cell>
          <table:table-cell office:value-type="string">
            <text:p>150,555359</text:p>
          </table:table-cell>
          <table:table-cell office:value-type="string">
            <text:p>36,107948</text:p>
          </table:table-cell>
          <table:table-cell office:value-type="string">
            <text:p>7,7492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7,490341</text:p>
          </table:table-cell>
          <table:table-cell office:value-type="string">
            <text:p>18,567888</text:p>
          </table:table-cell>
          <table:table-cell office:value-type="string">
            <text:p>71,360001</text:p>
          </table:table-cell>
          <table:table-cell office:value-type="string">
            <text:p>9,130341</text:p>
          </table:table-cell>
          <table:table-cell office:value-type="string">
            <text:p>121,768501</text:p>
          </table:table-cell>
          <table:table-cell office:value-type="string">
            <text:p>10,138347</text:p>
          </table:table-cell>
          <table:table-cell office:value-type="string">
            <text:p>147,105301</text:p>
          </table:table-cell>
          <table:table-cell office:value-type="string">
            <text:p>10,555048</text:p>
          </table:table-cell>
          <table:table-cell office:value-type="string">
            <text:p>21,392895</text:p>
          </table:table-cell>
          <table:table-cell office:value-type="string">
            <text:p>10,631001</text:p>
          </table:table-cell>
          <table:table-cell office:value-type="string">
            <text:p>234,454468</text:p>
          </table:table-cell>
          <table:table-cell office:value-type="string">
            <text:p>20,610727</text:p>
          </table:table-cell>
        </table:table-row>
        <table:table-row table:style-name="ro1">
          <table:table-cell office:value-type="string">
            <text:p>AFR12 <text:s text:c="5"/></text:p>
          </table:table-cell>
          <table:table-cell office:value-type="string">
            <text:p>3482,756104</text:p>
          </table:table-cell>
          <table:table-cell office:value-type="string">
            <text:p>717,358215</text:p>
          </table:table-cell>
          <table:table-cell office:value-type="string">
            <text:p>3766,760498</text:p>
          </table:table-cell>
          <table:table-cell office:value-type="string">
            <text:p>465,188141</text:p>
          </table:table-cell>
          <table:table-cell office:value-type="string">
            <text:p>15269,272461</text:p>
          </table:table-cell>
          <table:table-cell office:value-type="string">
            <text:p>398,835876</text:p>
          </table:table-cell>
          <table:table-cell office:value-type="string">
            <text:p>30305,794922</text:p>
          </table:table-cell>
          <table:table-cell office:value-type="string">
            <text:p>694,135620</text:p>
          </table:table-cell>
          <table:table-cell office:value-type="string">
            <text:p>47,329124</text:p>
          </table:table-cell>
          <table:table-cell office:value-type="string">
            <text:p>32,572685</text:p>
          </table:table-cell>
          <table:table-cell office:value-type="string">
            <text:p>3853,737061</text:p>
          </table:table-cell>
          <table:table-cell office:value-type="string">
            <text:p>86,361069</text:p>
          </table:table-cell>
          <table:table-cell office:value-type="string">
            <text:p>15374,610352</text:p>
          </table:table-cell>
          <table:table-cell office:value-type="string">
            <text:p>269,404114</text:p>
          </table:table-cell>
          <table:table-cell office:value-type="string">
            <text:p>15416,129883</text:p>
          </table:table-cell>
          <table:table-cell office:value-type="string">
            <text:p>219,026245</text:p>
          </table:table-cell>
          <table:table-cell office:value-type="string">
            <text:p>11814,757813</text:p>
          </table:table-cell>
          <table:table-cell office:value-type="string">
            <text:p>158,518524</text:p>
          </table:table-cell>
          <table:table-cell office:value-type="string">
            <text:p>941,734680</text:p>
          </table:table-cell>
          <table:table-cell office:value-type="string">
            <text:p>26,038054</text:p>
          </table:table-cell>
          <table:table-cell office:value-type="string">
            <text:p>25,056496</text:p>
          </table:table-cell>
          <table:table-cell office:value-type="string">
            <text:p>4,869307</text:p>
          </table:table-cell>
          <table:table-cell office:value-type="string">
            <text:p>18,116148</text:p>
          </table:table-cell>
          <table:table-cell office:value-type="string">
            <text:p>7,006587</text:p>
          </table:table-cell>
          <table:table-cell office:value-type="string">
            <text:p>155,349976</text:p>
          </table:table-cell>
          <table:table-cell office:value-type="string">
            <text:p>5,794325</text:p>
          </table:table-cell>
          <table:table-cell office:value-type="string">
            <text:p>7217,187988</text:p>
          </table:table-cell>
          <table:table-cell office:value-type="string">
            <text:p>189,252319</text:p>
          </table:table-cell>
          <table:table-cell office:value-type="string">
            <text:p>23,161434</text:p>
          </table:table-cell>
          <table:table-cell office:value-type="string">
            <text:p>6,666480</text:p>
          </table:table-cell>
          <table:table-cell office:value-type="string">
            <text:p>8,338839</text:p>
          </table:table-cell>
          <table:table-cell office:value-type="string">
            <text:p>14,076007</text:p>
          </table:table-cell>
          <table:table-cell office:value-type="string">
            <text:p>133,502274</text:p>
          </table:table-cell>
          <table:table-cell office:value-type="string">
            <text:p>18,103140</text:p>
          </table:table-cell>
          <table:table-cell office:value-type="string">
            <text:p>54,778389</text:p>
          </table:table-cell>
          <table:table-cell office:value-type="string">
            <text:p>7,776558</text:p>
          </table:table-cell>
          <table:table-cell office:value-type="string">
            <text:p>68,857346</text:p>
          </table:table-cell>
          <table:table-cell office:value-type="string">
            <text:p>8,541342</text:p>
          </table:table-cell>
          <table:table-cell office:value-type="string">
            <text:p>111,081558</text:p>
          </table:table-cell>
          <table:table-cell office:value-type="string">
            <text:p>9,009982</text:p>
          </table:table-cell>
          <table:table-cell office:value-type="string">
            <text:p>19,928801</text:p>
          </table:table-cell>
          <table:table-cell office:value-type="string">
            <text:p>9,100849</text:p>
          </table:table-cell>
          <table:table-cell office:value-type="string">
            <text:p>84,181358</text:p>
          </table:table-cell>
          <table:table-cell office:value-type="string">
            <text:p>17,229507</text:p>
          </table:table-cell>
        </table:table-row>
        <table:table-row table:style-name="ro1">
          <table:table-cell office:value-type="string">
            <text:p>AFR13 <text:s text:c="5"/></text:p>
          </table:table-cell>
          <table:table-cell office:value-type="string">
            <text:p>2878,834229</text:p>
          </table:table-cell>
          <table:table-cell office:value-type="string">
            <text:p>720,016846</text:p>
          </table:table-cell>
          <table:table-cell office:value-type="string">
            <text:p>3469,671631</text:p>
          </table:table-cell>
          <table:table-cell office:value-type="string">
            <text:p>461,244385</text:p>
          </table:table-cell>
          <table:table-cell office:value-type="string">
            <text:p>12609,744141</text:p>
          </table:table-cell>
          <table:table-cell office:value-type="string">
            <text:p>342,723114</text:p>
          </table:table-cell>
          <table:table-cell office:value-type="string">
            <text:p>24704,554688</text:p>
          </table:table-cell>
          <table:table-cell office:value-type="string">
            <text:p>572,039795</text:p>
          </table:table-cell>
          <table:table-cell office:value-type="string">
            <text:p>24,693920</text:p>
          </table:table-cell>
          <table:table-cell office:value-type="string">
            <text:p>29,215672</text:p>
          </table:table-cell>
          <table:table-cell office:value-type="string">
            <text:p>2418,919434</text:p>
          </table:table-cell>
          <table:table-cell office:value-type="string">
            <text:p>59,477715</text:p>
          </table:table-cell>
          <table:table-cell office:value-type="string">
            <text:p>5654,061035</text:p>
          </table:table-cell>
          <table:table-cell office:value-type="string">
            <text:p>104,652092</text:p>
          </table:table-cell>
          <table:table-cell office:value-type="string">
            <text:p>3033,083740</text:p>
          </table:table-cell>
          <table:table-cell office:value-type="string">
            <text:p>47,131912</text:p>
          </table:table-cell>
          <table:table-cell office:value-type="string">
            <text:p>8556,223633</text:p>
          </table:table-cell>
          <table:table-cell office:value-type="string">
            <text:p>115,755783</text:p>
          </table:table-cell>
          <table:table-cell office:value-type="string">
            <text:p>729,485962</text:p>
          </table:table-cell>
          <table:table-cell office:value-type="string">
            <text:p>20,656021</text:p>
          </table:table-cell>
          <table:table-cell office:value-type="string">
            <text:p>21,206306</text:p>
          </table:table-cell>
          <table:table-cell office:value-type="string">
            <text:p>5,405382</text:p>
          </table:table-cell>
          <table:table-cell office:value-type="string">
            <text:p>15,172652</text:p>
          </table:table-cell>
          <table:table-cell office:value-type="string">
            <text:p>7,374811</text:p>
          </table:table-cell>
          <table:table-cell office:value-type="string">
            <text:p>110,790771</text:p>
          </table:table-cell>
          <table:table-cell office:value-type="string">
            <text:p>5,644991</text:p>
          </table:table-cell>
          <table:table-cell office:value-type="string">
            <text:p>5573,738281</text:p>
          </table:table-cell>
          <table:table-cell office:value-type="string">
            <text:p>146,700424</text:p>
          </table:table-cell>
          <table:table-cell office:value-type="string">
            <text:p>40,648579</text:p>
          </table:table-cell>
          <table:table-cell office:value-type="string">
            <text:p>7,9403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3,470737</text:p>
          </table:table-cell>
          <table:table-cell office:value-type="string">
            <text:p>18,294502</text:p>
          </table:table-cell>
          <table:table-cell office:value-type="string">
            <text:p>48,370693</text:p>
          </table:table-cell>
          <table:table-cell office:value-type="string">
            <text:p>9,165409</text:p>
          </table:table-cell>
          <table:table-cell office:value-type="string">
            <text:p>31,676344</text:p>
          </table:table-cell>
          <table:table-cell office:value-type="string">
            <text:p>9,939044</text:p>
          </table:table-cell>
          <table:table-cell office:value-type="string">
            <text:p>120,356621</text:p>
          </table:table-cell>
          <table:table-cell office:value-type="string">
            <text:p>10,549479</text:p>
          </table:table-cell>
          <table:table-cell office:value-type="string">
            <text:p>31,979355</text:p>
          </table:table-cell>
          <table:table-cell office:value-type="string">
            <text:p>10,789006</text:p>
          </table:table-cell>
          <table:table-cell office:value-type="string">
            <text:p>63,082134</text:p>
          </table:table-cell>
          <table:table-cell office:value-type="string">
            <text:p>20,250233</text:p>
          </table:table-cell>
        </table:table-row>
        <table:table-row table:style-name="ro1">
          <table:table-cell office:value-type="string">
            <text:p>AFR14 <text:s text:c="5"/></text:p>
          </table:table-cell>
          <table:table-cell office:value-type="string">
            <text:p>1538,380859</text:p>
          </table:table-cell>
          <table:table-cell office:value-type="string">
            <text:p>709,652344</text:p>
          </table:table-cell>
          <table:table-cell office:value-type="string">
            <text:p>529,123596</text:p>
          </table:table-cell>
          <table:table-cell office:value-type="string">
            <text:p>428,372345</text:p>
          </table:table-cell>
          <table:table-cell office:value-type="string">
            <text:p>484,777252</text:p>
          </table:table-cell>
          <table:table-cell office:value-type="string">
            <text:p>134,279953</text:p>
          </table:table-cell>
          <table:table-cell office:value-type="string">
            <text:p>123,947418</text:p>
          </table:table-cell>
          <table:table-cell office:value-type="string">
            <text:p>56,9136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0,037514</text:p>
          </table:table-cell>
          <table:table-cell office:value-type="string">
            <text:p>16,169685</text:p>
          </table:table-cell>
          <table:table-cell office:value-type="string">
            <text:p>83,481339</text:p>
          </table:table-cell>
          <table:table-cell office:value-type="string">
            <text:p>11,789086</text:p>
          </table:table-cell>
          <table:table-cell office:value-type="string">
            <text:p>9,083323</text:p>
          </table:table-cell>
          <table:table-cell office:value-type="string">
            <text:p>9,100019</text:p>
          </table:table-cell>
          <table:table-cell office:value-type="string">
            <text:p>3,901257</text:p>
          </table:table-cell>
          <table:table-cell office:value-type="string">
            <text:p>10,367605</text:p>
          </table:table-cell>
          <table:table-cell office:value-type="string">
            <text:p>91,768959</text:p>
          </table:table-cell>
          <table:table-cell office:value-type="string">
            <text:p>17,668972</text:p>
          </table:table-cell>
          <table:table-cell office:value-type="string">
            <text:p>25,201498</text:p>
          </table:table-cell>
          <table:table-cell office:value-type="string">
            <text:p>10,916018</text:p>
          </table:table-cell>
          <table:table-cell office:value-type="string">
            <text:p>25,460232</text:p>
          </table:table-cell>
          <table:table-cell office:value-type="string">
            <text:p>8,674810</text:p>
          </table:table-cell>
          <table:table-cell office:value-type="string">
            <text:p>38,463749</text:p>
          </table:table-cell>
          <table:table-cell office:value-type="string">
            <text:p>7,233985</text:p>
          </table:table-cell>
          <table:table-cell office:value-type="string">
            <text:p>78,825455</text:p>
          </table:table-cell>
          <table:table-cell office:value-type="string">
            <text:p>19,201113</text:p>
          </table:table-cell>
          <table:table-cell office:value-type="string">
            <text:p>130,946304</text:p>
          </table:table-cell>
          <table:table-cell office:value-type="string">
            <text:p>12,047415</text:p>
          </table:table-cell>
          <table:table-cell office:value-type="string">
            <text:p>138,632202</text:p>
          </table:table-cell>
          <table:table-cell office:value-type="string">
            <text:p>18,568226</text:p>
          </table:table-cell>
          <table:table-cell office:value-type="string">
            <text:p>6,364163</text:p>
          </table:table-cell>
          <table:table-cell office:value-type="string">
            <text:p>20,193974</text:p>
          </table:table-cell>
          <table:table-cell office:value-type="string">
            <text:p>70,438438</text:p>
          </table:table-cell>
          <table:table-cell office:value-type="string">
            <text:p>14,0014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2,078075</text:p>
          </table:table-cell>
          <table:table-cell office:value-type="string">
            <text:p>15,783051</text:p>
          </table:table-cell>
          <table:table-cell office:value-type="string">
            <text:p>14,726391</text:p>
          </table:table-cell>
          <table:table-cell office:value-type="string">
            <text:p>16,658361</text:p>
          </table:table-cell>
          <table:table-cell office:value-type="string">
            <text:p>83,182030</text:p>
          </table:table-cell>
          <table:table-cell office:value-type="string">
            <text:p>32,124939</text:p>
          </table:table-cell>
        </table:table-row>
        <table:table-row table:style-name="ro1">
          <table:table-cell office:value-type="string">
            <text:p>AFR15 <text:s text:c="5"/></text:p>
          </table:table-cell>
          <table:table-cell office:value-type="string">
            <text:p>1152,810303</text:p>
          </table:table-cell>
          <table:table-cell office:value-type="string">
            <text:p>577,182129</text:p>
          </table:table-cell>
          <table:table-cell office:value-type="string">
            <text:p>1455,265259</text:p>
          </table:table-cell>
          <table:table-cell office:value-type="string">
            <text:p>402,174744</text:p>
          </table:table-cell>
          <table:table-cell office:value-type="string">
            <text:p>4415,345703</text:p>
          </table:table-cell>
          <table:table-cell office:value-type="string">
            <text:p>175,678329</text:p>
          </table:table-cell>
          <table:table-cell office:value-type="string">
            <text:p>13063,666992</text:p>
          </table:table-cell>
          <table:table-cell office:value-type="string">
            <text:p>316,857330</text:p>
          </table:table-cell>
          <table:table-cell office:value-type="string">
            <text:p>92,246582</text:p>
          </table:table-cell>
          <table:table-cell office:value-type="string">
            <text:p>25,997314</text:p>
          </table:table-cell>
          <table:table-cell office:value-type="string">
            <text:p>1716,130615</text:p>
          </table:table-cell>
          <table:table-cell office:value-type="string">
            <text:p>45,466198</text:p>
          </table:table-cell>
          <table:table-cell office:value-type="string">
            <text:p>2988,943848</text:p>
          </table:table-cell>
          <table:table-cell office:value-type="string">
            <text:p>59,518768</text:p>
          </table:table-cell>
          <table:table-cell office:value-type="string">
            <text:p>4708,820313</text:p>
          </table:table-cell>
          <table:table-cell office:value-type="string">
            <text:p>70,014725</text:p>
          </table:table-cell>
          <table:table-cell office:value-type="string">
            <text:p>9621,751953</text:p>
          </table:table-cell>
          <table:table-cell office:value-type="string">
            <text:p>129,670166</text:p>
          </table:table-cell>
          <table:table-cell office:value-type="string">
            <text:p>451,974792</text:p>
          </table:table-cell>
          <table:table-cell office:value-type="string">
            <text:p>13,328382</text:p>
          </table:table-cell>
          <table:table-cell office:value-type="string">
            <text:p>34,742683</text:p>
          </table:table-cell>
          <table:table-cell office:value-type="string">
            <text:p>4,520553</text:p>
          </table:table-cell>
          <table:table-cell office:value-type="string">
            <text:p>7,344827</text:p>
          </table:table-cell>
          <table:table-cell office:value-type="string">
            <text:p>6,879076</text:p>
          </table:table-cell>
          <table:table-cell office:value-type="string">
            <text:p>62,298027</text:p>
          </table:table-cell>
          <table:table-cell office:value-type="string">
            <text:p>4,319840</text:p>
          </table:table-cell>
          <table:table-cell office:value-type="string">
            <text:p>2331,355957</text:p>
          </table:table-cell>
          <table:table-cell office:value-type="string">
            <text:p>62,791107</text:p>
          </table:table-cell>
          <table:table-cell office:value-type="string">
            <text:p>55,739552</text:p>
          </table:table-cell>
          <table:table-cell office:value-type="string">
            <text:p>6,7814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7,763237</text:p>
          </table:table-cell>
          <table:table-cell office:value-type="string">
            <text:p>18,068792</text:p>
          </table:table-cell>
          <table:table-cell office:value-type="string">
            <text:p>72,854202</text:p>
          </table:table-cell>
          <table:table-cell office:value-type="string">
            <text:p>7,866495</text:p>
          </table:table-cell>
          <table:table-cell office:value-type="string">
            <text:p>33,742935</text:p>
          </table:table-cell>
          <table:table-cell office:value-type="string">
            <text:p>8,347803</text:p>
          </table:table-cell>
          <table:table-cell office:value-type="string">
            <text:p>115,231796</text:p>
          </table:table-cell>
          <table:table-cell office:value-type="string">
            <text:p>8,956758</text:p>
          </table:table-cell>
          <table:table-cell office:value-type="string">
            <text:p>18,800236</text:p>
          </table:table-cell>
          <table:table-cell office:value-type="string">
            <text:p>9,043991</text:p>
          </table:table-cell>
          <table:table-cell office:value-type="string">
            <text:p>63,671371</text:p>
          </table:table-cell>
          <table:table-cell office:value-type="string">
            <text:p>17,045265</text:p>
          </table:table-cell>
        </table:table-row>
        <table:table-row table:style-name="ro1">
          <table:table-cell office:value-type="string">
            <text:p>AFR16 <text:s text:c="5"/></text:p>
          </table:table-cell>
          <table:table-cell office:value-type="string">
            <text:p>2338,726807</text:p>
          </table:table-cell>
          <table:table-cell office:value-type="string">
            <text:p>722,322327</text:p>
          </table:table-cell>
          <table:table-cell office:value-type="string">
            <text:p>1011,489014</text:p>
          </table:table-cell>
          <table:table-cell office:value-type="string">
            <text:p>427,167267</text:p>
          </table:table-cell>
          <table:table-cell office:value-type="string">
            <text:p>3083,292969</text:p>
          </table:table-cell>
          <table:table-cell office:value-type="string">
            <text:p>160,338699</text:p>
          </table:table-cell>
          <table:table-cell office:value-type="string">
            <text:p>6473,001953</text:p>
          </table:table-cell>
          <table:table-cell office:value-type="string">
            <text:p>179,811432</text:p>
          </table:table-cell>
          <table:table-cell office:value-type="string">
            <text:p>57,880203</text:p>
          </table:table-cell>
          <table:table-cell office:value-type="string">
            <text:p>27,158382</text:p>
          </table:table-cell>
          <table:table-cell office:value-type="string">
            <text:p>1360,813599</text:p>
          </table:table-cell>
          <table:table-cell office:value-type="string">
            <text:p>40,951523</text:p>
          </table:table-cell>
          <table:table-cell office:value-type="string">
            <text:p>1915,389648</text:p>
          </table:table-cell>
          <table:table-cell office:value-type="string">
            <text:p>42,716137</text:p>
          </table:table-cell>
          <table:table-cell office:value-type="string">
            <text:p>2814,299316</text:p>
          </table:table-cell>
          <table:table-cell office:value-type="string">
            <text:p>44,410038</text:p>
          </table:table-cell>
          <table:table-cell office:value-type="string">
            <text:p>4294,473145</text:p>
          </table:table-cell>
          <table:table-cell office:value-type="string">
            <text:p>61,168457</text:p>
          </table:table-cell>
          <table:table-cell office:value-type="string">
            <text:p>223,347855</text:p>
          </table:table-cell>
          <table:table-cell office:value-type="string">
            <text:p>8,382622</text:p>
          </table:table-cell>
          <table:table-cell office:value-type="string">
            <text:p>21,576427</text:p>
          </table:table-cell>
          <table:table-cell office:value-type="string">
            <text:p>5,498302</text:p>
          </table:table-cell>
          <table:table-cell office:value-type="string">
            <text:p>18,826077</text:p>
          </table:table-cell>
          <table:table-cell office:value-type="string">
            <text:p>7,570449</text:p>
          </table:table-cell>
          <table:table-cell office:value-type="string">
            <text:p>40,150944</text:p>
          </table:table-cell>
          <table:table-cell office:value-type="string">
            <text:p>5,234839</text:p>
          </table:table-cell>
          <table:table-cell office:value-type="string">
            <text:p>1448,926025</text:p>
          </table:table-cell>
          <table:table-cell office:value-type="string">
            <text:p>40,546108</text:p>
          </table:table-cell>
          <table:table-cell office:value-type="string">
            <text:p>86,506783</text:p>
          </table:table-cell>
          <table:table-cell office:value-type="string">
            <text:p>8,92598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7,467216</text:p>
          </table:table-cell>
          <table:table-cell office:value-type="string">
            <text:p>18,716537</text:p>
          </table:table-cell>
          <table:table-cell office:value-type="string">
            <text:p>79,995522</text:p>
          </table:table-cell>
          <table:table-cell office:value-type="string">
            <text:p>10,336487</text:p>
          </table:table-cell>
          <table:table-cell office:value-type="string">
            <text:p>28,706324</text:p>
          </table:table-cell>
          <table:table-cell office:value-type="string">
            <text:p>11,079646</text:p>
          </table:table-cell>
          <table:table-cell office:value-type="string">
            <text:p>63,303741</text:p>
          </table:table-cell>
          <table:table-cell office:value-type="string">
            <text:p>11,739607</text:p>
          </table:table-cell>
          <table:table-cell office:value-type="string">
            <text:p>25,268839</text:p>
          </table:table-cell>
          <table:table-cell office:value-type="string">
            <text:p>12,269660</text:p>
          </table:table-cell>
          <table:table-cell office:value-type="string">
            <text:p>70,952179</text:p>
          </table:table-cell>
          <table:table-cell office:value-type="string">
            <text:p>22,561821</text:p>
          </table:table-cell>
        </table:table-row>
        <table:table-row table:style-name="ro1">
          <table:table-cell office:value-type="string">
            <text:p>AFR17 <text:s text:c="5"/></text:p>
          </table:table-cell>
          <table:table-cell office:value-type="string">
            <text:p>2522,328613</text:p>
          </table:table-cell>
          <table:table-cell office:value-type="string">
            <text:p>653,096558</text:p>
          </table:table-cell>
          <table:table-cell office:value-type="string">
            <text:p>3812,758301</text:p>
          </table:table-cell>
          <table:table-cell office:value-type="string">
            <text:p>452,013763</text:p>
          </table:table-cell>
          <table:table-cell office:value-type="string">
            <text:p>10487,415039</text:p>
          </table:table-cell>
          <table:table-cell office:value-type="string">
            <text:p>287,538513</text:p>
          </table:table-cell>
          <table:table-cell office:value-type="string">
            <text:p>23864,128906</text:p>
          </table:table-cell>
          <table:table-cell office:value-type="string">
            <text:p>555,521057</text:p>
          </table:table-cell>
          <table:table-cell office:value-type="string">
            <text:p>358,061859</text:p>
          </table:table-cell>
          <table:table-cell office:value-type="string">
            <text:p>34,845039</text:p>
          </table:table-cell>
          <table:table-cell office:value-type="string">
            <text:p>3774,327393</text:p>
          </table:table-cell>
          <table:table-cell office:value-type="string">
            <text:p>84,249527</text:p>
          </table:table-cell>
          <table:table-cell office:value-type="string">
            <text:p>4549,540039</text:p>
          </table:table-cell>
          <table:table-cell office:value-type="string">
            <text:p>86,288536</text:p>
          </table:table-cell>
          <table:table-cell office:value-type="string">
            <text:p>6529,294922</text:p>
          </table:table-cell>
          <table:table-cell office:value-type="string">
            <text:p>95,405472</text:p>
          </table:table-cell>
          <table:table-cell office:value-type="string">
            <text:p>18700,517578</text:p>
          </table:table-cell>
          <table:table-cell office:value-type="string">
            <text:p>247,984894</text:p>
          </table:table-cell>
          <table:table-cell office:value-type="string">
            <text:p>910,990479</text:p>
          </table:table-cell>
          <table:table-cell office:value-type="string">
            <text:p>25,233501</text:p>
          </table:table-cell>
          <table:table-cell office:value-type="string">
            <text:p>33,779446</text:p>
          </table:table-cell>
          <table:table-cell office:value-type="string">
            <text:p>4,943017</text:p>
          </table:table-cell>
          <table:table-cell office:value-type="string">
            <text:p>22,802540</text:p>
          </table:table-cell>
          <table:table-cell office:value-type="string">
            <text:p>7,098287</text:p>
          </table:table-cell>
          <table:table-cell office:value-type="string">
            <text:p>131,976059</text:p>
          </table:table-cell>
          <table:table-cell office:value-type="string">
            <text:p>5,435459</text:p>
          </table:table-cell>
          <table:table-cell office:value-type="string">
            <text:p>5680,088867</text:p>
          </table:table-cell>
          <table:table-cell office:value-type="string">
            <text:p>149,401886</text:p>
          </table:table-cell>
          <table:table-cell office:value-type="string">
            <text:p>47,378113</text:p>
          </table:table-cell>
          <table:table-cell office:value-type="string">
            <text:p>6,90308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9,273117</text:p>
          </table:table-cell>
          <table:table-cell office:value-type="string">
            <text:p>18,371712</text:p>
          </table:table-cell>
          <table:table-cell office:value-type="string">
            <text:p>31,520332</text:p>
          </table:table-cell>
          <table:table-cell office:value-type="string">
            <text:p>7,874193</text:p>
          </table:table-cell>
          <table:table-cell office:value-type="string">
            <text:p>56,478851</text:p>
          </table:table-cell>
          <table:table-cell office:value-type="string">
            <text:p>8,640748</text:p>
          </table:table-cell>
          <table:table-cell office:value-type="string">
            <text:p>148,978470</text:p>
          </table:table-cell>
          <table:table-cell office:value-type="string">
            <text:p>9,536050</text:p>
          </table:table-cell>
          <table:table-cell office:value-type="string">
            <text:p>69,293182</text:p>
          </table:table-cell>
          <table:table-cell office:value-type="string">
            <text:p>9,684728</text:p>
          </table:table-cell>
          <table:table-cell office:value-type="string">
            <text:p>66,267143</text:p>
          </table:table-cell>
          <table:table-cell office:value-type="string">
            <text:p>17,411301</text:p>
          </table:table-cell>
        </table:table-row>
        <table:table-row table:style-name="ro1">
          <table:table-cell office:value-type="string">
            <text:p>AFR18 <text:s text:c="5"/></text:p>
          </table:table-cell>
          <table:table-cell office:value-type="string">
            <text:p>374,127319</text:p>
          </table:table-cell>
          <table:table-cell office:value-type="string">
            <text:p>340,065308</text:p>
          </table:table-cell>
          <table:table-cell office:value-type="string">
            <text:p>301,447021</text:p>
          </table:table-cell>
          <table:table-cell office:value-type="string">
            <text:p>353,255402</text:p>
          </table:table-cell>
          <table:table-cell office:value-type="string">
            <text:p>377,695007</text:p>
          </table:table-cell>
          <table:table-cell office:value-type="string">
            <text:p>42,201221</text:p>
          </table:table-cell>
          <table:table-cell office:value-type="string">
            <text:p>41,604725</text:p>
          </table:table-cell>
          <table:table-cell office:value-type="string">
            <text:p>44,2093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,125320</text:p>
          </table:table-cell>
          <table:table-cell office:value-type="string">
            <text:p>9,697233</text:p>
          </table:table-cell>
          <table:table-cell office:value-type="string">
            <text:p>28,477278</text:p>
          </table:table-cell>
          <table:table-cell office:value-type="string">
            <text:p>7,168263</text:p>
          </table:table-cell>
          <table:table-cell office:value-type="string">
            <text:p>11,712924</text:p>
          </table:table-cell>
          <table:table-cell office:value-type="string">
            <text:p>7,245689</text:p>
          </table:table-cell>
          <table:table-cell office:value-type="string">
            <text:p>12,320766</text:p>
          </table:table-cell>
          <table:table-cell office:value-type="string">
            <text:p>9,1181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7,724463</text:p>
          </table:table-cell>
          <table:table-cell office:value-type="string">
            <text:p>6,644353</text:p>
          </table:table-cell>
          <table:table-cell table:number-columns-repeated="1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19 <text:s text:c="5"/></text:p>
          </table:table-cell>
          <table:table-cell office:value-type="string">
            <text:p>1891,298096</text:p>
          </table:table-cell>
          <table:table-cell office:value-type="string">
            <text:p>768,975403</text:p>
          </table:table-cell>
          <table:table-cell office:value-type="string">
            <text:p>5076,562988</text:p>
          </table:table-cell>
          <table:table-cell office:value-type="string">
            <text:p>517,556946</text:p>
          </table:table-cell>
          <table:table-cell office:value-type="string">
            <text:p>6768,634277</text:p>
          </table:table-cell>
          <table:table-cell office:value-type="string">
            <text:p>221,852051</text:p>
          </table:table-cell>
          <table:table-cell office:value-type="string">
            <text:p>11961,817383</text:p>
          </table:table-cell>
          <table:table-cell office:value-type="string">
            <text:p>297,973389</text:p>
          </table:table-cell>
          <table:table-cell office:value-type="string">
            <text:p>803,926147</text:p>
          </table:table-cell>
          <table:table-cell office:value-type="string">
            <text:p>41,580830</text:p>
          </table:table-cell>
          <table:table-cell office:value-type="string">
            <text:p>3120,691895</text:p>
          </table:table-cell>
          <table:table-cell office:value-type="string">
            <text:p>73,811554</text:p>
          </table:table-cell>
          <table:table-cell office:value-type="string">
            <text:p>10938,229492</text:p>
          </table:table-cell>
          <table:table-cell office:value-type="string">
            <text:p>194,342880</text:p>
          </table:table-cell>
          <table:table-cell office:value-type="string">
            <text:p>10444,429688</text:p>
          </table:table-cell>
          <table:table-cell office:value-type="string">
            <text:p>149,869400</text:p>
          </table:table-cell>
          <table:table-cell office:value-type="string">
            <text:p>11600,593750</text:p>
          </table:table-cell>
          <table:table-cell office:value-type="string">
            <text:p>155,752182</text:p>
          </table:table-cell>
          <table:table-cell office:value-type="string">
            <text:p>526,720215</text:p>
          </table:table-cell>
          <table:table-cell office:value-type="string">
            <text:p>15,525778</text:p>
          </table:table-cell>
          <table:table-cell office:value-type="string">
            <text:p>17,418509</text:p>
          </table:table-cell>
          <table:table-cell office:value-type="string">
            <text:p>5,498030</text:p>
          </table:table-cell>
          <table:table-cell office:value-type="string">
            <text:p>24,545622</text:p>
          </table:table-cell>
          <table:table-cell office:value-type="string">
            <text:p>7,554718</text:p>
          </table:table-cell>
          <table:table-cell office:value-type="string">
            <text:p>273,418304</text:p>
          </table:table-cell>
          <table:table-cell office:value-type="string">
            <text:p>8,582529</text:p>
          </table:table-cell>
          <table:table-cell office:value-type="string">
            <text:p>2152,251221</text:p>
          </table:table-cell>
          <table:table-cell office:value-type="string">
            <text:p>58,369957</text:p>
          </table:table-cell>
          <table:table-cell office:value-type="string">
            <text:p>69,774361</text:p>
          </table:table-cell>
          <table:table-cell office:value-type="string">
            <text:p>8,6105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7,761589</text:p>
          </table:table-cell>
          <table:table-cell office:value-type="string">
            <text:p>18,645540</text:p>
          </table:table-cell>
          <table:table-cell office:value-type="string">
            <text:p>112,598541</text:p>
          </table:table-cell>
          <table:table-cell office:value-type="string">
            <text:p>10,154263</text:p>
          </table:table-cell>
          <table:table-cell office:value-type="string">
            <text:p>83,202675</text:p>
          </table:table-cell>
          <table:table-cell office:value-type="string">
            <text:p>10,884353</text:p>
          </table:table-cell>
          <table:table-cell office:value-type="string">
            <text:p>97,857819</text:p>
          </table:table-cell>
          <table:table-cell office:value-type="string">
            <text:p>11,247343</text:p>
          </table:table-cell>
          <table:table-cell office:value-type="string">
            <text:p>25,984083</text:p>
          </table:table-cell>
          <table:table-cell office:value-type="string">
            <text:p>11,623531</text:p>
          </table:table-cell>
          <table:table-cell office:value-type="string">
            <text:p>56,735249</text:p>
          </table:table-cell>
          <table:table-cell office:value-type="string">
            <text:p>21,900242</text:p>
          </table:table-cell>
        </table:table-row>
        <table:table-row table:style-name="ro1">
          <table:table-cell office:value-type="string">
            <text:p>AFR20 <text:s text:c="5"/></text:p>
          </table:table-cell>
          <table:table-cell office:value-type="string">
            <text:p>1342,182983</text:p>
          </table:table-cell>
          <table:table-cell office:value-type="string">
            <text:p>468,410126</text:p>
          </table:table-cell>
          <table:table-cell office:value-type="string">
            <text:p>286,011383</text:p>
          </table:table-cell>
          <table:table-cell office:value-type="string">
            <text:p>346,649078</text:p>
          </table:table-cell>
          <table:table-cell office:value-type="string">
            <text:p>543,263672</text:p>
          </table:table-cell>
          <table:table-cell office:value-type="string">
            <text:p>110,451080</text:p>
          </table:table-cell>
          <table:table-cell office:value-type="string">
            <text:p>1069,263184</text:p>
          </table:table-cell>
          <table:table-cell office:value-type="string">
            <text:p>65,711884</text:p>
          </table:table-cell>
          <table:table-cell office:value-type="string">
            <text:p>0,602919</text:p>
          </table:table-cell>
          <table:table-cell office:value-type="string">
            <text:p>14,771516</text:p>
          </table:table-cell>
          <table:table-cell office:value-type="string">
            <text:p>7,224213</text:p>
          </table:table-cell>
          <table:table-cell office:value-type="string">
            <text:p>12,928280</text:p>
          </table:table-cell>
          <table:table-cell office:value-type="string">
            <text:p>13,913556</text:p>
          </table:table-cell>
          <table:table-cell office:value-type="string">
            <text:p>9,755373</text:p>
          </table:table-cell>
          <table:table-cell office:value-type="string">
            <text:p>46,750587</text:p>
          </table:table-cell>
          <table:table-cell office:value-type="string">
            <text:p>8,094098</text:p>
          </table:table-cell>
          <table:table-cell office:value-type="string">
            <text:p>16,364346</text:p>
          </table:table-cell>
          <table:table-cell office:value-type="string">
            <text:p>9,508066</text:p>
          </table:table-cell>
          <table:table-cell office:value-type="string">
            <text:p>44,365849</text:p>
          </table:table-cell>
          <table:table-cell office:value-type="string">
            <text:p>3,940303</text:p>
          </table:table-cell>
          <table:table-cell office:value-type="string">
            <text:p>1,595032</text:p>
          </table:table-cell>
          <table:table-cell office:value-type="string">
            <text:p>3,915210</text:p>
          </table:table-cell>
          <table:table-cell office:value-type="string">
            <text:p>12,852890</text:p>
          </table:table-cell>
          <table:table-cell office:value-type="string">
            <text:p>6,745311</text:p>
          </table:table-cell>
          <table:table-cell office:value-type="string">
            <text:p>10,101806</text:p>
          </table:table-cell>
          <table:table-cell office:value-type="string">
            <text:p>3,574682</text:p>
          </table:table-cell>
          <table:table-cell office:value-type="string">
            <text:p>112,444740</text:p>
          </table:table-cell>
          <table:table-cell office:value-type="string">
            <text:p>9,506506</text:p>
          </table:table-cell>
          <table:table-cell office:value-type="string">
            <text:p>28,757120</text:p>
          </table:table-cell>
          <table:table-cell office:value-type="string">
            <text:p>6,0650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,632586</text:p>
          </table:table-cell>
          <table:table-cell office:value-type="string">
            <text:p>17,524878</text:p>
          </table:table-cell>
          <table:table-cell office:value-type="string">
            <text:p>15,193851</text:p>
          </table:table-cell>
          <table:table-cell office:value-type="string">
            <text:p>6,913661</text:p>
          </table:table-cell>
          <table:table-cell office:value-type="string">
            <text:p>13,241796</text:p>
          </table:table-cell>
          <table:table-cell office:value-type="string">
            <text:p>7,499979</text:p>
          </table:table-cell>
          <table:table-cell office:value-type="string">
            <text:p>25,851528</text:p>
          </table:table-cell>
          <table:table-cell office:value-type="string">
            <text:p>7,866344</text:p>
          </table:table-cell>
          <table:table-cell office:value-type="string">
            <text:p>7,817374</text:p>
          </table:table-cell>
          <table:table-cell office:value-type="string">
            <text:p>8,233201</text:p>
          </table:table-cell>
          <table:table-cell office:value-type="string">
            <text:p>28,504595</text:p>
          </table:table-cell>
          <table:table-cell office:value-type="string">
            <text:p>15,335625</text:p>
          </table:table-cell>
        </table:table-row>
        <table:table-row table:style-name="ro1">
          <table:table-cell office:value-type="string">
            <text:p>AFR21 <text:s text:c="5"/></text:p>
          </table:table-cell>
          <table:table-cell office:value-type="string">
            <text:p>3049,648926</text:p>
          </table:table-cell>
          <table:table-cell office:value-type="string">
            <text:p>1061,866455</text:p>
          </table:table-cell>
          <table:table-cell office:value-type="string">
            <text:p>6367,197754</text:p>
          </table:table-cell>
          <table:table-cell office:value-type="string">
            <text:p>633,773926</text:p>
          </table:table-cell>
          <table:table-cell office:value-type="string">
            <text:p>33898,117188</text:p>
          </table:table-cell>
          <table:table-cell office:value-type="string">
            <text:p>806,364868</text:p>
          </table:table-cell>
          <table:table-cell office:value-type="string">
            <text:p>104454,187500</text:p>
          </table:table-cell>
          <table:table-cell office:value-type="string">
            <text:p>2328,693604</text:p>
          </table:table-cell>
          <table:table-cell office:value-type="string">
            <text:p>1151,375732</text:p>
          </table:table-cell>
          <table:table-cell office:value-type="string">
            <text:p>62,311848</text:p>
          </table:table-cell>
          <table:table-cell office:value-type="string">
            <text:p>5567,868164</text:p>
          </table:table-cell>
          <table:table-cell office:value-type="string">
            <text:p>124,021545</text:p>
          </table:table-cell>
          <table:table-cell office:value-type="string">
            <text:p>26393,425781</text:p>
          </table:table-cell>
          <table:table-cell office:value-type="string">
            <text:p>458,217133</text:p>
          </table:table-cell>
          <table:table-cell office:value-type="string">
            <text:p>25591,718750</text:p>
          </table:table-cell>
          <table:table-cell office:value-type="string">
            <text:p>361,804016</text:p>
          </table:table-cell>
          <table:table-cell office:value-type="string">
            <text:p>41222,945313</text:p>
          </table:table-cell>
          <table:table-cell office:value-type="string">
            <text:p>542,630981</text:p>
          </table:table-cell>
          <table:table-cell office:value-type="string">
            <text:p>5660,083984</text:p>
          </table:table-cell>
          <table:table-cell office:value-type="string">
            <text:p>151,124817</text:p>
          </table:table-cell>
          <table:table-cell office:value-type="string">
            <text:p>117,144012</text:p>
          </table:table-cell>
          <table:table-cell office:value-type="string">
            <text:p>9,213183</text:p>
          </table:table-cell>
          <table:table-cell office:value-type="string">
            <text:p>29,796263</text:p>
          </table:table-cell>
          <table:table-cell office:value-type="string">
            <text:p>8,588322</text:p>
          </table:table-cell>
          <table:table-cell office:value-type="string">
            <text:p>750,230408</text:p>
          </table:table-cell>
          <table:table-cell office:value-type="string">
            <text:p>19,519669</text:p>
          </table:table-cell>
          <table:table-cell office:value-type="string">
            <text:p>25334,333984</text:p>
          </table:table-cell>
          <table:table-cell office:value-type="string">
            <text:p>659,659180</text:p>
          </table:table-cell>
          <table:table-cell office:value-type="string">
            <text:p>127,121162</text:p>
          </table:table-cell>
          <table:table-cell office:value-type="string">
            <text:p>11,011760</text:p>
          </table:table-cell>
          <table:table-cell office:value-type="string">
            <text:p>53,115185</text:p>
          </table:table-cell>
          <table:table-cell office:value-type="string">
            <text:p>16,740681</text:p>
          </table:table-cell>
          <table:table-cell office:value-type="string">
            <text:p>416,182343</text:p>
          </table:table-cell>
          <table:table-cell office:value-type="string">
            <text:p>21,662334</text:p>
          </table:table-cell>
          <table:table-cell office:value-type="string">
            <text:p>173,589081</text:p>
          </table:table-cell>
          <table:table-cell office:value-type="string">
            <text:p>12,878606</text:p>
          </table:table-cell>
          <table:table-cell office:value-type="string">
            <text:p>323,466187</text:p>
          </table:table-cell>
          <table:table-cell office:value-type="string">
            <text:p>14,940722</text:p>
          </table:table-cell>
          <table:table-cell office:value-type="string">
            <text:p>330,799469</text:p>
          </table:table-cell>
          <table:table-cell office:value-type="string">
            <text:p>15,339476</text:p>
          </table:table-cell>
          <table:table-cell office:value-type="string">
            <text:p>831,979431</text:p>
          </table:table-cell>
          <table:table-cell office:value-type="string">
            <text:p>28,095337</text:p>
          </table:table-cell>
          <table:table-cell office:value-type="string">
            <text:p>128,950119</text:p>
          </table:table-cell>
          <table:table-cell office:value-type="string">
            <text:p>27,691504</text:p>
          </table:table-cell>
        </table:table-row>
        <table:table-row table:style-name="ro1">
          <table:table-cell office:value-type="string">
            <text:p>AFR22 <text:s text:c="5"/></text:p>
          </table:table-cell>
          <table:table-cell office:value-type="string">
            <text:p>2888,118164</text:p>
          </table:table-cell>
          <table:table-cell office:value-type="string">
            <text:p>667,691833</text:p>
          </table:table-cell>
          <table:table-cell office:value-type="string">
            <text:p>1731,109741</text:p>
          </table:table-cell>
          <table:table-cell office:value-type="string">
            <text:p>419,845917</text:p>
          </table:table-cell>
          <table:table-cell office:value-type="string">
            <text:p>4087,055420</text:p>
          </table:table-cell>
          <table:table-cell office:value-type="string">
            <text:p>172,380814</text:p>
          </table:table-cell>
          <table:table-cell office:value-type="string">
            <text:p>10164,561523</text:p>
          </table:table-cell>
          <table:table-cell office:value-type="string">
            <text:p>255,099106</text:p>
          </table:table-cell>
          <table:table-cell office:value-type="string">
            <text:p>110,520355</text:p>
          </table:table-cell>
          <table:table-cell office:value-type="string">
            <text:p>27,201637</text:p>
          </table:table-cell>
          <table:table-cell office:value-type="string">
            <text:p>2592,689941</text:p>
          </table:table-cell>
          <table:table-cell office:value-type="string">
            <text:p>61,998394</text:p>
          </table:table-cell>
          <table:table-cell office:value-type="string">
            <text:p>6000,888184</text:p>
          </table:table-cell>
          <table:table-cell office:value-type="string">
            <text:p>110,504814</text:p>
          </table:table-cell>
          <table:table-cell office:value-type="string">
            <text:p>4960,703613</text:p>
          </table:table-cell>
          <table:table-cell office:value-type="string">
            <text:p>73,505554</text:p>
          </table:table-cell>
          <table:table-cell office:value-type="string">
            <text:p>5756,609375</text:p>
          </table:table-cell>
          <table:table-cell office:value-type="string">
            <text:p>79,709740</text:p>
          </table:table-cell>
          <table:table-cell office:value-type="string">
            <text:p>293,044128</text:p>
          </table:table-cell>
          <table:table-cell office:value-type="string">
            <text:p>9,496303</text:p>
          </table:table-cell>
          <table:table-cell office:value-type="string">
            <text:p>16,397228</text:p>
          </table:table-cell>
          <table:table-cell office:value-type="string">
            <text:p>4,618107</text:p>
          </table:table-cell>
          <table:table-cell office:value-type="string">
            <text:p>15,808475</text:p>
          </table:table-cell>
          <table:table-cell office:value-type="string">
            <text:p>7,069078</text:p>
          </table:table-cell>
          <table:table-cell office:value-type="string">
            <text:p>79,599525</text:p>
          </table:table-cell>
          <table:table-cell office:value-type="string">
            <text:p>4,804924</text:p>
          </table:table-cell>
          <table:table-cell office:value-type="string">
            <text:p>1971,673340</text:p>
          </table:table-cell>
          <table:table-cell office:value-type="string">
            <text:p>53,624443</text:p>
          </table:table-cell>
          <table:table-cell office:value-type="string">
            <text:p>43,434456</text:p>
          </table:table-cell>
          <table:table-cell office:value-type="string">
            <text:p>7,1944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,717916</text:p>
          </table:table-cell>
          <table:table-cell office:value-type="string">
            <text:p>17,963158</text:p>
          </table:table-cell>
          <table:table-cell office:value-type="string">
            <text:p>111,580704</text:p>
          </table:table-cell>
          <table:table-cell office:value-type="string">
            <text:p>8,683037</text:p>
          </table:table-cell>
          <table:table-cell office:value-type="string">
            <text:p>44,172085</text:p>
          </table:table-cell>
          <table:table-cell office:value-type="string">
            <text:p>9,085436</text:p>
          </table:table-cell>
          <table:table-cell office:value-type="string">
            <text:p>66,859238</text:p>
          </table:table-cell>
          <table:table-cell office:value-type="string">
            <text:p>9,503977</text:p>
          </table:table-cell>
          <table:table-cell office:value-type="string">
            <text:p>16,745853</text:p>
          </table:table-cell>
          <table:table-cell office:value-type="string">
            <text:p>9,772897</text:p>
          </table:table-cell>
          <table:table-cell office:value-type="string">
            <text:p>64,936089</text:p>
          </table:table-cell>
          <table:table-cell office:value-type="string">
            <text:p>18,404064</text:p>
          </table:table-cell>
        </table:table-row>
        <table:table-row table:style-name="ro1">
          <table:table-cell office:value-type="string">
            <text:p>AFR23 <text:s text:c="5"/></text:p>
          </table:table-cell>
          <table:table-cell office:value-type="string">
            <text:p>2176,120605</text:p>
          </table:table-cell>
          <table:table-cell office:value-type="string">
            <text:p>649,337463</text:p>
          </table:table-cell>
          <table:table-cell office:value-type="string">
            <text:p>3103,455811</text:p>
          </table:table-cell>
          <table:table-cell office:value-type="string">
            <text:p>443,266388</text:p>
          </table:table-cell>
          <table:table-cell office:value-type="string">
            <text:p>10827,479492</text:p>
          </table:table-cell>
          <table:table-cell office:value-type="string">
            <text:p>296,549408</text:p>
          </table:table-cell>
          <table:table-cell office:value-type="string">
            <text:p>25066,593750</text:p>
          </table:table-cell>
          <table:table-cell office:value-type="string">
            <text:p>579,943359</text:p>
          </table:table-cell>
          <table:table-cell office:value-type="string">
            <text:p>372,817963</text:p>
          </table:table-cell>
          <table:table-cell office:value-type="string">
            <text:p>33,739746</text:p>
          </table:table-cell>
          <table:table-cell office:value-type="string">
            <text:p>4147,505859</text:p>
          </table:table-cell>
          <table:table-cell office:value-type="string">
            <text:p>91,113556</text:p>
          </table:table-cell>
          <table:table-cell office:value-type="string">
            <text:p>8234,219727</text:p>
          </table:table-cell>
          <table:table-cell office:value-type="string">
            <text:p>148,281555</text:p>
          </table:table-cell>
          <table:table-cell office:value-type="string">
            <text:p>9606,130859</text:p>
          </table:table-cell>
          <table:table-cell office:value-type="string">
            <text:p>138,058075</text:p>
          </table:table-cell>
          <table:table-cell office:value-type="string">
            <text:p>12785,166016</text:p>
          </table:table-cell>
          <table:table-cell office:value-type="string">
            <text:p>171,001678</text:p>
          </table:table-cell>
          <table:table-cell office:value-type="string">
            <text:p>965,712830</text:p>
          </table:table-cell>
          <table:table-cell office:value-type="string">
            <text:p>26,646839</text:p>
          </table:table-cell>
          <table:table-cell office:value-type="string">
            <text:p>37,082066</text:p>
          </table:table-cell>
          <table:table-cell office:value-type="string">
            <text:p>4,895337</text:p>
          </table:table-cell>
          <table:table-cell office:value-type="string">
            <text:p>1,698069</text:p>
          </table:table-cell>
          <table:table-cell office:value-type="string">
            <text:p>6,937305</text:p>
          </table:table-cell>
          <table:table-cell office:value-type="string">
            <text:p>185,974030</text:p>
          </table:table-cell>
          <table:table-cell office:value-type="string">
            <text:p>6,295693</text:p>
          </table:table-cell>
          <table:table-cell office:value-type="string">
            <text:p>4177,420898</text:p>
          </table:table-cell>
          <table:table-cell office:value-type="string">
            <text:p>110,463409</text:p>
          </table:table-cell>
          <table:table-cell office:value-type="string">
            <text:p>43,470642</text:p>
          </table:table-cell>
          <table:table-cell office:value-type="string">
            <text:p>6,6752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1,601898</text:p>
          </table:table-cell>
          <table:table-cell office:value-type="string">
            <text:p>18,024403</text:p>
          </table:table-cell>
          <table:table-cell office:value-type="string">
            <text:p>93,820091</text:p>
          </table:table-cell>
          <table:table-cell office:value-type="string">
            <text:p>7,909922</text:p>
          </table:table-cell>
          <table:table-cell office:value-type="string">
            <text:p>57,376465</text:p>
          </table:table-cell>
          <table:table-cell office:value-type="string">
            <text:p>8,408565</text:p>
          </table:table-cell>
          <table:table-cell office:value-type="string">
            <text:p>113,638222</text:p>
          </table:table-cell>
          <table:table-cell office:value-type="string">
            <text:p>8,867780</text:p>
          </table:table-cell>
          <table:table-cell office:value-type="string">
            <text:p>56,231964</text:p>
          </table:table-cell>
          <table:table-cell office:value-type="string">
            <text:p>9,075518</text:p>
          </table:table-cell>
          <table:table-cell office:value-type="string">
            <text:p>53,859875</text:p>
          </table:table-cell>
          <table:table-cell office:value-type="string">
            <text:p>16,916653</text:p>
          </table:table-cell>
        </table:table-row>
        <table:table-row table:style-name="ro1">
          <table:table-cell office:value-type="string">
            <text:p>AFR24 <text:s text:c="5"/></text:p>
          </table:table-cell>
          <table:table-cell office:value-type="string">
            <text:p>2496,506592</text:p>
          </table:table-cell>
          <table:table-cell office:value-type="string">
            <text:p>766,993774</text:p>
          </table:table-cell>
          <table:table-cell office:value-type="string">
            <text:p>3315,266602</text:p>
          </table:table-cell>
          <table:table-cell office:value-type="string">
            <text:p>482,436646</text:p>
          </table:table-cell>
          <table:table-cell office:value-type="string">
            <text:p>14318,289063</text:p>
          </table:table-cell>
          <table:table-cell office:value-type="string">
            <text:p>373,272888</text:p>
          </table:table-cell>
          <table:table-cell office:value-type="string">
            <text:p>30050,640625</text:p>
          </table:table-cell>
          <table:table-cell office:value-type="string">
            <text:p>690,402405</text:p>
          </table:table-cell>
          <table:table-cell office:value-type="string">
            <text:p>626,131165</text:p>
          </table:table-cell>
          <table:table-cell office:value-type="string">
            <text:p>40,751862</text:p>
          </table:table-cell>
          <table:table-cell office:value-type="string">
            <text:p>3648,797607</text:p>
          </table:table-cell>
          <table:table-cell office:value-type="string">
            <text:p>83,330704</text:p>
          </table:table-cell>
          <table:table-cell office:value-type="string">
            <text:p>12159,538086</text:p>
          </table:table-cell>
          <table:table-cell office:value-type="string">
            <text:p>214,938004</text:p>
          </table:table-cell>
          <table:table-cell office:value-type="string">
            <text:p>10890,444336</text:p>
          </table:table-cell>
          <table:table-cell office:value-type="string">
            <text:p>156,057602</text:p>
          </table:table-cell>
          <table:table-cell office:value-type="string">
            <text:p>16320,193359</text:p>
          </table:table-cell>
          <table:table-cell office:value-type="string">
            <text:p>217,110229</text:p>
          </table:table-cell>
          <table:table-cell office:value-type="string">
            <text:p>1274,388184</text:p>
          </table:table-cell>
          <table:table-cell office:value-type="string">
            <text:p>34,858101</text:p>
          </table:table-cell>
          <table:table-cell office:value-type="string">
            <text:p>54,115074</text:p>
          </table:table-cell>
          <table:table-cell office:value-type="string">
            <text:p>5,787624</text:p>
          </table:table-cell>
          <table:table-cell office:value-type="string">
            <text:p>18,336472</text:p>
          </table:table-cell>
          <table:table-cell office:value-type="string">
            <text:p>7,383842</text:p>
          </table:table-cell>
          <table:table-cell office:value-type="string">
            <text:p>228,048813</text:p>
          </table:table-cell>
          <table:table-cell office:value-type="string">
            <text:p>7,565927</text:p>
          </table:table-cell>
          <table:table-cell office:value-type="string">
            <text:p>5968,089844</text:p>
          </table:table-cell>
          <table:table-cell office:value-type="string">
            <text:p>156,917496</text:p>
          </table:table-cell>
          <table:table-cell office:value-type="string">
            <text:p>98,350075</text:p>
          </table:table-cell>
          <table:table-cell office:value-type="string">
            <text:p>8,3403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3,465042</text:p>
          </table:table-cell>
          <table:table-cell office:value-type="string">
            <text:p>18,948610</text:p>
          </table:table-cell>
          <table:table-cell office:value-type="string">
            <text:p>112,904938</text:p>
          </table:table-cell>
          <table:table-cell office:value-type="string">
            <text:p>9,523290</text:p>
          </table:table-cell>
          <table:table-cell office:value-type="string">
            <text:p>57,010662</text:p>
          </table:table-cell>
          <table:table-cell office:value-type="string">
            <text:p>10,060138</text:p>
          </table:table-cell>
          <table:table-cell office:value-type="string">
            <text:p>130,907745</text:p>
          </table:table-cell>
          <table:table-cell office:value-type="string">
            <text:p>10,679577</text:p>
          </table:table-cell>
          <table:table-cell office:value-type="string">
            <text:p>45,858261</text:p>
          </table:table-cell>
          <table:table-cell office:value-type="string">
            <text:p>10,894339</text:p>
          </table:table-cell>
          <table:table-cell office:value-type="string">
            <text:p>63,528610</text:p>
          </table:table-cell>
          <table:table-cell office:value-type="string">
            <text:p>20,414345</text:p>
          </table:table-cell>
        </table:table-row>
        <table:table-row table:style-name="ro1">
          <table:table-cell office:value-type="string">
            <text:p>AFR25 <text:s text:c="5"/></text:p>
          </table:table-cell>
          <table:table-cell office:value-type="string">
            <text:p>2505,649170</text:p>
          </table:table-cell>
          <table:table-cell office:value-type="string">
            <text:p>745,129639</text:p>
          </table:table-cell>
          <table:table-cell office:value-type="string">
            <text:p>2964,679443</text:p>
          </table:table-cell>
          <table:table-cell office:value-type="string">
            <text:p>464,048737</text:p>
          </table:table-cell>
          <table:table-cell office:value-type="string">
            <text:p>8486,661133</text:p>
          </table:table-cell>
          <table:table-cell office:value-type="string">
            <text:p>257,356232</text:p>
          </table:table-cell>
          <table:table-cell office:value-type="string">
            <text:p>21183,201172</text:p>
          </table:table-cell>
          <table:table-cell office:value-type="string">
            <text:p>496,923553</text:p>
          </table:table-cell>
          <table:table-cell office:value-type="string">
            <text:p>414,978333</text:p>
          </table:table-cell>
          <table:table-cell office:value-type="string">
            <text:p>36,581413</text:p>
          </table:table-cell>
          <table:table-cell office:value-type="string">
            <text:p>3226,998535</text:p>
          </table:table-cell>
          <table:table-cell office:value-type="string">
            <text:p>75,531319</text:p>
          </table:table-cell>
          <table:table-cell office:value-type="string">
            <text:p>11516,608398</text:p>
          </table:table-cell>
          <table:table-cell office:value-type="string">
            <text:p>204,205246</text:p>
          </table:table-cell>
          <table:table-cell office:value-type="string">
            <text:p>10076,766602</text:p>
          </table:table-cell>
          <table:table-cell office:value-type="string">
            <text:p>144,759567</text:p>
          </table:table-cell>
          <table:table-cell office:value-type="string">
            <text:p>11665,099609</text:p>
          </table:table-cell>
          <table:table-cell office:value-type="string">
            <text:p>156,654770</text:p>
          </table:table-cell>
          <table:table-cell office:value-type="string">
            <text:p>787,964722</text:p>
          </table:table-cell>
          <table:table-cell office:value-type="string">
            <text:p>22,127846</text:p>
          </table:table-cell>
          <table:table-cell office:value-type="string">
            <text:p>48,061836</text:p>
          </table:table-cell>
          <table:table-cell office:value-type="string">
            <text:p>5,417692</text:p>
          </table:table-cell>
          <table:table-cell office:value-type="string">
            <text:p>14,072186</text:p>
          </table:table-cell>
          <table:table-cell office:value-type="string">
            <text:p>7,327565</text:p>
          </table:table-cell>
          <table:table-cell office:value-type="string">
            <text:p>163,722015</text:p>
          </table:table-cell>
          <table:table-cell office:value-type="string">
            <text:p>6,297651</text:p>
          </table:table-cell>
          <table:table-cell office:value-type="string">
            <text:p>4035,354492</text:p>
          </table:table-cell>
          <table:table-cell office:value-type="string">
            <text:p>106,860245</text:p>
          </table:table-cell>
          <table:table-cell office:value-type="string">
            <text:p>89,347267</text:p>
          </table:table-cell>
          <table:table-cell office:value-type="string">
            <text:p>8,0176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6,529068</text:p>
          </table:table-cell>
          <table:table-cell office:value-type="string">
            <text:p>18,757242</text:p>
          </table:table-cell>
          <table:table-cell office:value-type="string">
            <text:p>113,972786</text:p>
          </table:table-cell>
          <table:table-cell office:value-type="string">
            <text:p>9,208194</text:p>
          </table:table-cell>
          <table:table-cell office:value-type="string">
            <text:p>51,967155</text:p>
          </table:table-cell>
          <table:table-cell office:value-type="string">
            <text:p>9,757951</text:p>
          </table:table-cell>
          <table:table-cell office:value-type="string">
            <text:p>106,894859</text:p>
          </table:table-cell>
          <table:table-cell office:value-type="string">
            <text:p>10,250439</text:p>
          </table:table-cell>
          <table:table-cell office:value-type="string">
            <text:p>55,819504</text:p>
          </table:table-cell>
          <table:table-cell office:value-type="string">
            <text:p>10,702259</text:p>
          </table:table-cell>
          <table:table-cell office:value-type="string">
            <text:p>56,331825</text:p>
          </table:table-cell>
          <table:table-cell office:value-type="string">
            <text:p>19,766277</text:p>
          </table:table-cell>
        </table:table-row>
        <table:table-row table:style-name="ro1">
          <table:table-cell office:value-type="string">
            <text:p>AFR26 <text:s text:c="5"/></text:p>
          </table:table-cell>
          <table:table-cell office:value-type="string">
            <text:p>208,948166</text:p>
          </table:table-cell>
          <table:table-cell office:value-type="string">
            <text:p>631,053711</text:p>
          </table:table-cell>
          <table:table-cell office:value-type="string">
            <text:p>1790,991455</text:p>
          </table:table-cell>
          <table:table-cell office:value-type="string">
            <text:p>425,973785</text:p>
          </table:table-cell>
          <table:table-cell office:value-type="string">
            <text:p>8637,646484</text:p>
          </table:table-cell>
          <table:table-cell office:value-type="string">
            <text:p>257,373535</text:p>
          </table:table-cell>
          <table:table-cell office:value-type="string">
            <text:p>14354,605469</text:p>
          </table:table-cell>
          <table:table-cell office:value-type="string">
            <text:p>347,928162</text:p>
          </table:table-cell>
          <table:table-cell office:value-type="string">
            <text:p>119,076462</text:p>
          </table:table-cell>
          <table:table-cell office:value-type="string">
            <text:p>26,645264</text:p>
          </table:table-cell>
          <table:table-cell office:value-type="string">
            <text:p>920,706848</text:p>
          </table:table-cell>
          <table:table-cell office:value-type="string">
            <text:p>33,379257</text:p>
          </table:table-cell>
          <table:table-cell office:value-type="string">
            <text:p>1622,944824</text:p>
          </table:table-cell>
          <table:table-cell office:value-type="string">
            <text:p>37,779690</text:p>
          </table:table-cell>
          <table:table-cell office:value-type="string">
            <text:p>3954,764404</text:p>
          </table:table-cell>
          <table:table-cell office:value-type="string">
            <text:p>59,870335</text:p>
          </table:table-cell>
          <table:table-cell office:value-type="string">
            <text:p>4057,729980</text:p>
          </table:table-cell>
          <table:table-cell office:value-type="string">
            <text:p>58,082886</text:p>
          </table:table-cell>
          <table:table-cell office:value-type="string">
            <text:p>580,661072</text:p>
          </table:table-cell>
          <table:table-cell office:value-type="string">
            <text:p>16,822294</text:p>
          </table:table-cell>
          <table:table-cell office:value-type="string">
            <text:p>8,700173</text:p>
          </table:table-cell>
          <table:table-cell office:value-type="string">
            <text:p>5,223042</text:p>
          </table:table-cell>
          <table:table-cell office:value-type="string">
            <text:p>15,888444</text:p>
          </table:table-cell>
          <table:table-cell office:value-type="string">
            <text:p>7,379088</text:p>
          </table:table-cell>
          <table:table-cell office:value-type="string">
            <text:p>102,107262</text:p>
          </table:table-cell>
          <table:table-cell office:value-type="string">
            <text:p>5,537080</text:p>
          </table:table-cell>
          <table:table-cell office:value-type="string">
            <text:p>3301,569824</text:p>
          </table:table-cell>
          <table:table-cell office:value-type="string">
            <text:p>87,938820</text:p>
          </table:table-cell>
          <table:table-cell office:value-type="string">
            <text:p>54,906540</text:p>
          </table:table-cell>
          <table:table-cell office:value-type="string">
            <text:p>8,1171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6,621330</text:p>
          </table:table-cell>
          <table:table-cell office:value-type="string">
            <text:p>18,464125</text:p>
          </table:table-cell>
          <table:table-cell office:value-type="string">
            <text:p>50,116398</text:p>
          </table:table-cell>
          <table:table-cell office:value-type="string">
            <text:p>9,346646</text:p>
          </table:table-cell>
          <table:table-cell office:value-type="string">
            <text:p>34,073982</text:p>
          </table:table-cell>
          <table:table-cell office:value-type="string">
            <text:p>10,140979</text:p>
          </table:table-cell>
          <table:table-cell office:value-type="string">
            <text:p>55,353271</text:p>
          </table:table-cell>
          <table:table-cell office:value-type="string">
            <text:p>10,455481</text:p>
          </table:table-cell>
          <table:table-cell office:value-type="string">
            <text:p>30,884136</text:p>
          </table:table-cell>
          <table:table-cell office:value-type="string">
            <text:p>10,962285</text:p>
          </table:table-cell>
          <table:table-cell office:value-type="string">
            <text:p>91,224228</text:p>
          </table:table-cell>
          <table:table-cell office:value-type="string">
            <text:p>20,558990</text:p>
          </table:table-cell>
        </table:table-row>
        <table:table-row table:style-name="ro1">
          <table:table-cell office:value-type="string">
            <text:p>AFR2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160,997070</text:p>
          </table:table-cell>
          <table:table-cell office:value-type="string">
            <text:p>622,751160</text:p>
          </table:table-cell>
          <table:table-cell office:value-type="string">
            <text:p>23294,167969</text:p>
          </table:table-cell>
          <table:table-cell office:value-type="string">
            <text:p>551,769043</text:p>
          </table:table-cell>
          <table:table-cell office:value-type="string">
            <text:p>45996,406250</text:p>
          </table:table-cell>
          <table:table-cell office:value-type="string">
            <text:p>1040,481934</text:p>
          </table:table-cell>
          <table:table-cell office:value-type="string">
            <text:p>589,956055</text:p>
          </table:table-cell>
          <table:table-cell office:value-type="string">
            <text:p>39,081802</text:p>
          </table:table-cell>
          <table:table-cell office:value-type="string">
            <text:p>1805,102661</text:p>
          </table:table-cell>
          <table:table-cell office:value-type="string">
            <text:p>50,306828</text:p>
          </table:table-cell>
          <table:table-cell office:value-type="string">
            <text:p>5520,430664</text:p>
          </table:table-cell>
          <table:table-cell office:value-type="string">
            <text:p>102,371132</text:p>
          </table:table-cell>
          <table:table-cell office:value-type="string">
            <text:p>9947,697266</text:p>
          </table:table-cell>
          <table:table-cell office:value-type="string">
            <text:p>142,949203</text:p>
          </table:table-cell>
          <table:table-cell office:value-type="string">
            <text:p>20163,312500</text:p>
          </table:table-cell>
          <table:table-cell office:value-type="string">
            <text:p>267,105865</text:p>
          </table:table-cell>
          <table:table-cell office:value-type="string">
            <text:p>2102,297363</text:p>
          </table:table-cell>
          <table:table-cell office:value-type="string">
            <text:p>56,693619</text:p>
          </table:table-cell>
          <table:table-cell office:value-type="string">
            <text:p>22,707451</text:p>
          </table:table-cell>
          <table:table-cell office:value-type="string">
            <text:p>6,049426</text:p>
          </table:table-cell>
          <table:table-cell office:value-type="string">
            <text:p>34,028336</text:p>
          </table:table-cell>
          <table:table-cell office:value-type="string">
            <text:p>7,483882</text:p>
          </table:table-cell>
          <table:table-cell office:value-type="string">
            <text:p>227,429459</text:p>
          </table:table-cell>
          <table:table-cell office:value-type="string">
            <text:p>7,570302</text:p>
          </table:table-cell>
          <table:table-cell office:value-type="string">
            <text:p>11641,898438</text:p>
          </table:table-cell>
          <table:table-cell office:value-type="string">
            <text:p>304,094147</text:p>
          </table:table-cell>
          <table:table-cell office:value-type="string">
            <text:p>43,226227</text:p>
          </table:table-cell>
          <table:table-cell office:value-type="string">
            <text:p>7,919469</text:p>
          </table:table-cell>
          <table:table-cell office:value-type="string">
            <text:p>1,342863</text:p>
          </table:table-cell>
          <table:table-cell office:value-type="string">
            <text:p>14,688076</text:p>
          </table:table-cell>
          <table:table-cell office:value-type="string">
            <text:p>333,329224</text:p>
          </table:table-cell>
          <table:table-cell office:value-type="string">
            <text:p>19,742506</text:p>
          </table:table-cell>
          <table:table-cell office:value-type="string">
            <text:p>60,499928</text:p>
          </table:table-cell>
          <table:table-cell office:value-type="string">
            <text:p>9,008944</text:p>
          </table:table-cell>
          <table:table-cell office:value-type="string">
            <text:p>58,500366</text:p>
          </table:table-cell>
          <table:table-cell office:value-type="string">
            <text:p>9,828197</text:p>
          </table:table-cell>
          <table:table-cell office:value-type="string">
            <text:p>148,583771</text:p>
          </table:table-cell>
          <table:table-cell office:value-type="string">
            <text:p>10,548920</text:p>
          </table:table-cell>
          <table:table-cell office:value-type="string">
            <text:p>77,760857</text:p>
          </table:table-cell>
          <table:table-cell office:value-type="string">
            <text:p>10,847827</text:p>
          </table:table-cell>
          <table:table-cell office:value-type="string">
            <text:p>85,894493</text:p>
          </table:table-cell>
          <table:table-cell office:value-type="string">
            <text:p>20,026840</text:p>
          </table:table-cell>
        </table:table-row>
        <table:table-row table:style-name="ro1">
          <table:table-cell office:value-type="string">
            <text:p>AFR28 <text:s text:c="5"/></text:p>
          </table:table-cell>
          <table:table-cell office:value-type="string">
            <text:p>363,801331</text:p>
          </table:table-cell>
          <table:table-cell office:value-type="string">
            <text:p>667,860779</text:p>
          </table:table-cell>
          <table:table-cell office:value-type="string">
            <text:p>2913,938477</text:p>
          </table:table-cell>
          <table:table-cell office:value-type="string">
            <text:p>449,694824</text:p>
          </table:table-cell>
          <table:table-cell office:value-type="string">
            <text:p>20134,138672</text:p>
          </table:table-cell>
          <table:table-cell office:value-type="string">
            <text:p>504,833710</text:p>
          </table:table-cell>
          <table:table-cell office:value-type="string">
            <text:p>32426,656250</text:p>
          </table:table-cell>
          <table:table-cell office:value-type="string">
            <text:p>741,642151</text:p>
          </table:table-cell>
          <table:table-cell office:value-type="string">
            <text:p>157,663269</text:p>
          </table:table-cell>
          <table:table-cell office:value-type="string">
            <text:p>28,828169</text:p>
          </table:table-cell>
          <table:table-cell office:value-type="string">
            <text:p>1124,125488</text:p>
          </table:table-cell>
          <table:table-cell office:value-type="string">
            <text:p>36,665062</text:p>
          </table:table-cell>
          <table:table-cell office:value-type="string">
            <text:p>1679,119141</text:p>
          </table:table-cell>
          <table:table-cell office:value-type="string">
            <text:p>38,747616</text:p>
          </table:table-cell>
          <table:table-cell office:value-type="string">
            <text:p>3805,943359</text:p>
          </table:table-cell>
          <table:table-cell office:value-type="string">
            <text:p>57,767315</text:p>
          </table:table-cell>
          <table:table-cell office:value-type="string">
            <text:p>6747,929688</text:p>
          </table:table-cell>
          <table:table-cell office:value-type="string">
            <text:p>92,436775</text:p>
          </table:table-cell>
          <table:table-cell office:value-type="string">
            <text:p>1355,201172</text:p>
          </table:table-cell>
          <table:table-cell office:value-type="string">
            <text:p>37,025761</text:p>
          </table:table-cell>
          <table:table-cell office:value-type="string">
            <text:p>25,375504</text:p>
          </table:table-cell>
          <table:table-cell office:value-type="string">
            <text:p>5,909250</text:p>
          </table:table-cell>
          <table:table-cell office:value-type="string">
            <text:p>19,976650</text:p>
          </table:table-cell>
          <table:table-cell office:value-type="string">
            <text:p>7,588560</text:p>
          </table:table-cell>
          <table:table-cell office:value-type="string">
            <text:p>174,806091</text:p>
          </table:table-cell>
          <table:table-cell office:value-type="string">
            <text:p>6,851487</text:p>
          </table:table-cell>
          <table:table-cell office:value-type="string">
            <text:p>9761,982422</text:p>
          </table:table-cell>
          <table:table-cell office:value-type="string">
            <text:p>255,331589</text:p>
          </table:table-cell>
          <table:table-cell office:value-type="string">
            <text:p>47,355080</text:p>
          </table:table-cell>
          <table:table-cell office:value-type="string">
            <text:p>8,4880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2,810303</text:p>
          </table:table-cell>
          <table:table-cell office:value-type="string">
            <text:p>18,827093</text:p>
          </table:table-cell>
          <table:table-cell office:value-type="string">
            <text:p>63,848083</text:p>
          </table:table-cell>
          <table:table-cell office:value-type="string">
            <text:p>9,794611</text:p>
          </table:table-cell>
          <table:table-cell office:value-type="string">
            <text:p>34,026688</text:p>
          </table:table-cell>
          <table:table-cell office:value-type="string">
            <text:p>10,518526</text:p>
          </table:table-cell>
          <table:table-cell office:value-type="string">
            <text:p>73,954369</text:p>
          </table:table-cell>
          <table:table-cell office:value-type="string">
            <text:p>10,944359</text:p>
          </table:table-cell>
          <table:table-cell office:value-type="string">
            <text:p>33,581680</text:p>
          </table:table-cell>
          <table:table-cell office:value-type="string">
            <text:p>11,489697</text:p>
          </table:table-cell>
          <table:table-cell office:value-type="string">
            <text:p>93,080124</text:p>
          </table:table-cell>
          <table:table-cell office:value-type="string">
            <text:p>21,510241</text:p>
          </table:table-cell>
        </table:table-row>
        <table:table-row table:style-name="ro1">
          <table:table-cell office:value-type="string">
            <text:p>AFR2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825,183350</text:p>
          </table:table-cell>
          <table:table-cell office:value-type="string">
            <text:p>468,663666</text:p>
          </table:table-cell>
          <table:table-cell office:value-type="string">
            <text:p>19048,792969</text:p>
          </table:table-cell>
          <table:table-cell office:value-type="string">
            <text:p>481,100708</text:p>
          </table:table-cell>
          <table:table-cell office:value-type="string">
            <text:p>44543,496094</text:p>
          </table:table-cell>
          <table:table-cell office:value-type="string">
            <text:p>1007,522705</text:p>
          </table:table-cell>
          <table:table-cell office:value-type="string">
            <text:p>251,115662</text:p>
          </table:table-cell>
          <table:table-cell office:value-type="string">
            <text:p>35,958466</text:p>
          </table:table-cell>
          <table:table-cell office:value-type="string">
            <text:p>1941,792114</text:p>
          </table:table-cell>
          <table:table-cell office:value-type="string">
            <text:p>53,085503</text:p>
          </table:table-cell>
          <table:table-cell office:value-type="string">
            <text:p>10611,492188</text:p>
          </table:table-cell>
          <table:table-cell office:value-type="string">
            <text:p>188,362671</text:p>
          </table:table-cell>
          <table:table-cell office:value-type="string">
            <text:p>11469,596680</text:p>
          </table:table-cell>
          <table:table-cell office:value-type="string">
            <text:p>164,104019</text:p>
          </table:table-cell>
          <table:table-cell office:value-type="string">
            <text:p>18234,912109</text:p>
          </table:table-cell>
          <table:table-cell office:value-type="string">
            <text:p>242,027435</text:p>
          </table:table-cell>
          <table:table-cell office:value-type="string">
            <text:p>1993,968018</text:p>
          </table:table-cell>
          <table:table-cell office:value-type="string">
            <text:p>53,835304</text:p>
          </table:table-cell>
          <table:table-cell office:value-type="string">
            <text:p>24,447485</text:p>
          </table:table-cell>
          <table:table-cell office:value-type="string">
            <text:p>5,907664</text:p>
          </table:table-cell>
          <table:table-cell office:value-type="string">
            <text:p>27,100410</text:p>
          </table:table-cell>
          <table:table-cell office:value-type="string">
            <text:p>7,419060</text:p>
          </table:table-cell>
          <table:table-cell office:value-type="string">
            <text:p>213,248474</text:p>
          </table:table-cell>
          <table:table-cell office:value-type="string">
            <text:p>7,286984</text:p>
          </table:table-cell>
          <table:table-cell office:value-type="string">
            <text:p>11366,291992</text:p>
          </table:table-cell>
          <table:table-cell office:value-type="string">
            <text:p>296,941620</text:p>
          </table:table-cell>
          <table:table-cell office:value-type="string">
            <text:p>40,473652</text:p>
          </table:table-cell>
          <table:table-cell office:value-type="string">
            <text:p>7,9840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3,251389</text:p>
          </table:table-cell>
          <table:table-cell office:value-type="string">
            <text:p>19,255592</text:p>
          </table:table-cell>
          <table:table-cell office:value-type="string">
            <text:p>74,189224</text:p>
          </table:table-cell>
          <table:table-cell office:value-type="string">
            <text:p>9,461559</text:p>
          </table:table-cell>
          <table:table-cell office:value-type="string">
            <text:p>88,720039</text:p>
          </table:table-cell>
          <table:table-cell office:value-type="string">
            <text:p>10,328435</text:p>
          </table:table-cell>
          <table:table-cell office:value-type="string">
            <text:p>134,357941</text:p>
          </table:table-cell>
          <table:table-cell office:value-type="string">
            <text:p>10,792609</text:p>
          </table:table-cell>
          <table:table-cell office:value-type="string">
            <text:p>89,074036</text:p>
          </table:table-cell>
          <table:table-cell office:value-type="string">
            <text:p>11,372398</text:p>
          </table:table-cell>
          <table:table-cell office:value-type="string">
            <text:p>119,205376</text:p>
          </table:table-cell>
          <table:table-cell office:value-type="string">
            <text:p>20,910334</text:p>
          </table:table-cell>
        </table:table-row>
        <table:table-row table:style-name="ro1">
          <table:table-cell office:value-type="string">
            <text:p>AFR30 <text:s text:c="5"/></text:p>
          </table:table-cell>
          <table:table-cell office:value-type="string">
            <text:p>96,039993</text:p>
          </table:table-cell>
          <table:table-cell office:value-type="string">
            <text:p>479,385498</text:p>
          </table:table-cell>
          <table:table-cell office:value-type="string">
            <text:p>5757,965332</text:p>
          </table:table-cell>
          <table:table-cell office:value-type="string">
            <text:p>512,015381</text:p>
          </table:table-cell>
          <table:table-cell office:value-type="string">
            <text:p>21211,541016</text:p>
          </table:table-cell>
          <table:table-cell office:value-type="string">
            <text:p>818,315735</text:p>
          </table:table-cell>
          <table:table-cell office:value-type="string">
            <text:p>37316,839844</text:p>
          </table:table-cell>
          <table:table-cell office:value-type="string">
            <text:p>849,514343</text:p>
          </table:table-cell>
          <table:table-cell office:value-type="string">
            <text:p>572,471375</text:p>
          </table:table-cell>
          <table:table-cell office:value-type="string">
            <text:p>39,254665</text:p>
          </table:table-cell>
          <table:table-cell office:value-type="string">
            <text:p>2164,221924</text:p>
          </table:table-cell>
          <table:table-cell office:value-type="string">
            <text:p>56,934959</text:p>
          </table:table-cell>
          <table:table-cell office:value-type="string">
            <text:p>11658,129883</text:p>
          </table:table-cell>
          <table:table-cell office:value-type="string">
            <text:p>206,150848</text:p>
          </table:table-cell>
          <table:table-cell office:value-type="string">
            <text:p>16637,759766</text:p>
          </table:table-cell>
          <table:table-cell office:value-type="string">
            <text:p>236,139877</text:p>
          </table:table-cell>
          <table:table-cell office:value-type="string">
            <text:p>19460,505859</text:p>
          </table:table-cell>
          <table:table-cell office:value-type="string">
            <text:p>258,097931</text:p>
          </table:table-cell>
          <table:table-cell office:value-type="string">
            <text:p>1834,330566</text:p>
          </table:table-cell>
          <table:table-cell office:value-type="string">
            <text:p>49,581093</text:p>
          </table:table-cell>
          <table:table-cell office:value-type="string">
            <text:p>12,760253</text:p>
          </table:table-cell>
          <table:table-cell office:value-type="string">
            <text:p>5,516097</text:p>
          </table:table-cell>
          <table:table-cell office:value-type="string">
            <text:p>33,416321</text:p>
          </table:table-cell>
          <table:table-cell office:value-type="string">
            <text:p>7,258272</text:p>
          </table:table-cell>
          <table:table-cell office:value-type="string">
            <text:p>265,337921</text:p>
          </table:table-cell>
          <table:table-cell office:value-type="string">
            <text:p>8,076276</text:p>
          </table:table-cell>
          <table:table-cell office:value-type="string">
            <text:p>10426,496094</text:p>
          </table:table-cell>
          <table:table-cell office:value-type="string">
            <text:p>272,533386</text:p>
          </table:table-cell>
          <table:table-cell office:value-type="string">
            <text:p>30,115297</text:p>
          </table:table-cell>
          <table:table-cell office:value-type="string">
            <text:p>7,22125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8,409027</text:p>
          </table:table-cell>
          <table:table-cell office:value-type="string">
            <text:p>18,910187</text:p>
          </table:table-cell>
          <table:table-cell office:value-type="string">
            <text:p>158,995071</text:p>
          </table:table-cell>
          <table:table-cell office:value-type="string">
            <text:p>9,069294</text:p>
          </table:table-cell>
          <table:table-cell office:value-type="string">
            <text:p>106,832932</text:p>
          </table:table-cell>
          <table:table-cell office:value-type="string">
            <text:p>9,532775</text:p>
          </table:table-cell>
          <table:table-cell office:value-type="string">
            <text:p>148,633774</text:p>
          </table:table-cell>
          <table:table-cell office:value-type="string">
            <text:p>10,021051</text:p>
          </table:table-cell>
          <table:table-cell office:value-type="string">
            <text:p>53,015011</text:p>
          </table:table-cell>
          <table:table-cell office:value-type="string">
            <text:p>10,129816</text:p>
          </table:table-cell>
          <table:table-cell office:value-type="string">
            <text:p>107,165863</text:p>
          </table:table-cell>
          <table:table-cell office:value-type="string">
            <text:p>18,894527</text:p>
          </table:table-cell>
        </table:table-row>
        <table:table-row table:style-name="ro1">
          <table:table-cell office:value-type="string">
            <text:p>AFR3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789,375488</text:p>
          </table:table-cell>
          <table:table-cell office:value-type="string">
            <text:p>471,891998</text:p>
          </table:table-cell>
          <table:table-cell office:value-type="string">
            <text:p>22201,833984</text:p>
          </table:table-cell>
          <table:table-cell office:value-type="string">
            <text:p>539,874512</text:p>
          </table:table-cell>
          <table:table-cell office:value-type="string">
            <text:p>35069,210938</text:p>
          </table:table-cell>
          <table:table-cell office:value-type="string">
            <text:p>799,951294</text:p>
          </table:table-cell>
          <table:table-cell office:value-type="string">
            <text:p>336,428711</text:p>
          </table:table-cell>
          <table:table-cell office:value-type="string">
            <text:p>31,544956</text:p>
          </table:table-cell>
          <table:table-cell office:value-type="string">
            <text:p>1380,965210</text:p>
          </table:table-cell>
          <table:table-cell office:value-type="string">
            <text:p>41,198891</text:p>
          </table:table-cell>
          <table:table-cell office:value-type="string">
            <text:p>3860,036621</text:p>
          </table:table-cell>
          <table:table-cell office:value-type="string">
            <text:p>74,300720</text:p>
          </table:table-cell>
          <table:table-cell office:value-type="string">
            <text:p>6268,956055</text:p>
          </table:table-cell>
          <table:table-cell office:value-type="string">
            <text:p>91,713493</text:p>
          </table:table-cell>
          <table:table-cell office:value-type="string">
            <text:p>10893,320313</text:p>
          </table:table-cell>
          <table:table-cell office:value-type="string">
            <text:p>146,270752</text:p>
          </table:table-cell>
          <table:table-cell office:value-type="string">
            <text:p>1547,995605</text:p>
          </table:table-cell>
          <table:table-cell office:value-type="string">
            <text:p>42,024746</text:p>
          </table:table-cell>
          <table:table-cell office:value-type="string">
            <text:p>26,448523</text:p>
          </table:table-cell>
          <table:table-cell office:value-type="string">
            <text:p>5,478059</text:p>
          </table:table-cell>
          <table:table-cell office:value-type="string">
            <text:p>28,177546</text:p>
          </table:table-cell>
          <table:table-cell office:value-type="string">
            <text:p>7,272580</text:p>
          </table:table-cell>
          <table:table-cell office:value-type="string">
            <text:p>226,361603</text:p>
          </table:table-cell>
          <table:table-cell office:value-type="string">
            <text:p>7,331064</text:p>
          </table:table-cell>
          <table:table-cell office:value-type="string">
            <text:p>9819,385742</text:p>
          </table:table-cell>
          <table:table-cell office:value-type="string">
            <text:p>256,784729</text:p>
          </table:table-cell>
          <table:table-cell office:value-type="string">
            <text:p>40,799614</text:p>
          </table:table-cell>
          <table:table-cell office:value-type="string">
            <text:p>7,3736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6,609482</text:p>
          </table:table-cell>
          <table:table-cell office:value-type="string">
            <text:p>18,479765</text:p>
          </table:table-cell>
          <table:table-cell office:value-type="string">
            <text:p>57,872257</text:p>
          </table:table-cell>
          <table:table-cell office:value-type="string">
            <text:p>8,435290</text:p>
          </table:table-cell>
          <table:table-cell office:value-type="string">
            <text:p>42,231873</text:p>
          </table:table-cell>
          <table:table-cell office:value-type="string">
            <text:p>9,138648</text:p>
          </table:table-cell>
          <table:table-cell office:value-type="string">
            <text:p>94,605583</text:p>
          </table:table-cell>
          <table:table-cell office:value-type="string">
            <text:p>9,552152</text:p>
          </table:table-cell>
          <table:table-cell office:value-type="string">
            <text:p>54,473892</text:p>
          </table:table-cell>
          <table:table-cell office:value-type="string">
            <text:p>9,972712</text:p>
          </table:table-cell>
          <table:table-cell office:value-type="string">
            <text:p>106,499641</text:p>
          </table:table-cell>
          <table:table-cell office:value-type="string">
            <text:p>18,609415</text:p>
          </table:table-cell>
        </table:table-row>
        <table:table-row table:style-name="ro1">
          <table:table-cell office:value-type="string">
            <text:p>AFR32 <text:s text:c="5"/></text:p>
          </table:table-cell>
          <table:table-cell office:value-type="string">
            <text:p>492,677673</text:p>
          </table:table-cell>
          <table:table-cell office:value-type="string">
            <text:p>348,363098</text:p>
          </table:table-cell>
          <table:table-cell office:value-type="string">
            <text:p>301,447021</text:p>
          </table:table-cell>
          <table:table-cell office:value-type="string">
            <text:p>369,551605</text:p>
          </table:table-cell>
          <table:table-cell office:value-type="string">
            <text:p>331,132080</text:p>
          </table:table-cell>
          <table:table-cell office:value-type="string">
            <text:p>43,899071</text:p>
          </table:table-cell>
          <table:table-cell office:value-type="string">
            <text:p>133,156799</text:p>
          </table:table-cell>
          <table:table-cell office:value-type="string">
            <text:p>47,9352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8,022171</text:p>
          </table:table-cell>
          <table:table-cell office:value-type="string">
            <text:p>11,429935</text:p>
          </table:table-cell>
          <table:table-cell office:value-type="string">
            <text:p>52,013294</text:p>
          </table:table-cell>
          <table:table-cell office:value-type="string">
            <text:p>8,369166</text:p>
          </table:table-cell>
          <table:table-cell office:value-type="string">
            <text:p>10,433661</text:p>
          </table:table-cell>
          <table:table-cell office:value-type="string">
            <text:p>7,77770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,221067</text:p>
          </table:table-cell>
          <table:table-cell office:value-type="string">
            <text:p>6,753020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6,364163</text:p>
          </table:table-cell>
          <table:table-cell office:value-type="string">
            <text:p>17,563723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33 <text:s text:c="5"/></text:p>
          </table:table-cell>
          <table:table-cell office:value-type="string">
            <text:p>100,352249</text:p>
          </table:table-cell>
          <table:table-cell office:value-type="string">
            <text:p>603,772705</text:p>
          </table:table-cell>
          <table:table-cell office:value-type="string">
            <text:p>3627,722900</text:p>
          </table:table-cell>
          <table:table-cell office:value-type="string">
            <text:p>444,264771</text:p>
          </table:table-cell>
          <table:table-cell office:value-type="string">
            <text:p>20663,867188</text:p>
          </table:table-cell>
          <table:table-cell office:value-type="string">
            <text:p>513,583679</text:p>
          </table:table-cell>
          <table:table-cell office:value-type="string">
            <text:p>33508,207031</text:p>
          </table:table-cell>
          <table:table-cell office:value-type="string">
            <text:p>766,227051</text:p>
          </table:table-cell>
          <table:table-cell office:value-type="string">
            <text:p>212,909790</text:p>
          </table:table-cell>
          <table:table-cell office:value-type="string">
            <text:p>28,953852</text:p>
          </table:table-cell>
          <table:table-cell office:value-type="string">
            <text:p>1320,083984</text:p>
          </table:table-cell>
          <table:table-cell office:value-type="string">
            <text:p>39,404835</text:p>
          </table:table-cell>
          <table:table-cell office:value-type="string">
            <text:p>1211,037109</text:p>
          </table:table-cell>
          <table:table-cell office:value-type="string">
            <text:p>31,182295</text:p>
          </table:table-cell>
          <table:table-cell office:value-type="string">
            <text:p>5790,791992</text:p>
          </table:table-cell>
          <table:table-cell office:value-type="string">
            <text:p>85,108765</text:p>
          </table:table-cell>
          <table:table-cell office:value-type="string">
            <text:p>6595,192871</text:p>
          </table:table-cell>
          <table:table-cell office:value-type="string">
            <text:p>90,685310</text:p>
          </table:table-cell>
          <table:table-cell office:value-type="string">
            <text:p>1269,773682</text:p>
          </table:table-cell>
          <table:table-cell office:value-type="string">
            <text:p>34,702209</text:p>
          </table:table-cell>
          <table:table-cell office:value-type="string">
            <text:p>12,486227</text:p>
          </table:table-cell>
          <table:table-cell office:value-type="string">
            <text:p>5,307536</text:p>
          </table:table-cell>
          <table:table-cell office:value-type="string">
            <text:p>25,003471</text:p>
          </table:table-cell>
          <table:table-cell office:value-type="string">
            <text:p>7,291111</text:p>
          </table:table-cell>
          <table:table-cell office:value-type="string">
            <text:p>194,806580</text:p>
          </table:table-cell>
          <table:table-cell office:value-type="string">
            <text:p>6,748597</text:p>
          </table:table-cell>
          <table:table-cell office:value-type="string">
            <text:p>8154,568359</text:p>
          </table:table-cell>
          <table:table-cell office:value-type="string">
            <text:p>213,595505</text:p>
          </table:table-cell>
          <table:table-cell office:value-type="string">
            <text:p>36,994362</text:p>
          </table:table-cell>
          <table:table-cell office:value-type="string">
            <text:p>7,2839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5,919632</text:p>
          </table:table-cell>
          <table:table-cell office:value-type="string">
            <text:p>18,281734</text:p>
          </table:table-cell>
          <table:table-cell office:value-type="string">
            <text:p>67,634293</text:p>
          </table:table-cell>
          <table:table-cell office:value-type="string">
            <text:p>8,408387</text:p>
          </table:table-cell>
          <table:table-cell office:value-type="string">
            <text:p>44,809860</text:p>
          </table:table-cell>
          <table:table-cell office:value-type="string">
            <text:p>9,063033</text:p>
          </table:table-cell>
          <table:table-cell office:value-type="string">
            <text:p>72,653534</text:p>
          </table:table-cell>
          <table:table-cell office:value-type="string">
            <text:p>9,421049</text:p>
          </table:table-cell>
          <table:table-cell office:value-type="string">
            <text:p>49,165161</text:p>
          </table:table-cell>
          <table:table-cell office:value-type="string">
            <text:p>9,913468</text:p>
          </table:table-cell>
          <table:table-cell office:value-type="string">
            <text:p>74,443573</text:p>
          </table:table-cell>
          <table:table-cell office:value-type="string">
            <text:p>18,515905</text:p>
          </table:table-cell>
        </table:table-row>
        <table:table-row table:style-name="ro1">
          <table:table-cell office:value-type="string">
            <text:p>AFR34 <text:s text:c="5"/></text:p>
          </table:table-cell>
          <table:table-cell office:value-type="string">
            <text:p>675,941223</text:p>
          </table:table-cell>
          <table:table-cell office:value-type="string">
            <text:p>516,155334</text:p>
          </table:table-cell>
          <table:table-cell office:value-type="string">
            <text:p>1926,054077</text:p>
          </table:table-cell>
          <table:table-cell office:value-type="string">
            <text:p>387,747711</text:p>
          </table:table-cell>
          <table:table-cell office:value-type="string">
            <text:p>12247,977539</text:p>
          </table:table-cell>
          <table:table-cell office:value-type="string">
            <text:p>331,914917</text:p>
          </table:table-cell>
          <table:table-cell office:value-type="string">
            <text:p>21191,218750</text:p>
          </table:table-cell>
          <table:table-cell office:value-type="string">
            <text:p>493,929169</text:p>
          </table:table-cell>
          <table:table-cell office:value-type="string">
            <text:p>51,851017</text:p>
          </table:table-cell>
          <table:table-cell office:value-type="string">
            <text:p>21,431118</text:p>
          </table:table-cell>
          <table:table-cell office:value-type="string">
            <text:p>782,496216</text:p>
          </table:table-cell>
          <table:table-cell office:value-type="string">
            <text:p>27,945030</text:p>
          </table:table-cell>
          <table:table-cell office:value-type="string">
            <text:p>449,134796</text:p>
          </table:table-cell>
          <table:table-cell office:value-type="string">
            <text:p>18,200626</text:p>
          </table:table-cell>
          <table:table-cell office:value-type="string">
            <text:p>4274,794434</text:p>
          </table:table-cell>
          <table:table-cell office:value-type="string">
            <text:p>63,924091</text:p>
          </table:table-cell>
          <table:table-cell office:value-type="string">
            <text:p>2504,385010</text:p>
          </table:table-cell>
          <table:table-cell office:value-type="string">
            <text:p>37,995605</text:p>
          </table:table-cell>
          <table:table-cell office:value-type="string">
            <text:p>711,552917</text:p>
          </table:table-cell>
          <table:table-cell office:value-type="string">
            <text:p>19,990118</text:p>
          </table:table-cell>
          <table:table-cell office:value-type="string">
            <text:p>13,659270</text:p>
          </table:table-cell>
          <table:table-cell office:value-type="string">
            <text:p>4,532443</text:p>
          </table:table-cell>
          <table:table-cell office:value-type="string">
            <text:p>3,574865</text:p>
          </table:table-cell>
          <table:table-cell office:value-type="string">
            <text:p>6,900966</text:p>
          </table:table-cell>
          <table:table-cell office:value-type="string">
            <text:p>101,872337</text:p>
          </table:table-cell>
          <table:table-cell office:value-type="string">
            <text:p>4,799629</text:p>
          </table:table-cell>
          <table:table-cell office:value-type="string">
            <text:p>4809,234375</text:p>
          </table:table-cell>
          <table:table-cell office:value-type="string">
            <text:p>126,826653</text:p>
          </table:table-cell>
          <table:table-cell office:value-type="string">
            <text:p>32,976521</text:p>
          </table:table-cell>
          <table:table-cell office:value-type="string">
            <text:p>6,4175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7,911057</text:p>
          </table:table-cell>
          <table:table-cell office:value-type="string">
            <text:p>17,690666</text:p>
          </table:table-cell>
          <table:table-cell office:value-type="string">
            <text:p>27,505745</text:p>
          </table:table-cell>
          <table:table-cell office:value-type="string">
            <text:p>7,348822</text:p>
          </table:table-cell>
          <table:table-cell office:value-type="string">
            <text:p>35,161697</text:p>
          </table:table-cell>
          <table:table-cell office:value-type="string">
            <text:p>7,972814</text:p>
          </table:table-cell>
          <table:table-cell office:value-type="string">
            <text:p>36,327145</text:p>
          </table:table-cell>
          <table:table-cell office:value-type="string">
            <text:p>8,180660</text:p>
          </table:table-cell>
          <table:table-cell office:value-type="string">
            <text:p>38,618931</text:p>
          </table:table-cell>
          <table:table-cell office:value-type="string">
            <text:p>8,629223</text:p>
          </table:table-cell>
          <table:table-cell office:value-type="string">
            <text:p>41,448257</text:p>
          </table:table-cell>
          <table:table-cell office:value-type="string">
            <text:p>16,204830</text:p>
          </table:table-cell>
        </table:table-row>
        <table:table-row table:style-name="ro1">
          <table:table-cell office:value-type="string">
            <text:p>AFR35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685,271484</text:p>
          </table:table-cell>
          <table:table-cell office:value-type="string">
            <text:p>687,780945</text:p>
          </table:table-cell>
          <table:table-cell office:value-type="string">
            <text:p>31326,441406</text:p>
          </table:table-cell>
          <table:table-cell office:value-type="string">
            <text:p>1101,963867</text:p>
          </table:table-cell>
          <table:table-cell office:value-type="string">
            <text:p>50662,859375</text:p>
          </table:table-cell>
          <table:table-cell office:value-type="string">
            <text:p>1144,967529</text:p>
          </table:table-cell>
          <table:table-cell office:value-type="string">
            <text:p>621,609253</text:p>
          </table:table-cell>
          <table:table-cell office:value-type="string">
            <text:p>46,474590</text:p>
          </table:table-cell>
          <table:table-cell office:value-type="string">
            <text:p>3634,729492</text:p>
          </table:table-cell>
          <table:table-cell office:value-type="string">
            <text:p>84,690651</text:p>
          </table:table-cell>
          <table:table-cell office:value-type="string">
            <text:p>14912,601563</text:p>
          </table:table-cell>
          <table:table-cell office:value-type="string">
            <text:p>261,790009</text:p>
          </table:table-cell>
          <table:table-cell office:value-type="string">
            <text:p>22479,595703</text:p>
          </table:table-cell>
          <table:table-cell office:value-type="string">
            <text:p>317,759735</text:p>
          </table:table-cell>
          <table:table-cell office:value-type="string">
            <text:p>39531,343750</text:p>
          </table:table-cell>
          <table:table-cell office:value-type="string">
            <text:p>520,067566</text:p>
          </table:table-cell>
          <table:table-cell office:value-type="string">
            <text:p>2541,978516</text:p>
          </table:table-cell>
          <table:table-cell office:value-type="string">
            <text:p>68,334557</text:p>
          </table:table-cell>
          <table:table-cell office:value-type="string">
            <text:p>10,585210</text:p>
          </table:table-cell>
          <table:table-cell office:value-type="string">
            <text:p>6,267750</text:p>
          </table:table-cell>
          <table:table-cell office:value-type="string">
            <text:p>25,166471</text:p>
          </table:table-cell>
          <table:table-cell office:value-type="string">
            <text:p>7,521807</text:p>
          </table:table-cell>
          <table:table-cell office:value-type="string">
            <text:p>286,502594</text:p>
          </table:table-cell>
          <table:table-cell office:value-type="string">
            <text:p>8,736170</text:p>
          </table:table-cell>
          <table:table-cell office:value-type="string">
            <text:p>10885,807617</text:p>
          </table:table-cell>
          <table:table-cell office:value-type="string">
            <text:p>284,471588</text:p>
          </table:table-cell>
          <table:table-cell office:value-type="string">
            <text:p>43,588406</text:p>
          </table:table-cell>
          <table:table-cell office:value-type="string">
            <text:p>8,064251</text:p>
          </table:table-cell>
          <table:table-cell office:value-type="string">
            <text:p>10,736435</text:p>
          </table:table-cell>
          <table:table-cell office:value-type="string">
            <text:p>14,853553</text:p>
          </table:table-cell>
          <table:table-cell office:value-type="string">
            <text:p>353,523499</text:p>
          </table:table-cell>
          <table:table-cell office:value-type="string">
            <text:p>19,996185</text:p>
          </table:table-cell>
          <table:table-cell office:value-type="string">
            <text:p>134,901062</text:p>
          </table:table-cell>
          <table:table-cell office:value-type="string">
            <text:p>9,800654</text:p>
          </table:table-cell>
          <table:table-cell office:value-type="string">
            <text:p>123,668915</text:p>
          </table:table-cell>
          <table:table-cell office:value-type="string">
            <text:p>10,594302</text:p>
          </table:table-cell>
          <table:table-cell office:value-type="string">
            <text:p>299,817688</text:p>
          </table:table-cell>
          <table:table-cell office:value-type="string">
            <text:p>12,256623</text:p>
          </table:table-cell>
          <table:table-cell office:value-type="string">
            <text:p>78,972000</text:p>
          </table:table-cell>
          <table:table-cell office:value-type="string">
            <text:p>11,421171</text:p>
          </table:table-cell>
          <table:table-cell office:value-type="string">
            <text:p>122,250931</text:p>
          </table:table-cell>
          <table:table-cell office:value-type="string">
            <text:p>21,154718</text:p>
          </table:table-cell>
        </table:table-row>
        <table:table-row table:style-name="ro1">
          <table:table-cell office:value-type="string">
            <text:p>AFR3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63,315063</text:p>
          </table:table-cell>
          <table:table-cell office:value-type="string">
            <text:p>408,151917</text:p>
          </table:table-cell>
          <table:table-cell office:value-type="string">
            <text:p>7627,541504</text:p>
          </table:table-cell>
          <table:table-cell office:value-type="string">
            <text:p>237,443222</text:p>
          </table:table-cell>
          <table:table-cell office:value-type="string">
            <text:p>13157,928711</text:p>
          </table:table-cell>
          <table:table-cell office:value-type="string">
            <text:p>320,736267</text:p>
          </table:table-cell>
          <table:table-cell office:value-type="string">
            <text:p>165,802673</text:p>
          </table:table-cell>
          <table:table-cell office:value-type="string">
            <text:p>27,352419</text:p>
          </table:table-cell>
          <table:table-cell office:value-type="string">
            <text:p>1531,343018</text:p>
          </table:table-cell>
          <table:table-cell office:value-type="string">
            <text:p>42,970478</text:p>
          </table:table-cell>
          <table:table-cell office:value-type="string">
            <text:p>3499,844727</text:p>
          </table:table-cell>
          <table:table-cell office:value-type="string">
            <text:p>68,222687</text:p>
          </table:table-cell>
          <table:table-cell office:value-type="string">
            <text:p>9603,004883</text:p>
          </table:table-cell>
          <table:table-cell office:value-type="string">
            <text:p>138,039612</text:p>
          </table:table-cell>
          <table:table-cell office:value-type="string">
            <text:p>7718,389160</text:p>
          </table:table-cell>
          <table:table-cell office:value-type="string">
            <text:p>105,323082</text:p>
          </table:table-cell>
          <table:table-cell office:value-type="string">
            <text:p>564,498413</text:p>
          </table:table-cell>
          <table:table-cell office:value-type="string">
            <text:p>16,214939</text:p>
          </table:table-cell>
          <table:table-cell office:value-type="string">
            <text:p>25,462503</text:p>
          </table:table-cell>
          <table:table-cell office:value-type="string">
            <text:p>4,610689</text:p>
          </table:table-cell>
          <table:table-cell office:value-type="string">
            <text:p>11,726798</text:p>
          </table:table-cell>
          <table:table-cell office:value-type="string">
            <text:p>6,966957</text:p>
          </table:table-cell>
          <table:table-cell office:value-type="string">
            <text:p>80,729019</text:p>
          </table:table-cell>
          <table:table-cell office:value-type="string">
            <text:p>4,644122</text:p>
          </table:table-cell>
          <table:table-cell office:value-type="string">
            <text:p>3430,634277</text:p>
          </table:table-cell>
          <table:table-cell office:value-type="string">
            <text:p>91,168762</text:p>
          </table:table-cell>
          <table:table-cell office:value-type="string">
            <text:p>48,550274</text:p>
          </table:table-cell>
          <table:table-cell office:value-type="string">
            <text:p>6,9142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8,027725</text:p>
          </table:table-cell>
          <table:table-cell office:value-type="string">
            <text:p>18,046379</text:p>
          </table:table-cell>
          <table:table-cell office:value-type="string">
            <text:p>85,272049</text:p>
          </table:table-cell>
          <table:table-cell office:value-type="string">
            <text:p>8,239868</text:p>
          </table:table-cell>
          <table:table-cell office:value-type="string">
            <text:p>57,128895</text:p>
          </table:table-cell>
          <table:table-cell office:value-type="string">
            <text:p>8,838866</text:p>
          </table:table-cell>
          <table:table-cell office:value-type="string">
            <text:p>70,004135</text:p>
          </table:table-cell>
          <table:table-cell office:value-type="string">
            <text:p>9,175814</text:p>
          </table:table-cell>
          <table:table-cell office:value-type="string">
            <text:p>30,251040</text:p>
          </table:table-cell>
          <table:table-cell office:value-type="string">
            <text:p>9,452260</text:p>
          </table:table-cell>
          <table:table-cell office:value-type="string">
            <text:p>85,037918</text:p>
          </table:table-cell>
          <table:table-cell office:value-type="string">
            <text:p>17,846668</text:p>
          </table:table-cell>
        </table:table-row>
        <table:table-row table:style-name="ro1">
          <table:table-cell office:value-type="string">
            <text:p>AFR37 <text:s text:c="5"/></text:p>
          </table:table-cell>
          <table:table-cell office:value-type="string">
            <text:p>1044,843262</text:p>
          </table:table-cell>
          <table:table-cell office:value-type="string">
            <text:p>567,927185</text:p>
          </table:table-cell>
          <table:table-cell office:value-type="string">
            <text:p>1563,315063</text:p>
          </table:table-cell>
          <table:table-cell office:value-type="string">
            <text:p>400,249451</text:p>
          </table:table-cell>
          <table:table-cell office:value-type="string">
            <text:p>6583,037598</text:p>
          </table:table-cell>
          <table:table-cell office:value-type="string">
            <text:p>213,087326</text:p>
          </table:table-cell>
          <table:table-cell office:value-type="string">
            <text:p>13533,887695</text:p>
          </table:table-cell>
          <table:table-cell office:value-type="string">
            <text:p>327,571350</text:p>
          </table:table-cell>
          <table:table-cell office:value-type="string">
            <text:p>227,601852</text:p>
          </table:table-cell>
          <table:table-cell office:value-type="string">
            <text:p>27,249590</text:p>
          </table:table-cell>
          <table:table-cell office:value-type="string">
            <text:p>1419,747925</text:p>
          </table:table-cell>
          <table:table-cell office:value-type="string">
            <text:p>40,541561</text:p>
          </table:table-cell>
          <table:table-cell office:value-type="string">
            <text:p>3265,915039</text:p>
          </table:table-cell>
          <table:table-cell office:value-type="string">
            <text:p>63,984039</text:p>
          </table:table-cell>
          <table:table-cell office:value-type="string">
            <text:p>4556,375000</text:p>
          </table:table-cell>
          <table:table-cell office:value-type="string">
            <text:p>67,872917</text:p>
          </table:table-cell>
          <table:table-cell office:value-type="string">
            <text:p>8666,691406</text:p>
          </table:table-cell>
          <table:table-cell office:value-type="string">
            <text:p>117,253311</text:p>
          </table:table-cell>
          <table:table-cell office:value-type="string">
            <text:p>616,999756</text:p>
          </table:table-cell>
          <table:table-cell office:value-type="string">
            <text:p>17,535135</text:p>
          </table:table-cell>
          <table:table-cell office:value-type="string">
            <text:p>22,330442</text:p>
          </table:table-cell>
          <table:table-cell office:value-type="string">
            <text:p>4,517524</text:p>
          </table:table-cell>
          <table:table-cell office:value-type="string">
            <text:p>20,270416</text:p>
          </table:table-cell>
          <table:table-cell office:value-type="string">
            <text:p>6,929784</text:p>
          </table:table-cell>
          <table:table-cell office:value-type="string">
            <text:p>93,286865</text:p>
          </table:table-cell>
          <table:table-cell office:value-type="string">
            <text:p>4,699864</text:p>
          </table:table-cell>
          <table:table-cell office:value-type="string">
            <text:p>3247,024414</text:p>
          </table:table-cell>
          <table:table-cell office:value-type="string">
            <text:p>86,403633</text:p>
          </table:table-cell>
          <table:table-cell office:value-type="string">
            <text:p>52,860226</text:p>
          </table:table-cell>
          <table:table-cell office:value-type="string">
            <text:p>6,6806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6,120728</text:p>
          </table:table-cell>
          <table:table-cell office:value-type="string">
            <text:p>18,072788</text:p>
          </table:table-cell>
          <table:table-cell office:value-type="string">
            <text:p>37,677361</text:p>
          </table:table-cell>
          <table:table-cell office:value-type="string">
            <text:p>7,532315</text:p>
          </table:table-cell>
          <table:table-cell office:value-type="string">
            <text:p>32,300526</text:p>
          </table:table-cell>
          <table:table-cell office:value-type="string">
            <text:p>8,133536</text:p>
          </table:table-cell>
          <table:table-cell office:value-type="string">
            <text:p>70,654175</text:p>
          </table:table-cell>
          <table:table-cell office:value-type="string">
            <text:p>8,535418</text:p>
          </table:table-cell>
          <table:table-cell office:value-type="string">
            <text:p>18,057034</text:p>
          </table:table-cell>
          <table:table-cell office:value-type="string">
            <text:p>8,850422</text:p>
          </table:table-cell>
          <table:table-cell office:value-type="string">
            <text:p>60,435455</text:p>
          </table:table-cell>
          <table:table-cell office:value-type="string">
            <text:p>16,612692</text:p>
          </table:table-cell>
        </table:table-row>
        <table:table-row table:style-name="ro1">
          <table:table-cell office:value-type="string">
            <text:p>AFR3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098,716309</text:p>
          </table:table-cell>
          <table:table-cell office:value-type="string">
            <text:p>507,455627</text:p>
          </table:table-cell>
          <table:table-cell office:value-type="string">
            <text:p>34625,429688</text:p>
          </table:table-cell>
          <table:table-cell office:value-type="string">
            <text:p>813,653076</text:p>
          </table:table-cell>
          <table:table-cell office:value-type="string">
            <text:p>67168,609375</text:p>
          </table:table-cell>
          <table:table-cell office:value-type="string">
            <text:p>1505,500488</text:p>
          </table:table-cell>
          <table:table-cell office:value-type="string">
            <text:p>605,302246</text:p>
          </table:table-cell>
          <table:table-cell office:value-type="string">
            <text:p>39,433002</text:p>
          </table:table-cell>
          <table:table-cell office:value-type="string">
            <text:p>2484,629395</text:p>
          </table:table-cell>
          <table:table-cell office:value-type="string">
            <text:p>61,054893</text:p>
          </table:table-cell>
          <table:table-cell office:value-type="string">
            <text:p>3346,426758</text:p>
          </table:table-cell>
          <table:table-cell office:value-type="string">
            <text:p>66,130066</text:p>
          </table:table-cell>
          <table:table-cell office:value-type="string">
            <text:p>13130,386719</text:p>
          </table:table-cell>
          <table:table-cell office:value-type="string">
            <text:p>187,238281</text:p>
          </table:table-cell>
          <table:table-cell office:value-type="string">
            <text:p>23072,775391</text:p>
          </table:table-cell>
          <table:table-cell office:value-type="string">
            <text:p>305,076752</text:p>
          </table:table-cell>
          <table:table-cell office:value-type="string">
            <text:p>2917,582520</text:p>
          </table:table-cell>
          <table:table-cell office:value-type="string">
            <text:p>78,239174</text:p>
          </table:table-cell>
          <table:table-cell office:value-type="string">
            <text:p>45,222744</text:p>
          </table:table-cell>
          <table:table-cell office:value-type="string">
            <text:p>6,151553</text:p>
          </table:table-cell>
          <table:table-cell office:value-type="string">
            <text:p>33,953918</text:p>
          </table:table-cell>
          <table:table-cell office:value-type="string">
            <text:p>7,300986</text:p>
          </table:table-cell>
          <table:table-cell office:value-type="string">
            <text:p>291,431152</text:p>
          </table:table-cell>
          <table:table-cell office:value-type="string">
            <text:p>8,604609</text:p>
          </table:table-cell>
          <table:table-cell office:value-type="string">
            <text:p>15294,367188</text:p>
          </table:table-cell>
          <table:table-cell office:value-type="string">
            <text:p>398,879974</text:p>
          </table:table-cell>
          <table:table-cell office:value-type="string">
            <text:p>36,668739</text:p>
          </table:table-cell>
          <table:table-cell office:value-type="string">
            <text:p>7,0674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2,411636</text:p>
          </table:table-cell>
          <table:table-cell office:value-type="string">
            <text:p>18,704151</text:p>
          </table:table-cell>
          <table:table-cell office:value-type="string">
            <text:p>50,254715</text:p>
          </table:table-cell>
          <table:table-cell office:value-type="string">
            <text:p>7,989931</text:p>
          </table:table-cell>
          <table:table-cell office:value-type="string">
            <text:p>92,808617</text:p>
          </table:table-cell>
          <table:table-cell office:value-type="string">
            <text:p>8,867846</text:p>
          </table:table-cell>
          <table:table-cell office:value-type="string">
            <text:p>143,284058</text:p>
          </table:table-cell>
          <table:table-cell office:value-type="string">
            <text:p>9,384016</text:p>
          </table:table-cell>
          <table:table-cell office:value-type="string">
            <text:p>161,381622</text:p>
          </table:table-cell>
          <table:table-cell office:value-type="string">
            <text:p>10,591179</text:p>
          </table:table-cell>
          <table:table-cell office:value-type="string">
            <text:p>54,477863</text:p>
          </table:table-cell>
          <table:table-cell office:value-type="string">
            <text:p>17,676394</text:p>
          </table:table-cell>
        </table:table-row>
        <table:table-row table:style-name="ro1">
          <table:table-cell office:value-type="string">
            <text:p>AFR3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39,829468</text:p>
          </table:table-cell>
          <table:table-cell office:value-type="string">
            <text:p>415,467529</text:p>
          </table:table-cell>
          <table:table-cell office:value-type="string">
            <text:p>5955,056641</text:p>
          </table:table-cell>
          <table:table-cell office:value-type="string">
            <text:p>205,579880</text:p>
          </table:table-cell>
          <table:table-cell office:value-type="string">
            <text:p>11811,192383</text:p>
          </table:table-cell>
          <table:table-cell office:value-type="string">
            <text:p>291,593140</text:p>
          </table:table-cell>
          <table:table-cell office:value-type="string">
            <text:p>109,731232</text:p>
          </table:table-cell>
          <table:table-cell office:value-type="string">
            <text:p>27,228397</text:p>
          </table:table-cell>
          <table:table-cell office:value-type="string">
            <text:p>1241,233765</text:p>
          </table:table-cell>
          <table:table-cell office:value-type="string">
            <text:p>38,475479</text:p>
          </table:table-cell>
          <table:table-cell office:value-type="string">
            <text:p>3618,824951</text:p>
          </table:table-cell>
          <table:table-cell office:value-type="string">
            <text:p>70,373947</text:p>
          </table:table-cell>
          <table:table-cell office:value-type="string">
            <text:p>9838,036133</text:p>
          </table:table-cell>
          <table:table-cell office:value-type="string">
            <text:p>141,345673</text:p>
          </table:table-cell>
          <table:table-cell office:value-type="string">
            <text:p>7457,329102</text:p>
          </table:table-cell>
          <table:table-cell office:value-type="string">
            <text:p>101,949364</text:p>
          </table:table-cell>
          <table:table-cell office:value-type="string">
            <text:p>479,165588</text:p>
          </table:table-cell>
          <table:table-cell office:value-type="string">
            <text:p>14,103702</text:p>
          </table:table-cell>
          <table:table-cell office:value-type="string">
            <text:p>12,818254</text:p>
          </table:table-cell>
          <table:table-cell office:value-type="string">
            <text:p>4,792052</text:p>
          </table:table-cell>
          <table:table-cell office:value-type="string">
            <text:p>12,069521</text:p>
          </table:table-cell>
          <table:table-cell office:value-type="string">
            <text:p>7,107202</text:p>
          </table:table-cell>
          <table:table-cell office:value-type="string">
            <text:p>81,177513</text:p>
          </table:table-cell>
          <table:table-cell office:value-type="string">
            <text:p>4,882835</text:p>
          </table:table-cell>
          <table:table-cell office:value-type="string">
            <text:p>2792,210938</text:p>
          </table:table-cell>
          <table:table-cell office:value-type="string">
            <text:p>74,723259</text:p>
          </table:table-cell>
          <table:table-cell office:value-type="string">
            <text:p>45,091457</text:p>
          </table:table-cell>
          <table:table-cell office:value-type="string">
            <text:p>7,314554</text:p>
          </table:table-cell>
          <table:table-cell office:value-type="string">
            <text:p>22,634953</text:p>
          </table:table-cell>
          <table:table-cell office:value-type="string">
            <text:p>14,594904</text:p>
          </table:table-cell>
          <table:table-cell office:value-type="string">
            <text:p>138,972336</text:p>
          </table:table-cell>
          <table:table-cell office:value-type="string">
            <text:p>18,361073</text:p>
          </table:table-cell>
          <table:table-cell office:value-type="string">
            <text:p>114,684975</text:p>
          </table:table-cell>
          <table:table-cell office:value-type="string">
            <text:p>8,828303</text:p>
          </table:table-cell>
          <table:table-cell office:value-type="string">
            <text:p>60,226528</text:p>
          </table:table-cell>
          <table:table-cell office:value-type="string">
            <text:p>9,338866</text:p>
          </table:table-cell>
          <table:table-cell office:value-type="string">
            <text:p>80,079727</text:p>
          </table:table-cell>
          <table:table-cell office:value-type="string">
            <text:p>9,823241</text:p>
          </table:table-cell>
          <table:table-cell office:value-type="string">
            <text:p>16,955996</text:p>
          </table:table-cell>
          <table:table-cell office:value-type="string">
            <text:p>10,085787</text:p>
          </table:table-cell>
          <table:table-cell office:value-type="string">
            <text:p>198,437683</text:p>
          </table:table-cell>
          <table:table-cell office:value-type="string">
            <text:p>19,335508</text:p>
          </table:table-cell>
        </table:table-row>
        <table:table-row table:style-name="ro1">
          <table:table-cell office:value-type="string">
            <text:p>AFR40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07,755371</text:p>
          </table:table-cell>
          <table:table-cell office:value-type="string">
            <text:p>457,416534</text:p>
          </table:table-cell>
          <table:table-cell office:value-type="string">
            <text:p>8469,582031</text:p>
          </table:table-cell>
          <table:table-cell office:value-type="string">
            <text:p>261,180298</text:p>
          </table:table-cell>
          <table:table-cell office:value-type="string">
            <text:p>22728,640625</text:p>
          </table:table-cell>
          <table:table-cell office:value-type="string">
            <text:p>530,237183</text:p>
          </table:table-cell>
          <table:table-cell office:value-type="string">
            <text:p>279,452881</text:p>
          </table:table-cell>
          <table:table-cell office:value-type="string">
            <text:p>37,835876</text:p>
          </table:table-cell>
          <table:table-cell office:value-type="string">
            <text:p>2906,794922</text:p>
          </table:table-cell>
          <table:table-cell office:value-type="string">
            <text:p>70,615234</text:p>
          </table:table-cell>
          <table:table-cell office:value-type="string">
            <text:p>15524,538086</text:p>
          </table:table-cell>
          <table:table-cell office:value-type="string">
            <text:p>272,131104</text:p>
          </table:table-cell>
          <table:table-cell office:value-type="string">
            <text:p>12071,206055</text:p>
          </table:table-cell>
          <table:table-cell office:value-type="string">
            <text:p>172,537628</text:p>
          </table:table-cell>
          <table:table-cell office:value-type="string">
            <text:p>26221,205078</text:p>
          </table:table-cell>
          <table:table-cell office:value-type="string">
            <text:p>346,197052</text:p>
          </table:table-cell>
          <table:table-cell office:value-type="string">
            <text:p>1045,978149</text:p>
          </table:table-cell>
          <table:table-cell office:value-type="string">
            <text:p>28,815847</text:p>
          </table:table-cell>
          <table:table-cell office:value-type="string">
            <text:p>45,385899</text:p>
          </table:table-cell>
          <table:table-cell office:value-type="string">
            <text:p>5,356646</text:p>
          </table:table-cell>
          <table:table-cell office:value-type="string">
            <text:p>16,280128</text:p>
          </table:table-cell>
          <table:table-cell office:value-type="string">
            <text:p>7,186749</text:p>
          </table:table-cell>
          <table:table-cell office:value-type="string">
            <text:p>142,236847</text:p>
          </table:table-cell>
          <table:table-cell office:value-type="string">
            <text:p>5,824310</text:p>
          </table:table-cell>
          <table:table-cell office:value-type="string">
            <text:p>4846,894531</text:p>
          </table:table-cell>
          <table:table-cell office:value-type="string">
            <text:p>127,836235</text:p>
          </table:table-cell>
          <table:table-cell office:value-type="string">
            <text:p>67,075798</text:p>
          </table:table-cell>
          <table:table-cell office:value-type="string">
            <text:p>7,648041</text:p>
          </table:table-cell>
          <table:table-cell office:value-type="string">
            <text:p>27,358591</text:p>
          </table:table-cell>
          <table:table-cell office:value-type="string">
            <text:p>14,648457</text:p>
          </table:table-cell>
          <table:table-cell office:value-type="string">
            <text:p>283,471130</text:p>
          </table:table-cell>
          <table:table-cell office:value-type="string">
            <text:p>19,291140</text:p>
          </table:table-cell>
          <table:table-cell office:value-type="string">
            <text:p>214,515137</text:p>
          </table:table-cell>
          <table:table-cell office:value-type="string">
            <text:p>9,900244</text:p>
          </table:table-cell>
          <table:table-cell office:value-type="string">
            <text:p>84,369164</text:p>
          </table:table-cell>
          <table:table-cell office:value-type="string">
            <text:p>9,848440</text:p>
          </table:table-cell>
          <table:table-cell office:value-type="string">
            <text:p>202,286942</text:p>
          </table:table-cell>
          <table:table-cell office:value-type="string">
            <text:p>10,830709</text:p>
          </table:table-cell>
          <table:table-cell office:value-type="string">
            <text:p>47,454765</text:p>
          </table:table-cell>
          <table:table-cell office:value-type="string">
            <text:p>10,517391</text:p>
          </table:table-cell>
          <table:table-cell office:value-type="string">
            <text:p>174,834534</text:p>
          </table:table-cell>
          <table:table-cell office:value-type="string">
            <text:p>20,113701</text:p>
          </table:table-cell>
        </table:table-row>
        <table:table-row table:style-name="ro1">
          <table:table-cell office:value-type="string">
            <text:p>AFR41 <text:s text:c="5"/></text:p>
          </table:table-cell>
          <table:table-cell office:value-type="string">
            <text:p>346,580719</text:p>
          </table:table-cell>
          <table:table-cell office:value-type="string">
            <text:p>711,718750</text:p>
          </table:table-cell>
          <table:table-cell office:value-type="string">
            <text:p>4191,242676</text:p>
          </table:table-cell>
          <table:table-cell office:value-type="string">
            <text:p>490,321930</text:p>
          </table:table-cell>
          <table:table-cell office:value-type="string">
            <text:p>10602,829102</text:p>
          </table:table-cell>
          <table:table-cell office:value-type="string">
            <text:p>293,672638</text:p>
          </table:table-cell>
          <table:table-cell office:value-type="string">
            <text:p>21974,554688</text:p>
          </table:table-cell>
          <table:table-cell office:value-type="string">
            <text:p>515,708984</text:p>
          </table:table-cell>
          <table:table-cell office:value-type="string">
            <text:p>733,752197</text:p>
          </table:table-cell>
          <table:table-cell office:value-type="string">
            <text:p>42,372757</text:p>
          </table:table-cell>
          <table:table-cell office:value-type="string">
            <text:p>2322,964600</text:p>
          </table:table-cell>
          <table:table-cell office:value-type="string">
            <text:p>59,821152</text:p>
          </table:table-cell>
          <table:table-cell office:value-type="string">
            <text:p>9084,902344</text:p>
          </table:table-cell>
          <table:table-cell office:value-type="string">
            <text:p>162,824661</text:p>
          </table:table-cell>
          <table:table-cell office:value-type="string">
            <text:p>8471,069336</text:p>
          </table:table-cell>
          <table:table-cell office:value-type="string">
            <text:p>122,508865</text:p>
          </table:table-cell>
          <table:table-cell office:value-type="string">
            <text:p>22380,357422</text:p>
          </table:table-cell>
          <table:table-cell office:value-type="string">
            <text:p>296,113007</text:p>
          </table:table-cell>
          <table:table-cell office:value-type="string">
            <text:p>785,062073</text:p>
          </table:table-cell>
          <table:table-cell office:value-type="string">
            <text:p>22,081549</text:p>
          </table:table-cell>
          <table:table-cell office:value-type="string">
            <text:p>18,502367</text:p>
          </table:table-cell>
          <table:table-cell office:value-type="string">
            <text:p>5,406959</text:p>
          </table:table-cell>
          <table:table-cell office:value-type="string">
            <text:p>25,215429</text:p>
          </table:table-cell>
          <table:table-cell office:value-type="string">
            <text:p>7,429576</text:p>
          </table:table-cell>
          <table:table-cell office:value-type="string">
            <text:p>159,044724</text:p>
          </table:table-cell>
          <table:table-cell office:value-type="string">
            <text:p>6,318799</text:p>
          </table:table-cell>
          <table:table-cell office:value-type="string">
            <text:p>5992,923340</text:p>
          </table:table-cell>
          <table:table-cell office:value-type="string">
            <text:p>157,562729</text:p>
          </table:table-cell>
          <table:table-cell office:value-type="string">
            <text:p>45,670944</text:p>
          </table:table-cell>
          <table:table-cell office:value-type="string">
            <text:p>7,9264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3,080734</text:p>
          </table:table-cell>
          <table:table-cell office:value-type="string">
            <text:p>18,360001</text:p>
          </table:table-cell>
          <table:table-cell office:value-type="string">
            <text:p>104,746452</text:p>
          </table:table-cell>
          <table:table-cell office:value-type="string">
            <text:p>9,389072</text:p>
          </table:table-cell>
          <table:table-cell office:value-type="string">
            <text:p>45,329510</text:p>
          </table:table-cell>
          <table:table-cell office:value-type="string">
            <text:p>9,968220</text:p>
          </table:table-cell>
          <table:table-cell office:value-type="string">
            <text:p>164,484711</text:p>
          </table:table-cell>
          <table:table-cell office:value-type="string">
            <text:p>11,043008</text:p>
          </table:table-cell>
          <table:table-cell office:value-type="string">
            <text:p>27,470917</text:p>
          </table:table-cell>
          <table:table-cell office:value-type="string">
            <text:p>10,982552</text:p>
          </table:table-cell>
          <table:table-cell office:value-type="string">
            <text:p>62,767220</text:p>
          </table:table-cell>
          <table:table-cell office:value-type="string">
            <text:p>20,223309</text:p>
          </table:table-cell>
        </table:table-row>
        <table:table-row table:style-name="ro1">
          <table:table-cell office:value-type="string">
            <text:p>AFR42 <text:s text:c="5"/></text:p>
          </table:table-cell>
          <table:table-cell office:value-type="string">
            <text:p>467,921295</text:p>
          </table:table-cell>
          <table:table-cell office:value-type="string">
            <text:p>377,206116</text:p>
          </table:table-cell>
          <table:table-cell office:value-type="string">
            <text:p>1109,311523</text:p>
          </table:table-cell>
          <table:table-cell office:value-type="string">
            <text:p>384,949890</text:p>
          </table:table-cell>
          <table:table-cell office:value-type="string">
            <text:p>412,074951</text:p>
          </table:table-cell>
          <table:table-cell office:value-type="string">
            <text:p>48,239269</text:p>
          </table:table-cell>
          <table:table-cell office:value-type="string">
            <text:p>79,078407</text:p>
          </table:table-cell>
          <table:table-cell office:value-type="string">
            <text:p>57,780334</text:p>
          </table:table-cell>
          <table:table-cell office:value-type="string">
            <text:p>16,899349</text:p>
          </table:table-cell>
          <table:table-cell office:value-type="string">
            <text:p>18,411617</text:p>
          </table:table-cell>
          <table:table-cell office:value-type="string">
            <text:p>30,259180</text:p>
          </table:table-cell>
          <table:table-cell office:value-type="string">
            <text:p>16,186697</text:p>
          </table:table-cell>
          <table:table-cell office:value-type="string">
            <text:p>4,816252</text:p>
          </table:table-cell>
          <table:table-cell office:value-type="string">
            <text:p>12,105992</text:p>
          </table:table-cell>
          <table:table-cell office:value-type="string">
            <text:p>0,418385</text:p>
          </table:table-cell>
          <table:table-cell office:value-type="string">
            <text:p>8,728250</text:p>
          </table:table-cell>
          <table:table-cell office:value-type="string">
            <text:p>19,278297</text:p>
          </table:table-cell>
          <table:table-cell office:value-type="string">
            <text:p>10,2113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,774966</text:p>
          </table:table-cell>
          <table:table-cell office:value-type="string">
            <text:p>7,1524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,997239</text:p>
          </table:table-cell>
          <table:table-cell office:value-type="string">
            <text:p>7,9427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7,492405</text:p>
          </table:table-cell>
          <table:table-cell office:value-type="string">
            <text:p>18,079918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43 <text:s text:c="5"/></text:p>
          </table:table-cell>
          <table:table-cell office:value-type="string">
            <text:p>245,151001</text:p>
          </table:table-cell>
          <table:table-cell office:value-type="string">
            <text:p>622,769104</text:p>
          </table:table-cell>
          <table:table-cell office:value-type="string">
            <text:p>2967,963379</text:p>
          </table:table-cell>
          <table:table-cell office:value-type="string">
            <text:p>439,281860</text:p>
          </table:table-cell>
          <table:table-cell office:value-type="string">
            <text:p>8043,498535</text:p>
          </table:table-cell>
          <table:table-cell office:value-type="string">
            <text:p>241,718353</text:p>
          </table:table-cell>
          <table:table-cell office:value-type="string">
            <text:p>14255,469727</text:p>
          </table:table-cell>
          <table:table-cell office:value-type="string">
            <text:p>345,506500</text:p>
          </table:table-cell>
          <table:table-cell office:value-type="string">
            <text:p>216,146393</text:p>
          </table:table-cell>
          <table:table-cell office:value-type="string">
            <text:p>30,483564</text:p>
          </table:table-cell>
          <table:table-cell office:value-type="string">
            <text:p>1657,006104</text:p>
          </table:table-cell>
          <table:table-cell office:value-type="string">
            <text:p>46,145340</text:p>
          </table:table-cell>
          <table:table-cell office:value-type="string">
            <text:p>5319,659668</text:p>
          </table:table-cell>
          <table:table-cell office:value-type="string">
            <text:p>99,027405</text:p>
          </table:table-cell>
          <table:table-cell office:value-type="string">
            <text:p>10655,485352</text:p>
          </table:table-cell>
          <table:table-cell office:value-type="string">
            <text:p>152,780609</text:p>
          </table:table-cell>
          <table:table-cell office:value-type="string">
            <text:p>8865,990234</text:p>
          </table:table-cell>
          <table:table-cell office:value-type="string">
            <text:p>120,337700</text:p>
          </table:table-cell>
          <table:table-cell office:value-type="string">
            <text:p>618,952393</text:p>
          </table:table-cell>
          <table:table-cell office:value-type="string">
            <text:p>17,702538</text:p>
          </table:table-cell>
          <table:table-cell office:value-type="string">
            <text:p>20,387405</text:p>
          </table:table-cell>
          <table:table-cell office:value-type="string">
            <text:p>4,918261</text:p>
          </table:table-cell>
          <table:table-cell office:value-type="string">
            <text:p>10,306941</text:p>
          </table:table-cell>
          <table:table-cell office:value-type="string">
            <text:p>7,104325</text:p>
          </table:table-cell>
          <table:table-cell office:value-type="string">
            <text:p>99,907509</text:p>
          </table:table-cell>
          <table:table-cell office:value-type="string">
            <text:p>5,132186</text:p>
          </table:table-cell>
          <table:table-cell office:value-type="string">
            <text:p>3461,452393</text:p>
          </table:table-cell>
          <table:table-cell office:value-type="string">
            <text:p>91,997131</text:p>
          </table:table-cell>
          <table:table-cell office:value-type="string">
            <text:p>53,457821</text:p>
          </table:table-cell>
          <table:table-cell office:value-type="string">
            <text:p>7,3788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3,343834</text:p>
          </table:table-cell>
          <table:table-cell office:value-type="string">
            <text:p>18,271286</text:p>
          </table:table-cell>
          <table:table-cell office:value-type="string">
            <text:p>107,246979</text:p>
          </table:table-cell>
          <table:table-cell office:value-type="string">
            <text:p>8,880513</text:p>
          </table:table-cell>
          <table:table-cell office:value-type="string">
            <text:p>53,109066</text:p>
          </table:table-cell>
          <table:table-cell office:value-type="string">
            <text:p>9,417471</text:p>
          </table:table-cell>
          <table:table-cell office:value-type="string">
            <text:p>78,729645</text:p>
          </table:table-cell>
          <table:table-cell office:value-type="string">
            <text:p>9,942681</text:p>
          </table:table-cell>
          <table:table-cell office:value-type="string">
            <text:p>41,701839</text:p>
          </table:table-cell>
          <table:table-cell office:value-type="string">
            <text:p>10,142563</text:p>
          </table:table-cell>
          <table:table-cell office:value-type="string">
            <text:p>100,265755</text:p>
          </table:table-cell>
          <table:table-cell office:value-type="string">
            <text:p>19,065563</text:p>
          </table:table-cell>
        </table:table-row>
        <table:table-row table:style-name="ro1">
          <table:table-cell office:value-type="string">
            <text:p>AFR4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993,359375</text:p>
          </table:table-cell>
          <table:table-cell office:value-type="string">
            <text:p>492,980408</text:p>
          </table:table-cell>
          <table:table-cell office:value-type="string">
            <text:p>3144,357178</text:p>
          </table:table-cell>
          <table:table-cell office:value-type="string">
            <text:p>145,295700</text:p>
          </table:table-cell>
          <table:table-cell office:value-type="string">
            <text:p>6389,576172</text:p>
          </table:table-cell>
          <table:table-cell office:value-type="string">
            <text:p>178,043213</text:p>
          </table:table-cell>
          <table:table-cell office:value-type="string">
            <text:p>1692,995972</text:p>
          </table:table-cell>
          <table:table-cell office:value-type="string">
            <text:p>51,728233</text:p>
          </table:table-cell>
          <table:table-cell office:value-type="string">
            <text:p>2990,063477</text:p>
          </table:table-cell>
          <table:table-cell office:value-type="string">
            <text:p>70,090431</text:p>
          </table:table-cell>
          <table:table-cell office:value-type="string">
            <text:p>6517,265625</text:p>
          </table:table-cell>
          <table:table-cell office:value-type="string">
            <text:p>119,124557</text:p>
          </table:table-cell>
          <table:table-cell office:value-type="string">
            <text:p>8779,941406</text:p>
          </table:table-cell>
          <table:table-cell office:value-type="string">
            <text:p>126,561447</text:p>
          </table:table-cell>
          <table:table-cell office:value-type="string">
            <text:p>10559,807617</text:p>
          </table:table-cell>
          <table:table-cell office:value-type="string">
            <text:p>142,157471</text:p>
          </table:table-cell>
          <table:table-cell office:value-type="string">
            <text:p>273,426636</text:p>
          </table:table-cell>
          <table:table-cell office:value-type="string">
            <text:p>8,865889</text:p>
          </table:table-cell>
          <table:table-cell office:value-type="string">
            <text:p>7,598151</text:p>
          </table:table-cell>
          <table:table-cell office:value-type="string">
            <text:p>4,178884</text:p>
          </table:table-cell>
          <table:table-cell office:value-type="string">
            <text:p>11,579913</text:p>
          </table:table-cell>
          <table:table-cell office:value-type="string">
            <text:p>6,846051</text:p>
          </table:table-cell>
          <table:table-cell office:value-type="string">
            <text:p>99,160011</text:p>
          </table:table-cell>
          <table:table-cell office:value-type="string">
            <text:p>4,693339</text:p>
          </table:table-cell>
          <table:table-cell office:value-type="string">
            <text:p>1255,538818</text:p>
          </table:table-cell>
          <table:table-cell office:value-type="string">
            <text:p>35,280388</text:p>
          </table:table-cell>
          <table:table-cell office:value-type="string">
            <text:p>34,877964</text:p>
          </table:table-cell>
          <table:table-cell office:value-type="string">
            <text:p>6,4406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5,664886</text:p>
          </table:table-cell>
          <table:table-cell office:value-type="string">
            <text:p>18,014694</text:p>
          </table:table-cell>
          <table:table-cell office:value-type="string">
            <text:p>77,198334</text:p>
          </table:table-cell>
          <table:table-cell office:value-type="string">
            <text:p>7,775712</text:p>
          </table:table-cell>
          <table:table-cell office:value-type="string">
            <text:p>45,234928</text:p>
          </table:table-cell>
          <table:table-cell office:value-type="string">
            <text:p>8,273110</text:p>
          </table:table-cell>
          <table:table-cell office:value-type="string">
            <text:p>82,479874</text:p>
          </table:table-cell>
          <table:table-cell office:value-type="string">
            <text:p>8,820724</text:p>
          </table:table-cell>
          <table:table-cell office:value-type="string">
            <text:p>14,038243</text:p>
          </table:table-cell>
          <table:table-cell office:value-type="string">
            <text:p>9,064648</text:p>
          </table:table-cell>
          <table:table-cell office:value-type="string">
            <text:p>44,826931</text:p>
          </table:table-cell>
          <table:table-cell office:value-type="string">
            <text:p>16,779148</text:p>
          </table:table-cell>
        </table:table-row>
        <table:table-row table:style-name="ro1">
          <table:table-cell office:value-type="string">
            <text:p>AFR45 <text:s text:c="5"/></text:p>
          </table:table-cell>
          <table:table-cell office:value-type="string">
            <text:p>1661,736938</text:p>
          </table:table-cell>
          <table:table-cell office:value-type="string">
            <text:p>597,832825</text:p>
          </table:table-cell>
          <table:table-cell office:value-type="string">
            <text:p>2489,456787</text:p>
          </table:table-cell>
          <table:table-cell office:value-type="string">
            <text:p>418,310486</text:p>
          </table:table-cell>
          <table:table-cell office:value-type="string">
            <text:p>7567,766602</text:p>
          </table:table-cell>
          <table:table-cell office:value-type="string">
            <text:p>231,885483</text:p>
          </table:table-cell>
          <table:table-cell office:value-type="string">
            <text:p>15541,533203</text:p>
          </table:table-cell>
          <table:table-cell office:value-type="string">
            <text:p>370,993042</text:p>
          </table:table-cell>
          <table:table-cell office:value-type="string">
            <text:p>75,967766</text:p>
          </table:table-cell>
          <table:table-cell office:value-type="string">
            <text:p>26,275129</text:p>
          </table:table-cell>
          <table:table-cell office:value-type="string">
            <text:p>2935,691650</text:p>
          </table:table-cell>
          <table:table-cell office:value-type="string">
            <text:p>67,514671</text:p>
          </table:table-cell>
          <table:table-cell office:value-type="string">
            <text:p>4182,909180</text:p>
          </table:table-cell>
          <table:table-cell office:value-type="string">
            <text:p>79,669899</text:p>
          </table:table-cell>
          <table:table-cell office:value-type="string">
            <text:p>4344,229980</text:p>
          </table:table-cell>
          <table:table-cell office:value-type="string">
            <text:p>64,928352</text:p>
          </table:table-cell>
          <table:table-cell office:value-type="string">
            <text:p>6473,132324</text:p>
          </table:table-cell>
          <table:table-cell office:value-type="string">
            <text:p>88,821571</text:p>
          </table:table-cell>
          <table:table-cell office:value-type="string">
            <text:p>414,949005</text:p>
          </table:table-cell>
          <table:table-cell office:value-type="string">
            <text:p>12,401863</text:p>
          </table:table-cell>
          <table:table-cell office:value-type="string">
            <text:p>142,015808</text:p>
          </table:table-cell>
          <table:table-cell office:value-type="string">
            <text:p>5,749717</text:p>
          </table:table-cell>
          <table:table-cell office:value-type="string">
            <text:p>14,370668</text:p>
          </table:table-cell>
          <table:table-cell office:value-type="string">
            <text:p>6,958045</text:p>
          </table:table-cell>
          <table:table-cell office:value-type="string">
            <text:p>74,727737</text:p>
          </table:table-cell>
          <table:table-cell office:value-type="string">
            <text:p>4,488704</text:p>
          </table:table-cell>
          <table:table-cell office:value-type="string">
            <text:p>3763,739990</text:p>
          </table:table-cell>
          <table:table-cell office:value-type="string">
            <text:p>99,768593</text:p>
          </table:table-cell>
          <table:table-cell office:value-type="string">
            <text:p>210,372452</text:p>
          </table:table-cell>
          <table:table-cell office:value-type="string">
            <text:p>8,4015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9,227764</text:p>
          </table:table-cell>
          <table:table-cell office:value-type="string">
            <text:p>17,790323</text:p>
          </table:table-cell>
          <table:table-cell office:value-type="string">
            <text:p>61,771374</text:p>
          </table:table-cell>
          <table:table-cell office:value-type="string">
            <text:p>7,667788</text:p>
          </table:table-cell>
          <table:table-cell office:value-type="string">
            <text:p>36,249420</text:p>
          </table:table-cell>
          <table:table-cell office:value-type="string">
            <text:p>8,233729</text:p>
          </table:table-cell>
          <table:table-cell office:value-type="string">
            <text:p>76,954544</text:p>
          </table:table-cell>
          <table:table-cell office:value-type="string">
            <text:p>8,580361</text:p>
          </table:table-cell>
          <table:table-cell office:value-type="string">
            <text:p>13,212464</text:p>
          </table:table-cell>
          <table:table-cell office:value-type="string">
            <text:p>8,843648</text:p>
          </table:table-cell>
          <table:table-cell office:value-type="string">
            <text:p>44,969692</text:p>
          </table:table-cell>
          <table:table-cell office:value-type="string">
            <text:p>16,684320</text:p>
          </table:table-cell>
        </table:table-row>
        <table:table-row table:style-name="ro1">
          <table:table-cell office:value-type="string">
            <text:p>AFR46 <text:s text:c="5"/></text:p>
          </table:table-cell>
          <table:table-cell office:value-type="string">
            <text:p>317,421600</text:p>
          </table:table-cell>
          <table:table-cell office:value-type="string">
            <text:p>622,935791</text:p>
          </table:table-cell>
          <table:table-cell office:value-type="string">
            <text:p>3519,789551</text:p>
          </table:table-cell>
          <table:table-cell office:value-type="string">
            <text:p>451,140411</text:p>
          </table:table-cell>
          <table:table-cell office:value-type="string">
            <text:p>14595,180664</text:p>
          </table:table-cell>
          <table:table-cell office:value-type="string">
            <text:p>382,107910</text:p>
          </table:table-cell>
          <table:table-cell office:value-type="string">
            <text:p>27760,753906</text:p>
          </table:table-cell>
          <table:table-cell office:value-type="string">
            <text:p>639,563904</text:p>
          </table:table-cell>
          <table:table-cell office:value-type="string">
            <text:p>233,631027</text:p>
          </table:table-cell>
          <table:table-cell office:value-type="string">
            <text:p>31,135317</text:p>
          </table:table-cell>
          <table:table-cell office:value-type="string">
            <text:p>2255,855469</text:p>
          </table:table-cell>
          <table:table-cell office:value-type="string">
            <text:p>56,238045</text:p>
          </table:table-cell>
          <table:table-cell office:value-type="string">
            <text:p>2462,959473</text:p>
          </table:table-cell>
          <table:table-cell office:value-type="string">
            <text:p>51,451096</text:p>
          </table:table-cell>
          <table:table-cell office:value-type="string">
            <text:p>7420,294922</text:p>
          </table:table-cell>
          <table:table-cell office:value-type="string">
            <text:p>107,746590</text:p>
          </table:table-cell>
          <table:table-cell office:value-type="string">
            <text:p>7591,486328</text:p>
          </table:table-cell>
          <table:table-cell office:value-type="string">
            <text:p>103,537460</text:p>
          </table:table-cell>
          <table:table-cell office:value-type="string">
            <text:p>1253,091064</text:p>
          </table:table-cell>
          <table:table-cell office:value-type="string">
            <text:p>34,283756</text:p>
          </table:table-cell>
          <table:table-cell office:value-type="string">
            <text:p>35,032692</text:p>
          </table:table-cell>
          <table:table-cell office:value-type="string">
            <text:p>5,526319</text:p>
          </table:table-cell>
          <table:table-cell office:value-type="string">
            <text:p>9,743895</text:p>
          </table:table-cell>
          <table:table-cell office:value-type="string">
            <text:p>7,278460</text:p>
          </table:table-cell>
          <table:table-cell office:value-type="string">
            <text:p>171,303574</text:p>
          </table:table-cell>
          <table:table-cell office:value-type="string">
            <text:p>6,447738</text:p>
          </table:table-cell>
          <table:table-cell office:value-type="string">
            <text:p>6491,609863</text:p>
          </table:table-cell>
          <table:table-cell office:value-type="string">
            <text:p>170,474716</text:p>
          </table:table-cell>
          <table:table-cell office:value-type="string">
            <text:p>45,562286</text:p>
          </table:table-cell>
          <table:table-cell office:value-type="string">
            <text:p>7,728641</text:p>
          </table:table-cell>
          <table:table-cell office:value-type="string">
            <text:p>700,511047</text:p>
          </table:table-cell>
          <table:table-cell office:value-type="string">
            <text:p>23,137486</text:p>
          </table:table-cell>
          <table:table-cell office:value-type="string">
            <text:p>81,904541</text:p>
          </table:table-cell>
          <table:table-cell office:value-type="string">
            <text:p>18,290573</text:p>
          </table:table-cell>
          <table:table-cell office:value-type="string">
            <text:p>182,050735</text:p>
          </table:table-cell>
          <table:table-cell office:value-type="string">
            <text:p>9,546787</text:p>
          </table:table-cell>
          <table:table-cell office:value-type="string">
            <text:p>62,212799</text:p>
          </table:table-cell>
          <table:table-cell office:value-type="string">
            <text:p>9,648549</text:p>
          </table:table-cell>
          <table:table-cell office:value-type="string">
            <text:p>80,604759</text:p>
          </table:table-cell>
          <table:table-cell office:value-type="string">
            <text:p>9,948291</text:p>
          </table:table-cell>
          <table:table-cell office:value-type="string">
            <text:p>52,381916</text:p>
          </table:table-cell>
          <table:table-cell office:value-type="string">
            <text:p>10,508622</text:p>
          </table:table-cell>
          <table:table-cell office:value-type="string">
            <text:p>53,440174</text:p>
          </table:table-cell>
          <table:table-cell office:value-type="string">
            <text:p>19,450472</text:p>
          </table:table-cell>
        </table:table-row>
        <table:table-row table:style-name="ro1">
          <table:table-cell office:value-type="string">
            <text:p>AFR47 <text:s text:c="5"/></text:p>
          </table:table-cell>
          <table:table-cell office:value-type="string">
            <text:p>628,452271</text:p>
          </table:table-cell>
          <table:table-cell office:value-type="string">
            <text:p>614,315247</text:p>
          </table:table-cell>
          <table:table-cell office:value-type="string">
            <text:p>2405,718262</text:p>
          </table:table-cell>
          <table:table-cell office:value-type="string">
            <text:p>427,996307</text:p>
          </table:table-cell>
          <table:table-cell office:value-type="string">
            <text:p>10738,873047</text:p>
          </table:table-cell>
          <table:table-cell office:value-type="string">
            <text:p>300,415863</text:p>
          </table:table-cell>
          <table:table-cell office:value-type="string">
            <text:p>20934,263672</text:p>
          </table:table-cell>
          <table:table-cell office:value-type="string">
            <text:p>489,603271</text:p>
          </table:table-cell>
          <table:table-cell office:value-type="string">
            <text:p>140,634888</text:p>
          </table:table-cell>
          <table:table-cell office:value-type="string">
            <text:p>26,663794</text:p>
          </table:table-cell>
          <table:table-cell office:value-type="string">
            <text:p>1532,786377</text:p>
          </table:table-cell>
          <table:table-cell office:value-type="string">
            <text:p>42,551830</text:p>
          </table:table-cell>
          <table:table-cell office:value-type="string">
            <text:p>2330,106689</text:p>
          </table:table-cell>
          <table:table-cell office:value-type="string">
            <text:p>48,836189</text:p>
          </table:table-cell>
          <table:table-cell office:value-type="string">
            <text:p>4908,095703</text:p>
          </table:table-cell>
          <table:table-cell office:value-type="string">
            <text:p>72,858940</text:p>
          </table:table-cell>
          <table:table-cell office:value-type="string">
            <text:p>5703,211914</text:p>
          </table:table-cell>
          <table:table-cell office:value-type="string">
            <text:p>79,067856</text:p>
          </table:table-cell>
          <table:table-cell office:value-type="string">
            <text:p>653,380432</text:p>
          </table:table-cell>
          <table:table-cell office:value-type="string">
            <text:p>18,589209</text:p>
          </table:table-cell>
          <table:table-cell office:value-type="string">
            <text:p>28,709631</text:p>
          </table:table-cell>
          <table:table-cell office:value-type="string">
            <text:p>5,045106</text:p>
          </table:table-cell>
          <table:table-cell office:value-type="string">
            <text:p>5,879836</text:p>
          </table:table-cell>
          <table:table-cell office:value-type="string">
            <text:p>7,138456</text:p>
          </table:table-cell>
          <table:table-cell office:value-type="string">
            <text:p>116,081764</text:p>
          </table:table-cell>
          <table:table-cell office:value-type="string">
            <text:p>5,426973</text:p>
          </table:table-cell>
          <table:table-cell office:value-type="string">
            <text:p>5061,978027</text:p>
          </table:table-cell>
          <table:table-cell office:value-type="string">
            <text:p>133,415878</text:p>
          </table:table-cell>
          <table:table-cell office:value-type="string">
            <text:p>57,128708</text:p>
          </table:table-cell>
          <table:table-cell office:value-type="string">
            <text:p>7,43879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8,179672</text:p>
          </table:table-cell>
          <table:table-cell office:value-type="string">
            <text:p>18,076559</text:p>
          </table:table-cell>
          <table:table-cell office:value-type="string">
            <text:p>99,366310</text:p>
          </table:table-cell>
          <table:table-cell office:value-type="string">
            <text:p>8,676005</text:p>
          </table:table-cell>
          <table:table-cell office:value-type="string">
            <text:p>50,975060</text:p>
          </table:table-cell>
          <table:table-cell office:value-type="string">
            <text:p>9,192108</text:p>
          </table:table-cell>
          <table:table-cell office:value-type="string">
            <text:p>78,797493</text:p>
          </table:table-cell>
          <table:table-cell office:value-type="string">
            <text:p>9,538081</text:p>
          </table:table-cell>
          <table:table-cell office:value-type="string">
            <text:p>17,653263</text:p>
          </table:table-cell>
          <table:table-cell office:value-type="string">
            <text:p>9,884009</text:p>
          </table:table-cell>
          <table:table-cell office:value-type="string">
            <text:p>51,483009</text:p>
          </table:table-cell>
          <table:table-cell office:value-type="string">
            <text:p>18,573591</text:p>
          </table:table-cell>
        </table:table-row>
        <table:table-row table:style-name="ro1">
          <table:table-cell office:value-type="string">
            <text:p>AFR48 <text:s text:c="5"/></text:p>
          </table:table-cell>
          <table:table-cell office:value-type="string">
            <text:p>433,068237</text:p>
          </table:table-cell>
          <table:table-cell office:value-type="string">
            <text:p>544,344421</text:p>
          </table:table-cell>
          <table:table-cell office:value-type="string">
            <text:p>1165,845825</text:p>
          </table:table-cell>
          <table:table-cell office:value-type="string">
            <text:p>392,712616</text:p>
          </table:table-cell>
          <table:table-cell office:value-type="string">
            <text:p>3266,607178</text:p>
          </table:table-cell>
          <table:table-cell office:value-type="string">
            <text:p>154,719620</text:p>
          </table:table-cell>
          <table:table-cell office:value-type="string">
            <text:p>8312,710938</text:p>
          </table:table-cell>
          <table:table-cell office:value-type="string">
            <text:p>215,227814</text:p>
          </table:table-cell>
          <table:table-cell office:value-type="string">
            <text:p>376,221313</text:p>
          </table:table-cell>
          <table:table-cell office:value-type="string">
            <text:p>28,540773</text:p>
          </table:table-cell>
          <table:table-cell office:value-type="string">
            <text:p>1355,870483</text:p>
          </table:table-cell>
          <table:table-cell office:value-type="string">
            <text:p>39,442497</text:p>
          </table:table-cell>
          <table:table-cell office:value-type="string">
            <text:p>3981,617920</text:p>
          </table:table-cell>
          <table:table-cell office:value-type="string">
            <text:p>75,905060</text:p>
          </table:table-cell>
          <table:table-cell office:value-type="string">
            <text:p>7648,501465</text:p>
          </table:table-cell>
          <table:table-cell office:value-type="string">
            <text:p>110,799316</text:p>
          </table:table-cell>
          <table:table-cell office:value-type="string">
            <text:p>7827,731934</text:p>
          </table:table-cell>
          <table:table-cell office:value-type="string">
            <text:p>106,604301</text:p>
          </table:table-cell>
          <table:table-cell office:value-type="string">
            <text:p>326,976654</text:p>
          </table:table-cell>
          <table:table-cell office:value-type="string">
            <text:p>10,135351</text:p>
          </table:table-cell>
          <table:table-cell office:value-type="string">
            <text:p>8,874176</text:p>
          </table:table-cell>
          <table:table-cell office:value-type="string">
            <text:p>4,121957</text:p>
          </table:table-cell>
          <table:table-cell office:value-type="string">
            <text:p>11,310631</text:p>
          </table:table-cell>
          <table:table-cell office:value-type="string">
            <text:p>6,819452</text:p>
          </table:table-cell>
          <table:table-cell office:value-type="string">
            <text:p>56,531670</text:p>
          </table:table-cell>
          <table:table-cell office:value-type="string">
            <text:p>4,112912</text:p>
          </table:table-cell>
          <table:table-cell office:value-type="string">
            <text:p>1613,858643</text:p>
          </table:table-cell>
          <table:table-cell office:value-type="string">
            <text:p>44,377106</text:p>
          </table:table-cell>
          <table:table-cell office:value-type="string">
            <text:p>41,596413</text:p>
          </table:table-cell>
          <table:table-cell office:value-type="string">
            <text:p>6,4250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8,121902</text:p>
          </table:table-cell>
          <table:table-cell office:value-type="string">
            <text:p>17,971153</text:p>
          </table:table-cell>
          <table:table-cell office:value-type="string">
            <text:p>73,617073</text:p>
          </table:table-cell>
          <table:table-cell office:value-type="string">
            <text:p>7,555698</text:p>
          </table:table-cell>
          <table:table-cell office:value-type="string">
            <text:p>76,258568</text:p>
          </table:table-cell>
          <table:table-cell office:value-type="string">
            <text:p>8,214348</text:p>
          </table:table-cell>
          <table:table-cell office:value-type="string">
            <text:p>59,028488</text:p>
          </table:table-cell>
          <table:table-cell office:value-type="string">
            <text:p>8,403279</text:p>
          </table:table-cell>
          <table:table-cell office:value-type="string">
            <text:p>16,763313</text:p>
          </table:table-cell>
          <table:table-cell office:value-type="string">
            <text:p>8,683491</text:p>
          </table:table-cell>
          <table:table-cell office:value-type="string">
            <text:p>47,253868</text:p>
          </table:table-cell>
          <table:table-cell office:value-type="string">
            <text:p>16,259884</text:p>
          </table:table-cell>
        </table:table-row>
        <table:table-row table:style-name="ro1">
          <table:table-cell office:value-type="string">
            <text:p>AFR49 <text:s text:c="5"/></text:p>
          </table:table-cell>
          <table:table-cell office:value-type="string">
            <text:p>284,149811</text:p>
          </table:table-cell>
          <table:table-cell office:value-type="string">
            <text:p>586,618530</text:p>
          </table:table-cell>
          <table:table-cell office:value-type="string">
            <text:p>3234,522461</text:p>
          </table:table-cell>
          <table:table-cell office:value-type="string">
            <text:p>434,080231</text:p>
          </table:table-cell>
          <table:table-cell office:value-type="string">
            <text:p>11448,961914</text:p>
          </table:table-cell>
          <table:table-cell office:value-type="string">
            <text:p>311,609467</text:p>
          </table:table-cell>
          <table:table-cell office:value-type="string">
            <text:p>21006,240234</text:p>
          </table:table-cell>
          <table:table-cell office:value-type="string">
            <text:p>492,355194</text:p>
          </table:table-cell>
          <table:table-cell office:value-type="string">
            <text:p>166,232254</text:p>
          </table:table-cell>
          <table:table-cell office:value-type="string">
            <text:p>28,819637</text:p>
          </table:table-cell>
          <table:table-cell office:value-type="string">
            <text:p>1691,933350</text:p>
          </table:table-cell>
          <table:table-cell office:value-type="string">
            <text:p>46,177055</text:p>
          </table:table-cell>
          <table:table-cell office:value-type="string">
            <text:p>3432,159180</text:p>
          </table:table-cell>
          <table:table-cell office:value-type="string">
            <text:p>67,328712</text:p>
          </table:table-cell>
          <table:table-cell office:value-type="string">
            <text:p>6449,140625</text:p>
          </table:table-cell>
          <table:table-cell office:value-type="string">
            <text:p>94,233475</text:p>
          </table:table-cell>
          <table:table-cell office:value-type="string">
            <text:p>7734,128906</text:p>
          </table:table-cell>
          <table:table-cell office:value-type="string">
            <text:p>105,527168</text:p>
          </table:table-cell>
          <table:table-cell office:value-type="string">
            <text:p>710,378296</text:p>
          </table:table-cell>
          <table:table-cell office:value-type="string">
            <text:p>20,018652</text:p>
          </table:table-cell>
          <table:table-cell office:value-type="string">
            <text:p>29,433891</text:p>
          </table:table-cell>
          <table:table-cell office:value-type="string">
            <text:p>4,874221</text:p>
          </table:table-cell>
          <table:table-cell office:value-type="string">
            <text:p>10,721880</text:p>
          </table:table-cell>
          <table:table-cell office:value-type="string">
            <text:p>7,046005</text:p>
          </table:table-cell>
          <table:table-cell office:value-type="string">
            <text:p>155,358826</text:p>
          </table:table-cell>
          <table:table-cell office:value-type="string">
            <text:p>5,856842</text:p>
          </table:table-cell>
          <table:table-cell office:value-type="string">
            <text:p>4822,090332</text:p>
          </table:table-cell>
          <table:table-cell office:value-type="string">
            <text:p>127,183914</text:p>
          </table:table-cell>
          <table:table-cell office:value-type="string">
            <text:p>44,972122</text:p>
          </table:table-cell>
          <table:table-cell office:value-type="string">
            <text:p>6,98438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4,533936</text:p>
          </table:table-cell>
          <table:table-cell office:value-type="string">
            <text:p>18,012402</text:p>
          </table:table-cell>
          <table:table-cell office:value-type="string">
            <text:p>156,860764</text:p>
          </table:table-cell>
          <table:table-cell office:value-type="string">
            <text:p>8,667563</text:p>
          </table:table-cell>
          <table:table-cell office:value-type="string">
            <text:p>42,022537</text:p>
          </table:table-cell>
          <table:table-cell office:value-type="string">
            <text:p>8,775933</text:p>
          </table:table-cell>
          <table:table-cell office:value-type="string">
            <text:p>88,088348</text:p>
          </table:table-cell>
          <table:table-cell office:value-type="string">
            <text:p>9,175432</text:p>
          </table:table-cell>
          <table:table-cell office:value-type="string">
            <text:p>31,731876</text:p>
          </table:table-cell>
          <table:table-cell office:value-type="string">
            <text:p>9,501088</text:p>
          </table:table-cell>
          <table:table-cell office:value-type="string">
            <text:p>51,768234</text:p>
          </table:table-cell>
          <table:table-cell office:value-type="string">
            <text:p>17,719955</text:p>
          </table:table-cell>
        </table:table-row>
        <table:table-row table:style-name="ro1">
          <table:table-cell office:value-type="string">
            <text:p>AFR50 <text:s text:c="5"/></text:p>
          </table:table-cell>
          <table:table-cell office:value-type="string">
            <text:p>766,588135</text:p>
          </table:table-cell>
          <table:table-cell office:value-type="string">
            <text:p>348,475281</text:p>
          </table:table-cell>
          <table:table-cell office:value-type="string">
            <text:p>409,496948</text:p>
          </table:table-cell>
          <table:table-cell office:value-type="string">
            <text:p>351,287231</text:p>
          </table:table-cell>
          <table:table-cell office:value-type="string">
            <text:p>368,359833</text:p>
          </table:table-cell>
          <table:table-cell office:value-type="string">
            <text:p>44,2013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,771511</text:p>
          </table:table-cell>
          <table:table-cell office:value-type="string">
            <text:p>15,678936</text:p>
          </table:table-cell>
          <table:table-cell office:value-type="string">
            <text:p>12,357205</text:p>
          </table:table-cell>
          <table:table-cell office:value-type="string">
            <text:p>13,499950</text:p>
          </table:table-cell>
          <table:table-cell office:value-type="string">
            <text:p>30,557810</text:p>
          </table:table-cell>
          <table:table-cell office:value-type="string">
            <text:p>9,766376</text:p>
          </table:table-cell>
          <table:table-cell office:value-type="string">
            <text:p>3,539840</text:p>
          </table:table-cell>
          <table:table-cell office:value-type="string">
            <text:p>7,86990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,991030</text:p>
          </table:table-cell>
          <table:table-cell office:value-type="string">
            <text:p>6,731739</text:p>
          </table:table-cell>
          <table:table-cell table:number-columns-repeated="1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51 <text:s text:c="5"/></text:p>
          </table:table-cell>
          <table:table-cell office:value-type="string">
            <text:p>549,600952</text:p>
          </table:table-cell>
          <table:table-cell office:value-type="string">
            <text:p>3232,820557</text:p>
          </table:table-cell>
          <table:table-cell office:value-type="string">
            <text:p>41250,960938</text:p>
          </table:table-cell>
          <table:table-cell office:value-type="string">
            <text:p>2376,376709</text:p>
          </table:table-cell>
          <table:table-cell office:value-type="string">
            <text:p>273462,062500</text:p>
          </table:table-cell>
          <table:table-cell office:value-type="string">
            <text:p>6508,128906</text:p>
          </table:table-cell>
          <table:table-cell office:value-type="string">
            <text:p>797087,750000</text:p>
          </table:table-cell>
          <table:table-cell office:value-type="string">
            <text:p>17633,078125</text:p>
          </table:table-cell>
          <table:table-cell office:value-type="string">
            <text:p>938,453064</text:p>
          </table:table-cell>
          <table:table-cell office:value-type="string">
            <text:p>191,502136</text:p>
          </table:table-cell>
          <table:table-cell office:value-type="string">
            <text:p>17702,523438</text:p>
          </table:table-cell>
          <table:table-cell office:value-type="string">
            <text:p>397,013000</text:p>
          </table:table-cell>
          <table:table-cell office:value-type="string">
            <text:p>55292,355469</text:p>
          </table:table-cell>
          <table:table-cell office:value-type="string">
            <text:p>974,437561</text:p>
          </table:table-cell>
          <table:table-cell office:value-type="string">
            <text:p>94442,171875</text:p>
          </table:table-cell>
          <table:table-cell office:value-type="string">
            <text:p>1335,155029</text:p>
          </table:table-cell>
          <table:table-cell office:value-type="string">
            <text:p>188858,875000</text:p>
          </table:table-cell>
          <table:table-cell office:value-type="string">
            <text:p>2480,709961</text:p>
          </table:table-cell>
          <table:table-cell office:value-type="string">
            <text:p>25784,529297</text:p>
          </table:table-cell>
          <table:table-cell office:value-type="string">
            <text:p>687,634399</text:p>
          </table:table-cell>
          <table:table-cell office:value-type="string">
            <text:p>347,509644</text:p>
          </table:table-cell>
          <table:table-cell office:value-type="string">
            <text:p>34,141804</text:p>
          </table:table-cell>
          <table:table-cell office:value-type="string">
            <text:p>421,139008</text:p>
          </table:table-cell>
          <table:table-cell office:value-type="string">
            <text:p>24,442015</text:p>
          </table:table-cell>
          <table:table-cell office:value-type="string">
            <text:p>4613,342773</text:p>
          </table:table-cell>
          <table:table-cell office:value-type="string">
            <text:p>113,869247</text:p>
          </table:table-cell>
          <table:table-cell office:value-type="string">
            <text:p>228734,343750</text:p>
          </table:table-cell>
          <table:table-cell office:value-type="string">
            <text:p>5942,619629</text:p>
          </table:table-cell>
          <table:table-cell office:value-type="string">
            <text:p>114,094177</text:p>
          </table:table-cell>
          <table:table-cell office:value-type="string">
            <text:p>28,723028</text:p>
          </table:table-cell>
          <table:table-cell office:value-type="string">
            <text:p>458,373962</text:p>
          </table:table-cell>
          <table:table-cell office:value-type="string">
            <text:p>35,306995</text:p>
          </table:table-cell>
          <table:table-cell office:value-type="string">
            <text:p>3503,616699</text:p>
          </table:table-cell>
          <table:table-cell office:value-type="string">
            <text:p>78,226974</text:p>
          </table:table-cell>
          <table:table-cell office:value-type="string">
            <text:p>860,732971</text:p>
          </table:table-cell>
          <table:table-cell office:value-type="string">
            <text:p>36,725567</text:p>
          </table:table-cell>
          <table:table-cell office:value-type="string">
            <text:p>666,783630</text:p>
          </table:table-cell>
          <table:table-cell office:value-type="string">
            <text:p>37,140465</text:p>
          </table:table-cell>
          <table:table-cell office:value-type="string">
            <text:p>1810,428589</text:p>
          </table:table-cell>
          <table:table-cell office:value-type="string">
            <text:p>51,643173</text:p>
          </table:table-cell>
          <table:table-cell office:value-type="string">
            <text:p>1050,396606</text:p>
          </table:table-cell>
          <table:table-cell office:value-type="string">
            <text:p>49,445614</text:p>
          </table:table-cell>
          <table:table-cell office:value-type="string">
            <text:p>1276,876709</text:p>
          </table:table-cell>
          <table:table-cell office:value-type="string">
            <text:p>79,965263</text:p>
          </table:table-cell>
        </table:table-row>
        <table:table-row table:style-name="ro1">
          <table:table-cell office:value-type="string">
            <text:p>AFR52 <text:s text:c="5"/></text:p>
          </table:table-cell>
          <table:table-cell office:value-type="string">
            <text:p>2353,570313</text:p>
          </table:table-cell>
          <table:table-cell office:value-type="string">
            <text:p>653,263000</text:p>
          </table:table-cell>
          <table:table-cell office:value-type="string">
            <text:p>574,638733</text:p>
          </table:table-cell>
          <table:table-cell office:value-type="string">
            <text:p>406,017670</text:p>
          </table:table-cell>
          <table:table-cell office:value-type="string">
            <text:p>881,312134</text:p>
          </table:table-cell>
          <table:table-cell office:value-type="string">
            <text:p>130,647873</text:p>
          </table:table-cell>
          <table:table-cell office:value-type="string">
            <text:p>1355,495483</text:p>
          </table:table-cell>
          <table:table-cell office:value-type="string">
            <text:p>81,936066</text:p>
          </table:table-cell>
          <table:table-cell office:value-type="string">
            <text:p>3,312599</text:p>
          </table:table-cell>
          <table:table-cell office:value-type="string">
            <text:p>23,188297</text:p>
          </table:table-cell>
          <table:table-cell office:value-type="string">
            <text:p>934,750916</text:p>
          </table:table-cell>
          <table:table-cell office:value-type="string">
            <text:p>32,699394</text:p>
          </table:table-cell>
          <table:table-cell office:value-type="string">
            <text:p>353,192078</text:p>
          </table:table-cell>
          <table:table-cell office:value-type="string">
            <text:p>19,031939</text:p>
          </table:table-cell>
          <table:table-cell office:value-type="string">
            <text:p>2671,854736</text:p>
          </table:table-cell>
          <table:table-cell office:value-type="string">
            <text:p>42,844688</text:p>
          </table:table-cell>
          <table:table-cell office:value-type="string">
            <text:p>677,240906</text:p>
          </table:table-cell>
          <table:table-cell office:value-type="string">
            <text:p>16,963310</text:p>
          </table:table-cell>
          <table:table-cell office:value-type="string">
            <text:p>62,632633</text:p>
          </table:table-cell>
          <table:table-cell office:value-type="string">
            <text:p>5,4258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,968435</text:p>
          </table:table-cell>
          <table:table-cell office:value-type="string">
            <text:p>7,493602</text:p>
          </table:table-cell>
          <table:table-cell office:value-type="string">
            <text:p>16,619682</text:p>
          </table:table-cell>
          <table:table-cell office:value-type="string">
            <text:p>4,880330</text:p>
          </table:table-cell>
          <table:table-cell office:value-type="string">
            <text:p>424,683624</text:p>
          </table:table-cell>
          <table:table-cell office:value-type="string">
            <text:p>15,819029</text:p>
          </table:table-cell>
          <table:table-cell office:value-type="string">
            <text:p>58,214115</text:p>
          </table:table-cell>
          <table:table-cell office:value-type="string">
            <text:p>8,3706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,550446</text:p>
          </table:table-cell>
          <table:table-cell office:value-type="string">
            <text:p>18,470716</text:p>
          </table:table-cell>
          <table:table-cell office:value-type="string">
            <text:p>51,016788</text:p>
          </table:table-cell>
          <table:table-cell office:value-type="string">
            <text:p>9,717845</text:p>
          </table:table-cell>
          <table:table-cell office:value-type="string">
            <text:p>18,046778</text:p>
          </table:table-cell>
          <table:table-cell office:value-type="string">
            <text:p>10,517070</text:p>
          </table:table-cell>
          <table:table-cell office:value-type="string">
            <text:p>27,672779</text:p>
          </table:table-cell>
          <table:table-cell office:value-type="string">
            <text:p>10,827578</text:p>
          </table:table-cell>
          <table:table-cell office:value-type="string">
            <text:p>11,576361</text:p>
          </table:table-cell>
          <table:table-cell office:value-type="string">
            <text:p>11,416022</text:p>
          </table:table-cell>
          <table:table-cell office:value-type="string">
            <text:p>71,353645</text:p>
          </table:table-cell>
          <table:table-cell office:value-type="string">
            <text:p>21,353596</text:p>
          </table:table-cell>
        </table:table-row>
        <table:table-row table:style-name="ro1">
          <table:table-cell office:value-type="string">
            <text:p>AFR53 <text:s text:c="5"/></text:p>
          </table:table-cell>
          <table:table-cell office:value-type="string">
            <text:p>1680,624634</text:p>
          </table:table-cell>
          <table:table-cell office:value-type="string">
            <text:p>706,770630</text:p>
          </table:table-cell>
          <table:table-cell office:value-type="string">
            <text:p>1023,065735</text:p>
          </table:table-cell>
          <table:table-cell office:value-type="string">
            <text:p>418,820862</text:p>
          </table:table-cell>
          <table:table-cell office:value-type="string">
            <text:p>602,529663</text:p>
          </table:table-cell>
          <table:table-cell office:value-type="string">
            <text:p>132,572906</text:p>
          </table:table-cell>
          <table:table-cell office:value-type="string">
            <text:p>395,894989</text:p>
          </table:table-cell>
          <table:table-cell office:value-type="string">
            <text:p>71,090263</text:p>
          </table:table-cell>
          <table:table-cell office:value-type="string">
            <text:p>25,925508</text:p>
          </table:table-cell>
          <table:table-cell office:value-type="string">
            <text:p>23,821474</text:p>
          </table:table-cell>
          <table:table-cell office:value-type="string">
            <text:p>265,584869</text:p>
          </table:table-cell>
          <table:table-cell office:value-type="string">
            <text:p>23,560556</text:p>
          </table:table-cell>
          <table:table-cell office:value-type="string">
            <text:p>7,411894</text:p>
          </table:table-cell>
          <table:table-cell office:value-type="string">
            <text:p>14,954354</text:p>
          </table:table-cell>
          <table:table-cell office:value-type="string">
            <text:p>413,189056</text:p>
          </table:table-cell>
          <table:table-cell office:value-type="string">
            <text:p>14,002399</text:p>
          </table:table-cell>
          <table:table-cell office:value-type="string">
            <text:p>155,397049</text:p>
          </table:table-cell>
          <table:table-cell office:value-type="string">
            <text:p>12,048450</text:p>
          </table:table-cell>
          <table:table-cell office:value-type="string">
            <text:p>32,108292</text:p>
          </table:table-cell>
          <table:table-cell office:value-type="string">
            <text:p>5,561624</text:p>
          </table:table-cell>
          <table:table-cell office:value-type="string">
            <text:p>2,639052</text:p>
          </table:table-cell>
          <table:table-cell office:value-type="string">
            <text:p>5,742360</text:p>
          </table:table-cell>
          <table:table-cell office:value-type="string">
            <text:p>12,926331</text:p>
          </table:table-cell>
          <table:table-cell office:value-type="string">
            <text:p>7,719741</text:p>
          </table:table-cell>
          <table:table-cell office:value-type="string">
            <text:p>23,108150</text:p>
          </table:table-cell>
          <table:table-cell office:value-type="string">
            <text:p>5,388676</text:p>
          </table:table-cell>
          <table:table-cell office:value-type="string">
            <text:p>140,079651</text:p>
          </table:table-cell>
          <table:table-cell office:value-type="string">
            <text:p>11,009852</text:p>
          </table:table-cell>
          <table:table-cell office:value-type="string">
            <text:p>70,552734</text:p>
          </table:table-cell>
          <table:table-cell office:value-type="string">
            <text:p>9,3536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,428011</text:p>
          </table:table-cell>
          <table:table-cell office:value-type="string">
            <text:p>18,859814</text:p>
          </table:table-cell>
          <table:table-cell office:value-type="string">
            <text:p>55,414116</text:p>
          </table:table-cell>
          <table:table-cell office:value-type="string">
            <text:p>10,748007</text:p>
          </table:table-cell>
          <table:table-cell office:value-type="string">
            <text:p>34,050335</text:p>
          </table:table-cell>
          <table:table-cell office:value-type="string">
            <text:p>11,368337</text:p>
          </table:table-cell>
          <table:table-cell office:value-type="string">
            <text:p>40,952419</text:p>
          </table:table-cell>
          <table:table-cell office:value-type="string">
            <text:p>11,951936</text:p>
          </table:table-cell>
          <table:table-cell office:value-type="string">
            <text:p>6,578706</text:p>
          </table:table-cell>
          <table:table-cell office:value-type="string">
            <text:p>12,525682</text:p>
          </table:table-cell>
          <table:table-cell office:value-type="string">
            <text:p>70,809410</text:p>
          </table:table-cell>
          <table:table-cell office:value-type="string">
            <text:p>23,701143</text:p>
          </table:table-cell>
        </table:table-row>
        <table:table-row table:style-name="ro1">
          <table:table-cell office:value-type="string">
            <text:p>AFR54 <text:s text:c="5"/></text:p>
          </table:table-cell>
          <table:table-cell office:value-type="string">
            <text:p>1109,961304</text:p>
          </table:table-cell>
          <table:table-cell office:value-type="string">
            <text:p>535,543274</text:p>
          </table:table-cell>
          <table:table-cell office:value-type="string">
            <text:p>385,748474</text:p>
          </table:table-cell>
          <table:table-cell office:value-type="string">
            <text:p>374,456512</text:p>
          </table:table-cell>
          <table:table-cell office:value-type="string">
            <text:p>663,471252</text:p>
          </table:table-cell>
          <table:table-cell office:value-type="string">
            <text:p>118,782219</text:p>
          </table:table-cell>
          <table:table-cell office:value-type="string">
            <text:p>976,139587</text:p>
          </table:table-cell>
          <table:table-cell office:value-type="string">
            <text:p>70,158928</text:p>
          </table:table-cell>
          <table:table-cell office:value-type="string">
            <text:p>21,983614</text:p>
          </table:table-cell>
          <table:table-cell office:value-type="string">
            <text:p>19,278795</text:p>
          </table:table-cell>
          <table:table-cell office:value-type="string">
            <text:p>631,080322</text:p>
          </table:table-cell>
          <table:table-cell office:value-type="string">
            <text:p>25,636370</text:p>
          </table:table-cell>
          <table:table-cell office:value-type="string">
            <text:p>151,460815</text:p>
          </table:table-cell>
          <table:table-cell office:value-type="string">
            <text:p>14,136537</text:p>
          </table:table-cell>
          <table:table-cell office:value-type="string">
            <text:p>1726,113647</text:p>
          </table:table-cell>
          <table:table-cell office:value-type="string">
            <text:p>29,601620</text:p>
          </table:table-cell>
          <table:table-cell office:value-type="string">
            <text:p>377,165649</text:p>
          </table:table-cell>
          <table:table-cell office:value-type="string">
            <text:p>13,337996</text:p>
          </table:table-cell>
          <table:table-cell office:value-type="string">
            <text:p>40,852077</text:p>
          </table:table-cell>
          <table:table-cell office:value-type="string">
            <text:p>4,467862</text:p>
          </table:table-cell>
          <table:table-cell office:value-type="string">
            <text:p>4,113792</text:p>
          </table:table-cell>
          <table:table-cell office:value-type="string">
            <text:p>4,375309</text:p>
          </table:table-cell>
          <table:table-cell office:value-type="string">
            <text:p>8,031856</text:p>
          </table:table-cell>
          <table:table-cell office:value-type="string">
            <text:p>7,000115</text:p>
          </table:table-cell>
          <table:table-cell office:value-type="string">
            <text:p>16,790359</text:p>
          </table:table-cell>
          <table:table-cell office:value-type="string">
            <text:p>4,136902</text:p>
          </table:table-cell>
          <table:table-cell office:value-type="string">
            <text:p>296,952942</text:p>
          </table:table-cell>
          <table:table-cell office:value-type="string">
            <text:p>12,714787</text:p>
          </table:table-cell>
          <table:table-cell office:value-type="string">
            <text:p>38,930012</text:p>
          </table:table-cell>
          <table:table-cell office:value-type="string">
            <text:p>7,0377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3,849899</text:p>
          </table:table-cell>
          <table:table-cell office:value-type="string">
            <text:p>17,854733</text:p>
          </table:table-cell>
          <table:table-cell office:value-type="string">
            <text:p>50,339390</text:p>
          </table:table-cell>
          <table:table-cell office:value-type="string">
            <text:p>8,053202</text:p>
          </table:table-cell>
          <table:table-cell office:value-type="string">
            <text:p>15,849982</text:p>
          </table:table-cell>
          <table:table-cell office:value-type="string">
            <text:p>8,650632</text:p>
          </table:table-cell>
          <table:table-cell office:value-type="string">
            <text:p>24,575827</text:p>
          </table:table-cell>
          <table:table-cell office:value-type="string">
            <text:p>9,053573</text:p>
          </table:table-cell>
          <table:table-cell office:value-type="string">
            <text:p>20,347998</text:p>
          </table:table-cell>
          <table:table-cell office:value-type="string">
            <text:p>9,448924</text:p>
          </table:table-cell>
          <table:table-cell office:value-type="string">
            <text:p>66,552368</text:p>
          </table:table-cell>
          <table:table-cell office:value-type="string">
            <text:p>17,980341</text:p>
          </table:table-cell>
        </table:table-row>
        <table:table-row table:style-name="ro1">
          <table:table-cell office:value-type="string">
            <text:p>AFR55 <text:s text:c="5"/></text:p>
          </table:table-cell>
          <table:table-cell office:value-type="string">
            <text:p>2645,711182</text:p>
          </table:table-cell>
          <table:table-cell office:value-type="string">
            <text:p>2094,864502</text:p>
          </table:table-cell>
          <table:table-cell office:value-type="string">
            <text:p>34060,281250</text:p>
          </table:table-cell>
          <table:table-cell office:value-type="string">
            <text:p>1779,905029</text:p>
          </table:table-cell>
          <table:table-cell office:value-type="string">
            <text:p>212161,593750</text:p>
          </table:table-cell>
          <table:table-cell office:value-type="string">
            <text:p>5044,572266</text:p>
          </table:table-cell>
          <table:table-cell office:value-type="string">
            <text:p>580301,125000</text:p>
          </table:table-cell>
          <table:table-cell office:value-type="string">
            <text:p>12829,630859</text:p>
          </table:table-cell>
          <table:table-cell office:value-type="string">
            <text:p>599,308533</text:p>
          </table:table-cell>
          <table:table-cell office:value-type="string">
            <text:p>118,003197</text:p>
          </table:table-cell>
          <table:table-cell office:value-type="string">
            <text:p>13122,202148</text:p>
          </table:table-cell>
          <table:table-cell office:value-type="string">
            <text:p>285,534241</text:p>
          </table:table-cell>
          <table:table-cell office:value-type="string">
            <text:p>14102,766602</text:p>
          </table:table-cell>
          <table:table-cell office:value-type="string">
            <text:p>265,623779</text:p>
          </table:table-cell>
          <table:table-cell office:value-type="string">
            <text:p>66464,046875</text:p>
          </table:table-cell>
          <table:table-cell office:value-type="string">
            <text:p>938,603394</text:p>
          </table:table-cell>
          <table:table-cell office:value-type="string">
            <text:p>90903,945313</text:p>
          </table:table-cell>
          <table:table-cell office:value-type="string">
            <text:p>1196,923218</text:p>
          </table:table-cell>
          <table:table-cell office:value-type="string">
            <text:p>15636,378906</text:p>
          </table:table-cell>
          <table:table-cell office:value-type="string">
            <text:p>417,153809</text:p>
          </table:table-cell>
          <table:table-cell office:value-type="string">
            <text:p>280,281006</text:p>
          </table:table-cell>
          <table:table-cell office:value-type="string">
            <text:p>22,092789</text:p>
          </table:table-cell>
          <table:table-cell office:value-type="string">
            <text:p>244,140488</text:p>
          </table:table-cell>
          <table:table-cell office:value-type="string">
            <text:p>16,246204</text:p>
          </table:table-cell>
          <table:table-cell office:value-type="string">
            <text:p>2670,505615</text:p>
          </table:table-cell>
          <table:table-cell office:value-type="string">
            <text:p>66,346008</text:p>
          </table:table-cell>
          <table:table-cell office:value-type="string">
            <text:p>141763,890625</text:p>
          </table:table-cell>
          <table:table-cell office:value-type="string">
            <text:p>3683,615479</text:p>
          </table:table-cell>
          <table:table-cell office:value-type="string">
            <text:p>60,345318</text:p>
          </table:table-cell>
          <table:table-cell office:value-type="string">
            <text:p>18,971115</text:p>
          </table:table-cell>
          <table:table-cell office:value-type="string">
            <text:p>235,787949</text:p>
          </table:table-cell>
          <table:table-cell office:value-type="string">
            <text:p>24,717562</text:p>
          </table:table-cell>
          <table:table-cell office:value-type="string">
            <text:p>2182,022705</text:p>
          </table:table-cell>
          <table:table-cell office:value-type="string">
            <text:p>51,051926</text:p>
          </table:table-cell>
          <table:table-cell office:value-type="string">
            <text:p>301,494019</text:p>
          </table:table-cell>
          <table:table-cell office:value-type="string">
            <text:p>22,247061</text:p>
          </table:table-cell>
          <table:table-cell office:value-type="string">
            <text:p>408,991974</text:p>
          </table:table-cell>
          <table:table-cell office:value-type="string">
            <text:p>23,936981</text:p>
          </table:table-cell>
          <table:table-cell office:value-type="string">
            <text:p>907,763184</text:p>
          </table:table-cell>
          <table:table-cell office:value-type="string">
            <text:p>30,114712</text:p>
          </table:table-cell>
          <table:table-cell office:value-type="string">
            <text:p>571,040161</text:p>
          </table:table-cell>
          <table:table-cell office:value-type="string">
            <text:p>30,247688</text:p>
          </table:table-cell>
          <table:table-cell office:value-type="string">
            <text:p>666,502625</text:p>
          </table:table-cell>
          <table:table-cell office:value-type="string">
            <text:p>50,714348</text:p>
          </table:table-cell>
        </table:table-row>
        <table:table-row table:style-name="ro1">
          <table:table-cell office:value-type="string">
            <text:p>AFR5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140,027344</text:p>
          </table:table-cell>
          <table:table-cell office:value-type="string">
            <text:p>1796,359497</text:p>
          </table:table-cell>
          <table:table-cell office:value-type="string">
            <text:p>209534,921875</text:p>
          </table:table-cell>
          <table:table-cell office:value-type="string">
            <text:p>5008,470215</text:p>
          </table:table-cell>
          <table:table-cell office:value-type="string">
            <text:p>581600,375000</text:p>
          </table:table-cell>
          <table:table-cell office:value-type="string">
            <text:p>12858,268555</text:p>
          </table:table-cell>
          <table:table-cell office:value-type="string">
            <text:p>348,030304</text:p>
          </table:table-cell>
          <table:table-cell office:value-type="string">
            <text:p>122,838272</text:p>
          </table:table-cell>
          <table:table-cell office:value-type="string">
            <text:p>14726,204102</text:p>
          </table:table-cell>
          <table:table-cell office:value-type="string">
            <text:p>316,177063</text:p>
          </table:table-cell>
          <table:table-cell office:value-type="string">
            <text:p>19343,101563</text:p>
          </table:table-cell>
          <table:table-cell office:value-type="string">
            <text:p>353,635742</text:p>
          </table:table-cell>
          <table:table-cell office:value-type="string">
            <text:p>73521,000000</text:p>
          </table:table-cell>
          <table:table-cell office:value-type="string">
            <text:p>1037,097900</text:p>
          </table:table-cell>
          <table:table-cell office:value-type="string">
            <text:p>104473,218750</text:p>
          </table:table-cell>
          <table:table-cell office:value-type="string">
            <text:p>1374,024292</text:p>
          </table:table-cell>
          <table:table-cell office:value-type="string">
            <text:p>16240,625000</text:p>
          </table:table-cell>
          <table:table-cell office:value-type="string">
            <text:p>433,180359</text:p>
          </table:table-cell>
          <table:table-cell office:value-type="string">
            <text:p>211,292831</text:p>
          </table:table-cell>
          <table:table-cell office:value-type="string">
            <text:p>21,842596</text:p>
          </table:table-cell>
          <table:table-cell office:value-type="string">
            <text:p>265,690613</text:p>
          </table:table-cell>
          <table:table-cell office:value-type="string">
            <text:p>16,460482</text:p>
          </table:table-cell>
          <table:table-cell office:value-type="string">
            <text:p>2896,336670</text:p>
          </table:table-cell>
          <table:table-cell office:value-type="string">
            <text:p>71,620163</text:p>
          </table:table-cell>
          <table:table-cell office:value-type="string">
            <text:p>144028,968750</text:p>
          </table:table-cell>
          <table:table-cell office:value-type="string">
            <text:p>3742,431885</text:p>
          </table:table-cell>
          <table:table-cell office:value-type="string">
            <text:p>67,161049</text:p>
          </table:table-cell>
          <table:table-cell office:value-type="string">
            <text:p>19,179062</text:p>
          </table:table-cell>
          <table:table-cell office:value-type="string">
            <text:p>284,629639</text:p>
          </table:table-cell>
          <table:table-cell office:value-type="string">
            <text:p>25,267311</text:p>
          </table:table-cell>
          <table:table-cell office:value-type="string">
            <text:p>2411,485596</text:p>
          </table:table-cell>
          <table:table-cell office:value-type="string">
            <text:p>55,085850</text:p>
          </table:table-cell>
          <table:table-cell office:value-type="string">
            <text:p>357,080811</text:p>
          </table:table-cell>
          <table:table-cell office:value-type="string">
            <text:p>22,795658</text:p>
          </table:table-cell>
          <table:table-cell office:value-type="string">
            <text:p>450,787537</text:p>
          </table:table-cell>
          <table:table-cell office:value-type="string">
            <text:p>24,579046</text:p>
          </table:table-cell>
          <table:table-cell office:value-type="string">
            <text:p>1002,307495</text:p>
          </table:table-cell>
          <table:table-cell office:value-type="string">
            <text:p>31,606379</text:p>
          </table:table-cell>
          <table:table-cell office:value-type="string">
            <text:p>621,982178</text:p>
          </table:table-cell>
          <table:table-cell office:value-type="string">
            <text:p>31,419407</text:p>
          </table:table-cell>
          <table:table-cell office:value-type="string">
            <text:p>772,554016</text:p>
          </table:table-cell>
          <table:table-cell office:value-type="string">
            <text:p>52,320118</text:p>
          </table:table-cell>
        </table:table-row>
        <table:table-row table:style-name="ro1">
          <table:table-cell office:value-type="string">
            <text:p>AFR57 <text:s text:c="5"/></text:p>
          </table:table-cell>
          <table:table-cell office:value-type="string">
            <text:p>3850,695313</text:p>
          </table:table-cell>
          <table:table-cell office:value-type="string">
            <text:p>3154,145020</text:p>
          </table:table-cell>
          <table:table-cell office:value-type="string">
            <text:p>44847,964844</text:p>
          </table:table-cell>
          <table:table-cell office:value-type="string">
            <text:p>2462,346680</text:p>
          </table:table-cell>
          <table:table-cell office:value-type="string">
            <text:p>271516,625000</text:p>
          </table:table-cell>
          <table:table-cell office:value-type="string">
            <text:p>6463,686523</text:p>
          </table:table-cell>
          <table:table-cell office:value-type="string">
            <text:p>799846,437500</text:p>
          </table:table-cell>
          <table:table-cell office:value-type="string">
            <text:p>17692,339844</text:p>
          </table:table-cell>
          <table:table-cell office:value-type="string">
            <text:p>897,367493</text:p>
          </table:table-cell>
          <table:table-cell office:value-type="string">
            <text:p>188,822922</text:p>
          </table:table-cell>
          <table:table-cell office:value-type="string">
            <text:p>17437,144531</text:p>
          </table:table-cell>
          <table:table-cell office:value-type="string">
            <text:p>391,397247</text:p>
          </table:table-cell>
          <table:table-cell office:value-type="string">
            <text:p>52850,343750</text:p>
          </table:table-cell>
          <table:table-cell office:value-type="string">
            <text:p>933,071655</text:p>
          </table:table-cell>
          <table:table-cell office:value-type="string">
            <text:p>93169,507813</text:p>
          </table:table-cell>
          <table:table-cell office:value-type="string">
            <text:p>1317,423950</text:p>
          </table:table-cell>
          <table:table-cell office:value-type="string">
            <text:p>185052,187500</text:p>
          </table:table-cell>
          <table:table-cell office:value-type="string">
            <text:p>2430,991455</text:p>
          </table:table-cell>
          <table:table-cell office:value-type="string">
            <text:p>25784,005859</text:p>
          </table:table-cell>
          <table:table-cell office:value-type="string">
            <text:p>687,628052</text:p>
          </table:table-cell>
          <table:table-cell office:value-type="string">
            <text:p>346,253387</text:p>
          </table:table-cell>
          <table:table-cell office:value-type="string">
            <text:p>34,170738</text:p>
          </table:table-cell>
          <table:table-cell office:value-type="string">
            <text:p>392,785675</text:p>
          </table:table-cell>
          <table:table-cell office:value-type="string">
            <text:p>24,441671</text:p>
          </table:table-cell>
          <table:table-cell office:value-type="string">
            <text:p>4558,850586</text:p>
          </table:table-cell>
          <table:table-cell office:value-type="string">
            <text:p>112,656570</text:p>
          </table:table-cell>
          <table:table-cell office:value-type="string">
            <text:p>228886,937500</text:p>
          </table:table-cell>
          <table:table-cell office:value-type="string">
            <text:p>5946,586426</text:p>
          </table:table-cell>
          <table:table-cell office:value-type="string">
            <text:p>132,322174</text:p>
          </table:table-cell>
          <table:table-cell office:value-type="string">
            <text:p>29,630268</text:p>
          </table:table-cell>
          <table:table-cell office:value-type="string">
            <text:p>480,219543</text:p>
          </table:table-cell>
          <table:table-cell office:value-type="string">
            <text:p>36,228500</text:p>
          </table:table-cell>
          <table:table-cell office:value-type="string">
            <text:p>3418,392578</text:p>
          </table:table-cell>
          <table:table-cell office:value-type="string">
            <text:p>76,990570</text:p>
          </table:table-cell>
          <table:table-cell office:value-type="string">
            <text:p>883,117065</text:p>
          </table:table-cell>
          <table:table-cell office:value-type="string">
            <text:p>37,910450</text:p>
          </table:table-cell>
          <table:table-cell office:value-type="string">
            <text:p>709,601990</text:p>
          </table:table-cell>
          <table:table-cell office:value-type="string">
            <text:p>38,073616</text:p>
          </table:table-cell>
          <table:table-cell office:value-type="string">
            <text:p>1810,804565</text:p>
          </table:table-cell>
          <table:table-cell office:value-type="string">
            <text:p>52,192776</text:p>
          </table:table-cell>
          <table:table-cell office:value-type="string">
            <text:p>1080,554199</text:p>
          </table:table-cell>
          <table:table-cell office:value-type="string">
            <text:p>50,601974</text:p>
          </table:table-cell>
          <table:table-cell office:value-type="string">
            <text:p>1269,797485</text:p>
          </table:table-cell>
          <table:table-cell office:value-type="string">
            <text:p>81,440063</text:p>
          </table:table-cell>
        </table:table-row>
        <table:table-row table:style-name="ro1">
          <table:table-cell office:value-type="string">
            <text:p>AFR58 <text:s text:c="5"/></text:p>
          </table:table-cell>
          <table:table-cell office:value-type="string">
            <text:p>581,817932</text:p>
          </table:table-cell>
          <table:table-cell office:value-type="string">
            <text:p>880,931946</text:p>
          </table:table-cell>
          <table:table-cell office:value-type="string">
            <text:p>9304,826172</text:p>
          </table:table-cell>
          <table:table-cell office:value-type="string">
            <text:p>653,172180</text:p>
          </table:table-cell>
          <table:table-cell office:value-type="string">
            <text:p>58420,117188</text:p>
          </table:table-cell>
          <table:table-cell office:value-type="string">
            <text:p>1386,537964</text:p>
          </table:table-cell>
          <table:table-cell office:value-type="string">
            <text:p>151372,312500</text:p>
          </table:table-cell>
          <table:table-cell office:value-type="string">
            <text:p>3357,597168</text:p>
          </table:table-cell>
          <table:table-cell office:value-type="string">
            <text:p>477,589569</text:p>
          </table:table-cell>
          <table:table-cell office:value-type="string">
            <text:p>49,687607</text:p>
          </table:table-cell>
          <table:table-cell office:value-type="string">
            <text:p>17705,632813</text:p>
          </table:table-cell>
          <table:table-cell office:value-type="string">
            <text:p>349,526886</text:p>
          </table:table-cell>
          <table:table-cell office:value-type="string">
            <text:p>1636,503174</text:p>
          </table:table-cell>
          <table:table-cell office:value-type="string">
            <text:p>43,956661</text:p>
          </table:table-cell>
          <table:table-cell office:value-type="string">
            <text:p>24557,224609</text:p>
          </table:table-cell>
          <table:table-cell office:value-type="string">
            <text:p>346,834290</text:p>
          </table:table-cell>
          <table:table-cell office:value-type="string">
            <text:p>14644,910156</text:p>
          </table:table-cell>
          <table:table-cell office:value-type="string">
            <text:p>195,880737</text:p>
          </table:table-cell>
          <table:table-cell office:value-type="string">
            <text:p>3343,865479</text:p>
          </table:table-cell>
          <table:table-cell office:value-type="string">
            <text:p>89,640511</text:p>
          </table:table-cell>
          <table:table-cell office:value-type="string">
            <text:p>61,161652</text:p>
          </table:table-cell>
          <table:table-cell office:value-type="string">
            <text:p>7,707661</text:p>
          </table:table-cell>
          <table:table-cell office:value-type="string">
            <text:p>42,566311</text:p>
          </table:table-cell>
          <table:table-cell office:value-type="string">
            <text:p>8,331511</text:p>
          </table:table-cell>
          <table:table-cell office:value-type="string">
            <text:p>535,904785</text:p>
          </table:table-cell>
          <table:table-cell office:value-type="string">
            <text:p>14,481223</text:p>
          </table:table-cell>
          <table:table-cell office:value-type="string">
            <text:p>27748,037109</text:p>
          </table:table-cell>
          <table:table-cell office:value-type="string">
            <text:p>722,256958</text:p>
          </table:table-cell>
          <table:table-cell office:value-type="string">
            <text:p>42,120369</text:p>
          </table:table-cell>
          <table:table-cell office:value-type="string">
            <text:p>9,513148</text:p>
          </table:table-cell>
          <table:table-cell office:value-type="string">
            <text:p>164,636688</text:p>
          </table:table-cell>
          <table:table-cell office:value-type="string">
            <text:p>16,925005</text:p>
          </table:table-cell>
          <table:table-cell office:value-type="string">
            <text:p>682,259216</text:p>
          </table:table-cell>
          <table:table-cell office:value-type="string">
            <text:p>23,838099</text:p>
          </table:table-cell>
          <table:table-cell office:value-type="string">
            <text:p>608,440918</text:p>
          </table:table-cell>
          <table:table-cell office:value-type="string">
            <text:p>15,794874</text:p>
          </table:table-cell>
          <table:table-cell office:value-type="string">
            <text:p>96,421547</text:p>
          </table:table-cell>
          <table:table-cell office:value-type="string">
            <text:p>11,927241</text:p>
          </table:table-cell>
          <table:table-cell office:value-type="string">
            <text:p>160,958038</text:p>
          </table:table-cell>
          <table:table-cell office:value-type="string">
            <text:p>12,429520</text:p>
          </table:table-cell>
          <table:table-cell office:value-type="string">
            <text:p>125,213974</text:p>
          </table:table-cell>
          <table:table-cell office:value-type="string">
            <text:p>13,146419</text:p>
          </table:table-cell>
          <table:table-cell office:value-type="string">
            <text:p>353,901123</text:p>
          </table:table-cell>
          <table:table-cell office:value-type="string">
            <text:p>25,175180</text:p>
          </table:table-cell>
        </table:table-row>
        <table:table-row table:style-name="ro1">
          <table:table-cell office:value-type="string">
            <text:p>AFR5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1466,117188</text:p>
          </table:table-cell>
          <table:table-cell office:value-type="string">
            <text:p>2343,497314</text:p>
          </table:table-cell>
          <table:table-cell office:value-type="string">
            <text:p>276236,812500</text:p>
          </table:table-cell>
          <table:table-cell office:value-type="string">
            <text:p>6597,268555</text:p>
          </table:table-cell>
          <table:table-cell office:value-type="string">
            <text:p>777751,875000</text:p>
          </table:table-cell>
          <table:table-cell office:value-type="string">
            <text:p>17206,042969</text:p>
          </table:table-cell>
          <table:table-cell office:value-type="string">
            <text:p>1046,305176</text:p>
          </table:table-cell>
          <table:table-cell office:value-type="string">
            <text:p>179,229050</text:p>
          </table:table-cell>
          <table:table-cell office:value-type="string">
            <text:p>14293,810547</text:p>
          </table:table-cell>
          <table:table-cell office:value-type="string">
            <text:p>331,486664</text:p>
          </table:table-cell>
          <table:table-cell office:value-type="string">
            <text:p>28310,466797</text:p>
          </table:table-cell>
          <table:table-cell office:value-type="string">
            <text:p>518,040344</text:p>
          </table:table-cell>
          <table:table-cell office:value-type="string">
            <text:p>84388,773438</text:p>
          </table:table-cell>
          <table:table-cell office:value-type="string">
            <text:p>1194,745117</text:p>
          </table:table-cell>
          <table:table-cell office:value-type="string">
            <text:p>162121,328125</text:p>
          </table:table-cell>
          <table:table-cell office:value-type="string">
            <text:p>2131,507080</text:p>
          </table:table-cell>
          <table:table-cell office:value-type="string">
            <text:p>24365,421875</text:p>
          </table:table-cell>
          <table:table-cell office:value-type="string">
            <text:p>650,000977</text:p>
          </table:table-cell>
          <table:table-cell office:value-type="string">
            <text:p>314,092682</text:p>
          </table:table-cell>
          <table:table-cell office:value-type="string">
            <text:p>33,480827</text:p>
          </table:table-cell>
          <table:table-cell office:value-type="string">
            <text:p>388,835968</text:p>
          </table:table-cell>
          <table:table-cell office:value-type="string">
            <text:p>24,390635</text:p>
          </table:table-cell>
          <table:table-cell office:value-type="string">
            <text:p>4236,562988</text:p>
          </table:table-cell>
          <table:table-cell office:value-type="string">
            <text:p>105,148094</text:p>
          </table:table-cell>
          <table:table-cell office:value-type="string">
            <text:p>222335,937500</text:p>
          </table:table-cell>
          <table:table-cell office:value-type="string">
            <text:p>5776,476074</text:p>
          </table:table-cell>
          <table:table-cell office:value-type="string">
            <text:p>70,593674</text:p>
          </table:table-cell>
          <table:table-cell office:value-type="string">
            <text:p>30,164202</text:p>
          </table:table-cell>
          <table:table-cell office:value-type="string">
            <text:p>463,944031</text:p>
          </table:table-cell>
          <table:table-cell office:value-type="string">
            <text:p>36,515564</text:p>
          </table:table-cell>
          <table:table-cell office:value-type="string">
            <text:p>2636,154541</text:p>
          </table:table-cell>
          <table:table-cell office:value-type="string">
            <text:p>63,806095</text:p>
          </table:table-cell>
          <table:table-cell office:value-type="string">
            <text:p>317,728790</text:p>
          </table:table-cell>
          <table:table-cell office:value-type="string">
            <text:p>34,740311</text:p>
          </table:table-cell>
          <table:table-cell office:value-type="string">
            <text:p>608,663940</text:p>
          </table:table-cell>
          <table:table-cell office:value-type="string">
            <text:p>38,351192</text:p>
          </table:table-cell>
          <table:table-cell office:value-type="string">
            <text:p>1554,401367</text:p>
          </table:table-cell>
          <table:table-cell office:value-type="string">
            <text:p>49,806587</text:p>
          </table:table-cell>
          <table:table-cell office:value-type="string">
            <text:p>992,588379</text:p>
          </table:table-cell>
          <table:table-cell office:value-type="string">
            <text:p>49,966099</text:p>
          </table:table-cell>
          <table:table-cell office:value-type="string">
            <text:p>895,250916</text:p>
          </table:table-cell>
          <table:table-cell office:value-type="string">
            <text:p>80,242821</text:p>
          </table:table-cell>
        </table:table-row>
        <table:table-row table:style-name="ro1">
          <table:table-cell office:value-type="string">
            <text:p>AFR60 <text:s text:c="5"/></text:p>
          </table:table-cell>
          <table:table-cell office:value-type="string">
            <text:p>3163,848877</text:p>
          </table:table-cell>
          <table:table-cell office:value-type="string">
            <text:p>993,068542</text:p>
          </table:table-cell>
          <table:table-cell office:value-type="string">
            <text:p>10648,918945</text:p>
          </table:table-cell>
          <table:table-cell office:value-type="string">
            <text:p>710,264343</text:p>
          </table:table-cell>
          <table:table-cell office:value-type="string">
            <text:p>65426,074219</text:p>
          </table:table-cell>
          <table:table-cell office:value-type="string">
            <text:p>1557,583496</text:p>
          </table:table-cell>
          <table:table-cell office:value-type="string">
            <text:p>170294,468750</text:p>
          </table:table-cell>
          <table:table-cell office:value-type="string">
            <text:p>3775,176270</text:p>
          </table:table-cell>
          <table:table-cell office:value-type="string">
            <text:p>418,217194</text:p>
          </table:table-cell>
          <table:table-cell office:value-type="string">
            <text:p>52,842411</text:p>
          </table:table-cell>
          <table:table-cell office:value-type="string">
            <text:p>17194,423828</text:p>
          </table:table-cell>
          <table:table-cell office:value-type="string">
            <text:p>340,656921</text:p>
          </table:table-cell>
          <table:table-cell office:value-type="string">
            <text:p>2482,013184</text:p>
          </table:table-cell>
          <table:table-cell office:value-type="string">
            <text:p>57,703346</text:p>
          </table:table-cell>
          <table:table-cell office:value-type="string">
            <text:p>27752,863281</text:p>
          </table:table-cell>
          <table:table-cell office:value-type="string">
            <text:p>391,733704</text:p>
          </table:table-cell>
          <table:table-cell office:value-type="string">
            <text:p>17211,642578</text:p>
          </table:table-cell>
          <table:table-cell office:value-type="string">
            <text:p>229,627045</text:p>
          </table:table-cell>
          <table:table-cell office:value-type="string">
            <text:p>3792,592529</text:p>
          </table:table-cell>
          <table:table-cell office:value-type="string">
            <text:p>101,611786</text:p>
          </table:table-cell>
          <table:table-cell office:value-type="string">
            <text:p>59,904903</text:p>
          </table:table-cell>
          <table:table-cell office:value-type="string">
            <text:p>8,337344</text:p>
          </table:table-cell>
          <table:table-cell office:value-type="string">
            <text:p>57,208900</text:p>
          </table:table-cell>
          <table:table-cell office:value-type="string">
            <text:p>8,701403</text:p>
          </table:table-cell>
          <table:table-cell office:value-type="string">
            <text:p>596,193542</text:p>
          </table:table-cell>
          <table:table-cell office:value-type="string">
            <text:p>16,019047</text:p>
          </table:table-cell>
          <table:table-cell office:value-type="string">
            <text:p>31173,681641</text:p>
          </table:table-cell>
          <table:table-cell office:value-type="string">
            <text:p>811,240784</text:p>
          </table:table-cell>
          <table:table-cell office:value-type="string">
            <text:p>41,250519</text:p>
          </table:table-cell>
          <table:table-cell office:value-type="string">
            <text:p>10,167006</text:p>
          </table:table-cell>
          <table:table-cell office:value-type="string">
            <text:p>125,292442</text:p>
          </table:table-cell>
          <table:table-cell office:value-type="string">
            <text:p>16,977077</text:p>
          </table:table-cell>
          <table:table-cell office:value-type="string">
            <text:p>515,843262</text:p>
          </table:table-cell>
          <table:table-cell office:value-type="string">
            <text:p>22,309294</text:p>
          </table:table-cell>
          <table:table-cell office:value-type="string">
            <text:p>768,041382</text:p>
          </table:table-cell>
          <table:table-cell office:value-type="string">
            <text:p>18,537933</text:p>
          </table:table-cell>
          <table:table-cell office:value-type="string">
            <text:p>123,275177</text:p>
          </table:table-cell>
          <table:table-cell office:value-type="string">
            <text:p>12,863598</text:p>
          </table:table-cell>
          <table:table-cell office:value-type="string">
            <text:p>196,838760</text:p>
          </table:table-cell>
          <table:table-cell office:value-type="string">
            <text:p>13,459764</text:p>
          </table:table-cell>
          <table:table-cell office:value-type="string">
            <text:p>131,094666</text:p>
          </table:table-cell>
          <table:table-cell office:value-type="string">
            <text:p>14,073951</text:p>
          </table:table-cell>
          <table:table-cell office:value-type="string">
            <text:p>248,035385</text:p>
          </table:table-cell>
          <table:table-cell office:value-type="string">
            <text:p>26,283155</text:p>
          </table:table-cell>
        </table:table-row>
        <table:table-row table:style-name="ro1">
          <table:table-cell office:value-type="string">
            <text:p>AFR61 <text:s text:c="5"/></text:p>
          </table:table-cell>
          <table:table-cell office:value-type="string">
            <text:p>763,129883</text:p>
          </table:table-cell>
          <table:table-cell office:value-type="string">
            <text:p>622,611267</text:p>
          </table:table-cell>
          <table:table-cell office:value-type="string">
            <text:p>502,111115</text:p>
          </table:table-cell>
          <table:table-cell office:value-type="string">
            <text:p>397,974213</text:p>
          </table:table-cell>
          <table:table-cell office:value-type="string">
            <text:p>904,103760</text:p>
          </table:table-cell>
          <table:table-cell office:value-type="string">
            <text:p>127,382637</text:p>
          </table:table-cell>
          <table:table-cell office:value-type="string">
            <text:p>1518,897583</text:p>
          </table:table-cell>
          <table:table-cell office:value-type="string">
            <text:p>83,381004</text:p>
          </table:table-cell>
          <table:table-cell office:value-type="string">
            <text:p>24,418211</text:p>
          </table:table-cell>
          <table:table-cell office:value-type="string">
            <text:p>21,711094</text:p>
          </table:table-cell>
          <table:table-cell office:value-type="string">
            <text:p>911,391479</text:p>
          </table:table-cell>
          <table:table-cell office:value-type="string">
            <text:p>32,640381</text:p>
          </table:table-cell>
          <table:table-cell office:value-type="string">
            <text:p>777,338684</text:p>
          </table:table-cell>
          <table:table-cell office:value-type="string">
            <text:p>24,772051</text:p>
          </table:table-cell>
          <table:table-cell office:value-type="string">
            <text:p>553,055420</text:p>
          </table:table-cell>
          <table:table-cell office:value-type="string">
            <text:p>14,815833</text:p>
          </table:table-cell>
          <table:table-cell office:value-type="string">
            <text:p>692,307007</text:p>
          </table:table-cell>
          <table:table-cell office:value-type="string">
            <text:p>16,774111</text:p>
          </table:table-cell>
          <table:table-cell office:value-type="string">
            <text:p>48,234753</text:p>
          </table:table-cell>
          <table:table-cell office:value-type="string">
            <text:p>4,906481</text:p>
          </table:table-cell>
          <table:table-cell office:value-type="string">
            <text:p>4,785095</text:p>
          </table:table-cell>
          <table:table-cell office:value-type="string">
            <text:p>4,815060</text:p>
          </table:table-cell>
          <table:table-cell office:value-type="string">
            <text:p>18,165113</text:p>
          </table:table-cell>
          <table:table-cell office:value-type="string">
            <text:p>7,278494</text:p>
          </table:table-cell>
          <table:table-cell office:value-type="string">
            <text:p>24,047850</text:p>
          </table:table-cell>
          <table:table-cell office:value-type="string">
            <text:p>4,584828</text:p>
          </table:table-cell>
          <table:table-cell office:value-type="string">
            <text:p>332,952209</text:p>
          </table:table-cell>
          <table:table-cell office:value-type="string">
            <text:p>13,801434</text:p>
          </table:table-cell>
          <table:table-cell office:value-type="string">
            <text:p>56,989079</text:p>
          </table:table-cell>
          <table:table-cell office:value-type="string">
            <text:p>7,9993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8,592575</text:p>
          </table:table-cell>
          <table:table-cell office:value-type="string">
            <text:p>18,205318</text:p>
          </table:table-cell>
          <table:table-cell office:value-type="string">
            <text:p>36,999252</text:p>
          </table:table-cell>
          <table:table-cell office:value-type="string">
            <text:p>8,988568</text:p>
          </table:table-cell>
          <table:table-cell office:value-type="string">
            <text:p>15,842865</text:p>
          </table:table-cell>
          <table:table-cell office:value-type="string">
            <text:p>9,746778</text:p>
          </table:table-cell>
          <table:table-cell office:value-type="string">
            <text:p>26,676575</text:p>
          </table:table-cell>
          <table:table-cell office:value-type="string">
            <text:p>10,038839</text:p>
          </table:table-cell>
          <table:table-cell office:value-type="string">
            <text:p>12,909679</text:p>
          </table:table-cell>
          <table:table-cell office:value-type="string">
            <text:p>10,548697</text:p>
          </table:table-cell>
          <table:table-cell office:value-type="string">
            <text:p>47,444210</text:p>
          </table:table-cell>
          <table:table-cell office:value-type="string">
            <text:p>19,823233</text:p>
          </table:table-cell>
        </table:table-row>
        <table:table-row table:style-name="ro1">
          <table:table-cell office:value-type="string">
            <text:p>AFR62 <text:s text:c="5"/></text:p>
          </table:table-cell>
          <table:table-cell office:value-type="string">
            <text:p>674,618774</text:p>
          </table:table-cell>
          <table:table-cell office:value-type="string">
            <text:p>509,017792</text:p>
          </table:table-cell>
          <table:table-cell office:value-type="string">
            <text:p>533,731750</text:p>
          </table:table-cell>
          <table:table-cell office:value-type="string">
            <text:p>370,276154</text:p>
          </table:table-cell>
          <table:table-cell office:value-type="string">
            <text:p>2423,970703</text:p>
          </table:table-cell>
          <table:table-cell office:value-type="string">
            <text:p>138,465027</text:p>
          </table:table-cell>
          <table:table-cell office:value-type="string">
            <text:p>4998,767090</text:p>
          </table:table-cell>
          <table:table-cell office:value-type="string">
            <text:p>145,341919</text:p>
          </table:table-cell>
          <table:table-cell office:value-type="string">
            <text:p>31,082729</text:p>
          </table:table-cell>
          <table:table-cell office:value-type="string">
            <text:p>20,832573</text:p>
          </table:table-cell>
          <table:table-cell office:value-type="string">
            <text:p>964,487488</text:p>
          </table:table-cell>
          <table:table-cell office:value-type="string">
            <text:p>31,043041</text:p>
          </table:table-cell>
          <table:table-cell office:value-type="string">
            <text:p>225,452667</text:p>
          </table:table-cell>
          <table:table-cell office:value-type="string">
            <text:p>14,950519</text:p>
          </table:table-cell>
          <table:table-cell office:value-type="string">
            <text:p>755,190247</text:p>
          </table:table-cell>
          <table:table-cell office:value-type="string">
            <text:p>16,630051</text:p>
          </table:table-cell>
          <table:table-cell office:value-type="string">
            <text:p>2152,857910</text:p>
          </table:table-cell>
          <table:table-cell office:value-type="string">
            <text:p>33,483894</text:p>
          </table:table-cell>
          <table:table-cell office:value-type="string">
            <text:p>170,228485</text:p>
          </table:table-cell>
          <table:table-cell office:value-type="string">
            <text:p>6,521764</text:p>
          </table:table-cell>
          <table:table-cell office:value-type="string">
            <text:p>4,819120</text:p>
          </table:table-cell>
          <table:table-cell office:value-type="string">
            <text:p>4,152545</text:p>
          </table:table-cell>
          <table:table-cell office:value-type="string">
            <text:p>7,808137</text:p>
          </table:table-cell>
          <table:table-cell office:value-type="string">
            <text:p>6,868553</text:p>
          </table:table-cell>
          <table:table-cell office:value-type="string">
            <text:p>20,566771</text:p>
          </table:table-cell>
          <table:table-cell office:value-type="string">
            <text:p>3,921634</text:p>
          </table:table-cell>
          <table:table-cell office:value-type="string">
            <text:p>1114,497925</text:p>
          </table:table-cell>
          <table:table-cell office:value-type="string">
            <text:p>31,835812</text:p>
          </table:table-cell>
          <table:table-cell office:value-type="string">
            <text:p>24,672100</text:p>
          </table:table-cell>
          <table:table-cell office:value-type="string">
            <text:p>6,51357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,416994</text:p>
          </table:table-cell>
          <table:table-cell office:value-type="string">
            <text:p>17,722700</text:p>
          </table:table-cell>
          <table:table-cell office:value-type="string">
            <text:p>19,346245</text:p>
          </table:table-cell>
          <table:table-cell office:value-type="string">
            <text:p>7,517509</text:p>
          </table:table-cell>
          <table:table-cell office:value-type="string">
            <text:p>10,154751</text:p>
          </table:table-cell>
          <table:table-cell office:value-type="string">
            <text:p>8,192327</text:p>
          </table:table-cell>
          <table:table-cell office:value-type="string">
            <text:p>24,476967</text:p>
          </table:table-cell>
          <table:table-cell office:value-type="string">
            <text:p>8,447546</text:p>
          </table:table-cell>
          <table:table-cell office:value-type="string">
            <text:p>7,577543</text:p>
          </table:table-cell>
          <table:table-cell office:value-type="string">
            <text:p>8,847627</text:p>
          </table:table-cell>
          <table:table-cell office:value-type="string">
            <text:p>47,017372</text:p>
          </table:table-cell>
          <table:table-cell office:value-type="string">
            <text:p>16,561724</text:p>
          </table:table-cell>
        </table:table-row>
        <table:table-row table:style-name="ro1">
          <table:table-cell office:value-type="string">
            <text:p>AFR63 <text:s text:c="5"/></text:p>
          </table:table-cell>
          <table:table-cell office:value-type="string">
            <text:p>640,560425</text:p>
          </table:table-cell>
          <table:table-cell office:value-type="string">
            <text:p>562,169556</text:p>
          </table:table-cell>
          <table:table-cell office:value-type="string">
            <text:p>115,905174</text:p>
          </table:table-cell>
          <table:table-cell office:value-type="string">
            <text:p>384,018097</text:p>
          </table:table-cell>
          <table:table-cell office:value-type="string">
            <text:p>1390,892090</text:p>
          </table:table-cell>
          <table:table-cell office:value-type="string">
            <text:p>128,796753</text:p>
          </table:table-cell>
          <table:table-cell office:value-type="string">
            <text:p>2496,810059</text:p>
          </table:table-cell>
          <table:table-cell office:value-type="string">
            <text:p>97,281174</text:p>
          </table:table-cell>
          <table:table-cell office:value-type="string">
            <text:p>24,091631</text:p>
          </table:table-cell>
          <table:table-cell office:value-type="string">
            <text:p>20,785149</text:p>
          </table:table-cell>
          <table:table-cell office:value-type="string">
            <text:p>743,698608</text:p>
          </table:table-cell>
          <table:table-cell office:value-type="string">
            <text:p>28,184122</text:p>
          </table:table-cell>
          <table:table-cell office:value-type="string">
            <text:p>339,812622</text:p>
          </table:table-cell>
          <table:table-cell office:value-type="string">
            <text:p>17,360727</text:p>
          </table:table-cell>
          <table:table-cell office:value-type="string">
            <text:p>1172,555664</text:p>
          </table:table-cell>
          <table:table-cell office:value-type="string">
            <text:p>22,368582</text:p>
          </table:table-cell>
          <table:table-cell office:value-type="string">
            <text:p>906,378235</text:p>
          </table:table-cell>
          <table:table-cell office:value-type="string">
            <text:p>18,972628</text:p>
          </table:table-cell>
          <table:table-cell office:value-type="string">
            <text:p>79,211861</text:p>
          </table:table-cell>
          <table:table-cell office:value-type="string">
            <text:p>5,144371</text:p>
          </table:table-cell>
          <table:table-cell office:value-type="string">
            <text:p>9,647131</text:p>
          </table:table-cell>
          <table:table-cell office:value-type="string">
            <text:p>4,581438</text:p>
          </table:table-cell>
          <table:table-cell office:value-type="string">
            <text:p>9,083410</text:p>
          </table:table-cell>
          <table:table-cell office:value-type="string">
            <text:p>7,085730</text:p>
          </table:table-cell>
          <table:table-cell office:value-type="string">
            <text:p>21,654657</text:p>
          </table:table-cell>
          <table:table-cell office:value-type="string">
            <text:p>4,340260</text:p>
          </table:table-cell>
          <table:table-cell office:value-type="string">
            <text:p>552,623718</text:p>
          </table:table-cell>
          <table:table-cell office:value-type="string">
            <text:p>18,399981</text:p>
          </table:table-cell>
          <table:table-cell office:value-type="string">
            <text:p>45,641457</text:p>
          </table:table-cell>
          <table:table-cell office:value-type="string">
            <text:p>7,3446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,913170</text:p>
          </table:table-cell>
          <table:table-cell office:value-type="string">
            <text:p>18,019030</text:p>
          </table:table-cell>
          <table:table-cell office:value-type="string">
            <text:p>29,742153</text:p>
          </table:table-cell>
          <table:table-cell office:value-type="string">
            <text:p>8,484510</text:p>
          </table:table-cell>
          <table:table-cell office:value-type="string">
            <text:p>20,975834</text:p>
          </table:table-cell>
          <table:table-cell office:value-type="string">
            <text:p>9,197283</text:p>
          </table:table-cell>
          <table:table-cell office:value-type="string">
            <text:p>18,182116</text:p>
          </table:table-cell>
          <table:table-cell office:value-type="string">
            <text:p>9,447251</text:p>
          </table:table-cell>
          <table:table-cell office:value-type="string">
            <text:p>16,003426</text:p>
          </table:table-cell>
          <table:table-cell office:value-type="string">
            <text:p>9,909256</text:p>
          </table:table-cell>
          <table:table-cell office:value-type="string">
            <text:p>39,456047</text:p>
          </table:table-cell>
          <table:table-cell office:value-type="string">
            <text:p>18,702028</text:p>
          </table:table-cell>
        </table:table-row>
        <table:table-row table:style-name="ro1">
          <table:table-cell office:value-type="string">
            <text:p>AFR64 <text:s text:c="5"/></text:p>
          </table:table-cell>
          <table:table-cell office:value-type="string">
            <text:p>8146,278809</text:p>
          </table:table-cell>
          <table:table-cell office:value-type="string">
            <text:p>1079,118286</text:p>
          </table:table-cell>
          <table:table-cell office:value-type="string">
            <text:p>7980,705078</text:p>
          </table:table-cell>
          <table:table-cell office:value-type="string">
            <text:p>605,901733</text:p>
          </table:table-cell>
          <table:table-cell office:value-type="string">
            <text:p>52978,042969</text:p>
          </table:table-cell>
          <table:table-cell office:value-type="string">
            <text:p>1246,805420</text:p>
          </table:table-cell>
          <table:table-cell office:value-type="string">
            <text:p>134585,218750</text:p>
          </table:table-cell>
          <table:table-cell office:value-type="string">
            <text:p>2987,301758</text:p>
          </table:table-cell>
          <table:table-cell office:value-type="string">
            <text:p>578,199158</text:p>
          </table:table-cell>
          <table:table-cell office:value-type="string">
            <text:p>50,313778</text:p>
          </table:table-cell>
          <table:table-cell office:value-type="string">
            <text:p>17354,080078</text:p>
          </table:table-cell>
          <table:table-cell office:value-type="string">
            <text:p>342,892609</text:p>
          </table:table-cell>
          <table:table-cell office:value-type="string">
            <text:p>15293,989258</text:p>
          </table:table-cell>
          <table:table-cell office:value-type="string">
            <text:p>269,045898</text:p>
          </table:table-cell>
          <table:table-cell office:value-type="string">
            <text:p>19560,027344</text:p>
          </table:table-cell>
          <table:table-cell office:value-type="string">
            <text:p>276,983246</text:p>
          </table:table-cell>
          <table:table-cell office:value-type="string">
            <text:p>25373,107422</text:p>
          </table:table-cell>
          <table:table-cell office:value-type="string">
            <text:p>335,299438</text:p>
          </table:table-cell>
          <table:table-cell office:value-type="string">
            <text:p>3998,132813</text:p>
          </table:table-cell>
          <table:table-cell office:value-type="string">
            <text:p>106,910828</text:p>
          </table:table-cell>
          <table:table-cell office:value-type="string">
            <text:p>80,215584</text:p>
          </table:table-cell>
          <table:table-cell office:value-type="string">
            <text:p>7,314719</text:p>
          </table:table-cell>
          <table:table-cell office:value-type="string">
            <text:p>72,780617</text:p>
          </table:table-cell>
          <table:table-cell office:value-type="string">
            <text:p>7,952130</text:p>
          </table:table-cell>
          <table:table-cell office:value-type="string">
            <text:p>607,005371</text:p>
          </table:table-cell>
          <table:table-cell office:value-type="string">
            <text:p>15,742698</text:p>
          </table:table-cell>
          <table:table-cell office:value-type="string">
            <text:p>36687,261719</text:p>
          </table:table-cell>
          <table:table-cell office:value-type="string">
            <text:p>954,336731</text:p>
          </table:table-cell>
          <table:table-cell office:value-type="string">
            <text:p>8,837201</text:p>
          </table:table-cell>
          <table:table-cell office:value-type="string">
            <text:p>7,608395</text:p>
          </table:table-cell>
          <table:table-cell office:value-type="string">
            <text:p>69,907005</text:p>
          </table:table-cell>
          <table:table-cell office:value-type="string">
            <text:p>15,009142</text:p>
          </table:table-cell>
          <table:table-cell office:value-type="string">
            <text:p>726,418945</text:p>
          </table:table-cell>
          <table:table-cell office:value-type="string">
            <text:p>23,733587</text:p>
          </table:table-cell>
          <table:table-cell office:value-type="string">
            <text:p>269,632599</text:p>
          </table:table-cell>
          <table:table-cell office:value-type="string">
            <text:p>10,031977</text:p>
          </table:table-cell>
          <table:table-cell office:value-type="string">
            <text:p>97,540024</text:p>
          </table:table-cell>
          <table:table-cell office:value-type="string">
            <text:p>9,450747</text:p>
          </table:table-cell>
          <table:table-cell office:value-type="string">
            <text:p>207,212234</text:p>
          </table:table-cell>
          <table:table-cell office:value-type="string">
            <text:p>10,425306</text:p>
          </table:table-cell>
          <table:table-cell office:value-type="string">
            <text:p>171,266556</text:p>
          </table:table-cell>
          <table:table-cell office:value-type="string">
            <text:p>11,216762</text:p>
          </table:table-cell>
          <table:table-cell office:value-type="string">
            <text:p>262,584900</text:p>
          </table:table-cell>
          <table:table-cell office:value-type="string">
            <text:p>20,015198</text:p>
          </table:table-cell>
        </table:table-row>
        <table:table-row table:style-name="ro1">
          <table:table-cell office:value-type="string">
            <text:p>AFR66 <text:s text:c="5"/></text:p>
          </table:table-cell>
          <table:table-cell office:value-type="string">
            <text:p>5358,602539</text:p>
          </table:table-cell>
          <table:table-cell office:value-type="string">
            <text:p>920,168091</text:p>
          </table:table-cell>
          <table:table-cell office:value-type="string">
            <text:p>7035,457520</text:p>
          </table:table-cell>
          <table:table-cell office:value-type="string">
            <text:p>578,733704</text:p>
          </table:table-cell>
          <table:table-cell office:value-type="string">
            <text:p>50131,792969</text:p>
          </table:table-cell>
          <table:table-cell office:value-type="string">
            <text:p>1173,354492</text:p>
          </table:table-cell>
          <table:table-cell office:value-type="string">
            <text:p>122695,265625</text:p>
          </table:table-cell>
          <table:table-cell office:value-type="string">
            <text:p>2726,007813</text:p>
          </table:table-cell>
          <table:table-cell office:value-type="string">
            <text:p>587,233459</text:p>
          </table:table-cell>
          <table:table-cell office:value-type="string">
            <text:p>48,268890</text:p>
          </table:table-cell>
          <table:table-cell office:value-type="string">
            <text:p>15130,354492</text:p>
          </table:table-cell>
          <table:table-cell office:value-type="string">
            <text:p>300,191864</text:p>
          </table:table-cell>
          <table:table-cell office:value-type="string">
            <text:p>8505,187500</text:p>
          </table:table-cell>
          <table:table-cell office:value-type="string">
            <text:p>154,103333</text:p>
          </table:table-cell>
          <table:table-cell office:value-type="string">
            <text:p>17148,066406</text:p>
          </table:table-cell>
          <table:table-cell office:value-type="string">
            <text:p>243,334000</text:p>
          </table:table-cell>
          <table:table-cell office:value-type="string">
            <text:p>21524,535156</text:p>
          </table:table-cell>
          <table:table-cell office:value-type="string">
            <text:p>285,111755</text:p>
          </table:table-cell>
          <table:table-cell office:value-type="string">
            <text:p>3632,909424</text:p>
          </table:table-cell>
          <table:table-cell office:value-type="string">
            <text:p>97,236427</text:p>
          </table:table-cell>
          <table:table-cell office:value-type="string">
            <text:p>75,496773</text:p>
          </table:table-cell>
          <table:table-cell office:value-type="string">
            <text:p>7,173766</text:p>
          </table:table-cell>
          <table:table-cell office:value-type="string">
            <text:p>54,471481</text:p>
          </table:table-cell>
          <table:table-cell office:value-type="string">
            <text:p>7,914039</text:p>
          </table:table-cell>
          <table:table-cell office:value-type="string">
            <text:p>463,238983</text:p>
          </table:table-cell>
          <table:table-cell office:value-type="string">
            <text:p>12,604337</text:p>
          </table:table-cell>
          <table:table-cell office:value-type="string">
            <text:p>31100,544922</text:p>
          </table:table-cell>
          <table:table-cell office:value-type="string">
            <text:p>809,278564</text:p>
          </table:table-cell>
          <table:table-cell office:value-type="string">
            <text:p>26,737247</text:p>
          </table:table-cell>
          <table:table-cell office:value-type="string">
            <text:p>8,000485</text:p>
          </table:table-cell>
          <table:table-cell office:value-type="string">
            <text:p>46,541374</text:p>
          </table:table-cell>
          <table:table-cell office:value-type="string">
            <text:p>15,080031</text:p>
          </table:table-cell>
          <table:table-cell office:value-type="string">
            <text:p>291,534027</text:p>
          </table:table-cell>
          <table:table-cell office:value-type="string">
            <text:p>19,443550</text:p>
          </table:table-cell>
          <table:table-cell office:value-type="string">
            <text:p>120,323418</text:p>
          </table:table-cell>
          <table:table-cell office:value-type="string">
            <text:p>9,275623</text:p>
          </table:table-cell>
          <table:table-cell office:value-type="string">
            <text:p>89,029182</text:p>
          </table:table-cell>
          <table:table-cell office:value-type="string">
            <text:p>9,899657</text:p>
          </table:table-cell>
          <table:table-cell office:value-type="string">
            <text:p>185,717316</text:p>
          </table:table-cell>
          <table:table-cell office:value-type="string">
            <text:p>10,685850</text:p>
          </table:table-cell>
          <table:table-cell office:value-type="string">
            <text:p>161,711578</text:p>
          </table:table-cell>
          <table:table-cell office:value-type="string">
            <text:p>11,572859</text:p>
          </table:table-cell>
          <table:table-cell office:value-type="string">
            <text:p>161,389496</text:p>
          </table:table-cell>
          <table:table-cell office:value-type="string">
            <text:p>20,320721</text:p>
          </table:table-cell>
        </table:table-row>
        <table:table-row table:style-name="ro1">
          <table:table-cell office:value-type="string">
            <text:p>AFR67 <text:s text:c="5"/></text:p>
          </table:table-cell>
          <table:table-cell office:value-type="string">
            <text:p>1839,473022</text:p>
          </table:table-cell>
          <table:table-cell office:value-type="string">
            <text:p>1314,118896</text:p>
          </table:table-cell>
          <table:table-cell office:value-type="string">
            <text:p>20161,593750</text:p>
          </table:table-cell>
          <table:table-cell office:value-type="string">
            <text:p>1104,784180</text:p>
          </table:table-cell>
          <table:table-cell office:value-type="string">
            <text:p>122812,750000</text:p>
          </table:table-cell>
          <table:table-cell office:value-type="string">
            <text:p>2881,588867</text:p>
          </table:table-cell>
          <table:table-cell office:value-type="string">
            <text:p>335428,343750</text:p>
          </table:table-cell>
          <table:table-cell office:value-type="string">
            <text:p>7417,414551</text:p>
          </table:table-cell>
          <table:table-cell office:value-type="string">
            <text:p>413,768829</text:p>
          </table:table-cell>
          <table:table-cell office:value-type="string">
            <text:p>74,445297</text:p>
          </table:table-cell>
          <table:table-cell office:value-type="string">
            <text:p>14614,022461</text:p>
          </table:table-cell>
          <table:table-cell office:value-type="string">
            <text:p>297,591980</text:p>
          </table:table-cell>
          <table:table-cell office:value-type="string">
            <text:p>18022,841797</text:p>
          </table:table-cell>
          <table:table-cell office:value-type="string">
            <text:p>320,064911</text:p>
          </table:table-cell>
          <table:table-cell office:value-type="string">
            <text:p>30559,080078</text:p>
          </table:table-cell>
          <table:table-cell office:value-type="string">
            <text:p>432,794647</text:p>
          </table:table-cell>
          <table:table-cell office:value-type="string">
            <text:p>51409,273438</text:p>
          </table:table-cell>
          <table:table-cell office:value-type="string">
            <text:p>677,085266</text:p>
          </table:table-cell>
          <table:table-cell office:value-type="string">
            <text:p>8368,225586</text:p>
          </table:table-cell>
          <table:table-cell office:value-type="string">
            <text:p>223,304794</text:p>
          </table:table-cell>
          <table:table-cell office:value-type="string">
            <text:p>136,372696</text:p>
          </table:table-cell>
          <table:table-cell office:value-type="string">
            <text:p>12,367928</text:p>
          </table:table-cell>
          <table:table-cell office:value-type="string">
            <text:p>105,641411</text:p>
          </table:table-cell>
          <table:table-cell office:value-type="string">
            <text:p>10,239326</text:p>
          </table:table-cell>
          <table:table-cell office:value-type="string">
            <text:p>1336,207397</text:p>
          </table:table-cell>
          <table:table-cell office:value-type="string">
            <text:p>33,538036</text:p>
          </table:table-cell>
          <table:table-cell office:value-type="string">
            <text:p>70202,085938</text:p>
          </table:table-cell>
          <table:table-cell office:value-type="string">
            <text:p>1824,851074</text:p>
          </table:table-cell>
          <table:table-cell office:value-type="string">
            <text:p>31,738659</text:p>
          </table:table-cell>
          <table:table-cell office:value-type="string">
            <text:p>11,611521</text:p>
          </table:table-cell>
          <table:table-cell office:value-type="string">
            <text:p>107,284111</text:p>
          </table:table-cell>
          <table:table-cell office:value-type="string">
            <text:p>17,705713</text:p>
          </table:table-cell>
          <table:table-cell office:value-type="string">
            <text:p>386,458496</text:p>
          </table:table-cell>
          <table:table-cell office:value-type="string">
            <text:p>21,853180</text:p>
          </table:table-cell>
          <table:table-cell office:value-type="string">
            <text:p>188,866943</text:p>
          </table:table-cell>
          <table:table-cell office:value-type="string">
            <text:p>13,416747</text:p>
          </table:table-cell>
          <table:table-cell office:value-type="string">
            <text:p>225,152603</text:p>
          </table:table-cell>
          <table:table-cell office:value-type="string">
            <text:p>14,577158</text:p>
          </table:table-cell>
          <table:table-cell office:value-type="string">
            <text:p>480,178131</text:p>
          </table:table-cell>
          <table:table-cell office:value-type="string">
            <text:p>17,384745</text:p>
          </table:table-cell>
          <table:table-cell office:value-type="string">
            <text:p>325,630554</text:p>
          </table:table-cell>
          <table:table-cell office:value-type="string">
            <text:p>17,978245</text:p>
          </table:table-cell>
          <table:table-cell office:value-type="string">
            <text:p>252,064194</text:p>
          </table:table-cell>
          <table:table-cell office:value-type="string">
            <text:p>29,503435</text:p>
          </table:table-cell>
        </table:table-row>
        <table:table-row table:style-name="ro1">
          <table:table-cell office:value-type="string">
            <text:p>AFR68 <text:s text:c="5"/></text:p>
          </table:table-cell>
          <table:table-cell office:value-type="string">
            <text:p>2618,827637</text:p>
          </table:table-cell>
          <table:table-cell office:value-type="string">
            <text:p>3039,295898</text:p>
          </table:table-cell>
          <table:table-cell office:value-type="string">
            <text:p>39983,925781</text:p>
          </table:table-cell>
          <table:table-cell office:value-type="string">
            <text:p>2292,249268</text:p>
          </table:table-cell>
          <table:table-cell office:value-type="string">
            <text:p>279980,968750</text:p>
          </table:table-cell>
          <table:table-cell office:value-type="string">
            <text:p>6671,368164</text:p>
          </table:table-cell>
          <table:table-cell office:value-type="string">
            <text:p>782773,187500</text:p>
          </table:table-cell>
          <table:table-cell office:value-type="string">
            <text:p>17317,427734</text:p>
          </table:table-cell>
          <table:table-cell office:value-type="string">
            <text:p>1107,687988</text:p>
          </table:table-cell>
          <table:table-cell office:value-type="string">
            <text:p>182,355682</text:p>
          </table:table-cell>
          <table:table-cell office:value-type="string">
            <text:p>15024,062500</text:p>
          </table:table-cell>
          <table:table-cell office:value-type="string">
            <text:p>345,199310</text:p>
          </table:table-cell>
          <table:table-cell office:value-type="string">
            <text:p>27984,968750</text:p>
          </table:table-cell>
          <table:table-cell office:value-type="string">
            <text:p>513,178101</text:p>
          </table:table-cell>
          <table:table-cell office:value-type="string">
            <text:p>84806,007813</text:p>
          </table:table-cell>
          <table:table-cell office:value-type="string">
            <text:p>1200,635498</text:p>
          </table:table-cell>
          <table:table-cell office:value-type="string">
            <text:p>173141,718750</text:p>
          </table:table-cell>
          <table:table-cell office:value-type="string">
            <text:p>2275,314209</text:p>
          </table:table-cell>
          <table:table-cell office:value-type="string">
            <text:p>25631,636719</text:p>
          </table:table-cell>
          <table:table-cell office:value-type="string">
            <text:p>683,572937</text:p>
          </table:table-cell>
          <table:table-cell office:value-type="string">
            <text:p>379,030762</text:p>
          </table:table-cell>
          <table:table-cell office:value-type="string">
            <text:p>33,917099</text:p>
          </table:table-cell>
          <table:table-cell office:value-type="string">
            <text:p>406,904541</text:p>
          </table:table-cell>
          <table:table-cell office:value-type="string">
            <text:p>24,142843</text:p>
          </table:table-cell>
          <table:table-cell office:value-type="string">
            <text:p>4483,257324</text:p>
          </table:table-cell>
          <table:table-cell office:value-type="string">
            <text:p>110,818459</text:p>
          </table:table-cell>
          <table:table-cell office:value-type="string">
            <text:p>231060,937500</text:p>
          </table:table-cell>
          <table:table-cell office:value-type="string">
            <text:p>6003,034180</text:p>
          </table:table-cell>
          <table:table-cell office:value-type="string">
            <text:p>102,589691</text:p>
          </table:table-cell>
          <table:table-cell office:value-type="string">
            <text:p>28,394905</text:p>
          </table:table-cell>
          <table:table-cell office:value-type="string">
            <text:p>473,561890</text:p>
          </table:table-cell>
          <table:table-cell office:value-type="string">
            <text:p>35,306019</text:p>
          </table:table-cell>
          <table:table-cell office:value-type="string">
            <text:p>2804,946777</text:p>
          </table:table-cell>
          <table:table-cell office:value-type="string">
            <text:p>65,977341</text:p>
          </table:table-cell>
          <table:table-cell office:value-type="string">
            <text:p>354,922394</text:p>
          </table:table-cell>
          <table:table-cell office:value-type="string">
            <text:p>32,570087</text:p>
          </table:table-cell>
          <table:table-cell office:value-type="string">
            <text:p>680,346802</text:p>
          </table:table-cell>
          <table:table-cell office:value-type="string">
            <text:p>36,643730</text:p>
          </table:table-cell>
          <table:table-cell office:value-type="string">
            <text:p>1693,472168</text:p>
          </table:table-cell>
          <table:table-cell office:value-type="string">
            <text:p>49,642780</text:p>
          </table:table-cell>
          <table:table-cell office:value-type="string">
            <text:p>1006,810242</text:p>
          </table:table-cell>
          <table:table-cell office:value-type="string">
            <text:p>48,236935</text:p>
          </table:table-cell>
          <table:table-cell office:value-type="string">
            <text:p>988,481079</text:p>
          </table:table-cell>
          <table:table-cell office:value-type="string">
            <text:p>76,795677</text:p>
          </table:table-cell>
        </table:table-row>
        <table:table-row table:style-name="ro1">
          <table:table-cell office:value-type="string">
            <text:p>AFR6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2406,972656</text:p>
          </table:table-cell>
          <table:table-cell office:value-type="string">
            <text:p>2345,067627</text:p>
          </table:table-cell>
          <table:table-cell office:value-type="string">
            <text:p>292174,531250</text:p>
          </table:table-cell>
          <table:table-cell office:value-type="string">
            <text:p>6975,004395</text:p>
          </table:table-cell>
          <table:table-cell office:value-type="string">
            <text:p>805213,312500</text:p>
          </table:table-cell>
          <table:table-cell office:value-type="string">
            <text:p>17810,310547</text:p>
          </table:table-cell>
          <table:table-cell office:value-type="string">
            <text:p>274,818817</text:p>
          </table:table-cell>
          <table:table-cell office:value-type="string">
            <text:p>172,558716</text:p>
          </table:table-cell>
          <table:table-cell office:value-type="string">
            <text:p>13196,345703</text:p>
          </table:table-cell>
          <table:table-cell office:value-type="string">
            <text:p>311,816254</text:p>
          </table:table-cell>
          <table:table-cell office:value-type="string">
            <text:p>21399,238281</text:p>
          </table:table-cell>
          <table:table-cell office:value-type="string">
            <text:p>402,220978</text:p>
          </table:table-cell>
          <table:table-cell office:value-type="string">
            <text:p>80359,335938</text:p>
          </table:table-cell>
          <table:table-cell office:value-type="string">
            <text:p>1138,456787</text:p>
          </table:table-cell>
          <table:table-cell office:value-type="string">
            <text:p>160663,937500</text:p>
          </table:table-cell>
          <table:table-cell office:value-type="string">
            <text:p>2112,329346</text:p>
          </table:table-cell>
          <table:table-cell office:value-type="string">
            <text:p>26674,164063</text:p>
          </table:table-cell>
          <table:table-cell office:value-type="string">
            <text:p>711,222168</text:p>
          </table:table-cell>
          <table:table-cell office:value-type="string">
            <text:p>446,743774</text:p>
          </table:table-cell>
          <table:table-cell office:value-type="string">
            <text:p>34,770603</text:p>
          </table:table-cell>
          <table:table-cell office:value-type="string">
            <text:p>461,558167</text:p>
          </table:table-cell>
          <table:table-cell office:value-type="string">
            <text:p>24,706997</text:p>
          </table:table-cell>
          <table:table-cell office:value-type="string">
            <text:p>4454,449707</text:p>
          </table:table-cell>
          <table:table-cell office:value-type="string">
            <text:p>110,132233</text:p>
          </table:table-cell>
          <table:table-cell office:value-type="string">
            <text:p>246964,640625</text:p>
          </table:table-cell>
          <table:table-cell office:value-type="string">
            <text:p>6416,004883</text:p>
          </table:table-cell>
          <table:table-cell office:value-type="string">
            <text:p>119,435287</text:p>
          </table:table-cell>
          <table:table-cell office:value-type="string">
            <text:p>28,092960</text:p>
          </table:table-cell>
          <table:table-cell office:value-type="string">
            <text:p>395,667023</text:p>
          </table:table-cell>
          <table:table-cell office:value-type="string">
            <text:p>34,222996</text:p>
          </table:table-cell>
          <table:table-cell office:value-type="string">
            <text:p>2513,989990</text:p>
          </table:table-cell>
          <table:table-cell office:value-type="string">
            <text:p>60,936512</text:p>
          </table:table-cell>
          <table:table-cell office:value-type="string">
            <text:p>355,119476</text:p>
          </table:table-cell>
          <table:table-cell office:value-type="string">
            <text:p>31,508514</text:p>
          </table:table-cell>
          <table:table-cell office:value-type="string">
            <text:p>694,094482</text:p>
          </table:table-cell>
          <table:table-cell office:value-type="string">
            <text:p>36,017605</text:p>
          </table:table-cell>
          <table:table-cell office:value-type="string">
            <text:p>1559,510742</text:p>
          </table:table-cell>
          <table:table-cell office:value-type="string">
            <text:p>47,434772</text:p>
          </table:table-cell>
          <table:table-cell office:value-type="string">
            <text:p>1094,637329</text:p>
          </table:table-cell>
          <table:table-cell office:value-type="string">
            <text:p>49,526741</text:p>
          </table:table-cell>
          <table:table-cell office:value-type="string">
            <text:p>896,848511</text:p>
          </table:table-cell>
          <table:table-cell office:value-type="string">
            <text:p>75,189171</text:p>
          </table:table-cell>
        </table:table-row>
        <table:table-row table:style-name="ro1">
          <table:table-cell office:value-type="string">
            <text:p>AFR70 <text:s text:c="5"/></text:p>
          </table:table-cell>
          <table:table-cell office:value-type="string">
            <text:p>3664,418945</text:p>
          </table:table-cell>
          <table:table-cell office:value-type="string">
            <text:p>1524,712769</text:p>
          </table:table-cell>
          <table:table-cell office:value-type="string">
            <text:p>20144,384766</text:p>
          </table:table-cell>
          <table:table-cell office:value-type="string">
            <text:p>1141,618164</text:p>
          </table:table-cell>
          <table:table-cell office:value-type="string">
            <text:p>136102,109375</text:p>
          </table:table-cell>
          <table:table-cell office:value-type="string">
            <text:p>3227,275146</text:p>
          </table:table-cell>
          <table:table-cell office:value-type="string">
            <text:p>360546,656250</text:p>
          </table:table-cell>
          <table:table-cell office:value-type="string">
            <text:p>7974,182617</text:p>
          </table:table-cell>
          <table:table-cell office:value-type="string">
            <text:p>653,996826</text:p>
          </table:table-cell>
          <table:table-cell office:value-type="string">
            <text:p>87,444420</text:p>
          </table:table-cell>
          <table:table-cell office:value-type="string">
            <text:p>17737,857422</text:p>
          </table:table-cell>
          <table:table-cell office:value-type="string">
            <text:p>359,675781</text:p>
          </table:table-cell>
          <table:table-cell office:value-type="string">
            <text:p>27730,972656</text:p>
          </table:table-cell>
          <table:table-cell office:value-type="string">
            <text:p>486,434509</text:p>
          </table:table-cell>
          <table:table-cell office:value-type="string">
            <text:p>36733,570313</text:p>
          </table:table-cell>
          <table:table-cell office:value-type="string">
            <text:p>519,797974</text:p>
          </table:table-cell>
          <table:table-cell office:value-type="string">
            <text:p>67254,710938</text:p>
          </table:table-cell>
          <table:table-cell office:value-type="string">
            <text:p>884,532532</text:p>
          </table:table-cell>
          <table:table-cell office:value-type="string">
            <text:p>10113,144531</text:p>
          </table:table-cell>
          <table:table-cell office:value-type="string">
            <text:p>269,786804</text:p>
          </table:table-cell>
          <table:table-cell office:value-type="string">
            <text:p>118,395874</text:p>
          </table:table-cell>
          <table:table-cell office:value-type="string">
            <text:p>14,033252</text:p>
          </table:table-cell>
          <table:table-cell office:value-type="string">
            <text:p>156,839645</text:p>
          </table:table-cell>
          <table:table-cell office:value-type="string">
            <text:p>11,513599</text:p>
          </table:table-cell>
          <table:table-cell office:value-type="string">
            <text:p>1548,009033</text:p>
          </table:table-cell>
          <table:table-cell office:value-type="string">
            <text:p>38,796585</text:p>
          </table:table-cell>
          <table:table-cell office:value-type="string">
            <text:p>83792,562500</text:p>
          </table:table-cell>
          <table:table-cell office:value-type="string">
            <text:p>2177,849609</text:p>
          </table:table-cell>
          <table:table-cell office:value-type="string">
            <text:p>23,517200</text:p>
          </table:table-cell>
          <table:table-cell office:value-type="string">
            <text:p>13,015228</text:p>
          </table:table-cell>
          <table:table-cell office:value-type="string">
            <text:p>264,550140</text:p>
          </table:table-cell>
          <table:table-cell office:value-type="string">
            <text:p>20,185478</text:p>
          </table:table-cell>
          <table:table-cell office:value-type="string">
            <text:p>961,370239</text:p>
          </table:table-cell>
          <table:table-cell office:value-type="string">
            <text:p>29,168470</text:p>
          </table:table-cell>
          <table:table-cell office:value-type="string">
            <text:p>670,731201</text:p>
          </table:table-cell>
          <table:table-cell office:value-type="string">
            <text:p>19,600811</text:p>
          </table:table-cell>
          <table:table-cell office:value-type="string">
            <text:p>243,835602</text:p>
          </table:table-cell>
          <table:table-cell office:value-type="string">
            <text:p>16,564814</text:p>
          </table:table-cell>
          <table:table-cell office:value-type="string">
            <text:p>586,121582</text:p>
          </table:table-cell>
          <table:table-cell office:value-type="string">
            <text:p>20,163805</text:p>
          </table:table-cell>
          <table:table-cell office:value-type="string">
            <text:p>370,954071</text:p>
          </table:table-cell>
          <table:table-cell office:value-type="string">
            <text:p>20,316462</text:p>
          </table:table-cell>
          <table:table-cell office:value-type="string">
            <text:p>535,827271</text:p>
          </table:table-cell>
          <table:table-cell office:value-type="string">
            <text:p>35,101288</text:p>
          </table:table-cell>
        </table:table-row>
        <table:table-row table:style-name="ro1">
          <table:table-cell office:value-type="string">
            <text:p>AFR71 <text:s text:c="5"/></text:p>
          </table:table-cell>
          <table:table-cell office:value-type="string">
            <text:p>1879,230347</text:p>
          </table:table-cell>
          <table:table-cell office:value-type="string">
            <text:p>1389,451538</text:p>
          </table:table-cell>
          <table:table-cell office:value-type="string">
            <text:p>17861,187500</text:p>
          </table:table-cell>
          <table:table-cell office:value-type="string">
            <text:p>1042,454102</text:p>
          </table:table-cell>
          <table:table-cell office:value-type="string">
            <text:p>114616,914063</text:p>
          </table:table-cell>
          <table:table-cell office:value-type="string">
            <text:p>2712,799072</text:p>
          </table:table-cell>
          <table:table-cell office:value-type="string">
            <text:p>312037,750000</text:p>
          </table:table-cell>
          <table:table-cell office:value-type="string">
            <text:p>6902,054199</text:p>
          </table:table-cell>
          <table:table-cell office:value-type="string">
            <text:p>267,847992</text:p>
          </table:table-cell>
          <table:table-cell office:value-type="string">
            <text:p>74,640289</text:p>
          </table:table-cell>
          <table:table-cell office:value-type="string">
            <text:p>15255,094727</text:p>
          </table:table-cell>
          <table:table-cell office:value-type="string">
            <text:p>310,006622</text:p>
          </table:table-cell>
          <table:table-cell office:value-type="string">
            <text:p>21535,152344</text:p>
          </table:table-cell>
          <table:table-cell office:value-type="string">
            <text:p>379,515533</text:p>
          </table:table-cell>
          <table:table-cell office:value-type="string">
            <text:p>31684,978516</text:p>
          </table:table-cell>
          <table:table-cell office:value-type="string">
            <text:p>448,422211</text:p>
          </table:table-cell>
          <table:table-cell office:value-type="string">
            <text:p>51201,796875</text:p>
          </table:table-cell>
          <table:table-cell office:value-type="string">
            <text:p>674,306580</text:p>
          </table:table-cell>
          <table:table-cell office:value-type="string">
            <text:p>7832,000977</text:p>
          </table:table-cell>
          <table:table-cell office:value-type="string">
            <text:p>209,102295</text:p>
          </table:table-cell>
          <table:table-cell office:value-type="string">
            <text:p>103,351196</text:p>
          </table:table-cell>
          <table:table-cell office:value-type="string">
            <text:p>12,330324</text:p>
          </table:table-cell>
          <table:table-cell office:value-type="string">
            <text:p>113,753242</text:p>
          </table:table-cell>
          <table:table-cell office:value-type="string">
            <text:p>10,631213</text:p>
          </table:table-cell>
          <table:table-cell office:value-type="string">
            <text:p>1253,262451</text:p>
          </table:table-cell>
          <table:table-cell office:value-type="string">
            <text:p>31,746159</text:p>
          </table:table-cell>
          <table:table-cell office:value-type="string">
            <text:p>65891,289063</text:p>
          </table:table-cell>
          <table:table-cell office:value-type="string">
            <text:p>1712,922485</text:p>
          </table:table-cell>
          <table:table-cell office:value-type="string">
            <text:p>35,239033</text:p>
          </table:table-cell>
          <table:table-cell office:value-type="string">
            <text:p>12,790743</text:p>
          </table:table-cell>
          <table:table-cell office:value-type="string">
            <text:p>150,413956</text:p>
          </table:table-cell>
          <table:table-cell office:value-type="string">
            <text:p>18,973408</text:p>
          </table:table-cell>
          <table:table-cell office:value-type="string">
            <text:p>626,298279</text:p>
          </table:table-cell>
          <table:table-cell office:value-type="string">
            <text:p>24,810675</text:p>
          </table:table-cell>
          <table:table-cell office:value-type="string">
            <text:p>689,001160</text:p>
          </table:table-cell>
          <table:table-cell office:value-type="string">
            <text:p>19,621637</text:p>
          </table:table-cell>
          <table:table-cell office:value-type="string">
            <text:p>186,129211</text:p>
          </table:table-cell>
          <table:table-cell office:value-type="string">
            <text:p>16,135647</text:p>
          </table:table-cell>
          <table:table-cell office:value-type="string">
            <text:p>474,979980</text:p>
          </table:table-cell>
          <table:table-cell office:value-type="string">
            <text:p>18,764395</text:p>
          </table:table-cell>
          <table:table-cell office:value-type="string">
            <text:p>276,314270</text:p>
          </table:table-cell>
          <table:table-cell office:value-type="string">
            <text:p>18,764904</text:p>
          </table:table-cell>
          <table:table-cell office:value-type="string">
            <text:p>292,876801</text:p>
          </table:table-cell>
          <table:table-cell office:value-type="string">
            <text:p>32,935932</text:p>
          </table:table-cell>
        </table:table-row>
        <table:table-row table:style-name="ro1">
          <table:table-cell office:value-type="string">
            <text:p>AFR7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957,515625</text:p>
          </table:table-cell>
          <table:table-cell office:value-type="string">
            <text:p>1750,535034</text:p>
          </table:table-cell>
          <table:table-cell office:value-type="string">
            <text:p>206035,750000</text:p>
          </table:table-cell>
          <table:table-cell office:value-type="string">
            <text:p>4915,208984</text:p>
          </table:table-cell>
          <table:table-cell office:value-type="string">
            <text:p>575417,375000</text:p>
          </table:table-cell>
          <table:table-cell office:value-type="string">
            <text:p>12722,226563</text:p>
          </table:table-cell>
          <table:table-cell office:value-type="string">
            <text:p>408,865570</text:p>
          </table:table-cell>
          <table:table-cell office:value-type="string">
            <text:p>123,948326</text:p>
          </table:table-cell>
          <table:table-cell office:value-type="string">
            <text:p>13802,958008</text:p>
          </table:table-cell>
          <table:table-cell office:value-type="string">
            <text:p>299,999664</text:p>
          </table:table-cell>
          <table:table-cell office:value-type="string">
            <text:p>18673,785156</text:p>
          </table:table-cell>
          <table:table-cell office:value-type="string">
            <text:p>342,650208</text:p>
          </table:table-cell>
          <table:table-cell office:value-type="string">
            <text:p>74189,210938</text:p>
          </table:table-cell>
          <table:table-cell office:value-type="string">
            <text:p>1046,449341</text:p>
          </table:table-cell>
          <table:table-cell office:value-type="string">
            <text:p>95843,570313</text:p>
          </table:table-cell>
          <table:table-cell office:value-type="string">
            <text:p>1261,465820</text:p>
          </table:table-cell>
          <table:table-cell office:value-type="string">
            <text:p>15375,153320</text:p>
          </table:table-cell>
          <table:table-cell office:value-type="string">
            <text:p>410,252258</text:p>
          </table:table-cell>
          <table:table-cell office:value-type="string">
            <text:p>189,806152</text:p>
          </table:table-cell>
          <table:table-cell office:value-type="string">
            <text:p>22,040936</text:p>
          </table:table-cell>
          <table:table-cell office:value-type="string">
            <text:p>239,816147</text:p>
          </table:table-cell>
          <table:table-cell office:value-type="string">
            <text:p>16,857950</text:p>
          </table:table-cell>
          <table:table-cell office:value-type="string">
            <text:p>2742,760986</text:p>
          </table:table-cell>
          <table:table-cell office:value-type="string">
            <text:p>68,194649</text:p>
          </table:table-cell>
          <table:table-cell office:value-type="string">
            <text:p>136798,187500</text:p>
          </table:table-cell>
          <table:table-cell office:value-type="string">
            <text:p>3554,683594</text:p>
          </table:table-cell>
          <table:table-cell office:value-type="string">
            <text:p>54,869240</text:p>
          </table:table-cell>
          <table:table-cell office:value-type="string">
            <text:p>21,073141</text:p>
          </table:table-cell>
          <table:table-cell office:value-type="string">
            <text:p>265,465973</text:p>
          </table:table-cell>
          <table:table-cell office:value-type="string">
            <text:p>26,654953</text:p>
          </table:table-cell>
          <table:table-cell office:value-type="string">
            <text:p>2164,356445</text:p>
          </table:table-cell>
          <table:table-cell office:value-type="string">
            <text:p>51,480724</text:p>
          </table:table-cell>
          <table:table-cell office:value-type="string">
            <text:p>360,942657</text:p>
          </table:table-cell>
          <table:table-cell office:value-type="string">
            <text:p>24,667597</text:p>
          </table:table-cell>
          <table:table-cell office:value-type="string">
            <text:p>409,275177</text:p>
          </table:table-cell>
          <table:table-cell office:value-type="string">
            <text:p>26,566687</text:p>
          </table:table-cell>
          <table:table-cell office:value-type="string">
            <text:p>914,200745</text:p>
          </table:table-cell>
          <table:table-cell office:value-type="string">
            <text:p>32,348076</text:p>
          </table:table-cell>
          <table:table-cell office:value-type="string">
            <text:p>669,688599</text:p>
          </table:table-cell>
          <table:table-cell office:value-type="string">
            <text:p>34,243977</text:p>
          </table:table-cell>
          <table:table-cell office:value-type="string">
            <text:p>783,190369</text:p>
          </table:table-cell>
          <table:table-cell office:value-type="string">
            <text:p>56,230793</text:p>
          </table:table-cell>
        </table:table-row>
        <table:table-row table:style-name="ro1">
          <table:table-cell office:value-type="string">
            <text:p>AFR73 <text:s text:c="5"/></text:p>
          </table:table-cell>
          <table:table-cell office:value-type="string">
            <text:p>3584,795654</text:p>
          </table:table-cell>
          <table:table-cell office:value-type="string">
            <text:p>1424,431763</text:p>
          </table:table-cell>
          <table:table-cell office:value-type="string">
            <text:p>20821,189453</text:p>
          </table:table-cell>
          <table:table-cell office:value-type="string">
            <text:p>1134,192749</text:p>
          </table:table-cell>
          <table:table-cell office:value-type="string">
            <text:p>123908,062500</text:p>
          </table:table-cell>
          <table:table-cell office:value-type="string">
            <text:p>2931,314941</text:p>
          </table:table-cell>
          <table:table-cell office:value-type="string">
            <text:p>344263,906250</text:p>
          </table:table-cell>
          <table:table-cell office:value-type="string">
            <text:p>7612,872559</text:p>
          </table:table-cell>
          <table:table-cell office:value-type="string">
            <text:p>395,829315</text:p>
          </table:table-cell>
          <table:table-cell office:value-type="string">
            <text:p>78,555473</text:p>
          </table:table-cell>
          <table:table-cell office:value-type="string">
            <text:p>17616,498047</text:p>
          </table:table-cell>
          <table:table-cell office:value-type="string">
            <text:p>355,646179</text:p>
          </table:table-cell>
          <table:table-cell office:value-type="string">
            <text:p>27596,898438</text:p>
          </table:table-cell>
          <table:table-cell office:value-type="string">
            <text:p>483,017090</text:p>
          </table:table-cell>
          <table:table-cell office:value-type="string">
            <text:p>32876,332031</text:p>
          </table:table-cell>
          <table:table-cell office:value-type="string">
            <text:p>465,441223</text:p>
          </table:table-cell>
          <table:table-cell office:value-type="string">
            <text:p>55086,011719</text:p>
          </table:table-cell>
          <table:table-cell office:value-type="string">
            <text:p>725,290527</text:p>
          </table:table-cell>
          <table:table-cell office:value-type="string">
            <text:p>8616,039063</text:p>
          </table:table-cell>
          <table:table-cell office:value-type="string">
            <text:p>229,957458</text:p>
          </table:table-cell>
          <table:table-cell office:value-type="string">
            <text:p>114,640526</text:p>
          </table:table-cell>
          <table:table-cell office:value-type="string">
            <text:p>12,620134</text:p>
          </table:table-cell>
          <table:table-cell office:value-type="string">
            <text:p>102,469872</text:p>
          </table:table-cell>
          <table:table-cell office:value-type="string">
            <text:p>10,473031</text:p>
          </table:table-cell>
          <table:table-cell office:value-type="string">
            <text:p>1431,394043</text:p>
          </table:table-cell>
          <table:table-cell office:value-type="string">
            <text:p>35,831444</text:p>
          </table:table-cell>
          <table:table-cell office:value-type="string">
            <text:p>73737,281250</text:p>
          </table:table-cell>
          <table:table-cell office:value-type="string">
            <text:p>1916,687256</text:p>
          </table:table-cell>
          <table:table-cell office:value-type="string">
            <text:p>43,020725</text:p>
          </table:table-cell>
          <table:table-cell office:value-type="string">
            <text:p>11,755803</text:p>
          </table:table-cell>
          <table:table-cell office:value-type="string">
            <text:p>212,501846</text:p>
          </table:table-cell>
          <table:table-cell office:value-type="string">
            <text:p>18,771532</text:p>
          </table:table-cell>
          <table:table-cell office:value-type="string">
            <text:p>775,036438</text:p>
          </table:table-cell>
          <table:table-cell office:value-type="string">
            <text:p>26,084496</text:p>
          </table:table-cell>
          <table:table-cell office:value-type="string">
            <text:p>695,465820</text:p>
          </table:table-cell>
          <table:table-cell office:value-type="string">
            <text:p>18,804970</text:p>
          </table:table-cell>
          <table:table-cell office:value-type="string">
            <text:p>208,291000</text:p>
          </table:table-cell>
          <table:table-cell office:value-type="string">
            <text:p>14,882092</text:p>
          </table:table-cell>
          <table:table-cell office:value-type="string">
            <text:p>528,552917</text:p>
          </table:table-cell>
          <table:table-cell office:value-type="string">
            <text:p>18,040634</text:p>
          </table:table-cell>
          <table:table-cell office:value-type="string">
            <text:p>326,960602</text:p>
          </table:table-cell>
          <table:table-cell office:value-type="string">
            <text:p>18,155632</text:p>
          </table:table-cell>
          <table:table-cell office:value-type="string">
            <text:p>445,248566</text:p>
          </table:table-cell>
          <table:table-cell office:value-type="string">
            <text:p>31,180340</text:p>
          </table:table-cell>
        </table:table-row>
        <table:table-row table:style-name="ro1">
          <table:table-cell office:value-type="string">
            <text:p>AFR74 <text:s text:c="5"/></text:p>
          </table:table-cell>
          <table:table-cell office:value-type="string">
            <text:p>2717,481201</text:p>
          </table:table-cell>
          <table:table-cell office:value-type="string">
            <text:p>1012,968018</text:p>
          </table:table-cell>
          <table:table-cell office:value-type="string">
            <text:p>12105,513672</text:p>
          </table:table-cell>
          <table:table-cell office:value-type="string">
            <text:p>756,629028</text:p>
          </table:table-cell>
          <table:table-cell office:value-type="string">
            <text:p>78511,859375</text:p>
          </table:table-cell>
          <table:table-cell office:value-type="string">
            <text:p>1837,753540</text:p>
          </table:table-cell>
          <table:table-cell office:value-type="string">
            <text:p>209025,671875</text:p>
          </table:table-cell>
          <table:table-cell office:value-type="string">
            <text:p>4626,299805</text:p>
          </table:table-cell>
          <table:table-cell office:value-type="string">
            <text:p>458,455750</text:p>
          </table:table-cell>
          <table:table-cell office:value-type="string">
            <text:p>57,535717</text:p>
          </table:table-cell>
          <table:table-cell office:value-type="string">
            <text:p>20448,148438</text:p>
          </table:table-cell>
          <table:table-cell office:value-type="string">
            <text:p>402,979279</text:p>
          </table:table-cell>
          <table:table-cell office:value-type="string">
            <text:p>16047,866211</text:p>
          </table:table-cell>
          <table:table-cell office:value-type="string">
            <text:p>282,962036</text:p>
          </table:table-cell>
          <table:table-cell office:value-type="string">
            <text:p>46793,015625</text:p>
          </table:table-cell>
          <table:table-cell office:value-type="string">
            <text:p>657,473633</text:p>
          </table:table-cell>
          <table:table-cell office:value-type="string">
            <text:p>21912,710938</text:p>
          </table:table-cell>
          <table:table-cell office:value-type="string">
            <text:p>290,838898</text:p>
          </table:table-cell>
          <table:table-cell office:value-type="string">
            <text:p>4650,494141</text:p>
          </table:table-cell>
          <table:table-cell office:value-type="string">
            <text:p>124,313301</text:p>
          </table:table-cell>
          <table:table-cell office:value-type="string">
            <text:p>60,095280</text:p>
          </table:table-cell>
          <table:table-cell office:value-type="string">
            <text:p>8,149588</text:p>
          </table:table-cell>
          <table:table-cell office:value-type="string">
            <text:p>58,789146</text:p>
          </table:table-cell>
          <table:table-cell office:value-type="string">
            <text:p>8,306328</text:p>
          </table:table-cell>
          <table:table-cell office:value-type="string">
            <text:p>735,550720</text:p>
          </table:table-cell>
          <table:table-cell office:value-type="string">
            <text:p>18,898333</text:p>
          </table:table-cell>
          <table:table-cell office:value-type="string">
            <text:p>38054,718750</text:p>
          </table:table-cell>
          <table:table-cell office:value-type="string">
            <text:p>989,890503</text:p>
          </table:table-cell>
          <table:table-cell office:value-type="string">
            <text:p>12,957656</text:p>
          </table:table-cell>
          <table:table-cell office:value-type="string">
            <text:p>8,583968</text:p>
          </table:table-cell>
          <table:table-cell office:value-type="string">
            <text:p>53,565723</text:p>
          </table:table-cell>
          <table:table-cell office:value-type="string">
            <text:p>15,423748</text:p>
          </table:table-cell>
          <table:table-cell office:value-type="string">
            <text:p>591,741333</text:p>
          </table:table-cell>
          <table:table-cell office:value-type="string">
            <text:p>22,494526</text:p>
          </table:table-cell>
          <table:table-cell office:value-type="string">
            <text:p>239,034836</text:p>
          </table:table-cell>
          <table:table-cell office:value-type="string">
            <text:p>10,841331</text:p>
          </table:table-cell>
          <table:table-cell office:value-type="string">
            <text:p>186,400330</text:p>
          </table:table-cell>
          <table:table-cell office:value-type="string">
            <text:p>11,225791</text:p>
          </table:table-cell>
          <table:table-cell office:value-type="string">
            <text:p>235,818085</text:p>
          </table:table-cell>
          <table:table-cell office:value-type="string">
            <text:p>11,827446</text:p>
          </table:table-cell>
          <table:table-cell office:value-type="string">
            <text:p>171,480148</text:p>
          </table:table-cell>
          <table:table-cell office:value-type="string">
            <text:p>12,391279</text:p>
          </table:table-cell>
          <table:table-cell office:value-type="string">
            <text:p>313,428406</text:p>
          </table:table-cell>
          <table:table-cell office:value-type="string">
            <text:p>22,961353</text:p>
          </table:table-cell>
        </table:table-row>
        <table:table-row table:style-name="ro1">
          <table:table-cell office:value-type="string">
            <text:p>AFR75 <text:s text:c="5"/></text:p>
          </table:table-cell>
          <table:table-cell office:value-type="string">
            <text:p>2869,298096</text:p>
          </table:table-cell>
          <table:table-cell office:value-type="string">
            <text:p>1119,168945</text:p>
          </table:table-cell>
          <table:table-cell office:value-type="string">
            <text:p>16823,037109</text:p>
          </table:table-cell>
          <table:table-cell office:value-type="string">
            <text:p>927,824036</text:p>
          </table:table-cell>
          <table:table-cell office:value-type="string">
            <text:p>102678,343750</text:p>
          </table:table-cell>
          <table:table-cell office:value-type="string">
            <text:p>2428,524414</text:p>
          </table:table-cell>
          <table:table-cell office:value-type="string">
            <text:p>262825,593750</text:p>
          </table:table-cell>
          <table:table-cell office:value-type="string">
            <text:p>5812,748047</text:p>
          </table:table-cell>
          <table:table-cell office:value-type="string">
            <text:p>547,715515</text:p>
          </table:table-cell>
          <table:table-cell office:value-type="string">
            <text:p>63,471813</text:p>
          </table:table-cell>
          <table:table-cell office:value-type="string">
            <text:p>19381,755859</text:p>
          </table:table-cell>
          <table:table-cell office:value-type="string">
            <text:p>384,419769</text:p>
          </table:table-cell>
          <table:table-cell office:value-type="string">
            <text:p>12911,704102</text:p>
          </table:table-cell>
          <table:table-cell office:value-type="string">
            <text:p>231,280426</text:p>
          </table:table-cell>
          <table:table-cell office:value-type="string">
            <text:p>33976,121094</text:p>
          </table:table-cell>
          <table:table-cell office:value-type="string">
            <text:p>479,211884</text:p>
          </table:table-cell>
          <table:table-cell office:value-type="string">
            <text:p>34671,625000</text:p>
          </table:table-cell>
          <table:table-cell office:value-type="string">
            <text:p>457,674988</text:p>
          </table:table-cell>
          <table:table-cell office:value-type="string">
            <text:p>6464,924316</text:p>
          </table:table-cell>
          <table:table-cell office:value-type="string">
            <text:p>172,572601</text:p>
          </table:table-cell>
          <table:table-cell office:value-type="string">
            <text:p>93,747650</text:p>
          </table:table-cell>
          <table:table-cell office:value-type="string">
            <text:p>9,926085</text:p>
          </table:table-cell>
          <table:table-cell office:value-type="string">
            <text:p>103,658455</text:p>
          </table:table-cell>
          <table:table-cell office:value-type="string">
            <text:p>9,181454</text:p>
          </table:table-cell>
          <table:table-cell office:value-type="string">
            <text:p>1005,314758</text:p>
          </table:table-cell>
          <table:table-cell office:value-type="string">
            <text:p>25,416672</text:p>
          </table:table-cell>
          <table:table-cell office:value-type="string">
            <text:p>53625,957031</text:p>
          </table:table-cell>
          <table:table-cell office:value-type="string">
            <text:p>1394,296875</text:p>
          </table:table-cell>
          <table:table-cell office:value-type="string">
            <text:p>37,854885</text:p>
          </table:table-cell>
          <table:table-cell office:value-type="string">
            <text:p>9,848635</text:p>
          </table:table-cell>
          <table:table-cell office:value-type="string">
            <text:p>324,188202</text:p>
          </table:table-cell>
          <table:table-cell office:value-type="string">
            <text:p>18,728382</text:p>
          </table:table-cell>
          <table:table-cell office:value-type="string">
            <text:p>952,038696</text:p>
          </table:table-cell>
          <table:table-cell office:value-type="string">
            <text:p>27,602785</text:p>
          </table:table-cell>
          <table:table-cell office:value-type="string">
            <text:p>757,191467</text:p>
          </table:table-cell>
          <table:table-cell office:value-type="string">
            <text:p>18,170837</text:p>
          </table:table-cell>
          <table:table-cell office:value-type="string">
            <text:p>186,815689</text:p>
          </table:table-cell>
          <table:table-cell office:value-type="string">
            <text:p>12,637206</text:p>
          </table:table-cell>
          <table:table-cell office:value-type="string">
            <text:p>329,760376</text:p>
          </table:table-cell>
          <table:table-cell office:value-type="string">
            <text:p>13,947326</text:p>
          </table:table-cell>
          <table:table-cell office:value-type="string">
            <text:p>226,180496</text:p>
          </table:table-cell>
          <table:table-cell office:value-type="string">
            <text:p>14,517827</text:p>
          </table:table-cell>
          <table:table-cell office:value-type="string">
            <text:p>447,917633</text:p>
          </table:table-cell>
          <table:table-cell office:value-type="string">
            <text:p>26,879190</text:p>
          </table:table-cell>
        </table:table-row>
        <table:table-row table:style-name="ro1">
          <table:table-cell office:value-type="string">
            <text:p>AFR7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7323,582031</text:p>
          </table:table-cell>
          <table:table-cell office:value-type="string">
            <text:p>2068,312500</text:p>
          </table:table-cell>
          <table:table-cell office:value-type="string">
            <text:p>245811,531250</text:p>
          </table:table-cell>
          <table:table-cell office:value-type="string">
            <text:p>5878,346680</text:p>
          </table:table-cell>
          <table:table-cell office:value-type="string">
            <text:p>698845,187500</text:p>
          </table:table-cell>
          <table:table-cell office:value-type="string">
            <text:p>15453,125977</text:p>
          </table:table-cell>
          <table:table-cell office:value-type="string">
            <text:p>188,931503</text:p>
          </table:table-cell>
          <table:table-cell office:value-type="string">
            <text:p>148,907654</text:p>
          </table:table-cell>
          <table:table-cell office:value-type="string">
            <text:p>16209,021484</text:p>
          </table:table-cell>
          <table:table-cell office:value-type="string">
            <text:p>355,202209</text:p>
          </table:table-cell>
          <table:table-cell office:value-type="string">
            <text:p>20061,058594</text:p>
          </table:table-cell>
          <table:table-cell office:value-type="string">
            <text:p>373,483490</text:p>
          </table:table-cell>
          <table:table-cell office:value-type="string">
            <text:p>82658,429688</text:p>
          </table:table-cell>
          <table:table-cell office:value-type="string">
            <text:p>1167,587280</text:p>
          </table:table-cell>
          <table:table-cell office:value-type="string">
            <text:p>123449,429688</text:p>
          </table:table-cell>
          <table:table-cell office:value-type="string">
            <text:p>1624,286255</text:p>
          </table:table-cell>
          <table:table-cell office:value-type="string">
            <text:p>19834,037109</text:p>
          </table:table-cell>
          <table:table-cell office:value-type="string">
            <text:p>529,156189</text:p>
          </table:table-cell>
          <table:table-cell office:value-type="string">
            <text:p>274,061890</text:p>
          </table:table-cell>
          <table:table-cell office:value-type="string">
            <text:p>27,977909</text:p>
          </table:table-cell>
          <table:table-cell office:value-type="string">
            <text:p>303,425659</text:p>
          </table:table-cell>
          <table:table-cell office:value-type="string">
            <text:p>20,458395</text:p>
          </table:table-cell>
          <table:table-cell office:value-type="string">
            <text:p>3651,062012</text:p>
          </table:table-cell>
          <table:table-cell office:value-type="string">
            <text:p>90,423439</text:p>
          </table:table-cell>
          <table:table-cell office:value-type="string">
            <text:p>179826,984375</text:p>
          </table:table-cell>
          <table:table-cell office:value-type="string">
            <text:p>4672,326172</text:p>
          </table:table-cell>
          <table:table-cell office:value-type="string">
            <text:p>117,689171</text:p>
          </table:table-cell>
          <table:table-cell office:value-type="string">
            <text:p>25,656298</text:p>
          </table:table-cell>
          <table:table-cell office:value-type="string">
            <text:p>404,639130</text:p>
          </table:table-cell>
          <table:table-cell office:value-type="string">
            <text:p>32,024155</text:p>
          </table:table-cell>
          <table:table-cell office:value-type="string">
            <text:p>2841,623291</text:p>
          </table:table-cell>
          <table:table-cell office:value-type="string">
            <text:p>65,118286</text:p>
          </table:table-cell>
          <table:table-cell office:value-type="string">
            <text:p>549,986145</text:p>
          </table:table-cell>
          <table:table-cell office:value-type="string">
            <text:p>30,705021</text:p>
          </table:table-cell>
          <table:table-cell office:value-type="string">
            <text:p>558,022705</text:p>
          </table:table-cell>
          <table:table-cell office:value-type="string">
            <text:p>32,816490</text:p>
          </table:table-cell>
          <table:table-cell office:value-type="string">
            <text:p>1220,472534</text:p>
          </table:table-cell>
          <table:table-cell office:value-type="string">
            <text:p>40,910561</text:p>
          </table:table-cell>
          <table:table-cell office:value-type="string">
            <text:p>740,649536</text:p>
          </table:table-cell>
          <table:table-cell office:value-type="string">
            <text:p>40,752678</text:p>
          </table:table-cell>
          <table:table-cell office:value-type="string">
            <text:p>1043,473145</text:p>
          </table:table-cell>
          <table:table-cell office:value-type="string">
            <text:p>69,963387</text:p>
          </table:table-cell>
        </table:table-row>
        <table:table-row table:style-name="ro1">
          <table:table-cell office:value-type="string">
            <text:p>AFR77 <text:s text:c="5"/></text:p>
          </table:table-cell>
          <table:table-cell office:value-type="string">
            <text:p>2993,629395</text:p>
          </table:table-cell>
          <table:table-cell office:value-type="string">
            <text:p>831,770508</text:p>
          </table:table-cell>
          <table:table-cell office:value-type="string">
            <text:p>12775,410156</text:p>
          </table:table-cell>
          <table:table-cell office:value-type="string">
            <text:p>732,870239</text:p>
          </table:table-cell>
          <table:table-cell office:value-type="string">
            <text:p>75089,781250</text:p>
          </table:table-cell>
          <table:table-cell office:value-type="string">
            <text:p>1758,065063</text:p>
          </table:table-cell>
          <table:table-cell office:value-type="string">
            <text:p>195439,609375</text:p>
          </table:table-cell>
          <table:table-cell office:value-type="string">
            <text:p>4324,982422</text:p>
          </table:table-cell>
          <table:table-cell office:value-type="string">
            <text:p>485,747528</text:p>
          </table:table-cell>
          <table:table-cell office:value-type="string">
            <text:p>49,244377</text:p>
          </table:table-cell>
          <table:table-cell office:value-type="string">
            <text:p>17278,650391</text:p>
          </table:table-cell>
          <table:table-cell office:value-type="string">
            <text:p>340,835907</text:p>
          </table:table-cell>
          <table:table-cell office:value-type="string">
            <text:p>2830,212891</text:p>
          </table:table-cell>
          <table:table-cell office:value-type="string">
            <text:p>60,946877</text:p>
          </table:table-cell>
          <table:table-cell office:value-type="string">
            <text:p>27183,816406</text:p>
          </table:table-cell>
          <table:table-cell office:value-type="string">
            <text:p>383,354858</text:p>
          </table:table-cell>
          <table:table-cell office:value-type="string">
            <text:p>19963,068359</text:p>
          </table:table-cell>
          <table:table-cell office:value-type="string">
            <text:p>264,874359</text:p>
          </table:table-cell>
          <table:table-cell office:value-type="string">
            <text:p>4300,773926</text:p>
          </table:table-cell>
          <table:table-cell office:value-type="string">
            <text:p>114,938454</text:p>
          </table:table-cell>
          <table:table-cell office:value-type="string">
            <text:p>70,600777</text:p>
          </table:table-cell>
          <table:table-cell office:value-type="string">
            <text:p>7,494549</text:p>
          </table:table-cell>
          <table:table-cell office:value-type="string">
            <text:p>62,394833</text:p>
          </table:table-cell>
          <table:table-cell office:value-type="string">
            <text:p>7,995921</text:p>
          </table:table-cell>
          <table:table-cell office:value-type="string">
            <text:p>665,107361</text:p>
          </table:table-cell>
          <table:table-cell office:value-type="string">
            <text:p>17,104273</text:p>
          </table:table-cell>
          <table:table-cell office:value-type="string">
            <text:p>36078,750000</text:p>
          </table:table-cell>
          <table:table-cell office:value-type="string">
            <text:p>938,540649</text:p>
          </table:table-cell>
          <table:table-cell office:value-type="string">
            <text:p>14,689204</text:p>
          </table:table-cell>
          <table:table-cell office:value-type="string">
            <text:p>7,840030</text:p>
          </table:table-cell>
          <table:table-cell office:value-type="string">
            <text:p>40,893238</text:p>
          </table:table-cell>
          <table:table-cell office:value-type="string">
            <text:p>14,834931</text:p>
          </table:table-cell>
          <table:table-cell office:value-type="string">
            <text:p>336,807465</text:p>
          </table:table-cell>
          <table:table-cell office:value-type="string">
            <text:p>19,698492</text:p>
          </table:table-cell>
          <table:table-cell office:value-type="string">
            <text:p>204,067154</text:p>
          </table:table-cell>
          <table:table-cell office:value-type="string">
            <text:p>9,623346</text:p>
          </table:table-cell>
          <table:table-cell office:value-type="string">
            <text:p>141,492386</text:p>
          </table:table-cell>
          <table:table-cell office:value-type="string">
            <text:p>9,842341</text:p>
          </table:table-cell>
          <table:table-cell office:value-type="string">
            <text:p>207,920486</text:p>
          </table:table-cell>
          <table:table-cell office:value-type="string">
            <text:p>10,559744</text:p>
          </table:table-cell>
          <table:table-cell office:value-type="string">
            <text:p>166,551117</text:p>
          </table:table-cell>
          <table:table-cell office:value-type="string">
            <text:p>11,325820</text:p>
          </table:table-cell>
          <table:table-cell office:value-type="string">
            <text:p>182,638718</text:p>
          </table:table-cell>
          <table:table-cell office:value-type="string">
            <text:p>19,986761</text:p>
          </table:table-cell>
        </table:table-row>
        <table:table-row table:style-name="ro1">
          <table:table-cell office:value-type="string">
            <text:p>AFR78 <text:s text:c="5"/></text:p>
          </table:table-cell>
          <table:table-cell office:value-type="string">
            <text:p>5991,229980</text:p>
          </table:table-cell>
          <table:table-cell office:value-type="string">
            <text:p>1518,594604</text:p>
          </table:table-cell>
          <table:table-cell office:value-type="string">
            <text:p>18833,753906</text:p>
          </table:table-cell>
          <table:table-cell office:value-type="string">
            <text:p>1085,789795</text:p>
          </table:table-cell>
          <table:table-cell office:value-type="string">
            <text:p>115679,375000</text:p>
          </table:table-cell>
          <table:table-cell office:value-type="string">
            <text:p>2734,054443</text:p>
          </table:table-cell>
          <table:table-cell office:value-type="string">
            <text:p>322367,906250</text:p>
          </table:table-cell>
          <table:table-cell office:value-type="string">
            <text:p>7129,835938</text:p>
          </table:table-cell>
          <table:table-cell office:value-type="string">
            <text:p>412,239594</text:p>
          </table:table-cell>
          <table:table-cell office:value-type="string">
            <text:p>80,363602</text:p>
          </table:table-cell>
          <table:table-cell office:value-type="string">
            <text:p>19534,429688</text:p>
          </table:table-cell>
          <table:table-cell office:value-type="string">
            <text:p>391,975220</text:p>
          </table:table-cell>
          <table:table-cell office:value-type="string">
            <text:p>42633,351563</text:p>
          </table:table-cell>
          <table:table-cell office:value-type="string">
            <text:p>738,103027</text:p>
          </table:table-cell>
          <table:table-cell office:value-type="string">
            <text:p>47432,996094</text:p>
          </table:table-cell>
          <table:table-cell office:value-type="string">
            <text:p>668,242249</text:p>
          </table:table-cell>
          <table:table-cell office:value-type="string">
            <text:p>51124,687500</text:p>
          </table:table-cell>
          <table:table-cell office:value-type="string">
            <text:p>673,569031</text:p>
          </table:table-cell>
          <table:table-cell office:value-type="string">
            <text:p>7956,931152</text:p>
          </table:table-cell>
          <table:table-cell office:value-type="string">
            <text:p>212,411392</text:p>
          </table:table-cell>
          <table:table-cell office:value-type="string">
            <text:p>106,618370</text:p>
          </table:table-cell>
          <table:table-cell office:value-type="string">
            <text:p>12,121959</text:p>
          </table:table-cell>
          <table:table-cell office:value-type="string">
            <text:p>119,459114</text:p>
          </table:table-cell>
          <table:table-cell office:value-type="string">
            <text:p>10,418148</text:p>
          </table:table-cell>
          <table:table-cell office:value-type="string">
            <text:p>1300,026489</text:p>
          </table:table-cell>
          <table:table-cell office:value-type="string">
            <text:p>32,716133</text:p>
          </table:table-cell>
          <table:table-cell office:value-type="string">
            <text:p>64585,476563</text:p>
          </table:table-cell>
          <table:table-cell office:value-type="string">
            <text:p>1679,010254</text:p>
          </table:table-cell>
          <table:table-cell office:value-type="string">
            <text:p>33,096806</text:p>
          </table:table-cell>
          <table:table-cell office:value-type="string">
            <text:p>11,919371</text:p>
          </table:table-cell>
          <table:table-cell office:value-type="string">
            <text:p>114,902908</text:p>
          </table:table-cell>
          <table:table-cell office:value-type="string">
            <text:p>18,087505</text:p>
          </table:table-cell>
          <table:table-cell office:value-type="string">
            <text:p>697,363342</text:p>
          </table:table-cell>
          <table:table-cell office:value-type="string">
            <text:p>25,217634</text:p>
          </table:table-cell>
          <table:table-cell office:value-type="string">
            <text:p>293,123108</text:p>
          </table:table-cell>
          <table:table-cell office:value-type="string">
            <text:p>14,666388</text:p>
          </table:table-cell>
          <table:table-cell office:value-type="string">
            <text:p>225,502731</text:p>
          </table:table-cell>
          <table:table-cell office:value-type="string">
            <text:p>15,256248</text:p>
          </table:table-cell>
          <table:table-cell office:value-type="string">
            <text:p>484,215607</text:p>
          </table:table-cell>
          <table:table-cell office:value-type="string">
            <text:p>17,957006</text:p>
          </table:table-cell>
          <table:table-cell office:value-type="string">
            <text:p>285,151123</text:p>
          </table:table-cell>
          <table:table-cell office:value-type="string">
            <text:p>17,878645</text:p>
          </table:table-cell>
          <table:table-cell office:value-type="string">
            <text:p>317,091705</text:p>
          </table:table-cell>
          <table:table-cell office:value-type="string">
            <text:p>31,261915</text:p>
          </table:table-cell>
        </table:table-row>
        <table:table-row table:style-name="ro1">
          <table:table-cell office:value-type="string">
            <text:p>AFR79 <text:s text:c="5"/></text:p>
          </table:table-cell>
          <table:table-cell office:value-type="string">
            <text:p>2933,571289</text:p>
          </table:table-cell>
          <table:table-cell office:value-type="string">
            <text:p>657,454346</text:p>
          </table:table-cell>
          <table:table-cell office:value-type="string">
            <text:p>2901,721436</text:p>
          </table:table-cell>
          <table:table-cell office:value-type="string">
            <text:p>438,795258</text:p>
          </table:table-cell>
          <table:table-cell office:value-type="string">
            <text:p>22547,179688</text:p>
          </table:table-cell>
          <table:table-cell office:value-type="string">
            <text:p>560,338074</text:p>
          </table:table-cell>
          <table:table-cell office:value-type="string">
            <text:p>54349,660156</text:p>
          </table:table-cell>
          <table:table-cell office:value-type="string">
            <text:p>1222,013428</text:p>
          </table:table-cell>
          <table:table-cell office:value-type="string">
            <text:p>456,282410</text:p>
          </table:table-cell>
          <table:table-cell office:value-type="string">
            <text:p>37,451218</text:p>
          </table:table-cell>
          <table:table-cell office:value-type="string">
            <text:p>16986,626953</text:p>
          </table:table-cell>
          <table:table-cell office:value-type="string">
            <text:p>334,720703</text:p>
          </table:table-cell>
          <table:table-cell office:value-type="string">
            <text:p>765,653931</text:p>
          </table:table-cell>
          <table:table-cell office:value-type="string">
            <text:p>27,730856</text:p>
          </table:table-cell>
          <table:table-cell office:value-type="string">
            <text:p>15199,584961</text:p>
          </table:table-cell>
          <table:table-cell office:value-type="string">
            <text:p>215,995819</text:p>
          </table:table-cell>
          <table:table-cell office:value-type="string">
            <text:p>6281,504883</text:p>
          </table:table-cell>
          <table:table-cell office:value-type="string">
            <text:p>86,743446</text:p>
          </table:table-cell>
          <table:table-cell office:value-type="string">
            <text:p>1424,410400</text:p>
          </table:table-cell>
          <table:table-cell office:value-type="string">
            <text:p>38,739864</text:p>
          </table:table-cell>
          <table:table-cell office:value-type="string">
            <text:p>32,369396</text:p>
          </table:table-cell>
          <table:table-cell office:value-type="string">
            <text:p>5,179636</text:p>
          </table:table-cell>
          <table:table-cell office:value-type="string">
            <text:p>19,325880</text:p>
          </table:table-cell>
          <table:table-cell office:value-type="string">
            <text:p>7,039199</text:p>
          </table:table-cell>
          <table:table-cell office:value-type="string">
            <text:p>203,380112</text:p>
          </table:table-cell>
          <table:table-cell office:value-type="string">
            <text:p>6,643266</text:p>
          </table:table-cell>
          <table:table-cell office:value-type="string">
            <text:p>11957,868164</text:p>
          </table:table-cell>
          <table:table-cell office:value-type="string">
            <text:p>312,264648</text:p>
          </table:table-cell>
          <table:table-cell office:value-type="string">
            <text:p>17,366549</text:p>
          </table:table-cell>
          <table:table-cell office:value-type="string">
            <text:p>6,4292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7,976776</text:p>
          </table:table-cell>
          <table:table-cell office:value-type="string">
            <text:p>18,377449</text:p>
          </table:table-cell>
          <table:table-cell office:value-type="string">
            <text:p>118,644241</text:p>
          </table:table-cell>
          <table:table-cell office:value-type="string">
            <text:p>7,727079</text:p>
          </table:table-cell>
          <table:table-cell office:value-type="string">
            <text:p>62,798496</text:p>
          </table:table-cell>
          <table:table-cell office:value-type="string">
            <text:p>8,041418</text:p>
          </table:table-cell>
          <table:table-cell office:value-type="string">
            <text:p>74,006538</text:p>
          </table:table-cell>
          <table:table-cell office:value-type="string">
            <text:p>8,283391</text:p>
          </table:table-cell>
          <table:table-cell office:value-type="string">
            <text:p>60,427460</text:p>
          </table:table-cell>
          <table:table-cell office:value-type="string">
            <text:p>8,817553</text:p>
          </table:table-cell>
          <table:table-cell office:value-type="string">
            <text:p>132,858597</text:p>
          </table:table-cell>
          <table:table-cell office:value-type="string">
            <text:p>16,547659</text:p>
          </table:table-cell>
        </table:table-row>
        <table:table-row table:style-name="ro1">
          <table:table-cell office:value-type="string">
            <text:p>AFR80 <text:s text:c="5"/></text:p>
          </table:table-cell>
          <table:table-cell office:value-type="string">
            <text:p>2693,768799</text:p>
          </table:table-cell>
          <table:table-cell office:value-type="string">
            <text:p>846,648621</text:p>
          </table:table-cell>
          <table:table-cell office:value-type="string">
            <text:p>4499,956055</text:p>
          </table:table-cell>
          <table:table-cell office:value-type="string">
            <text:p>523,298584</text:p>
          </table:table-cell>
          <table:table-cell office:value-type="string">
            <text:p>38436,093750</text:p>
          </table:table-cell>
          <table:table-cell office:value-type="string">
            <text:p>917,116821</text:p>
          </table:table-cell>
          <table:table-cell office:value-type="string">
            <text:p>87395,820313</text:p>
          </table:table-cell>
          <table:table-cell office:value-type="string">
            <text:p>1950,837891</text:p>
          </table:table-cell>
          <table:table-cell office:value-type="string">
            <text:p>580,007874</text:p>
          </table:table-cell>
          <table:table-cell office:value-type="string">
            <text:p>47,111591</text:p>
          </table:table-cell>
          <table:table-cell office:value-type="string">
            <text:p>19116,597656</text:p>
          </table:table-cell>
          <table:table-cell office:value-type="string">
            <text:p>376,382507</text:p>
          </table:table-cell>
          <table:table-cell office:value-type="string">
            <text:p>4554,153809</text:p>
          </table:table-cell>
          <table:table-cell office:value-type="string">
            <text:p>88,785942</text:p>
          </table:table-cell>
          <table:table-cell office:value-type="string">
            <text:p>20887,478516</text:p>
          </table:table-cell>
          <table:table-cell office:value-type="string">
            <text:p>295,553284</text:p>
          </table:table-cell>
          <table:table-cell office:value-type="string">
            <text:p>15470,653320</text:p>
          </table:table-cell>
          <table:table-cell office:value-type="string">
            <text:p>206,430084</text:p>
          </table:table-cell>
          <table:table-cell office:value-type="string">
            <text:p>2665,421875</text:p>
          </table:table-cell>
          <table:table-cell office:value-type="string">
            <text:p>71,636345</text:p>
          </table:table-cell>
          <table:table-cell office:value-type="string">
            <text:p>48,343956</text:p>
          </table:table-cell>
          <table:table-cell office:value-type="string">
            <text:p>6,712102</text:p>
          </table:table-cell>
          <table:table-cell office:value-type="string">
            <text:p>55,203770</text:p>
          </table:table-cell>
          <table:table-cell office:value-type="string">
            <text:p>7,872203</text:p>
          </table:table-cell>
          <table:table-cell office:value-type="string">
            <text:p>362,810730</text:p>
          </table:table-cell>
          <table:table-cell office:value-type="string">
            <text:p>10,437813</text:p>
          </table:table-cell>
          <table:table-cell office:value-type="string">
            <text:p>23599,367188</text:p>
          </table:table-cell>
          <table:table-cell office:value-type="string">
            <text:p>614,519836</text:p>
          </table:table-cell>
          <table:table-cell office:value-type="string">
            <text:p>29,988531</text:p>
          </table:table-cell>
          <table:table-cell office:value-type="string">
            <text:p>8,158994</text:p>
          </table:table-cell>
          <table:table-cell office:value-type="string">
            <text:p>89,069901</text:p>
          </table:table-cell>
          <table:table-cell office:value-type="string">
            <text:p>15,488085</text:p>
          </table:table-cell>
          <table:table-cell office:value-type="string">
            <text:p>561,672058</text:p>
          </table:table-cell>
          <table:table-cell office:value-type="string">
            <text:p>21,970331</text:p>
          </table:table-cell>
          <table:table-cell office:value-type="string">
            <text:p>222,949112</text:p>
          </table:table-cell>
          <table:table-cell office:value-type="string">
            <text:p>10,330340</text:p>
          </table:table-cell>
          <table:table-cell office:value-type="string">
            <text:p>82,028206</text:p>
          </table:table-cell>
          <table:table-cell office:value-type="string">
            <text:p>10,238537</text:p>
          </table:table-cell>
          <table:table-cell office:value-type="string">
            <text:p>139,483231</text:p>
          </table:table-cell>
          <table:table-cell office:value-type="string">
            <text:p>10,720043</text:p>
          </table:table-cell>
          <table:table-cell office:value-type="string">
            <text:p>99,919266</text:p>
          </table:table-cell>
          <table:table-cell office:value-type="string">
            <text:p>11,283453</text:p>
          </table:table-cell>
          <table:table-cell office:value-type="string">
            <text:p>236,554855</text:p>
          </table:table-cell>
          <table:table-cell office:value-type="string">
            <text:p>21,334181</text:p>
          </table:table-cell>
        </table:table-row>
        <table:table-row table:style-name="ro1">
          <table:table-cell office:value-type="string">
            <text:p>AFR81 <text:s text:c="6"/></text:p>
          </table:table-cell>
          <table:table-cell office:value-type="string">
            <text:p>16027,534180</text:p>
          </table:table-cell>
          <table:table-cell office:value-type="string">
            <text:p>1405,454834</text:p>
          </table:table-cell>
          <table:table-cell office:value-type="string">
            <text:p>7676,594238</text:p>
          </table:table-cell>
          <table:table-cell office:value-type="string">
            <text:p>651,062927</text:p>
          </table:table-cell>
          <table:table-cell office:value-type="string">
            <text:p>47678,644531</text:p>
          </table:table-cell>
          <table:table-cell office:value-type="string">
            <text:p>1131,082275</text:p>
          </table:table-cell>
          <table:table-cell office:value-type="string">
            <text:p>121633,429688</text:p>
          </table:table-cell>
          <table:table-cell office:value-type="string">
            <text:p>2534,052734</text:p>
          </table:table-cell>
          <table:table-cell office:value-type="string">
            <text:p>815,644958</text:p>
          </table:table-cell>
          <table:table-cell office:value-type="string">
            <text:p>60,470013</text:p>
          </table:table-cell>
          <table:table-cell office:value-type="string">
            <text:p>21388,851563</text:p>
          </table:table-cell>
          <table:table-cell office:value-type="string">
            <text:p>396,787415</text:p>
          </table:table-cell>
          <table:table-cell office:value-type="string">
            <text:p>45724,539063</text:p>
          </table:table-cell>
          <table:table-cell office:value-type="string">
            <text:p>747,070740</text:p>
          </table:table-cell>
          <table:table-cell office:value-type="string">
            <text:p>38144,230469</text:p>
          </table:table-cell>
          <table:table-cell office:value-type="string">
            <text:p>501,075531</text:p>
          </table:table-cell>
          <table:table-cell office:value-type="string">
            <text:p>29263,253906</text:p>
          </table:table-cell>
          <table:table-cell office:value-type="string">
            <text:p>369,788696</text:p>
          </table:table-cell>
          <table:table-cell office:value-type="string">
            <text:p>3624,667725</text:p>
          </table:table-cell>
          <table:table-cell office:value-type="string">
            <text:p>94,985741</text:p>
          </table:table-cell>
          <table:table-cell office:value-type="string">
            <text:p>54,310432</text:p>
          </table:table-cell>
          <table:table-cell office:value-type="string">
            <text:p>7,209660</text:p>
          </table:table-cell>
          <table:table-cell office:value-type="string">
            <text:p>74,229073</text:p>
          </table:table-cell>
          <table:table-cell office:value-type="string">
            <text:p>7,942501</text:p>
          </table:table-cell>
          <table:table-cell office:value-type="string">
            <text:p>547,266602</text:p>
          </table:table-cell>
          <table:table-cell office:value-type="string">
            <text:p>12,216578</text:p>
          </table:table-cell>
          <table:table-cell office:value-type="string">
            <text:p>29862,097656</text:p>
          </table:table-cell>
          <table:table-cell office:value-type="string">
            <text:p>495,019928</text:p>
          </table:table-cell>
          <table:table-cell office:value-type="string">
            <text:p>16,628593</text:p>
          </table:table-cell>
          <table:table-cell office:value-type="string">
            <text:p>7,696393</text:p>
          </table:table-cell>
          <table:table-cell office:value-type="string">
            <text:p>85,448486</text:p>
          </table:table-cell>
          <table:table-cell office:value-type="string">
            <text:p>14,836005</text:p>
          </table:table-cell>
          <table:table-cell office:value-type="string">
            <text:p>890,486816</text:p>
          </table:table-cell>
          <table:table-cell office:value-type="string">
            <text:p>22,678524</text:p>
          </table:table-cell>
          <table:table-cell office:value-type="string">
            <text:p>767,652466</text:p>
          </table:table-cell>
          <table:table-cell office:value-type="string">
            <text:p>14,695666</text:p>
          </table:table-cell>
          <table:table-cell office:value-type="string">
            <text:p>126,914528</text:p>
          </table:table-cell>
          <table:table-cell office:value-type="string">
            <text:p>9,774763</text:p>
          </table:table-cell>
          <table:table-cell office:value-type="string">
            <text:p>243,261719</text:p>
          </table:table-cell>
          <table:table-cell office:value-type="string">
            <text:p>10,594237</text:p>
          </table:table-cell>
          <table:table-cell office:value-type="string">
            <text:p>126,339607</text:p>
          </table:table-cell>
          <table:table-cell office:value-type="string">
            <text:p>10,405169</text:p>
          </table:table-cell>
          <table:table-cell office:value-type="string">
            <text:p>381,298706</text:p>
          </table:table-cell>
          <table:table-cell office:value-type="string">
            <text:p>21,414385</text:p>
          </table:table-cell>
        </table:table-row>
        <table:table-row table:style-name="ro1">
          <table:table-cell office:value-type="string">
            <text:p>AFR82 <text:s text:c="6"/></text:p>
          </table:table-cell>
          <table:table-cell office:value-type="string">
            <text:p>3890,929932</text:p>
          </table:table-cell>
          <table:table-cell office:value-type="string">
            <text:p>807,045715</text:p>
          </table:table-cell>
          <table:table-cell office:value-type="string">
            <text:p>2801,497803</text:p>
          </table:table-cell>
          <table:table-cell office:value-type="string">
            <text:p>471,327484</text:p>
          </table:table-cell>
          <table:table-cell office:value-type="string">
            <text:p>21402,339844</text:p>
          </table:table-cell>
          <table:table-cell office:value-type="string">
            <text:p>543,352600</text:p>
          </table:table-cell>
          <table:table-cell office:value-type="string">
            <text:p>51582,496094</text:p>
          </table:table-cell>
          <table:table-cell office:value-type="string">
            <text:p>1092,311279</text:p>
          </table:table-cell>
          <table:table-cell office:value-type="string">
            <text:p>472,639618</text:p>
          </table:table-cell>
          <table:table-cell office:value-type="string">
            <text:p>40,956142</text:p>
          </table:table-cell>
          <table:table-cell office:value-type="string">
            <text:p>19249,816406</text:p>
          </table:table-cell>
          <table:table-cell office:value-type="string">
            <text:p>356,391357</text:p>
          </table:table-cell>
          <table:table-cell office:value-type="string">
            <text:p>1223,288452</text:p>
          </table:table-cell>
          <table:table-cell office:value-type="string">
            <text:p>35,421986</text:p>
          </table:table-cell>
          <table:table-cell office:value-type="string">
            <text:p>16242,720703</text:p>
          </table:table-cell>
          <table:table-cell office:value-type="string">
            <text:p>215,922577</text:p>
          </table:table-cell>
          <table:table-cell office:value-type="string">
            <text:p>6238,520508</text:p>
          </table:table-cell>
          <table:table-cell office:value-type="string">
            <text:p>83,334526</text:p>
          </table:table-cell>
          <table:table-cell office:value-type="string">
            <text:p>1351,257568</text:p>
          </table:table-cell>
          <table:table-cell office:value-type="string">
            <text:p>36,211155</text:p>
          </table:table-cell>
          <table:table-cell office:value-type="string">
            <text:p>43,678467</text:p>
          </table:table-cell>
          <table:table-cell office:value-type="string">
            <text:p>5,908444</text:p>
          </table:table-cell>
          <table:table-cell office:value-type="string">
            <text:p>31,527861</text:p>
          </table:table-cell>
          <table:table-cell office:value-type="string">
            <text:p>7,492673</text:p>
          </table:table-cell>
          <table:table-cell office:value-type="string">
            <text:p>211,681763</text:p>
          </table:table-cell>
          <table:table-cell office:value-type="string">
            <text:p>6,656909</text:p>
          </table:table-cell>
          <table:table-cell office:value-type="string">
            <text:p>11665,952148</text:p>
          </table:table-cell>
          <table:table-cell office:value-type="string">
            <text:p>194,467957</text:p>
          </table:table-cell>
          <table:table-cell office:value-type="string">
            <text:p>40,433807</text:p>
          </table:table-cell>
          <table:table-cell office:value-type="string">
            <text:p>7,652355</text:p>
          </table:table-cell>
          <table:table-cell office:value-type="string">
            <text:p>16,768902</text:p>
          </table:table-cell>
          <table:table-cell office:value-type="string">
            <text:p>14,557727</text:p>
          </table:table-cell>
          <table:table-cell office:value-type="string">
            <text:p>473,218872</text:p>
          </table:table-cell>
          <table:table-cell office:value-type="string">
            <text:p>19,672773</text:p>
          </table:table-cell>
          <table:table-cell office:value-type="string">
            <text:p>275,367004</text:p>
          </table:table-cell>
          <table:table-cell office:value-type="string">
            <text:p>9,877880</text:p>
          </table:table-cell>
          <table:table-cell office:value-type="string">
            <text:p>61,049118</text:p>
          </table:table-cell>
          <table:table-cell office:value-type="string">
            <text:p>9,563855</text:p>
          </table:table-cell>
          <table:table-cell office:value-type="string">
            <text:p>68,352501</text:p>
          </table:table-cell>
          <table:table-cell office:value-type="string">
            <text:p>9,728935</text:p>
          </table:table-cell>
          <table:table-cell office:value-type="string">
            <text:p>49,583469</text:p>
          </table:table-cell>
          <table:table-cell office:value-type="string">
            <text:p>10,206041</text:p>
          </table:table-cell>
          <table:table-cell office:value-type="string">
            <text:p>184,967270</text:p>
          </table:table-cell>
          <table:table-cell office:value-type="string">
            <text:p>19,788052</text:p>
          </table:table-cell>
        </table:table-row>
        <table:table-row table:style-name="ro1">
          <table:table-cell office:value-type="string">
            <text:p>AFR83 <text:s text:c="6"/></text:p>
          </table:table-cell>
          <table:table-cell office:value-type="string">
            <text:p>4168,754395</text:p>
          </table:table-cell>
          <table:table-cell office:value-type="string">
            <text:p>990,498047</text:p>
          </table:table-cell>
          <table:table-cell office:value-type="string">
            <text:p>1899,903809</text:p>
          </table:table-cell>
          <table:table-cell office:value-type="string">
            <text:p>518,874084</text:p>
          </table:table-cell>
          <table:table-cell office:value-type="string">
            <text:p>19557,757813</text:p>
          </table:table-cell>
          <table:table-cell office:value-type="string">
            <text:p>524,149536</text:p>
          </table:table-cell>
          <table:table-cell office:value-type="string">
            <text:p>46361,019531</text:p>
          </table:table-cell>
          <table:table-cell office:value-type="string">
            <text:p>987,885498</text:p>
          </table:table-cell>
          <table:table-cell office:value-type="string">
            <text:p>392,514709</text:p>
          </table:table-cell>
          <table:table-cell office:value-type="string">
            <text:p>47,978878</text:p>
          </table:table-cell>
          <table:table-cell office:value-type="string">
            <text:p>22127,576172</text:p>
          </table:table-cell>
          <table:table-cell office:value-type="string">
            <text:p>408,950623</text:p>
          </table:table-cell>
          <table:table-cell office:value-type="string">
            <text:p>8194,325195</text:p>
          </table:table-cell>
          <table:table-cell office:value-type="string">
            <text:p>143,986633</text:p>
          </table:table-cell>
          <table:table-cell office:value-type="string">
            <text:p>38121,984375</text:p>
          </table:table-cell>
          <table:table-cell office:value-type="string">
            <text:p>500,806488</text:p>
          </table:table-cell>
          <table:table-cell office:value-type="string">
            <text:p>6743,771484</text:p>
          </table:table-cell>
          <table:table-cell office:value-type="string">
            <text:p>90,185867</text:p>
          </table:table-cell>
          <table:table-cell office:value-type="string">
            <text:p>1233,074951</text:p>
          </table:table-cell>
          <table:table-cell office:value-type="string">
            <text:p>33,371544</text:p>
          </table:table-cell>
          <table:table-cell office:value-type="string">
            <text:p>41,245041</text:p>
          </table:table-cell>
          <table:table-cell office:value-type="string">
            <text:p>6,758533</text:p>
          </table:table-cell>
          <table:table-cell office:value-type="string">
            <text:p>20,874828</text:p>
          </table:table-cell>
          <table:table-cell office:value-type="string">
            <text:p>8,059603</text:p>
          </table:table-cell>
          <table:table-cell office:value-type="string">
            <text:p>197,431778</text:p>
          </table:table-cell>
          <table:table-cell office:value-type="string">
            <text:p>7,187171</text:p>
          </table:table-cell>
          <table:table-cell office:value-type="string">
            <text:p>10117,175781</text:p>
          </table:table-cell>
          <table:table-cell office:value-type="string">
            <text:p>168,999939</text:p>
          </table:table-cell>
          <table:table-cell office:value-type="string">
            <text:p>51,648891</text:p>
          </table:table-cell>
          <table:table-cell office:value-type="string">
            <text:p>9,372369</text:p>
          </table:table-cell>
          <table:table-cell office:value-type="string">
            <text:p>63,917381</text:p>
          </table:table-cell>
          <table:table-cell office:value-type="string">
            <text:p>15,880856</text:p>
          </table:table-cell>
          <table:table-cell office:value-type="string">
            <text:p>684,765381</text:p>
          </table:table-cell>
          <table:table-cell office:value-type="string">
            <text:p>21,737333</text:p>
          </table:table-cell>
          <table:table-cell office:value-type="string">
            <text:p>766,740906</text:p>
          </table:table-cell>
          <table:table-cell office:value-type="string">
            <text:p>16,068878</text:p>
          </table:table-cell>
          <table:table-cell office:value-type="string">
            <text:p>93,347946</text:p>
          </table:table-cell>
          <table:table-cell office:value-type="string">
            <text:p>12,023381</text:p>
          </table:table-cell>
          <table:table-cell office:value-type="string">
            <text:p>88,970398</text:p>
          </table:table-cell>
          <table:table-cell office:value-type="string">
            <text:p>12,326569</text:p>
          </table:table-cell>
          <table:table-cell office:value-type="string">
            <text:p>42,910919</text:p>
          </table:table-cell>
          <table:table-cell office:value-type="string">
            <text:p>12,617721</text:p>
          </table:table-cell>
          <table:table-cell office:value-type="string">
            <text:p>371,398651</text:p>
          </table:table-cell>
          <table:table-cell office:value-type="string">
            <text:p>25,564074</text:p>
          </table:table-cell>
        </table:table-row>
        <table:table-row table:style-name="ro1">
          <table:table-cell office:value-type="string">
            <text:p>AFR84 <text:s text:c="6"/></text:p>
          </table:table-cell>
          <table:table-cell office:value-type="string">
            <text:p>7024,235352</text:p>
          </table:table-cell>
          <table:table-cell office:value-type="string">
            <text:p>1212,011353</text:p>
          </table:table-cell>
          <table:table-cell office:value-type="string">
            <text:p>7745,136230</text:p>
          </table:table-cell>
          <table:table-cell office:value-type="string">
            <text:p>683,641174</text:p>
          </table:table-cell>
          <table:table-cell office:value-type="string">
            <text:p>65961,070313</text:p>
          </table:table-cell>
          <table:table-cell office:value-type="string">
            <text:p>1541,652222</text:p>
          </table:table-cell>
          <table:table-cell office:value-type="string">
            <text:p>149465,875000</text:p>
          </table:table-cell>
          <table:table-cell office:value-type="string">
            <text:p>3111,957520</text:p>
          </table:table-cell>
          <table:table-cell office:value-type="string">
            <text:p>919,490051</text:p>
          </table:table-cell>
          <table:table-cell office:value-type="string">
            <text:p>64,760147</text:p>
          </table:table-cell>
          <table:table-cell office:value-type="string">
            <text:p>18551,177734</text:p>
          </table:table-cell>
          <table:table-cell office:value-type="string">
            <text:p>347,497375</text:p>
          </table:table-cell>
          <table:table-cell office:value-type="string">
            <text:p>19739,919922</text:p>
          </table:table-cell>
          <table:table-cell office:value-type="string">
            <text:p>329,865875</text:p>
          </table:table-cell>
          <table:table-cell office:value-type="string">
            <text:p>23819,099609</text:p>
          </table:table-cell>
          <table:table-cell office:value-type="string">
            <text:p>315,443848</text:p>
          </table:table-cell>
          <table:table-cell office:value-type="string">
            <text:p>34839,472656</text:p>
          </table:table-cell>
          <table:table-cell office:value-type="string">
            <text:p>439,750061</text:p>
          </table:table-cell>
          <table:table-cell office:value-type="string">
            <text:p>5147,672363</text:p>
          </table:table-cell>
          <table:table-cell office:value-type="string">
            <text:p>134,659363</text:p>
          </table:table-cell>
          <table:table-cell office:value-type="string">
            <text:p>70,240021</text:p>
          </table:table-cell>
          <table:table-cell office:value-type="string">
            <text:p>9,405414</text:p>
          </table:table-cell>
          <table:table-cell office:value-type="string">
            <text:p>97,331917</text:p>
          </table:table-cell>
          <table:table-cell office:value-type="string">
            <text:p>9,116160</text:p>
          </table:table-cell>
          <table:table-cell office:value-type="string">
            <text:p>661,394775</text:p>
          </table:table-cell>
          <table:table-cell office:value-type="string">
            <text:p>15,010583</text:p>
          </table:table-cell>
          <table:table-cell office:value-type="string">
            <text:p>44095,324219</text:p>
          </table:table-cell>
          <table:table-cell office:value-type="string">
            <text:p>730,353638</text:p>
          </table:table-cell>
          <table:table-cell office:value-type="string">
            <text:p>22,627956</text:p>
          </table:table-cell>
          <table:table-cell office:value-type="string">
            <text:p>10,313548</text:p>
          </table:table-cell>
          <table:table-cell office:value-type="string">
            <text:p>139,134842</text:p>
          </table:table-cell>
          <table:table-cell office:value-type="string">
            <text:p>16,609144</text:p>
          </table:table-cell>
          <table:table-cell office:value-type="string">
            <text:p>743,446472</text:p>
          </table:table-cell>
          <table:table-cell office:value-type="string">
            <text:p>22,561647</text:p>
          </table:table-cell>
          <table:table-cell office:value-type="string">
            <text:p>225,803833</text:p>
          </table:table-cell>
          <table:table-cell office:value-type="string">
            <text:p>12,226396</text:p>
          </table:table-cell>
          <table:table-cell office:value-type="string">
            <text:p>114,920135</text:p>
          </table:table-cell>
          <table:table-cell office:value-type="string">
            <text:p>12,780022</text:p>
          </table:table-cell>
          <table:table-cell office:value-type="string">
            <text:p>253,001678</text:p>
          </table:table-cell>
          <table:table-cell office:value-type="string">
            <text:p>13,765924</text:p>
          </table:table-cell>
          <table:table-cell office:value-type="string">
            <text:p>184,944748</text:p>
          </table:table-cell>
          <table:table-cell office:value-type="string">
            <text:p>14,111012</text:p>
          </table:table-cell>
          <table:table-cell office:value-type="string">
            <text:p>296,424011</text:p>
          </table:table-cell>
          <table:table-cell office:value-type="string">
            <text:p>26,855204</text:p>
          </table:table-cell>
        </table:table-row>
        <table:table-row table:style-name="ro1">
          <table:table-cell office:value-type="string">
            <text:p>AFR85 <text:s text:c="5"/></text:p>
          </table:table-cell>
          <table:table-cell office:value-type="float" office:value="3522.11792">
            <text:p>3522.11792</text:p>
          </table:table-cell>
          <table:table-cell office:value-type="float" office:value="815.910339">
            <text:p>815.910339</text:p>
          </table:table-cell>
          <table:table-cell office:value-type="float" office:value="3097.433838">
            <text:p>3097.433838</text:p>
          </table:table-cell>
          <table:table-cell office:value-type="float" office:value="501.885406">
            <text:p>501.885406</text:p>
          </table:table-cell>
          <table:table-cell office:value-type="float" office:value="22448.513672">
            <text:p>22448.513672</text:p>
          </table:table-cell>
          <table:table-cell office:value-type="float" office:value="551.409668">
            <text:p>551.409668</text:p>
          </table:table-cell>
          <table:table-cell office:value-type="float" office:value="53180.121094">
            <text:p>53180.121094</text:p>
          </table:table-cell>
          <table:table-cell office:value-type="float" office:value="1160.10791">
            <text:p>1160.10791</text:p>
          </table:table-cell>
          <table:table-cell office:value-type="float" office:value="441.096832">
            <text:p>441.096832</text:p>
          </table:table-cell>
          <table:table-cell office:value-type="float" office:value="39.57608">
            <text:p>39.57608</text:p>
          </table:table-cell>
          <table:table-cell office:value-type="float" office:value="17115.060547">
            <text:p>17115.060547</text:p>
          </table:table-cell>
          <table:table-cell office:value-type="float" office:value="332.056213">
            <text:p>332.056213</text:p>
          </table:table-cell>
          <table:table-cell office:value-type="float" office:value="1282.578979">
            <text:p>1282.578979</text:p>
          </table:table-cell>
          <table:table-cell office:value-type="float" office:value="35.911407">
            <text:p>35.911407</text:p>
          </table:table-cell>
          <table:table-cell office:value-type="float" office:value="18421.185547">
            <text:p>18421.185547</text:p>
          </table:table-cell>
          <table:table-cell office:value-type="float" office:value="253.027786">
            <text:p>253.027786</text:p>
          </table:table-cell>
          <table:table-cell office:value-type="float" office:value="7221.182129">
            <text:p>7221.182129</text:p>
          </table:table-cell>
          <table:table-cell office:value-type="float" office:value="98.671638">
            <text:p>98.671638</text:p>
          </table:table-cell>
          <table:table-cell office:value-type="float" office:value="1372.167847">
            <text:p>1372.167847</text:p>
          </table:table-cell>
          <table:table-cell office:value-type="float" office:value="36.089062">
            <text:p>36.089062</text:p>
          </table:table-cell>
          <table:table-cell office:value-type="float" office:value="43.786167">
            <text:p>43.786167</text:p>
          </table:table-cell>
          <table:table-cell office:value-type="float" office:value="5.663402">
            <text:p>5.663402</text:p>
          </table:table-cell>
          <table:table-cell office:value-type="float" office:value="36.362518">
            <text:p>36.362518</text:p>
          </table:table-cell>
          <table:table-cell office:value-type="float" office:value="7.993144">
            <text:p>7.993144</text:p>
          </table:table-cell>
          <table:table-cell office:value-type="float" office:value="207.412979">
            <text:p>207.412979</text:p>
          </table:table-cell>
          <table:table-cell office:value-type="float" office:value="6.741677">
            <text:p>6.741677</text:p>
          </table:table-cell>
          <table:table-cell office:value-type="float" office:value="12367.825195">
            <text:p>12367.825195</text:p>
          </table:table-cell>
          <table:table-cell office:value-type="float" office:value="227.751694">
            <text:p>227.751694</text:p>
          </table:table-cell>
          <table:table-cell office:value-type="float" office:value="42.807098">
            <text:p>42.807098</text:p>
          </table:table-cell>
          <table:table-cell office:value-type="float" office:value="7.757963">
            <text:p>7.757963</text:p>
          </table:table-cell>
          <table:table-cell office:value-type="float" office:value="18.418535">
            <text:p>18.418535</text:p>
          </table:table-cell>
          <table:table-cell office:value-type="float" office:value="15.371548">
            <text:p>15.371548</text:p>
          </table:table-cell>
          <table:table-cell office:value-type="float" office:value="343.320374">
            <text:p>343.320374</text:p>
          </table:table-cell>
          <table:table-cell office:value-type="float" office:value="20.883461">
            <text:p>20.883461</text:p>
          </table:table-cell>
          <table:table-cell office:value-type="float" office:value="239.75">
            <text:p>239.75</text:p>
          </table:table-cell>
          <table:table-cell office:value-type="float" office:value="9.572325">
            <text:p>9.572325</text:p>
          </table:table-cell>
          <table:table-cell table:number-columns-repeated="2"/>
          <table:table-cell office:value-type="float" office:value="69.330437">
            <text:p>69.330437</text:p>
          </table:table-cell>
          <table:table-cell office:value-type="float" office:value="9.517514">
            <text:p>9.517514</text:p>
          </table:table-cell>
          <table:table-cell office:value-type="float" office:value="52.109573">
            <text:p>52.109573</text:p>
          </table:table-cell>
          <table:table-cell office:value-type="float" office:value="10.094212">
            <text:p>10.094212</text:p>
          </table:table-cell>
          <table:table-cell office:value-type="float" office:value="172.833984">
            <text:p>172.833984</text:p>
          </table:table-cell>
          <table:table-cell office:value-type="float" office:value="19.359554">
            <text:p>19.359554</text:p>
          </table:table-cell>
        </table:table-row>
        <table:table-row table:style-name="ro1">
          <table:table-cell office:value-type="string">
            <text:p>AFR86 <text:s text:c="5"/></text:p>
          </table:table-cell>
          <table:table-cell office:value-type="float" office:value="6081.586914">
            <text:p>6081.586914</text:p>
          </table:table-cell>
          <table:table-cell office:value-type="float" office:value="1079.889771">
            <text:p>1079.889771</text:p>
          </table:table-cell>
          <table:table-cell office:value-type="float" office:value="8416.195313">
            <text:p>8416.195313</text:p>
          </table:table-cell>
          <table:table-cell office:value-type="float" office:value="661.062195">
            <text:p>661.062195</text:p>
          </table:table-cell>
          <table:table-cell office:value-type="float" office:value="47591.890625">
            <text:p>47591.890625</text:p>
          </table:table-cell>
          <table:table-cell office:value-type="float" office:value="1120.557373">
            <text:p>1120.557373</text:p>
          </table:table-cell>
          <table:table-cell office:value-type="float" office:value="129858.195313">
            <text:p>129858.195313</text:p>
          </table:table-cell>
          <table:table-cell office:value-type="float" office:value="2792.4646">
            <text:p>2792.4646</text:p>
          </table:table-cell>
          <table:table-cell office:value-type="float" office:value="242.902588">
            <text:p>242.902588</text:p>
          </table:table-cell>
          <table:table-cell office:value-type="float" office:value="48.771545">
            <text:p>48.771545</text:p>
          </table:table-cell>
          <table:table-cell office:value-type="float" office:value="16065.500977">
            <text:p>16065.500977</text:p>
          </table:table-cell>
          <table:table-cell office:value-type="float" office:value="313.377441">
            <text:p>313.377441</text:p>
          </table:table-cell>
          <table:table-cell office:value-type="float" office:value="17294.322266">
            <text:p>17294.322266</text:p>
          </table:table-cell>
          <table:table-cell office:value-type="float" office:value="300.734924">
            <text:p>300.734924</text:p>
          </table:table-cell>
          <table:table-cell office:value-type="float" office:value="34296.3125">
            <text:p>34296.3125</text:p>
          </table:table-cell>
          <table:table-cell office:value-type="float" office:value="467.533569">
            <text:p>467.533569</text:p>
          </table:table-cell>
          <table:table-cell office:value-type="float" office:value="17139.376953">
            <text:p>17139.376953</text:p>
          </table:table-cell>
          <table:table-cell office:value-type="float" office:value="227.035538">
            <text:p>227.035538</text:p>
          </table:table-cell>
          <table:table-cell office:value-type="float" office:value="2716.817139">
            <text:p>2716.817139</text:p>
          </table:table-cell>
          <table:table-cell office:value-type="float" office:value="69.360374">
            <text:p>69.360374</text:p>
          </table:table-cell>
          <table:table-cell office:value-type="float" office:value="56.731529">
            <text:p>56.731529</text:p>
          </table:table-cell>
          <table:table-cell office:value-type="float" office:value="6.927118">
            <text:p>6.927118</text:p>
          </table:table-cell>
          <table:table-cell office:value-type="float" office:value="57.786175">
            <text:p>57.786175</text:p>
          </table:table-cell>
          <table:table-cell office:value-type="float" office:value="8.374428">
            <text:p>8.374428</text:p>
          </table:table-cell>
          <table:table-cell office:value-type="float" office:value="489.326691">
            <text:p>489.326691</text:p>
          </table:table-cell>
          <table:table-cell office:value-type="float" office:value="11.705353">
            <text:p>11.705353</text:p>
          </table:table-cell>
          <table:table-cell office:value-type="float" office:value="24125.841797">
            <text:p>24125.841797</text:p>
          </table:table-cell>
          <table:table-cell office:value-type="float" office:value="442.447388">
            <text:p>442.447388</text:p>
          </table:table-cell>
          <table:table-cell office:value-type="float" office:value="21.208744">
            <text:p>21.208744</text:p>
          </table:table-cell>
          <table:table-cell office:value-type="float" office:value="8.248628">
            <text:p>8.248628</text:p>
          </table:table-cell>
          <table:table-cell office:value-type="float" office:value="88.313324">
            <text:p>88.313324</text:p>
          </table:table-cell>
          <table:table-cell office:value-type="float" office:value="15.891025">
            <text:p>15.891025</text:p>
          </table:table-cell>
          <table:table-cell office:value-type="float" office:value="622.576416">
            <text:p>622.576416</text:p>
          </table:table-cell>
          <table:table-cell office:value-type="float" office:value="22.876377">
            <text:p>22.876377</text:p>
          </table:table-cell>
          <table:table-cell office:value-type="float" office:value="701.989746">
            <text:p>701.989746</text:p>
          </table:table-cell>
          <table:table-cell office:value-type="float" office:value="14.997108">
            <text:p>14.997108</text:p>
          </table:table-cell>
          <table:table-cell table:number-columns-repeated="2"/>
          <table:table-cell office:value-type="float" office:value="179.411758">
            <text:p>179.411758</text:p>
          </table:table-cell>
          <table:table-cell office:value-type="float" office:value="10.621614">
            <text:p>10.621614</text:p>
          </table:table-cell>
          <table:table-cell table:number-columns-repeated="2" office:value-type="float" office:value="0">
            <text:p>0</text:p>
          </table:table-cell>
          <table:table-cell office:value-type="float" office:value="346.627808">
            <text:p>346.627808</text:p>
          </table:table-cell>
          <table:table-cell office:value-type="float" office:value="21.655134">
            <text:p>21.655134</text:p>
          </table:table-cell>
        </table:table-row>
        <table:table-row table:style-name="ro1">
          <table:table-cell office:value-type="string">
            <text:p>AFR87 <text:s text:c="5"/></text:p>
          </table:table-cell>
          <table:table-cell office:value-type="float" office:value="10283.152344">
            <text:p>10283.152344</text:p>
          </table:table-cell>
          <table:table-cell office:value-type="float" office:value="1751.597168">
            <text:p>1751.597168</text:p>
          </table:table-cell>
          <table:table-cell office:value-type="float" office:value="21768.158203">
            <text:p>21768.158203</text:p>
          </table:table-cell>
          <table:table-cell office:value-type="float" office:value="1218.457031">
            <text:p>1218.457031</text:p>
          </table:table-cell>
          <table:table-cell office:value-type="float" office:value="110963.914063">
            <text:p>110963.914063</text:p>
          </table:table-cell>
          <table:table-cell office:value-type="float" office:value="2561.120605">
            <text:p>2561.120605</text:p>
          </table:table-cell>
          <table:table-cell office:value-type="float" office:value="318718.875">
            <text:p>318718.875</text:p>
          </table:table-cell>
          <table:table-cell office:value-type="float" office:value="6827.091797">
            <text:p>6827.091797</text:p>
          </table:table-cell>
          <table:table-cell office:value-type="float" office:value="225.46199">
            <text:p>225.46199</text:p>
          </table:table-cell>
          <table:table-cell office:value-type="float" office:value="80.190269">
            <text:p>80.190269</text:p>
          </table:table-cell>
          <table:table-cell office:value-type="float" office:value="15345.882813">
            <text:p>15345.882813</text:p>
          </table:table-cell>
          <table:table-cell office:value-type="float" office:value="308.962524">
            <text:p>308.962524</text:p>
          </table:table-cell>
          <table:table-cell office:value-type="float" office:value="36955.746094">
            <text:p>36955.746094</text:p>
          </table:table-cell>
          <table:table-cell office:value-type="float" office:value="636.405762">
            <text:p>636.405762</text:p>
          </table:table-cell>
          <table:table-cell office:value-type="float" office:value="29021.654297">
            <text:p>29021.654297</text:p>
          </table:table-cell>
          <table:table-cell office:value-type="float" office:value="399.028748">
            <text:p>399.028748</text:p>
          </table:table-cell>
          <table:table-cell office:value-type="float" office:value="62556.824219">
            <text:p>62556.824219</text:p>
          </table:table-cell>
          <table:table-cell office:value-type="float" office:value="817.571228">
            <text:p>817.571228</text:p>
          </table:table-cell>
          <table:table-cell office:value-type="float" office:value="7580.833496">
            <text:p>7580.833496</text:p>
          </table:table-cell>
          <table:table-cell office:value-type="float" office:value="192.655411">
            <text:p>192.655411</text:p>
          </table:table-cell>
          <table:table-cell office:value-type="float" office:value="108.279884">
            <text:p>108.279884</text:p>
          </table:table-cell>
          <table:table-cell office:value-type="float" office:value="12.401645">
            <text:p>12.401645</text:p>
          </table:table-cell>
          <table:table-cell office:value-type="float" office:value="125.40493">
            <text:p>125.40493</text:p>
          </table:table-cell>
          <table:table-cell office:value-type="float" office:value="11.2219">
            <text:p>11.2219</text:p>
          </table:table-cell>
          <table:table-cell office:value-type="float" office:value="1388.553467">
            <text:p>1388.553467</text:p>
          </table:table-cell>
          <table:table-cell office:value-type="float" office:value="30.201513">
            <text:p>30.201513</text:p>
          </table:table-cell>
          <table:table-cell office:value-type="float" office:value="71591.367188">
            <text:p>71591.367188</text:p>
          </table:table-cell>
          <table:table-cell office:value-type="float" office:value="1309.871826">
            <text:p>1309.871826</text:p>
          </table:table-cell>
          <table:table-cell office:value-type="float" office:value="34.257439">
            <text:p>34.257439</text:p>
          </table:table-cell>
          <table:table-cell office:value-type="float" office:value="12.865183">
            <text:p>12.865183</text:p>
          </table:table-cell>
          <table:table-cell office:value-type="float" office:value="149.489456">
            <text:p>149.489456</text:p>
          </table:table-cell>
          <table:table-cell office:value-type="float" office:value="19.047552">
            <text:p>19.047552</text:p>
          </table:table-cell>
          <table:table-cell office:value-type="float" office:value="734.060303">
            <text:p>734.060303</text:p>
          </table:table-cell>
          <table:table-cell office:value-type="float" office:value="25.821709">
            <text:p>25.821709</text:p>
          </table:table-cell>
          <table:table-cell office:value-type="float" office:value="727.511963">
            <text:p>727.511963</text:p>
          </table:table-cell>
          <table:table-cell office:value-type="float" office:value="18.801771">
            <text:p>18.801771</text:p>
          </table:table-cell>
          <table:table-cell table:number-columns-repeated="2"/>
          <table:table-cell office:value-type="float" office:value="547.68634">
            <text:p>547.68634</text:p>
          </table:table-cell>
          <table:table-cell office:value-type="float" office:value="18.719971">
            <text:p>18.719971</text:p>
          </table:table-cell>
          <table:table-cell office:value-type="float" office:value="321.643707">
            <text:p>321.643707</text:p>
          </table:table-cell>
          <table:table-cell office:value-type="float" office:value="17.76959">
            <text:p>17.76959</text:p>
          </table:table-cell>
          <table:table-cell office:value-type="float" office:value="316.397308">
            <text:p>316.397308</text:p>
          </table:table-cell>
          <table:table-cell office:value-type="float" office:value="32.277092">
            <text:p>32.277092</text:p>
          </table:table-cell>
        </table:table-row>
        <table:table-row table:style-name="ro1">
          <table:table-cell office:value-type="string">
            <text:p>AFR088</text:p>
          </table:table-cell>
          <table:table-cell office:value-type="float" office:value="14601.970703">
            <text:p>14601.970703</text:p>
          </table:table-cell>
          <table:table-cell office:value-type="float" office:value="1925.614868">
            <text:p>1925.614868</text:p>
          </table:table-cell>
          <table:table-cell office:value-type="float" office:value="18417.173828">
            <text:p>18417.173828</text:p>
          </table:table-cell>
          <table:table-cell office:value-type="float" office:value="1111.795166">
            <text:p>1111.795166</text:p>
          </table:table-cell>
          <table:table-cell office:value-type="float" office:value="94351.78125">
            <text:p>94351.78125</text:p>
          </table:table-cell>
          <table:table-cell office:value-type="float" office:value="2155.196289">
            <text:p>2155.196289</text:p>
          </table:table-cell>
          <table:table-cell office:value-type="float" office:value="270968.21875">
            <text:p>270968.21875</text:p>
          </table:table-cell>
          <table:table-cell office:value-type="float" office:value="5809.536133">
            <text:p>5809.536133</text:p>
          </table:table-cell>
          <table:table-cell office:value-type="float" office:value="501.376312">
            <text:p>501.376312</text:p>
          </table:table-cell>
          <table:table-cell office:value-type="float" office:value="81.606461">
            <text:p>81.606461</text:p>
          </table:table-cell>
          <table:table-cell office:value-type="float" office:value="17712.220703">
            <text:p>17712.220703</text:p>
          </table:table-cell>
          <table:table-cell office:value-type="float" office:value="352.797058">
            <text:p>352.797058</text:p>
          </table:table-cell>
          <table:table-cell office:value-type="float" office:value="60131.175781">
            <text:p>60131.175781</text:p>
          </table:table-cell>
          <table:table-cell office:value-type="float" office:value="1026.46521">
            <text:p>1026.46521</text:p>
          </table:table-cell>
          <table:table-cell office:value-type="float" office:value="39952.59375">
            <text:p>39952.59375</text:p>
          </table:table-cell>
          <table:table-cell office:value-type="float" office:value="546.094604">
            <text:p>546.094604</text:p>
          </table:table-cell>
          <table:table-cell office:value-type="float" office:value="57823.160156">
            <text:p>57823.160156</text:p>
          </table:table-cell>
          <table:table-cell office:value-type="float" office:value="756.090942">
            <text:p>756.090942</text:p>
          </table:table-cell>
          <table:table-cell office:value-type="float" office:value="6338.497559">
            <text:p>6338.497559</text:p>
          </table:table-cell>
          <table:table-cell office:value-type="float" office:value="161.274887">
            <text:p>161.274887</text:p>
          </table:table-cell>
          <table:table-cell office:value-type="float" office:value="106.156609">
            <text:p>106.156609</text:p>
          </table:table-cell>
          <table:table-cell office:value-type="float" office:value="11.156914">
            <text:p>11.156914</text:p>
          </table:table-cell>
          <table:table-cell office:value-type="float" office:value="104.957344">
            <text:p>104.957344</text:p>
          </table:table-cell>
          <table:table-cell office:value-type="float" office:value="10.430091">
            <text:p>10.430091</text:p>
          </table:table-cell>
          <table:table-cell office:value-type="float" office:value="1153.665527">
            <text:p>1153.665527</text:p>
          </table:table-cell>
          <table:table-cell office:value-type="float" office:value="25.411753">
            <text:p>25.411753</text:p>
          </table:table-cell>
          <table:table-cell office:value-type="float" office:value="57964.320313">
            <text:p>57964.320313</text:p>
          </table:table-cell>
          <table:table-cell office:value-type="float" office:value="1060.867188">
            <text:p>1060.867188</text:p>
          </table:table-cell>
          <table:table-cell office:value-type="float" office:value="34.433895">
            <text:p>34.433895</text:p>
          </table:table-cell>
          <table:table-cell office:value-type="float" office:value="11.525026">
            <text:p>11.525026</text:p>
          </table:table-cell>
          <table:table-cell office:value-type="float" office:value="143.755341">
            <text:p>143.755341</text:p>
          </table:table-cell>
          <table:table-cell office:value-type="float" office:value="18.178875">
            <text:p>18.178875</text:p>
          </table:table-cell>
          <table:table-cell office:value-type="float" office:value="916.627136">
            <text:p>916.627136</text:p>
          </table:table-cell>
          <table:table-cell office:value-type="float" office:value="26.844862">
            <text:p>26.844862</text:p>
          </table:table-cell>
          <table:table-cell office:value-type="float" office:value="763.348572">
            <text:p>763.348572</text:p>
          </table:table-cell>
          <table:table-cell office:value-type="float" office:value="18.220507">
            <text:p>18.220507</text:p>
          </table:table-cell>
          <table:table-cell table:number-columns-repeated="2"/>
          <table:table-cell office:value-type="float" office:value="492.763733">
            <text:p>492.763733</text:p>
          </table:table-cell>
          <table:table-cell office:value-type="float" office:value="17.027063">
            <text:p>17.027063</text:p>
          </table:table-cell>
          <table:table-cell office:value-type="float" office:value="274.239899">
            <text:p>274.239899</text:p>
          </table:table-cell>
          <table:table-cell office:value-type="float" office:value="15.877892">
            <text:p>15.877892</text:p>
          </table:table-cell>
          <table:table-cell office:value-type="float" office:value="400.79126">
            <text:p>400.79126</text:p>
          </table:table-cell>
          <table:table-cell office:value-type="float" office:value="29.80595">
            <text:p>29.80595</text:p>
          </table:table-cell>
        </table:table-row>
        <table:table-row table:style-name="ro1">
          <table:table-cell office:value-type="string">
            <text:p>AFR89 <text:s text:c="6"/></text:p>
          </table:table-cell>
          <table:table-cell office:value-type="string">
            <text:p>786,967285</text:p>
          </table:table-cell>
          <table:table-cell office:value-type="string">
            <text:p>614,641785</text:p>
          </table:table-cell>
          <table:table-cell office:value-type="string">
            <text:p>414,925446</text:p>
          </table:table-cell>
          <table:table-cell office:value-type="string">
            <text:p>386,271820</text:p>
          </table:table-cell>
          <table:table-cell office:value-type="string">
            <text:p>1493,909790</text:p>
          </table:table-cell>
          <table:table-cell office:value-type="string">
            <text:p>132,569565</text:p>
          </table:table-cell>
          <table:table-cell office:value-type="string">
            <text:p>2307,489746</text:p>
          </table:table-cell>
          <table:table-cell office:value-type="string">
            <text:p>93,864479</text:p>
          </table:table-cell>
          <table:table-cell office:value-type="string">
            <text:p>13,624477</text:p>
          </table:table-cell>
          <table:table-cell office:value-type="string">
            <text:p>21,087183</text:p>
          </table:table-cell>
          <table:table-cell office:value-type="string">
            <text:p>791,542542</text:p>
          </table:table-cell>
          <table:table-cell office:value-type="string">
            <text:p>28,383135</text:p>
          </table:table-cell>
          <table:table-cell office:value-type="string">
            <text:p>31,786459</text:p>
          </table:table-cell>
          <table:table-cell office:value-type="string">
            <text:p>13,312598</text:p>
          </table:table-cell>
          <table:table-cell office:value-type="string">
            <text:p>484,499268</text:p>
          </table:table-cell>
          <table:table-cell office:value-type="string">
            <text:p>13,590703</text:p>
          </table:table-cell>
          <table:table-cell office:value-type="string">
            <text:p>779,948303</text:p>
          </table:table-cell>
          <table:table-cell office:value-type="string">
            <text:p>17,209534</text:p>
          </table:table-cell>
          <table:table-cell office:value-type="string">
            <text:p>88,093422</text:p>
          </table:table-cell>
          <table:table-cell office:value-type="string">
            <text:p>5,294070</text:p>
          </table:table-cell>
          <table:table-cell office:value-type="string">
            <text:p>1,170509</text:p>
          </table:table-cell>
          <table:table-cell office:value-type="string">
            <text:p>4,558876</text:p>
          </table:table-cell>
          <table:table-cell office:value-type="string">
            <text:p>25,554922</text:p>
          </table:table-cell>
          <table:table-cell office:value-type="string">
            <text:p>7,181133</text:p>
          </table:table-cell>
          <table:table-cell office:value-type="string">
            <text:p>16,812269</text:p>
          </table:table-cell>
          <table:table-cell office:value-type="string">
            <text:p>4,282603</text:p>
          </table:table-cell>
          <table:table-cell office:value-type="string">
            <text:p>489,964539</text:p>
          </table:table-cell>
          <table:table-cell office:value-type="string">
            <text:p>13,059678</text:p>
          </table:table-cell>
          <table:table-cell office:value-type="string">
            <text:p>40,173424</text:p>
          </table:table-cell>
          <table:table-cell office:value-type="string">
            <text:p>7,0590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,544178</text:p>
          </table:table-cell>
          <table:table-cell office:value-type="string">
            <text:p>17,883333</text:p>
          </table:table-cell>
          <table:table-cell office:value-type="string">
            <text:p>22,647453</text:p>
          </table:table-cell>
          <table:table-cell office:value-type="string">
            <text:p>8,198655</text:p>
          </table:table-cell>
          <table:table-cell office:value-type="string">
            <text:p>24,115488</text:p>
          </table:table-cell>
          <table:table-cell office:value-type="string">
            <text:p>8,916347</text:p>
          </table:table-cell>
          <table:table-cell office:value-type="string">
            <text:p>23,293882</text:p>
          </table:table-cell>
          <table:table-cell office:value-type="string">
            <text:p>9,157941</text:p>
          </table:table-cell>
          <table:table-cell office:value-type="string">
            <text:p>10,860343</text:p>
          </table:table-cell>
          <table:table-cell office:value-type="string">
            <text:p>9,634138</text:p>
          </table:table-cell>
          <table:table-cell office:value-type="string">
            <text:p>47,681538</text:p>
          </table:table-cell>
          <table:table-cell office:value-type="string">
            <text:p>18,135942</text:p>
          </table:table-cell>
        </table:table-row>
        <table:table-row table:style-name="ro1">
          <table:table-cell office:value-type="string">
            <text:p>AFR90 <text:s text:c="6"/></text:p>
          </table:table-cell>
          <table:table-cell office:value-type="string">
            <text:p>1110,112793</text:p>
          </table:table-cell>
          <table:table-cell office:value-type="string">
            <text:p>585,312988</text:p>
          </table:table-cell>
          <table:table-cell office:value-type="string">
            <text:p>712,737061</text:p>
          </table:table-cell>
          <table:table-cell office:value-type="string">
            <text:p>381,781555</text:p>
          </table:table-cell>
          <table:table-cell office:value-type="string">
            <text:p>3570,348145</text:p>
          </table:table-cell>
          <table:table-cell office:value-type="string">
            <text:p>164,060196</text:p>
          </table:table-cell>
          <table:table-cell office:value-type="string">
            <text:p>8821,095703</text:p>
          </table:table-cell>
          <table:table-cell office:value-type="string">
            <text:p>217,565567</text:p>
          </table:table-cell>
          <table:table-cell office:value-type="string">
            <text:p>17,841579</text:p>
          </table:table-cell>
          <table:table-cell office:value-type="string">
            <text:p>21,412735</text:p>
          </table:table-cell>
          <table:table-cell office:value-type="string">
            <text:p>587,874390</text:p>
          </table:table-cell>
          <table:table-cell office:value-type="string">
            <text:p>25,427750</text:p>
          </table:table-cell>
          <table:table-cell office:value-type="string">
            <text:p>348,390808</text:p>
          </table:table-cell>
          <table:table-cell office:value-type="string">
            <text:p>17,321863</text:p>
          </table:table-cell>
          <table:table-cell office:value-type="string">
            <text:p>1248,712280</text:p>
          </table:table-cell>
          <table:table-cell office:value-type="string">
            <text:p>22,338291</text:p>
          </table:table-cell>
          <table:table-cell office:value-type="string">
            <text:p>1414,578735</text:p>
          </table:table-cell>
          <table:table-cell office:value-type="string">
            <text:p>24,133322</text:p>
          </table:table-cell>
          <table:table-cell office:value-type="string">
            <text:p>197,307510</text:p>
          </table:table-cell>
          <table:table-cell office:value-type="string">
            <text:p>7,298203</text:p>
          </table:table-cell>
          <table:table-cell office:value-type="string">
            <text:p>10,596187</text:p>
          </table:table-cell>
          <table:table-cell office:value-type="string">
            <text:p>4,563066</text:p>
          </table:table-cell>
          <table:table-cell office:value-type="string">
            <text:p>25,348068</text:p>
          </table:table-cell>
          <table:table-cell office:value-type="string">
            <text:p>7,105186</text:p>
          </table:table-cell>
          <table:table-cell office:value-type="string">
            <text:p>34,006638</text:p>
          </table:table-cell>
          <table:table-cell office:value-type="string">
            <text:p>4,319815</text:p>
          </table:table-cell>
          <table:table-cell office:value-type="string">
            <text:p>1561,741577</text:p>
          </table:table-cell>
          <table:table-cell office:value-type="string">
            <text:p>28,741106</text:p>
          </table:table-cell>
          <table:table-cell office:value-type="string">
            <text:p>36,007290</text:p>
          </table:table-cell>
          <table:table-cell office:value-type="string">
            <text:p>6,9236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,615257</text:p>
          </table:table-cell>
          <table:table-cell office:value-type="string">
            <text:p>17,842911</text:p>
          </table:table-cell>
          <table:table-cell office:value-type="string">
            <text:p>29,885969</text:p>
          </table:table-cell>
          <table:table-cell office:value-type="string">
            <text:p>7,987103</text:p>
          </table:table-cell>
          <table:table-cell office:value-type="string">
            <text:p>16,849461</text:p>
          </table:table-cell>
          <table:table-cell office:value-type="string">
            <text:p>8,694682</text:p>
          </table:table-cell>
          <table:table-cell office:value-type="string">
            <text:p>44,727314</text:p>
          </table:table-cell>
          <table:table-cell office:value-type="string">
            <text:p>8,952433</text:p>
          </table:table-cell>
          <table:table-cell office:value-type="string">
            <text:p>8,710609</text:p>
          </table:table-cell>
          <table:table-cell office:value-type="string">
            <text:p>9,382120</text:p>
          </table:table-cell>
          <table:table-cell office:value-type="string">
            <text:p>49,096855</text:p>
          </table:table-cell>
          <table:table-cell office:value-type="string">
            <text:p>17,699270</text:p>
          </table:table-cell>
        </table:table-row>
        <table:table-row table:style-name="ro1">
          <table:table-cell office:value-type="string">
            <text:p>AFR91 <text:s text:c="6"/></text:p>
          </table:table-cell>
          <table:table-cell office:value-type="string">
            <text:p>333,399078</text:p>
          </table:table-cell>
          <table:table-cell office:value-type="string">
            <text:p>545,426575</text:p>
          </table:table-cell>
          <table:table-cell office:value-type="string">
            <text:p>475,431244</text:p>
          </table:table-cell>
          <table:table-cell office:value-type="string">
            <text:p>378,227234</text:p>
          </table:table-cell>
          <table:table-cell office:value-type="string">
            <text:p>5189,526367</text:p>
          </table:table-cell>
          <table:table-cell office:value-type="string">
            <text:p>189,073196</text:p>
          </table:table-cell>
          <table:table-cell office:value-type="string">
            <text:p>9985,285156</text:p>
          </table:table-cell>
          <table:table-cell office:value-type="string">
            <text:p>239,586533</text:p>
          </table:table-cell>
          <table:table-cell office:value-type="string">
            <text:p>7,777306</text:p>
          </table:table-cell>
          <table:table-cell office:value-type="string">
            <text:p>22,684319</text:p>
          </table:table-cell>
          <table:table-cell office:value-type="string">
            <text:p>1394,338257</text:p>
          </table:table-cell>
          <table:table-cell office:value-type="string">
            <text:p>38,041161</text:p>
          </table:table-cell>
          <table:table-cell office:value-type="string">
            <text:p>424,263885</text:p>
          </table:table-cell>
          <table:table-cell office:value-type="string">
            <text:p>18,388840</text:p>
          </table:table-cell>
          <table:table-cell office:value-type="string">
            <text:p>1002,458862</text:p>
          </table:table-cell>
          <table:table-cell office:value-type="string">
            <text:p>19,318346</text:p>
          </table:table-cell>
          <table:table-cell office:value-type="string">
            <text:p>5076,362793</text:p>
          </table:table-cell>
          <table:table-cell office:value-type="string">
            <text:p>67,741318</text:p>
          </table:table-cell>
          <table:table-cell office:value-type="string">
            <text:p>327,417358</text:p>
          </table:table-cell>
          <table:table-cell office:value-type="string">
            <text:p>10,101761</text:p>
          </table:table-cell>
          <table:table-cell office:value-type="string">
            <text:p>1,261602</text:p>
          </table:table-cell>
          <table:table-cell office:value-type="string">
            <text:p>4,246432</text:p>
          </table:table-cell>
          <table:table-cell office:value-type="string">
            <text:p>23,344078</text:p>
          </table:table-cell>
          <table:table-cell office:value-type="string">
            <text:p>6,924530</text:p>
          </table:table-cell>
          <table:table-cell office:value-type="string">
            <text:p>32,781212</text:p>
          </table:table-cell>
          <table:table-cell office:value-type="string">
            <text:p>4,001208</text:p>
          </table:table-cell>
          <table:table-cell office:value-type="string">
            <text:p>2010,543701</text:p>
          </table:table-cell>
          <table:table-cell office:value-type="string">
            <text:p>35,734962</text:p>
          </table:table-cell>
          <table:table-cell office:value-type="string">
            <text:p>29,950048</text:p>
          </table:table-cell>
          <table:table-cell office:value-type="string">
            <text:p>6,3533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3,291077</text:p>
          </table:table-cell>
          <table:table-cell office:value-type="string">
            <text:p>17,656713</text:p>
          </table:table-cell>
          <table:table-cell office:value-type="string">
            <text:p>31,846603</text:p>
          </table:table-cell>
          <table:table-cell office:value-type="string">
            <text:p>7,332091</text:p>
          </table:table-cell>
          <table:table-cell office:value-type="string">
            <text:p>22,016521</text:p>
          </table:table-cell>
          <table:table-cell office:value-type="string">
            <text:p>7,941922</text:p>
          </table:table-cell>
          <table:table-cell office:value-type="string">
            <text:p>30,805511</text:p>
          </table:table-cell>
          <table:table-cell office:value-type="string">
            <text:p>8,163782</text:p>
          </table:table-cell>
          <table:table-cell office:value-type="string">
            <text:p>16,510607</text:p>
          </table:table-cell>
          <table:table-cell office:value-type="string">
            <text:p>8,567845</text:p>
          </table:table-cell>
          <table:table-cell office:value-type="string">
            <text:p>37,881229</text:p>
          </table:table-cell>
          <table:table-cell office:value-type="string">
            <text:p>16,206995</text:p>
          </table:table-cell>
        </table:table-row>
        <table:table-row table:style-name="ro1">
          <table:table-cell office:value-type="string">
            <text:p>AFR92 <text:s text:c="6"/></text:p>
          </table:table-cell>
          <table:table-cell office:value-type="string">
            <text:p>1361,863892</text:p>
          </table:table-cell>
          <table:table-cell office:value-type="string">
            <text:p>569,279663</text:p>
          </table:table-cell>
          <table:table-cell office:value-type="string">
            <text:p>871,841797</text:p>
          </table:table-cell>
          <table:table-cell office:value-type="string">
            <text:p>385,068298</text:p>
          </table:table-cell>
          <table:table-cell office:value-type="string">
            <text:p>3299,927246</text:p>
          </table:table-cell>
          <table:table-cell office:value-type="string">
            <text:p>155,334534</text:p>
          </table:table-cell>
          <table:table-cell office:value-type="string">
            <text:p>8096,198730</text:p>
          </table:table-cell>
          <table:table-cell office:value-type="string">
            <text:p>202,704102</text:p>
          </table:table-cell>
          <table:table-cell office:value-type="string">
            <text:p>34,061195</text:p>
          </table:table-cell>
          <table:table-cell office:value-type="string">
            <text:p>20,771784</text:p>
          </table:table-cell>
          <table:table-cell office:value-type="string">
            <text:p>582,143005</text:p>
          </table:table-cell>
          <table:table-cell office:value-type="string">
            <text:p>25,012699</text:p>
          </table:table-cell>
          <table:table-cell office:value-type="string">
            <text:p>267,314301</text:p>
          </table:table-cell>
          <table:table-cell office:value-type="string">
            <text:p>15,726750</text:p>
          </table:table-cell>
          <table:table-cell office:value-type="string">
            <text:p>925,497253</text:p>
          </table:table-cell>
          <table:table-cell office:value-type="string">
            <text:p>18,555553</text:p>
          </table:table-cell>
          <table:table-cell office:value-type="string">
            <text:p>1241,497681</text:p>
          </table:table-cell>
          <table:table-cell office:value-type="string">
            <text:p>22,112446</text:p>
          </table:table-cell>
          <table:table-cell office:value-type="string">
            <text:p>167,140671</text:p>
          </table:table-cell>
          <table:table-cell office:value-type="string">
            <text:p>6,595131</text:p>
          </table:table-cell>
          <table:table-cell office:value-type="string">
            <text:p>8,717212</text:p>
          </table:table-cell>
          <table:table-cell office:value-type="string">
            <text:p>4,346218</text:p>
          </table:table-cell>
          <table:table-cell office:value-type="string">
            <text:p>31,967430</text:p>
          </table:table-cell>
          <table:table-cell office:value-type="string">
            <text:p>7,044081</text:p>
          </table:table-cell>
          <table:table-cell office:value-type="string">
            <text:p>34,770828</text:p>
          </table:table-cell>
          <table:table-cell office:value-type="string">
            <text:p>4,188845</text:p>
          </table:table-cell>
          <table:table-cell office:value-type="string">
            <text:p>1374,321777</text:p>
          </table:table-cell>
          <table:table-cell office:value-type="string">
            <text:p>25,780312</text:p>
          </table:table-cell>
          <table:table-cell office:value-type="string">
            <text:p>29,479111</text:p>
          </table:table-cell>
          <table:table-cell office:value-type="string">
            <text:p>6,6932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,263515</text:p>
          </table:table-cell>
          <table:table-cell office:value-type="string">
            <text:p>17,753527</text:p>
          </table:table-cell>
          <table:table-cell office:value-type="string">
            <text:p>23,297619</text:p>
          </table:table-cell>
          <table:table-cell office:value-type="string">
            <text:p>7,744328</text:p>
          </table:table-cell>
          <table:table-cell office:value-type="string">
            <text:p>22,908508</text:p>
          </table:table-cell>
          <table:table-cell office:value-type="string">
            <text:p>8,384919</text:p>
          </table:table-cell>
          <table:table-cell office:value-type="string">
            <text:p>28,263580</text:p>
          </table:table-cell>
          <table:table-cell office:value-type="string">
            <text:p>8,627583</text:p>
          </table:table-cell>
          <table:table-cell office:value-type="string">
            <text:p>13,400938</text:p>
          </table:table-cell>
          <table:table-cell office:value-type="string">
            <text:p>9,021316</text:p>
          </table:table-cell>
          <table:table-cell office:value-type="string">
            <text:p>55,050945</text:p>
          </table:table-cell>
          <table:table-cell office:value-type="string">
            <text:p>17,123283</text:p>
          </table:table-cell>
        </table:table-row>
        <table:table-row table:style-name="ro1">
          <table:table-cell office:value-type="string">
            <text:p>AFR93 <text:s text:c="6"/></text:p>
          </table:table-cell>
          <table:table-cell office:value-type="string">
            <text:p>975,080322</text:p>
          </table:table-cell>
          <table:table-cell office:value-type="string">
            <text:p>682,213745</text:p>
          </table:table-cell>
          <table:table-cell office:value-type="string">
            <text:p>1331,257080</text:p>
          </table:table-cell>
          <table:table-cell office:value-type="string">
            <text:p>420,771637</text:p>
          </table:table-cell>
          <table:table-cell office:value-type="string">
            <text:p>3291,680664</text:p>
          </table:table-cell>
          <table:table-cell office:value-type="string">
            <text:p>161,738770</text:p>
          </table:table-cell>
          <table:table-cell office:value-type="string">
            <text:p>7294,450684</text:p>
          </table:table-cell>
          <table:table-cell office:value-type="string">
            <text:p>190,646942</text:p>
          </table:table-cell>
          <table:table-cell office:value-type="string">
            <text:p>44,395454</text:p>
          </table:table-cell>
          <table:table-cell office:value-type="string">
            <text:p>24,967278</text:p>
          </table:table-cell>
          <table:table-cell office:value-type="string">
            <text:p>827,728638</text:p>
          </table:table-cell>
          <table:table-cell office:value-type="string">
            <text:p>31,176003</text:p>
          </table:table-cell>
          <table:table-cell office:value-type="string">
            <text:p>320,890656</text:p>
          </table:table-cell>
          <table:table-cell office:value-type="string">
            <text:p>18,773741</text:p>
          </table:table-cell>
          <table:table-cell office:value-type="string">
            <text:p>1071,145020</text:p>
          </table:table-cell>
          <table:table-cell office:value-type="string">
            <text:p>20,801689</text:p>
          </table:table-cell>
          <table:table-cell office:value-type="string">
            <text:p>1660,933838</text:p>
          </table:table-cell>
          <table:table-cell office:value-type="string">
            <text:p>27,430143</text:p>
          </table:table-cell>
          <table:table-cell office:value-type="string">
            <text:p>178,873352</text:p>
          </table:table-cell>
          <table:table-cell office:value-type="string">
            <text:p>7,411229</text:p>
          </table:table-cell>
          <table:table-cell office:value-type="string">
            <text:p>4,892554</text:p>
          </table:table-cell>
          <table:table-cell office:value-type="string">
            <text:p>5,231821</text:p>
          </table:table-cell>
          <table:table-cell office:value-type="string">
            <text:p>28,639217</text:p>
          </table:table-cell>
          <table:table-cell office:value-type="string">
            <text:p>7,500428</text:p>
          </table:table-cell>
          <table:table-cell office:value-type="string">
            <text:p>30,782904</text:p>
          </table:table-cell>
          <table:table-cell office:value-type="string">
            <text:p>4,952355</text:p>
          </table:table-cell>
          <table:table-cell office:value-type="string">
            <text:p>1261,985474</text:p>
          </table:table-cell>
          <table:table-cell office:value-type="string">
            <text:p>24,380007</text:p>
          </table:table-cell>
          <table:table-cell office:value-type="string">
            <text:p>53,360134</text:p>
          </table:table-cell>
          <table:table-cell office:value-type="string">
            <text:p>8,1630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,522169</text:p>
          </table:table-cell>
          <table:table-cell office:value-type="string">
            <text:p>18,348286</text:p>
          </table:table-cell>
          <table:table-cell office:value-type="string">
            <text:p>39,488922</text:p>
          </table:table-cell>
          <table:table-cell office:value-type="string">
            <text:p>9,456542</text:p>
          </table:table-cell>
          <table:table-cell office:value-type="string">
            <text:p>18,206434</text:p>
          </table:table-cell>
          <table:table-cell office:value-type="string">
            <text:p>10,228924</text:p>
          </table:table-cell>
          <table:table-cell office:value-type="string">
            <text:p>32,994995</text:p>
          </table:table-cell>
          <table:table-cell office:value-type="string">
            <text:p>10,555031</text:p>
          </table:table-cell>
          <table:table-cell office:value-type="string">
            <text:p>6,219367</text:p>
          </table:table-cell>
          <table:table-cell office:value-type="string">
            <text:p>11,017002</text:p>
          </table:table-cell>
          <table:table-cell office:value-type="string">
            <text:p>51,093346</text:p>
          </table:table-cell>
          <table:table-cell office:value-type="string">
            <text:p>20,847223</text:p>
          </table:table-cell>
        </table:table-row>
        <table:table-row table:style-name="ro1">
          <table:table-cell office:value-type="string">
            <text:p>AFR94 <text:s text:c="6"/></text:p>
          </table:table-cell>
          <table:table-cell office:value-type="string">
            <text:p>1993,580200</text:p>
          </table:table-cell>
          <table:table-cell office:value-type="string">
            <text:p>657,048950</text:p>
          </table:table-cell>
          <table:table-cell office:value-type="string">
            <text:p>1251,245728</text:p>
          </table:table-cell>
          <table:table-cell office:value-type="string">
            <text:p>409,014038</text:p>
          </table:table-cell>
          <table:table-cell office:value-type="string">
            <text:p>3516,810059</text:p>
          </table:table-cell>
          <table:table-cell office:value-type="string">
            <text:p>164,979828</text:p>
          </table:table-cell>
          <table:table-cell office:value-type="string">
            <text:p>8389,998047</text:p>
          </table:table-cell>
          <table:table-cell office:value-type="string">
            <text:p>211,810165</text:p>
          </table:table-cell>
          <table:table-cell office:value-type="string">
            <text:p>12,975693</text:p>
          </table:table-cell>
          <table:table-cell office:value-type="string">
            <text:p>23,357622</text:p>
          </table:table-cell>
          <table:table-cell office:value-type="string">
            <text:p>555,737793</text:p>
          </table:table-cell>
          <table:table-cell office:value-type="string">
            <text:p>26,514957</text:p>
          </table:table-cell>
          <table:table-cell office:value-type="string">
            <text:p>225,305786</text:p>
          </table:table-cell>
          <table:table-cell office:value-type="string">
            <text:p>16,645563</text:p>
          </table:table-cell>
          <table:table-cell office:value-type="string">
            <text:p>1017,735168</text:p>
          </table:table-cell>
          <table:table-cell office:value-type="string">
            <text:p>19,979118</text:p>
          </table:table-cell>
          <table:table-cell office:value-type="string">
            <text:p>1233,698120</text:p>
          </table:table-cell>
          <table:table-cell office:value-type="string">
            <text:p>22,370476</text:p>
          </table:table-cell>
          <table:table-cell office:value-type="string">
            <text:p>189,503754</text:p>
          </table:table-cell>
          <table:table-cell office:value-type="string">
            <text:p>7,415545</text:p>
          </table:table-cell>
          <table:table-cell office:value-type="string">
            <text:p>0,523649</text:p>
          </table:table-cell>
          <table:table-cell office:value-type="string">
            <text:p>4,928469</text:p>
          </table:table-cell>
          <table:table-cell office:value-type="string">
            <text:p>26,821909</text:p>
          </table:table-cell>
          <table:table-cell office:value-type="string">
            <text:p>7,339022</text:p>
          </table:table-cell>
          <table:table-cell office:value-type="string">
            <text:p>38,097324</text:p>
          </table:table-cell>
          <table:table-cell office:value-type="string">
            <text:p>4,753804</text:p>
          </table:table-cell>
          <table:table-cell office:value-type="string">
            <text:p>1501,390747</text:p>
          </table:table-cell>
          <table:table-cell office:value-type="string">
            <text:p>27,975950</text:p>
          </table:table-cell>
          <table:table-cell office:value-type="string">
            <text:p>45,381088</text:p>
          </table:table-cell>
          <table:table-cell office:value-type="string">
            <text:p>7,6963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1,674564</text:p>
          </table:table-cell>
          <table:table-cell office:value-type="string">
            <text:p>18,130497</text:p>
          </table:table-cell>
          <table:table-cell office:value-type="string">
            <text:p>31,858137</text:p>
          </table:table-cell>
          <table:table-cell office:value-type="string">
            <text:p>8,897571</text:p>
          </table:table-cell>
          <table:table-cell office:value-type="string">
            <text:p>10,935251</text:p>
          </table:table-cell>
          <table:table-cell office:value-type="string">
            <text:p>9,536849</text:p>
          </table:table-cell>
          <table:table-cell office:value-type="string">
            <text:p>31,398317</text:p>
          </table:table-cell>
          <table:table-cell office:value-type="string">
            <text:p>9,928323</text:p>
          </table:table-cell>
          <table:table-cell office:value-type="string">
            <text:p>7,398435</text:p>
          </table:table-cell>
          <table:table-cell office:value-type="string">
            <text:p>10,386680</text:p>
          </table:table-cell>
          <table:table-cell office:value-type="string">
            <text:p>38,750397</text:p>
          </table:table-cell>
          <table:table-cell office:value-type="string">
            <text:p>19,686056</text:p>
          </table:table-cell>
        </table:table-row>
        <table:table-row table:style-name="ro1">
          <table:table-cell office:value-type="string">
            <text:p>AFR95 <text:s text:c="6"/></text:p>
          </table:table-cell>
          <table:table-cell office:value-type="string">
            <text:p>371,456451</text:p>
          </table:table-cell>
          <table:table-cell office:value-type="string">
            <text:p>594,161072</text:p>
          </table:table-cell>
          <table:table-cell office:value-type="string">
            <text:p>1030,946533</text:p>
          </table:table-cell>
          <table:table-cell office:value-type="string">
            <text:p>388,469238</text:p>
          </table:table-cell>
          <table:table-cell office:value-type="string">
            <text:p>3763,327148</text:p>
          </table:table-cell>
          <table:table-cell office:value-type="string">
            <text:p>165,943420</text:p>
          </table:table-cell>
          <table:table-cell office:value-type="string">
            <text:p>9697,256836</text:p>
          </table:table-cell>
          <table:table-cell office:value-type="string">
            <text:p>235,166367</text:p>
          </table:table-cell>
          <table:table-cell office:value-type="string">
            <text:p>33,088017</text:p>
          </table:table-cell>
          <table:table-cell office:value-type="string">
            <text:p>21,743910</text:p>
          </table:table-cell>
          <table:table-cell office:value-type="string">
            <text:p>601,588684</text:p>
          </table:table-cell>
          <table:table-cell office:value-type="string">
            <text:p>25,716681</text:p>
          </table:table-cell>
          <table:table-cell office:value-type="string">
            <text:p>174,755508</text:p>
          </table:table-cell>
          <table:table-cell office:value-type="string">
            <text:p>14,971210</text:p>
          </table:table-cell>
          <table:table-cell office:value-type="string">
            <text:p>1167,640869</text:p>
          </table:table-cell>
          <table:table-cell office:value-type="string">
            <text:p>21,429354</text:p>
          </table:table-cell>
          <table:table-cell office:value-type="string">
            <text:p>1116,643555</text:p>
          </table:table-cell>
          <table:table-cell office:value-type="string">
            <text:p>20,851381</text:p>
          </table:table-cell>
          <table:table-cell office:value-type="string">
            <text:p>207,634903</text:p>
          </table:table-cell>
          <table:table-cell office:value-type="string">
            <text:p>7,542675</text:p>
          </table:table-cell>
          <table:table-cell office:value-type="string">
            <text:p>1,108903</text:p>
          </table:table-cell>
          <table:table-cell office:value-type="string">
            <text:p>4,558871</text:p>
          </table:table-cell>
          <table:table-cell office:value-type="string">
            <text:p>21,159250</text:p>
          </table:table-cell>
          <table:table-cell office:value-type="string">
            <text:p>7,083171</text:p>
          </table:table-cell>
          <table:table-cell office:value-type="string">
            <text:p>40,142670</text:p>
          </table:table-cell>
          <table:table-cell office:value-type="string">
            <text:p>4,361187</text:p>
          </table:table-cell>
          <table:table-cell office:value-type="string">
            <text:p>1654,470215</text:p>
          </table:table-cell>
          <table:table-cell office:value-type="string">
            <text:p>30,224234</text:p>
          </table:table-cell>
          <table:table-cell office:value-type="string">
            <text:p>35,784103</text:p>
          </table:table-cell>
          <table:table-cell office:value-type="string">
            <text:p>6,96046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9,925274</text:p>
          </table:table-cell>
          <table:table-cell office:value-type="string">
            <text:p>17,869690</text:p>
          </table:table-cell>
          <table:table-cell office:value-type="string">
            <text:p>30,861217</text:p>
          </table:table-cell>
          <table:table-cell office:value-type="string">
            <text:p>8,031158</text:p>
          </table:table-cell>
          <table:table-cell office:value-type="string">
            <text:p>17,959883</text:p>
          </table:table-cell>
          <table:table-cell office:value-type="string">
            <text:p>8,719409</text:p>
          </table:table-cell>
          <table:table-cell office:value-type="string">
            <text:p>32,111916</text:p>
          </table:table-cell>
          <table:table-cell office:value-type="string">
            <text:p>8,962158</text:p>
          </table:table-cell>
          <table:table-cell office:value-type="string">
            <text:p>19,403442</text:p>
          </table:table-cell>
          <table:table-cell office:value-type="string">
            <text:p>9,387913</text:p>
          </table:table-cell>
          <table:table-cell office:value-type="string">
            <text:p>58,467224</text:p>
          </table:table-cell>
          <table:table-cell office:value-type="string">
            <text:p>17,858757</text:p>
          </table:table-cell>
        </table:table-row>
        <table:table-row table:style-name="ro1">
          <table:table-cell office:value-type="string">
            <text:p>AFR96 <text:s text:c="6"/></text:p>
          </table:table-cell>
          <table:table-cell office:value-type="string">
            <text:p>1770,067749</text:p>
          </table:table-cell>
          <table:table-cell office:value-type="string">
            <text:p>557,593872</text:p>
          </table:table-cell>
          <table:table-cell office:value-type="string">
            <text:p>1071,742676</text:p>
          </table:table-cell>
          <table:table-cell office:value-type="string">
            <text:p>380,684296</text:p>
          </table:table-cell>
          <table:table-cell office:value-type="string">
            <text:p>4410,979980</text:p>
          </table:table-cell>
          <table:table-cell office:value-type="string">
            <text:p>172,864349</text:p>
          </table:table-cell>
          <table:table-cell office:value-type="string">
            <text:p>10729,333984</text:p>
          </table:table-cell>
          <table:table-cell office:value-type="string">
            <text:p>254,285080</text:p>
          </table:table-cell>
          <table:table-cell office:value-type="string">
            <text:p>1,297569</text:p>
          </table:table-cell>
          <table:table-cell office:value-type="string">
            <text:p>20,436731</text:p>
          </table:table-cell>
          <table:table-cell office:value-type="string">
            <text:p>618,987549</text:p>
          </table:table-cell>
          <table:table-cell office:value-type="string">
            <text:p>25,296677</text:p>
          </table:table-cell>
          <table:table-cell office:value-type="string">
            <text:p>338,588776</text:p>
          </table:table-cell>
          <table:table-cell office:value-type="string">
            <text:p>16,608456</text:p>
          </table:table-cell>
          <table:table-cell office:value-type="string">
            <text:p>1350,663452</text:p>
          </table:table-cell>
          <table:table-cell office:value-type="string">
            <text:p>23,372988</text:p>
          </table:table-cell>
          <table:table-cell office:value-type="string">
            <text:p>1278,888428</text:p>
          </table:table-cell>
          <table:table-cell office:value-type="string">
            <text:p>22,480536</text:p>
          </table:table-cell>
          <table:table-cell office:value-type="string">
            <text:p>224,484863</text:p>
          </table:table-cell>
          <table:table-cell office:value-type="string">
            <text:p>7,731714</text:p>
          </table:table-cell>
          <table:table-cell office:value-type="string">
            <text:p>1,724961</text:p>
          </table:table-cell>
          <table:table-cell office:value-type="string">
            <text:p>4,220114</text:p>
          </table:table-cell>
          <table:table-cell office:value-type="string">
            <text:p>33,699841</text:p>
          </table:table-cell>
          <table:table-cell office:value-type="string">
            <text:p>6,975558</text:p>
          </table:table-cell>
          <table:table-cell office:value-type="string">
            <text:p>40,839432</text:p>
          </table:table-cell>
          <table:table-cell office:value-type="string">
            <text:p>4,076427</text:p>
          </table:table-cell>
          <table:table-cell office:value-type="string">
            <text:p>1855,846436</text:p>
          </table:table-cell>
          <table:table-cell office:value-type="string">
            <text:p>33,312500</text:p>
          </table:table-cell>
          <table:table-cell office:value-type="string">
            <text:p>31,673773</text:p>
          </table:table-cell>
          <table:table-cell office:value-type="string">
            <text:p>6,3990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7,333786</text:p>
          </table:table-cell>
          <table:table-cell office:value-type="string">
            <text:p>17,653658</text:p>
          </table:table-cell>
          <table:table-cell office:value-type="string">
            <text:p>21,368792</text:p>
          </table:table-cell>
          <table:table-cell office:value-type="string">
            <text:p>7,353390</text:p>
          </table:table-cell>
          <table:table-cell office:value-type="string">
            <text:p>14,218242</text:p>
          </table:table-cell>
          <table:table-cell office:value-type="string">
            <text:p>7,969508</text:p>
          </table:table-cell>
          <table:table-cell office:value-type="string">
            <text:p>25,307247</text:p>
          </table:table-cell>
          <table:table-cell office:value-type="string">
            <text:p>8,192235</text:p>
          </table:table-cell>
          <table:table-cell office:value-type="string">
            <text:p>17,169952</text:p>
          </table:table-cell>
          <table:table-cell office:value-type="string">
            <text:p>8,577235</text:p>
          </table:table-cell>
          <table:table-cell office:value-type="string">
            <text:p>37,286278</text:p>
          </table:table-cell>
          <table:table-cell office:value-type="string">
            <text:p>16,271944</text:p>
          </table:table-cell>
        </table:table-row>
        <table:table-row table:style-name="ro1">
          <table:table-cell office:value-type="string">
            <text:p>AFR97 <text:s text:c="6"/></text:p>
          </table:table-cell>
          <table:table-cell office:value-type="string">
            <text:p>1050,317993</text:p>
          </table:table-cell>
          <table:table-cell office:value-type="string">
            <text:p>506,725098</text:p>
          </table:table-cell>
          <table:table-cell office:value-type="string">
            <text:p>556,938354</text:p>
          </table:table-cell>
          <table:table-cell office:value-type="string">
            <text:p>365,622589</text:p>
          </table:table-cell>
          <table:table-cell office:value-type="string">
            <text:p>1576,975342</text:p>
          </table:table-cell>
          <table:table-cell office:value-type="string">
            <text:p>126,779343</text:p>
          </table:table-cell>
          <table:table-cell office:value-type="string">
            <text:p>2958,894531</text:p>
          </table:table-cell>
          <table:table-cell office:value-type="string">
            <text:p>101,284492</text:p>
          </table:table-cell>
          <table:table-cell office:value-type="string">
            <text:p>25,924353</text:p>
          </table:table-cell>
          <table:table-cell office:value-type="string">
            <text:p>18,801989</text:p>
          </table:table-cell>
          <table:table-cell office:value-type="string">
            <text:p>864,534729</text:p>
          </table:table-cell>
          <table:table-cell office:value-type="string">
            <text:p>28,353115</text:p>
          </table:table-cell>
          <table:table-cell office:value-type="string">
            <text:p>181,987244</text:p>
          </table:table-cell>
          <table:table-cell office:value-type="string">
            <text:p>13,883043</text:p>
          </table:table-cell>
          <table:table-cell office:value-type="string">
            <text:p>1382,333862</text:p>
          </table:table-cell>
          <table:table-cell office:value-type="string">
            <text:p>23,768946</text:p>
          </table:table-cell>
          <table:table-cell office:value-type="string">
            <text:p>527,652039</text:p>
          </table:table-cell>
          <table:table-cell office:value-type="string">
            <text:p>14,430182</text:p>
          </table:table-cell>
          <table:table-cell office:value-type="string">
            <text:p>92,927269</text:p>
          </table:table-cell>
          <table:table-cell office:value-type="string">
            <text:p>4,866499</text:p>
          </table:table-cell>
          <table:table-cell office:value-type="string">
            <text:p>2,584745</text:p>
          </table:table-cell>
          <table:table-cell office:value-type="string">
            <text:p>3,877415</text:p>
          </table:table-cell>
          <table:table-cell office:value-type="string">
            <text:p>16,524971</text:p>
          </table:table-cell>
          <table:table-cell office:value-type="string">
            <text:p>6,788882</text:p>
          </table:table-cell>
          <table:table-cell office:value-type="string">
            <text:p>18,186836</text:p>
          </table:table-cell>
          <table:table-cell office:value-type="string">
            <text:p>3,676337</text:p>
          </table:table-cell>
          <table:table-cell office:value-type="string">
            <text:p>629,662537</text:p>
          </table:table-cell>
          <table:table-cell office:value-type="string">
            <text:p>14,536757</text:p>
          </table:table-cell>
          <table:table-cell office:value-type="string">
            <text:p>27,943468</text:p>
          </table:table-cell>
          <table:table-cell office:value-type="string">
            <text:p>5,9989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,708002</text:p>
          </table:table-cell>
          <table:table-cell office:value-type="string">
            <text:p>17,496258</text:p>
          </table:table-cell>
          <table:table-cell office:value-type="string">
            <text:p>23,836239</text:p>
          </table:table-cell>
          <table:table-cell office:value-type="string">
            <text:p>6,914851</text:p>
          </table:table-cell>
          <table:table-cell office:value-type="string">
            <text:p>18,664610</text:p>
          </table:table-cell>
          <table:table-cell office:value-type="string">
            <text:p>7,457695</text:p>
          </table:table-cell>
          <table:table-cell office:value-type="string">
            <text:p>22,098499</text:p>
          </table:table-cell>
          <table:table-cell office:value-type="string">
            <text:p>7,697851</text:p>
          </table:table-cell>
          <table:table-cell office:value-type="string">
            <text:p>5,633687</text:p>
          </table:table-cell>
          <table:table-cell office:value-type="string">
            <text:p>8,088675</text:p>
          </table:table-cell>
          <table:table-cell office:value-type="string">
            <text:p>43,731613</text:p>
          </table:table-cell>
          <table:table-cell office:value-type="string">
            <text:p>15,289335</text:p>
          </table:table-cell>
        </table:table-row>
        <table:table-row table:style-name="ro1">
          <table:table-cell office:value-type="string">
            <text:p>AFR98 <text:s text:c="6"/></text:p>
          </table:table-cell>
          <table:table-cell office:value-type="string">
            <text:p>466,003906</text:p>
          </table:table-cell>
          <table:table-cell office:value-type="string">
            <text:p>515,941589</text:p>
          </table:table-cell>
          <table:table-cell office:value-type="string">
            <text:p>116,799423</text:p>
          </table:table-cell>
          <table:table-cell office:value-type="string">
            <text:p>367,184418</text:p>
          </table:table-cell>
          <table:table-cell office:value-type="string">
            <text:p>762,377441</text:p>
          </table:table-cell>
          <table:table-cell office:value-type="string">
            <text:p>118,547501</text:p>
          </table:table-cell>
          <table:table-cell office:value-type="string">
            <text:p>1701,234619</text:p>
          </table:table-cell>
          <table:table-cell office:value-type="string">
            <text:p>80,553154</text:p>
          </table:table-cell>
          <table:table-cell office:value-type="string">
            <text:p>3,564599</text:p>
          </table:table-cell>
          <table:table-cell office:value-type="string">
            <text:p>19,119339</text:p>
          </table:table-cell>
          <table:table-cell office:value-type="string">
            <text:p>786,832886</text:p>
          </table:table-cell>
          <table:table-cell office:value-type="string">
            <text:p>27,612974</text:p>
          </table:table-cell>
          <table:table-cell office:value-type="string">
            <text:p>135,826004</text:p>
          </table:table-cell>
          <table:table-cell office:value-type="string">
            <text:p>13,744649</text:p>
          </table:table-cell>
          <table:table-cell office:value-type="string">
            <text:p>910,317078</text:p>
          </table:table-cell>
          <table:table-cell office:value-type="string">
            <text:p>18,155224</text:p>
          </table:table-cell>
          <table:table-cell office:value-type="string">
            <text:p>785,724426</text:p>
          </table:table-cell>
          <table:table-cell office:value-type="string">
            <text:p>17,164648</text:p>
          </table:table-cell>
          <table:table-cell office:value-type="string">
            <text:p>93,509026</text:p>
          </table:table-cell>
          <table:table-cell office:value-type="string">
            <text:p>5,043115</text:p>
          </table:table-cell>
          <table:table-cell office:value-type="string">
            <text:p>4,831013</text:p>
          </table:table-cell>
          <table:table-cell office:value-type="string">
            <text:p>4,062733</text:p>
          </table:table-cell>
          <table:table-cell office:value-type="string">
            <text:p>30,912251</text:p>
          </table:table-cell>
          <table:table-cell office:value-type="string">
            <text:p>6,924879</text:p>
          </table:table-cell>
          <table:table-cell office:value-type="string">
            <text:p>21,756844</text:p>
          </table:table-cell>
          <table:table-cell office:value-type="string">
            <text:p>3,861960</text:p>
          </table:table-cell>
          <table:table-cell office:value-type="string">
            <text:p>590,457397</text:p>
          </table:table-cell>
          <table:table-cell office:value-type="string">
            <text:p>14,091590</text:p>
          </table:table-cell>
          <table:table-cell office:value-type="string">
            <text:p>29,095394</text:p>
          </table:table-cell>
          <table:table-cell office:value-type="string">
            <text:p>6,3152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1,020121</text:p>
          </table:table-cell>
          <table:table-cell office:value-type="string">
            <text:p>17,618502</text:p>
          </table:table-cell>
          <table:table-cell office:value-type="string">
            <text:p>24,529028</text:p>
          </table:table-cell>
          <table:table-cell office:value-type="string">
            <text:p>7,347815</text:p>
          </table:table-cell>
          <table:table-cell office:value-type="string">
            <text:p>20,786684</text:p>
          </table:table-cell>
          <table:table-cell office:value-type="string">
            <text:p>7,892842</text:p>
          </table:table-cell>
          <table:table-cell office:value-type="string">
            <text:p>25,510017</text:p>
          </table:table-cell>
          <table:table-cell office:value-type="string">
            <text:p>8,107638</text:p>
          </table:table-cell>
          <table:table-cell office:value-type="string">
            <text:p>18,797550</text:p>
          </table:table-cell>
          <table:table-cell office:value-type="string">
            <text:p>8,513819</text:p>
          </table:table-cell>
          <table:table-cell office:value-type="string">
            <text:p>42,025249</text:p>
          </table:table-cell>
          <table:table-cell office:value-type="string">
            <text:p>16,260498</text:p>
          </table:table-cell>
        </table:table-row>
        <table:table-row table:style-name="ro1">
          <table:table-cell office:value-type="string">
            <text:p>AFR100 <text:s text:c="5"/></text:p>
          </table:table-cell>
          <table:table-cell office:value-type="string">
            <text:p>1014,362427</text:p>
          </table:table-cell>
          <table:table-cell office:value-type="string">
            <text:p>586,669800</text:p>
          </table:table-cell>
          <table:table-cell office:value-type="string">
            <text:p>610,746765</text:p>
          </table:table-cell>
          <table:table-cell office:value-type="string">
            <text:p>381,437164</text:p>
          </table:table-cell>
          <table:table-cell office:value-type="string">
            <text:p>385,392944</text:p>
          </table:table-cell>
          <table:table-cell office:value-type="string">
            <text:p>120,216080</text:p>
          </table:table-cell>
          <table:table-cell office:value-type="string">
            <text:p>501,063385</text:p>
          </table:table-cell>
          <table:table-cell office:value-type="string">
            <text:p>65,768471</text:p>
          </table:table-cell>
          <table:table-cell office:value-type="string">
            <text:p>5,190277</text:p>
          </table:table-cell>
          <table:table-cell office:value-type="string">
            <text:p>20,436968</text:p>
          </table:table-cell>
          <table:table-cell office:value-type="string">
            <text:p>356,163422</text:p>
          </table:table-cell>
          <table:table-cell office:value-type="string">
            <text:p>21,837231</text:p>
          </table:table-cell>
          <table:table-cell office:value-type="string">
            <text:p>567,815369</text:p>
          </table:table-cell>
          <table:table-cell office:value-type="string">
            <text:p>20,381445</text:p>
          </table:table-cell>
          <table:table-cell office:value-type="string">
            <text:p>3040,314209</text:p>
          </table:table-cell>
          <table:table-cell office:value-type="string">
            <text:p>44,929054</text:p>
          </table:table-cell>
          <table:table-cell office:value-type="string">
            <text:p>274,042145</text:p>
          </table:table-cell>
          <table:table-cell office:value-type="string">
            <text:p>12,781862</text:p>
          </table:table-cell>
          <table:table-cell office:value-type="string">
            <text:p>17,587624</text:p>
          </table:table-cell>
          <table:table-cell office:value-type="string">
            <text:p>4,333633</text:p>
          </table:table-cell>
          <table:table-cell office:value-type="string">
            <text:p>10,010932</text:p>
          </table:table-cell>
          <table:table-cell office:value-type="string">
            <text:p>4,347178</text:p>
          </table:table-cell>
          <table:table-cell office:value-type="string">
            <text:p>36,750950</text:p>
          </table:table-cell>
          <table:table-cell office:value-type="string">
            <text:p>7,098716</text:p>
          </table:table-cell>
          <table:table-cell office:value-type="string">
            <text:p>11,710150</text:p>
          </table:table-cell>
          <table:table-cell office:value-type="string">
            <text:p>4,096822</text:p>
          </table:table-cell>
          <table:table-cell office:value-type="string">
            <text:p>49,167625</text:p>
          </table:table-cell>
          <table:table-cell office:value-type="string">
            <text:p>8,380408</text:p>
          </table:table-cell>
          <table:table-cell office:value-type="string">
            <text:p>37,439404</text:p>
          </table:table-cell>
          <table:table-cell office:value-type="string">
            <text:p>6,8514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,875116</text:p>
          </table:table-cell>
          <table:table-cell office:value-type="string">
            <text:p>17,841421</text:p>
          </table:table-cell>
          <table:table-cell office:value-type="string">
            <text:p>42,390827</text:p>
          </table:table-cell>
          <table:table-cell office:value-type="string">
            <text:p>8,020567</text:p>
          </table:table-cell>
          <table:table-cell office:value-type="string">
            <text:p>22,111898</text:p>
          </table:table-cell>
          <table:table-cell office:value-type="string">
            <text:p>8,673752</text:p>
          </table:table-cell>
          <table:table-cell office:value-type="string">
            <text:p>13,634821</text:p>
          </table:table-cell>
          <table:table-cell office:value-type="string">
            <text:p>8,872043</text:p>
          </table:table-cell>
          <table:table-cell office:value-type="string">
            <text:p>10,664912</text:p>
          </table:table-cell>
          <table:table-cell office:value-type="string">
            <text:p>9,271201</text:p>
          </table:table-cell>
          <table:table-cell office:value-type="string">
            <text:p>43,874825</text:p>
          </table:table-cell>
          <table:table-cell office:value-type="string">
            <text:p>17,644054</text:p>
          </table:table-cell>
        </table:table-row>
        <table:table-row table:style-name="ro1">
          <table:table-cell office:value-type="string">
            <text:p>AFR101 <text:s text:c="5"/></text:p>
          </table:table-cell>
          <table:table-cell office:value-type="string">
            <text:p>1509,498047</text:p>
          </table:table-cell>
          <table:table-cell office:value-type="string">
            <text:p>763,382080</text:p>
          </table:table-cell>
          <table:table-cell office:value-type="string">
            <text:p>786,170044</text:p>
          </table:table-cell>
          <table:table-cell office:value-type="string">
            <text:p>433,482361</text:p>
          </table:table-cell>
          <table:table-cell office:value-type="string">
            <text:p>296,082947</text:p>
          </table:table-cell>
          <table:table-cell office:value-type="string">
            <text:p>133,337219</text:p>
          </table:table-cell>
          <table:table-cell office:value-type="string">
            <text:p>447,539612</text:p>
          </table:table-cell>
          <table:table-cell office:value-type="string">
            <text:p>75,663948</text:p>
          </table:table-cell>
          <table:table-cell office:value-type="string">
            <text:p>240,699112</text:p>
          </table:table-cell>
          <table:table-cell office:value-type="string">
            <text:p>28,931751</text:p>
          </table:table-cell>
          <table:table-cell office:value-type="string">
            <text:p>965,530396</text:p>
          </table:table-cell>
          <table:table-cell office:value-type="string">
            <text:p>34,909885</text:p>
          </table:table-cell>
          <table:table-cell office:value-type="string">
            <text:p>456,492767</text:p>
          </table:table-cell>
          <table:table-cell office:value-type="string">
            <text:p>21,863638</text:p>
          </table:table-cell>
          <table:table-cell office:value-type="string">
            <text:p>3421,579346</text:p>
          </table:table-cell>
          <table:table-cell office:value-type="string">
            <text:p>50,492294</text:p>
          </table:table-cell>
          <table:table-cell office:value-type="string">
            <text:p>189,198471</text:p>
          </table:table-cell>
          <table:table-cell office:value-type="string">
            <text:p>13,100112</text:p>
          </table:table-cell>
          <table:table-cell office:value-type="string">
            <text:p>30,399799</text:p>
          </table:table-cell>
          <table:table-cell office:value-type="string">
            <text:p>5,646111</text:p>
          </table:table-cell>
          <table:table-cell office:value-type="string">
            <text:p>6,314588</text:p>
          </table:table-cell>
          <table:table-cell office:value-type="string">
            <text:p>5,730532</text:p>
          </table:table-cell>
          <table:table-cell office:value-type="string">
            <text:p>38,819504</text:p>
          </table:table-cell>
          <table:table-cell office:value-type="string">
            <text:p>7,826980</text:p>
          </table:table-cell>
          <table:table-cell office:value-type="string">
            <text:p>22,363914</text:p>
          </table:table-cell>
          <table:table-cell office:value-type="string">
            <text:p>5,366457</text:p>
          </table:table-cell>
          <table:table-cell office:value-type="string">
            <text:p>83,307663</text:p>
          </table:table-cell>
          <table:table-cell office:value-type="string">
            <text:p>9,649892</text:p>
          </table:table-cell>
          <table:table-cell office:value-type="string">
            <text:p>69,875725</text:p>
          </table:table-cell>
          <table:table-cell office:value-type="string">
            <text:p>9,0142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8,269508</text:p>
          </table:table-cell>
          <table:table-cell office:value-type="string">
            <text:p>18,747198</text:p>
          </table:table-cell>
          <table:table-cell office:value-type="string">
            <text:p>60,768860</text:p>
          </table:table-cell>
          <table:table-cell office:value-type="string">
            <text:p>10,569386</text:p>
          </table:table-cell>
          <table:table-cell office:value-type="string">
            <text:p>26,891544</text:p>
          </table:table-cell>
          <table:table-cell office:value-type="string">
            <text:p>11,402484</text:p>
          </table:table-cell>
          <table:table-cell office:value-type="string">
            <text:p>28,875240</text:p>
          </table:table-cell>
          <table:table-cell office:value-type="string">
            <text:p>11,937414</text:p>
          </table:table-cell>
          <table:table-cell office:value-type="string">
            <text:p>12,675054</text:p>
          </table:table-cell>
          <table:table-cell office:value-type="string">
            <text:p>12,481951</text:p>
          </table:table-cell>
          <table:table-cell office:value-type="string">
            <text:p>79,013725</text:p>
          </table:table-cell>
          <table:table-cell office:value-type="string">
            <text:p>23,245464</text:p>
          </table:table-cell>
        </table:table-row>
        <table:table-row table:style-name="ro1">
          <table:table-cell office:value-type="string">
            <text:p>AFR102 <text:s text:c="5"/></text:p>
          </table:table-cell>
          <table:table-cell office:value-type="string">
            <text:p>2966,207275</text:p>
          </table:table-cell>
          <table:table-cell office:value-type="string">
            <text:p>1022,318054</text:p>
          </table:table-cell>
          <table:table-cell office:value-type="string">
            <text:p>1043,185425</text:p>
          </table:table-cell>
          <table:table-cell office:value-type="string">
            <text:p>504,652802</text:p>
          </table:table-cell>
          <table:table-cell office:value-type="string">
            <text:p>897,961426</text:p>
          </table:table-cell>
          <table:table-cell office:value-type="string">
            <text:p>166,559570</text:p>
          </table:table-cell>
          <table:table-cell office:value-type="string">
            <text:p>3067,294189</text:p>
          </table:table-cell>
          <table:table-cell office:value-type="string">
            <text:p>123,709038</text:p>
          </table:table-cell>
          <table:table-cell office:value-type="string">
            <text:p>133,974045</text:p>
          </table:table-cell>
          <table:table-cell office:value-type="string">
            <text:p>39,338753</text:p>
          </table:table-cell>
          <table:table-cell office:value-type="string">
            <text:p>7732,840820</text:p>
          </table:table-cell>
          <table:table-cell office:value-type="string">
            <text:p>153,429993</text:p>
          </table:table-cell>
          <table:table-cell office:value-type="string">
            <text:p>35054,582031</text:p>
          </table:table-cell>
          <table:table-cell office:value-type="string">
            <text:p>574,875000</text:p>
          </table:table-cell>
          <table:table-cell office:value-type="string">
            <text:p>16105,741211</text:p>
          </table:table-cell>
          <table:table-cell office:value-type="string">
            <text:p>214,098602</text:p>
          </table:table-cell>
          <table:table-cell office:value-type="string">
            <text:p>2597,686279</text:p>
          </table:table-cell>
          <table:table-cell office:value-type="string">
            <text:p>39,290882</text:p>
          </table:table-cell>
          <table:table-cell office:value-type="string">
            <text:p>77,882500</text:p>
          </table:table-cell>
          <table:table-cell office:value-type="string">
            <text:p>6,421589</text:p>
          </table:table-cell>
          <table:table-cell office:value-type="string">
            <text:p>2,002186</text:p>
          </table:table-cell>
          <table:table-cell office:value-type="string">
            <text:p>6,037477</text:p>
          </table:table-cell>
          <table:table-cell office:value-type="string">
            <text:p>19,064844</text:p>
          </table:table-cell>
          <table:table-cell office:value-type="string">
            <text:p>8,039164</text:p>
          </table:table-cell>
          <table:table-cell office:value-type="string">
            <text:p>35,287785</text:p>
          </table:table-cell>
          <table:table-cell office:value-type="string">
            <text:p>5,726474</text:p>
          </table:table-cell>
          <table:table-cell office:value-type="string">
            <text:p>533,355469</text:p>
          </table:table-cell>
          <table:table-cell office:value-type="string">
            <text:p>14,097296</text:p>
          </table:table-cell>
          <table:table-cell office:value-type="string">
            <text:p>59,255802</text:p>
          </table:table-cell>
          <table:table-cell office:value-type="string">
            <text:p>9,6242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4,295197</text:p>
          </table:table-cell>
          <table:table-cell office:value-type="string">
            <text:p>19,486856</text:p>
          </table:table-cell>
          <table:table-cell office:value-type="string">
            <text:p>176,498413</text:p>
          </table:table-cell>
          <table:table-cell office:value-type="string">
            <text:p>12,063519</text:p>
          </table:table-cell>
          <table:table-cell office:value-type="string">
            <text:p>91,513321</text:p>
          </table:table-cell>
          <table:table-cell office:value-type="string">
            <text:p>12,810293</text:p>
          </table:table-cell>
          <table:table-cell office:value-type="string">
            <text:p>38,993042</text:p>
          </table:table-cell>
          <table:table-cell office:value-type="string">
            <text:p>12,963725</text:p>
          </table:table-cell>
          <table:table-cell office:value-type="string">
            <text:p>12,423786</text:p>
          </table:table-cell>
          <table:table-cell office:value-type="string">
            <text:p>13,682164</text:p>
          </table:table-cell>
          <table:table-cell office:value-type="string">
            <text:p>113,713387</text:p>
          </table:table-cell>
          <table:table-cell office:value-type="string">
            <text:p>26,421270</text:p>
          </table:table-cell>
        </table:table-row>
        <table:table-row table:style-name="ro1">
          <table:table-cell office:value-type="string">
            <text:p>AFR10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5,738464</text:p>
          </table:table-cell>
          <table:table-cell office:value-type="string">
            <text:p>419,937531</text:p>
          </table:table-cell>
          <table:table-cell office:value-type="string">
            <text:p>181,787918</text:p>
          </table:table-cell>
          <table:table-cell office:value-type="string">
            <text:p>130,118896</text:p>
          </table:table-cell>
          <table:table-cell office:value-type="string">
            <text:p>71,623215</text:p>
          </table:table-cell>
          <table:table-cell office:value-type="string">
            <text:p>55,33899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8,534702</text:p>
          </table:table-cell>
          <table:table-cell office:value-type="string">
            <text:p>8,520104</text:p>
          </table:table-cell>
          <table:table-cell office:value-type="string">
            <text:p>6,273425</text:p>
          </table:table-cell>
          <table:table-cell office:value-type="string">
            <text:p>9,9438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2,159712</text:p>
          </table:table-cell>
          <table:table-cell office:value-type="string">
            <text:p>7,8847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8,965019</text:p>
          </table:table-cell>
          <table:table-cell office:value-type="string">
            <text:p>8,6124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1,576141</text:p>
          </table:table-cell>
          <table:table-cell office:value-type="string">
            <text:p>15,591805</text:p>
          </table:table-cell>
          <table:table-cell office:value-type="string">
            <text:p>5,211971</text:p>
          </table:table-cell>
          <table:table-cell office:value-type="string">
            <text:p>18,809015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10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7,113869</text:p>
          </table:table-cell>
          <table:table-cell office:value-type="string">
            <text:p>411,118835</text:p>
          </table:table-cell>
          <table:table-cell office:value-type="string">
            <text:p>224,452881</text:p>
          </table:table-cell>
          <table:table-cell office:value-type="string">
            <text:p>128,304916</text:p>
          </table:table-cell>
          <table:table-cell office:value-type="string">
            <text:p>150,250153</text:p>
          </table:table-cell>
          <table:table-cell office:value-type="string">
            <text:p>54,53746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7,745905</text:p>
          </table:table-cell>
          <table:table-cell office:value-type="string">
            <text:p>8,478272</text:p>
          </table:table-cell>
          <table:table-cell office:value-type="string">
            <text:p>25,226986</text:p>
          </table:table-cell>
          <table:table-cell office:value-type="string">
            <text:p>9,8237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9,659554</text:p>
          </table:table-cell>
          <table:table-cell office:value-type="string">
            <text:p>7,7410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,000525</text:p>
          </table:table-cell>
          <table:table-cell office:value-type="string">
            <text:p>8,3924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,945786</text:p>
          </table:table-cell>
          <table:table-cell office:value-type="string">
            <text:p>14,964846</text:p>
          </table:table-cell>
          <table:table-cell office:value-type="string">
            <text:p>23,034639</text:p>
          </table:table-cell>
          <table:table-cell office:value-type="string">
            <text:p>18,674196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105 <text:s text:c="5"/></text:p>
          </table:table-cell>
          <table:table-cell office:value-type="string">
            <text:p>1242,500610</text:p>
          </table:table-cell>
          <table:table-cell office:value-type="string">
            <text:p>654,330688</text:p>
          </table:table-cell>
          <table:table-cell office:value-type="string">
            <text:p>516,915710</text:p>
          </table:table-cell>
          <table:table-cell office:value-type="string">
            <text:p>397,570679</text:p>
          </table:table-cell>
          <table:table-cell office:value-type="string">
            <text:p>739,401794</text:p>
          </table:table-cell>
          <table:table-cell office:value-type="string">
            <text:p>126,393700</text:p>
          </table:table-cell>
          <table:table-cell office:value-type="string">
            <text:p>921,108459</text:p>
          </table:table-cell>
          <table:table-cell office:value-type="string">
            <text:p>74,493187</text:p>
          </table:table-cell>
          <table:table-cell office:value-type="string">
            <text:p>60,661366</text:p>
          </table:table-cell>
          <table:table-cell office:value-type="string">
            <text:p>22,738407</text:p>
          </table:table-cell>
          <table:table-cell office:value-type="string">
            <text:p>351,864929</text:p>
          </table:table-cell>
          <table:table-cell office:value-type="string">
            <text:p>23,386795</text:p>
          </table:table-cell>
          <table:table-cell office:value-type="string">
            <text:p>132,886993</text:p>
          </table:table-cell>
          <table:table-cell office:value-type="string">
            <text:p>15,413132</text:p>
          </table:table-cell>
          <table:table-cell office:value-type="string">
            <text:p>992,189941</text:p>
          </table:table-cell>
          <table:table-cell office:value-type="string">
            <text:p>19,918463</text:p>
          </table:table-cell>
          <table:table-cell office:value-type="string">
            <text:p>576,919006</text:p>
          </table:table-cell>
          <table:table-cell office:value-type="string">
            <text:p>15,591168</text:p>
          </table:table-cell>
          <table:table-cell office:value-type="string">
            <text:p>41,348389</text:p>
          </table:table-cell>
          <table:table-cell office:value-type="string">
            <text:p>4,970217</text:p>
          </table:table-cell>
          <table:table-cell office:value-type="string">
            <text:p>5,020867</text:p>
          </table:table-cell>
          <table:table-cell office:value-type="string">
            <text:p>4,929340</text:p>
          </table:table-cell>
          <table:table-cell office:value-type="string">
            <text:p>37,009521</text:p>
          </table:table-cell>
          <table:table-cell office:value-type="string">
            <text:p>7,407182</text:p>
          </table:table-cell>
          <table:table-cell office:value-type="string">
            <text:p>14,384830</text:p>
          </table:table-cell>
          <table:table-cell office:value-type="string">
            <text:p>4,660733</text:p>
          </table:table-cell>
          <table:table-cell office:value-type="string">
            <text:p>287,827515</text:p>
          </table:table-cell>
          <table:table-cell office:value-type="string">
            <text:p>11,072059</text:p>
          </table:table-cell>
          <table:table-cell office:value-type="string">
            <text:p>55,424450</text:p>
          </table:table-cell>
          <table:table-cell office:value-type="string">
            <text:p>7,8237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,292761</text:p>
          </table:table-cell>
          <table:table-cell office:value-type="string">
            <text:p>18,174896</text:p>
          </table:table-cell>
          <table:table-cell office:value-type="string">
            <text:p>38,251438</text:p>
          </table:table-cell>
          <table:table-cell office:value-type="string">
            <text:p>9,140796</text:p>
          </table:table-cell>
          <table:table-cell office:value-type="string">
            <text:p>22,184319</text:p>
          </table:table-cell>
          <table:table-cell office:value-type="string">
            <text:p>9,855722</text:p>
          </table:table-cell>
          <table:table-cell office:value-type="string">
            <text:p>30,200491</text:p>
          </table:table-cell>
          <table:table-cell office:value-type="string">
            <text:p>10,156316</text:p>
          </table:table-cell>
          <table:table-cell office:value-type="string">
            <text:p>6,309608</text:p>
          </table:table-cell>
          <table:table-cell office:value-type="string">
            <text:p>10,637671</text:p>
          </table:table-cell>
          <table:table-cell office:value-type="string">
            <text:p>65,641426</text:p>
          </table:table-cell>
          <table:table-cell office:value-type="string">
            <text:p>20,255198</text:p>
          </table:table-cell>
        </table:table-row>
        <table:table-row table:style-name="ro1">
          <table:table-cell office:value-type="string">
            <text:p>AFR106 <text:s text:c="5"/></text:p>
          </table:table-cell>
          <table:table-cell office:value-type="string">
            <text:p>1335,866577</text:p>
          </table:table-cell>
          <table:table-cell office:value-type="string">
            <text:p>676,663269</text:p>
          </table:table-cell>
          <table:table-cell office:value-type="string">
            <text:p>170,148804</text:p>
          </table:table-cell>
          <table:table-cell office:value-type="string">
            <text:p>402,531555</text:p>
          </table:table-cell>
          <table:table-cell office:value-type="string">
            <text:p>579,397156</text:p>
          </table:table-cell>
          <table:table-cell office:value-type="string">
            <text:p>128,073318</text:p>
          </table:table-cell>
          <table:table-cell office:value-type="string">
            <text:p>1163,710693</text:p>
          </table:table-cell>
          <table:table-cell office:value-type="string">
            <text:p>78,871391</text:p>
          </table:table-cell>
          <table:table-cell office:value-type="string">
            <text:p>96,020126</text:p>
          </table:table-cell>
          <table:table-cell office:value-type="string">
            <text:p>24,078314</text:p>
          </table:table-cell>
          <table:table-cell office:value-type="string">
            <text:p>464,035919</text:p>
          </table:table-cell>
          <table:table-cell office:value-type="string">
            <text:p>25,358709</text:p>
          </table:table-cell>
          <table:table-cell office:value-type="string">
            <text:p>834,009399</text:p>
          </table:table-cell>
          <table:table-cell office:value-type="string">
            <text:p>25,422523</text:p>
          </table:table-cell>
          <table:table-cell office:value-type="string">
            <text:p>3620,280762</text:p>
          </table:table-cell>
          <table:table-cell office:value-type="string">
            <text:p>52,662395</text:p>
          </table:table-cell>
          <table:table-cell office:value-type="string">
            <text:p>883,427795</text:p>
          </table:table-cell>
          <table:table-cell office:value-type="string">
            <text:p>19,004866</text:p>
          </table:table-cell>
          <table:table-cell office:value-type="string">
            <text:p>32,263390</text:p>
          </table:table-cell>
          <table:table-cell office:value-type="string">
            <text:p>5,154449</text:p>
          </table:table-cell>
          <table:table-cell office:value-type="string">
            <text:p>4,065979</text:p>
          </table:table-cell>
          <table:table-cell office:value-type="string">
            <text:p>5,052234</text:p>
          </table:table-cell>
          <table:table-cell office:value-type="string">
            <text:p>28,295752</text:p>
          </table:table-cell>
          <table:table-cell office:value-type="string">
            <text:p>7,437790</text:p>
          </table:table-cell>
          <table:table-cell office:value-type="string">
            <text:p>16,565031</text:p>
          </table:table-cell>
          <table:table-cell office:value-type="string">
            <text:p>4,775511</text:p>
          </table:table-cell>
          <table:table-cell office:value-type="string">
            <text:p>78,121567</text:p>
          </table:table-cell>
          <table:table-cell office:value-type="string">
            <text:p>9,035237</text:p>
          </table:table-cell>
          <table:table-cell office:value-type="string">
            <text:p>52,374245</text:p>
          </table:table-cell>
          <table:table-cell office:value-type="string">
            <text:p>8,04039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1,353996</text:p>
          </table:table-cell>
          <table:table-cell office:value-type="string">
            <text:p>18,359425</text:p>
          </table:table-cell>
          <table:table-cell office:value-type="string">
            <text:p>51,904930</text:p>
          </table:table-cell>
          <table:table-cell office:value-type="string">
            <text:p>9,435719</text:p>
          </table:table-cell>
          <table:table-cell office:value-type="string">
            <text:p>28,870995</text:p>
          </table:table-cell>
          <table:table-cell office:value-type="string">
            <text:p>10,173869</text:p>
          </table:table-cell>
          <table:table-cell office:value-type="string">
            <text:p>31,245401</text:p>
          </table:table-cell>
          <table:table-cell office:value-type="string">
            <text:p>10,462652</text:p>
          </table:table-cell>
          <table:table-cell office:value-type="string">
            <text:p>5,109107</text:p>
          </table:table-cell>
          <table:table-cell office:value-type="string">
            <text:p>10,916613</text:p>
          </table:table-cell>
          <table:table-cell office:value-type="string">
            <text:p>59,492111</text:p>
          </table:table-cell>
          <table:table-cell office:value-type="string">
            <text:p>20,781994</text:p>
          </table:table-cell>
        </table:table-row>
        <table:table-row table:style-name="ro1">
          <table:table-cell office:value-type="string">
            <text:p>AFR10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9,025467</text:p>
          </table:table-cell>
          <table:table-cell office:value-type="string">
            <text:p>413,833832</text:p>
          </table:table-cell>
          <table:table-cell office:value-type="string">
            <text:p>297,318207</text:p>
          </table:table-cell>
          <table:table-cell office:value-type="string">
            <text:p>128,333054</text:p>
          </table:table-cell>
          <table:table-cell office:value-type="string">
            <text:p>39,658657</text:p>
          </table:table-cell>
          <table:table-cell office:value-type="string">
            <text:p>53,063255</text:p>
          </table:table-cell>
          <table:table-cell table:number-columns-repeated="14" office:value-type="float" office:value="0">
            <text:p>0</text:p>
          </table:table-cell>
          <table:table-cell office:value-type="string">
            <text:p>21,432661</text:p>
          </table:table-cell>
          <table:table-cell office:value-type="string">
            <text:p>7,62117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,459965</text:p>
          </table:table-cell>
          <table:table-cell office:value-type="string">
            <text:p>8,22318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,022114</text:p>
          </table:table-cell>
          <table:table-cell office:value-type="string">
            <text:p>14,706626</text:p>
          </table:table-cell>
          <table:table-cell table:number-columns-repeated="1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108 <text:s text:c="5"/></text:p>
          </table:table-cell>
          <table:table-cell office:value-type="string">
            <text:p>192,508301</text:p>
          </table:table-cell>
          <table:table-cell office:value-type="string">
            <text:p>545,446899</text:p>
          </table:table-cell>
          <table:table-cell office:value-type="string">
            <text:p>6,964385</text:p>
          </table:table-cell>
          <table:table-cell office:value-type="string">
            <text:p>369,771912</text:p>
          </table:table-cell>
          <table:table-cell office:value-type="string">
            <text:p>446,667053</text:p>
          </table:table-cell>
          <table:table-cell office:value-type="string">
            <text:p>117,620628</text:p>
          </table:table-cell>
          <table:table-cell office:value-type="string">
            <text:p>709,340576</text:p>
          </table:table-cell>
          <table:table-cell office:value-type="string">
            <text:p>66,590416</text:p>
          </table:table-cell>
          <table:table-cell office:value-type="string">
            <text:p>69,419952</text:p>
          </table:table-cell>
          <table:table-cell office:value-type="string">
            <text:p>20,805418</text:p>
          </table:table-cell>
          <table:table-cell office:value-type="string">
            <text:p>955,295898</text:p>
          </table:table-cell>
          <table:table-cell office:value-type="string">
            <text:p>30,471138</text:p>
          </table:table-cell>
          <table:table-cell office:value-type="string">
            <text:p>1946,955566</text:p>
          </table:table-cell>
          <table:table-cell office:value-type="string">
            <text:p>40,909637</text:p>
          </table:table-cell>
          <table:table-cell office:value-type="string">
            <text:p>4272,294434</text:p>
          </table:table-cell>
          <table:table-cell office:value-type="string">
            <text:p>60,395409</text:p>
          </table:table-cell>
          <table:table-cell office:value-type="string">
            <text:p>649,854736</text:p>
          </table:table-cell>
          <table:table-cell office:value-type="string">
            <text:p>16,041056</text:p>
          </table:table-cell>
          <table:table-cell office:value-type="string">
            <text:p>46,473259</text:p>
          </table:table-cell>
          <table:table-cell office:value-type="string">
            <text:p>4,288370</text:p>
          </table:table-cell>
          <table:table-cell office:value-type="string">
            <text:p>4,343204</text:p>
          </table:table-cell>
          <table:table-cell office:value-type="string">
            <text:p>4,005184</text:p>
          </table:table-cell>
          <table:table-cell office:value-type="string">
            <text:p>25,710062</text:p>
          </table:table-cell>
          <table:table-cell office:value-type="string">
            <text:p>6,888700</text:p>
          </table:table-cell>
          <table:table-cell office:value-type="string">
            <text:p>11,260625</text:p>
          </table:table-cell>
          <table:table-cell office:value-type="string">
            <text:p>3,804604</text:p>
          </table:table-cell>
          <table:table-cell office:value-type="string">
            <text:p>318,863922</text:p>
          </table:table-cell>
          <table:table-cell office:value-type="string">
            <text:p>10,679908</text:p>
          </table:table-cell>
          <table:table-cell office:value-type="string">
            <text:p>39,689857</text:p>
          </table:table-cell>
          <table:table-cell office:value-type="string">
            <text:p>6,3917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,559313</text:p>
          </table:table-cell>
          <table:table-cell office:value-type="string">
            <text:p>17,653778</text:p>
          </table:table-cell>
          <table:table-cell office:value-type="string">
            <text:p>43,951225</text:p>
          </table:table-cell>
          <table:table-cell office:value-type="string">
            <text:p>7,503948</text:p>
          </table:table-cell>
          <table:table-cell office:value-type="string">
            <text:p>30,922863</text:p>
          </table:table-cell>
          <table:table-cell office:value-type="string">
            <text:p>8,078658</text:p>
          </table:table-cell>
          <table:table-cell office:value-type="string">
            <text:p>20,108175</text:p>
          </table:table-cell>
          <table:table-cell office:value-type="string">
            <text:p>8,442696</text:p>
          </table:table-cell>
          <table:table-cell office:value-type="string">
            <text:p>7,398435</text:p>
          </table:table-cell>
          <table:table-cell office:value-type="string">
            <text:p>8,823405</text:p>
          </table:table-cell>
          <table:table-cell office:value-type="string">
            <text:p>53,538017</text:p>
          </table:table-cell>
          <table:table-cell office:value-type="string">
            <text:p>16,488087</text:p>
          </table:table-cell>
        </table:table-row>
        <table:table-row table:style-name="ro1">
          <table:table-cell office:value-type="string">
            <text:p>AFR109 <text:s text:c="5"/></text:p>
          </table:table-cell>
          <table:table-cell office:value-type="string">
            <text:p>448,074585</text:p>
          </table:table-cell>
          <table:table-cell office:value-type="string">
            <text:p>789,400269</text:p>
          </table:table-cell>
          <table:table-cell office:value-type="string">
            <text:p>381,697937</text:p>
          </table:table-cell>
          <table:table-cell office:value-type="string">
            <text:p>438,245117</text:p>
          </table:table-cell>
          <table:table-cell office:value-type="string">
            <text:p>891,826172</text:p>
          </table:table-cell>
          <table:table-cell office:value-type="string">
            <text:p>150,187973</text:p>
          </table:table-cell>
          <table:table-cell office:value-type="string">
            <text:p>1491,430786</text:p>
          </table:table-cell>
          <table:table-cell office:value-type="string">
            <text:p>92,458191</text:p>
          </table:table-cell>
          <table:table-cell office:value-type="string">
            <text:p>97,216324</text:p>
          </table:table-cell>
          <table:table-cell office:value-type="string">
            <text:p>32,137634</text:p>
          </table:table-cell>
          <table:table-cell office:value-type="string">
            <text:p>2310,401611</text:p>
          </table:table-cell>
          <table:table-cell office:value-type="string">
            <text:p>59,578358</text:p>
          </table:table-cell>
          <table:table-cell office:value-type="string">
            <text:p>28945,484375</text:p>
          </table:table-cell>
          <table:table-cell office:value-type="string">
            <text:p>475,347595</text:p>
          </table:table-cell>
          <table:table-cell office:value-type="string">
            <text:p>16162,076172</text:p>
          </table:table-cell>
          <table:table-cell office:value-type="string">
            <text:p>214,632248</text:p>
          </table:table-cell>
          <table:table-cell office:value-type="string">
            <text:p>1459,127197</text:p>
          </table:table-cell>
          <table:table-cell office:value-type="string">
            <text:p>25,822880</text:p>
          </table:table-cell>
          <table:table-cell office:value-type="string">
            <text:p>67,988937</text:p>
          </table:table-cell>
          <table:table-cell office:value-type="string">
            <text:p>5,524956</text:p>
          </table:table-cell>
          <table:table-cell office:value-type="string">
            <text:p>8,523506</text:p>
          </table:table-cell>
          <table:table-cell office:value-type="string">
            <text:p>5,018133</text:p>
          </table:table-cell>
          <table:table-cell office:value-type="string">
            <text:p>36,698162</text:p>
          </table:table-cell>
          <table:table-cell office:value-type="string">
            <text:p>7,435561</text:p>
          </table:table-cell>
          <table:table-cell office:value-type="string">
            <text:p>205,062195</text:p>
          </table:table-cell>
          <table:table-cell office:value-type="string">
            <text:p>6,576148</text:p>
          </table:table-cell>
          <table:table-cell office:value-type="string">
            <text:p>477,682587</text:p>
          </table:table-cell>
          <table:table-cell office:value-type="string">
            <text:p>12,918259</text:p>
          </table:table-cell>
          <table:table-cell office:value-type="string">
            <text:p>50,145897</text:p>
          </table:table-cell>
          <table:table-cell office:value-type="string">
            <text:p>8,1024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2,461548</text:p>
          </table:table-cell>
          <table:table-cell office:value-type="string">
            <text:p>18,635056</text:p>
          </table:table-cell>
          <table:table-cell office:value-type="string">
            <text:p>255,660461</text:p>
          </table:table-cell>
          <table:table-cell office:value-type="string">
            <text:p>10,482751</text:p>
          </table:table-cell>
          <table:table-cell office:value-type="string">
            <text:p>123,176781</text:p>
          </table:table-cell>
          <table:table-cell office:value-type="string">
            <text:p>10,636249</text:p>
          </table:table-cell>
          <table:table-cell office:value-type="string">
            <text:p>24,568031</text:p>
          </table:table-cell>
          <table:table-cell office:value-type="string">
            <text:p>10,777322</text:p>
          </table:table-cell>
          <table:table-cell office:value-type="string">
            <text:p>13,610094</text:p>
          </table:table-cell>
          <table:table-cell office:value-type="string">
            <text:p>11,075172</text:p>
          </table:table-cell>
          <table:table-cell office:value-type="string">
            <text:p>67,913193</text:p>
          </table:table-cell>
          <table:table-cell office:value-type="string">
            <text:p>21,599428</text:p>
          </table:table-cell>
        </table:table-row>
        <table:table-row table:style-name="ro1">
          <table:table-cell office:value-type="string">
            <text:p>AFR110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681,702637</text:p>
          </table:table-cell>
          <table:table-cell office:value-type="string">
            <text:p>573,688599</text:p>
          </table:table-cell>
          <table:table-cell office:value-type="string">
            <text:p>2451,200439</text:p>
          </table:table-cell>
          <table:table-cell office:value-type="string">
            <text:p>179,931122</text:p>
          </table:table-cell>
          <table:table-cell office:value-type="string">
            <text:p>12545,649414</text:p>
          </table:table-cell>
          <table:table-cell office:value-type="string">
            <text:p>299,912628</text:p>
          </table:table-cell>
          <table:table-cell office:value-type="string">
            <text:p>1266,427734</text:p>
          </table:table-cell>
          <table:table-cell office:value-type="string">
            <text:p>54,884586</text:p>
          </table:table-cell>
          <table:table-cell office:value-type="string">
            <text:p>6328,041992</text:p>
          </table:table-cell>
          <table:table-cell office:value-type="string">
            <text:p>128,833847</text:p>
          </table:table-cell>
          <table:table-cell office:value-type="string">
            <text:p>20569,757813</text:p>
          </table:table-cell>
          <table:table-cell office:value-type="string">
            <text:p>341,111298</text:p>
          </table:table-cell>
          <table:table-cell office:value-type="string">
            <text:p>17171,753906</text:p>
          </table:table-cell>
          <table:table-cell office:value-type="string">
            <text:p>228,086456</text:p>
          </table:table-cell>
          <table:table-cell office:value-type="string">
            <text:p>27335,589844</text:p>
          </table:table-cell>
          <table:table-cell office:value-type="string">
            <text:p>345,410004</text:p>
          </table:table-cell>
          <table:table-cell office:value-type="string">
            <text:p>634,785095</text:p>
          </table:table-cell>
          <table:table-cell office:value-type="string">
            <text:p>18,189388</text:p>
          </table:table-cell>
          <table:table-cell office:value-type="string">
            <text:p>3,542330</text:p>
          </table:table-cell>
          <table:table-cell office:value-type="string">
            <text:p>6,068521</text:p>
          </table:table-cell>
          <table:table-cell office:value-type="string">
            <text:p>33,829121</text:p>
          </table:table-cell>
          <table:table-cell office:value-type="string">
            <text:p>7,921152</text:p>
          </table:table-cell>
          <table:table-cell office:value-type="string">
            <text:p>338,785217</text:p>
          </table:table-cell>
          <table:table-cell office:value-type="string">
            <text:p>9,005006</text:p>
          </table:table-cell>
          <table:table-cell office:value-type="string">
            <text:p>1597,463379</text:p>
          </table:table-cell>
          <table:table-cell office:value-type="string">
            <text:p>29,584520</text:p>
          </table:table-cell>
          <table:table-cell office:value-type="string">
            <text:p>66,155960</text:p>
          </table:table-cell>
          <table:table-cell office:value-type="string">
            <text:p>9,413694</text:p>
          </table:table-cell>
          <table:table-cell office:value-type="string">
            <text:p>22,696882</text:p>
          </table:table-cell>
          <table:table-cell office:value-type="string">
            <text:p>15,714542</text:p>
          </table:table-cell>
          <table:table-cell office:value-type="string">
            <text:p>264,245453</text:p>
          </table:table-cell>
          <table:table-cell office:value-type="string">
            <text:p>19,551609</text:p>
          </table:table-cell>
          <table:table-cell office:value-type="string">
            <text:p>374,799072</text:p>
          </table:table-cell>
          <table:table-cell office:value-type="string">
            <text:p>12,919856</text:p>
          </table:table-cell>
          <table:table-cell office:value-type="string">
            <text:p>112,273415</text:p>
          </table:table-cell>
          <table:table-cell office:value-type="string">
            <text:p>12,639909</text:p>
          </table:table-cell>
          <table:table-cell office:value-type="string">
            <text:p>232,123276</text:p>
          </table:table-cell>
          <table:table-cell office:value-type="string">
            <text:p>13,756189</text:p>
          </table:table-cell>
          <table:table-cell office:value-type="string">
            <text:p>424,223419</text:p>
          </table:table-cell>
          <table:table-cell office:value-type="string">
            <text:p>16,195999</text:p>
          </table:table-cell>
          <table:table-cell office:value-type="string">
            <text:p>74,670166</text:p>
          </table:table-cell>
          <table:table-cell office:value-type="string">
            <text:p>25,235144</text:p>
          </table:table-cell>
        </table:table-row>
        <table:table-row table:style-name="ro1">
          <table:table-cell office:value-type="string">
            <text:p>AFR111 <text:s text:c="5"/>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57,863098</text:p>
          </table:table-cell>
          <table:table-cell office:value-type="string">
            <text:p>123,597908</text:p>
          </table:table-cell>
          <table:table-cell office:value-type="string">
            <text:p>10,041214</text:p>
          </table:table-cell>
          <table:table-cell office:value-type="string">
            <text:p>51,323723</text:p>
          </table:table-cell>
          <table:table-cell table:number-columns-repeated="14" office:value-type="float" office:value="0">
            <text:p>0</text:p>
          </table:table-cell>
          <table:table-cell office:value-type="string">
            <text:p>25,244638</text:p>
          </table:table-cell>
          <table:table-cell office:value-type="string">
            <text:p>7,54706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0,840922</text:p>
          </table:table-cell>
          <table:table-cell office:value-type="string">
            <text:p>14,575666</text:p>
          </table:table-cell>
          <table:table-cell table:number-columns-repeated="1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112 <text:s text:c="5"/></text:p>
          </table:table-cell>
          <table:table-cell office:value-type="string">
            <text:p>95,504333</text:p>
          </table:table-cell>
          <table:table-cell office:value-type="string">
            <text:p>603,770874</text:p>
          </table:table-cell>
          <table:table-cell office:value-type="string">
            <text:p>557,711853</text:p>
          </table:table-cell>
          <table:table-cell office:value-type="string">
            <text:p>392,120300</text:p>
          </table:table-cell>
          <table:table-cell office:value-type="string">
            <text:p>1460,579102</text:p>
          </table:table-cell>
          <table:table-cell office:value-type="string">
            <text:p>134,821381</text:p>
          </table:table-cell>
          <table:table-cell office:value-type="string">
            <text:p>4098,208008</text:p>
          </table:table-cell>
          <table:table-cell office:value-type="string">
            <text:p>126,205887</text:p>
          </table:table-cell>
          <table:table-cell office:value-type="string">
            <text:p>120,998337</text:p>
          </table:table-cell>
          <table:table-cell office:value-type="string">
            <text:p>24,444145</text:p>
          </table:table-cell>
          <table:table-cell office:value-type="string">
            <text:p>1142,793335</text:p>
          </table:table-cell>
          <table:table-cell office:value-type="string">
            <text:p>34,756229</text:p>
          </table:table-cell>
          <table:table-cell office:value-type="string">
            <text:p>861,595032</text:p>
          </table:table-cell>
          <table:table-cell office:value-type="string">
            <text:p>25,192297</text:p>
          </table:table-cell>
          <table:table-cell office:value-type="string">
            <text:p>6790,097168</text:p>
          </table:table-cell>
          <table:table-cell office:value-type="string">
            <text:p>93,134201</text:p>
          </table:table-cell>
          <table:table-cell office:value-type="string">
            <text:p>3668,978271</text:p>
          </table:table-cell>
          <table:table-cell office:value-type="string">
            <text:p>51,441978</text:p>
          </table:table-cell>
          <table:table-cell office:value-type="string">
            <text:p>136,896164</text:p>
          </table:table-cell>
          <table:table-cell office:value-type="string">
            <text:p>6,045004</text:p>
          </table:table-cell>
          <table:table-cell office:value-type="string">
            <text:p>10,318960</text:p>
          </table:table-cell>
          <table:table-cell office:value-type="string">
            <text:p>4,439747</text:p>
          </table:table-cell>
          <table:table-cell office:value-type="string">
            <text:p>34,759975</text:p>
          </table:table-cell>
          <table:table-cell office:value-type="string">
            <text:p>7,109051</text:p>
          </table:table-cell>
          <table:table-cell office:value-type="string">
            <text:p>50,391857</text:p>
          </table:table-cell>
          <table:table-cell office:value-type="string">
            <text:p>4,378061</text:p>
          </table:table-cell>
          <table:table-cell office:value-type="string">
            <text:p>809,459290</text:p>
          </table:table-cell>
          <table:table-cell office:value-type="string">
            <text:p>17,250854</text:p>
          </table:table-cell>
          <table:table-cell office:value-type="string">
            <text:p>40,340816</text:p>
          </table:table-cell>
          <table:table-cell office:value-type="string">
            <text:p>6,9296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8,983063</text:p>
          </table:table-cell>
          <table:table-cell office:value-type="string">
            <text:p>17,914730</text:p>
          </table:table-cell>
          <table:table-cell office:value-type="string">
            <text:p>45,099857</text:p>
          </table:table-cell>
          <table:table-cell office:value-type="string">
            <text:p>8,153274</text:p>
          </table:table-cell>
          <table:table-cell office:value-type="string">
            <text:p>33,264408</text:p>
          </table:table-cell>
          <table:table-cell office:value-type="string">
            <text:p>8,852023</text:p>
          </table:table-cell>
          <table:table-cell office:value-type="string">
            <text:p>38,559784</text:p>
          </table:table-cell>
          <table:table-cell office:value-type="string">
            <text:p>9,071199</text:p>
          </table:table-cell>
          <table:table-cell office:value-type="string">
            <text:p>3,043130</text:p>
          </table:table-cell>
          <table:table-cell office:value-type="string">
            <text:p>9,492507</text:p>
          </table:table-cell>
          <table:table-cell office:value-type="string">
            <text:p>44,216450</text:p>
          </table:table-cell>
          <table:table-cell office:value-type="string">
            <text:p>17,888121</text:p>
          </table:table-cell>
        </table:table-row>
        <table:table-row table:style-name="ro1">
          <table:table-cell office:value-type="string">
            <text:p>AFR11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310,458496</text:p>
          </table:table-cell>
          <table:table-cell office:value-type="string">
            <text:p>568,064819</text:p>
          </table:table-cell>
          <table:table-cell office:value-type="string">
            <text:p>6069,695801</text:p>
          </table:table-cell>
          <table:table-cell office:value-type="string">
            <text:p>229,966385</text:p>
          </table:table-cell>
          <table:table-cell office:value-type="string">
            <text:p>21697,628906</text:p>
          </table:table-cell>
          <table:table-cell office:value-type="string">
            <text:p>485,639404</text:p>
          </table:table-cell>
          <table:table-cell office:value-type="string">
            <text:p>580,337830</text:p>
          </table:table-cell>
          <table:table-cell office:value-type="string">
            <text:p>50,279953</text:p>
          </table:table-cell>
          <table:table-cell office:value-type="string">
            <text:p>3720,065918</text:p>
          </table:table-cell>
          <table:table-cell office:value-type="string">
            <text:p>84,179459</text:p>
          </table:table-cell>
          <table:table-cell office:value-type="string">
            <text:p>8768,022461</text:p>
          </table:table-cell>
          <table:table-cell office:value-type="string">
            <text:p>151,418457</text:p>
          </table:table-cell>
          <table:table-cell office:value-type="string">
            <text:p>16173,122070</text:p>
          </table:table-cell>
          <table:table-cell office:value-type="string">
            <text:p>215,387558</text:p>
          </table:table-cell>
          <table:table-cell office:value-type="string">
            <text:p>55649,308594</text:p>
          </table:table-cell>
          <table:table-cell office:value-type="string">
            <text:p>698,362854</text:p>
          </table:table-cell>
          <table:table-cell office:value-type="string">
            <text:p>1057,858765</text:p>
          </table:table-cell>
          <table:table-cell office:value-type="string">
            <text:p>28,882360</text:p>
          </table:table-cell>
          <table:table-cell office:value-type="string">
            <text:p>6,653419</text:p>
          </table:table-cell>
          <table:table-cell office:value-type="string">
            <text:p>6,685363</text:p>
          </table:table-cell>
          <table:table-cell office:value-type="string">
            <text:p>32,743134</text:p>
          </table:table-cell>
          <table:table-cell office:value-type="string">
            <text:p>8,151089</text:p>
          </table:table-cell>
          <table:table-cell office:value-type="string">
            <text:p>182,372681</text:p>
          </table:table-cell>
          <table:table-cell office:value-type="string">
            <text:p>7,137706</text:p>
          </table:table-cell>
          <table:table-cell office:value-type="string">
            <text:p>4181,253418</text:p>
          </table:table-cell>
          <table:table-cell office:value-type="string">
            <text:p>71,374924</text:p>
          </table:table-cell>
          <table:table-cell office:value-type="string">
            <text:p>89,627655</text:p>
          </table:table-cell>
          <table:table-cell office:value-type="string">
            <text:p>9,867022</text:p>
          </table:table-cell>
          <table:table-cell office:value-type="string">
            <text:p>22,806971</text:p>
          </table:table-cell>
          <table:table-cell office:value-type="string">
            <text:p>15,895887</text:p>
          </table:table-cell>
          <table:table-cell office:value-type="string">
            <text:p>322,783752</text:p>
          </table:table-cell>
          <table:table-cell office:value-type="string">
            <text:p>19,920828</text:p>
          </table:table-cell>
          <table:table-cell office:value-type="string">
            <text:p>121,169289</text:p>
          </table:table-cell>
          <table:table-cell office:value-type="string">
            <text:p>11,726635</text:p>
          </table:table-cell>
          <table:table-cell office:value-type="string">
            <text:p>108,435211</text:p>
          </table:table-cell>
          <table:table-cell office:value-type="string">
            <text:p>12,702539</text:p>
          </table:table-cell>
          <table:table-cell office:value-type="string">
            <text:p>398,213257</text:p>
          </table:table-cell>
          <table:table-cell office:value-type="string">
            <text:p>14,886594</text:p>
          </table:table-cell>
          <table:table-cell office:value-type="string">
            <text:p>123,763252</text:p>
          </table:table-cell>
          <table:table-cell office:value-type="string">
            <text:p>13,881167</text:p>
          </table:table-cell>
          <table:table-cell office:value-type="string">
            <text:p>121,522034</text:p>
          </table:table-cell>
          <table:table-cell office:value-type="string">
            <text:p>25,709400</text:p>
          </table:table-cell>
        </table:table-row>
        <table:table-row table:style-name="ro1">
          <table:table-cell office:value-type="string">
            <text:p>AFR114 <text:s text:c="5"/></text:p>
          </table:table-cell>
          <table:table-cell office:value-type="string">
            <text:p>1265,371948</text:p>
          </table:table-cell>
          <table:table-cell office:value-type="string">
            <text:p>742,725586</text:p>
          </table:table-cell>
          <table:table-cell office:value-type="string">
            <text:p>946,454529</text:p>
          </table:table-cell>
          <table:table-cell office:value-type="string">
            <text:p>431,298492</text:p>
          </table:table-cell>
          <table:table-cell office:value-type="string">
            <text:p>1008,574768</text:p>
          </table:table-cell>
          <table:table-cell office:value-type="string">
            <text:p>138,190384</text:p>
          </table:table-cell>
          <table:table-cell office:value-type="string">
            <text:p>722,905518</text:p>
          </table:table-cell>
          <table:table-cell office:value-type="string">
            <text:p>76,639137</text:p>
          </table:table-cell>
          <table:table-cell office:value-type="string">
            <text:p>33,772015</text:p>
          </table:table-cell>
          <table:table-cell office:value-type="string">
            <text:p>25,012999</text:p>
          </table:table-cell>
          <table:table-cell office:value-type="string">
            <text:p>104,706604</text:p>
          </table:table-cell>
          <table:table-cell office:value-type="string">
            <text:p>22,617960</text:p>
          </table:table-cell>
          <table:table-cell office:value-type="string">
            <text:p>361,650513</text:p>
          </table:table-cell>
          <table:table-cell office:value-type="string">
            <text:p>19,803759</text:p>
          </table:table-cell>
          <table:table-cell office:value-type="string">
            <text:p>782,148560</text:p>
          </table:table-cell>
          <table:table-cell office:value-type="string">
            <text:p>18,147009</text:p>
          </table:table-cell>
          <table:table-cell office:value-type="string">
            <text:p>638,685852</text:p>
          </table:table-cell>
          <table:table-cell office:value-type="string">
            <text:p>16,735943</text:p>
          </table:table-cell>
          <table:table-cell office:value-type="string">
            <text:p>81,539413</text:p>
          </table:table-cell>
          <table:table-cell office:value-type="string">
            <text:p>6,165144</text:p>
          </table:table-cell>
          <table:table-cell office:value-type="string">
            <text:p>4,532748</text:p>
          </table:table-cell>
          <table:table-cell office:value-type="string">
            <text:p>5,674267</text:p>
          </table:table-cell>
          <table:table-cell office:value-type="string">
            <text:p>38,123932</text:p>
          </table:table-cell>
          <table:table-cell office:value-type="string">
            <text:p>7,794642</text:p>
          </table:table-cell>
          <table:table-cell office:value-type="string">
            <text:p>20,159784</text:p>
          </table:table-cell>
          <table:table-cell office:value-type="string">
            <text:p>5,323945</text:p>
          </table:table-cell>
          <table:table-cell office:value-type="string">
            <text:p>188,798080</text:p>
          </table:table-cell>
          <table:table-cell office:value-type="string">
            <text:p>10,479105</text:p>
          </table:table-cell>
          <table:table-cell office:value-type="string">
            <text:p>69,259789</text:p>
          </table:table-cell>
          <table:table-cell office:value-type="string">
            <text:p>8,9668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5,236572</text:p>
          </table:table-cell>
          <table:table-cell office:value-type="string">
            <text:p>18,722528</text:p>
          </table:table-cell>
          <table:table-cell office:value-type="string">
            <text:p>50,635723</text:p>
          </table:table-cell>
          <table:table-cell office:value-type="string">
            <text:p>10,374376</text:p>
          </table:table-cell>
          <table:table-cell office:value-type="string">
            <text:p>26,243000</text:p>
          </table:table-cell>
          <table:table-cell office:value-type="string">
            <text:p>11,293223</text:p>
          </table:table-cell>
          <table:table-cell office:value-type="string">
            <text:p>29,747286</text:p>
          </table:table-cell>
          <table:table-cell office:value-type="string">
            <text:p>11,593632</text:p>
          </table:table-cell>
          <table:table-cell office:value-type="string">
            <text:p>14,532836</text:p>
          </table:table-cell>
          <table:table-cell office:value-type="string">
            <text:p>12,104538</text:p>
          </table:table-cell>
          <table:table-cell office:value-type="string">
            <text:p>74,894676</text:p>
          </table:table-cell>
          <table:table-cell office:value-type="string">
            <text:p>22,824562</text:p>
          </table:table-cell>
        </table:table-row>
        <table:table-row table:style-name="ro1">
          <table:table-cell office:value-type="string">
            <text:p>AFR115 <text:s text:c="5"/></text:p>
          </table:table-cell>
          <table:table-cell office:value-type="string">
            <text:p>6,001351</text:p>
          </table:table-cell>
          <table:table-cell office:value-type="string">
            <text:p>603,707642</text:p>
          </table:table-cell>
          <table:table-cell office:value-type="string">
            <text:p>296,616791</text:p>
          </table:table-cell>
          <table:table-cell office:value-type="string">
            <text:p>391,499542</text:p>
          </table:table-cell>
          <table:table-cell office:value-type="string">
            <text:p>1260,033203</text:p>
          </table:table-cell>
          <table:table-cell office:value-type="string">
            <text:p>131,623810</text:p>
          </table:table-cell>
          <table:table-cell office:value-type="string">
            <text:p>2690,301025</text:p>
          </table:table-cell>
          <table:table-cell office:value-type="string">
            <text:p>101,183815</text:p>
          </table:table-cell>
          <table:table-cell office:value-type="string">
            <text:p>50,280811</text:p>
          </table:table-cell>
          <table:table-cell office:value-type="string">
            <text:p>24,025148</text:p>
          </table:table-cell>
          <table:table-cell office:value-type="string">
            <text:p>1997,176147</text:p>
          </table:table-cell>
          <table:table-cell office:value-type="string">
            <text:p>49,138126</text:p>
          </table:table-cell>
          <table:table-cell office:value-type="string">
            <text:p>1566,498291</text:p>
          </table:table-cell>
          <table:table-cell office:value-type="string">
            <text:p>36,504406</text:p>
          </table:table-cell>
          <table:table-cell office:value-type="string">
            <text:p>6061,066406</text:p>
          </table:table-cell>
          <table:table-cell office:value-type="string">
            <text:p>83,657524</text:p>
          </table:table-cell>
          <table:table-cell office:value-type="string">
            <text:p>1475,547119</text:p>
          </table:table-cell>
          <table:table-cell office:value-type="string">
            <text:p>25,254467</text:p>
          </table:table-cell>
          <table:table-cell office:value-type="string">
            <text:p>84,210945</text:p>
          </table:table-cell>
          <table:table-cell office:value-type="string">
            <text:p>5,005516</text:p>
          </table:table-cell>
          <table:table-cell office:value-type="string">
            <text:p>13,491656</text:p>
          </table:table-cell>
          <table:table-cell office:value-type="string">
            <text:p>4,350420</text:p>
          </table:table-cell>
          <table:table-cell office:value-type="string">
            <text:p>28,838747</text:p>
          </table:table-cell>
          <table:table-cell office:value-type="string">
            <text:p>7,052393</text:p>
          </table:table-cell>
          <table:table-cell office:value-type="string">
            <text:p>53,516064</text:p>
          </table:table-cell>
          <table:table-cell office:value-type="string">
            <text:p>4,369769</text:p>
          </table:table-cell>
          <table:table-cell office:value-type="string">
            <text:p>561,508484</text:p>
          </table:table-cell>
          <table:table-cell office:value-type="string">
            <text:p>13,830656</text:p>
          </table:table-cell>
          <table:table-cell office:value-type="string">
            <text:p>39,764248</text:p>
          </table:table-cell>
          <table:table-cell office:value-type="string">
            <text:p>6,9103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,135773</text:p>
          </table:table-cell>
          <table:table-cell office:value-type="string">
            <text:p>17,878986</text:p>
          </table:table-cell>
          <table:table-cell office:value-type="string">
            <text:p>47,548813</text:p>
          </table:table-cell>
          <table:table-cell office:value-type="string">
            <text:p>8,242572</text:p>
          </table:table-cell>
          <table:table-cell office:value-type="string">
            <text:p>43,813423</text:p>
          </table:table-cell>
          <table:table-cell office:value-type="string">
            <text:p>8,936616</text:p>
          </table:table-cell>
          <table:table-cell office:value-type="string">
            <text:p>23,956509</text:p>
          </table:table-cell>
          <table:table-cell office:value-type="string">
            <text:p>9,132977</text:p>
          </table:table-cell>
          <table:table-cell office:value-type="string">
            <text:p>5,834992</text:p>
          </table:table-cell>
          <table:table-cell office:value-type="string">
            <text:p>9,548813</text:p>
          </table:table-cell>
          <table:table-cell office:value-type="string">
            <text:p>158,466690</text:p>
          </table:table-cell>
          <table:table-cell office:value-type="string">
            <text:p>18,622911</text:p>
          </table:table-cell>
        </table:table-row>
        <table:table-row table:style-name="ro1">
          <table:table-cell office:value-type="string">
            <text:p>AFR116 <text:s text:c="5"/></text:p>
          </table:table-cell>
          <table:table-cell office:value-type="string">
            <text:p>1475,464355</text:p>
          </table:table-cell>
          <table:table-cell office:value-type="string">
            <text:p>637,046997</text:p>
          </table:table-cell>
          <table:table-cell office:value-type="string">
            <text:p>598,507996</text:p>
          </table:table-cell>
          <table:table-cell office:value-type="string">
            <text:p>403,452423</text:p>
          </table:table-cell>
          <table:table-cell office:value-type="string">
            <text:p>1558,551392</text:p>
          </table:table-cell>
          <table:table-cell office:value-type="string">
            <text:p>134,569473</text:p>
          </table:table-cell>
          <table:table-cell office:value-type="string">
            <text:p>3294,770020</text:p>
          </table:table-cell>
          <table:table-cell office:value-type="string">
            <text:p>111,884415</text:p>
          </table:table-cell>
          <table:table-cell office:value-type="string">
            <text:p>21,085501</text:p>
          </table:table-cell>
          <table:table-cell office:value-type="string">
            <text:p>23,684227</text:p>
          </table:table-cell>
          <table:table-cell office:value-type="string">
            <text:p>861,137695</text:p>
          </table:table-cell>
          <table:table-cell office:value-type="string">
            <text:p>31,135742</text:p>
          </table:table-cell>
          <table:table-cell office:value-type="string">
            <text:p>267,594360</text:p>
          </table:table-cell>
          <table:table-cell office:value-type="string">
            <text:p>17,349846</text:p>
          </table:table-cell>
          <table:table-cell office:value-type="string">
            <text:p>2470,213867</text:p>
          </table:table-cell>
          <table:table-cell office:value-type="string">
            <text:p>37,939613</text:p>
          </table:table-cell>
          <table:table-cell office:value-type="string">
            <text:p>1481,620117</text:p>
          </table:table-cell>
          <table:table-cell office:value-type="string">
            <text:p>25,381046</text:p>
          </table:table-cell>
          <table:table-cell office:value-type="string">
            <text:p>98,576118</text:p>
          </table:table-cell>
          <table:table-cell office:value-type="string">
            <text:p>5,623443</text:p>
          </table:table-cell>
          <table:table-cell office:value-type="string">
            <text:p>1,293720</text:p>
          </table:table-cell>
          <table:table-cell office:value-type="string">
            <text:p>4,682097</text:p>
          </table:table-cell>
          <table:table-cell office:value-type="string">
            <text:p>27,701044</text:p>
          </table:table-cell>
          <table:table-cell office:value-type="string">
            <text:p>7,231091</text:p>
          </table:table-cell>
          <table:table-cell office:value-type="string">
            <text:p>15,890741</text:p>
          </table:table-cell>
          <table:table-cell office:value-type="string">
            <text:p>4,438264</text:p>
          </table:table-cell>
          <table:table-cell office:value-type="string">
            <text:p>609,705017</text:p>
          </table:table-cell>
          <table:table-cell office:value-type="string">
            <text:p>14,619439</text:p>
          </table:table-cell>
          <table:table-cell office:value-type="string">
            <text:p>45,474083</text:p>
          </table:table-cell>
          <table:table-cell office:value-type="string">
            <text:p>7,3632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4,187660</text:p>
          </table:table-cell>
          <table:table-cell office:value-type="string">
            <text:p>18,052057</text:p>
          </table:table-cell>
          <table:table-cell office:value-type="string">
            <text:p>63,781296</text:p>
          </table:table-cell>
          <table:table-cell office:value-type="string">
            <text:p>8,696392</text:p>
          </table:table-cell>
          <table:table-cell office:value-type="string">
            <text:p>28,605459</text:p>
          </table:table-cell>
          <table:table-cell office:value-type="string">
            <text:p>9,353873</text:p>
          </table:table-cell>
          <table:table-cell office:value-type="string">
            <text:p>33,335224</text:p>
          </table:table-cell>
          <table:table-cell office:value-type="string">
            <text:p>9,650284</text:p>
          </table:table-cell>
          <table:table-cell office:value-type="string">
            <text:p>8,961878</text:p>
          </table:table-cell>
          <table:table-cell office:value-type="string">
            <text:p>9,996319</text:p>
          </table:table-cell>
          <table:table-cell office:value-type="string">
            <text:p>47,779144</text:p>
          </table:table-cell>
          <table:table-cell office:value-type="string">
            <text:p>19,061890</text:p>
          </table:table-cell>
        </table:table-row>
        <table:table-row table:style-name="ro1">
          <table:table-cell office:value-type="string">
            <text:p>AFR117 <text:s text:c="5"/></text:p>
          </table:table-cell>
          <table:table-cell office:value-type="string">
            <text:p>1294,946533</text:p>
          </table:table-cell>
          <table:table-cell office:value-type="string">
            <text:p>625,666077</text:p>
          </table:table-cell>
          <table:table-cell office:value-type="string">
            <text:p>724,975891</text:p>
          </table:table-cell>
          <table:table-cell office:value-type="string">
            <text:p>389,912903</text:p>
          </table:table-cell>
          <table:table-cell office:value-type="string">
            <text:p>521,753296</text:p>
          </table:table-cell>
          <table:table-cell office:value-type="string">
            <text:p>123,337151</text:p>
          </table:table-cell>
          <table:table-cell office:value-type="string">
            <text:p>629,636719</text:p>
          </table:table-cell>
          <table:table-cell office:value-type="string">
            <text:p>68,197960</text:p>
          </table:table-cell>
          <table:table-cell office:value-type="string">
            <text:p>2,270746</text:p>
          </table:table-cell>
          <table:table-cell office:value-type="string">
            <text:p>20,761156</text:p>
          </table:table-cell>
          <table:table-cell office:value-type="string">
            <text:p>325,255005</text:p>
          </table:table-cell>
          <table:table-cell office:value-type="string">
            <text:p>22,272955</text:p>
          </table:table-cell>
          <table:table-cell office:value-type="string">
            <text:p>43,408821</text:p>
          </table:table-cell>
          <table:table-cell office:value-type="string">
            <text:p>13,460986</text:p>
          </table:table-cell>
          <table:table-cell office:value-type="string">
            <text:p>212,221649</text:p>
          </table:table-cell>
          <table:table-cell office:value-type="string">
            <text:p>10,999059</text:p>
          </table:table-cell>
          <table:table-cell office:value-type="string">
            <text:p>262,908234</text:p>
          </table:table-cell>
          <table:table-cell office:value-type="string">
            <text:p>12,325051</text:p>
          </table:table-cell>
          <table:table-cell office:value-type="string">
            <text:p>19,412388</text:p>
          </table:table-cell>
          <table:table-cell office:value-type="string">
            <text:p>4,724711</text:p>
          </table:table-cell>
          <table:table-cell office:value-type="string">
            <text:p>13,152825</text:p>
          </table:table-cell>
          <table:table-cell office:value-type="string">
            <text:p>4,903738</text:p>
          </table:table-cell>
          <table:table-cell office:value-type="string">
            <text:p>35,742527</text:p>
          </table:table-cell>
          <table:table-cell office:value-type="string">
            <text:p>7,356714</text:p>
          </table:table-cell>
          <table:table-cell office:value-type="string">
            <text:p>16,340267</text:p>
          </table:table-cell>
          <table:table-cell office:value-type="string">
            <text:p>4,506126</text:p>
          </table:table-cell>
          <table:table-cell office:value-type="string">
            <text:p>120,190910</text:p>
          </table:table-cell>
          <table:table-cell office:value-type="string">
            <text:p>9,460093</text:p>
          </table:table-cell>
          <table:table-cell office:value-type="string">
            <text:p>50,477165</text:p>
          </table:table-cell>
          <table:table-cell office:value-type="string">
            <text:p>7,7227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,718834</text:p>
          </table:table-cell>
          <table:table-cell office:value-type="string">
            <text:p>18,053288</text:p>
          </table:table-cell>
          <table:table-cell office:value-type="string">
            <text:p>32,768372</text:p>
          </table:table-cell>
          <table:table-cell office:value-type="string">
            <text:p>8,876623</text:p>
          </table:table-cell>
          <table:table-cell office:value-type="string">
            <text:p>33,650639</text:p>
          </table:table-cell>
          <table:table-cell office:value-type="string">
            <text:p>9,599398</text:p>
          </table:table-cell>
          <table:table-cell office:value-type="string">
            <text:p>35,195675</text:p>
          </table:table-cell>
          <table:table-cell office:value-type="string">
            <text:p>9,881138</text:p>
          </table:table-cell>
          <table:table-cell office:value-type="string">
            <text:p>18,956743</text:p>
          </table:table-cell>
          <table:table-cell office:value-type="string">
            <text:p>10,308278</text:p>
          </table:table-cell>
          <table:table-cell office:value-type="string">
            <text:p>57,100712</text:p>
          </table:table-cell>
          <table:table-cell office:value-type="string">
            <text:p>19,707157</text:p>
          </table:table-cell>
        </table:table-row>
        <table:table-row table:style-name="ro1">
          <table:table-cell office:value-type="string">
            <text:p>AFR118 <text:s text:c="5"/></text:p>
          </table:table-cell>
          <table:table-cell office:value-type="string">
            <text:p>1135,708252</text:p>
          </table:table-cell>
          <table:table-cell office:value-type="string">
            <text:p>695,673828</text:p>
          </table:table-cell>
          <table:table-cell office:value-type="string">
            <text:p>2369,059326</text:p>
          </table:table-cell>
          <table:table-cell office:value-type="string">
            <text:p>440,212860</text:p>
          </table:table-cell>
          <table:table-cell office:value-type="string">
            <text:p>9598,571289</text:p>
          </table:table-cell>
          <table:table-cell office:value-type="string">
            <text:p>278,945557</text:p>
          </table:table-cell>
          <table:table-cell office:value-type="string">
            <text:p>20541,634766</text:p>
          </table:table-cell>
          <table:table-cell office:value-type="string">
            <text:p>455,580505</text:p>
          </table:table-cell>
          <table:table-cell office:value-type="string">
            <text:p>105,103119</text:p>
          </table:table-cell>
          <table:table-cell office:value-type="string">
            <text:p>27,973303</text:p>
          </table:table-cell>
          <table:table-cell office:value-type="string">
            <text:p>1529,660645</text:p>
          </table:table-cell>
          <table:table-cell office:value-type="string">
            <text:p>42,286190</text:p>
          </table:table-cell>
          <table:table-cell office:value-type="string">
            <text:p>1977,201782</text:p>
          </table:table-cell>
          <table:table-cell office:value-type="string">
            <text:p>42,649086</text:p>
          </table:table-cell>
          <table:table-cell office:value-type="string">
            <text:p>5190,313477</text:p>
          </table:table-cell>
          <table:table-cell office:value-type="string">
            <text:p>72,491058</text:p>
          </table:table-cell>
          <table:table-cell office:value-type="string">
            <text:p>6872,614746</text:p>
          </table:table-cell>
          <table:table-cell office:value-type="string">
            <text:p>90,640060</text:p>
          </table:table-cell>
          <table:table-cell office:value-type="string">
            <text:p>550,807068</text:p>
          </table:table-cell>
          <table:table-cell office:value-type="string">
            <text:p>15,804993</text:p>
          </table:table-cell>
          <table:table-cell office:value-type="string">
            <text:p>17,033985</text:p>
          </table:table-cell>
          <table:table-cell office:value-type="string">
            <text:p>5,153788</text:p>
          </table:table-cell>
          <table:table-cell office:value-type="string">
            <text:p>29,614452</text:p>
          </table:table-cell>
          <table:table-cell office:value-type="string">
            <text:p>7,328378</text:p>
          </table:table-cell>
          <table:table-cell office:value-type="string">
            <text:p>94,602737</text:p>
          </table:table-cell>
          <table:table-cell office:value-type="string">
            <text:p>5,160504</text:p>
          </table:table-cell>
          <table:table-cell office:value-type="string">
            <text:p>4478,481934</text:p>
          </table:table-cell>
          <table:table-cell office:value-type="string">
            <text:p>76,059830</text:p>
          </table:table-cell>
          <table:table-cell office:value-type="string">
            <text:p>38,164757</text:p>
          </table:table-cell>
          <table:table-cell office:value-type="string">
            <text:p>7,5567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0,398788</text:p>
          </table:table-cell>
          <table:table-cell office:value-type="string">
            <text:p>18,404697</text:p>
          </table:table-cell>
          <table:table-cell office:value-type="string">
            <text:p>79,450294</text:p>
          </table:table-cell>
          <table:table-cell office:value-type="string">
            <text:p>8,895299</text:p>
          </table:table-cell>
          <table:table-cell office:value-type="string">
            <text:p>27,832991</text:p>
          </table:table-cell>
          <table:table-cell office:value-type="string">
            <text:p>9,497910</text:p>
          </table:table-cell>
          <table:table-cell office:value-type="string">
            <text:p>64,682571</text:p>
          </table:table-cell>
          <table:table-cell office:value-type="string">
            <text:p>9,797626</text:p>
          </table:table-cell>
          <table:table-cell office:value-type="string">
            <text:p>33,055645</text:p>
          </table:table-cell>
          <table:table-cell office:value-type="string">
            <text:p>10,181808</text:p>
          </table:table-cell>
          <table:table-cell office:value-type="string">
            <text:p>68,228035</text:p>
          </table:table-cell>
          <table:table-cell office:value-type="string">
            <text:p>19,480551</text:p>
          </table:table-cell>
        </table:table-row>
        <table:table-row table:style-name="ro1">
          <table:table-cell office:value-type="string">
            <text:p>AFR119 <text:s text:c="5"/>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86,796326</text:p>
          </table:table-cell>
          <table:table-cell office:value-type="string">
            <text:p>113,471687</text:p>
          </table:table-cell>
          <table:table-cell office:value-type="string">
            <text:p>78,016129</text:p>
          </table:table-cell>
          <table:table-cell office:value-type="string">
            <text:p>47,94986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,617867</text:p>
          </table:table-cell>
          <table:table-cell office:value-type="string">
            <text:p>7,531795</text:p>
          </table:table-cell>
          <table:table-cell office:value-type="string">
            <text:p>33,751976</text:p>
          </table:table-cell>
          <table:table-cell office:value-type="string">
            <text:p>9,39876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9,857035</text:p>
          </table:table-cell>
          <table:table-cell office:value-type="string">
            <text:p>7,078676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4,116677</text:p>
          </table:table-cell>
          <table:table-cell office:value-type="string">
            <text:p>17,804714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120 <text:s text:c="5"/></text:p>
          </table:table-cell>
          <table:table-cell office:value-type="string">
            <text:p>397,950745</text:p>
          </table:table-cell>
          <table:table-cell office:value-type="string">
            <text:p>633,509949</text:p>
          </table:table-cell>
          <table:table-cell office:value-type="string">
            <text:p>2311,944580</text:p>
          </table:table-cell>
          <table:table-cell office:value-type="string">
            <text:p>422,337952</text:p>
          </table:table-cell>
          <table:table-cell office:value-type="string">
            <text:p>1690,024902</text:p>
          </table:table-cell>
          <table:table-cell office:value-type="string">
            <text:p>137,234680</text:p>
          </table:table-cell>
          <table:table-cell office:value-type="string">
            <text:p>3633,947998</text:p>
          </table:table-cell>
          <table:table-cell office:value-type="string">
            <text:p>119,169670</text:p>
          </table:table-cell>
          <table:table-cell office:value-type="string">
            <text:p>292,601868</text:p>
          </table:table-cell>
          <table:table-cell office:value-type="string">
            <text:p>27,842890</text:p>
          </table:table-cell>
          <table:table-cell office:value-type="string">
            <text:p>1424,244507</text:p>
          </table:table-cell>
          <table:table-cell office:value-type="string">
            <text:p>39,969460</text:p>
          </table:table-cell>
          <table:table-cell office:value-type="string">
            <text:p>931,189209</text:p>
          </table:table-cell>
          <table:table-cell office:value-type="string">
            <text:p>26,632811</text:p>
          </table:table-cell>
          <table:table-cell office:value-type="string">
            <text:p>3276,262939</text:p>
          </table:table-cell>
          <table:table-cell office:value-type="string">
            <text:p>47,927883</text:p>
          </table:table-cell>
          <table:table-cell office:value-type="string">
            <text:p>3290,605713</text:p>
          </table:table-cell>
          <table:table-cell office:value-type="string">
            <text:p>46,712910</text:p>
          </table:table-cell>
          <table:table-cell office:value-type="string">
            <text:p>120,822708</text:p>
          </table:table-cell>
          <table:table-cell office:value-type="string">
            <text:p>5,908268</text:p>
          </table:table-cell>
          <table:table-cell office:value-type="string">
            <text:p>13,122022</text:p>
          </table:table-cell>
          <table:table-cell office:value-type="string">
            <text:p>4,749892</text:p>
          </table:table-cell>
          <table:table-cell office:value-type="string">
            <text:p>26,097918</text:p>
          </table:table-cell>
          <table:table-cell office:value-type="string">
            <text:p>7,228173</text:p>
          </table:table-cell>
          <table:table-cell office:value-type="string">
            <text:p>52,167484</text:p>
          </table:table-cell>
          <table:table-cell office:value-type="string">
            <text:p>4,648711</text:p>
          </table:table-cell>
          <table:table-cell office:value-type="string">
            <text:p>792,599548</text:p>
          </table:table-cell>
          <table:table-cell office:value-type="string">
            <text:p>17,120470</text:p>
          </table:table-cell>
          <table:table-cell office:value-type="string">
            <text:p>50,607357</text:p>
          </table:table-cell>
          <table:table-cell office:value-type="string">
            <text:p>7,3901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1,028034</text:p>
          </table:table-cell>
          <table:table-cell office:value-type="string">
            <text:p>18,039232</text:p>
          </table:table-cell>
          <table:table-cell office:value-type="string">
            <text:p>46,811958</text:p>
          </table:table-cell>
          <table:table-cell office:value-type="string">
            <text:p>8,565712</text:p>
          </table:table-cell>
          <table:table-cell office:value-type="string">
            <text:p>28,436483</text:p>
          </table:table-cell>
          <table:table-cell office:value-type="string">
            <text:p>9,281405</text:p>
          </table:table-cell>
          <table:table-cell office:value-type="string">
            <text:p>44,243084</text:p>
          </table:table-cell>
          <table:table-cell office:value-type="string">
            <text:p>9,561359</text:p>
          </table:table-cell>
          <table:table-cell office:value-type="string">
            <text:p>21,525257</text:p>
          </table:table-cell>
          <table:table-cell office:value-type="string">
            <text:p>9,975352</text:p>
          </table:table-cell>
          <table:table-cell office:value-type="string">
            <text:p>46,607849</text:p>
          </table:table-cell>
          <table:table-cell office:value-type="string">
            <text:p>18,865585</text:p>
          </table:table-cell>
        </table:table-row>
        <table:table-row table:style-name="ro1">
          <table:table-cell office:value-type="string">
            <text:p>AFR121 <text:s text:c="5"/></text:p>
          </table:table-cell>
          <table:table-cell office:value-type="string">
            <text:p>360,027832</text:p>
          </table:table-cell>
          <table:table-cell office:value-type="string">
            <text:p>643,235718</text:p>
          </table:table-cell>
          <table:table-cell office:value-type="string">
            <text:p>92,636208</text:p>
          </table:table-cell>
          <table:table-cell office:value-type="string">
            <text:p>405,302887</text:p>
          </table:table-cell>
          <table:table-cell office:value-type="string">
            <text:p>951,214233</text:p>
          </table:table-cell>
          <table:table-cell office:value-type="string">
            <text:p>134,663773</text:p>
          </table:table-cell>
          <table:table-cell office:value-type="string">
            <text:p>1356,861572</text:p>
          </table:table-cell>
          <table:table-cell office:value-type="string">
            <text:p>68,5135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74,315918</text:p>
          </table:table-cell>
          <table:table-cell office:value-type="string">
            <text:p>30,856974</text:p>
          </table:table-cell>
          <table:table-cell office:value-type="string">
            <text:p>2308,509033</text:p>
          </table:table-cell>
          <table:table-cell office:value-type="string">
            <text:p>44,912975</text:p>
          </table:table-cell>
          <table:table-cell office:value-type="string">
            <text:p>6910,251953</text:p>
          </table:table-cell>
          <table:table-cell office:value-type="string">
            <text:p>93,310669</text:p>
          </table:table-cell>
          <table:table-cell office:value-type="string">
            <text:p>876,402161</text:p>
          </table:table-cell>
          <table:table-cell office:value-type="string">
            <text:p>17,088243</text:p>
          </table:table-cell>
          <table:table-cell office:value-type="string">
            <text:p>40,610718</text:p>
          </table:table-cell>
          <table:table-cell office:value-type="string">
            <text:p>6,645422</text:p>
          </table:table-cell>
          <table:table-cell office:value-type="string">
            <text:p>15,709463</text:p>
          </table:table-cell>
          <table:table-cell office:value-type="string">
            <text:p>4,937079</text:p>
          </table:table-cell>
          <table:table-cell office:value-type="string">
            <text:p>33,105125</text:p>
          </table:table-cell>
          <table:table-cell office:value-type="string">
            <text:p>7,479515</text:p>
          </table:table-cell>
          <table:table-cell office:value-type="string">
            <text:p>26,432123</text:p>
          </table:table-cell>
          <table:table-cell office:value-type="string">
            <text:p>4,791757</text:p>
          </table:table-cell>
          <table:table-cell office:value-type="string">
            <text:p>380,255890</text:p>
          </table:table-cell>
          <table:table-cell office:value-type="string">
            <text:p>11,947526</text:p>
          </table:table-cell>
          <table:table-cell office:value-type="string">
            <text:p>80,384048</text:p>
          </table:table-cell>
          <table:table-cell office:value-type="string">
            <text:p>8,171669</text:p>
          </table:table-cell>
          <table:table-cell office:value-type="string">
            <text:p>39,765030</text:p>
          </table:table-cell>
          <table:table-cell office:value-type="string">
            <text:p>14,585180</text:p>
          </table:table-cell>
          <table:table-cell office:value-type="string">
            <text:p>48,526821</text:p>
          </table:table-cell>
          <table:table-cell office:value-type="string">
            <text:p>18,326488</text:p>
          </table:table-cell>
          <table:table-cell office:value-type="string">
            <text:p>87,057243</text:p>
          </table:table-cell>
          <table:table-cell office:value-type="string">
            <text:p>9,6617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,779356</text:p>
          </table:table-cell>
          <table:table-cell office:value-type="string">
            <text:p>10,587116</text:p>
          </table:table-cell>
          <table:table-cell office:value-type="string">
            <text:p>4,076118</text:p>
          </table:table-cell>
          <table:table-cell office:value-type="string">
            <text:p>11,056045</text:p>
          </table:table-cell>
          <table:table-cell office:value-type="string">
            <text:p>73,791695</text:p>
          </table:table-cell>
          <table:table-cell office:value-type="string">
            <text:p>21,338940</text:p>
          </table:table-cell>
        </table:table-row>
        <table:table-row table:style-name="ro1">
          <table:table-cell office:value-type="string">
            <text:p>AFR122 <text:s text:c="5"/></text:p>
          </table:table-cell>
          <table:table-cell office:value-type="string">
            <text:p>1310,199707</text:p>
          </table:table-cell>
          <table:table-cell office:value-type="string">
            <text:p>702,078796</text:p>
          </table:table-cell>
          <table:table-cell office:value-type="string">
            <text:p>1161,494141</text:p>
          </table:table-cell>
          <table:table-cell office:value-type="string">
            <text:p>423,058716</text:p>
          </table:table-cell>
          <table:table-cell office:value-type="string">
            <text:p>426,920502</text:p>
          </table:table-cell>
          <table:table-cell office:value-type="string">
            <text:p>129,585983</text:p>
          </table:table-cell>
          <table:table-cell office:value-type="string">
            <text:p>150,250153</text:p>
          </table:table-cell>
          <table:table-cell office:value-type="string">
            <text:p>68,498611</text:p>
          </table:table-cell>
          <table:table-cell office:value-type="string">
            <text:p>48,334454</text:p>
          </table:table-cell>
          <table:table-cell office:value-type="string">
            <text:p>23,699484</text:p>
          </table:table-cell>
          <table:table-cell office:value-type="string">
            <text:p>190,977295</text:p>
          </table:table-cell>
          <table:table-cell office:value-type="string">
            <text:p>22,371412</text:p>
          </table:table-cell>
          <table:table-cell office:value-type="string">
            <text:p>192,819168</text:p>
          </table:table-cell>
          <table:table-cell office:value-type="string">
            <text:p>17,089310</text:p>
          </table:table-cell>
          <table:table-cell office:value-type="string">
            <text:p>437,615509</text:p>
          </table:table-cell>
          <table:table-cell office:value-type="string">
            <text:p>14,110883</text:p>
          </table:table-cell>
          <table:table-cell office:value-type="string">
            <text:p>270,410217</text:p>
          </table:table-cell>
          <table:table-cell office:value-type="string">
            <text:p>12,940211</text:p>
          </table:table-cell>
          <table:table-cell office:value-type="string">
            <text:p>21,508926</text:p>
          </table:table-cell>
          <table:table-cell office:value-type="string">
            <text:p>5,348180</text:p>
          </table:table-cell>
          <table:table-cell office:value-type="string">
            <text:p>3,573133</text:p>
          </table:table-cell>
          <table:table-cell office:value-type="string">
            <text:p>5,575714</text:p>
          </table:table-cell>
          <table:table-cell office:value-type="string">
            <text:p>46,162857</text:p>
          </table:table-cell>
          <table:table-cell office:value-type="string">
            <text:p>7,758537</text:p>
          </table:table-cell>
          <table:table-cell office:value-type="string">
            <text:p>17,913609</text:p>
          </table:table-cell>
          <table:table-cell office:value-type="string">
            <text:p>5,068777</text:p>
          </table:table-cell>
          <table:table-cell office:value-type="string">
            <text:p>54,614010</text:p>
          </table:table-cell>
          <table:table-cell office:value-type="string">
            <text:p>9,368449</text:p>
          </table:table-cell>
          <table:table-cell office:value-type="string">
            <text:p>67,123100</text:p>
          </table:table-cell>
          <table:table-cell office:value-type="string">
            <text:p>8,750463</text:p>
          </table:table-cell>
          <table:table-cell office:value-type="string">
            <text:p>35,360336</text:p>
          </table:table-cell>
          <table:table-cell office:value-type="string">
            <text:p>15,473099</text:p>
          </table:table-cell>
          <table:table-cell office:value-type="string">
            <text:p>18,476553</text:p>
          </table:table-cell>
          <table:table-cell office:value-type="string">
            <text:p>18,576309</text:p>
          </table:table-cell>
          <table:table-cell office:value-type="string">
            <text:p>52,685123</text:p>
          </table:table-cell>
          <table:table-cell office:value-type="string">
            <text:p>10,128021</text:p>
          </table:table-cell>
          <table:table-cell office:value-type="string">
            <text:p>16,752901</text:p>
          </table:table-cell>
          <table:table-cell office:value-type="string">
            <text:p>10,866325</text:p>
          </table:table-cell>
          <table:table-cell office:value-type="string">
            <text:p>41,847431</text:p>
          </table:table-cell>
          <table:table-cell office:value-type="string">
            <text:p>11,134567</text:p>
          </table:table-cell>
          <table:table-cell office:value-type="string">
            <text:p>9,687761</text:p>
          </table:table-cell>
          <table:table-cell office:value-type="string">
            <text:p>11,727267</text:p>
          </table:table-cell>
          <table:table-cell office:value-type="string">
            <text:p>346,850220</text:p>
          </table:table-cell>
          <table:table-cell office:value-type="string">
            <text:p>24,006388</text:p>
          </table:table-cell>
        </table:table-row>
        <table:table-row table:style-name="ro1">
          <table:table-cell office:value-type="string">
            <text:p>AFR12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33,140869</text:p>
          </table:table-cell>
          <table:table-cell office:value-type="string">
            <text:p>505,974609</text:p>
          </table:table-cell>
          <table:table-cell office:value-type="string">
            <text:p>764,421814</text:p>
          </table:table-cell>
          <table:table-cell office:value-type="string">
            <text:p>165,470581</text:p>
          </table:table-cell>
          <table:table-cell office:value-type="string">
            <text:p>1695,422974</text:p>
          </table:table-cell>
          <table:table-cell office:value-type="string">
            <text:p>105,587006</text:p>
          </table:table-cell>
          <table:table-cell office:value-type="string">
            <text:p>85,550362</text:p>
          </table:table-cell>
          <table:table-cell office:value-type="string">
            <text:p>37,951233</text:p>
          </table:table-cell>
          <table:table-cell office:value-type="string">
            <text:p>4574,386230</text:p>
          </table:table-cell>
          <table:table-cell office:value-type="string">
            <text:p>97,553490</text:p>
          </table:table-cell>
          <table:table-cell office:value-type="string">
            <text:p>11068,209961</text:p>
          </table:table-cell>
          <table:table-cell office:value-type="string">
            <text:p>188,625046</text:p>
          </table:table-cell>
          <table:table-cell office:value-type="string">
            <text:p>15054,387695</text:p>
          </table:table-cell>
          <table:table-cell office:value-type="string">
            <text:p>200,683975</text:p>
          </table:table-cell>
          <table:table-cell office:value-type="string">
            <text:p>5954,070801</text:p>
          </table:table-cell>
          <table:table-cell office:value-type="string">
            <text:p>80,073029</text:p>
          </table:table-cell>
          <table:table-cell office:value-type="string">
            <text:p>116,895988</text:p>
          </table:table-cell>
          <table:table-cell office:value-type="string">
            <text:p>7,257240</text:p>
          </table:table-cell>
          <table:table-cell office:value-type="string">
            <text:p>4,707930</text:p>
          </table:table-cell>
          <table:table-cell office:value-type="string">
            <text:p>6,431687</text:p>
          </table:table-cell>
          <table:table-cell office:value-type="string">
            <text:p>39,152000</text:p>
          </table:table-cell>
          <table:table-cell office:value-type="string">
            <text:p>8,342302</text:p>
          </table:table-cell>
          <table:table-cell office:value-type="string">
            <text:p>42,638023</text:p>
          </table:table-cell>
          <table:table-cell office:value-type="string">
            <text:p>6,250502</text:p>
          </table:table-cell>
          <table:table-cell office:value-type="string">
            <text:p>450,178955</text:p>
          </table:table-cell>
          <table:table-cell office:value-type="string">
            <text:p>13,467562</text:p>
          </table:table-cell>
          <table:table-cell office:value-type="string">
            <text:p>83,310181</text:p>
          </table:table-cell>
          <table:table-cell office:value-type="string">
            <text:p>10,543115</text:p>
          </table:table-cell>
          <table:table-cell office:value-type="string">
            <text:p>6,631762</text:p>
          </table:table-cell>
          <table:table-cell office:value-type="string">
            <text:p>16,387430</text:p>
          </table:table-cell>
          <table:table-cell office:value-type="string">
            <text:p>161,090240</text:p>
          </table:table-cell>
          <table:table-cell office:value-type="string">
            <text:p>19,848803</text:p>
          </table:table-cell>
          <table:table-cell office:value-type="string">
            <text:p>234,638672</text:p>
          </table:table-cell>
          <table:table-cell office:value-type="string">
            <text:p>13,447726</text:p>
          </table:table-cell>
          <table:table-cell office:value-type="string">
            <text:p>86,956825</text:p>
          </table:table-cell>
          <table:table-cell office:value-type="string">
            <text:p>13,771475</text:p>
          </table:table-cell>
          <table:table-cell office:value-type="string">
            <text:p>61,407349</text:p>
          </table:table-cell>
          <table:table-cell office:value-type="string">
            <text:p>14,320782</text:p>
          </table:table-cell>
          <table:table-cell office:value-type="string">
            <text:p>18,881218</text:p>
          </table:table-cell>
          <table:table-cell office:value-type="string">
            <text:p>15,008869</text:p>
          </table:table-cell>
          <table:table-cell office:value-type="string">
            <text:p>165,517090</text:p>
          </table:table-cell>
          <table:table-cell office:value-type="string">
            <text:p>28,601597</text:p>
          </table:table-cell>
        </table:table-row>
        <table:table-row table:style-name="ro1">
          <table:table-cell office:value-type="string">
            <text:p>AFR124 <text:s text:c="5"/></text:p>
          </table:table-cell>
          <table:table-cell office:value-type="string">
            <text:p>625,591003</text:p>
          </table:table-cell>
          <table:table-cell office:value-type="string">
            <text:p>683,823242</text:p>
          </table:table-cell>
          <table:table-cell office:value-type="string">
            <text:p>647,463318</text:p>
          </table:table-cell>
          <table:table-cell office:value-type="string">
            <text:p>412,230896</text:p>
          </table:table-cell>
          <table:table-cell office:value-type="string">
            <text:p>2391,610107</text:p>
          </table:table-cell>
          <table:table-cell office:value-type="string">
            <text:p>150,620972</text:p>
          </table:table-cell>
          <table:table-cell office:value-type="string">
            <text:p>4829,505371</text:p>
          </table:table-cell>
          <table:table-cell office:value-type="string">
            <text:p>141,305542</text:p>
          </table:table-cell>
          <table:table-cell office:value-type="string">
            <text:p>24,005032</text:p>
          </table:table-cell>
          <table:table-cell office:value-type="string">
            <text:p>25,631289</text:p>
          </table:table-cell>
          <table:table-cell office:value-type="string">
            <text:p>1405,412842</text:p>
          </table:table-cell>
          <table:table-cell office:value-type="string">
            <text:p>40,229855</text:p>
          </table:table-cell>
          <table:table-cell office:value-type="string">
            <text:p>2077,462158</text:p>
          </table:table-cell>
          <table:table-cell office:value-type="string">
            <text:p>44,145611</text:p>
          </table:table-cell>
          <table:table-cell office:value-type="string">
            <text:p>5770,738770</text:p>
          </table:table-cell>
          <table:table-cell office:value-type="string">
            <text:p>80,095123</text:p>
          </table:table-cell>
          <table:table-cell office:value-type="string">
            <text:p>1269,540771</text:p>
          </table:table-cell>
          <table:table-cell office:value-type="string">
            <text:p>23,200882</text:p>
          </table:table-cell>
          <table:table-cell office:value-type="string">
            <text:p>151,067215</text:p>
          </table:table-cell>
          <table:table-cell office:value-type="string">
            <text:p>6,700864</text:p>
          </table:table-cell>
          <table:table-cell office:value-type="string">
            <text:p>3,049484</text:p>
          </table:table-cell>
          <table:table-cell office:value-type="string">
            <text:p>4,990386</text:p>
          </table:table-cell>
          <table:table-cell office:value-type="string">
            <text:p>25,451496</text:p>
          </table:table-cell>
          <table:table-cell office:value-type="string">
            <text:p>7,416595</text:p>
          </table:table-cell>
          <table:table-cell office:value-type="string">
            <text:p>32,927776</text:p>
          </table:table-cell>
          <table:table-cell office:value-type="string">
            <text:p>4,761913</text:p>
          </table:table-cell>
          <table:table-cell office:value-type="string">
            <text:p>1084,601929</text:p>
          </table:table-cell>
          <table:table-cell office:value-type="string">
            <text:p>21,575632</text:p>
          </table:table-cell>
          <table:table-cell office:value-type="string">
            <text:p>49,826206</text:p>
          </table:table-cell>
          <table:table-cell office:value-type="string">
            <text:p>7,8142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0,740974</text:p>
          </table:table-cell>
          <table:table-cell office:value-type="string">
            <text:p>18,335648</text:p>
          </table:table-cell>
          <table:table-cell office:value-type="string">
            <text:p>59,880299</text:p>
          </table:table-cell>
          <table:table-cell office:value-type="string">
            <text:p>9,165107</text:p>
          </table:table-cell>
          <table:table-cell office:value-type="string">
            <text:p>37,440563</text:p>
          </table:table-cell>
          <table:table-cell office:value-type="string">
            <text:p>9,916382</text:p>
          </table:table-cell>
          <table:table-cell office:value-type="string">
            <text:p>32,341286</text:p>
          </table:table-cell>
          <table:table-cell office:value-type="string">
            <text:p>10,361818</text:p>
          </table:table-cell>
          <table:table-cell office:value-type="string">
            <text:p>14,517683</text:p>
          </table:table-cell>
          <table:table-cell office:value-type="string">
            <text:p>10,835942</text:p>
          </table:table-cell>
          <table:table-cell office:value-type="string">
            <text:p>54,465298</text:p>
          </table:table-cell>
          <table:table-cell office:value-type="string">
            <text:p>20,336971</text:p>
          </table:table-cell>
        </table:table-row>
        <table:table-row table:style-name="ro1">
          <table:table-cell office:value-type="string">
            <text:p>AFR125 <text:s text:c="5"/></text:p>
          </table:table-cell>
          <table:table-cell office:value-type="string">
            <text:p>1174,954834</text:p>
          </table:table-cell>
          <table:table-cell office:value-type="string">
            <text:p>397,034515</text:p>
          </table:table-cell>
          <table:table-cell office:value-type="string">
            <text:p>981,991394</text:p>
          </table:table-cell>
          <table:table-cell office:value-type="string">
            <text:p>404,860779</text:p>
          </table:table-cell>
          <table:table-cell office:value-type="string">
            <text:p>537,214050</text:p>
          </table:table-cell>
          <table:table-cell office:value-type="string">
            <text:p>52,280415</text:p>
          </table:table-cell>
          <table:table-cell office:value-type="string">
            <text:p>110,689125</text:p>
          </table:table-cell>
          <table:table-cell office:value-type="string">
            <text:p>63,978836</text:p>
          </table:table-cell>
          <table:table-cell office:value-type="string">
            <text:p>24,653818</text:p>
          </table:table-cell>
          <table:table-cell office:value-type="string">
            <text:p>21,415318</text:p>
          </table:table-cell>
          <table:table-cell office:value-type="string">
            <text:p>1,637533</text:p>
          </table:table-cell>
          <table:table-cell office:value-type="string">
            <text:p>18,422272</text:p>
          </table:table-cell>
          <table:table-cell office:value-type="string">
            <text:p>15,263102</text:p>
          </table:table-cell>
          <table:table-cell office:value-type="string">
            <text:p>13,584995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9,556128</text:p>
          </table:table-cell>
          <table:table-cell office:value-type="string">
            <text:p>7,4723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,833288</text:p>
          </table:table-cell>
          <table:table-cell office:value-type="string">
            <text:p>8,1076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,720932</text:p>
          </table:table-cell>
          <table:table-cell office:value-type="string">
            <text:p>14,473249</text:p>
          </table:table-cell>
          <table:table-cell office:value-type="string">
            <text:p>2,302710</text:p>
          </table:table-cell>
          <table:table-cell office:value-type="string">
            <text:p>18,309187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126 <text:s text:c="5"/></text:p>
          </table:table-cell>
          <table:table-cell office:value-type="string">
            <text:p>363,809143</text:p>
          </table:table-cell>
          <table:table-cell office:value-type="string">
            <text:p>758,769226</text:p>
          </table:table-cell>
          <table:table-cell office:value-type="string">
            <text:p>850,364441</text:p>
          </table:table-cell>
          <table:table-cell office:value-type="string">
            <text:p>433,459015</text:p>
          </table:table-cell>
          <table:table-cell office:value-type="string">
            <text:p>2422,779053</text:p>
          </table:table-cell>
          <table:table-cell office:value-type="string">
            <text:p>160,382156</text:p>
          </table:table-cell>
          <table:table-cell office:value-type="string">
            <text:p>4090,440186</text:p>
          </table:table-cell>
          <table:table-cell office:value-type="string">
            <text:p>130,539429</text:p>
          </table:table-cell>
          <table:table-cell office:value-type="string">
            <text:p>11,017850</text:p>
          </table:table-cell>
          <table:table-cell office:value-type="string">
            <text:p>26,897377</text:p>
          </table:table-cell>
          <table:table-cell office:value-type="string">
            <text:p>572,539551</text:p>
          </table:table-cell>
          <table:table-cell office:value-type="string">
            <text:p>30,226816</text:p>
          </table:table-cell>
          <table:table-cell office:value-type="string">
            <text:p>6253,730957</text:p>
          </table:table-cell>
          <table:table-cell office:value-type="string">
            <text:p>110,044182</text:p>
          </table:table-cell>
          <table:table-cell office:value-type="string">
            <text:p>8612,179688</text:p>
          </table:table-cell>
          <table:table-cell office:value-type="string">
            <text:p>116,849190</text:p>
          </table:table-cell>
          <table:table-cell office:value-type="string">
            <text:p>825,812134</text:p>
          </table:table-cell>
          <table:table-cell office:value-type="string">
            <text:p>19,086132</text:p>
          </table:table-cell>
          <table:table-cell office:value-type="string">
            <text:p>122,597290</text:p>
          </table:table-cell>
          <table:table-cell office:value-type="string">
            <text:p>6,698349</text:p>
          </table:table-cell>
          <table:table-cell office:value-type="string">
            <text:p>6,554176</text:p>
          </table:table-cell>
          <table:table-cell office:value-type="string">
            <text:p>5,540077</text:p>
          </table:table-cell>
          <table:table-cell office:value-type="string">
            <text:p>52,351109</text:p>
          </table:table-cell>
          <table:table-cell office:value-type="string">
            <text:p>7,805214</text:p>
          </table:table-cell>
          <table:table-cell office:value-type="string">
            <text:p>35,947067</text:p>
          </table:table-cell>
          <table:table-cell office:value-type="string">
            <text:p>5,343363</text:p>
          </table:table-cell>
          <table:table-cell office:value-type="string">
            <text:p>880,455444</text:p>
          </table:table-cell>
          <table:table-cell office:value-type="string">
            <text:p>18,831085</text:p>
          </table:table-cell>
          <table:table-cell office:value-type="string">
            <text:p>60,048729</text:p>
          </table:table-cell>
          <table:table-cell office:value-type="string">
            <text:p>8,8393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9,073940</text:p>
          </table:table-cell>
          <table:table-cell office:value-type="string">
            <text:p>18,641211</text:p>
          </table:table-cell>
          <table:table-cell office:value-type="string">
            <text:p>63,043709</text:p>
          </table:table-cell>
          <table:table-cell office:value-type="string">
            <text:p>10,324015</text:p>
          </table:table-cell>
          <table:table-cell office:value-type="string">
            <text:p>83,170853</text:p>
          </table:table-cell>
          <table:table-cell office:value-type="string">
            <text:p>11,320283</text:p>
          </table:table-cell>
          <table:table-cell office:value-type="string">
            <text:p>28,386894</text:p>
          </table:table-cell>
          <table:table-cell office:value-type="string">
            <text:p>11,441351</text:p>
          </table:table-cell>
          <table:table-cell office:value-type="string">
            <text:p>12,578182</text:p>
          </table:table-cell>
          <table:table-cell office:value-type="string">
            <text:p>11,994886</text:p>
          </table:table-cell>
          <table:table-cell office:value-type="string">
            <text:p>63,574162</text:p>
          </table:table-cell>
          <table:table-cell office:value-type="string">
            <text:p>22,712322</text:p>
          </table:table-cell>
        </table:table-row>
        <table:table-row table:style-name="ro1">
          <table:table-cell office:value-type="string">
            <text:p>AFR127 <text:s text:c="5"/></text:p>
          </table:table-cell>
          <table:table-cell office:value-type="string">
            <text:p>1228,513184</text:p>
          </table:table-cell>
          <table:table-cell office:value-type="string">
            <text:p>781,590332</text:p>
          </table:table-cell>
          <table:table-cell office:value-type="string">
            <text:p>1202,290283</text:p>
          </table:table-cell>
          <table:table-cell office:value-type="string">
            <text:p>453,627167</text:p>
          </table:table-cell>
          <table:table-cell office:value-type="string">
            <text:p>6463,131836</text:p>
          </table:table-cell>
          <table:table-cell office:value-type="string">
            <text:p>227,766708</text:p>
          </table:table-cell>
          <table:table-cell office:value-type="string">
            <text:p>13450,317383</text:p>
          </table:table-cell>
          <table:table-cell office:value-type="string">
            <text:p>313,937866</text:p>
          </table:table-cell>
          <table:table-cell office:value-type="string">
            <text:p>48,010063</text:p>
          </table:table-cell>
          <table:table-cell office:value-type="string">
            <text:p>29,858847</text:p>
          </table:table-cell>
          <table:table-cell office:value-type="string">
            <text:p>2270,030273</text:p>
          </table:table-cell>
          <table:table-cell office:value-type="string">
            <text:p>55,794678</text:p>
          </table:table-cell>
          <table:table-cell office:value-type="string">
            <text:p>1727,951050</text:p>
          </table:table-cell>
          <table:table-cell office:value-type="string">
            <text:p>40,127998</text:p>
          </table:table-cell>
          <table:table-cell office:value-type="string">
            <text:p>5651,961426</text:p>
          </table:table-cell>
          <table:table-cell office:value-type="string">
            <text:p>78,801430</text:p>
          </table:table-cell>
          <table:table-cell office:value-type="string">
            <text:p>2261,526367</text:p>
          </table:table-cell>
          <table:table-cell office:value-type="string">
            <text:p>34,811337</text:p>
          </table:table-cell>
          <table:table-cell office:value-type="string">
            <text:p>411,930908</text:p>
          </table:table-cell>
          <table:table-cell office:value-type="string">
            <text:p>12,746994</text:p>
          </table:table-cell>
          <table:table-cell office:value-type="string">
            <text:p>5,698531</text:p>
          </table:table-cell>
          <table:table-cell office:value-type="string">
            <text:p>5,853501</text:p>
          </table:table-cell>
          <table:table-cell office:value-type="string">
            <text:p>34,035980</text:p>
          </table:table-cell>
          <table:table-cell office:value-type="string">
            <text:p>7,817054</text:p>
          </table:table-cell>
          <table:table-cell office:value-type="string">
            <text:p>64,327164</text:p>
          </table:table-cell>
          <table:table-cell office:value-type="string">
            <text:p>5,620726</text:p>
          </table:table-cell>
          <table:table-cell office:value-type="string">
            <text:p>2998,626709</text:p>
          </table:table-cell>
          <table:table-cell office:value-type="string">
            <text:p>52,095692</text:p>
          </table:table-cell>
          <table:table-cell office:value-type="string">
            <text:p>61,097084</text:p>
          </table:table-cell>
          <table:table-cell office:value-type="string">
            <text:p>8,9427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3,113533</text:p>
          </table:table-cell>
          <table:table-cell office:value-type="string">
            <text:p>18,832067</text:p>
          </table:table-cell>
          <table:table-cell office:value-type="string">
            <text:p>94,880905</text:p>
          </table:table-cell>
          <table:table-cell office:value-type="string">
            <text:p>10,578943</text:p>
          </table:table-cell>
          <table:table-cell office:value-type="string">
            <text:p>46,975716</text:p>
          </table:table-cell>
          <table:table-cell office:value-type="string">
            <text:p>11,371896</text:p>
          </table:table-cell>
          <table:table-cell office:value-type="string">
            <text:p>42,459087</text:p>
          </table:table-cell>
          <table:table-cell office:value-type="string">
            <text:p>11,618488</text:p>
          </table:table-cell>
          <table:table-cell office:value-type="string">
            <text:p>22,055710</text:p>
          </table:table-cell>
          <table:table-cell office:value-type="string">
            <text:p>12,179744</text:p>
          </table:table-cell>
          <table:table-cell office:value-type="string">
            <text:p>101,463577</text:p>
          </table:table-cell>
          <table:table-cell office:value-type="string">
            <text:p>23,140865</text:p>
          </table:table-cell>
        </table:table-row>
        <table:table-row table:style-name="ro1">
          <table:table-cell office:value-type="string">
            <text:p>AFR12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23,146729</text:p>
          </table:table-cell>
          <table:table-cell office:value-type="string">
            <text:p>504,095825</text:p>
          </table:table-cell>
          <table:table-cell office:value-type="string">
            <text:p>7971,468262</text:p>
          </table:table-cell>
          <table:table-cell office:value-type="string">
            <text:p>252,461761</text:p>
          </table:table-cell>
          <table:table-cell office:value-type="string">
            <text:p>17050,035156</text:p>
          </table:table-cell>
          <table:table-cell office:value-type="string">
            <text:p>389,464874</text:p>
          </table:table-cell>
          <table:table-cell office:value-type="string">
            <text:p>279,658966</text:p>
          </table:table-cell>
          <table:table-cell office:value-type="string">
            <text:p>37,344566</text:p>
          </table:table-cell>
          <table:table-cell office:value-type="string">
            <text:p>2181,580322</text:p>
          </table:table-cell>
          <table:table-cell office:value-type="string">
            <text:p>56,646858</text:p>
          </table:table-cell>
          <table:table-cell office:value-type="string">
            <text:p>3229,329346</text:p>
          </table:table-cell>
          <table:table-cell office:value-type="string">
            <text:p>63,807255</text:p>
          </table:table-cell>
          <table:table-cell office:value-type="string">
            <text:p>6457,390625</text:p>
          </table:table-cell>
          <table:table-cell office:value-type="string">
            <text:p>89,237511</text:p>
          </table:table-cell>
          <table:table-cell office:value-type="string">
            <text:p>11857,497070</text:p>
          </table:table-cell>
          <table:table-cell office:value-type="string">
            <text:p>152,719925</text:p>
          </table:table-cell>
          <table:table-cell office:value-type="string">
            <text:p>549,845520</text:p>
          </table:table-cell>
          <table:table-cell office:value-type="string">
            <text:p>16,273506</text:p>
          </table:table-cell>
          <table:table-cell office:value-type="string">
            <text:p>16,831617</text:p>
          </table:table-cell>
          <table:table-cell office:value-type="string">
            <text:p>6,561620</text:p>
          </table:table-cell>
          <table:table-cell office:value-type="string">
            <text:p>55,011597</text:p>
          </table:table-cell>
          <table:table-cell office:value-type="string">
            <text:p>8,306355</text:p>
          </table:table-cell>
          <table:table-cell office:value-type="string">
            <text:p>143,496384</text:p>
          </table:table-cell>
          <table:table-cell office:value-type="string">
            <text:p>6,881154</text:p>
          </table:table-cell>
          <table:table-cell office:value-type="string">
            <text:p>4159,665527</text:p>
          </table:table-cell>
          <table:table-cell office:value-type="string">
            <text:p>71,104614</text:p>
          </table:table-cell>
          <table:table-cell office:value-type="string">
            <text:p>82,232574</text:p>
          </table:table-cell>
          <table:table-cell office:value-type="string">
            <text:p>10,135503</text:p>
          </table:table-cell>
          <table:table-cell office:value-type="string">
            <text:p>9,235144</text:p>
          </table:table-cell>
          <table:table-cell office:value-type="string">
            <text:p>16,067429</text:p>
          </table:table-cell>
          <table:table-cell office:value-type="string">
            <text:p>181,874023</text:p>
          </table:table-cell>
          <table:table-cell office:value-type="string">
            <text:p>19,570837</text:p>
          </table:table-cell>
          <table:table-cell office:value-type="string">
            <text:p>96,773834</text:p>
          </table:table-cell>
          <table:table-cell office:value-type="string">
            <text:p>11,903470</text:p>
          </table:table-cell>
          <table:table-cell office:value-type="string">
            <text:p>47,794907</text:p>
          </table:table-cell>
          <table:table-cell office:value-type="string">
            <text:p>12,852962</text:p>
          </table:table-cell>
          <table:table-cell office:value-type="string">
            <text:p>117,391899</text:p>
          </table:table-cell>
          <table:table-cell office:value-type="string">
            <text:p>13,338455</text:p>
          </table:table-cell>
          <table:table-cell office:value-type="string">
            <text:p>40,969730</text:p>
          </table:table-cell>
          <table:table-cell office:value-type="string">
            <text:p>13,715916</text:p>
          </table:table-cell>
          <table:table-cell office:value-type="string">
            <text:p>310,362823</text:p>
          </table:table-cell>
          <table:table-cell office:value-type="string">
            <text:p>27,083096</text:p>
          </table:table-cell>
        </table:table-row>
        <table:table-row table:style-name="ro1">
          <table:table-cell office:value-type="string">
            <text:p>AFR129 <text:s text:c="5"/></text:p>
          </table:table-cell>
          <table:table-cell office:value-type="string">
            <text:p>101,079254</text:p>
          </table:table-cell>
          <table:table-cell office:value-type="string">
            <text:p>857,023071</text:p>
          </table:table-cell>
          <table:table-cell office:value-type="string">
            <text:p>3054,433594</text:p>
          </table:table-cell>
          <table:table-cell office:value-type="string">
            <text:p>511,560699</text:p>
          </table:table-cell>
          <table:table-cell office:value-type="string">
            <text:p>3992,837158</text:p>
          </table:table-cell>
          <table:table-cell office:value-type="string">
            <text:p>187,455338</text:p>
          </table:table-cell>
          <table:table-cell office:value-type="string">
            <text:p>9009,592773</text:p>
          </table:table-cell>
          <table:table-cell office:value-type="string">
            <text:p>230,026123</text:p>
          </table:table-cell>
          <table:table-cell office:value-type="string">
            <text:p>501,510529</text:p>
          </table:table-cell>
          <table:table-cell office:value-type="string">
            <text:p>39,199780</text:p>
          </table:table-cell>
          <table:table-cell office:value-type="string">
            <text:p>1585,746094</text:p>
          </table:table-cell>
          <table:table-cell office:value-type="string">
            <text:p>47,225937</text:p>
          </table:table-cell>
          <table:table-cell office:value-type="string">
            <text:p>1745,874634</text:p>
          </table:table-cell>
          <table:table-cell office:value-type="string">
            <text:p>41,240494</text:p>
          </table:table-cell>
          <table:table-cell office:value-type="string">
            <text:p>6631,931641</text:p>
          </table:table-cell>
          <table:table-cell office:value-type="string">
            <text:p>91,566612</text:p>
          </table:table-cell>
          <table:table-cell office:value-type="string">
            <text:p>15033,321289</text:p>
          </table:table-cell>
          <table:table-cell office:value-type="string">
            <text:p>192,188202</text:p>
          </table:table-cell>
          <table:table-cell office:value-type="string">
            <text:p>333,893066</text:p>
          </table:table-cell>
          <table:table-cell office:value-type="string">
            <text:p>11,301899</text:p>
          </table:table-cell>
          <table:table-cell office:value-type="string">
            <text:p>8,809620</text:p>
          </table:table-cell>
          <table:table-cell office:value-type="string">
            <text:p>6,501462</text:p>
          </table:table-cell>
          <table:table-cell office:value-type="string">
            <text:p>38,974640</text:p>
          </table:table-cell>
          <table:table-cell office:value-type="string">
            <text:p>8,291056</text:p>
          </table:table-cell>
          <table:table-cell office:value-type="string">
            <text:p>135,959122</text:p>
          </table:table-cell>
          <table:table-cell office:value-type="string">
            <text:p>6,872520</text:p>
          </table:table-cell>
          <table:table-cell office:value-type="string">
            <text:p>1889,806152</text:p>
          </table:table-cell>
          <table:table-cell office:value-type="string">
            <text:p>34,498882</text:p>
          </table:table-cell>
          <table:table-cell office:value-type="string">
            <text:p>83,638832</text:p>
          </table:table-cell>
          <table:table-cell office:value-type="string">
            <text:p>10,277871</text:p>
          </table:table-cell>
          <table:table-cell office:value-type="string">
            <text:p>12,052208</text:p>
          </table:table-cell>
          <table:table-cell office:value-type="string">
            <text:p>16,180323</text:p>
          </table:table-cell>
          <table:table-cell office:value-type="string">
            <text:p>153,767075</text:p>
          </table:table-cell>
          <table:table-cell office:value-type="string">
            <text:p>19,584774</text:p>
          </table:table-cell>
          <table:table-cell office:value-type="string">
            <text:p>65,710114</text:p>
          </table:table-cell>
          <table:table-cell office:value-type="string">
            <text:p>12,022441</text:p>
          </table:table-cell>
          <table:table-cell office:value-type="string">
            <text:p>47,265388</text:p>
          </table:table-cell>
          <table:table-cell office:value-type="string">
            <text:p>13,034456</text:p>
          </table:table-cell>
          <table:table-cell office:value-type="string">
            <text:p>122,076256</text:p>
          </table:table-cell>
          <table:table-cell office:value-type="string">
            <text:p>13,716795</text:p>
          </table:table-cell>
          <table:table-cell office:value-type="string">
            <text:p>15,913614</text:p>
          </table:table-cell>
          <table:table-cell office:value-type="string">
            <text:p>14,018414</text:p>
          </table:table-cell>
          <table:table-cell office:value-type="string">
            <text:p>101,609985</text:p>
          </table:table-cell>
          <table:table-cell office:value-type="string">
            <text:p>26,543856</text:p>
          </table:table-cell>
        </table:table-row>
        <table:table-row table:style-name="ro1">
          <table:table-cell office:value-type="string">
            <text:p>AFR130 <text:s text:c="5"/></text:p>
          </table:table-cell>
          <table:table-cell office:value-type="string">
            <text:p>1370,441772</text:p>
          </table:table-cell>
          <table:table-cell office:value-type="string">
            <text:p>420,130554</text:p>
          </table:table-cell>
          <table:table-cell office:value-type="string">
            <text:p>1006,468933</text:p>
          </table:table-cell>
          <table:table-cell office:value-type="string">
            <text:p>428,298248</text:p>
          </table:table-cell>
          <table:table-cell office:value-type="string">
            <text:p>465,253571</text:p>
          </table:table-cell>
          <table:table-cell office:value-type="string">
            <text:p>55,360569</text:p>
          </table:table-cell>
          <table:table-cell office:value-type="string">
            <text:p>3,641637</text:p>
          </table:table-cell>
          <table:table-cell office:value-type="string">
            <text:p>68,923607</text:p>
          </table:table-cell>
          <table:table-cell office:value-type="string">
            <text:p>1,946354</text:p>
          </table:table-cell>
          <table:table-cell office:value-type="string">
            <text:p>24,329453</text:p>
          </table:table-cell>
          <table:table-cell office:value-type="string">
            <text:p>23,334845</text:p>
          </table:table-cell>
          <table:table-cell office:value-type="string">
            <text:p>21,087406</text:p>
          </table:table-cell>
          <table:table-cell office:value-type="string">
            <text:p>14,843016</text:p>
          </table:table-cell>
          <table:table-cell office:value-type="string">
            <text:p>15,545006</text:p>
          </table:table-cell>
          <table:table-cell office:value-type="string">
            <text:p>25,986809</text:p>
          </table:table-cell>
          <table:table-cell office:value-type="string">
            <text:p>10,131843</text:p>
          </table:table-cell>
          <table:table-cell office:value-type="string">
            <text:p>24,929291</text:p>
          </table:table-cell>
          <table:table-cell office:value-type="string">
            <text:p>11,13854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9,840551</text:p>
          </table:table-cell>
          <table:table-cell office:value-type="string">
            <text:p>7,8627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,757826</text:p>
          </table:table-cell>
          <table:table-cell office:value-type="string">
            <text:p>8,5518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5,250214</text:p>
          </table:table-cell>
          <table:table-cell office:value-type="string">
            <text:p>15,173920</text:p>
          </table:table-cell>
          <table:table-cell office:value-type="string">
            <text:p>1,990259</text:p>
          </table:table-cell>
          <table:table-cell office:value-type="string">
            <text:p>18,812111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132 <text:s text:c="5"/></text:p>
          </table:table-cell>
          <table:table-cell office:value-type="string">
            <text:p>208,851700</text:p>
          </table:table-cell>
          <table:table-cell office:value-type="string">
            <text:p>1090,781372</text:p>
          </table:table-cell>
          <table:table-cell office:value-type="string">
            <text:p>2392,252441</text:p>
          </table:table-cell>
          <table:table-cell office:value-type="string">
            <text:p>566,346680</text:p>
          </table:table-cell>
          <table:table-cell office:value-type="string">
            <text:p>9536,234375</text:p>
          </table:table-cell>
          <table:table-cell office:value-type="string">
            <text:p>307,665100</text:p>
          </table:table-cell>
          <table:table-cell office:value-type="string">
            <text:p>20839,246094</text:p>
          </table:table-cell>
          <table:table-cell office:value-type="string">
            <text:p>466,198029</text:p>
          </table:table-cell>
          <table:table-cell office:value-type="string">
            <text:p>182,327484</text:p>
          </table:table-cell>
          <table:table-cell office:value-type="string">
            <text:p>45,639435</text:p>
          </table:table-cell>
          <table:table-cell office:value-type="string">
            <text:p>2816,937012</text:p>
          </table:table-cell>
          <table:table-cell office:value-type="string">
            <text:p>75,311279</text:p>
          </table:table-cell>
          <table:table-cell office:value-type="string">
            <text:p>64067,187500</text:p>
          </table:table-cell>
          <table:table-cell office:value-type="string">
            <text:p>1042,532959</text:p>
          </table:table-cell>
          <table:table-cell office:value-type="string">
            <text:p>25619,962891</text:p>
          </table:table-cell>
          <table:table-cell office:value-type="string">
            <text:p>338,039490</text:p>
          </table:table-cell>
          <table:table-cell office:value-type="string">
            <text:p>10977,458008</text:p>
          </table:table-cell>
          <table:table-cell office:value-type="string">
            <text:p>142,184067</text:p>
          </table:table-cell>
          <table:table-cell office:value-type="string">
            <text:p>758,983276</text:p>
          </table:table-cell>
          <table:table-cell office:value-type="string">
            <text:p>21,492689</text:p>
          </table:table-cell>
          <table:table-cell office:value-type="string">
            <text:p>5,221879</text:p>
          </table:table-cell>
          <table:table-cell office:value-type="string">
            <text:p>6,901021</text:p>
          </table:table-cell>
          <table:table-cell office:value-type="string">
            <text:p>40,133480</text:p>
          </table:table-cell>
          <table:table-cell office:value-type="string">
            <text:p>8,425254</text:p>
          </table:table-cell>
          <table:table-cell office:value-type="string">
            <text:p>121,929939</text:p>
          </table:table-cell>
          <table:table-cell office:value-type="string">
            <text:p>6,914996</text:p>
          </table:table-cell>
          <table:table-cell office:value-type="string">
            <text:p>4835,702637</text:p>
          </table:table-cell>
          <table:table-cell office:value-type="string">
            <text:p>82,192299</text:p>
          </table:table-cell>
          <table:table-cell office:value-type="string">
            <text:p>73,907272</text:p>
          </table:table-cell>
          <table:table-cell office:value-type="string">
            <text:p>10,556256</text:p>
          </table:table-cell>
          <table:table-cell office:value-type="string">
            <text:p>37,659168</text:p>
          </table:table-cell>
          <table:table-cell office:value-type="string">
            <text:p>16,483534</text:p>
          </table:table-cell>
          <table:table-cell office:value-type="string">
            <text:p>259,854370</text:p>
          </table:table-cell>
          <table:table-cell office:value-type="string">
            <text:p>20,111687</text:p>
          </table:table-cell>
          <table:table-cell office:value-type="string">
            <text:p>272,509918</text:p>
          </table:table-cell>
          <table:table-cell office:value-type="string">
            <text:p>13,471741</text:p>
          </table:table-cell>
          <table:table-cell office:value-type="string">
            <text:p>166,736389</text:p>
          </table:table-cell>
          <table:table-cell office:value-type="string">
            <text:p>13,937706</text:p>
          </table:table-cell>
          <table:table-cell office:value-type="string">
            <text:p>95,847633</text:p>
          </table:table-cell>
          <table:table-cell office:value-type="string">
            <text:p>14,263807</text:p>
          </table:table-cell>
          <table:table-cell office:value-type="string">
            <text:p>31,102076</text:p>
          </table:table-cell>
          <table:table-cell office:value-type="string">
            <text:p>14,774065</text:p>
          </table:table-cell>
          <table:table-cell office:value-type="string">
            <text:p>365,414642</text:p>
          </table:table-cell>
          <table:table-cell office:value-type="string">
            <text:p>29,315483</text:p>
          </table:table-cell>
        </table:table-row>
        <table:table-row table:style-name="ro1">
          <table:table-cell office:value-type="string">
            <text:p>AFR133 <text:s text:c="5"/></text:p>
          </table:table-cell>
          <table:table-cell office:value-type="string">
            <text:p>406,039185</text:p>
          </table:table-cell>
          <table:table-cell office:value-type="string">
            <text:p>701,615540</text:p>
          </table:table-cell>
          <table:table-cell office:value-type="string">
            <text:p>463,880829</text:p>
          </table:table-cell>
          <table:table-cell office:value-type="string">
            <text:p>414,648926</text:p>
          </table:table-cell>
          <table:table-cell office:value-type="string">
            <text:p>2826,661133</text:p>
          </table:table-cell>
          <table:table-cell office:value-type="string">
            <text:p>159,811371</text:p>
          </table:table-cell>
          <table:table-cell office:value-type="string">
            <text:p>4035,957520</text:p>
          </table:table-cell>
          <table:table-cell office:value-type="string">
            <text:p>129,050980</text:p>
          </table:table-cell>
          <table:table-cell office:value-type="string">
            <text:p>108,671432</text:p>
          </table:table-cell>
          <table:table-cell office:value-type="string">
            <text:p>25,391632</text:p>
          </table:table-cell>
          <table:table-cell office:value-type="string">
            <text:p>439,677643</text:p>
          </table:table-cell>
          <table:table-cell office:value-type="string">
            <text:p>25,802090</text:p>
          </table:table-cell>
          <table:table-cell office:value-type="string">
            <text:p>1615,088257</text:p>
          </table:table-cell>
          <table:table-cell office:value-type="string">
            <text:p>37,151772</text:p>
          </table:table-cell>
          <table:table-cell office:value-type="string">
            <text:p>1780,724365</text:p>
          </table:table-cell>
          <table:table-cell office:value-type="string">
            <text:p>29,520515</text:p>
          </table:table-cell>
          <table:table-cell office:value-type="string">
            <text:p>1261,502930</text:p>
          </table:table-cell>
          <table:table-cell office:value-type="string">
            <text:p>23,019106</text:p>
          </table:table-cell>
          <table:table-cell office:value-type="string">
            <text:p>168,111282</text:p>
          </table:table-cell>
          <table:table-cell office:value-type="string">
            <text:p>7,306674</text:p>
          </table:table-cell>
          <table:table-cell office:value-type="string">
            <text:p>7,115462</text:p>
          </table:table-cell>
          <table:table-cell office:value-type="string">
            <text:p>5,392120</text:p>
          </table:table-cell>
          <table:table-cell office:value-type="string">
            <text:p>40,241627</text:p>
          </table:table-cell>
          <table:table-cell office:value-type="string">
            <text:p>7,610010</text:p>
          </table:table-cell>
          <table:table-cell office:value-type="string">
            <text:p>20,071335</text:p>
          </table:table-cell>
          <table:table-cell office:value-type="string">
            <text:p>5,049326</text:p>
          </table:table-cell>
          <table:table-cell office:value-type="string">
            <text:p>850,567566</text:p>
          </table:table-cell>
          <table:table-cell office:value-type="string">
            <text:p>18,425608</text:p>
          </table:table-cell>
          <table:table-cell office:value-type="string">
            <text:p>63,198750</text:p>
          </table:table-cell>
          <table:table-cell office:value-type="string">
            <text:p>8,39217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9,611202</text:p>
          </table:table-cell>
          <table:table-cell office:value-type="string">
            <text:p>18,458311</text:p>
          </table:table-cell>
          <table:table-cell office:value-type="string">
            <text:p>77,001335</text:p>
          </table:table-cell>
          <table:table-cell office:value-type="string">
            <text:p>9,794494</text:p>
          </table:table-cell>
          <table:table-cell office:value-type="string">
            <text:p>13,783727</text:p>
          </table:table-cell>
          <table:table-cell office:value-type="string">
            <text:p>10,503185</text:p>
          </table:table-cell>
          <table:table-cell office:value-type="string">
            <text:p>37,081615</text:p>
          </table:table-cell>
          <table:table-cell office:value-type="string">
            <text:p>10,798905</text:p>
          </table:table-cell>
          <table:table-cell office:value-type="string">
            <text:p>20,045570</text:p>
          </table:table-cell>
          <table:table-cell office:value-type="string">
            <text:p>11,257661</text:p>
          </table:table-cell>
          <table:table-cell office:value-type="string">
            <text:p>61,346664</text:p>
          </table:table-cell>
          <table:table-cell office:value-type="string">
            <text:p>21,417727</text:p>
          </table:table-cell>
        </table:table-row>
        <table:table-row table:style-name="ro1">
          <table:table-cell office:value-type="string">
            <text:p>AFR134 <text:s text:c="5"/></text:p>
          </table:table-cell>
          <table:table-cell office:value-type="string">
            <text:p>874,253357</text:p>
          </table:table-cell>
          <table:table-cell office:value-type="string">
            <text:p>759,724670</text:p>
          </table:table-cell>
          <table:table-cell office:value-type="string">
            <text:p>1569,455322</text:p>
          </table:table-cell>
          <table:table-cell office:value-type="string">
            <text:p>449,378723</text:p>
          </table:table-cell>
          <table:table-cell office:value-type="string">
            <text:p>5593,284180</text:p>
          </table:table-cell>
          <table:table-cell office:value-type="string">
            <text:p>207,054993</text:p>
          </table:table-cell>
          <table:table-cell office:value-type="string">
            <text:p>10885,832031</text:p>
          </table:table-cell>
          <table:table-cell office:value-type="string">
            <text:p>263,356262</text:p>
          </table:table-cell>
          <table:table-cell office:value-type="string">
            <text:p>29,844093</text:p>
          </table:table-cell>
          <table:table-cell office:value-type="string">
            <text:p>27,903841</text:p>
          </table:table-cell>
          <table:table-cell office:value-type="string">
            <text:p>828,796387</text:p>
          </table:table-cell>
          <table:table-cell office:value-type="string">
            <text:p>32,476696</text:p>
          </table:table-cell>
          <table:table-cell office:value-type="string">
            <text:p>709,104065</text:p>
          </table:table-cell>
          <table:table-cell office:value-type="string">
            <text:p>24,662285</text:p>
          </table:table-cell>
          <table:table-cell office:value-type="string">
            <text:p>1737,205933</text:p>
          </table:table-cell>
          <table:table-cell office:value-type="string">
            <text:p>29,030739</text:p>
          </table:table-cell>
          <table:table-cell office:value-type="string">
            <text:p>3014,164063</text:p>
          </table:table-cell>
          <table:table-cell office:value-type="string">
            <text:p>43,587395</text:p>
          </table:table-cell>
          <table:table-cell office:value-type="string">
            <text:p>392,440857</text:p>
          </table:table-cell>
          <table:table-cell office:value-type="string">
            <text:p>12,260943</text:p>
          </table:table-cell>
          <table:table-cell office:value-type="string">
            <text:p>5,482911</text:p>
          </table:table-cell>
          <table:table-cell office:value-type="string">
            <text:p>5,822632</text:p>
          </table:table-cell>
          <table:table-cell office:value-type="string">
            <text:p>38,897072</text:p>
          </table:table-cell>
          <table:table-cell office:value-type="string">
            <text:p>7,844427</text:p>
          </table:table-cell>
          <table:table-cell office:value-type="string">
            <text:p>50,818905</text:p>
          </table:table-cell>
          <table:table-cell office:value-type="string">
            <text:p>5,547677</text:p>
          </table:table-cell>
          <table:table-cell office:value-type="string">
            <text:p>2049,633545</text:p>
          </table:table-cell>
          <table:table-cell office:value-type="string">
            <text:p>36,828232</text:p>
          </table:table-cell>
          <table:table-cell office:value-type="string">
            <text:p>59,367397</text:p>
          </table:table-cell>
          <table:table-cell office:value-type="string">
            <text:p>8,9768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9,175995</text:p>
          </table:table-cell>
          <table:table-cell office:value-type="string">
            <text:p>19,209116</text:p>
          </table:table-cell>
          <table:table-cell office:value-type="string">
            <text:p>44,991493</text:p>
          </table:table-cell>
          <table:table-cell office:value-type="string">
            <text:p>10,423038</text:p>
          </table:table-cell>
          <table:table-cell office:value-type="string">
            <text:p>21,604967</text:p>
          </table:table-cell>
          <table:table-cell office:value-type="string">
            <text:p>11,158167</text:p>
          </table:table-cell>
          <table:table-cell office:value-type="string">
            <text:p>54,080544</text:p>
          </table:table-cell>
          <table:table-cell office:value-type="string">
            <text:p>11,632479</text:p>
          </table:table-cell>
          <table:table-cell office:value-type="string">
            <text:p>22,139465</text:p>
          </table:table-cell>
          <table:table-cell office:value-type="string">
            <text:p>12,151898</text:p>
          </table:table-cell>
          <table:table-cell office:value-type="string">
            <text:p>62,713181</text:p>
          </table:table-cell>
          <table:table-cell office:value-type="string">
            <text:p>23,075811</text:p>
          </table:table-cell>
        </table:table-row>
        <table:table-row table:style-name="ro1">
          <table:table-cell office:value-type="string">
            <text:p>AFR135 <text:s text:c="5"/></text:p>
          </table:table-cell>
          <table:table-cell office:value-type="string">
            <text:p>2447,381348</text:p>
          </table:table-cell>
          <table:table-cell office:value-type="string">
            <text:p>924,041077</text:p>
          </table:table-cell>
          <table:table-cell office:value-type="string">
            <text:p>5202,850586</text:p>
          </table:table-cell>
          <table:table-cell office:value-type="string">
            <text:p>553,558167</text:p>
          </table:table-cell>
          <table:table-cell office:value-type="string">
            <text:p>8620,106445</text:p>
          </table:table-cell>
          <table:table-cell office:value-type="string">
            <text:p>270,944794</text:p>
          </table:table-cell>
          <table:table-cell office:value-type="string">
            <text:p>18786,001953</text:p>
          </table:table-cell>
          <table:table-cell office:value-type="string">
            <text:p>423,563049</text:p>
          </table:table-cell>
          <table:table-cell office:value-type="string">
            <text:p>413,493439</text:p>
          </table:table-cell>
          <table:table-cell office:value-type="string">
            <text:p>43,850754</text:p>
          </table:table-cell>
          <table:table-cell office:value-type="string">
            <text:p>3594,321533</text:p>
          </table:table-cell>
          <table:table-cell office:value-type="string">
            <text:p>81,608124</text:p>
          </table:table-cell>
          <table:table-cell office:value-type="string">
            <text:p>20027,970703</text:p>
          </table:table-cell>
          <table:table-cell office:value-type="string">
            <text:p>331,970825</text:p>
          </table:table-cell>
          <table:table-cell office:value-type="string">
            <text:p>16996,548828</text:p>
          </table:table-cell>
          <table:table-cell office:value-type="string">
            <text:p>225,765350</text:p>
          </table:table-cell>
          <table:table-cell office:value-type="string">
            <text:p>17581,480469</text:p>
          </table:table-cell>
          <table:table-cell office:value-type="string">
            <text:p>224,000870</text:p>
          </table:table-cell>
          <table:table-cell office:value-type="string">
            <text:p>590,840576</text:p>
          </table:table-cell>
          <table:table-cell office:value-type="string">
            <text:p>17,108566</text:p>
          </table:table-cell>
          <table:table-cell office:value-type="string">
            <text:p>38,925037</text:p>
          </table:table-cell>
          <table:table-cell office:value-type="string">
            <text:p>6,349261</text:p>
          </table:table-cell>
          <table:table-cell office:value-type="string">
            <text:p>26,805290</text:p>
          </table:table-cell>
          <table:table-cell office:value-type="string">
            <text:p>7,957557</text:p>
          </table:table-cell>
          <table:table-cell office:value-type="string">
            <text:p>183,148163</text:p>
          </table:table-cell>
          <table:table-cell office:value-type="string">
            <text:p>6,963994</text:p>
          </table:table-cell>
          <table:table-cell office:value-type="string">
            <text:p>4117,600098</text:p>
          </table:table-cell>
          <table:table-cell office:value-type="string">
            <text:p>70,316940</text:p>
          </table:table-cell>
          <table:table-cell office:value-type="string">
            <text:p>88,531006</text:p>
          </table:table-cell>
          <table:table-cell office:value-type="string">
            <text:p>9,505185</text:p>
          </table:table-cell>
          <table:table-cell office:value-type="string">
            <text:p>9,125143</text:p>
          </table:table-cell>
          <table:table-cell office:value-type="string">
            <text:p>15,593957</text:p>
          </table:table-cell>
          <table:table-cell office:value-type="string">
            <text:p>101,162498</text:p>
          </table:table-cell>
          <table:table-cell office:value-type="string">
            <text:p>19,038774</text:p>
          </table:table-cell>
          <table:table-cell office:value-type="string">
            <text:p>327,364014</text:p>
          </table:table-cell>
          <table:table-cell office:value-type="string">
            <text:p>12,275009</text:p>
          </table:table-cell>
          <table:table-cell office:value-type="string">
            <text:p>120,813553</text:p>
          </table:table-cell>
          <table:table-cell office:value-type="string">
            <text:p>12,243634</text:p>
          </table:table-cell>
          <table:table-cell office:value-type="string">
            <text:p>118,512108</text:p>
          </table:table-cell>
          <table:table-cell office:value-type="string">
            <text:p>12,511490</text:p>
          </table:table-cell>
          <table:table-cell office:value-type="string">
            <text:p>28,614666</text:p>
          </table:table-cell>
          <table:table-cell office:value-type="string">
            <text:p>12,896456</text:p>
          </table:table-cell>
          <table:table-cell office:value-type="string">
            <text:p>62,842865</text:p>
          </table:table-cell>
          <table:table-cell office:value-type="string">
            <text:p>24,414848</text:p>
          </table:table-cell>
        </table:table-row>
        <table:table-row table:style-name="ro1">
          <table:table-cell office:value-type="string">
            <text:p>AFR136 <text:s text:c="5"/></text:p>
          </table:table-cell>
          <table:table-cell office:value-type="string">
            <text:p>1721,303711</text:p>
          </table:table-cell>
          <table:table-cell office:value-type="string">
            <text:p>834,886780</text:p>
          </table:table-cell>
          <table:table-cell office:value-type="string">
            <text:p>1536,818481</text:p>
          </table:table-cell>
          <table:table-cell office:value-type="string">
            <text:p>467,914917</text:p>
          </table:table-cell>
          <table:table-cell office:value-type="string">
            <text:p>3907,491455</text:p>
          </table:table-cell>
          <table:table-cell office:value-type="string">
            <text:p>183,613922</text:p>
          </table:table-cell>
          <table:table-cell office:value-type="string">
            <text:p>6709,235840</text:p>
          </table:table-cell>
          <table:table-cell office:value-type="string">
            <text:p>182,095474</text:p>
          </table:table-cell>
          <table:table-cell office:value-type="string">
            <text:p>114,834877</text:p>
          </table:table-cell>
          <table:table-cell office:value-type="string">
            <text:p>33,487743</text:p>
          </table:table-cell>
          <table:table-cell office:value-type="string">
            <text:p>4865,520020</text:p>
          </table:table-cell>
          <table:table-cell office:value-type="string">
            <text:p>101,193100</text:p>
          </table:table-cell>
          <table:table-cell office:value-type="string">
            <text:p>5592,316406</text:p>
          </table:table-cell>
          <table:table-cell office:value-type="string">
            <text:p>100,914619</text:p>
          </table:table-cell>
          <table:table-cell office:value-type="string">
            <text:p>6418,163086</text:p>
          </table:table-cell>
          <table:table-cell office:value-type="string">
            <text:p>88,641090</text:p>
          </table:table-cell>
          <table:table-cell office:value-type="string">
            <text:p>3270,897949</text:p>
          </table:table-cell>
          <table:table-cell office:value-type="string">
            <text:p>46,948055</text:p>
          </table:table-cell>
          <table:table-cell office:value-type="string">
            <text:p>341,502747</text:p>
          </table:table-cell>
          <table:table-cell office:value-type="string">
            <text:p>11,211810</text:p>
          </table:table-cell>
          <table:table-cell office:value-type="string">
            <text:p>24,673098</text:p>
          </table:table-cell>
          <table:table-cell office:value-type="string">
            <text:p>6,085426</text:p>
          </table:table-cell>
          <table:table-cell office:value-type="string">
            <text:p>36,337238</text:p>
          </table:table-cell>
          <table:table-cell office:value-type="string">
            <text:p>7,943720</text:p>
          </table:table-cell>
          <table:table-cell office:value-type="string">
            <text:p>63,046013</text:p>
          </table:table-cell>
          <table:table-cell office:value-type="string">
            <text:p>5,769163</text:p>
          </table:table-cell>
          <table:table-cell office:value-type="string">
            <text:p>1462,244751</text:p>
          </table:table-cell>
          <table:table-cell office:value-type="string">
            <text:p>27,673717</text:p>
          </table:table-cell>
          <table:table-cell office:value-type="string">
            <text:p>78,263786</text:p>
          </table:table-cell>
          <table:table-cell office:value-type="string">
            <text:p>9,381653</text:p>
          </table:table-cell>
          <table:table-cell office:value-type="string">
            <text:p>6,528005</text:p>
          </table:table-cell>
          <table:table-cell office:value-type="string">
            <text:p>15,691102</text:p>
          </table:table-cell>
          <table:table-cell office:value-type="string">
            <text:p>136,288315</text:p>
          </table:table-cell>
          <table:table-cell office:value-type="string">
            <text:p>19,074415</text:p>
          </table:table-cell>
          <table:table-cell office:value-type="string">
            <text:p>93,472206</text:p>
          </table:table-cell>
          <table:table-cell office:value-type="string">
            <text:p>11,113879</text:p>
          </table:table-cell>
          <table:table-cell office:value-type="string">
            <text:p>45,020409</text:p>
          </table:table-cell>
          <table:table-cell office:value-type="string">
            <text:p>11,947937</text:p>
          </table:table-cell>
          <table:table-cell office:value-type="string">
            <text:p>47,199417</text:p>
          </table:table-cell>
          <table:table-cell office:value-type="string">
            <text:p>12,539236</text:p>
          </table:table-cell>
          <table:table-cell office:value-type="string">
            <text:p>34,367821</text:p>
          </table:table-cell>
          <table:table-cell office:value-type="string">
            <text:p>13,138022</text:p>
          </table:table-cell>
          <table:table-cell office:value-type="string">
            <text:p>92,483635</text:p>
          </table:table-cell>
          <table:table-cell office:value-type="string">
            <text:p>24,338787</text:p>
          </table:table-cell>
        </table:table-row>
        <table:table-row table:style-name="ro1">
          <table:table-cell office:value-type="string">
            <text:p>AFR137 <text:s text:c="5"/></text:p>
          </table:table-cell>
          <table:table-cell office:value-type="string">
            <text:p>1647,571045</text:p>
          </table:table-cell>
          <table:table-cell office:value-type="string">
            <text:p>771,770508</text:p>
          </table:table-cell>
          <table:table-cell office:value-type="string">
            <text:p>1969,257202</text:p>
          </table:table-cell>
          <table:table-cell office:value-type="string">
            <text:p>455,081635</text:p>
          </table:table-cell>
          <table:table-cell office:value-type="string">
            <text:p>9952,864258</text:p>
          </table:table-cell>
          <table:table-cell office:value-type="string">
            <text:p>290,942383</text:p>
          </table:table-cell>
          <table:table-cell office:value-type="string">
            <text:p>16811,261719</text:p>
          </table:table-cell>
          <table:table-cell office:value-type="string">
            <text:p>382,654724</text:p>
          </table:table-cell>
          <table:table-cell office:value-type="string">
            <text:p>40,224648</text:p>
          </table:table-cell>
          <table:table-cell office:value-type="string">
            <text:p>28,557352</text:p>
          </table:table-cell>
          <table:table-cell office:value-type="string">
            <text:p>712,531616</text:p>
          </table:table-cell>
          <table:table-cell office:value-type="string">
            <text:p>31,386486</text:p>
          </table:table-cell>
          <table:table-cell office:value-type="string">
            <text:p>1043,632080</text:p>
          </table:table-cell>
          <table:table-cell office:value-type="string">
            <text:p>29,392933</text:p>
          </table:table-cell>
          <table:table-cell office:value-type="string">
            <text:p>1927,265015</text:p>
          </table:table-cell>
          <table:table-cell office:value-type="string">
            <text:p>31,390121</text:p>
          </table:table-cell>
          <table:table-cell office:value-type="string">
            <text:p>4208,346191</text:p>
          </table:table-cell>
          <table:table-cell office:value-type="string">
            <text:p>57,969215</text:p>
          </table:table-cell>
          <table:table-cell office:value-type="string">
            <text:p>602,211060</text:p>
          </table:table-cell>
          <table:table-cell office:value-type="string">
            <text:p>17,342915</text:p>
          </table:table-cell>
          <table:table-cell office:value-type="string">
            <text:p>15,000997</text:p>
          </table:table-cell>
          <table:table-cell office:value-type="string">
            <text:p>5,982241</text:p>
          </table:table-cell>
          <table:table-cell office:value-type="string">
            <text:p>52,782219</text:p>
          </table:table-cell>
          <table:table-cell office:value-type="string">
            <text:p>7,895706</text:p>
          </table:table-cell>
          <table:table-cell office:value-type="string">
            <text:p>74,104347</text:p>
          </table:table-cell>
          <table:table-cell office:value-type="string">
            <text:p>5,729969</text:p>
          </table:table-cell>
          <table:table-cell office:value-type="string">
            <text:p>3137,989990</text:p>
          </table:table-cell>
          <table:table-cell office:value-type="string">
            <text:p>54,351112</text:p>
          </table:table-cell>
          <table:table-cell office:value-type="string">
            <text:p>58,772236</text:p>
          </table:table-cell>
          <table:table-cell office:value-type="string">
            <text:p>8,9758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5,679646</text:p>
          </table:table-cell>
          <table:table-cell office:value-type="string">
            <text:p>18,701113</text:p>
          </table:table-cell>
          <table:table-cell office:value-type="string">
            <text:p>34,740543</text:p>
          </table:table-cell>
          <table:table-cell office:value-type="string">
            <text:p>10,328227</text:p>
          </table:table-cell>
          <table:table-cell office:value-type="string">
            <text:p>30,850447</text:p>
          </table:table-cell>
          <table:table-cell office:value-type="string">
            <text:p>11,236386</text:p>
          </table:table-cell>
          <table:table-cell office:value-type="string">
            <text:p>57,419163</text:p>
          </table:table-cell>
          <table:table-cell office:value-type="string">
            <text:p>11,611722</text:p>
          </table:table-cell>
          <table:table-cell office:value-type="string">
            <text:p>22,418652</text:p>
          </table:table-cell>
          <table:table-cell office:value-type="string">
            <text:p>12,124181</text:p>
          </table:table-cell>
          <table:table-cell office:value-type="string">
            <text:p>57,295929</text:p>
          </table:table-cell>
          <table:table-cell office:value-type="string">
            <text:p>22,922956</text:p>
          </table:table-cell>
        </table:table-row>
        <table:table-row table:style-name="ro1">
          <table:table-cell office:value-type="string">
            <text:p>AFR138 <text:s text:c="5"/></text:p>
          </table:table-cell>
          <table:table-cell office:value-type="string">
            <text:p>4589,618164</text:p>
          </table:table-cell>
          <table:table-cell office:value-type="string">
            <text:p>783,410706</text:p>
          </table:table-cell>
          <table:table-cell office:value-type="string">
            <text:p>1487,863037</text:p>
          </table:table-cell>
          <table:table-cell office:value-type="string">
            <text:p>439,746582</text:p>
          </table:table-cell>
          <table:table-cell office:value-type="string">
            <text:p>3190,770996</text:p>
          </table:table-cell>
          <table:table-cell office:value-type="string">
            <text:p>164,097488</text:p>
          </table:table-cell>
          <table:table-cell office:value-type="string">
            <text:p>5994,228516</text:p>
          </table:table-cell>
          <table:table-cell office:value-type="string">
            <text:p>165,533051</text:p>
          </table:table-cell>
          <table:table-cell office:value-type="string">
            <text:p>106,400688</text:p>
          </table:table-cell>
          <table:table-cell office:value-type="string">
            <text:p>31,211052</text:p>
          </table:table-cell>
          <table:table-cell office:value-type="string">
            <text:p>4028,331055</text:p>
          </table:table-cell>
          <table:table-cell office:value-type="string">
            <text:p>85,569717</text:p>
          </table:table-cell>
          <table:table-cell office:value-type="string">
            <text:p>7807,566895</text:p>
          </table:table-cell>
          <table:table-cell office:value-type="string">
            <text:p>135,543823</text:p>
          </table:table-cell>
          <table:table-cell office:value-type="string">
            <text:p>7102,452148</text:p>
          </table:table-cell>
          <table:table-cell office:value-type="string">
            <text:p>97,212891</text:p>
          </table:table-cell>
          <table:table-cell office:value-type="string">
            <text:p>6796,820801</text:p>
          </table:table-cell>
          <table:table-cell office:value-type="string">
            <text:p>89,817322</text:p>
          </table:table-cell>
          <table:table-cell office:value-type="string">
            <text:p>253,021072</text:p>
          </table:table-cell>
          <table:table-cell office:value-type="string">
            <text:p>8,774780</text:p>
          </table:table-cell>
          <table:table-cell office:value-type="string">
            <text:p>23,440983</text:p>
          </table:table-cell>
          <table:table-cell office:value-type="string">
            <text:p>5,131758</text:p>
          </table:table-cell>
          <table:table-cell office:value-type="string">
            <text:p>27,804472</text:p>
          </table:table-cell>
          <table:table-cell office:value-type="string">
            <text:p>7,372609</text:p>
          </table:table-cell>
          <table:table-cell office:value-type="string">
            <text:p>40,457333</text:p>
          </table:table-cell>
          <table:table-cell office:value-type="string">
            <text:p>4,827486</text:p>
          </table:table-cell>
          <table:table-cell office:value-type="string">
            <text:p>1164,735840</text:p>
          </table:table-cell>
          <table:table-cell office:value-type="string">
            <text:p>22,696474</text:p>
          </table:table-cell>
          <table:table-cell office:value-type="string">
            <text:p>45,362492</text:p>
          </table:table-cell>
          <table:table-cell office:value-type="string">
            <text:p>7,8074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2,212952</text:p>
          </table:table-cell>
          <table:table-cell office:value-type="string">
            <text:p>18,322121</text:p>
          </table:table-cell>
          <table:table-cell office:value-type="string">
            <text:p>63,542900</text:p>
          </table:table-cell>
          <table:table-cell office:value-type="string">
            <text:p>9,170276</text:p>
          </table:table-cell>
          <table:table-cell office:value-type="string">
            <text:p>47,361954</text:p>
          </table:table-cell>
          <table:table-cell office:value-type="string">
            <text:p>9,927848</text:p>
          </table:table-cell>
          <table:table-cell office:value-type="string">
            <text:p>59,330582</text:p>
          </table:table-cell>
          <table:table-cell office:value-type="string">
            <text:p>10,218839</text:p>
          </table:table-cell>
          <table:table-cell office:value-type="string">
            <text:p>19,933895</text:p>
          </table:table-cell>
          <table:table-cell office:value-type="string">
            <text:p>10,587947</text:p>
          </table:table-cell>
          <table:table-cell office:value-type="string">
            <text:p>61,005039</text:p>
          </table:table-cell>
          <table:table-cell office:value-type="string">
            <text:p>20,102251</text:p>
          </table:table-cell>
        </table:table-row>
        <table:table-row table:style-name="ro1">
          <table:table-cell office:value-type="string">
            <text:p>AFR139 <text:s text:c="5"/></text:p>
          </table:table-cell>
          <table:table-cell office:value-type="string">
            <text:p>67,956520</text:p>
          </table:table-cell>
          <table:table-cell office:value-type="string">
            <text:p>818,104370</text:p>
          </table:table-cell>
          <table:table-cell office:value-type="string">
            <text:p>1039,105835</text:p>
          </table:table-cell>
          <table:table-cell office:value-type="string">
            <text:p>459,188690</text:p>
          </table:table-cell>
          <table:table-cell office:value-type="string">
            <text:p>2033,525879</text:p>
          </table:table-cell>
          <table:table-cell office:value-type="string">
            <text:p>159,765488</text:p>
          </table:table-cell>
          <table:table-cell office:value-type="string">
            <text:p>3134,198975</text:p>
          </table:table-cell>
          <table:table-cell office:value-type="string">
            <text:p>117,928360</text:p>
          </table:table-cell>
          <table:table-cell office:value-type="string">
            <text:p>21,085501</text:p>
          </table:table-cell>
          <table:table-cell office:value-type="string">
            <text:p>30,171301</text:p>
          </table:table-cell>
          <table:table-cell office:value-type="string">
            <text:p>1362,222778</text:p>
          </table:table-cell>
          <table:table-cell office:value-type="string">
            <text:p>42,543137</text:p>
          </table:table-cell>
          <table:table-cell office:value-type="string">
            <text:p>4434,280762</text:p>
          </table:table-cell>
          <table:table-cell office:value-type="string">
            <text:p>81,890732</text:p>
          </table:table-cell>
          <table:table-cell office:value-type="string">
            <text:p>11269,216797</text:p>
          </table:table-cell>
          <table:table-cell office:value-type="string">
            <text:p>151,472046</text:p>
          </table:table-cell>
          <table:table-cell office:value-type="string">
            <text:p>1577,776245</text:p>
          </table:table-cell>
          <table:table-cell office:value-type="string">
            <text:p>27,490606</text:p>
          </table:table-cell>
          <table:table-cell office:value-type="string">
            <text:p>128,859436</text:p>
          </table:table-cell>
          <table:table-cell office:value-type="string">
            <text:p>7,1570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,812286</text:p>
          </table:table-cell>
          <table:table-cell office:value-type="string">
            <text:p>7,970211</text:p>
          </table:table-cell>
          <table:table-cell office:value-type="string">
            <text:p>30,657667</text:p>
          </table:table-cell>
          <table:table-cell office:value-type="string">
            <text:p>5,694342</text:p>
          </table:table-cell>
          <table:table-cell office:value-type="string">
            <text:p>643,044067</text:p>
          </table:table-cell>
          <table:table-cell office:value-type="string">
            <text:p>15,725343</text:p>
          </table:table-cell>
          <table:table-cell office:value-type="string">
            <text:p>72,721336</text:p>
          </table:table-cell>
          <table:table-cell office:value-type="string">
            <text:p>9,5181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7,444565</text:p>
          </table:table-cell>
          <table:table-cell office:value-type="string">
            <text:p>19,186331</text:p>
          </table:table-cell>
          <table:table-cell office:value-type="string">
            <text:p>93,862305</text:p>
          </table:table-cell>
          <table:table-cell office:value-type="string">
            <text:p>11,200612</text:p>
          </table:table-cell>
          <table:table-cell office:value-type="string">
            <text:p>98,658661</text:p>
          </table:table-cell>
          <table:table-cell office:value-type="string">
            <text:p>12,250152</text:p>
          </table:table-cell>
          <table:table-cell office:value-type="string">
            <text:p>31,092489</text:p>
          </table:table-cell>
          <table:table-cell office:value-type="string">
            <text:p>12,626500</text:p>
          </table:table-cell>
          <table:table-cell office:value-type="string">
            <text:p>18,565884</text:p>
          </table:table-cell>
          <table:table-cell office:value-type="string">
            <text:p>13,182319</text:p>
          </table:table-cell>
          <table:table-cell office:value-type="string">
            <text:p>71,839531</text:p>
          </table:table-cell>
          <table:table-cell office:value-type="string">
            <text:p>24,451939</text:p>
          </table:table-cell>
        </table:table-row>
        <table:table-row table:style-name="ro1">
          <table:table-cell office:value-type="string">
            <text:p>AFR140 <text:s text:c="5"/></text:p>
          </table:table-cell>
          <table:table-cell office:value-type="string">
            <text:p>3865,129150</text:p>
          </table:table-cell>
          <table:table-cell office:value-type="string">
            <text:p>783,659851</text:p>
          </table:table-cell>
          <table:table-cell office:value-type="string">
            <text:p>680,100159</text:p>
          </table:table-cell>
          <table:table-cell office:value-type="string">
            <text:p>436,184387</text:p>
          </table:table-cell>
          <table:table-cell office:value-type="string">
            <text:p>4210,901855</text:p>
          </table:table-cell>
          <table:table-cell office:value-type="string">
            <text:p>179,124695</text:p>
          </table:table-cell>
          <table:table-cell office:value-type="string">
            <text:p>6670,838379</text:p>
          </table:table-cell>
          <table:table-cell office:value-type="string">
            <text:p>177,566147</text:p>
          </table:table-cell>
          <table:table-cell office:value-type="string">
            <text:p>59,363796</text:p>
          </table:table-cell>
          <table:table-cell office:value-type="string">
            <text:p>28,570105</text:p>
          </table:table-cell>
          <table:table-cell office:value-type="string">
            <text:p>2119,991211</text:p>
          </table:table-cell>
          <table:table-cell office:value-type="string">
            <text:p>53,279789</text:p>
          </table:table-cell>
          <table:table-cell office:value-type="string">
            <text:p>5564,870605</text:p>
          </table:table-cell>
          <table:table-cell office:value-type="string">
            <text:p>99,836983</text:p>
          </table:table-cell>
          <table:table-cell office:value-type="string">
            <text:p>3152,208252</text:p>
          </table:table-cell>
          <table:table-cell office:value-type="string">
            <text:p>46,458248</text:p>
          </table:table-cell>
          <table:table-cell office:value-type="string">
            <text:p>3028,513184</text:p>
          </table:table-cell>
          <table:table-cell office:value-type="string">
            <text:p>43,579510</text:p>
          </table:table-cell>
          <table:table-cell office:value-type="string">
            <text:p>286,410370</text:p>
          </table:table-cell>
          <table:table-cell office:value-type="string">
            <text:p>9,709474</text:p>
          </table:table-cell>
          <table:table-cell office:value-type="string">
            <text:p>11,150638</text:p>
          </table:table-cell>
          <table:table-cell office:value-type="string">
            <text:p>5,394475</text:p>
          </table:table-cell>
          <table:table-cell office:value-type="string">
            <text:p>33,182701</text:p>
          </table:table-cell>
          <table:table-cell office:value-type="string">
            <text:p>7,578241</text:p>
          </table:table-cell>
          <table:table-cell office:value-type="string">
            <text:p>45,671837</text:p>
          </table:table-cell>
          <table:table-cell office:value-type="string">
            <text:p>5,132164</text:p>
          </table:table-cell>
          <table:table-cell office:value-type="string">
            <text:p>1617,867432</text:p>
          </table:table-cell>
          <table:table-cell office:value-type="string">
            <text:p>29,888279</text:p>
          </table:table-cell>
          <table:table-cell office:value-type="string">
            <text:p>53,992340</text:p>
          </table:table-cell>
          <table:table-cell office:value-type="string">
            <text:p>8,2835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0,326374</text:p>
          </table:table-cell>
          <table:table-cell office:value-type="string">
            <text:p>18,444559</text:p>
          </table:table-cell>
          <table:table-cell office:value-type="string">
            <text:p>51,839909</text:p>
          </table:table-cell>
          <table:table-cell office:value-type="string">
            <text:p>9,673302</text:p>
          </table:table-cell>
          <table:table-cell office:value-type="string">
            <text:p>32,467800</text:p>
          </table:table-cell>
          <table:table-cell office:value-type="string">
            <text:p>10,466088</text:p>
          </table:table-cell>
          <table:table-cell office:value-type="string">
            <text:p>36,648361</text:p>
          </table:table-cell>
          <table:table-cell office:value-type="string">
            <text:p>10,722148</text:p>
          </table:table-cell>
          <table:table-cell office:value-type="string">
            <text:p>14,517683</text:p>
          </table:table-cell>
          <table:table-cell office:value-type="string">
            <text:p>11,226682</text:p>
          </table:table-cell>
          <table:table-cell office:value-type="string">
            <text:p>57,149521</text:p>
          </table:table-cell>
          <table:table-cell office:value-type="string">
            <text:p>21,266073</text:p>
          </table:table-cell>
        </table:table-row>
        <table:table-row table:style-name="ro1">
          <table:table-cell office:value-type="string">
            <text:p>AFR14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327,767578</text:p>
          </table:table-cell>
          <table:table-cell office:value-type="string">
            <text:p>537,016479</text:p>
          </table:table-cell>
          <table:table-cell office:value-type="string">
            <text:p>4963,756836</text:p>
          </table:table-cell>
          <table:table-cell office:value-type="string">
            <text:p>207,396088</text:p>
          </table:table-cell>
          <table:table-cell office:value-type="string">
            <text:p>9908,443359</text:p>
          </table:table-cell>
          <table:table-cell office:value-type="string">
            <text:p>249,011734</text:p>
          </table:table-cell>
          <table:table-cell office:value-type="string">
            <text:p>368,509674</text:p>
          </table:table-cell>
          <table:table-cell office:value-type="string">
            <text:p>42,462204</text:p>
          </table:table-cell>
          <table:table-cell office:value-type="string">
            <text:p>4095,674805</text:p>
          </table:table-cell>
          <table:table-cell office:value-type="string">
            <text:p>89,866280</text:p>
          </table:table-cell>
          <table:table-cell office:value-type="string">
            <text:p>12266,772461</text:p>
          </table:table-cell>
          <table:table-cell office:value-type="string">
            <text:p>207,562912</text:p>
          </table:table-cell>
          <table:table-cell office:value-type="string">
            <text:p>21914,585938</text:p>
          </table:table-cell>
          <table:table-cell office:value-type="string">
            <text:p>289,853973</text:p>
          </table:table-cell>
          <table:table-cell office:value-type="string">
            <text:p>13776,862305</text:p>
          </table:table-cell>
          <table:table-cell office:value-type="string">
            <text:p>176,978989</text:p>
          </table:table-cell>
          <table:table-cell office:value-type="string">
            <text:p>460,578369</text:p>
          </table:table-cell>
          <table:table-cell office:value-type="string">
            <text:p>14,123828</text:p>
          </table:table-cell>
          <table:table-cell office:value-type="string">
            <text:p>1,108903</text:p>
          </table:table-cell>
          <table:table-cell office:value-type="string">
            <text:p>6,530241</text:p>
          </table:table-cell>
          <table:table-cell office:value-type="string">
            <text:p>29,873022</text:p>
          </table:table-cell>
          <table:table-cell office:value-type="string">
            <text:p>8,237161</text:p>
          </table:table-cell>
          <table:table-cell office:value-type="string">
            <text:p>83,184776</text:p>
          </table:table-cell>
          <table:table-cell office:value-type="string">
            <text:p>6,382753</text:p>
          </table:table-cell>
          <table:table-cell office:value-type="string">
            <text:p>2034,215576</text:p>
          </table:table-cell>
          <table:table-cell office:value-type="string">
            <text:p>36,695026</text:p>
          </table:table-cell>
          <table:table-cell office:value-type="string">
            <text:p>74,599823</text:p>
          </table:table-cell>
          <table:table-cell office:value-type="string">
            <text:p>10,20498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64,121063</text:p>
          </table:table-cell>
          <table:table-cell office:value-type="string">
            <text:p>20,819262</text:p>
          </table:table-cell>
          <table:table-cell office:value-type="string">
            <text:p>105,803696</text:p>
          </table:table-cell>
          <table:table-cell office:value-type="string">
            <text:p>12,275760</text:p>
          </table:table-cell>
          <table:table-cell office:value-type="string">
            <text:p>160,094009</text:p>
          </table:table-cell>
          <table:table-cell office:value-type="string">
            <text:p>13,582681</text:p>
          </table:table-cell>
          <table:table-cell office:value-type="string">
            <text:p>132,780228</text:p>
          </table:table-cell>
          <table:table-cell office:value-type="string">
            <text:p>13,821021</text:p>
          </table:table-cell>
          <table:table-cell office:value-type="string">
            <text:p>21,022720</text:p>
          </table:table-cell>
          <table:table-cell office:value-type="string">
            <text:p>14,188294</text:p>
          </table:table-cell>
          <table:table-cell office:value-type="string">
            <text:p>148,998703</text:p>
          </table:table-cell>
          <table:table-cell office:value-type="string">
            <text:p>26,988493</text:p>
          </table:table-cell>
        </table:table-row>
        <table:table-row table:style-name="ro1">
          <table:table-cell office:value-type="string">
            <text:p>AFR142 <text:s text:c="5"/></text:p>
          </table:table-cell>
          <table:table-cell office:value-type="string">
            <text:p>2824,063232</text:p>
          </table:table-cell>
          <table:table-cell office:value-type="string">
            <text:p>784,838196</text:p>
          </table:table-cell>
          <table:table-cell office:value-type="string">
            <text:p>712,737061</text:p>
          </table:table-cell>
          <table:table-cell office:value-type="string">
            <text:p>430,215179</text:p>
          </table:table-cell>
          <table:table-cell office:value-type="string">
            <text:p>1461,303345</text:p>
          </table:table-cell>
          <table:table-cell office:value-type="string">
            <text:p>145,044617</text:p>
          </table:table-cell>
          <table:table-cell office:value-type="string">
            <text:p>2797,930176</text:p>
          </table:table-cell>
          <table:table-cell office:value-type="string">
            <text:p>108,245071</text:p>
          </table:table-cell>
          <table:table-cell office:value-type="string">
            <text:p>59,688187</text:p>
          </table:table-cell>
          <table:table-cell office:value-type="string">
            <text:p>28,894487</text:p>
          </table:table-cell>
          <table:table-cell office:value-type="string">
            <text:p>1657,183472</text:p>
          </table:table-cell>
          <table:table-cell office:value-type="string">
            <text:p>45,953392</text:p>
          </table:table-cell>
          <table:table-cell office:value-type="string">
            <text:p>6363,872559</text:p>
          </table:table-cell>
          <table:table-cell office:value-type="string">
            <text:p>112,139954</text:p>
          </table:table-cell>
          <table:table-cell office:value-type="string">
            <text:p>8098,330078</text:p>
          </table:table-cell>
          <table:table-cell office:value-type="string">
            <text:p>110,204079</text:p>
          </table:table-cell>
          <table:table-cell office:value-type="string">
            <text:p>2801,965576</text:p>
          </table:table-cell>
          <table:table-cell office:value-type="string">
            <text:p>41,226326</text:p>
          </table:table-cell>
          <table:table-cell office:value-type="string">
            <text:p>111,038864</text:p>
          </table:table-cell>
          <table:table-cell office:value-type="string">
            <text:p>6,289176</text:p>
          </table:table-cell>
          <table:table-cell office:value-type="string">
            <text:p>16,017490</text:p>
          </table:table-cell>
          <table:table-cell office:value-type="string">
            <text:p>5,337185</text:p>
          </table:table-cell>
          <table:table-cell office:value-type="string">
            <text:p>36,001099</text:p>
          </table:table-cell>
          <table:table-cell office:value-type="string">
            <text:p>7,584055</text:p>
          </table:table-cell>
          <table:table-cell office:value-type="string">
            <text:p>32,950253</text:p>
          </table:table-cell>
          <table:table-cell office:value-type="string">
            <text:p>5,051736</text:p>
          </table:table-cell>
          <table:table-cell office:value-type="string">
            <text:p>558,825317</text:p>
          </table:table-cell>
          <table:table-cell office:value-type="string">
            <text:p>14,069217</text:p>
          </table:table-cell>
          <table:table-cell office:value-type="string">
            <text:p>52,950806</text:p>
          </table:table-cell>
          <table:table-cell office:value-type="string">
            <text:p>8,3373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75,516266</text:p>
          </table:table-cell>
          <table:table-cell office:value-type="string">
            <text:p>20,046701</text:p>
          </table:table-cell>
          <table:table-cell office:value-type="string">
            <text:p>81,184067</text:p>
          </table:table-cell>
          <table:table-cell office:value-type="string">
            <text:p>9,844605</text:p>
          </table:table-cell>
          <table:table-cell office:value-type="string">
            <text:p>61,459496</text:p>
          </table:table-cell>
          <table:table-cell office:value-type="string">
            <text:p>10,645387</text:p>
          </table:table-cell>
          <table:table-cell office:value-type="string">
            <text:p>52,551403</text:p>
          </table:table-cell>
          <table:table-cell office:value-type="string">
            <text:p>11,071509</text:p>
          </table:table-cell>
          <table:table-cell office:value-type="string">
            <text:p>19,459278</text:p>
          </table:table-cell>
          <table:table-cell office:value-type="string">
            <text:p>11,313097</text:p>
          </table:table-cell>
          <table:table-cell office:value-type="string">
            <text:p>81,161102</text:p>
          </table:table-cell>
          <table:table-cell office:value-type="string">
            <text:p>21,546135</text:p>
          </table:table-cell>
        </table:table-row>
        <table:table-row table:style-name="ro1">
          <table:table-cell office:value-type="string">
            <text:p>AFR143 <text:s text:c="5"/></text:p>
          </table:table-cell>
          <table:table-cell office:value-type="string">
            <text:p>1219,107544</text:p>
          </table:table-cell>
          <table:table-cell office:value-type="string">
            <text:p>890,991089</text:p>
          </table:table-cell>
          <table:table-cell office:value-type="string">
            <text:p>1408,688843</text:p>
          </table:table-cell>
          <table:table-cell office:value-type="string">
            <text:p>492,683289</text:p>
          </table:table-cell>
          <table:table-cell office:value-type="string">
            <text:p>4333,886230</text:p>
          </table:table-cell>
          <table:table-cell office:value-type="string">
            <text:p>200,162430</text:p>
          </table:table-cell>
          <table:table-cell office:value-type="string">
            <text:p>9270,442383</text:p>
          </table:table-cell>
          <table:table-cell office:value-type="string">
            <text:p>235,284973</text:p>
          </table:table-cell>
          <table:table-cell office:value-type="string">
            <text:p>363,913116</text:p>
          </table:table-cell>
          <table:table-cell office:value-type="string">
            <text:p>40,807678</text:p>
          </table:table-cell>
          <table:table-cell office:value-type="string">
            <text:p>5788,170410</text:p>
          </table:table-cell>
          <table:table-cell office:value-type="string">
            <text:p>118,129387</text:p>
          </table:table-cell>
          <table:table-cell office:value-type="string">
            <text:p>11205,294922</text:p>
          </table:table-cell>
          <table:table-cell office:value-type="string">
            <text:p>190,634338</text:p>
          </table:table-cell>
          <table:table-cell office:value-type="string">
            <text:p>26835,931641</text:p>
          </table:table-cell>
          <table:table-cell office:value-type="string">
            <text:p>353,792786</text:p>
          </table:table-cell>
          <table:table-cell office:value-type="string">
            <text:p>6901,009766</text:p>
          </table:table-cell>
          <table:table-cell office:value-type="string">
            <text:p>91,697746</text:p>
          </table:table-cell>
          <table:table-cell office:value-type="string">
            <text:p>348,671173</text:p>
          </table:table-cell>
          <table:table-cell office:value-type="string">
            <text:p>11,402047</text:p>
          </table:table-cell>
          <table:table-cell office:value-type="string">
            <text:p>22,278048</text:p>
          </table:table-cell>
          <table:table-cell office:value-type="string">
            <text:p>6,075934</text:p>
          </table:table-cell>
          <table:table-cell office:value-type="string">
            <text:p>23,576548</text:p>
          </table:table-cell>
          <table:table-cell office:value-type="string">
            <text:p>7,917124</text:p>
          </table:table-cell>
          <table:table-cell office:value-type="string">
            <text:p>59,118446</text:p>
          </table:table-cell>
          <table:table-cell office:value-type="string">
            <text:p>5,814202</text:p>
          </table:table-cell>
          <table:table-cell office:value-type="string">
            <text:p>2175,185303</text:p>
          </table:table-cell>
          <table:table-cell office:value-type="string">
            <text:p>38,856918</text:p>
          </table:table-cell>
          <table:table-cell office:value-type="string">
            <text:p>76,825958</text:p>
          </table:table-cell>
          <table:table-cell office:value-type="string">
            <text:p>9,498036</text:p>
          </table:table-cell>
          <table:table-cell office:value-type="string">
            <text:p>26,743874</text:p>
          </table:table-cell>
          <table:table-cell office:value-type="string">
            <text:p>15,849253</text:p>
          </table:table-cell>
          <table:table-cell office:value-type="string">
            <text:p>232,750229</text:p>
          </table:table-cell>
          <table:table-cell office:value-type="string">
            <text:p>19,464062</text:p>
          </table:table-cell>
          <table:table-cell office:value-type="string">
            <text:p>214,894211</text:p>
          </table:table-cell>
          <table:table-cell office:value-type="string">
            <text:p>11,909657</text:p>
          </table:table-cell>
          <table:table-cell office:value-type="string">
            <text:p>187,056046</text:p>
          </table:table-cell>
          <table:table-cell office:value-type="string">
            <text:p>12,817684</text:p>
          </table:table-cell>
          <table:table-cell office:value-type="string">
            <text:p>85,949913</text:p>
          </table:table-cell>
          <table:table-cell office:value-type="string">
            <text:p>12,965178</text:p>
          </table:table-cell>
          <table:table-cell office:value-type="string">
            <text:p>24,542793</text:p>
          </table:table-cell>
          <table:table-cell office:value-type="string">
            <text:p>13,200008</text:p>
          </table:table-cell>
          <table:table-cell office:value-type="string">
            <text:p>281,744690</text:p>
          </table:table-cell>
          <table:table-cell office:value-type="string">
            <text:p>25,986275</text:p>
          </table:table-cell>
        </table:table-row>
        <table:table-row table:style-name="ro1">
          <table:table-cell office:value-type="string">
            <text:p>AFR144 <text:s text:c="5"/></text:p>
          </table:table-cell>
          <table:table-cell office:value-type="string">
            <text:p>1083,700928</text:p>
          </table:table-cell>
          <table:table-cell office:value-type="string">
            <text:p>725,257935</text:p>
          </table:table-cell>
          <table:table-cell office:value-type="string">
            <text:p>930,118958</text:p>
          </table:table-cell>
          <table:table-cell office:value-type="string">
            <text:p>422,264557</text:p>
          </table:table-cell>
          <table:table-cell office:value-type="string">
            <text:p>1053,813477</text:p>
          </table:table-cell>
          <table:table-cell office:value-type="string">
            <text:p>137,510422</text:p>
          </table:table-cell>
          <table:table-cell office:value-type="string">
            <text:p>1435,747314</text:p>
          </table:table-cell>
          <table:table-cell office:value-type="string">
            <text:p>85,709938</text:p>
          </table:table-cell>
          <table:table-cell office:value-type="string">
            <text:p>14,612892</text:p>
          </table:table-cell>
          <table:table-cell office:value-type="string">
            <text:p>25,330624</text:p>
          </table:table-cell>
          <table:table-cell office:value-type="string">
            <text:p>986,619019</text:p>
          </table:table-cell>
          <table:table-cell office:value-type="string">
            <text:p>34,071262</text:p>
          </table:table-cell>
          <table:table-cell office:value-type="string">
            <text:p>392,629120</text:p>
          </table:table-cell>
          <table:table-cell office:value-type="string">
            <text:p>20,356108</text:p>
          </table:table-cell>
          <table:table-cell office:value-type="string">
            <text:p>2714,657959</text:p>
          </table:table-cell>
          <table:table-cell office:value-type="string">
            <text:p>41,431950</text:p>
          </table:table-cell>
          <table:table-cell office:value-type="string">
            <text:p>470,132751</text:p>
          </table:table-cell>
          <table:table-cell office:value-type="string">
            <text:p>15,060197</text:p>
          </table:table-cell>
          <table:table-cell office:value-type="string">
            <text:p>110,960449</text:p>
          </table:table-cell>
          <table:table-cell office:value-type="string">
            <text:p>6,466854</text:p>
          </table:table-cell>
          <table:table-cell office:value-type="string">
            <text:p>4,409408</text:p>
          </table:table-cell>
          <table:table-cell office:value-type="string">
            <text:p>5,581739</text:p>
          </table:table-cell>
          <table:table-cell office:value-type="string">
            <text:p>27,615078</text:p>
          </table:table-cell>
          <table:table-cell office:value-type="string">
            <text:p>7,671739</text:p>
          </table:table-cell>
          <table:table-cell office:value-type="string">
            <text:p>28,439693</text:p>
          </table:table-cell>
          <table:table-cell office:value-type="string">
            <text:p>5,225872</text:p>
          </table:table-cell>
          <table:table-cell office:value-type="string">
            <text:p>355,407013</text:p>
          </table:table-cell>
          <table:table-cell office:value-type="string">
            <text:p>11,963949</text:p>
          </table:table-cell>
          <table:table-cell office:value-type="string">
            <text:p>63,115772</text:p>
          </table:table-cell>
          <table:table-cell office:value-type="string">
            <text:p>8,6964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2,249817</text:p>
          </table:table-cell>
          <table:table-cell office:value-type="string">
            <text:p>19,001238</text:p>
          </table:table-cell>
          <table:table-cell office:value-type="string">
            <text:p>77,732559</text:p>
          </table:table-cell>
          <table:table-cell office:value-type="string">
            <text:p>10,215381</text:p>
          </table:table-cell>
          <table:table-cell office:value-type="string">
            <text:p>29,384428</text:p>
          </table:table-cell>
          <table:table-cell office:value-type="string">
            <text:p>10,981469</text:p>
          </table:table-cell>
          <table:table-cell office:value-type="string">
            <text:p>29,976894</text:p>
          </table:table-cell>
          <table:table-cell office:value-type="string">
            <text:p>11,491855</text:p>
          </table:table-cell>
          <table:table-cell office:value-type="string">
            <text:p>15,035897</text:p>
          </table:table-cell>
          <table:table-cell office:value-type="string">
            <text:p>11,965060</text:p>
          </table:table-cell>
          <table:table-cell office:value-type="string">
            <text:p>131,029037</text:p>
          </table:table-cell>
          <table:table-cell office:value-type="string">
            <text:p>22,556156</text:p>
          </table:table-cell>
        </table:table-row>
        <table:table-row table:style-name="ro1">
          <table:table-cell office:value-type="string">
            <text:p>AFR145 <text:s text:c="5"/></text:p>
          </table:table-cell>
          <table:table-cell office:value-type="string">
            <text:p>2057,603271</text:p>
          </table:table-cell>
          <table:table-cell office:value-type="string">
            <text:p>726,860229</text:p>
          </table:table-cell>
          <table:table-cell office:value-type="string">
            <text:p>1071,742676</text:p>
          </table:table-cell>
          <table:table-cell office:value-type="string">
            <text:p>431,581177</text:p>
          </table:table-cell>
          <table:table-cell office:value-type="string">
            <text:p>407,850952</text:p>
          </table:table-cell>
          <table:table-cell office:value-type="string">
            <text:p>133,339310</text:p>
          </table:table-cell>
          <table:table-cell office:value-type="string">
            <text:p>687,232910</text:p>
          </table:table-cell>
          <table:table-cell office:value-type="string">
            <text:p>76,946365</text:p>
          </table:table-cell>
          <table:table-cell office:value-type="string">
            <text:p>50,929596</text:p>
          </table:table-cell>
          <table:table-cell office:value-type="string">
            <text:p>26,294634</text:p>
          </table:table-cell>
          <table:table-cell office:value-type="string">
            <text:p>1067,876343</text:p>
          </table:table-cell>
          <table:table-cell office:value-type="string">
            <text:p>35,859207</text:p>
          </table:table-cell>
          <table:table-cell office:value-type="string">
            <text:p>1649,395142</text:p>
          </table:table-cell>
          <table:table-cell office:value-type="string">
            <text:p>38,340473</text:p>
          </table:table-cell>
          <table:table-cell office:value-type="string">
            <text:p>4881,706543</text:p>
          </table:table-cell>
          <table:table-cell office:value-type="string">
            <text:p>68,895073</text:p>
          </table:table-cell>
          <table:table-cell office:value-type="string">
            <text:p>1234,174438</text:p>
          </table:table-cell>
          <table:table-cell office:value-type="string">
            <text:p>23,051661</text:p>
          </table:table-cell>
          <table:table-cell office:value-type="string">
            <text:p>37,349434</text:p>
          </table:table-cell>
          <table:table-cell office:value-type="string">
            <text:p>5,559372</text:p>
          </table:table-cell>
          <table:table-cell office:value-type="string">
            <text:p>6,129771</text:p>
          </table:table-cell>
          <table:table-cell office:value-type="string">
            <text:p>5,514887</text:p>
          </table:table-cell>
          <table:table-cell office:value-type="string">
            <text:p>24,675787</text:p>
          </table:table-cell>
          <table:table-cell office:value-type="string">
            <text:p>7,748602</text:p>
          </table:table-cell>
          <table:table-cell office:value-type="string">
            <text:p>21,127718</text:p>
          </table:table-cell>
          <table:table-cell office:value-type="string">
            <text:p>5,207749</text:p>
          </table:table-cell>
          <table:table-cell office:value-type="string">
            <text:p>164,903351</text:p>
          </table:table-cell>
          <table:table-cell office:value-type="string">
            <text:p>10,067171</text:p>
          </table:table-cell>
          <table:table-cell office:value-type="string">
            <text:p>65,579399</text:p>
          </table:table-cell>
          <table:table-cell office:value-type="string">
            <text:p>8,7844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7,093231</text:p>
          </table:table-cell>
          <table:table-cell office:value-type="string">
            <text:p>18,650408</text:p>
          </table:table-cell>
          <table:table-cell office:value-type="string">
            <text:p>65,536743</text:p>
          </table:table-cell>
          <table:table-cell office:value-type="string">
            <text:p>10,575357</text:p>
          </table:table-cell>
          <table:table-cell office:value-type="string">
            <text:p>38,019917</text:p>
          </table:table-cell>
          <table:table-cell office:value-type="string">
            <text:p>11,411047</text:p>
          </table:table-cell>
          <table:table-cell office:value-type="string">
            <text:p>37,056133</text:p>
          </table:table-cell>
          <table:table-cell office:value-type="string">
            <text:p>11,689469</text:p>
          </table:table-cell>
          <table:table-cell office:value-type="string">
            <text:p>12,284193</text:p>
          </table:table-cell>
          <table:table-cell office:value-type="string">
            <text:p>12,174761</text:p>
          </table:table-cell>
          <table:table-cell office:value-type="string">
            <text:p>62,908394</text:p>
          </table:table-cell>
          <table:table-cell office:value-type="string">
            <text:p>23,270937</text:p>
          </table:table-cell>
        </table:table-row>
        <table:table-row table:style-name="ro1">
          <table:table-cell office:value-type="string">
            <text:p>AFR146 <text:s text:c="5"/></text:p>
          </table:table-cell>
          <table:table-cell office:value-type="string">
            <text:p>2025,185059</text:p>
          </table:table-cell>
          <table:table-cell office:value-type="string">
            <text:p>432,341400</text:p>
          </table:table-cell>
          <table:table-cell office:value-type="string">
            <text:p>895,193359</text:p>
          </table:table-cell>
          <table:table-cell office:value-type="string">
            <text:p>439,711029</text:p>
          </table:table-cell>
          <table:table-cell office:value-type="string">
            <text:p>466,040649</text:p>
          </table:table-cell>
          <table:table-cell office:value-type="string">
            <text:p>58,362297</text:p>
          </table:table-cell>
          <table:table-cell office:value-type="string">
            <text:p>203,549667</text:p>
          </table:table-cell>
          <table:table-cell office:value-type="string">
            <text:p>73,080254</text:p>
          </table:table-cell>
          <table:table-cell office:value-type="string">
            <text:p>0,324054</text:p>
          </table:table-cell>
          <table:table-cell office:value-type="string">
            <text:p>25,276245</text:p>
          </table:table-cell>
          <table:table-cell office:value-type="string">
            <text:p>49,279297</text:p>
          </table:table-cell>
          <table:table-cell office:value-type="string">
            <text:p>22,305725</text:p>
          </table:table-cell>
          <table:table-cell office:value-type="string">
            <text:p>13,708494</text:p>
          </table:table-cell>
          <table:table-cell office:value-type="string">
            <text:p>16,647501</text:p>
          </table:table-cell>
          <table:table-cell office:value-type="string">
            <text:p>25,648932</text:p>
          </table:table-cell>
          <table:table-cell office:value-type="string">
            <text:p>10,565074</text:p>
          </table:table-cell>
          <table:table-cell office:value-type="string">
            <text:p>57,305016</text:p>
          </table:table-cell>
          <table:table-cell office:value-type="string">
            <text:p>11,60729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6,056223</text:p>
          </table:table-cell>
          <table:table-cell office:value-type="string">
            <text:p>8,1900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,524437</text:p>
          </table:table-cell>
          <table:table-cell office:value-type="string">
            <text:p>8,8923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2,437538</text:p>
          </table:table-cell>
          <table:table-cell office:value-type="string">
            <text:p>15,696295</text:p>
          </table:table-cell>
          <table:table-cell office:value-type="string">
            <text:p>39,545586</text:p>
          </table:table-cell>
          <table:table-cell office:value-type="string">
            <text:p>19,246822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147 <text:s text:c="5"/></text:p>
          </table:table-cell>
          <table:table-cell office:value-type="string">
            <text:p>1621,922852</text:p>
          </table:table-cell>
          <table:table-cell office:value-type="string">
            <text:p>780,663818</text:p>
          </table:table-cell>
          <table:table-cell office:value-type="string">
            <text:p>981,991394</text:p>
          </table:table-cell>
          <table:table-cell office:value-type="string">
            <text:p>443,376678</text:p>
          </table:table-cell>
          <table:table-cell office:value-type="string">
            <text:p>2399,878174</text:p>
          </table:table-cell>
          <table:table-cell office:value-type="string">
            <text:p>158,071747</text:p>
          </table:table-cell>
          <table:table-cell office:value-type="string">
            <text:p>2902,650391</text:p>
          </table:table-cell>
          <table:table-cell office:value-type="string">
            <text:p>111,684639</text:p>
          </table:table-cell>
          <table:table-cell office:value-type="string">
            <text:p>8,109808</text:p>
          </table:table-cell>
          <table:table-cell office:value-type="string">
            <text:p>27,573803</text:p>
          </table:table-cell>
          <table:table-cell office:value-type="string">
            <text:p>1126,418091</text:p>
          </table:table-cell>
          <table:table-cell office:value-type="string">
            <text:p>37,116444</text:p>
          </table:table-cell>
          <table:table-cell office:value-type="string">
            <text:p>1301,704468</text:p>
          </table:table-cell>
          <table:table-cell office:value-type="string">
            <text:p>33,465893</text:p>
          </table:table-cell>
          <table:table-cell office:value-type="string">
            <text:p>4849,277832</text:p>
          </table:table-cell>
          <table:table-cell office:value-type="string">
            <text:p>68,649345</text:p>
          </table:table-cell>
          <table:table-cell office:value-type="string">
            <text:p>939,573425</text:p>
          </table:table-cell>
          <table:table-cell office:value-type="string">
            <text:p>20,074636</text:p>
          </table:table-cell>
          <table:table-cell office:value-type="string">
            <text:p>132,198380</text:p>
          </table:table-cell>
          <table:table-cell office:value-type="string">
            <text:p>7,129716</text:p>
          </table:table-cell>
          <table:table-cell office:value-type="string">
            <text:p>7,454294</text:p>
          </table:table-cell>
          <table:table-cell office:value-type="string">
            <text:p>5,915769</text:p>
          </table:table-cell>
          <table:table-cell office:value-type="string">
            <text:p>32,691425</text:p>
          </table:table-cell>
          <table:table-cell office:value-type="string">
            <text:p>7,918967</text:p>
          </table:table-cell>
          <table:table-cell office:value-type="string">
            <text:p>31,489292</text:p>
          </table:table-cell>
          <table:table-cell office:value-type="string">
            <text:p>5,651306</text:p>
          </table:table-cell>
          <table:table-cell office:value-type="string">
            <text:p>986,607056</text:p>
          </table:table-cell>
          <table:table-cell office:value-type="string">
            <text:p>20,642809</text:p>
          </table:table-cell>
          <table:table-cell office:value-type="string">
            <text:p>71,531013</text:p>
          </table:table-cell>
          <table:table-cell office:value-type="string">
            <text:p>9,4604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7,973816</text:p>
          </table:table-cell>
          <table:table-cell office:value-type="string">
            <text:p>18,962219</text:p>
          </table:table-cell>
          <table:table-cell office:value-type="string">
            <text:p>72,406822</text:p>
          </table:table-cell>
          <table:table-cell office:value-type="string">
            <text:p>11,102443</text:p>
          </table:table-cell>
          <table:table-cell office:value-type="string">
            <text:p>34,567947</text:p>
          </table:table-cell>
          <table:table-cell office:value-type="string">
            <text:p>11,986743</text:p>
          </table:table-cell>
          <table:table-cell office:value-type="string">
            <text:p>40,777035</text:p>
          </table:table-cell>
          <table:table-cell office:value-type="string">
            <text:p>12,278245</text:p>
          </table:table-cell>
          <table:table-cell office:value-type="string">
            <text:p>20,352674</text:p>
          </table:table-cell>
          <table:table-cell office:value-type="string">
            <text:p>12,848397</text:p>
          </table:table-cell>
          <table:table-cell office:value-type="string">
            <text:p>78,476883</text:p>
          </table:table-cell>
          <table:table-cell office:value-type="string">
            <text:p>24,364210</text:p>
          </table:table-cell>
        </table:table-row>
        <table:table-row table:style-name="ro1">
          <table:table-cell office:value-type="string">
            <text:p>AFR148 <text:s text:c="5"/></text:p>
          </table:table-cell>
          <table:table-cell office:value-type="string">
            <text:p>1891,788696</text:p>
          </table:table-cell>
          <table:table-cell office:value-type="string">
            <text:p>795,661255</text:p>
          </table:table-cell>
          <table:table-cell office:value-type="string">
            <text:p>692,339050</text:p>
          </table:table-cell>
          <table:table-cell office:value-type="string">
            <text:p>445,452332</text:p>
          </table:table-cell>
          <table:table-cell office:value-type="string">
            <text:p>4242,931152</text:p>
          </table:table-cell>
          <table:table-cell office:value-type="string">
            <text:p>191,677246</text:p>
          </table:table-cell>
          <table:table-cell office:value-type="string">
            <text:p>7807,054688</text:p>
          </table:table-cell>
          <table:table-cell office:value-type="string">
            <text:p>201,462204</text:p>
          </table:table-cell>
          <table:table-cell office:value-type="string">
            <text:p>9,082986</text:p>
          </table:table-cell>
          <table:table-cell office:value-type="string">
            <text:p>30,493397</text:p>
          </table:table-cell>
          <table:table-cell office:value-type="string">
            <text:p>2895,158447</text:p>
          </table:table-cell>
          <table:table-cell office:value-type="string">
            <text:p>66,833199</text:p>
          </table:table-cell>
          <table:table-cell office:value-type="string">
            <text:p>8173,320313</text:p>
          </table:table-cell>
          <table:table-cell office:value-type="string">
            <text:p>141,400757</text:p>
          </table:table-cell>
          <table:table-cell office:value-type="string">
            <text:p>11497,210938</text:p>
          </table:table-cell>
          <table:table-cell office:value-type="string">
            <text:p>154,244888</text:p>
          </table:table-cell>
          <table:table-cell office:value-type="string">
            <text:p>2046,767822</text:p>
          </table:table-cell>
          <table:table-cell office:value-type="string">
            <text:p>32,462715</text:p>
          </table:table-cell>
          <table:table-cell office:value-type="string">
            <text:p>248,129166</text:p>
          </table:table-cell>
          <table:table-cell office:value-type="string">
            <text:p>8,999476</text:p>
          </table:table-cell>
          <table:table-cell office:value-type="string">
            <text:p>13,922896</text:p>
          </table:table-cell>
          <table:table-cell office:value-type="string">
            <text:p>5,642847</text:p>
          </table:table-cell>
          <table:table-cell office:value-type="string">
            <text:p>30,597013</text:p>
          </table:table-cell>
          <table:table-cell office:value-type="string">
            <text:p>7,707609</text:p>
          </table:table-cell>
          <table:table-cell office:value-type="string">
            <text:p>33,040157</text:p>
          </table:table-cell>
          <table:table-cell office:value-type="string">
            <text:p>5,297336</text:p>
          </table:table-cell>
          <table:table-cell office:value-type="string">
            <text:p>1969,780151</text:p>
          </table:table-cell>
          <table:table-cell office:value-type="string">
            <text:p>35,499958</text:p>
          </table:table-cell>
          <table:table-cell office:value-type="string">
            <text:p>59,850967</text:p>
          </table:table-cell>
          <table:table-cell office:value-type="string">
            <text:p>8,7002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4,266556</text:p>
          </table:table-cell>
          <table:table-cell office:value-type="string">
            <text:p>18,771484</text:p>
          </table:table-cell>
          <table:table-cell office:value-type="string">
            <text:p>80,382202</text:p>
          </table:table-cell>
          <table:table-cell office:value-type="string">
            <text:p>10,187632</text:p>
          </table:table-cell>
          <table:table-cell office:value-type="string">
            <text:p>63,487221</text:p>
          </table:table-cell>
          <table:table-cell office:value-type="string">
            <text:p>11,057074</text:p>
          </table:table-cell>
          <table:table-cell office:value-type="string">
            <text:p>41,694519</text:p>
          </table:table-cell>
          <table:table-cell office:value-type="string">
            <text:p>11,261573</text:p>
          </table:table-cell>
          <table:table-cell office:value-type="string">
            <text:p>13,791799</text:p>
          </table:table-cell>
          <table:table-cell office:value-type="string">
            <text:p>11,784577</text:p>
          </table:table-cell>
          <table:table-cell office:value-type="string">
            <text:p>123,425392</text:p>
          </table:table-cell>
          <table:table-cell office:value-type="string">
            <text:p>22,464258</text:p>
          </table:table-cell>
        </table:table-row>
        <table:table-row table:style-name="ro1">
          <table:table-cell office:value-type="string">
            <text:p>AFR149 <text:s text:c="5"/></text:p>
          </table:table-cell>
          <table:table-cell office:value-type="string">
            <text:p>933,283447</text:p>
          </table:table-cell>
          <table:table-cell office:value-type="string">
            <text:p>752,056641</text:p>
          </table:table-cell>
          <table:table-cell office:value-type="string">
            <text:p>1177,812622</text:p>
          </table:table-cell>
          <table:table-cell office:value-type="string">
            <text:p>435,084137</text:p>
          </table:table-cell>
          <table:table-cell office:value-type="string">
            <text:p>3264,987793</text:p>
          </table:table-cell>
          <table:table-cell office:value-type="string">
            <text:p>166,235794</text:p>
          </table:table-cell>
          <table:table-cell office:value-type="string">
            <text:p>4882,447266</text:p>
          </table:table-cell>
          <table:table-cell office:value-type="string">
            <text:p>146,399384</text:p>
          </table:table-cell>
          <table:table-cell office:value-type="string">
            <text:p>16,544008</text:p>
          </table:table-cell>
          <table:table-cell office:value-type="string">
            <text:p>27,250874</text:p>
          </table:table-cell>
          <table:table-cell office:value-type="string">
            <text:p>1025,095703</text:p>
          </table:table-cell>
          <table:table-cell office:value-type="string">
            <text:p>35,453880</text:p>
          </table:table-cell>
          <table:table-cell office:value-type="string">
            <text:p>752,232788</text:p>
          </table:table-cell>
          <table:table-cell office:value-type="string">
            <text:p>25,238226</text:p>
          </table:table-cell>
          <table:table-cell office:value-type="string">
            <text:p>1349,745728</text:p>
          </table:table-cell>
          <table:table-cell office:value-type="string">
            <text:p>24,370173</text:p>
          </table:table-cell>
          <table:table-cell office:value-type="string">
            <text:p>1875,949463</text:p>
          </table:table-cell>
          <table:table-cell office:value-type="string">
            <text:p>30,220381</text:p>
          </table:table-cell>
          <table:table-cell office:value-type="string">
            <text:p>229,997986</text:p>
          </table:table-cell>
          <table:table-cell office:value-type="string">
            <text:p>8,669308</text:p>
          </table:table-cell>
          <table:table-cell office:value-type="string">
            <text:p>3,018681</text:p>
          </table:table-cell>
          <table:table-cell office:value-type="string">
            <text:p>5,760409</text:p>
          </table:table-cell>
          <table:table-cell office:value-type="string">
            <text:p>37,449081</text:p>
          </table:table-cell>
          <table:table-cell office:value-type="string">
            <text:p>7,824041</text:p>
          </table:table-cell>
          <table:table-cell office:value-type="string">
            <text:p>34,186447</text:p>
          </table:table-cell>
          <table:table-cell office:value-type="string">
            <text:p>5,478480</text:p>
          </table:table-cell>
          <table:table-cell office:value-type="string">
            <text:p>1340,662354</text:p>
          </table:table-cell>
          <table:table-cell office:value-type="string">
            <text:p>25,860313</text:p>
          </table:table-cell>
          <table:table-cell office:value-type="string">
            <text:p>67,848450</text:p>
          </table:table-cell>
          <table:table-cell office:value-type="string">
            <text:p>9,0842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2,956249</text:p>
          </table:table-cell>
          <table:table-cell office:value-type="string">
            <text:p>18,795780</text:p>
          </table:table-cell>
          <table:table-cell office:value-type="string">
            <text:p>53,161911</text:p>
          </table:table-cell>
          <table:table-cell office:value-type="string">
            <text:p>10,582399</text:p>
          </table:table-cell>
          <table:table-cell office:value-type="string">
            <text:p>20,591101</text:p>
          </table:table-cell>
          <table:table-cell office:value-type="string">
            <text:p>11,447193</text:p>
          </table:table-cell>
          <table:table-cell office:value-type="string">
            <text:p>38,202984</text:p>
          </table:table-cell>
          <table:table-cell office:value-type="string">
            <text:p>11,741432</text:p>
          </table:table-cell>
          <table:table-cell office:value-type="string">
            <text:p>17,532894</text:p>
          </table:table-cell>
          <table:table-cell office:value-type="string">
            <text:p>12,288718</text:p>
          </table:table-cell>
          <table:table-cell office:value-type="string">
            <text:p>71,205078</text:p>
          </table:table-cell>
          <table:table-cell office:value-type="string">
            <text:p>23,379627</text:p>
          </table:table-cell>
        </table:table-row>
        <table:table-row table:style-name="ro1">
          <table:table-cell office:value-type="string">
            <text:p>AFR150 <text:s text:c="5"/></text:p>
          </table:table-cell>
          <table:table-cell office:value-type="string">
            <text:p>740,276855</text:p>
          </table:table-cell>
          <table:table-cell office:value-type="string">
            <text:p>839,137695</text:p>
          </table:table-cell>
          <table:table-cell office:value-type="string">
            <text:p>2401,696045</text:p>
          </table:table-cell>
          <table:table-cell office:value-type="string">
            <text:p>489,739624</text:p>
          </table:table-cell>
          <table:table-cell office:value-type="string">
            <text:p>5507,724121</text:p>
          </table:table-cell>
          <table:table-cell office:value-type="string">
            <text:p>206,937042</text:p>
          </table:table-cell>
          <table:table-cell office:value-type="string">
            <text:p>16619,857422</text:p>
          </table:table-cell>
          <table:table-cell office:value-type="string">
            <text:p>379,585449</text:p>
          </table:table-cell>
          <table:table-cell office:value-type="string">
            <text:p>871,966553</text:p>
          </table:table-cell>
          <table:table-cell office:value-type="string">
            <text:p>43,687595</text:p>
          </table:table-cell>
          <table:table-cell office:value-type="string">
            <text:p>1887,052246</text:p>
          </table:table-cell>
          <table:table-cell office:value-type="string">
            <text:p>52,215519</text:p>
          </table:table-cell>
          <table:table-cell office:value-type="string">
            <text:p>4491,272461</text:p>
          </table:table-cell>
          <table:table-cell office:value-type="string">
            <text:p>83,309616</text:p>
          </table:table-cell>
          <table:table-cell office:value-type="string">
            <text:p>9990,812500</text:p>
          </table:table-cell>
          <table:table-cell office:value-type="string">
            <text:p>134,863647</text:p>
          </table:table-cell>
          <table:table-cell office:value-type="string">
            <text:p>11075,738281</text:p>
          </table:table-cell>
          <table:table-cell office:value-type="string">
            <text:p>143,061310</text:p>
          </table:table-cell>
          <table:table-cell office:value-type="string">
            <text:p>763,799805</text:p>
          </table:table-cell>
          <table:table-cell office:value-type="string">
            <text:p>21,396225</text:p>
          </table:table-cell>
          <table:table-cell office:value-type="string">
            <text:p>2,864667</text:p>
          </table:table-cell>
          <table:table-cell office:value-type="string">
            <text:p>6,314812</text:p>
          </table:table-cell>
          <table:table-cell office:value-type="string">
            <text:p>40,681198</text:p>
          </table:table-cell>
          <table:table-cell office:value-type="string">
            <text:p>8,041368</text:p>
          </table:table-cell>
          <table:table-cell office:value-type="string">
            <text:p>399,943237</text:p>
          </table:table-cell>
          <table:table-cell office:value-type="string">
            <text:p>10,054087</text:p>
          </table:table-cell>
          <table:table-cell office:value-type="string">
            <text:p>2070,117676</text:p>
          </table:table-cell>
          <table:table-cell office:value-type="string">
            <text:p>37,170135</text:p>
          </table:table-cell>
          <table:table-cell office:value-type="string">
            <text:p>79,937675</text:p>
          </table:table-cell>
          <table:table-cell office:value-type="string">
            <text:p>9,551079</text:p>
          </table:table-cell>
          <table:table-cell office:value-type="string">
            <text:p>7,133662</text:p>
          </table:table-cell>
          <table:table-cell office:value-type="string">
            <text:p>15,632417</text:p>
          </table:table-cell>
          <table:table-cell office:value-type="string">
            <text:p>147,224030</text:p>
          </table:table-cell>
          <table:table-cell office:value-type="string">
            <text:p>19,176756</text:p>
          </table:table-cell>
          <table:table-cell office:value-type="string">
            <text:p>69,394394</text:p>
          </table:table-cell>
          <table:table-cell office:value-type="string">
            <text:p>11,227913</text:p>
          </table:table-cell>
          <table:table-cell office:value-type="string">
            <text:p>47,868881</text:p>
          </table:table-cell>
          <table:table-cell office:value-type="string">
            <text:p>12,143637</text:p>
          </table:table-cell>
          <table:table-cell office:value-type="string">
            <text:p>103,955948</text:p>
          </table:table-cell>
          <table:table-cell office:value-type="string">
            <text:p>12,612808</text:p>
          </table:table-cell>
          <table:table-cell office:value-type="string">
            <text:p>29,761250</text:p>
          </table:table-cell>
          <table:table-cell office:value-type="string">
            <text:p>13,022385</text:p>
          </table:table-cell>
          <table:table-cell office:value-type="string">
            <text:p>802,777466</text:p>
          </table:table-cell>
          <table:table-cell office:value-type="string">
            <text:p>30,759295</text:p>
          </table:table-cell>
        </table:table-row>
        <table:table-row table:style-name="ro1">
          <table:table-cell office:value-type="string">
            <text:p>AFR151 <text:s text:c="5"/></text:p>
          </table:table-cell>
          <table:table-cell office:value-type="string">
            <text:p>782,380371</text:p>
          </table:table-cell>
          <table:table-cell office:value-type="string">
            <text:p>653,480652</text:p>
          </table:table-cell>
          <table:table-cell office:value-type="string">
            <text:p>370,049744</text:p>
          </table:table-cell>
          <table:table-cell office:value-type="string">
            <text:p>397,217224</text:p>
          </table:table-cell>
          <table:table-cell office:value-type="string">
            <text:p>703,549194</text:p>
          </table:table-cell>
          <table:table-cell office:value-type="string">
            <text:p>127,369904</text:p>
          </table:table-cell>
          <table:table-cell office:value-type="string">
            <text:p>1092,151733</text:p>
          </table:table-cell>
          <table:table-cell office:value-type="string">
            <text:p>75,966171</text:p>
          </table:table-cell>
          <table:table-cell office:value-type="string">
            <text:p>22,058680</text:p>
          </table:table-cell>
          <table:table-cell office:value-type="string">
            <text:p>22,387224</text:p>
          </table:table-cell>
          <table:table-cell office:value-type="string">
            <text:p>377,860748</text:p>
          </table:table-cell>
          <table:table-cell office:value-type="string">
            <text:p>23,909603</text:p>
          </table:table-cell>
          <table:table-cell office:value-type="string">
            <text:p>605,343018</text:p>
          </table:table-cell>
          <table:table-cell office:value-type="string">
            <text:p>22,030180</text:p>
          </table:table-cell>
          <table:table-cell office:value-type="string">
            <text:p>348,513397</text:p>
          </table:table-cell>
          <table:table-cell office:value-type="string">
            <text:p>12,545459</text:p>
          </table:table-cell>
          <table:table-cell office:value-type="string">
            <text:p>610,439697</text:p>
          </table:table-cell>
          <table:table-cell office:value-type="string">
            <text:p>15,793011</text:p>
          </table:table-cell>
          <table:table-cell office:value-type="string">
            <text:p>46,395607</text:p>
          </table:table-cell>
          <table:table-cell office:value-type="string">
            <text:p>5,037800</text:p>
          </table:table-cell>
          <table:table-cell office:value-type="string">
            <text:p>4,836050</text:p>
          </table:table-cell>
          <table:table-cell office:value-type="string">
            <text:p>4,929276</text:p>
          </table:table-cell>
          <table:table-cell office:value-type="string">
            <text:p>31,372717</text:p>
          </table:table-cell>
          <table:table-cell office:value-type="string">
            <text:p>7,379395</text:p>
          </table:table-cell>
          <table:table-cell office:value-type="string">
            <text:p>22,768488</text:p>
          </table:table-cell>
          <table:table-cell office:value-type="string">
            <text:p>4,605828</text:p>
          </table:table-cell>
          <table:table-cell office:value-type="string">
            <text:p>271,608490</text:p>
          </table:table-cell>
          <table:table-cell office:value-type="string">
            <text:p>10,875156</text:p>
          </table:table-cell>
          <table:table-cell office:value-type="string">
            <text:p>49,937801</text:p>
          </table:table-cell>
          <table:table-cell office:value-type="string">
            <text:p>7,7959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9,322002</text:p>
          </table:table-cell>
          <table:table-cell office:value-type="string">
            <text:p>18,082781</text:p>
          </table:table-cell>
          <table:table-cell office:value-type="string">
            <text:p>20,350199</text:p>
          </table:table-cell>
          <table:table-cell office:value-type="string">
            <text:p>8,803847</text:p>
          </table:table-cell>
          <table:table-cell office:value-type="string">
            <text:p>13,107818</text:p>
          </table:table-cell>
          <table:table-cell office:value-type="string">
            <text:p>9,537589</text:p>
          </table:table-cell>
          <table:table-cell office:value-type="string">
            <text:p>31,704145</text:p>
          </table:table-cell>
          <table:table-cell office:value-type="string">
            <text:p>10,030397</text:p>
          </table:table-cell>
          <table:table-cell office:value-type="string">
            <text:p>5,276619</text:p>
          </table:table-cell>
          <table:table-cell office:value-type="string">
            <text:p>10,525798</text:p>
          </table:table-cell>
          <table:table-cell office:value-type="string">
            <text:p>51,634659</text:p>
          </table:table-cell>
          <table:table-cell office:value-type="string">
            <text:p>19,943657</text:p>
          </table:table-cell>
        </table:table-row>
        <table:table-row table:style-name="ro1">
          <table:table-cell office:value-type="string">
            <text:p>AFR152 <text:s text:c="5"/></text:p>
          </table:table-cell>
          <table:table-cell office:value-type="string">
            <text:p>1089,691040</text:p>
          </table:table-cell>
          <table:table-cell office:value-type="string">
            <text:p>721,032043</text:p>
          </table:table-cell>
          <table:table-cell office:value-type="string">
            <text:p>1145,175781</text:p>
          </table:table-cell>
          <table:table-cell office:value-type="string">
            <text:p>425,940521</text:p>
          </table:table-cell>
          <table:table-cell office:value-type="string">
            <text:p>3244,930908</text:p>
          </table:table-cell>
          <table:table-cell office:value-type="string">
            <text:p>163,605682</text:p>
          </table:table-cell>
          <table:table-cell office:value-type="string">
            <text:p>7025,142578</text:p>
          </table:table-cell>
          <table:table-cell office:value-type="string">
            <text:p>184,295898</text:p>
          </table:table-cell>
          <table:table-cell office:value-type="string">
            <text:p>53,524734</text:p>
          </table:table-cell>
          <table:table-cell office:value-type="string">
            <text:p>26,944887</text:p>
          </table:table-cell>
          <table:table-cell office:value-type="string">
            <text:p>1126,213379</text:p>
          </table:table-cell>
          <table:table-cell office:value-type="string">
            <text:p>36,771935</text:p>
          </table:table-cell>
          <table:table-cell office:value-type="string">
            <text:p>2519,251953</text:p>
          </table:table-cell>
          <table:table-cell office:value-type="string">
            <text:p>51,275368</text:p>
          </table:table-cell>
          <table:table-cell office:value-type="string">
            <text:p>2344,706299</text:p>
          </table:table-cell>
          <table:table-cell office:value-type="string">
            <text:p>36,322521</text:p>
          </table:table-cell>
          <table:table-cell office:value-type="string">
            <text:p>3651,056885</text:p>
          </table:table-cell>
          <table:table-cell office:value-type="string">
            <text:p>51,167198</text:p>
          </table:table-cell>
          <table:table-cell office:value-type="string">
            <text:p>221,728302</text:p>
          </table:table-cell>
          <table:table-cell office:value-type="string">
            <text:p>8,212991</text:p>
          </table:table-cell>
          <table:table-cell office:value-type="string">
            <text:p>12,197935</text:p>
          </table:table-cell>
          <table:table-cell office:value-type="string">
            <text:p>5,364480</text:p>
          </table:table-cell>
          <table:table-cell office:value-type="string">
            <text:p>29,071459</text:p>
          </table:table-cell>
          <table:table-cell office:value-type="string">
            <text:p>7,553781</text:p>
          </table:table-cell>
          <table:table-cell office:value-type="string">
            <text:p>38,861515</text:p>
          </table:table-cell>
          <table:table-cell office:value-type="string">
            <text:p>5,089339</text:p>
          </table:table-cell>
          <table:table-cell office:value-type="string">
            <text:p>1609,677734</text:p>
          </table:table-cell>
          <table:table-cell office:value-type="string">
            <text:p>29,737610</text:p>
          </table:table-cell>
          <table:table-cell office:value-type="string">
            <text:p>67,123100</text:p>
          </table:table-cell>
          <table:table-cell office:value-type="string">
            <text:p>8,3260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0,396645</text:p>
          </table:table-cell>
          <table:table-cell office:value-type="string">
            <text:p>18,476749</text:p>
          </table:table-cell>
          <table:table-cell office:value-type="string">
            <text:p>55,069069</text:p>
          </table:table-cell>
          <table:table-cell office:value-type="string">
            <text:p>9,677042</text:p>
          </table:table-cell>
          <table:table-cell office:value-type="string">
            <text:p>20,470404</text:p>
          </table:table-cell>
          <table:table-cell office:value-type="string">
            <text:p>10,409624</text:p>
          </table:table-cell>
          <table:table-cell office:value-type="string">
            <text:p>53,468887</text:p>
          </table:table-cell>
          <table:table-cell office:value-type="string">
            <text:p>10,768019</text:p>
          </table:table-cell>
          <table:table-cell office:value-type="string">
            <text:p>19,766382</text:p>
          </table:table-cell>
          <table:table-cell office:value-type="string">
            <text:p>11,173774</text:p>
          </table:table-cell>
          <table:table-cell office:value-type="string">
            <text:p>99,950653</text:p>
          </table:table-cell>
          <table:table-cell office:value-type="string">
            <text:p>21,389208</text:p>
          </table:table-cell>
        </table:table-row>
        <table:table-row table:style-name="ro1">
          <table:table-cell office:value-type="string">
            <text:p>AFR153 <text:s text:c="5"/></text:p>
          </table:table-cell>
          <table:table-cell office:value-type="string">
            <text:p>3764,651367</text:p>
          </table:table-cell>
          <table:table-cell office:value-type="string">
            <text:p>824,162781</text:p>
          </table:table-cell>
          <table:table-cell office:value-type="string">
            <text:p>711,802124</text:p>
          </table:table-cell>
          <table:table-cell office:value-type="string">
            <text:p>442,155182</text:p>
          </table:table-cell>
          <table:table-cell office:value-type="string">
            <text:p>3997,581299</text:p>
          </table:table-cell>
          <table:table-cell office:value-type="string">
            <text:p>180,134186</text:p>
          </table:table-cell>
          <table:table-cell office:value-type="string">
            <text:p>6696,423340</text:p>
          </table:table-cell>
          <table:table-cell office:value-type="string">
            <text:p>178,608261</text:p>
          </table:table-cell>
          <table:table-cell office:value-type="string">
            <text:p>55,413307</text:p>
          </table:table-cell>
          <table:table-cell office:value-type="string">
            <text:p>30,480370</text:p>
          </table:table-cell>
          <table:table-cell office:value-type="string">
            <text:p>2631,023682</text:p>
          </table:table-cell>
          <table:table-cell office:value-type="string">
            <text:p>61,975010</text:p>
          </table:table-cell>
          <table:table-cell office:value-type="string">
            <text:p>7815,799805</text:p>
          </table:table-cell>
          <table:table-cell office:value-type="string">
            <text:p>135,699768</text:p>
          </table:table-cell>
          <table:table-cell office:value-type="string">
            <text:p>5260,463867</text:p>
          </table:table-cell>
          <table:table-cell office:value-type="string">
            <text:p>73,468376</text:p>
          </table:table-cell>
          <table:table-cell office:value-type="string">
            <text:p>3725,274902</text:p>
          </table:table-cell>
          <table:table-cell office:value-type="string">
            <text:p>52,085911</text:p>
          </table:table-cell>
          <table:table-cell office:value-type="string">
            <text:p>252,990204</text:p>
          </table:table-cell>
          <table:table-cell office:value-type="string">
            <text:p>8,978978</text:p>
          </table:table-cell>
          <table:table-cell office:value-type="string">
            <text:p>23,201170</text:p>
          </table:table-cell>
          <table:table-cell office:value-type="string">
            <text:p>5,524783</text:p>
          </table:table-cell>
          <table:table-cell office:value-type="string">
            <text:p>38,015491</text:p>
          </table:table-cell>
          <table:table-cell office:value-type="string">
            <text:p>7,635014</text:p>
          </table:table-cell>
          <table:table-cell office:value-type="string">
            <text:p>50,900688</text:p>
          </table:table-cell>
          <table:table-cell office:value-type="string">
            <text:p>5,233196</text:p>
          </table:table-cell>
          <table:table-cell office:value-type="string">
            <text:p>1710,764404</text:p>
          </table:table-cell>
          <table:table-cell office:value-type="string">
            <text:p>31,348793</text:p>
          </table:table-cell>
          <table:table-cell office:value-type="string">
            <text:p>68,706749</text:p>
          </table:table-cell>
          <table:table-cell office:value-type="string">
            <text:p>8,5049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4,755966</text:p>
          </table:table-cell>
          <table:table-cell office:value-type="string">
            <text:p>18,705667</text:p>
          </table:table-cell>
          <table:table-cell office:value-type="string">
            <text:p>79,865479</text:p>
          </table:table-cell>
          <table:table-cell office:value-type="string">
            <text:p>9,896734</text:p>
          </table:table-cell>
          <table:table-cell office:value-type="string">
            <text:p>41,621597</text:p>
          </table:table-cell>
          <table:table-cell office:value-type="string">
            <text:p>10,656491</text:p>
          </table:table-cell>
          <table:table-cell office:value-type="string">
            <text:p>44,502506</text:p>
          </table:table-cell>
          <table:table-cell office:value-type="string">
            <text:p>10,948213</text:p>
          </table:table-cell>
          <table:table-cell office:value-type="string">
            <text:p>10,765362</text:p>
          </table:table-cell>
          <table:table-cell office:value-type="string">
            <text:p>11,436543</text:p>
          </table:table-cell>
          <table:table-cell office:value-type="string">
            <text:p>142,456818</text:p>
          </table:table-cell>
          <table:table-cell office:value-type="string">
            <text:p>21,915091</text:p>
          </table:table-cell>
        </table:table-row>
        <table:table-row table:style-name="ro1">
          <table:table-cell office:value-type="string">
            <text:p>AFR154 <text:s text:c="5"/></text:p>
          </table:table-cell>
          <table:table-cell office:value-type="string">
            <text:p>1192,992310</text:p>
          </table:table-cell>
          <table:table-cell office:value-type="string">
            <text:p>388,482269</text:p>
          </table:table-cell>
          <table:table-cell office:value-type="string">
            <text:p>855,523499</text:p>
          </table:table-cell>
          <table:table-cell office:value-type="string">
            <text:p>393,149536</text:p>
          </table:table-cell>
          <table:table-cell office:value-type="string">
            <text:p>463,968567</text:p>
          </table:table-cell>
          <table:table-cell office:value-type="string">
            <text:p>50,470818</text:p>
          </table:table-cell>
          <table:table-cell office:value-type="string">
            <text:p>12,368334</text:p>
          </table:table-cell>
          <table:table-cell office:value-type="string">
            <text:p>61,005459</text:p>
          </table:table-cell>
          <table:table-cell office:value-type="string">
            <text:p>4,541493</text:p>
          </table:table-cell>
          <table:table-cell office:value-type="string">
            <text:p>20,112518</text:p>
          </table:table-cell>
          <table:table-cell office:value-type="string">
            <text:p>11,667422</text:p>
          </table:table-cell>
          <table:table-cell office:value-type="string">
            <text:p>17,604729</text:p>
          </table:table-cell>
          <table:table-cell office:value-type="string">
            <text:p>2,240455</text:p>
          </table:table-cell>
          <table:table-cell office:value-type="string">
            <text:p>12,882668</text:p>
          </table:table-cell>
          <table:table-cell office:value-type="string">
            <text:p>43,042404</text:p>
          </table:table-cell>
          <table:table-cell office:value-type="string">
            <text:p>9,410798</text:p>
          </table:table-cell>
          <table:table-cell office:value-type="string">
            <text:p>26,655933</text:p>
          </table:table-cell>
          <table:table-cell office:value-type="string">
            <text:p>10,4478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8,651133</text:p>
          </table:table-cell>
          <table:table-cell office:value-type="string">
            <text:p>7,32585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,839161</text:p>
          </table:table-cell>
          <table:table-cell office:value-type="string">
            <text:p>7,9855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,161410</text:p>
          </table:table-cell>
          <table:table-cell office:value-type="string">
            <text:p>14,226390</text:p>
          </table:table-cell>
          <table:table-cell office:value-type="string">
            <text:p>6,842412</text:p>
          </table:table-cell>
          <table:table-cell office:value-type="string">
            <text:p>18,129173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155 <text:s text:c="5"/></text:p>
          </table:table-cell>
          <table:table-cell office:value-type="string">
            <text:p>4618,624512</text:p>
          </table:table-cell>
          <table:table-cell office:value-type="string">
            <text:p>886,802307</text:p>
          </table:table-cell>
          <table:table-cell office:value-type="string">
            <text:p>1793,833984</text:p>
          </table:table-cell>
          <table:table-cell office:value-type="string">
            <text:p>469,459351</text:p>
          </table:table-cell>
          <table:table-cell office:value-type="string">
            <text:p>5574,136719</text:p>
          </table:table-cell>
          <table:table-cell office:value-type="string">
            <text:p>215,558044</text:p>
          </table:table-cell>
          <table:table-cell office:value-type="string">
            <text:p>11579,313477</text:p>
          </table:table-cell>
          <table:table-cell office:value-type="string">
            <text:p>275,893402</text:p>
          </table:table-cell>
          <table:table-cell office:value-type="string">
            <text:p>2,919531</text:p>
          </table:table-cell>
          <table:table-cell office:value-type="string">
            <text:p>33,088062</text:p>
          </table:table-cell>
          <table:table-cell office:value-type="string">
            <text:p>2910,715088</text:p>
          </table:table-cell>
          <table:table-cell office:value-type="string">
            <text:p>67,826340</text:p>
          </table:table-cell>
          <table:table-cell office:value-type="string">
            <text:p>11619,840820</text:p>
          </table:table-cell>
          <table:table-cell office:value-type="string">
            <text:p>196,802460</text:p>
          </table:table-cell>
          <table:table-cell office:value-type="string">
            <text:p>7617,867676</text:p>
          </table:table-cell>
          <table:table-cell office:value-type="string">
            <text:p>103,954704</text:p>
          </table:table-cell>
          <table:table-cell office:value-type="string">
            <text:p>5724,278809</text:p>
          </table:table-cell>
          <table:table-cell office:value-type="string">
            <text:p>76,666695</text:p>
          </table:table-cell>
          <table:table-cell office:value-type="string">
            <text:p>348,374725</text:p>
          </table:table-cell>
          <table:table-cell office:value-type="string">
            <text:p>11,236752</text:p>
          </table:table-cell>
          <table:table-cell office:value-type="string">
            <text:p>23,225363</text:p>
          </table:table-cell>
          <table:table-cell office:value-type="string">
            <text:p>5,899124</text:p>
          </table:table-cell>
          <table:table-cell office:value-type="string">
            <text:p>18,082285</text:p>
          </table:table-cell>
          <table:table-cell office:value-type="string">
            <text:p>7,773391</text:p>
          </table:table-cell>
          <table:table-cell office:value-type="string">
            <text:p>61,585052</text:p>
          </table:table-cell>
          <table:table-cell office:value-type="string">
            <text:p>5,609463</text:p>
          </table:table-cell>
          <table:table-cell office:value-type="string">
            <text:p>2885,333740</text:p>
          </table:table-cell>
          <table:table-cell office:value-type="string">
            <text:p>50,232773</text:p>
          </table:table-cell>
          <table:table-cell office:value-type="string">
            <text:p>78,468369</text:p>
          </table:table-cell>
          <table:table-cell office:value-type="string">
            <text:p>9,050363</text:p>
          </table:table-cell>
          <table:table-cell office:value-type="string">
            <text:p>64,633141</text:p>
          </table:table-cell>
          <table:table-cell office:value-type="string">
            <text:p>15,495011</text:p>
          </table:table-cell>
          <table:table-cell office:value-type="string">
            <text:p>165,603394</text:p>
          </table:table-cell>
          <table:table-cell office:value-type="string">
            <text:p>18,998785</text:p>
          </table:table-cell>
          <table:table-cell office:value-type="string">
            <text:p>203,740372</text:p>
          </table:table-cell>
          <table:table-cell office:value-type="string">
            <text:p>11,105127</text:p>
          </table:table-cell>
          <table:table-cell office:value-type="string">
            <text:p>28,195086</text:p>
          </table:table-cell>
          <table:table-cell office:value-type="string">
            <text:p>11,451574</text:p>
          </table:table-cell>
          <table:table-cell office:value-type="string">
            <text:p>75,412033</text:p>
          </table:table-cell>
          <table:table-cell office:value-type="string">
            <text:p>11,818852</text:p>
          </table:table-cell>
          <table:table-cell office:value-type="string">
            <text:p>21,971954</text:p>
          </table:table-cell>
          <table:table-cell office:value-type="string">
            <text:p>12,179688</text:p>
          </table:table-cell>
          <table:table-cell office:value-type="string">
            <text:p>146,704910</text:p>
          </table:table-cell>
          <table:table-cell office:value-type="string">
            <text:p>23,448614</text:p>
          </table:table-cell>
        </table:table-row>
        <table:table-row table:style-name="ro1">
          <table:table-cell office:value-type="string">
            <text:p>AFR156 <text:s text:c="5"/></text:p>
          </table:table-cell>
          <table:table-cell office:value-type="string">
            <text:p>13237,428711</text:p>
          </table:table-cell>
          <table:table-cell office:value-type="string">
            <text:p>1070,989136</text:p>
          </table:table-cell>
          <table:table-cell office:value-type="string">
            <text:p>2540,402832</text:p>
          </table:table-cell>
          <table:table-cell office:value-type="string">
            <text:p>462,768005</text:p>
          </table:table-cell>
          <table:table-cell office:value-type="string">
            <text:p>2342,193848</text:p>
          </table:table-cell>
          <table:table-cell office:value-type="string">
            <text:p>168,664093</text:p>
          </table:table-cell>
          <table:table-cell office:value-type="string">
            <text:p>4888,265137</text:p>
          </table:table-cell>
          <table:table-cell office:value-type="string">
            <text:p>149,717896</text:p>
          </table:table-cell>
          <table:table-cell office:value-type="string">
            <text:p>78,502945</text:p>
          </table:table-cell>
          <table:table-cell office:value-type="string">
            <text:p>36,688446</text:p>
          </table:table-cell>
          <table:table-cell office:value-type="string">
            <text:p>5220,455566</text:p>
          </table:table-cell>
          <table:table-cell office:value-type="string">
            <text:p>108,972610</text:p>
          </table:table-cell>
          <table:table-cell office:value-type="string">
            <text:p>36130,562500</text:p>
          </table:table-cell>
          <table:table-cell office:value-type="string">
            <text:p>591,533936</text:p>
          </table:table-cell>
          <table:table-cell office:value-type="string">
            <text:p>23509,091797</text:p>
          </table:table-cell>
          <table:table-cell office:value-type="string">
            <text:p>310,285858</text:p>
          </table:table-cell>
          <table:table-cell office:value-type="string">
            <text:p>7764,693359</text:p>
          </table:table-cell>
          <table:table-cell office:value-type="string">
            <text:p>101,985886</text:p>
          </table:table-cell>
          <table:table-cell office:value-type="string">
            <text:p>290,137573</text:p>
          </table:table-cell>
          <table:table-cell office:value-type="string">
            <text:p>9,540280</text:p>
          </table:table-cell>
          <table:table-cell office:value-type="string">
            <text:p>35,115269</text:p>
          </table:table-cell>
          <table:table-cell office:value-type="string">
            <text:p>5,063005</text:p>
          </table:table-cell>
          <table:table-cell office:value-type="string">
            <text:p>31,683004</text:p>
          </table:table-cell>
          <table:table-cell office:value-type="string">
            <text:p>7,300999</text:p>
          </table:table-cell>
          <table:table-cell office:value-type="string">
            <text:p>42,188004</text:p>
          </table:table-cell>
          <table:table-cell office:value-type="string">
            <text:p>4,589332</text:p>
          </table:table-cell>
          <table:table-cell office:value-type="string">
            <text:p>1408,922363</text:p>
          </table:table-cell>
          <table:table-cell office:value-type="string">
            <text:p>26,328558</text:p>
          </table:table-cell>
          <table:table-cell office:value-type="string">
            <text:p>57,507515</text:p>
          </table:table-cell>
          <table:table-cell office:value-type="string">
            <text:p>7,6612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4,935760</text:p>
          </table:table-cell>
          <table:table-cell office:value-type="string">
            <text:p>18,874605</text:p>
          </table:table-cell>
          <table:table-cell office:value-type="string">
            <text:p>280,936768</text:p>
          </table:table-cell>
          <table:table-cell office:value-type="string">
            <text:p>9,970035</text:p>
          </table:table-cell>
          <table:table-cell office:value-type="string">
            <text:p>84,005905</text:p>
          </table:table-cell>
          <table:table-cell office:value-type="string">
            <text:p>9,706388</text:p>
          </table:table-cell>
          <table:table-cell office:value-type="string">
            <text:p>71,844040</text:p>
          </table:table-cell>
          <table:table-cell office:value-type="string">
            <text:p>9,812082</text:p>
          </table:table-cell>
          <table:table-cell office:value-type="string">
            <text:p>16,164881</text:p>
          </table:table-cell>
          <table:table-cell office:value-type="string">
            <text:p>10,194934</text:p>
          </table:table-cell>
          <table:table-cell office:value-type="string">
            <text:p>137,773773</text:p>
          </table:table-cell>
          <table:table-cell office:value-type="string">
            <text:p>19,653561</text:p>
          </table:table-cell>
        </table:table-row>
        <table:table-row table:style-name="ro1">
          <table:table-cell office:value-type="string">
            <text:p>AFR157 <text:s text:c="5"/></text:p>
          </table:table-cell>
          <table:table-cell office:value-type="string">
            <text:p>2091,168701</text:p>
          </table:table-cell>
          <table:table-cell office:value-type="string">
            <text:p>942,859802</text:p>
          </table:table-cell>
          <table:table-cell office:value-type="string">
            <text:p>2475,128906</text:p>
          </table:table-cell>
          <table:table-cell office:value-type="string">
            <text:p>506,450470</text:p>
          </table:table-cell>
          <table:table-cell office:value-type="string">
            <text:p>5429,237305</text:p>
          </table:table-cell>
          <table:table-cell office:value-type="string">
            <text:p>218,118286</text:p>
          </table:table-cell>
          <table:table-cell office:value-type="string">
            <text:p>13339,198242</text:p>
          </table:table-cell>
          <table:table-cell office:value-type="string">
            <text:p>315,198944</text:p>
          </table:table-cell>
          <table:table-cell office:value-type="string">
            <text:p>212,152573</text:p>
          </table:table-cell>
          <table:table-cell office:value-type="string">
            <text:p>44,311878</text:p>
          </table:table-cell>
          <table:table-cell office:value-type="string">
            <text:p>6154,258301</text:p>
          </table:table-cell>
          <table:table-cell office:value-type="string">
            <text:p>125,212006</text:p>
          </table:table-cell>
          <table:table-cell office:value-type="string">
            <text:p>23394,833984</text:p>
          </table:table-cell>
          <table:table-cell office:value-type="string">
            <text:p>386,582733</text:p>
          </table:table-cell>
          <table:table-cell office:value-type="string">
            <text:p>25879,970703</text:p>
          </table:table-cell>
          <table:table-cell office:value-type="string">
            <text:p>341,345703</text:p>
          </table:table-cell>
          <table:table-cell office:value-type="string">
            <text:p>23387,769531</text:p>
          </table:table-cell>
          <table:table-cell office:value-type="string">
            <text:p>296,458099</text:p>
          </table:table-cell>
          <table:table-cell office:value-type="string">
            <text:p>444,970764</text:p>
          </table:table-cell>
          <table:table-cell office:value-type="string">
            <text:p>13,493669</text:p>
          </table:table-cell>
          <table:table-cell office:value-type="string">
            <text:p>23,194557</text:p>
          </table:table-cell>
          <table:table-cell office:value-type="string">
            <text:p>5,991248</text:p>
          </table:table-cell>
          <table:table-cell office:value-type="string">
            <text:p>35,613243</text:p>
          </table:table-cell>
          <table:table-cell office:value-type="string">
            <text:p>7,854857</text:p>
          </table:table-cell>
          <table:table-cell office:value-type="string">
            <text:p>96,603127</text:p>
          </table:table-cell>
          <table:table-cell office:value-type="string">
            <text:p>5,915471</text:p>
          </table:table-cell>
          <table:table-cell office:value-type="string">
            <text:p>4225,745605</text:p>
          </table:table-cell>
          <table:table-cell office:value-type="string">
            <text:p>72,038277</text:p>
          </table:table-cell>
          <table:table-cell office:value-type="string">
            <text:p>66,751129</text:p>
          </table:table-cell>
          <table:table-cell office:value-type="string">
            <text:p>9,193007</text:p>
          </table:table-cell>
          <table:table-cell office:value-type="string">
            <text:p>23,614510</text:p>
          </table:table-cell>
          <table:table-cell office:value-type="string">
            <text:p>15,491295</text:p>
          </table:table-cell>
          <table:table-cell office:value-type="string">
            <text:p>591,361389</text:p>
          </table:table-cell>
          <table:table-cell office:value-type="string">
            <text:p>21,090267</text:p>
          </table:table-cell>
          <table:table-cell office:value-type="string">
            <text:p>110,983353</text:p>
          </table:table-cell>
          <table:table-cell office:value-type="string">
            <text:p>11,169047</text:p>
          </table:table-cell>
          <table:table-cell office:value-type="string">
            <text:p>180,636826</text:p>
          </table:table-cell>
          <table:table-cell office:value-type="string">
            <text:p>12,476891</text:p>
          </table:table-cell>
          <table:table-cell office:value-type="string">
            <text:p>215,685043</text:p>
          </table:table-cell>
          <table:table-cell office:value-type="string">
            <text:p>12,967963</text:p>
          </table:table-cell>
          <table:table-cell office:value-type="string">
            <text:p>21,609013</text:p>
          </table:table-cell>
          <table:table-cell office:value-type="string">
            <text:p>12,904948</text:p>
          </table:table-cell>
          <table:table-cell office:value-type="string">
            <text:p>223,815277</text:p>
          </table:table-cell>
          <table:table-cell office:value-type="string">
            <text:p>24,978092</text:p>
          </table:table-cell>
        </table:table-row>
        <table:table-row table:style-name="ro1">
          <table:table-cell office:value-type="string">
            <text:p>AFR158 <text:s text:c="5"/></text:p>
          </table:table-cell>
          <table:table-cell office:value-type="string">
            <text:p>1607,315674</text:p>
          </table:table-cell>
          <table:table-cell office:value-type="string">
            <text:p>648,729980</text:p>
          </table:table-cell>
          <table:table-cell office:value-type="string">
            <text:p>386,368195</text:p>
          </table:table-cell>
          <table:table-cell office:value-type="string">
            <text:p>397,252411</text:p>
          </table:table-cell>
          <table:table-cell office:value-type="string">
            <text:p>1787,204956</text:p>
          </table:table-cell>
          <table:table-cell office:value-type="string">
            <text:p>139,903336</text:p>
          </table:table-cell>
          <table:table-cell office:value-type="string">
            <text:p>3296,515625</text:p>
          </table:table-cell>
          <table:table-cell office:value-type="string">
            <text:p>111,906258</text:p>
          </table:table-cell>
          <table:table-cell office:value-type="string">
            <text:p>12,975693</text:p>
          </table:table-cell>
          <table:table-cell office:value-type="string">
            <text:p>24,330746</text:p>
          </table:table-cell>
          <table:table-cell office:value-type="string">
            <text:p>1810,702271</text:p>
          </table:table-cell>
          <table:table-cell office:value-type="string">
            <text:p>46,600723</text:p>
          </table:table-cell>
          <table:table-cell office:value-type="string">
            <text:p>4051,443359</text:p>
          </table:table-cell>
          <table:table-cell office:value-type="string">
            <text:p>74,992584</text:p>
          </table:table-cell>
          <table:table-cell office:value-type="string">
            <text:p>6054,642090</text:p>
          </table:table-cell>
          <table:table-cell office:value-type="string">
            <text:p>83,529480</text:p>
          </table:table-cell>
          <table:table-cell office:value-type="string">
            <text:p>1674,110962</text:p>
          </table:table-cell>
          <table:table-cell office:value-type="string">
            <text:p>27,530966</text:p>
          </table:table-cell>
          <table:table-cell office:value-type="string">
            <text:p>111,776535</text:p>
          </table:table-cell>
          <table:table-cell office:value-type="string">
            <text:p>5,686699</text:p>
          </table:table-cell>
          <table:table-cell office:value-type="string">
            <text:p>4,743641</text:p>
          </table:table-cell>
          <table:table-cell office:value-type="string">
            <text:p>4,498081</text:p>
          </table:table-cell>
          <table:table-cell office:value-type="string">
            <text:p>24,882645</text:p>
          </table:table-cell>
          <table:table-cell office:value-type="string">
            <text:p>7,104362</text:p>
          </table:table-cell>
          <table:table-cell office:value-type="string">
            <text:p>23,982208</text:p>
          </table:table-cell>
          <table:table-cell office:value-type="string">
            <text:p>4,250402</text:p>
          </table:table-cell>
          <table:table-cell office:value-type="string">
            <text:p>809,839722</text:p>
          </table:table-cell>
          <table:table-cell office:value-type="string">
            <text:p>17,299591</text:p>
          </table:table-cell>
          <table:table-cell office:value-type="string">
            <text:p>43,967579</text:p>
          </table:table-cell>
          <table:table-cell office:value-type="string">
            <text:p>7,0462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3,910347</text:p>
          </table:table-cell>
          <table:table-cell office:value-type="string">
            <text:p>17,959274</text:p>
          </table:table-cell>
          <table:table-cell office:value-type="string">
            <text:p>85,193436</text:p>
          </table:table-cell>
          <table:table-cell office:value-type="string">
            <text:p>8,413064</text:p>
          </table:table-cell>
          <table:table-cell office:value-type="string">
            <text:p>52,720947</text:p>
          </table:table-cell>
          <table:table-cell office:value-type="string">
            <text:p>9,021700</text:p>
          </table:table-cell>
          <table:table-cell office:value-type="string">
            <text:p>25,485647</text:p>
          </table:table-cell>
          <table:table-cell office:value-type="string">
            <text:p>9,159634</text:p>
          </table:table-cell>
          <table:table-cell office:value-type="string">
            <text:p>13,037995</text:p>
          </table:table-cell>
          <table:table-cell office:value-type="string">
            <text:p>9,579297</text:p>
          </table:table-cell>
          <table:table-cell office:value-type="string">
            <text:p>79,696976</text:p>
          </table:table-cell>
          <table:table-cell office:value-type="string">
            <text:p>18,286163</text:p>
          </table:table-cell>
        </table:table-row>
        <table:table-row table:style-name="ro1">
          <table:table-cell office:value-type="string">
            <text:p>AFR159 <text:s text:c="5"/></text:p>
          </table:table-cell>
          <table:table-cell office:value-type="string">
            <text:p>2638,099609</text:p>
          </table:table-cell>
          <table:table-cell office:value-type="string">
            <text:p>796,585449</text:p>
          </table:table-cell>
          <table:table-cell office:value-type="string">
            <text:p>1589,853271</text:p>
          </table:table-cell>
          <table:table-cell office:value-type="string">
            <text:p>446,435547</text:p>
          </table:table-cell>
          <table:table-cell office:value-type="string">
            <text:p>2433,372559</text:p>
          </table:table-cell>
          <table:table-cell office:value-type="string">
            <text:p>164,921783</text:p>
          </table:table-cell>
          <table:table-cell office:value-type="string">
            <text:p>5054,653809</text:p>
          </table:table-cell>
          <table:table-cell office:value-type="string">
            <text:p>151,241577</text:p>
          </table:table-cell>
          <table:table-cell office:value-type="string">
            <text:p>48,010063</text:p>
          </table:table-cell>
          <table:table-cell office:value-type="string">
            <text:p>33,101326</text:p>
          </table:table-cell>
          <table:table-cell office:value-type="string">
            <text:p>4949,443848</text:p>
          </table:table-cell>
          <table:table-cell office:value-type="string">
            <text:p>102,396935</text:p>
          </table:table-cell>
          <table:table-cell office:value-type="string">
            <text:p>13533,049805</text:p>
          </table:table-cell>
          <table:table-cell office:value-type="string">
            <text:p>227,458572</text:p>
          </table:table-cell>
          <table:table-cell office:value-type="string">
            <text:p>23103,505859</text:p>
          </table:table-cell>
          <table:table-cell office:value-type="string">
            <text:p>305,059418</text:p>
          </table:table-cell>
          <table:table-cell office:value-type="string">
            <text:p>4499,195801</text:p>
          </table:table-cell>
          <table:table-cell office:value-type="string">
            <text:p>61,901489</text:p>
          </table:table-cell>
          <table:table-cell office:value-type="string">
            <text:p>146,097641</text:p>
          </table:table-cell>
          <table:table-cell office:value-type="string">
            <text:p>6,690139</text:p>
          </table:table-cell>
          <table:table-cell office:value-type="string">
            <text:p>23,933828</text:p>
          </table:table-cell>
          <table:table-cell office:value-type="string">
            <text:p>5,163230</text:p>
          </table:table-cell>
          <table:table-cell office:value-type="string">
            <text:p>28,037180</text:p>
          </table:table-cell>
          <table:table-cell office:value-type="string">
            <text:p>7,405066</text:p>
          </table:table-cell>
          <table:table-cell office:value-type="string">
            <text:p>36,861122</text:p>
          </table:table-cell>
          <table:table-cell office:value-type="string">
            <text:p>4,861395</text:p>
          </table:table-cell>
          <table:table-cell office:value-type="string">
            <text:p>1261,549438</text:p>
          </table:table-cell>
          <table:table-cell office:value-type="string">
            <text:p>24,178139</text:p>
          </table:table-cell>
          <table:table-cell office:value-type="string">
            <text:p>61,283070</text:p>
          </table:table-cell>
          <table:table-cell office:value-type="string">
            <text:p>8,0561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1,383667</text:p>
          </table:table-cell>
          <table:table-cell office:value-type="string">
            <text:p>19,242514</text:p>
          </table:table-cell>
          <table:table-cell office:value-type="string">
            <text:p>69,957870</text:p>
          </table:table-cell>
          <table:table-cell office:value-type="string">
            <text:p>9,567876</text:p>
          </table:table-cell>
          <table:table-cell office:value-type="string">
            <text:p>179,960922</text:p>
          </table:table-cell>
          <table:table-cell office:value-type="string">
            <text:p>10,956298</text:p>
          </table:table-cell>
          <table:table-cell office:value-type="string">
            <text:p>35,807331</text:p>
          </table:table-cell>
          <table:table-cell office:value-type="string">
            <text:p>10,594105</text:p>
          </table:table-cell>
          <table:table-cell office:value-type="string">
            <text:p>17,337463</text:p>
          </table:table-cell>
          <table:table-cell office:value-type="string">
            <text:p>11,060690</text:p>
          </table:table-cell>
          <table:table-cell office:value-type="string">
            <text:p>144,118301</text:p>
          </table:table-cell>
          <table:table-cell office:value-type="string">
            <text:p>21,218309</text:p>
          </table:table-cell>
        </table:table-row>
        <table:table-row table:style-name="ro1">
          <table:table-cell office:value-type="string">
            <text:p>AFR160 <text:s text:c="5"/></text:p>
          </table:table-cell>
          <table:table-cell office:value-type="string">
            <text:p>1903,172607</text:p>
          </table:table-cell>
          <table:table-cell office:value-type="string">
            <text:p>717,859863</text:p>
          </table:table-cell>
          <table:table-cell office:value-type="string">
            <text:p>1928,460815</text:p>
          </table:table-cell>
          <table:table-cell office:value-type="string">
            <text:p>436,642975</text:p>
          </table:table-cell>
          <table:table-cell office:value-type="string">
            <text:p>5722,862305</text:p>
          </table:table-cell>
          <table:table-cell office:value-type="string">
            <text:p>205,259369</text:p>
          </table:table-cell>
          <table:table-cell office:value-type="string">
            <text:p>12425,804688</text:p>
          </table:table-cell>
          <table:table-cell office:value-type="string">
            <text:p>290,817902</text:p>
          </table:table-cell>
          <table:table-cell office:value-type="string">
            <text:p>11,029340</text:p>
          </table:table-cell>
          <table:table-cell office:value-type="string">
            <text:p>29,520489</text:p>
          </table:table-cell>
          <table:table-cell office:value-type="string">
            <text:p>2339,830078</text:p>
          </table:table-cell>
          <table:table-cell office:value-type="string">
            <text:p>56,307533</text:p>
          </table:table-cell>
          <table:table-cell office:value-type="string">
            <text:p>5006,157227</text:p>
          </table:table-cell>
          <table:table-cell office:value-type="string">
            <text:p>90,196938</text:p>
          </table:table-cell>
          <table:table-cell office:value-type="string">
            <text:p>7943,376465</text:p>
          </table:table-cell>
          <table:table-cell office:value-type="string">
            <text:p>108,054955</text:p>
          </table:table-cell>
          <table:table-cell office:value-type="string">
            <text:p>7600,782227</text:p>
          </table:table-cell>
          <table:table-cell office:value-type="string">
            <text:p>99,740036</text:p>
          </table:table-cell>
          <table:table-cell office:value-type="string">
            <text:p>317,586670</text:p>
          </table:table-cell>
          <table:table-cell office:value-type="string">
            <text:p>10,179478</text:p>
          </table:table-cell>
          <table:table-cell office:value-type="string">
            <text:p>16,633549</text:p>
          </table:table-cell>
          <table:table-cell office:value-type="string">
            <text:p>5,061098</text:p>
          </table:table-cell>
          <table:table-cell office:value-type="string">
            <text:p>34,372120</text:p>
          </table:table-cell>
          <table:table-cell office:value-type="string">
            <text:p>7,369620</text:p>
          </table:table-cell>
          <table:table-cell office:value-type="string">
            <text:p>51,156052</text:p>
          </table:table-cell>
          <table:table-cell office:value-type="string">
            <text:p>4,820510</text:p>
          </table:table-cell>
          <table:table-cell office:value-type="string">
            <text:p>2615,076904</text:p>
          </table:table-cell>
          <table:table-cell office:value-type="string">
            <text:p>45,669434</text:p>
          </table:table-cell>
          <table:table-cell office:value-type="string">
            <text:p>53,006603</text:p>
          </table:table-cell>
          <table:table-cell office:value-type="string">
            <text:p>7,69007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2,590282</text:p>
          </table:table-cell>
          <table:table-cell office:value-type="string">
            <text:p>18,147297</text:p>
          </table:table-cell>
          <table:table-cell office:value-type="string">
            <text:p>60,595478</text:p>
          </table:table-cell>
          <table:table-cell office:value-type="string">
            <text:p>8,971958</text:p>
          </table:table-cell>
          <table:table-cell office:value-type="string">
            <text:p>32,467800</text:p>
          </table:table-cell>
          <table:table-cell office:value-type="string">
            <text:p>9,694706</text:p>
          </table:table-cell>
          <table:table-cell office:value-type="string">
            <text:p>111,168396</text:p>
          </table:table-cell>
          <table:table-cell office:value-type="string">
            <text:p>10,168140</text:p>
          </table:table-cell>
          <table:table-cell office:value-type="string">
            <text:p>23,479559</text:p>
          </table:table-cell>
          <table:table-cell office:value-type="string">
            <text:p>10,395324</text:p>
          </table:table-cell>
          <table:table-cell office:value-type="string">
            <text:p>34,260429</text:p>
          </table:table-cell>
          <table:table-cell office:value-type="string">
            <text:p>19,730888</text:p>
          </table:table-cell>
        </table:table-row>
        <table:table-row table:style-name="ro1">
          <table:table-cell office:value-type="string">
            <text:p>AFR161 <text:s text:c="5"/></text:p>
          </table:table-cell>
          <table:table-cell office:value-type="string">
            <text:p>2157,655518</text:p>
          </table:table-cell>
          <table:table-cell office:value-type="string">
            <text:p>971,047974</text:p>
          </table:table-cell>
          <table:table-cell office:value-type="string">
            <text:p>2911,647461</text:p>
          </table:table-cell>
          <table:table-cell office:value-type="string">
            <text:p>543,079285</text:p>
          </table:table-cell>
          <table:table-cell office:value-type="string">
            <text:p>8613,526367</text:p>
          </table:table-cell>
          <table:table-cell office:value-type="string">
            <text:p>277,981873</text:p>
          </table:table-cell>
          <table:table-cell office:value-type="string">
            <text:p>14858,806641</text:p>
          </table:table-cell>
          <table:table-cell office:value-type="string">
            <text:p>346,993164</text:p>
          </table:table-cell>
          <table:table-cell office:value-type="string">
            <text:p>96,993309</text:p>
          </table:table-cell>
          <table:table-cell office:value-type="string">
            <text:p>39,945282</text:p>
          </table:table-cell>
          <table:table-cell office:value-type="string">
            <text:p>4375,283691</text:p>
          </table:table-cell>
          <table:table-cell office:value-type="string">
            <text:p>94,249527</text:p>
          </table:table-cell>
          <table:table-cell office:value-type="string">
            <text:p>7945,354492</text:p>
          </table:table-cell>
          <table:table-cell office:value-type="string">
            <text:p>138,600708</text:p>
          </table:table-cell>
          <table:table-cell office:value-type="string">
            <text:p>18507,673828</text:p>
          </table:table-cell>
          <table:table-cell office:value-type="string">
            <text:p>245,601501</text:p>
          </table:table-cell>
          <table:table-cell office:value-type="string">
            <text:p>8383,188477</text:p>
          </table:table-cell>
          <table:table-cell office:value-type="string">
            <text:p>110,057320</text:p>
          </table:table-cell>
          <table:table-cell office:value-type="string">
            <text:p>585,322327</text:p>
          </table:table-cell>
          <table:table-cell office:value-type="string">
            <text:p>17,271250</text:p>
          </table:table-cell>
          <table:table-cell office:value-type="string">
            <text:p>17,249605</text:p>
          </table:table-cell>
          <table:table-cell office:value-type="string">
            <text:p>6,999579</text:p>
          </table:table-cell>
          <table:table-cell office:value-type="string">
            <text:p>28,192324</text:p>
          </table:table-cell>
          <table:table-cell office:value-type="string">
            <text:p>8,513968</text:p>
          </table:table-cell>
          <table:table-cell office:value-type="string">
            <text:p>111,887001</text:p>
          </table:table-cell>
          <table:table-cell office:value-type="string">
            <text:p>6,989161</text:p>
          </table:table-cell>
          <table:table-cell office:value-type="string">
            <text:p>3261,855469</text:p>
          </table:table-cell>
          <table:table-cell office:value-type="string">
            <text:p>56,592365</text:p>
          </table:table-cell>
          <table:table-cell office:value-type="string">
            <text:p>85,870705</text:p>
          </table:table-cell>
          <table:table-cell office:value-type="string">
            <text:p>10,909613</text:p>
          </table:table-cell>
          <table:table-cell office:value-type="string">
            <text:p>11,758565</text:p>
          </table:table-cell>
          <table:table-cell office:value-type="string">
            <text:p>16,648552</text:p>
          </table:table-cell>
          <table:table-cell office:value-type="string">
            <text:p>192,400513</text:p>
          </table:table-cell>
          <table:table-cell office:value-type="string">
            <text:p>20,042543</text:p>
          </table:table-cell>
          <table:table-cell office:value-type="string">
            <text:p>244,917572</text:p>
          </table:table-cell>
          <table:table-cell office:value-type="string">
            <text:p>13,520104</text:p>
          </table:table-cell>
          <table:table-cell office:value-type="string">
            <text:p>81,567802</text:p>
          </table:table-cell>
          <table:table-cell office:value-type="string">
            <text:p>14,137186</text:p>
          </table:table-cell>
          <table:table-cell office:value-type="string">
            <text:p>111,499702</text:p>
          </table:table-cell>
          <table:table-cell office:value-type="string">
            <text:p>14,574562</text:p>
          </table:table-cell>
          <table:table-cell office:value-type="string">
            <text:p>18,119183</text:p>
          </table:table-cell>
          <table:table-cell office:value-type="string">
            <text:p>15,079993</text:p>
          </table:table-cell>
          <table:table-cell office:value-type="string">
            <text:p>188,578781</text:p>
          </table:table-cell>
          <table:table-cell office:value-type="string">
            <text:p>28,746569</text:p>
          </table:table-cell>
        </table:table-row>
        <table:table-row table:style-name="ro1">
          <table:table-cell office:value-type="string">
            <text:p>AFR162 <text:s text:c="5"/></text:p>
          </table:table-cell>
          <table:table-cell office:value-type="string">
            <text:p>3012,108887</text:p>
          </table:table-cell>
          <table:table-cell office:value-type="string">
            <text:p>640,689880</text:p>
          </table:table-cell>
          <table:table-cell office:value-type="string">
            <text:p>691,425293</text:p>
          </table:table-cell>
          <table:table-cell office:value-type="string">
            <text:p>392,353638</text:p>
          </table:table-cell>
          <table:table-cell office:value-type="string">
            <text:p>2500,841797</text:p>
          </table:table-cell>
          <table:table-cell office:value-type="string">
            <text:p>144,643051</text:p>
          </table:table-cell>
          <table:table-cell office:value-type="string">
            <text:p>4644,879395</text:p>
          </table:table-cell>
          <table:table-cell office:value-type="string">
            <text:p>134,705551</text:p>
          </table:table-cell>
          <table:table-cell office:value-type="string">
            <text:p>50,228432</text:p>
          </table:table-cell>
          <table:table-cell office:value-type="string">
            <text:p>24,000122</text:p>
          </table:table-cell>
          <table:table-cell office:value-type="string">
            <text:p>2404,052734</text:p>
          </table:table-cell>
          <table:table-cell office:value-type="string">
            <text:p>55,831181</text:p>
          </table:table-cell>
          <table:table-cell office:value-type="string">
            <text:p>3312,419678</text:p>
          </table:table-cell>
          <table:table-cell office:value-type="string">
            <text:p>63,289169</text:p>
          </table:table-cell>
          <table:table-cell office:value-type="string">
            <text:p>1439,712158</text:p>
          </table:table-cell>
          <table:table-cell office:value-type="string">
            <text:p>24,522665</text:p>
          </table:table-cell>
          <table:table-cell office:value-type="string">
            <text:p>2406,839844</text:p>
          </table:table-cell>
          <table:table-cell office:value-type="string">
            <text:p>35,537659</text:p>
          </table:table-cell>
          <table:table-cell office:value-type="string">
            <text:p>189,655396</text:p>
          </table:table-cell>
          <table:table-cell office:value-type="string">
            <text:p>6,989288</text:p>
          </table:table-cell>
          <table:table-cell office:value-type="string">
            <text:p>24,493542</text:p>
          </table:table-cell>
          <table:table-cell office:value-type="string">
            <text:p>4,484871</text:p>
          </table:table-cell>
          <table:table-cell office:value-type="string">
            <text:p>34,993385</text:p>
          </table:table-cell>
          <table:table-cell office:value-type="string">
            <text:p>7,077584</text:p>
          </table:table-cell>
          <table:table-cell office:value-type="string">
            <text:p>32,062717</text:p>
          </table:table-cell>
          <table:table-cell office:value-type="string">
            <text:p>4,198872</text:p>
          </table:table-cell>
          <table:table-cell office:value-type="string">
            <text:p>1083,962158</text:p>
          </table:table-cell>
          <table:table-cell office:value-type="string">
            <text:p>21,293304</text:p>
          </table:table-cell>
          <table:table-cell office:value-type="string">
            <text:p>44,144737</text:p>
          </table:table-cell>
          <table:table-cell office:value-type="string">
            <text:p>6,8544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5,567741</text:p>
          </table:table-cell>
          <table:table-cell office:value-type="string">
            <text:p>17,822617</text:p>
          </table:table-cell>
          <table:table-cell office:value-type="string">
            <text:p>44,316788</text:p>
          </table:table-cell>
          <table:table-cell office:value-type="string">
            <text:p>7,949708</text:p>
          </table:table-cell>
          <table:table-cell office:value-type="string">
            <text:p>16,638994</text:p>
          </table:table-cell>
          <table:table-cell office:value-type="string">
            <text:p>8,613218</text:p>
          </table:table-cell>
          <table:table-cell office:value-type="string">
            <text:p>33,045910</text:p>
          </table:table-cell>
          <table:table-cell office:value-type="string">
            <text:p>8,852211</text:p>
          </table:table-cell>
          <table:table-cell office:value-type="string">
            <text:p>14,112106</text:p>
          </table:table-cell>
          <table:table-cell office:value-type="string">
            <text:p>9,207460</text:p>
          </table:table-cell>
          <table:table-cell office:value-type="string">
            <text:p>51,385860</text:p>
          </table:table-cell>
          <table:table-cell office:value-type="string">
            <text:p>17,586664</text:p>
          </table:table-cell>
        </table:table-row>
        <table:table-row table:style-name="ro1">
          <table:table-cell office:value-type="string">
            <text:p>AFR163 <text:s text:c="5"/></text:p>
          </table:table-cell>
          <table:table-cell office:value-type="string">
            <text:p>952,614441</text:p>
          </table:table-cell>
          <table:table-cell office:value-type="string">
            <text:p>369,643677</text:p>
          </table:table-cell>
          <table:table-cell office:value-type="string">
            <text:p>569,164551</text:p>
          </table:table-cell>
          <table:table-cell office:value-type="string">
            <text:p>375,873932</text:p>
          </table:table-cell>
          <table:table-cell office:value-type="string">
            <text:p>471,175293</text:p>
          </table:table-cell>
          <table:table-cell office:value-type="string">
            <text:p>48,839058</text:p>
          </table:table-cell>
          <table:table-cell office:value-type="string">
            <text:p>116,373596</text:p>
          </table:table-cell>
          <table:table-cell office:value-type="string">
            <text:p>58,631084</text:p>
          </table:table-cell>
          <table:table-cell office:value-type="string">
            <text:p>7,129197</text:p>
          </table:table-cell>
          <table:table-cell office:value-type="string">
            <text:p>18,147581</text:p>
          </table:table-cell>
          <table:table-cell office:value-type="string">
            <text:p>5,929874</text:p>
          </table:table-cell>
          <table:table-cell office:value-type="string">
            <text:p>15,949672</text:p>
          </table:table-cell>
          <table:table-cell office:value-type="string">
            <text:p>7,413777</text:p>
          </table:table-cell>
          <table:table-cell office:value-type="string">
            <text:p>11,610872</text:p>
          </table:table-cell>
          <table:table-cell office:value-type="string">
            <text:p>19,918720</text:p>
          </table:table-cell>
          <table:table-cell office:value-type="string">
            <text:p>8,692291</text:p>
          </table:table-cell>
          <table:table-cell office:value-type="string">
            <text:p>74,969788</text:p>
          </table:table-cell>
          <table:table-cell office:value-type="string">
            <text:p>10,4532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4,510236</text:p>
          </table:table-cell>
          <table:table-cell office:value-type="string">
            <text:p>7,0562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,003183</text:p>
          </table:table-cell>
          <table:table-cell office:value-type="string">
            <text:p>7,7937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,083449</text:p>
          </table:table-cell>
          <table:table-cell office:value-type="string">
            <text:p>17,820759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164 <text:s text:c="5"/></text:p>
          </table:table-cell>
          <table:table-cell office:value-type="string">
            <text:p>2813,605225</text:p>
          </table:table-cell>
          <table:table-cell office:value-type="string">
            <text:p>699,183960</text:p>
          </table:table-cell>
          <table:table-cell office:value-type="string">
            <text:p>1483,783447</text:p>
          </table:table-cell>
          <table:table-cell office:value-type="string">
            <text:p>418,964691</text:p>
          </table:table-cell>
          <table:table-cell office:value-type="string">
            <text:p>4147,779785</text:p>
          </table:table-cell>
          <table:table-cell office:value-type="string">
            <text:p>177,021515</text:p>
          </table:table-cell>
          <table:table-cell office:value-type="string">
            <text:p>12533,433594</text:p>
          </table:table-cell>
          <table:table-cell office:value-type="string">
            <text:p>291,975586</text:p>
          </table:table-cell>
          <table:table-cell office:value-type="string">
            <text:p>77,529762</text:p>
          </table:table-cell>
          <table:table-cell office:value-type="string">
            <text:p>30,854521</text:p>
          </table:table-cell>
          <table:table-cell office:value-type="string">
            <text:p>3357,147217</text:p>
          </table:table-cell>
          <table:table-cell office:value-type="string">
            <text:p>73,478912</text:p>
          </table:table-cell>
          <table:table-cell office:value-type="string">
            <text:p>7546,413574</text:p>
          </table:table-cell>
          <table:table-cell office:value-type="string">
            <text:p>130,800369</text:p>
          </table:table-cell>
          <table:table-cell office:value-type="string">
            <text:p>6022,595703</text:p>
          </table:table-cell>
          <table:table-cell office:value-type="string">
            <text:p>83,086143</text:p>
          </table:table-cell>
          <table:table-cell office:value-type="string">
            <text:p>12202,461914</text:p>
          </table:table-cell>
          <table:table-cell office:value-type="string">
            <text:p>156,493073</text:p>
          </table:table-cell>
          <table:table-cell office:value-type="string">
            <text:p>436,002258</text:p>
          </table:table-cell>
          <table:table-cell office:value-type="string">
            <text:p>12,829920</text:p>
          </table:table-cell>
          <table:table-cell office:value-type="string">
            <text:p>26,675283</text:p>
          </table:table-cell>
          <table:table-cell office:value-type="string">
            <text:p>4,830695</text:p>
          </table:table-cell>
          <table:table-cell office:value-type="string">
            <text:p>22,788235</text:p>
          </table:table-cell>
          <table:table-cell office:value-type="string">
            <text:p>7,100772</text:p>
          </table:table-cell>
          <table:table-cell office:value-type="string">
            <text:p>101,233231</text:p>
          </table:table-cell>
          <table:table-cell office:value-type="string">
            <text:p>4,874440</text:p>
          </table:table-cell>
          <table:table-cell office:value-type="string">
            <text:p>2387,049561</text:p>
          </table:table-cell>
          <table:table-cell office:value-type="string">
            <text:p>41,863800</text:p>
          </table:table-cell>
          <table:table-cell office:value-type="string">
            <text:p>42,070503</text:p>
          </table:table-cell>
          <table:table-cell office:value-type="string">
            <text:p>7,0063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1,135559</text:p>
          </table:table-cell>
          <table:table-cell office:value-type="string">
            <text:p>18,180956</text:p>
          </table:table-cell>
          <table:table-cell office:value-type="string">
            <text:p>134,974487</text:p>
          </table:table-cell>
          <table:table-cell office:value-type="string">
            <text:p>8,548555</text:p>
          </table:table-cell>
          <table:table-cell office:value-type="string">
            <text:p>36,016323</text:p>
          </table:table-cell>
          <table:table-cell office:value-type="string">
            <text:p>8,879021</text:p>
          </table:table-cell>
          <table:table-cell office:value-type="string">
            <text:p>76,125633</text:p>
          </table:table-cell>
          <table:table-cell office:value-type="string">
            <text:p>9,215488</text:p>
          </table:table-cell>
          <table:table-cell office:value-type="string">
            <text:p>41,012451</text:p>
          </table:table-cell>
          <table:table-cell office:value-type="string">
            <text:p>9,607804</text:p>
          </table:table-cell>
          <table:table-cell office:value-type="string">
            <text:p>112,395683</text:p>
          </table:table-cell>
          <table:table-cell office:value-type="string">
            <text:p>18,222052</text:p>
          </table:table-cell>
        </table:table-row>
        <table:table-row table:style-name="ro1">
          <table:table-cell office:value-type="string">
            <text:p>AFR165 <text:s text:c="5"/></text:p>
          </table:table-cell>
          <table:table-cell office:value-type="string">
            <text:p>3205,897705</text:p>
          </table:table-cell>
          <table:table-cell office:value-type="string">
            <text:p>757,526550</text:p>
          </table:table-cell>
          <table:table-cell office:value-type="string">
            <text:p>5542,996094</text:p>
          </table:table-cell>
          <table:table-cell office:value-type="string">
            <text:p>505,605774</text:p>
          </table:table-cell>
          <table:table-cell office:value-type="string">
            <text:p>13436,132813</text:p>
          </table:table-cell>
          <table:table-cell office:value-type="string">
            <text:p>357,397339</text:p>
          </table:table-cell>
          <table:table-cell office:value-type="string">
            <text:p>29042,599609</text:p>
          </table:table-cell>
          <table:table-cell office:value-type="string">
            <text:p>629,257751</text:p>
          </table:table-cell>
          <table:table-cell office:value-type="string">
            <text:p>55,471088</text:p>
          </table:table-cell>
          <table:table-cell office:value-type="string">
            <text:p>32,781567</text:p>
          </table:table-cell>
          <table:table-cell office:value-type="string">
            <text:p>4375,692871</text:p>
          </table:table-cell>
          <table:table-cell office:value-type="string">
            <text:p>91,323555</text:p>
          </table:table-cell>
          <table:table-cell office:value-type="string">
            <text:p>7003,803223</text:p>
          </table:table-cell>
          <table:table-cell office:value-type="string">
            <text:p>122,146309</text:p>
          </table:table-cell>
          <table:table-cell office:value-type="string">
            <text:p>3316,339600</text:p>
          </table:table-cell>
          <table:table-cell office:value-type="string">
            <text:p>48,460209</text:p>
          </table:table-cell>
          <table:table-cell office:value-type="string">
            <text:p>14418,220703</text:p>
          </table:table-cell>
          <table:table-cell office:value-type="string">
            <text:p>183,812149</text:p>
          </table:table-cell>
          <table:table-cell office:value-type="string">
            <text:p>738,563721</text:p>
          </table:table-cell>
          <table:table-cell office:value-type="string">
            <text:p>20,502356</text:p>
          </table:table-cell>
          <table:table-cell office:value-type="string">
            <text:p>89,389923</text:p>
          </table:table-cell>
          <table:table-cell office:value-type="string">
            <text:p>5,787503</text:p>
          </table:table-cell>
          <table:table-cell office:value-type="string">
            <text:p>24,055225</text:p>
          </table:table-cell>
          <table:table-cell office:value-type="string">
            <text:p>7,318403</text:p>
          </table:table-cell>
          <table:table-cell office:value-type="string">
            <text:p>129,013947</text:p>
          </table:table-cell>
          <table:table-cell office:value-type="string">
            <text:p>5,446791</text:p>
          </table:table-cell>
          <table:table-cell office:value-type="string">
            <text:p>6920,145020</text:p>
          </table:table-cell>
          <table:table-cell office:value-type="string">
            <text:p>116,178551</text:p>
          </table:table-cell>
          <table:table-cell office:value-type="string">
            <text:p>123,905266</text:p>
          </table:table-cell>
          <table:table-cell office:value-type="string">
            <text:p>7,8019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5,011482</text:p>
          </table:table-cell>
          <table:table-cell office:value-type="string">
            <text:p>18,091169</text:p>
          </table:table-cell>
          <table:table-cell office:value-type="string">
            <text:p>69,481087</text:p>
          </table:table-cell>
          <table:table-cell office:value-type="string">
            <text:p>8,533352</text:p>
          </table:table-cell>
          <table:table-cell office:value-type="string">
            <text:p>27,688152</text:p>
          </table:table-cell>
          <table:table-cell office:value-type="string">
            <text:p>9,112024</text:p>
          </table:table-cell>
          <table:table-cell office:value-type="string">
            <text:p>269,994934</text:p>
          </table:table-cell>
          <table:table-cell office:value-type="string">
            <text:p>10,743483</text:p>
          </table:table-cell>
          <table:table-cell office:value-type="string">
            <text:p>29,063284</text:p>
          </table:table-cell>
          <table:table-cell office:value-type="string">
            <text:p>9,898638</text:p>
          </table:table-cell>
          <table:table-cell office:value-type="string">
            <text:p>63,786869</text:p>
          </table:table-cell>
          <table:table-cell office:value-type="string">
            <text:p>18,791979</text:p>
          </table:table-cell>
        </table:table-row>
        <table:table-row table:style-name="ro1">
          <table:table-cell office:value-type="string">
            <text:p>AFR166 <text:s text:c="5"/></text:p>
          </table:table-cell>
          <table:table-cell office:value-type="string">
            <text:p>2866,060547</text:p>
          </table:table-cell>
          <table:table-cell office:value-type="string">
            <text:p>658,746094</text:p>
          </table:table-cell>
          <table:table-cell office:value-type="string">
            <text:p>3303,731934</text:p>
          </table:table-cell>
          <table:table-cell office:value-type="string">
            <text:p>438,264587</text:p>
          </table:table-cell>
          <table:table-cell office:value-type="string">
            <text:p>9944,132813</text:p>
          </table:table-cell>
          <table:table-cell office:value-type="string">
            <text:p>278,329437</text:p>
          </table:table-cell>
          <table:table-cell office:value-type="string">
            <text:p>16963,439453</text:p>
          </table:table-cell>
          <table:table-cell office:value-type="string">
            <text:p>382,131958</text:p>
          </table:table-cell>
          <table:table-cell office:value-type="string">
            <text:p>259,567566</text:p>
          </table:table-cell>
          <table:table-cell office:value-type="string">
            <text:p>31,200581</text:p>
          </table:table-cell>
          <table:table-cell office:value-type="string">
            <text:p>4306,724121</text:p>
          </table:table-cell>
          <table:table-cell office:value-type="string">
            <text:p>89,403587</text:p>
          </table:table-cell>
          <table:table-cell office:value-type="string">
            <text:p>5512,772949</text:p>
          </table:table-cell>
          <table:table-cell office:value-type="string">
            <text:p>98,335304</text:p>
          </table:table-cell>
          <table:table-cell office:value-type="string">
            <text:p>8509,340820</text:p>
          </table:table-cell>
          <table:table-cell office:value-type="string">
            <text:p>115,231133</text:p>
          </table:table-cell>
          <table:table-cell office:value-type="string">
            <text:p>7286,601563</text:p>
          </table:table-cell>
          <table:table-cell office:value-type="string">
            <text:p>95,682953</text:p>
          </table:table-cell>
          <table:table-cell office:value-type="string">
            <text:p>657,821167</text:p>
          </table:table-cell>
          <table:table-cell office:value-type="string">
            <text:p>18,322100</text:p>
          </table:table-cell>
          <table:table-cell office:value-type="string">
            <text:p>23,908897</text:p>
          </table:table-cell>
          <table:table-cell office:value-type="string">
            <text:p>4,728804</text:p>
          </table:table-cell>
          <table:table-cell office:value-type="string">
            <text:p>28,148447</text:p>
          </table:table-cell>
          <table:table-cell office:value-type="string">
            <text:p>7,048682</text:p>
          </table:table-cell>
          <table:table-cell office:value-type="string">
            <text:p>101,868729</text:p>
          </table:table-cell>
          <table:table-cell office:value-type="string">
            <text:p>4,731382</text:p>
          </table:table-cell>
          <table:table-cell office:value-type="string">
            <text:p>3607,353271</text:p>
          </table:table-cell>
          <table:table-cell office:value-type="string">
            <text:p>61,699570</text:p>
          </table:table-cell>
          <table:table-cell office:value-type="string">
            <text:p>39,239765</text:p>
          </table:table-cell>
          <table:table-cell office:value-type="string">
            <text:p>6,6434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3,065636</text:p>
          </table:table-cell>
          <table:table-cell office:value-type="string">
            <text:p>17,832111</text:p>
          </table:table-cell>
          <table:table-cell office:value-type="string">
            <text:p>54,448818</text:p>
          </table:table-cell>
          <table:table-cell office:value-type="string">
            <text:p>7,725954</text:p>
          </table:table-cell>
          <table:table-cell office:value-type="string">
            <text:p>53,534153</text:p>
          </table:table-cell>
          <table:table-cell office:value-type="string">
            <text:p>8,413912</text:p>
          </table:table-cell>
          <table:table-cell office:value-type="string">
            <text:p>65,226219</text:p>
          </table:table-cell>
          <table:table-cell office:value-type="string">
            <text:p>8,651310</text:p>
          </table:table-cell>
          <table:table-cell office:value-type="string">
            <text:p>26,718178</text:p>
          </table:table-cell>
          <table:table-cell office:value-type="string">
            <text:p>8,994798</text:p>
          </table:table-cell>
          <table:table-cell office:value-type="string">
            <text:p>66,255592</text:p>
          </table:table-cell>
          <table:table-cell office:value-type="string">
            <text:p>17,075718</text:p>
          </table:table-cell>
        </table:table-row>
        <table:table-row table:style-name="ro1">
          <table:table-cell office:value-type="string">
            <text:p>AFR167 <text:s text:c="5"/></text:p>
          </table:table-cell>
          <table:table-cell office:value-type="string">
            <text:p>2035,256470</text:p>
          </table:table-cell>
          <table:table-cell office:value-type="string">
            <text:p>622,890991</text:p>
          </table:table-cell>
          <table:table-cell office:value-type="string">
            <text:p>1308,360107</text:p>
          </table:table-cell>
          <table:table-cell office:value-type="string">
            <text:p>403,675171</text:p>
          </table:table-cell>
          <table:table-cell office:value-type="string">
            <text:p>4942,108398</text:p>
          </table:table-cell>
          <table:table-cell office:value-type="string">
            <text:p>187,038162</text:p>
          </table:table-cell>
          <table:table-cell office:value-type="string">
            <text:p>9266,739258</text:p>
          </table:table-cell>
          <table:table-cell office:value-type="string">
            <text:p>225,878174</text:p>
          </table:table-cell>
          <table:table-cell office:value-type="string">
            <text:p>21,734287</text:p>
          </table:table-cell>
          <table:table-cell office:value-type="string">
            <text:p>24,981821</text:p>
          </table:table-cell>
          <table:table-cell office:value-type="string">
            <text:p>2254,678467</text:p>
          </table:table-cell>
          <table:table-cell office:value-type="string">
            <text:p>53,537415</text:p>
          </table:table-cell>
          <table:table-cell office:value-type="string">
            <text:p>3223,314941</text:p>
          </table:table-cell>
          <table:table-cell office:value-type="string">
            <text:p>61,793896</text:p>
          </table:table-cell>
          <table:table-cell office:value-type="string">
            <text:p>4826,333496</text:p>
          </table:table-cell>
          <table:table-cell office:value-type="string">
            <text:p>67,640625</text:p>
          </table:table-cell>
          <table:table-cell office:value-type="string">
            <text:p>2905,742676</text:p>
          </table:table-cell>
          <table:table-cell office:value-type="string">
            <text:p>41,949192</text:p>
          </table:table-cell>
          <table:table-cell office:value-type="string">
            <text:p>256,010590</text:p>
          </table:table-cell>
          <table:table-cell office:value-type="string">
            <text:p>8,557389</text:p>
          </table:table-cell>
          <table:table-cell office:value-type="string">
            <text:p>12,598373</text:p>
          </table:table-cell>
          <table:table-cell office:value-type="string">
            <text:p>4,503295</text:p>
          </table:table-cell>
          <table:table-cell office:value-type="string">
            <text:p>27,520046</text:p>
          </table:table-cell>
          <table:table-cell office:value-type="string">
            <text:p>7,064586</text:p>
          </table:table-cell>
          <table:table-cell office:value-type="string">
            <text:p>38,232178</text:p>
          </table:table-cell>
          <table:table-cell office:value-type="string">
            <text:p>4,244152</text:p>
          </table:table-cell>
          <table:table-cell office:value-type="string">
            <text:p>2184,672119</text:p>
          </table:table-cell>
          <table:table-cell office:value-type="string">
            <text:p>38,624966</text:p>
          </table:table-cell>
          <table:table-cell office:value-type="string">
            <text:p>34,166012</text:p>
          </table:table-cell>
          <table:table-cell office:value-type="string">
            <text:p>6,7730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,348007</text:p>
          </table:table-cell>
          <table:table-cell office:value-type="string">
            <text:p>17,792446</text:p>
          </table:table-cell>
          <table:table-cell office:value-type="string">
            <text:p>37,579597</text:p>
          </table:table-cell>
          <table:table-cell office:value-type="string">
            <text:p>7,820948</text:p>
          </table:table-cell>
          <table:table-cell office:value-type="string">
            <text:p>35,002460</text:p>
          </table:table-cell>
          <table:table-cell office:value-type="string">
            <text:p>8,492540</text:p>
          </table:table-cell>
          <table:table-cell office:value-type="string">
            <text:p>43,249142</text:p>
          </table:table-cell>
          <table:table-cell office:value-type="string">
            <text:p>8,721754</text:p>
          </table:table-cell>
          <table:table-cell office:value-type="string">
            <text:p>11,753739</text:p>
          </table:table-cell>
          <table:table-cell office:value-type="string">
            <text:p>9,132125</text:p>
          </table:table-cell>
          <table:table-cell office:value-type="string">
            <text:p>49,682499</text:p>
          </table:table-cell>
          <table:table-cell office:value-type="string">
            <text:p>17,261644</text:p>
          </table:table-cell>
        </table:table-row>
        <table:table-row table:style-name="ro1">
          <table:table-cell office:value-type="string">
            <text:p>AFR168 <text:s text:c="5"/></text:p>
          </table:table-cell>
          <table:table-cell office:value-type="string">
            <text:p>1256,118896</text:p>
          </table:table-cell>
          <table:table-cell office:value-type="string">
            <text:p>665,715393</text:p>
          </table:table-cell>
          <table:table-cell office:value-type="string">
            <text:p>1940,699829</text:p>
          </table:table-cell>
          <table:table-cell office:value-type="string">
            <text:p>424,990540</text:p>
          </table:table-cell>
          <table:table-cell office:value-type="string">
            <text:p>5844,947266</text:p>
          </table:table-cell>
          <table:table-cell office:value-type="string">
            <text:p>205,288361</text:p>
          </table:table-cell>
          <table:table-cell office:value-type="string">
            <text:p>11937,691406</text:p>
          </table:table-cell>
          <table:table-cell office:value-type="string">
            <text:p>280,378174</text:p>
          </table:table-cell>
          <table:table-cell office:value-type="string">
            <text:p>31,141663</text:p>
          </table:table-cell>
          <table:table-cell office:value-type="string">
            <text:p>26,607136</text:p>
          </table:table-cell>
          <table:table-cell office:value-type="string">
            <text:p>2223,155762</text:p>
          </table:table-cell>
          <table:table-cell office:value-type="string">
            <text:p>53,380833</text:p>
          </table:table-cell>
          <table:table-cell office:value-type="string">
            <text:p>2585,485352</text:p>
          </table:table-cell>
          <table:table-cell office:value-type="string">
            <text:p>51,960266</text:p>
          </table:table-cell>
          <table:table-cell office:value-type="string">
            <text:p>1526,802612</text:p>
          </table:table-cell>
          <table:table-cell office:value-type="string">
            <text:p>25,905167</text:p>
          </table:table-cell>
          <table:table-cell office:value-type="string">
            <text:p>5462,603027</text:p>
          </table:table-cell>
          <table:table-cell office:value-type="string">
            <text:p>72,794960</text:p>
          </table:table-cell>
          <table:table-cell office:value-type="string">
            <text:p>314,558350</text:p>
          </table:table-cell>
          <table:table-cell office:value-type="string">
            <text:p>10,024998</text:p>
          </table:table-cell>
          <table:table-cell office:value-type="string">
            <text:p>36,655415</text:p>
          </table:table-cell>
          <table:table-cell office:value-type="string">
            <text:p>5,036244</text:p>
          </table:table-cell>
          <table:table-cell office:value-type="string">
            <text:p>34,294552</text:p>
          </table:table-cell>
          <table:table-cell office:value-type="string">
            <text:p>7,275228</text:p>
          </table:table-cell>
          <table:table-cell office:value-type="string">
            <text:p>54,370163</text:p>
          </table:table-cell>
          <table:table-cell office:value-type="string">
            <text:p>4,679859</text:p>
          </table:table-cell>
          <table:table-cell office:value-type="string">
            <text:p>2871,036865</text:p>
          </table:table-cell>
          <table:table-cell office:value-type="string">
            <text:p>49,792648</text:p>
          </table:table-cell>
          <table:table-cell office:value-type="string">
            <text:p>73,967461</text:p>
          </table:table-cell>
          <table:table-cell office:value-type="string">
            <text:p>7,4577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6,282913</text:p>
          </table:table-cell>
          <table:table-cell office:value-type="string">
            <text:p>18,024385</text:p>
          </table:table-cell>
          <table:table-cell office:value-type="string">
            <text:p>51,103058</text:p>
          </table:table-cell>
          <table:table-cell office:value-type="string">
            <text:p>8,484490</text:p>
          </table:table-cell>
          <table:table-cell office:value-type="string">
            <text:p>11,514603</text:p>
          </table:table-cell>
          <table:table-cell office:value-type="string">
            <text:p>9,150879</text:p>
          </table:table-cell>
          <table:table-cell office:value-type="string">
            <text:p>91,034737</text:p>
          </table:table-cell>
          <table:table-cell office:value-type="string">
            <text:p>9,606559</text:p>
          </table:table-cell>
          <table:table-cell office:value-type="string">
            <text:p>24,512548</text:p>
          </table:table-cell>
          <table:table-cell office:value-type="string">
            <text:p>9,810520</text:p>
          </table:table-cell>
          <table:table-cell office:value-type="string">
            <text:p>52,513138</text:p>
          </table:table-cell>
          <table:table-cell office:value-type="string">
            <text:p>18,629347</text:p>
          </table:table-cell>
        </table:table-row>
        <table:table-row table:style-name="ro1">
          <table:table-cell office:value-type="string">
            <text:p>AFR169 <text:s text:c="5"/></text:p>
          </table:table-cell>
          <table:table-cell office:value-type="string">
            <text:p>3455,451904</text:p>
          </table:table-cell>
          <table:table-cell office:value-type="string">
            <text:p>829,088196</text:p>
          </table:table-cell>
          <table:table-cell office:value-type="string">
            <text:p>1283,882568</text:p>
          </table:table-cell>
          <table:table-cell office:value-type="string">
            <text:p>454,017944</text:p>
          </table:table-cell>
          <table:table-cell office:value-type="string">
            <text:p>2871,983154</text:p>
          </table:table-cell>
          <table:table-cell office:value-type="string">
            <text:p>166,222168</text:p>
          </table:table-cell>
          <table:table-cell office:value-type="string">
            <text:p>6749,378906</text:p>
          </table:table-cell>
          <table:table-cell office:value-type="string">
            <text:p>181,645248</text:p>
          </table:table-cell>
          <table:table-cell office:value-type="string">
            <text:p>64,878464</text:p>
          </table:table-cell>
          <table:table-cell office:value-type="string">
            <text:p>31,815741</text:p>
          </table:table-cell>
          <table:table-cell office:value-type="string">
            <text:p>2802,023682</text:p>
          </table:table-cell>
          <table:table-cell office:value-type="string">
            <text:p>65,539185</text:p>
          </table:table-cell>
          <table:table-cell office:value-type="string">
            <text:p>5629,423828</text:p>
          </table:table-cell>
          <table:table-cell office:value-type="string">
            <text:p>101,080299</text:p>
          </table:table-cell>
          <table:table-cell office:value-type="string">
            <text:p>4895,320801</text:p>
          </table:table-cell>
          <table:table-cell office:value-type="string">
            <text:p>68,917564</text:p>
          </table:table-cell>
          <table:table-cell office:value-type="string">
            <text:p>5189,079102</text:p>
          </table:table-cell>
          <table:table-cell office:value-type="string">
            <text:p>70,142372</text:p>
          </table:table-cell>
          <table:table-cell office:value-type="string">
            <text:p>251,506912</text:p>
          </table:table-cell>
          <table:table-cell office:value-type="string">
            <text:p>9,225554</text:p>
          </table:table-cell>
          <table:table-cell office:value-type="string">
            <text:p>25,258350</text:p>
          </table:table-cell>
          <table:table-cell office:value-type="string">
            <text:p>5,902002</text:p>
          </table:table-cell>
          <table:table-cell office:value-type="string">
            <text:p>26,796051</text:p>
          </table:table-cell>
          <table:table-cell office:value-type="string">
            <text:p>7,821133</text:p>
          </table:table-cell>
          <table:table-cell office:value-type="string">
            <text:p>57,898941</text:p>
          </table:table-cell>
          <table:table-cell office:value-type="string">
            <text:p>5,617095</text:p>
          </table:table-cell>
          <table:table-cell office:value-type="string">
            <text:p>1375,082520</text:p>
          </table:table-cell>
          <table:table-cell office:value-type="string">
            <text:p>26,201704</text:p>
          </table:table-cell>
          <table:table-cell office:value-type="string">
            <text:p>73,130516</text:p>
          </table:table-cell>
          <table:table-cell office:value-type="string">
            <text:p>9,1129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3,731949</text:p>
          </table:table-cell>
          <table:table-cell office:value-type="string">
            <text:p>18,989845</text:p>
          </table:table-cell>
          <table:table-cell office:value-type="string">
            <text:p>141,887909</text:p>
          </table:table-cell>
          <table:table-cell office:value-type="string">
            <text:p>10,901434</text:p>
          </table:table-cell>
          <table:table-cell office:value-type="string">
            <text:p>35,002460</text:p>
          </table:table-cell>
          <table:table-cell office:value-type="string">
            <text:p>11,528981</text:p>
          </table:table-cell>
          <table:table-cell office:value-type="string">
            <text:p>52,831749</text:p>
          </table:table-cell>
          <table:table-cell office:value-type="string">
            <text:p>12,113649</text:p>
          </table:table-cell>
          <table:table-cell office:value-type="string">
            <text:p>478,915985</text:p>
          </table:table-cell>
          <table:table-cell office:value-type="string">
            <text:p>16,111359</text:p>
          </table:table-cell>
          <table:table-cell office:value-type="string">
            <text:p>116,885651</text:p>
          </table:table-cell>
          <table:table-cell office:value-type="string">
            <text:p>23,563341</text:p>
          </table:table-cell>
        </table:table-row>
        <table:table-row table:style-name="ro1">
          <table:table-cell office:value-type="string">
            <text:p>AFR170 <text:s text:c="5"/></text:p>
          </table:table-cell>
          <table:table-cell office:value-type="string">
            <text:p>644,692566</text:p>
          </table:table-cell>
          <table:table-cell office:value-type="string">
            <text:p>618,490417</text:p>
          </table:table-cell>
          <table:table-cell office:value-type="string">
            <text:p>4774,184082</text:p>
          </table:table-cell>
          <table:table-cell office:value-type="string">
            <text:p>636,024597</text:p>
          </table:table-cell>
          <table:table-cell office:value-type="string">
            <text:p>15230,337891</text:p>
          </table:table-cell>
          <table:table-cell office:value-type="string">
            <text:p>839,855408</text:p>
          </table:table-cell>
          <table:table-cell office:value-type="string">
            <text:p>42227,511719</text:p>
          </table:table-cell>
          <table:table-cell office:value-type="string">
            <text:p>909,238770</text:p>
          </table:table-cell>
          <table:table-cell office:value-type="string">
            <text:p>1482,117554</text:p>
          </table:table-cell>
          <table:table-cell office:value-type="string">
            <text:p>70,775543</text:p>
          </table:table-cell>
          <table:table-cell office:value-type="string">
            <text:p>4329,143555</text:p>
          </table:table-cell>
          <table:table-cell office:value-type="string">
            <text:p>101,583260</text:p>
          </table:table-cell>
          <table:table-cell office:value-type="string">
            <text:p>46912,007813</text:p>
          </table:table-cell>
          <table:table-cell office:value-type="string">
            <text:p>766,850220</text:p>
          </table:table-cell>
          <table:table-cell office:value-type="string">
            <text:p>45175,527344</text:p>
          </table:table-cell>
          <table:table-cell office:value-type="string">
            <text:p>593,306152</text:p>
          </table:table-cell>
          <table:table-cell office:value-type="string">
            <text:p>53160,296875</text:p>
          </table:table-cell>
          <table:table-cell office:value-type="string">
            <text:p>668,327454</text:p>
          </table:table-cell>
          <table:table-cell office:value-type="string">
            <text:p>2502,117188</text:p>
          </table:table-cell>
          <table:table-cell office:value-type="string">
            <text:p>66,176109</text:p>
          </table:table-cell>
          <table:table-cell office:value-type="string">
            <text:p>21,551123</text:p>
          </table:table-cell>
          <table:table-cell office:value-type="string">
            <text:p>7,991917</text:p>
          </table:table-cell>
          <table:table-cell office:value-type="string">
            <text:p>42,170841</text:p>
          </table:table-cell>
          <table:table-cell office:value-type="string">
            <text:p>8,682969</text:p>
          </table:table-cell>
          <table:table-cell office:value-type="string">
            <text:p>1094,772949</text:p>
          </table:table-cell>
          <table:table-cell office:value-type="string">
            <text:p>22,682096</text:p>
          </table:table-cell>
          <table:table-cell office:value-type="string">
            <text:p>10802,090820</text:p>
          </table:table-cell>
          <table:table-cell office:value-type="string">
            <text:p>180,463715</text:p>
          </table:table-cell>
          <table:table-cell office:value-type="string">
            <text:p>67,187920</text:p>
          </table:table-cell>
          <table:table-cell office:value-type="string">
            <text:p>10,765112</text:p>
          </table:table-cell>
          <table:table-cell office:value-type="string">
            <text:p>40,485081</text:p>
          </table:table-cell>
          <table:table-cell office:value-type="string">
            <text:p>16,622448</text:p>
          </table:table-cell>
          <table:table-cell office:value-type="string">
            <text:p>421,945251</text:p>
          </table:table-cell>
          <table:table-cell office:value-type="string">
            <text:p>20,883322</text:p>
          </table:table-cell>
          <table:table-cell office:value-type="string">
            <text:p>228,719589</text:p>
          </table:table-cell>
          <table:table-cell office:value-type="string">
            <text:p>13,284937</text:p>
          </table:table-cell>
          <table:table-cell office:value-type="string">
            <text:p>278,103271</text:p>
          </table:table-cell>
          <table:table-cell office:value-type="string">
            <text:p>14,798780</text:p>
          </table:table-cell>
          <table:table-cell office:value-type="string">
            <text:p>425,481201</text:p>
          </table:table-cell>
          <table:table-cell office:value-type="string">
            <text:p>16,288998</text:p>
          </table:table-cell>
          <table:table-cell office:value-type="string">
            <text:p>228,774841</text:p>
          </table:table-cell>
          <table:table-cell office:value-type="string">
            <text:p>15,740083</text:p>
          </table:table-cell>
          <table:table-cell office:value-type="string">
            <text:p>118,302338</text:p>
          </table:table-cell>
          <table:table-cell office:value-type="string">
            <text:p>28,341637</text:p>
          </table:table-cell>
        </table:table-row>
        <table:table-row table:style-name="ro1">
          <table:table-cell office:value-type="string">
            <text:p>AFR17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47,562378</text:p>
          </table:table-cell>
          <table:table-cell office:value-type="string">
            <text:p>400,210480</text:p>
          </table:table-cell>
          <table:table-cell office:value-type="string">
            <text:p>2556,679199</text:p>
          </table:table-cell>
          <table:table-cell office:value-type="string">
            <text:p>152,182373</text:p>
          </table:table-cell>
          <table:table-cell office:value-type="string">
            <text:p>3907,966309</text:p>
          </table:table-cell>
          <table:table-cell office:value-type="string">
            <text:p>125,270126</text:p>
          </table:table-cell>
          <table:table-cell office:value-type="string">
            <text:p>98,290878</text:p>
          </table:table-cell>
          <table:table-cell office:value-type="string">
            <text:p>27,316624</text:p>
          </table:table-cell>
          <table:table-cell office:value-type="string">
            <text:p>2161,543457</text:p>
          </table:table-cell>
          <table:table-cell office:value-type="string">
            <text:p>53,112720</text:p>
          </table:table-cell>
          <table:table-cell office:value-type="string">
            <text:p>6824,006836</text:p>
          </table:table-cell>
          <table:table-cell office:value-type="string">
            <text:p>119,088760</text:p>
          </table:table-cell>
          <table:table-cell office:value-type="string">
            <text:p>13651,034180</text:p>
          </table:table-cell>
          <table:table-cell office:value-type="string">
            <text:p>182,026245</text:p>
          </table:table-cell>
          <table:table-cell office:value-type="string">
            <text:p>1555,389404</text:p>
          </table:table-cell>
          <table:table-cell office:value-type="string">
            <text:p>26,521717</text:p>
          </table:table-cell>
          <table:table-cell office:value-type="string">
            <text:p>240,286545</text:p>
          </table:table-cell>
          <table:table-cell office:value-type="string">
            <text:p>8,2448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,865206</text:p>
          </table:table-cell>
          <table:table-cell office:value-type="string">
            <text:p>7,166448</text:p>
          </table:table-cell>
          <table:table-cell office:value-type="string">
            <text:p>133,194550</text:p>
          </table:table-cell>
          <table:table-cell office:value-type="string">
            <text:p>5,285570</text:p>
          </table:table-cell>
          <table:table-cell office:value-type="string">
            <text:p>650,292603</text:p>
          </table:table-cell>
          <table:table-cell office:value-type="string">
            <text:p>15,028074</text:p>
          </table:table-cell>
          <table:table-cell office:value-type="string">
            <text:p>33,422058</text:p>
          </table:table-cell>
          <table:table-cell office:value-type="string">
            <text:p>7,0687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7,815422</text:p>
          </table:table-cell>
          <table:table-cell office:value-type="string">
            <text:p>18,128283</text:p>
          </table:table-cell>
          <table:table-cell office:value-type="string">
            <text:p>91,348328</text:p>
          </table:table-cell>
          <table:table-cell office:value-type="string">
            <text:p>8,726373</text:p>
          </table:table-cell>
          <table:table-cell office:value-type="string">
            <text:p>113,504532</text:p>
          </table:table-cell>
          <table:table-cell office:value-type="string">
            <text:p>9,597719</text:p>
          </table:table-cell>
          <table:table-cell office:value-type="string">
            <text:p>35,246651</text:p>
          </table:table-cell>
          <table:table-cell office:value-type="string">
            <text:p>9,550509</text:p>
          </table:table-cell>
          <table:table-cell office:value-type="string">
            <text:p>17,951672</text:p>
          </table:table-cell>
          <table:table-cell office:value-type="string">
            <text:p>9,972794</text:p>
          </table:table-cell>
          <table:table-cell office:value-type="string">
            <text:p>64,518929</text:p>
          </table:table-cell>
          <table:table-cell office:value-type="string">
            <text:p>18,987837</text:p>
          </table:table-cell>
        </table:table-row>
        <table:table-row table:style-name="ro1">
          <table:table-cell office:value-type="string">
            <text:p>AFR172 <text:s text:c="5"/></text:p>
          </table:table-cell>
          <table:table-cell office:value-type="string">
            <text:p>678,831665</text:p>
          </table:table-cell>
          <table:table-cell office:value-type="string">
            <text:p>727,811829</text:p>
          </table:table-cell>
          <table:table-cell office:value-type="string">
            <text:p>3488,104980</text:p>
          </table:table-cell>
          <table:table-cell office:value-type="string">
            <text:p>738,987061</text:p>
          </table:table-cell>
          <table:table-cell office:value-type="string">
            <text:p>19360,542969</text:p>
          </table:table-cell>
          <table:table-cell office:value-type="string">
            <text:p>1693,304077</text:p>
          </table:table-cell>
          <table:table-cell office:value-type="string">
            <text:p>84742,937500</text:p>
          </table:table-cell>
          <table:table-cell office:value-type="string">
            <text:p>1788,779785</text:p>
          </table:table-cell>
          <table:table-cell office:value-type="string">
            <text:p>1988,985596</text:p>
          </table:table-cell>
          <table:table-cell office:value-type="string">
            <text:p>95,050537</text:p>
          </table:table-cell>
          <table:table-cell office:value-type="string">
            <text:p>8394,830078</text:p>
          </table:table-cell>
          <table:table-cell office:value-type="string">
            <text:p>180,051147</text:p>
          </table:table-cell>
          <table:table-cell office:value-type="string">
            <text:p>112169,554688</text:p>
          </table:table-cell>
          <table:table-cell office:value-type="string">
            <text:p>1822,385132</text:p>
          </table:table-cell>
          <table:table-cell office:value-type="string">
            <text:p>78871,554688</text:p>
          </table:table-cell>
          <table:table-cell office:value-type="string">
            <text:p>1033,275391</text:p>
          </table:table-cell>
          <table:table-cell office:value-type="string">
            <text:p>60477,554688</text:p>
          </table:table-cell>
          <table:table-cell office:value-type="string">
            <text:p>760,779297</text:p>
          </table:table-cell>
          <table:table-cell office:value-type="string">
            <text:p>4123,226563</text:p>
          </table:table-cell>
          <table:table-cell office:value-type="string">
            <text:p>108,455696</text:p>
          </table:table-cell>
          <table:table-cell office:value-type="string">
            <text:p>20,054434</text:p>
          </table:table-cell>
          <table:table-cell office:value-type="string">
            <text:p>10,336370</text:p>
          </table:table-cell>
          <table:table-cell office:value-type="string">
            <text:p>24,661493</text:p>
          </table:table-cell>
          <table:table-cell office:value-type="string">
            <text:p>9,788465</text:p>
          </table:table-cell>
          <table:table-cell office:value-type="string">
            <text:p>2158,131836</text:p>
          </table:table-cell>
          <table:table-cell office:value-type="string">
            <text:p>43,001137</text:p>
          </table:table-cell>
          <table:table-cell office:value-type="string">
            <text:p>10584,251953</text:p>
          </table:table-cell>
          <table:table-cell office:value-type="string">
            <text:p>177,207642</text:p>
          </table:table-cell>
          <table:table-cell office:value-type="string">
            <text:p>67,792931</text:p>
          </table:table-cell>
          <table:table-cell office:value-type="string">
            <text:p>13,360188</text:p>
          </table:table-cell>
          <table:table-cell office:value-type="string">
            <text:p>89,910446</text:p>
          </table:table-cell>
          <table:table-cell office:value-type="string">
            <text:p>18,851854</text:p>
          </table:table-cell>
          <table:table-cell office:value-type="string">
            <text:p>652,439697</text:p>
          </table:table-cell>
          <table:table-cell office:value-type="string">
            <text:p>23,560701</text:p>
          </table:table-cell>
          <table:table-cell office:value-type="string">
            <text:p>481,895508</text:p>
          </table:table-cell>
          <table:table-cell office:value-type="string">
            <text:p>18,005089</text:p>
          </table:table-cell>
          <table:table-cell office:value-type="string">
            <text:p>441,879181</text:p>
          </table:table-cell>
          <table:table-cell office:value-type="string">
            <text:p>19,018990</text:p>
          </table:table-cell>
          <table:table-cell office:value-type="string">
            <text:p>598,027283</text:p>
          </table:table-cell>
          <table:table-cell office:value-type="string">
            <text:p>21,099205</text:p>
          </table:table-cell>
          <table:table-cell office:value-type="string">
            <text:p>265,058197</text:p>
          </table:table-cell>
          <table:table-cell office:value-type="string">
            <text:p>19,758402</text:p>
          </table:table-cell>
          <table:table-cell office:value-type="string">
            <text:p>226,695450</text:p>
          </table:table-cell>
          <table:table-cell office:value-type="string">
            <text:p>36,312351</text:p>
          </table:table-cell>
        </table:table-row>
        <table:table-row table:style-name="ro1">
          <table:table-cell office:value-type="string">
            <text:p>AFR173 <text:s text:c="5"/></text:p>
          </table:table-cell>
          <table:table-cell office:value-type="string">
            <text:p>3955,186768</text:p>
          </table:table-cell>
          <table:table-cell office:value-type="string">
            <text:p>588,642273</text:p>
          </table:table-cell>
          <table:table-cell office:value-type="string">
            <text:p>4077,835938</text:p>
          </table:table-cell>
          <table:table-cell office:value-type="string">
            <text:p>603,864563</text:p>
          </table:table-cell>
          <table:table-cell office:value-type="string">
            <text:p>10867,072266</text:p>
          </table:table-cell>
          <table:table-cell office:value-type="string">
            <text:p>976,386719</text:p>
          </table:table-cell>
          <table:table-cell office:value-type="string">
            <text:p>49569,011719</text:p>
          </table:table-cell>
          <table:table-cell office:value-type="string">
            <text:p>1055,644653</text:p>
          </table:table-cell>
          <table:table-cell office:value-type="string">
            <text:p>1412,206787</text:p>
          </table:table-cell>
          <table:table-cell office:value-type="string">
            <text:p>68,294075</text:p>
          </table:table-cell>
          <table:table-cell office:value-type="string">
            <text:p>4307,034180</text:p>
          </table:table-cell>
          <table:table-cell office:value-type="string">
            <text:p>101,027321</text:p>
          </table:table-cell>
          <table:table-cell office:value-type="string">
            <text:p>59960,062500</text:p>
          </table:table-cell>
          <table:table-cell office:value-type="string">
            <text:p>976,643860</text:p>
          </table:table-cell>
          <table:table-cell office:value-type="string">
            <text:p>53353,925781</text:p>
          </table:table-cell>
          <table:table-cell office:value-type="string">
            <text:p>699,414246</text:p>
          </table:table-cell>
          <table:table-cell office:value-type="string">
            <text:p>45708,886719</text:p>
          </table:table-cell>
          <table:table-cell office:value-type="string">
            <text:p>574,986511</text:p>
          </table:table-cell>
          <table:table-cell office:value-type="string">
            <text:p>2659,964355</text:p>
          </table:table-cell>
          <table:table-cell office:value-type="string">
            <text:p>70,145958</text:p>
          </table:table-cell>
          <table:table-cell office:value-type="string">
            <text:p>2,291680</text:p>
          </table:table-cell>
          <table:table-cell office:value-type="string">
            <text:p>7,751385</text:p>
          </table:table-cell>
          <table:table-cell office:value-type="string">
            <text:p>22,140966</text:p>
          </table:table-cell>
          <table:table-cell office:value-type="string">
            <text:p>8,335030</text:p>
          </table:table-cell>
          <table:table-cell office:value-type="string">
            <text:p>2407,103271</text:p>
          </table:table-cell>
          <table:table-cell office:value-type="string">
            <text:p>47,173180</text:p>
          </table:table-cell>
          <table:table-cell office:value-type="string">
            <text:p>6413,471680</text:p>
          </table:table-cell>
          <table:table-cell office:value-type="string">
            <text:p>108,098427</text:p>
          </table:table-cell>
          <table:table-cell office:value-type="string">
            <text:p>59,947582</text:p>
          </table:table-cell>
          <table:table-cell office:value-type="string">
            <text:p>10,157827</text:p>
          </table:table-cell>
          <table:table-cell office:value-type="string">
            <text:p>43,794228</text:p>
          </table:table-cell>
          <table:table-cell office:value-type="string">
            <text:p>16,219765</text:p>
          </table:table-cell>
          <table:table-cell office:value-type="string">
            <text:p>218,671036</text:p>
          </table:table-cell>
          <table:table-cell office:value-type="string">
            <text:p>19,755735</text:p>
          </table:table-cell>
          <table:table-cell office:value-type="string">
            <text:p>131,408478</text:p>
          </table:table-cell>
          <table:table-cell office:value-type="string">
            <text:p>12,335301</text:p>
          </table:table-cell>
          <table:table-cell office:value-type="string">
            <text:p>276,417236</text:p>
          </table:table-cell>
          <table:table-cell office:value-type="string">
            <text:p>14,115919</text:p>
          </table:table-cell>
          <table:table-cell office:value-type="string">
            <text:p>520,085693</text:p>
          </table:table-cell>
          <table:table-cell office:value-type="string">
            <text:p>16,540409</text:p>
          </table:table-cell>
          <table:table-cell office:value-type="string">
            <text:p>132,811981</text:p>
          </table:table-cell>
          <table:table-cell office:value-type="string">
            <text:p>14,546859</text:p>
          </table:table-cell>
          <table:table-cell office:value-type="string">
            <text:p>237,559219</text:p>
          </table:table-cell>
          <table:table-cell office:value-type="string">
            <text:p>27,612455</text:p>
          </table:table-cell>
        </table:table-row>
        <table:table-row table:style-name="ro1">
          <table:table-cell office:value-type="string">
            <text:p>AFR17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12,340698</text:p>
          </table:table-cell>
          <table:table-cell office:value-type="string">
            <text:p>452,128937</text:p>
          </table:table-cell>
          <table:table-cell office:value-type="string">
            <text:p>6209,789551</text:p>
          </table:table-cell>
          <table:table-cell office:value-type="string">
            <text:p>216,766937</text:p>
          </table:table-cell>
          <table:table-cell office:value-type="string">
            <text:p>14186,270508</text:p>
          </table:table-cell>
          <table:table-cell office:value-type="string">
            <text:p>328,408508</text:p>
          </table:table-cell>
          <table:table-cell office:value-type="string">
            <text:p>633,538208</text:p>
          </table:table-cell>
          <table:table-cell office:value-type="string">
            <text:p>38,692165</text:p>
          </table:table-cell>
          <table:table-cell office:value-type="string">
            <text:p>2173,006104</text:p>
          </table:table-cell>
          <table:table-cell office:value-type="string">
            <text:p>55,252712</text:p>
          </table:table-cell>
          <table:table-cell office:value-type="string">
            <text:p>8717,751953</text:p>
          </table:table-cell>
          <table:table-cell office:value-type="string">
            <text:p>149,540878</text:p>
          </table:table-cell>
          <table:table-cell office:value-type="string">
            <text:p>16174,269531</text:p>
          </table:table-cell>
          <table:table-cell office:value-type="string">
            <text:p>214,988602</text:p>
          </table:table-cell>
          <table:table-cell office:value-type="string">
            <text:p>10800,845703</text:p>
          </table:table-cell>
          <table:table-cell office:value-type="string">
            <text:p>139,610764</text:p>
          </table:table-cell>
          <table:table-cell office:value-type="string">
            <text:p>812,680176</text:p>
          </table:table-cell>
          <table:table-cell office:value-type="string">
            <text:p>22,399935</text:p>
          </table:table-cell>
          <table:table-cell office:value-type="string">
            <text:p>11,489470</text:p>
          </table:table-cell>
          <table:table-cell office:value-type="string">
            <text:p>5,363941</text:p>
          </table:table-cell>
          <table:table-cell office:value-type="string">
            <text:p>67,598213</text:p>
          </table:table-cell>
          <table:table-cell office:value-type="string">
            <text:p>7,574467</text:p>
          </table:table-cell>
          <table:table-cell office:value-type="string">
            <text:p>372,140076</text:p>
          </table:table-cell>
          <table:table-cell office:value-type="string">
            <text:p>9,072407</text:p>
          </table:table-cell>
          <table:table-cell office:value-type="string">
            <text:p>2035,837524</text:p>
          </table:table-cell>
          <table:table-cell office:value-type="string">
            <text:p>36,356384</text:p>
          </table:table-cell>
          <table:table-cell office:value-type="string">
            <text:p>69,987312</text:p>
          </table:table-cell>
          <table:table-cell office:value-type="string">
            <text:p>7,8897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0,141464</text:p>
          </table:table-cell>
          <table:table-cell office:value-type="string">
            <text:p>18,513233</text:p>
          </table:table-cell>
          <table:table-cell office:value-type="string">
            <text:p>84,391563</text:p>
          </table:table-cell>
          <table:table-cell office:value-type="string">
            <text:p>9,248432</text:p>
          </table:table-cell>
          <table:table-cell office:value-type="string">
            <text:p>80,264267</text:p>
          </table:table-cell>
          <table:table-cell office:value-type="string">
            <text:p>10,032737</text:p>
          </table:table-cell>
          <table:table-cell office:value-type="string">
            <text:p>114,430550</text:p>
          </table:table-cell>
          <table:table-cell office:value-type="string">
            <text:p>10,428885</text:p>
          </table:table-cell>
          <table:table-cell office:value-type="string">
            <text:p>74,096016</text:p>
          </table:table-cell>
          <table:table-cell office:value-type="string">
            <text:p>10,840662</text:p>
          </table:table-cell>
          <table:table-cell office:value-type="string">
            <text:p>68,569656</text:p>
          </table:table-cell>
          <table:table-cell office:value-type="string">
            <text:p>20,211109</text:p>
          </table:table-cell>
        </table:table-row>
        <table:table-row table:style-name="ro1">
          <table:table-cell office:value-type="string">
            <text:p>AFR175 <text:s text:c="5"/></text:p>
          </table:table-cell>
          <table:table-cell office:value-type="string">
            <text:p>170,510925</text:p>
          </table:table-cell>
          <table:table-cell office:value-type="string">
            <text:p>631,021851</text:p>
          </table:table-cell>
          <table:table-cell office:value-type="string">
            <text:p>6139,958496</text:p>
          </table:table-cell>
          <table:table-cell office:value-type="string">
            <text:p>648,766724</text:p>
          </table:table-cell>
          <table:table-cell office:value-type="string">
            <text:p>16010,038086</text:p>
          </table:table-cell>
          <table:table-cell office:value-type="string">
            <text:p>618,398254</text:p>
          </table:table-cell>
          <table:table-cell office:value-type="string">
            <text:p>31879,468750</text:p>
          </table:table-cell>
          <table:table-cell office:value-type="string">
            <text:p>696,822205</text:p>
          </table:table-cell>
          <table:table-cell office:value-type="string">
            <text:p>2101,451660</text:p>
          </table:table-cell>
          <table:table-cell office:value-type="string">
            <text:p>76,252792</text:p>
          </table:table-cell>
          <table:table-cell office:value-type="string">
            <text:p>5879,173340</text:p>
          </table:table-cell>
          <table:table-cell office:value-type="string">
            <text:p>126,159081</text:p>
          </table:table-cell>
          <table:table-cell office:value-type="string">
            <text:p>50733,042969</text:p>
          </table:table-cell>
          <table:table-cell office:value-type="string">
            <text:p>828,009644</text:p>
          </table:table-cell>
          <table:table-cell office:value-type="string">
            <text:p>51319,855469</text:p>
          </table:table-cell>
          <table:table-cell office:value-type="string">
            <text:p>672,965210</text:p>
          </table:table-cell>
          <table:table-cell office:value-type="string">
            <text:p>38262,035156</text:p>
          </table:table-cell>
          <table:table-cell office:value-type="string">
            <text:p>482,288116</text:p>
          </table:table-cell>
          <table:table-cell office:value-type="string">
            <text:p>2500,290039</text:p>
          </table:table-cell>
          <table:table-cell office:value-type="string">
            <text:p>66,051376</text:p>
          </table:table-cell>
          <table:table-cell office:value-type="string">
            <text:p>4,381152</text:p>
          </table:table-cell>
          <table:table-cell office:value-type="string">
            <text:p>7,819094</text:p>
          </table:table-cell>
          <table:table-cell office:value-type="string">
            <text:p>18,633028</text:p>
          </table:table-cell>
          <table:table-cell office:value-type="string">
            <text:p>8,515511</text:p>
          </table:table-cell>
          <table:table-cell office:value-type="string">
            <text:p>1180,448242</text:p>
          </table:table-cell>
          <table:table-cell office:value-type="string">
            <text:p>24,169060</text:p>
          </table:table-cell>
          <table:table-cell office:value-type="string">
            <text:p>7286,136230</text:p>
          </table:table-cell>
          <table:table-cell office:value-type="string">
            <text:p>122,483521</text:p>
          </table:table-cell>
          <table:table-cell office:value-type="string">
            <text:p>65,889427</text:p>
          </table:table-cell>
          <table:table-cell office:value-type="string">
            <text:p>10,632714</text:p>
          </table:table-cell>
          <table:table-cell office:value-type="string">
            <text:p>62,950249</text:p>
          </table:table-cell>
          <table:table-cell office:value-type="string">
            <text:p>16,612301</text:p>
          </table:table-cell>
          <table:table-cell office:value-type="string">
            <text:p>232,968323</text:p>
          </table:table-cell>
          <table:table-cell office:value-type="string">
            <text:p>20,039438</text:p>
          </table:table-cell>
          <table:table-cell office:value-type="string">
            <text:p>366,080017</text:p>
          </table:table-cell>
          <table:table-cell office:value-type="string">
            <text:p>13,945769</text:p>
          </table:table-cell>
          <table:table-cell office:value-type="string">
            <text:p>285,581848</text:p>
          </table:table-cell>
          <table:table-cell office:value-type="string">
            <text:p>14,739641</text:p>
          </table:table-cell>
          <table:table-cell office:value-type="string">
            <text:p>335,021942</text:p>
          </table:table-cell>
          <table:table-cell office:value-type="string">
            <text:p>15,451777</text:p>
          </table:table-cell>
          <table:table-cell office:value-type="string">
            <text:p>151,597488</text:p>
          </table:table-cell>
          <table:table-cell office:value-type="string">
            <text:p>15,212518</text:p>
          </table:table-cell>
          <table:table-cell office:value-type="string">
            <text:p>101,986534</text:p>
          </table:table-cell>
          <table:table-cell office:value-type="string">
            <text:p>28,067257</text:p>
          </table:table-cell>
        </table:table-row>
        <table:table-row table:style-name="ro1">
          <table:table-cell office:value-type="string">
            <text:p>AFR176 <text:s text:c="5"/></text:p>
          </table:table-cell>
          <table:table-cell office:value-type="string">
            <text:p>445,117798</text:p>
          </table:table-cell>
          <table:table-cell office:value-type="string">
            <text:p>488,578156</text:p>
          </table:table-cell>
          <table:table-cell office:value-type="string">
            <text:p>2729,105713</text:p>
          </table:table-cell>
          <table:table-cell office:value-type="string">
            <text:p>498,589386</text:p>
          </table:table-cell>
          <table:table-cell office:value-type="string">
            <text:p>6495,131836</text:p>
          </table:table-cell>
          <table:table-cell office:value-type="string">
            <text:p>353,418854</text:p>
          </table:table-cell>
          <table:table-cell office:value-type="string">
            <text:p>17396,414063</text:p>
          </table:table-cell>
          <table:table-cell office:value-type="string">
            <text:p>395,179504</text:p>
          </table:table-cell>
          <table:table-cell office:value-type="string">
            <text:p>693,152405</text:p>
          </table:table-cell>
          <table:table-cell office:value-type="string">
            <text:p>45,488525</text:p>
          </table:table-cell>
          <table:table-cell office:value-type="string">
            <text:p>3594,730713</text:p>
          </table:table-cell>
          <table:table-cell office:value-type="string">
            <text:p>81,489090</text:p>
          </table:table-cell>
          <table:table-cell office:value-type="string">
            <text:p>21559,263672</text:p>
          </table:table-cell>
          <table:table-cell office:value-type="string">
            <text:p>356,571991</text:p>
          </table:table-cell>
          <table:table-cell office:value-type="string">
            <text:p>27514,541016</text:p>
          </table:table-cell>
          <table:table-cell office:value-type="string">
            <text:p>362,576416</text:p>
          </table:table-cell>
          <table:table-cell office:value-type="string">
            <text:p>16417,390625</text:p>
          </table:table-cell>
          <table:table-cell office:value-type="string">
            <text:p>209,619446</text:p>
          </table:table-cell>
          <table:table-cell office:value-type="string">
            <text:p>743,069092</text:p>
          </table:table-cell>
          <table:table-cell office:value-type="string">
            <text:p>20,778145</text:p>
          </table:table-cell>
          <table:table-cell office:value-type="string">
            <text:p>22,431900</text:p>
          </table:table-cell>
          <table:table-cell office:value-type="string">
            <text:p>5,984037</text:p>
          </table:table-cell>
          <table:table-cell office:value-type="string">
            <text:p>40,727634</text:p>
          </table:table-cell>
          <table:table-cell office:value-type="string">
            <text:p>7,810378</text:p>
          </table:table-cell>
          <table:table-cell office:value-type="string">
            <text:p>450,696716</text:p>
          </table:table-cell>
          <table:table-cell office:value-type="string">
            <text:p>10,674215</text:p>
          </table:table-cell>
          <table:table-cell office:value-type="string">
            <text:p>3579,949463</text:p>
          </table:table-cell>
          <table:table-cell office:value-type="string">
            <text:p>61,474888</text:p>
          </table:table-cell>
          <table:table-cell office:value-type="string">
            <text:p>58,488060</text:p>
          </table:table-cell>
          <table:table-cell office:value-type="string">
            <text:p>8,836761</text:p>
          </table:table-cell>
          <table:table-cell office:value-type="string">
            <text:p>5,531728</text:p>
          </table:table-cell>
          <table:table-cell office:value-type="string">
            <text:p>15,177603</text:p>
          </table:table-cell>
          <table:table-cell office:value-type="string">
            <text:p>242,958511</text:p>
          </table:table-cell>
          <table:table-cell office:value-type="string">
            <text:p>19,163294</text:p>
          </table:table-cell>
          <table:table-cell office:value-type="string">
            <text:p>205,173523</text:p>
          </table:table-cell>
          <table:table-cell office:value-type="string">
            <text:p>10,912299</text:p>
          </table:table-cell>
          <table:table-cell office:value-type="string">
            <text:p>186,043228</text:p>
          </table:table-cell>
          <table:table-cell office:value-type="string">
            <text:p>11,786072</text:p>
          </table:table-cell>
          <table:table-cell office:value-type="string">
            <text:p>135,875214</text:p>
          </table:table-cell>
          <table:table-cell office:value-type="string">
            <text:p>11,837667</text:p>
          </table:table-cell>
          <table:table-cell office:value-type="string">
            <text:p>40,049377</text:p>
          </table:table-cell>
          <table:table-cell office:value-type="string">
            <text:p>12,128004</text:p>
          </table:table-cell>
          <table:table-cell office:value-type="string">
            <text:p>62,940372</text:p>
          </table:table-cell>
          <table:table-cell office:value-type="string">
            <text:p>22,808817</text:p>
          </table:table-cell>
        </table:table-row>
        <table:table-row table:style-name="ro1">
          <table:table-cell office:value-type="string">
            <text:p>AFR177 <text:s text:c="5"/></text:p>
          </table:table-cell>
          <table:table-cell office:value-type="string">
            <text:p>380,614563</text:p>
          </table:table-cell>
          <table:table-cell office:value-type="string">
            <text:p>623,179810</text:p>
          </table:table-cell>
          <table:table-cell office:value-type="string">
            <text:p>23,066103</text:p>
          </table:table-cell>
          <table:table-cell office:value-type="string">
            <text:p>396,513702</text:p>
          </table:table-cell>
          <table:table-cell office:value-type="string">
            <text:p>3272,927734</text:p>
          </table:table-cell>
          <table:table-cell office:value-type="string">
            <text:p>160,514481</text:p>
          </table:table-cell>
          <table:table-cell office:value-type="string">
            <text:p>5990,297363</text:p>
          </table:table-cell>
          <table:table-cell office:value-type="string">
            <text:p>162,146133</text:p>
          </table:table-cell>
          <table:table-cell office:value-type="string">
            <text:p>57,357632</text:p>
          </table:table-cell>
          <table:table-cell office:value-type="string">
            <text:p>24,006229</text:p>
          </table:table-cell>
          <table:table-cell office:value-type="string">
            <text:p>832,636108</text:p>
          </table:table-cell>
          <table:table-cell office:value-type="string">
            <text:p>30,681158</text:p>
          </table:table-cell>
          <table:table-cell office:value-type="string">
            <text:p>2312,119385</text:p>
          </table:table-cell>
          <table:table-cell office:value-type="string">
            <text:p>47,326706</text:p>
          </table:table-cell>
          <table:table-cell office:value-type="string">
            <text:p>4767,895020</text:p>
          </table:table-cell>
          <table:table-cell office:value-type="string">
            <text:p>67,062263</text:p>
          </table:table-cell>
          <table:table-cell office:value-type="string">
            <text:p>1869,461670</text:p>
          </table:table-cell>
          <table:table-cell office:value-type="string">
            <text:p>29,815693</text:p>
          </table:table-cell>
          <table:table-cell office:value-type="string">
            <text:p>279,014526</text:p>
          </table:table-cell>
          <table:table-cell office:value-type="string">
            <text:p>9,189748</text:p>
          </table:table-cell>
          <table:table-cell office:value-type="string">
            <text:p>5,107950</text:p>
          </table:table-cell>
          <table:table-cell office:value-type="string">
            <text:p>4,708885</text:p>
          </table:table-cell>
          <table:table-cell office:value-type="string">
            <text:p>26,598652</text:p>
          </table:table-cell>
          <table:table-cell office:value-type="string">
            <text:p>7,165192</text:p>
          </table:table-cell>
          <table:table-cell office:value-type="string">
            <text:p>64,956192</text:p>
          </table:table-cell>
          <table:table-cell office:value-type="string">
            <text:p>4,659507</text:p>
          </table:table-cell>
          <table:table-cell office:value-type="string">
            <text:p>1047,697388</text:p>
          </table:table-cell>
          <table:table-cell office:value-type="string">
            <text:p>20,845602</text:p>
          </table:table-cell>
          <table:table-cell office:value-type="string">
            <text:p>41,617931</text:p>
          </table:table-cell>
          <table:table-cell office:value-type="string">
            <text:p>7,2018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9,912796</text:p>
          </table:table-cell>
          <table:table-cell office:value-type="string">
            <text:p>17,960926</text:p>
          </table:table-cell>
          <table:table-cell office:value-type="string">
            <text:p>41,394085</text:p>
          </table:table-cell>
          <table:table-cell office:value-type="string">
            <text:p>8,335037</text:p>
          </table:table-cell>
          <table:table-cell office:value-type="string">
            <text:p>45,407570</text:p>
          </table:table-cell>
          <table:table-cell office:value-type="string">
            <text:p>9,049679</text:p>
          </table:table-cell>
          <table:table-cell office:value-type="string">
            <text:p>32,867695</text:p>
          </table:table-cell>
          <table:table-cell office:value-type="string">
            <text:p>9,258585</text:p>
          </table:table-cell>
          <table:table-cell office:value-type="string">
            <text:p>18,574432</text:p>
          </table:table-cell>
          <table:table-cell office:value-type="string">
            <text:p>9,684115</text:p>
          </table:table-cell>
          <table:table-cell office:value-type="string">
            <text:p>50,264542</text:p>
          </table:table-cell>
          <table:table-cell office:value-type="string">
            <text:p>18,363739</text:p>
          </table:table-cell>
        </table:table-row>
        <table:table-row table:style-name="ro1">
          <table:table-cell office:value-type="string">
            <text:p>AFR178 <text:s text:c="5"/></text:p>
          </table:table-cell>
          <table:table-cell office:value-type="string">
            <text:p>1729,409668</text:p>
          </table:table-cell>
          <table:table-cell office:value-type="string">
            <text:p>629,009583</text:p>
          </table:table-cell>
          <table:table-cell office:value-type="string">
            <text:p>11446,193359</text:p>
          </table:table-cell>
          <table:table-cell office:value-type="string">
            <text:p>710,515137</text:p>
          </table:table-cell>
          <table:table-cell office:value-type="string">
            <text:p>32556,746094</text:p>
          </table:table-cell>
          <table:table-cell office:value-type="string">
            <text:p>878,404480</text:p>
          </table:table-cell>
          <table:table-cell office:value-type="string">
            <text:p>44458,601563</text:p>
          </table:table-cell>
          <table:table-cell office:value-type="string">
            <text:p>949,656128</text:p>
          </table:table-cell>
          <table:table-cell office:value-type="string">
            <text:p>2164,994385</text:p>
          </table:table-cell>
          <table:table-cell office:value-type="string">
            <text:p>69,259331</text:p>
          </table:table-cell>
          <table:table-cell office:value-type="string">
            <text:p>3414,051514</text:p>
          </table:table-cell>
          <table:table-cell office:value-type="string">
            <text:p>81,210197</text:p>
          </table:table-cell>
          <table:table-cell office:value-type="string">
            <text:p>33522,390625</text:p>
          </table:table-cell>
          <table:table-cell office:value-type="string">
            <text:p>549,275696</text:p>
          </table:table-cell>
          <table:table-cell office:value-type="string">
            <text:p>32931,730469</text:p>
          </table:table-cell>
          <table:table-cell office:value-type="string">
            <text:p>433,097992</text:p>
          </table:table-cell>
          <table:table-cell office:value-type="string">
            <text:p>25622,462891</text:p>
          </table:table-cell>
          <table:table-cell office:value-type="string">
            <text:p>324,146515</text:p>
          </table:table-cell>
          <table:table-cell office:value-type="string">
            <text:p>3260,116699</text:p>
          </table:table-cell>
          <table:table-cell office:value-type="string">
            <text:p>85,512543</text:p>
          </table:table-cell>
          <table:table-cell office:value-type="string">
            <text:p>13,922896</text:p>
          </table:table-cell>
          <table:table-cell office:value-type="string">
            <text:p>6,689218</text:p>
          </table:table-cell>
          <table:table-cell office:value-type="string">
            <text:p>41,431046</text:p>
          </table:table-cell>
          <table:table-cell office:value-type="string">
            <text:p>7,679572</text:p>
          </table:table-cell>
          <table:table-cell office:value-type="string">
            <text:p>994,059143</text:p>
          </table:table-cell>
          <table:table-cell office:value-type="string">
            <text:p>20,301054</text:p>
          </table:table-cell>
          <table:table-cell office:value-type="string">
            <text:p>8683,714844</text:p>
          </table:table-cell>
          <table:table-cell office:value-type="string">
            <text:p>145,293900</text:p>
          </table:table-cell>
          <table:table-cell office:value-type="string">
            <text:p>36,211880</text:p>
          </table:table-cell>
          <table:table-cell office:value-type="string">
            <text:p>8,110785</text:p>
          </table:table-cell>
          <table:table-cell office:value-type="string">
            <text:p>22,311462</text:p>
          </table:table-cell>
          <table:table-cell office:value-type="string">
            <text:p>14,786023</text:p>
          </table:table-cell>
          <table:table-cell office:value-type="string">
            <text:p>156,818054</text:p>
          </table:table-cell>
          <table:table-cell office:value-type="string">
            <text:p>18,581814</text:p>
          </table:table-cell>
          <table:table-cell office:value-type="string">
            <text:p>206,579453</text:p>
          </table:table-cell>
          <table:table-cell office:value-type="string">
            <text:p>10,056008</text:p>
          </table:table-cell>
          <table:table-cell office:value-type="string">
            <text:p>165,018509</text:p>
          </table:table-cell>
          <table:table-cell office:value-type="string">
            <text:p>10,728924</text:p>
          </table:table-cell>
          <table:table-cell office:value-type="string">
            <text:p>218,641373</text:p>
          </table:table-cell>
          <table:table-cell office:value-type="string">
            <text:p>11,332986</text:p>
          </table:table-cell>
          <table:table-cell office:value-type="string">
            <text:p>100,311600</text:p>
          </table:table-cell>
          <table:table-cell office:value-type="string">
            <text:p>11,246702</text:p>
          </table:table-cell>
          <table:table-cell office:value-type="string">
            <text:p>71,595512</text:p>
          </table:table-cell>
          <table:table-cell office:value-type="string">
            <text:p>20,800028</text:p>
          </table:table-cell>
        </table:table-row>
        <table:table-row table:style-name="ro1">
          <table:table-cell office:value-type="string">
            <text:p>AFR179 <text:s text:c="5"/></text:p>
          </table:table-cell>
          <table:table-cell office:value-type="string">
            <text:p>2667,250732</text:p>
          </table:table-cell>
          <table:table-cell office:value-type="string">
            <text:p>600,842529</text:p>
          </table:table-cell>
          <table:table-cell office:value-type="string">
            <text:p>239,502197</text:p>
          </table:table-cell>
          <table:table-cell office:value-type="string">
            <text:p>375,247345</text:p>
          </table:table-cell>
          <table:table-cell office:value-type="string">
            <text:p>1420,985962</text:p>
          </table:table-cell>
          <table:table-cell office:value-type="string">
            <text:p>130,080582</text:p>
          </table:table-cell>
          <table:table-cell office:value-type="string">
            <text:p>2619,905518</text:p>
          </table:table-cell>
          <table:table-cell office:value-type="string">
            <text:p>97,290924</text:p>
          </table:table-cell>
          <table:table-cell office:value-type="string">
            <text:p>41,522217</text:p>
          </table:table-cell>
          <table:table-cell office:value-type="string">
            <text:p>23,046156</text:p>
          </table:table-cell>
          <table:table-cell office:value-type="string">
            <text:p>2013,756470</text:p>
          </table:table-cell>
          <table:table-cell office:value-type="string">
            <text:p>48,940498</text:p>
          </table:table-cell>
          <table:table-cell office:value-type="string">
            <text:p>3831,178467</text:p>
          </table:table-cell>
          <table:table-cell office:value-type="string">
            <text:p>71,208084</text:p>
          </table:table-cell>
          <table:table-cell office:value-type="string">
            <text:p>4526,598145</text:p>
          </table:table-cell>
          <table:table-cell office:value-type="string">
            <text:p>63,684311</text:p>
          </table:table-cell>
          <table:table-cell office:value-type="string">
            <text:p>2194,663818</text:p>
          </table:table-cell>
          <table:table-cell office:value-type="string">
            <text:p>33,325451</text:p>
          </table:table-cell>
          <table:table-cell office:value-type="string">
            <text:p>99,546722</text:p>
          </table:table-cell>
          <table:table-cell office:value-type="string">
            <text:p>5,057356</text:p>
          </table:table-cell>
          <table:table-cell office:value-type="string">
            <text:p>35,823734</text:p>
          </table:table-cell>
          <table:table-cell office:value-type="string">
            <text:p>4,120002</text:p>
          </table:table-cell>
          <table:table-cell office:value-type="string">
            <text:p>34,811680</text:p>
          </table:table-cell>
          <table:table-cell office:value-type="string">
            <text:p>6,865992</text:p>
          </table:table-cell>
          <table:table-cell office:value-type="string">
            <text:p>23,802397</text:p>
          </table:table-cell>
          <table:table-cell office:value-type="string">
            <text:p>3,758776</text:p>
          </table:table-cell>
          <table:table-cell office:value-type="string">
            <text:p>812,222473</text:p>
          </table:table-cell>
          <table:table-cell office:value-type="string">
            <text:p>17,094481</text:p>
          </table:table-cell>
          <table:table-cell office:value-type="string">
            <text:p>45,009121</text:p>
          </table:table-cell>
          <table:table-cell office:value-type="string">
            <text:p>6,23429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0,473400</text:p>
          </table:table-cell>
          <table:table-cell office:value-type="string">
            <text:p>17,637539</text:p>
          </table:table-cell>
          <table:table-cell office:value-type="string">
            <text:p>127,865997</text:p>
          </table:table-cell>
          <table:table-cell office:value-type="string">
            <text:p>7,618636</text:p>
          </table:table-cell>
          <table:table-cell office:value-type="string">
            <text:p>33,505802</text:p>
          </table:table-cell>
          <table:table-cell office:value-type="string">
            <text:p>7,840626</text:p>
          </table:table-cell>
          <table:table-cell office:value-type="string">
            <text:p>38,585270</text:p>
          </table:table-cell>
          <table:table-cell office:value-type="string">
            <text:p>8,156428</text:p>
          </table:table-cell>
          <table:table-cell office:value-type="string">
            <text:p>3,880688</text:p>
          </table:table-cell>
          <table:table-cell office:value-type="string">
            <text:p>8,375912</text:p>
          </table:table-cell>
          <table:table-cell office:value-type="string">
            <text:p>65,006966</text:p>
          </table:table-cell>
          <table:table-cell office:value-type="string">
            <text:p>15,972754</text:p>
          </table:table-cell>
        </table:table-row>
        <table:table-row table:style-name="ro1">
          <table:table-cell office:value-type="string">
            <text:p>AFR180 <text:s text:c="5"/></text:p>
          </table:table-cell>
          <table:table-cell office:value-type="string">
            <text:p>1101,643311</text:p>
          </table:table-cell>
          <table:table-cell office:value-type="string">
            <text:p>565,257324</text:p>
          </table:table-cell>
          <table:table-cell office:value-type="string">
            <text:p>1043,185425</text:p>
          </table:table-cell>
          <table:table-cell office:value-type="string">
            <text:p>380,542419</text:p>
          </table:table-cell>
          <table:table-cell office:value-type="string">
            <text:p>2260,216797</text:p>
          </table:table-cell>
          <table:table-cell office:value-type="string">
            <text:p>136,469437</text:p>
          </table:table-cell>
          <table:table-cell office:value-type="string">
            <text:p>3051,586182</text:p>
          </table:table-cell>
          <table:table-cell office:value-type="string">
            <text:p>104,178566</text:p>
          </table:table-cell>
          <table:table-cell office:value-type="string">
            <text:p>5,839062</text:p>
          </table:table-cell>
          <table:table-cell office:value-type="string">
            <text:p>20,761421</text:p>
          </table:table-cell>
          <table:table-cell office:value-type="string">
            <text:p>787,858032</text:p>
          </table:table-cell>
          <table:table-cell office:value-type="string">
            <text:p>28,350019</text:p>
          </table:table-cell>
          <table:table-cell office:value-type="string">
            <text:p>934,409851</text:p>
          </table:table-cell>
          <table:table-cell office:value-type="string">
            <text:p>25,294531</text:p>
          </table:table-cell>
          <table:table-cell office:value-type="string">
            <text:p>985,306580</text:p>
          </table:table-cell>
          <table:table-cell office:value-type="string">
            <text:p>19,073576</text:p>
          </table:table-cell>
          <table:table-cell office:value-type="string">
            <text:p>2400,372559</text:p>
          </table:table-cell>
          <table:table-cell office:value-type="string">
            <text:p>35,534138</text:p>
          </table:table-cell>
          <table:table-cell office:value-type="string">
            <text:p>132,547791</text:p>
          </table:table-cell>
          <table:table-cell office:value-type="string">
            <text:p>5,790404</text:p>
          </table:table-cell>
          <table:table-cell office:value-type="string">
            <text:p>3,419118</text:p>
          </table:table-cell>
          <table:table-cell office:value-type="string">
            <text:p>4,189671</text:p>
          </table:table-cell>
          <table:table-cell office:value-type="string">
            <text:p>23,357086</text:p>
          </table:table-cell>
          <table:table-cell office:value-type="string">
            <text:p>6,955236</text:p>
          </table:table-cell>
          <table:table-cell office:value-type="string">
            <text:p>15,755883</text:p>
          </table:table-cell>
          <table:table-cell office:value-type="string">
            <text:p>3,877667</text:p>
          </table:table-cell>
          <table:table-cell office:value-type="string">
            <text:p>623,541260</text:p>
          </table:table-cell>
          <table:table-cell office:value-type="string">
            <text:p>14,499516</text:p>
          </table:table-cell>
          <table:table-cell office:value-type="string">
            <text:p>37,922970</text:p>
          </table:table-cell>
          <table:table-cell office:value-type="string">
            <text:p>6,57427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,100637</text:p>
          </table:table-cell>
          <table:table-cell office:value-type="string">
            <text:p>17,642941</text:p>
          </table:table-cell>
          <table:table-cell office:value-type="string">
            <text:p>26,981894</text:p>
          </table:table-cell>
          <table:table-cell office:value-type="string">
            <text:p>7,378900</text:p>
          </table:table-cell>
          <table:table-cell office:value-type="string">
            <text:p>18,708212</text:p>
          </table:table-cell>
          <table:table-cell office:value-type="string">
            <text:p>7,996138</text:p>
          </table:table-cell>
          <table:table-cell office:value-type="string">
            <text:p>34,609509</text:p>
          </table:table-cell>
          <table:table-cell office:value-type="string">
            <text:p>8,430886</text:p>
          </table:table-cell>
          <table:table-cell office:value-type="string">
            <text:p>5,164945</text:p>
          </table:table-cell>
          <table:table-cell office:value-type="string">
            <text:p>8,766997</text:p>
          </table:table-cell>
          <table:table-cell office:value-type="string">
            <text:p>44,118847</text:p>
          </table:table-cell>
          <table:table-cell office:value-type="string">
            <text:p>16,718512</text:p>
          </table:table-cell>
        </table:table-row>
        <table:table-row table:style-name="ro1">
          <table:table-cell office:value-type="string">
            <text:p>AFR181 <text:s text:c="5"/></text:p>
          </table:table-cell>
          <table:table-cell office:value-type="string">
            <text:p>465,009338</text:p>
          </table:table-cell>
          <table:table-cell office:value-type="string">
            <text:p>701,010193</text:p>
          </table:table-cell>
          <table:table-cell office:value-type="string">
            <text:p>1571,703369</text:p>
          </table:table-cell>
          <table:table-cell office:value-type="string">
            <text:p>425,113281</text:p>
          </table:table-cell>
          <table:table-cell office:value-type="string">
            <text:p>2932,951904</text:p>
          </table:table-cell>
          <table:table-cell office:value-type="string">
            <text:p>161,531281</text:p>
          </table:table-cell>
          <table:table-cell office:value-type="string">
            <text:p>4909,895020</text:p>
          </table:table-cell>
          <table:table-cell office:value-type="string">
            <text:p>145,133469</text:p>
          </table:table-cell>
          <table:table-cell office:value-type="string">
            <text:p>396,642609</text:p>
          </table:table-cell>
          <table:table-cell office:value-type="string">
            <text:p>34,266483</text:p>
          </table:table-cell>
          <table:table-cell office:value-type="string">
            <text:p>1918,211914</text:p>
          </table:table-cell>
          <table:table-cell office:value-type="string">
            <text:p>51,023598</text:p>
          </table:table-cell>
          <table:table-cell office:value-type="string">
            <text:p>16266,386719</text:p>
          </table:table-cell>
          <table:table-cell office:value-type="string">
            <text:p>270,946045</text:p>
          </table:table-cell>
          <table:table-cell office:value-type="string">
            <text:p>11857,312500</text:p>
          </table:table-cell>
          <table:table-cell office:value-type="string">
            <text:p>158,744583</text:p>
          </table:table-cell>
          <table:table-cell office:value-type="string">
            <text:p>9233,771484</text:p>
          </table:table-cell>
          <table:table-cell office:value-type="string">
            <text:p>119,976227</text:p>
          </table:table-cell>
          <table:table-cell office:value-type="string">
            <text:p>189,267548</text:p>
          </table:table-cell>
          <table:table-cell office:value-type="string">
            <text:p>7,177780</text:p>
          </table:table-cell>
          <table:table-cell office:value-type="string">
            <text:p>17,047012</text:p>
          </table:table-cell>
          <table:table-cell office:value-type="string">
            <text:p>4,626452</text:p>
          </table:table-cell>
          <table:table-cell office:value-type="string">
            <text:p>21,226023</text:p>
          </table:table-cell>
          <table:table-cell office:value-type="string">
            <text:p>7,095744</text:p>
          </table:table-cell>
          <table:table-cell office:value-type="string">
            <text:p>107,908554</text:p>
          </table:table-cell>
          <table:table-cell office:value-type="string">
            <text:p>4,902022</text:p>
          </table:table-cell>
          <table:table-cell office:value-type="string">
            <text:p>1048,637451</text:p>
          </table:table-cell>
          <table:table-cell office:value-type="string">
            <text:p>20,729406</text:p>
          </table:table-cell>
          <table:table-cell office:value-type="string">
            <text:p>45,055126</text:p>
          </table:table-cell>
          <table:table-cell office:value-type="string">
            <text:p>7,1331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9,768311</text:p>
          </table:table-cell>
          <table:table-cell office:value-type="string">
            <text:p>18,138067</text:p>
          </table:table-cell>
          <table:table-cell office:value-type="string">
            <text:p>83,849007</text:p>
          </table:table-cell>
          <table:table-cell office:value-type="string">
            <text:p>8,294556</text:p>
          </table:table-cell>
          <table:table-cell office:value-type="string">
            <text:p>61,757191</text:p>
          </table:table-cell>
          <table:table-cell office:value-type="string">
            <text:p>8,979976</text:p>
          </table:table-cell>
          <table:table-cell office:value-type="string">
            <text:p>61,661942</text:p>
          </table:table-cell>
          <table:table-cell office:value-type="string">
            <text:p>9,377004</text:p>
          </table:table-cell>
          <table:table-cell office:value-type="string">
            <text:p>17,486740</text:p>
          </table:table-cell>
          <table:table-cell office:value-type="string">
            <text:p>9,655510</text:p>
          </table:table-cell>
          <table:table-cell office:value-type="string">
            <text:p>86,146889</text:p>
          </table:table-cell>
          <table:table-cell office:value-type="string">
            <text:p>18,620628</text:p>
          </table:table-cell>
        </table:table-row>
        <table:table-row table:style-name="ro1">
          <table:table-cell office:value-type="string">
            <text:p>AFR18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61,013794</text:p>
          </table:table-cell>
          <table:table-cell office:value-type="string">
            <text:p>405,992828</text:p>
          </table:table-cell>
          <table:table-cell office:value-type="string">
            <text:p>1827,558105</text:p>
          </table:table-cell>
          <table:table-cell office:value-type="string">
            <text:p>141,127609</text:p>
          </table:table-cell>
          <table:table-cell office:value-type="string">
            <text:p>3876,568115</text:p>
          </table:table-cell>
          <table:table-cell office:value-type="string">
            <text:p>123,543594</text:p>
          </table:table-cell>
          <table:table-cell office:value-type="string">
            <text:p>135,454758</text:p>
          </table:table-cell>
          <table:table-cell office:value-type="string">
            <text:p>26,704082</text:p>
          </table:table-cell>
          <table:table-cell office:value-type="string">
            <text:p>1403,130859</text:p>
          </table:table-cell>
          <table:table-cell office:value-type="string">
            <text:p>40,178730</text:p>
          </table:table-cell>
          <table:table-cell office:value-type="string">
            <text:p>3719,617920</text:p>
          </table:table-cell>
          <table:table-cell office:value-type="string">
            <text:p>69,772919</text:p>
          </table:table-cell>
          <table:table-cell office:value-type="string">
            <text:p>5748,677734</text:p>
          </table:table-cell>
          <table:table-cell office:value-type="string">
            <text:p>79,663002</text:p>
          </table:table-cell>
          <table:table-cell office:value-type="string">
            <text:p>3930,947266</text:p>
          </table:table-cell>
          <table:table-cell office:value-type="string">
            <text:p>54,516163</text:p>
          </table:table-cell>
          <table:table-cell office:value-type="string">
            <text:p>140,282944</text:p>
          </table:table-cell>
          <table:table-cell office:value-type="string">
            <text:p>6,249552</text:p>
          </table:table-cell>
          <table:table-cell office:value-type="string">
            <text:p>5,446429</text:p>
          </table:table-cell>
          <table:table-cell office:value-type="string">
            <text:p>4,709015</text:p>
          </table:table-cell>
          <table:table-cell office:value-type="string">
            <text:p>32,203747</text:p>
          </table:table-cell>
          <table:table-cell office:value-type="string">
            <text:p>7,237212</text:p>
          </table:table-cell>
          <table:table-cell office:value-type="string">
            <text:p>35,902164</text:p>
          </table:table-cell>
          <table:table-cell office:value-type="string">
            <text:p>4,520657</text:p>
          </table:table-cell>
          <table:table-cell office:value-type="string">
            <text:p>707,152771</text:p>
          </table:table-cell>
          <table:table-cell office:value-type="string">
            <text:p>15,887427</text:p>
          </table:table-cell>
          <table:table-cell office:value-type="string">
            <text:p>45,519615</text:p>
          </table:table-cell>
          <table:table-cell office:value-type="string">
            <text:p>7,4296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0,305878</text:p>
          </table:table-cell>
          <table:table-cell office:value-type="string">
            <text:p>18,215067</text:p>
          </table:table-cell>
          <table:table-cell office:value-type="string">
            <text:p>46,092056</text:p>
          </table:table-cell>
          <table:table-cell office:value-type="string">
            <text:p>8,858229</text:p>
          </table:table-cell>
          <table:table-cell office:value-type="string">
            <text:p>47,433189</text:p>
          </table:table-cell>
          <table:table-cell office:value-type="string">
            <text:p>9,653247</text:p>
          </table:table-cell>
          <table:table-cell office:value-type="string">
            <text:p>49,467033</text:p>
          </table:table-cell>
          <table:table-cell office:value-type="string">
            <text:p>9,837881</text:p>
          </table:table-cell>
          <table:table-cell office:value-type="string">
            <text:p>10,960588</text:p>
          </table:table-cell>
          <table:table-cell office:value-type="string">
            <text:p>10,293351</text:p>
          </table:table-cell>
          <table:table-cell office:value-type="string">
            <text:p>116,812653</text:p>
          </table:table-cell>
          <table:table-cell office:value-type="string">
            <text:p>19,810963</text:p>
          </table:table-cell>
        </table:table-row>
        <table:table-row table:style-name="ro1">
          <table:table-cell office:value-type="string">
            <text:p>AFR183 <text:s text:c="5"/></text:p>
          </table:table-cell>
          <table:table-cell office:value-type="string">
            <text:p>201,087677</text:p>
          </table:table-cell>
          <table:table-cell office:value-type="string">
            <text:p>740,157837</text:p>
          </table:table-cell>
          <table:table-cell office:value-type="string">
            <text:p>892,239929</text:p>
          </table:table-cell>
          <table:table-cell office:value-type="string">
            <text:p>443,030823</text:p>
          </table:table-cell>
          <table:table-cell office:value-type="string">
            <text:p>627,093018</text:p>
          </table:table-cell>
          <table:table-cell office:value-type="string">
            <text:p>136,862625</text:p>
          </table:table-cell>
          <table:table-cell office:value-type="string">
            <text:p>1422,020874</text:p>
          </table:table-cell>
          <table:table-cell office:value-type="string">
            <text:p>89,537689</text:p>
          </table:table-cell>
          <table:table-cell office:value-type="string">
            <text:p>158,303467</text:p>
          </table:table-cell>
          <table:table-cell office:value-type="string">
            <text:p>29,681480</text:p>
          </table:table-cell>
          <table:table-cell office:value-type="string">
            <text:p>1123,347534</text:p>
          </table:table-cell>
          <table:table-cell office:value-type="string">
            <text:p>37,430504</text:p>
          </table:table-cell>
          <table:table-cell office:value-type="string">
            <text:p>2093,425293</text:p>
          </table:table-cell>
          <table:table-cell office:value-type="string">
            <text:p>45,075008</text:p>
          </table:table-cell>
          <table:table-cell office:value-type="string">
            <text:p>4724,152344</text:p>
          </table:table-cell>
          <table:table-cell office:value-type="string">
            <text:p>66,771202</text:p>
          </table:table-cell>
          <table:table-cell office:value-type="string">
            <text:p>4824,102051</text:p>
          </table:table-cell>
          <table:table-cell office:value-type="string">
            <text:p>65,857925</text:p>
          </table:table-cell>
          <table:table-cell office:value-type="string">
            <text:p>98,964355</text:p>
          </table:table-cell>
          <table:table-cell office:value-type="string">
            <text:p>6,222672</text:p>
          </table:table-cell>
          <table:table-cell office:value-type="string">
            <text:p>13,399247</text:p>
          </table:table-cell>
          <table:table-cell office:value-type="string">
            <text:p>5,550093</text:p>
          </table:table-cell>
          <table:table-cell office:value-type="string">
            <text:p>37,733517</text:p>
          </table:table-cell>
          <table:table-cell office:value-type="string">
            <text:p>7,738944</text:p>
          </table:table-cell>
          <table:table-cell office:value-type="string">
            <text:p>72,778252</text:p>
          </table:table-cell>
          <table:table-cell office:value-type="string">
            <text:p>5,549507</text:p>
          </table:table-cell>
          <table:table-cell office:value-type="string">
            <text:p>244,957260</text:p>
          </table:table-cell>
          <table:table-cell office:value-type="string">
            <text:p>10,734351</text:p>
          </table:table-cell>
          <table:table-cell office:value-type="string">
            <text:p>63,552124</text:p>
          </table:table-cell>
          <table:table-cell office:value-type="string">
            <text:p>8,8546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9,813374</text:p>
          </table:table-cell>
          <table:table-cell office:value-type="string">
            <text:p>18,687592</text:p>
          </table:table-cell>
          <table:table-cell office:value-type="string">
            <text:p>54,137161</text:p>
          </table:table-cell>
          <table:table-cell office:value-type="string">
            <text:p>10,410543</text:p>
          </table:table-cell>
          <table:table-cell office:value-type="string">
            <text:p>31,357376</text:p>
          </table:table-cell>
          <table:table-cell office:value-type="string">
            <text:p>11,284995</text:p>
          </table:table-cell>
          <table:table-cell office:value-type="string">
            <text:p>42,535545</text:p>
          </table:table-cell>
          <table:table-cell office:value-type="string">
            <text:p>11,593133</text:p>
          </table:table-cell>
          <table:table-cell office:value-type="string">
            <text:p>9,241064</text:p>
          </table:table-cell>
          <table:table-cell office:value-type="string">
            <text:p>12,117955</text:p>
          </table:table-cell>
          <table:table-cell office:value-type="string">
            <text:p>73,059631</text:p>
          </table:table-cell>
          <table:table-cell office:value-type="string">
            <text:p>22,992817</text:p>
          </table:table-cell>
        </table:table-row>
        <table:table-row table:style-name="ro1">
          <table:table-cell office:value-type="string">
            <text:p>AFR184 <text:s text:c="5"/></text:p>
          </table:table-cell>
          <table:table-cell office:value-type="string">
            <text:p>1383,170166</text:p>
          </table:table-cell>
          <table:table-cell office:value-type="string">
            <text:p>722,533813</text:p>
          </table:table-cell>
          <table:table-cell office:value-type="string">
            <text:p>1132,936890</text:p>
          </table:table-cell>
          <table:table-cell office:value-type="string">
            <text:p>422,921844</text:p>
          </table:table-cell>
          <table:table-cell office:value-type="string">
            <text:p>1063,078369</text:p>
          </table:table-cell>
          <table:table-cell office:value-type="string">
            <text:p>136,325958</text:p>
          </table:table-cell>
          <table:table-cell office:value-type="string">
            <text:p>1383,041626</text:p>
          </table:table-cell>
          <table:table-cell office:value-type="string">
            <text:p>84,778748</text:p>
          </table:table-cell>
          <table:table-cell office:value-type="string">
            <text:p>19,463539</text:p>
          </table:table-cell>
          <table:table-cell office:value-type="string">
            <text:p>24,981106</text:p>
          </table:table-cell>
          <table:table-cell office:value-type="string">
            <text:p>432,513458</text:p>
          </table:table-cell>
          <table:table-cell office:value-type="string">
            <text:p>25,958200</text:p>
          </table:table-cell>
          <table:table-cell office:value-type="string">
            <text:p>441,369690</text:p>
          </table:table-cell>
          <table:table-cell office:value-type="string">
            <text:p>20,464437</text:p>
          </table:table-cell>
          <table:table-cell office:value-type="string">
            <text:p>1338,426147</text:p>
          </table:table-cell>
          <table:table-cell office:value-type="string">
            <text:p>24,513659</text:p>
          </table:table-cell>
          <table:table-cell office:value-type="string">
            <text:p>325,543701</text:p>
          </table:table-cell>
          <table:table-cell office:value-type="string">
            <text:p>13,618456</text:p>
          </table:table-cell>
          <table:table-cell office:value-type="string">
            <text:p>82,735603</text:p>
          </table:table-cell>
          <table:table-cell office:value-type="string">
            <text:p>6,024838</text:p>
          </table:table-cell>
          <table:table-cell office:value-type="string">
            <text:p>10,688595</text:p>
          </table:table-cell>
          <table:table-cell office:value-type="string">
            <text:p>5,640416</text:p>
          </table:table-cell>
          <table:table-cell office:value-type="string">
            <text:p>36,363102</text:p>
          </table:table-cell>
          <table:table-cell office:value-type="string">
            <text:p>7,753084</text:p>
          </table:table-cell>
          <table:table-cell office:value-type="string">
            <text:p>21,667149</text:p>
          </table:table-cell>
          <table:table-cell office:value-type="string">
            <text:p>5,275778</text:p>
          </table:table-cell>
          <table:table-cell office:value-type="string">
            <text:p>215,662857</text:p>
          </table:table-cell>
          <table:table-cell office:value-type="string">
            <text:p>10,675216</text:p>
          </table:table-cell>
          <table:table-cell office:value-type="string">
            <text:p>65,672386</text:p>
          </table:table-cell>
          <table:table-cell office:value-type="string">
            <text:p>8,8400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2,129169</text:p>
          </table:table-cell>
          <table:table-cell office:value-type="string">
            <text:p>18,663889</text:p>
          </table:table-cell>
          <table:table-cell office:value-type="string">
            <text:p>63,282829</text:p>
          </table:table-cell>
          <table:table-cell office:value-type="string">
            <text:p>10,313416</text:p>
          </table:table-cell>
          <table:table-cell office:value-type="string">
            <text:p>18,925468</text:p>
          </table:table-cell>
          <table:table-cell office:value-type="string">
            <text:p>11,132719</text:p>
          </table:table-cell>
          <table:table-cell office:value-type="string">
            <text:p>32,162888</text:p>
          </table:table-cell>
          <table:table-cell office:value-type="string">
            <text:p>11,430697</text:p>
          </table:table-cell>
          <table:table-cell office:value-type="string">
            <text:p>13,400938</text:p>
          </table:table-cell>
          <table:table-cell office:value-type="string">
            <text:p>11,979800</text:p>
          </table:table-cell>
          <table:table-cell office:value-type="string">
            <text:p>60,224174</text:p>
          </table:table-cell>
          <table:table-cell office:value-type="string">
            <text:p>22,585440</text:p>
          </table:table-cell>
        </table:table-row>
        <table:table-row table:style-name="ro1">
          <table:table-cell office:value-type="string">
            <text:p>AFR185 <text:s text:c="5"/></text:p>
          </table:table-cell>
          <table:table-cell office:value-type="string">
            <text:p>1601,875977</text:p>
          </table:table-cell>
          <table:table-cell office:value-type="string">
            <text:p>615,675781</text:p>
          </table:table-cell>
          <table:table-cell office:value-type="string">
            <text:p>684,179810</text:p>
          </table:table-cell>
          <table:table-cell office:value-type="string">
            <text:p>381,681000</text:p>
          </table:table-cell>
          <table:table-cell office:value-type="string">
            <text:p>321,467560</text:p>
          </table:table-cell>
          <table:table-cell office:value-type="string">
            <text:p>119,122437</text:p>
          </table:table-cell>
          <table:table-cell office:value-type="string">
            <text:p>85,672592</text:p>
          </table:table-cell>
          <table:table-cell office:value-type="string">
            <text:p>59,596886</text:p>
          </table:table-cell>
          <table:table-cell office:value-type="string">
            <text:p>0,648785</text:p>
          </table:table-cell>
          <table:table-cell office:value-type="string">
            <text:p>18,814758</text:p>
          </table:table-cell>
          <table:table-cell office:value-type="string">
            <text:p>31,727205</text:p>
          </table:table-cell>
          <table:table-cell office:value-type="string">
            <text:p>16,998968</text:p>
          </table:table-cell>
          <table:table-cell office:value-type="string">
            <text:p>13,162675</text:p>
          </table:table-cell>
          <table:table-cell office:value-type="string">
            <text:p>12,744362</text:p>
          </table:table-cell>
          <table:table-cell office:value-type="string">
            <text:p>48,472660</text:p>
          </table:table-cell>
          <table:table-cell office:value-type="string">
            <text:p>9,120707</text:p>
          </table:table-cell>
          <table:table-cell office:value-type="string">
            <text:p>121,740334</text:p>
          </table:table-cell>
          <table:table-cell office:value-type="string">
            <text:p>10,943000</text:p>
          </table:table-cell>
          <table:table-cell office:value-type="string">
            <text:p>19,684160</text:p>
          </table:table-cell>
          <table:table-cell office:value-type="string">
            <text:p>4,571109</text:p>
          </table:table-cell>
          <table:table-cell office:value-type="string">
            <text:p>4,558824</text:p>
          </table:table-cell>
          <table:table-cell office:value-type="string">
            <text:p>4,652003</text:p>
          </table:table-cell>
          <table:table-cell office:value-type="string">
            <text:p>31,993284</text:p>
          </table:table-cell>
          <table:table-cell office:value-type="string">
            <text:p>7,193463</text:p>
          </table:table-cell>
          <table:table-cell office:value-type="string">
            <text:p>14,025208</text:p>
          </table:table-cell>
          <table:table-cell office:value-type="string">
            <text:p>4,301357</text:p>
          </table:table-cell>
          <table:table-cell office:value-type="string">
            <text:p>72,655167</text:p>
          </table:table-cell>
          <table:table-cell office:value-type="string">
            <text:p>8,816835</text:p>
          </table:table-cell>
          <table:table-cell office:value-type="string">
            <text:p>41,419548</text:p>
          </table:table-cell>
          <table:table-cell office:value-type="string">
            <text:p>7,209050</text:p>
          </table:table-cell>
          <table:table-cell office:value-type="string">
            <text:p>106,092224</text:p>
          </table:table-cell>
          <table:table-cell office:value-type="string">
            <text:p>14,956144</text:p>
          </table:table-cell>
          <table:table-cell office:value-type="string">
            <text:p>89,862022</text:p>
          </table:table-cell>
          <table:table-cell office:value-type="string">
            <text:p>18,014776</text:p>
          </table:table-cell>
          <table:table-cell office:value-type="string">
            <text:p>26,678480</text:p>
          </table:table-cell>
          <table:table-cell office:value-type="string">
            <text:p>8,114606</text:p>
          </table:table-cell>
          <table:table-cell office:value-type="string">
            <text:p>14,773452</text:p>
          </table:table-cell>
          <table:table-cell office:value-type="string">
            <text:p>8,766053</text:p>
          </table:table-cell>
          <table:table-cell office:value-type="string">
            <text:p>15,112988</text:p>
          </table:table-cell>
          <table:table-cell office:value-type="string">
            <text:p>9,203917</text:p>
          </table:table-cell>
          <table:table-cell office:value-type="string">
            <text:p>6,812144</text:p>
          </table:table-cell>
          <table:table-cell office:value-type="string">
            <text:p>9,465298</text:p>
          </table:table-cell>
          <table:table-cell office:value-type="string">
            <text:p>53,830841</text:p>
          </table:table-cell>
          <table:table-cell office:value-type="string">
            <text:p>18,387592</text:p>
          </table:table-cell>
        </table:table-row>
        <table:table-row table:style-name="ro1">
          <table:table-cell office:value-type="string">
            <text:p>AFR187 <text:s text:c="5"/></text:p>
          </table:table-cell>
          <table:table-cell office:value-type="string">
            <text:p>1832,288208</text:p>
          </table:table-cell>
          <table:table-cell office:value-type="string">
            <text:p>737,078613</text:p>
          </table:table-cell>
          <table:table-cell office:value-type="string">
            <text:p>3103,388916</text:p>
          </table:table-cell>
          <table:table-cell office:value-type="string">
            <text:p>459,314270</text:p>
          </table:table-cell>
          <table:table-cell office:value-type="string">
            <text:p>4410,778809</text:p>
          </table:table-cell>
          <table:table-cell office:value-type="string">
            <text:p>183,047180</text:p>
          </table:table-cell>
          <table:table-cell office:value-type="string">
            <text:p>8415,013672</text:p>
          </table:table-cell>
          <table:table-cell office:value-type="string">
            <text:p>212,230606</text:p>
          </table:table-cell>
          <table:table-cell office:value-type="string">
            <text:p>57,741833</text:p>
          </table:table-cell>
          <table:table-cell office:value-type="string">
            <text:p>30,513763</text:p>
          </table:table-cell>
          <table:table-cell office:value-type="string">
            <text:p>2697,835693</text:p>
          </table:table-cell>
          <table:table-cell office:value-type="string">
            <text:p>62,791771</text:p>
          </table:table-cell>
          <table:table-cell office:value-type="string">
            <text:p>5653,928711</text:p>
          </table:table-cell>
          <table:table-cell office:value-type="string">
            <text:p>100,833176</text:p>
          </table:table-cell>
          <table:table-cell office:value-type="string">
            <text:p>5263,430664</text:p>
          </table:table-cell>
          <table:table-cell office:value-type="string">
            <text:p>73,487099</text:p>
          </table:table-cell>
          <table:table-cell office:value-type="string">
            <text:p>7108,211914</text:p>
          </table:table-cell>
          <table:table-cell office:value-type="string">
            <text:p>93,592323</text:p>
          </table:table-cell>
          <table:table-cell office:value-type="string">
            <text:p>344,065186</text:p>
          </table:table-cell>
          <table:table-cell office:value-type="string">
            <text:p>10,874335</text:p>
          </table:table-cell>
          <table:table-cell office:value-type="string">
            <text:p>10,072537</text:p>
          </table:table-cell>
          <table:table-cell office:value-type="string">
            <text:p>5,239824</text:p>
          </table:table-cell>
          <table:table-cell office:value-type="string">
            <text:p>32,458706</text:p>
          </table:table-cell>
          <table:table-cell office:value-type="string">
            <text:p>7,461968</text:p>
          </table:table-cell>
          <table:table-cell office:value-type="string">
            <text:p>72,306244</text:p>
          </table:table-cell>
          <table:table-cell office:value-type="string">
            <text:p>5,134805</text:p>
          </table:table-cell>
          <table:table-cell office:value-type="string">
            <text:p>1694,777588</text:p>
          </table:table-cell>
          <table:table-cell office:value-type="string">
            <text:p>30,976612</text:p>
          </table:table-cell>
          <table:table-cell office:value-type="string">
            <text:p>51,983669</text:p>
          </table:table-cell>
          <table:table-cell office:value-type="string">
            <text:p>7,9842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9,312256</text:p>
          </table:table-cell>
          <table:table-cell office:value-type="string">
            <text:p>18,337292</text:p>
          </table:table-cell>
          <table:table-cell office:value-type="string">
            <text:p>55,935955</text:p>
          </table:table-cell>
          <table:table-cell office:value-type="string">
            <text:p>9,289411</text:p>
          </table:table-cell>
          <table:table-cell office:value-type="string">
            <text:p>57,259197</text:p>
          </table:table-cell>
          <table:table-cell office:value-type="string">
            <text:p>10,062103</text:p>
          </table:table-cell>
          <table:table-cell office:value-type="string">
            <text:p>72,251808</text:p>
          </table:table-cell>
          <table:table-cell office:value-type="string">
            <text:p>10,394755</text:p>
          </table:table-cell>
          <table:table-cell office:value-type="string">
            <text:p>10,636995</text:p>
          </table:table-cell>
          <table:table-cell office:value-type="string">
            <text:p>10,778486</text:p>
          </table:table-cell>
          <table:table-cell office:value-type="string">
            <text:p>89,116158</text:p>
          </table:table-cell>
          <table:table-cell office:value-type="string">
            <text:p>20,443281</text:p>
          </table:table-cell>
        </table:table-row>
        <table:table-row table:style-name="ro1">
          <table:table-cell office:value-type="string">
            <text:p>AFR188 <text:s text:c="5"/></text:p>
          </table:table-cell>
          <table:table-cell office:value-type="string">
            <text:p>427,862030</text:p>
          </table:table-cell>
          <table:table-cell office:value-type="string">
            <text:p>827,549866</text:p>
          </table:table-cell>
          <table:table-cell office:value-type="string">
            <text:p>1494,271484</text:p>
          </table:table-cell>
          <table:table-cell office:value-type="string">
            <text:p>476,936096</text:p>
          </table:table-cell>
          <table:table-cell office:value-type="string">
            <text:p>2444,047363</text:p>
          </table:table-cell>
          <table:table-cell office:value-type="string">
            <text:p>167,010818</text:p>
          </table:table-cell>
          <table:table-cell office:value-type="string">
            <text:p>5585,800293</text:p>
          </table:table-cell>
          <table:table-cell office:value-type="string">
            <text:p>161,984802</text:p>
          </table:table-cell>
          <table:table-cell office:value-type="string">
            <text:p>221,005096</text:p>
          </table:table-cell>
          <table:table-cell office:value-type="string">
            <text:p>35,585190</text:p>
          </table:table-cell>
          <table:table-cell office:value-type="string">
            <text:p>2143,342773</text:p>
          </table:table-cell>
          <table:table-cell office:value-type="string">
            <text:p>56,322701</text:p>
          </table:table-cell>
          <table:table-cell office:value-type="string">
            <text:p>10434,682617</text:p>
          </table:table-cell>
          <table:table-cell office:value-type="string">
            <text:p>177,771454</text:p>
          </table:table-cell>
          <table:table-cell office:value-type="string">
            <text:p>12537,297852</text:p>
          </table:table-cell>
          <table:table-cell office:value-type="string">
            <text:p>167,885315</text:p>
          </table:table-cell>
          <table:table-cell office:value-type="string">
            <text:p>6650,252930</text:p>
          </table:table-cell>
          <table:table-cell office:value-type="string">
            <text:p>88,423393</text:p>
          </table:table-cell>
          <table:table-cell office:value-type="string">
            <text:p>204,471008</text:p>
          </table:table-cell>
          <table:table-cell office:value-type="string">
            <text:p>8,222604</text:p>
          </table:table-cell>
          <table:table-cell office:value-type="string">
            <text:p>5,723365</text:p>
          </table:table-cell>
          <table:table-cell office:value-type="string">
            <text:p>5,878180</text:p>
          </table:table-cell>
          <table:table-cell office:value-type="string">
            <text:p>40,236858</text:p>
          </table:table-cell>
          <table:table-cell office:value-type="string">
            <text:p>7,913157</text:p>
          </table:table-cell>
          <table:table-cell office:value-type="string">
            <text:p>65,248085</text:p>
          </table:table-cell>
          <table:table-cell office:value-type="string">
            <text:p>5,750469</text:p>
          </table:table-cell>
          <table:table-cell office:value-type="string">
            <text:p>941,743469</text:p>
          </table:table-cell>
          <table:table-cell office:value-type="string">
            <text:p>19,710424</text:p>
          </table:table-cell>
          <table:table-cell office:value-type="string">
            <text:p>66,254265</text:p>
          </table:table-cell>
          <table:table-cell office:value-type="string">
            <text:p>9,25649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7,906410</text:p>
          </table:table-cell>
          <table:table-cell office:value-type="string">
            <text:p>18,956833</text:p>
          </table:table-cell>
          <table:table-cell office:value-type="string">
            <text:p>86,057266</text:p>
          </table:table-cell>
          <table:table-cell office:value-type="string">
            <text:p>10,982340</text:p>
          </table:table-cell>
          <table:table-cell office:value-type="string">
            <text:p>67,496437</text:p>
          </table:table-cell>
          <table:table-cell office:value-type="string">
            <text:p>11,892127</text:p>
          </table:table-cell>
          <table:table-cell office:value-type="string">
            <text:p>57,028381</text:p>
          </table:table-cell>
          <table:table-cell office:value-type="string">
            <text:p>12,182755</text:p>
          </table:table-cell>
          <table:table-cell office:value-type="string">
            <text:p>204,764999</text:p>
          </table:table-cell>
          <table:table-cell office:value-type="string">
            <text:p>13,567513</text:p>
          </table:table-cell>
          <table:table-cell office:value-type="string">
            <text:p>105,940681</text:p>
          </table:table-cell>
          <table:table-cell office:value-type="string">
            <text:p>24,145411</text:p>
          </table:table-cell>
        </table:table-row>
        <table:table-row table:style-name="ro1">
          <table:table-cell office:value-type="string">
            <text:p>AFR189 <text:s text:c="5"/></text:p>
          </table:table-cell>
          <table:table-cell office:value-type="string">
            <text:p>1382,606689</text:p>
          </table:table-cell>
          <table:table-cell office:value-type="string">
            <text:p>414,466797</text:p>
          </table:table-cell>
          <table:table-cell office:value-type="string">
            <text:p>1002,389404</text:p>
          </table:table-cell>
          <table:table-cell office:value-type="string">
            <text:p>425,297791</text:p>
          </table:table-cell>
          <table:table-cell office:value-type="string">
            <text:p>512,798950</text:p>
          </table:table-cell>
          <table:table-cell office:value-type="string">
            <text:p>54,461243</text:p>
          </table:table-cell>
          <table:table-cell office:value-type="string">
            <text:p>17,604353</text:p>
          </table:table-cell>
          <table:table-cell office:value-type="string">
            <text:p>68,420311</text:p>
          </table:table-cell>
          <table:table-cell office:value-type="string">
            <text:p>3,568316</text:p>
          </table:table-cell>
          <table:table-cell office:value-type="string">
            <text:p>24,329525</text:p>
          </table:table-cell>
          <table:table-cell office:value-type="string">
            <text:p>23,334845</text:p>
          </table:table-cell>
          <table:table-cell office:value-type="string">
            <text:p>20,678106</text:p>
          </table:table-cell>
          <table:table-cell office:value-type="string">
            <text:p>8,961821</text:p>
          </table:table-cell>
          <table:table-cell office:value-type="string">
            <text:p>15,543832</text:p>
          </table:table-cell>
          <table:table-cell office:value-type="string">
            <text:p>18,185596</text:p>
          </table:table-cell>
          <table:table-cell office:value-type="string">
            <text:p>9,942066</text:p>
          </table:table-cell>
          <table:table-cell office:value-type="string">
            <text:p>13,557263</text:p>
          </table:table-cell>
          <table:table-cell office:value-type="string">
            <text:p>10,9743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1,728104</text:p>
          </table:table-cell>
          <table:table-cell office:value-type="string">
            <text:p>7,8131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,828530</text:p>
          </table:table-cell>
          <table:table-cell office:value-type="string">
            <text:p>8,4570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,829479</text:p>
          </table:table-cell>
          <table:table-cell office:value-type="string">
            <text:p>15,098446</text:p>
          </table:table-cell>
          <table:table-cell table:number-columns-repeated="1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190 <text:s text:c="5"/></text:p>
          </table:table-cell>
          <table:table-cell office:value-type="string">
            <text:p>2800,982178</text:p>
          </table:table-cell>
          <table:table-cell office:value-type="string">
            <text:p>841,386536</text:p>
          </table:table-cell>
          <table:table-cell office:value-type="string">
            <text:p>1434,828125</text:p>
          </table:table-cell>
          <table:table-cell office:value-type="string">
            <text:p>476,930664</text:p>
          </table:table-cell>
          <table:table-cell office:value-type="string">
            <text:p>4719,319336</text:p>
          </table:table-cell>
          <table:table-cell office:value-type="string">
            <text:p>200,148849</text:p>
          </table:table-cell>
          <table:table-cell office:value-type="string">
            <text:p>8765,245117</text:p>
          </table:table-cell>
          <table:table-cell office:value-type="string">
            <text:p>222,324844</text:p>
          </table:table-cell>
          <table:table-cell office:value-type="string">
            <text:p>7,785416</text:p>
          </table:table-cell>
          <table:table-cell office:value-type="string">
            <text:p>33,412754</text:p>
          </table:table-cell>
          <table:table-cell office:value-type="string">
            <text:p>4056,374268</text:p>
          </table:table-cell>
          <table:table-cell office:value-type="string">
            <text:p>86,876595</text:p>
          </table:table-cell>
          <table:table-cell office:value-type="string">
            <text:p>3200,490234</text:p>
          </table:table-cell>
          <table:table-cell office:value-type="string">
            <text:p>63,287544</text:p>
          </table:table-cell>
          <table:table-cell office:value-type="string">
            <text:p>10998,622070</text:p>
          </table:table-cell>
          <table:table-cell office:value-type="string">
            <text:p>147,981735</text:p>
          </table:table-cell>
          <table:table-cell office:value-type="string">
            <text:p>2856,682373</text:p>
          </table:table-cell>
          <table:table-cell office:value-type="string">
            <text:p>42,243137</text:p>
          </table:table-cell>
          <table:table-cell office:value-type="string">
            <text:p>268,783905</text:p>
          </table:table-cell>
          <table:table-cell office:value-type="string">
            <text:p>9,844465</text:p>
          </table:table-cell>
          <table:table-cell office:value-type="string">
            <text:p>28,030611</text:p>
          </table:table-cell>
          <table:table-cell office:value-type="string">
            <text:p>6,335991</text:p>
          </table:table-cell>
          <table:table-cell office:value-type="string">
            <text:p>52,808075</text:p>
          </table:table-cell>
          <table:table-cell office:value-type="string">
            <text:p>8,195959</text:p>
          </table:table-cell>
          <table:table-cell office:value-type="string">
            <text:p>52,257393</text:p>
          </table:table-cell>
          <table:table-cell office:value-type="string">
            <text:p>6,039617</text:p>
          </table:table-cell>
          <table:table-cell office:value-type="string">
            <text:p>2437,608643</text:p>
          </table:table-cell>
          <table:table-cell office:value-type="string">
            <text:p>43,205215</text:p>
          </table:table-cell>
          <table:table-cell office:value-type="string">
            <text:p>88,083954</text:p>
          </table:table-cell>
          <table:table-cell office:value-type="string">
            <text:p>9,974017</text:p>
          </table:table-cell>
          <table:table-cell office:value-type="string">
            <text:p>4,417434</text:p>
          </table:table-cell>
          <table:table-cell office:value-type="string">
            <text:p>16,102474</text:p>
          </table:table-cell>
          <table:table-cell office:value-type="string">
            <text:p>77,345665</text:p>
          </table:table-cell>
          <table:table-cell office:value-type="string">
            <text:p>19,271860</text:p>
          </table:table-cell>
          <table:table-cell office:value-type="string">
            <text:p>124,571823</text:p>
          </table:table-cell>
          <table:table-cell office:value-type="string">
            <text:p>11,884033</text:p>
          </table:table-cell>
          <table:table-cell office:value-type="string">
            <text:p>104,017654</text:p>
          </table:table-cell>
          <table:table-cell office:value-type="string">
            <text:p>12,836077</text:p>
          </table:table-cell>
          <table:table-cell office:value-type="string">
            <text:p>51,608437</text:p>
          </table:table-cell>
          <table:table-cell office:value-type="string">
            <text:p>13,307073</text:p>
          </table:table-cell>
          <table:table-cell office:value-type="string">
            <text:p>17,086195</text:p>
          </table:table-cell>
          <table:table-cell office:value-type="string">
            <text:p>13,907269</text:p>
          </table:table-cell>
          <table:table-cell office:value-type="string">
            <text:p>106,880821</text:p>
          </table:table-cell>
          <table:table-cell office:value-type="string">
            <text:p>25,921677</text:p>
          </table:table-cell>
        </table:table-row>
        <table:table-row table:style-name="ro1">
          <table:table-cell office:value-type="string">
            <text:p>AFR191 <text:s text:c="5"/></text:p>
          </table:table-cell>
          <table:table-cell office:value-type="string">
            <text:p>475,062225</text:p>
          </table:table-cell>
          <table:table-cell office:value-type="string">
            <text:p>820,367676</text:p>
          </table:table-cell>
          <table:table-cell office:value-type="string">
            <text:p>51,840096</text:p>
          </table:table-cell>
          <table:table-cell office:value-type="string">
            <text:p>459,969360</text:p>
          </table:table-cell>
          <table:table-cell office:value-type="string">
            <text:p>1513,947266</text:p>
          </table:table-cell>
          <table:table-cell office:value-type="string">
            <text:p>153,835541</text:p>
          </table:table-cell>
          <table:table-cell office:value-type="string">
            <text:p>3491,411865</text:p>
          </table:table-cell>
          <table:table-cell office:value-type="string">
            <text:p>127,034721</text:p>
          </table:table-cell>
          <table:table-cell office:value-type="string">
            <text:p>17,192793</text:p>
          </table:table-cell>
          <table:table-cell office:value-type="string">
            <text:p>32,440975</text:p>
          </table:table-cell>
          <table:table-cell office:value-type="string">
            <text:p>2284,563232</text:p>
          </table:table-cell>
          <table:table-cell office:value-type="string">
            <text:p>57,397453</text:p>
          </table:table-cell>
          <table:table-cell office:value-type="string">
            <text:p>3048,979736</text:p>
          </table:table-cell>
          <table:table-cell office:value-type="string">
            <text:p>61,057426</text:p>
          </table:table-cell>
          <table:table-cell office:value-type="string">
            <text:p>10203,281250</text:p>
          </table:table-cell>
          <table:table-cell office:value-type="string">
            <text:p>137,850922</text:p>
          </table:table-cell>
          <table:table-cell office:value-type="string">
            <text:p>3335,379150</text:p>
          </table:table-cell>
          <table:table-cell office:value-type="string">
            <text:p>48,253944</text:p>
          </table:table-cell>
          <table:table-cell office:value-type="string">
            <text:p>131,577179</text:p>
          </table:table-cell>
          <table:table-cell office:value-type="string">
            <text:p>7,224422</text:p>
          </table:table-cell>
          <table:table-cell office:value-type="string">
            <text:p>5,729333</text:p>
          </table:table-cell>
          <table:table-cell office:value-type="string">
            <text:p>6,069097</text:p>
          </table:table-cell>
          <table:table-cell office:value-type="string">
            <text:p>34,087692</text:p>
          </table:table-cell>
          <table:table-cell office:value-type="string">
            <text:p>8,099430</text:p>
          </table:table-cell>
          <table:table-cell office:value-type="string">
            <text:p>59,022755</text:p>
          </table:table-cell>
          <table:table-cell office:value-type="string">
            <text:p>5,929965</text:p>
          </table:table-cell>
          <table:table-cell office:value-type="string">
            <text:p>694,744812</text:p>
          </table:table-cell>
          <table:table-cell office:value-type="string">
            <text:p>16,496592</text:p>
          </table:table-cell>
          <table:table-cell office:value-type="string">
            <text:p>74,711418</text:p>
          </table:table-cell>
          <table:table-cell office:value-type="string">
            <text:p>9,70657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6,306671</text:p>
          </table:table-cell>
          <table:table-cell office:value-type="string">
            <text:p>19,285696</text:p>
          </table:table-cell>
          <table:table-cell office:value-type="string">
            <text:p>88,335899</text:p>
          </table:table-cell>
          <table:table-cell office:value-type="string">
            <text:p>11,858868</text:p>
          </table:table-cell>
          <table:table-cell office:value-type="string">
            <text:p>95,568787</text:p>
          </table:table-cell>
          <table:table-cell office:value-type="string">
            <text:p>12,698521</text:p>
          </table:table-cell>
          <table:table-cell office:value-type="string">
            <text:p>46,664223</text:p>
          </table:table-cell>
          <table:table-cell office:value-type="string">
            <text:p>13,098262</text:p>
          </table:table-cell>
          <table:table-cell office:value-type="string">
            <text:p>305,792633</text:p>
          </table:table-cell>
          <table:table-cell office:value-type="string">
            <text:p>15,328889</text:p>
          </table:table-cell>
          <table:table-cell office:value-type="string">
            <text:p>83,650108</text:p>
          </table:table-cell>
          <table:table-cell office:value-type="string">
            <text:p>26,124720</text:p>
          </table:table-cell>
        </table:table-row>
        <table:table-row table:style-name="ro1">
          <table:table-cell office:value-type="string">
            <text:p>AFR192 <text:s text:c="5"/></text:p>
          </table:table-cell>
          <table:table-cell office:value-type="string">
            <text:p>1502,462280</text:p>
          </table:table-cell>
          <table:table-cell office:value-type="string">
            <text:p>646,456909</text:p>
          </table:table-cell>
          <table:table-cell office:value-type="string">
            <text:p>912,638062</text:p>
          </table:table-cell>
          <table:table-cell office:value-type="string">
            <text:p>404,565430</text:p>
          </table:table-cell>
          <table:table-cell office:value-type="string">
            <text:p>3299,133789</text:p>
          </table:table-cell>
          <table:table-cell office:value-type="string">
            <text:p>159,168777</text:p>
          </table:table-cell>
          <table:table-cell office:value-type="string">
            <text:p>5432,811035</text:p>
          </table:table-cell>
          <table:table-cell office:value-type="string">
            <text:p>153,278030</text:p>
          </table:table-cell>
          <table:table-cell office:value-type="string">
            <text:p>73,312668</text:p>
          </table:table-cell>
          <table:table-cell office:value-type="string">
            <text:p>24,695440</text:p>
          </table:table-cell>
          <table:table-cell office:value-type="string">
            <text:p>1105,744141</text:p>
          </table:table-cell>
          <table:table-cell office:value-type="string">
            <text:p>35,038460</text:p>
          </table:table-cell>
          <table:table-cell office:value-type="string">
            <text:p>1123,168335</text:p>
          </table:table-cell>
          <table:table-cell office:value-type="string">
            <text:p>29,701736</text:p>
          </table:table-cell>
          <table:table-cell office:value-type="string">
            <text:p>3188,307861</text:p>
          </table:table-cell>
          <table:table-cell office:value-type="string">
            <text:p>47,149757</text:p>
          </table:table-cell>
          <table:table-cell office:value-type="string">
            <text:p>1616,179199</text:p>
          </table:table-cell>
          <table:table-cell office:value-type="string">
            <text:p>27,121466</text:p>
          </table:table-cell>
          <table:table-cell office:value-type="string">
            <text:p>158,210968</text:p>
          </table:table-cell>
          <table:table-cell office:value-type="string">
            <text:p>6,718314</text:p>
          </table:table-cell>
          <table:table-cell office:value-type="string">
            <text:p>15,678660</text:p>
          </table:table-cell>
          <table:table-cell office:value-type="string">
            <text:p>4,844800</text:p>
          </table:table-cell>
          <table:table-cell office:value-type="string">
            <text:p>39,827919</text:p>
          </table:table-cell>
          <table:table-cell office:value-type="string">
            <text:p>7,350201</text:p>
          </table:table-cell>
          <table:table-cell office:value-type="string">
            <text:p>35,040546</text:p>
          </table:table-cell>
          <table:table-cell office:value-type="string">
            <text:p>4,589481</text:p>
          </table:table-cell>
          <table:table-cell office:value-type="string">
            <text:p>1311,908569</text:p>
          </table:table-cell>
          <table:table-cell office:value-type="string">
            <text:p>24,982100</text:p>
          </table:table-cell>
          <table:table-cell office:value-type="string">
            <text:p>43,409618</text:p>
          </table:table-cell>
          <table:table-cell office:value-type="string">
            <text:p>7,452705</text:p>
          </table:table-cell>
          <table:table-cell office:value-type="string">
            <text:p>23,834749</text:p>
          </table:table-cell>
          <table:table-cell office:value-type="string">
            <text:p>14,522309</text:p>
          </table:table-cell>
          <table:table-cell office:value-type="string">
            <text:p>98,610580</text:p>
          </table:table-cell>
          <table:table-cell office:value-type="string">
            <text:p>18,161806</text:p>
          </table:table-cell>
          <table:table-cell office:value-type="string">
            <text:p>31,142956</text:p>
          </table:table-cell>
          <table:table-cell office:value-type="string">
            <text:p>8,658961</text:p>
          </table:table-cell>
          <table:table-cell office:value-type="string">
            <text:p>29,643463</text:p>
          </table:table-cell>
          <table:table-cell office:value-type="string">
            <text:p>9,402961</text:p>
          </table:table-cell>
          <table:table-cell office:value-type="string">
            <text:p>35,858307</text:p>
          </table:table-cell>
          <table:table-cell office:value-type="string">
            <text:p>9,856391</text:p>
          </table:table-cell>
          <table:table-cell office:value-type="string">
            <text:p>9,185226</text:p>
          </table:table-cell>
          <table:table-cell office:value-type="string">
            <text:p>10,331367</text:p>
          </table:table-cell>
          <table:table-cell office:value-type="string">
            <text:p>53,293995</text:p>
          </table:table-cell>
          <table:table-cell office:value-type="string">
            <text:p>19,166229</text:p>
          </table:table-cell>
        </table:table-row>
        <table:table-row table:style-name="ro1">
          <table:table-cell office:value-type="string">
            <text:p>AFR193 <text:s text:c="5"/></text:p>
          </table:table-cell>
          <table:table-cell office:value-type="string">
            <text:p>651,206299</text:p>
          </table:table-cell>
          <table:table-cell office:value-type="string">
            <text:p>779,488098</text:p>
          </table:table-cell>
          <table:table-cell office:value-type="string">
            <text:p>911,494873</text:p>
          </table:table-cell>
          <table:table-cell office:value-type="string">
            <text:p>455,266907</text:p>
          </table:table-cell>
          <table:table-cell office:value-type="string">
            <text:p>1665,327393</text:p>
          </table:table-cell>
          <table:table-cell office:value-type="string">
            <text:p>152,689270</text:p>
          </table:table-cell>
          <table:table-cell office:value-type="string">
            <text:p>2979,816895</text:p>
          </table:table-cell>
          <table:table-cell office:value-type="string">
            <text:p>116,137993</text:p>
          </table:table-cell>
          <table:table-cell office:value-type="string">
            <text:p>18,147049</text:p>
          </table:table-cell>
          <table:table-cell office:value-type="string">
            <text:p>30,463181</text:p>
          </table:table-cell>
          <table:table-cell office:value-type="string">
            <text:p>1534,406006</text:p>
          </table:table-cell>
          <table:table-cell office:value-type="string">
            <text:p>45,172226</text:p>
          </table:table-cell>
          <table:table-cell office:value-type="string">
            <text:p>4416,513184</text:p>
          </table:table-cell>
          <table:table-cell office:value-type="string">
            <text:p>82,031723</text:p>
          </table:table-cell>
          <table:table-cell office:value-type="string">
            <text:p>6787,679688</text:p>
          </table:table-cell>
          <table:table-cell office:value-type="string">
            <text:p>93,620750</text:p>
          </table:table-cell>
          <table:table-cell office:value-type="string">
            <text:p>3243,686279</text:p>
          </table:table-cell>
          <table:table-cell office:value-type="string">
            <text:p>47,056797</text:p>
          </table:table-cell>
          <table:table-cell office:value-type="string">
            <text:p>119,921165</text:p>
          </table:table-cell>
          <table:table-cell office:value-type="string">
            <text:p>6,597166</text:p>
          </table:table-cell>
          <table:table-cell office:value-type="string">
            <text:p>4,061743</text:p>
          </table:table-cell>
          <table:table-cell office:value-type="string">
            <text:p>5,570022</text:p>
          </table:table-cell>
          <table:table-cell office:value-type="string">
            <text:p>24,893873</text:p>
          </table:table-cell>
          <table:table-cell office:value-type="string">
            <text:p>7,762561</text:p>
          </table:table-cell>
          <table:table-cell office:value-type="string">
            <text:p>16,996834</text:p>
          </table:table-cell>
          <table:table-cell office:value-type="string">
            <text:p>5,264037</text:p>
          </table:table-cell>
          <table:table-cell office:value-type="string">
            <text:p>794,264160</text:p>
          </table:table-cell>
          <table:table-cell office:value-type="string">
            <text:p>17,689569</text:p>
          </table:table-cell>
          <table:table-cell office:value-type="string">
            <text:p>54,697853</text:p>
          </table:table-cell>
          <table:table-cell office:value-type="string">
            <text:p>8,7936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4,331894</text:p>
          </table:table-cell>
          <table:table-cell office:value-type="string">
            <text:p>18,724373</text:p>
          </table:table-cell>
          <table:table-cell office:value-type="string">
            <text:p>93,916092</text:p>
          </table:table-cell>
          <table:table-cell office:value-type="string">
            <text:p>10,630714</text:p>
          </table:table-cell>
          <table:table-cell office:value-type="string">
            <text:p>40,753475</text:p>
          </table:table-cell>
          <table:table-cell office:value-type="string">
            <text:p>11,449896</text:p>
          </table:table-cell>
          <table:table-cell office:value-type="string">
            <text:p>36,992073</text:p>
          </table:table-cell>
          <table:table-cell office:value-type="string">
            <text:p>11,956923</text:p>
          </table:table-cell>
          <table:table-cell office:value-type="string">
            <text:p>12,271397</text:p>
          </table:table-cell>
          <table:table-cell office:value-type="string">
            <text:p>12,468808</text:p>
          </table:table-cell>
          <table:table-cell office:value-type="string">
            <text:p>94,873711</text:p>
          </table:table-cell>
          <table:table-cell office:value-type="string">
            <text:p>23,249430</text:p>
          </table:table-cell>
        </table:table-row>
        <table:table-row table:style-name="ro1">
          <table:table-cell office:value-type="string">
            <text:p>AFR194 <text:s text:c="5"/></text:p>
          </table:table-cell>
          <table:table-cell office:value-type="string">
            <text:p>391,567780</text:p>
          </table:table-cell>
          <table:table-cell office:value-type="string">
            <text:p>575,092957</text:p>
          </table:table-cell>
          <table:table-cell office:value-type="string">
            <text:p>949,354553</text:p>
          </table:table-cell>
          <table:table-cell office:value-type="string">
            <text:p>390,807098</text:p>
          </table:table-cell>
          <table:table-cell office:value-type="string">
            <text:p>3260,727295</text:p>
          </table:table-cell>
          <table:table-cell office:value-type="string">
            <text:p>154,598221</text:p>
          </table:table-cell>
          <table:table-cell office:value-type="string">
            <text:p>6274,646484</text:p>
          </table:table-cell>
          <table:table-cell office:value-type="string">
            <text:p>166,708527</text:p>
          </table:table-cell>
          <table:table-cell office:value-type="string">
            <text:p>33,088017</text:p>
          </table:table-cell>
          <table:table-cell office:value-type="string">
            <text:p>22,068161</text:p>
          </table:table-cell>
          <table:table-cell office:value-type="string">
            <text:p>1152,004517</text:p>
          </table:table-cell>
          <table:table-cell office:value-type="string">
            <text:p>34,689781</text:p>
          </table:table-cell>
          <table:table-cell office:value-type="string">
            <text:p>1611,727539</text:p>
          </table:table-cell>
          <table:table-cell office:value-type="string">
            <text:p>36,519352</text:p>
          </table:table-cell>
          <table:table-cell office:value-type="string">
            <text:p>2380,041016</text:p>
          </table:table-cell>
          <table:table-cell office:value-type="string">
            <text:p>36,480076</text:p>
          </table:table-cell>
          <table:table-cell office:value-type="string">
            <text:p>1274,303955</text:p>
          </table:table-cell>
          <table:table-cell office:value-type="string">
            <text:p>22,725861</text:p>
          </table:table-cell>
          <table:table-cell office:value-type="string">
            <text:p>180,807007</text:p>
          </table:table-cell>
          <table:table-cell office:value-type="string">
            <text:p>6,833424</text:p>
          </table:table-cell>
          <table:table-cell office:value-type="string">
            <text:p>7,762322</text:p>
          </table:table-cell>
          <table:table-cell office:value-type="string">
            <text:p>4,376380</text:p>
          </table:table-cell>
          <table:table-cell office:value-type="string">
            <text:p>25,529064</text:p>
          </table:table-cell>
          <table:table-cell office:value-type="string">
            <text:p>7,046171</text:p>
          </table:table-cell>
          <table:table-cell office:value-type="string">
            <text:p>37,535416</text:p>
          </table:table-cell>
          <table:table-cell office:value-type="string">
            <text:p>4,175434</text:p>
          </table:table-cell>
          <table:table-cell office:value-type="string">
            <text:p>1470,033936</text:p>
          </table:table-cell>
          <table:table-cell office:value-type="string">
            <text:p>27,280428</text:p>
          </table:table-cell>
          <table:table-cell office:value-type="string">
            <text:p>35,858498</text:p>
          </table:table-cell>
          <table:table-cell office:value-type="string">
            <text:p>6,70108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5,492592</text:p>
          </table:table-cell>
          <table:table-cell office:value-type="string">
            <text:p>17,793571</text:p>
          </table:table-cell>
          <table:table-cell office:value-type="string">
            <text:p>34,567165</text:p>
          </table:table-cell>
          <table:table-cell office:value-type="string">
            <text:p>7,753151</text:p>
          </table:table-cell>
          <table:table-cell office:value-type="string">
            <text:p>23,656836</text:p>
          </table:table-cell>
          <table:table-cell office:value-type="string">
            <text:p>8,385480</text:p>
          </table:table-cell>
          <table:table-cell office:value-type="string">
            <text:p>35,832821</text:p>
          </table:table-cell>
          <table:table-cell office:value-type="string">
            <text:p>8,788270</text:p>
          </table:table-cell>
          <table:table-cell office:value-type="string">
            <text:p>8,096400</text:p>
          </table:table-cell>
          <table:table-cell office:value-type="string">
            <text:p>9,186516</text:p>
          </table:table-cell>
          <table:table-cell office:value-type="string">
            <text:p>52,366722</text:p>
          </table:table-cell>
          <table:table-cell office:value-type="string">
            <text:p>17,265396</text:p>
          </table:table-cell>
        </table:table-row>
        <table:table-row table:style-name="ro1">
          <table:table-cell office:value-type="string">
            <text:p>AFR195 <text:s text:c="5"/></text:p>
          </table:table-cell>
          <table:table-cell office:value-type="string">
            <text:p>2464,657471</text:p>
          </table:table-cell>
          <table:table-cell office:value-type="string">
            <text:p>810,550720</text:p>
          </table:table-cell>
          <table:table-cell office:value-type="string">
            <text:p>1377,713501</text:p>
          </table:table-cell>
          <table:table-cell office:value-type="string">
            <text:p>451,389587</text:p>
          </table:table-cell>
          <table:table-cell office:value-type="string">
            <text:p>1881,192749</text:p>
          </table:table-cell>
          <table:table-cell office:value-type="string">
            <text:p>153,045319</text:p>
          </table:table-cell>
          <table:table-cell office:value-type="string">
            <text:p>2977,118408</text:p>
          </table:table-cell>
          <table:table-cell office:value-type="string">
            <text:p>116,185265</text:p>
          </table:table-cell>
          <table:table-cell office:value-type="string">
            <text:p>21,734287</text:p>
          </table:table-cell>
          <table:table-cell office:value-type="string">
            <text:p>26,603563</text:p>
          </table:table-cell>
          <table:table-cell office:value-type="string">
            <text:p>437,630707</text:p>
          </table:table-cell>
          <table:table-cell office:value-type="string">
            <text:p>28,140179</text:p>
          </table:table-cell>
          <table:table-cell office:value-type="string">
            <text:p>597,081360</text:p>
          </table:table-cell>
          <table:table-cell office:value-type="string">
            <text:p>24,133112</text:p>
          </table:table-cell>
          <table:table-cell office:value-type="string">
            <text:p>955,937317</text:p>
          </table:table-cell>
          <table:table-cell office:value-type="string">
            <text:p>20,443949</text:p>
          </table:table-cell>
          <table:table-cell office:value-type="string">
            <text:p>631,933411</text:p>
          </table:table-cell>
          <table:table-cell office:value-type="string">
            <text:p>16,990334</text:p>
          </table:table-cell>
          <table:table-cell office:value-type="string">
            <text:p>88,598145</text:p>
          </table:table-cell>
          <table:table-cell office:value-type="string">
            <text:p>6,623503</text:p>
          </table:table-cell>
          <table:table-cell office:value-type="string">
            <text:p>1,940581</text:p>
          </table:table-cell>
          <table:table-cell office:value-type="string">
            <text:p>6,129877</text:p>
          </table:table-cell>
          <table:table-cell office:value-type="string">
            <text:p>43,241028</text:p>
          </table:table-cell>
          <table:table-cell office:value-type="string">
            <text:p>8,136540</text:p>
          </table:table-cell>
          <table:table-cell office:value-type="string">
            <text:p>23,847351</text:p>
          </table:table-cell>
          <table:table-cell office:value-type="string">
            <text:p>5,772007</text:p>
          </table:table-cell>
          <table:table-cell office:value-type="string">
            <text:p>721,095703</text:p>
          </table:table-cell>
          <table:table-cell office:value-type="string">
            <text:p>17,286268</text:p>
          </table:table-cell>
          <table:table-cell office:value-type="string">
            <text:p>76,868874</text:p>
          </table:table-cell>
          <table:table-cell office:value-type="string">
            <text:p>9,6739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,149073</text:p>
          </table:table-cell>
          <table:table-cell office:value-type="string">
            <text:p>19,012886</text:p>
          </table:table-cell>
          <table:table-cell office:value-type="string">
            <text:p>45,901726</text:p>
          </table:table-cell>
          <table:table-cell office:value-type="string">
            <text:p>11,202593</text:p>
          </table:table-cell>
          <table:table-cell office:value-type="string">
            <text:p>24,043070</text:p>
          </table:table-cell>
          <table:table-cell office:value-type="string">
            <text:p>12,172796</text:p>
          </table:table-cell>
          <table:table-cell office:value-type="string">
            <text:p>34,405624</text:p>
          </table:table-cell>
          <table:table-cell office:value-type="string">
            <text:p>12,476244</text:p>
          </table:table-cell>
          <table:table-cell office:value-type="string">
            <text:p>13,735962</text:p>
          </table:table-cell>
          <table:table-cell office:value-type="string">
            <text:p>13,068525</text:p>
          </table:table-cell>
          <table:table-cell office:value-type="string">
            <text:p>68,520859</text:p>
          </table:table-cell>
          <table:table-cell office:value-type="string">
            <text:p>24,788439</text:p>
          </table:table-cell>
        </table:table-row>
        <table:table-row table:style-name="ro1">
          <table:table-cell office:value-type="string">
            <text:p>AFR196 <text:s text:c="5"/></text:p>
          </table:table-cell>
          <table:table-cell office:value-type="string">
            <text:p>1348,529541</text:p>
          </table:table-cell>
          <table:table-cell office:value-type="string">
            <text:p>753,363525</text:p>
          </table:table-cell>
          <table:table-cell office:value-type="string">
            <text:p>1153,335083</text:p>
          </table:table-cell>
          <table:table-cell office:value-type="string">
            <text:p>444,112854</text:p>
          </table:table-cell>
          <table:table-cell office:value-type="string">
            <text:p>2048,121582</text:p>
          </table:table-cell>
          <table:table-cell office:value-type="string">
            <text:p>151,123123</text:p>
          </table:table-cell>
          <table:table-cell office:value-type="string">
            <text:p>3555,989014</text:p>
          </table:table-cell>
          <table:table-cell office:value-type="string">
            <text:p>122,470329</text:p>
          </table:table-cell>
          <table:table-cell office:value-type="string">
            <text:p>13,948870</text:p>
          </table:table-cell>
          <table:table-cell office:value-type="string">
            <text:p>27,574694</text:p>
          </table:table-cell>
          <table:table-cell office:value-type="string">
            <text:p>1933,517090</text:p>
          </table:table-cell>
          <table:table-cell office:value-type="string">
            <text:p>50,194763</text:p>
          </table:table-cell>
          <table:table-cell office:value-type="string">
            <text:p>2528,773926</text:p>
          </table:table-cell>
          <table:table-cell office:value-type="string">
            <text:p>52,085571</text:p>
          </table:table-cell>
          <table:table-cell office:value-type="string">
            <text:p>5210,581055</text:p>
          </table:table-cell>
          <table:table-cell office:value-type="string">
            <text:p>73,256020</text:p>
          </table:table-cell>
          <table:table-cell office:value-type="string">
            <text:p>1202,023071</text:p>
          </table:table-cell>
          <table:table-cell office:value-type="string">
            <text:p>22,860626</text:p>
          </table:table-cell>
          <table:table-cell office:value-type="string">
            <text:p>112,669510</text:p>
          </table:table-cell>
          <table:table-cell office:value-type="string">
            <text:p>6,550719</text:p>
          </table:table-cell>
          <table:table-cell office:value-type="string">
            <text:p>2,864667</text:p>
          </table:table-cell>
          <table:table-cell office:value-type="string">
            <text:p>5,606374</text:p>
          </table:table-cell>
          <table:table-cell office:value-type="string">
            <text:p>28,580177</text:p>
          </table:table-cell>
          <table:table-cell office:value-type="string">
            <text:p>7,789595</text:p>
          </table:table-cell>
          <table:table-cell office:value-type="string">
            <text:p>18,632851</text:p>
          </table:table-cell>
          <table:table-cell office:value-type="string">
            <text:p>5,293956</text:p>
          </table:table-cell>
          <table:table-cell office:value-type="string">
            <text:p>807,657166</text:p>
          </table:table-cell>
          <table:table-cell office:value-type="string">
            <text:p>17,868843</text:p>
          </table:table-cell>
          <table:table-cell office:value-type="string">
            <text:p>63,719517</text:p>
          </table:table-cell>
          <table:table-cell office:value-type="string">
            <text:p>8,8549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8,510059</text:p>
          </table:table-cell>
          <table:table-cell office:value-type="string">
            <text:p>18,634127</text:p>
          </table:table-cell>
          <table:table-cell office:value-type="string">
            <text:p>70,911446</text:p>
          </table:table-cell>
          <table:table-cell office:value-type="string">
            <text:p>10,410079</text:p>
          </table:table-cell>
          <table:table-cell office:value-type="string">
            <text:p>40,023502</text:p>
          </table:table-cell>
          <table:table-cell office:value-type="string">
            <text:p>11,147816</text:p>
          </table:table-cell>
          <table:table-cell office:value-type="string">
            <text:p>31,831572</text:p>
          </table:table-cell>
          <table:table-cell office:value-type="string">
            <text:p>11,659546</text:p>
          </table:table-cell>
          <table:table-cell office:value-type="string">
            <text:p>15,271486</text:p>
          </table:table-cell>
          <table:table-cell office:value-type="string">
            <text:p>12,175983</text:p>
          </table:table-cell>
          <table:table-cell office:value-type="string">
            <text:p>58,272011</text:p>
          </table:table-cell>
          <table:table-cell office:value-type="string">
            <text:p>23,216499</text:p>
          </table:table-cell>
        </table:table-row>
        <table:table-row table:style-name="ro1">
          <table:table-cell office:value-type="string">
            <text:p>AFR197 <text:s text:c="5"/></text:p>
          </table:table-cell>
          <table:table-cell office:value-type="string">
            <text:p>862,767151</text:p>
          </table:table-cell>
          <table:table-cell office:value-type="string">
            <text:p>820,634583</text:p>
          </table:table-cell>
          <table:table-cell office:value-type="string">
            <text:p>1447,066895</text:p>
          </table:table-cell>
          <table:table-cell office:value-type="string">
            <text:p>467,425049</text:p>
          </table:table-cell>
          <table:table-cell office:value-type="string">
            <text:p>3090,578369</text:p>
          </table:table-cell>
          <table:table-cell office:value-type="string">
            <text:p>173,747452</text:p>
          </table:table-cell>
          <table:table-cell office:value-type="string">
            <text:p>8709,976563</text:p>
          </table:table-cell>
          <table:table-cell office:value-type="string">
            <text:p>221,401810</text:p>
          </table:table-cell>
          <table:table-cell office:value-type="string">
            <text:p>144,678970</text:p>
          </table:table-cell>
          <table:table-cell office:value-type="string">
            <text:p>34,178425</text:p>
          </table:table-cell>
          <table:table-cell office:value-type="string">
            <text:p>1834,446411</text:p>
          </table:table-cell>
          <table:table-cell office:value-type="string">
            <text:p>50,823467</text:p>
          </table:table-cell>
          <table:table-cell office:value-type="string">
            <text:p>7568,958008</text:p>
          </table:table-cell>
          <table:table-cell office:value-type="string">
            <text:p>131,916504</text:p>
          </table:table-cell>
          <table:table-cell office:value-type="string">
            <text:p>6510,783203</text:p>
          </table:table-cell>
          <table:table-cell office:value-type="string">
            <text:p>89,829758</text:p>
          </table:table-cell>
          <table:table-cell office:value-type="string">
            <text:p>9614,939453</text:p>
          </table:table-cell>
          <table:table-cell office:value-type="string">
            <text:p>124,908066</text:p>
          </table:table-cell>
          <table:table-cell office:value-type="string">
            <text:p>425,325439</text:p>
          </table:table-cell>
          <table:table-cell office:value-type="string">
            <text:p>13,102101</text:p>
          </table:table-cell>
          <table:table-cell office:value-type="string">
            <text:p>3,881161</text:p>
          </table:table-cell>
          <table:table-cell office:value-type="string">
            <text:p>5,914589</text:p>
          </table:table-cell>
          <table:table-cell office:value-type="string">
            <text:p>14,462319</text:p>
          </table:table-cell>
          <table:table-cell office:value-type="string">
            <text:p>7,803546</text:p>
          </table:table-cell>
          <table:table-cell office:value-type="string">
            <text:p>89,950150</text:p>
          </table:table-cell>
          <table:table-cell office:value-type="string">
            <text:p>5,876914</text:p>
          </table:table-cell>
          <table:table-cell office:value-type="string">
            <text:p>1378,726929</text:p>
          </table:table-cell>
          <table:table-cell office:value-type="string">
            <text:p>26,255783</text:p>
          </table:table-cell>
          <table:table-cell office:value-type="string">
            <text:p>57,247128</text:p>
          </table:table-cell>
          <table:table-cell office:value-type="string">
            <text:p>9,1213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3,053528</text:p>
          </table:table-cell>
          <table:table-cell office:value-type="string">
            <text:p>18,987787</text:p>
          </table:table-cell>
          <table:table-cell office:value-type="string">
            <text:p>72,991982</text:p>
          </table:table-cell>
          <table:table-cell office:value-type="string">
            <text:p>10,822820</text:p>
          </table:table-cell>
          <table:table-cell office:value-type="string">
            <text:p>52,189873</text:p>
          </table:table-cell>
          <table:table-cell office:value-type="string">
            <text:p>11,715062</text:p>
          </table:table-cell>
          <table:table-cell office:value-type="string">
            <text:p>90,499535</text:p>
          </table:table-cell>
          <table:table-cell office:value-type="string">
            <text:p>12,127537</text:p>
          </table:table-cell>
          <table:table-cell office:value-type="string">
            <text:p>21,218151</text:p>
          </table:table-cell>
          <table:table-cell office:value-type="string">
            <text:p>12,569859</text:p>
          </table:table-cell>
          <table:table-cell office:value-type="string">
            <text:p>77,549606</text:p>
          </table:table-cell>
          <table:table-cell office:value-type="string">
            <text:p>23,827280</text:p>
          </table:table-cell>
        </table:table-row>
        <table:table-row table:style-name="ro1">
          <table:table-cell office:value-type="string">
            <text:p>AFR198 <text:s text:c="5"/></text:p>
          </table:table-cell>
          <table:table-cell office:value-type="string">
            <text:p>697,915955</text:p>
          </table:table-cell>
          <table:table-cell office:value-type="string">
            <text:p>819,259399</text:p>
          </table:table-cell>
          <table:table-cell office:value-type="string">
            <text:p>928,956421</text:p>
          </table:table-cell>
          <table:table-cell office:value-type="string">
            <text:p>468,294647</text:p>
          </table:table-cell>
          <table:table-cell office:value-type="string">
            <text:p>1059,938721</text:p>
          </table:table-cell>
          <table:table-cell office:value-type="string">
            <text:p>147,622070</text:p>
          </table:table-cell>
          <table:table-cell office:value-type="string">
            <text:p>2066,051025</text:p>
          </table:table-cell>
          <table:table-cell office:value-type="string">
            <text:p>102,970894</text:p>
          </table:table-cell>
          <table:table-cell office:value-type="string">
            <text:p>42,819790</text:p>
          </table:table-cell>
          <table:table-cell office:value-type="string">
            <text:p>30,180096</text:p>
          </table:table-cell>
          <table:table-cell office:value-type="string">
            <text:p>1481,967529</text:p>
          </table:table-cell>
          <table:table-cell office:value-type="string">
            <text:p>44,305508</text:p>
          </table:table-cell>
          <table:table-cell office:value-type="string">
            <text:p>1756,236816</text:p>
          </table:table-cell>
          <table:table-cell office:value-type="string">
            <text:p>41,253170</text:p>
          </table:table-cell>
          <table:table-cell office:value-type="string">
            <text:p>4380,822754</text:p>
          </table:table-cell>
          <table:table-cell office:value-type="string">
            <text:p>62,947651</text:p>
          </table:table-cell>
          <table:table-cell office:value-type="string">
            <text:p>2008,900757</text:p>
          </table:table-cell>
          <table:table-cell office:value-type="string">
            <text:p>32,359951</text:p>
          </table:table-cell>
          <table:table-cell office:value-type="string">
            <text:p>80,211990</text:p>
          </table:table-cell>
          <table:table-cell office:value-type="string">
            <text:p>6,588020</text:p>
          </table:table-cell>
          <table:table-cell office:value-type="string">
            <text:p>14,292530</text:p>
          </table:table-cell>
          <table:table-cell office:value-type="string">
            <text:p>6,197059</text:p>
          </table:table-cell>
          <table:table-cell office:value-type="string">
            <text:p>40,836330</text:p>
          </table:table-cell>
          <table:table-cell office:value-type="string">
            <text:p>8,185417</text:p>
          </table:table-cell>
          <table:table-cell office:value-type="string">
            <text:p>41,693527</text:p>
          </table:table-cell>
          <table:table-cell office:value-type="string">
            <text:p>5,920343</text:p>
          </table:table-cell>
          <table:table-cell office:value-type="string">
            <text:p>534,236511</text:p>
          </table:table-cell>
          <table:table-cell office:value-type="string">
            <text:p>14,556895</text:p>
          </table:table-cell>
          <table:table-cell office:value-type="string">
            <text:p>80,830421</text:p>
          </table:table-cell>
          <table:table-cell office:value-type="string">
            <text:p>9,86638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5,303932</text:p>
          </table:table-cell>
          <table:table-cell office:value-type="string">
            <text:p>19,225201</text:p>
          </table:table-cell>
          <table:table-cell office:value-type="string">
            <text:p>76,849625</text:p>
          </table:table-cell>
          <table:table-cell office:value-type="string">
            <text:p>11,561620</text:p>
          </table:table-cell>
          <table:table-cell office:value-type="string">
            <text:p>50,355263</text:p>
          </table:table-cell>
          <table:table-cell office:value-type="string">
            <text:p>12,483545</text:p>
          </table:table-cell>
          <table:table-cell office:value-type="string">
            <text:p>52,525921</text:p>
          </table:table-cell>
          <table:table-cell office:value-type="string">
            <text:p>13,079270</text:p>
          </table:table-cell>
          <table:table-cell office:value-type="string">
            <text:p>11,977088</text:p>
          </table:table-cell>
          <table:table-cell office:value-type="string">
            <text:p>13,626190</text:p>
          </table:table-cell>
          <table:table-cell office:value-type="string">
            <text:p>100,438698</text:p>
          </table:table-cell>
          <table:table-cell office:value-type="string">
            <text:p>25,763609</text:p>
          </table:table-cell>
        </table:table-row>
        <table:table-row table:style-name="ro1">
          <table:table-cell office:value-type="string">
            <text:p>AFR199 <text:s text:c="5"/></text:p>
          </table:table-cell>
          <table:table-cell office:value-type="string">
            <text:p>1471,024292</text:p>
          </table:table-cell>
          <table:table-cell office:value-type="string">
            <text:p>674,101501</text:p>
          </table:table-cell>
          <table:table-cell office:value-type="string">
            <text:p>786,170044</text:p>
          </table:table-cell>
          <table:table-cell office:value-type="string">
            <text:p>404,072998</text:p>
          </table:table-cell>
          <table:table-cell office:value-type="string">
            <text:p>2714,204590</text:p>
          </table:table-cell>
          <table:table-cell office:value-type="string">
            <text:p>153,813217</text:p>
          </table:table-cell>
          <table:table-cell office:value-type="string">
            <text:p>5306,564941</text:p>
          </table:table-cell>
          <table:table-cell office:value-type="string">
            <text:p>148,390579</text:p>
          </table:table-cell>
          <table:table-cell office:value-type="string">
            <text:p>21,409895</text:p>
          </table:table-cell>
          <table:table-cell office:value-type="string">
            <text:p>26,279112</text:p>
          </table:table-cell>
          <table:table-cell office:value-type="string">
            <text:p>1969,338257</text:p>
          </table:table-cell>
          <table:table-cell office:value-type="string">
            <text:p>49,627357</text:p>
          </table:table-cell>
          <table:table-cell office:value-type="string">
            <text:p>9296,629883</text:p>
          </table:table-cell>
          <table:table-cell office:value-type="string">
            <text:p>158,820068</text:p>
          </table:table-cell>
          <table:table-cell office:value-type="string">
            <text:p>5644,236816</text:p>
          </table:table-cell>
          <table:table-cell office:value-type="string">
            <text:p>78,164680</text:p>
          </table:table-cell>
          <table:table-cell office:value-type="string">
            <text:p>3291,915527</text:p>
          </table:table-cell>
          <table:table-cell office:value-type="string">
            <text:p>46,521751</text:p>
          </table:table-cell>
          <table:table-cell office:value-type="string">
            <text:p>191,406158</text:p>
          </table:table-cell>
          <table:table-cell office:value-type="string">
            <text:p>7,163632</text:p>
          </table:table-cell>
          <table:table-cell office:value-type="string">
            <text:p>6,561011</text:p>
          </table:table-cell>
          <table:table-cell office:value-type="string">
            <text:p>4,591243</text:p>
          </table:table-cell>
          <table:table-cell office:value-type="string">
            <text:p>26,459911</text:p>
          </table:table-cell>
          <table:table-cell office:value-type="string">
            <text:p>7,137234</text:p>
          </table:table-cell>
          <table:table-cell office:value-type="string">
            <text:p>29,893475</text:p>
          </table:table-cell>
          <table:table-cell office:value-type="string">
            <text:p>4,330934</text:p>
          </table:table-cell>
          <table:table-cell office:value-type="string">
            <text:p>1505,515625</text:p>
          </table:table-cell>
          <table:table-cell office:value-type="string">
            <text:p>27,814501</text:p>
          </table:table-cell>
          <table:table-cell office:value-type="string">
            <text:p>39,299286</text:p>
          </table:table-cell>
          <table:table-cell office:value-type="string">
            <text:p>7,076375</text:p>
          </table:table-cell>
          <table:table-cell office:value-type="string">
            <text:p>14,272898</text:p>
          </table:table-cell>
          <table:table-cell office:value-type="string">
            <text:p>14,180405</text:p>
          </table:table-cell>
          <table:table-cell office:value-type="string">
            <text:p>372,536713</text:p>
          </table:table-cell>
          <table:table-cell office:value-type="string">
            <text:p>19,006247</text:p>
          </table:table-cell>
          <table:table-cell office:value-type="string">
            <text:p>94,209061</text:p>
          </table:table-cell>
          <table:table-cell office:value-type="string">
            <text:p>8,497362</text:p>
          </table:table-cell>
          <table:table-cell office:value-type="string">
            <text:p>29,836578</text:p>
          </table:table-cell>
          <table:table-cell office:value-type="string">
            <text:p>8,993338</text:p>
          </table:table-cell>
          <table:table-cell office:value-type="string">
            <text:p>43,784340</text:p>
          </table:table-cell>
          <table:table-cell office:value-type="string">
            <text:p>9,230479</text:p>
          </table:table-cell>
          <table:table-cell office:value-type="string">
            <text:p>19,180092</text:p>
          </table:table-cell>
          <table:table-cell office:value-type="string">
            <text:p>9,638828</text:p>
          </table:table-cell>
          <table:table-cell office:value-type="string">
            <text:p>73,108437</text:p>
          </table:table-cell>
          <table:table-cell office:value-type="string">
            <text:p>18,419012</text:p>
          </table:table-cell>
        </table:table-row>
        <table:table-row table:style-name="ro1">
          <table:table-cell office:value-type="string">
            <text:p>AFR200 <text:s text:c="5"/></text:p>
          </table:table-cell>
          <table:table-cell office:value-type="string">
            <text:p>1870,099976</text:p>
          </table:table-cell>
          <table:table-cell office:value-type="string">
            <text:p>1396,916992</text:p>
          </table:table-cell>
          <table:table-cell office:value-type="string">
            <text:p>24238,408203</text:p>
          </table:table-cell>
          <table:table-cell office:value-type="string">
            <text:p>1272,027466</text:p>
          </table:table-cell>
          <table:table-cell office:value-type="string">
            <text:p>128282,070313</text:p>
          </table:table-cell>
          <table:table-cell office:value-type="string">
            <text:p>2956,829834</text:p>
          </table:table-cell>
          <table:table-cell office:value-type="string">
            <text:p>356968,687500</text:p>
          </table:table-cell>
          <table:table-cell office:value-type="string">
            <text:p>7639,440430</text:p>
          </table:table-cell>
          <table:table-cell office:value-type="string">
            <text:p>8,094874</text:p>
          </table:table-cell>
          <table:table-cell office:value-type="string">
            <text:p>71,336281</text:p>
          </table:table-cell>
          <table:table-cell office:value-type="string">
            <text:p>12571,713867</text:p>
          </table:table-cell>
          <table:table-cell office:value-type="string">
            <text:p>248,253159</text:p>
          </table:table-cell>
          <table:table-cell office:value-type="string">
            <text:p>15123,413086</text:p>
          </table:table-cell>
          <table:table-cell office:value-type="string">
            <text:p>265,153168</text:p>
          </table:table-cell>
          <table:table-cell office:value-type="string">
            <text:p>33186,367188</text:p>
          </table:table-cell>
          <table:table-cell office:value-type="string">
            <text:p>454,818604</text:p>
          </table:table-cell>
          <table:table-cell office:value-type="string">
            <text:p>46650,523438</text:p>
          </table:table-cell>
          <table:table-cell office:value-type="string">
            <text:p>611,385376</text:p>
          </table:table-cell>
          <table:table-cell office:value-type="string">
            <text:p>7308,911621</text:p>
          </table:table-cell>
          <table:table-cell office:value-type="string">
            <text:p>185,708847</text:p>
          </table:table-cell>
          <table:table-cell office:value-type="string">
            <text:p>147,187042</text:p>
          </table:table-cell>
          <table:table-cell office:value-type="string">
            <text:p>12,209015</text:p>
          </table:table-cell>
          <table:table-cell office:value-type="string">
            <text:p>111,477600</text:p>
          </table:table-cell>
          <table:table-cell office:value-type="string">
            <text:p>10,868014</text:p>
          </table:table-cell>
          <table:table-cell office:value-type="string">
            <text:p>1315,500366</text:p>
          </table:table-cell>
          <table:table-cell office:value-type="string">
            <text:p>28,684237</text:p>
          </table:table-cell>
          <table:table-cell office:value-type="string">
            <text:p>67851,390625</text:p>
          </table:table-cell>
          <table:table-cell office:value-type="string">
            <text:p>1241,487915</text:p>
          </table:table-cell>
          <table:table-cell office:value-type="string">
            <text:p>30,260088</text:p>
          </table:table-cell>
          <table:table-cell office:value-type="string">
            <text:p>12,287754</text:p>
          </table:table-cell>
          <table:table-cell office:value-type="string">
            <text:p>136,747208</text:p>
          </table:table-cell>
          <table:table-cell office:value-type="string">
            <text:p>18,525337</text:p>
          </table:table-cell>
          <table:table-cell office:value-type="string">
            <text:p>504,066315</text:p>
          </table:table-cell>
          <table:table-cell office:value-type="string">
            <text:p>23,765245</text:p>
          </table:table-cell>
          <table:table-cell office:value-type="string">
            <text:p>1100,610107</text:p>
          </table:table-cell>
          <table:table-cell office:value-type="string">
            <text:p>22,8248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58,372833</text:p>
          </table:table-cell>
          <table:table-cell office:value-type="string">
            <text:p>17,101000</text:p>
          </table:table-cell>
          <table:table-cell office:value-type="string">
            <text:p>291,269012</text:p>
          </table:table-cell>
          <table:table-cell office:value-type="string">
            <text:p>16,744701</text:p>
          </table:table-cell>
          <table:table-cell office:value-type="string">
            <text:p>277,736603</text:p>
          </table:table-cell>
          <table:table-cell office:value-type="string">
            <text:p>30,366978</text:p>
          </table:table-cell>
        </table:table-row>
        <table:table-row table:style-name="ro1">
          <table:table-cell office:value-type="string">
            <text:p>AFR201 <text:s text:c="5"/></text:p>
          </table:table-cell>
          <table:table-cell office:value-type="string">
            <text:p>1740,226929</text:p>
          </table:table-cell>
          <table:table-cell office:value-type="string">
            <text:p>637,156067</text:p>
          </table:table-cell>
          <table:table-cell office:value-type="string">
            <text:p>659,702087</text:p>
          </table:table-cell>
          <table:table-cell office:value-type="string">
            <text:p>386,967743</text:p>
          </table:table-cell>
          <table:table-cell office:value-type="string">
            <text:p>637,107178</text:p>
          </table:table-cell>
          <table:table-cell office:value-type="string">
            <text:p>124,330956</text:p>
          </table:table-cell>
          <table:table-cell office:value-type="string">
            <text:p>779,154175</text:p>
          </table:table-cell>
          <table:table-cell office:value-type="string">
            <text:p>69,346794</text:p>
          </table:table-cell>
          <table:table-cell office:value-type="string">
            <text:p>19,787933</text:p>
          </table:table-cell>
          <table:table-cell office:value-type="string">
            <text:p>19,791712</text:p>
          </table:table-cell>
          <table:table-cell office:value-type="string">
            <text:p>47,693153</text:p>
          </table:table-cell>
          <table:table-cell office:value-type="string">
            <text:p>17,624325</text:p>
          </table:table-cell>
          <table:table-cell office:value-type="string">
            <text:p>50,410248</text:p>
          </table:table-cell>
          <table:table-cell office:value-type="string">
            <text:p>13,327574</text:p>
          </table:table-cell>
          <table:table-cell office:value-type="string">
            <text:p>116,236137</text:p>
          </table:table-cell>
          <table:table-cell office:value-type="string">
            <text:p>10,001225</text:p>
          </table:table-cell>
          <table:table-cell office:value-type="string">
            <text:p>162,167603</text:p>
          </table:table-cell>
          <table:table-cell office:value-type="string">
            <text:p>11,420180</text:p>
          </table:table-cell>
          <table:table-cell office:value-type="string">
            <text:p>38,125935</text:p>
          </table:table-cell>
          <table:table-cell office:value-type="string">
            <text:p>4,8007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,374527</text:p>
          </table:table-cell>
          <table:table-cell office:value-type="string">
            <text:p>7,237323</text:p>
          </table:table-cell>
          <table:table-cell office:value-type="string">
            <text:p>12,384439</text:p>
          </table:table-cell>
          <table:table-cell office:value-type="string">
            <text:p>4,366839</text:p>
          </table:table-cell>
          <table:table-cell office:value-type="string">
            <text:p>268,424744</text:p>
          </table:table-cell>
          <table:table-cell office:value-type="string">
            <text:p>10,914813</text:p>
          </table:table-cell>
          <table:table-cell office:value-type="string">
            <text:p>47,687344</text:p>
          </table:table-cell>
          <table:table-cell office:value-type="string">
            <text:p>7,4407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7,591091</text:p>
          </table:table-cell>
          <table:table-cell office:value-type="string">
            <text:p>17,976608</text:p>
          </table:table-cell>
          <table:table-cell office:value-type="string">
            <text:p>23,557684</text:p>
          </table:table-cell>
          <table:table-cell office:value-type="string">
            <text:p>8,329116</text:p>
          </table:table-cell>
          <table:table-cell office:value-type="string">
            <text:p>20,084171</text:p>
          </table:table-cell>
          <table:table-cell office:value-type="string">
            <text:p>9,034261</text:p>
          </table:table-cell>
          <table:table-cell office:value-type="string">
            <text:p>12,997681</text:p>
          </table:table-cell>
          <table:table-cell office:value-type="string">
            <text:p>9,457765</text:p>
          </table:table-cell>
          <table:table-cell office:value-type="string">
            <text:p>12,926321</text:p>
          </table:table-cell>
          <table:table-cell office:value-type="string">
            <text:p>9,746699</text:p>
          </table:table-cell>
          <table:table-cell office:value-type="string">
            <text:p>58,662441</text:p>
          </table:table-cell>
          <table:table-cell office:value-type="string">
            <text:p>18,638016</text:p>
          </table:table-cell>
        </table:table-row>
        <table:table-row table:style-name="ro1">
          <table:table-cell office:value-type="string">
            <text:p>AFR202 <text:s text:c="5"/></text:p>
          </table:table-cell>
          <table:table-cell office:value-type="string">
            <text:p>3773,723389</text:p>
          </table:table-cell>
          <table:table-cell office:value-type="string">
            <text:p>920,018738</text:p>
          </table:table-cell>
          <table:table-cell office:value-type="string">
            <text:p>10619,004883</text:p>
          </table:table-cell>
          <table:table-cell office:value-type="string">
            <text:p>681,850586</text:p>
          </table:table-cell>
          <table:table-cell office:value-type="string">
            <text:p>56549,125000</text:p>
          </table:table-cell>
          <table:table-cell office:value-type="string">
            <text:p>1357,334229</text:p>
          </table:table-cell>
          <table:table-cell office:value-type="string">
            <text:p>154563,875000</text:p>
          </table:table-cell>
          <table:table-cell office:value-type="string">
            <text:p>3209,088867</text:p>
          </table:table-cell>
          <table:table-cell office:value-type="string">
            <text:p>315,628998</text:p>
          </table:table-cell>
          <table:table-cell office:value-type="string">
            <text:p>47,070023</text:p>
          </table:table-cell>
          <table:table-cell office:value-type="string">
            <text:p>15178,024414</text:p>
          </table:table-cell>
          <table:table-cell office:value-type="string">
            <text:p>283,617615</text:p>
          </table:table-cell>
          <table:table-cell office:value-type="string">
            <text:p>5776,871582</text:p>
          </table:table-cell>
          <table:table-cell office:value-type="string">
            <text:p>104,371933</text:p>
          </table:table-cell>
          <table:table-cell office:value-type="string">
            <text:p>20645,242188</text:p>
          </table:table-cell>
          <table:table-cell office:value-type="string">
            <text:p>273,192749</text:p>
          </table:table-cell>
          <table:table-cell office:value-type="string">
            <text:p>19850,125000</text:p>
          </table:table-cell>
          <table:table-cell office:value-type="string">
            <text:p>252,197403</text:p>
          </table:table-cell>
          <table:table-cell office:value-type="string">
            <text:p>3265,834961</text:p>
          </table:table-cell>
          <table:table-cell office:value-type="string">
            <text:p>86,018127</text:p>
          </table:table-cell>
          <table:table-cell office:value-type="string">
            <text:p>63,233955</text:p>
          </table:table-cell>
          <table:table-cell office:value-type="string">
            <text:p>7,052569</text:p>
          </table:table-cell>
          <table:table-cell office:value-type="string">
            <text:p>56,948837</text:p>
          </table:table-cell>
          <table:table-cell office:value-type="string">
            <text:p>7,869388</text:p>
          </table:table-cell>
          <table:table-cell office:value-type="string">
            <text:p>560,513855</text:p>
          </table:table-cell>
          <table:table-cell office:value-type="string">
            <text:p>12,491800</text:p>
          </table:table-cell>
          <table:table-cell office:value-type="string">
            <text:p>28474,636719</text:p>
          </table:table-cell>
          <table:table-cell office:value-type="string">
            <text:p>472,096954</text:p>
          </table:table-cell>
          <table:table-cell office:value-type="string">
            <text:p>26,754385</text:p>
          </table:table-cell>
          <table:table-cell office:value-type="string">
            <text:p>7,889068</text:p>
          </table:table-cell>
          <table:table-cell office:value-type="string">
            <text:p>87,135178</text:p>
          </table:table-cell>
          <table:table-cell office:value-type="string">
            <text:p>14,582704</text:p>
          </table:table-cell>
          <table:table-cell office:value-type="string">
            <text:p>494,952576</text:p>
          </table:table-cell>
          <table:table-cell office:value-type="string">
            <text:p>19,896540</text:p>
          </table:table-cell>
          <table:table-cell office:value-type="string">
            <text:p>684,453003</text:p>
          </table:table-cell>
          <table:table-cell office:value-type="string">
            <text:p>13,8521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94,940338</text:p>
          </table:table-cell>
          <table:table-cell office:value-type="string">
            <text:p>10,517554</text:p>
          </table:table-cell>
          <table:table-cell office:value-type="string">
            <text:p>122,658188</text:p>
          </table:table-cell>
          <table:table-cell office:value-type="string">
            <text:p>10,661180</text:p>
          </table:table-cell>
          <table:table-cell office:value-type="string">
            <text:p>260,732086</text:p>
          </table:table-cell>
          <table:table-cell office:value-type="string">
            <text:p>20,964586</text:p>
          </table:table-cell>
        </table:table-row>
        <table:table-row table:style-name="ro1">
          <table:table-cell office:value-type="string">
            <text:p>AFR203 <text:s text:c="5"/></text:p>
          </table:table-cell>
          <table:table-cell office:value-type="string">
            <text:p>1403,435303</text:p>
          </table:table-cell>
          <table:table-cell office:value-type="string">
            <text:p>1417,173340</text:p>
          </table:table-cell>
          <table:table-cell office:value-type="string">
            <text:p>23147,492188</text:p>
          </table:table-cell>
          <table:table-cell office:value-type="string">
            <text:p>1221,500854</text:p>
          </table:table-cell>
          <table:table-cell office:value-type="string">
            <text:p>124637,992188</text:p>
          </table:table-cell>
          <table:table-cell office:value-type="string">
            <text:p>2949,916016</text:p>
          </table:table-cell>
          <table:table-cell office:value-type="string">
            <text:p>356218,781250</text:p>
          </table:table-cell>
          <table:table-cell office:value-type="string">
            <text:p>7373,278809</text:p>
          </table:table-cell>
          <table:table-cell office:value-type="string">
            <text:p>151,225403</text:p>
          </table:table-cell>
          <table:table-cell office:value-type="string">
            <text:p>75,933731</text:p>
          </table:table-cell>
          <table:table-cell office:value-type="string">
            <text:p>14502,007813</text:p>
          </table:table-cell>
          <table:table-cell office:value-type="string">
            <text:p>280,452148</text:p>
          </table:table-cell>
          <table:table-cell office:value-type="string">
            <text:p>21657,009766</text:p>
          </table:table-cell>
          <table:table-cell office:value-type="string">
            <text:p>363,919891</text:p>
          </table:table-cell>
          <table:table-cell office:value-type="string">
            <text:p>42537,960938</text:p>
          </table:table-cell>
          <table:table-cell office:value-type="string">
            <text:p>560,712036</text:p>
          </table:table-cell>
          <table:table-cell office:value-type="string">
            <text:p>44398,187500</text:p>
          </table:table-cell>
          <table:table-cell office:value-type="string">
            <text:p>560,610596</text:p>
          </table:table-cell>
          <table:table-cell office:value-type="string">
            <text:p>7526,935547</text:p>
          </table:table-cell>
          <table:table-cell office:value-type="string">
            <text:p>196,729004</text:p>
          </table:table-cell>
          <table:table-cell office:value-type="string">
            <text:p>99,116936</text:p>
          </table:table-cell>
          <table:table-cell office:value-type="string">
            <text:p>12,098801</text:p>
          </table:table-cell>
          <table:table-cell office:value-type="string">
            <text:p>129,585175</text:p>
          </table:table-cell>
          <table:table-cell office:value-type="string">
            <text:p>10,334358</text:p>
          </table:table-cell>
          <table:table-cell office:value-type="string">
            <text:p>1287,882813</text:p>
          </table:table-cell>
          <table:table-cell office:value-type="string">
            <text:p>26,885799</text:p>
          </table:table-cell>
          <table:table-cell office:value-type="string">
            <text:p>63674,574219</text:p>
          </table:table-cell>
          <table:table-cell office:value-type="string">
            <text:p>1054,167236</text:p>
          </table:table-cell>
          <table:table-cell office:value-type="string">
            <text:p>28,911413</text:p>
          </table:table-cell>
          <table:table-cell office:value-type="string">
            <text:p>11,277802</text:p>
          </table:table-cell>
          <table:table-cell office:value-type="string">
            <text:p>95,766647</text:p>
          </table:table-cell>
          <table:table-cell office:value-type="string">
            <text:p>17,123756</text:p>
          </table:table-cell>
          <table:table-cell office:value-type="string">
            <text:p>659,635071</text:p>
          </table:table-cell>
          <table:table-cell office:value-type="string">
            <text:p>22,518526</text:p>
          </table:table-cell>
          <table:table-cell office:value-type="string">
            <text:p>283,733337</text:p>
          </table:table-cell>
          <table:table-cell office:value-type="string">
            <text:p>13,456334</text:p>
          </table:table-cell>
          <table:table-cell office:value-type="string">
            <text:p>193,778488</text:p>
          </table:table-cell>
          <table:table-cell office:value-type="string">
            <text:p>14,050632</text:p>
          </table:table-cell>
          <table:table-cell office:value-type="string">
            <text:p>428,209656</text:p>
          </table:table-cell>
          <table:table-cell office:value-type="string">
            <text:p>16,072552</text:p>
          </table:table-cell>
          <table:table-cell office:value-type="string">
            <text:p>289,189575</text:p>
          </table:table-cell>
          <table:table-cell office:value-type="string">
            <text:p>15,816281</text:p>
          </table:table-cell>
          <table:table-cell office:value-type="string">
            <text:p>390,104797</text:p>
          </table:table-cell>
          <table:table-cell office:value-type="string">
            <text:p>29,847843</text:p>
          </table:table-cell>
        </table:table-row>
        <table:table-row table:style-name="ro1">
          <table:table-cell office:value-type="string">
            <text:p>AFR204 <text:s text:c="5"/></text:p>
          </table:table-cell>
          <table:table-cell office:value-type="string">
            <text:p>2943,200684</text:p>
          </table:table-cell>
          <table:table-cell office:value-type="string">
            <text:p>1567,505371</text:p>
          </table:table-cell>
          <table:table-cell office:value-type="string">
            <text:p>17222,330078</text:p>
          </table:table-cell>
          <table:table-cell office:value-type="string">
            <text:p>1068,033569</text:p>
          </table:table-cell>
          <table:table-cell office:value-type="string">
            <text:p>97502,242188</text:p>
          </table:table-cell>
          <table:table-cell office:value-type="string">
            <text:p>2314,829346</text:p>
          </table:table-cell>
          <table:table-cell office:value-type="string">
            <text:p>280209,343750</text:p>
          </table:table-cell>
          <table:table-cell office:value-type="string">
            <text:p>5812,321289</text:p>
          </table:table-cell>
          <table:table-cell office:value-type="string">
            <text:p>184,288330</text:p>
          </table:table-cell>
          <table:table-cell office:value-type="string">
            <text:p>78,419434</text:p>
          </table:table-cell>
          <table:table-cell office:value-type="string">
            <text:p>12044,311523</text:p>
          </table:table-cell>
          <table:table-cell office:value-type="string">
            <text:p>238,810379</text:p>
          </table:table-cell>
          <table:table-cell office:value-type="string">
            <text:p>23338,984375</text:p>
          </table:table-cell>
          <table:table-cell office:value-type="string">
            <text:p>391,491425</text:p>
          </table:table-cell>
          <table:table-cell office:value-type="string">
            <text:p>24762,679688</text:p>
          </table:table-cell>
          <table:table-cell office:value-type="string">
            <text:p>329,964905</text:p>
          </table:table-cell>
          <table:table-cell office:value-type="string">
            <text:p>52541,578125</text:p>
          </table:table-cell>
          <table:table-cell office:value-type="string">
            <text:p>662,088257</text:p>
          </table:table-cell>
          <table:table-cell office:value-type="string">
            <text:p>6988,734863</text:p>
          </table:table-cell>
          <table:table-cell office:value-type="string">
            <text:p>182,904755</text:p>
          </table:table-cell>
          <table:table-cell office:value-type="string">
            <text:p>76,097481</text:p>
          </table:table-cell>
          <table:table-cell office:value-type="string">
            <text:p>12,814527</text:p>
          </table:table-cell>
          <table:table-cell office:value-type="string">
            <text:p>113,334488</text:p>
          </table:table-cell>
          <table:table-cell office:value-type="string">
            <text:p>11,170140</text:p>
          </table:table-cell>
          <table:table-cell office:value-type="string">
            <text:p>1155,483887</text:p>
          </table:table-cell>
          <table:table-cell office:value-type="string">
            <text:p>24,990622</text:p>
          </table:table-cell>
          <table:table-cell office:value-type="string">
            <text:p>58133,066406</text:p>
          </table:table-cell>
          <table:table-cell office:value-type="string">
            <text:p>962,700928</text:p>
          </table:table-cell>
          <table:table-cell office:value-type="string">
            <text:p>29,856344</text:p>
          </table:table-cell>
          <table:table-cell office:value-type="string">
            <text:p>14,095992</text:p>
          </table:table-cell>
          <table:table-cell office:value-type="string">
            <text:p>78,516731</text:p>
          </table:table-cell>
          <table:table-cell office:value-type="string">
            <text:p>19,236715</text:p>
          </table:table-cell>
          <table:table-cell office:value-type="string">
            <text:p>301,110107</text:p>
          </table:table-cell>
          <table:table-cell office:value-type="string">
            <text:p>22,180119</text:p>
          </table:table-cell>
          <table:table-cell office:value-type="string">
            <text:p>194,168915</text:p>
          </table:table-cell>
          <table:table-cell office:value-type="string">
            <text:p>16,247036</text:p>
          </table:table-cell>
          <table:table-cell office:value-type="string">
            <text:p>152,151886</text:p>
          </table:table-cell>
          <table:table-cell office:value-type="string">
            <text:p>17,458786</text:p>
          </table:table-cell>
          <table:table-cell office:value-type="string">
            <text:p>453,481934</text:p>
          </table:table-cell>
          <table:table-cell office:value-type="string">
            <text:p>19,686853</text:p>
          </table:table-cell>
          <table:table-cell office:value-type="string">
            <text:p>274,336060</text:p>
          </table:table-cell>
          <table:table-cell office:value-type="string">
            <text:p>19,482584</text:p>
          </table:table-cell>
          <table:table-cell office:value-type="string">
            <text:p>190,942932</text:p>
          </table:table-cell>
          <table:table-cell office:value-type="string">
            <text:p>35,852131</text:p>
          </table:table-cell>
        </table:table-row>
        <table:table-row table:style-name="ro1">
          <table:table-cell office:value-type="string">
            <text:p>AFR205 <text:s text:c="5"/></text:p>
          </table:table-cell>
          <table:table-cell office:value-type="string">
            <text:p>3638,513672</text:p>
          </table:table-cell>
          <table:table-cell office:value-type="string">
            <text:p>1066,273682</text:p>
          </table:table-cell>
          <table:table-cell office:value-type="string">
            <text:p>15643,536133</text:p>
          </table:table-cell>
          <table:table-cell office:value-type="string">
            <text:p>874,108765</text:p>
          </table:table-cell>
          <table:table-cell office:value-type="string">
            <text:p>78738,710938</text:p>
          </table:table-cell>
          <table:table-cell office:value-type="string">
            <text:p>1857,526855</text:p>
          </table:table-cell>
          <table:table-cell office:value-type="string">
            <text:p>218001,765625</text:p>
          </table:table-cell>
          <table:table-cell office:value-type="string">
            <text:p>4519,222656</text:p>
          </table:table-cell>
          <table:table-cell office:value-type="string">
            <text:p>333,944519</text:p>
          </table:table-cell>
          <table:table-cell office:value-type="string">
            <text:p>56,165493</text:p>
          </table:table-cell>
          <table:table-cell office:value-type="string">
            <text:p>13794,383789</text:p>
          </table:table-cell>
          <table:table-cell office:value-type="string">
            <text:p>261,356171</text:p>
          </table:table-cell>
          <table:table-cell office:value-type="string">
            <text:p>10291,184570</text:p>
          </table:table-cell>
          <table:table-cell office:value-type="string">
            <text:p>177,567764</text:p>
          </table:table-cell>
          <table:table-cell office:value-type="string">
            <text:p>22674,636719</text:p>
          </table:table-cell>
          <table:table-cell office:value-type="string">
            <text:p>300,370697</text:p>
          </table:table-cell>
          <table:table-cell office:value-type="string">
            <text:p>30881,207031</text:p>
          </table:table-cell>
          <table:table-cell office:value-type="string">
            <text:p>390,220032</text:p>
          </table:table-cell>
          <table:table-cell office:value-type="string">
            <text:p>4825,201660</text:p>
          </table:table-cell>
          <table:table-cell office:value-type="string">
            <text:p>126,266487</text:p>
          </table:table-cell>
          <table:table-cell office:value-type="string">
            <text:p>63,673775</text:p>
          </table:table-cell>
          <table:table-cell office:value-type="string">
            <text:p>8,751433</text:p>
          </table:table-cell>
          <table:table-cell office:value-type="string">
            <text:p>74,849800</text:p>
          </table:table-cell>
          <table:table-cell office:value-type="string">
            <text:p>8,615424</text:p>
          </table:table-cell>
          <table:table-cell office:value-type="string">
            <text:p>794,903748</text:p>
          </table:table-cell>
          <table:table-cell office:value-type="string">
            <text:p>17,101940</text:p>
          </table:table-cell>
          <table:table-cell office:value-type="string">
            <text:p>40428,968750</text:p>
          </table:table-cell>
          <table:table-cell office:value-type="string">
            <text:p>669,747498</text:p>
          </table:table-cell>
          <table:table-cell office:value-type="string">
            <text:p>17,262499</text:p>
          </table:table-cell>
          <table:table-cell office:value-type="string">
            <text:p>9,073503</text:p>
          </table:table-cell>
          <table:table-cell office:value-type="string">
            <text:p>43,749256</text:p>
          </table:table-cell>
          <table:table-cell office:value-type="string">
            <text:p>15,384670</text:p>
          </table:table-cell>
          <table:table-cell office:value-type="string">
            <text:p>286,990021</text:p>
          </table:table-cell>
          <table:table-cell office:value-type="string">
            <text:p>19,358961</text:p>
          </table:table-cell>
          <table:table-cell office:value-type="string">
            <text:p>181,852493</text:p>
          </table:table-cell>
          <table:table-cell office:value-type="string">
            <text:p>10,594234</text:p>
          </table:table-cell>
          <table:table-cell office:value-type="string">
            <text:p>122,603157</text:p>
          </table:table-cell>
          <table:table-cell office:value-type="string">
            <text:p>11,158809</text:p>
          </table:table-cell>
          <table:table-cell office:value-type="string">
            <text:p>283,193878</text:p>
          </table:table-cell>
          <table:table-cell office:value-type="string">
            <text:p>12,412106</text:p>
          </table:table-cell>
          <table:table-cell office:value-type="string">
            <text:p>172,181274</text:p>
          </table:table-cell>
          <table:table-cell office:value-type="string">
            <text:p>12,378008</text:p>
          </table:table-cell>
          <table:table-cell office:value-type="string">
            <text:p>159,116089</text:p>
          </table:table-cell>
          <table:table-cell office:value-type="string">
            <text:p>22,968197</text:p>
          </table:table-cell>
        </table:table-row>
        <table:table-row table:style-name="ro1">
          <table:table-cell office:value-type="string">
            <text:p>AFR206 <text:s text:c="5"/></text:p>
          </table:table-cell>
          <table:table-cell office:value-type="string">
            <text:p>3832,465332</text:p>
          </table:table-cell>
          <table:table-cell office:value-type="string">
            <text:p>2778,590088</text:p>
          </table:table-cell>
          <table:table-cell office:value-type="string">
            <text:p>40638,898438</text:p>
          </table:table-cell>
          <table:table-cell office:value-type="string">
            <text:p>2161,985352</text:p>
          </table:table-cell>
          <table:table-cell office:value-type="string">
            <text:p>225157,468750</text:p>
          </table:table-cell>
          <table:table-cell office:value-type="string">
            <text:p>5372,425781</text:p>
          </table:table-cell>
          <table:table-cell office:value-type="string">
            <text:p>691738,500000</text:p>
          </table:table-cell>
          <table:table-cell office:value-type="string">
            <text:p>14314,519531</text:p>
          </table:table-cell>
          <table:table-cell office:value-type="string">
            <text:p>29,589842</text:p>
          </table:table-cell>
          <table:table-cell office:value-type="string">
            <text:p>145,758499</text:p>
          </table:table-cell>
          <table:table-cell office:value-type="string">
            <text:p>17288,144531</text:p>
          </table:table-cell>
          <table:table-cell office:value-type="string">
            <text:p>354,486053</text:p>
          </table:table-cell>
          <table:table-cell office:value-type="string">
            <text:p>42050,636719</text:p>
          </table:table-cell>
          <table:table-cell office:value-type="string">
            <text:p>705,634338</text:p>
          </table:table-cell>
          <table:table-cell office:value-type="string">
            <text:p>51390,976563</text:p>
          </table:table-cell>
          <table:table-cell office:value-type="string">
            <text:p>683,322632</text:p>
          </table:table-cell>
          <table:table-cell office:value-type="string">
            <text:p>135066,453125</text:p>
          </table:table-cell>
          <table:table-cell office:value-type="string">
            <text:p>1696,673218</text:p>
          </table:table-cell>
          <table:table-cell office:value-type="string">
            <text:p>17285,027344</text:p>
          </table:table-cell>
          <table:table-cell office:value-type="string">
            <text:p>451,359100</text:p>
          </table:table-cell>
          <table:table-cell office:value-type="string">
            <text:p>239,762863</text:p>
          </table:table-cell>
          <table:table-cell office:value-type="string">
            <text:p>25,573709</text:p>
          </table:table-cell>
          <table:table-cell office:value-type="string">
            <text:p>263,945587</text:p>
          </table:table-cell>
          <table:table-cell office:value-type="string">
            <text:p>18,817980</text:p>
          </table:table-cell>
          <table:table-cell office:value-type="string">
            <text:p>3133,621094</text:p>
          </table:table-cell>
          <table:table-cell office:value-type="string">
            <text:p>64,266808</text:p>
          </table:table-cell>
          <table:table-cell office:value-type="string">
            <text:p>151716,609375</text:p>
          </table:table-cell>
          <table:table-cell office:value-type="string">
            <text:p>2510,267578</text:p>
          </table:table-cell>
          <table:table-cell office:value-type="string">
            <text:p>63,085144</text:p>
          </table:table-cell>
          <table:table-cell office:value-type="string">
            <text:p>23,646633</text:p>
          </table:table-cell>
          <table:table-cell office:value-type="string">
            <text:p>283,327209</text:p>
          </table:table-cell>
          <table:table-cell office:value-type="string">
            <text:p>28,449215</text:p>
          </table:table-cell>
          <table:table-cell office:value-type="string">
            <text:p>725,832764</text:p>
          </table:table-cell>
          <table:table-cell office:value-type="string">
            <text:p>30,781456</text:p>
          </table:table-cell>
          <table:table-cell office:value-type="string">
            <text:p>551,908997</text:p>
          </table:table-cell>
          <table:table-cell office:value-type="string">
            <text:p>27,753305</text:p>
          </table:table-cell>
          <table:table-cell office:value-type="string">
            <text:p>391,453430</text:p>
          </table:table-cell>
          <table:table-cell office:value-type="string">
            <text:p>29,101337</text:p>
          </table:table-cell>
          <table:table-cell office:value-type="string">
            <text:p>1230,285278</text:p>
          </table:table-cell>
          <table:table-cell office:value-type="string">
            <text:p>37,340569</text:p>
          </table:table-cell>
          <table:table-cell office:value-type="string">
            <text:p>653,729614</text:p>
          </table:table-cell>
          <table:table-cell office:value-type="string">
            <text:p>34,482712</text:p>
          </table:table-cell>
          <table:table-cell office:value-type="string">
            <text:p>546,242371</text:p>
          </table:table-cell>
          <table:table-cell office:value-type="string">
            <text:p>61,664577</text:p>
          </table:table-cell>
        </table:table-row>
        <table:table-row table:style-name="ro1">
          <table:table-cell office:value-type="string">
            <text:p>AFR207 <text:s text:c="5"/></text:p>
          </table:table-cell>
          <table:table-cell office:value-type="string">
            <text:p>2844,590576</text:p>
          </table:table-cell>
          <table:table-cell office:value-type="string">
            <text:p>1721,073975</text:p>
          </table:table-cell>
          <table:table-cell office:value-type="string">
            <text:p>25896,765625</text:p>
          </table:table-cell>
          <table:table-cell office:value-type="string">
            <text:p>1381,020386</text:p>
          </table:table-cell>
          <table:table-cell office:value-type="string">
            <text:p>138547,578125</text:p>
          </table:table-cell>
          <table:table-cell office:value-type="string">
            <text:p>3345,712891</text:p>
          </table:table-cell>
          <table:table-cell office:value-type="string">
            <text:p>389342,312500</text:p>
          </table:table-cell>
          <table:table-cell office:value-type="string">
            <text:p>8061,348145</text:p>
          </table:table-cell>
          <table:table-cell office:value-type="string">
            <text:p>214,517487</text:p>
          </table:table-cell>
          <table:table-cell office:value-type="string">
            <text:p>87,738525</text:p>
          </table:table-cell>
          <table:table-cell office:value-type="string">
            <text:p>13861,667969</text:p>
          </table:table-cell>
          <table:table-cell office:value-type="string">
            <text:p>273,353394</text:p>
          </table:table-cell>
          <table:table-cell office:value-type="string">
            <text:p>17065,685547</text:p>
          </table:table-cell>
          <table:table-cell office:value-type="string">
            <text:p>293,168396</text:p>
          </table:table-cell>
          <table:table-cell office:value-type="string">
            <text:p>36044,933594</text:p>
          </table:table-cell>
          <table:table-cell office:value-type="string">
            <text:p>477,722137</text:p>
          </table:table-cell>
          <table:table-cell office:value-type="string">
            <text:p>53444,437500</text:p>
          </table:table-cell>
          <table:table-cell office:value-type="string">
            <text:p>674,394226</text:p>
          </table:table-cell>
          <table:table-cell office:value-type="string">
            <text:p>8664,891602</text:p>
          </table:table-cell>
          <table:table-cell office:value-type="string">
            <text:p>226,614151</text:p>
          </table:table-cell>
          <table:table-cell office:value-type="string">
            <text:p>116,442291</text:p>
          </table:table-cell>
          <table:table-cell office:value-type="string">
            <text:p>14,876184</text:p>
          </table:table-cell>
          <table:table-cell office:value-type="string">
            <text:p>141,212738</text:p>
          </table:table-cell>
          <table:table-cell office:value-type="string">
            <text:p>12,273432</text:p>
          </table:table-cell>
          <table:table-cell office:value-type="string">
            <text:p>1428,740356</text:p>
          </table:table-cell>
          <table:table-cell office:value-type="string">
            <text:p>30,379391</text:p>
          </table:table-cell>
          <table:table-cell office:value-type="string">
            <text:p>72947,054688</text:p>
          </table:table-cell>
          <table:table-cell office:value-type="string">
            <text:p>1207,673340</text:p>
          </table:table-cell>
          <table:table-cell office:value-type="string">
            <text:p>45,259602</text:p>
          </table:table-cell>
          <table:table-cell office:value-type="string">
            <text:p>15,353260</text:p>
          </table:table-cell>
          <table:table-cell office:value-type="string">
            <text:p>181,194473</text:p>
          </table:table-cell>
          <table:table-cell office:value-type="string">
            <text:p>20,645498</text:p>
          </table:table-cell>
          <table:table-cell office:value-type="string">
            <text:p>532,460876</text:p>
          </table:table-cell>
          <table:table-cell office:value-type="string">
            <text:p>23,865564</text:p>
          </table:table-cell>
          <table:table-cell office:value-type="string">
            <text:p>1945,954102</text:p>
          </table:table-cell>
          <table:table-cell office:value-type="string">
            <text:p>34,410183</text:p>
          </table:table-cell>
          <table:table-cell office:value-type="string">
            <text:p>186,352097</text:p>
          </table:table-cell>
          <table:table-cell office:value-type="string">
            <text:p>19,034409</text:p>
          </table:table-cell>
          <table:table-cell office:value-type="string">
            <text:p>507,863129</text:p>
          </table:table-cell>
          <table:table-cell office:value-type="string">
            <text:p>21,448778</text:p>
          </table:table-cell>
          <table:table-cell office:value-type="string">
            <text:p>328,550385</text:p>
          </table:table-cell>
          <table:table-cell office:value-type="string">
            <text:p>21,312775</text:p>
          </table:table-cell>
          <table:table-cell office:value-type="string">
            <text:p>339,168335</text:p>
          </table:table-cell>
          <table:table-cell office:value-type="string">
            <text:p>39,752670</text:p>
          </table:table-cell>
        </table:table-row>
        <table:table-row table:style-name="ro1">
          <table:table-cell office:value-type="string">
            <text:p>AFR208 <text:s text:c="5"/></text:p>
          </table:table-cell>
          <table:table-cell office:value-type="string">
            <text:p>3478,325928</text:p>
          </table:table-cell>
          <table:table-cell office:value-type="string">
            <text:p>1225,721802</text:p>
          </table:table-cell>
          <table:table-cell office:value-type="string">
            <text:p>13979,502930</text:p>
          </table:table-cell>
          <table:table-cell office:value-type="string">
            <text:p>858,246155</text:p>
          </table:table-cell>
          <table:table-cell office:value-type="string">
            <text:p>75398,421875</text:p>
          </table:table-cell>
          <table:table-cell office:value-type="string">
            <text:p>1804,387817</text:p>
          </table:table-cell>
          <table:table-cell office:value-type="string">
            <text:p>208043,453125</text:p>
          </table:table-cell>
          <table:table-cell office:value-type="string">
            <text:p>4317,407715</text:p>
          </table:table-cell>
          <table:table-cell office:value-type="string">
            <text:p>171,712234</text:p>
          </table:table-cell>
          <table:table-cell office:value-type="string">
            <text:p>60,995300</text:p>
          </table:table-cell>
          <table:table-cell office:value-type="string">
            <text:p>8622,935547</text:p>
          </table:table-cell>
          <table:table-cell office:value-type="string">
            <text:p>172,358810</text:p>
          </table:table-cell>
          <table:table-cell office:value-type="string">
            <text:p>20031,554688</text:p>
          </table:table-cell>
          <table:table-cell office:value-type="string">
            <text:p>334,436035</text:p>
          </table:table-cell>
          <table:table-cell office:value-type="string">
            <text:p>19017,710938</text:p>
          </table:table-cell>
          <table:table-cell office:value-type="string">
            <text:p>253,431595</text:p>
          </table:table-cell>
          <table:table-cell office:value-type="string">
            <text:p>42483,519531</text:p>
          </table:table-cell>
          <table:table-cell office:value-type="string">
            <text:p>535,103088</text:p>
          </table:table-cell>
          <table:table-cell office:value-type="string">
            <text:p>5164,100586</text:p>
          </table:table-cell>
          <table:table-cell office:value-type="string">
            <text:p>135,195648</text:p>
          </table:table-cell>
          <table:table-cell office:value-type="string">
            <text:p>77,107567</text:p>
          </table:table-cell>
          <table:table-cell office:value-type="string">
            <text:p>9,863340</text:p>
          </table:table-cell>
          <table:table-cell office:value-type="string">
            <text:p>112,018402</text:p>
          </table:table-cell>
          <table:table-cell office:value-type="string">
            <text:p>9,550961</text:p>
          </table:table-cell>
          <table:table-cell office:value-type="string">
            <text:p>829,542358</text:p>
          </table:table-cell>
          <table:table-cell office:value-type="string">
            <text:p>18,205992</text:p>
          </table:table-cell>
          <table:table-cell office:value-type="string">
            <text:p>43752,113281</text:p>
          </table:table-cell>
          <table:table-cell office:value-type="string">
            <text:p>724,763123</text:p>
          </table:table-cell>
          <table:table-cell office:value-type="string">
            <text:p>29,850237</text:p>
          </table:table-cell>
          <table:table-cell office:value-type="string">
            <text:p>10,994864</text:p>
          </table:table-cell>
          <table:table-cell office:value-type="string">
            <text:p>94,506050</text:p>
          </table:table-cell>
          <table:table-cell office:value-type="string">
            <text:p>16,863941</text:p>
          </table:table-cell>
          <table:table-cell office:value-type="string">
            <text:p>431,923523</text:p>
          </table:table-cell>
          <table:table-cell office:value-type="string">
            <text:p>20,923721</text:p>
          </table:table-cell>
          <table:table-cell office:value-type="string">
            <text:p>324,320160</text:p>
          </table:table-cell>
          <table:table-cell office:value-type="string">
            <text:p>13,475189</text:p>
          </table:table-cell>
          <table:table-cell office:value-type="string">
            <text:p>125,796730</text:p>
          </table:table-cell>
          <table:table-cell office:value-type="string">
            <text:p>13,597178</text:p>
          </table:table-cell>
          <table:table-cell office:value-type="string">
            <text:p>347,262726</text:p>
          </table:table-cell>
          <table:table-cell office:value-type="string">
            <text:p>15,156751</text:p>
          </table:table-cell>
          <table:table-cell office:value-type="string">
            <text:p>216,615005</text:p>
          </table:table-cell>
          <table:table-cell office:value-type="string">
            <text:p>15,096568</text:p>
          </table:table-cell>
          <table:table-cell office:value-type="string">
            <text:p>177,781570</text:p>
          </table:table-cell>
          <table:table-cell office:value-type="string">
            <text:p>27,947468</text:p>
          </table:table-cell>
        </table:table-row>
        <table:table-row table:style-name="ro1">
          <table:table-cell office:value-type="string">
            <text:p>AFR209 <text:s text:c="5"/></text:p>
          </table:table-cell>
          <table:table-cell office:value-type="string">
            <text:p>2219,776367</text:p>
          </table:table-cell>
          <table:table-cell office:value-type="string">
            <text:p>919,761475</text:p>
          </table:table-cell>
          <table:table-cell office:value-type="string">
            <text:p>10354,106445</text:p>
          </table:table-cell>
          <table:table-cell office:value-type="string">
            <text:p>678,245911</text:p>
          </table:table-cell>
          <table:table-cell office:value-type="string">
            <text:p>54171,878906</text:p>
          </table:table-cell>
          <table:table-cell office:value-type="string">
            <text:p>1292,362671</text:p>
          </table:table-cell>
          <table:table-cell office:value-type="string">
            <text:p>145166,312500</text:p>
          </table:table-cell>
          <table:table-cell office:value-type="string">
            <text:p>3015,887939</text:p>
          </table:table-cell>
          <table:table-cell office:value-type="string">
            <text:p>332,155792</text:p>
          </table:table-cell>
          <table:table-cell office:value-type="string">
            <text:p>47,434452</text:p>
          </table:table-cell>
          <table:table-cell office:value-type="string">
            <text:p>13701,689453</text:p>
          </table:table-cell>
          <table:table-cell office:value-type="string">
            <text:p>257,365845</text:p>
          </table:table-cell>
          <table:table-cell office:value-type="string">
            <text:p>7444,271484</text:p>
          </table:table-cell>
          <table:table-cell office:value-type="string">
            <text:p>130,629761</text:p>
          </table:table-cell>
          <table:table-cell office:value-type="string">
            <text:p>22697,343750</text:p>
          </table:table-cell>
          <table:table-cell office:value-type="string">
            <text:p>299,869415</text:p>
          </table:table-cell>
          <table:table-cell office:value-type="string">
            <text:p>18858,994141</text:p>
          </table:table-cell>
          <table:table-cell office:value-type="string">
            <text:p>239,870071</text:p>
          </table:table-cell>
          <table:table-cell office:value-type="string">
            <text:p>3181,284912</text:p>
          </table:table-cell>
          <table:table-cell office:value-type="string">
            <text:p>83,512291</text:p>
          </table:table-cell>
          <table:table-cell office:value-type="string">
            <text:p>46,310024</text:p>
          </table:table-cell>
          <table:table-cell office:value-type="string">
            <text:p>7,190397</text:p>
          </table:table-cell>
          <table:table-cell office:value-type="string">
            <text:p>62,321465</text:p>
          </table:table-cell>
          <table:table-cell office:value-type="string">
            <text:p>7,988951</text:p>
          </table:table-cell>
          <table:table-cell office:value-type="string">
            <text:p>515,158997</text:p>
          </table:table-cell>
          <table:table-cell office:value-type="string">
            <text:p>11,779172</text:p>
          </table:table-cell>
          <table:table-cell office:value-type="string">
            <text:p>26497,435547</text:p>
          </table:table-cell>
          <table:table-cell office:value-type="string">
            <text:p>439,435852</text:p>
          </table:table-cell>
          <table:table-cell office:value-type="string">
            <text:p>20,678911</text:p>
          </table:table-cell>
          <table:table-cell office:value-type="string">
            <text:p>8,292897</text:p>
          </table:table-cell>
          <table:table-cell office:value-type="string">
            <text:p>53,327782</text:p>
          </table:table-cell>
          <table:table-cell office:value-type="string">
            <text:p>14,939452</text:p>
          </table:table-cell>
          <table:table-cell office:value-type="string">
            <text:p>426,872864</text:p>
          </table:table-cell>
          <table:table-cell office:value-type="string">
            <text:p>19,660782</text:p>
          </table:table-cell>
          <table:table-cell office:value-type="string">
            <text:p>685,535461</text:p>
          </table:table-cell>
          <table:table-cell office:value-type="string">
            <text:p>14,199969</text:p>
          </table:table-cell>
          <table:table-cell office:value-type="string">
            <text:p>90,911591</text:p>
          </table:table-cell>
          <table:table-cell office:value-type="string">
            <text:p>10,428721</text:p>
          </table:table-cell>
          <table:table-cell office:value-type="string">
            <text:p>178,086411</text:p>
          </table:table-cell>
          <table:table-cell office:value-type="string">
            <text:p>10,943179</text:p>
          </table:table-cell>
          <table:table-cell office:value-type="string">
            <text:p>105,729233</text:p>
          </table:table-cell>
          <table:table-cell office:value-type="string">
            <text:p>11,116105</text:p>
          </table:table-cell>
          <table:table-cell office:value-type="string">
            <text:p>228,798721</text:p>
          </table:table-cell>
          <table:table-cell office:value-type="string">
            <text:p>21,593287</text:p>
          </table:table-cell>
        </table:table-row>
        <table:table-row table:style-name="ro1">
          <table:table-cell office:value-type="string">
            <text:p>AFR210 <text:s text:c="5"/></text:p>
          </table:table-cell>
          <table:table-cell office:value-type="string">
            <text:p>5397,334473</text:p>
          </table:table-cell>
          <table:table-cell office:value-type="string">
            <text:p>1657,942871</text:p>
          </table:table-cell>
          <table:table-cell office:value-type="string">
            <text:p>17786,980469</text:p>
          </table:table-cell>
          <table:table-cell office:value-type="string">
            <text:p>1097,920410</text:p>
          </table:table-cell>
          <table:table-cell office:value-type="string">
            <text:p>102861,570313</text:p>
          </table:table-cell>
          <table:table-cell office:value-type="string">
            <text:p>2447,732666</text:p>
          </table:table-cell>
          <table:table-cell office:value-type="string">
            <text:p>291274,468750</text:p>
          </table:table-cell>
          <table:table-cell office:value-type="string">
            <text:p>6040,047363</text:p>
          </table:table-cell>
          <table:table-cell office:value-type="string">
            <text:p>319,270355</text:p>
          </table:table-cell>
          <table:table-cell office:value-type="string">
            <text:p>82,756561</text:p>
          </table:table-cell>
          <table:table-cell office:value-type="string">
            <text:p>13641,440430</text:p>
          </table:table-cell>
          <table:table-cell office:value-type="string">
            <text:p>267,587097</text:p>
          </table:table-cell>
          <table:table-cell office:value-type="string">
            <text:p>31709,810547</text:p>
          </table:table-cell>
          <table:table-cell office:value-type="string">
            <text:p>526,333496</text:p>
          </table:table-cell>
          <table:table-cell office:value-type="string">
            <text:p>29476,460938</text:p>
          </table:table-cell>
          <table:table-cell office:value-type="string">
            <text:p>391,352814</text:p>
          </table:table-cell>
          <table:table-cell office:value-type="string">
            <text:p>58734,789063</text:p>
          </table:table-cell>
          <table:table-cell office:value-type="string">
            <text:p>739,422791</text:p>
          </table:table-cell>
          <table:table-cell office:value-type="string">
            <text:p>7442,982422</text:p>
          </table:table-cell>
          <table:table-cell office:value-type="string">
            <text:p>194,707413</text:p>
          </table:table-cell>
          <table:table-cell office:value-type="string">
            <text:p>99,163620</text:p>
          </table:table-cell>
          <table:table-cell office:value-type="string">
            <text:p>13,313662</text:p>
          </table:table-cell>
          <table:table-cell office:value-type="string">
            <text:p>115,628044</text:p>
          </table:table-cell>
          <table:table-cell office:value-type="string">
            <text:p>11,368528</text:p>
          </table:table-cell>
          <table:table-cell office:value-type="string">
            <text:p>1196,724854</text:p>
          </table:table-cell>
          <table:table-cell office:value-type="string">
            <text:p>25,816166</text:p>
          </table:table-cell>
          <table:table-cell office:value-type="string">
            <text:p>63085,519531</text:p>
          </table:table-cell>
          <table:table-cell office:value-type="string">
            <text:p>1044,548340</text:p>
          </table:table-cell>
          <table:table-cell office:value-type="string">
            <text:p>39,090126</text:p>
          </table:table-cell>
          <table:table-cell office:value-type="string">
            <text:p>14,402917</text:p>
          </table:table-cell>
          <table:table-cell office:value-type="string">
            <text:p>157,200714</text:p>
          </table:table-cell>
          <table:table-cell office:value-type="string">
            <text:p>19,732355</text:p>
          </table:table-cell>
          <table:table-cell office:value-type="string">
            <text:p>603,070435</text:p>
          </table:table-cell>
          <table:table-cell office:value-type="string">
            <text:p>23,816530</text:p>
          </table:table-cell>
          <table:table-cell office:value-type="string">
            <text:p>663,853882</text:p>
          </table:table-cell>
          <table:table-cell office:value-type="string">
            <text:p>19,459644</text:p>
          </table:table-cell>
          <table:table-cell office:value-type="string">
            <text:p>183,715271</text:p>
          </table:table-cell>
          <table:table-cell office:value-type="string">
            <text:p>17,916615</text:p>
          </table:table-cell>
          <table:table-cell office:value-type="string">
            <text:p>512,216797</text:p>
          </table:table-cell>
          <table:table-cell office:value-type="string">
            <text:p>20,341402</text:p>
          </table:table-cell>
          <table:table-cell office:value-type="string">
            <text:p>251,218597</text:p>
          </table:table-cell>
          <table:table-cell office:value-type="string">
            <text:p>19,595715</text:p>
          </table:table-cell>
          <table:table-cell office:value-type="string">
            <text:p>308,749725</text:p>
          </table:table-cell>
          <table:table-cell office:value-type="string">
            <text:p>36,834412</text:p>
          </table:table-cell>
        </table:table-row>
        <table:table-row table:style-name="ro1">
          <table:table-cell office:value-type="string">
            <text:p>AFR211 <text:s text:c="5"/></text:p>
          </table:table-cell>
          <table:table-cell office:value-type="string">
            <text:p>4152,379395</text:p>
          </table:table-cell>
          <table:table-cell office:value-type="string">
            <text:p>2076,496094</text:p>
          </table:table-cell>
          <table:table-cell office:value-type="string">
            <text:p>34265,269531</text:p>
          </table:table-cell>
          <table:table-cell office:value-type="string">
            <text:p>1767,769897</text:p>
          </table:table-cell>
          <table:table-cell office:value-type="string">
            <text:p>178311,046875</text:p>
          </table:table-cell>
          <table:table-cell office:value-type="string">
            <text:p>4269,422852</text:p>
          </table:table-cell>
          <table:table-cell office:value-type="string">
            <text:p>523301,000000</text:p>
          </table:table-cell>
          <table:table-cell office:value-type="string">
            <text:p>10830,963867</text:p>
          </table:table-cell>
          <table:table-cell office:value-type="string">
            <text:p>71,229004</text:p>
          </table:table-cell>
          <table:table-cell office:value-type="string">
            <text:p>108,997849</text:p>
          </table:table-cell>
          <table:table-cell office:value-type="string">
            <text:p>14516,861328</text:p>
          </table:table-cell>
          <table:table-cell office:value-type="string">
            <text:p>292,877045</text:p>
          </table:table-cell>
          <table:table-cell office:value-type="string">
            <text:p>20491,201172</text:p>
          </table:table-cell>
          <table:table-cell office:value-type="string">
            <text:p>353,187897</text:p>
          </table:table-cell>
          <table:table-cell office:value-type="string">
            <text:p>40729,417969</text:p>
          </table:table-cell>
          <table:table-cell office:value-type="string">
            <text:p>541,208435</text:p>
          </table:table-cell>
          <table:table-cell office:value-type="string">
            <text:p>78331,453125</text:p>
          </table:table-cell>
          <table:table-cell office:value-type="string">
            <text:p>986,575256</text:p>
          </table:table-cell>
          <table:table-cell office:value-type="string">
            <text:p>11887,058594</text:p>
          </table:table-cell>
          <table:table-cell office:value-type="string">
            <text:p>310,720276</text:p>
          </table:table-cell>
          <table:table-cell office:value-type="string">
            <text:p>138,042480</text:p>
          </table:table-cell>
          <table:table-cell office:value-type="string">
            <text:p>19,078341</text:p>
          </table:table-cell>
          <table:table-cell office:value-type="string">
            <text:p>192,858109</text:p>
          </table:table-cell>
          <table:table-cell office:value-type="string">
            <text:p>14,871517</text:p>
          </table:table-cell>
          <table:table-cell office:value-type="string">
            <text:p>2032,737183</text:p>
          </table:table-cell>
          <table:table-cell office:value-type="string">
            <text:p>42,508907</text:p>
          </table:table-cell>
          <table:table-cell office:value-type="string">
            <text:p>101841,953125</text:p>
          </table:table-cell>
          <table:table-cell office:value-type="string">
            <text:p>1685,572266</text:p>
          </table:table-cell>
          <table:table-cell office:value-type="string">
            <text:p>39,116543</text:p>
          </table:table-cell>
          <table:table-cell office:value-type="string">
            <text:p>18,559946</text:p>
          </table:table-cell>
          <table:table-cell office:value-type="string">
            <text:p>154,146011</text:p>
          </table:table-cell>
          <table:table-cell office:value-type="string">
            <text:p>23,192902</text:p>
          </table:table-cell>
          <table:table-cell office:value-type="string">
            <text:p>426,209808</text:p>
          </table:table-cell>
          <table:table-cell office:value-type="string">
            <text:p>25,293375</text:p>
          </table:table-cell>
          <table:table-cell office:value-type="string">
            <text:p>185,016403</text:p>
          </table:table-cell>
          <table:table-cell office:value-type="string">
            <text:p>20,813343</text:p>
          </table:table-cell>
          <table:table-cell office:value-type="string">
            <text:p>270,197784</text:p>
          </table:table-cell>
          <table:table-cell office:value-type="string">
            <text:p>22,538420</text:p>
          </table:table-cell>
          <table:table-cell office:value-type="string">
            <text:p>778,121277</text:p>
          </table:table-cell>
          <table:table-cell office:value-type="string">
            <text:p>27,239870</text:p>
          </table:table-cell>
          <table:table-cell office:value-type="string">
            <text:p>457,702881</text:p>
          </table:table-cell>
          <table:table-cell office:value-type="string">
            <text:p>26,090164</text:p>
          </table:table-cell>
          <table:table-cell office:value-type="string">
            <text:p>252,412399</text:p>
          </table:table-cell>
          <table:table-cell office:value-type="string">
            <text:p>47,187489</text:p>
          </table:table-cell>
        </table:table-row>
        <table:table-row table:style-name="ro1">
          <table:table-cell office:value-type="string">
            <text:p>AFR212 <text:s text:c="5"/></text:p>
          </table:table-cell>
          <table:table-cell office:value-type="string">
            <text:p>2392,107910</text:p>
          </table:table-cell>
          <table:table-cell office:value-type="string">
            <text:p>2897,900146</text:p>
          </table:table-cell>
          <table:table-cell office:value-type="string">
            <text:p>41092,195313</text:p>
          </table:table-cell>
          <table:table-cell office:value-type="string">
            <text:p>2243,780762</text:p>
          </table:table-cell>
          <table:table-cell office:value-type="string">
            <text:p>234132,937500</text:p>
          </table:table-cell>
          <table:table-cell office:value-type="string">
            <text:p>5622,135254</text:p>
          </table:table-cell>
          <table:table-cell office:value-type="string">
            <text:p>702360,500000</text:p>
          </table:table-cell>
          <table:table-cell office:value-type="string">
            <text:p>14542,308594</text:p>
          </table:table-cell>
          <table:table-cell office:value-type="string">
            <text:p>75,239281</text:p>
          </table:table-cell>
          <table:table-cell office:value-type="string">
            <text:p>157,885986</text:p>
          </table:table-cell>
          <table:table-cell office:value-type="string">
            <text:p>17735,791016</text:p>
          </table:table-cell>
          <table:table-cell office:value-type="string">
            <text:p>367,809998</text:p>
          </table:table-cell>
          <table:table-cell office:value-type="string">
            <text:p>39995,960938</text:p>
          </table:table-cell>
          <table:table-cell office:value-type="string">
            <text:p>675,852783</text:p>
          </table:table-cell>
          <table:table-cell office:value-type="string">
            <text:p>56178,226563</text:p>
          </table:table-cell>
          <table:table-cell office:value-type="string">
            <text:p>747,328369</text:p>
          </table:table-cell>
          <table:table-cell office:value-type="string">
            <text:p>146958,812500</text:p>
          </table:table-cell>
          <table:table-cell office:value-type="string">
            <text:p>1846,419678</text:p>
          </table:table-cell>
          <table:table-cell office:value-type="string">
            <text:p>18851,126953</text:p>
          </table:table-cell>
          <table:table-cell office:value-type="string">
            <text:p>492,325745</text:p>
          </table:table-cell>
          <table:table-cell office:value-type="string">
            <text:p>228,737640</text:p>
          </table:table-cell>
          <table:table-cell office:value-type="string">
            <text:p>27,501881</text:p>
          </table:table-cell>
          <table:table-cell office:value-type="string">
            <text:p>273,249969</text:p>
          </table:table-cell>
          <table:table-cell office:value-type="string">
            <text:p>19,760630</text:p>
          </table:table-cell>
          <table:table-cell office:value-type="string">
            <text:p>3283,932129</text:p>
          </table:table-cell>
          <table:table-cell office:value-type="string">
            <text:p>67,533371</text:p>
          </table:table-cell>
          <table:table-cell office:value-type="string">
            <text:p>161564,890625</text:p>
          </table:table-cell>
          <table:table-cell office:value-type="string">
            <text:p>2673,270020</text:p>
          </table:table-cell>
          <table:table-cell office:value-type="string">
            <text:p>65,414063</text:p>
          </table:table-cell>
          <table:table-cell office:value-type="string">
            <text:p>24,560972</text:p>
          </table:table-cell>
          <table:table-cell office:value-type="string">
            <text:p>314,357880</text:p>
          </table:table-cell>
          <table:table-cell office:value-type="string">
            <text:p>29,560801</text:p>
          </table:table-cell>
          <table:table-cell office:value-type="string">
            <text:p>910,999390</text:p>
          </table:table-cell>
          <table:table-cell office:value-type="string">
            <text:p>32,703285</text:p>
          </table:table-cell>
          <table:table-cell office:value-type="string">
            <text:p>1995,820313</text:p>
          </table:table-cell>
          <table:table-cell office:value-type="string">
            <text:p>41,593143</text:p>
          </table:table-cell>
          <table:table-cell office:value-type="string">
            <text:p>406,335083</text:p>
          </table:table-cell>
          <table:table-cell office:value-type="string">
            <text:p>30,748787</text:p>
          </table:table-cell>
          <table:table-cell office:value-type="string">
            <text:p>1319,827026</text:p>
          </table:table-cell>
          <table:table-cell office:value-type="string">
            <text:p>39,324112</text:p>
          </table:table-cell>
          <table:table-cell office:value-type="string">
            <text:p>724,610229</text:p>
          </table:table-cell>
          <table:table-cell office:value-type="string">
            <text:p>36,167450</text:p>
          </table:table-cell>
          <table:table-cell office:value-type="string">
            <text:p>631,854431</text:p>
          </table:table-cell>
          <table:table-cell office:value-type="string">
            <text:p>64,389275</text:p>
          </table:table-cell>
        </table:table-row>
        <table:table-row table:style-name="ro1">
          <table:table-cell office:value-type="string">
            <text:p>AFR213 <text:s text:c="5"/></text:p>
          </table:table-cell>
          <table:table-cell office:value-type="string">
            <text:p>1206,421387</text:p>
          </table:table-cell>
          <table:table-cell office:value-type="string">
            <text:p>949,750732</text:p>
          </table:table-cell>
          <table:table-cell office:value-type="string">
            <text:p>7546,312012</text:p>
          </table:table-cell>
          <table:table-cell office:value-type="string">
            <text:p>618,377869</text:p>
          </table:table-cell>
          <table:table-cell office:value-type="string">
            <text:p>41771,554688</text:p>
          </table:table-cell>
          <table:table-cell office:value-type="string">
            <text:p>1012,936646</text:p>
          </table:table-cell>
          <table:table-cell office:value-type="string">
            <text:p>110914,140625</text:p>
          </table:table-cell>
          <table:table-cell office:value-type="string">
            <text:p>2312,039551</text:p>
          </table:table-cell>
          <table:table-cell office:value-type="string">
            <text:p>123,079231</text:p>
          </table:table-cell>
          <table:table-cell office:value-type="string">
            <text:p>43,929283</text:p>
          </table:table-cell>
          <table:table-cell office:value-type="string">
            <text:p>7919,975586</text:p>
          </table:table-cell>
          <table:table-cell office:value-type="string">
            <text:p>155,124268</text:p>
          </table:table-cell>
          <table:table-cell office:value-type="string">
            <text:p>7647,871094</text:p>
          </table:table-cell>
          <table:table-cell office:value-type="string">
            <text:p>133,534210</text:p>
          </table:table-cell>
          <table:table-cell office:value-type="string">
            <text:p>14390,387695</text:p>
          </table:table-cell>
          <table:table-cell office:value-type="string">
            <text:p>191,964447</text:p>
          </table:table-cell>
          <table:table-cell office:value-type="string">
            <text:p>16336,124023</text:p>
          </table:table-cell>
          <table:table-cell office:value-type="string">
            <text:p>208,423157</text:p>
          </table:table-cell>
          <table:table-cell office:value-type="string">
            <text:p>2451,171631</text:p>
          </table:table-cell>
          <table:table-cell office:value-type="string">
            <text:p>64,706085</text:p>
          </table:table-cell>
          <table:table-cell office:value-type="string">
            <text:p>31,548853</text:p>
          </table:table-cell>
          <table:table-cell office:value-type="string">
            <text:p>7,451794</text:p>
          </table:table-cell>
          <table:table-cell office:value-type="string">
            <text:p>63,172455</text:p>
          </table:table-cell>
          <table:table-cell office:value-type="string">
            <text:p>8,426944</text:p>
          </table:table-cell>
          <table:table-cell office:value-type="string">
            <text:p>396,294983</text:p>
          </table:table-cell>
          <table:table-cell office:value-type="string">
            <text:p>10,235291</text:p>
          </table:table-cell>
          <table:table-cell office:value-type="string">
            <text:p>21125,460938</text:p>
          </table:table-cell>
          <table:table-cell office:value-type="string">
            <text:p>350,738831</text:p>
          </table:table-cell>
          <table:table-cell office:value-type="string">
            <text:p>43,297123</text:p>
          </table:table-cell>
          <table:table-cell office:value-type="string">
            <text:p>9,764554</text:p>
          </table:table-cell>
          <table:table-cell office:value-type="string">
            <text:p>62,901287</text:p>
          </table:table-cell>
          <table:table-cell office:value-type="string">
            <text:p>15,939401</text:p>
          </table:table-cell>
          <table:table-cell office:value-type="string">
            <text:p>333,557312</text:p>
          </table:table-cell>
          <table:table-cell office:value-type="string">
            <text:p>19,875633</text:p>
          </table:table-cell>
          <table:table-cell office:value-type="string">
            <text:p>364,731598</text:p>
          </table:table-cell>
          <table:table-cell office:value-type="string">
            <text:p>12,637748</text:p>
          </table:table-cell>
          <table:table-cell office:value-type="string">
            <text:p>69,300957</text:p>
          </table:table-cell>
          <table:table-cell office:value-type="string">
            <text:p>12,184130</text:p>
          </table:table-cell>
          <table:table-cell office:value-type="string">
            <text:p>162,454926</text:p>
          </table:table-cell>
          <table:table-cell office:value-type="string">
            <text:p>12,775886</text:p>
          </table:table-cell>
          <table:table-cell office:value-type="string">
            <text:p>87,559105</text:p>
          </table:table-cell>
          <table:table-cell office:value-type="string">
            <text:p>13,233437</text:p>
          </table:table-cell>
          <table:table-cell office:value-type="string">
            <text:p>153,208221</text:p>
          </table:table-cell>
          <table:table-cell office:value-type="string">
            <text:p>25,043081</text:p>
          </table:table-cell>
        </table:table-row>
        <table:table-row table:style-name="ro1">
          <table:table-cell office:value-type="string">
            <text:p>AFR214 <text:s text:c="5"/></text:p>
          </table:table-cell>
          <table:table-cell office:value-type="string">
            <text:p>6665,185547</text:p>
          </table:table-cell>
          <table:table-cell office:value-type="string">
            <text:p>2739,173096</text:p>
          </table:table-cell>
          <table:table-cell office:value-type="string">
            <text:p>36355,324219</text:p>
          </table:table-cell>
          <table:table-cell office:value-type="string">
            <text:p>2015,434814</text:p>
          </table:table-cell>
          <table:table-cell office:value-type="string">
            <text:p>200872,437500</text:p>
          </table:table-cell>
          <table:table-cell office:value-type="string">
            <text:p>4820,203613</text:p>
          </table:table-cell>
          <table:table-cell office:value-type="string">
            <text:p>620368,937500</text:p>
          </table:table-cell>
          <table:table-cell office:value-type="string">
            <text:p>12845,791992</text:p>
          </table:table-cell>
          <table:table-cell office:value-type="string">
            <text:p>19,772812</text:p>
          </table:table-cell>
          <table:table-cell office:value-type="string">
            <text:p>143,902634</text:p>
          </table:table-cell>
          <table:table-cell office:value-type="string">
            <text:p>17884,582031</text:p>
          </table:table-cell>
          <table:table-cell office:value-type="string">
            <text:p>365,083557</text:p>
          </table:table-cell>
          <table:table-cell office:value-type="string">
            <text:p>53521,453125</text:p>
          </table:table-cell>
          <table:table-cell office:value-type="string">
            <text:p>889,885254</text:p>
          </table:table-cell>
          <table:table-cell office:value-type="string">
            <text:p>56750,906250</text:p>
          </table:table-cell>
          <table:table-cell office:value-type="string">
            <text:p>752,876892</text:p>
          </table:table-cell>
          <table:table-cell office:value-type="string">
            <text:p>120532,171875</text:p>
          </table:table-cell>
          <table:table-cell office:value-type="string">
            <text:p>1515,533936</text:p>
          </table:table-cell>
          <table:table-cell office:value-type="string">
            <text:p>15282,737305</text:p>
          </table:table-cell>
          <table:table-cell office:value-type="string">
            <text:p>399,438690</text:p>
          </table:table-cell>
          <table:table-cell office:value-type="string">
            <text:p>180,348068</text:p>
          </table:table-cell>
          <table:table-cell office:value-type="string">
            <text:p>23,913366</text:p>
          </table:table-cell>
          <table:table-cell office:value-type="string">
            <text:p>230,186340</text:p>
          </table:table-cell>
          <table:table-cell office:value-type="string">
            <text:p>17,819286</text:p>
          </table:table-cell>
          <table:table-cell office:value-type="string">
            <text:p>2714,667969</text:p>
          </table:table-cell>
          <table:table-cell office:value-type="string">
            <text:p>56,364143</text:p>
          </table:table-cell>
          <table:table-cell office:value-type="string">
            <text:p>131439,687500</text:p>
          </table:table-cell>
          <table:table-cell office:value-type="string">
            <text:p>2175,171631</text:p>
          </table:table-cell>
          <table:table-cell office:value-type="string">
            <text:p>54,226757</text:p>
          </table:table-cell>
          <table:table-cell office:value-type="string">
            <text:p>22,878277</text:p>
          </table:table-cell>
          <table:table-cell office:value-type="string">
            <text:p>231,805099</text:p>
          </table:table-cell>
          <table:table-cell office:value-type="string">
            <text:p>27,569395</text:p>
          </table:table-cell>
          <table:table-cell office:value-type="string">
            <text:p>893,125366</text:p>
          </table:table-cell>
          <table:table-cell office:value-type="string">
            <text:p>31,341906</text:p>
          </table:table-cell>
          <table:table-cell office:value-type="string">
            <text:p>417,874481</text:p>
          </table:table-cell>
          <table:table-cell office:value-type="string">
            <text:p>26,317680</text:p>
          </table:table-cell>
          <table:table-cell office:value-type="string">
            <text:p>372,916168</text:p>
          </table:table-cell>
          <table:table-cell office:value-type="string">
            <text:p>28,142328</text:p>
          </table:table-cell>
          <table:table-cell office:value-type="string">
            <text:p>1158,777466</text:p>
          </table:table-cell>
          <table:table-cell office:value-type="string">
            <text:p>35,791138</text:p>
          </table:table-cell>
          <table:table-cell office:value-type="string">
            <text:p>549,565735</text:p>
          </table:table-cell>
          <table:table-cell office:value-type="string">
            <text:p>32,634102</text:p>
          </table:table-cell>
          <table:table-cell office:value-type="string">
            <text:p>517,775391</text:p>
          </table:table-cell>
          <table:table-cell office:value-type="string">
            <text:p>59,739098</text:p>
          </table:table-cell>
        </table:table-row>
        <table:table-row table:style-name="ro1">
          <table:table-cell office:value-type="string">
            <text:p>AFR215 <text:s text:c="5"/></text:p>
          </table:table-cell>
          <table:table-cell office:value-type="string">
            <text:p>4782,509766</text:p>
          </table:table-cell>
          <table:table-cell office:value-type="string">
            <text:p>1606,079346</text:p>
          </table:table-cell>
          <table:table-cell office:value-type="string">
            <text:p>25816,695313</text:p>
          </table:table-cell>
          <table:table-cell office:value-type="string">
            <text:p>1342,166016</text:p>
          </table:table-cell>
          <table:table-cell office:value-type="string">
            <text:p>138607,656250</text:p>
          </table:table-cell>
          <table:table-cell office:value-type="string">
            <text:p>3312,795166</text:p>
          </table:table-cell>
          <table:table-cell office:value-type="string">
            <text:p>393931,656250</text:p>
          </table:table-cell>
          <table:table-cell office:value-type="string">
            <text:p>8154,088379</text:p>
          </table:table-cell>
          <table:table-cell office:value-type="string">
            <text:p>146,809952</text:p>
          </table:table-cell>
          <table:table-cell office:value-type="string">
            <text:p>82,750603</text:p>
          </table:table-cell>
          <table:table-cell office:value-type="string">
            <text:p>14296,052734</text:p>
          </table:table-cell>
          <table:table-cell office:value-type="string">
            <text:p>279,595886</text:p>
          </table:table-cell>
          <table:table-cell office:value-type="string">
            <text:p>19740,691406</text:p>
          </table:table-cell>
          <table:table-cell office:value-type="string">
            <text:p>335,246918</text:p>
          </table:table-cell>
          <table:table-cell office:value-type="string">
            <text:p>33089,859375</text:p>
          </table:table-cell>
          <table:table-cell office:value-type="string">
            <text:p>439,019684</text:p>
          </table:table-cell>
          <table:table-cell office:value-type="string">
            <text:p>50757,574219</text:p>
          </table:table-cell>
          <table:table-cell office:value-type="string">
            <text:p>640,578979</text:p>
          </table:table-cell>
          <table:table-cell office:value-type="string">
            <text:p>8504,774414</text:p>
          </table:table-cell>
          <table:table-cell office:value-type="string">
            <text:p>222,383133</text:p>
          </table:table-cell>
          <table:table-cell office:value-type="string">
            <text:p>90,277969</text:p>
          </table:table-cell>
          <table:table-cell office:value-type="string">
            <text:p>13,859497</text:p>
          </table:table-cell>
          <table:table-cell office:value-type="string">
            <text:p>129,561813</text:p>
          </table:table-cell>
          <table:table-cell office:value-type="string">
            <text:p>11,447023</text:p>
          </table:table-cell>
          <table:table-cell office:value-type="string">
            <text:p>1442,258667</text:p>
          </table:table-cell>
          <table:table-cell office:value-type="string">
            <text:p>30,277555</text:p>
          </table:table-cell>
          <table:table-cell office:value-type="string">
            <text:p>72454,867188</text:p>
          </table:table-cell>
          <table:table-cell office:value-type="string">
            <text:p>1199,486450</text:p>
          </table:table-cell>
          <table:table-cell office:value-type="string">
            <text:p>43,115421</text:p>
          </table:table-cell>
          <table:table-cell office:value-type="string">
            <text:p>13,286670</text:p>
          </table:table-cell>
          <table:table-cell office:value-type="string">
            <text:p>123,627419</text:p>
          </table:table-cell>
          <table:table-cell office:value-type="string">
            <text:p>18,717354</text:p>
          </table:table-cell>
          <table:table-cell office:value-type="string">
            <text:p>484,810303</text:p>
          </table:table-cell>
          <table:table-cell office:value-type="string">
            <text:p>22,419851</text:p>
          </table:table-cell>
          <table:table-cell office:value-type="string">
            <text:p>477,388092</text:p>
          </table:table-cell>
          <table:table-cell office:value-type="string">
            <text:p>16,858583</text:p>
          </table:table-cell>
          <table:table-cell office:value-type="string">
            <text:p>207,238235</text:p>
          </table:table-cell>
          <table:table-cell office:value-type="string">
            <text:p>16,107903</text:p>
          </table:table-cell>
          <table:table-cell office:value-type="string">
            <text:p>506,036194</text:p>
          </table:table-cell>
          <table:table-cell office:value-type="string">
            <text:p>18,901062</text:p>
          </table:table-cell>
          <table:table-cell office:value-type="string">
            <text:p>328,402405</text:p>
          </table:table-cell>
          <table:table-cell office:value-type="string">
            <text:p>18,572355</text:p>
          </table:table-cell>
          <table:table-cell office:value-type="string">
            <text:p>358,314178</text:p>
          </table:table-cell>
          <table:table-cell office:value-type="string">
            <text:p>34,550789</text:p>
          </table:table-cell>
        </table:table-row>
        <table:table-row table:style-name="ro1">
          <table:table-cell office:value-type="string">
            <text:p>AFR216 <text:s text:c="5"/></text:p>
          </table:table-cell>
          <table:table-cell office:value-type="string">
            <text:p>847,352112</text:p>
          </table:table-cell>
          <table:table-cell office:value-type="string">
            <text:p>685,034851</text:p>
          </table:table-cell>
          <table:table-cell office:value-type="string">
            <text:p>3238,016113</text:p>
          </table:table-cell>
          <table:table-cell office:value-type="string">
            <text:p>454,920380</text:p>
          </table:table-cell>
          <table:table-cell office:value-type="string">
            <text:p>24013,617188</text:p>
          </table:table-cell>
          <table:table-cell office:value-type="string">
            <text:p>604,414063</text:p>
          </table:table-cell>
          <table:table-cell office:value-type="string">
            <text:p>59987,464844</text:p>
          </table:table-cell>
          <table:table-cell office:value-type="string">
            <text:p>1262,885132</text:p>
          </table:table-cell>
          <table:table-cell office:value-type="string">
            <text:p>91,803032</text:p>
          </table:table-cell>
          <table:table-cell office:value-type="string">
            <text:p>32,488838</text:p>
          </table:table-cell>
          <table:table-cell office:value-type="string">
            <text:p>4068,451172</text:p>
          </table:table-cell>
          <table:table-cell office:value-type="string">
            <text:p>85,430023</text:p>
          </table:table-cell>
          <table:table-cell office:value-type="string">
            <text:p>3715,794922</text:p>
          </table:table-cell>
          <table:table-cell office:value-type="string">
            <text:p>69,953880</text:p>
          </table:table-cell>
          <table:table-cell office:value-type="string">
            <text:p>11478,167969</text:p>
          </table:table-cell>
          <table:table-cell office:value-type="string">
            <text:p>153,790924</text:p>
          </table:table-cell>
          <table:table-cell office:value-type="string">
            <text:p>7783,150879</text:p>
          </table:table-cell>
          <table:table-cell office:value-type="string">
            <text:p>101,927864</text:p>
          </table:table-cell>
          <table:table-cell office:value-type="string">
            <text:p>1459,928101</text:p>
          </table:table-cell>
          <table:table-cell office:value-type="string">
            <text:p>38,928394</text:p>
          </table:table-cell>
          <table:table-cell office:value-type="string">
            <text:p>27,044916</text:p>
          </table:table-cell>
          <table:table-cell office:value-type="string">
            <text:p>5,413830</text:p>
          </table:table-cell>
          <table:table-cell office:value-type="string">
            <text:p>44,689011</text:p>
          </table:table-cell>
          <table:table-cell office:value-type="string">
            <text:p>7,284340</text:p>
          </table:table-cell>
          <table:table-cell office:value-type="string">
            <text:p>213,434906</text:p>
          </table:table-cell>
          <table:table-cell office:value-type="string">
            <text:p>6,379423</text:p>
          </table:table-cell>
          <table:table-cell office:value-type="string">
            <text:p>11217,584961</text:p>
          </table:table-cell>
          <table:table-cell office:value-type="string">
            <text:p>187,027405</text:p>
          </table:table-cell>
          <table:table-cell office:value-type="string">
            <text:p>17,259693</text:p>
          </table:table-cell>
          <table:table-cell office:value-type="string">
            <text:p>6,8498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10,540939</text:p>
          </table:table-cell>
          <table:table-cell office:value-type="string">
            <text:p>18,214794</text:p>
          </table:table-cell>
          <table:table-cell office:value-type="string">
            <text:p>66,577003</text:p>
          </table:table-cell>
          <table:table-cell office:value-type="string">
            <text:p>7,925860</text:p>
          </table:table-cell>
          <table:table-cell office:value-type="string">
            <text:p>36,474976</text:p>
          </table:table-cell>
          <table:table-cell office:value-type="string">
            <text:p>8,494216</text:p>
          </table:table-cell>
          <table:table-cell office:value-type="string">
            <text:p>84,357491</text:p>
          </table:table-cell>
          <table:table-cell office:value-type="string">
            <text:p>8,808523</text:p>
          </table:table-cell>
          <table:table-cell office:value-type="string">
            <text:p>56,786476</text:p>
          </table:table-cell>
          <table:table-cell office:value-type="string">
            <text:p>9,193056</text:p>
          </table:table-cell>
          <table:table-cell office:value-type="string">
            <text:p>153,635086</text:p>
          </table:table-cell>
          <table:table-cell office:value-type="string">
            <text:p>17,788202</text:p>
          </table:table-cell>
        </table:table-row>
        <table:table-row table:style-name="ro1">
          <table:table-cell office:value-type="string">
            <text:p>AFR217 <text:s text:c="5"/></text:p>
          </table:table-cell>
          <table:table-cell office:value-type="string">
            <text:p>7325,093262</text:p>
          </table:table-cell>
          <table:table-cell office:value-type="string">
            <text:p>2423,308594</text:p>
          </table:table-cell>
          <table:table-cell office:value-type="string">
            <text:p>43179,996094</text:p>
          </table:table-cell>
          <table:table-cell office:value-type="string">
            <text:p>2141,656250</text:p>
          </table:table-cell>
          <table:table-cell office:value-type="string">
            <text:p>222129,078125</text:p>
          </table:table-cell>
          <table:table-cell office:value-type="string">
            <text:p>5289,785156</text:p>
          </table:table-cell>
          <table:table-cell office:value-type="string">
            <text:p>667665,000000</text:p>
          </table:table-cell>
          <table:table-cell office:value-type="string">
            <text:p>13810,317383</text:p>
          </table:table-cell>
          <table:table-cell office:value-type="string">
            <text:p>1,940446</text:p>
          </table:table-cell>
          <table:table-cell office:value-type="string">
            <text:p>130,009857</text:p>
          </table:table-cell>
          <table:table-cell office:value-type="string">
            <text:p>15034,061523</text:p>
          </table:table-cell>
          <table:table-cell office:value-type="string">
            <text:p>308,970795</text:p>
          </table:table-cell>
          <table:table-cell office:value-type="string">
            <text:p>29814,675781</text:p>
          </table:table-cell>
          <table:table-cell office:value-type="string">
            <text:p>506,038818</text:p>
          </table:table-cell>
          <table:table-cell office:value-type="string">
            <text:p>48940,847656</text:p>
          </table:table-cell>
          <table:table-cell office:value-type="string">
            <text:p>649,759827</text:p>
          </table:table-cell>
          <table:table-cell office:value-type="string">
            <text:p>126142,484375</text:p>
          </table:table-cell>
          <table:table-cell office:value-type="string">
            <text:p>1584,126099</text:p>
          </table:table-cell>
          <table:table-cell office:value-type="string">
            <text:p>16453,382813</text:p>
          </table:table-cell>
          <table:table-cell office:value-type="string">
            <text:p>429,413025</text:p>
          </table:table-cell>
          <table:table-cell office:value-type="string">
            <text:p>233,821091</text:p>
          </table:table-cell>
          <table:table-cell office:value-type="string">
            <text:p>23,075413</text:p>
          </table:table-cell>
          <table:table-cell office:value-type="string">
            <text:p>239,962799</text:p>
          </table:table-cell>
          <table:table-cell office:value-type="string">
            <text:p>16,771397</text:p>
          </table:table-cell>
          <table:table-cell office:value-type="string">
            <text:p>2924,723145</text:p>
          </table:table-cell>
          <table:table-cell office:value-type="string">
            <text:p>59,639538</text:p>
          </table:table-cell>
          <table:table-cell office:value-type="string">
            <text:p>142133,468750</text:p>
          </table:table-cell>
          <table:table-cell office:value-type="string">
            <text:p>2351,636230</text:p>
          </table:table-cell>
          <table:table-cell office:value-type="string">
            <text:p>59,075928</text:p>
          </table:table-cell>
          <table:table-cell office:value-type="string">
            <text:p>20,047585</text:p>
          </table:table-cell>
          <table:table-cell office:value-type="string">
            <text:p>186,437271</text:p>
          </table:table-cell>
          <table:table-cell office:value-type="string">
            <text:p>24,713919</text:p>
          </table:table-cell>
          <table:table-cell office:value-type="string">
            <text:p>483,398560</text:p>
          </table:table-cell>
          <table:table-cell office:value-type="string">
            <text:p>26,745295</text:p>
          </table:table-cell>
          <table:table-cell office:value-type="string">
            <text:p>203,597244</text:p>
          </table:table-cell>
          <table:table-cell office:value-type="string">
            <text:p>22,363363</text:p>
          </table:table-cell>
          <table:table-cell office:value-type="string">
            <text:p>355,508118</text:p>
          </table:table-cell>
          <table:table-cell office:value-type="string">
            <text:p>24,602636</text:p>
          </table:table-cell>
          <table:table-cell office:value-type="string">
            <text:p>1184,381836</text:p>
          </table:table-cell>
          <table:table-cell office:value-type="string">
            <text:p>32,959667</text:p>
          </table:table-cell>
          <table:table-cell office:value-type="string">
            <text:p>665,758362</text:p>
          </table:table-cell>
          <table:table-cell office:value-type="string">
            <text:p>29,720011</text:p>
          </table:table-cell>
          <table:table-cell office:value-type="string">
            <text:p>389,003723</text:p>
          </table:table-cell>
          <table:table-cell office:value-type="string">
            <text:p>51,639843</text:p>
          </table:table-cell>
        </table:table-row>
        <table:table-row table:style-name="ro1">
          <table:table-cell office:value-type="string">
            <text:p>AFR218 <text:s text:c="5"/></text:p>
          </table:table-cell>
          <table:table-cell office:value-type="string">
            <text:p>2747,850586</text:p>
          </table:table-cell>
          <table:table-cell office:value-type="string">
            <text:p>2642,607910</text:p>
          </table:table-cell>
          <table:table-cell office:value-type="string">
            <text:p>40969,675781</text:p>
          </table:table-cell>
          <table:table-cell office:value-type="string">
            <text:p>2144,443359</text:p>
          </table:table-cell>
          <table:table-cell office:value-type="string">
            <text:p>216420,234375</text:p>
          </table:table-cell>
          <table:table-cell office:value-type="string">
            <text:p>5198,763184</text:p>
          </table:table-cell>
          <table:table-cell office:value-type="string">
            <text:p>655359,500000</text:p>
          </table:table-cell>
          <table:table-cell office:value-type="string">
            <text:p>13566,140625</text:p>
          </table:table-cell>
          <table:table-cell office:value-type="string">
            <text:p>183,018646</text:p>
          </table:table-cell>
          <table:table-cell office:value-type="string">
            <text:p>142,514526</text:p>
          </table:table-cell>
          <table:table-cell office:value-type="string">
            <text:p>15966,639648</text:p>
          </table:table-cell>
          <table:table-cell office:value-type="string">
            <text:p>330,735657</text:p>
          </table:table-cell>
          <table:table-cell office:value-type="string">
            <text:p>37082,941406</text:p>
          </table:table-cell>
          <table:table-cell office:value-type="string">
            <text:p>625,341003</text:p>
          </table:table-cell>
          <table:table-cell office:value-type="string">
            <text:p>50381,203125</text:p>
          </table:table-cell>
          <table:table-cell office:value-type="string">
            <text:p>670,126343</text:p>
          </table:table-cell>
          <table:table-cell office:value-type="string">
            <text:p>130923,437500</text:p>
          </table:table-cell>
          <table:table-cell office:value-type="string">
            <text:p>1645,027588</text:p>
          </table:table-cell>
          <table:table-cell office:value-type="string">
            <text:p>16589,330078</text:p>
          </table:table-cell>
          <table:table-cell office:value-type="string">
            <text:p>433,311768</text:p>
          </table:table-cell>
          <table:table-cell office:value-type="string">
            <text:p>207,294983</text:p>
          </table:table-cell>
          <table:table-cell office:value-type="string">
            <text:p>24,755884</text:p>
          </table:table-cell>
          <table:table-cell office:value-type="string">
            <text:p>261,499664</text:p>
          </table:table-cell>
          <table:table-cell office:value-type="string">
            <text:p>18,248516</text:p>
          </table:table-cell>
          <table:table-cell office:value-type="string">
            <text:p>2917,742188</text:p>
          </table:table-cell>
          <table:table-cell office:value-type="string">
            <text:p>60,114704</text:p>
          </table:table-cell>
          <table:table-cell office:value-type="string">
            <text:p>143200,671875</text:p>
          </table:table-cell>
          <table:table-cell office:value-type="string">
            <text:p>2369,521729</text:p>
          </table:table-cell>
          <table:table-cell office:value-type="string">
            <text:p>68,677353</text:p>
          </table:table-cell>
          <table:table-cell office:value-type="string">
            <text:p>22,646309</text:p>
          </table:table-cell>
          <table:table-cell office:value-type="string">
            <text:p>246,993500</text:p>
          </table:table-cell>
          <table:table-cell office:value-type="string">
            <text:p>27,347157</text:p>
          </table:table-cell>
          <table:table-cell office:value-type="string">
            <text:p>738,872253</text:p>
          </table:table-cell>
          <table:table-cell office:value-type="string">
            <text:p>30,088160</text:p>
          </table:table-cell>
          <table:table-cell office:value-type="string">
            <text:p>1207,200195</text:p>
          </table:table-cell>
          <table:table-cell office:value-type="string">
            <text:p>31,811203</text:p>
          </table:table-cell>
          <table:table-cell office:value-type="string">
            <text:p>373,430237</text:p>
          </table:table-cell>
          <table:table-cell office:value-type="string">
            <text:p>27,842791</text:p>
          </table:table-cell>
          <table:table-cell office:value-type="string">
            <text:p>1199,891846</text:p>
          </table:table-cell>
          <table:table-cell office:value-type="string">
            <text:p>35,840717</text:p>
          </table:table-cell>
          <table:table-cell office:value-type="string">
            <text:p>654,106812</text:p>
          </table:table-cell>
          <table:table-cell office:value-type="string">
            <text:p>32,820278</text:p>
          </table:table-cell>
          <table:table-cell office:value-type="string">
            <text:p>440,720184</text:p>
          </table:table-cell>
          <table:table-cell office:value-type="string">
            <text:p>58,497391</text:p>
          </table:table-cell>
        </table:table-row>
        <table:table-row table:style-name="ro1">
          <table:table-cell office:value-type="string">
            <text:p>AFR219 <text:s text:c="5"/></text:p>
          </table:table-cell>
          <table:table-cell office:value-type="string">
            <text:p>2661,063721</text:p>
          </table:table-cell>
          <table:table-cell office:value-type="string">
            <text:p>2899,314697</text:p>
          </table:table-cell>
          <table:table-cell office:value-type="string">
            <text:p>41852,277344</text:p>
          </table:table-cell>
          <table:table-cell office:value-type="string">
            <text:p>2265,160156</text:p>
          </table:table-cell>
          <table:table-cell office:value-type="string">
            <text:p>239508,953125</text:p>
          </table:table-cell>
          <table:table-cell office:value-type="string">
            <text:p>5759,863281</text:p>
          </table:table-cell>
          <table:table-cell office:value-type="string">
            <text:p>712525,000000</text:p>
          </table:table-cell>
          <table:table-cell office:value-type="string">
            <text:p>14754,113281</text:p>
          </table:table-cell>
          <table:table-cell office:value-type="string">
            <text:p>92,507317</text:p>
          </table:table-cell>
          <table:table-cell office:value-type="string">
            <text:p>160,356216</text:p>
          </table:table-cell>
          <table:table-cell office:value-type="string">
            <text:p>17802,724609</text:p>
          </table:table-cell>
          <table:table-cell office:value-type="string">
            <text:p>369,630005</text:p>
          </table:table-cell>
          <table:table-cell office:value-type="string">
            <text:p>41404,230469</text:p>
          </table:table-cell>
          <table:table-cell office:value-type="string">
            <text:p>698,991882</text:p>
          </table:table-cell>
          <table:table-cell office:value-type="string">
            <text:p>57283,589844</text:p>
          </table:table-cell>
          <table:table-cell office:value-type="string">
            <text:p>761,841003</text:p>
          </table:table-cell>
          <table:table-cell office:value-type="string">
            <text:p>153334,500000</text:p>
          </table:table-cell>
          <table:table-cell office:value-type="string">
            <text:p>1926,169922</text:p>
          </table:table-cell>
          <table:table-cell office:value-type="string">
            <text:p>19434,087891</text:p>
          </table:table-cell>
          <table:table-cell office:value-type="string">
            <text:p>507,433197</text:p>
          </table:table-cell>
          <table:table-cell office:value-type="string">
            <text:p>279,685364</text:p>
          </table:table-cell>
          <table:table-cell office:value-type="string">
            <text:p>28,239098</text:p>
          </table:table-cell>
          <table:table-cell office:value-type="string">
            <text:p>333,517151</text:p>
          </table:table-cell>
          <table:table-cell office:value-type="string">
            <text:p>20,248520</text:p>
          </table:table-cell>
          <table:table-cell office:value-type="string">
            <text:p>3395,544434</text:p>
          </table:table-cell>
          <table:table-cell office:value-type="string">
            <text:p>69,617538</text:p>
          </table:table-cell>
          <table:table-cell office:value-type="string">
            <text:p>166735,359375</text:p>
          </table:table-cell>
          <table:table-cell office:value-type="string">
            <text:p>2758,717285</text:p>
          </table:table-cell>
          <table:table-cell office:value-type="string">
            <text:p>93,701225</text:p>
          </table:table-cell>
          <table:table-cell office:value-type="string">
            <text:p>24,513357</text:p>
          </table:table-cell>
          <table:table-cell office:value-type="string">
            <text:p>318,195923</text:p>
          </table:table-cell>
          <table:table-cell office:value-type="string">
            <text:p>29,325941</text:p>
          </table:table-cell>
          <table:table-cell office:value-type="string">
            <text:p>967,185730</text:p>
          </table:table-cell>
          <table:table-cell office:value-type="string">
            <text:p>32,925159</text:p>
          </table:table-cell>
          <table:table-cell office:value-type="string">
            <text:p>1994,501953</text:p>
          </table:table-cell>
          <table:table-cell office:value-type="string">
            <text:p>41,996761</text:p>
          </table:table-cell>
          <table:table-cell office:value-type="string">
            <text:p>438,918976</text:p>
          </table:table-cell>
          <table:table-cell office:value-type="string">
            <text:p>30,602013</text:p>
          </table:table-cell>
          <table:table-cell office:value-type="string">
            <text:p>1324,769043</text:p>
          </table:table-cell>
          <table:table-cell office:value-type="string">
            <text:p>39,055218</text:p>
          </table:table-cell>
          <table:table-cell office:value-type="string">
            <text:p>814,947693</text:p>
          </table:table-cell>
          <table:table-cell office:value-type="string">
            <text:p>36,375565</text:p>
          </table:table-cell>
          <table:table-cell office:value-type="string">
            <text:p>594,369995</text:p>
          </table:table-cell>
          <table:table-cell office:value-type="string">
            <text:p>63,856880</text:p>
          </table:table-cell>
        </table:table-row>
        <table:table-row table:style-name="ro1">
          <table:table-cell office:value-type="string">
            <text:p>AFR220 <text:s text:c="5"/></text:p>
          </table:table-cell>
          <table:table-cell office:value-type="string">
            <text:p>1828,598389</text:p>
          </table:table-cell>
          <table:table-cell office:value-type="string">
            <text:p>740,195923</text:p>
          </table:table-cell>
          <table:table-cell office:value-type="string">
            <text:p>5326,777344</text:p>
          </table:table-cell>
          <table:table-cell office:value-type="string">
            <text:p>507,670807</text:p>
          </table:table-cell>
          <table:table-cell office:value-type="string">
            <text:p>31363,953125</text:p>
          </table:table-cell>
          <table:table-cell office:value-type="string">
            <text:p>758,647827</text:p>
          </table:table-cell>
          <table:table-cell office:value-type="string">
            <text:p>79630,109375</text:p>
          </table:table-cell>
          <table:table-cell office:value-type="string">
            <text:p>1668,389038</text:p>
          </table:table-cell>
          <table:table-cell office:value-type="string">
            <text:p>228,047806</text:p>
          </table:table-cell>
          <table:table-cell office:value-type="string">
            <text:p>37,248482</text:p>
          </table:table-cell>
          <table:table-cell office:value-type="string">
            <text:p>4183,896973</text:p>
          </table:table-cell>
          <table:table-cell office:value-type="string">
            <text:p>88,590218</text:p>
          </table:table-cell>
          <table:table-cell office:value-type="string">
            <text:p>8345,416016</text:p>
          </table:table-cell>
          <table:table-cell office:value-type="string">
            <text:p>143,653702</text:p>
          </table:table-cell>
          <table:table-cell office:value-type="string">
            <text:p>11388,223633</text:p>
          </table:table-cell>
          <table:table-cell office:value-type="string">
            <text:p>152,722595</text:p>
          </table:table-cell>
          <table:table-cell office:value-type="string">
            <text:p>14631,611328</text:p>
          </table:table-cell>
          <table:table-cell office:value-type="string">
            <text:p>186,942978</text:p>
          </table:table-cell>
          <table:table-cell office:value-type="string">
            <text:p>2012,249390</text:p>
          </table:table-cell>
          <table:table-cell office:value-type="string">
            <text:p>53,196541</text:p>
          </table:table-cell>
          <table:table-cell office:value-type="string">
            <text:p>13,953699</text:p>
          </table:table-cell>
          <table:table-cell office:value-type="string">
            <text:p>5,796730</text:p>
          </table:table-cell>
          <table:table-cell office:value-type="string">
            <text:p>35,871819</text:p>
          </table:table-cell>
          <table:table-cell office:value-type="string">
            <text:p>7,325485</text:p>
          </table:table-cell>
          <table:table-cell office:value-type="string">
            <text:p>291,584991</text:p>
          </table:table-cell>
          <table:table-cell office:value-type="string">
            <text:p>7,637958</text:p>
          </table:table-cell>
          <table:table-cell office:value-type="string">
            <text:p>15992,645508</text:p>
          </table:table-cell>
          <table:table-cell office:value-type="string">
            <text:p>265,872528</text:p>
          </table:table-cell>
          <table:table-cell office:value-type="string">
            <text:p>18,747597</text:p>
          </table:table-cell>
          <table:table-cell office:value-type="string">
            <text:p>6,9622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9,084106</text:p>
          </table:table-cell>
          <table:table-cell office:value-type="string">
            <text:p>18,346214</text:p>
          </table:table-cell>
          <table:table-cell office:value-type="string">
            <text:p>75,982742</text:p>
          </table:table-cell>
          <table:table-cell office:value-type="string">
            <text:p>7,922114</text:p>
          </table:table-cell>
          <table:table-cell office:value-type="string">
            <text:p>50,138004</text:p>
          </table:table-cell>
          <table:table-cell office:value-type="string">
            <text:p>8,513034</text:p>
          </table:table-cell>
          <table:table-cell office:value-type="string">
            <text:p>126,332352</text:p>
          </table:table-cell>
          <table:table-cell office:value-type="string">
            <text:p>9,076647</text:p>
          </table:table-cell>
          <table:table-cell office:value-type="string">
            <text:p>64,101151</text:p>
          </table:table-cell>
          <table:table-cell office:value-type="string">
            <text:p>9,265785</text:p>
          </table:table-cell>
          <table:table-cell office:value-type="string">
            <text:p>165,836090</text:p>
          </table:table-cell>
          <table:table-cell office:value-type="string">
            <text:p>17,935513</text:p>
          </table:table-cell>
        </table:table-row>
        <table:table-row table:style-name="ro1">
          <table:table-cell office:value-type="string">
            <text:p>AFR221 <text:s text:c="5"/></text:p>
          </table:table-cell>
          <table:table-cell office:value-type="string">
            <text:p>605,546875</text:p>
          </table:table-cell>
          <table:table-cell office:value-type="string">
            <text:p>1194,010864</text:p>
          </table:table-cell>
          <table:table-cell office:value-type="string">
            <text:p>13807,370117</text:p>
          </table:table-cell>
          <table:table-cell office:value-type="string">
            <text:p>869,777344</text:p>
          </table:table-cell>
          <table:table-cell office:value-type="string">
            <text:p>90793,937500</text:p>
          </table:table-cell>
          <table:table-cell office:value-type="string">
            <text:p>2151,174316</text:p>
          </table:table-cell>
          <table:table-cell office:value-type="string">
            <text:p>220105,562500</text:p>
          </table:table-cell>
          <table:table-cell office:value-type="string">
            <text:p>4568,123535</text:p>
          </table:table-cell>
          <table:table-cell office:value-type="string">
            <text:p>447,861847</text:p>
          </table:table-cell>
          <table:table-cell office:value-type="string">
            <text:p>63,480488</text:p>
          </table:table-cell>
          <table:table-cell office:value-type="string">
            <text:p>11889,938477</text:p>
          </table:table-cell>
          <table:table-cell office:value-type="string">
            <text:p>230,598541</text:p>
          </table:table-cell>
          <table:table-cell office:value-type="string">
            <text:p>9286,717773</text:p>
          </table:table-cell>
          <table:table-cell office:value-type="string">
            <text:p>163,999313</text:p>
          </table:table-cell>
          <table:table-cell office:value-type="string">
            <text:p>25761,980469</text:p>
          </table:table-cell>
          <table:table-cell office:value-type="string">
            <text:p>341,484528</text:p>
          </table:table-cell>
          <table:table-cell office:value-type="string">
            <text:p>28237,501953</text:p>
          </table:table-cell>
          <table:table-cell office:value-type="string">
            <text:p>358,223114</text:p>
          </table:table-cell>
          <table:table-cell office:value-type="string">
            <text:p>5706,915039</text:p>
          </table:table-cell>
          <table:table-cell office:value-type="string">
            <text:p>149,367722</text:p>
          </table:table-cell>
          <table:table-cell office:value-type="string">
            <text:p>53,299343</text:p>
          </table:table-cell>
          <table:table-cell office:value-type="string">
            <text:p>10,473092</text:p>
          </table:table-cell>
          <table:table-cell office:value-type="string">
            <text:p>94,546898</text:p>
          </table:table-cell>
          <table:table-cell office:value-type="string">
            <text:p>9,748740</text:p>
          </table:table-cell>
          <table:table-cell office:value-type="string">
            <text:p>803,653870</text:p>
          </table:table-cell>
          <table:table-cell office:value-type="string">
            <text:p>17,932537</text:p>
          </table:table-cell>
          <table:table-cell office:value-type="string">
            <text:p>47030,257813</text:p>
          </table:table-cell>
          <table:table-cell office:value-type="string">
            <text:p>778,999939</text:p>
          </table:table-cell>
          <table:table-cell office:value-type="string">
            <text:p>23,535852</text:p>
          </table:table-cell>
          <table:table-cell office:value-type="string">
            <text:p>11,447472</text:p>
          </table:table-cell>
          <table:table-cell office:value-type="string">
            <text:p>112,642342</text:p>
          </table:table-cell>
          <table:table-cell office:value-type="string">
            <text:p>17,318176</text:p>
          </table:table-cell>
          <table:table-cell office:value-type="string">
            <text:p>506,031799</text:p>
          </table:table-cell>
          <table:table-cell office:value-type="string">
            <text:p>21,595888</text:p>
          </table:table-cell>
          <table:table-cell office:value-type="string">
            <text:p>387,086243</text:p>
          </table:table-cell>
          <table:table-cell office:value-type="string">
            <text:p>14,462421</text:p>
          </table:table-cell>
          <table:table-cell office:value-type="string">
            <text:p>130,801529</text:p>
          </table:table-cell>
          <table:table-cell office:value-type="string">
            <text:p>14,300661</text:p>
          </table:table-cell>
          <table:table-cell office:value-type="string">
            <text:p>238,784760</text:p>
          </table:table-cell>
          <table:table-cell office:value-type="string">
            <text:p>15,056198</text:p>
          </table:table-cell>
          <table:table-cell office:value-type="string">
            <text:p>218,173050</text:p>
          </table:table-cell>
          <table:table-cell office:value-type="string">
            <text:p>15,731997</text:p>
          </table:table-cell>
          <table:table-cell office:value-type="string">
            <text:p>314,278748</text:p>
          </table:table-cell>
          <table:table-cell office:value-type="string">
            <text:p>29,655186</text:p>
          </table:table-cell>
        </table:table-row>
        <table:table-row table:style-name="ro1">
          <table:table-cell office:value-type="string">
            <text:p>AFR222 <text:s text:c="5"/></text:p>
          </table:table-cell>
          <table:table-cell office:value-type="string">
            <text:p>1569,559448</text:p>
          </table:table-cell>
          <table:table-cell office:value-type="string">
            <text:p>399,968567</text:p>
          </table:table-cell>
          <table:table-cell office:value-type="string">
            <text:p>859,603088</text:p>
          </table:table-cell>
          <table:table-cell office:value-type="string">
            <text:p>404,351685</text:p>
          </table:table-cell>
          <table:table-cell office:value-type="string">
            <text:p>403,573151</text:p>
          </table:table-cell>
          <table:table-cell office:value-type="string">
            <text:p>53,205917</text:p>
          </table:table-cell>
          <table:table-cell office:value-type="string">
            <text:p>81,018356</text:p>
          </table:table-cell>
          <table:table-cell office:value-type="string">
            <text:p>65,440857</text:p>
          </table:table-cell>
          <table:table-cell office:value-type="string">
            <text:p>12,002516</text:p>
          </table:table-cell>
          <table:table-cell office:value-type="string">
            <text:p>21,735552</text:p>
          </table:table-cell>
          <table:table-cell office:value-type="string">
            <text:p>39,710178</text:p>
          </table:table-cell>
          <table:table-cell office:value-type="string">
            <text:p>19,049688</text:p>
          </table:table-cell>
          <table:table-cell office:value-type="string">
            <text:p>28,285748</text:p>
          </table:table-cell>
          <table:table-cell office:value-type="string">
            <text:p>14,290201</text:p>
          </table:table-cell>
          <table:table-cell office:value-type="string">
            <text:p>54,973671</text:p>
          </table:table-cell>
          <table:table-cell office:value-type="string">
            <text:p>9,906617</text:p>
          </table:table-cell>
          <table:table-cell office:value-type="string">
            <text:p>19,987518</text:p>
          </table:table-cell>
          <table:table-cell office:value-type="string">
            <text:p>10,70583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2,193529</text:p>
          </table:table-cell>
          <table:table-cell office:value-type="string">
            <text:p>7,55876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1,018070</text:p>
          </table:table-cell>
          <table:table-cell office:value-type="string">
            <text:p>8,3063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,547279</text:p>
          </table:table-cell>
          <table:table-cell office:value-type="string">
            <text:p>14,585652</text:p>
          </table:table-cell>
          <table:table-cell office:value-type="string">
            <text:p>4,159022</text:p>
          </table:table-cell>
          <table:table-cell office:value-type="string">
            <text:p>18,391823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223 <text:s text:c="5"/></text:p>
          </table:table-cell>
          <table:table-cell office:value-type="string">
            <text:p>3247,293457</text:p>
          </table:table-cell>
          <table:table-cell office:value-type="string">
            <text:p>861,524414</text:p>
          </table:table-cell>
          <table:table-cell office:value-type="string">
            <text:p>11119,573242</text:p>
          </table:table-cell>
          <table:table-cell office:value-type="string">
            <text:p>686,409302</text:p>
          </table:table-cell>
          <table:table-cell office:value-type="string">
            <text:p>72066,125000</text:p>
          </table:table-cell>
          <table:table-cell office:value-type="string">
            <text:p>1695,008911</text:p>
          </table:table-cell>
          <table:table-cell office:value-type="string">
            <text:p>172200,625000</text:p>
          </table:table-cell>
          <table:table-cell office:value-type="string">
            <text:p>3571,407227</text:p>
          </table:table-cell>
          <table:table-cell office:value-type="string">
            <text:p>384,949890</text:p>
          </table:table-cell>
          <table:table-cell office:value-type="string">
            <text:p>45,795269</text:p>
          </table:table-cell>
          <table:table-cell office:value-type="string">
            <text:p>10553,909180</text:p>
          </table:table-cell>
          <table:table-cell office:value-type="string">
            <text:p>200,950592</text:p>
          </table:table-cell>
          <table:table-cell office:value-type="string">
            <text:p>2275,921631</text:p>
          </table:table-cell>
          <table:table-cell office:value-type="string">
            <text:p>50,288540</text:p>
          </table:table-cell>
          <table:table-cell office:value-type="string">
            <text:p>19062,765625</text:p>
          </table:table-cell>
          <table:table-cell office:value-type="string">
            <text:p>252,598694</text:p>
          </table:table-cell>
          <table:table-cell office:value-type="string">
            <text:p>16888,921875</text:p>
          </table:table-cell>
          <table:table-cell office:value-type="string">
            <text:p>215,193634</text:p>
          </table:table-cell>
          <table:table-cell office:value-type="string">
            <text:p>4260,187012</text:p>
          </table:table-cell>
          <table:table-cell office:value-type="string">
            <text:p>111,465210</text:p>
          </table:table-cell>
          <table:table-cell office:value-type="string">
            <text:p>66,174881</text:p>
          </table:table-cell>
          <table:table-cell office:value-type="string">
            <text:p>7,775062</text:p>
          </table:table-cell>
          <table:table-cell office:value-type="string">
            <text:p>82,715149</text:p>
          </table:table-cell>
          <table:table-cell office:value-type="string">
            <text:p>8,219713</text:p>
          </table:table-cell>
          <table:table-cell office:value-type="string">
            <text:p>598,604370</text:p>
          </table:table-cell>
          <table:table-cell office:value-type="string">
            <text:p>13,302352</text:p>
          </table:table-cell>
          <table:table-cell office:value-type="string">
            <text:p>34671,277344</text:p>
          </table:table-cell>
          <table:table-cell office:value-type="string">
            <text:p>574,497192</text:p>
          </table:table-cell>
          <table:table-cell office:value-type="string">
            <text:p>18,617575</text:p>
          </table:table-cell>
          <table:table-cell office:value-type="string">
            <text:p>8,413106</text:p>
          </table:table-cell>
          <table:table-cell office:value-type="string">
            <text:p>70,105370</text:p>
          </table:table-cell>
          <table:table-cell office:value-type="string">
            <text:p>15,065552</text:p>
          </table:table-cell>
          <table:table-cell office:value-type="string">
            <text:p>282,703430</text:p>
          </table:table-cell>
          <table:table-cell office:value-type="string">
            <text:p>19,048208</text:p>
          </table:table-cell>
          <table:table-cell office:value-type="string">
            <text:p>96,507996</text:p>
          </table:table-cell>
          <table:table-cell office:value-type="string">
            <text:p>9,550218</text:p>
          </table:table-cell>
          <table:table-cell office:value-type="string">
            <text:p>98,580299</text:p>
          </table:table-cell>
          <table:table-cell office:value-type="string">
            <text:p>10,358372</text:p>
          </table:table-cell>
          <table:table-cell office:value-type="string">
            <text:p>169,835739</text:p>
          </table:table-cell>
          <table:table-cell office:value-type="string">
            <text:p>10,958238</text:p>
          </table:table-cell>
          <table:table-cell office:value-type="string">
            <text:p>149,509705</text:p>
          </table:table-cell>
          <table:table-cell office:value-type="string">
            <text:p>11,403725</text:p>
          </table:table-cell>
          <table:table-cell office:value-type="string">
            <text:p>167,588409</text:p>
          </table:table-cell>
          <table:table-cell office:value-type="string">
            <text:p>21,438898</text:p>
          </table:table-cell>
        </table:table-row>
        <table:table-row table:style-name="ro1">
          <table:table-cell office:value-type="string">
            <text:p>AFR224 <text:s text:c="5"/></text:p>
          </table:table-cell>
          <table:table-cell office:value-type="string">
            <text:p>1265,278687</text:p>
          </table:table-cell>
          <table:table-cell office:value-type="string">
            <text:p>644,819275</text:p>
          </table:table-cell>
          <table:table-cell office:value-type="string">
            <text:p>467,280487</text:p>
          </table:table-cell>
          <table:table-cell office:value-type="string">
            <text:p>397,246246</text:p>
          </table:table-cell>
          <table:table-cell office:value-type="string">
            <text:p>1895,565430</text:p>
          </table:table-cell>
          <table:table-cell office:value-type="string">
            <text:p>141,159424</text:p>
          </table:table-cell>
          <table:table-cell office:value-type="string">
            <text:p>3374,433838</text:p>
          </table:table-cell>
          <table:table-cell office:value-type="string">
            <text:p>114,954689</text:p>
          </table:table-cell>
          <table:table-cell office:value-type="string">
            <text:p>13,934340</text:p>
          </table:table-cell>
          <table:table-cell office:value-type="string">
            <text:p>22,685442</text:p>
          </table:table-cell>
          <table:table-cell office:value-type="string">
            <text:p>632,860718</text:p>
          </table:table-cell>
          <table:table-cell office:value-type="string">
            <text:p>27,415617</text:p>
          </table:table-cell>
          <table:table-cell office:value-type="string">
            <text:p>136,245636</text:p>
          </table:table-cell>
          <table:table-cell office:value-type="string">
            <text:p>15,543497</text:p>
          </table:table-cell>
          <table:table-cell office:value-type="string">
            <text:p>640,691467</text:p>
          </table:table-cell>
          <table:table-cell office:value-type="string">
            <text:p>15,718143</text:p>
          </table:table-cell>
          <table:table-cell office:value-type="string">
            <text:p>1225,916504</text:p>
          </table:table-cell>
          <table:table-cell office:value-type="string">
            <text:p>22,405008</text:p>
          </table:table-cell>
          <table:table-cell office:value-type="string">
            <text:p>110,108727</text:p>
          </table:table-cell>
          <table:table-cell office:value-type="string">
            <text:p>5,964320</text:p>
          </table:table-cell>
          <table:table-cell office:value-type="string">
            <text:p>4,984867</text:p>
          </table:table-cell>
          <table:table-cell office:value-type="string">
            <text:p>4,954960</text:p>
          </table:table-cell>
          <table:table-cell office:value-type="string">
            <text:p>26,133713</text:p>
          </table:table-cell>
          <table:table-cell office:value-type="string">
            <text:p>7,350783</text:p>
          </table:table-cell>
          <table:table-cell office:value-type="string">
            <text:p>24,204210</text:p>
          </table:table-cell>
          <table:table-cell office:value-type="string">
            <text:p>4,670779</text:p>
          </table:table-cell>
          <table:table-cell office:value-type="string">
            <text:p>790,363647</text:p>
          </table:table-cell>
          <table:table-cell office:value-type="string">
            <text:p>17,364922</text:p>
          </table:table-cell>
          <table:table-cell office:value-type="string">
            <text:p>48,009258</text:p>
          </table:table-cell>
          <table:table-cell office:value-type="string">
            <text:p>7,6924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,304075</text:p>
          </table:table-cell>
          <table:table-cell office:value-type="string">
            <text:p>18,133945</text:p>
          </table:table-cell>
          <table:table-cell office:value-type="string">
            <text:p>30,720821</text:p>
          </table:table-cell>
          <table:table-cell office:value-type="string">
            <text:p>8,887488</text:p>
          </table:table-cell>
          <table:table-cell office:value-type="string">
            <text:p>14,492805</text:p>
          </table:table-cell>
          <table:table-cell office:value-type="string">
            <text:p>9,504094</text:p>
          </table:table-cell>
          <table:table-cell office:value-type="string">
            <text:p>31,060101</text:p>
          </table:table-cell>
          <table:table-cell office:value-type="string">
            <text:p>9,841434</text:p>
          </table:table-cell>
          <table:table-cell office:value-type="string">
            <text:p>11,880944</text:p>
          </table:table-cell>
          <table:table-cell office:value-type="string">
            <text:p>10,293720</text:p>
          </table:table-cell>
          <table:table-cell office:value-type="string">
            <text:p>50,410797</text:p>
          </table:table-cell>
          <table:table-cell office:value-type="string">
            <text:p>19,678076</text:p>
          </table:table-cell>
        </table:table-row>
        <table:table-row table:style-name="ro1">
          <table:table-cell office:value-type="string">
            <text:p>AFR225 <text:s text:c="5"/></text:p>
          </table:table-cell>
          <table:table-cell office:value-type="string">
            <text:p>933,341736</text:p>
          </table:table-cell>
          <table:table-cell office:value-type="string">
            <text:p>604,957581</text:p>
          </table:table-cell>
          <table:table-cell office:value-type="string">
            <text:p>574,030273</text:p>
          </table:table-cell>
          <table:table-cell office:value-type="string">
            <text:p>389,420898</text:p>
          </table:table-cell>
          <table:table-cell office:value-type="string">
            <text:p>1801,233765</text:p>
          </table:table-cell>
          <table:table-cell office:value-type="string">
            <text:p>135,659424</text:p>
          </table:table-cell>
          <table:table-cell office:value-type="string">
            <text:p>3614,167236</text:p>
          </table:table-cell>
          <table:table-cell office:value-type="string">
            <text:p>117,656212</text:p>
          </table:table-cell>
          <table:table-cell office:value-type="string">
            <text:p>17,841579</text:p>
          </table:table-cell>
          <table:table-cell office:value-type="string">
            <text:p>21,088383</text:p>
          </table:table-cell>
          <table:table-cell office:value-type="string">
            <text:p>779,875122</text:p>
          </table:table-cell>
          <table:table-cell office:value-type="string">
            <text:p>28,634987</text:p>
          </table:table-cell>
          <table:table-cell office:value-type="string">
            <text:p>80,656387</text:p>
          </table:table-cell>
          <table:table-cell office:value-type="string">
            <text:p>14,063255</text:p>
          </table:table-cell>
          <table:table-cell office:value-type="string">
            <text:p>732,531982</text:p>
          </table:table-cell>
          <table:table-cell office:value-type="string">
            <text:p>16,510141</text:p>
          </table:table-cell>
          <table:table-cell office:value-type="string">
            <text:p>853,181824</text:p>
          </table:table-cell>
          <table:table-cell office:value-type="string">
            <text:p>18,100576</text:p>
          </table:table-cell>
          <table:table-cell office:value-type="string">
            <text:p>105,448097</text:p>
          </table:table-cell>
          <table:table-cell office:value-type="string">
            <text:p>5,672672</text:p>
          </table:table-cell>
          <table:table-cell office:value-type="string">
            <text:p>3,018681</text:p>
          </table:table-cell>
          <table:table-cell office:value-type="string">
            <text:p>4,651570</text:p>
          </table:table-cell>
          <table:table-cell office:value-type="string">
            <text:p>21,391962</text:p>
          </table:table-cell>
          <table:table-cell office:value-type="string">
            <text:p>7,174140</text:p>
          </table:table-cell>
          <table:table-cell office:value-type="string">
            <text:p>22,521250</text:p>
          </table:table-cell>
          <table:table-cell office:value-type="string">
            <text:p>4,381657</text:p>
          </table:table-cell>
          <table:table-cell office:value-type="string">
            <text:p>733,350037</text:p>
          </table:table-cell>
          <table:table-cell office:value-type="string">
            <text:p>16,421452</text:p>
          </table:table-cell>
          <table:table-cell office:value-type="string">
            <text:p>39,150494</text:p>
          </table:table-cell>
          <table:table-cell office:value-type="string">
            <text:p>7,20586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,191723</text:p>
          </table:table-cell>
          <table:table-cell office:value-type="string">
            <text:p>17,947592</text:p>
          </table:table-cell>
          <table:table-cell office:value-type="string">
            <text:p>27,198616</text:p>
          </table:table-cell>
          <table:table-cell office:value-type="string">
            <text:p>8,309793</text:p>
          </table:table-cell>
          <table:table-cell office:value-type="string">
            <text:p>11,852558</text:p>
          </table:table-cell>
          <table:table-cell office:value-type="string">
            <text:p>9,006190</text:p>
          </table:table-cell>
          <table:table-cell office:value-type="string">
            <text:p>28,416498</text:p>
          </table:table-cell>
          <table:table-cell office:value-type="string">
            <text:p>9,263936</text:p>
          </table:table-cell>
          <table:table-cell office:value-type="string">
            <text:p>5,723317</text:p>
          </table:table-cell>
          <table:table-cell office:value-type="string">
            <text:p>9,716290</text:p>
          </table:table-cell>
          <table:table-cell office:value-type="string">
            <text:p>54,172478</text:p>
          </table:table-cell>
          <table:table-cell office:value-type="string">
            <text:p>18,436769</text:p>
          </table:table-cell>
        </table:table-row>
        <table:table-row table:style-name="ro1">
          <table:table-cell office:value-type="string">
            <text:p>AFR226 <text:s text:c="5"/></text:p>
          </table:table-cell>
          <table:table-cell office:value-type="string">
            <text:p>394,180420</text:p>
          </table:table-cell>
          <table:table-cell office:value-type="string">
            <text:p>555,065979</text:p>
          </table:table-cell>
          <table:table-cell office:value-type="string">
            <text:p>426,526825</text:p>
          </table:table-cell>
          <table:table-cell office:value-type="string">
            <text:p>375,479401</text:p>
          </table:table-cell>
          <table:table-cell office:value-type="string">
            <text:p>1293,529907</text:p>
          </table:table-cell>
          <table:table-cell office:value-type="string">
            <text:p>126,500092</text:p>
          </table:table-cell>
          <table:table-cell office:value-type="string">
            <text:p>2147,575928</text:p>
          </table:table-cell>
          <table:table-cell office:value-type="string">
            <text:p>88,976486</text:p>
          </table:table-cell>
          <table:table-cell office:value-type="string">
            <text:p>11,341904</text:p>
          </table:table-cell>
          <table:table-cell office:value-type="string">
            <text:p>19,120495</text:p>
          </table:table-cell>
          <table:table-cell office:value-type="string">
            <text:p>473,776489</text:p>
          </table:table-cell>
          <table:table-cell office:value-type="string">
            <text:p>22,716505</text:p>
          </table:table-cell>
          <table:table-cell office:value-type="string">
            <text:p>50,357735</text:p>
          </table:table-cell>
          <table:table-cell office:value-type="string">
            <text:p>12,476066</text:p>
          </table:table-cell>
          <table:table-cell office:value-type="string">
            <text:p>392,306000</text:p>
          </table:table-cell>
          <table:table-cell office:value-type="string">
            <text:p>12,339114</text:p>
          </table:table-cell>
          <table:table-cell office:value-type="string">
            <text:p>504,396423</text:p>
          </table:table-cell>
          <table:table-cell office:value-type="string">
            <text:p>14,175642</text:p>
          </table:table-cell>
          <table:table-cell office:value-type="string">
            <text:p>61,318035</text:p>
          </table:table-cell>
          <table:table-cell office:value-type="string">
            <text:p>4,6623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,517435</text:p>
          </table:table-cell>
          <table:table-cell office:value-type="string">
            <text:p>6,978840</text:p>
          </table:table-cell>
          <table:table-cell office:value-type="string">
            <text:p>11,810218</text:p>
          </table:table-cell>
          <table:table-cell office:value-type="string">
            <text:p>3,958167</text:p>
          </table:table-cell>
          <table:table-cell office:value-type="string">
            <text:p>445,658356</text:p>
          </table:table-cell>
          <table:table-cell office:value-type="string">
            <text:p>12,379440</text:p>
          </table:table-cell>
          <table:table-cell office:value-type="string">
            <text:p>29,206871</text:p>
          </table:table-cell>
          <table:table-cell office:value-type="string">
            <text:p>6,5563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,683316</text:p>
          </table:table-cell>
          <table:table-cell office:value-type="string">
            <text:p>17,692024</text:p>
          </table:table-cell>
          <table:table-cell office:value-type="string">
            <text:p>17,687746</text:p>
          </table:table-cell>
          <table:table-cell office:value-type="string">
            <text:p>7,603335</text:p>
          </table:table-cell>
          <table:table-cell office:value-type="string">
            <text:p>15,433269</text:p>
          </table:table-cell>
          <table:table-cell office:value-type="string">
            <text:p>8,058235</text:p>
          </table:table-cell>
          <table:table-cell office:value-type="string">
            <text:p>18,941570</text:p>
          </table:table-cell>
          <table:table-cell office:value-type="string">
            <text:p>8,458573</text:p>
          </table:table-cell>
          <table:table-cell office:value-type="string">
            <text:p>9,342995</text:p>
          </table:table-cell>
          <table:table-cell office:value-type="string">
            <text:p>8,870653</text:p>
          </table:table-cell>
          <table:table-cell office:value-type="string">
            <text:p>40,270138</text:p>
          </table:table-cell>
          <table:table-cell office:value-type="string">
            <text:p>16,842619</text:p>
          </table:table-cell>
        </table:table-row>
        <table:table-row table:style-name="ro1">
          <table:table-cell office:value-type="string">
            <text:p>AFR227 <text:s text:c="5"/></text:p>
          </table:table-cell>
          <table:table-cell office:value-type="string">
            <text:p>2147,212402</text:p>
          </table:table-cell>
          <table:table-cell office:value-type="string">
            <text:p>935,280334</text:p>
          </table:table-cell>
          <table:table-cell office:value-type="string">
            <text:p>12140,504883</text:p>
          </table:table-cell>
          <table:table-cell office:value-type="string">
            <text:p>730,820618</text:p>
          </table:table-cell>
          <table:table-cell office:value-type="string">
            <text:p>77612,945313</text:p>
          </table:table-cell>
          <table:table-cell office:value-type="string">
            <text:p>1830,037964</text:p>
          </table:table-cell>
          <table:table-cell office:value-type="string">
            <text:p>190022,703125</text:p>
          </table:table-cell>
          <table:table-cell office:value-type="string">
            <text:p>3939,786133</text:p>
          </table:table-cell>
          <table:table-cell office:value-type="string">
            <text:p>539,126282</text:p>
          </table:table-cell>
          <table:table-cell office:value-type="string">
            <text:p>49,899204</text:p>
          </table:table-cell>
          <table:table-cell office:value-type="string">
            <text:p>12643,787109</text:p>
          </table:table-cell>
          <table:table-cell office:value-type="string">
            <text:p>238,715042</text:p>
          </table:table-cell>
          <table:table-cell office:value-type="string">
            <text:p>3478,244629</text:p>
          </table:table-cell>
          <table:table-cell office:value-type="string">
            <text:p>69,264885</text:p>
          </table:table-cell>
          <table:table-cell office:value-type="string">
            <text:p>21284,078125</text:p>
          </table:table-cell>
          <table:table-cell office:value-type="string">
            <text:p>281,603485</text:p>
          </table:table-cell>
          <table:table-cell office:value-type="string">
            <text:p>20382,701172</text:p>
          </table:table-cell>
          <table:table-cell office:value-type="string">
            <text:p>258,901733</text:p>
          </table:table-cell>
          <table:table-cell office:value-type="string">
            <text:p>4682,636719</text:p>
          </table:table-cell>
          <table:table-cell office:value-type="string">
            <text:p>122,419662</text:p>
          </table:table-cell>
          <table:table-cell office:value-type="string">
            <text:p>65,304565</text:p>
          </table:table-cell>
          <table:table-cell office:value-type="string">
            <text:p>8,048964</text:p>
          </table:table-cell>
          <table:table-cell office:value-type="string">
            <text:p>81,932396</text:p>
          </table:table-cell>
          <table:table-cell office:value-type="string">
            <text:p>8,270395</text:p>
          </table:table-cell>
          <table:table-cell office:value-type="string">
            <text:p>690,097168</text:p>
          </table:table-cell>
          <table:table-cell office:value-type="string">
            <text:p>14,942039</text:p>
          </table:table-cell>
          <table:table-cell office:value-type="string">
            <text:p>38905,160156</text:p>
          </table:table-cell>
          <table:table-cell office:value-type="string">
            <text:p>644,460388</text:p>
          </table:table-cell>
          <table:table-cell office:value-type="string">
            <text:p>22,464958</text:p>
          </table:table-cell>
          <table:table-cell office:value-type="string">
            <text:p>8,415463</text:p>
          </table:table-cell>
          <table:table-cell office:value-type="string">
            <text:p>112,441025</text:p>
          </table:table-cell>
          <table:table-cell office:value-type="string">
            <text:p>15,220454</text:p>
          </table:table-cell>
          <table:table-cell office:value-type="string">
            <text:p>1085,145508</text:p>
          </table:table-cell>
          <table:table-cell office:value-type="string">
            <text:p>24,606779</text:p>
          </table:table-cell>
          <table:table-cell office:value-type="string">
            <text:p>562,230713</text:p>
          </table:table-cell>
          <table:table-cell office:value-type="string">
            <text:p>12,924409</text:p>
          </table:table-cell>
          <table:table-cell office:value-type="string">
            <text:p>109,152039</text:p>
          </table:table-cell>
          <table:table-cell office:value-type="string">
            <text:p>10,410995</text:p>
          </table:table-cell>
          <table:table-cell office:value-type="string">
            <text:p>199,256104</text:p>
          </table:table-cell>
          <table:table-cell office:value-type="string">
            <text:p>11,027541</text:p>
          </table:table-cell>
          <table:table-cell office:value-type="string">
            <text:p>158,891037</text:p>
          </table:table-cell>
          <table:table-cell office:value-type="string">
            <text:p>11,422353</text:p>
          </table:table-cell>
          <table:table-cell office:value-type="string">
            <text:p>315,280914</text:p>
          </table:table-cell>
          <table:table-cell office:value-type="string">
            <text:p>22,257874</text:p>
          </table:table-cell>
        </table:table-row>
        <table:table-row table:style-name="ro1">
          <table:table-cell office:value-type="string">
            <text:p>AFR228 <text:s text:c="5"/></text:p>
          </table:table-cell>
          <table:table-cell office:value-type="string">
            <text:p>881,552551</text:p>
          </table:table-cell>
          <table:table-cell office:value-type="string">
            <text:p>891,111633</text:p>
          </table:table-cell>
          <table:table-cell office:value-type="string">
            <text:p>9318,916016</text:p>
          </table:table-cell>
          <table:table-cell office:value-type="string">
            <text:p>648,862061</text:p>
          </table:table-cell>
          <table:table-cell office:value-type="string">
            <text:p>71303,539063</text:p>
          </table:table-cell>
          <table:table-cell office:value-type="string">
            <text:p>1686,479126</text:p>
          </table:table-cell>
          <table:table-cell office:value-type="string">
            <text:p>168888,984375</text:p>
          </table:table-cell>
          <table:table-cell office:value-type="string">
            <text:p>3504,398438</text:p>
          </table:table-cell>
          <table:table-cell office:value-type="string">
            <text:p>412,016693</text:p>
          </table:table-cell>
          <table:table-cell office:value-type="string">
            <text:p>48,416325</text:p>
          </table:table-cell>
          <table:table-cell office:value-type="string">
            <text:p>11053,595703</text:p>
          </table:table-cell>
          <table:table-cell office:value-type="string">
            <text:p>210,424088</text:p>
          </table:table-cell>
          <table:table-cell office:value-type="string">
            <text:p>6521,549316</text:p>
          </table:table-cell>
          <table:table-cell office:value-type="string">
            <text:p>116,118507</text:p>
          </table:table-cell>
          <table:table-cell office:value-type="string">
            <text:p>22358,601563</text:p>
          </table:table-cell>
          <table:table-cell office:value-type="string">
            <text:p>295,516449</text:p>
          </table:table-cell>
          <table:table-cell office:value-type="string">
            <text:p>21779,968750</text:p>
          </table:table-cell>
          <table:table-cell office:value-type="string">
            <text:p>276,231018</text:p>
          </table:table-cell>
          <table:table-cell office:value-type="string">
            <text:p>4520,468750</text:p>
          </table:table-cell>
          <table:table-cell office:value-type="string">
            <text:p>118,209686</text:p>
          </table:table-cell>
          <table:table-cell office:value-type="string">
            <text:p>58,995441</text:p>
          </table:table-cell>
          <table:table-cell office:value-type="string">
            <text:p>7,870177</text:p>
          </table:table-cell>
          <table:table-cell office:value-type="string">
            <text:p>76,463249</text:p>
          </table:table-cell>
          <table:table-cell office:value-type="string">
            <text:p>8,210606</text:p>
          </table:table-cell>
          <table:table-cell office:value-type="string">
            <text:p>610,849915</text:p>
          </table:table-cell>
          <table:table-cell office:value-type="string">
            <text:p>13,512572</text:p>
          </table:table-cell>
          <table:table-cell office:value-type="string">
            <text:p>35886,800781</text:p>
          </table:table-cell>
          <table:table-cell office:value-type="string">
            <text:p>594,581604</text:p>
          </table:table-cell>
          <table:table-cell office:value-type="string">
            <text:p>22,779024</text:p>
          </table:table-cell>
          <table:table-cell office:value-type="string">
            <text:p>8,350732</text:p>
          </table:table-cell>
          <table:table-cell office:value-type="string">
            <text:p>88,959976</text:p>
          </table:table-cell>
          <table:table-cell office:value-type="string">
            <text:p>15,087959</text:p>
          </table:table-cell>
          <table:table-cell office:value-type="string">
            <text:p>536,480408</text:p>
          </table:table-cell>
          <table:table-cell office:value-type="string">
            <text:p>20,287895</text:p>
          </table:table-cell>
          <table:table-cell office:value-type="string">
            <text:p>433,079926</text:p>
          </table:table-cell>
          <table:table-cell office:value-type="string">
            <text:p>11,716029</text:p>
          </table:table-cell>
          <table:table-cell office:value-type="string">
            <text:p>94,681587</text:p>
          </table:table-cell>
          <table:table-cell office:value-type="string">
            <text:p>10,362052</text:p>
          </table:table-cell>
          <table:table-cell office:value-type="string">
            <text:p>184,867493</text:p>
          </table:table-cell>
          <table:table-cell office:value-type="string">
            <text:p>10,968774</text:p>
          </table:table-cell>
          <table:table-cell office:value-type="string">
            <text:p>151,830536</text:p>
          </table:table-cell>
          <table:table-cell office:value-type="string">
            <text:p>11,403684</text:p>
          </table:table-cell>
          <table:table-cell office:value-type="string">
            <text:p>278,941040</text:p>
          </table:table-cell>
          <table:table-cell office:value-type="string">
            <text:p>22,053524</text:p>
          </table:table-cell>
        </table:table-row>
        <table:table-row table:style-name="ro1">
          <table:table-cell office:value-type="string">
            <text:p>AFR22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804,989258</text:p>
          </table:table-cell>
          <table:table-cell office:value-type="string">
            <text:p>742,176575</text:p>
          </table:table-cell>
          <table:table-cell office:value-type="string">
            <text:p>78950,148438</text:p>
          </table:table-cell>
          <table:table-cell office:value-type="string">
            <text:p>1858,262451</text:p>
          </table:table-cell>
          <table:table-cell office:value-type="string">
            <text:p>189126,890625</text:p>
          </table:table-cell>
          <table:table-cell office:value-type="string">
            <text:p>3922,675049</text:p>
          </table:table-cell>
          <table:table-cell office:value-type="string">
            <text:p>463,745239</text:p>
          </table:table-cell>
          <table:table-cell office:value-type="string">
            <text:p>52,551540</text:p>
          </table:table-cell>
          <table:table-cell office:value-type="string">
            <text:p>12288,839844</text:p>
          </table:table-cell>
          <table:table-cell office:value-type="string">
            <text:p>233,459000</text:p>
          </table:table-cell>
          <table:table-cell office:value-type="string">
            <text:p>6557,646973</text:p>
          </table:table-cell>
          <table:table-cell office:value-type="string">
            <text:p>117,693771</text:p>
          </table:table-cell>
          <table:table-cell office:value-type="string">
            <text:p>24969,035156</text:p>
          </table:table-cell>
          <table:table-cell office:value-type="string">
            <text:p>329,843719</text:p>
          </table:table-cell>
          <table:table-cell office:value-type="string">
            <text:p>23371,431641</text:p>
          </table:table-cell>
          <table:table-cell office:value-type="string">
            <text:p>296,399414</text:p>
          </table:table-cell>
          <table:table-cell office:value-type="string">
            <text:p>4993,674316</text:p>
          </table:table-cell>
          <table:table-cell office:value-type="string">
            <text:p>130,561676</text:p>
          </table:table-cell>
          <table:table-cell office:value-type="string">
            <text:p>76,219963</text:p>
          </table:table-cell>
          <table:table-cell office:value-type="string">
            <text:p>8,601024</text:p>
          </table:table-cell>
          <table:table-cell office:value-type="string">
            <text:p>99,423668</text:p>
          </table:table-cell>
          <table:table-cell office:value-type="string">
            <text:p>8,610645</text:p>
          </table:table-cell>
          <table:table-cell office:value-type="string">
            <text:p>686,041260</text:p>
          </table:table-cell>
          <table:table-cell office:value-type="string">
            <text:p>15,057670</text:p>
          </table:table-cell>
          <table:table-cell office:value-type="string">
            <text:p>39604,140625</text:p>
          </table:table-cell>
          <table:table-cell office:value-type="string">
            <text:p>656,066284</text:p>
          </table:table-cell>
          <table:table-cell office:value-type="string">
            <text:p>22,766922</text:p>
          </table:table-cell>
          <table:table-cell office:value-type="string">
            <text:p>9,032659</text:p>
          </table:table-cell>
          <table:table-cell office:value-type="string">
            <text:p>125,963860</text:p>
          </table:table-cell>
          <table:table-cell office:value-type="string">
            <text:p>15,677977</text:p>
          </table:table-cell>
          <table:table-cell office:value-type="string">
            <text:p>582,369263</text:p>
          </table:table-cell>
          <table:table-cell office:value-type="string">
            <text:p>20,857651</text:p>
          </table:table-cell>
          <table:table-cell office:value-type="string">
            <text:p>509,192627</text:p>
          </table:table-cell>
          <table:table-cell office:value-type="string">
            <text:p>12,999707</text:p>
          </table:table-cell>
          <table:table-cell office:value-type="string">
            <text:p>119,780907</text:p>
          </table:table-cell>
          <table:table-cell office:value-type="string">
            <text:p>11,254776</text:p>
          </table:table-cell>
          <table:table-cell office:value-type="string">
            <text:p>221,945419</text:p>
          </table:table-cell>
          <table:table-cell office:value-type="string">
            <text:p>11,950193</text:p>
          </table:table-cell>
          <table:table-cell office:value-type="string">
            <text:p>162,058365</text:p>
          </table:table-cell>
          <table:table-cell office:value-type="string">
            <text:p>12,263508</text:p>
          </table:table-cell>
          <table:table-cell office:value-type="string">
            <text:p>329,484100</text:p>
          </table:table-cell>
          <table:table-cell office:value-type="string">
            <text:p>23,876095</text:p>
          </table:table-cell>
        </table:table-row>
        <table:table-row table:style-name="ro1">
          <table:table-cell office:value-type="string">
            <text:p>AFR230 <text:s text:c="5"/></text:p>
          </table:table-cell>
          <table:table-cell office:value-type="string">
            <text:p>3771,458496</text:p>
          </table:table-cell>
          <table:table-cell office:value-type="string">
            <text:p>899,761780</text:p>
          </table:table-cell>
          <table:table-cell office:value-type="string">
            <text:p>1453,517700</text:p>
          </table:table-cell>
          <table:table-cell office:value-type="string">
            <text:p>486,394531</text:p>
          </table:table-cell>
          <table:table-cell office:value-type="string">
            <text:p>14529,178711</text:p>
          </table:table-cell>
          <table:table-cell office:value-type="string">
            <text:p>396,954102</text:p>
          </table:table-cell>
          <table:table-cell office:value-type="string">
            <text:p>34387,031250</text:p>
          </table:table-cell>
          <table:table-cell office:value-type="string">
            <text:p>740,450317</text:p>
          </table:table-cell>
          <table:table-cell office:value-type="string">
            <text:p>246,929459</text:p>
          </table:table-cell>
          <table:table-cell office:value-type="string">
            <text:p>40,471676</text:p>
          </table:table-cell>
          <table:table-cell office:value-type="string">
            <text:p>8971,490234</text:p>
          </table:table-cell>
          <table:table-cell office:value-type="string">
            <text:p>173,359070</text:p>
          </table:table-cell>
          <table:table-cell office:value-type="string">
            <text:p>9184,690430</text:p>
          </table:table-cell>
          <table:table-cell office:value-type="string">
            <text:p>158,285278</text:p>
          </table:table-cell>
          <table:table-cell office:value-type="string">
            <text:p>23576,587891</text:p>
          </table:table-cell>
          <table:table-cell office:value-type="string">
            <text:p>311,328918</text:p>
          </table:table-cell>
          <table:table-cell office:value-type="string">
            <text:p>9150,800781</text:p>
          </table:table-cell>
          <table:table-cell office:value-type="string">
            <text:p>119,386032</text:p>
          </table:table-cell>
          <table:table-cell office:value-type="string">
            <text:p>1105,392334</text:p>
          </table:table-cell>
          <table:table-cell office:value-type="string">
            <text:p>29,996094</text:p>
          </table:table-cell>
          <table:table-cell office:value-type="string">
            <text:p>28,924536</text:p>
          </table:table-cell>
          <table:table-cell office:value-type="string">
            <text:p>6,146882</text:p>
          </table:table-cell>
          <table:table-cell office:value-type="string">
            <text:p>46,436047</text:p>
          </table:table-cell>
          <table:table-cell office:value-type="string">
            <text:p>7,823915</text:p>
          </table:table-cell>
          <table:table-cell office:value-type="string">
            <text:p>162,446609</text:p>
          </table:table-cell>
          <table:table-cell office:value-type="string">
            <text:p>6,456149</text:p>
          </table:table-cell>
          <table:table-cell office:value-type="string">
            <text:p>8813,016602</text:p>
          </table:table-cell>
          <table:table-cell office:value-type="string">
            <text:p>147,451248</text:p>
          </table:table-cell>
          <table:table-cell office:value-type="string">
            <text:p>43,011391</text:p>
          </table:table-cell>
          <table:table-cell office:value-type="string">
            <text:p>8,684774</text:p>
          </table:table-cell>
          <table:table-cell office:value-type="string">
            <text:p>45,242607</text:p>
          </table:table-cell>
          <table:table-cell office:value-type="string">
            <text:p>15,216906</text:p>
          </table:table-cell>
          <table:table-cell office:value-type="string">
            <text:p>507,731232</text:p>
          </table:table-cell>
          <table:table-cell office:value-type="string">
            <text:p>20,299311</text:p>
          </table:table-cell>
          <table:table-cell office:value-type="string">
            <text:p>321,128937</text:p>
          </table:table-cell>
          <table:table-cell office:value-type="string">
            <text:p>11,365021</text:p>
          </table:table-cell>
          <table:table-cell office:value-type="string">
            <text:p>65,205559</text:p>
          </table:table-cell>
          <table:table-cell office:value-type="string">
            <text:p>11,000365</text:p>
          </table:table-cell>
          <table:table-cell office:value-type="string">
            <text:p>86,739159</text:p>
          </table:table-cell>
          <table:table-cell office:value-type="string">
            <text:p>11,273721</text:p>
          </table:table-cell>
          <table:table-cell office:value-type="string">
            <text:p>54,328819</text:p>
          </table:table-cell>
          <table:table-cell office:value-type="string">
            <text:p>11,731314</text:p>
          </table:table-cell>
          <table:table-cell office:value-type="string">
            <text:p>274,870514</text:p>
          </table:table-cell>
          <table:table-cell office:value-type="string">
            <text:p>23,208887</text:p>
          </table:table-cell>
        </table:table-row>
        <table:table-row table:style-name="ro1">
          <table:table-cell office:value-type="string">
            <text:p>AFR231 <text:s text:c="5"/></text:p>
          </table:table-cell>
          <table:table-cell office:value-type="string">
            <text:p>3276,711914</text:p>
          </table:table-cell>
          <table:table-cell office:value-type="string">
            <text:p>810,962036</text:p>
          </table:table-cell>
          <table:table-cell office:value-type="string">
            <text:p>1810,152344</text:p>
          </table:table-cell>
          <table:table-cell office:value-type="string">
            <text:p>450,904602</text:p>
          </table:table-cell>
          <table:table-cell office:value-type="string">
            <text:p>15206,194336</text:p>
          </table:table-cell>
          <table:table-cell office:value-type="string">
            <text:p>415,937622</text:p>
          </table:table-cell>
          <table:table-cell office:value-type="string">
            <text:p>36000,683594</text:p>
          </table:table-cell>
          <table:table-cell office:value-type="string">
            <text:p>772,483704</text:p>
          </table:table-cell>
          <table:table-cell office:value-type="string">
            <text:p>262,109009</text:p>
          </table:table-cell>
          <table:table-cell office:value-type="string">
            <text:p>36,370312</text:p>
          </table:table-cell>
          <table:table-cell office:value-type="string">
            <text:p>10474,685547</text:p>
          </table:table-cell>
          <table:table-cell office:value-type="string">
            <text:p>199,544983</text:p>
          </table:table-cell>
          <table:table-cell office:value-type="string">
            <text:p>3346,960205</text:p>
          </table:table-cell>
          <table:table-cell office:value-type="string">
            <text:p>67,006866</text:p>
          </table:table-cell>
          <table:table-cell office:value-type="string">
            <text:p>11930,714844</text:p>
          </table:table-cell>
          <table:table-cell office:value-type="string">
            <text:p>159,857773</text:p>
          </table:table-cell>
          <table:table-cell office:value-type="string">
            <text:p>7237,293457</text:p>
          </table:table-cell>
          <table:table-cell office:value-type="string">
            <text:p>95,593216</text:p>
          </table:table-cell>
          <table:table-cell office:value-type="string">
            <text:p>1055,490479</text:p>
          </table:table-cell>
          <table:table-cell office:value-type="string">
            <text:p>28,590860</text:p>
          </table:table-cell>
          <table:table-cell office:value-type="string">
            <text:p>32,343010</text:p>
          </table:table-cell>
          <table:table-cell office:value-type="string">
            <text:p>5,515685</text:p>
          </table:table-cell>
          <table:table-cell office:value-type="string">
            <text:p>42,284325</text:p>
          </table:table-cell>
          <table:table-cell office:value-type="string">
            <text:p>7,371873</text:p>
          </table:table-cell>
          <table:table-cell office:value-type="string">
            <text:p>184,732681</text:p>
          </table:table-cell>
          <table:table-cell office:value-type="string">
            <text:p>6,133862</text:p>
          </table:table-cell>
          <table:table-cell office:value-type="string">
            <text:p>9831,120117</text:p>
          </table:table-cell>
          <table:table-cell office:value-type="string">
            <text:p>164,162125</text:p>
          </table:table-cell>
          <table:table-cell office:value-type="string">
            <text:p>39,466675</text:p>
          </table:table-cell>
          <table:table-cell office:value-type="string">
            <text:p>7,354542</text:p>
          </table:table-cell>
          <table:table-cell office:value-type="string">
            <text:p>487,060730</text:p>
          </table:table-cell>
          <table:table-cell office:value-type="string">
            <text:p>17,252737</text:p>
          </table:table-cell>
          <table:table-cell office:value-type="string">
            <text:p>1071,044556</text:p>
          </table:table-cell>
          <table:table-cell office:value-type="string">
            <text:p>24,205633</text:p>
          </table:table-cell>
          <table:table-cell office:value-type="string">
            <text:p>684,234802</text:p>
          </table:table-cell>
          <table:table-cell office:value-type="string">
            <text:p>13,691369</text:p>
          </table:table-cell>
          <table:table-cell office:value-type="string">
            <text:p>44,296219</text:p>
          </table:table-cell>
          <table:table-cell office:value-type="string">
            <text:p>9,322262</text:p>
          </table:table-cell>
          <table:table-cell office:value-type="string">
            <text:p>67,205650</text:p>
          </table:table-cell>
          <table:table-cell office:value-type="string">
            <text:p>9,422982</text:p>
          </table:table-cell>
          <table:table-cell office:value-type="string">
            <text:p>38,946476</text:p>
          </table:table-cell>
          <table:table-cell office:value-type="string">
            <text:p>9,771714</text:p>
          </table:table-cell>
          <table:table-cell office:value-type="string">
            <text:p>1160,120605</text:p>
          </table:table-cell>
          <table:table-cell office:value-type="string">
            <text:p>32,133133</text:p>
          </table:table-cell>
        </table:table-row>
        <table:table-row table:style-name="ro1">
          <table:table-cell office:value-type="string">
            <text:p>AFR232 <text:s text:c="5"/></text:p>
          </table:table-cell>
          <table:table-cell office:value-type="string">
            <text:p>1540,160889</text:p>
          </table:table-cell>
          <table:table-cell office:value-type="string">
            <text:p>1673,211670</text:p>
          </table:table-cell>
          <table:table-cell office:value-type="string">
            <text:p>19871,583984</text:p>
          </table:table-cell>
          <table:table-cell office:value-type="string">
            <text:p>1187,926880</text:p>
          </table:table-cell>
          <table:table-cell office:value-type="string">
            <text:p>131669,843750</text:p>
          </table:table-cell>
          <table:table-cell office:value-type="string">
            <text:p>3126,239990</text:p>
          </table:table-cell>
          <table:table-cell office:value-type="string">
            <text:p>337745,406250</text:p>
          </table:table-cell>
          <table:table-cell office:value-type="string">
            <text:p>7002,875000</text:p>
          </table:table-cell>
          <table:table-cell office:value-type="string">
            <text:p>290,734314</text:p>
          </table:table-cell>
          <table:table-cell office:value-type="string">
            <text:p>86,427376</text:p>
          </table:table-cell>
          <table:table-cell office:value-type="string">
            <text:p>11938,488281</text:p>
          </table:table-cell>
          <table:table-cell office:value-type="string">
            <text:p>240,347122</text:p>
          </table:table-cell>
          <table:table-cell office:value-type="string">
            <text:p>18135,101563</text:p>
          </table:table-cell>
          <table:table-cell office:value-type="string">
            <text:p>310,526733</text:p>
          </table:table-cell>
          <table:table-cell office:value-type="string">
            <text:p>28100,771484</text:p>
          </table:table-cell>
          <table:table-cell office:value-type="string">
            <text:p>374,551392</text:p>
          </table:table-cell>
          <table:table-cell office:value-type="string">
            <text:p>49764,105469</text:p>
          </table:table-cell>
          <table:table-cell office:value-type="string">
            <text:p>628,495361</text:p>
          </table:table-cell>
          <table:table-cell office:value-type="string">
            <text:p>9463,299805</text:p>
          </table:table-cell>
          <table:table-cell office:value-type="string">
            <text:p>247,307465</text:p>
          </table:table-cell>
          <table:table-cell office:value-type="string">
            <text:p>116,879341</text:p>
          </table:table-cell>
          <table:table-cell office:value-type="string">
            <text:p>15,414772</text:p>
          </table:table-cell>
          <table:table-cell office:value-type="string">
            <text:p>162,402512</text:p>
          </table:table-cell>
          <table:table-cell office:value-type="string">
            <text:p>12,710933</text:p>
          </table:table-cell>
          <table:table-cell office:value-type="string">
            <text:p>1312,633545</text:p>
          </table:table-cell>
          <table:table-cell office:value-type="string">
            <text:p>28,495136</text:p>
          </table:table-cell>
          <table:table-cell office:value-type="string">
            <text:p>79804,468750</text:p>
          </table:table-cell>
          <table:table-cell office:value-type="string">
            <text:p>1321,003052</text:p>
          </table:table-cell>
          <table:table-cell office:value-type="string">
            <text:p>16,032253</text:p>
          </table:table-cell>
          <table:table-cell office:value-type="string">
            <text:p>15,884449</text:p>
          </table:table-cell>
          <table:table-cell office:value-type="string">
            <text:p>141,752563</text:p>
          </table:table-cell>
          <table:table-cell office:value-type="string">
            <text:p>20,947887</text:p>
          </table:table-cell>
          <table:table-cell office:value-type="string">
            <text:p>471,080719</text:p>
          </table:table-cell>
          <table:table-cell office:value-type="string">
            <text:p>24,068254</text:p>
          </table:table-cell>
          <table:table-cell office:value-type="string">
            <text:p>142,861359</text:p>
          </table:table-cell>
          <table:table-cell office:value-type="string">
            <text:p>18,015032</text:p>
          </table:table-cell>
          <table:table-cell office:value-type="string">
            <text:p>217,127579</text:p>
          </table:table-cell>
          <table:table-cell office:value-type="string">
            <text:p>19,628822</text:p>
          </table:table-cell>
          <table:table-cell office:value-type="string">
            <text:p>459,598358</text:p>
          </table:table-cell>
          <table:table-cell office:value-type="string">
            <text:p>21,541525</text:p>
          </table:table-cell>
          <table:table-cell office:value-type="string">
            <text:p>363,632355</text:p>
          </table:table-cell>
          <table:table-cell office:value-type="string">
            <text:p>22,244570</text:p>
          </table:table-cell>
          <table:table-cell office:value-type="string">
            <text:p>270,304993</text:p>
          </table:table-cell>
          <table:table-cell office:value-type="string">
            <text:p>40,531651</text:p>
          </table:table-cell>
        </table:table-row>
        <table:table-row table:style-name="ro1">
          <table:table-cell office:value-type="string">
            <text:p>AFR233 <text:s text:c="5"/></text:p>
          </table:table-cell>
          <table:table-cell office:value-type="string">
            <text:p>2309,552002</text:p>
          </table:table-cell>
          <table:table-cell office:value-type="string">
            <text:p>1421,422485</text:p>
          </table:table-cell>
          <table:table-cell office:value-type="string">
            <text:p>13931,339844</text:p>
          </table:table-cell>
          <table:table-cell office:value-type="string">
            <text:p>923,457581</text:p>
          </table:table-cell>
          <table:table-cell office:value-type="string">
            <text:p>100205,937500</text:p>
          </table:table-cell>
          <table:table-cell office:value-type="string">
            <text:p>2379,461426</text:p>
          </table:table-cell>
          <table:table-cell office:value-type="string">
            <text:p>250812,250000</text:p>
          </table:table-cell>
          <table:table-cell office:value-type="string">
            <text:p>5204,664063</text:p>
          </table:table-cell>
          <table:table-cell office:value-type="string">
            <text:p>590,235779</text:p>
          </table:table-cell>
          <table:table-cell office:value-type="string">
            <text:p>74,741478</text:p>
          </table:table-cell>
          <table:table-cell office:value-type="string">
            <text:p>10239,241211</text:p>
          </table:table-cell>
          <table:table-cell office:value-type="string">
            <text:p>205,039459</text:p>
          </table:table-cell>
          <table:table-cell office:value-type="string">
            <text:p>20239,007813</text:p>
          </table:table-cell>
          <table:table-cell office:value-type="string">
            <text:p>340,570129</text:p>
          </table:table-cell>
          <table:table-cell office:value-type="string">
            <text:p>24359,843750</text:p>
          </table:table-cell>
          <table:table-cell office:value-type="string">
            <text:p>324,227631</text:p>
          </table:table-cell>
          <table:table-cell office:value-type="string">
            <text:p>45209,121094</text:p>
          </table:table-cell>
          <table:table-cell office:value-type="string">
            <text:p>570,254028</text:p>
          </table:table-cell>
          <table:table-cell office:value-type="string">
            <text:p>7178,291016</text:p>
          </table:table-cell>
          <table:table-cell office:value-type="string">
            <text:p>187,702881</text:p>
          </table:table-cell>
          <table:table-cell office:value-type="string">
            <text:p>109,838516</text:p>
          </table:table-cell>
          <table:table-cell office:value-type="string">
            <text:p>12,291105</text:p>
          </table:table-cell>
          <table:table-cell office:value-type="string">
            <text:p>130,449554</text:p>
          </table:table-cell>
          <table:table-cell office:value-type="string">
            <text:p>10,783319</text:p>
          </table:table-cell>
          <table:table-cell office:value-type="string">
            <text:p>989,980347</text:p>
          </table:table-cell>
          <table:table-cell office:value-type="string">
            <text:p>21,782820</text:p>
          </table:table-cell>
          <table:table-cell office:value-type="string">
            <text:p>60559,234375</text:p>
          </table:table-cell>
          <table:table-cell office:value-type="string">
            <text:p>1002,709473</text:p>
          </table:table-cell>
          <table:table-cell office:value-type="string">
            <text:p>26,824621</text:p>
          </table:table-cell>
          <table:table-cell office:value-type="string">
            <text:p>13,041209</text:p>
          </table:table-cell>
          <table:table-cell office:value-type="string">
            <text:p>124,392563</text:p>
          </table:table-cell>
          <table:table-cell office:value-type="string">
            <text:p>18,567366</text:p>
          </table:table-cell>
          <table:table-cell office:value-type="string">
            <text:p>575,792358</text:p>
          </table:table-cell>
          <table:table-cell office:value-type="string">
            <text:p>22,916517</text:p>
          </table:table-cell>
          <table:table-cell office:value-type="string">
            <text:p>307,780518</text:p>
          </table:table-cell>
          <table:table-cell office:value-type="string">
            <text:p>15,558250</text:p>
          </table:table-cell>
          <table:table-cell office:value-type="string">
            <text:p>146,015305</text:p>
          </table:table-cell>
          <table:table-cell office:value-type="string">
            <text:p>16,077164</text:p>
          </table:table-cell>
          <table:table-cell office:value-type="string">
            <text:p>365,004181</text:p>
          </table:table-cell>
          <table:table-cell office:value-type="string">
            <text:p>17,625423</text:p>
          </table:table-cell>
          <table:table-cell office:value-type="string">
            <text:p>246,864166</text:p>
          </table:table-cell>
          <table:table-cell office:value-type="string">
            <text:p>17,878101</text:p>
          </table:table-cell>
          <table:table-cell office:value-type="string">
            <text:p>303,934052</text:p>
          </table:table-cell>
          <table:table-cell office:value-type="string">
            <text:p>33,589062</text:p>
          </table:table-cell>
        </table:table-row>
        <table:table-row table:style-name="ro1">
          <table:table-cell office:value-type="string">
            <text:p>AFR234 <text:s text:c="5"/></text:p>
          </table:table-cell>
          <table:table-cell office:value-type="string">
            <text:p>1036,194458</text:p>
          </table:table-cell>
          <table:table-cell office:value-type="string">
            <text:p>1637,874146</text:p>
          </table:table-cell>
          <table:table-cell office:value-type="string">
            <text:p>18601,169922</text:p>
          </table:table-cell>
          <table:table-cell office:value-type="string">
            <text:p>1138,572144</text:p>
          </table:table-cell>
          <table:table-cell office:value-type="string">
            <text:p>133407,125000</text:p>
          </table:table-cell>
          <table:table-cell office:value-type="string">
            <text:p>3166,787598</text:p>
          </table:table-cell>
          <table:table-cell office:value-type="string">
            <text:p>328730,468750</text:p>
          </table:table-cell>
          <table:table-cell office:value-type="string">
            <text:p>6815,419434</text:p>
          </table:table-cell>
          <table:table-cell office:value-type="string">
            <text:p>841,065613</text:p>
          </table:table-cell>
          <table:table-cell office:value-type="string">
            <text:p>91,739822</text:p>
          </table:table-cell>
          <table:table-cell office:value-type="string">
            <text:p>13409,778320</text:p>
          </table:table-cell>
          <table:table-cell office:value-type="string">
            <text:p>266,151947</text:p>
          </table:table-cell>
          <table:table-cell office:value-type="string">
            <text:p>27884,859375</text:p>
          </table:table-cell>
          <table:table-cell office:value-type="string">
            <text:p>466,470551</text:p>
          </table:table-cell>
          <table:table-cell office:value-type="string">
            <text:p>32042,558594</text:p>
          </table:table-cell>
          <table:table-cell office:value-type="string">
            <text:p>425,686584</text:p>
          </table:table-cell>
          <table:table-cell office:value-type="string">
            <text:p>66087,187500</text:p>
          </table:table-cell>
          <table:table-cell office:value-type="string">
            <text:p>831,769287</text:p>
          </table:table-cell>
          <table:table-cell office:value-type="string">
            <text:p>10453,335938</text:p>
          </table:table-cell>
          <table:table-cell office:value-type="string">
            <text:p>272,944763</text:p>
          </table:table-cell>
          <table:table-cell office:value-type="string">
            <text:p>133,768906</text:p>
          </table:table-cell>
          <table:table-cell office:value-type="string">
            <text:p>15,293861</text:p>
          </table:table-cell>
          <table:table-cell office:value-type="string">
            <text:p>178,799057</text:p>
          </table:table-cell>
          <table:table-cell office:value-type="string">
            <text:p>12,312546</text:p>
          </table:table-cell>
          <table:table-cell office:value-type="string">
            <text:p>1372,458740</text:p>
          </table:table-cell>
          <table:table-cell office:value-type="string">
            <text:p>29,252157</text:p>
          </table:table-cell>
          <table:table-cell office:value-type="string">
            <text:p>84572,789063</text:p>
          </table:table-cell>
          <table:table-cell office:value-type="string">
            <text:p>1399,774414</text:p>
          </table:table-cell>
          <table:table-cell office:value-type="string">
            <text:p>42,034805</text:p>
          </table:table-cell>
          <table:table-cell office:value-type="string">
            <text:p>14,414460</text:p>
          </table:table-cell>
          <table:table-cell office:value-type="string">
            <text:p>200,805389</text:p>
          </table:table-cell>
          <table:table-cell office:value-type="string">
            <text:p>20,021620</text:p>
          </table:table-cell>
          <table:table-cell office:value-type="string">
            <text:p>956,298035</text:p>
          </table:table-cell>
          <table:table-cell office:value-type="string">
            <text:p>26,280514</text:p>
          </table:table-cell>
          <table:table-cell office:value-type="string">
            <text:p>512,180542</text:p>
          </table:table-cell>
          <table:table-cell office:value-type="string">
            <text:p>18,424528</text:p>
          </table:table-cell>
          <table:table-cell office:value-type="string">
            <text:p>186,887451</text:p>
          </table:table-cell>
          <table:table-cell office:value-type="string">
            <text:p>17,644426</text:p>
          </table:table-cell>
          <table:table-cell office:value-type="string">
            <text:p>484,741119</text:p>
          </table:table-cell>
          <table:table-cell office:value-type="string">
            <text:p>20,255798</text:p>
          </table:table-cell>
          <table:table-cell office:value-type="string">
            <text:p>427,841583</text:p>
          </table:table-cell>
          <table:table-cell office:value-type="string">
            <text:p>20,899605</text:p>
          </table:table-cell>
          <table:table-cell office:value-type="string">
            <text:p>420,442810</text:p>
          </table:table-cell>
          <table:table-cell office:value-type="string">
            <text:p>37,822407</text:p>
          </table:table-cell>
        </table:table-row>
        <table:table-row table:style-name="ro1">
          <table:table-cell office:value-type="string">
            <text:p>AFR235 <text:s text:c="5"/></text:p>
          </table:table-cell>
          <table:table-cell office:value-type="string">
            <text:p>636,916870</text:p>
          </table:table-cell>
          <table:table-cell office:value-type="string">
            <text:p>1443,619263</text:p>
          </table:table-cell>
          <table:table-cell office:value-type="string">
            <text:p>18200,416016</text:p>
          </table:table-cell>
          <table:table-cell office:value-type="string">
            <text:p>1063,057251</text:p>
          </table:table-cell>
          <table:table-cell office:value-type="string">
            <text:p>120471,601563</text:p>
          </table:table-cell>
          <table:table-cell office:value-type="string">
            <text:p>2858,605469</text:p>
          </table:table-cell>
          <table:table-cell office:value-type="string">
            <text:p>315705,375000</text:p>
          </table:table-cell>
          <table:table-cell office:value-type="string">
            <text:p>6539,872559</text:p>
          </table:table-cell>
          <table:table-cell office:value-type="string">
            <text:p>554,555725</text:p>
          </table:table-cell>
          <table:table-cell office:value-type="string">
            <text:p>78,525040</text:p>
          </table:table-cell>
          <table:table-cell office:value-type="string">
            <text:p>12776,166016</text:p>
          </table:table-cell>
          <table:table-cell office:value-type="string">
            <text:p>250,502121</text:p>
          </table:table-cell>
          <table:table-cell office:value-type="string">
            <text:p>24165,386719</text:p>
          </table:table-cell>
          <table:table-cell office:value-type="string">
            <text:p>404,219971</text:p>
          </table:table-cell>
          <table:table-cell office:value-type="string">
            <text:p>27020,482422</text:p>
          </table:table-cell>
          <table:table-cell office:value-type="string">
            <text:p>359,162384</text:p>
          </table:table-cell>
          <table:table-cell office:value-type="string">
            <text:p>52518,925781</text:p>
          </table:table-cell>
          <table:table-cell office:value-type="string">
            <text:p>661,585388</text:p>
          </table:table-cell>
          <table:table-cell office:value-type="string">
            <text:p>8764,922852</text:p>
          </table:table-cell>
          <table:table-cell office:value-type="string">
            <text:p>228,903061</text:p>
          </table:table-cell>
          <table:table-cell office:value-type="string">
            <text:p>112,915390</text:p>
          </table:table-cell>
          <table:table-cell office:value-type="string">
            <text:p>13,066195</text:p>
          </table:table-cell>
          <table:table-cell office:value-type="string">
            <text:p>153,359680</text:p>
          </table:table-cell>
          <table:table-cell office:value-type="string">
            <text:p>11,009852</text:p>
          </table:table-cell>
          <table:table-cell office:value-type="string">
            <text:p>1238,657349</text:p>
          </table:table-cell>
          <table:table-cell office:value-type="string">
            <text:p>26,206781</text:p>
          </table:table-cell>
          <table:table-cell office:value-type="string">
            <text:p>74648,585938</text:p>
          </table:table-cell>
          <table:table-cell office:value-type="string">
            <text:p>1235,585938</text:p>
          </table:table-cell>
          <table:table-cell office:value-type="string">
            <text:p>43,750530</text:p>
          </table:table-cell>
          <table:table-cell office:value-type="string">
            <text:p>12,040042</text:p>
          </table:table-cell>
          <table:table-cell office:value-type="string">
            <text:p>151,469040</text:p>
          </table:table-cell>
          <table:table-cell office:value-type="string">
            <text:p>17,998363</text:p>
          </table:table-cell>
          <table:table-cell office:value-type="string">
            <text:p>750,344788</text:p>
          </table:table-cell>
          <table:table-cell office:value-type="string">
            <text:p>23,551521</text:p>
          </table:table-cell>
          <table:table-cell office:value-type="string">
            <text:p>513,905701</text:p>
          </table:table-cell>
          <table:table-cell office:value-type="string">
            <text:p>16,060343</text:p>
          </table:table-cell>
          <table:table-cell office:value-type="string">
            <text:p>187,044510</text:p>
          </table:table-cell>
          <table:table-cell office:value-type="string">
            <text:p>14,956178</text:p>
          </table:table-cell>
          <table:table-cell office:value-type="string">
            <text:p>428,996887</text:p>
          </table:table-cell>
          <table:table-cell office:value-type="string">
            <text:p>17,052277</text:p>
          </table:table-cell>
          <table:table-cell office:value-type="string">
            <text:p>332,734314</text:p>
          </table:table-cell>
          <table:table-cell office:value-type="string">
            <text:p>17,302095</text:p>
          </table:table-cell>
          <table:table-cell office:value-type="string">
            <text:p>399,352234</text:p>
          </table:table-cell>
          <table:table-cell office:value-type="string">
            <text:p>32,060684</text:p>
          </table:table-cell>
        </table:table-row>
        <table:table-row table:style-name="ro1">
          <table:table-cell office:value-type="string">
            <text:p>AFR236 <text:s text:c="5"/></text:p>
          </table:table-cell>
          <table:table-cell office:value-type="string">
            <text:p>17261,949219</text:p>
          </table:table-cell>
          <table:table-cell office:value-type="string">
            <text:p>1400,598755</text:p>
          </table:table-cell>
          <table:table-cell office:value-type="string">
            <text:p>4306,874023</text:p>
          </table:table-cell>
          <table:table-cell office:value-type="string">
            <text:p>570,816040</text:p>
          </table:table-cell>
          <table:table-cell office:value-type="string">
            <text:p>29166,673828</text:p>
          </table:table-cell>
          <table:table-cell office:value-type="string">
            <text:p>708,992554</text:p>
          </table:table-cell>
          <table:table-cell office:value-type="string">
            <text:p>66702,375000</text:p>
          </table:table-cell>
          <table:table-cell office:value-type="string">
            <text:p>1403,692871</text:p>
          </table:table-cell>
          <table:table-cell office:value-type="string">
            <text:p>687,711731</text:p>
          </table:table-cell>
          <table:table-cell office:value-type="string">
            <text:p>52,987957</text:p>
          </table:table-cell>
          <table:table-cell office:value-type="string">
            <text:p>11199,088867</text:p>
          </table:table-cell>
          <table:table-cell office:value-type="string">
            <text:p>215,215408</text:p>
          </table:table-cell>
          <table:table-cell office:value-type="string">
            <text:p>47488,269531</text:p>
          </table:table-cell>
          <table:table-cell office:value-type="string">
            <text:p>775,048889</text:p>
          </table:table-cell>
          <table:table-cell office:value-type="string">
            <text:p>25583,755859</text:p>
          </table:table-cell>
          <table:table-cell office:value-type="string">
            <text:p>337,475159</text:p>
          </table:table-cell>
          <table:table-cell office:value-type="string">
            <text:p>24852,441406</text:p>
          </table:table-cell>
          <table:table-cell office:value-type="string">
            <text:p>314,567963</text:p>
          </table:table-cell>
          <table:table-cell office:value-type="string">
            <text:p>2339,620117</text:p>
          </table:table-cell>
          <table:table-cell office:value-type="string">
            <text:p>61,727604</text:p>
          </table:table-cell>
          <table:table-cell office:value-type="string">
            <text:p>33,421112</text:p>
          </table:table-cell>
          <table:table-cell office:value-type="string">
            <text:p>6,590279</text:p>
          </table:table-cell>
          <table:table-cell office:value-type="string">
            <text:p>60,875420</text:p>
          </table:table-cell>
          <table:table-cell office:value-type="string">
            <text:p>7,782794</text:p>
          </table:table-cell>
          <table:table-cell office:value-type="string">
            <text:p>347,258789</text:p>
          </table:table-cell>
          <table:table-cell office:value-type="string">
            <text:p>8,865145</text:p>
          </table:table-cell>
          <table:table-cell office:value-type="string">
            <text:p>18547,441406</text:p>
          </table:table-cell>
          <table:table-cell office:value-type="string">
            <text:p>308,100037</text:p>
          </table:table-cell>
          <table:table-cell office:value-type="string">
            <text:p>18,747597</text:p>
          </table:table-cell>
          <table:table-cell office:value-type="string">
            <text:p>8,002998</text:p>
          </table:table-cell>
          <table:table-cell office:value-type="string">
            <text:p>65,624191</text:p>
          </table:table-cell>
          <table:table-cell office:value-type="string">
            <text:p>14,916290</text:p>
          </table:table-cell>
          <table:table-cell office:value-type="string">
            <text:p>748,725647</text:p>
          </table:table-cell>
          <table:table-cell office:value-type="string">
            <text:p>21,664753</text:p>
          </table:table-cell>
          <table:table-cell office:value-type="string">
            <text:p>406,678864</text:p>
          </table:table-cell>
          <table:table-cell office:value-type="string">
            <text:p>11,262946</text:p>
          </table:table-cell>
          <table:table-cell office:value-type="string">
            <text:p>80,771194</text:p>
          </table:table-cell>
          <table:table-cell office:value-type="string">
            <text:p>10,057765</text:p>
          </table:table-cell>
          <table:table-cell office:value-type="string">
            <text:p>197,105988</text:p>
          </table:table-cell>
          <table:table-cell office:value-type="string">
            <text:p>10,829457</text:p>
          </table:table-cell>
          <table:table-cell office:value-type="string">
            <text:p>104,387718</text:p>
          </table:table-cell>
          <table:table-cell office:value-type="string">
            <text:p>10,848147</text:p>
          </table:table-cell>
          <table:table-cell office:value-type="string">
            <text:p>302,780182</text:p>
          </table:table-cell>
          <table:table-cell office:value-type="string">
            <text:p>21,575069</text:p>
          </table:table-cell>
        </table:table-row>
        <table:table-row table:style-name="ro1">
          <table:table-cell office:value-type="string">
            <text:p>AFR237 <text:s text:c="5"/></text:p>
          </table:table-cell>
          <table:table-cell office:value-type="string">
            <text:p>2162,636475</text:p>
          </table:table-cell>
          <table:table-cell office:value-type="string">
            <text:p>857,487183</text:p>
          </table:table-cell>
          <table:table-cell office:value-type="string">
            <text:p>3034,035645</text:p>
          </table:table-cell>
          <table:table-cell office:value-type="string">
            <text:p>504,945190</text:p>
          </table:table-cell>
          <table:table-cell office:value-type="string">
            <text:p>21248,634766</text:p>
          </table:table-cell>
          <table:table-cell office:value-type="string">
            <text:p>536,080566</text:p>
          </table:table-cell>
          <table:table-cell office:value-type="string">
            <text:p>47037,046875</text:p>
          </table:table-cell>
          <table:table-cell office:value-type="string">
            <text:p>999,876831</text:p>
          </table:table-cell>
          <table:table-cell office:value-type="string">
            <text:p>271,191986</text:p>
          </table:table-cell>
          <table:table-cell office:value-type="string">
            <text:p>38,965054</text:p>
          </table:table-cell>
          <table:table-cell office:value-type="string">
            <text:p>7548,618164</text:p>
          </table:table-cell>
          <table:table-cell office:value-type="string">
            <text:p>147,642166</text:p>
          </table:table-cell>
          <table:table-cell office:value-type="string">
            <text:p>3042,958008</text:p>
          </table:table-cell>
          <table:table-cell office:value-type="string">
            <text:p>61,062153</text:p>
          </table:table-cell>
          <table:table-cell office:value-type="string">
            <text:p>11548,149414</text:p>
          </table:table-cell>
          <table:table-cell office:value-type="string">
            <text:p>154,979248</text:p>
          </table:table-cell>
          <table:table-cell office:value-type="string">
            <text:p>8337,224609</text:p>
          </table:table-cell>
          <table:table-cell office:value-type="string">
            <text:p>109,111099</text:p>
          </table:table-cell>
          <table:table-cell office:value-type="string">
            <text:p>1468,236572</text:p>
          </table:table-cell>
          <table:table-cell office:value-type="string">
            <text:p>39,324078</text:p>
          </table:table-cell>
          <table:table-cell office:value-type="string">
            <text:p>37,271473</text:p>
          </table:table-cell>
          <table:table-cell office:value-type="string">
            <text:p>6,628024</text:p>
          </table:table-cell>
          <table:table-cell office:value-type="string">
            <text:p>38,069649</text:p>
          </table:table-cell>
          <table:table-cell office:value-type="string">
            <text:p>7,982569</text:p>
          </table:table-cell>
          <table:table-cell office:value-type="string">
            <text:p>202,871048</text:p>
          </table:table-cell>
          <table:table-cell office:value-type="string">
            <text:p>7,147841</text:p>
          </table:table-cell>
          <table:table-cell office:value-type="string">
            <text:p>12020,527344</text:p>
          </table:table-cell>
          <table:table-cell office:value-type="string">
            <text:p>200,378433</text:p>
          </table:table-cell>
          <table:table-cell office:value-type="string">
            <text:p>53,490170</text:p>
          </table:table-cell>
          <table:table-cell office:value-type="string">
            <text:p>9,060118</text:p>
          </table:table-cell>
          <table:table-cell office:value-type="string">
            <text:p>30,331656</text:p>
          </table:table-cell>
          <table:table-cell office:value-type="string">
            <text:p>15,379169</text:p>
          </table:table-cell>
          <table:table-cell office:value-type="string">
            <text:p>233,901138</text:p>
          </table:table-cell>
          <table:table-cell office:value-type="string">
            <text:p>19,194162</text:p>
          </table:table-cell>
          <table:table-cell office:value-type="string">
            <text:p>153,981003</text:p>
          </table:table-cell>
          <table:table-cell office:value-type="string">
            <text:p>10,723711</text:p>
          </table:table-cell>
          <table:table-cell office:value-type="string">
            <text:p>52,093319</text:p>
          </table:table-cell>
          <table:table-cell office:value-type="string">
            <text:p>11,329782</text:p>
          </table:table-cell>
          <table:table-cell office:value-type="string">
            <text:p>85,274979</text:p>
          </table:table-cell>
          <table:table-cell office:value-type="string">
            <text:p>11,661247</text:p>
          </table:table-cell>
          <table:table-cell office:value-type="string">
            <text:p>56,088509</text:p>
          </table:table-cell>
          <table:table-cell office:value-type="string">
            <text:p>12,191363</text:p>
          </table:table-cell>
          <table:table-cell office:value-type="string">
            <text:p>123,181374</text:p>
          </table:table-cell>
          <table:table-cell office:value-type="string">
            <text:p>23,142151</text:p>
          </table:table-cell>
        </table:table-row>
        <table:table-row table:style-name="ro1">
          <table:table-cell office:value-type="string">
            <text:p>AFR238 <text:s text:c="5"/></text:p>
          </table:table-cell>
          <table:table-cell office:value-type="string">
            <text:p>537,091675</text:p>
          </table:table-cell>
          <table:table-cell office:value-type="string">
            <text:p>652,744141</text:p>
          </table:table-cell>
          <table:table-cell office:value-type="string">
            <text:p>483,581940</text:p>
          </table:table-cell>
          <table:table-cell office:value-type="string">
            <text:p>397,287506</text:p>
          </table:table-cell>
          <table:table-cell office:value-type="string">
            <text:p>848,403564</text:p>
          </table:table-cell>
          <table:table-cell office:value-type="string">
            <text:p>128,060944</text:p>
          </table:table-cell>
          <table:table-cell office:value-type="string">
            <text:p>1081,703369</text:p>
          </table:table-cell>
          <table:table-cell office:value-type="string">
            <text:p>76,336464</text:p>
          </table:table-cell>
          <table:table-cell office:value-type="string">
            <text:p>2,268381</text:p>
          </table:table-cell>
          <table:table-cell office:value-type="string">
            <text:p>21,387638</text:p>
          </table:table-cell>
          <table:table-cell office:value-type="string">
            <text:p>279,317505</text:p>
          </table:table-cell>
          <table:table-cell office:value-type="string">
            <text:p>22,048967</text:p>
          </table:table-cell>
          <table:table-cell office:value-type="string">
            <text:p>11,750137</text:p>
          </table:table-cell>
          <table:table-cell office:value-type="string">
            <text:p>13,569938</text:p>
          </table:table-cell>
          <table:table-cell office:value-type="string">
            <text:p>461,068542</text:p>
          </table:table-cell>
          <table:table-cell office:value-type="string">
            <text:p>13,801682</text:p>
          </table:table-cell>
          <table:table-cell office:value-type="string">
            <text:p>440,160919</text:p>
          </table:table-cell>
          <table:table-cell office:value-type="string">
            <text:p>14,078390</text:p>
          </table:table-cell>
          <table:table-cell office:value-type="string">
            <text:p>45,416458</text:p>
          </table:table-cell>
          <table:table-cell office:value-type="string">
            <text:p>4,951463</text:p>
          </table:table-cell>
          <table:table-cell office:value-type="string">
            <text:p>4,092514</text:p>
          </table:table-cell>
          <table:table-cell office:value-type="string">
            <text:p>4,770076</text:p>
          </table:table-cell>
          <table:table-cell office:value-type="string">
            <text:p>36,698162</text:p>
          </table:table-cell>
          <table:table-cell office:value-type="string">
            <text:p>7,324500</text:p>
          </table:table-cell>
          <table:table-cell office:value-type="string">
            <text:p>15,178149</text:p>
          </table:table-cell>
          <table:table-cell office:value-type="string">
            <text:p>4,522370</text:p>
          </table:table-cell>
          <table:table-cell office:value-type="string">
            <text:p>370,768555</text:p>
          </table:table-cell>
          <table:table-cell office:value-type="string">
            <text:p>11,887218</text:p>
          </table:table-cell>
          <table:table-cell office:value-type="string">
            <text:p>45,872623</text:p>
          </table:table-cell>
          <table:table-cell office:value-type="string">
            <text:p>7,5596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,703247</text:p>
          </table:table-cell>
          <table:table-cell office:value-type="string">
            <text:p>18,085501</text:p>
          </table:table-cell>
          <table:table-cell office:value-type="string">
            <text:p>41,090992</text:p>
          </table:table-cell>
          <table:table-cell office:value-type="string">
            <text:p>8,680268</text:p>
          </table:table-cell>
          <table:table-cell office:value-type="string">
            <text:p>15,746757</text:p>
          </table:table-cell>
          <table:table-cell office:value-type="string">
            <text:p>9,263581</text:p>
          </table:table-cell>
          <table:table-cell office:value-type="string">
            <text:p>26,146494</text:p>
          </table:table-cell>
          <table:table-cell office:value-type="string">
            <text:p>9,710130</text:p>
          </table:table-cell>
          <table:table-cell office:value-type="string">
            <text:p>7,725402</text:p>
          </table:table-cell>
          <table:table-cell office:value-type="string">
            <text:p>10,208629</text:p>
          </table:table-cell>
          <table:table-cell office:value-type="string">
            <text:p>46,461792</text:p>
          </table:table-cell>
          <table:table-cell office:value-type="string">
            <text:p>19,332666</text:p>
          </table:table-cell>
        </table:table-row>
        <table:table-row table:style-name="ro1">
          <table:table-cell office:value-type="string">
            <text:p>AFR239 <text:s text:c="5"/></text:p>
          </table:table-cell>
          <table:table-cell office:value-type="string">
            <text:p>1793,632446</text:p>
          </table:table-cell>
          <table:table-cell office:value-type="string">
            <text:p>818,638428</text:p>
          </table:table-cell>
          <table:table-cell office:value-type="string">
            <text:p>891,118042</text:p>
          </table:table-cell>
          <table:table-cell office:value-type="string">
            <text:p>445,847534</text:p>
          </table:table-cell>
          <table:table-cell office:value-type="string">
            <text:p>722,605042</text:p>
          </table:table-cell>
          <table:table-cell office:value-type="string">
            <text:p>141,035767</text:p>
          </table:table-cell>
          <table:table-cell office:value-type="string">
            <text:p>908,513489</text:p>
          </table:table-cell>
          <table:table-cell office:value-type="string">
            <text:p>82,947823</text:p>
          </table:table-cell>
          <table:table-cell office:value-type="string">
            <text:p>34,025715</text:p>
          </table:table-cell>
          <table:table-cell office:value-type="string">
            <text:p>26,580788</text:p>
          </table:table-cell>
          <table:table-cell office:value-type="string">
            <text:p>178,714127</text:p>
          </table:table-cell>
          <table:table-cell office:value-type="string">
            <text:p>24,949381</text:p>
          </table:table-cell>
          <table:table-cell office:value-type="string">
            <text:p>5,455421</text:p>
          </table:table-cell>
          <table:table-cell office:value-type="string">
            <text:p>16,786142</text:p>
          </table:table-cell>
          <table:table-cell office:value-type="string">
            <text:p>471,764923</text:p>
          </table:table-cell>
          <table:table-cell office:value-type="string">
            <text:p>15,034138</text:p>
          </table:table-cell>
          <table:table-cell office:value-type="string">
            <text:p>298,961609</text:p>
          </table:table-cell>
          <table:table-cell office:value-type="string">
            <text:p>13,732903</text:p>
          </table:table-cell>
          <table:table-cell office:value-type="string">
            <text:p>31,415312</text:p>
          </table:table-cell>
          <table:table-cell office:value-type="string">
            <text:p>6,066558</text:p>
          </table:table-cell>
          <table:table-cell office:value-type="string">
            <text:p>9,200463</text:p>
          </table:table-cell>
          <table:table-cell office:value-type="string">
            <text:p>6,125767</text:p>
          </table:table-cell>
          <table:table-cell office:value-type="string">
            <text:p>36,646500</text:p>
          </table:table-cell>
          <table:table-cell office:value-type="string">
            <text:p>8,064541</text:p>
          </table:table-cell>
          <table:table-cell office:value-type="string">
            <text:p>18,433817</text:p>
          </table:table-cell>
          <table:table-cell office:value-type="string">
            <text:p>5,713936</text:p>
          </table:table-cell>
          <table:table-cell office:value-type="string">
            <text:p>257,553680</text:p>
          </table:table-cell>
          <table:table-cell office:value-type="string">
            <text:p>11,764425</text:p>
          </table:table-cell>
          <table:table-cell office:value-type="string">
            <text:p>76,528687</text:p>
          </table:table-cell>
          <table:table-cell office:value-type="string">
            <text:p>9,6633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9,018858</text:p>
          </table:table-cell>
          <table:table-cell office:value-type="string">
            <text:p>19,007181</text:p>
          </table:table-cell>
          <table:table-cell office:value-type="string">
            <text:p>52,933342</text:p>
          </table:table-cell>
          <table:table-cell office:value-type="string">
            <text:p>11,197474</text:p>
          </table:table-cell>
          <table:table-cell office:value-type="string">
            <text:p>22,137094</text:p>
          </table:table-cell>
          <table:table-cell office:value-type="string">
            <text:p>11,821703</text:p>
          </table:table-cell>
          <table:table-cell office:value-type="string">
            <text:p>32,536728</text:p>
          </table:table-cell>
          <table:table-cell office:value-type="string">
            <text:p>12,410954</text:p>
          </table:table-cell>
          <table:table-cell office:value-type="string">
            <text:p>12,438734</text:p>
          </table:table-cell>
          <table:table-cell office:value-type="string">
            <text:p>12,970793</text:p>
          </table:table-cell>
          <table:table-cell office:value-type="string">
            <text:p>81,027802</text:p>
          </table:table-cell>
          <table:table-cell office:value-type="string">
            <text:p>24,731924</text:p>
          </table:table-cell>
        </table:table-row>
        <table:table-row table:style-name="ro1">
          <table:table-cell office:value-type="string">
            <text:p>AFR240 <text:s text:c="5"/></text:p>
          </table:table-cell>
          <table:table-cell office:value-type="string">
            <text:p>1190,015747</text:p>
          </table:table-cell>
          <table:table-cell office:value-type="string">
            <text:p>556,327271</text:p>
          </table:table-cell>
          <table:table-cell office:value-type="string">
            <text:p>786,170044</text:p>
          </table:table-cell>
          <table:table-cell office:value-type="string">
            <text:p>374,198364</text:p>
          </table:table-cell>
          <table:table-cell office:value-type="string">
            <text:p>3638,753662</text:p>
          </table:table-cell>
          <table:table-cell office:value-type="string">
            <text:p>159,527359</text:p>
          </table:table-cell>
          <table:table-cell office:value-type="string">
            <text:p>8979,921875</text:p>
          </table:table-cell>
          <table:table-cell office:value-type="string">
            <text:p>219,101974</text:p>
          </table:table-cell>
          <table:table-cell office:value-type="string">
            <text:p>11,353730</text:p>
          </table:table-cell>
          <table:table-cell office:value-type="string">
            <text:p>20,437920</text:p>
          </table:table-cell>
          <table:table-cell office:value-type="string">
            <text:p>549,801758</text:p>
          </table:table-cell>
          <table:table-cell office:value-type="string">
            <text:p>24,213419</text:p>
          </table:table-cell>
          <table:table-cell office:value-type="string">
            <text:p>309,742950</text:p>
          </table:table-cell>
          <table:table-cell office:value-type="string">
            <text:p>16,061338</text:p>
          </table:table-cell>
          <table:table-cell office:value-type="string">
            <text:p>1148,061279</text:p>
          </table:table-cell>
          <table:table-cell office:value-type="string">
            <text:p>20,952234</text:p>
          </table:table-cell>
          <table:table-cell office:value-type="string">
            <text:p>1181,779663</text:p>
          </table:table-cell>
          <table:table-cell office:value-type="string">
            <text:p>21,337408</text:p>
          </table:table-cell>
          <table:table-cell office:value-type="string">
            <text:p>190,513184</text:p>
          </table:table-cell>
          <table:table-cell office:value-type="string">
            <text:p>6,981163</text:p>
          </table:table-cell>
          <table:table-cell office:value-type="string">
            <text:p>10,288158</text:p>
          </table:table-cell>
          <table:table-cell office:value-type="string">
            <text:p>4,255084</text:p>
          </table:table-cell>
          <table:table-cell office:value-type="string">
            <text:p>27,545904</text:p>
          </table:table-cell>
          <table:table-cell office:value-type="string">
            <text:p>6,962877</text:p>
          </table:table-cell>
          <table:table-cell office:value-type="string">
            <text:p>32,635582</text:p>
          </table:table-cell>
          <table:table-cell office:value-type="string">
            <text:p>4,049251</text:p>
          </table:table-cell>
          <table:table-cell office:value-type="string">
            <text:p>1577,920532</text:p>
          </table:table-cell>
          <table:table-cell office:value-type="string">
            <text:p>28,928703</text:p>
          </table:table-cell>
          <table:table-cell office:value-type="string">
            <text:p>30,446249</text:p>
          </table:table-cell>
          <table:table-cell office:value-type="string">
            <text:p>6,4717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,709700</text:p>
          </table:table-cell>
          <table:table-cell office:value-type="string">
            <text:p>17,675568</text:p>
          </table:table-cell>
          <table:table-cell office:value-type="string">
            <text:p>22,495747</text:p>
          </table:table-cell>
          <table:table-cell office:value-type="string">
            <text:p>7,462352</text:p>
          </table:table-cell>
          <table:table-cell office:value-type="string">
            <text:p>13,083678</text:p>
          </table:table-cell>
          <table:table-cell office:value-type="string">
            <text:p>8,065506</text:p>
          </table:table-cell>
          <table:table-cell office:value-type="string">
            <text:p>28,340040</text:p>
          </table:table-cell>
          <table:table-cell office:value-type="string">
            <text:p>8,322324</text:p>
          </table:table-cell>
          <table:table-cell office:value-type="string">
            <text:p>15,634426</text:p>
          </table:table-cell>
          <table:table-cell office:value-type="string">
            <text:p>8,743586</text:p>
          </table:table-cell>
          <table:table-cell office:value-type="string">
            <text:p>39,921696</text:p>
          </table:table-cell>
          <table:table-cell office:value-type="string">
            <text:p>16,518578</text:p>
          </table:table-cell>
        </table:table-row>
        <table:table-row table:style-name="ro1">
          <table:table-cell office:value-type="string">
            <text:p>AFR241 <text:s text:c="5"/></text:p>
          </table:table-cell>
          <table:table-cell office:value-type="string">
            <text:p>256,283630</text:p>
          </table:table-cell>
          <table:table-cell office:value-type="string">
            <text:p>632,614075</text:p>
          </table:table-cell>
          <table:table-cell office:value-type="string">
            <text:p>1086,735352</text:p>
          </table:table-cell>
          <table:table-cell office:value-type="string">
            <text:p>399,522827</text:p>
          </table:table-cell>
          <table:table-cell office:value-type="string">
            <text:p>2631,798096</text:p>
          </table:table-cell>
          <table:table-cell office:value-type="string">
            <text:p>151,516602</text:p>
          </table:table-cell>
          <table:table-cell office:value-type="string">
            <text:p>6110,019043</text:p>
          </table:table-cell>
          <table:table-cell office:value-type="string">
            <text:p>166,526901</text:p>
          </table:table-cell>
          <table:table-cell office:value-type="string">
            <text:p>3,564599</text:p>
          </table:table-cell>
          <table:table-cell office:value-type="string">
            <text:p>21,711756</text:p>
          </table:table-cell>
          <table:table-cell office:value-type="string">
            <text:p>285,451874</text:p>
          </table:table-cell>
          <table:table-cell office:value-type="string">
            <text:p>21,676760</text:p>
          </table:table-cell>
          <table:table-cell office:value-type="string">
            <text:p>212,201889</text:p>
          </table:table-cell>
          <table:table-cell office:value-type="string">
            <text:p>16,037018</text:p>
          </table:table-cell>
          <table:table-cell office:value-type="string">
            <text:p>727,179565</text:p>
          </table:table-cell>
          <table:table-cell office:value-type="string">
            <text:p>16,572826</text:p>
          </table:table-cell>
          <table:table-cell office:value-type="string">
            <text:p>704,716248</text:p>
          </table:table-cell>
          <table:table-cell office:value-type="string">
            <text:p>16,679176</text:p>
          </table:table-cell>
          <table:table-cell office:value-type="string">
            <text:p>131,284973</text:p>
          </table:table-cell>
          <table:table-cell office:value-type="string">
            <text:p>6,311207</text:p>
          </table:table-cell>
          <table:table-cell office:value-type="string">
            <text:p>3,723264</text:p>
          </table:table-cell>
          <table:table-cell office:value-type="string">
            <text:p>4,954578</text:p>
          </table:table-cell>
          <table:table-cell office:value-type="string">
            <text:p>20,192825</text:p>
          </table:table-cell>
          <table:table-cell office:value-type="string">
            <text:p>7,309417</text:p>
          </table:table-cell>
          <table:table-cell office:value-type="string">
            <text:p>20,162689</text:p>
          </table:table-cell>
          <table:table-cell office:value-type="string">
            <text:p>4,641366</text:p>
          </table:table-cell>
          <table:table-cell office:value-type="string">
            <text:p>1059,098877</text:p>
          </table:table-cell>
          <table:table-cell office:value-type="string">
            <text:p>21,289255</text:p>
          </table:table-cell>
          <table:table-cell office:value-type="string">
            <text:p>42,379692</text:p>
          </table:table-cell>
          <table:table-cell office:value-type="string">
            <text:p>7,647082</text:p>
          </table:table-cell>
          <table:table-cell office:value-type="string">
            <text:p>4,193380</text:p>
          </table:table-cell>
          <table:table-cell office:value-type="string">
            <text:p>14,491962</text:p>
          </table:table-cell>
          <table:table-cell office:value-type="string">
            <text:p>19,294262</text:p>
          </table:table-cell>
          <table:table-cell office:value-type="string">
            <text:p>18,117830</text:p>
          </table:table-cell>
          <table:table-cell office:value-type="string">
            <text:p>52,586945</text:p>
          </table:table-cell>
          <table:table-cell office:value-type="string">
            <text:p>8,801104</text:p>
          </table:table-cell>
          <table:table-cell office:value-type="string">
            <text:p>17,868834</text:p>
          </table:table-cell>
          <table:table-cell office:value-type="string">
            <text:p>9,385135</text:p>
          </table:table-cell>
          <table:table-cell office:value-type="string">
            <text:p>32,307598</text:p>
          </table:table-cell>
          <table:table-cell office:value-type="string">
            <text:p>9,842599</text:p>
          </table:table-cell>
          <table:table-cell office:value-type="string">
            <text:p>20,164137</text:p>
          </table:table-cell>
          <table:table-cell office:value-type="string">
            <text:p>10,298384</text:p>
          </table:table-cell>
          <table:table-cell office:value-type="string">
            <text:p>59,381390</text:p>
          </table:table-cell>
          <table:table-cell office:value-type="string">
            <text:p>19,592604</text:p>
          </table:table-cell>
        </table:table-row>
        <table:table-row table:style-name="ro1">
          <table:table-cell office:value-type="string">
            <text:p>AFR242 <text:s text:c="5"/></text:p>
          </table:table-cell>
          <table:table-cell office:value-type="string">
            <text:p>489,941162</text:p>
          </table:table-cell>
          <table:table-cell office:value-type="string">
            <text:p>594,542725</text:p>
          </table:table-cell>
          <table:table-cell office:value-type="string">
            <text:p>1369,554321</text:p>
          </table:table-cell>
          <table:table-cell office:value-type="string">
            <text:p>401,236450</text:p>
          </table:table-cell>
          <table:table-cell office:value-type="string">
            <text:p>5051,661133</text:p>
          </table:table-cell>
          <table:table-cell office:value-type="string">
            <text:p>188,407730</text:p>
          </table:table-cell>
          <table:table-cell office:value-type="string">
            <text:p>12278,031250</text:p>
          </table:table-cell>
          <table:table-cell office:value-type="string">
            <text:p>286,805817</text:p>
          </table:table-cell>
          <table:table-cell office:value-type="string">
            <text:p>0,324392</text:p>
          </table:table-cell>
          <table:table-cell office:value-type="string">
            <text:p>22,058678</text:p>
          </table:table-cell>
          <table:table-cell office:value-type="string">
            <text:p>527,695007</text:p>
          </table:table-cell>
          <table:table-cell office:value-type="string">
            <text:p>24,997961</text:p>
          </table:table-cell>
          <table:table-cell office:value-type="string">
            <text:p>479,597443</text:p>
          </table:table-cell>
          <table:table-cell office:value-type="string">
            <text:p>19,139524</text:p>
          </table:table-cell>
          <table:table-cell office:value-type="string">
            <text:p>1208,329468</text:p>
          </table:table-cell>
          <table:table-cell office:value-type="string">
            <text:p>21,858938</text:p>
          </table:table-cell>
          <table:table-cell office:value-type="string">
            <text:p>1510,198975</text:p>
          </table:table-cell>
          <table:table-cell office:value-type="string">
            <text:p>25,195618</text:p>
          </table:table-cell>
          <table:table-cell office:value-type="string">
            <text:p>276,393585</text:p>
          </table:table-cell>
          <table:table-cell office:value-type="string">
            <text:p>9,092003</text:p>
          </table:table-cell>
          <table:table-cell office:value-type="string">
            <text:p>5,914150</text:p>
          </table:table-cell>
          <table:table-cell office:value-type="string">
            <text:p>4,683323</text:p>
          </table:table-cell>
          <table:table-cell office:value-type="string">
            <text:p>24,391361</text:p>
          </table:table-cell>
          <table:table-cell office:value-type="string">
            <text:p>7,163858</text:p>
          </table:table-cell>
          <table:table-cell office:value-type="string">
            <text:p>43,199444</text:p>
          </table:table-cell>
          <table:table-cell office:value-type="string">
            <text:p>4,482278</text:p>
          </table:table-cell>
          <table:table-cell office:value-type="string">
            <text:p>2076,785400</text:p>
          </table:table-cell>
          <table:table-cell office:value-type="string">
            <text:p>36,971878</text:p>
          </table:table-cell>
          <table:table-cell office:value-type="string">
            <text:p>28,958345</text:p>
          </table:table-cell>
          <table:table-cell office:value-type="string">
            <text:p>7,0452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7,166748</text:p>
          </table:table-cell>
          <table:table-cell office:value-type="string">
            <text:p>17,926886</text:p>
          </table:table-cell>
          <table:table-cell office:value-type="string">
            <text:p>45,576645</text:p>
          </table:table-cell>
          <table:table-cell office:value-type="string">
            <text:p>8,218635</text:p>
          </table:table-cell>
          <table:table-cell office:value-type="string">
            <text:p>21,049755</text:p>
          </table:table-cell>
          <table:table-cell office:value-type="string">
            <text:p>8,866004</text:p>
          </table:table-cell>
          <table:table-cell office:value-type="string">
            <text:p>35,068249</text:p>
          </table:table-cell>
          <table:table-cell office:value-type="string">
            <text:p>9,143383</text:p>
          </table:table-cell>
          <table:table-cell office:value-type="string">
            <text:p>13,065914</text:p>
          </table:table-cell>
          <table:table-cell office:value-type="string">
            <text:p>9,551401</text:p>
          </table:table-cell>
          <table:table-cell office:value-type="string">
            <text:p>59,296890</text:p>
          </table:table-cell>
          <table:table-cell office:value-type="string">
            <text:p>18,103443</text:p>
          </table:table-cell>
        </table:table-row>
        <table:table-row table:style-name="ro1">
          <table:table-cell office:value-type="string">
            <text:p>AFR243 <text:s text:c="5"/></text:p>
          </table:table-cell>
          <table:table-cell office:value-type="string">
            <text:p>1403,059082</text:p>
          </table:table-cell>
          <table:table-cell office:value-type="string">
            <text:p>663,345215</text:p>
          </table:table-cell>
          <table:table-cell office:value-type="string">
            <text:p>1135,639771</text:p>
          </table:table-cell>
          <table:table-cell office:value-type="string">
            <text:p>405,375122</text:p>
          </table:table-cell>
          <table:table-cell office:value-type="string">
            <text:p>4098,403809</text:p>
          </table:table-cell>
          <table:table-cell office:value-type="string">
            <text:p>176,304703</text:p>
          </table:table-cell>
          <table:table-cell office:value-type="string">
            <text:p>10760,571289</text:p>
          </table:table-cell>
          <table:table-cell office:value-type="string">
            <text:p>258,166168</text:p>
          </table:table-cell>
          <table:table-cell office:value-type="string">
            <text:p>21,063536</text:p>
          </table:table-cell>
          <table:table-cell office:value-type="string">
            <text:p>23,335550</text:p>
          </table:table-cell>
          <table:table-cell office:value-type="string">
            <text:p>500,972076</text:p>
          </table:table-cell>
          <table:table-cell office:value-type="string">
            <text:p>25,178881</text:p>
          </table:table-cell>
          <table:table-cell office:value-type="string">
            <text:p>351,385071</text:p>
          </table:table-cell>
          <table:table-cell office:value-type="string">
            <text:p>18,116589</text:p>
          </table:table-cell>
          <table:table-cell office:value-type="string">
            <text:p>1064,956421</text:p>
          </table:table-cell>
          <table:table-cell office:value-type="string">
            <text:p>20,436190</text:p>
          </table:table-cell>
          <table:table-cell office:value-type="string">
            <text:p>1305,080811</text:p>
          </table:table-cell>
          <table:table-cell office:value-type="string">
            <text:p>23,097898</text:p>
          </table:table-cell>
          <table:table-cell office:value-type="string">
            <text:p>242,091827</text:p>
          </table:table-cell>
          <table:table-cell office:value-type="string">
            <text:p>8,560652</text:p>
          </table:table-cell>
          <table:table-cell office:value-type="string">
            <text:p>3,384786</text:p>
          </table:table-cell>
          <table:table-cell office:value-type="string">
            <text:p>5,016031</text:p>
          </table:table-cell>
          <table:table-cell office:value-type="string">
            <text:p>34,967556</text:p>
          </table:table-cell>
          <table:table-cell office:value-type="string">
            <text:p>7,399798</text:p>
          </table:table-cell>
          <table:table-cell office:value-type="string">
            <text:p>41,425571</text:p>
          </table:table-cell>
          <table:table-cell office:value-type="string">
            <text:p>4,825597</text:p>
          </table:table-cell>
          <table:table-cell office:value-type="string">
            <text:p>1800,496094</text:p>
          </table:table-cell>
          <table:table-cell office:value-type="string">
            <text:p>32,692688</text:p>
          </table:table-cell>
          <table:table-cell office:value-type="string">
            <text:p>45,779724</text:p>
          </table:table-cell>
          <table:table-cell office:value-type="string">
            <text:p>7,76298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9,172665</text:p>
          </table:table-cell>
          <table:table-cell office:value-type="string">
            <text:p>18,207102</text:p>
          </table:table-cell>
          <table:table-cell office:value-type="string">
            <text:p>48,430222</text:p>
          </table:table-cell>
          <table:table-cell office:value-type="string">
            <text:p>9,033508</text:p>
          </table:table-cell>
          <table:table-cell office:value-type="string">
            <text:p>13,697026</text:p>
          </table:table-cell>
          <table:table-cell office:value-type="string">
            <text:p>9,527884</text:p>
          </table:table-cell>
          <table:table-cell office:value-type="string">
            <text:p>30,932806</text:p>
          </table:table-cell>
          <table:table-cell office:value-type="string">
            <text:p>10,019281</text:p>
          </table:table-cell>
          <table:table-cell office:value-type="string">
            <text:p>21,000822</text:p>
          </table:table-cell>
          <table:table-cell office:value-type="string">
            <text:p>10,494071</text:p>
          </table:table-cell>
          <table:table-cell office:value-type="string">
            <text:p>43,487850</text:p>
          </table:table-cell>
          <table:table-cell office:value-type="string">
            <text:p>19,816360</text:p>
          </table:table-cell>
        </table:table-row>
        <table:table-row table:style-name="ro1">
          <table:table-cell office:value-type="string">
            <text:p>AFR244 <text:s text:c="5"/></text:p>
          </table:table-cell>
          <table:table-cell office:value-type="string">
            <text:p>584,836426</text:p>
          </table:table-cell>
          <table:table-cell office:value-type="string">
            <text:p>623,112976</text:p>
          </table:table-cell>
          <table:table-cell office:value-type="string">
            <text:p>1241,598999</text:p>
          </table:table-cell>
          <table:table-cell office:value-type="string">
            <text:p>400,318024</text:p>
          </table:table-cell>
          <table:table-cell office:value-type="string">
            <text:p>5649,190430</text:p>
          </table:table-cell>
          <table:table-cell office:value-type="string">
            <text:p>201,078690</text:p>
          </table:table-cell>
          <table:table-cell office:value-type="string">
            <text:p>13949,471680</text:p>
          </table:table-cell>
          <table:table-cell office:value-type="string">
            <text:p>322,457214</text:p>
          </table:table-cell>
          <table:table-cell office:value-type="string">
            <text:p>52,172764</text:p>
          </table:table-cell>
          <table:table-cell office:value-type="string">
            <text:p>23,677950</text:p>
          </table:table-cell>
          <table:table-cell office:value-type="string">
            <text:p>638,994995</text:p>
          </table:table-cell>
          <table:table-cell office:value-type="string">
            <text:p>27,090549</text:p>
          </table:table-cell>
          <table:table-cell office:value-type="string">
            <text:p>443,847443</text:p>
          </table:table-cell>
          <table:table-cell office:value-type="string">
            <text:p>19,155712</text:p>
          </table:table-cell>
          <table:table-cell office:value-type="string">
            <text:p>1734,932739</text:p>
          </table:table-cell>
          <table:table-cell office:value-type="string">
            <text:p>28,509109</text:p>
          </table:table-cell>
          <table:table-cell office:value-type="string">
            <text:p>1691,862183</text:p>
          </table:table-cell>
          <table:table-cell office:value-type="string">
            <text:p>27,557274</text:p>
          </table:table-cell>
          <table:table-cell office:value-type="string">
            <text:p>310,584961</text:p>
          </table:table-cell>
          <table:table-cell office:value-type="string">
            <text:p>9,915073</text:p>
          </table:table-cell>
          <table:table-cell office:value-type="string">
            <text:p>14,154559</text:p>
          </table:table-cell>
          <table:table-cell office:value-type="string">
            <text:p>4,807428</text:p>
          </table:table-cell>
          <table:table-cell office:value-type="string">
            <text:p>36,026581</text:p>
          </table:table-cell>
          <table:table-cell office:value-type="string">
            <text:p>7,276262</text:p>
          </table:table-cell>
          <table:table-cell office:value-type="string">
            <text:p>49,733139</text:p>
          </table:table-cell>
          <table:table-cell office:value-type="string">
            <text:p>4,568396</text:p>
          </table:table-cell>
          <table:table-cell office:value-type="string">
            <text:p>2530,552002</text:p>
          </table:table-cell>
          <table:table-cell office:value-type="string">
            <text:p>44,289688</text:p>
          </table:table-cell>
          <table:table-cell office:value-type="string">
            <text:p>34,204739</text:p>
          </table:table-cell>
          <table:table-cell office:value-type="string">
            <text:p>7,1550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,157194</text:p>
          </table:table-cell>
          <table:table-cell office:value-type="string">
            <text:p>17,923382</text:p>
          </table:table-cell>
          <table:table-cell office:value-type="string">
            <text:p>32,929085</text:p>
          </table:table-cell>
          <table:table-cell office:value-type="string">
            <text:p>8,262280</text:p>
          </table:table-cell>
          <table:table-cell office:value-type="string">
            <text:p>28,575663</text:p>
          </table:table-cell>
          <table:table-cell office:value-type="string">
            <text:p>8,958807</text:p>
          </table:table-cell>
          <table:table-cell office:value-type="string">
            <text:p>35,464527</text:p>
          </table:table-cell>
          <table:table-cell office:value-type="string">
            <text:p>9,210554</text:p>
          </table:table-cell>
          <table:table-cell office:value-type="string">
            <text:p>22,283741</text:p>
          </table:table-cell>
          <table:table-cell office:value-type="string">
            <text:p>9,575496</text:p>
          </table:table-cell>
          <table:table-cell office:value-type="string">
            <text:p>50,167034</text:p>
          </table:table-cell>
          <table:table-cell office:value-type="string">
            <text:p>18,217613</text:p>
          </table:table-cell>
        </table:table-row>
        <table:table-row table:style-name="ro1">
          <table:table-cell office:value-type="string">
            <text:p>AFR245 <text:s text:c="5"/></text:p>
          </table:table-cell>
          <table:table-cell office:value-type="string">
            <text:p>86,298340</text:p>
          </table:table-cell>
          <table:table-cell office:value-type="string">
            <text:p>574,456604</text:p>
          </table:table-cell>
          <table:table-cell office:value-type="string">
            <text:p>688,259399</text:p>
          </table:table-cell>
          <table:table-cell office:value-type="string">
            <text:p>387,064240</text:p>
          </table:table-cell>
          <table:table-cell office:value-type="string">
            <text:p>3227,064697</text:p>
          </table:table-cell>
          <table:table-cell office:value-type="string">
            <text:p>156,063629</text:p>
          </table:table-cell>
          <table:table-cell office:value-type="string">
            <text:p>6523,066406</text:p>
          </table:table-cell>
          <table:table-cell office:value-type="string">
            <text:p>171,386780</text:p>
          </table:table-cell>
          <table:table-cell office:value-type="string">
            <text:p>30,492878</text:p>
          </table:table-cell>
          <table:table-cell office:value-type="string">
            <text:p>21,742458</text:p>
          </table:table-cell>
          <table:table-cell office:value-type="string">
            <text:p>525,238708</text:p>
          </table:table-cell>
          <table:table-cell office:value-type="string">
            <text:p>24,981255</text:p>
          </table:table-cell>
          <table:table-cell office:value-type="string">
            <text:p>946,172302</text:p>
          </table:table-cell>
          <table:table-cell office:value-type="string">
            <text:p>25,971140</text:p>
          </table:table-cell>
          <table:table-cell office:value-type="string">
            <text:p>2342,029297</text:p>
          </table:table-cell>
          <table:table-cell office:value-type="string">
            <text:p>36,059330</text:p>
          </table:table-cell>
          <table:table-cell office:value-type="string">
            <text:p>1001,137207</text:p>
          </table:table-cell>
          <table:table-cell office:value-type="string">
            <text:p>19,789074</text:p>
          </table:table-cell>
          <table:table-cell office:value-type="string">
            <text:p>167,528915</text:p>
          </table:table-cell>
          <table:table-cell office:value-type="string">
            <text:p>6,660405</text:p>
          </table:table-cell>
          <table:table-cell office:value-type="string">
            <text:p>3,449921</text:p>
          </table:table-cell>
          <table:table-cell office:value-type="string">
            <text:p>4,466875</text:p>
          </table:table-cell>
          <table:table-cell office:value-type="string">
            <text:p>28,037180</text:p>
          </table:table-cell>
          <table:table-cell office:value-type="string">
            <text:p>7,080363</text:p>
          </table:table-cell>
          <table:table-cell office:value-type="string">
            <text:p>27,421082</text:p>
          </table:table-cell>
          <table:table-cell office:value-type="string">
            <text:p>4,213408</text:p>
          </table:table-cell>
          <table:table-cell office:value-type="string">
            <text:p>1405,678589</text:p>
          </table:table-cell>
          <table:table-cell office:value-type="string">
            <text:p>26,299051</text:p>
          </table:table-cell>
          <table:table-cell office:value-type="string">
            <text:p>34,147415</text:p>
          </table:table-cell>
          <table:table-cell office:value-type="string">
            <text:p>6,8286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7,113232</text:p>
          </table:table-cell>
          <table:table-cell office:value-type="string">
            <text:p>17,824612</text:p>
          </table:table-cell>
          <table:table-cell office:value-type="string">
            <text:p>53,768734</text:p>
          </table:table-cell>
          <table:table-cell office:value-type="string">
            <text:p>7,970148</text:p>
          </table:table-cell>
          <table:table-cell office:value-type="string">
            <text:p>16,559784</text:p>
          </table:table-cell>
          <table:table-cell office:value-type="string">
            <text:p>8,573894</text:p>
          </table:table-cell>
          <table:table-cell office:value-type="string">
            <text:p>31,016033</text:p>
          </table:table-cell>
          <table:table-cell office:value-type="string">
            <text:p>8,782956</text:p>
          </table:table-cell>
          <table:table-cell office:value-type="string">
            <text:p>10,664912</text:p>
          </table:table-cell>
          <table:table-cell office:value-type="string">
            <text:p>9,187465</text:p>
          </table:table-cell>
          <table:table-cell office:value-type="string">
            <text:p>37,774319</text:p>
          </table:table-cell>
          <table:table-cell office:value-type="string">
            <text:p>17,442381</text:p>
          </table:table-cell>
        </table:table-row>
        <table:table-row table:style-name="ro1">
          <table:table-cell office:value-type="string">
            <text:p>AFR246 <text:s text:c="5"/></text:p>
          </table:table-cell>
          <table:table-cell office:value-type="string">
            <text:p>2302,215576</text:p>
          </table:table-cell>
          <table:table-cell office:value-type="string">
            <text:p>723,789001</text:p>
          </table:table-cell>
          <table:table-cell office:value-type="string">
            <text:p>1557,216431</text:p>
          </table:table-cell>
          <table:table-cell office:value-type="string">
            <text:p>428,196442</text:p>
          </table:table-cell>
          <table:table-cell office:value-type="string">
            <text:p>2737,721436</text:p>
          </table:table-cell>
          <table:table-cell office:value-type="string">
            <text:p>156,592484</text:p>
          </table:table-cell>
          <table:table-cell office:value-type="string">
            <text:p>5222,788086</text:p>
          </table:table-cell>
          <table:table-cell office:value-type="string">
            <text:p>151,690704</text:p>
          </table:table-cell>
          <table:table-cell office:value-type="string">
            <text:p>15,570831</text:p>
          </table:table-cell>
          <table:table-cell office:value-type="string">
            <text:p>24,980062</text:p>
          </table:table-cell>
          <table:table-cell office:value-type="string">
            <text:p>369,263733</text:p>
          </table:table-cell>
          <table:table-cell office:value-type="string">
            <text:p>25,443262</text:p>
          </table:table-cell>
          <table:table-cell office:value-type="string">
            <text:p>549,891663</text:p>
          </table:table-cell>
          <table:table-cell office:value-type="string">
            <text:p>21,903671</text:p>
          </table:table-cell>
          <table:table-cell office:value-type="string">
            <text:p>1460,262817</text:p>
          </table:table-cell>
          <table:table-cell office:value-type="string">
            <text:p>25,815521</text:p>
          </table:table-cell>
          <table:table-cell office:value-type="string">
            <text:p>801,739746</text:p>
          </table:table-cell>
          <table:table-cell office:value-type="string">
            <text:p>18,131966</text:p>
          </table:table-cell>
          <table:table-cell office:value-type="string">
            <text:p>143,884644</text:p>
          </table:table-cell>
          <table:table-cell office:value-type="string">
            <text:p>6,949894</text:p>
          </table:table-cell>
          <table:table-cell office:value-type="string">
            <text:p>2,587441</text:p>
          </table:table-cell>
          <table:table-cell office:value-type="string">
            <text:p>5,513923</text:p>
          </table:table-cell>
          <table:table-cell office:value-type="string">
            <text:p>46,085281</text:p>
          </table:table-cell>
          <table:table-cell office:value-type="string">
            <text:p>7,792395</text:p>
          </table:table-cell>
          <table:table-cell office:value-type="string">
            <text:p>35,310265</text:p>
          </table:table-cell>
          <table:table-cell office:value-type="string">
            <text:p>5,258116</text:p>
          </table:table-cell>
          <table:table-cell office:value-type="string">
            <text:p>1088,947021</text:p>
          </table:table-cell>
          <table:table-cell office:value-type="string">
            <text:p>22,038061</text:p>
          </table:table-cell>
          <table:table-cell office:value-type="string">
            <text:p>63,068558</text:p>
          </table:table-cell>
          <table:table-cell office:value-type="string">
            <text:p>8,6505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0,772348</text:p>
          </table:table-cell>
          <table:table-cell office:value-type="string">
            <text:p>18,542446</text:p>
          </table:table-cell>
          <table:table-cell office:value-type="string">
            <text:p>35,759136</text:p>
          </table:table-cell>
          <table:table-cell office:value-type="string">
            <text:p>9,982653</text:p>
          </table:table-cell>
          <table:table-cell office:value-type="string">
            <text:p>27,567453</text:p>
          </table:table-cell>
          <table:table-cell office:value-type="string">
            <text:p>10,799933</text:p>
          </table:table-cell>
          <table:table-cell office:value-type="string">
            <text:p>44,166626</text:p>
          </table:table-cell>
          <table:table-cell office:value-type="string">
            <text:p>11,340593</text:p>
          </table:table-cell>
          <table:table-cell office:value-type="string">
            <text:p>8,403504</text:p>
          </table:table-cell>
          <table:table-cell office:value-type="string">
            <text:p>11,698994</text:p>
          </table:table-cell>
          <table:table-cell office:value-type="string">
            <text:p>68,130424</text:p>
          </table:table-cell>
          <table:table-cell office:value-type="string">
            <text:p>22,060392</text:p>
          </table:table-cell>
        </table:table-row>
        <table:table-row table:style-name="ro1">
          <table:table-cell office:value-type="string">
            <text:p>AFR247 <text:s text:c="5"/></text:p>
          </table:table-cell>
          <table:table-cell office:value-type="string">
            <text:p>1382,246704</text:p>
          </table:table-cell>
          <table:table-cell office:value-type="string">
            <text:p>761,015625</text:p>
          </table:table-cell>
          <table:table-cell office:value-type="string">
            <text:p>1385,872803</text:p>
          </table:table-cell>
          <table:table-cell office:value-type="string">
            <text:p>442,213837</text:p>
          </table:table-cell>
          <table:table-cell office:value-type="string">
            <text:p>2731,726074</text:p>
          </table:table-cell>
          <table:table-cell office:value-type="string">
            <text:p>162,260773</text:p>
          </table:table-cell>
          <table:table-cell office:value-type="string">
            <text:p>5852,855957</text:p>
          </table:table-cell>
          <table:table-cell office:value-type="string">
            <text:p>167,932800</text:p>
          </table:table-cell>
          <table:table-cell office:value-type="string">
            <text:p>6,487846</text:p>
          </table:table-cell>
          <table:table-cell office:value-type="string">
            <text:p>25,951694</text:p>
          </table:table-cell>
          <table:table-cell office:value-type="string">
            <text:p>407,541046</text:p>
          </table:table-cell>
          <table:table-cell office:value-type="string">
            <text:p>26,810463</text:p>
          </table:table-cell>
          <table:table-cell office:value-type="string">
            <text:p>137,087845</text:p>
          </table:table-cell>
          <table:table-cell office:value-type="string">
            <text:p>17,504000</text:p>
          </table:table-cell>
          <table:table-cell office:value-type="string">
            <text:p>793,029602</text:p>
          </table:table-cell>
          <table:table-cell office:value-type="string">
            <text:p>18,216604</text:p>
          </table:table-cell>
          <table:table-cell office:value-type="string">
            <text:p>794,475952</text:p>
          </table:table-cell>
          <table:table-cell office:value-type="string">
            <text:p>18,373306</text:p>
          </table:table-cell>
          <table:table-cell office:value-type="string">
            <text:p>219,631760</text:p>
          </table:table-cell>
          <table:table-cell office:value-type="string">
            <text:p>8,573161</text:p>
          </table:table-cell>
          <table:table-cell office:value-type="string">
            <text:p>6,776631</text:p>
          </table:table-cell>
          <table:table-cell office:value-type="string">
            <text:p>5,915488</text:p>
          </table:table-cell>
          <table:table-cell office:value-type="string">
            <text:p>42,180893</text:p>
          </table:table-cell>
          <table:table-cell office:value-type="string">
            <text:p>7,973907</text:p>
          </table:table-cell>
          <table:table-cell office:value-type="string">
            <text:p>30,949860</text:p>
          </table:table-cell>
          <table:table-cell office:value-type="string">
            <text:p>5,583161</text:p>
          </table:table-cell>
          <table:table-cell office:value-type="string">
            <text:p>1141,809082</text:p>
          </table:table-cell>
          <table:table-cell office:value-type="string">
            <text:p>23,046312</text:p>
          </table:table-cell>
          <table:table-cell office:value-type="string">
            <text:p>66,509338</text:p>
          </table:table-cell>
          <table:table-cell office:value-type="string">
            <text:p>9,1925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2,720558</text:p>
          </table:table-cell>
          <table:table-cell office:value-type="string">
            <text:p>18,795568</text:p>
          </table:table-cell>
          <table:table-cell office:value-type="string">
            <text:p>54,332214</text:p>
          </table:table-cell>
          <table:table-cell office:value-type="string">
            <text:p>10,691710</text:p>
          </table:table-cell>
          <table:table-cell office:value-type="string">
            <text:p>23,053345</text:p>
          </table:table-cell>
          <table:table-cell office:value-type="string">
            <text:p>11,544969</text:p>
          </table:table-cell>
          <table:table-cell office:value-type="string">
            <text:p>38,661724</text:p>
          </table:table-cell>
          <table:table-cell office:value-type="string">
            <text:p>11,869098</text:p>
          </table:table-cell>
          <table:table-cell office:value-type="string">
            <text:p>2,903537</text:p>
          </table:table-cell>
          <table:table-cell office:value-type="string">
            <text:p>12,423908</text:p>
          </table:table-cell>
          <table:table-cell office:value-type="string">
            <text:p>78,135246</text:p>
          </table:table-cell>
          <table:table-cell office:value-type="string">
            <text:p>23,584789</text:p>
          </table:table-cell>
        </table:table-row>
        <table:table-row table:style-name="ro1">
          <table:table-cell office:value-type="string">
            <text:p>AFR248 <text:s text:c="5"/></text:p>
          </table:table-cell>
          <table:table-cell office:value-type="string">
            <text:p>1875,579956</text:p>
          </table:table-cell>
          <table:table-cell office:value-type="string">
            <text:p>637,211060</text:p>
          </table:table-cell>
          <table:table-cell office:value-type="string">
            <text:p>782,090515</text:p>
          </table:table-cell>
          <table:table-cell office:value-type="string">
            <text:p>390,122040</text:p>
          </table:table-cell>
          <table:table-cell office:value-type="string">
            <text:p>751,265320</text:p>
          </table:table-cell>
          <table:table-cell office:value-type="string">
            <text:p>124,864319</text:p>
          </table:table-cell>
          <table:table-cell office:value-type="string">
            <text:p>819,878784</text:p>
          </table:table-cell>
          <table:table-cell office:value-type="string">
            <text:p>71,014641</text:p>
          </table:table-cell>
          <table:table-cell office:value-type="string">
            <text:p>2,595139</text:p>
          </table:table-cell>
          <table:table-cell office:value-type="string">
            <text:p>20,436779</text:p>
          </table:table-cell>
          <table:table-cell office:value-type="string">
            <text:p>254,431686</text:p>
          </table:table-cell>
          <table:table-cell office:value-type="string">
            <text:p>21,373156</text:p>
          </table:table-cell>
          <table:table-cell office:value-type="string">
            <text:p>214,803635</text:p>
          </table:table-cell>
          <table:table-cell office:value-type="string">
            <text:p>15,788659</text:p>
          </table:table-cell>
          <table:table-cell office:value-type="string">
            <text:p>819,033630</text:p>
          </table:table-cell>
          <table:table-cell office:value-type="string">
            <text:p>17,903152</text:p>
          </table:table-cell>
          <table:table-cell office:value-type="string">
            <text:p>278,448029</text:p>
          </table:table-cell>
          <table:table-cell office:value-type="string">
            <text:p>12,587207</text:p>
          </table:table-cell>
          <table:table-cell office:value-type="string">
            <text:p>34,903477</text:p>
          </table:table-cell>
          <table:table-cell office:value-type="string">
            <text:p>4,8223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,632494</text:p>
          </table:table-cell>
          <table:table-cell office:value-type="string">
            <text:p>7,211928</text:p>
          </table:table-cell>
          <table:table-cell office:value-type="string">
            <text:p>14,182544</text:p>
          </table:table-cell>
          <table:table-cell office:value-type="string">
            <text:p>4,413710</text:p>
          </table:table-cell>
          <table:table-cell office:value-type="string">
            <text:p>234,484955</text:p>
          </table:table-cell>
          <table:table-cell office:value-type="string">
            <text:p>10,278061</text:p>
          </table:table-cell>
          <table:table-cell office:value-type="string">
            <text:p>48,580090</text:p>
          </table:table-cell>
          <table:table-cell office:value-type="string">
            <text:p>7,4237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7,977066</text:p>
          </table:table-cell>
          <table:table-cell office:value-type="string">
            <text:p>18,029022</text:p>
          </table:table-cell>
          <table:table-cell office:value-type="string">
            <text:p>39,161671</text:p>
          </table:table-cell>
          <table:table-cell office:value-type="string">
            <text:p>8,557658</text:p>
          </table:table-cell>
          <table:table-cell office:value-type="string">
            <text:p>16,390806</text:p>
          </table:table-cell>
          <table:table-cell office:value-type="string">
            <text:p>9,056373</text:p>
          </table:table-cell>
          <table:table-cell office:value-type="string">
            <text:p>21,484402</text:p>
          </table:table-cell>
          <table:table-cell office:value-type="string">
            <text:p>9,487717</text:p>
          </table:table-cell>
          <table:table-cell office:value-type="string">
            <text:p>9,045633</text:p>
          </table:table-cell>
          <table:table-cell office:value-type="string">
            <text:p>9,968432</text:p>
          </table:table-cell>
          <table:table-cell office:value-type="string">
            <text:p>49,145657</text:p>
          </table:table-cell>
          <table:table-cell office:value-type="string">
            <text:p>18,917353</text:p>
          </table:table-cell>
        </table:table-row>
        <table:table-row table:style-name="ro1">
          <table:table-cell office:value-type="string">
            <text:p>AFR249 <text:s text:c="5"/></text:p>
          </table:table-cell>
          <table:table-cell office:value-type="string">
            <text:p>1144,114014</text:p>
          </table:table-cell>
          <table:table-cell office:value-type="string">
            <text:p>769,866150</text:p>
          </table:table-cell>
          <table:table-cell office:value-type="string">
            <text:p>708,657410</text:p>
          </table:table-cell>
          <table:table-cell office:value-type="string">
            <text:p>430,202271</text:p>
          </table:table-cell>
          <table:table-cell office:value-type="string">
            <text:p>868,060181</text:p>
          </table:table-cell>
          <table:table-cell office:value-type="string">
            <text:p>137,609024</text:p>
          </table:table-cell>
          <table:table-cell office:value-type="string">
            <text:p>1079,352539</text:p>
          </table:table-cell>
          <table:table-cell office:value-type="string">
            <text:p>82,366150</text:p>
          </table:table-cell>
          <table:table-cell office:value-type="string">
            <text:p>25,626993</text:p>
          </table:table-cell>
          <table:table-cell office:value-type="string">
            <text:p>25,307560</text:p>
          </table:table-cell>
          <table:table-cell office:value-type="string">
            <text:p>280,222839</text:p>
          </table:table-cell>
          <table:table-cell office:value-type="string">
            <text:p>24,873211</text:p>
          </table:table-cell>
          <table:table-cell office:value-type="string">
            <text:p>170,974731</text:p>
          </table:table-cell>
          <table:table-cell office:value-type="string">
            <text:p>17,443268</text:p>
          </table:table-cell>
          <table:table-cell office:value-type="string">
            <text:p>787,369934</text:p>
          </table:table-cell>
          <table:table-cell office:value-type="string">
            <text:p>18,290777</text:p>
          </table:table-cell>
          <table:table-cell office:value-type="string">
            <text:p>377,997925</text:p>
          </table:table-cell>
          <table:table-cell office:value-type="string">
            <text:p>14,183710</text:p>
          </table:table-cell>
          <table:table-cell office:value-type="string">
            <text:p>48,841572</text:p>
          </table:table-cell>
          <table:table-cell office:value-type="string">
            <text:p>5,770407</text:p>
          </table:table-cell>
          <table:table-cell office:value-type="string">
            <text:p>5,205685</text:p>
          </table:table-cell>
          <table:table-cell office:value-type="string">
            <text:p>5,637753</text:p>
          </table:table-cell>
          <table:table-cell office:value-type="string">
            <text:p>44,016731</text:p>
          </table:table-cell>
          <table:table-cell office:value-type="string">
            <text:p>7,804455</text:p>
          </table:table-cell>
          <table:table-cell office:value-type="string">
            <text:p>22,970776</text:p>
          </table:table-cell>
          <table:table-cell office:value-type="string">
            <text:p>5,322596</text:p>
          </table:table-cell>
          <table:table-cell office:value-type="string">
            <text:p>269,065491</text:p>
          </table:table-cell>
          <table:table-cell office:value-type="string">
            <text:p>11,362268</text:p>
          </table:table-cell>
          <table:table-cell office:value-type="string">
            <text:p>56,075405</text:p>
          </table:table-cell>
          <table:table-cell office:value-type="string">
            <text:p>8,8604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0,364754</text:p>
          </table:table-cell>
          <table:table-cell office:value-type="string">
            <text:p>18,593538</text:p>
          </table:table-cell>
          <table:table-cell office:value-type="string">
            <text:p>39,291702</text:p>
          </table:table-cell>
          <table:table-cell office:value-type="string">
            <text:p>10,071986</text:p>
          </table:table-cell>
          <table:table-cell office:value-type="string">
            <text:p>6,976353</text:p>
          </table:table-cell>
          <table:table-cell office:value-type="string">
            <text:p>10,935853</text:p>
          </table:table-cell>
          <table:table-cell office:value-type="string">
            <text:p>23,548738</text:p>
          </table:table-cell>
          <table:table-cell office:value-type="string">
            <text:p>11,475550</text:p>
          </table:table-cell>
          <table:table-cell office:value-type="string">
            <text:p>10,190296</text:p>
          </table:table-cell>
          <table:table-cell office:value-type="string">
            <text:p>11,755337</text:p>
          </table:table-cell>
          <table:table-cell office:value-type="string">
            <text:p>58,516033</text:p>
          </table:table-cell>
          <table:table-cell office:value-type="string">
            <text:p>22,778227</text:p>
          </table:table-cell>
        </table:table-row>
        <table:table-row table:style-name="ro1">
          <table:table-cell office:value-type="string">
            <text:p>AFR250 <text:s text:c="5"/></text:p>
          </table:table-cell>
          <table:table-cell office:value-type="string">
            <text:p>1889,799438</text:p>
          </table:table-cell>
          <table:table-cell office:value-type="string">
            <text:p>591,211731</text:p>
          </table:table-cell>
          <table:table-cell office:value-type="string">
            <text:p>276,218689</text:p>
          </table:table-cell>
          <table:table-cell office:value-type="string">
            <text:p>372,710083</text:p>
          </table:table-cell>
          <table:table-cell office:value-type="string">
            <text:p>710,604187</text:p>
          </table:table-cell>
          <table:table-cell office:value-type="string">
            <text:p>120,294128</text:p>
          </table:table-cell>
          <table:table-cell office:value-type="string">
            <text:p>1099,133057</text:p>
          </table:table-cell>
          <table:table-cell office:value-type="string">
            <text:p>72,134346</text:p>
          </table:table-cell>
          <table:table-cell office:value-type="string">
            <text:p>2,595139</text:p>
          </table:table-cell>
          <table:table-cell office:value-type="string">
            <text:p>18,814821</text:p>
          </table:table-cell>
          <table:table-cell office:value-type="string">
            <text:p>299,873260</text:p>
          </table:table-cell>
          <table:table-cell office:value-type="string">
            <text:p>20,573139</text:p>
          </table:table-cell>
          <table:table-cell office:value-type="string">
            <text:p>97,879890</text:p>
          </table:table-cell>
          <table:table-cell office:value-type="string">
            <text:p>13,118163</text:p>
          </table:table-cell>
          <table:table-cell office:value-type="string">
            <text:p>823,087219</text:p>
          </table:table-cell>
          <table:table-cell office:value-type="string">
            <text:p>17,493687</text:p>
          </table:table-cell>
          <table:table-cell office:value-type="string">
            <text:p>294,345062</text:p>
          </table:table-cell>
          <table:table-cell office:value-type="string">
            <text:p>12,440349</text:p>
          </table:table-cell>
          <table:table-cell office:value-type="string">
            <text:p>46,822685</text:p>
          </table:table-cell>
          <table:table-cell office:value-type="string">
            <text:p>4,477448</text:p>
          </table:table-cell>
          <table:table-cell office:value-type="string">
            <text:p>3,573133</text:p>
          </table:table-cell>
          <table:table-cell office:value-type="string">
            <text:p>4,220514</text:p>
          </table:table-cell>
          <table:table-cell office:value-type="string">
            <text:p>30,622869</text:p>
          </table:table-cell>
          <table:table-cell office:value-type="string">
            <text:p>7,026708</text:p>
          </table:table-cell>
          <table:table-cell office:value-type="string">
            <text:p>15,126548</text:p>
          </table:table-cell>
          <table:table-cell office:value-type="string">
            <text:p>3,966408</text:p>
          </table:table-cell>
          <table:table-cell office:value-type="string">
            <text:p>346,336121</text:p>
          </table:table-cell>
          <table:table-cell office:value-type="string">
            <text:p>11,192732</text:p>
          </table:table-cell>
          <table:table-cell office:value-type="string">
            <text:p>33,050079</text:p>
          </table:table-cell>
          <table:table-cell office:value-type="string">
            <text:p>6,56767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1,982140</text:p>
          </table:table-cell>
          <table:table-cell office:value-type="string">
            <text:p>17,755415</text:p>
          </table:table-cell>
          <table:table-cell office:value-type="string">
            <text:p>24,511261</text:p>
          </table:table-cell>
          <table:table-cell office:value-type="string">
            <text:p>7,593570</text:p>
          </table:table-cell>
          <table:table-cell office:value-type="string">
            <text:p>17,211554</text:p>
          </table:table-cell>
          <table:table-cell office:value-type="string">
            <text:p>8,236479</text:p>
          </table:table-cell>
          <table:table-cell office:value-type="string">
            <text:p>20,617889</text:p>
          </table:table-cell>
          <table:table-cell office:value-type="string">
            <text:p>8,468515</text:p>
          </table:table-cell>
          <table:table-cell office:value-type="string">
            <text:p>8,375587</text:p>
          </table:table-cell>
          <table:table-cell office:value-type="string">
            <text:p>8,823721</text:p>
          </table:table-cell>
          <table:table-cell office:value-type="string">
            <text:p>46,754257</text:p>
          </table:table-cell>
          <table:table-cell office:value-type="string">
            <text:p>16,770611</text:p>
          </table:table-cell>
        </table:table-row>
        <table:table-row table:style-name="ro1">
          <table:table-cell office:value-type="string">
            <text:p>AFR251 <text:s text:c="5"/></text:p>
          </table:table-cell>
          <table:table-cell office:value-type="string">
            <text:p>981,121033</text:p>
          </table:table-cell>
          <table:table-cell office:value-type="string">
            <text:p>545,173340</text:p>
          </table:table-cell>
          <table:table-cell office:value-type="string">
            <text:p>548,787659</text:p>
          </table:table-cell>
          <table:table-cell office:value-type="string">
            <text:p>368,110199</text:p>
          </table:table-cell>
          <table:table-cell office:value-type="string">
            <text:p>616,769165</text:p>
          </table:table-cell>
          <table:table-cell office:value-type="string">
            <text:p>116,217819</text:p>
          </table:table-cell>
          <table:table-cell office:value-type="string">
            <text:p>757,408325</text:p>
          </table:table-cell>
          <table:table-cell office:value-type="string">
            <text:p>65,335777</text:p>
          </table:table-cell>
          <table:table-cell office:value-type="string">
            <text:p>9,397578</text:p>
          </table:table-cell>
          <table:table-cell office:value-type="string">
            <text:p>17,823938</text:p>
          </table:table-cell>
          <table:table-cell office:value-type="string">
            <text:p>256,211456</text:p>
          </table:table-cell>
          <table:table-cell office:value-type="string">
            <text:p>14,259104</text:p>
          </table:table-cell>
          <table:table-cell office:value-type="string">
            <text:p>273,190704</text:p>
          </table:table-cell>
          <table:table-cell office:value-type="string">
            <text:p>12,550572</text:p>
          </table:table-cell>
          <table:table-cell office:value-type="string">
            <text:p>612,804504</text:p>
          </table:table-cell>
          <table:table-cell office:value-type="string">
            <text:p>13,124290</text:p>
          </table:table-cell>
          <table:table-cell office:value-type="string">
            <text:p>303,125000</text:p>
          </table:table-cell>
          <table:table-cell office:value-type="string">
            <text:p>11,118714</text:p>
          </table:table-cell>
          <table:table-cell office:value-type="string">
            <text:p>39,210960</text:p>
          </table:table-cell>
          <table:table-cell office:value-type="string">
            <text:p>4,310442</text:p>
          </table:table-cell>
          <table:table-cell office:value-type="string">
            <text:p>3,015537</text:p>
          </table:table-cell>
          <table:table-cell office:value-type="string">
            <text:p>4,154433</text:p>
          </table:table-cell>
          <table:table-cell office:value-type="string">
            <text:p>17,222380</text:p>
          </table:table-cell>
          <table:table-cell office:value-type="string">
            <text:p>6,957626</text:p>
          </table:table-cell>
          <table:table-cell office:value-type="string">
            <text:p>16,121170</text:p>
          </table:table-cell>
          <table:table-cell office:value-type="string">
            <text:p>3,963736</text:p>
          </table:table-cell>
          <table:table-cell office:value-type="string">
            <text:p>195,625565</text:p>
          </table:table-cell>
          <table:table-cell office:value-type="string">
            <text:p>9,542656</text:p>
          </table:table-cell>
          <table:table-cell office:value-type="string">
            <text:p>31,250610</text:p>
          </table:table-cell>
          <table:table-cell office:value-type="string">
            <text:p>6,5771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,114452</text:p>
          </table:table-cell>
          <table:table-cell office:value-type="string">
            <text:p>17,722052</text:p>
          </table:table-cell>
          <table:table-cell office:value-type="string">
            <text:p>27,408428</text:p>
          </table:table-cell>
          <table:table-cell office:value-type="string">
            <text:p>7,630997</text:p>
          </table:table-cell>
          <table:table-cell office:value-type="string">
            <text:p>13,118279</text:p>
          </table:table-cell>
          <table:table-cell office:value-type="string">
            <text:p>8,177656</text:p>
          </table:table-cell>
          <table:table-cell office:value-type="string">
            <text:p>16,853924</text:p>
          </table:table-cell>
          <table:table-cell office:value-type="string">
            <text:p>8,508181</text:p>
          </table:table-cell>
          <table:table-cell office:value-type="string">
            <text:p>12,801298</text:p>
          </table:table-cell>
          <table:table-cell office:value-type="string">
            <text:p>8,900093</text:p>
          </table:table-cell>
          <table:table-cell office:value-type="string">
            <text:p>52,409679</text:p>
          </table:table-cell>
          <table:table-cell office:value-type="string">
            <text:p>16,907038</text:p>
          </table:table-cell>
        </table:table-row>
        <table:table-row table:style-name="ro1">
          <table:table-cell office:value-type="string">
            <text:p>AFR252 <text:s text:c="5"/></text:p>
          </table:table-cell>
          <table:table-cell office:value-type="string">
            <text:p>528,523193</text:p>
          </table:table-cell>
          <table:table-cell office:value-type="string">
            <text:p>506,932068</text:p>
          </table:table-cell>
          <table:table-cell office:value-type="string">
            <text:p>263,979828</text:p>
          </table:table-cell>
          <table:table-cell office:value-type="string">
            <text:p>362,546112</text:p>
          </table:table-cell>
          <table:table-cell office:value-type="string">
            <text:p>1119,214478</text:p>
          </table:table-cell>
          <table:table-cell office:value-type="string">
            <text:p>121,189468</text:p>
          </table:table-cell>
          <table:table-cell office:value-type="string">
            <text:p>2267,346680</text:p>
          </table:table-cell>
          <table:table-cell office:value-type="string">
            <text:p>88,516083</text:p>
          </table:table-cell>
          <table:table-cell office:value-type="string">
            <text:p>25,302601</text:p>
          </table:table-cell>
          <table:table-cell office:value-type="string">
            <text:p>17,524168</text:p>
          </table:table-cell>
          <table:table-cell office:value-type="string">
            <text:p>390,961029</text:p>
          </table:table-cell>
          <table:table-cell office:value-type="string">
            <text:p>15,957667</text:p>
          </table:table-cell>
          <table:table-cell office:value-type="string">
            <text:p>314,923981</text:p>
          </table:table-cell>
          <table:table-cell office:value-type="string">
            <text:p>12,942775</text:p>
          </table:table-cell>
          <table:table-cell office:value-type="string">
            <text:p>817,809875</text:p>
          </table:table-cell>
          <table:table-cell office:value-type="string">
            <text:p>15,415310</text:p>
          </table:table-cell>
          <table:table-cell office:value-type="string">
            <text:p>569,714722</text:p>
          </table:table-cell>
          <table:table-cell office:value-type="string">
            <text:p>13,327399</text:p>
          </table:table-cell>
          <table:table-cell office:value-type="string">
            <text:p>73,301178</text:p>
          </table:table-cell>
          <table:table-cell office:value-type="string">
            <text:p>4,568756</text:p>
          </table:table-cell>
          <table:table-cell office:value-type="string">
            <text:p>0,092409</text:p>
          </table:table-cell>
          <table:table-cell office:value-type="string">
            <text:p>3,850359</text:p>
          </table:table-cell>
          <table:table-cell office:value-type="string">
            <text:p>27,080477</text:p>
          </table:table-cell>
          <table:table-cell office:value-type="string">
            <text:p>6,863482</text:p>
          </table:table-cell>
          <table:table-cell office:value-type="string">
            <text:p>13,463301</text:p>
          </table:table-cell>
          <table:table-cell office:value-type="string">
            <text:p>3,650267</text:p>
          </table:table-cell>
          <table:table-cell office:value-type="string">
            <text:p>470,301514</text:p>
          </table:table-cell>
          <table:table-cell office:value-type="string">
            <text:p>12,476636</text:p>
          </table:table-cell>
          <table:table-cell office:value-type="string">
            <text:p>30,669434</text:p>
          </table:table-cell>
          <table:table-cell office:value-type="string">
            <text:p>6,0270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9,616074</text:p>
          </table:table-cell>
          <table:table-cell office:value-type="string">
            <text:p>17,516518</text:p>
          </table:table-cell>
          <table:table-cell office:value-type="string">
            <text:p>36,387627</text:p>
          </table:table-cell>
          <table:table-cell office:value-type="string">
            <text:p>6,998313</text:p>
          </table:table-cell>
          <table:table-cell office:value-type="string">
            <text:p>20,977335</text:p>
          </table:table-cell>
          <table:table-cell office:value-type="string">
            <text:p>7,515346</text:p>
          </table:table-cell>
          <table:table-cell office:value-type="string">
            <text:p>20,235603</text:p>
          </table:table-cell>
          <table:table-cell office:value-type="string">
            <text:p>7,704374</text:p>
          </table:table-cell>
          <table:table-cell office:value-type="string">
            <text:p>12,479623</text:p>
          </table:table-cell>
          <table:table-cell office:value-type="string">
            <text:p>8,071972</text:p>
          </table:table-cell>
          <table:table-cell office:value-type="string">
            <text:p>41,922661</text:p>
          </table:table-cell>
          <table:table-cell office:value-type="string">
            <text:p>15,400260</text:p>
          </table:table-cell>
        </table:table-row>
        <table:table-row table:style-name="ro1">
          <table:table-cell office:value-type="string">
            <text:p>AFR253 <text:s text:c="5"/></text:p>
          </table:table-cell>
          <table:table-cell office:value-type="string">
            <text:p>849,647461</text:p>
          </table:table-cell>
          <table:table-cell office:value-type="string">
            <text:p>527,267212</text:p>
          </table:table-cell>
          <table:table-cell office:value-type="string">
            <text:p>648,332031</text:p>
          </table:table-cell>
          <table:table-cell office:value-type="string">
            <text:p>363,718414</text:p>
          </table:table-cell>
          <table:table-cell office:value-type="string">
            <text:p>1063,952026</text:p>
          </table:table-cell>
          <table:table-cell office:value-type="string">
            <text:p>120,718933</text:p>
          </table:table-cell>
          <table:table-cell office:value-type="string">
            <text:p>2418,816650</text:p>
          </table:table-cell>
          <table:table-cell office:value-type="string">
            <text:p>91,125778</text:p>
          </table:table-cell>
          <table:table-cell office:value-type="string">
            <text:p>18,834394</text:p>
          </table:table-cell>
          <table:table-cell office:value-type="string">
            <text:p>17,863995</text:p>
          </table:table-cell>
          <table:table-cell office:value-type="string">
            <text:p>368,214813</text:p>
          </table:table-cell>
          <table:table-cell office:value-type="string">
            <text:p>15,424435</text:p>
          </table:table-cell>
          <table:table-cell office:value-type="string">
            <text:p>103,028343</text:p>
          </table:table-cell>
          <table:table-cell office:value-type="string">
            <text:p>9,952196</text:p>
          </table:table-cell>
          <table:table-cell office:value-type="string">
            <text:p>472,377441</text:p>
          </table:table-cell>
          <table:table-cell office:value-type="string">
            <text:p>11,572124</text:p>
          </table:table-cell>
          <table:table-cell office:value-type="string">
            <text:p>715,214294</text:p>
          </table:table-cell>
          <table:table-cell office:value-type="string">
            <text:p>14,659195</text:p>
          </table:table-cell>
          <table:table-cell office:value-type="string">
            <text:p>70,812576</text:p>
          </table:table-cell>
          <table:table-cell office:value-type="string">
            <text:p>4,6174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8,831621</text:p>
          </table:table-cell>
          <table:table-cell office:value-type="string">
            <text:p>6,855161</text:p>
          </table:table-cell>
          <table:table-cell office:value-type="string">
            <text:p>18,787298</text:p>
          </table:table-cell>
          <table:table-cell office:value-type="string">
            <text:p>3,752230</text:p>
          </table:table-cell>
          <table:table-cell office:value-type="string">
            <text:p>522,537109</text:p>
          </table:table-cell>
          <table:table-cell office:value-type="string">
            <text:p>13,167334</text:p>
          </table:table-cell>
          <table:table-cell office:value-type="string">
            <text:p>27,927334</text:p>
          </table:table-cell>
          <table:table-cell office:value-type="string">
            <text:p>6,1413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,989611</text:p>
          </table:table-cell>
          <table:table-cell office:value-type="string">
            <text:p>17,572857</text:p>
          </table:table-cell>
          <table:table-cell office:value-type="string">
            <text:p>31,587666</text:p>
          </table:table-cell>
          <table:table-cell office:value-type="string">
            <text:p>7,087288</text:p>
          </table:table-cell>
          <table:table-cell office:value-type="string">
            <text:p>13,918940</text:p>
          </table:table-cell>
          <table:table-cell office:value-type="string">
            <text:p>7,639515</text:p>
          </table:table-cell>
          <table:table-cell office:value-type="string">
            <text:p>25,869421</text:p>
          </table:table-cell>
          <table:table-cell office:value-type="string">
            <text:p>7,870111</text:p>
          </table:table-cell>
          <table:table-cell office:value-type="string">
            <text:p>9,977351</text:p>
          </table:table-cell>
          <table:table-cell office:value-type="string">
            <text:p>8,246774</text:p>
          </table:table-cell>
          <table:table-cell office:value-type="string">
            <text:p>36,641232</text:p>
          </table:table-cell>
          <table:table-cell office:value-type="string">
            <text:p>15,653871</text:p>
          </table:table-cell>
        </table:table-row>
        <table:table-row table:style-name="ro1">
          <table:table-cell office:value-type="string">
            <text:p>AFR254 <text:s text:c="5"/></text:p>
          </table:table-cell>
          <table:table-cell office:value-type="string">
            <text:p>874,887573</text:p>
          </table:table-cell>
          <table:table-cell office:value-type="string">
            <text:p>546,483887</text:p>
          </table:table-cell>
          <table:table-cell office:value-type="string">
            <text:p>410,845856</text:p>
          </table:table-cell>
          <table:table-cell office:value-type="string">
            <text:p>367,878632</text:p>
          </table:table-cell>
          <table:table-cell office:value-type="string">
            <text:p>1234,341553</text:p>
          </table:table-cell>
          <table:table-cell office:value-type="string">
            <text:p>124,802040</text:p>
          </table:table-cell>
          <table:table-cell office:value-type="string">
            <text:p>2489,005127</text:p>
          </table:table-cell>
          <table:table-cell office:value-type="string">
            <text:p>94,049278</text:p>
          </table:table-cell>
          <table:table-cell office:value-type="string">
            <text:p>9,731770</text:p>
          </table:table-cell>
          <table:table-cell office:value-type="string">
            <text:p>17,842592</text:p>
          </table:table-cell>
          <table:table-cell office:value-type="string">
            <text:p>310,312531</text:p>
          </table:table-cell>
          <table:table-cell office:value-type="string">
            <text:p>15,184381</text:p>
          </table:table-cell>
          <table:table-cell office:value-type="string">
            <text:p>130,226456</text:p>
          </table:table-cell>
          <table:table-cell office:value-type="string">
            <text:p>10,710495</text:p>
          </table:table-cell>
          <table:table-cell office:value-type="string">
            <text:p>603,658997</text:p>
          </table:table-cell>
          <table:table-cell office:value-type="string">
            <text:p>13,107737</text:p>
          </table:table-cell>
          <table:table-cell office:value-type="string">
            <text:p>455,518158</text:p>
          </table:table-cell>
          <table:table-cell office:value-type="string">
            <text:p>12,360974</text:p>
          </table:table-cell>
          <table:table-cell office:value-type="string">
            <text:p>73,495300</text:p>
          </table:table-cell>
          <table:table-cell office:value-type="string">
            <text:p>4,783557</text:p>
          </table:table-cell>
          <table:table-cell office:value-type="string">
            <text:p>3,757950</text:p>
          </table:table-cell>
          <table:table-cell office:value-type="string">
            <text:p>4,189771</text:p>
          </table:table-cell>
          <table:table-cell office:value-type="string">
            <text:p>27,830330</text:p>
          </table:table-cell>
          <table:table-cell office:value-type="string">
            <text:p>6,992169</text:p>
          </table:table-cell>
          <table:table-cell office:value-type="string">
            <text:p>21,195148</text:p>
          </table:table-cell>
          <table:table-cell office:value-type="string">
            <text:p>3,931860</text:p>
          </table:table-cell>
          <table:table-cell office:value-type="string">
            <text:p>502,419220</text:p>
          </table:table-cell>
          <table:table-cell office:value-type="string">
            <text:p>13,104524</text:p>
          </table:table-cell>
          <table:table-cell office:value-type="string">
            <text:p>30,502045</text:p>
          </table:table-cell>
          <table:table-cell office:value-type="string">
            <text:p>6,39765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,337030</text:p>
          </table:table-cell>
          <table:table-cell office:value-type="string">
            <text:p>17,644863</text:p>
          </table:table-cell>
          <table:table-cell office:value-type="string">
            <text:p>38,056385</text:p>
          </table:table-cell>
          <table:table-cell office:value-type="string">
            <text:p>7,432351</text:p>
          </table:table-cell>
          <table:table-cell office:value-type="string">
            <text:p>10,838693</text:p>
          </table:table-cell>
          <table:table-cell office:value-type="string">
            <text:p>8,040471</text:p>
          </table:table-cell>
          <table:table-cell office:value-type="string">
            <text:p>17,738010</text:p>
          </table:table-cell>
          <table:table-cell office:value-type="string">
            <text:p>8,211935</text:p>
          </table:table-cell>
          <table:table-cell office:value-type="string">
            <text:p>7,705540</text:p>
          </table:table-cell>
          <table:table-cell office:value-type="string">
            <text:p>8,544354</text:p>
          </table:table-cell>
          <table:table-cell office:value-type="string">
            <text:p>45,387745</text:p>
          </table:table-cell>
          <table:table-cell office:value-type="string">
            <text:p>16,379099</text:p>
          </table:table-cell>
        </table:table-row>
        <table:table-row table:style-name="ro1">
          <table:table-cell office:value-type="string">
            <text:p>AFR255 <text:s text:c="5"/></text:p>
          </table:table-cell>
          <table:table-cell office:value-type="string">
            <text:p>2470,109863</text:p>
          </table:table-cell>
          <table:table-cell office:value-type="string">
            <text:p>836,119873</text:p>
          </table:table-cell>
          <table:table-cell office:value-type="string">
            <text:p>692,339050</text:p>
          </table:table-cell>
          <table:table-cell office:value-type="string">
            <text:p>439,282166</text:p>
          </table:table-cell>
          <table:table-cell office:value-type="string">
            <text:p>669,519226</text:p>
          </table:table-cell>
          <table:table-cell office:value-type="string">
            <text:p>142,224426</text:p>
          </table:table-cell>
          <table:table-cell office:value-type="string">
            <text:p>572,040527</text:p>
          </table:table-cell>
          <table:table-cell office:value-type="string">
            <text:p>77,566696</text:p>
          </table:table-cell>
          <table:table-cell office:value-type="string">
            <text:p>30,492878</text:p>
          </table:table-cell>
          <table:table-cell office:value-type="string">
            <text:p>25,309624</text:p>
          </table:table-cell>
          <table:table-cell office:value-type="string">
            <text:p>242,764267</text:p>
          </table:table-cell>
          <table:table-cell office:value-type="string">
            <text:p>17,937202</text:p>
          </table:table-cell>
          <table:table-cell office:value-type="string">
            <text:p>165,093552</text:p>
          </table:table-cell>
          <table:table-cell office:value-type="string">
            <text:p>14,254234</text:p>
          </table:table-cell>
          <table:table-cell office:value-type="string">
            <text:p>276,772858</text:p>
          </table:table-cell>
          <table:table-cell office:value-type="string">
            <text:p>10,827347</text:p>
          </table:table-cell>
          <table:table-cell office:value-type="string">
            <text:p>154,903793</text:p>
          </table:table-cell>
          <table:table-cell office:value-type="string">
            <text:p>10,901103</text:p>
          </table:table-cell>
          <table:table-cell office:value-type="string">
            <text:p>38,048279</text:p>
          </table:table-cell>
          <table:table-cell office:value-type="string">
            <text:p>6,098245</text:p>
          </table:table-cell>
          <table:table-cell office:value-type="string">
            <text:p>13,306839</text:p>
          </table:table-cell>
          <table:table-cell office:value-type="string">
            <text:p>6,411757</text:p>
          </table:table-cell>
          <table:table-cell office:value-type="string">
            <text:p>51,075665</text:p>
          </table:table-cell>
          <table:table-cell office:value-type="string">
            <text:p>8,209529</text:p>
          </table:table-cell>
          <table:table-cell office:value-type="string">
            <text:p>27,555939</text:p>
          </table:table-cell>
          <table:table-cell office:value-type="string">
            <text:p>5,800437</text:p>
          </table:table-cell>
          <table:table-cell office:value-type="string">
            <text:p>173,853851</text:p>
          </table:table-cell>
          <table:table-cell office:value-type="string">
            <text:p>11,277108</text:p>
          </table:table-cell>
          <table:table-cell office:value-type="string">
            <text:p>74,209244</text:p>
          </table:table-cell>
          <table:table-cell office:value-type="string">
            <text:p>9,98259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,846682</text:p>
          </table:table-cell>
          <table:table-cell office:value-type="string">
            <text:p>19,165913</text:p>
          </table:table-cell>
          <table:table-cell office:value-type="string">
            <text:p>50,561245</text:p>
          </table:table-cell>
          <table:table-cell office:value-type="string">
            <text:p>11,487950</text:p>
          </table:table-cell>
          <table:table-cell office:value-type="string">
            <text:p>23,222322</text:p>
          </table:table-cell>
          <table:table-cell office:value-type="string">
            <text:p>12,389517</text:p>
          </table:table-cell>
          <table:table-cell office:value-type="string">
            <text:p>31,168947</text:p>
          </table:table-cell>
          <table:table-cell office:value-type="string">
            <text:p>12,728408</text:p>
          </table:table-cell>
          <table:table-cell office:value-type="string">
            <text:p>13,596368</text:p>
          </table:table-cell>
          <table:table-cell office:value-type="string">
            <text:p>13,347606</text:p>
          </table:table-cell>
          <table:table-cell office:value-type="string">
            <text:p>79,843391</text:p>
          </table:table-cell>
          <table:table-cell office:value-type="string">
            <text:p>25,437384</text:p>
          </table:table-cell>
        </table:table-row>
        <table:table-row table:style-name="ro1">
          <table:table-cell office:value-type="string">
            <text:p>AFR256 <text:s text:c="5"/></text:p>
          </table:table-cell>
          <table:table-cell office:value-type="string">
            <text:p>1253,719971</text:p>
          </table:table-cell>
          <table:table-cell office:value-type="string">
            <text:p>585,721863</text:p>
          </table:table-cell>
          <table:table-cell office:value-type="string">
            <text:p>548,787659</text:p>
          </table:table-cell>
          <table:table-cell office:value-type="string">
            <text:p>373,218262</text:p>
          </table:table-cell>
          <table:table-cell office:value-type="string">
            <text:p>568,334717</text:p>
          </table:table-cell>
          <table:table-cell office:value-type="string">
            <text:p>118,695854</text:p>
          </table:table-cell>
          <table:table-cell office:value-type="string">
            <text:p>577,825562</text:p>
          </table:table-cell>
          <table:table-cell office:value-type="string">
            <text:p>65,022705</text:p>
          </table:table-cell>
          <table:table-cell office:value-type="string">
            <text:p>19,119209</text:p>
          </table:table-cell>
          <table:table-cell office:value-type="string">
            <text:p>18,474884</text:p>
          </table:table-cell>
          <table:table-cell office:value-type="string">
            <text:p>239,239746</text:p>
          </table:table-cell>
          <table:table-cell office:value-type="string">
            <text:p>14,358567</text:p>
          </table:table-cell>
          <table:table-cell office:value-type="string">
            <text:p>338,096222</text:p>
          </table:table-cell>
          <table:table-cell office:value-type="string">
            <text:p>13,721713</text:p>
          </table:table-cell>
          <table:table-cell office:value-type="string">
            <text:p>483,072571</text:p>
          </table:table-cell>
          <table:table-cell office:value-type="string">
            <text:p>11,791403</text:p>
          </table:table-cell>
          <table:table-cell office:value-type="string">
            <text:p>403,641785</text:p>
          </table:table-cell>
          <table:table-cell office:value-type="string">
            <text:p>11,890304</text:p>
          </table:table-cell>
          <table:table-cell office:value-type="string">
            <text:p>31,997076</text:p>
          </table:table-cell>
          <table:table-cell office:value-type="string">
            <text:p>4,422438</text:p>
          </table:table-cell>
          <table:table-cell office:value-type="string">
            <text:p>1,261602</text:p>
          </table:table-cell>
          <table:table-cell office:value-type="string">
            <text:p>4,307973</text:p>
          </table:table-cell>
          <table:table-cell office:value-type="string">
            <text:p>32,332905</text:p>
          </table:table-cell>
          <table:table-cell office:value-type="string">
            <text:p>7,086565</text:p>
          </table:table-cell>
          <table:table-cell office:value-type="string">
            <text:p>9,834364</text:p>
          </table:table-cell>
          <table:table-cell office:value-type="string">
            <text:p>4,001043</text:p>
          </table:table-cell>
          <table:table-cell office:value-type="string">
            <text:p>139,098145</text:p>
          </table:table-cell>
          <table:table-cell office:value-type="string">
            <text:p>9,086957</text:p>
          </table:table-cell>
          <table:table-cell office:value-type="string">
            <text:p>37,902046</text:p>
          </table:table-cell>
          <table:table-cell office:value-type="string">
            <text:p>6,6969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,812447</text:p>
          </table:table-cell>
          <table:table-cell office:value-type="string">
            <text:p>17,790207</text:p>
          </table:table-cell>
          <table:table-cell office:value-type="string">
            <text:p>28,274414</text:p>
          </table:table-cell>
          <table:table-cell office:value-type="string">
            <text:p>7,739754</text:p>
          </table:table-cell>
          <table:table-cell office:value-type="string">
            <text:p>15,360926</text:p>
          </table:table-cell>
          <table:table-cell office:value-type="string">
            <text:p>8,395641</text:p>
          </table:table-cell>
          <table:table-cell office:value-type="string">
            <text:p>16,293823</text:p>
          </table:table-cell>
          <table:table-cell office:value-type="string">
            <text:p>8,609648</text:p>
          </table:table-cell>
          <table:table-cell office:value-type="string">
            <text:p>7,920629</text:p>
          </table:table-cell>
          <table:table-cell office:value-type="string">
            <text:p>9,009581</text:p>
          </table:table-cell>
          <table:table-cell office:value-type="string">
            <text:p>51,093346</text:p>
          </table:table-cell>
          <table:table-cell office:value-type="string">
            <text:p>17,099730</text:p>
          </table:table-cell>
        </table:table-row>
        <table:table-row table:style-name="ro1">
          <table:table-cell office:value-type="string">
            <text:p>AFR257 <text:s text:c="5"/></text:p>
          </table:table-cell>
          <table:table-cell office:value-type="string">
            <text:p>1408,973389</text:p>
          </table:table-cell>
          <table:table-cell office:value-type="string">
            <text:p>559,623779</text:p>
          </table:table-cell>
          <table:table-cell office:value-type="string">
            <text:p>676,020569</text:p>
          </table:table-cell>
          <table:table-cell office:value-type="string">
            <text:p>371,218658</text:p>
          </table:table-cell>
          <table:table-cell office:value-type="string">
            <text:p>582,560791</text:p>
          </table:table-cell>
          <table:table-cell office:value-type="string">
            <text:p>117,149277</text:p>
          </table:table-cell>
          <table:table-cell office:value-type="string">
            <text:p>860,021545</text:p>
          </table:table-cell>
          <table:table-cell office:value-type="string">
            <text:p>67,827309</text:p>
          </table:table-cell>
          <table:table-cell office:value-type="string">
            <text:p>4,217100</text:p>
          </table:table-cell>
          <table:table-cell office:value-type="string">
            <text:p>18,166157</text:p>
          </table:table-cell>
          <table:table-cell office:value-type="string">
            <text:p>398,534637</text:p>
          </table:table-cell>
          <table:table-cell office:value-type="string">
            <text:p>16,569609</text:p>
          </table:table-cell>
          <table:table-cell office:value-type="string">
            <text:p>49,710098</text:p>
          </table:table-cell>
          <table:table-cell office:value-type="string">
            <text:p>9,695234</text:p>
          </table:table-cell>
          <table:table-cell office:value-type="string">
            <text:p>1055,899902</text:p>
          </table:table-cell>
          <table:table-cell office:value-type="string">
            <text:p>18,303623</text:p>
          </table:table-cell>
          <table:table-cell office:value-type="string">
            <text:p>465,699432</text:p>
          </table:table-cell>
          <table:table-cell office:value-type="string">
            <text:p>12,455921</text:p>
          </table:table-cell>
          <table:table-cell office:value-type="string">
            <text:p>52,452274</text:p>
          </table:table-cell>
          <table:table-cell office:value-type="string">
            <text:p>4,408321</text:p>
          </table:table-cell>
          <table:table-cell office:value-type="string">
            <text:p>0,431240</text:p>
          </table:table-cell>
          <table:table-cell office:value-type="string">
            <text:p>4,065987</text:p>
          </table:table-cell>
          <table:table-cell office:value-type="string">
            <text:p>18,082285</text:p>
          </table:table-cell>
          <table:table-cell office:value-type="string">
            <text:p>6,904042</text:p>
          </table:table-cell>
          <table:table-cell office:value-type="string">
            <text:p>16,834745</text:p>
          </table:table-cell>
          <table:table-cell office:value-type="string">
            <text:p>3,812136</text:p>
          </table:table-cell>
          <table:table-cell office:value-type="string">
            <text:p>310,013519</text:p>
          </table:table-cell>
          <table:table-cell office:value-type="string">
            <text:p>10,620365</text:p>
          </table:table-cell>
          <table:table-cell office:value-type="string">
            <text:p>28,623564</text:p>
          </table:table-cell>
          <table:table-cell office:value-type="string">
            <text:p>6,3027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9,556061</text:p>
          </table:table-cell>
          <table:table-cell office:value-type="string">
            <text:p>17,671911</text:p>
          </table:table-cell>
          <table:table-cell office:value-type="string">
            <text:p>18,161306</text:p>
          </table:table-cell>
          <table:table-cell office:value-type="string">
            <text:p>7,286608</text:p>
          </table:table-cell>
          <table:table-cell office:value-type="string">
            <text:p>9,873108</text:p>
          </table:table-cell>
          <table:table-cell office:value-type="string">
            <text:p>7,871193</text:p>
          </table:table-cell>
          <table:table-cell office:value-type="string">
            <text:p>15,291389</text:p>
          </table:table-cell>
          <table:table-cell office:value-type="string">
            <text:p>8,083145</text:p>
          </table:table-cell>
          <table:table-cell office:value-type="string">
            <text:p>6,923817</text:p>
          </table:table-cell>
          <table:table-cell office:value-type="string">
            <text:p>8,488282</text:p>
          </table:table-cell>
          <table:table-cell office:value-type="string">
            <text:p>34,797272</text:p>
          </table:table-cell>
          <table:table-cell office:value-type="string">
            <text:p>16,171837</text:p>
          </table:table-cell>
        </table:table-row>
        <table:table-row table:style-name="ro1">
          <table:table-cell office:value-type="string">
            <text:p>AFR258 <text:s text:c="5"/></text:p>
          </table:table-cell>
          <table:table-cell office:value-type="string">
            <text:p>931,330383</text:p>
          </table:table-cell>
          <table:table-cell office:value-type="string">
            <text:p>605,824158</text:p>
          </table:table-cell>
          <table:table-cell office:value-type="string">
            <text:p>255,361664</text:p>
          </table:table-cell>
          <table:table-cell office:value-type="string">
            <text:p>375,114410</text:p>
          </table:table-cell>
          <table:table-cell office:value-type="string">
            <text:p>504,432770</text:p>
          </table:table-cell>
          <table:table-cell office:value-type="string">
            <text:p>119,573227</text:p>
          </table:table-cell>
          <table:table-cell office:value-type="string">
            <text:p>515,640015</text:p>
          </table:table-cell>
          <table:table-cell office:value-type="string">
            <text:p>64,312241</text:p>
          </table:table-cell>
          <table:table-cell office:value-type="string">
            <text:p>30,785170</text:p>
          </table:table-cell>
          <table:table-cell office:value-type="string">
            <text:p>19,128679</text:p>
          </table:table-cell>
          <table:table-cell office:value-type="string">
            <text:p>313,260925</text:p>
          </table:table-cell>
          <table:table-cell office:value-type="string">
            <text:p>15,570831</text:p>
          </table:table-cell>
          <table:table-cell office:value-type="string">
            <text:p>27,976519</text:p>
          </table:table-cell>
          <table:table-cell office:value-type="string">
            <text:p>9,941928</text:p>
          </table:table-cell>
          <table:table-cell office:value-type="string">
            <text:p>488,344330</text:p>
          </table:table-cell>
          <table:table-cell office:value-type="string">
            <text:p>11,880520</text:p>
          </table:table-cell>
          <table:table-cell office:value-type="string">
            <text:p>243,647644</text:p>
          </table:table-cell>
          <table:table-cell office:value-type="string">
            <text:p>10,740067</text:p>
          </table:table-cell>
          <table:table-cell office:value-type="string">
            <text:p>30,755978</text:p>
          </table:table-cell>
          <table:table-cell office:value-type="string">
            <text:p>4,530996</text:p>
          </table:table-cell>
          <table:table-cell office:value-type="string">
            <text:p>4,707930</text:p>
          </table:table-cell>
          <table:table-cell office:value-type="string">
            <text:p>4,462619</text:p>
          </table:table-cell>
          <table:table-cell office:value-type="string">
            <text:p>29,879053</text:p>
          </table:table-cell>
          <table:table-cell office:value-type="string">
            <text:p>7,141206</text:p>
          </table:table-cell>
          <table:table-cell office:value-type="string">
            <text:p>12,124557</text:p>
          </table:table-cell>
          <table:table-cell office:value-type="string">
            <text:p>4,137843</text:p>
          </table:table-cell>
          <table:table-cell office:value-type="string">
            <text:p>170,502289</text:p>
          </table:table-cell>
          <table:table-cell office:value-type="string">
            <text:p>9,525870</text:p>
          </table:table-cell>
          <table:table-cell office:value-type="string">
            <text:p>39,704250</text:p>
          </table:table-cell>
          <table:table-cell office:value-type="string">
            <text:p>6,94009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7,208118</text:p>
          </table:table-cell>
          <table:table-cell office:value-type="string">
            <text:p>17,898344</text:p>
          </table:table-cell>
          <table:table-cell office:value-type="string">
            <text:p>28,014618</text:p>
          </table:table-cell>
          <table:table-cell office:value-type="string">
            <text:p>7,999006</text:p>
          </table:table-cell>
          <table:table-cell office:value-type="string">
            <text:p>10,248655</text:p>
          </table:table-cell>
          <table:table-cell office:value-type="string">
            <text:p>8,682849</text:p>
          </table:table-cell>
          <table:table-cell office:value-type="string">
            <text:p>17,312187</text:p>
          </table:table-cell>
          <table:table-cell office:value-type="string">
            <text:p>8,915560</text:p>
          </table:table-cell>
          <table:table-cell office:value-type="string">
            <text:p>5,661576</text:p>
          </table:table-cell>
          <table:table-cell office:value-type="string">
            <text:p>9,315728</text:p>
          </table:table-cell>
          <table:table-cell office:value-type="string">
            <text:p>48,558178</text:p>
          </table:table-cell>
          <table:table-cell office:value-type="string">
            <text:p>17,728865</text:p>
          </table:table-cell>
        </table:table-row>
        <table:table-row table:style-name="ro1">
          <table:table-cell office:value-type="string">
            <text:p>AFR259 <text:s text:c="5"/></text:p>
          </table:table-cell>
          <table:table-cell office:value-type="string">
            <text:p>821,330200</text:p>
          </table:table-cell>
          <table:table-cell office:value-type="string">
            <text:p>517,348083</text:p>
          </table:table-cell>
          <table:table-cell office:value-type="string">
            <text:p>247,661407</text:p>
          </table:table-cell>
          <table:table-cell office:value-type="string">
            <text:p>357,616302</text:p>
          </table:table-cell>
          <table:table-cell office:value-type="string">
            <text:p>702,936829</text:p>
          </table:table-cell>
          <table:table-cell office:value-type="string">
            <text:p>115,826546</text:p>
          </table:table-cell>
          <table:table-cell office:value-type="string">
            <text:p>1021,756348</text:p>
          </table:table-cell>
          <table:table-cell office:value-type="string">
            <text:p>67,372841</text:p>
          </table:table-cell>
          <table:table-cell office:value-type="string">
            <text:p>249,109711</text:p>
          </table:table-cell>
          <table:table-cell office:value-type="string">
            <text:p>13,650230</text:p>
          </table:table-cell>
          <table:table-cell office:value-type="string">
            <text:p>183,157211</text:p>
          </table:table-cell>
          <table:table-cell office:value-type="string">
            <text:p>10,910446</text:p>
          </table:table-cell>
          <table:table-cell office:value-type="string">
            <text:p>293,828430</text:p>
          </table:table-cell>
          <table:table-cell office:value-type="string">
            <text:p>9,679270</text:p>
          </table:table-cell>
          <table:table-cell office:value-type="string">
            <text:p>343,524628</text:p>
          </table:table-cell>
          <table:table-cell office:value-type="string">
            <text:p>11,277733</text:p>
          </table:table-cell>
          <table:table-cell office:value-type="string">
            <text:p>41,231915</text:p>
          </table:table-cell>
          <table:table-cell office:value-type="string">
            <text:p>4,139524</text:p>
          </table:table-cell>
          <table:table-cell office:value-type="string">
            <text:p>7,731520</text:p>
          </table:table-cell>
          <table:table-cell office:value-type="string">
            <text:p>3,914596</text:p>
          </table:table-cell>
          <table:table-cell office:value-type="string">
            <text:p>22,219383</text:p>
          </table:table-cell>
          <table:table-cell office:value-type="string">
            <text:p>6,854669</text:p>
          </table:table-cell>
          <table:table-cell office:value-type="string">
            <text:p>7,484607</text:p>
          </table:table-cell>
          <table:table-cell office:value-type="string">
            <text:p>3,643977</text:p>
          </table:table-cell>
          <table:table-cell office:value-type="string">
            <text:p>196,460373</text:p>
          </table:table-cell>
          <table:table-cell office:value-type="string">
            <text:p>9,383818</text:p>
          </table:table-cell>
          <table:table-cell office:value-type="string">
            <text:p>29,014141</text:p>
          </table:table-cell>
          <table:table-cell office:value-type="string">
            <text:p>6,0806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2,844341</text:p>
          </table:table-cell>
          <table:table-cell office:value-type="string">
            <text:p>17,607832</text:p>
          </table:table-cell>
          <table:table-cell office:value-type="string">
            <text:p>29,214128</text:p>
          </table:table-cell>
          <table:table-cell office:value-type="string">
            <text:p>7,077792</text:p>
          </table:table-cell>
          <table:table-cell office:value-type="string">
            <text:p>11,152508</text:p>
          </table:table-cell>
          <table:table-cell office:value-type="string">
            <text:p>7,606194</text:p>
          </table:table-cell>
          <table:table-cell office:value-type="string">
            <text:p>18,477095</text:p>
          </table:table-cell>
          <table:table-cell office:value-type="string">
            <text:p>7,804952</text:p>
          </table:table-cell>
          <table:table-cell office:value-type="string">
            <text:p>16,695335</text:p>
          </table:table-cell>
          <table:table-cell office:value-type="string">
            <text:p>8,15841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261 <text:s text:c="5"/></text:p>
          </table:table-cell>
          <table:table-cell office:value-type="string">
            <text:p>503,843933</text:p>
          </table:table-cell>
          <table:table-cell office:value-type="string">
            <text:p>565,081848</text:p>
          </table:table-cell>
          <table:table-cell office:value-type="string">
            <text:p>374,129333</text:p>
          </table:table-cell>
          <table:table-cell office:value-type="string">
            <text:p>370,338806</text:p>
          </table:table-cell>
          <table:table-cell office:value-type="string">
            <text:p>632,942566</text:p>
          </table:table-cell>
          <table:table-cell office:value-type="string">
            <text:p>120,120628</text:p>
          </table:table-cell>
          <table:table-cell office:value-type="string">
            <text:p>1075,280029</text:p>
          </table:table-cell>
          <table:table-cell office:value-type="string">
            <text:p>71,501450</text:p>
          </table:table-cell>
          <table:table-cell office:value-type="string">
            <text:p>15,895225</text:p>
          </table:table-cell>
          <table:table-cell office:value-type="string">
            <text:p>18,168627</text:p>
          </table:table-cell>
          <table:table-cell office:value-type="string">
            <text:p>242,968964</text:p>
          </table:table-cell>
          <table:table-cell office:value-type="string">
            <text:p>14,197469</text:p>
          </table:table-cell>
          <table:table-cell office:value-type="string">
            <text:p>186,097824</text:p>
          </table:table-cell>
          <table:table-cell office:value-type="string">
            <text:p>11,327881</text:p>
          </table:table-cell>
          <table:table-cell office:value-type="string">
            <text:p>228,512421</text:p>
          </table:table-cell>
          <table:table-cell office:value-type="string">
            <text:p>9,261560</text:p>
          </table:table-cell>
          <table:table-cell office:value-type="string">
            <text:p>268,921722</text:p>
          </table:table-cell>
          <table:table-cell office:value-type="string">
            <text:p>10,841912</text:p>
          </table:table-cell>
          <table:table-cell office:value-type="string">
            <text:p>35,175247</text:p>
          </table:table-cell>
          <table:table-cell office:value-type="string">
            <text:p>4,329157</text:p>
          </table:table-cell>
          <table:table-cell office:value-type="string">
            <text:p>4,158387</text:p>
          </table:table-cell>
          <table:table-cell office:value-type="string">
            <text:p>4,220699</text:p>
          </table:table-cell>
          <table:table-cell office:value-type="string">
            <text:p>21,443678</text:p>
          </table:table-cell>
          <table:table-cell office:value-type="string">
            <text:p>6,966376</text:p>
          </table:table-cell>
          <table:table-cell office:value-type="string">
            <text:p>14,677022</text:p>
          </table:table-cell>
          <table:table-cell office:value-type="string">
            <text:p>3,898534</text:p>
          </table:table-cell>
          <table:table-cell office:value-type="string">
            <text:p>197,161179</text:p>
          </table:table-cell>
          <table:table-cell office:value-type="string">
            <text:p>9,606136</text:p>
          </table:table-cell>
          <table:table-cell office:value-type="string">
            <text:p>34,203209</text:p>
          </table:table-cell>
          <table:table-cell office:value-type="string">
            <text:p>6,4579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1,300484</text:p>
          </table:table-cell>
          <table:table-cell office:value-type="string">
            <text:p>17,745106</text:p>
          </table:table-cell>
          <table:table-cell office:value-type="string">
            <text:p>28,585636</text:p>
          </table:table-cell>
          <table:table-cell office:value-type="string">
            <text:p>7,488359</text:p>
          </table:table-cell>
          <table:table-cell office:value-type="string">
            <text:p>10,307622</text:p>
          </table:table-cell>
          <table:table-cell office:value-type="string">
            <text:p>8,040283</text:p>
          </table:table-cell>
          <table:table-cell office:value-type="string">
            <text:p>18,375153</text:p>
          </table:table-cell>
          <table:table-cell office:value-type="string">
            <text:p>8,288744</text:p>
          </table:table-cell>
          <table:table-cell office:value-type="string">
            <text:p>11,558309</text:p>
          </table:table-cell>
          <table:table-cell office:value-type="string">
            <text:p>8,657564</text:p>
          </table:table-cell>
          <table:table-cell office:value-type="string">
            <text:p>42,849937</text:p>
          </table:table-cell>
          <table:table-cell office:value-type="string">
            <text:p>16,473316</text:p>
          </table:table-cell>
        </table:table-row>
        <table:table-row table:style-name="ro1">
          <table:table-cell office:value-type="string">
            <text:p>AFR262 <text:s text:c="5"/></text:p>
          </table:table-cell>
          <table:table-cell office:value-type="string">
            <text:p>644,817810</text:p>
          </table:table-cell>
          <table:table-cell office:value-type="string">
            <text:p>691,809998</text:p>
          </table:table-cell>
          <table:table-cell office:value-type="string">
            <text:p>472,039978</text:p>
          </table:table-cell>
          <table:table-cell office:value-type="string">
            <text:p>400,270508</text:p>
          </table:table-cell>
          <table:table-cell office:value-type="string">
            <text:p>438,414063</text:p>
          </table:table-cell>
          <table:table-cell office:value-type="string">
            <text:p>127,821945</text:p>
          </table:table-cell>
          <table:table-cell office:value-type="string">
            <text:p>419,032440</text:p>
          </table:table-cell>
          <table:table-cell office:value-type="string">
            <text:p>68,988960</text:p>
          </table:table-cell>
          <table:table-cell office:value-type="string">
            <text:p>0,648785</text:p>
          </table:table-cell>
          <table:table-cell office:value-type="string">
            <text:p>22,058681</text:p>
          </table:table-cell>
          <table:table-cell office:value-type="string">
            <text:p>169,689362</text:p>
          </table:table-cell>
          <table:table-cell office:value-type="string">
            <text:p>15,651694</text:p>
          </table:table-cell>
          <table:table-cell office:value-type="string">
            <text:p>126,165634</text:p>
          </table:table-cell>
          <table:table-cell office:value-type="string">
            <text:p>12,213479</text:p>
          </table:table-cell>
          <table:table-cell office:value-type="string">
            <text:p>347,825104</text:p>
          </table:table-cell>
          <table:table-cell office:value-type="string">
            <text:p>10,892754</text:p>
          </table:table-cell>
          <table:table-cell office:value-type="string">
            <text:p>288,510193</text:p>
          </table:table-cell>
          <table:table-cell office:value-type="string">
            <text:p>11,340211</text:p>
          </table:table-cell>
          <table:table-cell office:value-type="string">
            <text:p>35,524673</text:p>
          </table:table-cell>
          <table:table-cell office:value-type="string">
            <text:p>5,168859</text:p>
          </table:table-cell>
          <table:table-cell office:value-type="string">
            <text:p>2,618243</text:p>
          </table:table-cell>
          <table:table-cell office:value-type="string">
            <text:p>5,236713</text:p>
          </table:table-cell>
          <table:table-cell office:value-type="string">
            <text:p>30,959011</text:p>
          </table:table-cell>
          <table:table-cell office:value-type="string">
            <text:p>7,507926</text:p>
          </table:table-cell>
          <table:table-cell office:value-type="string">
            <text:p>12,856441</text:p>
          </table:table-cell>
          <table:table-cell office:value-type="string">
            <text:p>4,771325</text:p>
          </table:table-cell>
          <table:table-cell office:value-type="string">
            <text:p>141,155502</text:p>
          </table:table-cell>
          <table:table-cell office:value-type="string">
            <text:p>9,853371</text:p>
          </table:table-cell>
          <table:table-cell office:value-type="string">
            <text:p>54,494511</text:p>
          </table:table-cell>
          <table:table-cell office:value-type="string">
            <text:p>8,19187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5,661255</text:p>
          </table:table-cell>
          <table:table-cell office:value-type="string">
            <text:p>18,282772</text:p>
          </table:table-cell>
          <table:table-cell office:value-type="string">
            <text:p>40,895447</text:p>
          </table:table-cell>
          <table:table-cell office:value-type="string">
            <text:p>9,445989</text:p>
          </table:table-cell>
          <table:table-cell office:value-type="string">
            <text:p>18,877190</text:p>
          </table:table-cell>
          <table:table-cell office:value-type="string">
            <text:p>10,191651</text:p>
          </table:table-cell>
          <table:table-cell office:value-type="string">
            <text:p>28,441982</text:p>
          </table:table-cell>
          <table:table-cell office:value-type="string">
            <text:p>10,485792</text:p>
          </table:table-cell>
          <table:table-cell office:value-type="string">
            <text:p>10,664912</text:p>
          </table:table-cell>
          <table:table-cell office:value-type="string">
            <text:p>10,973892</text:p>
          </table:table-cell>
          <table:table-cell office:value-type="string">
            <text:p>51,927486</text:p>
          </table:table-cell>
          <table:table-cell office:value-type="string">
            <text:p>20,869873</text:p>
          </table:table-cell>
        </table:table-row>
        <table:table-row table:style-name="ro1">
          <table:table-cell office:value-type="string">
            <text:p>AFR263 <text:s text:c="5"/></text:p>
          </table:table-cell>
          <table:table-cell office:value-type="string">
            <text:p>1028,691650</text:p>
          </table:table-cell>
          <table:table-cell office:value-type="string">
            <text:p>604,805664</text:p>
          </table:table-cell>
          <table:table-cell office:value-type="string">
            <text:p>492,438110</text:p>
          </table:table-cell>
          <table:table-cell office:value-type="string">
            <text:p>383,765778</text:p>
          </table:table-cell>
          <table:table-cell office:value-type="string">
            <text:p>535,754333</text:p>
          </table:table-cell>
          <table:table-cell office:value-type="string">
            <text:p>120,454765</text:p>
          </table:table-cell>
          <table:table-cell office:value-type="string">
            <text:p>506,299408</text:p>
          </table:table-cell>
          <table:table-cell office:value-type="string">
            <text:p>65,785835</text:p>
          </table:table-cell>
          <table:table-cell office:value-type="string">
            <text:p>28,870916</text:p>
          </table:table-cell>
          <table:table-cell office:value-type="string">
            <text:p>19,795979</text:p>
          </table:table-cell>
          <table:table-cell office:value-type="string">
            <text:p>199,164963</text:p>
          </table:table-cell>
          <table:table-cell office:value-type="string">
            <text:p>14,371664</text:p>
          </table:table-cell>
          <table:table-cell office:value-type="string">
            <text:p>156,131744</text:p>
          </table:table-cell>
          <table:table-cell office:value-type="string">
            <text:p>11,755732</text:p>
          </table:table-cell>
          <table:table-cell office:value-type="string">
            <text:p>435,779938</text:p>
          </table:table-cell>
          <table:table-cell office:value-type="string">
            <text:p>11,423464</text:p>
          </table:table-cell>
          <table:table-cell office:value-type="string">
            <text:p>326,377258</text:p>
          </table:table-cell>
          <table:table-cell office:value-type="string">
            <text:p>11,470309</text:p>
          </table:table-cell>
          <table:table-cell office:value-type="string">
            <text:p>27,293821</text:p>
          </table:table-cell>
          <table:table-cell office:value-type="string">
            <text:p>4,558990</text:p>
          </table:table-cell>
          <table:table-cell office:value-type="string">
            <text:p>3,603935</text:p>
          </table:table-cell>
          <table:table-cell office:value-type="string">
            <text:p>4,497716</text:p>
          </table:table-cell>
          <table:table-cell office:value-type="string">
            <text:p>32,044998</text:p>
          </table:table-cell>
          <table:table-cell office:value-type="string">
            <text:p>7,208843</text:p>
          </table:table-cell>
          <table:table-cell office:value-type="string">
            <text:p>11,193195</text:p>
          </table:table-cell>
          <table:table-cell office:value-type="string">
            <text:p>4,208524</text:p>
          </table:table-cell>
          <table:table-cell office:value-type="string">
            <text:p>136,369888</text:p>
          </table:table-cell>
          <table:table-cell office:value-type="string">
            <text:p>9,227332</text:p>
          </table:table-cell>
          <table:table-cell office:value-type="string">
            <text:p>36,100285</text:p>
          </table:table-cell>
          <table:table-cell office:value-type="string">
            <text:p>7,0164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7,921925</text:p>
          </table:table-cell>
          <table:table-cell office:value-type="string">
            <text:p>17,889418</text:p>
          </table:table-cell>
          <table:table-cell office:value-type="string">
            <text:p>31,706432</text:p>
          </table:table-cell>
          <table:table-cell office:value-type="string">
            <text:p>8,140035</text:p>
          </table:table-cell>
          <table:table-cell office:value-type="string">
            <text:p>12,311212</text:p>
          </table:table-cell>
          <table:table-cell office:value-type="string">
            <text:p>8,620225</text:p>
          </table:table-cell>
          <table:table-cell office:value-type="string">
            <text:p>19,471033</text:p>
          </table:table-cell>
          <table:table-cell office:value-type="string">
            <text:p>9,053477</text:p>
          </table:table-cell>
          <table:table-cell office:value-type="string">
            <text:p>6,058341</text:p>
          </table:table-cell>
          <table:table-cell office:value-type="string">
            <text:p>9,381364</text:p>
          </table:table-cell>
          <table:table-cell office:value-type="string">
            <text:p>45,778179</text:p>
          </table:table-cell>
          <table:table-cell office:value-type="string">
            <text:p>17,987432</text:p>
          </table:table-cell>
        </table:table-row>
        <table:table-row table:style-name="ro1">
          <table:table-cell office:value-type="string">
            <text:p>AFR264 <text:s text:c="5"/></text:p>
          </table:table-cell>
          <table:table-cell office:value-type="string">
            <text:p>238,877899</text:p>
          </table:table-cell>
          <table:table-cell office:value-type="string">
            <text:p>719,929688</text:p>
          </table:table-cell>
          <table:table-cell office:value-type="string">
            <text:p>919,645569</text:p>
          </table:table-cell>
          <table:table-cell office:value-type="string">
            <text:p>418,815979</text:p>
          </table:table-cell>
          <table:table-cell office:value-type="string">
            <text:p>1763,278198</text:p>
          </table:table-cell>
          <table:table-cell office:value-type="string">
            <text:p>147,896332</text:p>
          </table:table-cell>
          <table:table-cell office:value-type="string">
            <text:p>2796,747314</text:p>
          </table:table-cell>
          <table:table-cell office:value-type="string">
            <text:p>108,619164</text:p>
          </table:table-cell>
          <table:table-cell office:value-type="string">
            <text:p>13,286230</text:p>
          </table:table-cell>
          <table:table-cell office:value-type="string">
            <text:p>23,333363</text:p>
          </table:table-cell>
          <table:table-cell office:value-type="string">
            <text:p>362,744690</text:p>
          </table:table-cell>
          <table:table-cell office:value-type="string">
            <text:p>18,371164</text:p>
          </table:table-cell>
          <table:table-cell office:value-type="string">
            <text:p>103,373230</text:p>
          </table:table-cell>
          <table:table-cell office:value-type="string">
            <text:p>12,560905</text:p>
          </table:table-cell>
          <table:table-cell office:value-type="string">
            <text:p>577,048035</text:p>
          </table:table-cell>
          <table:table-cell office:value-type="string">
            <text:p>13,418539</text:p>
          </table:table-cell>
          <table:table-cell office:value-type="string">
            <text:p>370,631836</text:p>
          </table:table-cell>
          <table:table-cell office:value-type="string">
            <text:p>12,183609</text:p>
          </table:table-cell>
          <table:table-cell office:value-type="string">
            <text:p>89,824524</text:p>
          </table:table-cell>
          <table:table-cell office:value-type="string">
            <text:p>6,087353</text:p>
          </table:table-cell>
          <table:table-cell office:value-type="string">
            <text:p>1,446227</text:p>
          </table:table-cell>
          <table:table-cell office:value-type="string">
            <text:p>5,600347</text:p>
          </table:table-cell>
          <table:table-cell office:value-type="string">
            <text:p>27,864319</text:p>
          </table:table-cell>
          <table:table-cell office:value-type="string">
            <text:p>7,699202</text:p>
          </table:table-cell>
          <table:table-cell office:value-type="string">
            <text:p>28,402897</text:p>
          </table:table-cell>
          <table:table-cell office:value-type="string">
            <text:p>5,192699</text:p>
          </table:table-cell>
          <table:table-cell office:value-type="string">
            <text:p>877,775146</text:p>
          </table:table-cell>
          <table:table-cell office:value-type="string">
            <text:p>19,114388</text:p>
          </table:table-cell>
          <table:table-cell office:value-type="string">
            <text:p>62,742752</text:p>
          </table:table-cell>
          <table:table-cell office:value-type="string">
            <text:p>8,511849</text:p>
          </table:table-cell>
          <table:table-cell office:value-type="string">
            <text:p>6,246760</text:p>
          </table:table-cell>
          <table:table-cell office:value-type="string">
            <text:p>15,179132</text:p>
          </table:table-cell>
          <table:table-cell office:value-type="string">
            <text:p>22,415503</text:p>
          </table:table-cell>
          <table:table-cell office:value-type="string">
            <text:p>18,473408</text:p>
          </table:table-cell>
          <table:table-cell office:value-type="string">
            <text:p>42,628120</text:p>
          </table:table-cell>
          <table:table-cell office:value-type="string">
            <text:p>9,805082</text:p>
          </table:table-cell>
          <table:table-cell office:value-type="string">
            <text:p>26,212440</text:p>
          </table:table-cell>
          <table:table-cell office:value-type="string">
            <text:p>10,619125</text:p>
          </table:table-cell>
          <table:table-cell office:value-type="string">
            <text:p>33,631474</text:p>
          </table:table-cell>
          <table:table-cell office:value-type="string">
            <text:p>10,911533</text:p>
          </table:table-cell>
          <table:table-cell office:value-type="string">
            <text:p>8,338972</text:p>
          </table:table-cell>
          <table:table-cell office:value-type="string">
            <text:p>11,435811</text:p>
          </table:table-cell>
          <table:table-cell office:value-type="string">
            <text:p>79,272690</text:p>
          </table:table-cell>
          <table:table-cell office:value-type="string">
            <text:p>21,666309</text:p>
          </table:table-cell>
        </table:table-row>
        <table:table-row table:style-name="ro1">
          <table:table-cell office:value-type="string">
            <text:p>AFR265 <text:s text:c="5"/></text:p>
          </table:table-cell>
          <table:table-cell office:value-type="string">
            <text:p>685,733948</text:p>
          </table:table-cell>
          <table:table-cell office:value-type="string">
            <text:p>642,979919</text:p>
          </table:table-cell>
          <table:table-cell office:value-type="string">
            <text:p>369,471771</text:p>
          </table:table-cell>
          <table:table-cell office:value-type="string">
            <text:p>391,459229</text:p>
          </table:table-cell>
          <table:table-cell office:value-type="string">
            <text:p>744,042908</text:p>
          </table:table-cell>
          <table:table-cell office:value-type="string">
            <text:p>125,786903</text:p>
          </table:table-cell>
          <table:table-cell office:value-type="string">
            <text:p>1190,382813</text:p>
          </table:table-cell>
          <table:table-cell office:value-type="string">
            <text:p>77,025246</text:p>
          </table:table-cell>
          <table:table-cell office:value-type="string">
            <text:p>3,888653</text:p>
          </table:table-cell>
          <table:table-cell office:value-type="string">
            <text:p>20,415569</text:p>
          </table:table-cell>
          <table:table-cell office:value-type="string">
            <text:p>225,335220</text:p>
          </table:table-cell>
          <table:table-cell office:value-type="string">
            <text:p>15,268991</text:p>
          </table:table-cell>
          <table:table-cell office:value-type="string">
            <text:p>36,929001</text:p>
          </table:table-cell>
          <table:table-cell office:value-type="string">
            <text:p>10,647779</text:p>
          </table:table-cell>
          <table:table-cell office:value-type="string">
            <text:p>191,366623</text:p>
          </table:table-cell>
          <table:table-cell office:value-type="string">
            <text:p>9,218853</text:p>
          </table:table-cell>
          <table:table-cell office:value-type="string">
            <text:p>192,378143</text:p>
          </table:table-cell>
          <table:table-cell office:value-type="string">
            <text:p>10,532575</text:p>
          </table:table-cell>
          <table:table-cell office:value-type="string">
            <text:p>44,485630</text:p>
          </table:table-cell>
          <table:table-cell office:value-type="string">
            <text:p>4,983496</text:p>
          </table:table-cell>
          <table:table-cell office:value-type="string">
            <text:p>6,615717</text:p>
          </table:table-cell>
          <table:table-cell office:value-type="string">
            <text:p>4,986379</text:p>
          </table:table-cell>
          <table:table-cell office:value-type="string">
            <text:p>22,698328</text:p>
          </table:table-cell>
          <table:table-cell office:value-type="string">
            <text:p>7,329136</text:p>
          </table:table-cell>
          <table:table-cell office:value-type="string">
            <text:p>22,250807</text:p>
          </table:table-cell>
          <table:table-cell office:value-type="string">
            <text:p>4,555434</text:p>
          </table:table-cell>
          <table:table-cell office:value-type="string">
            <text:p>394,911713</text:p>
          </table:table-cell>
          <table:table-cell office:value-type="string">
            <text:p>12,416590</text:p>
          </table:table-cell>
          <table:table-cell office:value-type="string">
            <text:p>44,627804</text:p>
          </table:table-cell>
          <table:table-cell office:value-type="string">
            <text:p>7,650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,583267</text:p>
          </table:table-cell>
          <table:table-cell office:value-type="string">
            <text:p>18,084660</text:p>
          </table:table-cell>
          <table:table-cell office:value-type="string">
            <text:p>30,785772</text:p>
          </table:table-cell>
          <table:table-cell office:value-type="string">
            <text:p>8,779425</text:p>
          </table:table-cell>
          <table:table-cell office:value-type="string">
            <text:p>18,929869</text:p>
          </table:table-cell>
          <table:table-cell office:value-type="string">
            <text:p>9,409800</text:p>
          </table:table-cell>
          <table:table-cell office:value-type="string">
            <text:p>28,081388</text:p>
          </table:table-cell>
          <table:table-cell office:value-type="string">
            <text:p>9,787981</text:p>
          </table:table-cell>
          <table:table-cell office:value-type="string">
            <text:p>8,757316</text:p>
          </table:table-cell>
          <table:table-cell office:value-type="string">
            <text:p>10,181044</text:p>
          </table:table-cell>
          <table:table-cell office:value-type="string">
            <text:p>51,873398</text:p>
          </table:table-cell>
          <table:table-cell office:value-type="string">
            <text:p>19,436512</text:p>
          </table:table-cell>
        </table:table-row>
        <table:table-row table:style-name="ro1">
          <table:table-cell office:value-type="string">
            <text:p>AFR26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18,707825</text:p>
          </table:table-cell>
          <table:table-cell office:value-type="string">
            <text:p>434,369293</text:p>
          </table:table-cell>
          <table:table-cell office:value-type="string">
            <text:p>2965,789307</text:p>
          </table:table-cell>
          <table:table-cell office:value-type="string">
            <text:p>165,926331</text:p>
          </table:table-cell>
          <table:table-cell office:value-type="string">
            <text:p>5296,092773</text:p>
          </table:table-cell>
          <table:table-cell office:value-type="string">
            <text:p>155,888733</text:p>
          </table:table-cell>
          <table:table-cell office:value-type="string">
            <text:p>29,519701</text:p>
          </table:table-cell>
          <table:table-cell office:value-type="string">
            <text:p>24,984875</text:p>
          </table:table-cell>
          <table:table-cell office:value-type="string">
            <text:p>423,711670</text:p>
          </table:table-cell>
          <table:table-cell office:value-type="string">
            <text:p>19,933292</text:p>
          </table:table-cell>
          <table:table-cell office:value-type="string">
            <text:p>266,894226</text:p>
          </table:table-cell>
          <table:table-cell office:value-type="string">
            <text:p>15,052767</text:p>
          </table:table-cell>
          <table:table-cell office:value-type="string">
            <text:p>593,945740</text:p>
          </table:table-cell>
          <table:table-cell office:value-type="string">
            <text:p>13,765066</text:p>
          </table:table-cell>
          <table:table-cell office:value-type="string">
            <text:p>835,558167</text:p>
          </table:table-cell>
          <table:table-cell office:value-type="string">
            <text:p>16,445528</text:p>
          </table:table-cell>
          <table:table-cell office:value-type="string">
            <text:p>175,876236</text:p>
          </table:table-cell>
          <table:table-cell office:value-type="string">
            <text:p>7,644956</text:p>
          </table:table-cell>
          <table:table-cell office:value-type="string">
            <text:p>7,454294</text:p>
          </table:table-cell>
          <table:table-cell office:value-type="string">
            <text:p>5,915769</text:p>
          </table:table-cell>
          <table:table-cell office:value-type="string">
            <text:p>31,036579</text:p>
          </table:table-cell>
          <table:table-cell office:value-type="string">
            <text:p>7,828618</text:p>
          </table:table-cell>
          <table:table-cell office:value-type="string">
            <text:p>25,488121</text:p>
          </table:table-cell>
          <table:table-cell office:value-type="string">
            <text:p>5,371557</text:p>
          </table:table-cell>
          <table:table-cell office:value-type="string">
            <text:p>2111,846680</text:p>
          </table:table-cell>
          <table:table-cell office:value-type="string">
            <text:p>37,871883</text:p>
          </table:table-cell>
          <table:table-cell office:value-type="string">
            <text:p>52,895008</text:p>
          </table:table-cell>
          <table:table-cell office:value-type="string">
            <text:p>8,837036</text:p>
          </table:table-cell>
          <table:table-cell office:value-type="string">
            <text:p>595,984924</text:p>
          </table:table-cell>
          <table:table-cell office:value-type="string">
            <text:p>19,264904</text:p>
          </table:table-cell>
          <table:table-cell office:value-type="string">
            <text:p>412,401550</text:p>
          </table:table-cell>
          <table:table-cell office:value-type="string">
            <text:p>19,871918</text:p>
          </table:table-cell>
          <table:table-cell office:value-type="string">
            <text:p>49,412624</text:p>
          </table:table-cell>
          <table:table-cell office:value-type="string">
            <text:p>10,167798</text:p>
          </table:table-cell>
          <table:table-cell office:value-type="string">
            <text:p>26,167356</text:p>
          </table:table-cell>
          <table:table-cell office:value-type="string">
            <text:p>10,967836</text:p>
          </table:table-cell>
          <table:table-cell office:value-type="string">
            <text:p>28,467468</text:p>
          </table:table-cell>
          <table:table-cell office:value-type="string">
            <text:p>11,504245</text:p>
          </table:table-cell>
          <table:table-cell office:value-type="string">
            <text:p>4,746165</text:p>
          </table:table-cell>
          <table:table-cell office:value-type="string">
            <text:p>11,837839</text:p>
          </table:table-cell>
          <table:table-cell office:value-type="string">
            <text:p>63,591648</text:p>
          </table:table-cell>
          <table:table-cell office:value-type="string">
            <text:p>22,492378</text:p>
          </table:table-cell>
        </table:table-row>
        <table:table-row table:style-name="ro1">
          <table:table-cell office:value-type="string">
            <text:p>AFR267 <text:s text:c="5"/></text:p>
          </table:table-cell>
          <table:table-cell office:value-type="string">
            <text:p>373,110138</text:p>
          </table:table-cell>
          <table:table-cell office:value-type="string">
            <text:p>701,615540</text:p>
          </table:table-cell>
          <table:table-cell office:value-type="string">
            <text:p>1296,121460</text:p>
          </table:table-cell>
          <table:table-cell office:value-type="string">
            <text:p>414,992096</text:p>
          </table:table-cell>
          <table:table-cell office:value-type="string">
            <text:p>1147,803955</text:p>
          </table:table-cell>
          <table:table-cell office:value-type="string">
            <text:p>137,954712</text:p>
          </table:table-cell>
          <table:table-cell office:value-type="string">
            <text:p>1459,254761</text:p>
          </table:table-cell>
          <table:table-cell office:value-type="string">
            <text:p>85,322433</text:p>
          </table:table-cell>
          <table:table-cell office:value-type="string">
            <text:p>23,031855</text:p>
          </table:table-cell>
          <table:table-cell office:value-type="string">
            <text:p>22,387598</text:p>
          </table:table-cell>
          <table:table-cell office:value-type="string">
            <text:p>400,990906</text:p>
          </table:table-cell>
          <table:table-cell office:value-type="string">
            <text:p>18,453938</text:p>
          </table:table-cell>
          <table:table-cell office:value-type="string">
            <text:p>96,619629</text:p>
          </table:table-cell>
          <table:table-cell office:value-type="string">
            <text:p>12,281926</text:p>
          </table:table-cell>
          <table:table-cell office:value-type="string">
            <text:p>522,893494</text:p>
          </table:table-cell>
          <table:table-cell office:value-type="string">
            <text:p>12,766904</text:p>
          </table:table-cell>
          <table:table-cell office:value-type="string">
            <text:p>318,041718</text:p>
          </table:table-cell>
          <table:table-cell office:value-type="string">
            <text:p>11,684568</text:p>
          </table:table-cell>
          <table:table-cell office:value-type="string">
            <text:p>67,943359</text:p>
          </table:table-cell>
          <table:table-cell office:value-type="string">
            <text:p>5,640275</text:p>
          </table:table-cell>
          <table:table-cell office:value-type="string">
            <text:p>7,361885</text:p>
          </table:table-cell>
          <table:table-cell office:value-type="string">
            <text:p>5,423027</text:p>
          </table:table-cell>
          <table:table-cell office:value-type="string">
            <text:p>40,293343</text:p>
          </table:table-cell>
          <table:table-cell office:value-type="string">
            <text:p>7,643440</text:p>
          </table:table-cell>
          <table:table-cell office:value-type="string">
            <text:p>35,490074</text:p>
          </table:table-cell>
          <table:table-cell office:value-type="string">
            <text:p>5,058035</text:p>
          </table:table-cell>
          <table:table-cell office:value-type="string">
            <text:p>433,358185</text:p>
          </table:table-cell>
          <table:table-cell office:value-type="string">
            <text:p>13,076960</text:p>
          </table:table-cell>
          <table:table-cell office:value-type="string">
            <text:p>53,080997</text:p>
          </table:table-cell>
          <table:table-cell office:value-type="string">
            <text:p>8,2450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4,864449</text:p>
          </table:table-cell>
          <table:table-cell office:value-type="string">
            <text:p>18,445047</text:p>
          </table:table-cell>
          <table:table-cell office:value-type="string">
            <text:p>33,721947</text:p>
          </table:table-cell>
          <table:table-cell office:value-type="string">
            <text:p>9,483334</text:p>
          </table:table-cell>
          <table:table-cell office:value-type="string">
            <text:p>18,539234</text:p>
          </table:table-cell>
          <table:table-cell office:value-type="string">
            <text:p>10,191484</text:p>
          </table:table-cell>
          <table:table-cell office:value-type="string">
            <text:p>21,153088</text:p>
          </table:table-cell>
          <table:table-cell office:value-type="string">
            <text:p>10,608148</text:p>
          </table:table-cell>
          <table:table-cell office:value-type="string">
            <text:p>5,192863</text:p>
          </table:table-cell>
          <table:table-cell office:value-type="string">
            <text:p>11,112050</text:p>
          </table:table-cell>
          <table:table-cell office:value-type="string">
            <text:p>57,735168</text:p>
          </table:table-cell>
          <table:table-cell office:value-type="string">
            <text:p>21,071949</text:p>
          </table:table-cell>
        </table:table-row>
        <table:table-row table:style-name="ro1">
          <table:table-cell office:value-type="string">
            <text:p>AFR268 <text:s text:c="5"/></text:p>
          </table:table-cell>
          <table:table-cell office:value-type="string">
            <text:p>1654,432129</text:p>
          </table:table-cell>
          <table:table-cell office:value-type="string">
            <text:p>752,287537</text:p>
          </table:table-cell>
          <table:table-cell office:value-type="string">
            <text:p>635,224487</text:p>
          </table:table-cell>
          <table:table-cell office:value-type="string">
            <text:p>415,110596</text:p>
          </table:table-cell>
          <table:table-cell office:value-type="string">
            <text:p>936,802551</text:p>
          </table:table-cell>
          <table:table-cell office:value-type="string">
            <text:p>137,057693</text:p>
          </table:table-cell>
          <table:table-cell office:value-type="string">
            <text:p>1042,118652</text:p>
          </table:table-cell>
          <table:table-cell office:value-type="string">
            <text:p>79,639900</text:p>
          </table:table-cell>
          <table:table-cell office:value-type="string">
            <text:p>4,865885</text:p>
          </table:table-cell>
          <table:table-cell office:value-type="string">
            <text:p>23,680832</text:p>
          </table:table-cell>
          <table:table-cell office:value-type="string">
            <text:p>311,950043</text:p>
          </table:table-cell>
          <table:table-cell office:value-type="string">
            <text:p>17,695805</text:p>
          </table:table-cell>
          <table:table-cell office:value-type="string">
            <text:p>48,589870</text:p>
          </table:table-cell>
          <table:table-cell office:value-type="string">
            <text:p>12,067968</text:p>
          </table:table-cell>
          <table:table-cell office:value-type="string">
            <text:p>353,102356</text:p>
          </table:table-cell>
          <table:table-cell office:value-type="string">
            <text:p>11,146708</text:p>
          </table:table-cell>
          <table:table-cell office:value-type="string">
            <text:p>218,849075</text:p>
          </table:table-cell>
          <table:table-cell office:value-type="string">
            <text:p>11,082169</text:p>
          </table:table-cell>
          <table:table-cell office:value-type="string">
            <text:p>50,161613</text:p>
          </table:table-cell>
          <table:table-cell office:value-type="string">
            <text:p>5,740202</text:p>
          </table:table-cell>
          <table:table-cell office:value-type="string">
            <text:p>4,219993</text:p>
          </table:table-cell>
          <table:table-cell office:value-type="string">
            <text:p>5,606669</text:p>
          </table:table-cell>
          <table:table-cell office:value-type="string">
            <text:p>37,293945</text:p>
          </table:table-cell>
          <table:table-cell office:value-type="string">
            <text:p>7,823713</text:p>
          </table:table-cell>
          <table:table-cell office:value-type="string">
            <text:p>29,196709</text:p>
          </table:table-cell>
          <table:table-cell office:value-type="string">
            <text:p>5,311409</text:p>
          </table:table-cell>
          <table:table-cell office:value-type="string">
            <text:p>406,947205</text:p>
          </table:table-cell>
          <table:table-cell office:value-type="string">
            <text:p>13,061875</text:p>
          </table:table-cell>
          <table:table-cell office:value-type="string">
            <text:p>64,668053</text:p>
          </table:table-cell>
          <table:table-cell office:value-type="string">
            <text:p>8,8197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6,632122</text:p>
          </table:table-cell>
          <table:table-cell office:value-type="string">
            <text:p>18,668449</text:p>
          </table:table-cell>
          <table:table-cell office:value-type="string">
            <text:p>42,260796</text:p>
          </table:table-cell>
          <table:table-cell office:value-type="string">
            <text:p>10,247569</text:p>
          </table:table-cell>
          <table:table-cell office:value-type="string">
            <text:p>11,587021</text:p>
          </table:table-cell>
          <table:table-cell office:value-type="string">
            <text:p>11,081728</text:p>
          </table:table-cell>
          <table:table-cell office:value-type="string">
            <text:p>22,529312</text:p>
          </table:table-cell>
          <table:table-cell office:value-type="string">
            <text:p>11,373071</text:p>
          </table:table-cell>
          <table:table-cell office:value-type="string">
            <text:p>15,606509</text:p>
          </table:table-cell>
          <table:table-cell office:value-type="string">
            <text:p>11,924945</text:p>
          </table:table-cell>
          <table:table-cell office:value-type="string">
            <text:p>66,471092</text:p>
          </table:table-cell>
          <table:table-cell office:value-type="string">
            <text:p>22,593719</text:p>
          </table:table-cell>
        </table:table-row>
        <table:table-row table:style-name="ro1">
          <table:table-cell office:value-type="string">
            <text:p>AFR269 <text:s text:c="5"/></text:p>
          </table:table-cell>
          <table:table-cell office:value-type="string">
            <text:p>873,543701</text:p>
          </table:table-cell>
          <table:table-cell office:value-type="string">
            <text:p>682,894958</text:p>
          </table:table-cell>
          <table:table-cell office:value-type="string">
            <text:p>826,966064</text:p>
          </table:table-cell>
          <table:table-cell office:value-type="string">
            <text:p>407,076813</text:p>
          </table:table-cell>
          <table:table-cell office:value-type="string">
            <text:p>1919,171265</text:p>
          </table:table-cell>
          <table:table-cell office:value-type="string">
            <text:p>145,257278</text:p>
          </table:table-cell>
          <table:table-cell office:value-type="string">
            <text:p>3729,941406</text:p>
          </table:table-cell>
          <table:table-cell office:value-type="string">
            <text:p>122,097809</text:p>
          </table:table-cell>
          <table:table-cell office:value-type="string">
            <text:p>2,270746</text:p>
          </table:table-cell>
          <table:table-cell office:value-type="string">
            <text:p>23,031897</text:p>
          </table:table-cell>
          <table:table-cell office:value-type="string">
            <text:p>429,647736</text:p>
          </table:table-cell>
          <table:table-cell office:value-type="string">
            <text:p>18,847527</text:p>
          </table:table-cell>
          <table:table-cell office:value-type="string">
            <text:p>232,447220</text:p>
          </table:table-cell>
          <table:table-cell office:value-type="string">
            <text:p>13,687144</text:p>
          </table:table-cell>
          <table:table-cell office:value-type="string">
            <text:p>602,664673</text:p>
          </table:table-cell>
          <table:table-cell office:value-type="string">
            <text:p>13,511400</text:p>
          </table:table-cell>
          <table:table-cell office:value-type="string">
            <text:p>746,546753</text:p>
          </table:table-cell>
          <table:table-cell office:value-type="string">
            <text:p>15,400390</text:p>
          </table:table-cell>
          <table:table-cell office:value-type="string">
            <text:p>112,630684</text:p>
          </table:table-cell>
          <table:table-cell office:value-type="string">
            <text:p>6,239480</text:p>
          </table:table-cell>
          <table:table-cell office:value-type="string">
            <text:p>5,020867</text:p>
          </table:table-cell>
          <table:table-cell office:value-type="string">
            <text:p>5,237317</text:p>
          </table:table-cell>
          <table:table-cell office:value-type="string">
            <text:p>31,734718</text:p>
          </table:table-cell>
          <table:table-cell office:value-type="string">
            <text:p>7,493078</text:p>
          </table:table-cell>
          <table:table-cell office:value-type="string">
            <text:p>31,646626</text:p>
          </table:table-cell>
          <table:table-cell office:value-type="string">
            <text:p>4,981747</text:p>
          </table:table-cell>
          <table:table-cell office:value-type="string">
            <text:p>1196,092651</text:p>
          </table:table-cell>
          <table:table-cell office:value-type="string">
            <text:p>23,509527</text:p>
          </table:table-cell>
          <table:table-cell office:value-type="string">
            <text:p>49,658817</text:p>
          </table:table-cell>
          <table:table-cell office:value-type="string">
            <text:p>8,1101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9,537685</text:p>
          </table:table-cell>
          <table:table-cell office:value-type="string">
            <text:p>18,319426</text:p>
          </table:table-cell>
          <table:table-cell office:value-type="string">
            <text:p>35,759136</text:p>
          </table:table-cell>
          <table:table-cell office:value-type="string">
            <text:p>9,398339</text:p>
          </table:table-cell>
          <table:table-cell office:value-type="string">
            <text:p>17,718487</text:p>
          </table:table-cell>
          <table:table-cell office:value-type="string">
            <text:p>10,191089</text:p>
          </table:table-cell>
          <table:table-cell office:value-type="string">
            <text:p>31,551233</text:p>
          </table:table-cell>
          <table:table-cell office:value-type="string">
            <text:p>10,462918</text:p>
          </table:table-cell>
          <table:table-cell office:value-type="string">
            <text:p>7,928888</text:p>
          </table:table-cell>
          <table:table-cell office:value-type="string">
            <text:p>10,917223</text:p>
          </table:table-cell>
          <table:table-cell office:value-type="string">
            <text:p>75,353416</text:p>
          </table:table-cell>
          <table:table-cell office:value-type="string">
            <text:p>20,806301</text:p>
          </table:table-cell>
        </table:table-row>
        <table:table-row table:style-name="ro1">
          <table:table-cell office:value-type="string">
            <text:p>AFR270 <text:s text:c="5"/></text:p>
          </table:table-cell>
          <table:table-cell office:value-type="string">
            <text:p>6567,446289</text:p>
          </table:table-cell>
          <table:table-cell office:value-type="string">
            <text:p>918,904175</text:p>
          </table:table-cell>
          <table:table-cell office:value-type="string">
            <text:p>5024,885254</text:p>
          </table:table-cell>
          <table:table-cell office:value-type="string">
            <text:p>529,635254</text:p>
          </table:table-cell>
          <table:table-cell office:value-type="string">
            <text:p>36193,859375</text:p>
          </table:table-cell>
          <table:table-cell office:value-type="string">
            <text:p>852,630127</text:p>
          </table:table-cell>
          <table:table-cell office:value-type="string">
            <text:p>82902,617188</text:p>
          </table:table-cell>
          <table:table-cell office:value-type="string">
            <text:p>1737,143311</text:p>
          </table:table-cell>
          <table:table-cell office:value-type="string">
            <text:p>627,374756</text:p>
          </table:table-cell>
          <table:table-cell office:value-type="string">
            <text:p>43,918335</text:p>
          </table:table-cell>
          <table:table-cell office:value-type="string">
            <text:p>8499,205078</text:p>
          </table:table-cell>
          <table:table-cell office:value-type="string">
            <text:p>159,921143</text:p>
          </table:table-cell>
          <table:table-cell office:value-type="string">
            <text:p>14335,692383</text:p>
          </table:table-cell>
          <table:table-cell office:value-type="string">
            <text:p>237,565735</text:p>
          </table:table-cell>
          <table:table-cell office:value-type="string">
            <text:p>13663,959961</text:p>
          </table:table-cell>
          <table:table-cell office:value-type="string">
            <text:p>181,256775</text:p>
          </table:table-cell>
          <table:table-cell office:value-type="string">
            <text:p>17333,505859</text:p>
          </table:table-cell>
          <table:table-cell office:value-type="string">
            <text:p>219,047211</text:p>
          </table:table-cell>
          <table:table-cell office:value-type="string">
            <text:p>2749,958984</text:p>
          </table:table-cell>
          <table:table-cell office:value-type="string">
            <text:p>72,300148</text:p>
          </table:table-cell>
          <table:table-cell office:value-type="string">
            <text:p>41,553066</text:p>
          </table:table-cell>
          <table:table-cell office:value-type="string">
            <text:p>6,483847</text:p>
          </table:table-cell>
          <table:table-cell office:value-type="string">
            <text:p>58,574162</text:p>
          </table:table-cell>
          <table:table-cell office:value-type="string">
            <text:p>7,659034</text:p>
          </table:table-cell>
          <table:table-cell office:value-type="string">
            <text:p>338,470551</text:p>
          </table:table-cell>
          <table:table-cell office:value-type="string">
            <text:p>8,546358</text:p>
          </table:table-cell>
          <table:table-cell office:value-type="string">
            <text:p>22913,060547</text:p>
          </table:table-cell>
          <table:table-cell office:value-type="string">
            <text:p>380,199585</text:p>
          </table:table-cell>
          <table:table-cell office:value-type="string">
            <text:p>11,326674</text:p>
          </table:table-cell>
          <table:table-cell office:value-type="string">
            <text:p>7,218567</text:p>
          </table:table-cell>
          <table:table-cell office:value-type="string">
            <text:p>56,355995</text:p>
          </table:table-cell>
          <table:table-cell office:value-type="string">
            <text:p>14,436556</text:p>
          </table:table-cell>
          <table:table-cell office:value-type="string">
            <text:p>307,381866</text:p>
          </table:table-cell>
          <table:table-cell office:value-type="string">
            <text:p>18,696894</text:p>
          </table:table-cell>
          <table:table-cell office:value-type="string">
            <text:p>151,076935</text:p>
          </table:table-cell>
          <table:table-cell office:value-type="string">
            <text:p>8,541996</text:p>
          </table:table-cell>
          <table:table-cell office:value-type="string">
            <text:p>69,039337</text:p>
          </table:table-cell>
          <table:table-cell office:value-type="string">
            <text:p>8,883815</text:p>
          </table:table-cell>
          <table:table-cell office:value-type="string">
            <text:p>133,876114</text:p>
          </table:table-cell>
          <table:table-cell office:value-type="string">
            <text:p>9,478547</text:p>
          </table:table-cell>
          <table:table-cell office:value-type="string">
            <text:p>112,512039</text:p>
          </table:table-cell>
          <table:table-cell office:value-type="string">
            <text:p>9,785034</text:p>
          </table:table-cell>
          <table:table-cell office:value-type="string">
            <text:p>136,358459</text:p>
          </table:table-cell>
          <table:table-cell office:value-type="string">
            <text:p>18,395508</text:p>
          </table:table-cell>
        </table:table-row>
        <table:table-row table:style-name="ro1">
          <table:table-cell office:value-type="string">
            <text:p>AFR271 <text:s text:c="5"/></text:p>
          </table:table-cell>
          <table:table-cell office:value-type="string">
            <text:p>4245,832520</text:p>
          </table:table-cell>
          <table:table-cell office:value-type="string">
            <text:p>1096,958252</text:p>
          </table:table-cell>
          <table:table-cell office:value-type="string">
            <text:p>4572,783203</text:p>
          </table:table-cell>
          <table:table-cell office:value-type="string">
            <text:p>587,091187</text:p>
          </table:table-cell>
          <table:table-cell office:value-type="string">
            <text:p>34217,601563</text:p>
          </table:table-cell>
          <table:table-cell office:value-type="string">
            <text:p>849,431885</text:p>
          </table:table-cell>
          <table:table-cell office:value-type="string">
            <text:p>79543,203125</text:p>
          </table:table-cell>
          <table:table-cell office:value-type="string">
            <text:p>1672,363892</text:p>
          </table:table-cell>
          <table:table-cell office:value-type="string">
            <text:p>721,145203</text:p>
          </table:table-cell>
          <table:table-cell office:value-type="string">
            <text:p>52,282093</text:p>
          </table:table-cell>
          <table:table-cell office:value-type="string">
            <text:p>11174,499023</text:p>
          </table:table-cell>
          <table:table-cell office:value-type="string">
            <text:p>208,722885</text:p>
          </table:table-cell>
          <table:table-cell office:value-type="string">
            <text:p>11279,678711</text:p>
          </table:table-cell>
          <table:table-cell office:value-type="string">
            <text:p>189,428055</text:p>
          </table:table-cell>
          <table:table-cell office:value-type="string">
            <text:p>17126,378906</text:p>
          </table:table-cell>
          <table:table-cell office:value-type="string">
            <text:p>226,676270</text:p>
          </table:table-cell>
          <table:table-cell office:value-type="string">
            <text:p>21668,257813</text:p>
          </table:table-cell>
          <table:table-cell office:value-type="string">
            <text:p>273,380371</text:p>
          </table:table-cell>
          <table:table-cell office:value-type="string">
            <text:p>2604,788086</text:p>
          </table:table-cell>
          <table:table-cell office:value-type="string">
            <text:p>68,759499</text:p>
          </table:table-cell>
          <table:table-cell office:value-type="string">
            <text:p>64,470505</text:p>
          </table:table-cell>
          <table:table-cell office:value-type="string">
            <text:p>8,001533</text:p>
          </table:table-cell>
          <table:table-cell office:value-type="string">
            <text:p>89,560806</text:p>
          </table:table-cell>
          <table:table-cell office:value-type="string">
            <text:p>8,793637</text:p>
          </table:table-cell>
          <table:table-cell office:value-type="string">
            <text:p>383,885376</text:p>
          </table:table-cell>
          <table:table-cell office:value-type="string">
            <text:p>10,217123</text:p>
          </table:table-cell>
          <table:table-cell office:value-type="string">
            <text:p>27978,105469</text:p>
          </table:table-cell>
          <table:table-cell office:value-type="string">
            <text:p>463,997253</text:p>
          </table:table-cell>
          <table:table-cell office:value-type="string">
            <text:p>40,025063</text:p>
          </table:table-cell>
          <table:table-cell office:value-type="string">
            <text:p>10,000967</text:p>
          </table:table-cell>
          <table:table-cell office:value-type="string">
            <text:p>240,960892</text:p>
          </table:table-cell>
          <table:table-cell office:value-type="string">
            <text:p>17,101877</text:p>
          </table:table-cell>
          <table:table-cell office:value-type="string">
            <text:p>1116,382568</text:p>
          </table:table-cell>
          <table:table-cell office:value-type="string">
            <text:p>25,534309</text:p>
          </table:table-cell>
          <table:table-cell office:value-type="string">
            <text:p>1262,689697</text:p>
          </table:table-cell>
          <table:table-cell office:value-type="string">
            <text:p>22,314098</text:p>
          </table:table-cell>
          <table:table-cell office:value-type="string">
            <text:p>62,687103</text:p>
          </table:table-cell>
          <table:table-cell office:value-type="string">
            <text:p>12,653359</text:p>
          </table:table-cell>
          <table:table-cell office:value-type="string">
            <text:p>154,537292</text:p>
          </table:table-cell>
          <table:table-cell office:value-type="string">
            <text:p>13,053265</text:p>
          </table:table-cell>
          <table:table-cell office:value-type="string">
            <text:p>92,700676</text:p>
          </table:table-cell>
          <table:table-cell office:value-type="string">
            <text:p>13,450555</text:p>
          </table:table-cell>
          <table:table-cell office:value-type="string">
            <text:p>411,255066</text:p>
          </table:table-cell>
          <table:table-cell office:value-type="string">
            <text:p>27,220198</text:p>
          </table:table-cell>
        </table:table-row>
        <table:table-row table:style-name="ro1">
          <table:table-cell office:value-type="string">
            <text:p>AFR272 <text:s text:c="5"/></text:p>
          </table:table-cell>
          <table:table-cell office:value-type="string">
            <text:p>7576,031738</text:p>
          </table:table-cell>
          <table:table-cell office:value-type="string">
            <text:p>1125,621338</text:p>
          </table:table-cell>
          <table:table-cell office:value-type="string">
            <text:p>4191,233398</text:p>
          </table:table-cell>
          <table:table-cell office:value-type="string">
            <text:p>572,841614</text:p>
          </table:table-cell>
          <table:table-cell office:value-type="string">
            <text:p>35047,531250</text:p>
          </table:table-cell>
          <table:table-cell office:value-type="string">
            <text:p>843,432861</text:p>
          </table:table-cell>
          <table:table-cell office:value-type="string">
            <text:p>77900,054688</text:p>
          </table:table-cell>
          <table:table-cell office:value-type="string">
            <text:p>1636,253296</text:p>
          </table:table-cell>
          <table:table-cell office:value-type="string">
            <text:p>615,723450</text:p>
          </table:table-cell>
          <table:table-cell office:value-type="string">
            <text:p>49,919075</text:p>
          </table:table-cell>
          <table:table-cell office:value-type="string">
            <text:p>9226,407227</text:p>
          </table:table-cell>
          <table:table-cell office:value-type="string">
            <text:p>173,568436</text:p>
          </table:table-cell>
          <table:table-cell office:value-type="string">
            <text:p>21331,519531</text:p>
          </table:table-cell>
          <table:table-cell office:value-type="string">
            <text:p>350,584381</text:p>
          </table:table-cell>
          <table:table-cell office:value-type="string">
            <text:p>15567,029297</text:p>
          </table:table-cell>
          <table:table-cell office:value-type="string">
            <text:p>206,156403</text:p>
          </table:table-cell>
          <table:table-cell office:value-type="string">
            <text:p>23665,476563</text:p>
          </table:table-cell>
          <table:table-cell office:value-type="string">
            <text:p>298,061127</text:p>
          </table:table-cell>
          <table:table-cell office:value-type="string">
            <text:p>2801,378174</text:p>
          </table:table-cell>
          <table:table-cell office:value-type="string">
            <text:p>73,744003</text:p>
          </table:table-cell>
          <table:table-cell office:value-type="string">
            <text:p>55,482460</text:p>
          </table:table-cell>
          <table:table-cell office:value-type="string">
            <text:p>7,684573</text:p>
          </table:table-cell>
          <table:table-cell office:value-type="string">
            <text:p>70,765144</text:p>
          </table:table-cell>
          <table:table-cell office:value-type="string">
            <text:p>8,487544</text:p>
          </table:table-cell>
          <table:table-cell office:value-type="string">
            <text:p>348,439301</text:p>
          </table:table-cell>
          <table:table-cell office:value-type="string">
            <text:p>9,446895</text:p>
          </table:table-cell>
          <table:table-cell office:value-type="string">
            <text:p>23295,089844</text:p>
          </table:table-cell>
          <table:table-cell office:value-type="string">
            <text:p>386,576935</text:p>
          </table:table-cell>
          <table:table-cell office:value-type="string">
            <text:p>31,754976</text:p>
          </table:table-cell>
          <table:table-cell office:value-type="string">
            <text:p>9,584742</text:p>
          </table:table-cell>
          <table:table-cell office:value-type="string">
            <text:p>139,664734</text:p>
          </table:table-cell>
          <table:table-cell office:value-type="string">
            <text:p>16,327991</text:p>
          </table:table-cell>
          <table:table-cell office:value-type="string">
            <text:p>731,430725</text:p>
          </table:table-cell>
          <table:table-cell office:value-type="string">
            <text:p>22,141529</text:p>
          </table:table-cell>
          <table:table-cell office:value-type="string">
            <text:p>671,685242</text:p>
          </table:table-cell>
          <table:table-cell office:value-type="string">
            <text:p>15,164362</text:p>
          </table:table-cell>
          <table:table-cell office:value-type="string">
            <text:p>54,368973</text:p>
          </table:table-cell>
          <table:table-cell office:value-type="string">
            <text:p>12,017864</text:p>
          </table:table-cell>
          <table:table-cell office:value-type="string">
            <text:p>176,650772</text:p>
          </table:table-cell>
          <table:table-cell office:value-type="string">
            <text:p>12,780403</text:p>
          </table:table-cell>
          <table:table-cell office:value-type="string">
            <text:p>105,307564</text:p>
          </table:table-cell>
          <table:table-cell office:value-type="string">
            <text:p>12,973876</text:p>
          </table:table-cell>
          <table:table-cell office:value-type="string">
            <text:p>283,319458</text:p>
          </table:table-cell>
          <table:table-cell office:value-type="string">
            <text:p>25,238934</text:p>
          </table:table-cell>
        </table:table-row>
        <table:table-row table:style-name="ro1">
          <table:table-cell office:value-type="string">
            <text:p>AFR273 <text:s text:c="5"/></text:p>
          </table:table-cell>
          <table:table-cell office:value-type="string">
            <text:p>7579,533691</text:p>
          </table:table-cell>
          <table:table-cell office:value-type="string">
            <text:p>1270,901245</text:p>
          </table:table-cell>
          <table:table-cell office:value-type="string">
            <text:p>6239,769043</text:p>
          </table:table-cell>
          <table:table-cell office:value-type="string">
            <text:p>663,527527</text:p>
          </table:table-cell>
          <table:table-cell office:value-type="string">
            <text:p>49408,769531</text:p>
          </table:table-cell>
          <table:table-cell office:value-type="string">
            <text:p>1170,162964</text:p>
          </table:table-cell>
          <table:table-cell office:value-type="string">
            <text:p>100861,187500</text:p>
          </table:table-cell>
          <table:table-cell office:value-type="string">
            <text:p>2111,705566</text:p>
          </table:table-cell>
          <table:table-cell office:value-type="string">
            <text:p>853,201477</text:p>
          </table:table-cell>
          <table:table-cell office:value-type="string">
            <text:p>58,591198</text:p>
          </table:table-cell>
          <table:table-cell office:value-type="string">
            <text:p>9998,064453</text:p>
          </table:table-cell>
          <table:table-cell office:value-type="string">
            <text:p>188,875717</text:p>
          </table:table-cell>
          <table:table-cell office:value-type="string">
            <text:p>26168,994141</text:p>
          </table:table-cell>
          <table:table-cell office:value-type="string">
            <text:p>429,580414</text:p>
          </table:table-cell>
          <table:table-cell office:value-type="string">
            <text:p>17743,814453</text:p>
          </table:table-cell>
          <table:table-cell office:value-type="string">
            <text:p>235,033966</text:p>
          </table:table-cell>
          <table:table-cell office:value-type="string">
            <text:p>32241,492188</text:p>
          </table:table-cell>
          <table:table-cell office:value-type="string">
            <text:p>405,416565</text:p>
          </table:table-cell>
          <table:table-cell office:value-type="string">
            <text:p>4029,499756</text:p>
          </table:table-cell>
          <table:table-cell office:value-type="string">
            <text:p>105,713150</text:p>
          </table:table-cell>
          <table:table-cell office:value-type="string">
            <text:p>42,304054</text:p>
          </table:table-cell>
          <table:table-cell office:value-type="string">
            <text:p>9,068125</text:p>
          </table:table-cell>
          <table:table-cell office:value-type="string">
            <text:p>78,900406</text:p>
          </table:table-cell>
          <table:table-cell office:value-type="string">
            <text:p>9,169487</text:p>
          </table:table-cell>
          <table:table-cell office:value-type="string">
            <text:p>475,311432</text:p>
          </table:table-cell>
          <table:table-cell office:value-type="string">
            <text:p>12,076548</text:p>
          </table:table-cell>
          <table:table-cell office:value-type="string">
            <text:p>30127,177734</text:p>
          </table:table-cell>
          <table:table-cell office:value-type="string">
            <text:p>499,576111</text:p>
          </table:table-cell>
          <table:table-cell office:value-type="string">
            <text:p>46,507977</text:p>
          </table:table-cell>
          <table:table-cell office:value-type="string">
            <text:p>11,131107</text:p>
          </table:table-cell>
          <table:table-cell office:value-type="string">
            <text:p>173,062286</text:p>
          </table:table-cell>
          <table:table-cell office:value-type="string">
            <text:p>17,380135</text:p>
          </table:table-cell>
          <table:table-cell office:value-type="string">
            <text:p>871,103271</text:p>
          </table:table-cell>
          <table:table-cell office:value-type="string">
            <text:p>23,911324</text:p>
          </table:table-cell>
          <table:table-cell office:value-type="string">
            <text:p>656,879639</text:p>
          </table:table-cell>
          <table:table-cell office:value-type="string">
            <text:p>16,371637</text:p>
          </table:table-cell>
          <table:table-cell office:value-type="string">
            <text:p>65,452797</text:p>
          </table:table-cell>
          <table:table-cell office:value-type="string">
            <text:p>13,917000</text:p>
          </table:table-cell>
          <table:table-cell office:value-type="string">
            <text:p>217,873764</text:p>
          </table:table-cell>
          <table:table-cell office:value-type="string">
            <text:p>14,762567</text:p>
          </table:table-cell>
          <table:table-cell office:value-type="string">
            <text:p>150,905243</text:p>
          </table:table-cell>
          <table:table-cell office:value-type="string">
            <text:p>15,202785</text:p>
          </table:table-cell>
          <table:table-cell office:value-type="string">
            <text:p>362,667389</text:p>
          </table:table-cell>
          <table:table-cell office:value-type="string">
            <text:p>29,471298</text:p>
          </table:table-cell>
        </table:table-row>
        <table:table-row table:style-name="ro1">
          <table:table-cell office:value-type="string">
            <text:p>AFR274 <text:s text:c="5"/></text:p>
          </table:table-cell>
          <table:table-cell office:value-type="string">
            <text:p>7582,054199</text:p>
          </table:table-cell>
          <table:table-cell office:value-type="string">
            <text:p>1094,431885</text:p>
          </table:table-cell>
          <table:table-cell office:value-type="string">
            <text:p>2981,778564</text:p>
          </table:table-cell>
          <table:table-cell office:value-type="string">
            <text:p>546,652771</text:p>
          </table:table-cell>
          <table:table-cell office:value-type="string">
            <text:p>20181,808594</text:p>
          </table:table-cell>
          <table:table-cell office:value-type="string">
            <text:p>525,916077</text:p>
          </table:table-cell>
          <table:table-cell office:value-type="string">
            <text:p>45948,320313</text:p>
          </table:table-cell>
          <table:table-cell office:value-type="string">
            <text:p>963,645386</text:p>
          </table:table-cell>
          <table:table-cell office:value-type="string">
            <text:p>488,350006</text:p>
          </table:table-cell>
          <table:table-cell office:value-type="string">
            <text:p>46,044189</text:p>
          </table:table-cell>
          <table:table-cell office:value-type="string">
            <text:p>8564,782227</text:p>
          </table:table-cell>
          <table:table-cell office:value-type="string">
            <text:p>161,771881</text:p>
          </table:table-cell>
          <table:table-cell office:value-type="string">
            <text:p>21210,535156</text:p>
          </table:table-cell>
          <table:table-cell office:value-type="string">
            <text:p>348,594757</text:p>
          </table:table-cell>
          <table:table-cell office:value-type="string">
            <text:p>23887,392578</text:p>
          </table:table-cell>
          <table:table-cell office:value-type="string">
            <text:p>314,341949</text:p>
          </table:table-cell>
          <table:table-cell office:value-type="string">
            <text:p>16445,402344</text:p>
          </table:table-cell>
          <table:table-cell office:value-type="string">
            <text:p>208,140503</text:p>
          </table:table-cell>
          <table:table-cell office:value-type="string">
            <text:p>1512,666748</text:p>
          </table:table-cell>
          <table:table-cell office:value-type="string">
            <text:p>40,515053</text:p>
          </table:table-cell>
          <table:table-cell office:value-type="string">
            <text:p>11,477502</text:p>
          </table:table-cell>
          <table:table-cell office:value-type="string">
            <text:p>6,865191</text:p>
          </table:table-cell>
          <table:table-cell office:value-type="string">
            <text:p>53,875072</text:p>
          </table:table-cell>
          <table:table-cell office:value-type="string">
            <text:p>8,303339</text:p>
          </table:table-cell>
          <table:table-cell office:value-type="string">
            <text:p>229,692993</text:p>
          </table:table-cell>
          <table:table-cell office:value-type="string">
            <text:p>7,689913</text:p>
          </table:table-cell>
          <table:table-cell office:value-type="string">
            <text:p>12678,704102</text:p>
          </table:table-cell>
          <table:table-cell office:value-type="string">
            <text:p>211,262589</text:p>
          </table:table-cell>
          <table:table-cell office:value-type="string">
            <text:p>47,470455</text:p>
          </table:table-cell>
          <table:table-cell office:value-type="string">
            <text:p>9,505293</text:p>
          </table:table-cell>
          <table:table-cell office:value-type="string">
            <text:p>68,288116</text:p>
          </table:table-cell>
          <table:table-cell office:value-type="string">
            <text:p>15,994342</text:p>
          </table:table-cell>
          <table:table-cell office:value-type="string">
            <text:p>658,707336</text:p>
          </table:table-cell>
          <table:table-cell office:value-type="string">
            <text:p>21,607460</text:p>
          </table:table-cell>
          <table:table-cell office:value-type="string">
            <text:p>710,194397</text:p>
          </table:table-cell>
          <table:table-cell office:value-type="string">
            <text:p>15,619101</text:p>
          </table:table-cell>
          <table:table-cell office:value-type="string">
            <text:p>55,125706</text:p>
          </table:table-cell>
          <table:table-cell office:value-type="string">
            <text:p>12,091274</text:p>
          </table:table-cell>
          <table:table-cell office:value-type="string">
            <text:p>147,000839</text:p>
          </table:table-cell>
          <table:table-cell office:value-type="string">
            <text:p>12,823483</text:p>
          </table:table-cell>
          <table:table-cell office:value-type="string">
            <text:p>59,042156</text:p>
          </table:table-cell>
          <table:table-cell office:value-type="string">
            <text:p>12,906025</text:p>
          </table:table-cell>
          <table:table-cell office:value-type="string">
            <text:p>357,945923</text:p>
          </table:table-cell>
          <table:table-cell office:value-type="string">
            <text:p>25,820786</text:p>
          </table:table-cell>
        </table:table-row>
        <table:table-row table:style-name="ro1">
          <table:table-cell office:value-type="string">
            <text:p>AFR275 <text:s text:c="5"/></text:p>
          </table:table-cell>
          <table:table-cell office:value-type="string">
            <text:p>703,390503</text:p>
          </table:table-cell>
          <table:table-cell office:value-type="string">
            <text:p>801,298218</text:p>
          </table:table-cell>
          <table:table-cell office:value-type="string">
            <text:p>3274,732666</text:p>
          </table:table-cell>
          <table:table-cell office:value-type="string">
            <text:p>488,511139</text:p>
          </table:table-cell>
          <table:table-cell office:value-type="string">
            <text:p>25244,333984</text:p>
          </table:table-cell>
          <table:table-cell office:value-type="string">
            <text:p>617,190430</text:p>
          </table:table-cell>
          <table:table-cell office:value-type="string">
            <text:p>60863,046875</text:p>
          </table:table-cell>
          <table:table-cell office:value-type="string">
            <text:p>1284,715820</text:p>
          </table:table-cell>
          <table:table-cell office:value-type="string">
            <text:p>455,771210</text:p>
          </table:table-cell>
          <table:table-cell office:value-type="string">
            <text:p>39,301624</text:p>
          </table:table-cell>
          <table:table-cell office:value-type="string">
            <text:p>6891,353516</text:p>
          </table:table-cell>
          <table:table-cell office:value-type="string">
            <text:p>131,068100</text:p>
          </table:table-cell>
          <table:table-cell office:value-type="string">
            <text:p>5214,659668</text:p>
          </table:table-cell>
          <table:table-cell office:value-type="string">
            <text:p>91,173126</text:p>
          </table:table-cell>
          <table:table-cell office:value-type="string">
            <text:p>10636,936523</text:p>
          </table:table-cell>
          <table:table-cell office:value-type="string">
            <text:p>141,883804</text:p>
          </table:table-cell>
          <table:table-cell office:value-type="string">
            <text:p>14396,071289</text:p>
          </table:table-cell>
          <table:table-cell office:value-type="string">
            <text:p>182,435211</text:p>
          </table:table-cell>
          <table:table-cell office:value-type="string">
            <text:p>1890,727905</text:p>
          </table:table-cell>
          <table:table-cell office:value-type="string">
            <text:p>50,106899</text:p>
          </table:table-cell>
          <table:table-cell office:value-type="string">
            <text:p>33,390308</text:p>
          </table:table-cell>
          <table:table-cell office:value-type="string">
            <text:p>6,252976</text:p>
          </table:table-cell>
          <table:table-cell office:value-type="string">
            <text:p>66,796646</text:p>
          </table:table-cell>
          <table:table-cell office:value-type="string">
            <text:p>7,751678</text:p>
          </table:table-cell>
          <table:table-cell office:value-type="string">
            <text:p>291,495087</text:p>
          </table:table-cell>
          <table:table-cell office:value-type="string">
            <text:p>7,870765</text:p>
          </table:table-cell>
          <table:table-cell office:value-type="string">
            <text:p>21106,261719</text:p>
          </table:table-cell>
          <table:table-cell office:value-type="string">
            <text:p>350,359009</text:p>
          </table:table-cell>
          <table:table-cell office:value-type="string">
            <text:p>28,995543</text:p>
          </table:table-cell>
          <table:table-cell office:value-type="string">
            <text:p>7,639328</text:p>
          </table:table-cell>
          <table:table-cell office:value-type="string">
            <text:p>68,138519</text:p>
          </table:table-cell>
          <table:table-cell office:value-type="string">
            <text:p>14,721341</text:p>
          </table:table-cell>
          <table:table-cell office:value-type="string">
            <text:p>819,045044</text:p>
          </table:table-cell>
          <table:table-cell office:value-type="string">
            <text:p>22,045517</text:p>
          </table:table-cell>
          <table:table-cell office:value-type="string">
            <text:p>109,552986</text:p>
          </table:table-cell>
          <table:table-cell office:value-type="string">
            <text:p>8,812836</text:p>
          </table:table-cell>
          <table:table-cell office:value-type="string">
            <text:p>38,768242</text:p>
          </table:table-cell>
          <table:table-cell office:value-type="string">
            <text:p>9,339683</text:p>
          </table:table-cell>
          <table:table-cell office:value-type="string">
            <text:p>104,287270</text:p>
          </table:table-cell>
          <table:table-cell office:value-type="string">
            <text:p>9,971381</text:p>
          </table:table-cell>
          <table:table-cell office:value-type="string">
            <text:p>84,621346</text:p>
          </table:table-cell>
          <table:table-cell office:value-type="string">
            <text:p>10,206323</text:p>
          </table:table-cell>
          <table:table-cell office:value-type="string">
            <text:p>249,827835</text:p>
          </table:table-cell>
          <table:table-cell office:value-type="string">
            <text:p>20,028025</text:p>
          </table:table-cell>
        </table:table-row>
        <table:table-row table:style-name="ro1">
          <table:table-cell office:value-type="string">
            <text:p>AFR276 <text:s text:c="5"/></text:p>
          </table:table-cell>
          <table:table-cell office:value-type="string">
            <text:p>2326,179932</text:p>
          </table:table-cell>
          <table:table-cell office:value-type="string">
            <text:p>947,518982</text:p>
          </table:table-cell>
          <table:table-cell office:value-type="string">
            <text:p>3144,185059</text:p>
          </table:table-cell>
          <table:table-cell office:value-type="string">
            <text:p>522,137512</text:p>
          </table:table-cell>
          <table:table-cell office:value-type="string">
            <text:p>27750,162109</text:p>
          </table:table-cell>
          <table:table-cell office:value-type="string">
            <text:p>696,984680</text:p>
          </table:table-cell>
          <table:table-cell office:value-type="string">
            <text:p>64296,132813</text:p>
          </table:table-cell>
          <table:table-cell office:value-type="string">
            <text:p>1353,214844</text:p>
          </table:table-cell>
          <table:table-cell office:value-type="string">
            <text:p>498,915375</text:p>
          </table:table-cell>
          <table:table-cell office:value-type="string">
            <text:p>44,232929</text:p>
          </table:table-cell>
          <table:table-cell office:value-type="string">
            <text:p>7497,649902</text:p>
          </table:table-cell>
          <table:table-cell office:value-type="string">
            <text:p>142,433990</text:p>
          </table:table-cell>
          <table:table-cell office:value-type="string">
            <text:p>11647,426758</text:p>
          </table:table-cell>
          <table:table-cell office:value-type="string">
            <text:p>194,493942</text:p>
          </table:table-cell>
          <table:table-cell office:value-type="string">
            <text:p>15324,929688</text:p>
          </table:table-cell>
          <table:table-cell office:value-type="string">
            <text:p>202,915024</text:p>
          </table:table-cell>
          <table:table-cell office:value-type="string">
            <text:p>18986,322266</text:p>
          </table:table-cell>
          <table:table-cell office:value-type="string">
            <text:p>239,702850</text:p>
          </table:table-cell>
          <table:table-cell office:value-type="string">
            <text:p>2094,907471</text:p>
          </table:table-cell>
          <table:table-cell office:value-type="string">
            <text:p>55,466789</text:p>
          </table:table-cell>
          <table:table-cell office:value-type="string">
            <text:p>45,064598</text:p>
          </table:table-cell>
          <table:table-cell office:value-type="string">
            <text:p>7,103289</text:p>
          </table:table-cell>
          <table:table-cell office:value-type="string">
            <text:p>74,682991</text:p>
          </table:table-cell>
          <table:table-cell office:value-type="string">
            <text:p>8,298364</text:p>
          </table:table-cell>
          <table:table-cell office:value-type="string">
            <text:p>283,381165</text:p>
          </table:table-cell>
          <table:table-cell office:value-type="string">
            <text:p>8,376483</text:p>
          </table:table-cell>
          <table:table-cell office:value-type="string">
            <text:p>24048,169922</text:p>
          </table:table-cell>
          <table:table-cell office:value-type="string">
            <text:p>398,993805</text:p>
          </table:table-cell>
          <table:table-cell office:value-type="string">
            <text:p>39,001701</text:p>
          </table:table-cell>
          <table:table-cell office:value-type="string">
            <text:p>9,282783</text:p>
          </table:table-cell>
          <table:table-cell office:value-type="string">
            <text:p>100,824944</text:p>
          </table:table-cell>
          <table:table-cell office:value-type="string">
            <text:p>15,772019</text:p>
          </table:table-cell>
          <table:table-cell office:value-type="string">
            <text:p>768,869385</text:p>
          </table:table-cell>
          <table:table-cell office:value-type="string">
            <text:p>22,277597</text:p>
          </table:table-cell>
          <table:table-cell office:value-type="string">
            <text:p>801,871521</text:p>
          </table:table-cell>
          <table:table-cell office:value-type="string">
            <text:p>16,287117</text:p>
          </table:table-cell>
          <table:table-cell office:value-type="string">
            <text:p>57,017799</text:p>
          </table:table-cell>
          <table:table-cell office:value-type="string">
            <text:p>11,624900</text:p>
          </table:table-cell>
          <table:table-cell office:value-type="string">
            <text:p>142,617676</text:p>
          </table:table-cell>
          <table:table-cell office:value-type="string">
            <text:p>12,072138</text:p>
          </table:table-cell>
          <table:table-cell office:value-type="string">
            <text:p>99,529877</text:p>
          </table:table-cell>
          <table:table-cell office:value-type="string">
            <text:p>12,567181</text:p>
          </table:table-cell>
          <table:table-cell office:value-type="string">
            <text:p>308,685455</text:p>
          </table:table-cell>
          <table:table-cell office:value-type="string">
            <text:p>24,602810</text:p>
          </table:table-cell>
        </table:table-row>
        <table:table-row table:style-name="ro1">
          <table:table-cell office:value-type="string">
            <text:p>AFR277 <text:s text:c="5"/></text:p>
          </table:table-cell>
          <table:table-cell office:value-type="string">
            <text:p>11736,175781</text:p>
          </table:table-cell>
          <table:table-cell office:value-type="string">
            <text:p>1412,645996</text:p>
          </table:table-cell>
          <table:table-cell office:value-type="string">
            <text:p>6506,687500</text:p>
          </table:table-cell>
          <table:table-cell office:value-type="string">
            <text:p>663,174011</text:p>
          </table:table-cell>
          <table:table-cell office:value-type="string">
            <text:p>34469,250000</text:p>
          </table:table-cell>
          <table:table-cell office:value-type="string">
            <text:p>859,826599</text:p>
          </table:table-cell>
          <table:table-cell office:value-type="string">
            <text:p>82313,945313</text:p>
          </table:table-cell>
          <table:table-cell office:value-type="string">
            <text:p>1728,085571</text:p>
          </table:table-cell>
          <table:table-cell office:value-type="string">
            <text:p>401,537384</text:p>
          </table:table-cell>
          <table:table-cell office:value-type="string">
            <text:p>55,143192</text:p>
          </table:table-cell>
          <table:table-cell office:value-type="string">
            <text:p>11236,438477</text:p>
          </table:table-cell>
          <table:table-cell office:value-type="string">
            <text:p>217,235336</text:p>
          </table:table-cell>
          <table:table-cell office:value-type="string">
            <text:p>28044,234375</text:p>
          </table:table-cell>
          <table:table-cell office:value-type="string">
            <text:p>463,094330</text:p>
          </table:table-cell>
          <table:table-cell office:value-type="string">
            <text:p>14913,537109</text:p>
          </table:table-cell>
          <table:table-cell office:value-type="string">
            <text:p>199,475754</text:p>
          </table:table-cell>
          <table:table-cell office:value-type="string">
            <text:p>21476,398438</text:p>
          </table:table-cell>
          <table:table-cell office:value-type="string">
            <text:p>272,933136</text:p>
          </table:table-cell>
          <table:table-cell office:value-type="string">
            <text:p>2806,862305</text:p>
          </table:table-cell>
          <table:table-cell office:value-type="string">
            <text:p>74,116783</text:p>
          </table:table-cell>
          <table:table-cell office:value-type="string">
            <text:p>52,915592</text:p>
          </table:table-cell>
          <table:table-cell office:value-type="string">
            <text:p>8,717729</text:p>
          </table:table-cell>
          <table:table-cell office:value-type="string">
            <text:p>99,035645</text:p>
          </table:table-cell>
          <table:table-cell office:value-type="string">
            <text:p>9,351381</text:p>
          </table:table-cell>
          <table:table-cell office:value-type="string">
            <text:p>388,918884</text:p>
          </table:table-cell>
          <table:table-cell office:value-type="string">
            <text:p>10,879299</text:p>
          </table:table-cell>
          <table:table-cell office:value-type="string">
            <text:p>25469,675781</text:p>
          </table:table-cell>
          <table:table-cell office:value-type="string">
            <text:p>422,643402</text:p>
          </table:table-cell>
          <table:table-cell office:value-type="string">
            <text:p>50,354862</text:p>
          </table:table-cell>
          <table:table-cell office:value-type="string">
            <text:p>11,647689</text:p>
          </table:table-cell>
          <table:table-cell office:value-type="string">
            <text:p>502,937408</text:p>
          </table:table-cell>
          <table:table-cell office:value-type="string">
            <text:p>19,875910</text:p>
          </table:table-cell>
          <table:table-cell office:value-type="string">
            <text:p>1095,772461</text:p>
          </table:table-cell>
          <table:table-cell office:value-type="string">
            <text:p>26,083296</text:p>
          </table:table-cell>
          <table:table-cell office:value-type="string">
            <text:p>682,256531</text:p>
          </table:table-cell>
          <table:table-cell office:value-type="string">
            <text:p>17,197027</text:p>
          </table:table-cell>
          <table:table-cell office:value-type="string">
            <text:p>44,990978</text:p>
          </table:table-cell>
          <table:table-cell office:value-type="string">
            <text:p>14,646448</text:p>
          </table:table-cell>
          <table:table-cell office:value-type="string">
            <text:p>155,003632</text:p>
          </table:table-cell>
          <table:table-cell office:value-type="string">
            <text:p>15,194600</text:p>
          </table:table-cell>
          <table:table-cell office:value-type="string">
            <text:p>99,896446</text:p>
          </table:table-cell>
          <table:table-cell office:value-type="string">
            <text:p>15,751549</text:p>
          </table:table-cell>
          <table:table-cell office:value-type="string">
            <text:p>1167,722168</text:p>
          </table:table-cell>
          <table:table-cell office:value-type="string">
            <text:p>39,631958</text:p>
          </table:table-cell>
        </table:table-row>
        <table:table-row table:style-name="ro1">
          <table:table-cell office:value-type="string">
            <text:p>AFR278 <text:s text:c="5"/></text:p>
          </table:table-cell>
          <table:table-cell office:value-type="string">
            <text:p>1963,620361</text:p>
          </table:table-cell>
          <table:table-cell office:value-type="string">
            <text:p>1032,796265</text:p>
          </table:table-cell>
          <table:table-cell office:value-type="string">
            <text:p>3787,709961</text:p>
          </table:table-cell>
          <table:table-cell office:value-type="string">
            <text:p>560,266479</text:p>
          </table:table-cell>
          <table:table-cell office:value-type="string">
            <text:p>35818,257813</text:p>
          </table:table-cell>
          <table:table-cell office:value-type="string">
            <text:p>890,687744</text:p>
          </table:table-cell>
          <table:table-cell office:value-type="string">
            <text:p>77325,132813</text:p>
          </table:table-cell>
          <table:table-cell office:value-type="string">
            <text:p>1624,657349</text:p>
          </table:table-cell>
          <table:table-cell office:value-type="string">
            <text:p>608,679260</text:p>
          </table:table-cell>
          <table:table-cell office:value-type="string">
            <text:p>51,438301</text:p>
          </table:table-cell>
          <table:table-cell office:value-type="string">
            <text:p>8105,923340</text:p>
          </table:table-cell>
          <table:table-cell office:value-type="string">
            <text:p>159,925278</text:p>
          </table:table-cell>
          <table:table-cell office:value-type="string">
            <text:p>13412,397461</text:p>
          </table:table-cell>
          <table:table-cell office:value-type="string">
            <text:p>226,461380</text:p>
          </table:table-cell>
          <table:table-cell office:value-type="string">
            <text:p>16999,058594</text:p>
          </table:table-cell>
          <table:table-cell office:value-type="string">
            <text:p>226,217545</text:p>
          </table:table-cell>
          <table:table-cell office:value-type="string">
            <text:p>24275,486328</text:p>
          </table:table-cell>
          <table:table-cell office:value-type="string">
            <text:p>307,567810</text:p>
          </table:table-cell>
          <table:table-cell office:value-type="string">
            <text:p>2813,309814</text:p>
          </table:table-cell>
          <table:table-cell office:value-type="string">
            <text:p>74,121124</text:p>
          </table:table-cell>
          <table:table-cell office:value-type="string">
            <text:p>56,887573</text:p>
          </table:table-cell>
          <table:table-cell office:value-type="string">
            <text:p>7,856268</text:p>
          </table:table-cell>
          <table:table-cell office:value-type="string">
            <text:p>82,426537</text:p>
          </table:table-cell>
          <table:table-cell office:value-type="string">
            <text:p>8,608768</text:p>
          </table:table-cell>
          <table:table-cell office:value-type="string">
            <text:p>385,121735</text:p>
          </table:table-cell>
          <table:table-cell office:value-type="string">
            <text:p>10,154337</text:p>
          </table:table-cell>
          <table:table-cell office:value-type="string">
            <text:p>28012,302734</text:p>
          </table:table-cell>
          <table:table-cell office:value-type="string">
            <text:p>464,551697</text:p>
          </table:table-cell>
          <table:table-cell office:value-type="string">
            <text:p>34,633667</text:p>
          </table:table-cell>
          <table:table-cell office:value-type="string">
            <text:p>9,884402</text:p>
          </table:table-cell>
          <table:table-cell office:value-type="string">
            <text:p>111,161644</text:p>
          </table:table-cell>
          <table:table-cell office:value-type="string">
            <text:p>16,246714</text:p>
          </table:table-cell>
          <table:table-cell office:value-type="string">
            <text:p>925,673401</text:p>
          </table:table-cell>
          <table:table-cell office:value-type="string">
            <text:p>23,803268</text:p>
          </table:table-cell>
          <table:table-cell office:value-type="string">
            <text:p>1147,156616</text:p>
          </table:table-cell>
          <table:table-cell office:value-type="string">
            <text:p>20,786598</text:p>
          </table:table-cell>
          <table:table-cell office:value-type="string">
            <text:p>71,520912</text:p>
          </table:table-cell>
          <table:table-cell office:value-type="string">
            <text:p>12,547638</text:p>
          </table:table-cell>
          <table:table-cell office:value-type="string">
            <text:p>158,825211</text:p>
          </table:table-cell>
          <table:table-cell office:value-type="string">
            <text:p>12,972119</text:p>
          </table:table-cell>
          <table:table-cell office:value-type="string">
            <text:p>120,135590</text:p>
          </table:table-cell>
          <table:table-cell office:value-type="string">
            <text:p>13,482342</text:p>
          </table:table-cell>
          <table:table-cell office:value-type="string">
            <text:p>346,700836</text:p>
          </table:table-cell>
          <table:table-cell office:value-type="string">
            <text:p>26,356958</text:p>
          </table:table-cell>
        </table:table-row>
        <table:table-row table:style-name="ro1">
          <table:table-cell office:value-type="string">
            <text:p>AFR279 <text:s text:c="5"/></text:p>
          </table:table-cell>
          <table:table-cell office:value-type="string">
            <text:p>3092,222900</text:p>
          </table:table-cell>
          <table:table-cell office:value-type="string">
            <text:p>852,658813</text:p>
          </table:table-cell>
          <table:table-cell office:value-type="string">
            <text:p>2411,227783</text:p>
          </table:table-cell>
          <table:table-cell office:value-type="string">
            <text:p>483,151642</text:p>
          </table:table-cell>
          <table:table-cell office:value-type="string">
            <text:p>15128,078125</text:p>
          </table:table-cell>
          <table:table-cell office:value-type="string">
            <text:p>417,492615</text:p>
          </table:table-cell>
          <table:table-cell office:value-type="string">
            <text:p>31238,232422</text:p>
          </table:table-cell>
          <table:table-cell office:value-type="string">
            <text:p>675,708862</text:p>
          </table:table-cell>
          <table:table-cell office:value-type="string">
            <text:p>197,349152</text:p>
          </table:table-cell>
          <table:table-cell office:value-type="string">
            <text:p>35,532005</text:p>
          </table:table-cell>
          <table:table-cell office:value-type="string">
            <text:p>7854,220703</text:p>
          </table:table-cell>
          <table:table-cell office:value-type="string">
            <text:p>148,240356</text:p>
          </table:table-cell>
          <table:table-cell office:value-type="string">
            <text:p>1708,945557</text:p>
          </table:table-cell>
          <table:table-cell office:value-type="string">
            <text:p>36,976486</text:p>
          </table:table-cell>
          <table:table-cell office:value-type="string">
            <text:p>12932,605469</text:p>
          </table:table-cell>
          <table:table-cell office:value-type="string">
            <text:p>172,968170</text:p>
          </table:table-cell>
          <table:table-cell office:value-type="string">
            <text:p>6386,590332</text:p>
          </table:table-cell>
          <table:table-cell office:value-type="string">
            <text:p>85,275673</text:p>
          </table:table-cell>
          <table:table-cell office:value-type="string">
            <text:p>1015,761780</text:p>
          </table:table-cell>
          <table:table-cell office:value-type="string">
            <text:p>27,757290</text:p>
          </table:table-cell>
          <table:table-cell office:value-type="string">
            <text:p>23,478106</text:p>
          </table:table-cell>
          <table:table-cell office:value-type="string">
            <text:p>6,292351</text:p>
          </table:table-cell>
          <table:table-cell office:value-type="string">
            <text:p>40,495163</text:p>
          </table:table-cell>
          <table:table-cell office:value-type="string">
            <text:p>7,896300</text:p>
          </table:table-cell>
          <table:table-cell office:value-type="string">
            <text:p>149,828079</text:p>
          </table:table-cell>
          <table:table-cell office:value-type="string">
            <text:p>6,443703</text:p>
          </table:table-cell>
          <table:table-cell office:value-type="string">
            <text:p>8230,580078</text:p>
          </table:table-cell>
          <table:table-cell office:value-type="string">
            <text:p>137,870438</text:p>
          </table:table-cell>
          <table:table-cell office:value-type="string">
            <text:p>51,093445</text:p>
          </table:table-cell>
          <table:table-cell office:value-type="string">
            <text:p>8,991776</text:p>
          </table:table-cell>
          <table:table-cell office:value-type="string">
            <text:p>159,681763</text:p>
          </table:table-cell>
          <table:table-cell office:value-type="string">
            <text:p>15,908397</text:p>
          </table:table-cell>
          <table:table-cell office:value-type="string">
            <text:p>475,472412</text:p>
          </table:table-cell>
          <table:table-cell office:value-type="string">
            <text:p>20,276438</text:p>
          </table:table-cell>
          <table:table-cell office:value-type="string">
            <text:p>700,646912</text:p>
          </table:table-cell>
          <table:table-cell office:value-type="string">
            <text:p>15,074713</text:p>
          </table:table-cell>
          <table:table-cell office:value-type="string">
            <text:p>38,944885</text:p>
          </table:table-cell>
          <table:table-cell office:value-type="string">
            <text:p>11,400041</text:p>
          </table:table-cell>
          <table:table-cell office:value-type="string">
            <text:p>64,844330</text:p>
          </table:table-cell>
          <table:table-cell office:value-type="string">
            <text:p>11,611054</text:p>
          </table:table-cell>
          <table:table-cell office:value-type="string">
            <text:p>33,049107</text:p>
          </table:table-cell>
          <table:table-cell office:value-type="string">
            <text:p>12,092519</text:p>
          </table:table-cell>
          <table:table-cell office:value-type="string">
            <text:p>252,249023</text:p>
          </table:table-cell>
          <table:table-cell office:value-type="string">
            <text:p>23,655869</text:p>
          </table:table-cell>
        </table:table-row>
        <table:table-row table:style-name="ro1">
          <table:table-cell office:value-type="string">
            <text:p>AFR280 <text:s text:c="5"/></text:p>
          </table:table-cell>
          <table:table-cell office:value-type="string">
            <text:p>3910,910400</text:p>
          </table:table-cell>
          <table:table-cell office:value-type="string">
            <text:p>911,846252</text:p>
          </table:table-cell>
          <table:table-cell office:value-type="string">
            <text:p>2117,801758</text:p>
          </table:table-cell>
          <table:table-cell office:value-type="string">
            <text:p>500,181152</text:p>
          </table:table-cell>
          <table:table-cell office:value-type="string">
            <text:p>18789,402344</text:p>
          </table:table-cell>
          <table:table-cell office:value-type="string">
            <text:p>496,678864</text:p>
          </table:table-cell>
          <table:table-cell office:value-type="string">
            <text:p>37964,734375</text:p>
          </table:table-cell>
          <table:table-cell office:value-type="string">
            <text:p>814,926086</text:p>
          </table:table-cell>
          <table:table-cell office:value-type="string">
            <text:p>224,245651</text:p>
          </table:table-cell>
          <table:table-cell office:value-type="string">
            <text:p>37,845081</text:p>
          </table:table-cell>
          <table:table-cell office:value-type="string">
            <text:p>7970,568848</text:p>
          </table:table-cell>
          <table:table-cell office:value-type="string">
            <text:p>150,480927</text:p>
          </table:table-cell>
          <table:table-cell office:value-type="string">
            <text:p>3292,136719</text:p>
          </table:table-cell>
          <table:table-cell office:value-type="string">
            <text:p>61,274670</text:p>
          </table:table-cell>
          <table:table-cell office:value-type="string">
            <text:p>13261,595703</text:p>
          </table:table-cell>
          <table:table-cell office:value-type="string">
            <text:p>177,330765</text:p>
          </table:table-cell>
          <table:table-cell office:value-type="string">
            <text:p>8967,550781</text:p>
          </table:table-cell>
          <table:table-cell office:value-type="string">
            <text:p>117,264671</text:p>
          </table:table-cell>
          <table:table-cell office:value-type="string">
            <text:p>1352,991577</text:p>
          </table:table-cell>
          <table:table-cell office:value-type="string">
            <text:p>36,381828</text:p>
          </table:table-cell>
          <table:table-cell office:value-type="string">
            <text:p>27,355225</text:p>
          </table:table-cell>
          <table:table-cell office:value-type="string">
            <text:p>6,604498</text:p>
          </table:table-cell>
          <table:table-cell office:value-type="string">
            <text:p>47,830872</text:p>
          </table:table-cell>
          <table:table-cell office:value-type="string">
            <text:p>8,107447</text:p>
          </table:table-cell>
          <table:table-cell office:value-type="string">
            <text:p>178,230988</text:p>
          </table:table-cell>
          <table:table-cell office:value-type="string">
            <text:p>6,897573</text:p>
          </table:table-cell>
          <table:table-cell office:value-type="string">
            <text:p>10064,180664</text:p>
          </table:table-cell>
          <table:table-cell office:value-type="string">
            <text:p>168,117279</text:p>
          </table:table-cell>
          <table:table-cell office:value-type="string">
            <text:p>55,143761</text:p>
          </table:table-cell>
          <table:table-cell office:value-type="string">
            <text:p>9,238197</text:p>
          </table:table-cell>
          <table:table-cell office:value-type="string">
            <text:p>107,357300</text:p>
          </table:table-cell>
          <table:table-cell office:value-type="string">
            <text:p>15,951581</text:p>
          </table:table-cell>
          <table:table-cell office:value-type="string">
            <text:p>518,251648</text:p>
          </table:table-cell>
          <table:table-cell office:value-type="string">
            <text:p>20,599579</text:p>
          </table:table-cell>
          <table:table-cell office:value-type="string">
            <text:p>617,469055</text:p>
          </table:table-cell>
          <table:table-cell office:value-type="string">
            <text:p>14,427402</text:p>
          </table:table-cell>
          <table:table-cell office:value-type="string">
            <text:p>40,439987</text:p>
          </table:table-cell>
          <table:table-cell office:value-type="string">
            <text:p>11,690341</text:p>
          </table:table-cell>
          <table:table-cell office:value-type="string">
            <text:p>76,300926</text:p>
          </table:table-cell>
          <table:table-cell office:value-type="string">
            <text:p>12,086732</text:p>
          </table:table-cell>
          <table:table-cell office:value-type="string">
            <text:p>52,655449</text:p>
          </table:table-cell>
          <table:table-cell office:value-type="string">
            <text:p>12,478986</text:p>
          </table:table-cell>
          <table:table-cell office:value-type="string">
            <text:p>322,112335</text:p>
          </table:table-cell>
          <table:table-cell office:value-type="string">
            <text:p>24,707130</text:p>
          </table:table-cell>
        </table:table-row>
        <table:table-row table:style-name="ro1">
          <table:table-cell office:value-type="string">
            <text:p>AFR281 <text:s text:c="5"/></text:p>
          </table:table-cell>
          <table:table-cell office:value-type="string">
            <text:p>2100,234131</text:p>
          </table:table-cell>
          <table:table-cell office:value-type="string">
            <text:p>420,040558</text:p>
          </table:table-cell>
          <table:table-cell office:value-type="string">
            <text:p>1079,901978</text:p>
          </table:table-cell>
          <table:table-cell office:value-type="string">
            <text:p>422,675262</text:p>
          </table:table-cell>
          <table:table-cell office:value-type="string">
            <text:p>580,904419</text:p>
          </table:table-cell>
          <table:table-cell office:value-type="string">
            <text:p>54,529587</text:p>
          </table:table-cell>
          <table:table-cell office:value-type="string">
            <text:p>102,544212</text:p>
          </table:table-cell>
          <table:table-cell office:value-type="string">
            <text:p>68,962845</text:p>
          </table:table-cell>
          <table:table-cell office:value-type="string">
            <text:p>16,868401</text:p>
          </table:table-cell>
          <table:table-cell office:value-type="string">
            <text:p>23,682934</text:p>
          </table:table-cell>
          <table:table-cell office:value-type="string">
            <text:p>19,855089</text:p>
          </table:table-cell>
          <table:table-cell office:value-type="string">
            <text:p>20,062950</text:p>
          </table:table-cell>
          <table:table-cell office:value-type="string">
            <text:p>4,900996</text:p>
          </table:table-cell>
          <table:table-cell office:value-type="string">
            <text:p>11,762656</text:p>
          </table:table-cell>
          <table:table-cell office:value-type="string">
            <text:p>11,149207</text:p>
          </table:table-cell>
          <table:table-cell office:value-type="string">
            <text:p>8,470152</text:p>
          </table:table-cell>
          <table:table-cell office:value-type="string">
            <text:p>5,995762</text:p>
          </table:table-cell>
          <table:table-cell office:value-type="string">
            <text:p>9,88050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5,600023</text:p>
          </table:table-cell>
          <table:table-cell office:value-type="string">
            <text:p>7,7875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,643625</text:p>
          </table:table-cell>
          <table:table-cell office:value-type="string">
            <text:p>8,4102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,367439</text:p>
          </table:table-cell>
          <table:table-cell office:value-type="string">
            <text:p>15,005431</text:p>
          </table:table-cell>
          <table:table-cell office:value-type="string">
            <text:p>17,980310</text:p>
          </table:table-cell>
          <table:table-cell office:value-type="string">
            <text:p>18,679575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282 <text:s text:c="5"/></text:p>
          </table:table-cell>
          <table:table-cell office:value-type="string">
            <text:p>4150,860352</text:p>
          </table:table-cell>
          <table:table-cell office:value-type="string">
            <text:p>1193,964722</text:p>
          </table:table-cell>
          <table:table-cell office:value-type="string">
            <text:p>1237,560425</text:p>
          </table:table-cell>
          <table:table-cell office:value-type="string">
            <text:p>575,014648</text:p>
          </table:table-cell>
          <table:table-cell office:value-type="string">
            <text:p>8524,442383</text:p>
          </table:table-cell>
          <table:table-cell office:value-type="string">
            <text:p>298,953430</text:p>
          </table:table-cell>
          <table:table-cell office:value-type="string">
            <text:p>18634,250000</text:p>
          </table:table-cell>
          <table:table-cell office:value-type="string">
            <text:p>409,570221</text:p>
          </table:table-cell>
          <table:table-cell office:value-type="string">
            <text:p>55,784782</text:p>
          </table:table-cell>
          <table:table-cell office:value-type="string">
            <text:p>42,807697</text:p>
          </table:table-cell>
          <table:table-cell office:value-type="string">
            <text:p>4950,451660</text:p>
          </table:table-cell>
          <table:table-cell office:value-type="string">
            <text:p>99,395157</text:p>
          </table:table-cell>
          <table:table-cell office:value-type="string">
            <text:p>5756,505371</text:p>
          </table:table-cell>
          <table:table-cell office:value-type="string">
            <text:p>101,938179</text:p>
          </table:table-cell>
          <table:table-cell office:value-type="string">
            <text:p>15354,026367</text:p>
          </table:table-cell>
          <table:table-cell office:value-type="string">
            <text:p>205,238007</text:p>
          </table:table-cell>
          <table:table-cell office:value-type="string">
            <text:p>5113,411133</text:p>
          </table:table-cell>
          <table:table-cell office:value-type="string">
            <text:p>68,320473</text:p>
          </table:table-cell>
          <table:table-cell office:value-type="string">
            <text:p>601,852600</text:p>
          </table:table-cell>
          <table:table-cell office:value-type="string">
            <text:p>18,426210</text:p>
          </table:table-cell>
          <table:table-cell office:value-type="string">
            <text:p>20,027308</text:p>
          </table:table-cell>
          <table:table-cell office:value-type="string">
            <text:p>8,497972</text:p>
          </table:table-cell>
          <table:table-cell office:value-type="string">
            <text:p>53,317635</text:p>
          </table:table-cell>
          <table:table-cell office:value-type="string">
            <text:p>9,594305</text:p>
          </table:table-cell>
          <table:table-cell office:value-type="string">
            <text:p>108,622192</text:p>
          </table:table-cell>
          <table:table-cell office:value-type="string">
            <text:p>8,337887</text:p>
          </table:table-cell>
          <table:table-cell office:value-type="string">
            <text:p>4877,427246</text:p>
          </table:table-cell>
          <table:table-cell office:value-type="string">
            <text:p>83,357719</text:p>
          </table:table-cell>
          <table:table-cell office:value-type="string">
            <text:p>114,835037</text:p>
          </table:table-cell>
          <table:table-cell office:value-type="string">
            <text:p>13,377780</text:p>
          </table:table-cell>
          <table:table-cell office:value-type="string">
            <text:p>63,420738</text:p>
          </table:table-cell>
          <table:table-cell office:value-type="string">
            <text:p>18,686478</text:p>
          </table:table-cell>
          <table:table-cell office:value-type="string">
            <text:p>349,077240</text:p>
          </table:table-cell>
          <table:table-cell office:value-type="string">
            <text:p>21,930807</text:p>
          </table:table-cell>
          <table:table-cell office:value-type="string">
            <text:p>278,598846</text:p>
          </table:table-cell>
          <table:table-cell office:value-type="string">
            <text:p>16,307919</text:p>
          </table:table-cell>
          <table:table-cell office:value-type="string">
            <text:p>55,131607</text:p>
          </table:table-cell>
          <table:table-cell office:value-type="string">
            <text:p>16,998703</text:p>
          </table:table-cell>
          <table:table-cell office:value-type="string">
            <text:p>93,807587</text:p>
          </table:table-cell>
          <table:table-cell office:value-type="string">
            <text:p>17,453920</text:p>
          </table:table-cell>
          <table:table-cell office:value-type="string">
            <text:p>44,952599</text:p>
          </table:table-cell>
          <table:table-cell office:value-type="string">
            <text:p>18,172159</text:p>
          </table:table-cell>
          <table:table-cell office:value-type="string">
            <text:p>264,427032</text:p>
          </table:table-cell>
          <table:table-cell office:value-type="string">
            <text:p>34,966232</text:p>
          </table:table-cell>
        </table:table-row>
        <table:table-row table:style-name="ro1">
          <table:table-cell office:value-type="string">
            <text:p>AFR283 <text:s text:c="5"/></text:p>
          </table:table-cell>
          <table:table-cell office:value-type="string">
            <text:p>2220,126465</text:p>
          </table:table-cell>
          <table:table-cell office:value-type="string">
            <text:p>843,965332</text:p>
          </table:table-cell>
          <table:table-cell office:value-type="string">
            <text:p>1161,494141</text:p>
          </table:table-cell>
          <table:table-cell office:value-type="string">
            <text:p>472,422577</text:p>
          </table:table-cell>
          <table:table-cell office:value-type="string">
            <text:p>10639,648438</text:p>
          </table:table-cell>
          <table:table-cell office:value-type="string">
            <text:p>323,942932</text:p>
          </table:table-cell>
          <table:table-cell office:value-type="string">
            <text:p>22993,835938</text:p>
          </table:table-cell>
          <table:table-cell office:value-type="string">
            <text:p>492,841644</text:p>
          </table:table-cell>
          <table:table-cell office:value-type="string">
            <text:p>122,620300</text:p>
          </table:table-cell>
          <table:table-cell office:value-type="string">
            <text:p>35,116287</text:p>
          </table:table-cell>
          <table:table-cell office:value-type="string">
            <text:p>6532,528809</text:p>
          </table:table-cell>
          <table:table-cell office:value-type="string">
            <text:p>125,066010</text:p>
          </table:table-cell>
          <table:table-cell office:value-type="string">
            <text:p>6542,689453</text:p>
          </table:table-cell>
          <table:table-cell office:value-type="string">
            <text:p>112,666336</text:p>
          </table:table-cell>
          <table:table-cell office:value-type="string">
            <text:p>20157,476563</text:p>
          </table:table-cell>
          <table:table-cell office:value-type="string">
            <text:p>266,627991</text:p>
          </table:table-cell>
          <table:table-cell office:value-type="string">
            <text:p>6460,245117</text:p>
          </table:table-cell>
          <table:table-cell office:value-type="string">
            <text:p>84,109581</text:p>
          </table:table-cell>
          <table:table-cell office:value-type="string">
            <text:p>717,870117</text:p>
          </table:table-cell>
          <table:table-cell office:value-type="string">
            <text:p>20,221418</text:p>
          </table:table-cell>
          <table:table-cell office:value-type="string">
            <text:p>5,636925</text:p>
          </table:table-cell>
          <table:table-cell office:value-type="string">
            <text:p>5,976672</text:p>
          </table:table-cell>
          <table:table-cell office:value-type="string">
            <text:p>58,496593</text:p>
          </table:table-cell>
          <table:table-cell office:value-type="string">
            <text:p>7,894703</text:p>
          </table:table-cell>
          <table:table-cell office:value-type="string">
            <text:p>112,583763</text:p>
          </table:table-cell>
          <table:table-cell office:value-type="string">
            <text:p>5,997114</text:p>
          </table:table-cell>
          <table:table-cell office:value-type="string">
            <text:p>6053,568848</text:p>
          </table:table-cell>
          <table:table-cell office:value-type="string">
            <text:p>102,030022</text:p>
          </table:table-cell>
          <table:table-cell office:value-type="string">
            <text:p>48,189510</text:p>
          </table:table-cell>
          <table:table-cell office:value-type="string">
            <text:p>8,811754</text:p>
          </table:table-cell>
          <table:table-cell office:value-type="string">
            <text:p>22,898746</text:p>
          </table:table-cell>
          <table:table-cell office:value-type="string">
            <text:p>15,291874</text:p>
          </table:table-cell>
          <table:table-cell office:value-type="string">
            <text:p>491,469574</text:p>
          </table:table-cell>
          <table:table-cell office:value-type="string">
            <text:p>20,285572</text:p>
          </table:table-cell>
          <table:table-cell office:value-type="string">
            <text:p>527,393066</text:p>
          </table:table-cell>
          <table:table-cell office:value-type="string">
            <text:p>13,256804</text:p>
          </table:table-cell>
          <table:table-cell office:value-type="string">
            <text:p>62,256100</text:p>
          </table:table-cell>
          <table:table-cell office:value-type="string">
            <text:p>11,295561</text:p>
          </table:table-cell>
          <table:table-cell office:value-type="string">
            <text:p>73,933861</text:p>
          </table:table-cell>
          <table:table-cell office:value-type="string">
            <text:p>11,486772</text:p>
          </table:table-cell>
          <table:table-cell office:value-type="string">
            <text:p>37,829727</text:p>
          </table:table-cell>
          <table:table-cell office:value-type="string">
            <text:p>11,915076</text:p>
          </table:table-cell>
          <table:table-cell office:value-type="string">
            <text:p>318,202271</text:p>
          </table:table-cell>
          <table:table-cell office:value-type="string">
            <text:p>23,864819</text:p>
          </table:table-cell>
        </table:table-row>
        <table:table-row table:style-name="ro1">
          <table:table-cell office:value-type="string">
            <text:p>AFR284 <text:s text:c="5"/></text:p>
          </table:table-cell>
          <table:table-cell office:value-type="string">
            <text:p>1375,645264</text:p>
          </table:table-cell>
          <table:table-cell office:value-type="string">
            <text:p>792,502441</text:p>
          </table:table-cell>
          <table:table-cell office:value-type="string">
            <text:p>2240,062500</text:p>
          </table:table-cell>
          <table:table-cell office:value-type="string">
            <text:p>466,114349</text:p>
          </table:table-cell>
          <table:table-cell office:value-type="string">
            <text:p>15034,107422</text:p>
          </table:table-cell>
          <table:table-cell office:value-type="string">
            <text:p>414,685822</text:p>
          </table:table-cell>
          <table:table-cell office:value-type="string">
            <text:p>33023,015625</text:p>
          </table:table-cell>
          <table:table-cell office:value-type="string">
            <text:p>697,248413</text:p>
          </table:table-cell>
          <table:table-cell office:value-type="string">
            <text:p>442,658356</text:p>
          </table:table-cell>
          <table:table-cell office:value-type="string">
            <text:p>35,423069</text:p>
          </table:table-cell>
          <table:table-cell office:value-type="string">
            <text:p>10141,925781</text:p>
          </table:table-cell>
          <table:table-cell office:value-type="string">
            <text:p>188,875824</text:p>
          </table:table-cell>
          <table:table-cell office:value-type="string">
            <text:p>994,844971</text:p>
          </table:table-cell>
          <table:table-cell office:value-type="string">
            <text:p>26,646242</text:p>
          </table:table-cell>
          <table:table-cell office:value-type="string">
            <text:p>13899,024414</text:p>
          </table:table-cell>
          <table:table-cell office:value-type="string">
            <text:p>185,223465</text:p>
          </table:table-cell>
          <table:table-cell office:value-type="string">
            <text:p>8694,907227</text:p>
          </table:table-cell>
          <table:table-cell office:value-type="string">
            <text:p>111,631714</text:p>
          </table:table-cell>
          <table:table-cell office:value-type="string">
            <text:p>998,696655</text:p>
          </table:table-cell>
          <table:table-cell office:value-type="string">
            <text:p>27,239946</text:p>
          </table:table-cell>
          <table:table-cell office:value-type="string">
            <text:p>39,232746</text:p>
          </table:table-cell>
          <table:table-cell office:value-type="string">
            <text:p>5,922172</text:p>
          </table:table-cell>
          <table:table-cell office:value-type="string">
            <text:p>44,524639</text:p>
          </table:table-cell>
          <table:table-cell office:value-type="string">
            <text:p>7,633536</text:p>
          </table:table-cell>
          <table:table-cell office:value-type="string">
            <text:p>198,842743</text:p>
          </table:table-cell>
          <table:table-cell office:value-type="string">
            <text:p>6,633907</text:p>
          </table:table-cell>
          <table:table-cell office:value-type="string">
            <text:p>10644,736328</text:p>
          </table:table-cell>
          <table:table-cell office:value-type="string">
            <text:p>177,618332</text:p>
          </table:table-cell>
          <table:table-cell office:value-type="string">
            <text:p>43,847466</text:p>
          </table:table-cell>
          <table:table-cell office:value-type="string">
            <text:p>8,130347</text:p>
          </table:table-cell>
          <table:table-cell office:value-type="string">
            <text:p>198,842636</text:p>
          </table:table-cell>
          <table:table-cell office:value-type="string">
            <text:p>15,568647</text:p>
          </table:table-cell>
          <table:table-cell office:value-type="string">
            <text:p>959,668030</text:p>
          </table:table-cell>
          <table:table-cell office:value-type="string">
            <text:p>23,443216</text:p>
          </table:table-cell>
          <table:table-cell office:value-type="string">
            <text:p>1174,622192</text:p>
          </table:table-cell>
          <table:table-cell office:value-type="string">
            <text:p>20,138208</text:p>
          </table:table-cell>
          <table:table-cell office:value-type="string">
            <text:p>46,203350</text:p>
          </table:table-cell>
          <table:table-cell office:value-type="string">
            <text:p>10,469180</text:p>
          </table:table-cell>
          <table:table-cell office:value-type="string">
            <text:p>61,865612</text:p>
          </table:table-cell>
          <table:table-cell office:value-type="string">
            <text:p>10,516587</text:p>
          </table:table-cell>
          <table:table-cell office:value-type="string">
            <text:p>35,112926</text:p>
          </table:table-cell>
          <table:table-cell office:value-type="string">
            <text:p>10,925241</text:p>
          </table:table-cell>
          <table:table-cell office:value-type="string">
            <text:p>399,727417</text:p>
          </table:table-cell>
          <table:table-cell office:value-type="string">
            <text:p>22,783613</text:p>
          </table:table-cell>
        </table:table-row>
        <table:table-row table:style-name="ro1">
          <table:table-cell office:value-type="string">
            <text:p>AFR285 <text:s text:c="5"/></text:p>
          </table:table-cell>
          <table:table-cell office:value-type="string">
            <text:p>888,354004</text:p>
          </table:table-cell>
          <table:table-cell office:value-type="string">
            <text:p>826,690552</text:p>
          </table:table-cell>
          <table:table-cell office:value-type="string">
            <text:p>2059,008789</text:p>
          </table:table-cell>
          <table:table-cell office:value-type="string">
            <text:p>480,763794</text:p>
          </table:table-cell>
          <table:table-cell office:value-type="string">
            <text:p>11737,978516</text:p>
          </table:table-cell>
          <table:table-cell office:value-type="string">
            <text:p>326,670593</text:p>
          </table:table-cell>
          <table:table-cell office:value-type="string">
            <text:p>27138,435547</text:p>
          </table:table-cell>
          <table:table-cell office:value-type="string">
            <text:p>576,913635</text:p>
          </table:table-cell>
          <table:table-cell office:value-type="string">
            <text:p>213,125748</text:p>
          </table:table-cell>
          <table:table-cell office:value-type="string">
            <text:p>33,349312</text:p>
          </table:table-cell>
          <table:table-cell office:value-type="string">
            <text:p>6631,189941</text:p>
          </table:table-cell>
          <table:table-cell office:value-type="string">
            <text:p>126,385963</text:p>
          </table:table-cell>
          <table:table-cell office:value-type="string">
            <text:p>347,970703</text:p>
          </table:table-cell>
          <table:table-cell office:value-type="string">
            <text:p>18,783346</text:p>
          </table:table-cell>
          <table:table-cell office:value-type="string">
            <text:p>8980,478516</text:p>
          </table:table-cell>
          <table:table-cell office:value-type="string">
            <text:p>121,473846</text:p>
          </table:table-cell>
          <table:table-cell office:value-type="string">
            <text:p>4929,070313</text:p>
          </table:table-cell>
          <table:table-cell office:value-type="string">
            <text:p>65,075569</text:p>
          </table:table-cell>
          <table:table-cell office:value-type="string">
            <text:p>784,998230</text:p>
          </table:table-cell>
          <table:table-cell office:value-type="string">
            <text:p>21,935186</text:p>
          </table:table-cell>
          <table:table-cell office:value-type="string">
            <text:p>30,833670</text:p>
          </table:table-cell>
          <table:table-cell office:value-type="string">
            <text:p>6,279124</text:p>
          </table:table-cell>
          <table:table-cell office:value-type="string">
            <text:p>48,386551</text:p>
          </table:table-cell>
          <table:table-cell office:value-type="string">
            <text:p>7,988748</text:p>
          </table:table-cell>
          <table:table-cell office:value-type="string">
            <text:p>155,311218</text:p>
          </table:table-cell>
          <table:table-cell office:value-type="string">
            <text:p>6,576509</text:p>
          </table:table-cell>
          <table:table-cell office:value-type="string">
            <text:p>7929,229004</text:p>
          </table:table-cell>
          <table:table-cell office:value-type="string">
            <text:p>132,926682</text:p>
          </table:table-cell>
          <table:table-cell office:value-type="string">
            <text:p>61,841038</text:p>
          </table:table-cell>
          <table:table-cell office:value-type="string">
            <text:p>9,128914</text:p>
          </table:table-cell>
          <table:table-cell office:value-type="string">
            <text:p>72,781799</text:p>
          </table:table-cell>
          <table:table-cell office:value-type="string">
            <text:p>15,728961</text:p>
          </table:table-cell>
          <table:table-cell office:value-type="string">
            <text:p>688,477966</text:p>
          </table:table-cell>
          <table:table-cell office:value-type="string">
            <text:p>21,653076</text:p>
          </table:table-cell>
          <table:table-cell office:value-type="string">
            <text:p>110,398201</text:p>
          </table:table-cell>
          <table:table-cell office:value-type="string">
            <text:p>10,717601</text:p>
          </table:table-cell>
          <table:table-cell office:value-type="string">
            <text:p>35,630089</text:p>
          </table:table-cell>
          <table:table-cell office:value-type="string">
            <text:p>11,433069</text:p>
          </table:table-cell>
          <table:table-cell office:value-type="string">
            <text:p>52,857235</text:p>
          </table:table-cell>
          <table:table-cell office:value-type="string">
            <text:p>11,757898</text:p>
          </table:table-cell>
          <table:table-cell office:value-type="string">
            <text:p>39,281502</text:p>
          </table:table-cell>
          <table:table-cell office:value-type="string">
            <text:p>12,334759</text:p>
          </table:table-cell>
          <table:table-cell office:value-type="string">
            <text:p>255,147476</text:p>
          </table:table-cell>
          <table:table-cell office:value-type="string">
            <text:p>24,073639</text:p>
          </table:table-cell>
        </table:table-row>
        <table:table-row table:style-name="ro1">
          <table:table-cell office:value-type="string">
            <text:p>AFR286 <text:s text:c="5"/></text:p>
          </table:table-cell>
          <table:table-cell office:value-type="string">
            <text:p>4253,082520</text:p>
          </table:table-cell>
          <table:table-cell office:value-type="string">
            <text:p>905,896545</text:p>
          </table:table-cell>
          <table:table-cell office:value-type="string">
            <text:p>1487,863037</text:p>
          </table:table-cell>
          <table:table-cell office:value-type="string">
            <text:p>486,893768</text:p>
          </table:table-cell>
          <table:table-cell office:value-type="string">
            <text:p>13674,884766</text:p>
          </table:table-cell>
          <table:table-cell office:value-type="string">
            <text:p>394,029846</text:p>
          </table:table-cell>
          <table:table-cell office:value-type="string">
            <text:p>27439,214844</text:p>
          </table:table-cell>
          <table:table-cell office:value-type="string">
            <text:p>583,472168</text:p>
          </table:table-cell>
          <table:table-cell office:value-type="string">
            <text:p>189,445114</text:p>
          </table:table-cell>
          <table:table-cell office:value-type="string">
            <text:p>36,520214</text:p>
          </table:table-cell>
          <table:table-cell office:value-type="string">
            <text:p>7100,138672</text:p>
          </table:table-cell>
          <table:table-cell office:value-type="string">
            <text:p>135,014740</text:p>
          </table:table-cell>
          <table:table-cell office:value-type="string">
            <text:p>604,782898</text:p>
          </table:table-cell>
          <table:table-cell office:value-type="string">
            <text:p>22,908930</text:p>
          </table:table-cell>
          <table:table-cell office:value-type="string">
            <text:p>14331,346680</text:p>
          </table:table-cell>
          <table:table-cell office:value-type="string">
            <text:p>191,023544</text:p>
          </table:table-cell>
          <table:table-cell office:value-type="string">
            <text:p>6603,854004</text:p>
          </table:table-cell>
          <table:table-cell office:value-type="string">
            <text:p>85,832573</text:p>
          </table:table-cell>
          <table:table-cell office:value-type="string">
            <text:p>888,272095</text:p>
          </table:table-cell>
          <table:table-cell office:value-type="string">
            <text:p>24,574799</text:p>
          </table:table-cell>
          <table:table-cell office:value-type="string">
            <text:p>26,829298</text:p>
          </table:table-cell>
          <table:table-cell office:value-type="string">
            <text:p>6,487747</text:p>
          </table:table-cell>
          <table:table-cell office:value-type="string">
            <text:p>45,206150</text:p>
          </table:table-cell>
          <table:table-cell office:value-type="string">
            <text:p>8,141067</text:p>
          </table:table-cell>
          <table:table-cell office:value-type="string">
            <text:p>155,491013</text:p>
          </table:table-cell>
          <table:table-cell office:value-type="string">
            <text:p>6,678480</text:p>
          </table:table-cell>
          <table:table-cell office:value-type="string">
            <text:p>8298,082031</text:p>
          </table:table-cell>
          <table:table-cell office:value-type="string">
            <text:p>139,006882</text:p>
          </table:table-cell>
          <table:table-cell office:value-type="string">
            <text:p>60,446129</text:p>
          </table:table-cell>
          <table:table-cell office:value-type="string">
            <text:p>9,348554</text:p>
          </table:table-cell>
          <table:table-cell office:value-type="string">
            <text:p>76,764374</text:p>
          </table:table-cell>
          <table:table-cell office:value-type="string">
            <text:p>15,894832</text:p>
          </table:table-cell>
          <table:table-cell office:value-type="string">
            <text:p>729,629395</text:p>
          </table:table-cell>
          <table:table-cell office:value-type="string">
            <text:p>22,037085</text:p>
          </table:table-cell>
          <table:table-cell office:value-type="string">
            <text:p>1193,639893</text:p>
          </table:table-cell>
          <table:table-cell office:value-type="string">
            <text:p>21,070040</text:p>
          </table:table-cell>
          <table:table-cell office:value-type="string">
            <text:p>33,119568</text:p>
          </table:table-cell>
          <table:table-cell office:value-type="string">
            <text:p>11,961523</text:p>
          </table:table-cell>
          <table:table-cell office:value-type="string">
            <text:p>82,191208</text:p>
          </table:table-cell>
          <table:table-cell office:value-type="string">
            <text:p>12,338234</text:p>
          </table:table-cell>
          <table:table-cell office:value-type="string">
            <text:p>36,433800</text:p>
          </table:table-cell>
          <table:table-cell office:value-type="string">
            <text:p>12,693982</text:p>
          </table:table-cell>
          <table:table-cell office:value-type="string">
            <text:p>306,391693</text:p>
          </table:table-cell>
          <table:table-cell office:value-type="string">
            <text:p>24,871260</text:p>
          </table:table-cell>
        </table:table-row>
        <table:table-row table:style-name="ro1">
          <table:table-cell office:value-type="string">
            <text:p>AFR287 <text:s text:c="5"/></text:p>
          </table:table-cell>
          <table:table-cell office:value-type="string">
            <text:p>995,365479</text:p>
          </table:table-cell>
          <table:table-cell office:value-type="string">
            <text:p>788,772949</text:p>
          </table:table-cell>
          <table:table-cell office:value-type="string">
            <text:p>1259,404785</text:p>
          </table:table-cell>
          <table:table-cell office:value-type="string">
            <text:p>457,022705</text:p>
          </table:table-cell>
          <table:table-cell office:value-type="string">
            <text:p>11926,007813</text:p>
          </table:table-cell>
          <table:table-cell office:value-type="string">
            <text:p>346,767609</text:p>
          </table:table-cell>
          <table:table-cell office:value-type="string">
            <text:p>24946,287109</text:p>
          </table:table-cell>
          <table:table-cell office:value-type="string">
            <text:p>531,994812</text:p>
          </table:table-cell>
          <table:table-cell office:value-type="string">
            <text:p>212,152573</text:p>
          </table:table-cell>
          <table:table-cell office:value-type="string">
            <text:p>33,346939</text:p>
          </table:table-cell>
          <table:table-cell office:value-type="string">
            <text:p>6775,907227</text:p>
          </table:table-cell>
          <table:table-cell office:value-type="string">
            <text:p>128,907211</text:p>
          </table:table-cell>
          <table:table-cell office:value-type="string">
            <text:p>681,938538</text:p>
          </table:table-cell>
          <table:table-cell office:value-type="string">
            <text:p>22,605890</text:p>
          </table:table-cell>
          <table:table-cell office:value-type="string">
            <text:p>13061,278320</text:p>
          </table:table-cell>
          <table:table-cell office:value-type="string">
            <text:p>174,393692</text:p>
          </table:table-cell>
          <table:table-cell office:value-type="string">
            <text:p>5316,850586</text:p>
          </table:table-cell>
          <table:table-cell office:value-type="string">
            <text:p>69,895325</text:p>
          </table:table-cell>
          <table:table-cell office:value-type="string">
            <text:p>719,461975</text:p>
          </table:table-cell>
          <table:table-cell office:value-type="string">
            <text:p>20,199543</text:p>
          </table:table-cell>
          <table:table-cell office:value-type="string">
            <text:p>25,535578</text:p>
          </table:table-cell>
          <table:table-cell office:value-type="string">
            <text:p>5,841009</text:p>
          </table:table-cell>
          <table:table-cell office:value-type="string">
            <text:p>42,749744</text:p>
          </table:table-cell>
          <table:table-cell office:value-type="string">
            <text:p>7,733284</text:p>
          </table:table-cell>
          <table:table-cell office:value-type="string">
            <text:p>132,385376</text:p>
          </table:table-cell>
          <table:table-cell office:value-type="string">
            <text:p>5,939456</text:p>
          </table:table-cell>
          <table:table-cell office:value-type="string">
            <text:p>7427,760742</text:p>
          </table:table-cell>
          <table:table-cell office:value-type="string">
            <text:p>124,610542</text:p>
          </table:table-cell>
          <table:table-cell office:value-type="string">
            <text:p>44,841728</text:p>
          </table:table-cell>
          <table:table-cell office:value-type="string">
            <text:p>8,343947</text:p>
          </table:table-cell>
          <table:table-cell office:value-type="string">
            <text:p>37,764561</text:p>
          </table:table-cell>
          <table:table-cell office:value-type="string">
            <text:p>15,101555</text:p>
          </table:table-cell>
          <table:table-cell office:value-type="string">
            <text:p>621,246277</text:p>
          </table:table-cell>
          <table:table-cell office:value-type="string">
            <text:p>20,883532</text:p>
          </table:table-cell>
          <table:table-cell office:value-type="string">
            <text:p>853,364685</text:p>
          </table:table-cell>
          <table:table-cell office:value-type="string">
            <text:p>16,307333</text:p>
          </table:table-cell>
          <table:table-cell office:value-type="string">
            <text:p>32,153984</text:p>
          </table:table-cell>
          <table:table-cell office:value-type="string">
            <text:p>10,658701</text:p>
          </table:table-cell>
          <table:table-cell office:value-type="string">
            <text:p>54,896084</text:p>
          </table:table-cell>
          <table:table-cell office:value-type="string">
            <text:p>10,998625</text:p>
          </table:table-cell>
          <table:table-cell office:value-type="string">
            <text:p>20,827291</text:p>
          </table:table-cell>
          <table:table-cell office:value-type="string">
            <text:p>11,313978</text:p>
          </table:table-cell>
          <table:table-cell office:value-type="string">
            <text:p>263,248932</text:p>
          </table:table-cell>
          <table:table-cell office:value-type="string">
            <text:p>22,270426</text:p>
          </table:table-cell>
        </table:table-row>
        <table:table-row table:style-name="ro1">
          <table:table-cell office:value-type="string">
            <text:p>AFR288 <text:s text:c="5"/></text:p>
          </table:table-cell>
          <table:table-cell office:value-type="string">
            <text:p>5210,946777</text:p>
          </table:table-cell>
          <table:table-cell office:value-type="string">
            <text:p>1184,911255</text:p>
          </table:table-cell>
          <table:table-cell office:value-type="string">
            <text:p>4778,600586</text:p>
          </table:table-cell>
          <table:table-cell office:value-type="string">
            <text:p>626,756104</text:p>
          </table:table-cell>
          <table:table-cell office:value-type="string">
            <text:p>35146,679688</text:p>
          </table:table-cell>
          <table:table-cell office:value-type="string">
            <text:p>858,133972</text:p>
          </table:table-cell>
          <table:table-cell office:value-type="string">
            <text:p>87209,023438</text:p>
          </table:table-cell>
          <table:table-cell office:value-type="string">
            <text:p>1812,954590</text:p>
          </table:table-cell>
          <table:table-cell office:value-type="string">
            <text:p>233,179169</text:p>
          </table:table-cell>
          <table:table-cell office:value-type="string">
            <text:p>48,483219</text:p>
          </table:table-cell>
          <table:table-cell office:value-type="string">
            <text:p>10436,809570</text:p>
          </table:table-cell>
          <table:table-cell office:value-type="string">
            <text:p>196,089447</text:p>
          </table:table-cell>
          <table:table-cell office:value-type="string">
            <text:p>24103,585938</text:p>
          </table:table-cell>
          <table:table-cell office:value-type="string">
            <text:p>395,870300</text:p>
          </table:table-cell>
          <table:table-cell office:value-type="string">
            <text:p>33529,648438</text:p>
          </table:table-cell>
          <table:table-cell office:value-type="string">
            <text:p>441,090088</text:p>
          </table:table-cell>
          <table:table-cell office:value-type="string">
            <text:p>15932,675781</text:p>
          </table:table-cell>
          <table:table-cell office:value-type="string">
            <text:p>202,115662</text:p>
          </table:table-cell>
          <table:table-cell office:value-type="string">
            <text:p>2229,154053</text:p>
          </table:table-cell>
          <table:table-cell office:value-type="string">
            <text:p>59,115177</text:p>
          </table:table-cell>
          <table:table-cell office:value-type="string">
            <text:p>41,587242</text:p>
          </table:table-cell>
          <table:table-cell office:value-type="string">
            <text:p>7,923770</text:p>
          </table:table-cell>
          <table:table-cell office:value-type="string">
            <text:p>57,248611</text:p>
          </table:table-cell>
          <table:table-cell office:value-type="string">
            <text:p>8,736166</text:p>
          </table:table-cell>
          <table:table-cell office:value-type="string">
            <text:p>341,521667</text:p>
          </table:table-cell>
          <table:table-cell office:value-type="string">
            <text:p>9,746764</text:p>
          </table:table-cell>
          <table:table-cell office:value-type="string">
            <text:p>18338,025391</text:p>
          </table:table-cell>
          <table:table-cell office:value-type="string">
            <text:p>304,784241</text:p>
          </table:table-cell>
          <table:table-cell office:value-type="string">
            <text:p>46,395279</text:p>
          </table:table-cell>
          <table:table-cell office:value-type="string">
            <text:p>10,566263</text:p>
          </table:table-cell>
          <table:table-cell office:value-type="string">
            <text:p>68,954094</text:p>
          </table:table-cell>
          <table:table-cell office:value-type="string">
            <text:p>16,587454</text:p>
          </table:table-cell>
          <table:table-cell office:value-type="string">
            <text:p>822,395020</text:p>
          </table:table-cell>
          <table:table-cell office:value-type="string">
            <text:p>23,300537</text:p>
          </table:table-cell>
          <table:table-cell office:value-type="string">
            <text:p>485,206024</text:p>
          </table:table-cell>
          <table:table-cell office:value-type="string">
            <text:p>14,439144</text:p>
          </table:table-cell>
          <table:table-cell office:value-type="string">
            <text:p>106,779564</text:p>
          </table:table-cell>
          <table:table-cell office:value-type="string">
            <text:p>13,478828</text:p>
          </table:table-cell>
          <table:table-cell office:value-type="string">
            <text:p>162,728912</text:p>
          </table:table-cell>
          <table:table-cell office:value-type="string">
            <text:p>13,941149</text:p>
          </table:table-cell>
          <table:table-cell office:value-type="string">
            <text:p>82,778404</text:p>
          </table:table-cell>
          <table:table-cell office:value-type="string">
            <text:p>14,351388</text:p>
          </table:table-cell>
          <table:table-cell office:value-type="string">
            <text:p>333,832367</text:p>
          </table:table-cell>
          <table:table-cell office:value-type="string">
            <text:p>28,130840</text:p>
          </table:table-cell>
        </table:table-row>
        <table:table-row table:style-name="ro1">
          <table:table-cell office:value-type="string">
            <text:p>AFR289 <text:s text:c="5"/></text:p>
          </table:table-cell>
          <table:table-cell office:value-type="string">
            <text:p>2082,125732</text:p>
          </table:table-cell>
          <table:table-cell office:value-type="string">
            <text:p>976,050598</text:p>
          </table:table-cell>
          <table:table-cell office:value-type="string">
            <text:p>4268,922363</text:p>
          </table:table-cell>
          <table:table-cell office:value-type="string">
            <text:p>556,824707</text:p>
          </table:table-cell>
          <table:table-cell office:value-type="string">
            <text:p>37034,929688</text:p>
          </table:table-cell>
          <table:table-cell office:value-type="string">
            <text:p>890,994812</text:p>
          </table:table-cell>
          <table:table-cell office:value-type="string">
            <text:p>79738,343750</text:p>
          </table:table-cell>
          <table:table-cell office:value-type="string">
            <text:p>1657,565308</text:p>
          </table:table-cell>
          <table:table-cell office:value-type="string">
            <text:p>739,668091</text:p>
          </table:table-cell>
          <table:table-cell office:value-type="string">
            <text:p>48,320980</text:p>
          </table:table-cell>
          <table:table-cell office:value-type="string">
            <text:p>8198,944336</text:p>
          </table:table-cell>
          <table:table-cell office:value-type="string">
            <text:p>155,217270</text:p>
          </table:table-cell>
          <table:table-cell office:value-type="string">
            <text:p>13568,752930</text:p>
          </table:table-cell>
          <table:table-cell office:value-type="string">
            <text:p>225,523041</text:p>
          </table:table-cell>
          <table:table-cell office:value-type="string">
            <text:p>16995,292969</text:p>
          </table:table-cell>
          <table:table-cell office:value-type="string">
            <text:p>225,721466</text:p>
          </table:table-cell>
          <table:table-cell office:value-type="string">
            <text:p>25088,554688</text:p>
          </table:table-cell>
          <table:table-cell office:value-type="string">
            <text:p>315,790924</text:p>
          </table:table-cell>
          <table:table-cell office:value-type="string">
            <text:p>2865,344482</text:p>
          </table:table-cell>
          <table:table-cell office:value-type="string">
            <text:p>75,371063</text:p>
          </table:table-cell>
          <table:table-cell office:value-type="string">
            <text:p>56,138821</text:p>
          </table:table-cell>
          <table:table-cell office:value-type="string">
            <text:p>7,493821</text:p>
          </table:table-cell>
          <table:table-cell office:value-type="string">
            <text:p>82,484154</text:p>
          </table:table-cell>
          <table:table-cell office:value-type="string">
            <text:p>8,431317</text:p>
          </table:table-cell>
          <table:table-cell office:value-type="string">
            <text:p>374,312927</text:p>
          </table:table-cell>
          <table:table-cell office:value-type="string">
            <text:p>9,721104</text:p>
          </table:table-cell>
          <table:table-cell office:value-type="string">
            <text:p>28669,847656</text:p>
          </table:table-cell>
          <table:table-cell office:value-type="string">
            <text:p>475,353180</text:p>
          </table:table-cell>
          <table:table-cell office:value-type="string">
            <text:p>25,928717</text:p>
          </table:table-cell>
          <table:table-cell office:value-type="string">
            <text:p>9,120859</text:p>
          </table:table-cell>
          <table:table-cell office:value-type="string">
            <text:p>108,958733</text:p>
          </table:table-cell>
          <table:table-cell office:value-type="string">
            <text:p>15,851065</text:p>
          </table:table-cell>
          <table:table-cell office:value-type="string">
            <text:p>945,981934</text:p>
          </table:table-cell>
          <table:table-cell office:value-type="string">
            <text:p>23,642050</text:p>
          </table:table-cell>
          <table:table-cell office:value-type="string">
            <text:p>1100,591919</text:p>
          </table:table-cell>
          <table:table-cell office:value-type="string">
            <text:p>19,686163</text:p>
          </table:table-cell>
          <table:table-cell office:value-type="string">
            <text:p>67,209084</text:p>
          </table:table-cell>
          <table:table-cell office:value-type="string">
            <text:p>11,514242</text:p>
          </table:table-cell>
          <table:table-cell office:value-type="string">
            <text:p>181,579117</text:p>
          </table:table-cell>
          <table:table-cell office:value-type="string">
            <text:p>12,016633</text:p>
          </table:table-cell>
          <table:table-cell office:value-type="string">
            <text:p>106,576866</text:p>
          </table:table-cell>
          <table:table-cell office:value-type="string">
            <text:p>12,325529</text:p>
          </table:table-cell>
          <table:table-cell office:value-type="string">
            <text:p>314,263763</text:p>
          </table:table-cell>
          <table:table-cell office:value-type="string">
            <text:p>24,251848</text:p>
          </table:table-cell>
        </table:table-row>
        <table:table-row table:style-name="ro1">
          <table:table-cell office:value-type="string">
            <text:p>AFR290 <text:s text:c="5"/></text:p>
          </table:table-cell>
          <table:table-cell office:value-type="string">
            <text:p>4820,782227</text:p>
          </table:table-cell>
          <table:table-cell office:value-type="string">
            <text:p>1021,906555</text:p>
          </table:table-cell>
          <table:table-cell office:value-type="string">
            <text:p>3641,897705</text:p>
          </table:table-cell>
          <table:table-cell office:value-type="string">
            <text:p>550,119324</text:p>
          </table:table-cell>
          <table:table-cell office:value-type="string">
            <text:p>27146,085938</text:p>
          </table:table-cell>
          <table:table-cell office:value-type="string">
            <text:p>674,131409</text:p>
          </table:table-cell>
          <table:table-cell office:value-type="string">
            <text:p>66503,984375</text:p>
          </table:table-cell>
          <table:table-cell office:value-type="string">
            <text:p>1385,542114</text:p>
          </table:table-cell>
          <table:table-cell office:value-type="string">
            <text:p>118,727592</text:p>
          </table:table-cell>
          <table:table-cell office:value-type="string">
            <text:p>42,234829</text:p>
          </table:table-cell>
          <table:table-cell office:value-type="string">
            <text:p>8777,177734</text:p>
          </table:table-cell>
          <table:table-cell office:value-type="string">
            <text:p>165,483810</text:p>
          </table:table-cell>
          <table:table-cell office:value-type="string">
            <text:p>18316,419922</text:p>
          </table:table-cell>
          <table:table-cell office:value-type="string">
            <text:p>301,990814</text:p>
          </table:table-cell>
          <table:table-cell office:value-type="string">
            <text:p>28710,591797</text:p>
          </table:table-cell>
          <table:table-cell office:value-type="string">
            <text:p>377,995117</text:p>
          </table:table-cell>
          <table:table-cell office:value-type="string">
            <text:p>11475,306641</text:p>
          </table:table-cell>
          <table:table-cell office:value-type="string">
            <text:p>146,384094</text:p>
          </table:table-cell>
          <table:table-cell office:value-type="string">
            <text:p>1680,142212</text:p>
          </table:table-cell>
          <table:table-cell office:value-type="string">
            <text:p>44,800365</text:p>
          </table:table-cell>
          <table:table-cell office:value-type="string">
            <text:p>33,174686</text:p>
          </table:table-cell>
          <table:table-cell office:value-type="string">
            <text:p>6,865911</text:p>
          </table:table-cell>
          <table:table-cell office:value-type="string">
            <text:p>36,285526</text:p>
          </table:table-cell>
          <table:table-cell office:value-type="string">
            <text:p>8,139781</text:p>
          </table:table-cell>
          <table:table-cell office:value-type="string">
            <text:p>265,422607</text:p>
          </table:table-cell>
          <table:table-cell office:value-type="string">
            <text:p>8,053036</text:p>
          </table:table-cell>
          <table:table-cell office:value-type="string">
            <text:p>13844,366211</text:p>
          </table:table-cell>
          <table:table-cell office:value-type="string">
            <text:p>230,490662</text:p>
          </table:table-cell>
          <table:table-cell office:value-type="string">
            <text:p>43,539810</text:p>
          </table:table-cell>
          <table:table-cell office:value-type="string">
            <text:p>9,232201</text:p>
          </table:table-cell>
          <table:table-cell office:value-type="string">
            <text:p>55,126366</text:p>
          </table:table-cell>
          <table:table-cell office:value-type="string">
            <text:p>15,748928</text:p>
          </table:table-cell>
          <table:table-cell office:value-type="string">
            <text:p>696,748718</text:p>
          </table:table-cell>
          <table:table-cell office:value-type="string">
            <text:p>21,765814</text:p>
          </table:table-cell>
          <table:table-cell office:value-type="string">
            <text:p>392,960388</text:p>
          </table:table-cell>
          <table:table-cell office:value-type="string">
            <text:p>12,412292</text:p>
          </table:table-cell>
          <table:table-cell office:value-type="string">
            <text:p>79,998726</text:p>
          </table:table-cell>
          <table:table-cell office:value-type="string">
            <text:p>11,733429</text:p>
          </table:table-cell>
          <table:table-cell office:value-type="string">
            <text:p>109,537315</text:p>
          </table:table-cell>
          <table:table-cell office:value-type="string">
            <text:p>12,047071</text:p>
          </table:table-cell>
          <table:table-cell office:value-type="string">
            <text:p>68,456451</text:p>
          </table:table-cell>
          <table:table-cell office:value-type="string">
            <text:p>12,464060</text:p>
          </table:table-cell>
          <table:table-cell office:value-type="string">
            <text:p>271,203979</text:p>
          </table:table-cell>
          <table:table-cell office:value-type="string">
            <text:p>24,487890</text:p>
          </table:table-cell>
        </table:table-row>
        <table:table-row table:style-name="ro1">
          <table:table-cell office:value-type="string">
            <text:p>AFR291 <text:s text:c="5"/></text:p>
          </table:table-cell>
          <table:table-cell office:value-type="string">
            <text:p>1802,089844</text:p>
          </table:table-cell>
          <table:table-cell office:value-type="string">
            <text:p>908,421997</text:p>
          </table:table-cell>
          <table:table-cell office:value-type="string">
            <text:p>4625,083496</text:p>
          </table:table-cell>
          <table:table-cell office:value-type="string">
            <text:p>542,574707</text:p>
          </table:table-cell>
          <table:table-cell office:value-type="string">
            <text:p>30178,275391</text:p>
          </table:table-cell>
          <table:table-cell office:value-type="string">
            <text:p>729,576294</text:p>
          </table:table-cell>
          <table:table-cell office:value-type="string">
            <text:p>73022,242188</text:p>
          </table:table-cell>
          <table:table-cell office:value-type="string">
            <text:p>1519,113892</text:p>
          </table:table-cell>
          <table:table-cell office:value-type="string">
            <text:p>262,433411</text:p>
          </table:table-cell>
          <table:table-cell office:value-type="string">
            <text:p>38,299088</text:p>
          </table:table-cell>
          <table:table-cell office:value-type="string">
            <text:p>7036,274902</text:p>
          </table:table-cell>
          <table:table-cell office:value-type="string">
            <text:p>133,998779</text:p>
          </table:table-cell>
          <table:table-cell office:value-type="string">
            <text:p>5789,196289</text:p>
          </table:table-cell>
          <table:table-cell office:value-type="string">
            <text:p>100,608711</text:p>
          </table:table-cell>
          <table:table-cell office:value-type="string">
            <text:p>11038,929688</text:p>
          </table:table-cell>
          <table:table-cell office:value-type="string">
            <text:p>148,250214</text:p>
          </table:table-cell>
          <table:table-cell office:value-type="string">
            <text:p>11036,562500</text:p>
          </table:table-cell>
          <table:table-cell office:value-type="string">
            <text:p>140,710815</text:p>
          </table:table-cell>
          <table:table-cell office:value-type="string">
            <text:p>1861,182251</text:p>
          </table:table-cell>
          <table:table-cell office:value-type="string">
            <text:p>49,447361</text:p>
          </table:table-cell>
          <table:table-cell office:value-type="string">
            <text:p>33,575127</text:p>
          </table:table-cell>
          <table:table-cell office:value-type="string">
            <text:p>6,897258</text:p>
          </table:table-cell>
          <table:table-cell office:value-type="string">
            <text:p>47,843552</text:p>
          </table:table-cell>
          <table:table-cell office:value-type="string">
            <text:p>8,147377</text:p>
          </table:table-cell>
          <table:table-cell office:value-type="string">
            <text:p>294,214722</text:p>
          </table:table-cell>
          <table:table-cell office:value-type="string">
            <text:p>8,411562</text:p>
          </table:table-cell>
          <table:table-cell office:value-type="string">
            <text:p>16298,182617</text:p>
          </table:table-cell>
          <table:table-cell office:value-type="string">
            <text:p>270,998535</text:p>
          </table:table-cell>
          <table:table-cell office:value-type="string">
            <text:p>39,224888</text:p>
          </table:table-cell>
          <table:table-cell office:value-type="string">
            <text:p>9,060345</text:p>
          </table:table-cell>
          <table:table-cell office:value-type="string">
            <text:p>138,319839</text:p>
          </table:table-cell>
          <table:table-cell office:value-type="string">
            <text:p>15,966563</text:p>
          </table:table-cell>
          <table:table-cell office:value-type="string">
            <text:p>483,309143</text:p>
          </table:table-cell>
          <table:table-cell office:value-type="string">
            <text:p>20,303257</text:p>
          </table:table-cell>
          <table:table-cell office:value-type="string">
            <text:p>483,463501</text:p>
          </table:table-cell>
          <table:table-cell office:value-type="string">
            <text:p>12,919045</text:p>
          </table:table-cell>
          <table:table-cell office:value-type="string">
            <text:p>47,917164</text:p>
          </table:table-cell>
          <table:table-cell office:value-type="string">
            <text:p>11,324796</text:p>
          </table:table-cell>
          <table:table-cell office:value-type="string">
            <text:p>108,288513</text:p>
          </table:table-cell>
          <table:table-cell office:value-type="string">
            <text:p>11,716498</text:p>
          </table:table-cell>
          <table:table-cell office:value-type="string">
            <text:p>60,974262</text:p>
          </table:table-cell>
          <table:table-cell office:value-type="string">
            <text:p>12,172054</text:p>
          </table:table-cell>
          <table:table-cell office:value-type="string">
            <text:p>285,649963</text:p>
          </table:table-cell>
          <table:table-cell office:value-type="string">
            <text:p>23,904949</text:p>
          </table:table-cell>
        </table:table-row>
        <table:table-row table:style-name="ro1">
          <table:table-cell office:value-type="string">
            <text:p>AFR292 <text:s text:c="5"/></text:p>
          </table:table-cell>
          <table:table-cell office:value-type="string">
            <text:p>2441,739990</text:p>
          </table:table-cell>
          <table:table-cell office:value-type="string">
            <text:p>825,262146</text:p>
          </table:table-cell>
          <table:table-cell office:value-type="string">
            <text:p>5669,464355</text:p>
          </table:table-cell>
          <table:table-cell office:value-type="string">
            <text:p>533,834045</text:p>
          </table:table-cell>
          <table:table-cell office:value-type="string">
            <text:p>30507,810547</text:p>
          </table:table-cell>
          <table:table-cell office:value-type="string">
            <text:p>727,748291</text:p>
          </table:table-cell>
          <table:table-cell office:value-type="string">
            <text:p>74050,828125</text:p>
          </table:table-cell>
          <table:table-cell office:value-type="string">
            <text:p>1539,895264</text:p>
          </table:table-cell>
          <table:table-cell office:value-type="string">
            <text:p>207,935471</text:p>
          </table:table-cell>
          <table:table-cell office:value-type="string">
            <text:p>34,302906</text:p>
          </table:table-cell>
          <table:table-cell office:value-type="string">
            <text:p>6165,107422</text:p>
          </table:table-cell>
          <table:table-cell office:value-type="string">
            <text:p>118,235672</text:p>
          </table:table-cell>
          <table:table-cell office:value-type="string">
            <text:p>3677,427246</text:p>
          </table:table-cell>
          <table:table-cell office:value-type="string">
            <text:p>66,820259</text:p>
          </table:table-cell>
          <table:table-cell office:value-type="string">
            <text:p>11216,138672</text:p>
          </table:table-cell>
          <table:table-cell office:value-type="string">
            <text:p>150,313477</text:p>
          </table:table-cell>
          <table:table-cell office:value-type="string">
            <text:p>9962,470703</text:p>
          </table:table-cell>
          <table:table-cell office:value-type="string">
            <text:p>127,321068</text:p>
          </table:table-cell>
          <table:table-cell office:value-type="string">
            <text:p>1817,426636</text:p>
          </table:table-cell>
          <table:table-cell office:value-type="string">
            <text:p>48,247166</text:p>
          </table:table-cell>
          <table:table-cell office:value-type="string">
            <text:p>41,368252</text:p>
          </table:table-cell>
          <table:table-cell office:value-type="string">
            <text:p>6,452854</text:p>
          </table:table-cell>
          <table:table-cell office:value-type="string">
            <text:p>39,362495</text:p>
          </table:table-cell>
          <table:table-cell office:value-type="string">
            <text:p>7,793756</text:p>
          </table:table-cell>
          <table:table-cell office:value-type="string">
            <text:p>269,131165</text:p>
          </table:table-cell>
          <table:table-cell office:value-type="string">
            <text:p>7,790086</text:p>
          </table:table-cell>
          <table:table-cell office:value-type="string">
            <text:p>15941,245117</text:p>
          </table:table-cell>
          <table:table-cell office:value-type="string">
            <text:p>265,068207</text:p>
          </table:table-cell>
          <table:table-cell office:value-type="string">
            <text:p>28,195793</text:p>
          </table:table-cell>
          <table:table-cell office:value-type="string">
            <text:p>8,344225</text:p>
          </table:table-cell>
          <table:table-cell office:value-type="string">
            <text:p>16,805603</text:p>
          </table:table-cell>
          <table:table-cell office:value-type="string">
            <text:p>14,882510</text:p>
          </table:table-cell>
          <table:table-cell office:value-type="string">
            <text:p>393,489197</text:p>
          </table:table-cell>
          <table:table-cell office:value-type="string">
            <text:p>19,538580</text:p>
          </table:table-cell>
          <table:table-cell office:value-type="string">
            <text:p>164,015228</text:p>
          </table:table-cell>
          <table:table-cell office:value-type="string">
            <text:p>9,890185</text:p>
          </table:table-cell>
          <table:table-cell office:value-type="string">
            <text:p>52,551968</text:p>
          </table:table-cell>
          <table:table-cell office:value-type="string">
            <text:p>10,367843</text:p>
          </table:table-cell>
          <table:table-cell office:value-type="string">
            <text:p>99,980194</text:p>
          </table:table-cell>
          <table:table-cell office:value-type="string">
            <text:p>10,763019</text:p>
          </table:table-cell>
          <table:table-cell office:value-type="string">
            <text:p>60,639240</text:p>
          </table:table-cell>
          <table:table-cell office:value-type="string">
            <text:p>11,199077</text:p>
          </table:table-cell>
          <table:table-cell office:value-type="string">
            <text:p>140,213974</text:p>
          </table:table-cell>
          <table:table-cell office:value-type="string">
            <text:p>21,350845</text:p>
          </table:table-cell>
        </table:table-row>
        <table:table-row table:style-name="ro1">
          <table:table-cell office:value-type="string">
            <text:p>AFR293 <text:s text:c="5"/></text:p>
          </table:table-cell>
          <table:table-cell office:value-type="string">
            <text:p>19421,197266</text:p>
          </table:table-cell>
          <table:table-cell office:value-type="string">
            <text:p>1540,541016</text:p>
          </table:table-cell>
          <table:table-cell office:value-type="string">
            <text:p>5080,431641</text:p>
          </table:table-cell>
          <table:table-cell office:value-type="string">
            <text:p>610,673889</text:p>
          </table:table-cell>
          <table:table-cell office:value-type="string">
            <text:p>29792,068359</text:p>
          </table:table-cell>
          <table:table-cell office:value-type="string">
            <text:p>727,896118</text:p>
          </table:table-cell>
          <table:table-cell office:value-type="string">
            <text:p>69439,289063</text:p>
          </table:table-cell>
          <table:table-cell office:value-type="string">
            <text:p>1446,502319</text:p>
          </table:table-cell>
          <table:table-cell office:value-type="string">
            <text:p>631,108398</text:p>
          </table:table-cell>
          <table:table-cell office:value-type="string">
            <text:p>54,445187</text:p>
          </table:table-cell>
          <table:table-cell office:value-type="string">
            <text:p>11783,090820</text:p>
          </table:table-cell>
          <table:table-cell office:value-type="string">
            <text:p>225,935287</text:p>
          </table:table-cell>
          <table:table-cell office:value-type="string">
            <text:p>47365,082031</text:p>
          </table:table-cell>
          <table:table-cell office:value-type="string">
            <text:p>770,526733</text:p>
          </table:table-cell>
          <table:table-cell office:value-type="string">
            <text:p>27175,542969</text:p>
          </table:table-cell>
          <table:table-cell office:value-type="string">
            <text:p>358,096680</text:p>
          </table:table-cell>
          <table:table-cell office:value-type="string">
            <text:p>25282,773438</text:p>
          </table:table-cell>
          <table:table-cell office:value-type="string">
            <text:p>318,289703</text:p>
          </table:table-cell>
          <table:table-cell office:value-type="string">
            <text:p>2427,704102</text:p>
          </table:table-cell>
          <table:table-cell office:value-type="string">
            <text:p>64,078835</text:p>
          </table:table-cell>
          <table:table-cell office:value-type="string">
            <text:p>39,226254</text:p>
          </table:table-cell>
          <table:table-cell office:value-type="string">
            <text:p>7,278763</text:p>
          </table:table-cell>
          <table:table-cell office:value-type="string">
            <text:p>66,564377</text:p>
          </table:table-cell>
          <table:table-cell office:value-type="string">
            <text:p>8,253617</text:p>
          </table:table-cell>
          <table:table-cell office:value-type="string">
            <text:p>363,544434</text:p>
          </table:table-cell>
          <table:table-cell office:value-type="string">
            <text:p>9,543818</text:p>
          </table:table-cell>
          <table:table-cell office:value-type="string">
            <text:p>19315,285156</text:p>
          </table:table-cell>
          <table:table-cell office:value-type="string">
            <text:p>320,830078</text:p>
          </table:table-cell>
          <table:table-cell office:value-type="string">
            <text:p>32,036491</text:p>
          </table:table-cell>
          <table:table-cell office:value-type="string">
            <text:p>9,266387</text:p>
          </table:table-cell>
          <table:table-cell office:value-type="string">
            <text:p>94,606720</text:p>
          </table:table-cell>
          <table:table-cell office:value-type="string">
            <text:p>15,785373</text:p>
          </table:table-cell>
          <table:table-cell office:value-type="string">
            <text:p>800,515686</text:p>
          </table:table-cell>
          <table:table-cell office:value-type="string">
            <text:p>22,561853</text:p>
          </table:table-cell>
          <table:table-cell office:value-type="string">
            <text:p>415,686401</text:p>
          </table:table-cell>
          <table:table-cell office:value-type="string">
            <text:p>12,616135</text:p>
          </table:table-cell>
          <table:table-cell office:value-type="string">
            <text:p>58,509972</text:p>
          </table:table-cell>
          <table:table-cell office:value-type="string">
            <text:p>11,683225</text:p>
          </table:table-cell>
          <table:table-cell office:value-type="string">
            <text:p>216,075104</text:p>
          </table:table-cell>
          <table:table-cell office:value-type="string">
            <text:p>12,560868</text:p>
          </table:table-cell>
          <table:table-cell office:value-type="string">
            <text:p>78,121429</text:p>
          </table:table-cell>
          <table:table-cell office:value-type="string">
            <text:p>12,540436</text:p>
          </table:table-cell>
          <table:table-cell office:value-type="string">
            <text:p>357,042603</text:p>
          </table:table-cell>
          <table:table-cell office:value-type="string">
            <text:p>25,161276</text:p>
          </table:table-cell>
        </table:table-row>
        <table:table-row table:style-name="ro1">
          <table:table-cell office:value-type="string">
            <text:p>AFR294 <text:s text:c="5"/></text:p>
          </table:table-cell>
          <table:table-cell office:value-type="string">
            <text:p>1115,319946</text:p>
          </table:table-cell>
          <table:table-cell office:value-type="string">
            <text:p>702,540466</text:p>
          </table:table-cell>
          <table:table-cell office:value-type="string">
            <text:p>476,119629</text:p>
          </table:table-cell>
          <table:table-cell office:value-type="string">
            <text:p>408,858032</text:p>
          </table:table-cell>
          <table:table-cell office:value-type="string">
            <text:p>945,704712</text:p>
          </table:table-cell>
          <table:table-cell office:value-type="string">
            <text:p>132,043869</text:p>
          </table:table-cell>
          <table:table-cell office:value-type="string">
            <text:p>1141,021240</text:p>
          </table:table-cell>
          <table:table-cell office:value-type="string">
            <text:p>63,669437</text:p>
          </table:table-cell>
          <table:table-cell office:value-type="string">
            <text:p>34,709976</text:p>
          </table:table-cell>
          <table:table-cell office:value-type="string">
            <text:p>22,069113</text:p>
          </table:table-cell>
          <table:table-cell office:value-type="string">
            <text:p>252,589478</text:p>
          </table:table-cell>
          <table:table-cell office:value-type="string">
            <text:p>16,598436</text:p>
          </table:table-cell>
          <table:table-cell office:value-type="string">
            <text:p>69,454109</text:p>
          </table:table-cell>
          <table:table-cell office:value-type="string">
            <text:p>11,955115</text:p>
          </table:table-cell>
          <table:table-cell office:value-type="string">
            <text:p>304,612488</text:p>
          </table:table-cell>
          <table:table-cell office:value-type="string">
            <text:p>10,553913</text:p>
          </table:table-cell>
          <table:table-cell office:value-type="string">
            <text:p>413,483398</text:p>
          </table:table-cell>
          <table:table-cell office:value-type="string">
            <text:p>12,371892</text:p>
          </table:table-cell>
          <table:table-cell office:value-type="string">
            <text:p>49,346291</text:p>
          </table:table-cell>
          <table:table-cell office:value-type="string">
            <text:p>5,47086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6,440670</text:p>
          </table:table-cell>
          <table:table-cell office:value-type="string">
            <text:p>7,618238</text:p>
          </table:table-cell>
          <table:table-cell office:value-type="string">
            <text:p>22,071724</text:p>
          </table:table-cell>
          <table:table-cell office:value-type="string">
            <text:p>4,985193</text:p>
          </table:table-cell>
          <table:table-cell office:value-type="string">
            <text:p>292,092529</text:p>
          </table:table-cell>
          <table:table-cell office:value-type="string">
            <text:p>11,529250</text:p>
          </table:table-cell>
          <table:table-cell office:value-type="string">
            <text:p>55,238461</text:p>
          </table:table-cell>
          <table:table-cell office:value-type="string">
            <text:p>8,5075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8,326267</text:p>
          </table:table-cell>
          <table:table-cell office:value-type="string">
            <text:p>18,406698</text:p>
          </table:table-cell>
          <table:table-cell office:value-type="string">
            <text:p>54,202179</text:p>
          </table:table-cell>
          <table:table-cell office:value-type="string">
            <text:p>9,848832</text:p>
          </table:table-cell>
          <table:table-cell office:value-type="string">
            <text:p>19,432400</text:p>
          </table:table-cell>
          <table:table-cell office:value-type="string">
            <text:p>10,577986</text:p>
          </table:table-cell>
          <table:table-cell office:value-type="string">
            <text:p>36,954189</text:p>
          </table:table-cell>
          <table:table-cell office:value-type="string">
            <text:p>10,875107</text:p>
          </table:table-cell>
          <table:table-cell office:value-type="string">
            <text:p>16,164881</text:p>
          </table:table-cell>
          <table:table-cell office:value-type="string">
            <text:p>11,367038</text:p>
          </table:table-cell>
          <table:table-cell office:value-type="string">
            <text:p>52,708351</text:p>
          </table:table-cell>
          <table:table-cell office:value-type="string">
            <text:p>21,699265</text:p>
          </table:table-cell>
        </table:table-row>
        <table:table-row table:style-name="ro1">
          <table:table-cell office:value-type="string">
            <text:p>AFR295 <text:s text:c="5"/></text:p>
          </table:table-cell>
          <table:table-cell office:value-type="string">
            <text:p>1775,371948</text:p>
          </table:table-cell>
          <table:table-cell office:value-type="string">
            <text:p>828,791260</text:p>
          </table:table-cell>
          <table:table-cell office:value-type="string">
            <text:p>1267,564087</text:p>
          </table:table-cell>
          <table:table-cell office:value-type="string">
            <text:p>447,736084</text:p>
          </table:table-cell>
          <table:table-cell office:value-type="string">
            <text:p>1068,703613</text:p>
          </table:table-cell>
          <table:table-cell office:value-type="string">
            <text:p>146,225143</text:p>
          </table:table-cell>
          <table:table-cell office:value-type="string">
            <text:p>1519,759766</text:p>
          </table:table-cell>
          <table:table-cell office:value-type="string">
            <text:p>72,607719</text:p>
          </table:table-cell>
          <table:table-cell office:value-type="string">
            <text:p>11,353730</text:p>
          </table:table-cell>
          <table:table-cell office:value-type="string">
            <text:p>25,303574</text:p>
          </table:table-cell>
          <table:table-cell office:value-type="string">
            <text:p>174,397263</text:p>
          </table:table-cell>
          <table:table-cell office:value-type="string">
            <text:p>17,678698</text:p>
          </table:table-cell>
          <table:table-cell office:value-type="string">
            <text:p>205,001663</text:p>
          </table:table-cell>
          <table:table-cell office:value-type="string">
            <text:p>14,934278</text:p>
          </table:table-cell>
          <table:table-cell office:value-type="string">
            <text:p>229,277252</text:p>
          </table:table-cell>
          <table:table-cell office:value-type="string">
            <text:p>10,454656</text:p>
          </table:table-cell>
          <table:table-cell office:value-type="string">
            <text:p>279,638824</text:p>
          </table:table-cell>
          <table:table-cell office:value-type="string">
            <text:p>11,712266</text:p>
          </table:table-cell>
          <table:table-cell office:value-type="string">
            <text:p>57,615971</text:p>
          </table:table-cell>
          <table:table-cell office:value-type="string">
            <text:p>6,200668</text:p>
          </table:table-cell>
          <table:table-cell office:value-type="string">
            <text:p>3,573133</text:p>
          </table:table-cell>
          <table:table-cell office:value-type="string">
            <text:p>6,191732</text:p>
          </table:table-cell>
          <table:table-cell office:value-type="string">
            <text:p>43,680592</text:p>
          </table:table-cell>
          <table:table-cell office:value-type="string">
            <text:p>8,119568</text:p>
          </table:table-cell>
          <table:table-cell office:value-type="string">
            <text:p>22,004293</text:p>
          </table:table-cell>
          <table:table-cell office:value-type="string">
            <text:p>5,679664</text:p>
          </table:table-cell>
          <table:table-cell office:value-type="string">
            <text:p>283,121979</text:p>
          </table:table-cell>
          <table:table-cell office:value-type="string">
            <text:p>12,173296</text:p>
          </table:table-cell>
          <table:table-cell office:value-type="string">
            <text:p>75,827339</text:p>
          </table:table-cell>
          <table:table-cell office:value-type="string">
            <text:p>9,50576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,437255</text:p>
          </table:table-cell>
          <table:table-cell office:value-type="string">
            <text:p>18,907019</text:p>
          </table:table-cell>
          <table:table-cell office:value-type="string">
            <text:p>52,164993</text:p>
          </table:table-cell>
          <table:table-cell office:value-type="string">
            <text:p>10,992120</text:p>
          </table:table-cell>
          <table:table-cell office:value-type="string">
            <text:p>19,673798</text:p>
          </table:table-cell>
          <table:table-cell office:value-type="string">
            <text:p>11,832842</text:p>
          </table:table-cell>
          <table:table-cell office:value-type="string">
            <text:p>44,778282</text:p>
          </table:table-cell>
          <table:table-cell office:value-type="string">
            <text:p>12,180542</text:p>
          </table:table-cell>
          <table:table-cell office:value-type="string">
            <text:p>7,677621</text:p>
          </table:table-cell>
          <table:table-cell office:value-type="string">
            <text:p>12,759645</text:p>
          </table:table-cell>
          <table:table-cell office:value-type="string">
            <text:p>61,053844</text:p>
          </table:table-cell>
          <table:table-cell office:value-type="string">
            <text:p>24,291891</text:p>
          </table:table-cell>
        </table:table-row>
        <table:table-row table:style-name="ro1">
          <table:table-cell office:value-type="string">
            <text:p>AFR296 <text:s text:c="5"/></text:p>
          </table:table-cell>
          <table:table-cell office:value-type="string">
            <text:p>2180,648926</text:p>
          </table:table-cell>
          <table:table-cell office:value-type="string">
            <text:p>774,565857</text:p>
          </table:table-cell>
          <table:table-cell office:value-type="string">
            <text:p>480,199249</text:p>
          </table:table-cell>
          <table:table-cell office:value-type="string">
            <text:p>432,602570</text:p>
          </table:table-cell>
          <table:table-cell office:value-type="string">
            <text:p>1291,372192</text:p>
          </table:table-cell>
          <table:table-cell office:value-type="string">
            <text:p>143,055893</text:p>
          </table:table-cell>
          <table:table-cell office:value-type="string">
            <text:p>2409,301270</text:p>
          </table:table-cell>
          <table:table-cell office:value-type="string">
            <text:p>84,633408</text:p>
          </table:table-cell>
          <table:table-cell office:value-type="string">
            <text:p>55,146694</text:p>
          </table:table-cell>
          <table:table-cell office:value-type="string">
            <text:p>24,677378</text:p>
          </table:table-cell>
          <table:table-cell office:value-type="string">
            <text:p>327,916016</text:p>
          </table:table-cell>
          <table:table-cell office:value-type="string">
            <text:p>18,951941</text:p>
          </table:table-cell>
          <table:table-cell office:value-type="string">
            <text:p>170,414627</text:p>
          </table:table-cell>
          <table:table-cell office:value-type="string">
            <text:p>13,995847</text:p>
          </table:table-cell>
          <table:table-cell office:value-type="string">
            <text:p>486,946716</text:p>
          </table:table-cell>
          <table:table-cell office:value-type="string">
            <text:p>12,631627</text:p>
          </table:table-cell>
          <table:table-cell office:value-type="string">
            <text:p>627,706116</text:p>
          </table:table-cell>
          <table:table-cell office:value-type="string">
            <text:p>14,498081</text:p>
          </table:table-cell>
          <table:table-cell office:value-type="string">
            <text:p>88,636971</text:p>
          </table:table-cell>
          <table:table-cell office:value-type="string">
            <text:p>6,369678</text:p>
          </table:table-cell>
          <table:table-cell office:value-type="string">
            <text:p>1,694158</text:p>
          </table:table-cell>
          <table:table-cell office:value-type="string">
            <text:p>5,852630</text:p>
          </table:table-cell>
          <table:table-cell office:value-type="string">
            <text:p>37,552521</text:p>
          </table:table-cell>
          <table:table-cell office:value-type="string">
            <text:p>7,963836</text:p>
          </table:table-cell>
          <table:table-cell office:value-type="string">
            <text:p>28,702230</text:p>
          </table:table-cell>
          <table:table-cell office:value-type="string">
            <text:p>5,511663</text:p>
          </table:table-cell>
          <table:table-cell office:value-type="string">
            <text:p>461,531219</text:p>
          </table:table-cell>
          <table:table-cell office:value-type="string">
            <text:p>13,702503</text:p>
          </table:table-cell>
          <table:table-cell office:value-type="string">
            <text:p>70,991653</text:p>
          </table:table-cell>
          <table:table-cell office:value-type="string">
            <text:p>9,164057</text:p>
          </table:table-cell>
          <table:table-cell office:value-type="string">
            <text:p>1,958147</text:p>
          </table:table-cell>
          <table:table-cell office:value-type="string">
            <text:p>15,621758</text:p>
          </table:table-cell>
          <table:table-cell office:value-type="string">
            <text:p>64,351448</text:p>
          </table:table-cell>
          <table:table-cell office:value-type="string">
            <text:p>18,834316</text:p>
          </table:table-cell>
          <table:table-cell office:value-type="string">
            <text:p>54,202179</text:p>
          </table:table-cell>
          <table:table-cell office:value-type="string">
            <text:p>10,626732</text:p>
          </table:table-cell>
          <table:table-cell office:value-type="string">
            <text:p>23,294743</text:p>
          </table:table-cell>
          <table:table-cell office:value-type="string">
            <text:p>11,496848</text:p>
          </table:table-cell>
          <table:table-cell office:value-type="string">
            <text:p>30,276951</text:p>
          </table:table-cell>
          <table:table-cell office:value-type="string">
            <text:p>11,811111</text:p>
          </table:table-cell>
          <table:table-cell office:value-type="string">
            <text:p>12,982159</text:p>
          </table:table-cell>
          <table:table-cell office:value-type="string">
            <text:p>12,342500</text:p>
          </table:table-cell>
          <table:table-cell office:value-type="string">
            <text:p>93,166893</text:p>
          </table:table-cell>
          <table:table-cell office:value-type="string">
            <text:p>23,416084</text:p>
          </table:table-cell>
        </table:table-row>
        <table:table-row table:style-name="ro1">
          <table:table-cell office:value-type="string">
            <text:p>AFR297 <text:s text:c="5"/></text:p>
          </table:table-cell>
          <table:table-cell office:value-type="string">
            <text:p>1559,185425</text:p>
          </table:table-cell>
          <table:table-cell office:value-type="string">
            <text:p>657,453369</text:p>
          </table:table-cell>
          <table:table-cell office:value-type="string">
            <text:p>284,377930</text:p>
          </table:table-cell>
          <table:table-cell office:value-type="string">
            <text:p>394,251709</text:p>
          </table:table-cell>
          <table:table-cell office:value-type="string">
            <text:p>936,489746</text:p>
          </table:table-cell>
          <table:table-cell office:value-type="string">
            <text:p>128,340866</text:p>
          </table:table-cell>
          <table:table-cell office:value-type="string">
            <text:p>1501,143066</text:p>
          </table:table-cell>
          <table:table-cell office:value-type="string">
            <text:p>67,207077</text:p>
          </table:table-cell>
          <table:table-cell office:value-type="string">
            <text:p>3,892708</text:p>
          </table:table-cell>
          <table:table-cell office:value-type="string">
            <text:p>20,761250</text:p>
          </table:table-cell>
          <table:table-cell office:value-type="string">
            <text:p>358,005646</text:p>
          </table:table-cell>
          <table:table-cell office:value-type="string">
            <text:p>17,403023</text:p>
          </table:table-cell>
          <table:table-cell office:value-type="string">
            <text:p>156,691849</text:p>
          </table:table-cell>
          <table:table-cell office:value-type="string">
            <text:p>12,305260</text:p>
          </table:table-cell>
          <table:table-cell office:value-type="string">
            <text:p>493,677185</text:p>
          </table:table-cell>
          <table:table-cell office:value-type="string">
            <text:p>12,240607</text:p>
          </table:table-cell>
          <table:table-cell office:value-type="string">
            <text:p>622,764343</text:p>
          </table:table-cell>
          <table:table-cell office:value-type="string">
            <text:p>14,106823</text:p>
          </table:table-cell>
          <table:table-cell office:value-type="string">
            <text:p>54,471161</text:p>
          </table:table-cell>
          <table:table-cell office:value-type="string">
            <text:p>5,1292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8,425035</text:p>
          </table:table-cell>
          <table:table-cell office:value-type="string">
            <text:p>7,294670</text:p>
          </table:table-cell>
          <table:table-cell office:value-type="string">
            <text:p>19,846571</text:p>
          </table:table-cell>
          <table:table-cell office:value-type="string">
            <text:p>4,533678</text:p>
          </table:table-cell>
          <table:table-cell office:value-type="string">
            <text:p>365,838989</text:p>
          </table:table-cell>
          <table:table-cell office:value-type="string">
            <text:p>11,747236</text:p>
          </table:table-cell>
          <table:table-cell office:value-type="string">
            <text:p>45,939056</text:p>
          </table:table-cell>
          <table:table-cell office:value-type="string">
            <text:p>7,53055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1,816723</text:p>
          </table:table-cell>
          <table:table-cell office:value-type="string">
            <text:p>18,110146</text:p>
          </table:table-cell>
          <table:table-cell office:value-type="string">
            <text:p>63,889656</text:p>
          </table:table-cell>
          <table:table-cell office:value-type="string">
            <text:p>8,825864</text:p>
          </table:table-cell>
          <table:table-cell office:value-type="string">
            <text:p>17,235695</text:p>
          </table:table-cell>
          <table:table-cell office:value-type="string">
            <text:p>9,249822</text:p>
          </table:table-cell>
          <table:table-cell office:value-type="string">
            <text:p>21,178572</text:p>
          </table:table-cell>
          <table:table-cell office:value-type="string">
            <text:p>9,665790</text:p>
          </table:table-cell>
          <table:table-cell office:value-type="string">
            <text:p>10,190296</text:p>
          </table:table-cell>
          <table:table-cell office:value-type="string">
            <text:p>10,108398</text:p>
          </table:table-cell>
          <table:table-cell office:value-type="string">
            <text:p>59,394505</text:p>
          </table:table-cell>
          <table:table-cell office:value-type="string">
            <text:p>19,223396</text:p>
          </table:table-cell>
        </table:table-row>
        <table:table-row table:style-name="ro1">
          <table:table-cell office:value-type="string">
            <text:p>AFR298 <text:s text:c="5"/></text:p>
          </table:table-cell>
          <table:table-cell office:value-type="string">
            <text:p>1019,976563</text:p>
          </table:table-cell>
          <table:table-cell office:value-type="string">
            <text:p>741,682129</text:p>
          </table:table-cell>
          <table:table-cell office:value-type="string">
            <text:p>937,115662</text:p>
          </table:table-cell>
          <table:table-cell office:value-type="string">
            <text:p>416,184143</text:p>
          </table:table-cell>
          <table:table-cell office:value-type="string">
            <text:p>408,551849</text:p>
          </table:table-cell>
          <table:table-cell office:value-type="string">
            <text:p>131,500366</text:p>
          </table:table-cell>
          <table:table-cell office:value-type="string">
            <text:p>268,933197</text:p>
          </table:table-cell>
          <table:table-cell office:value-type="string">
            <text:p>54,740837</text:p>
          </table:table-cell>
          <table:table-cell office:value-type="string">
            <text:p>12,326909</text:p>
          </table:table-cell>
          <table:table-cell office:value-type="string">
            <text:p>22,059992</text:p>
          </table:table-cell>
          <table:table-cell office:value-type="string">
            <text:p>89,654930</text:p>
          </table:table-cell>
          <table:table-cell office:value-type="string">
            <text:p>14,8255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,246922</text:p>
          </table:table-cell>
          <table:table-cell office:value-type="string">
            <text:p>8,482953</text:p>
          </table:table-cell>
          <table:table-cell office:value-type="string">
            <text:p>204,559631</text:p>
          </table:table-cell>
          <table:table-cell office:value-type="string">
            <text:p>10,818968</text:p>
          </table:table-cell>
          <table:table-cell office:value-type="string">
            <text:p>15,801684</text:p>
          </table:table-cell>
          <table:table-cell office:value-type="string">
            <text:p>5,528337</text:p>
          </table:table-cell>
          <table:table-cell office:value-type="string">
            <text:p>7,300280</text:p>
          </table:table-cell>
          <table:table-cell office:value-type="string">
            <text:p>5,977293</text:p>
          </table:table-cell>
          <table:table-cell office:value-type="string">
            <text:p>36,492382</text:p>
          </table:table-cell>
          <table:table-cell office:value-type="string">
            <text:p>7,891473</text:p>
          </table:table-cell>
          <table:table-cell office:value-type="string">
            <text:p>17,531511</text:p>
          </table:table-cell>
          <table:table-cell office:value-type="string">
            <text:p>5,337440</text:p>
          </table:table-cell>
          <table:table-cell office:value-type="string">
            <text:p>56,235916</text:p>
          </table:table-cell>
          <table:table-cell office:value-type="string">
            <text:p>9,777817</text:p>
          </table:table-cell>
          <table:table-cell office:value-type="string">
            <text:p>70,842865</text:p>
          </table:table-cell>
          <table:table-cell office:value-type="string">
            <text:p>9,0161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,722998</text:p>
          </table:table-cell>
          <table:table-cell office:value-type="string">
            <text:p>18,653326</text:p>
          </table:table-cell>
          <table:table-cell office:value-type="string">
            <text:p>49,477642</text:p>
          </table:table-cell>
          <table:table-cell office:value-type="string">
            <text:p>10,492165</text:p>
          </table:table-cell>
          <table:table-cell office:value-type="string">
            <text:p>23,415440</text:p>
          </table:table-cell>
          <table:table-cell office:value-type="string">
            <text:p>11,328032</text:p>
          </table:table-cell>
          <table:table-cell office:value-type="string">
            <text:p>32,392258</text:p>
          </table:table-cell>
          <table:table-cell office:value-type="string">
            <text:p>11,634537</text:p>
          </table:table-cell>
          <table:table-cell office:value-type="string">
            <text:p>6,142097</text:p>
          </table:table-cell>
          <table:table-cell office:value-type="string">
            <text:p>12,145161</text:p>
          </table:table-cell>
          <table:table-cell office:value-type="string">
            <text:p>53,440411</text:p>
          </table:table-cell>
          <table:table-cell office:value-type="string">
            <text:p>23,162264</text:p>
          </table:table-cell>
        </table:table-row>
        <table:table-row table:style-name="ro1">
          <table:table-cell office:value-type="string">
            <text:p>AFR299 <text:s text:c="5"/></text:p>
          </table:table-cell>
          <table:table-cell office:value-type="string">
            <text:p>1104,375854</text:p>
          </table:table-cell>
          <table:table-cell office:value-type="string">
            <text:p>663,402649</text:p>
          </table:table-cell>
          <table:table-cell office:value-type="string">
            <text:p>810,647766</text:p>
          </table:table-cell>
          <table:table-cell office:value-type="string">
            <text:p>401,332947</text:p>
          </table:table-cell>
          <table:table-cell office:value-type="string">
            <text:p>1390,337524</text:p>
          </table:table-cell>
          <table:table-cell office:value-type="string">
            <text:p>133,803085</text:p>
          </table:table-cell>
          <table:table-cell office:value-type="string">
            <text:p>2038,125610</text:p>
          </table:table-cell>
          <table:table-cell office:value-type="string">
            <text:p>75,367500</text:p>
          </table:table-cell>
          <table:table-cell office:value-type="string">
            <text:p>42,171001</text:p>
          </table:table-cell>
          <table:table-cell office:value-type="string">
            <text:p>21,425760</text:p>
          </table:table-cell>
          <table:table-cell office:value-type="string">
            <text:p>311,745361</text:p>
          </table:table-cell>
          <table:table-cell office:value-type="string">
            <text:p>16,919960</text:p>
          </table:table-cell>
          <table:table-cell office:value-type="string">
            <text:p>219,844681</text:p>
          </table:table-cell>
          <table:table-cell office:value-type="string">
            <text:p>13,227620</text:p>
          </table:table-cell>
          <table:table-cell office:value-type="string">
            <text:p>415,512054</text:p>
          </table:table-cell>
          <table:table-cell office:value-type="string">
            <text:p>11,565613</text:p>
          </table:table-cell>
          <table:table-cell office:value-type="string">
            <text:p>613,952515</text:p>
          </table:table-cell>
          <table:table-cell office:value-type="string">
            <text:p>14,045265</text:p>
          </table:table-cell>
          <table:table-cell office:value-type="string">
            <text:p>65,380928</text:p>
          </table:table-cell>
          <table:table-cell office:value-type="string">
            <text:p>5,361384</text:p>
          </table:table-cell>
          <table:table-cell office:value-type="string">
            <text:p>8,871226</text:p>
          </table:table-cell>
          <table:table-cell office:value-type="string">
            <text:p>5,054354</text:p>
          </table:table-cell>
          <table:table-cell office:value-type="string">
            <text:p>33,984264</text:p>
          </table:table-cell>
          <table:table-cell office:value-type="string">
            <text:p>7,416690</text:p>
          </table:table-cell>
          <table:table-cell office:value-type="string">
            <text:p>20,902956</text:p>
          </table:table-cell>
          <table:table-cell office:value-type="string">
            <text:p>4,736948</text:p>
          </table:table-cell>
          <table:table-cell office:value-type="string">
            <text:p>443,149658</text:p>
          </table:table-cell>
          <table:table-cell office:value-type="string">
            <text:p>12,919536</text:p>
          </table:table-cell>
          <table:table-cell office:value-type="string">
            <text:p>51,890675</text:p>
          </table:table-cell>
          <table:table-cell office:value-type="string">
            <text:p>7,8546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2,774071</text:p>
          </table:table-cell>
          <table:table-cell office:value-type="string">
            <text:p>18,201914</text:p>
          </table:table-cell>
          <table:table-cell office:value-type="string">
            <text:p>38,771572</text:p>
          </table:table-cell>
          <table:table-cell office:value-type="string">
            <text:p>9,119624</text:p>
          </table:table-cell>
          <table:table-cell office:value-type="string">
            <text:p>10,766273</text:p>
          </table:table-cell>
          <table:table-cell office:value-type="string">
            <text:p>9,874696</text:p>
          </table:table-cell>
          <table:table-cell office:value-type="string">
            <text:p>25,307247</text:p>
          </table:table-cell>
          <table:table-cell office:value-type="string">
            <text:p>10,126975</text:p>
          </table:table-cell>
          <table:table-cell office:value-type="string">
            <text:p>18,565884</text:p>
          </table:table-cell>
          <table:table-cell office:value-type="string">
            <text:p>10,587049</text:p>
          </table:table-cell>
          <table:table-cell office:value-type="string">
            <text:p>55,197357</text:p>
          </table:table-cell>
          <table:table-cell office:value-type="string">
            <text:p>20,143032</text:p>
          </table:table-cell>
        </table:table-row>
        <table:table-row table:style-name="ro1">
          <table:table-cell office:value-type="string">
            <text:p>AFR300 <text:s text:c="5"/></text:p>
          </table:table-cell>
          <table:table-cell office:value-type="string">
            <text:p>2677,958008</text:p>
          </table:table-cell>
          <table:table-cell office:value-type="string">
            <text:p>895,374023</text:p>
          </table:table-cell>
          <table:table-cell office:value-type="string">
            <text:p>4249,759277</text:p>
          </table:table-cell>
          <table:table-cell office:value-type="string">
            <text:p>525,031250</text:p>
          </table:table-cell>
          <table:table-cell office:value-type="string">
            <text:p>29382,466797</text:p>
          </table:table-cell>
          <table:table-cell office:value-type="string">
            <text:p>710,746521</text:p>
          </table:table-cell>
          <table:table-cell office:value-type="string">
            <text:p>70290,789063</text:p>
          </table:table-cell>
          <table:table-cell office:value-type="string">
            <text:p>1462,835693</text:p>
          </table:table-cell>
          <table:table-cell office:value-type="string">
            <text:p>192,040253</text:p>
          </table:table-cell>
          <table:table-cell office:value-type="string">
            <text:p>36,202740</text:p>
          </table:table-cell>
          <table:table-cell office:value-type="string">
            <text:p>6512,468750</text:p>
          </table:table-cell>
          <table:table-cell office:value-type="string">
            <text:p>124,727821</text:p>
          </table:table-cell>
          <table:table-cell office:value-type="string">
            <text:p>5467,831543</text:p>
          </table:table-cell>
          <table:table-cell office:value-type="string">
            <text:p>95,378616</text:p>
          </table:table-cell>
          <table:table-cell office:value-type="string">
            <text:p>13827,862305</text:p>
          </table:table-cell>
          <table:table-cell office:value-type="string">
            <text:p>183,382416</text:p>
          </table:table-cell>
          <table:table-cell office:value-type="string">
            <text:p>11238,162109</text:p>
          </table:table-cell>
          <table:table-cell office:value-type="string">
            <text:p>143,222214</text:p>
          </table:table-cell>
          <table:table-cell office:value-type="string">
            <text:p>1807,409912</text:p>
          </table:table-cell>
          <table:table-cell office:value-type="string">
            <text:p>48,018295</text:p>
          </table:table-cell>
          <table:table-cell office:value-type="string">
            <text:p>43,278030</text:p>
          </table:table-cell>
          <table:table-cell office:value-type="string">
            <text:p>6,579441</text:p>
          </table:table-cell>
          <table:table-cell office:value-type="string">
            <text:p>45,775002</text:p>
          </table:table-cell>
          <table:table-cell office:value-type="string">
            <text:p>7,894940</text:p>
          </table:table-cell>
          <table:table-cell office:value-type="string">
            <text:p>281,380768</text:p>
          </table:table-cell>
          <table:table-cell office:value-type="string">
            <text:p>8,063469</text:p>
          </table:table-cell>
          <table:table-cell office:value-type="string">
            <text:p>15207,344727</text:p>
          </table:table-cell>
          <table:table-cell office:value-type="string">
            <text:p>252,959717</text:p>
          </table:table-cell>
          <table:table-cell office:value-type="string">
            <text:p>41,810120</text:p>
          </table:table-cell>
          <table:table-cell office:value-type="string">
            <text:p>8,673760</text:p>
          </table:table-cell>
          <table:table-cell office:value-type="string">
            <text:p>52,079781</text:p>
          </table:table-cell>
          <table:table-cell office:value-type="string">
            <text:p>15,196643</text:p>
          </table:table-cell>
          <table:table-cell office:value-type="string">
            <text:p>760,433228</text:p>
          </table:table-cell>
          <table:table-cell office:value-type="string">
            <text:p>21,985420</text:p>
          </table:table-cell>
          <table:table-cell office:value-type="string">
            <text:p>297,689362</text:p>
          </table:table-cell>
          <table:table-cell office:value-type="string">
            <text:p>11,080482</text:p>
          </table:table-cell>
          <table:table-cell office:value-type="string">
            <text:p>48,931026</text:p>
          </table:table-cell>
          <table:table-cell office:value-type="string">
            <text:p>10,820376</text:p>
          </table:table-cell>
          <table:table-cell office:value-type="string">
            <text:p>102,809105</text:p>
          </table:table-cell>
          <table:table-cell office:value-type="string">
            <text:p>11,198460</text:p>
          </table:table-cell>
          <table:table-cell office:value-type="string">
            <text:p>63,598614</text:p>
          </table:table-cell>
          <table:table-cell office:value-type="string">
            <text:p>11,621432</text:p>
          </table:table-cell>
          <table:table-cell office:value-type="string">
            <text:p>163,932739</text:p>
          </table:table-cell>
          <table:table-cell office:value-type="string">
            <text:p>22,297256</text:p>
          </table:table-cell>
        </table:table-row>
        <table:table-row table:style-name="ro1">
          <table:table-cell office:value-type="string">
            <text:p>AFR301 <text:s text:c="5"/></text:p>
          </table:table-cell>
          <table:table-cell office:value-type="string">
            <text:p>2980,772217</text:p>
          </table:table-cell>
          <table:table-cell office:value-type="string">
            <text:p>985,417419</text:p>
          </table:table-cell>
          <table:table-cell office:value-type="string">
            <text:p>4425,192383</text:p>
          </table:table-cell>
          <table:table-cell office:value-type="string">
            <text:p>558,757507</text:p>
          </table:table-cell>
          <table:table-cell office:value-type="string">
            <text:p>30079,609375</text:p>
          </table:table-cell>
          <table:table-cell office:value-type="string">
            <text:p>723,110413</text:p>
          </table:table-cell>
          <table:table-cell office:value-type="string">
            <text:p>68218,093750</text:p>
          </table:table-cell>
          <table:table-cell office:value-type="string">
            <text:p>1420,656860</text:p>
          </table:table-cell>
          <table:table-cell office:value-type="string">
            <text:p>313,917511</text:p>
          </table:table-cell>
          <table:table-cell office:value-type="string">
            <text:p>40,362949</text:p>
          </table:table-cell>
          <table:table-cell office:value-type="string">
            <text:p>6349,560547</text:p>
          </table:table-cell>
          <table:table-cell office:value-type="string">
            <text:p>122,109322</text:p>
          </table:table-cell>
          <table:table-cell office:value-type="string">
            <text:p>5624,945313</text:p>
          </table:table-cell>
          <table:table-cell office:value-type="string">
            <text:p>98,156784</text:p>
          </table:table-cell>
          <table:table-cell office:value-type="string">
            <text:p>13309,839844</text:p>
          </table:table-cell>
          <table:table-cell office:value-type="string">
            <text:p>176,720093</text:p>
          </table:table-cell>
          <table:table-cell office:value-type="string">
            <text:p>12140,792969</text:p>
          </table:table-cell>
          <table:table-cell office:value-type="string">
            <text:p>154,514969</text:p>
          </table:table-cell>
          <table:table-cell office:value-type="string">
            <text:p>1925,675537</text:p>
          </table:table-cell>
          <table:table-cell office:value-type="string">
            <text:p>51,175529</text:p>
          </table:table-cell>
          <table:table-cell office:value-type="string">
            <text:p>32,757996</text:p>
          </table:table-cell>
          <table:table-cell office:value-type="string">
            <text:p>7,414933</text:p>
          </table:table-cell>
          <table:table-cell office:value-type="string">
            <text:p>57,592529</text:p>
          </table:table-cell>
          <table:table-cell office:value-type="string">
            <text:p>8,537675</text:p>
          </table:table-cell>
          <table:table-cell office:value-type="string">
            <text:p>285,339661</text:p>
          </table:table-cell>
          <table:table-cell office:value-type="string">
            <text:p>8,754725</text:p>
          </table:table-cell>
          <table:table-cell office:value-type="string">
            <text:p>16061,131836</text:p>
          </table:table-cell>
          <table:table-cell office:value-type="string">
            <text:p>267,123077</text:p>
          </table:table-cell>
          <table:table-cell office:value-type="string">
            <text:p>50,226345</text:p>
          </table:table-cell>
          <table:table-cell office:value-type="string">
            <text:p>10,286054</text:p>
          </table:table-cell>
          <table:table-cell office:value-type="string">
            <text:p>71,255249</text:p>
          </table:table-cell>
          <table:table-cell office:value-type="string">
            <text:p>16,374651</text:p>
          </table:table-cell>
          <table:table-cell office:value-type="string">
            <text:p>524,919617</text:p>
          </table:table-cell>
          <table:table-cell office:value-type="string">
            <text:p>21,128767</text:p>
          </table:table-cell>
          <table:table-cell office:value-type="string">
            <text:p>279,020233</text:p>
          </table:table-cell>
          <table:table-cell office:value-type="string">
            <text:p>12,780131</text:p>
          </table:table-cell>
          <table:table-cell office:value-type="string">
            <text:p>48,958969</text:p>
          </table:table-cell>
          <table:table-cell office:value-type="string">
            <text:p>12,946140</text:p>
          </table:table-cell>
          <table:table-cell office:value-type="string">
            <text:p>109,081070</text:p>
          </table:table-cell>
          <table:table-cell office:value-type="string">
            <text:p>13,411146</text:p>
          </table:table-cell>
          <table:table-cell office:value-type="string">
            <text:p>66,698494</text:p>
          </table:table-cell>
          <table:table-cell office:value-type="string">
            <text:p>13,988339</text:p>
          </table:table-cell>
          <table:table-cell office:value-type="string">
            <text:p>231,466965</text:p>
          </table:table-cell>
          <table:table-cell office:value-type="string">
            <text:p>26,941502</text:p>
          </table:table-cell>
        </table:table-row>
        <table:table-row table:style-name="ro1">
          <table:table-cell office:value-type="string">
            <text:p>AFR302 <text:s text:c="5"/></text:p>
          </table:table-cell>
          <table:table-cell office:value-type="string">
            <text:p>6934,250000</text:p>
          </table:table-cell>
          <table:table-cell office:value-type="string">
            <text:p>967,907043</text:p>
          </table:table-cell>
          <table:table-cell office:value-type="string">
            <text:p>1948,859009</text:p>
          </table:table-cell>
          <table:table-cell office:value-type="string">
            <text:p>486,406281</text:p>
          </table:table-cell>
          <table:table-cell office:value-type="string">
            <text:p>17198,009766</text:p>
          </table:table-cell>
          <table:table-cell office:value-type="string">
            <text:p>459,422089</text:p>
          </table:table-cell>
          <table:table-cell office:value-type="string">
            <text:p>37890,304688</text:p>
          </table:table-cell>
          <table:table-cell office:value-type="string">
            <text:p>797,666199</text:p>
          </table:table-cell>
          <table:table-cell office:value-type="string">
            <text:p>281,248138</text:p>
          </table:table-cell>
          <table:table-cell office:value-type="string">
            <text:p>38,350090</text:p>
          </table:table-cell>
          <table:table-cell office:value-type="string">
            <text:p>8964,470703</text:p>
          </table:table-cell>
          <table:table-cell office:value-type="string">
            <text:p>168,332779</text:p>
          </table:table-cell>
          <table:table-cell office:value-type="string">
            <text:p>20312,947266</text:p>
          </table:table-cell>
          <table:table-cell office:value-type="string">
            <text:p>333,927917</text:p>
          </table:table-cell>
          <table:table-cell office:value-type="string">
            <text:p>26616,345703</text:p>
          </table:table-cell>
          <table:table-cell office:value-type="string">
            <text:p>349,783142</text:p>
          </table:table-cell>
          <table:table-cell office:value-type="string">
            <text:p>11219,228516</text:p>
          </table:table-cell>
          <table:table-cell office:value-type="string">
            <text:p>143,081146</text:p>
          </table:table-cell>
          <table:table-cell office:value-type="string">
            <text:p>1305,094971</text:p>
          </table:table-cell>
          <table:table-cell office:value-type="string">
            <text:p>35,013309</text:p>
          </table:table-cell>
          <table:table-cell office:value-type="string">
            <text:p>20,668724</text:p>
          </table:table-cell>
          <table:table-cell office:value-type="string">
            <text:p>5,649967</text:p>
          </table:table-cell>
          <table:table-cell office:value-type="string">
            <text:p>64,288528</text:p>
          </table:table-cell>
          <table:table-cell office:value-type="string">
            <text:p>7,563209</text:p>
          </table:table-cell>
          <table:table-cell office:value-type="string">
            <text:p>188,216507</text:p>
          </table:table-cell>
          <table:table-cell office:value-type="string">
            <text:p>6,300968</text:p>
          </table:table-cell>
          <table:table-cell office:value-type="string">
            <text:p>10322,916016</text:p>
          </table:table-cell>
          <table:table-cell office:value-type="string">
            <text:p>172,290833</text:p>
          </table:table-cell>
          <table:table-cell office:value-type="string">
            <text:p>26,261518</text:p>
          </table:table-cell>
          <table:table-cell office:value-type="string">
            <text:p>7,599704</text:p>
          </table:table-cell>
          <table:table-cell office:value-type="string">
            <text:p>33,928810</text:p>
          </table:table-cell>
          <table:table-cell office:value-type="string">
            <text:p>14,527470</text:p>
          </table:table-cell>
          <table:table-cell office:value-type="string">
            <text:p>712,260864</text:p>
          </table:table-cell>
          <table:table-cell office:value-type="string">
            <text:p>21,275564</text:p>
          </table:table-cell>
          <table:table-cell office:value-type="string">
            <text:p>398,465118</text:p>
          </table:table-cell>
          <table:table-cell office:value-type="string">
            <text:p>10,942274</text:p>
          </table:table-cell>
          <table:table-cell office:value-type="string">
            <text:p>77,560623</text:p>
          </table:table-cell>
          <table:table-cell office:value-type="string">
            <text:p>9,739732</text:p>
          </table:table-cell>
          <table:table-cell office:value-type="string">
            <text:p>91,697357</text:p>
          </table:table-cell>
          <table:table-cell office:value-type="string">
            <text:p>9,935441</text:p>
          </table:table-cell>
          <table:table-cell office:value-type="string">
            <text:p>43,776398</text:p>
          </table:table-cell>
          <table:table-cell office:value-type="string">
            <text:p>10,252080</text:p>
          </table:table-cell>
          <table:table-cell office:value-type="string">
            <text:p>440,358734</text:p>
          </table:table-cell>
          <table:table-cell office:value-type="string">
            <text:p>22,005783</text:p>
          </table:table-cell>
        </table:table-row>
        <table:table-row table:style-name="ro1">
          <table:table-cell office:value-type="string">
            <text:p>AFR303 <text:s text:c="5"/></text:p>
          </table:table-cell>
          <table:table-cell office:value-type="string">
            <text:p>4383,487305</text:p>
          </table:table-cell>
          <table:table-cell office:value-type="string">
            <text:p>892,794617</text:p>
          </table:table-cell>
          <table:table-cell office:value-type="string">
            <text:p>1500,101929</text:p>
          </table:table-cell>
          <table:table-cell office:value-type="string">
            <text:p>477,274780</text:p>
          </table:table-cell>
          <table:table-cell office:value-type="string">
            <text:p>14269,671875</text:p>
          </table:table-cell>
          <table:table-cell office:value-type="string">
            <text:p>392,816498</text:p>
          </table:table-cell>
          <table:table-cell office:value-type="string">
            <text:p>30420,837891</text:p>
          </table:table-cell>
          <table:table-cell office:value-type="string">
            <text:p>644,239624</text:p>
          </table:table-cell>
          <table:table-cell office:value-type="string">
            <text:p>240,374710</text:p>
          </table:table-cell>
          <table:table-cell office:value-type="string">
            <text:p>34,062508</text:p>
          </table:table-cell>
          <table:table-cell office:value-type="string">
            <text:p>6985,307129</text:p>
          </table:table-cell>
          <table:table-cell office:value-type="string">
            <text:p>132,730453</text:p>
          </table:table-cell>
          <table:table-cell office:value-type="string">
            <text:p>5018,060059</text:p>
          </table:table-cell>
          <table:table-cell office:value-type="string">
            <text:p>88,030258</text:p>
          </table:table-cell>
          <table:table-cell office:value-type="string">
            <text:p>8861,855469</text:p>
          </table:table-cell>
          <table:table-cell office:value-type="string">
            <text:p>118,827713</text:p>
          </table:table-cell>
          <table:table-cell office:value-type="string">
            <text:p>6148,913574</text:p>
          </table:table-cell>
          <table:table-cell office:value-type="string">
            <text:p>80,083748</text:p>
          </table:table-cell>
          <table:table-cell office:value-type="string">
            <text:p>972,094727</text:p>
          </table:table-cell>
          <table:table-cell office:value-type="string">
            <text:p>26,624405</text:p>
          </table:table-cell>
          <table:table-cell office:value-type="string">
            <text:p>22,732515</text:p>
          </table:table-cell>
          <table:table-cell office:value-type="string">
            <text:p>6,175009</text:p>
          </table:table-cell>
          <table:table-cell office:value-type="string">
            <text:p>56,428043</text:p>
          </table:table-cell>
          <table:table-cell office:value-type="string">
            <text:p>7,923174</text:p>
          </table:table-cell>
          <table:table-cell office:value-type="string">
            <text:p>152,389297</text:p>
          </table:table-cell>
          <table:table-cell office:value-type="string">
            <text:p>6,410921</text:p>
          </table:table-cell>
          <table:table-cell office:value-type="string">
            <text:p>8741,000977</text:p>
          </table:table-cell>
          <table:table-cell office:value-type="string">
            <text:p>146,273270</text:p>
          </table:table-cell>
          <table:table-cell office:value-type="string">
            <text:p>46,478420</text:p>
          </table:table-cell>
          <table:table-cell office:value-type="string">
            <text:p>8,827981</text:p>
          </table:table-cell>
          <table:table-cell office:value-type="string">
            <text:p>71,790733</text:p>
          </table:table-cell>
          <table:table-cell office:value-type="string">
            <text:p>15,413194</text:p>
          </table:table-cell>
          <table:table-cell office:value-type="string">
            <text:p>573,753967</text:p>
          </table:table-cell>
          <table:table-cell office:value-type="string">
            <text:p>20,776928</text:p>
          </table:table-cell>
          <table:table-cell office:value-type="string">
            <text:p>548,848572</text:p>
          </table:table-cell>
          <table:table-cell office:value-type="string">
            <text:p>13,455662</text:p>
          </table:table-cell>
          <table:table-cell office:value-type="string">
            <text:p>21,001476</text:p>
          </table:table-cell>
          <table:table-cell office:value-type="string">
            <text:p>11,157855</text:p>
          </table:table-cell>
          <table:table-cell office:value-type="string">
            <text:p>64,759026</text:p>
          </table:table-cell>
          <table:table-cell office:value-type="string">
            <text:p>11,394599</text:p>
          </table:table-cell>
          <table:table-cell office:value-type="string">
            <text:p>27,499840</text:p>
          </table:table-cell>
          <table:table-cell office:value-type="string">
            <text:p>11,932719</text:p>
          </table:table-cell>
          <table:table-cell office:value-type="string">
            <text:p>441,578857</text:p>
          </table:table-cell>
          <table:table-cell office:value-type="string">
            <text:p>24,820587</text:p>
          </table:table-cell>
        </table:table-row>
        <table:table-row table:style-name="ro1">
          <table:table-cell office:value-type="string">
            <text:p>AFR304 <text:s text:c="5"/></text:p>
          </table:table-cell>
          <table:table-cell office:value-type="string">
            <text:p>3779,984619</text:p>
          </table:table-cell>
          <table:table-cell office:value-type="string">
            <text:p>871,320129</text:p>
          </table:table-cell>
          <table:table-cell office:value-type="string">
            <text:p>2434,333008</text:p>
          </table:table-cell>
          <table:table-cell office:value-type="string">
            <text:p>486,817444</text:p>
          </table:table-cell>
          <table:table-cell office:value-type="string">
            <text:p>21363,142578</text:p>
          </table:table-cell>
          <table:table-cell office:value-type="string">
            <text:p>560,816956</text:p>
          </table:table-cell>
          <table:table-cell office:value-type="string">
            <text:p>40666,558594</text:p>
          </table:table-cell>
          <table:table-cell office:value-type="string">
            <text:p>854,292603</text:p>
          </table:table-cell>
          <table:table-cell office:value-type="string">
            <text:p>325,689911</text:p>
          </table:table-cell>
          <table:table-cell office:value-type="string">
            <text:p>36,885628</text:p>
          </table:table-cell>
          <table:table-cell office:value-type="string">
            <text:p>7498,468262</text:p>
          </table:table-cell>
          <table:table-cell office:value-type="string">
            <text:p>142,053802</text:p>
          </table:table-cell>
          <table:table-cell office:value-type="string">
            <text:p>7244,651855</text:p>
          </table:table-cell>
          <table:table-cell office:value-type="string">
            <text:p>123,714035</text:p>
          </table:table-cell>
          <table:table-cell office:value-type="string">
            <text:p>15054,029297</text:p>
          </table:table-cell>
          <table:table-cell office:value-type="string">
            <text:p>199,321762</text:p>
          </table:table-cell>
          <table:table-cell office:value-type="string">
            <text:p>9939,429688</text:p>
          </table:table-cell>
          <table:table-cell office:value-type="string">
            <text:p>127,099655</text:p>
          </table:table-cell>
          <table:table-cell office:value-type="string">
            <text:p>1455,929199</text:p>
          </table:table-cell>
          <table:table-cell office:value-type="string">
            <text:p>38,947662</text:p>
          </table:table-cell>
          <table:table-cell office:value-type="string">
            <text:p>18,697342</text:p>
          </table:table-cell>
          <table:table-cell office:value-type="string">
            <text:p>6,170343</text:p>
          </table:table-cell>
          <table:table-cell office:value-type="string">
            <text:p>49,731102</text:p>
          </table:table-cell>
          <table:table-cell office:value-type="string">
            <text:p>7,767705</text:p>
          </table:table-cell>
          <table:table-cell office:value-type="string">
            <text:p>207,591080</text:p>
          </table:table-cell>
          <table:table-cell office:value-type="string">
            <text:p>6,881956</text:p>
          </table:table-cell>
          <table:table-cell office:value-type="string">
            <text:p>12139,065430</text:p>
          </table:table-cell>
          <table:table-cell office:value-type="string">
            <text:p>202,294830</text:p>
          </table:table-cell>
          <table:table-cell office:value-type="string">
            <text:p>31,041412</text:p>
          </table:table-cell>
          <table:table-cell office:value-type="string">
            <text:p>8,328191</text:p>
          </table:table-cell>
          <table:table-cell office:value-type="string">
            <text:p>96,163330</text:p>
          </table:table-cell>
          <table:table-cell office:value-type="string">
            <text:p>15,323084</text:p>
          </table:table-cell>
          <table:table-cell office:value-type="string">
            <text:p>486,654175</text:p>
          </table:table-cell>
          <table:table-cell office:value-type="string">
            <text:p>20,038469</text:p>
          </table:table-cell>
          <table:table-cell office:value-type="string">
            <text:p>1301,480835</text:p>
          </table:table-cell>
          <table:table-cell office:value-type="string">
            <text:p>21,880974</text:p>
          </table:table-cell>
          <table:table-cell office:value-type="string">
            <text:p>41,109787</text:p>
          </table:table-cell>
          <table:table-cell office:value-type="string">
            <text:p>10,667022</text:p>
          </table:table-cell>
          <table:table-cell office:value-type="string">
            <text:p>86,523766</text:p>
          </table:table-cell>
          <table:table-cell office:value-type="string">
            <text:p>10,880645</text:p>
          </table:table-cell>
          <table:table-cell office:value-type="string">
            <text:p>59,075798</text:p>
          </table:table-cell>
          <table:table-cell office:value-type="string">
            <text:p>11,223831</text:p>
          </table:table-cell>
          <table:table-cell office:value-type="string">
            <text:p>315,469238</text:p>
          </table:table-cell>
          <table:table-cell office:value-type="string">
            <text:p>22,495819</text:p>
          </table:table-cell>
        </table:table-row>
        <table:table-row table:style-name="ro1">
          <table:table-cell office:value-type="string">
            <text:p>AFR305 <text:s text:c="5"/></text:p>
          </table:table-cell>
          <table:table-cell office:value-type="string">
            <text:p>4337,935547</text:p>
          </table:table-cell>
          <table:table-cell office:value-type="string">
            <text:p>848,882141</text:p>
          </table:table-cell>
          <table:table-cell office:value-type="string">
            <text:p>2524,084473</text:p>
          </table:table-cell>
          <table:table-cell office:value-type="string">
            <text:p>474,976746</text:p>
          </table:table-cell>
          <table:table-cell office:value-type="string">
            <text:p>17537,058594</text:p>
          </table:table-cell>
          <table:table-cell office:value-type="string">
            <text:p>478,958771</text:p>
          </table:table-cell>
          <table:table-cell office:value-type="string">
            <text:p>32981,250000</text:p>
          </table:table-cell>
          <table:table-cell office:value-type="string">
            <text:p>696,571228</text:p>
          </table:table-cell>
          <table:table-cell office:value-type="string">
            <text:p>254,972351</text:p>
          </table:table-cell>
          <table:table-cell office:value-type="string">
            <text:p>34,423992</text:p>
          </table:table-cell>
          <table:table-cell office:value-type="string">
            <text:p>6512,468750</text:p>
          </table:table-cell>
          <table:table-cell office:value-type="string">
            <text:p>124,377136</text:p>
          </table:table-cell>
          <table:table-cell office:value-type="string">
            <text:p>5331,023438</text:p>
          </table:table-cell>
          <table:table-cell office:value-type="string">
            <text:p>93,122971</text:p>
          </table:table-cell>
          <table:table-cell office:value-type="string">
            <text:p>12748,847656</text:p>
          </table:table-cell>
          <table:table-cell office:value-type="string">
            <text:p>169,324936</text:p>
          </table:table-cell>
          <table:table-cell office:value-type="string">
            <text:p>7685,684570</text:p>
          </table:table-cell>
          <table:table-cell office:value-type="string">
            <text:p>99,120560</text:p>
          </table:table-cell>
          <table:table-cell office:value-type="string">
            <text:p>1124,792603</text:p>
          </table:table-cell>
          <table:table-cell office:value-type="string">
            <text:p>30,480204</text:p>
          </table:table-cell>
          <table:table-cell office:value-type="string">
            <text:p>11,674286</text:p>
          </table:table-cell>
          <table:table-cell office:value-type="string">
            <text:p>6,041250</text:p>
          </table:table-cell>
          <table:table-cell office:value-type="string">
            <text:p>48,593399</text:p>
          </table:table-cell>
          <table:table-cell office:value-type="string">
            <text:p>7,747788</text:p>
          </table:table-cell>
          <table:table-cell office:value-type="string">
            <text:p>156,637314</text:p>
          </table:table-cell>
          <table:table-cell office:value-type="string">
            <text:p>6,269932</text:p>
          </table:table-cell>
          <table:table-cell office:value-type="string">
            <text:p>9708,435547</text:p>
          </table:table-cell>
          <table:table-cell office:value-type="string">
            <text:p>162,197388</text:p>
          </table:table-cell>
          <table:table-cell office:value-type="string">
            <text:p>40,024635</text:p>
          </table:table-cell>
          <table:table-cell office:value-type="string">
            <text:p>8,411982</text:p>
          </table:table-cell>
          <table:table-cell office:value-type="string">
            <text:p>61,935272</text:p>
          </table:table-cell>
          <table:table-cell office:value-type="string">
            <text:p>15,225050</text:p>
          </table:table-cell>
          <table:table-cell office:value-type="string">
            <text:p>394,426544</text:p>
          </table:table-cell>
          <table:table-cell office:value-type="string">
            <text:p>19,591763</text:p>
          </table:table-cell>
          <table:table-cell office:value-type="string">
            <text:p>1454,985107</text:p>
          </table:table-cell>
          <table:table-cell office:value-type="string">
            <text:p>23,944731</text:p>
          </table:table-cell>
          <table:table-cell office:value-type="string">
            <text:p>43,113377</text:p>
          </table:table-cell>
          <table:table-cell office:value-type="string">
            <text:p>10,813683</text:p>
          </table:table-cell>
          <table:table-cell office:value-type="string">
            <text:p>68,734795</text:p>
          </table:table-cell>
          <table:table-cell office:value-type="string">
            <text:p>11,021154</text:p>
          </table:table-cell>
          <table:table-cell office:value-type="string">
            <text:p>41,514988</text:p>
          </table:table-cell>
          <table:table-cell office:value-type="string">
            <text:p>11,445984</text:p>
          </table:table-cell>
          <table:table-cell office:value-type="string">
            <text:p>258,417358</text:p>
          </table:table-cell>
          <table:table-cell office:value-type="string">
            <text:p>22,338123</text:p>
          </table:table-cell>
        </table:table-row>
        <table:table-row table:style-name="ro1">
          <table:table-cell office:value-type="string">
            <text:p>AFR306 <text:s text:c="5"/></text:p>
          </table:table-cell>
          <table:table-cell office:value-type="string">
            <text:p>2274,066406</text:p>
          </table:table-cell>
          <table:table-cell office:value-type="string">
            <text:p>886,208435</text:p>
          </table:table-cell>
          <table:table-cell office:value-type="string">
            <text:p>2095,725098</text:p>
          </table:table-cell>
          <table:table-cell office:value-type="string">
            <text:p>500,359833</text:p>
          </table:table-cell>
          <table:table-cell office:value-type="string">
            <text:p>18944,164063</text:p>
          </table:table-cell>
          <table:table-cell office:value-type="string">
            <text:p>483,582520</text:p>
          </table:table-cell>
          <table:table-cell office:value-type="string">
            <text:p>40004,492188</text:p>
          </table:table-cell>
          <table:table-cell office:value-type="string">
            <text:p>840,830688</text:p>
          </table:table-cell>
          <table:table-cell office:value-type="string">
            <text:p>189,769501</text:p>
          </table:table-cell>
          <table:table-cell office:value-type="string">
            <text:p>35,230251</text:p>
          </table:table-cell>
          <table:table-cell office:value-type="string">
            <text:p>5565,360840</text:p>
          </table:table-cell>
          <table:table-cell office:value-type="string">
            <text:p>107,818947</text:p>
          </table:table-cell>
          <table:table-cell office:value-type="string">
            <text:p>3327,075928</text:p>
          </table:table-cell>
          <table:table-cell office:value-type="string">
            <text:p>61,642357</text:p>
          </table:table-cell>
          <table:table-cell office:value-type="string">
            <text:p>9463,237305</text:p>
          </table:table-cell>
          <table:table-cell office:value-type="string">
            <text:p>126,673775</text:p>
          </table:table-cell>
          <table:table-cell office:value-type="string">
            <text:p>6831,175293</text:p>
          </table:table-cell>
          <table:table-cell office:value-type="string">
            <text:p>88,550842</text:p>
          </table:table-cell>
          <table:table-cell office:value-type="string">
            <text:p>1303,347900</text:p>
          </table:table-cell>
          <table:table-cell office:value-type="string">
            <text:p>35,154438</text:p>
          </table:table-cell>
          <table:table-cell office:value-type="string">
            <text:p>15,647858</text:p>
          </table:table-cell>
          <table:table-cell office:value-type="string">
            <text:p>6,782854</text:p>
          </table:table-cell>
          <table:table-cell office:value-type="string">
            <text:p>42,517033</text:p>
          </table:table-cell>
          <table:table-cell office:value-type="string">
            <text:p>8,189096</text:p>
          </table:table-cell>
          <table:table-cell office:value-type="string">
            <text:p>167,133743</text:p>
          </table:table-cell>
          <table:table-cell office:value-type="string">
            <text:p>6,979704</text:p>
          </table:table-cell>
          <table:table-cell office:value-type="string">
            <text:p>12009,293945</text:p>
          </table:table-cell>
          <table:table-cell office:value-type="string">
            <text:p>200,224731</text:p>
          </table:table-cell>
          <table:table-cell office:value-type="string">
            <text:p>54,178329</text:p>
          </table:table-cell>
          <table:table-cell office:value-type="string">
            <text:p>9,635270</text:p>
          </table:table-cell>
          <table:table-cell office:value-type="string">
            <text:p>26,954739</text:p>
          </table:table-cell>
          <table:table-cell office:value-type="string">
            <text:p>15,772476</text:p>
          </table:table-cell>
          <table:table-cell office:value-type="string">
            <text:p>188,614365</text:p>
          </table:table-cell>
          <table:table-cell office:value-type="string">
            <text:p>19,301666</text:p>
          </table:table-cell>
          <table:table-cell office:value-type="string">
            <text:p>147,284286</text:p>
          </table:table-cell>
          <table:table-cell office:value-type="string">
            <text:p>11,405703</text:p>
          </table:table-cell>
          <table:table-cell office:value-type="string">
            <text:p>52,648529</text:p>
          </table:table-cell>
          <table:table-cell office:value-type="string">
            <text:p>12,100829</text:p>
          </table:table-cell>
          <table:table-cell office:value-type="string">
            <text:p>76,100143</text:p>
          </table:table-cell>
          <table:table-cell office:value-type="string">
            <text:p>12,428281</text:p>
          </table:table-cell>
          <table:table-cell office:value-type="string">
            <text:p>54,608822</text:p>
          </table:table-cell>
          <table:table-cell office:value-type="string">
            <text:p>12,995811</text:p>
          </table:table-cell>
          <table:table-cell office:value-type="string">
            <text:p>123,083763</text:p>
          </table:table-cell>
          <table:table-cell office:value-type="string">
            <text:p>24,693821</text:p>
          </table:table-cell>
        </table:table-row>
        <table:table-row table:style-name="ro1">
          <table:table-cell office:value-type="string">
            <text:p>AFR307 <text:s text:c="5"/></text:p>
          </table:table-cell>
          <table:table-cell office:value-type="string">
            <text:p>1051,633789</text:p>
          </table:table-cell>
          <table:table-cell office:value-type="string">
            <text:p>372,353180</text:p>
          </table:table-cell>
          <table:table-cell office:value-type="string">
            <text:p>679,199219</text:p>
          </table:table-cell>
          <table:table-cell office:value-type="string">
            <text:p>376,234283</text:p>
          </table:table-cell>
          <table:table-cell office:value-type="string">
            <text:p>433,948883</text:p>
          </table:table-cell>
          <table:table-cell office:value-type="string">
            <text:p>47,922874</text:p>
          </table:table-cell>
          <table:table-cell office:value-type="string">
            <text:p>80,340828</text:p>
          </table:table-cell>
          <table:table-cell office:value-type="string">
            <text:p>47,544983</text:p>
          </table:table-cell>
          <table:table-cell office:value-type="string">
            <text:p>19,767319</text:p>
          </table:table-cell>
          <table:table-cell office:value-type="string">
            <text:p>17,827183</text:p>
          </table:table-cell>
          <table:table-cell office:value-type="string">
            <text:p>15,949316</text:p>
          </table:table-cell>
          <table:table-cell office:value-type="string">
            <text:p>11,0455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,388659</text:p>
          </table:table-cell>
          <table:table-cell office:value-type="string">
            <text:p>7,53173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4,406917</text:p>
          </table:table-cell>
          <table:table-cell office:value-type="string">
            <text:p>7,070963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4,367400</text:p>
          </table:table-cell>
          <table:table-cell office:value-type="string">
            <text:p>17,827490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308 <text:s text:c="5"/></text:p>
          </table:table-cell>
          <table:table-cell office:value-type="string">
            <text:p>1040,740479</text:p>
          </table:table-cell>
          <table:table-cell office:value-type="string">
            <text:p>528,203552</text:p>
          </table:table-cell>
          <table:table-cell office:value-type="string">
            <text:p>451,641968</text:p>
          </table:table-cell>
          <table:table-cell office:value-type="string">
            <text:p>362,973419</text:p>
          </table:table-cell>
          <table:table-cell office:value-type="string">
            <text:p>319,815277</text:p>
          </table:table-cell>
          <table:table-cell office:value-type="string">
            <text:p>112,124435</text:p>
          </table:table-cell>
          <table:table-cell office:value-type="string">
            <text:p>227,045074</text:p>
          </table:table-cell>
          <table:table-cell office:value-type="string">
            <text:p>47,382420</text:p>
          </table:table-cell>
          <table:table-cell office:value-type="string">
            <text:p>9,731770</text:p>
          </table:table-cell>
          <table:table-cell office:value-type="string">
            <text:p>16,545103</text:p>
          </table:table-cell>
          <table:table-cell office:value-type="string">
            <text:p>76,759354</text:p>
          </table:table-cell>
          <table:table-cell office:value-type="string">
            <text:p>11,342201</text:p>
          </table:table-cell>
          <table:table-cell office:value-type="string">
            <text:p>113,283028</text:p>
          </table:table-cell>
          <table:table-cell office:value-type="string">
            <text:p>10,108826</text:p>
          </table:table-cell>
          <table:table-cell office:value-type="string">
            <text:p>150,270844</text:p>
          </table:table-cell>
          <table:table-cell office:value-type="string">
            <text:p>8,441330</text:p>
          </table:table-cell>
          <table:table-cell office:value-type="string">
            <text:p>44,339134</text:p>
          </table:table-cell>
          <table:table-cell office:value-type="string">
            <text:p>9,410146</text:p>
          </table:table-cell>
          <table:table-cell office:value-type="string">
            <text:p>20,654781</text:p>
          </table:table-cell>
          <table:table-cell office:value-type="string">
            <text:p>3,996210</text:p>
          </table:table-cell>
          <table:table-cell office:value-type="string">
            <text:p>1,324523</text:p>
          </table:table-cell>
          <table:table-cell office:value-type="string">
            <text:p>4,096855</text:p>
          </table:table-cell>
          <table:table-cell office:value-type="string">
            <text:p>28,373323</text:p>
          </table:table-cell>
          <table:table-cell office:value-type="string">
            <text:p>6,921872</text:p>
          </table:table-cell>
          <table:table-cell office:value-type="string">
            <text:p>15,508644</text:p>
          </table:table-cell>
          <table:table-cell office:value-type="string">
            <text:p>3,854892</text:p>
          </table:table-cell>
          <table:table-cell office:value-type="string">
            <text:p>29,304335</text:p>
          </table:table-cell>
          <table:table-cell office:value-type="string">
            <text:p>8,311286</text:p>
          </table:table-cell>
          <table:table-cell office:value-type="string">
            <text:p>38,239151</text:p>
          </table:table-cell>
          <table:table-cell office:value-type="string">
            <text:p>6,4636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,111504</text:p>
          </table:table-cell>
          <table:table-cell office:value-type="string">
            <text:p>17,677116</text:p>
          </table:table-cell>
          <table:table-cell office:value-type="string">
            <text:p>17,532814</text:p>
          </table:table-cell>
          <table:table-cell office:value-type="string">
            <text:p>7,416241</text:p>
          </table:table-cell>
          <table:table-cell office:value-type="string">
            <text:p>11,562881</text:p>
          </table:table-cell>
          <table:table-cell office:value-type="string">
            <text:p>8,040746</text:p>
          </table:table-cell>
          <table:table-cell office:value-type="string">
            <text:p>18,018353</text:p>
          </table:table-cell>
          <table:table-cell office:value-type="string">
            <text:p>8,288515</text:p>
          </table:table-cell>
          <table:table-cell office:value-type="string">
            <text:p>8,459342</text:p>
          </table:table-cell>
          <table:table-cell office:value-type="string">
            <text:p>8,572527</text:p>
          </table:table-cell>
          <table:table-cell office:value-type="string">
            <text:p>45,094925</text:p>
          </table:table-cell>
          <table:table-cell office:value-type="string">
            <text:p>16,476149</text:p>
          </table:table-cell>
        </table:table-row>
        <table:table-row table:style-name="ro1">
          <table:table-cell office:value-type="string">
            <text:p>AFR309 <text:s text:c="5"/></text:p>
          </table:table-cell>
          <table:table-cell office:value-type="string">
            <text:p>27872,783203</text:p>
          </table:table-cell>
          <table:table-cell office:value-type="string">
            <text:p>2036,859619</text:p>
          </table:table-cell>
          <table:table-cell office:value-type="string">
            <text:p>10350,765625</text:p>
          </table:table-cell>
          <table:table-cell office:value-type="string">
            <text:p>798,459167</text:p>
          </table:table-cell>
          <table:table-cell office:value-type="string">
            <text:p>54377,085938</text:p>
          </table:table-cell>
          <table:table-cell office:value-type="string">
            <text:p>1305,908936</text:p>
          </table:table-cell>
          <table:table-cell office:value-type="string">
            <text:p>138606,406250</text:p>
          </table:table-cell>
          <table:table-cell office:value-type="string">
            <text:p>2885,477051</text:p>
          </table:table-cell>
          <table:table-cell office:value-type="string">
            <text:p>640,551331</text:p>
          </table:table-cell>
          <table:table-cell office:value-type="string">
            <text:p>67,855286</text:p>
          </table:table-cell>
          <table:table-cell office:value-type="string">
            <text:p>13103,381836</text:p>
          </table:table-cell>
          <table:table-cell office:value-type="string">
            <text:p>252,942490</text:p>
          </table:table-cell>
          <table:table-cell office:value-type="string">
            <text:p>77920,148438</text:p>
          </table:table-cell>
          <table:table-cell office:value-type="string">
            <text:p>1267,393921</text:p>
          </table:table-cell>
          <table:table-cell office:value-type="string">
            <text:p>34558,878906</text:p>
          </table:table-cell>
          <table:table-cell office:value-type="string">
            <text:p>455,250610</text:p>
          </table:table-cell>
          <table:table-cell office:value-type="string">
            <text:p>41053,070313</text:p>
          </table:table-cell>
          <table:table-cell office:value-type="string">
            <text:p>517,171082</text:p>
          </table:table-cell>
          <table:table-cell office:value-type="string">
            <text:p>4191,992188</text:p>
          </table:table-cell>
          <table:table-cell office:value-type="string">
            <text:p>109,967850</text:p>
          </table:table-cell>
          <table:table-cell office:value-type="string">
            <text:p>47,337910</text:p>
          </table:table-cell>
          <table:table-cell office:value-type="string">
            <text:p>8,955721</text:p>
          </table:table-cell>
          <table:table-cell office:value-type="string">
            <text:p>99,966423</text:p>
          </table:table-cell>
          <table:table-cell office:value-type="string">
            <text:p>9,108068</text:p>
          </table:table-cell>
          <table:table-cell office:value-type="string">
            <text:p>625,913513</text:p>
          </table:table-cell>
          <table:table-cell office:value-type="string">
            <text:p>14,366583</text:p>
          </table:table-cell>
          <table:table-cell office:value-type="string">
            <text:p>34613,828125</text:p>
          </table:table-cell>
          <table:table-cell office:value-type="string">
            <text:p>573,730774</text:p>
          </table:table-cell>
          <table:table-cell office:value-type="string">
            <text:p>24,381433</text:p>
          </table:table-cell>
          <table:table-cell office:value-type="string">
            <text:p>10,392299</text:p>
          </table:table-cell>
          <table:table-cell office:value-type="string">
            <text:p>124,162994</text:p>
          </table:table-cell>
          <table:table-cell office:value-type="string">
            <text:p>16,638292</text:p>
          </table:table-cell>
          <table:table-cell office:value-type="string">
            <text:p>1117,601318</text:p>
          </table:table-cell>
          <table:table-cell office:value-type="string">
            <text:p>25,694788</text:p>
          </table:table-cell>
          <table:table-cell office:value-type="string">
            <text:p>561,717102</text:p>
          </table:table-cell>
          <table:table-cell office:value-type="string">
            <text:p>14,901917</text:p>
          </table:table-cell>
          <table:table-cell office:value-type="string">
            <text:p>125,844666</text:p>
          </table:table-cell>
          <table:table-cell office:value-type="string">
            <text:p>13,092175</text:p>
          </table:table-cell>
          <table:table-cell office:value-type="string">
            <text:p>339,366638</text:p>
          </table:table-cell>
          <table:table-cell office:value-type="string">
            <text:p>14,583499</text:p>
          </table:table-cell>
          <table:table-cell office:value-type="string">
            <text:p>148,521393</text:p>
          </table:table-cell>
          <table:table-cell office:value-type="string">
            <text:p>14,172818</text:p>
          </table:table-cell>
          <table:table-cell office:value-type="string">
            <text:p>353,209869</text:p>
          </table:table-cell>
          <table:table-cell office:value-type="string">
            <text:p>27,775993</text:p>
          </table:table-cell>
        </table:table-row>
        <table:table-row table:style-name="ro1">
          <table:table-cell office:value-type="string">
            <text:p>AFR310 <text:s text:c="5"/></text:p>
          </table:table-cell>
          <table:table-cell office:value-type="string">
            <text:p>9498,292969</text:p>
          </table:table-cell>
          <table:table-cell office:value-type="string">
            <text:p>1169,852783</text:p>
          </table:table-cell>
          <table:table-cell office:value-type="string">
            <text:p>8603,556641</text:p>
          </table:table-cell>
          <table:table-cell office:value-type="string">
            <text:p>654,059509</text:p>
          </table:table-cell>
          <table:table-cell office:value-type="string">
            <text:p>53764,289063</text:p>
          </table:table-cell>
          <table:table-cell office:value-type="string">
            <text:p>1294,546387</text:p>
          </table:table-cell>
          <table:table-cell office:value-type="string">
            <text:p>137537,203125</text:p>
          </table:table-cell>
          <table:table-cell office:value-type="string">
            <text:p>2858,615479</text:p>
          </table:table-cell>
          <table:table-cell office:value-type="string">
            <text:p>305,618073</text:p>
          </table:table-cell>
          <table:table-cell office:value-type="string">
            <text:p>50,346657</text:p>
          </table:table-cell>
          <table:table-cell office:value-type="string">
            <text:p>8556,548828</text:p>
          </table:table-cell>
          <table:table-cell office:value-type="string">
            <text:p>168,018967</text:p>
          </table:table-cell>
          <table:table-cell office:value-type="string">
            <text:p>31644,687500</text:p>
          </table:table-cell>
          <table:table-cell office:value-type="string">
            <text:p>519,298950</text:p>
          </table:table-cell>
          <table:table-cell office:value-type="string">
            <text:p>15149,601563</text:p>
          </table:table-cell>
          <table:table-cell office:value-type="string">
            <text:p>202,005020</text:p>
          </table:table-cell>
          <table:table-cell office:value-type="string">
            <text:p>30666,390625</text:p>
          </table:table-cell>
          <table:table-cell office:value-type="string">
            <text:p>386,762177</text:p>
          </table:table-cell>
          <table:table-cell office:value-type="string">
            <text:p>4010,359619</text:p>
          </table:table-cell>
          <table:table-cell office:value-type="string">
            <text:p>105,051826</text:p>
          </table:table-cell>
          <table:table-cell office:value-type="string">
            <text:p>63,965519</text:p>
          </table:table-cell>
          <table:table-cell office:value-type="string">
            <text:p>7,800435</text:p>
          </table:table-cell>
          <table:table-cell office:value-type="string">
            <text:p>97,643272</text:p>
          </table:table-cell>
          <table:table-cell office:value-type="string">
            <text:p>8,347734</text:p>
          </table:table-cell>
          <table:table-cell office:value-type="string">
            <text:p>597,089478</text:p>
          </table:table-cell>
          <table:table-cell office:value-type="string">
            <text:p>13,313386</text:p>
          </table:table-cell>
          <table:table-cell office:value-type="string">
            <text:p>37310,492188</text:p>
          </table:table-cell>
          <table:table-cell office:value-type="string">
            <text:p>618,150146</text:p>
          </table:table-cell>
          <table:table-cell office:value-type="string">
            <text:p>20,652849</text:p>
          </table:table-cell>
          <table:table-cell office:value-type="string">
            <text:p>8,401673</text:p>
          </table:table-cell>
          <table:table-cell office:value-type="string">
            <text:p>178,497849</text:p>
          </table:table-cell>
          <table:table-cell office:value-type="string">
            <text:p>15,557597</text:p>
          </table:table-cell>
          <table:table-cell office:value-type="string">
            <text:p>638,032410</text:p>
          </table:table-cell>
          <table:table-cell office:value-type="string">
            <text:p>21,001570</text:p>
          </table:table-cell>
          <table:table-cell office:value-type="string">
            <text:p>505,118530</text:p>
          </table:table-cell>
          <table:table-cell office:value-type="string">
            <text:p>12,405201</text:p>
          </table:table-cell>
          <table:table-cell office:value-type="string">
            <text:p>79,176765</text:p>
          </table:table-cell>
          <table:table-cell office:value-type="string">
            <text:p>10,371607</text:p>
          </table:table-cell>
          <table:table-cell office:value-type="string">
            <text:p>231,527405</text:p>
          </table:table-cell>
          <table:table-cell office:value-type="string">
            <text:p>11,347372</text:p>
          </table:table-cell>
          <table:table-cell office:value-type="string">
            <text:p>171,273514</text:p>
          </table:table-cell>
          <table:table-cell office:value-type="string">
            <text:p>11,545571</text:p>
          </table:table-cell>
          <table:table-cell office:value-type="string">
            <text:p>365,488922</text:p>
          </table:table-cell>
          <table:table-cell office:value-type="string">
            <text:p>22,817570</text:p>
          </table:table-cell>
        </table:table-row>
        <table:table-row table:style-name="ro1">
          <table:table-cell office:value-type="string">
            <text:p>AFR31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23,084656</text:p>
          </table:table-cell>
          <table:table-cell office:value-type="string">
            <text:p>397,335358</text:p>
          </table:table-cell>
          <table:table-cell office:value-type="string">
            <text:p>193,612671</text:p>
          </table:table-cell>
          <table:table-cell office:value-type="string">
            <text:p>123,513283</text:p>
          </table:table-cell>
          <table:table-cell office:value-type="string">
            <text:p>41,457325</text:p>
          </table:table-cell>
          <table:table-cell office:value-type="string">
            <text:p>52,20943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1,302172</text:p>
          </table:table-cell>
          <table:table-cell office:value-type="string">
            <text:p>8,091936</text:p>
          </table:table-cell>
          <table:table-cell office:value-type="string">
            <text:p>0,518138</text:p>
          </table:table-cell>
          <table:table-cell office:value-type="string">
            <text:p>9,59236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0,176691</text:p>
          </table:table-cell>
          <table:table-cell office:value-type="string">
            <text:p>7,5391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,562292</text:p>
          </table:table-cell>
          <table:table-cell office:value-type="string">
            <text:p>8,24525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,219236</text:p>
          </table:table-cell>
          <table:table-cell office:value-type="string">
            <text:p>14,587299</text:p>
          </table:table-cell>
          <table:table-cell table:number-columns-repeated="1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312 <text:s text:c="5"/></text:p>
          </table:table-cell>
          <table:table-cell office:value-type="string">
            <text:p>4372,744629</text:p>
          </table:table-cell>
          <table:table-cell office:value-type="string">
            <text:p>850,046082</text:p>
          </table:table-cell>
          <table:table-cell office:value-type="string">
            <text:p>1185,971802</text:p>
          </table:table-cell>
          <table:table-cell office:value-type="string">
            <text:p>453,551636</text:p>
          </table:table-cell>
          <table:table-cell office:value-type="string">
            <text:p>8960,016602</text:p>
          </table:table-cell>
          <table:table-cell office:value-type="string">
            <text:p>277,375061</text:p>
          </table:table-cell>
          <table:table-cell office:value-type="string">
            <text:p>18027,761719</text:p>
          </table:table-cell>
          <table:table-cell office:value-type="string">
            <text:p>404,535400</text:p>
          </table:table-cell>
          <table:table-cell office:value-type="string">
            <text:p>290,331116</text:p>
          </table:table-cell>
          <table:table-cell office:value-type="string">
            <text:p>33,571293</text:p>
          </table:table-cell>
          <table:table-cell office:value-type="string">
            <text:p>8469,321289</text:p>
          </table:table-cell>
          <table:table-cell office:value-type="string">
            <text:p>158,928360</text:p>
          </table:table-cell>
          <table:table-cell office:value-type="string">
            <text:p>842,971313</text:p>
          </table:table-cell>
          <table:table-cell office:value-type="string">
            <text:p>24,095104</text:p>
          </table:table-cell>
          <table:table-cell office:value-type="string">
            <text:p>9306,141602</text:p>
          </table:table-cell>
          <table:table-cell office:value-type="string">
            <text:p>125,585915</text:p>
          </table:table-cell>
          <table:table-cell office:value-type="string">
            <text:p>4410,184082</text:p>
          </table:table-cell>
          <table:table-cell office:value-type="string">
            <text:p>58,709820</text:p>
          </table:table-cell>
          <table:table-cell office:value-type="string">
            <text:p>648,373840</text:p>
          </table:table-cell>
          <table:table-cell office:value-type="string">
            <text:p>18,460802</text:p>
          </table:table-cell>
          <table:table-cell office:value-type="string">
            <text:p>14,076910</text:p>
          </table:table-cell>
          <table:table-cell office:value-type="string">
            <text:p>5,981467</text:p>
          </table:table-cell>
          <table:table-cell office:value-type="string">
            <text:p>39,336636</text:p>
          </table:table-cell>
          <table:table-cell office:value-type="string">
            <text:p>7,845385</text:p>
          </table:table-cell>
          <table:table-cell office:value-type="string">
            <text:p>146,163361</text:p>
          </table:table-cell>
          <table:table-cell office:value-type="string">
            <text:p>6,337415</text:p>
          </table:table-cell>
          <table:table-cell office:value-type="string">
            <text:p>5973,755371</text:p>
          </table:table-cell>
          <table:table-cell office:value-type="string">
            <text:p>100,720917</text:p>
          </table:table-cell>
          <table:table-cell office:value-type="string">
            <text:p>54,178329</text:p>
          </table:table-cell>
          <table:table-cell office:value-type="string">
            <text:p>8,913033</text:p>
          </table:table-cell>
          <table:table-cell office:value-type="string">
            <text:p>94,052757</text:p>
          </table:table-cell>
          <table:table-cell office:value-type="string">
            <text:p>15,553039</text:p>
          </table:table-cell>
          <table:table-cell office:value-type="string">
            <text:p>431,718262</text:p>
          </table:table-cell>
          <table:table-cell office:value-type="string">
            <text:p>20,010925</text:p>
          </table:table-cell>
          <table:table-cell office:value-type="string">
            <text:p>183,693588</text:p>
          </table:table-cell>
          <table:table-cell office:value-type="string">
            <text:p>10,821358</text:p>
          </table:table-cell>
          <table:table-cell office:value-type="string">
            <text:p>37,416424</text:p>
          </table:table-cell>
          <table:table-cell office:value-type="string">
            <text:p>11,241780</text:p>
          </table:table-cell>
          <table:table-cell office:value-type="string">
            <text:p>56,578136</text:p>
          </table:table-cell>
          <table:table-cell office:value-type="string">
            <text:p>11,534333</text:p>
          </table:table-cell>
          <table:table-cell office:value-type="string">
            <text:p>28,253643</text:p>
          </table:table-cell>
          <table:table-cell office:value-type="string">
            <text:p>12,044918</text:p>
          </table:table-cell>
          <table:table-cell office:value-type="string">
            <text:p>223,278427</text:p>
          </table:table-cell>
          <table:table-cell office:value-type="string">
            <text:p>23,493584</text:p>
          </table:table-cell>
        </table:table-row>
        <table:table-row table:style-name="ro1">
          <table:table-cell office:value-type="string">
            <text:p>AFR313 <text:s text:c="5"/></text:p>
          </table:table-cell>
          <table:table-cell office:value-type="string">
            <text:p>2031,132324</text:p>
          </table:table-cell>
          <table:table-cell office:value-type="string">
            <text:p>702,140198</text:p>
          </table:table-cell>
          <table:table-cell office:value-type="string">
            <text:p>68,158516</text:p>
          </table:table-cell>
          <table:table-cell office:value-type="string">
            <text:p>405,278503</text:p>
          </table:table-cell>
          <table:table-cell office:value-type="string">
            <text:p>3637,982666</text:p>
          </table:table-cell>
          <table:table-cell office:value-type="string">
            <text:p>173,068451</text:p>
          </table:table-cell>
          <table:table-cell office:value-type="string">
            <text:p>7520,818359</text:p>
          </table:table-cell>
          <table:table-cell office:value-type="string">
            <text:p>178,919815</text:p>
          </table:table-cell>
          <table:table-cell office:value-type="string">
            <text:p>67,797997</text:p>
          </table:table-cell>
          <table:table-cell office:value-type="string">
            <text:p>27,281172</text:p>
          </table:table-cell>
          <table:table-cell office:value-type="string">
            <text:p>5159,662109</text:p>
          </table:table-cell>
          <table:table-cell office:value-type="string">
            <text:p>99,758469</text:p>
          </table:table-cell>
          <table:table-cell office:value-type="string">
            <text:p>1224,268677</text:p>
          </table:table-cell>
          <table:table-cell office:value-type="string">
            <text:p>28,637802</text:p>
          </table:table-cell>
          <table:table-cell office:value-type="string">
            <text:p>12357,411133</text:p>
          </table:table-cell>
          <table:table-cell office:value-type="string">
            <text:p>165,034058</text:p>
          </table:table-cell>
          <table:table-cell office:value-type="string">
            <text:p>2618,167480</text:p>
          </table:table-cell>
          <table:table-cell office:value-type="string">
            <text:p>36,954777</text:p>
          </table:table-cell>
          <table:table-cell office:value-type="string">
            <text:p>276,393585</text:p>
          </table:table-cell>
          <table:table-cell office:value-type="string">
            <text:p>9,115928</text:p>
          </table:table-cell>
          <table:table-cell office:value-type="string">
            <text:p>2,587441</text:p>
          </table:table-cell>
          <table:table-cell office:value-type="string">
            <text:p>4,805487</text:p>
          </table:table-cell>
          <table:table-cell office:value-type="string">
            <text:p>29,976450</text:p>
          </table:table-cell>
          <table:table-cell office:value-type="string">
            <text:p>7,266409</text:p>
          </table:table-cell>
          <table:table-cell office:value-type="string">
            <text:p>91,096436</text:p>
          </table:table-cell>
          <table:table-cell office:value-type="string">
            <text:p>4,989631</text:p>
          </table:table-cell>
          <table:table-cell office:value-type="string">
            <text:p>3033,927979</text:p>
          </table:table-cell>
          <table:table-cell office:value-type="string">
            <text:p>52,425392</text:p>
          </table:table-cell>
          <table:table-cell office:value-type="string">
            <text:p>46,087849</text:p>
          </table:table-cell>
          <table:table-cell office:value-type="string">
            <text:p>7,438229</text:p>
          </table:table-cell>
          <table:table-cell office:value-type="string">
            <text:p>51,786137</text:p>
          </table:table-cell>
          <table:table-cell office:value-type="string">
            <text:p>14,494547</text:p>
          </table:table-cell>
          <table:table-cell office:value-type="string">
            <text:p>497,056915</text:p>
          </table:table-cell>
          <table:table-cell office:value-type="string">
            <text:p>19,774637</text:p>
          </table:table-cell>
          <table:table-cell office:value-type="string">
            <text:p>122,794701</text:p>
          </table:table-cell>
          <table:table-cell office:value-type="string">
            <text:p>8,934300</text:p>
          </table:table-cell>
          <table:table-cell office:value-type="string">
            <text:p>46,082546</text:p>
          </table:table-cell>
          <table:table-cell office:value-type="string">
            <text:p>9,396785</text:p>
          </table:table-cell>
          <table:table-cell office:value-type="string">
            <text:p>43,325600</text:p>
          </table:table-cell>
          <table:table-cell office:value-type="string">
            <text:p>9,560142</text:p>
          </table:table-cell>
          <table:table-cell office:value-type="string">
            <text:p>11,893332</text:p>
          </table:table-cell>
          <table:table-cell office:value-type="string">
            <text:p>9,969514</text:p>
          </table:table-cell>
          <table:table-cell office:value-type="string">
            <text:p>274,181061</text:p>
          </table:table-cell>
          <table:table-cell office:value-type="string">
            <text:p>20,178022</text:p>
          </table:table-cell>
        </table:table-row>
        <table:table-row table:style-name="ro1">
          <table:table-cell office:value-type="string">
            <text:p>AFR314 <text:s text:c="5"/></text:p>
          </table:table-cell>
          <table:table-cell office:value-type="string">
            <text:p>5112,150879</text:p>
          </table:table-cell>
          <table:table-cell office:value-type="string">
            <text:p>1237,717407</text:p>
          </table:table-cell>
          <table:table-cell office:value-type="string">
            <text:p>8281,422852</text:p>
          </table:table-cell>
          <table:table-cell office:value-type="string">
            <text:p>701,602905</text:p>
          </table:table-cell>
          <table:table-cell office:value-type="string">
            <text:p>53616,242188</text:p>
          </table:table-cell>
          <table:table-cell office:value-type="string">
            <text:p>1286,375854</text:p>
          </table:table-cell>
          <table:table-cell office:value-type="string">
            <text:p>135101,093750</text:p>
          </table:table-cell>
          <table:table-cell office:value-type="string">
            <text:p>2813,212402</text:p>
          </table:table-cell>
          <table:table-cell office:value-type="string">
            <text:p>195,748596</text:p>
          </table:table-cell>
          <table:table-cell office:value-type="string">
            <text:p>52,367054</text:p>
          </table:table-cell>
          <table:table-cell office:value-type="string">
            <text:p>6911,006836</text:p>
          </table:table-cell>
          <table:table-cell office:value-type="string">
            <text:p>134,681473</text:p>
          </table:table-cell>
          <table:table-cell office:value-type="string">
            <text:p>18997,937500</text:p>
          </table:table-cell>
          <table:table-cell office:value-type="string">
            <text:p>314,299255</text:p>
          </table:table-cell>
          <table:table-cell office:value-type="string">
            <text:p>14097,439453</text:p>
          </table:table-cell>
          <table:table-cell office:value-type="string">
            <text:p>189,057983</text:p>
          </table:table-cell>
          <table:table-cell office:value-type="string">
            <text:p>25202,751953</text:p>
          </table:table-cell>
          <table:table-cell office:value-type="string">
            <text:p>317,840973</text:p>
          </table:table-cell>
          <table:table-cell office:value-type="string">
            <text:p>3741,260986</text:p>
          </table:table-cell>
          <table:table-cell office:value-type="string">
            <text:p>98,345474</text:p>
          </table:table-cell>
          <table:table-cell office:value-type="string">
            <text:p>67,906586</text:p>
          </table:table-cell>
          <table:table-cell office:value-type="string">
            <text:p>9,417510</text:p>
          </table:table-cell>
          <table:table-cell office:value-type="string">
            <text:p>75,460121</text:p>
          </table:table-cell>
          <table:table-cell office:value-type="string">
            <text:p>9,438859</text:p>
          </table:table-cell>
          <table:table-cell office:value-type="string">
            <text:p>526,816467</text:p>
          </table:table-cell>
          <table:table-cell office:value-type="string">
            <text:p>13,072802</text:p>
          </table:table-cell>
          <table:table-cell office:value-type="string">
            <text:p>34575,816406</text:p>
          </table:table-cell>
          <table:table-cell office:value-type="string">
            <text:p>573,131042</text:p>
          </table:table-cell>
          <table:table-cell office:value-type="string">
            <text:p>34,282360</text:p>
          </table:table-cell>
          <table:table-cell office:value-type="string">
            <text:p>11,683714</text:p>
          </table:table-cell>
          <table:table-cell office:value-type="string">
            <text:p>63,674702</text:p>
          </table:table-cell>
          <table:table-cell office:value-type="string">
            <text:p>17,319752</text:p>
          </table:table-cell>
          <table:table-cell office:value-type="string">
            <text:p>628,611938</text:p>
          </table:table-cell>
          <table:table-cell office:value-type="string">
            <text:p>22,395973</text:p>
          </table:table-cell>
          <table:table-cell office:value-type="string">
            <text:p>175,230118</text:p>
          </table:table-cell>
          <table:table-cell office:value-type="string">
            <text:p>13,699373</text:p>
          </table:table-cell>
          <table:table-cell office:value-type="string">
            <text:p>99,365135</text:p>
          </table:table-cell>
          <table:table-cell office:value-type="string">
            <text:p>14,384316</text:p>
          </table:table-cell>
          <table:table-cell office:value-type="string">
            <text:p>225,642563</text:p>
          </table:table-cell>
          <table:table-cell office:value-type="string">
            <text:p>15,444425</text:p>
          </table:table-cell>
          <table:table-cell office:value-type="string">
            <text:p>139,447693</text:p>
          </table:table-cell>
          <table:table-cell office:value-type="string">
            <text:p>15,901762</text:p>
          </table:table-cell>
          <table:table-cell office:value-type="string">
            <text:p>152,570267</text:p>
          </table:table-cell>
          <table:table-cell office:value-type="string">
            <text:p>29,882017</text:p>
          </table:table-cell>
        </table:table-row>
        <table:table-row table:style-name="ro1">
          <table:table-cell office:value-type="string">
            <text:p>AFR315 <text:s text:c="5"/></text:p>
          </table:table-cell>
          <table:table-cell office:value-type="string">
            <text:p>10066,138672</text:p>
          </table:table-cell>
          <table:table-cell office:value-type="string">
            <text:p>1443,525146</text:p>
          </table:table-cell>
          <table:table-cell office:value-type="string">
            <text:p>9785,058594</text:p>
          </table:table-cell>
          <table:table-cell office:value-type="string">
            <text:p>771,926147</text:p>
          </table:table-cell>
          <table:table-cell office:value-type="string">
            <text:p>77529,523438</text:p>
          </table:table-cell>
          <table:table-cell office:value-type="string">
            <text:p>1845,018799</text:p>
          </table:table-cell>
          <table:table-cell office:value-type="string">
            <text:p>172908,671875</text:p>
          </table:table-cell>
          <table:table-cell office:value-type="string">
            <text:p>3595,538330</text:p>
          </table:table-cell>
          <table:table-cell office:value-type="string">
            <text:p>817,814880</text:p>
          </table:table-cell>
          <table:table-cell office:value-type="string">
            <text:p>67,084816</text:p>
          </table:table-cell>
          <table:table-cell office:value-type="string">
            <text:p>10239,468750</text:p>
          </table:table-cell>
          <table:table-cell office:value-type="string">
            <text:p>196,286926</text:p>
          </table:table-cell>
          <table:table-cell office:value-type="string">
            <text:p>32937,367188</text:p>
          </table:table-cell>
          <table:table-cell office:value-type="string">
            <text:p>542,237000</text:p>
          </table:table-cell>
          <table:table-cell office:value-type="string">
            <text:p>21957,945313</text:p>
          </table:table-cell>
          <table:table-cell office:value-type="string">
            <text:p>291,821838</text:p>
          </table:table-cell>
          <table:table-cell office:value-type="string">
            <text:p>48446,359375</text:p>
          </table:table-cell>
          <table:table-cell office:value-type="string">
            <text:p>608,077637</text:p>
          </table:table-cell>
          <table:table-cell office:value-type="string">
            <text:p>6020,785156</text:p>
          </table:table-cell>
          <table:table-cell office:value-type="string">
            <text:p>157,475937</text:p>
          </table:table-cell>
          <table:table-cell office:value-type="string">
            <text:p>81,246895</text:p>
          </table:table-cell>
          <table:table-cell office:value-type="string">
            <text:p>10,577591</text:p>
          </table:table-cell>
          <table:table-cell office:value-type="string">
            <text:p>141,212738</text:p>
          </table:table-cell>
          <table:table-cell office:value-type="string">
            <text:p>9,950044</text:p>
          </table:table-cell>
          <table:table-cell office:value-type="string">
            <text:p>800,970581</text:p>
          </table:table-cell>
          <table:table-cell office:value-type="string">
            <text:p>17,775644</text:p>
          </table:table-cell>
          <table:table-cell office:value-type="string">
            <text:p>50632,210938</text:p>
          </table:table-cell>
          <table:table-cell office:value-type="string">
            <text:p>838,507568</text:p>
          </table:table-cell>
          <table:table-cell office:value-type="string">
            <text:p>22,752195</text:p>
          </table:table-cell>
          <table:table-cell office:value-type="string">
            <text:p>11,290422</text:p>
          </table:table-cell>
          <table:table-cell office:value-type="string">
            <text:p>155,018860</text:p>
          </table:table-cell>
          <table:table-cell office:value-type="string">
            <text:p>17,358532</text:p>
          </table:table-cell>
          <table:table-cell office:value-type="string">
            <text:p>956,920044</text:p>
          </table:table-cell>
          <table:table-cell office:value-type="string">
            <text:p>24,733988</text:p>
          </table:table-cell>
          <table:table-cell office:value-type="string">
            <text:p>349,738190</text:p>
          </table:table-cell>
          <table:table-cell office:value-type="string">
            <text:p>13,977407</text:p>
          </table:table-cell>
          <table:table-cell office:value-type="string">
            <text:p>102,288284</text:p>
          </table:table-cell>
          <table:table-cell office:value-type="string">
            <text:p>13,867415</text:p>
          </table:table-cell>
          <table:table-cell office:value-type="string">
            <text:p>333,962219</text:p>
          </table:table-cell>
          <table:table-cell office:value-type="string">
            <text:p>15,439079</text:p>
          </table:table-cell>
          <table:table-cell office:value-type="string">
            <text:p>243,425278</text:p>
          </table:table-cell>
          <table:table-cell office:value-type="string">
            <text:p>15,715496</text:p>
          </table:table-cell>
          <table:table-cell office:value-type="string">
            <text:p>362,328766</text:p>
          </table:table-cell>
          <table:table-cell office:value-type="string">
            <text:p>29,648697</text:p>
          </table:table-cell>
        </table:table-row>
        <table:table-row table:style-name="ro1">
          <table:table-cell office:value-type="string">
            <text:p>AFR316 <text:s text:c="4"/></text:p>
          </table:table-cell>
          <table:table-cell office:value-type="float" office:value="9414.954102">
            <text:p>9414.954102</text:p>
          </table:table-cell>
          <table:table-cell office:value-type="float" office:value="1374.31897">
            <text:p>1374.31897</text:p>
          </table:table-cell>
          <table:table-cell office:value-type="float" office:value="9481.764648">
            <text:p>9481.764648</text:p>
          </table:table-cell>
          <table:table-cell office:value-type="float" office:value="746.253845">
            <text:p>746.253845</text:p>
          </table:table-cell>
          <table:table-cell office:value-type="float" office:value="55760.589844">
            <text:p>55760.589844</text:p>
          </table:table-cell>
          <table:table-cell office:value-type="float" office:value="1296.000488">
            <text:p>1296.000488</text:p>
          </table:table-cell>
          <table:table-cell office:value-type="float" office:value="137698.171875">
            <text:p>137698.171875</text:p>
          </table:table-cell>
          <table:table-cell office:value-type="float" office:value="2962.061279">
            <text:p>2962.061279</text:p>
          </table:table-cell>
          <table:table-cell office:value-type="float" office:value="392.916107">
            <text:p>392.916107</text:p>
          </table:table-cell>
          <table:table-cell office:value-type="float" office:value="56.601189">
            <text:p>56.601189</text:p>
          </table:table-cell>
          <table:table-cell office:value-type="float" office:value="8041.672363">
            <text:p>8041.672363</text:p>
          </table:table-cell>
          <table:table-cell office:value-type="float" office:value="167.025009">
            <text:p>167.025009</text:p>
          </table:table-cell>
          <table:table-cell office:value-type="float" office:value="27620.193359">
            <text:p>27620.193359</text:p>
          </table:table-cell>
          <table:table-cell office:value-type="float" office:value="475.133545">
            <text:p>475.133545</text:p>
          </table:table-cell>
          <table:table-cell office:value-type="float" office:value="17430.619141">
            <text:p>17430.619141</text:p>
          </table:table-cell>
          <table:table-cell office:value-type="float" office:value="240.597061">
            <text:p>240.597061</text:p>
          </table:table-cell>
          <table:table-cell office:value-type="float" office:value="34526.707031">
            <text:p>34526.707031</text:p>
          </table:table-cell>
          <table:table-cell office:value-type="float" office:value="452.363831">
            <text:p>452.363831</text:p>
          </table:table-cell>
          <table:table-cell office:value-type="float" office:value="3999.580811">
            <text:p>3999.580811</text:p>
          </table:table-cell>
          <table:table-cell office:value-type="float" office:value="102.202965">
            <text:p>102.202965</text:p>
          </table:table-cell>
          <table:table-cell office:value-type="float" office:value="82.586006">
            <text:p>82.586006</text:p>
          </table:table-cell>
          <table:table-cell office:value-type="float" office:value="8.92184">
            <text:p>8.92184</text:p>
          </table:table-cell>
          <table:table-cell office:value-type="float" office:value="76.646095">
            <text:p>76.646095</text:p>
          </table:table-cell>
          <table:table-cell office:value-type="float" office:value="9.607781">
            <text:p>9.607781</text:p>
          </table:table-cell>
          <table:table-cell office:value-type="float" office:value="586.699158">
            <text:p>586.699158</text:p>
          </table:table-cell>
          <table:table-cell office:value-type="float" office:value="14.34103">
            <text:p>14.34103</text:p>
          </table:table-cell>
          <table:table-cell office:value-type="float" office:value="38096.371094">
            <text:p>38096.371094</text:p>
          </table:table-cell>
          <table:table-cell office:value-type="float" office:value="697.755066">
            <text:p>697.755066</text:p>
          </table:table-cell>
          <table:table-cell office:value-type="float" office:value="43.45697">
            <text:p>43.45697</text:p>
          </table:table-cell>
          <table:table-cell office:value-type="float" office:value="11.226046">
            <text:p>11.226046</text:p>
          </table:table-cell>
          <table:table-cell office:value-type="float" office:value="120.098557">
            <text:p>120.098557</text:p>
          </table:table-cell>
          <table:table-cell office:value-type="float" office:value="17.792004">
            <text:p>17.792004</text:p>
          </table:table-cell>
          <table:table-cell office:value-type="float" office:value="941.167358">
            <text:p>941.167358</text:p>
          </table:table-cell>
          <table:table-cell office:value-type="float" office:value="26.675705">
            <text:p>26.675705</text:p>
          </table:table-cell>
          <table:table-cell office:value-type="float" office:value="320.631531">
            <text:p>320.631531</text:p>
          </table:table-cell>
          <table:table-cell office:value-type="float" office:value="13.533239">
            <text:p>13.533239</text:p>
          </table:table-cell>
          <table:table-cell table:number-columns-repeated="2"/>
          <table:table-cell office:value-type="float" office:value="276.124054">
            <text:p>276.124054</text:p>
          </table:table-cell>
          <table:table-cell office:value-type="float" office:value="14.657187">
            <text:p>14.657187</text:p>
          </table:table-cell>
          <table:table-cell office:value-type="float" office:value="162.002243">
            <text:p>162.002243</text:p>
          </table:table-cell>
          <table:table-cell office:value-type="float" office:value="14.947683">
            <text:p>14.947683</text:p>
          </table:table-cell>
          <table:table-cell office:value-type="float" office:value="230.688812">
            <text:p>230.688812</text:p>
          </table:table-cell>
          <table:table-cell office:value-type="float" office:value="27.85157">
            <text:p>27.85157</text:p>
          </table:table-cell>
        </table:table-row>
        <table:table-row table:style-name="ro1">
          <table:table-cell office:value-type="string">
            <text:p>AFR317 <text:s text:c="5"/></text:p>
          </table:table-cell>
          <table:table-cell office:value-type="string">
            <text:p>11895,598633</text:p>
          </table:table-cell>
          <table:table-cell office:value-type="string">
            <text:p>1310,977539</text:p>
          </table:table-cell>
          <table:table-cell office:value-type="string">
            <text:p>3819,242676</text:p>
          </table:table-cell>
          <table:table-cell office:value-type="string">
            <text:p>596,988525</text:p>
          </table:table-cell>
          <table:table-cell office:value-type="string">
            <text:p>35644,121094</text:p>
          </table:table-cell>
          <table:table-cell office:value-type="string">
            <text:p>871,574707</text:p>
          </table:table-cell>
          <table:table-cell office:value-type="string">
            <text:p>84901,578125</text:p>
          </table:table-cell>
          <table:table-cell office:value-type="string">
            <text:p>1780,944092</text:p>
          </table:table-cell>
          <table:table-cell office:value-type="string">
            <text:p>582,517944</text:p>
          </table:table-cell>
          <table:table-cell office:value-type="string">
            <text:p>50,580441</text:p>
          </table:table-cell>
          <table:table-cell office:value-type="string">
            <text:p>8952,306641</text:p>
          </table:table-cell>
          <table:table-cell office:value-type="string">
            <text:p>170,665665</text:p>
          </table:table-cell>
          <table:table-cell office:value-type="string">
            <text:p>29699,796875</text:p>
          </table:table-cell>
          <table:table-cell office:value-type="string">
            <text:p>488,976501</text:p>
          </table:table-cell>
          <table:table-cell office:value-type="string">
            <text:p>12868,048828</text:p>
          </table:table-cell>
          <table:table-cell office:value-type="string">
            <text:p>172,694382</text:p>
          </table:table-cell>
          <table:table-cell office:value-type="string">
            <text:p>22618,074219</text:p>
          </table:table-cell>
          <table:table-cell office:value-type="string">
            <text:p>286,917480</text:p>
          </table:table-cell>
          <table:table-cell office:value-type="string">
            <text:p>2953,889648</text:p>
          </table:table-cell>
          <table:table-cell office:value-type="string">
            <text:p>77,791222</text:p>
          </table:table-cell>
          <table:table-cell office:value-type="string">
            <text:p>49,186115</text:p>
          </table:table-cell>
          <table:table-cell office:value-type="string">
            <text:p>8,131281</text:p>
          </table:table-cell>
          <table:table-cell office:value-type="string">
            <text:p>71,898109</text:p>
          </table:table-cell>
          <table:table-cell office:value-type="string">
            <text:p>8,732136</text:p>
          </table:table-cell>
          <table:table-cell office:value-type="string">
            <text:p>396,659424</text:p>
          </table:table-cell>
          <table:table-cell office:value-type="string">
            <text:p>10,495564</text:p>
          </table:table-cell>
          <table:table-cell office:value-type="string">
            <text:p>27288,234375</text:p>
          </table:table-cell>
          <table:table-cell office:value-type="string">
            <text:p>452,604858</text:p>
          </table:table-cell>
          <table:table-cell office:value-type="string">
            <text:p>34,800865</text:p>
          </table:table-cell>
          <table:table-cell office:value-type="string">
            <text:p>10,239633</text:p>
          </table:table-cell>
          <table:table-cell office:value-type="string">
            <text:p>148,188995</text:p>
          </table:table-cell>
          <table:table-cell office:value-type="string">
            <text:p>16,639826</text:p>
          </table:table-cell>
          <table:table-cell office:value-type="string">
            <text:p>710,288147</text:p>
          </table:table-cell>
          <table:table-cell office:value-type="string">
            <text:p>22,295195</text:p>
          </table:table-cell>
          <table:table-cell office:value-type="string">
            <text:p>573,715149</text:p>
          </table:table-cell>
          <table:table-cell office:value-type="string">
            <text:p>14,876529</text:p>
          </table:table-cell>
          <table:table-cell office:value-type="string">
            <text:p>53,347355</text:p>
          </table:table-cell>
          <table:table-cell office:value-type="string">
            <text:p>12,826017</text:p>
          </table:table-cell>
          <table:table-cell office:value-type="string">
            <text:p>160,470322</text:p>
          </table:table-cell>
          <table:table-cell office:value-type="string">
            <text:p>13,401062</text:p>
          </table:table-cell>
          <table:table-cell office:value-type="string">
            <text:p>109,635796</text:p>
          </table:table-cell>
          <table:table-cell office:value-type="string">
            <text:p>13,858438</text:p>
          </table:table-cell>
          <table:table-cell office:value-type="string">
            <text:p>448,593353</text:p>
          </table:table-cell>
          <table:table-cell office:value-type="string">
            <text:p>28,146912</text:p>
          </table:table-cell>
        </table:table-row>
        <table:table-row table:style-name="ro1">
          <table:table-cell office:value-type="string">
            <text:p>AFR318 <text:s text:c="5"/></text:p>
          </table:table-cell>
          <table:table-cell office:value-type="string">
            <text:p>16777,833984</text:p>
          </table:table-cell>
          <table:table-cell office:value-type="string">
            <text:p>1376,687500</text:p>
          </table:table-cell>
          <table:table-cell office:value-type="string">
            <text:p>4616,924805</text:p>
          </table:table-cell>
          <table:table-cell office:value-type="string">
            <text:p>551,999329</text:p>
          </table:table-cell>
          <table:table-cell office:value-type="string">
            <text:p>31547,603516</text:p>
          </table:table-cell>
          <table:table-cell office:value-type="string">
            <text:p>770,850952</text:p>
          </table:table-cell>
          <table:table-cell office:value-type="string">
            <text:p>71656,812500</text:p>
          </table:table-cell>
          <table:table-cell office:value-type="string">
            <text:p>1503,454224</text:p>
          </table:table-cell>
          <table:table-cell office:value-type="string">
            <text:p>681,872681</text:p>
          </table:table-cell>
          <table:table-cell office:value-type="string">
            <text:p>51,704350</text:p>
          </table:table-cell>
          <table:table-cell office:value-type="string">
            <text:p>9759,902344</text:p>
          </table:table-cell>
          <table:table-cell office:value-type="string">
            <text:p>189,044250</text:p>
          </table:table-cell>
          <table:table-cell office:value-type="string">
            <text:p>46546,160156</text:p>
          </table:table-cell>
          <table:table-cell office:value-type="string">
            <text:p>759,430420</text:p>
          </table:table-cell>
          <table:table-cell office:value-type="string">
            <text:p>25916,912109</text:p>
          </table:table-cell>
          <table:table-cell office:value-type="string">
            <text:p>341,691956</text:p>
          </table:table-cell>
          <table:table-cell office:value-type="string">
            <text:p>27944,144531</text:p>
          </table:table-cell>
          <table:table-cell office:value-type="string">
            <text:p>352,855530</text:p>
          </table:table-cell>
          <table:table-cell office:value-type="string">
            <text:p>2654,760742</text:p>
          </table:table-cell>
          <table:table-cell office:value-type="string">
            <text:p>69,851639</text:p>
          </table:table-cell>
          <table:table-cell office:value-type="string">
            <text:p>37,487091</text:p>
          </table:table-cell>
          <table:table-cell office:value-type="string">
            <text:p>6,567182</text:p>
          </table:table-cell>
          <table:table-cell office:value-type="string">
            <text:p>69,873611</text:p>
          </table:table-cell>
          <table:table-cell office:value-type="string">
            <text:p>7,762197</text:p>
          </table:table-cell>
          <table:table-cell office:value-type="string">
            <text:p>365,104950</text:p>
          </table:table-cell>
          <table:table-cell office:value-type="string">
            <text:p>9,080834</text:p>
          </table:table-cell>
          <table:table-cell office:value-type="string">
            <text:p>21070,839844</text:p>
          </table:table-cell>
          <table:table-cell office:value-type="string">
            <text:p>349,768555</text:p>
          </table:table-cell>
          <table:table-cell office:value-type="string">
            <text:p>17,166698</text:p>
          </table:table-cell>
          <table:table-cell office:value-type="string">
            <text:p>7,797642</text:p>
          </table:table-cell>
          <table:table-cell office:value-type="string">
            <text:p>60,668911</text:p>
          </table:table-cell>
          <table:table-cell office:value-type="string">
            <text:p>14,708793</text:p>
          </table:table-cell>
          <table:table-cell office:value-type="string">
            <text:p>1056,267578</text:p>
          </table:table-cell>
          <table:table-cell office:value-type="string">
            <text:p>24,207609</text:p>
          </table:table-cell>
          <table:table-cell office:value-type="string">
            <text:p>415,152710</text:p>
          </table:table-cell>
          <table:table-cell office:value-type="string">
            <text:p>11,162750</text:p>
          </table:table-cell>
          <table:table-cell office:value-type="string">
            <text:p>83,016182</text:p>
          </table:table-cell>
          <table:table-cell office:value-type="string">
            <text:p>9,775790</text:p>
          </table:table-cell>
          <table:table-cell office:value-type="string">
            <text:p>215,277252</text:p>
          </table:table-cell>
          <table:table-cell office:value-type="string">
            <text:p>10,617780</text:p>
          </table:table-cell>
          <table:table-cell office:value-type="string">
            <text:p>92,382721</text:p>
          </table:table-cell>
          <table:table-cell office:value-type="string">
            <text:p>10,478263</text:p>
          </table:table-cell>
          <table:table-cell office:value-type="string">
            <text:p>427,864929</text:p>
          </table:table-cell>
          <table:table-cell office:value-type="string">
            <text:p>22,198721</text:p>
          </table:table-cell>
        </table:table-row>
        <table:table-row table:style-name="ro1">
          <table:table-cell office:value-type="string">
            <text:p>AFR319 <text:s text:c="5"/></text:p>
          </table:table-cell>
          <table:table-cell office:value-type="string">
            <text:p>6007,040039</text:p>
          </table:table-cell>
          <table:table-cell office:value-type="string">
            <text:p>1124,304932</text:p>
          </table:table-cell>
          <table:table-cell office:value-type="string">
            <text:p>5369,042480</text:p>
          </table:table-cell>
          <table:table-cell office:value-type="string">
            <text:p>599,978882</text:p>
          </table:table-cell>
          <table:table-cell office:value-type="string">
            <text:p>46595,351563</text:p>
          </table:table-cell>
          <table:table-cell office:value-type="string">
            <text:p>1124,845947</text:p>
          </table:table-cell>
          <table:table-cell office:value-type="string">
            <text:p>104829,812500</text:p>
          </table:table-cell>
          <table:table-cell office:value-type="string">
            <text:p>2189,722656</text:p>
          </table:table-cell>
          <table:table-cell office:value-type="string">
            <text:p>437,797913</text:p>
          </table:table-cell>
          <table:table-cell office:value-type="string">
            <text:p>48,848511</text:p>
          </table:table-cell>
          <table:table-cell office:value-type="string">
            <text:p>6846,775879</text:p>
          </table:table-cell>
          <table:table-cell office:value-type="string">
            <text:p>133,285889</text:p>
          </table:table-cell>
          <table:table-cell office:value-type="string">
            <text:p>17144,267578</text:p>
          </table:table-cell>
          <table:table-cell office:value-type="string">
            <text:p>286,362946</text:p>
          </table:table-cell>
          <table:table-cell office:value-type="string">
            <text:p>13676,334961</text:p>
          </table:table-cell>
          <table:table-cell office:value-type="string">
            <text:p>183,257492</text:p>
          </table:table-cell>
          <table:table-cell office:value-type="string">
            <text:p>20415,193359</text:p>
          </table:table-cell>
          <table:table-cell office:value-type="string">
            <text:p>259,457336</text:p>
          </table:table-cell>
          <table:table-cell office:value-type="string">
            <text:p>3715,667236</text:p>
          </table:table-cell>
          <table:table-cell office:value-type="string">
            <text:p>97,552826</text:p>
          </table:table-cell>
          <table:table-cell office:value-type="string">
            <text:p>59,040756</text:p>
          </table:table-cell>
          <table:table-cell office:value-type="string">
            <text:p>8,551517</text:p>
          </table:table-cell>
          <table:table-cell office:value-type="string">
            <text:p>92,798729</text:p>
          </table:table-cell>
          <table:table-cell office:value-type="string">
            <text:p>8,963382</text:p>
          </table:table-cell>
          <table:table-cell office:value-type="string">
            <text:p>452,945282</text:p>
          </table:table-cell>
          <table:table-cell office:value-type="string">
            <text:p>11,505123</text:p>
          </table:table-cell>
          <table:table-cell office:value-type="string">
            <text:p>34267,839844</text:p>
          </table:table-cell>
          <table:table-cell office:value-type="string">
            <text:p>567,962830</text:p>
          </table:table-cell>
          <table:table-cell office:value-type="string">
            <text:p>26,917202</text:p>
          </table:table-cell>
          <table:table-cell office:value-type="string">
            <text:p>10,381727</text:p>
          </table:table-cell>
          <table:table-cell office:value-type="string">
            <text:p>64,871338</text:p>
          </table:table-cell>
          <table:table-cell office:value-type="string">
            <text:p>16,381256</text:p>
          </table:table-cell>
          <table:table-cell office:value-type="string">
            <text:p>630,754944</text:p>
          </table:table-cell>
          <table:table-cell office:value-type="string">
            <text:p>21,828453</text:p>
          </table:table-cell>
          <table:table-cell office:value-type="string">
            <text:p>149,354370</text:p>
          </table:table-cell>
          <table:table-cell office:value-type="string">
            <text:p>12,103362</text:p>
          </table:table-cell>
          <table:table-cell office:value-type="string">
            <text:p>83,761612</text:p>
          </table:table-cell>
          <table:table-cell office:value-type="string">
            <text:p>12,883780</text:p>
          </table:table-cell>
          <table:table-cell office:value-type="string">
            <text:p>170,806854</text:p>
          </table:table-cell>
          <table:table-cell office:value-type="string">
            <text:p>13,511129</text:p>
          </table:table-cell>
          <table:table-cell office:value-type="string">
            <text:p>172,790314</text:p>
          </table:table-cell>
          <table:table-cell office:value-type="string">
            <text:p>14,214916</text:p>
          </table:table-cell>
          <table:table-cell office:value-type="string">
            <text:p>147,350632</text:p>
          </table:table-cell>
          <table:table-cell office:value-type="string">
            <text:p>26,494661</text:p>
          </table:table-cell>
        </table:table-row>
        <table:table-row table:style-name="ro1">
          <table:table-cell office:value-type="string">
            <text:p>AFR320 <text:s text:c="5"/></text:p>
          </table:table-cell>
          <table:table-cell office:value-type="string">
            <text:p>3471,750000</text:p>
          </table:table-cell>
          <table:table-cell office:value-type="string">
            <text:p>837,839844</text:p>
          </table:table-cell>
          <table:table-cell office:value-type="string">
            <text:p>1903,983398</text:p>
          </table:table-cell>
          <table:table-cell office:value-type="string">
            <text:p>473,342621</text:p>
          </table:table-cell>
          <table:table-cell office:value-type="string">
            <text:p>13652,109375</text:p>
          </table:table-cell>
          <table:table-cell office:value-type="string">
            <text:p>372,676239</text:p>
          </table:table-cell>
          <table:table-cell office:value-type="string">
            <text:p>26974,373047</text:p>
          </table:table-cell>
          <table:table-cell office:value-type="string">
            <text:p>586,527954</text:p>
          </table:table-cell>
          <table:table-cell office:value-type="string">
            <text:p>314,336151</text:p>
          </table:table-cell>
          <table:table-cell office:value-type="string">
            <text:p>36,528152</text:p>
          </table:table-cell>
          <table:table-cell office:value-type="string">
            <text:p>8537,073242</text:p>
          </table:table-cell>
          <table:table-cell office:value-type="string">
            <text:p>160,390427</text:p>
          </table:table-cell>
          <table:table-cell office:value-type="string">
            <text:p>4519,978516</text:p>
          </table:table-cell>
          <table:table-cell office:value-type="string">
            <text:p>80,220055</text:p>
          </table:table-cell>
          <table:table-cell office:value-type="string">
            <text:p>15325,618164</text:p>
          </table:table-cell>
          <table:table-cell office:value-type="string">
            <text:p>203,688293</text:p>
          </table:table-cell>
          <table:table-cell office:value-type="string">
            <text:p>8036,491211</text:p>
          </table:table-cell>
          <table:table-cell office:value-type="string">
            <text:p>103,490356</text:p>
          </table:table-cell>
          <table:table-cell office:value-type="string">
            <text:p>1030,021362</text:p>
          </table:table-cell>
          <table:table-cell office:value-type="string">
            <text:p>28,039995</text:p>
          </table:table-cell>
          <table:table-cell office:value-type="string">
            <text:p>20,576317</text:p>
          </table:table-cell>
          <table:table-cell office:value-type="string">
            <text:p>6,080175</text:p>
          </table:table-cell>
          <table:table-cell office:value-type="string">
            <text:p>35,871819</text:p>
          </table:table-cell>
          <table:table-cell office:value-type="string">
            <text:p>7,803508</text:p>
          </table:table-cell>
          <table:table-cell office:value-type="string">
            <text:p>164,976013</text:p>
          </table:table-cell>
          <table:table-cell office:value-type="string">
            <text:p>6,465134</text:p>
          </table:table-cell>
          <table:table-cell office:value-type="string">
            <text:p>8647,670898</text:p>
          </table:table-cell>
          <table:table-cell office:value-type="string">
            <text:p>144,717499</text:p>
          </table:table-cell>
          <table:table-cell office:value-type="string">
            <text:p>48,840473</text:p>
          </table:table-cell>
          <table:table-cell office:value-type="string">
            <text:p>8,701495</text:p>
          </table:table-cell>
          <table:table-cell office:value-type="string">
            <text:p>68,689117</text:p>
          </table:table-cell>
          <table:table-cell office:value-type="string">
            <text:p>15,279037</text:p>
          </table:table-cell>
          <table:table-cell office:value-type="string">
            <text:p>433,868652</text:p>
          </table:table-cell>
          <table:table-cell office:value-type="string">
            <text:p>19,910803</text:p>
          </table:table-cell>
          <table:table-cell office:value-type="string">
            <text:p>153,569229</text:p>
          </table:table-cell>
          <table:table-cell office:value-type="string">
            <text:p>10,383507</text:p>
          </table:table-cell>
          <table:table-cell office:value-type="string">
            <text:p>42,002953</text:p>
          </table:table-cell>
          <table:table-cell office:value-type="string">
            <text:p>10,932956</text:p>
          </table:table-cell>
          <table:table-cell office:value-type="string">
            <text:p>76,482430</text:p>
          </table:table-cell>
          <table:table-cell office:value-type="string">
            <text:p>11,263745</text:p>
          </table:table-cell>
          <table:table-cell office:value-type="string">
            <text:p>46,484501</text:p>
          </table:table-cell>
          <table:table-cell office:value-type="string">
            <text:p>11,675588</text:p>
          </table:table-cell>
          <table:table-cell office:value-type="string">
            <text:p>214,054489</text:p>
          </table:table-cell>
          <table:table-cell office:value-type="string">
            <text:p>22,688164</text:p>
          </table:table-cell>
        </table:table-row>
        <table:table-row table:style-name="ro1">
          <table:table-cell office:value-type="string">
            <text:p>AFR321 <text:s text:c="5"/></text:p>
          </table:table-cell>
          <table:table-cell office:value-type="string">
            <text:p>5571,370117</text:p>
          </table:table-cell>
          <table:table-cell office:value-type="string">
            <text:p>1383,286133</text:p>
          </table:table-cell>
          <table:table-cell office:value-type="string">
            <text:p>4948,494629</text:p>
          </table:table-cell>
          <table:table-cell office:value-type="string">
            <text:p>685,354675</text:p>
          </table:table-cell>
          <table:table-cell office:value-type="string">
            <text:p>52525,093750</text:p>
          </table:table-cell>
          <table:table-cell office:value-type="string">
            <text:p>1279,712524</text:p>
          </table:table-cell>
          <table:table-cell office:value-type="string">
            <text:p>109428,335938</text:p>
          </table:table-cell>
          <table:table-cell office:value-type="string">
            <text:p>2293,505859</text:p>
          </table:table-cell>
          <table:table-cell office:value-type="string">
            <text:p>746,089905</text:p>
          </table:table-cell>
          <table:table-cell office:value-type="string">
            <text:p>64,754311</text:p>
          </table:table-cell>
          <table:table-cell office:value-type="string">
            <text:p>8652,333008</text:p>
          </table:table-cell>
          <table:table-cell office:value-type="string">
            <text:p>167,413605</text:p>
          </table:table-cell>
          <table:table-cell office:value-type="string">
            <text:p>29067,726563</text:p>
          </table:table-cell>
          <table:table-cell office:value-type="string">
            <text:p>477,964294</text:p>
          </table:table-cell>
          <table:table-cell office:value-type="string">
            <text:p>18038,582031</text:p>
          </table:table-cell>
          <table:table-cell office:value-type="string">
            <text:p>241,251328</text:p>
          </table:table-cell>
          <table:table-cell office:value-type="string">
            <text:p>34865,191406</text:p>
          </table:table-cell>
          <table:table-cell office:value-type="string">
            <text:p>438,834686</text:p>
          </table:table-cell>
          <table:table-cell office:value-type="string">
            <text:p>4372,847656</text:p>
          </table:table-cell>
          <table:table-cell office:value-type="string">
            <text:p>114,903519</text:p>
          </table:table-cell>
          <table:table-cell office:value-type="string">
            <text:p>72,887726</text:p>
          </table:table-cell>
          <table:table-cell office:value-type="string">
            <text:p>10,480785</text:p>
          </table:table-cell>
          <table:table-cell office:value-type="string">
            <text:p>96,553535</text:p>
          </table:table-cell>
          <table:table-cell office:value-type="string">
            <text:p>10,051145</text:p>
          </table:table-cell>
          <table:table-cell office:value-type="string">
            <text:p>529,265503</text:p>
          </table:table-cell>
          <table:table-cell office:value-type="string">
            <text:p>13,621998</text:p>
          </table:table-cell>
          <table:table-cell office:value-type="string">
            <text:p>36484,074219</text:p>
          </table:table-cell>
          <table:table-cell office:value-type="string">
            <text:p>604,801208</text:p>
          </table:table-cell>
          <table:table-cell office:value-type="string">
            <text:p>42,475109</text:p>
          </table:table-cell>
          <table:table-cell office:value-type="string">
            <text:p>12,650820</text:p>
          </table:table-cell>
          <table:table-cell office:value-type="string">
            <text:p>166,015884</text:p>
          </table:table-cell>
          <table:table-cell office:value-type="string">
            <text:p>18,523441</text:p>
          </table:table-cell>
          <table:table-cell office:value-type="string">
            <text:p>771,354370</text:p>
          </table:table-cell>
          <table:table-cell office:value-type="string">
            <text:p>24,009422</text:p>
          </table:table-cell>
          <table:table-cell office:value-type="string">
            <text:p>1128,686401</text:p>
          </table:table-cell>
          <table:table-cell office:value-type="string">
            <text:p>22,670160</text:p>
          </table:table-cell>
          <table:table-cell office:value-type="string">
            <text:p>73,872833</text:p>
          </table:table-cell>
          <table:table-cell office:value-type="string">
            <text:p>15,873908</text:p>
          </table:table-cell>
          <table:table-cell office:value-type="string">
            <text:p>252,826141</text:p>
          </table:table-cell>
          <table:table-cell office:value-type="string">
            <text:p>16,855904</text:p>
          </table:table-cell>
          <table:table-cell office:value-type="string">
            <text:p>175,029480</text:p>
          </table:table-cell>
          <table:table-cell office:value-type="string">
            <text:p>17,392597</text:p>
          </table:table-cell>
          <table:table-cell office:value-type="string">
            <text:p>364,498413</text:p>
          </table:table-cell>
          <table:table-cell office:value-type="string">
            <text:p>33,384232</text:p>
          </table:table-cell>
        </table:table-row>
        <table:table-row table:style-name="ro1">
          <table:table-cell office:value-type="string">
            <text:p>AFR322 <text:s text:c="5"/></text:p>
          </table:table-cell>
          <table:table-cell office:value-type="string">
            <text:p>19631,599609</text:p>
          </table:table-cell>
          <table:table-cell office:value-type="string">
            <text:p>1722,744507</text:p>
          </table:table-cell>
          <table:table-cell office:value-type="string">
            <text:p>6198,674316</text:p>
          </table:table-cell>
          <table:table-cell office:value-type="string">
            <text:p>693,433960</text:p>
          </table:table-cell>
          <table:table-cell office:value-type="string">
            <text:p>38189,246094</text:p>
          </table:table-cell>
          <table:table-cell office:value-type="string">
            <text:p>930,234253</text:p>
          </table:table-cell>
          <table:table-cell office:value-type="string">
            <text:p>86630,882813</text:p>
          </table:table-cell>
          <table:table-cell office:value-type="string">
            <text:p>1804,273926</text:p>
          </table:table-cell>
          <table:table-cell office:value-type="string">
            <text:p>775,577637</text:p>
          </table:table-cell>
          <table:table-cell office:value-type="string">
            <text:p>65,184380</text:p>
          </table:table-cell>
          <table:table-cell office:value-type="string">
            <text:p>12994,541992</text:p>
          </table:table-cell>
          <table:table-cell office:value-type="string">
            <text:p>250,837402</text:p>
          </table:table-cell>
          <table:table-cell office:value-type="string">
            <text:p>58539,890625</text:p>
          </table:table-cell>
          <table:table-cell office:value-type="string">
            <text:p>955,168152</text:p>
          </table:table-cell>
          <table:table-cell office:value-type="string">
            <text:p>35893,539063</text:p>
          </table:table-cell>
          <table:table-cell office:value-type="string">
            <text:p>472,759552</text:p>
          </table:table-cell>
          <table:table-cell office:value-type="string">
            <text:p>32536,371094</text:p>
          </table:table-cell>
          <table:table-cell office:value-type="string">
            <text:p>411,418335</text:p>
          </table:table-cell>
          <table:table-cell office:value-type="string">
            <text:p>3178,261475</text:p>
          </table:table-cell>
          <table:table-cell office:value-type="string">
            <text:p>83,761749</text:p>
          </table:table-cell>
          <table:table-cell office:value-type="string">
            <text:p>51,285995</text:p>
          </table:table-cell>
          <table:table-cell office:value-type="string">
            <text:p>8,807750</text:p>
          </table:table-cell>
          <table:table-cell office:value-type="string">
            <text:p>71,057915</text:p>
          </table:table-cell>
          <table:table-cell office:value-type="string">
            <text:p>9,055118</text:p>
          </table:table-cell>
          <table:table-cell office:value-type="string">
            <text:p>434,294525</text:p>
          </table:table-cell>
          <table:table-cell office:value-type="string">
            <text:p>11,429070</text:p>
          </table:table-cell>
          <table:table-cell office:value-type="string">
            <text:p>24987,029297</text:p>
          </table:table-cell>
          <table:table-cell office:value-type="string">
            <text:p>414,710815</text:p>
          </table:table-cell>
          <table:table-cell office:value-type="string">
            <text:p>35,309414</text:p>
          </table:table-cell>
          <table:table-cell office:value-type="string">
            <text:p>11,083713</text:p>
          </table:table-cell>
          <table:table-cell office:value-type="string">
            <text:p>106,112907</text:p>
          </table:table-cell>
          <table:table-cell office:value-type="string">
            <text:p>17,105404</text:p>
          </table:table-cell>
          <table:table-cell office:value-type="string">
            <text:p>1162,896729</text:p>
          </table:table-cell>
          <table:table-cell office:value-type="string">
            <text:p>26,516022</text:p>
          </table:table-cell>
          <table:table-cell office:value-type="string">
            <text:p>525,303406</text:p>
          </table:table-cell>
          <table:table-cell office:value-type="string">
            <text:p>15,355310</text:p>
          </table:table-cell>
          <table:table-cell office:value-type="string">
            <text:p>97,600067</text:p>
          </table:table-cell>
          <table:table-cell office:value-type="string">
            <text:p>14,030600</text:p>
          </table:table-cell>
          <table:table-cell office:value-type="string">
            <text:p>261,421936</text:p>
          </table:table-cell>
          <table:table-cell office:value-type="string">
            <text:p>15,065001</text:p>
          </table:table-cell>
          <table:table-cell office:value-type="string">
            <text:p>110,647018</text:p>
          </table:table-cell>
          <table:table-cell office:value-type="string">
            <text:p>15,028559</text:p>
          </table:table-cell>
          <table:table-cell office:value-type="string">
            <text:p>584,843201</text:p>
          </table:table-cell>
          <table:table-cell office:value-type="string">
            <text:p>31,480896</text:p>
          </table:table-cell>
        </table:table-row>
        <table:table-row table:style-name="ro1">
          <table:table-cell office:value-type="string">
            <text:p>AFR323 <text:s text:c="5"/></text:p>
          </table:table-cell>
          <table:table-cell office:value-type="string">
            <text:p>7186,978027</text:p>
          </table:table-cell>
          <table:table-cell office:value-type="string">
            <text:p>1216,078491</text:p>
          </table:table-cell>
          <table:table-cell office:value-type="string">
            <text:p>5364,241699</text:p>
          </table:table-cell>
          <table:table-cell office:value-type="string">
            <text:p>623,195984</text:p>
          </table:table-cell>
          <table:table-cell office:value-type="string">
            <text:p>43590,097656</text:p>
          </table:table-cell>
          <table:table-cell office:value-type="string">
            <text:p>1074,885254</text:p>
          </table:table-cell>
          <table:table-cell office:value-type="string">
            <text:p>93000,968750</text:p>
          </table:table-cell>
          <table:table-cell office:value-type="string">
            <text:p>1948,760864</text:p>
          </table:table-cell>
          <table:table-cell office:value-type="string">
            <text:p>593,145508</text:p>
          </table:table-cell>
          <table:table-cell office:value-type="string">
            <text:p>54,307247</text:p>
          </table:table-cell>
          <table:table-cell office:value-type="string">
            <text:p>7798,840332</text:p>
          </table:table-cell>
          <table:table-cell office:value-type="string">
            <text:p>150,853867</text:p>
          </table:table-cell>
          <table:table-cell office:value-type="string">
            <text:p>24673,873047</text:p>
          </table:table-cell>
          <table:table-cell office:value-type="string">
            <text:p>408,146088</text:p>
          </table:table-cell>
          <table:table-cell office:value-type="string">
            <text:p>16372,931641</text:p>
          </table:table-cell>
          <table:table-cell office:value-type="string">
            <text:p>218,470764</text:p>
          </table:table-cell>
          <table:table-cell office:value-type="string">
            <text:p>27910,673828</text:p>
          </table:table-cell>
          <table:table-cell office:value-type="string">
            <text:p>353,129700</text:p>
          </table:table-cell>
          <table:table-cell office:value-type="string">
            <text:p>3494,747559</text:p>
          </table:table-cell>
          <table:table-cell office:value-type="string">
            <text:p>91,879707</text:p>
          </table:table-cell>
          <table:table-cell office:value-type="string">
            <text:p>45,666885</text:p>
          </table:table-cell>
          <table:table-cell office:value-type="string">
            <text:p>8,775739</text:p>
          </table:table-cell>
          <table:table-cell office:value-type="string">
            <text:p>97,636154</text:p>
          </table:table-cell>
          <table:table-cell office:value-type="string">
            <text:p>9,185479</text:p>
          </table:table-cell>
          <table:table-cell office:value-type="string">
            <text:p>411,583313</text:p>
          </table:table-cell>
          <table:table-cell office:value-type="string">
            <text:p>11,012975</text:p>
          </table:table-cell>
          <table:table-cell office:value-type="string">
            <text:p>31274,511719</text:p>
          </table:table-cell>
          <table:table-cell office:value-type="string">
            <text:p>518,519836</text:p>
          </table:table-cell>
          <table:table-cell office:value-type="string">
            <text:p>33,832516</text:p>
          </table:table-cell>
          <table:table-cell office:value-type="string">
            <text:p>10,889491</text:p>
          </table:table-cell>
          <table:table-cell office:value-type="string">
            <text:p>130,993713</text:p>
          </table:table-cell>
          <table:table-cell office:value-type="string">
            <text:p>17,018826</text:p>
          </table:table-cell>
          <table:table-cell office:value-type="string">
            <text:p>602,814514</text:p>
          </table:table-cell>
          <table:table-cell office:value-type="string">
            <text:p>21,883593</text:p>
          </table:table-cell>
          <table:table-cell office:value-type="string">
            <text:p>1327,588867</text:p>
          </table:table-cell>
          <table:table-cell office:value-type="string">
            <text:p>23,706495</text:p>
          </table:table-cell>
          <table:table-cell office:value-type="string">
            <text:p>64,532516</text:p>
          </table:table-cell>
          <table:table-cell office:value-type="string">
            <text:p>13,788145</text:p>
          </table:table-cell>
          <table:table-cell office:value-type="string">
            <text:p>205,262115</text:p>
          </table:table-cell>
          <table:table-cell office:value-type="string">
            <text:p>14,375429</text:p>
          </table:table-cell>
          <table:table-cell office:value-type="string">
            <text:p>126,767647</text:p>
          </table:table-cell>
          <table:table-cell office:value-type="string">
            <text:p>14,815697</text:p>
          </table:table-cell>
          <table:table-cell office:value-type="string">
            <text:p>312,904755</text:p>
          </table:table-cell>
          <table:table-cell office:value-type="string">
            <text:p>28,613646</text:p>
          </table:table-cell>
        </table:table-row>
        <table:table-row table:style-name="ro1">
          <table:table-cell office:value-type="string">
            <text:p>AFR324 <text:s text:c="4"/></text:p>
          </table:table-cell>
          <table:table-cell table:number-columns-repeated="2" office:value-type="float" office:value="0">
            <text:p>0</text:p>
          </table:table-cell>
          <table:table-cell office:value-type="float" office:value="577.903625">
            <text:p>577.903625</text:p>
          </table:table-cell>
          <table:table-cell office:value-type="float" office:value="454.196716">
            <text:p>454.196716</text:p>
          </table:table-cell>
          <table:table-cell office:value-type="float" office:value="473.982849">
            <text:p>473.982849</text:p>
          </table:table-cell>
          <table:table-cell office:value-type="float" office:value="139.753159">
            <text:p>139.753159</text:p>
          </table:table-cell>
          <table:table-cell office:value-type="float" office:value="487.47345">
            <text:p>487.47345</text:p>
          </table:table-cell>
          <table:table-cell office:value-type="float" office:value="61.698711">
            <text:p>61.698711</text:p>
          </table:table-cell>
          <table:table-cell table:number-columns-repeated="2" office:value-type="float" office:value="0">
            <text:p>0</text:p>
          </table:table-cell>
          <table:table-cell office:value-type="float" office:value="216.030914">
            <text:p>216.030914</text:p>
          </table:table-cell>
          <table:table-cell office:value-type="float" office:value="16.777004">
            <text:p>16.777004</text:p>
          </table:table-cell>
          <table:table-cell table:number-columns-repeated="2" office:value-type="float" office:value="0">
            <text:p>0</text:p>
          </table:table-cell>
          <table:table-cell office:value-type="float" office:value="289.671875">
            <text:p>289.671875</text:p>
          </table:table-cell>
          <table:table-cell office:value-type="float" office:value="11.026217">
            <text:p>11.026217</text:p>
          </table:table-cell>
          <table:table-cell office:value-type="float" office:value="225.053207">
            <text:p>225.053207</text:p>
          </table:table-cell>
          <table:table-cell office:value-type="float" office:value="11.849881">
            <text:p>11.849881</text:p>
          </table:table-cell>
          <table:table-cell table:number-columns-repeated="4" office:value-type="float" office:value="0">
            <text:p>0</text:p>
          </table:table-cell>
          <table:table-cell office:value-type="float" office:value="18.769035">
            <text:p>18.769035</text:p>
          </table:table-cell>
          <table:table-cell office:value-type="float" office:value="8.363056">
            <text:p>8.363056</text:p>
          </table:table-cell>
          <table:table-cell table:number-columns-repeated="2" office:value-type="float" office:value="0">
            <text:p>0</text:p>
          </table:table-cell>
          <table:table-cell office:value-type="float" office:value="186.017487">
            <text:p>186.017487</text:p>
          </table:table-cell>
          <table:table-cell office:value-type="float" office:value="10.281422">
            <text:p>10.281422</text:p>
          </table:table-cell>
          <table:table-cell table:number-columns-repeated="2" office:value-type="float" office:value="0">
            <text:p>0</text:p>
          </table:table-cell>
          <table:table-cell office:value-type="float" office:value="34.216358">
            <text:p>34.216358</text:p>
          </table:table-cell>
          <table:table-cell office:value-type="float" office:value="16.404984">
            <text:p>16.40498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325 <text:s text:c="5"/></text:p>
          </table:table-cell>
          <table:table-cell office:value-type="string">
            <text:p>1200,410522</text:p>
          </table:table-cell>
          <table:table-cell office:value-type="string">
            <text:p>549,255920</text:p>
          </table:table-cell>
          <table:table-cell office:value-type="string">
            <text:p>137,511917</text:p>
          </table:table-cell>
          <table:table-cell office:value-type="string">
            <text:p>367,359161</text:p>
          </table:table-cell>
          <table:table-cell office:value-type="string">
            <text:p>627,384033</text:p>
          </table:table-cell>
          <table:table-cell office:value-type="string">
            <text:p>116,441246</text:p>
          </table:table-cell>
          <table:table-cell office:value-type="string">
            <text:p>896,091919</text:p>
          </table:table-cell>
          <table:table-cell office:value-type="string">
            <text:p>66,601875</text:p>
          </table:table-cell>
          <table:table-cell office:value-type="string">
            <text:p>9,407377</text:p>
          </table:table-cell>
          <table:table-cell office:value-type="string">
            <text:p>18,491276</text:p>
          </table:table-cell>
          <table:table-cell office:value-type="string">
            <text:p>325,459686</text:p>
          </table:table-cell>
          <table:table-cell office:value-type="string">
            <text:p>15,475729</text:p>
          </table:table-cell>
          <table:table-cell office:value-type="string">
            <text:p>105,721481</text:p>
          </table:table-cell>
          <table:table-cell office:value-type="string">
            <text:p>10,363583</text:p>
          </table:table-cell>
          <table:table-cell office:value-type="string">
            <text:p>576,507690</text:p>
          </table:table-cell>
          <table:table-cell office:value-type="string">
            <text:p>12,744270</text:p>
          </table:table-cell>
          <table:table-cell office:value-type="string">
            <text:p>547,744690</text:p>
          </table:table-cell>
          <table:table-cell office:value-type="string">
            <text:p>13,145724</text:p>
          </table:table-cell>
          <table:table-cell office:value-type="string">
            <text:p>36,223518</text:p>
          </table:table-cell>
          <table:table-cell office:value-type="string">
            <text:p>4,372880</text:p>
          </table:table-cell>
          <table:table-cell office:value-type="string">
            <text:p>0,338832</text:p>
          </table:table-cell>
          <table:table-cell office:value-type="string">
            <text:p>4,127589</text:p>
          </table:table-cell>
          <table:table-cell office:value-type="string">
            <text:p>30,416016</text:p>
          </table:table-cell>
          <table:table-cell office:value-type="string">
            <text:p>6,982904</text:p>
          </table:table-cell>
          <table:table-cell office:value-type="string">
            <text:p>15,508644</text:p>
          </table:table-cell>
          <table:table-cell office:value-type="string">
            <text:p>3,966950</text:p>
          </table:table-cell>
          <table:table-cell office:value-type="string">
            <text:p>222,070419</text:p>
          </table:table-cell>
          <table:table-cell office:value-type="string">
            <text:p>9,750800</text:p>
          </table:table-cell>
          <table:table-cell office:value-type="string">
            <text:p>30,427650</text:p>
          </table:table-cell>
          <table:table-cell office:value-type="string">
            <text:p>6,60159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9,355515</text:p>
          </table:table-cell>
          <table:table-cell office:value-type="string">
            <text:p>17,750034</text:p>
          </table:table-cell>
          <table:table-cell office:value-type="string">
            <text:p>24,229523</text:p>
          </table:table-cell>
          <table:table-cell office:value-type="string">
            <text:p>7,636680</text:p>
          </table:table-cell>
          <table:table-cell office:value-type="string">
            <text:p>15,087268</text:p>
          </table:table-cell>
          <table:table-cell office:value-type="string">
            <text:p>8,211223</text:p>
          </table:table-cell>
          <table:table-cell office:value-type="string">
            <text:p>27,422558</text:p>
          </table:table-cell>
          <table:table-cell office:value-type="string">
            <text:p>8,474111</text:p>
          </table:table-cell>
          <table:table-cell office:value-type="string">
            <text:p>11,697902</text:p>
          </table:table-cell>
          <table:table-cell office:value-type="string">
            <text:p>8,936728</text:p>
          </table:table-cell>
          <table:table-cell office:value-type="string">
            <text:p>47,388714</text:p>
          </table:table-cell>
          <table:table-cell office:value-type="string">
            <text:p>16,966303</text:p>
          </table:table-cell>
        </table:table-row>
        <table:table-row table:style-name="ro1">
          <table:table-cell office:value-type="string">
            <text:p>AFR326 <text:s text:c="5"/></text:p>
          </table:table-cell>
          <table:table-cell office:value-type="string">
            <text:p>1271,669312</text:p>
          </table:table-cell>
          <table:table-cell office:value-type="string">
            <text:p>537,509033</text:p>
          </table:table-cell>
          <table:table-cell office:value-type="string">
            <text:p>451,641968</text:p>
          </table:table-cell>
          <table:table-cell office:value-type="string">
            <text:p>365,463806</text:p>
          </table:table-cell>
          <table:table-cell office:value-type="string">
            <text:p>603,828369</text:p>
          </table:table-cell>
          <table:table-cell office:value-type="string">
            <text:p>116,147530</text:p>
          </table:table-cell>
          <table:table-cell office:value-type="string">
            <text:p>833,259705</text:p>
          </table:table-cell>
          <table:table-cell office:value-type="string">
            <text:p>65,304100</text:p>
          </table:table-cell>
          <table:table-cell office:value-type="string">
            <text:p>1,946354</text:p>
          </table:table-cell>
          <table:table-cell office:value-type="string">
            <text:p>17,841619</text:p>
          </table:table-cell>
          <table:table-cell office:value-type="string">
            <text:p>233,757843</text:p>
          </table:table-cell>
          <table:table-cell office:value-type="string">
            <text:p>13,952127</text:p>
          </table:table-cell>
          <table:table-cell office:value-type="string">
            <text:p>310,443085</text:p>
          </table:table-cell>
          <table:table-cell office:value-type="string">
            <text:p>12,785592</text:p>
          </table:table-cell>
          <table:table-cell office:value-type="string">
            <text:p>476,086212</text:p>
          </table:table-cell>
          <table:table-cell office:value-type="string">
            <text:p>11,644279</text:p>
          </table:table-cell>
          <table:table-cell office:value-type="string">
            <text:p>256,001678</text:p>
          </table:table-cell>
          <table:table-cell office:value-type="string">
            <text:p>10,723445</text:p>
          </table:table-cell>
          <table:table-cell office:value-type="string">
            <text:p>52,646400</text:p>
          </table:table-cell>
          <table:table-cell office:value-type="string">
            <text:p>4,336112</text:p>
          </table:table-cell>
          <table:table-cell office:value-type="string">
            <text:p>2,895469</text:p>
          </table:table-cell>
          <table:table-cell office:value-type="string">
            <text:p>3,973934</text:p>
          </table:table-cell>
          <table:table-cell office:value-type="string">
            <text:p>26,821909</text:p>
          </table:table-cell>
          <table:table-cell office:value-type="string">
            <text:p>6,904797</text:p>
          </table:table-cell>
          <table:table-cell office:value-type="string">
            <text:p>13,508254</text:p>
          </table:table-cell>
          <table:table-cell office:value-type="string">
            <text:p>3,717590</text:p>
          </table:table-cell>
          <table:table-cell office:value-type="string">
            <text:p>158,515869</text:p>
          </table:table-cell>
          <table:table-cell office:value-type="string">
            <text:p>9,070843</text:p>
          </table:table-cell>
          <table:table-cell office:value-type="string">
            <text:p>30,223064</text:p>
          </table:table-cell>
          <table:table-cell office:value-type="string">
            <text:p>6,1747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,135773</text:p>
          </table:table-cell>
          <table:table-cell office:value-type="string">
            <text:p>17,591801</text:p>
          </table:table-cell>
          <table:table-cell office:value-type="string">
            <text:p>21,065382</text:p>
          </table:table-cell>
          <table:table-cell office:value-type="string">
            <text:p>7,179982</text:p>
          </table:table-cell>
          <table:table-cell office:value-type="string">
            <text:p>14,242380</text:p>
          </table:table-cell>
          <table:table-cell office:value-type="string">
            <text:p>7,800617</text:p>
          </table:table-cell>
          <table:table-cell office:value-type="string">
            <text:p>19,139721</text:p>
          </table:table-cell>
          <table:table-cell office:value-type="string">
            <text:p>8,034592</text:p>
          </table:table-cell>
          <table:table-cell office:value-type="string">
            <text:p>7,538027</text:p>
          </table:table-cell>
          <table:table-cell office:value-type="string">
            <text:p>8,348899</text:p>
          </table:table-cell>
          <table:table-cell office:value-type="string">
            <text:p>33,333153</text:p>
          </table:table-cell>
          <table:table-cell office:value-type="string">
            <text:p>15,877853</text:p>
          </table:table-cell>
        </table:table-row>
        <table:table-row table:style-name="ro1">
          <table:table-cell office:value-type="string">
            <text:p>AFR327 <text:s text:c="5"/></text:p>
          </table:table-cell>
          <table:table-cell office:value-type="string">
            <text:p>4082,483643</text:p>
          </table:table-cell>
          <table:table-cell office:value-type="string">
            <text:p>862,535767</text:p>
          </table:table-cell>
          <table:table-cell office:value-type="string">
            <text:p>1103,036865</text:p>
          </table:table-cell>
          <table:table-cell office:value-type="string">
            <text:p>468,674255</text:p>
          </table:table-cell>
          <table:table-cell office:value-type="string">
            <text:p>8140,110352</text:p>
          </table:table-cell>
          <table:table-cell office:value-type="string">
            <text:p>265,737549</text:p>
          </table:table-cell>
          <table:table-cell office:value-type="string">
            <text:p>16974,482422</text:p>
          </table:table-cell>
          <table:table-cell office:value-type="string">
            <text:p>370,314667</text:p>
          </table:table-cell>
          <table:table-cell office:value-type="string">
            <text:p>131,566086</text:p>
          </table:table-cell>
          <table:table-cell office:value-type="string">
            <text:p>34,122787</text:p>
          </table:table-cell>
          <table:table-cell office:value-type="string">
            <text:p>7882,233887</text:p>
          </table:table-cell>
          <table:table-cell office:value-type="string">
            <text:p>148,719589</text:p>
          </table:table-cell>
          <table:table-cell office:value-type="string">
            <text:p>2290,157715</text:p>
          </table:table-cell>
          <table:table-cell office:value-type="string">
            <text:p>45,615250</text:p>
          </table:table-cell>
          <table:table-cell office:value-type="string">
            <text:p>14416,881836</text:p>
          </table:table-cell>
          <table:table-cell office:value-type="string">
            <text:p>191,001587</text:p>
          </table:table-cell>
          <table:table-cell office:value-type="string">
            <text:p>4433,412109</text:p>
          </table:table-cell>
          <table:table-cell office:value-type="string">
            <text:p>59,125195</text:p>
          </table:table-cell>
          <table:table-cell office:value-type="string">
            <text:p>598,752502</text:p>
          </table:table-cell>
          <table:table-cell office:value-type="string">
            <text:p>17,309761</text:p>
          </table:table-cell>
          <table:table-cell office:value-type="string">
            <text:p>13,846851</text:p>
          </table:table-cell>
          <table:table-cell office:value-type="string">
            <text:p>6,190266</text:p>
          </table:table-cell>
          <table:table-cell office:value-type="string">
            <text:p>34,786743</text:p>
          </table:table-cell>
          <table:table-cell office:value-type="string">
            <text:p>7,972004</text:p>
          </table:table-cell>
          <table:table-cell office:value-type="string">
            <text:p>117,944992</text:p>
          </table:table-cell>
          <table:table-cell office:value-type="string">
            <text:p>6,279985</text:p>
          </table:table-cell>
          <table:table-cell office:value-type="string">
            <text:p>5297,634766</text:p>
          </table:table-cell>
          <table:table-cell office:value-type="string">
            <text:p>89,650505</text:p>
          </table:table-cell>
          <table:table-cell office:value-type="string">
            <text:p>60,160210</text:p>
          </table:table-cell>
          <table:table-cell office:value-type="string">
            <text:p>9,375420</text:p>
          </table:table-cell>
          <table:table-cell office:value-type="string">
            <text:p>84,476776</text:p>
          </table:table-cell>
          <table:table-cell office:value-type="string">
            <text:p>15,817093</text:p>
          </table:table-cell>
          <table:table-cell office:value-type="string">
            <text:p>405,042542</text:p>
          </table:table-cell>
          <table:table-cell office:value-type="string">
            <text:p>20,078421</text:p>
          </table:table-cell>
          <table:table-cell office:value-type="string">
            <text:p>238,448990</text:p>
          </table:table-cell>
          <table:table-cell office:value-type="string">
            <text:p>11,651285</text:p>
          </table:table-cell>
          <table:table-cell office:value-type="string">
            <text:p>46,565067</text:p>
          </table:table-cell>
          <table:table-cell office:value-type="string">
            <text:p>11,913077</text:p>
          </table:table-cell>
          <table:table-cell office:value-type="string">
            <text:p>44,960773</text:p>
          </table:table-cell>
          <table:table-cell office:value-type="string">
            <text:p>12,193509</text:p>
          </table:table-cell>
          <table:table-cell office:value-type="string">
            <text:p>14,642008</text:p>
          </table:table-cell>
          <table:table-cell office:value-type="string">
            <text:p>12,748561</text:p>
          </table:table-cell>
          <table:table-cell office:value-type="string">
            <text:p>246,349884</text:p>
          </table:table-cell>
          <table:table-cell office:value-type="string">
            <text:p>24,862720</text:p>
          </table:table-cell>
        </table:table-row>
        <table:table-row table:style-name="ro1">
          <table:table-cell office:value-type="string">
            <text:p>AFR328 <text:s text:c="5"/></text:p>
          </table:table-cell>
          <table:table-cell office:value-type="string">
            <text:p>3934,526611</text:p>
          </table:table-cell>
          <table:table-cell office:value-type="string">
            <text:p>826,343933</text:p>
          </table:table-cell>
          <table:table-cell office:value-type="string">
            <text:p>1355,709106</text:p>
          </table:table-cell>
          <table:table-cell office:value-type="string">
            <text:p>460,352356</text:p>
          </table:table-cell>
          <table:table-cell office:value-type="string">
            <text:p>9615,427734</text:p>
          </table:table-cell>
          <table:table-cell office:value-type="string">
            <text:p>286,655518</text:p>
          </table:table-cell>
          <table:table-cell office:value-type="string">
            <text:p>19740,871094</text:p>
          </table:table-cell>
          <table:table-cell office:value-type="string">
            <text:p>425,946442</text:p>
          </table:table-cell>
          <table:table-cell office:value-type="string">
            <text:p>165,915863</text:p>
          </table:table-cell>
          <table:table-cell office:value-type="string">
            <text:p>32,244938</text:p>
          </table:table-cell>
          <table:table-cell office:value-type="string">
            <text:p>6599,949707</text:p>
          </table:table-cell>
          <table:table-cell office:value-type="string">
            <text:p>125,705963</text:p>
          </table:table-cell>
          <table:table-cell office:value-type="string">
            <text:p>1419,388550</text:p>
          </table:table-cell>
          <table:table-cell office:value-type="string">
            <text:p>32,031033</text:p>
          </table:table-cell>
          <table:table-cell office:value-type="string">
            <text:p>9499,063477</text:p>
          </table:table-cell>
          <table:table-cell office:value-type="string">
            <text:p>127,054016</text:p>
          </table:table-cell>
          <table:table-cell office:value-type="string">
            <text:p>3928,627930</text:p>
          </table:table-cell>
          <table:table-cell office:value-type="string">
            <text:p>52,831635</text:p>
          </table:table-cell>
          <table:table-cell office:value-type="string">
            <text:p>681,324402</text:p>
          </table:table-cell>
          <table:table-cell office:value-type="string">
            <text:p>19,348543</text:p>
          </table:table-cell>
          <table:table-cell office:value-type="string">
            <text:p>21,077984</text:p>
          </table:table-cell>
          <table:table-cell office:value-type="string">
            <text:p>6,228002</text:p>
          </table:table-cell>
          <table:table-cell office:value-type="string">
            <text:p>27,683508</text:p>
          </table:table-cell>
          <table:table-cell office:value-type="string">
            <text:p>7,959022</text:p>
          </table:table-cell>
          <table:table-cell office:value-type="string">
            <text:p>105,753090</text:p>
          </table:table-cell>
          <table:table-cell office:value-type="string">
            <text:p>6,157498</text:p>
          </table:table-cell>
          <table:table-cell office:value-type="string">
            <text:p>5963,862793</text:p>
          </table:table-cell>
          <table:table-cell office:value-type="string">
            <text:p>100,588394</text:p>
          </table:table-cell>
          <table:table-cell office:value-type="string">
            <text:p>71,735199</text:p>
          </table:table-cell>
          <table:table-cell office:value-type="string">
            <text:p>9,377379</text:p>
          </table:table-cell>
          <table:table-cell office:value-type="string">
            <text:p>62,017960</text:p>
          </table:table-cell>
          <table:table-cell office:value-type="string">
            <text:p>15,690611</text:p>
          </table:table-cell>
          <table:table-cell office:value-type="string">
            <text:p>200,344437</text:p>
          </table:table-cell>
          <table:table-cell office:value-type="string">
            <text:p>19,234194</text:p>
          </table:table-cell>
          <table:table-cell office:value-type="string">
            <text:p>129,140030</text:p>
          </table:table-cell>
          <table:table-cell office:value-type="string">
            <text:p>11,091833</text:p>
          </table:table-cell>
          <table:table-cell office:value-type="string">
            <text:p>38,076767</text:p>
          </table:table-cell>
          <table:table-cell office:value-type="string">
            <text:p>11,808596</text:p>
          </table:table-cell>
          <table:table-cell office:value-type="string">
            <text:p>52,445744</text:p>
          </table:table-cell>
          <table:table-cell office:value-type="string">
            <text:p>12,100613</text:p>
          </table:table-cell>
          <table:table-cell office:value-type="string">
            <text:p>26,885515</text:p>
          </table:table-cell>
          <table:table-cell office:value-type="string">
            <text:p>12,672172</text:p>
          </table:table-cell>
          <table:table-cell office:value-type="string">
            <text:p>122,468018</text:p>
          </table:table-cell>
          <table:table-cell office:value-type="string">
            <text:p>24,085415</text:p>
          </table:table-cell>
        </table:table-row>
        <table:table-row table:style-name="ro1">
          <table:table-cell office:value-type="string">
            <text:p>AFR329 <text:s text:c="5"/></text:p>
          </table:table-cell>
          <table:table-cell office:value-type="string">
            <text:p>11972,246094</text:p>
          </table:table-cell>
          <table:table-cell office:value-type="string">
            <text:p>1195,270752</text:p>
          </table:table-cell>
          <table:table-cell office:value-type="string">
            <text:p>4528,799316</text:p>
          </table:table-cell>
          <table:table-cell office:value-type="string">
            <text:p>560,439148</text:p>
          </table:table-cell>
          <table:table-cell office:value-type="string">
            <text:p>25604,367188</text:p>
          </table:table-cell>
          <table:table-cell office:value-type="string">
            <text:p>638,912170</text:p>
          </table:table-cell>
          <table:table-cell office:value-type="string">
            <text:p>60254,679688</text:p>
          </table:table-cell>
          <table:table-cell office:value-type="string">
            <text:p>1269,128906</text:p>
          </table:table-cell>
          <table:table-cell office:value-type="string">
            <text:p>338,140533</text:p>
          </table:table-cell>
          <table:table-cell office:value-type="string">
            <text:p>45,977730</text:p>
          </table:table-cell>
          <table:table-cell office:value-type="string">
            <text:p>9253,672852</text:p>
          </table:table-cell>
          <table:table-cell office:value-type="string">
            <text:p>179,226410</text:p>
          </table:table-cell>
          <table:table-cell office:value-type="string">
            <text:p>23120,802734</text:p>
          </table:table-cell>
          <table:table-cell office:value-type="string">
            <text:p>381,759674</text:p>
          </table:table-cell>
          <table:table-cell office:value-type="string">
            <text:p>11787,128906</text:p>
          </table:table-cell>
          <table:table-cell office:value-type="string">
            <text:p>158,062988</text:p>
          </table:table-cell>
          <table:table-cell office:value-type="string">
            <text:p>17862,277344</text:p>
          </table:table-cell>
          <table:table-cell office:value-type="string">
            <text:p>227,081345</text:p>
          </table:table-cell>
          <table:table-cell office:value-type="string">
            <text:p>2301,631592</text:p>
          </table:table-cell>
          <table:table-cell office:value-type="string">
            <text:p>60,829838</text:p>
          </table:table-cell>
          <table:table-cell office:value-type="string">
            <text:p>47,805054</text:p>
          </table:table-cell>
          <table:table-cell office:value-type="string">
            <text:p>7,512425</text:p>
          </table:table-cell>
          <table:table-cell office:value-type="string">
            <text:p>76,244400</text:p>
          </table:table-cell>
          <table:table-cell office:value-type="string">
            <text:p>8,542934</text:p>
          </table:table-cell>
          <table:table-cell office:value-type="string">
            <text:p>326,484650</text:p>
          </table:table-cell>
          <table:table-cell office:value-type="string">
            <text:p>9,238276</text:p>
          </table:table-cell>
          <table:table-cell office:value-type="string">
            <text:p>21978,896484</text:p>
          </table:table-cell>
          <table:table-cell office:value-type="string">
            <text:p>364,836334</text:p>
          </table:table-cell>
          <table:table-cell office:value-type="string">
            <text:p>43,503571</text:p>
          </table:table-cell>
          <table:table-cell office:value-type="string">
            <text:p>10,008172</text:p>
          </table:table-cell>
          <table:table-cell office:value-type="string">
            <text:p>149,072647</text:p>
          </table:table-cell>
          <table:table-cell office:value-type="string">
            <text:p>16,485508</text:p>
          </table:table-cell>
          <table:table-cell office:value-type="string">
            <text:p>601,736511</text:p>
          </table:table-cell>
          <table:table-cell office:value-type="string">
            <text:p>21,450237</text:p>
          </table:table-cell>
          <table:table-cell office:value-type="string">
            <text:p>204,606598</text:p>
          </table:table-cell>
          <table:table-cell office:value-type="string">
            <text:p>12,026839</text:p>
          </table:table-cell>
          <table:table-cell office:value-type="string">
            <text:p>51,640778</text:p>
          </table:table-cell>
          <table:table-cell office:value-type="string">
            <text:p>12,549222</text:p>
          </table:table-cell>
          <table:table-cell office:value-type="string">
            <text:p>129,614182</text:p>
          </table:table-cell>
          <table:table-cell office:value-type="string">
            <text:p>13,071943</text:p>
          </table:table-cell>
          <table:table-cell office:value-type="string">
            <text:p>92,996330</text:p>
          </table:table-cell>
          <table:table-cell office:value-type="string">
            <text:p>13,609894</text:p>
          </table:table-cell>
          <table:table-cell office:value-type="string">
            <text:p>283,861176</text:p>
          </table:table-cell>
          <table:table-cell office:value-type="string">
            <text:p>26,437347</text:p>
          </table:table-cell>
        </table:table-row>
        <table:table-row table:style-name="ro1">
          <table:table-cell office:value-type="string">
            <text:p>AFR330 <text:s text:c="5"/></text:p>
          </table:table-cell>
          <table:table-cell office:value-type="string">
            <text:p>2697,057617</text:p>
          </table:table-cell>
          <table:table-cell office:value-type="string">
            <text:p>752,455505</text:p>
          </table:table-cell>
          <table:table-cell office:value-type="string">
            <text:p>3629,658936</text:p>
          </table:table-cell>
          <table:table-cell office:value-type="string">
            <text:p>471,365356</text:p>
          </table:table-cell>
          <table:table-cell office:value-type="string">
            <text:p>23666,458984</text:p>
          </table:table-cell>
          <table:table-cell office:value-type="string">
            <text:p>597,298767</text:p>
          </table:table-cell>
          <table:table-cell office:value-type="string">
            <text:p>51534,207031</text:p>
          </table:table-cell>
          <table:table-cell office:value-type="string">
            <text:p>1087,921021</text:p>
          </table:table-cell>
          <table:table-cell office:value-type="string">
            <text:p>203,718384</text:p>
          </table:table-cell>
          <table:table-cell office:value-type="string">
            <text:p>33,971058</text:p>
          </table:table-cell>
          <table:table-cell office:value-type="string">
            <text:p>7270,442383</text:p>
          </table:table-cell>
          <table:table-cell office:value-type="string">
            <text:p>137,649231</text:p>
          </table:table-cell>
          <table:table-cell office:value-type="string">
            <text:p>3846,721436</text:p>
          </table:table-cell>
          <table:table-cell office:value-type="string">
            <text:p>69,259857</text:p>
          </table:table-cell>
          <table:table-cell office:value-type="string">
            <text:p>16699,781250</text:p>
          </table:table-cell>
          <table:table-cell office:value-type="string">
            <text:p>221,602203</text:p>
          </table:table-cell>
          <table:table-cell office:value-type="string">
            <text:p>7508,019043</text:p>
          </table:table-cell>
          <table:table-cell office:value-type="string">
            <text:p>98,445969</text:p>
          </table:table-cell>
          <table:table-cell office:value-type="string">
            <text:p>1421,025635</text:p>
          </table:table-cell>
          <table:table-cell office:value-type="string">
            <text:p>37,956566</text:p>
          </table:table-cell>
          <table:table-cell office:value-type="string">
            <text:p>22,794123</text:p>
          </table:table-cell>
          <table:table-cell office:value-type="string">
            <text:p>5,622067</text:p>
          </table:table-cell>
          <table:table-cell office:value-type="string">
            <text:p>37,888653</text:p>
          </table:table-cell>
          <table:table-cell office:value-type="string">
            <text:p>7,393203</text:p>
          </table:table-cell>
          <table:table-cell office:value-type="string">
            <text:p>233,573669</text:p>
          </table:table-cell>
          <table:table-cell office:value-type="string">
            <text:p>6,800594</text:p>
          </table:table-cell>
          <table:table-cell office:value-type="string">
            <text:p>13011,329102</text:p>
          </table:table-cell>
          <table:table-cell office:value-type="string">
            <text:p>216,648621</text:p>
          </table:table-cell>
          <table:table-cell office:value-type="string">
            <text:p>27,898212</text:p>
          </table:table-cell>
          <table:table-cell office:value-type="string">
            <text:p>7,378370</text:p>
          </table:table-cell>
          <table:table-cell office:value-type="string">
            <text:p>25,798498</text:p>
          </table:table-cell>
          <table:table-cell office:value-type="string">
            <text:p>14,330562</text:p>
          </table:table-cell>
          <table:table-cell office:value-type="string">
            <text:p>368,860809</text:p>
          </table:table-cell>
          <table:table-cell office:value-type="string">
            <text:p>19,050039</text:p>
          </table:table-cell>
          <table:table-cell office:value-type="string">
            <text:p>218,520813</text:p>
          </table:table-cell>
          <table:table-cell office:value-type="string">
            <text:p>9,248694</text:p>
          </table:table-cell>
          <table:table-cell office:value-type="string">
            <text:p>48,303398</text:p>
          </table:table-cell>
          <table:table-cell office:value-type="string">
            <text:p>9,255489</text:p>
          </table:table-cell>
          <table:table-cell office:value-type="string">
            <text:p>83,032242</text:p>
          </table:table-cell>
          <table:table-cell office:value-type="string">
            <text:p>9,535102</text:p>
          </table:table-cell>
          <table:table-cell office:value-type="string">
            <text:p>62,007252</text:p>
          </table:table-cell>
          <table:table-cell office:value-type="string">
            <text:p>9,897867</text:p>
          </table:table-cell>
          <table:table-cell office:value-type="string">
            <text:p>198,046753</text:p>
          </table:table-cell>
          <table:table-cell office:value-type="string">
            <text:p>19,419241</text:p>
          </table:table-cell>
        </table:table-row>
        <table:table-row table:style-name="ro1">
          <table:table-cell office:value-type="string">
            <text:p>AFR331 <text:s text:c="5"/></text:p>
          </table:table-cell>
          <table:table-cell office:value-type="string">
            <text:p>4526,586914</text:p>
          </table:table-cell>
          <table:table-cell office:value-type="string">
            <text:p>948,958374</text:p>
          </table:table-cell>
          <table:table-cell office:value-type="string">
            <text:p>1030,946533</text:p>
          </table:table-cell>
          <table:table-cell office:value-type="string">
            <text:p>491,373077</text:p>
          </table:table-cell>
          <table:table-cell office:value-type="string">
            <text:p>10932,401367</text:p>
          </table:table-cell>
          <table:table-cell office:value-type="string">
            <text:p>320,712555</text:p>
          </table:table-cell>
          <table:table-cell office:value-type="string">
            <text:p>26261,111328</text:p>
          </table:table-cell>
          <table:table-cell office:value-type="string">
            <text:p>559,737793</text:p>
          </table:table-cell>
          <table:table-cell office:value-type="string">
            <text:p>233,886871</text:p>
          </table:table-cell>
          <table:table-cell office:value-type="string">
            <text:p>37,584282</text:p>
          </table:table-cell>
          <table:table-cell office:value-type="string">
            <text:p>5587,262695</text:p>
          </table:table-cell>
          <table:table-cell office:value-type="string">
            <text:p>109,284515</text:p>
          </table:table-cell>
          <table:table-cell office:value-type="string">
            <text:p>10961,426758</text:p>
          </table:table-cell>
          <table:table-cell office:value-type="string">
            <text:p>185,612228</text:p>
          </table:table-cell>
          <table:table-cell office:value-type="string">
            <text:p>12120,926758</text:p>
          </table:table-cell>
          <table:table-cell office:value-type="string">
            <text:p>162,148300</text:p>
          </table:table-cell>
          <table:table-cell office:value-type="string">
            <text:p>9687,935547</text:p>
          </table:table-cell>
          <table:table-cell office:value-type="string">
            <text:p>123,984955</text:p>
          </table:table-cell>
          <table:table-cell office:value-type="string">
            <text:p>1013,248962</text:p>
          </table:table-cell>
          <table:table-cell office:value-type="string">
            <text:p>27,747660</text:p>
          </table:table-cell>
          <table:table-cell office:value-type="string">
            <text:p>15,986690</text:p>
          </table:table-cell>
          <table:table-cell office:value-type="string">
            <text:p>6,721579</text:p>
          </table:table-cell>
          <table:table-cell office:value-type="string">
            <text:p>64,210953</text:p>
          </table:table-cell>
          <table:table-cell office:value-type="string">
            <text:p>8,355095</text:p>
          </table:table-cell>
          <table:table-cell office:value-type="string">
            <text:p>159,649124</text:p>
          </table:table-cell>
          <table:table-cell office:value-type="string">
            <text:p>6,915219</text:p>
          </table:table-cell>
          <table:table-cell office:value-type="string">
            <text:p>10869,836914</text:p>
          </table:table-cell>
          <table:table-cell office:value-type="string">
            <text:p>181,426376</text:p>
          </table:table-cell>
          <table:table-cell office:value-type="string">
            <text:p>67,402077</text:p>
          </table:table-cell>
          <table:table-cell office:value-type="string">
            <text:p>9,988972</text:p>
          </table:table-cell>
          <table:table-cell office:value-type="string">
            <text:p>77,021309</text:p>
          </table:table-cell>
          <table:table-cell office:value-type="string">
            <text:p>16,160524</text:p>
          </table:table-cell>
          <table:table-cell office:value-type="string">
            <text:p>574,948669</text:p>
          </table:table-cell>
          <table:table-cell office:value-type="string">
            <text:p>21,267881</text:p>
          </table:table-cell>
          <table:table-cell office:value-type="string">
            <text:p>141,107712</text:p>
          </table:table-cell>
          <table:table-cell office:value-type="string">
            <text:p>11,815984</text:p>
          </table:table-cell>
          <table:table-cell office:value-type="string">
            <text:p>38,526848</text:p>
          </table:table-cell>
          <table:table-cell office:value-type="string">
            <text:p>12,568587</text:p>
          </table:table-cell>
          <table:table-cell office:value-type="string">
            <text:p>80,611099</text:p>
          </table:table-cell>
          <table:table-cell office:value-type="string">
            <text:p>12,968588</text:p>
          </table:table-cell>
          <table:table-cell office:value-type="string">
            <text:p>33,111481</text:p>
          </table:table-cell>
          <table:table-cell office:value-type="string">
            <text:p>13,471503</text:p>
          </table:table-cell>
          <table:table-cell office:value-type="string">
            <text:p>286,870087</text:p>
          </table:table-cell>
          <table:table-cell office:value-type="string">
            <text:p>26,417562</text:p>
          </table:table-cell>
        </table:table-row>
        <table:table-row table:style-name="ro1">
          <table:table-cell office:value-type="string">
            <text:p>AFR332 <text:s text:c="5"/></text:p>
          </table:table-cell>
          <table:table-cell office:value-type="string">
            <text:p>8276,533203</text:p>
          </table:table-cell>
          <table:table-cell office:value-type="string">
            <text:p>1129,466309</text:p>
          </table:table-cell>
          <table:table-cell office:value-type="string">
            <text:p>2099,969238</text:p>
          </table:table-cell>
          <table:table-cell office:value-type="string">
            <text:p>543,696045</text:p>
          </table:table-cell>
          <table:table-cell office:value-type="string">
            <text:p>23811,585938</text:p>
          </table:table-cell>
          <table:table-cell office:value-type="string">
            <text:p>600,401001</text:p>
          </table:table-cell>
          <table:table-cell office:value-type="string">
            <text:p>52770,210938</text:p>
          </table:table-cell>
          <table:table-cell office:value-type="string">
            <text:p>1118,391235</text:p>
          </table:table-cell>
          <table:table-cell office:value-type="string">
            <text:p>481,842072</text:p>
          </table:table-cell>
          <table:table-cell office:value-type="string">
            <text:p>45,823990</text:p>
          </table:table-cell>
          <table:table-cell office:value-type="string">
            <text:p>8830,450195</text:p>
          </table:table-cell>
          <table:table-cell office:value-type="string">
            <text:p>167,501541</text:p>
          </table:table-cell>
          <table:table-cell office:value-type="string">
            <text:p>21814,482422</text:p>
          </table:table-cell>
          <table:table-cell office:value-type="string">
            <text:p>361,104858</text:p>
          </table:table-cell>
          <table:table-cell office:value-type="string">
            <text:p>15590,799805</text:p>
          </table:table-cell>
          <table:table-cell office:value-type="string">
            <text:p>207,574081</text:p>
          </table:table-cell>
          <table:table-cell office:value-type="string">
            <text:p>18096,289063</text:p>
          </table:table-cell>
          <table:table-cell office:value-type="string">
            <text:p>230,340729</text:p>
          </table:table-cell>
          <table:table-cell office:value-type="string">
            <text:p>2062,610352</text:p>
          </table:table-cell>
          <table:table-cell office:value-type="string">
            <text:p>54,690983</text:p>
          </table:table-cell>
          <table:table-cell office:value-type="string">
            <text:p>33,382729</text:p>
          </table:table-cell>
          <table:table-cell office:value-type="string">
            <text:p>7,392598</text:p>
          </table:table-cell>
          <table:table-cell office:value-type="string">
            <text:p>55,240585</text:p>
          </table:table-cell>
          <table:table-cell office:value-type="string">
            <text:p>8,423374</text:p>
          </table:table-cell>
          <table:table-cell office:value-type="string">
            <text:p>283,301117</text:p>
          </table:table-cell>
          <table:table-cell office:value-type="string">
            <text:p>8,629747</text:p>
          </table:table-cell>
          <table:table-cell office:value-type="string">
            <text:p>18528,431641</text:p>
          </table:table-cell>
          <table:table-cell office:value-type="string">
            <text:p>307,854614</text:p>
          </table:table-cell>
          <table:table-cell office:value-type="string">
            <text:p>44,104137</text:p>
          </table:table-cell>
          <table:table-cell office:value-type="string">
            <text:p>9,933946</text:p>
          </table:table-cell>
          <table:table-cell office:value-type="string">
            <text:p>116,681984</text:p>
          </table:table-cell>
          <table:table-cell office:value-type="string">
            <text:p>16,304653</text:p>
          </table:table-cell>
          <table:table-cell office:value-type="string">
            <text:p>550,548828</text:p>
          </table:table-cell>
          <table:table-cell office:value-type="string">
            <text:p>21,123734</text:p>
          </table:table-cell>
          <table:table-cell office:value-type="string">
            <text:p>251,974899</text:p>
          </table:table-cell>
          <table:table-cell office:value-type="string">
            <text:p>12,213917</text:p>
          </table:table-cell>
          <table:table-cell office:value-type="string">
            <text:p>51,543343</text:p>
          </table:table-cell>
          <table:table-cell office:value-type="string">
            <text:p>12,500507</text:p>
          </table:table-cell>
          <table:table-cell office:value-type="string">
            <text:p>142,755615</text:p>
          </table:table-cell>
          <table:table-cell office:value-type="string">
            <text:p>13,061044</text:p>
          </table:table-cell>
          <table:table-cell office:value-type="string">
            <text:p>83,699524</text:p>
          </table:table-cell>
          <table:table-cell office:value-type="string">
            <text:p>13,504115</text:p>
          </table:table-cell>
          <table:table-cell office:value-type="string">
            <text:p>280,167633</text:p>
          </table:table-cell>
          <table:table-cell office:value-type="string">
            <text:p>26,274979</text:p>
          </table:table-cell>
        </table:table-row>
        <table:table-row table:style-name="ro1">
          <table:table-cell office:value-type="string">
            <text:p>AFR333 <text:s text:c="5"/></text:p>
          </table:table-cell>
          <table:table-cell office:value-type="string">
            <text:p>3065,782715</text:p>
          </table:table-cell>
          <table:table-cell office:value-type="string">
            <text:p>944,334290</text:p>
          </table:table-cell>
          <table:table-cell office:value-type="string">
            <text:p>3209,998779</text:p>
          </table:table-cell>
          <table:table-cell office:value-type="string">
            <text:p>525,685669</text:p>
          </table:table-cell>
          <table:table-cell office:value-type="string">
            <text:p>21901,359375</text:p>
          </table:table-cell>
          <table:table-cell office:value-type="string">
            <text:p>548,247070</text:p>
          </table:table-cell>
          <table:table-cell office:value-type="string">
            <text:p>47187,964844</text:p>
          </table:table-cell>
          <table:table-cell office:value-type="string">
            <text:p>988,378235</text:p>
          </table:table-cell>
          <table:table-cell office:value-type="string">
            <text:p>131,242050</text:p>
          </table:table-cell>
          <table:table-cell office:value-type="string">
            <text:p>37,031189</text:p>
          </table:table-cell>
          <table:table-cell office:value-type="string">
            <text:p>6139,668457</text:p>
          </table:table-cell>
          <table:table-cell office:value-type="string">
            <text:p>118,228256</text:p>
          </table:table-cell>
          <table:table-cell office:value-type="string">
            <text:p>2645,739258</text:p>
          </table:table-cell>
          <table:table-cell office:value-type="string">
            <text:p>51,523746</text:p>
          </table:table-cell>
          <table:table-cell office:value-type="string">
            <text:p>13361,683594</text:p>
          </table:table-cell>
          <table:table-cell office:value-type="string">
            <text:p>177,340897</text:p>
          </table:table-cell>
          <table:table-cell office:value-type="string">
            <text:p>5948,895508</text:p>
          </table:table-cell>
          <table:table-cell office:value-type="string">
            <text:p>77,780037</text:p>
          </table:table-cell>
          <table:table-cell office:value-type="string">
            <text:p>1263,748779</text:p>
          </table:table-cell>
          <table:table-cell office:value-type="string">
            <text:p>34,175755</text:p>
          </table:table-cell>
          <table:table-cell office:value-type="string">
            <text:p>22,124191</text:p>
          </table:table-cell>
          <table:table-cell office:value-type="string">
            <text:p>7,058468</text:p>
          </table:table-cell>
          <table:table-cell office:value-type="string">
            <text:p>43,543091</text:p>
          </table:table-cell>
          <table:table-cell office:value-type="string">
            <text:p>8,425801</text:p>
          </table:table-cell>
          <table:table-cell office:value-type="string">
            <text:p>192,466125</text:p>
          </table:table-cell>
          <table:table-cell office:value-type="string">
            <text:p>7,481185</text:p>
          </table:table-cell>
          <table:table-cell office:value-type="string">
            <text:p>11497,668945</text:p>
          </table:table-cell>
          <table:table-cell office:value-type="string">
            <text:p>191,813370</text:p>
          </table:table-cell>
          <table:table-cell office:value-type="string">
            <text:p>69,152657</text:p>
          </table:table-cell>
          <table:table-cell office:value-type="string">
            <text:p>10,110970</text:p>
          </table:table-cell>
          <table:table-cell office:value-type="string">
            <text:p>52,264420</text:p>
          </table:table-cell>
          <table:table-cell office:value-type="string">
            <text:p>16,329571</text:p>
          </table:table-cell>
          <table:table-cell office:value-type="string">
            <text:p>399,259064</text:p>
          </table:table-cell>
          <table:table-cell office:value-type="string">
            <text:p>20,353777</text:p>
          </table:table-cell>
          <table:table-cell office:value-type="string">
            <text:p>214,482864</text:p>
          </table:table-cell>
          <table:table-cell office:value-type="string">
            <text:p>12,263784</text:p>
          </table:table-cell>
          <table:table-cell office:value-type="string">
            <text:p>50,471607</text:p>
          </table:table-cell>
          <table:table-cell office:value-type="string">
            <text:p>12,735409</text:p>
          </table:table-cell>
          <table:table-cell office:value-type="string">
            <text:p>91,907356</text:p>
          </table:table-cell>
          <table:table-cell office:value-type="string">
            <text:p>13,103396</text:p>
          </table:table-cell>
          <table:table-cell office:value-type="string">
            <text:p>56,308979</text:p>
          </table:table-cell>
          <table:table-cell office:value-type="string">
            <text:p>13,652167</text:p>
          </table:table-cell>
          <table:table-cell office:value-type="string">
            <text:p>301,782257</text:p>
          </table:table-cell>
          <table:table-cell office:value-type="string">
            <text:p>26,753546</text:p>
          </table:table-cell>
        </table:table-row>
        <table:table-row table:style-name="ro1">
          <table:table-cell office:value-type="string">
            <text:p>AFR334 <text:s text:c="5"/></text:p>
          </table:table-cell>
          <table:table-cell office:value-type="string">
            <text:p>2377,054199</text:p>
          </table:table-cell>
          <table:table-cell office:value-type="string">
            <text:p>880,652222</text:p>
          </table:table-cell>
          <table:table-cell office:value-type="string">
            <text:p>3356,711670</text:p>
          </table:table-cell>
          <table:table-cell office:value-type="string">
            <text:p>514,271179</text:p>
          </table:table-cell>
          <table:table-cell office:value-type="string">
            <text:p>21520,410156</text:p>
          </table:table-cell>
          <table:table-cell office:value-type="string">
            <text:p>540,468445</text:p>
          </table:table-cell>
          <table:table-cell office:value-type="string">
            <text:p>46766,031250</text:p>
          </table:table-cell>
          <table:table-cell office:value-type="string">
            <text:p>979,528198</text:p>
          </table:table-cell>
          <table:table-cell office:value-type="string">
            <text:p>123,464729</text:p>
          </table:table-cell>
          <table:table-cell office:value-type="string">
            <text:p>35,404305</text:p>
          </table:table-cell>
          <table:table-cell office:value-type="string">
            <text:p>6317,564941</text:p>
          </table:table-cell>
          <table:table-cell office:value-type="string">
            <text:p>121,216049</text:p>
          </table:table-cell>
          <table:table-cell office:value-type="string">
            <text:p>3826,768066</text:p>
          </table:table-cell>
          <table:table-cell office:value-type="string">
            <text:p>69,589691</text:p>
          </table:table-cell>
          <table:table-cell office:value-type="string">
            <text:p>14935,504883</text:p>
          </table:table-cell>
          <table:table-cell office:value-type="string">
            <text:p>197,782700</text:p>
          </table:table-cell>
          <table:table-cell office:value-type="string">
            <text:p>6700,333496</text:p>
          </table:table-cell>
          <table:table-cell office:value-type="string">
            <text:p>87,015945</text:p>
          </table:table-cell>
          <table:table-cell office:value-type="string">
            <text:p>1310,173584</text:p>
          </table:table-cell>
          <table:table-cell office:value-type="string">
            <text:p>35,280106</text:p>
          </table:table-cell>
          <table:table-cell office:value-type="string">
            <text:p>13,139123</text:p>
          </table:table-cell>
          <table:table-cell office:value-type="string">
            <text:p>6,558713</text:p>
          </table:table-cell>
          <table:table-cell office:value-type="string">
            <text:p>44,085522</text:p>
          </table:table-cell>
          <table:table-cell office:value-type="string">
            <text:p>8,062856</text:p>
          </table:table-cell>
          <table:table-cell office:value-type="string">
            <text:p>208,430130</text:p>
          </table:table-cell>
          <table:table-cell office:value-type="string">
            <text:p>7,294717</text:p>
          </table:table-cell>
          <table:table-cell office:value-type="string">
            <text:p>11743,180664</text:p>
          </table:table-cell>
          <table:table-cell office:value-type="string">
            <text:p>195,816528</text:p>
          </table:table-cell>
          <table:table-cell office:value-type="string">
            <text:p>42,026680</text:p>
          </table:table-cell>
          <table:table-cell office:value-type="string">
            <text:p>9,220877</text:p>
          </table:table-cell>
          <table:table-cell office:value-type="string">
            <text:p>33,857346</text:p>
          </table:table-cell>
          <table:table-cell office:value-type="string">
            <text:p>15,662732</text:p>
          </table:table-cell>
          <table:table-cell office:value-type="string">
            <text:p>327,378815</text:p>
          </table:table-cell>
          <table:table-cell office:value-type="string">
            <text:p>19,624956</text:p>
          </table:table-cell>
          <table:table-cell office:value-type="string">
            <text:p>198,808548</text:p>
          </table:table-cell>
          <table:table-cell office:value-type="string">
            <text:p>11,222006</text:p>
          </table:table-cell>
          <table:table-cell office:value-type="string">
            <text:p>53,606495</text:p>
          </table:table-cell>
          <table:table-cell office:value-type="string">
            <text:p>11,656565</text:p>
          </table:table-cell>
          <table:table-cell office:value-type="string">
            <text:p>89,616028</text:p>
          </table:table-cell>
          <table:table-cell office:value-type="string">
            <text:p>11,961680</text:p>
          </table:table-cell>
          <table:table-cell office:value-type="string">
            <text:p>44,204918</text:p>
          </table:table-cell>
          <table:table-cell office:value-type="string">
            <text:p>12,494943</text:p>
          </table:table-cell>
          <table:table-cell office:value-type="string">
            <text:p>188,723602</text:p>
          </table:table-cell>
          <table:table-cell office:value-type="string">
            <text:p>23,998585</text:p>
          </table:table-cell>
        </table:table-row>
        <table:table-row table:style-name="ro1">
          <table:table-cell office:value-type="string">
            <text:p>AFR335 <text:s text:c="5"/></text:p>
          </table:table-cell>
          <table:table-cell office:value-type="string">
            <text:p>3120,645020</text:p>
          </table:table-cell>
          <table:table-cell office:value-type="string">
            <text:p>742,324158</text:p>
          </table:table-cell>
          <table:table-cell office:value-type="string">
            <text:p>4392,545898</text:p>
          </table:table-cell>
          <table:table-cell office:value-type="string">
            <text:p>484,503540</text:p>
          </table:table-cell>
          <table:table-cell office:value-type="string">
            <text:p>27876,214844</text:p>
          </table:table-cell>
          <table:table-cell office:value-type="string">
            <text:p>670,754150</text:p>
          </table:table-cell>
          <table:table-cell office:value-type="string">
            <text:p>62225,574219</text:p>
          </table:table-cell>
          <table:table-cell office:value-type="string">
            <text:p>1296,602905</text:p>
          </table:table-cell>
          <table:table-cell office:value-type="string">
            <text:p>189,120728</text:p>
          </table:table-cell>
          <table:table-cell office:value-type="string">
            <text:p>31,038261</text:p>
          </table:table-cell>
          <table:table-cell office:value-type="string">
            <text:p>5998,079102</text:p>
          </table:table-cell>
          <table:table-cell office:value-type="string">
            <text:p>114,852486</text:p>
          </table:table-cell>
          <table:table-cell office:value-type="string">
            <text:p>4040,800781</text:p>
          </table:table-cell>
          <table:table-cell office:value-type="string">
            <text:p>72,202118</text:p>
          </table:table-cell>
          <table:table-cell office:value-type="string">
            <text:p>10352,115234</text:p>
          </table:table-cell>
          <table:table-cell office:value-type="string">
            <text:p>138,115158</text:p>
          </table:table-cell>
          <table:table-cell office:value-type="string">
            <text:p>8797,046875</text:p>
          </table:table-cell>
          <table:table-cell office:value-type="string">
            <text:p>112,764969</text:p>
          </table:table-cell>
          <table:table-cell office:value-type="string">
            <text:p>1640,269043</text:p>
          </table:table-cell>
          <table:table-cell office:value-type="string">
            <text:p>43,592010</text:p>
          </table:table-cell>
          <table:table-cell office:value-type="string">
            <text:p>20,391499</text:p>
          </table:table-cell>
          <table:table-cell office:value-type="string">
            <text:p>5,557423</text:p>
          </table:table-cell>
          <table:table-cell office:value-type="string">
            <text:p>47,714268</text:p>
          </table:table-cell>
          <table:table-cell office:value-type="string">
            <text:p>7,338857</text:p>
          </table:table-cell>
          <table:table-cell office:value-type="string">
            <text:p>241,485336</text:p>
          </table:table-cell>
          <table:table-cell office:value-type="string">
            <text:p>6,834590</text:p>
          </table:table-cell>
          <table:table-cell office:value-type="string">
            <text:p>14474,925781</text:p>
          </table:table-cell>
          <table:table-cell office:value-type="string">
            <text:p>240,805847</text:p>
          </table:table-cell>
          <table:table-cell office:value-type="string">
            <text:p>15,027837</text:p>
          </table:table-cell>
          <table:table-cell office:value-type="string">
            <text:p>6,8670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6,925079</text:p>
          </table:table-cell>
          <table:table-cell office:value-type="string">
            <text:p>18,122410</text:p>
          </table:table-cell>
          <table:table-cell office:value-type="string">
            <text:p>122,426270</text:p>
          </table:table-cell>
          <table:table-cell office:value-type="string">
            <text:p>8,127718</text:p>
          </table:table-cell>
          <table:table-cell office:value-type="string">
            <text:p>44,175518</text:p>
          </table:table-cell>
          <table:table-cell office:value-type="string">
            <text:p>8,528149</text:p>
          </table:table-cell>
          <table:table-cell office:value-type="string">
            <text:p>98,272644</text:p>
          </table:table-cell>
          <table:table-cell office:value-type="string">
            <text:p>8,925343</text:p>
          </table:table-cell>
          <table:table-cell office:value-type="string">
            <text:p>56,758553</text:p>
          </table:table-cell>
          <table:table-cell office:value-type="string">
            <text:p>9,192993</text:p>
          </table:table-cell>
          <table:table-cell office:value-type="string">
            <text:p>110,101891</text:p>
          </table:table-cell>
          <table:table-cell office:value-type="string">
            <text:p>17,586678</text:p>
          </table:table-cell>
        </table:table-row>
        <table:table-row table:style-name="ro1">
          <table:table-cell office:value-type="string">
            <text:p>AFR336 <text:s text:c="5"/></text:p>
          </table:table-cell>
          <table:table-cell office:value-type="string">
            <text:p>2808,564697</text:p>
          </table:table-cell>
          <table:table-cell office:value-type="string">
            <text:p>878,962036</text:p>
          </table:table-cell>
          <table:table-cell office:value-type="string">
            <text:p>3515,429688</text:p>
          </table:table-cell>
          <table:table-cell office:value-type="string">
            <text:p>513,113586</text:p>
          </table:table-cell>
          <table:table-cell office:value-type="string">
            <text:p>23842,402344</text:p>
          </table:table-cell>
          <table:table-cell office:value-type="string">
            <text:p>590,170898</text:p>
          </table:table-cell>
          <table:table-cell office:value-type="string">
            <text:p>51574,929688</text:p>
          </table:table-cell>
          <table:table-cell office:value-type="string">
            <text:p>1078,148315</text:p>
          </table:table-cell>
          <table:table-cell office:value-type="string">
            <text:p>192,364639</text:p>
          </table:table-cell>
          <table:table-cell office:value-type="string">
            <text:p>34,590618</text:p>
          </table:table-cell>
          <table:table-cell office:value-type="string">
            <text:p>6735,583008</text:p>
          </table:table-cell>
          <table:table-cell office:value-type="string">
            <text:p>128,427414</text:p>
          </table:table-cell>
          <table:table-cell office:value-type="string">
            <text:p>3098,269531</text:p>
          </table:table-cell>
          <table:table-cell office:value-type="string">
            <text:p>57,950745</text:p>
          </table:table-cell>
          <table:table-cell office:value-type="string">
            <text:p>10311,809570</text:p>
          </table:table-cell>
          <table:table-cell office:value-type="string">
            <text:p>137,650864</text:p>
          </table:table-cell>
          <table:table-cell office:value-type="string">
            <text:p>6614,273926</text:p>
          </table:table-cell>
          <table:table-cell office:value-type="string">
            <text:p>85,852402</text:p>
          </table:table-cell>
          <table:table-cell office:value-type="string">
            <text:p>1365,312134</text:p>
          </table:table-cell>
          <table:table-cell office:value-type="string">
            <text:p>36,692863</text:p>
          </table:table-cell>
          <table:table-cell office:value-type="string">
            <text:p>24,395870</text:p>
          </table:table-cell>
          <table:table-cell office:value-type="string">
            <text:p>6,576622</text:p>
          </table:table-cell>
          <table:table-cell office:value-type="string">
            <text:p>48,076271</text:p>
          </table:table-cell>
          <table:table-cell office:value-type="string">
            <text:p>8,058633</text:p>
          </table:table-cell>
          <table:table-cell office:value-type="string">
            <text:p>232,899384</text:p>
          </table:table-cell>
          <table:table-cell office:value-type="string">
            <text:p>7,584341</text:p>
          </table:table-cell>
          <table:table-cell office:value-type="string">
            <text:p>12423,660156</text:p>
          </table:table-cell>
          <table:table-cell office:value-type="string">
            <text:p>207,035904</text:p>
          </table:table-cell>
          <table:table-cell office:value-type="string">
            <text:p>46,366833</text:p>
          </table:table-cell>
          <table:table-cell office:value-type="string">
            <text:p>9,217113</text:p>
          </table:table-cell>
          <table:table-cell office:value-type="string">
            <text:p>86,840088</text:p>
          </table:table-cell>
          <table:table-cell office:value-type="string">
            <text:p>15,690859</text:p>
          </table:table-cell>
          <table:table-cell office:value-type="string">
            <text:p>458,074280</text:p>
          </table:table-cell>
          <table:table-cell office:value-type="string">
            <text:p>20,221470</text:p>
          </table:table-cell>
          <table:table-cell office:value-type="string">
            <text:p>292,119629</text:p>
          </table:table-cell>
          <table:table-cell office:value-type="string">
            <text:p>11,632458</text:p>
          </table:table-cell>
          <table:table-cell office:value-type="string">
            <text:p>44,585892</text:p>
          </table:table-cell>
          <table:table-cell office:value-type="string">
            <text:p>11,537925</text:p>
          </table:table-cell>
          <table:table-cell office:value-type="string">
            <text:p>86,523766</text:p>
          </table:table-cell>
          <table:table-cell office:value-type="string">
            <text:p>11,891481</text:p>
          </table:table-cell>
          <table:table-cell office:value-type="string">
            <text:p>56,814396</text:p>
          </table:table-cell>
          <table:table-cell office:value-type="string">
            <text:p>12,415065</text:p>
          </table:table-cell>
          <table:table-cell office:value-type="string">
            <text:p>205,855392</text:p>
          </table:table-cell>
          <table:table-cell office:value-type="string">
            <text:p>23,897488</text:p>
          </table:table-cell>
        </table:table-row>
        <table:table-row table:style-name="ro1">
          <table:table-cell office:value-type="string">
            <text:p>AFR337 <text:s text:c="5"/></text:p>
          </table:table-cell>
          <table:table-cell office:value-type="string">
            <text:p>9699,931641</text:p>
          </table:table-cell>
          <table:table-cell office:value-type="string">
            <text:p>1148,768066</text:p>
          </table:table-cell>
          <table:table-cell office:value-type="string">
            <text:p>4339,433105</text:p>
          </table:table-cell>
          <table:table-cell office:value-type="string">
            <text:p>564,639648</text:p>
          </table:table-cell>
          <table:table-cell office:value-type="string">
            <text:p>34751,710938</text:p>
          </table:table-cell>
          <table:table-cell office:value-type="string">
            <text:p>822,589783</text:p>
          </table:table-cell>
          <table:table-cell office:value-type="string">
            <text:p>72516,085938</text:p>
          </table:table-cell>
          <table:table-cell office:value-type="string">
            <text:p>1509,268433</text:p>
          </table:table-cell>
          <table:table-cell office:value-type="string">
            <text:p>783,975403</text:p>
          </table:table-cell>
          <table:table-cell office:value-type="string">
            <text:p>48,943615</text:p>
          </table:table-cell>
          <table:table-cell office:value-type="string">
            <text:p>10871,583008</text:p>
          </table:table-cell>
          <table:table-cell office:value-type="string">
            <text:p>202,801270</text:p>
          </table:table-cell>
          <table:table-cell office:value-type="string">
            <text:p>25953,023438</text:p>
          </table:table-cell>
          <table:table-cell office:value-type="string">
            <text:p>424,943054</text:p>
          </table:table-cell>
          <table:table-cell office:value-type="string">
            <text:p>19120,494141</text:p>
          </table:table-cell>
          <table:table-cell office:value-type="string">
            <text:p>252,335938</text:p>
          </table:table-cell>
          <table:table-cell office:value-type="string">
            <text:p>26047,472656</text:p>
          </table:table-cell>
          <table:table-cell office:value-type="string">
            <text:p>327,758209</text:p>
          </table:table-cell>
          <table:table-cell office:value-type="string">
            <text:p>3046,001465</text:p>
          </table:table-cell>
          <table:table-cell office:value-type="string">
            <text:p>80,041855</text:p>
          </table:table-cell>
          <table:table-cell office:value-type="string">
            <text:p>51,037647</text:p>
          </table:table-cell>
          <table:table-cell office:value-type="string">
            <text:p>7,488916</text:p>
          </table:table-cell>
          <table:table-cell office:value-type="string">
            <text:p>83,471802</text:p>
          </table:table-cell>
          <table:table-cell office:value-type="string">
            <text:p>8,330182</text:p>
          </table:table-cell>
          <table:table-cell office:value-type="string">
            <text:p>387,903229</text:p>
          </table:table-cell>
          <table:table-cell office:value-type="string">
            <text:p>9,918912</text:p>
          </table:table-cell>
          <table:table-cell office:value-type="string">
            <text:p>25036,951172</text:p>
          </table:table-cell>
          <table:table-cell office:value-type="string">
            <text:p>415,331726</text:p>
          </table:table-cell>
          <table:table-cell office:value-type="string">
            <text:p>37,253922</text:p>
          </table:table-cell>
          <table:table-cell office:value-type="string">
            <text:p>9,158903</text:p>
          </table:table-cell>
          <table:table-cell office:value-type="string">
            <text:p>137,812759</text:p>
          </table:table-cell>
          <table:table-cell office:value-type="string">
            <text:p>15,859159</text:p>
          </table:table-cell>
          <table:table-cell office:value-type="string">
            <text:p>666,796936</text:p>
          </table:table-cell>
          <table:table-cell office:value-type="string">
            <text:p>21,510033</text:p>
          </table:table-cell>
          <table:table-cell office:value-type="string">
            <text:p>190,916580</text:p>
          </table:table-cell>
          <table:table-cell office:value-type="string">
            <text:p>11,003174</text:p>
          </table:table-cell>
          <table:table-cell office:value-type="string">
            <text:p>57,779209</text:p>
          </table:table-cell>
          <table:table-cell office:value-type="string">
            <text:p>11,415201</text:p>
          </table:table-cell>
          <table:table-cell office:value-type="string">
            <text:p>193,109711</text:p>
          </table:table-cell>
          <table:table-cell office:value-type="string">
            <text:p>12,228846</text:p>
          </table:table-cell>
          <table:table-cell office:value-type="string">
            <text:p>127,450905</text:p>
          </table:table-cell>
          <table:table-cell office:value-type="string">
            <text:p>12,575263</text:p>
          </table:table-cell>
          <table:table-cell office:value-type="string">
            <text:p>235,648102</text:p>
          </table:table-cell>
          <table:table-cell office:value-type="string">
            <text:p>23,946806</text:p>
          </table:table-cell>
        </table:table-row>
        <table:table-row table:style-name="ro1">
          <table:table-cell office:value-type="string">
            <text:p>AFR338 <text:s text:c="5"/></text:p>
          </table:table-cell>
          <table:table-cell office:value-type="string">
            <text:p>5895,099609</text:p>
          </table:table-cell>
          <table:table-cell office:value-type="string">
            <text:p>1003,802490</text:p>
          </table:table-cell>
          <table:table-cell office:value-type="string">
            <text:p>3270,653076</text:p>
          </table:table-cell>
          <table:table-cell office:value-type="string">
            <text:p>529,896912</text:p>
          </table:table-cell>
          <table:table-cell office:value-type="string">
            <text:p>27613,480469</text:p>
          </table:table-cell>
          <table:table-cell office:value-type="string">
            <text:p>668,744080</text:p>
          </table:table-cell>
          <table:table-cell office:value-type="string">
            <text:p>63259,394531</text:p>
          </table:table-cell>
          <table:table-cell office:value-type="string">
            <text:p>1318,513916</text:p>
          </table:table-cell>
          <table:table-cell office:value-type="string">
            <text:p>359,102295</text:p>
          </table:table-cell>
          <table:table-cell office:value-type="string">
            <text:p>39,874329</text:p>
          </table:table-cell>
          <table:table-cell office:value-type="string">
            <text:p>7426,826172</text:p>
          </table:table-cell>
          <table:table-cell office:value-type="string">
            <text:p>141,031143</text:p>
          </table:table-cell>
          <table:table-cell office:value-type="string">
            <text:p>15933,977539</text:p>
          </table:table-cell>
          <table:table-cell office:value-type="string">
            <text:p>263,292633</text:p>
          </table:table-cell>
          <table:table-cell office:value-type="string">
            <text:p>11161,835938</text:p>
          </table:table-cell>
          <table:table-cell office:value-type="string">
            <text:p>148,757187</text:p>
          </table:table-cell>
          <table:table-cell office:value-type="string">
            <text:p>14608,748047</text:p>
          </table:table-cell>
          <table:table-cell office:value-type="string">
            <text:p>185,128906</text:p>
          </table:table-cell>
          <table:table-cell office:value-type="string">
            <text:p>2253,545410</text:p>
          </table:table-cell>
          <table:table-cell office:value-type="string">
            <text:p>59,533596</text:p>
          </table:table-cell>
          <table:table-cell office:value-type="string">
            <text:p>51,379181</text:p>
          </table:table-cell>
          <table:table-cell office:value-type="string">
            <text:p>7,057000</text:p>
          </table:table-cell>
          <table:table-cell office:value-type="string">
            <text:p>68,554909</text:p>
          </table:table-cell>
          <table:table-cell office:value-type="string">
            <text:p>8,206268</text:p>
          </table:table-cell>
          <table:table-cell office:value-type="string">
            <text:p>266,164276</text:p>
          </table:table-cell>
          <table:table-cell office:value-type="string">
            <text:p>8,079432</text:p>
          </table:table-cell>
          <table:table-cell office:value-type="string">
            <text:p>20031,580078</text:p>
          </table:table-cell>
          <table:table-cell office:value-type="string">
            <text:p>332,645813</text:p>
          </table:table-cell>
          <table:table-cell office:value-type="string">
            <text:p>38,908707</text:p>
          </table:table-cell>
          <table:table-cell office:value-type="string">
            <text:p>9,171340</text:p>
          </table:table-cell>
          <table:table-cell office:value-type="string">
            <text:p>75,608147</text:p>
          </table:table-cell>
          <table:table-cell office:value-type="string">
            <text:p>15,597439</text:p>
          </table:table-cell>
          <table:table-cell office:value-type="string">
            <text:p>465,885468</text:p>
          </table:table-cell>
          <table:table-cell office:value-type="string">
            <text:p>20,259449</text:p>
          </table:table-cell>
          <table:table-cell office:value-type="string">
            <text:p>132,460495</text:p>
          </table:table-cell>
          <table:table-cell office:value-type="string">
            <text:p>10,748561</text:p>
          </table:table-cell>
          <table:table-cell office:value-type="string">
            <text:p>59,286926</text:p>
          </table:table-cell>
          <table:table-cell office:value-type="string">
            <text:p>11,411492</text:p>
          </table:table-cell>
          <table:table-cell office:value-type="string">
            <text:p>118,533745</text:p>
          </table:table-cell>
          <table:table-cell office:value-type="string">
            <text:p>11,870772</text:p>
          </table:table-cell>
          <table:table-cell office:value-type="string">
            <text:p>95,537514</text:p>
          </table:table-cell>
          <table:table-cell office:value-type="string">
            <text:p>12,390244</text:p>
          </table:table-cell>
          <table:table-cell office:value-type="string">
            <text:p>131,282852</text:p>
          </table:table-cell>
          <table:table-cell office:value-type="string">
            <text:p>23,405373</text:p>
          </table:table-cell>
        </table:table-row>
        <table:table-row table:style-name="ro1">
          <table:table-cell office:value-type="string">
            <text:p>AFR339 <text:s text:c="5"/></text:p>
          </table:table-cell>
          <table:table-cell office:value-type="string">
            <text:p>4437,250977</text:p>
          </table:table-cell>
          <table:table-cell office:value-type="string">
            <text:p>944,508850</text:p>
          </table:table-cell>
          <table:table-cell office:value-type="string">
            <text:p>3209,998779</text:p>
          </table:table-cell>
          <table:table-cell office:value-type="string">
            <text:p>512,762817</text:p>
          </table:table-cell>
          <table:table-cell office:value-type="string">
            <text:p>21557,085938</text:p>
          </table:table-cell>
          <table:table-cell office:value-type="string">
            <text:p>552,717773</text:p>
          </table:table-cell>
          <table:table-cell office:value-type="string">
            <text:p>47401,250000</text:p>
          </table:table-cell>
          <table:table-cell office:value-type="string">
            <text:p>992,903137</text:p>
          </table:table-cell>
          <table:table-cell office:value-type="string">
            <text:p>98,188484</text:p>
          </table:table-cell>
          <table:table-cell office:value-type="string">
            <text:p>37,639290</text:p>
          </table:table-cell>
          <table:table-cell office:value-type="string">
            <text:p>8011,873047</text:p>
          </table:table-cell>
          <table:table-cell office:value-type="string">
            <text:p>151,439362</text:p>
          </table:table-cell>
          <table:table-cell office:value-type="string">
            <text:p>9652,038086</text:p>
          </table:table-cell>
          <table:table-cell office:value-type="string">
            <text:p>162,474930</text:p>
          </table:table-cell>
          <table:table-cell office:value-type="string">
            <text:p>24897,132813</text:p>
          </table:table-cell>
          <table:table-cell office:value-type="string">
            <text:p>328,254486</text:p>
          </table:table-cell>
          <table:table-cell office:value-type="string">
            <text:p>6998,314453</text:p>
          </table:table-cell>
          <table:table-cell office:value-type="string">
            <text:p>90,838211</text:p>
          </table:table-cell>
          <table:table-cell office:value-type="string">
            <text:p>1288,144165</text:p>
          </table:table-cell>
          <table:table-cell office:value-type="string">
            <text:p>34,698395</text:p>
          </table:table-cell>
          <table:table-cell office:value-type="string">
            <text:p>23,847355</text:p>
          </table:table-cell>
          <table:table-cell office:value-type="string">
            <text:p>6,477010</text:p>
          </table:table-cell>
          <table:table-cell office:value-type="string">
            <text:p>56,819691</text:p>
          </table:table-cell>
          <table:table-cell office:value-type="string">
            <text:p>8,042606</text:p>
          </table:table-cell>
          <table:table-cell office:value-type="string">
            <text:p>199,044830</text:p>
          </table:table-cell>
          <table:table-cell office:value-type="string">
            <text:p>7,084106</text:p>
          </table:table-cell>
          <table:table-cell office:value-type="string">
            <text:p>10579,988281</text:p>
          </table:table-cell>
          <table:table-cell office:value-type="string">
            <text:p>176,603622</text:p>
          </table:table-cell>
          <table:table-cell office:value-type="string">
            <text:p>50,703274</text:p>
          </table:table-cell>
          <table:table-cell office:value-type="string">
            <text:p>9,139272</text:p>
          </table:table-cell>
          <table:table-cell office:value-type="string">
            <text:p>54,482800</text:p>
          </table:table-cell>
          <table:table-cell office:value-type="string">
            <text:p>15,529005</text:p>
          </table:table-cell>
          <table:table-cell office:value-type="string">
            <text:p>509,879395</text:p>
          </table:table-cell>
          <table:table-cell office:value-type="string">
            <text:p>20,521006</text:p>
          </table:table-cell>
          <table:table-cell office:value-type="string">
            <text:p>437,365784</text:p>
          </table:table-cell>
          <table:table-cell office:value-type="string">
            <text:p>12,728724</text:p>
          </table:table-cell>
          <table:table-cell office:value-type="string">
            <text:p>60,961414</text:p>
          </table:table-cell>
          <table:table-cell office:value-type="string">
            <text:p>11,618286</text:p>
          </table:table-cell>
          <table:table-cell office:value-type="string">
            <text:p>81,952843</text:p>
          </table:table-cell>
          <table:table-cell office:value-type="string">
            <text:p>11,869883</text:p>
          </table:table-cell>
          <table:table-cell office:value-type="string">
            <text:p>45,348389</text:p>
          </table:table-cell>
          <table:table-cell office:value-type="string">
            <text:p>12,357312</text:p>
          </table:table-cell>
          <table:table-cell office:value-type="string">
            <text:p>293,006683</text:p>
          </table:table-cell>
          <table:table-cell office:value-type="string">
            <text:p>24,394093</text:p>
          </table:table-cell>
        </table:table-row>
        <table:table-row table:style-name="ro1">
          <table:table-cell office:value-type="string">
            <text:p>AFR340 <text:s text:c="5"/></text:p>
          </table:table-cell>
          <table:table-cell office:value-type="string">
            <text:p>8522,539063</text:p>
          </table:table-cell>
          <table:table-cell office:value-type="string">
            <text:p>1105,813965</text:p>
          </table:table-cell>
          <table:table-cell office:value-type="string">
            <text:p>3236,167969</text:p>
          </table:table-cell>
          <table:table-cell office:value-type="string">
            <text:p>549,329346</text:p>
          </table:table-cell>
          <table:table-cell office:value-type="string">
            <text:p>29518,738281</text:p>
          </table:table-cell>
          <table:table-cell office:value-type="string">
            <text:p>711,771729</text:p>
          </table:table-cell>
          <table:table-cell office:value-type="string">
            <text:p>61169,910156</text:p>
          </table:table-cell>
          <table:table-cell office:value-type="string">
            <text:p>1276,083984</text:p>
          </table:table-cell>
          <table:table-cell office:value-type="string">
            <text:p>579,388916</text:p>
          </table:table-cell>
          <table:table-cell office:value-type="string">
            <text:p>45,619202</text:p>
          </table:table-cell>
          <table:table-cell office:value-type="string">
            <text:p>9494,510742</text:p>
          </table:table-cell>
          <table:table-cell office:value-type="string">
            <text:p>178,234634</text:p>
          </table:table-cell>
          <table:table-cell office:value-type="string">
            <text:p>21099,220703</text:p>
          </table:table-cell>
          <table:table-cell office:value-type="string">
            <text:p>346,715363</text:p>
          </table:table-cell>
          <table:table-cell office:value-type="string">
            <text:p>16489,064453</text:p>
          </table:table-cell>
          <table:table-cell office:value-type="string">
            <text:p>218,101227</text:p>
          </table:table-cell>
          <table:table-cell office:value-type="string">
            <text:p>21190,898438</text:p>
          </table:table-cell>
          <table:table-cell office:value-type="string">
            <text:p>267,212891</text:p>
          </table:table-cell>
          <table:table-cell office:value-type="string">
            <text:p>2487,958984</text:p>
          </table:table-cell>
          <table:table-cell office:value-type="string">
            <text:p>65,644104</text:p>
          </table:table-cell>
          <table:table-cell office:value-type="string">
            <text:p>32,543495</text:p>
          </table:table-cell>
          <table:table-cell office:value-type="string">
            <text:p>7,391309</text:p>
          </table:table-cell>
          <table:table-cell office:value-type="string">
            <text:p>54,431740</text:p>
          </table:table-cell>
          <table:table-cell office:value-type="string">
            <text:p>8,346867</text:p>
          </table:table-cell>
          <table:table-cell office:value-type="string">
            <text:p>323,400116</text:p>
          </table:table-cell>
          <table:table-cell office:value-type="string">
            <text:p>9,098244</text:p>
          </table:table-cell>
          <table:table-cell office:value-type="string">
            <text:p>20821,857422</text:p>
          </table:table-cell>
          <table:table-cell office:value-type="string">
            <text:p>345,722260</text:p>
          </table:table-cell>
          <table:table-cell office:value-type="string">
            <text:p>40,650875</text:p>
          </table:table-cell>
          <table:table-cell office:value-type="string">
            <text:p>9,705521</text:p>
          </table:table-cell>
          <table:table-cell office:value-type="string">
            <text:p>107,292587</text:p>
          </table:table-cell>
          <table:table-cell office:value-type="string">
            <text:p>16,114431</text:p>
          </table:table-cell>
          <table:table-cell office:value-type="string">
            <text:p>546,394470</text:p>
          </table:table-cell>
          <table:table-cell office:value-type="string">
            <text:p>20,983429</text:p>
          </table:table-cell>
          <table:table-cell office:value-type="string">
            <text:p>159,425186</text:p>
          </table:table-cell>
          <table:table-cell office:value-type="string">
            <text:p>11,475286</text:p>
          </table:table-cell>
          <table:table-cell office:value-type="string">
            <text:p>62,797134</text:p>
          </table:table-cell>
          <table:table-cell office:value-type="string">
            <text:p>12,101779</text:p>
          </table:table-cell>
          <table:table-cell office:value-type="string">
            <text:p>168,832764</text:p>
          </table:table-cell>
          <table:table-cell office:value-type="string">
            <text:p>12,799840</text:p>
          </table:table-cell>
          <table:table-cell office:value-type="string">
            <text:p>99,081520</text:p>
          </table:table-cell>
          <table:table-cell office:value-type="string">
            <text:p>13,179144</text:p>
          </table:table-cell>
          <table:table-cell office:value-type="string">
            <text:p>242,197998</text:p>
          </table:table-cell>
          <table:table-cell office:value-type="string">
            <text:p>25,372919</text:p>
          </table:table-cell>
        </table:table-row>
        <table:table-row table:style-name="ro1">
          <table:table-cell office:value-type="string">
            <text:p>AFR341 <text:s text:c="5"/></text:p>
          </table:table-cell>
          <table:table-cell office:value-type="string">
            <text:p>7666,599121</text:p>
          </table:table-cell>
          <table:table-cell office:value-type="string">
            <text:p>1243,466309</text:p>
          </table:table-cell>
          <table:table-cell office:value-type="string">
            <text:p>4701,816406</text:p>
          </table:table-cell>
          <table:table-cell office:value-type="string">
            <text:p>626,667297</text:p>
          </table:table-cell>
          <table:table-cell office:value-type="string">
            <text:p>40237,074219</text:p>
          </table:table-cell>
          <table:table-cell office:value-type="string">
            <text:p>962,242676</text:p>
          </table:table-cell>
          <table:table-cell office:value-type="string">
            <text:p>93399,375000</text:p>
          </table:table-cell>
          <table:table-cell office:value-type="string">
            <text:p>1941,169434</text:p>
          </table:table-cell>
          <table:table-cell office:value-type="string">
            <text:p>301,153046</text:p>
          </table:table-cell>
          <table:table-cell office:value-type="string">
            <text:p>47,694267</text:p>
          </table:table-cell>
          <table:table-cell office:value-type="string">
            <text:p>7247,062500</text:p>
          </table:table-cell>
          <table:table-cell office:value-type="string">
            <text:p>139,863174</text:p>
          </table:table-cell>
          <table:table-cell office:value-type="string">
            <text:p>20592,892578</text:p>
          </table:table-cell>
          <table:table-cell office:value-type="string">
            <text:p>339,540222</text:p>
          </table:table-cell>
          <table:table-cell office:value-type="string">
            <text:p>15613,672852</text:p>
          </table:table-cell>
          <table:table-cell office:value-type="string">
            <text:p>207,247070</text:p>
          </table:table-cell>
          <table:table-cell office:value-type="string">
            <text:p>16629,869141</text:p>
          </table:table-cell>
          <table:table-cell office:value-type="string">
            <text:p>210,826950</text:p>
          </table:table-cell>
          <table:table-cell office:value-type="string">
            <text:p>2652,227295</text:p>
          </table:table-cell>
          <table:table-cell office:value-type="string">
            <text:p>70,100052</text:p>
          </table:table-cell>
          <table:table-cell office:value-type="string">
            <text:p>49,653671</text:p>
          </table:table-cell>
          <table:table-cell office:value-type="string">
            <text:p>8,603001</text:p>
          </table:table-cell>
          <table:table-cell office:value-type="string">
            <text:p>75,183258</text:p>
          </table:table-cell>
          <table:table-cell office:value-type="string">
            <text:p>9,198313</text:p>
          </table:table-cell>
          <table:table-cell office:value-type="string">
            <text:p>342,479218</text:p>
          </table:table-cell>
          <table:table-cell office:value-type="string">
            <text:p>10,169721</text:p>
          </table:table-cell>
          <table:table-cell office:value-type="string">
            <text:p>29877,388672</text:p>
          </table:table-cell>
          <table:table-cell office:value-type="string">
            <text:p>495,453491</text:p>
          </table:table-cell>
          <table:table-cell office:value-type="string">
            <text:p>40,222618</text:p>
          </table:table-cell>
          <table:table-cell office:value-type="string">
            <text:p>11,353748</text:p>
          </table:table-cell>
          <table:table-cell office:value-type="string">
            <text:p>174,744156</text:p>
          </table:table-cell>
          <table:table-cell office:value-type="string">
            <text:p>17,573364</text:p>
          </table:table-cell>
          <table:table-cell office:value-type="string">
            <text:p>449,791046</text:p>
          </table:table-cell>
          <table:table-cell office:value-type="string">
            <text:p>21,269171</text:p>
          </table:table-cell>
          <table:table-cell office:value-type="string">
            <text:p>213,895264</text:p>
          </table:table-cell>
          <table:table-cell office:value-type="string">
            <text:p>13,542524</text:p>
          </table:table-cell>
          <table:table-cell office:value-type="string">
            <text:p>73,621605</text:p>
          </table:table-cell>
          <table:table-cell office:value-type="string">
            <text:p>14,224913</text:p>
          </table:table-cell>
          <table:table-cell office:value-type="string">
            <text:p>160,641220</text:p>
          </table:table-cell>
          <table:table-cell office:value-type="string">
            <text:p>14,828258</text:p>
          </table:table-cell>
          <table:table-cell office:value-type="string">
            <text:p>126,997597</text:p>
          </table:table-cell>
          <table:table-cell office:value-type="string">
            <text:p>15,464988</text:p>
          </table:table-cell>
          <table:table-cell office:value-type="string">
            <text:p>304,635651</text:p>
          </table:table-cell>
          <table:table-cell office:value-type="string">
            <text:p>29,745825</text:p>
          </table:table-cell>
        </table:table-row>
        <table:table-row table:style-name="ro1">
          <table:table-cell office:value-type="string">
            <text:p>AFR342 <text:s text:c="5"/></text:p>
          </table:table-cell>
          <table:table-cell office:value-type="string">
            <text:p>2089,360840</text:p>
          </table:table-cell>
          <table:table-cell office:value-type="string">
            <text:p>832,264709</text:p>
          </table:table-cell>
          <table:table-cell office:value-type="string">
            <text:p>6572,171875</text:p>
          </table:table-cell>
          <table:table-cell office:value-type="string">
            <text:p>561,145630</text:p>
          </table:table-cell>
          <table:table-cell office:value-type="string">
            <text:p>35697,843750</text:p>
          </table:table-cell>
          <table:table-cell office:value-type="string">
            <text:p>837,060669</text:p>
          </table:table-cell>
          <table:table-cell office:value-type="string">
            <text:p>81158,156250</text:p>
          </table:table-cell>
          <table:table-cell office:value-type="string">
            <text:p>1686,062988</text:p>
          </table:table-cell>
          <table:table-cell office:value-type="string">
            <text:p>214,848083</text:p>
          </table:table-cell>
          <table:table-cell office:value-type="string">
            <text:p>34,927288</text:p>
          </table:table-cell>
          <table:table-cell office:value-type="string">
            <text:p>5677,956543</text:p>
          </table:table-cell>
          <table:table-cell office:value-type="string">
            <text:p>109,682350</text:p>
          </table:table-cell>
          <table:table-cell office:value-type="string">
            <text:p>2912,075684</text:p>
          </table:table-cell>
          <table:table-cell office:value-type="string">
            <text:p>54,922440</text:p>
          </table:table-cell>
          <table:table-cell office:value-type="string">
            <text:p>10439,734375</text:p>
          </table:table-cell>
          <table:table-cell office:value-type="string">
            <text:p>139,320023</text:p>
          </table:table-cell>
          <table:table-cell office:value-type="string">
            <text:p>10916,863281</text:p>
          </table:table-cell>
          <table:table-cell office:value-type="string">
            <text:p>139,173691</text:p>
          </table:table-cell>
          <table:table-cell office:value-type="string">
            <text:p>2048,510986</text:p>
          </table:table-cell>
          <table:table-cell office:value-type="string">
            <text:p>54,230938</text:p>
          </table:table-cell>
          <table:table-cell office:value-type="string">
            <text:p>39,386597</text:p>
          </table:table-cell>
          <table:table-cell office:value-type="string">
            <text:p>6,686583</text:p>
          </table:table-cell>
          <table:table-cell office:value-type="string">
            <text:p>58,963573</text:p>
          </table:table-cell>
          <table:table-cell office:value-type="string">
            <text:p>7,961472</text:p>
          </table:table-cell>
          <table:table-cell office:value-type="string">
            <text:p>296,961853</text:p>
          </table:table-cell>
          <table:table-cell office:value-type="string">
            <text:p>8,310109</text:p>
          </table:table-cell>
          <table:table-cell office:value-type="string">
            <text:p>16796,902344</text:p>
          </table:table-cell>
          <table:table-cell office:value-type="string">
            <text:p>279,208313</text:p>
          </table:table-cell>
          <table:table-cell office:value-type="string">
            <text:p>42,212479</text:p>
          </table:table-cell>
          <table:table-cell office:value-type="string">
            <text:p>8,646743</text:p>
          </table:table-cell>
          <table:table-cell office:value-type="string">
            <text:p>23,022114</text:p>
          </table:table-cell>
          <table:table-cell office:value-type="string">
            <text:p>15,081076</text:p>
          </table:table-cell>
          <table:table-cell office:value-type="string">
            <text:p>163,660690</text:p>
          </table:table-cell>
          <table:table-cell office:value-type="string">
            <text:p>18,783215</text:p>
          </table:table-cell>
          <table:table-cell office:value-type="string">
            <text:p>102,337791</text:p>
          </table:table-cell>
          <table:table-cell office:value-type="string">
            <text:p>10,025655</text:p>
          </table:table-cell>
          <table:table-cell office:value-type="string">
            <text:p>46,299809</text:p>
          </table:table-cell>
          <table:table-cell office:value-type="string">
            <text:p>10,709816</text:p>
          </table:table-cell>
          <table:table-cell office:value-type="string">
            <text:p>135,315109</text:p>
          </table:table-cell>
          <table:table-cell office:value-type="string">
            <text:p>11,262028</text:p>
          </table:table-cell>
          <table:table-cell office:value-type="string">
            <text:p>77,309799</text:p>
          </table:table-cell>
          <table:table-cell office:value-type="string">
            <text:p>11,667187</text:p>
          </table:table-cell>
          <table:table-cell office:value-type="string">
            <text:p>112,619873</text:p>
          </table:table-cell>
          <table:table-cell office:value-type="string">
            <text:p>22,075119</text:p>
          </table:table-cell>
        </table:table-row>
        <table:table-row table:style-name="ro1">
          <table:table-cell office:value-type="string">
            <text:p>AFR343 <text:s text:c="5"/></text:p>
          </table:table-cell>
          <table:table-cell office:value-type="string">
            <text:p>5476,378418</text:p>
          </table:table-cell>
          <table:table-cell office:value-type="string">
            <text:p>1090,983276</text:p>
          </table:table-cell>
          <table:table-cell office:value-type="string">
            <text:p>6924,696289</text:p>
          </table:table-cell>
          <table:table-cell office:value-type="string">
            <text:p>622,561340</text:p>
          </table:table-cell>
          <table:table-cell office:value-type="string">
            <text:p>41901,527344</text:p>
          </table:table-cell>
          <table:table-cell office:value-type="string">
            <text:p>1004,276672</text:p>
          </table:table-cell>
          <table:table-cell office:value-type="string">
            <text:p>98269,976563</text:p>
          </table:table-cell>
          <table:table-cell office:value-type="string">
            <text:p>2038,755981</text:p>
          </table:table-cell>
          <table:table-cell office:value-type="string">
            <text:p>168,579254</text:p>
          </table:table-cell>
          <table:table-cell office:value-type="string">
            <text:p>44,313400</text:p>
          </table:table-cell>
          <table:table-cell office:value-type="string">
            <text:p>8735,849609</text:p>
          </table:table-cell>
          <table:table-cell office:value-type="string">
            <text:p>165,825714</text:p>
          </table:table-cell>
          <table:table-cell office:value-type="string">
            <text:p>22747,628906</text:p>
          </table:table-cell>
          <table:table-cell office:value-type="string">
            <text:p>375,543304</text:p>
          </table:table-cell>
          <table:table-cell office:value-type="string">
            <text:p>26223,333984</text:p>
          </table:table-cell>
          <table:table-cell office:value-type="string">
            <text:p>345,790649</text:p>
          </table:table-cell>
          <table:table-cell office:value-type="string">
            <text:p>17528,773438</text:p>
          </table:table-cell>
          <table:table-cell office:value-type="string">
            <text:p>223,359955</text:p>
          </table:table-cell>
          <table:table-cell office:value-type="string">
            <text:p>2601,769531</text:p>
          </table:table-cell>
          <table:table-cell office:value-type="string">
            <text:p>68,576508</text:p>
          </table:table-cell>
          <table:table-cell office:value-type="string">
            <text:p>31,269106</text:p>
          </table:table-cell>
          <table:table-cell office:value-type="string">
            <text:p>7,451387</text:p>
          </table:table-cell>
          <table:table-cell office:value-type="string">
            <text:p>61,032940</text:p>
          </table:table-cell>
          <table:table-cell office:value-type="string">
            <text:p>8,383610</text:p>
          </table:table-cell>
          <table:table-cell office:value-type="string">
            <text:p>386,474396</text:p>
          </table:table-cell>
          <table:table-cell office:value-type="string">
            <text:p>10,050593</text:p>
          </table:table-cell>
          <table:table-cell office:value-type="string">
            <text:p>20969,902344</text:p>
          </table:table-cell>
          <table:table-cell office:value-type="string">
            <text:p>348,164581</text:p>
          </table:table-cell>
          <table:table-cell office:value-type="string">
            <text:p>38,642727</text:p>
          </table:table-cell>
          <table:table-cell office:value-type="string">
            <text:p>9,722194</text:p>
          </table:table-cell>
          <table:table-cell office:value-type="string">
            <text:p>101,070030</text:p>
          </table:table-cell>
          <table:table-cell office:value-type="string">
            <text:p>16,081364</text:p>
          </table:table-cell>
          <table:table-cell office:value-type="string">
            <text:p>538,660706</text:p>
          </table:table-cell>
          <table:table-cell office:value-type="string">
            <text:p>20,932348</text:p>
          </table:table-cell>
          <table:table-cell office:value-type="string">
            <text:p>644,392700</text:p>
          </table:table-cell>
          <table:table-cell office:value-type="string">
            <text:p>15,068005</text:p>
          </table:table-cell>
          <table:table-cell office:value-type="string">
            <text:p>76,608612</text:p>
          </table:table-cell>
          <table:table-cell office:value-type="string">
            <text:p>12,341337</text:p>
          </table:table-cell>
          <table:table-cell office:value-type="string">
            <text:p>179,505371</text:p>
          </table:table-cell>
          <table:table-cell office:value-type="string">
            <text:p>12,941816</text:p>
          </table:table-cell>
          <table:table-cell office:value-type="string">
            <text:p>88,094376</text:p>
          </table:table-cell>
          <table:table-cell office:value-type="string">
            <text:p>13,206777</text:p>
          </table:table-cell>
          <table:table-cell office:value-type="string">
            <text:p>395,800171</text:p>
          </table:table-cell>
          <table:table-cell office:value-type="string">
            <text:p>26,549074</text:p>
          </table:table-cell>
        </table:table-row>
        <table:table-row table:style-name="ro1">
          <table:table-cell office:value-type="string">
            <text:p>AFR344 <text:s text:c="5"/></text:p>
          </table:table-cell>
          <table:table-cell office:value-type="string">
            <text:p>11114,713867</text:p>
          </table:table-cell>
          <table:table-cell office:value-type="string">
            <text:p>1261,881470</text:p>
          </table:table-cell>
          <table:table-cell office:value-type="string">
            <text:p>7143,145020</text:p>
          </table:table-cell>
          <table:table-cell office:value-type="string">
            <text:p>643,495605</text:p>
          </table:table-cell>
          <table:table-cell office:value-type="string">
            <text:p>47328,109375</text:p>
          </table:table-cell>
          <table:table-cell office:value-type="string">
            <text:p>1111,175537</text:p>
          </table:table-cell>
          <table:table-cell office:value-type="string">
            <text:p>106446,007813</text:p>
          </table:table-cell>
          <table:table-cell office:value-type="string">
            <text:p>2209,371094</text:p>
          </table:table-cell>
          <table:table-cell office:value-type="string">
            <text:p>460,415497</text:p>
          </table:table-cell>
          <table:table-cell office:value-type="string">
            <text:p>49,728569</text:p>
          </table:table-cell>
          <table:table-cell office:value-type="string">
            <text:p>8587,405273</text:p>
          </table:table-cell>
          <table:table-cell office:value-type="string">
            <text:p>163,470932</text:p>
          </table:table-cell>
          <table:table-cell office:value-type="string">
            <text:p>25218,316406</text:p>
          </table:table-cell>
          <table:table-cell office:value-type="string">
            <text:p>414,038788</text:p>
          </table:table-cell>
          <table:table-cell office:value-type="string">
            <text:p>18968,433594</text:p>
          </table:table-cell>
          <table:table-cell office:value-type="string">
            <text:p>250,878662</text:p>
          </table:table-cell>
          <table:table-cell office:value-type="string">
            <text:p>22454,101563</text:p>
          </table:table-cell>
          <table:table-cell office:value-type="string">
            <text:p>283,383759</text:p>
          </table:table-cell>
          <table:table-cell office:value-type="string">
            <text:p>3154,638916</text:p>
          </table:table-cell>
          <table:table-cell office:value-type="string">
            <text:p>83,045502</text:p>
          </table:table-cell>
          <table:table-cell office:value-type="string">
            <text:p>45,242844</text:p>
          </table:table-cell>
          <table:table-cell office:value-type="string">
            <text:p>8,386868</text:p>
          </table:table-cell>
          <table:table-cell office:value-type="string">
            <text:p>92,331367</text:p>
          </table:table-cell>
          <table:table-cell office:value-type="string">
            <text:p>8,989135</text:p>
          </table:table-cell>
          <table:table-cell office:value-type="string">
            <text:p>434,727081</text:p>
          </table:table-cell>
          <table:table-cell office:value-type="string">
            <text:p>11,232210</text:p>
          </table:table-cell>
          <table:table-cell office:value-type="string">
            <text:p>34591,050781</text:p>
          </table:table-cell>
          <table:table-cell office:value-type="string">
            <text:p>573,305847</text:p>
          </table:table-cell>
          <table:table-cell office:value-type="string">
            <text:p>30,296999</text:p>
          </table:table-cell>
          <table:table-cell office:value-type="string">
            <text:p>10,416752</text:p>
          </table:table-cell>
          <table:table-cell office:value-type="string">
            <text:p>110,199982</text:p>
          </table:table-cell>
          <table:table-cell office:value-type="string">
            <text:p>16,572195</text:p>
          </table:table-cell>
          <table:table-cell office:value-type="string">
            <text:p>557,549927</text:p>
          </table:table-cell>
          <table:table-cell office:value-type="string">
            <text:p>21,369783</text:p>
          </table:table-cell>
          <table:table-cell office:value-type="string">
            <text:p>224,941650</text:p>
          </table:table-cell>
          <table:table-cell office:value-type="string">
            <text:p>12,456503</text:p>
          </table:table-cell>
          <table:table-cell office:value-type="string">
            <text:p>76,484802</text:p>
          </table:table-cell>
          <table:table-cell office:value-type="string">
            <text:p>12,969725</text:p>
          </table:table-cell>
          <table:table-cell office:value-type="string">
            <text:p>180,410767</text:p>
          </table:table-cell>
          <table:table-cell office:value-type="string">
            <text:p>13,648406</text:p>
          </table:table-cell>
          <table:table-cell office:value-type="string">
            <text:p>118,908989</text:p>
          </table:table-cell>
          <table:table-cell office:value-type="string">
            <text:p>14,060185</text:p>
          </table:table-cell>
          <table:table-cell office:value-type="string">
            <text:p>227,292267</text:p>
          </table:table-cell>
          <table:table-cell office:value-type="string">
            <text:p>26,956903</text:p>
          </table:table-cell>
        </table:table-row>
        <table:table-row table:style-name="ro1">
          <table:table-cell office:value-type="string">
            <text:p>AFR345 <text:s text:c="5"/></text:p>
          </table:table-cell>
          <table:table-cell office:value-type="string">
            <text:p>1456,669800</text:p>
          </table:table-cell>
          <table:table-cell office:value-type="string">
            <text:p>441,502808</text:p>
          </table:table-cell>
          <table:table-cell office:value-type="string">
            <text:p>1147,865723</text:p>
          </table:table-cell>
          <table:table-cell office:value-type="string">
            <text:p>446,901978</text:p>
          </table:table-cell>
          <table:table-cell office:value-type="string">
            <text:p>751,015442</text:p>
          </table:table-cell>
          <table:table-cell office:value-type="string">
            <text:p>58,651985</text:p>
          </table:table-cell>
          <table:table-cell office:value-type="string">
            <text:p>231,446014</text:p>
          </table:table-cell>
          <table:table-cell office:value-type="string">
            <text:p>58,314827</text:p>
          </table:table-cell>
          <table:table-cell office:value-type="string">
            <text:p>52,172764</text:p>
          </table:table-cell>
          <table:table-cell office:value-type="string">
            <text:p>25,620607</text:p>
          </table:table-cell>
          <table:table-cell office:value-type="string">
            <text:p>12,064226</text:p>
          </table:table-cell>
          <table:table-cell office:value-type="string">
            <text:p>15,9507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,125634</text:p>
          </table:table-cell>
          <table:table-cell office:value-type="string">
            <text:p>8,859737</text:p>
          </table:table-cell>
          <table:table-cell office:value-type="string">
            <text:p>6,273425</text:p>
          </table:table-cell>
          <table:table-cell office:value-type="string">
            <text:p>10,1837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9,702055</text:p>
          </table:table-cell>
          <table:table-cell office:value-type="string">
            <text:p>8,23578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3,724323</text:p>
          </table:table-cell>
          <table:table-cell office:value-type="string">
            <text:p>8,95835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9,404350</text:p>
          </table:table-cell>
          <table:table-cell office:value-type="string">
            <text:p>15,833766</text:p>
          </table:table-cell>
          <table:table-cell office:value-type="string">
            <text:p>1,815330</text:p>
          </table:table-cell>
          <table:table-cell office:value-type="string">
            <text:p>19,270397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346 <text:s text:c="5"/></text:p>
          </table:table-cell>
          <table:table-cell office:value-type="string">
            <text:p>7802,913086</text:p>
          </table:table-cell>
          <table:table-cell office:value-type="string">
            <text:p>1091,272583</text:p>
          </table:table-cell>
          <table:table-cell office:value-type="string">
            <text:p>5372,714844</text:p>
          </table:table-cell>
          <table:table-cell office:value-type="string">
            <text:p>584,979004</text:p>
          </table:table-cell>
          <table:table-cell office:value-type="string">
            <text:p>35601,933594</text:p>
          </table:table-cell>
          <table:table-cell office:value-type="string">
            <text:p>844,687378</text:p>
          </table:table-cell>
          <table:table-cell office:value-type="string">
            <text:p>80879,398438</text:p>
          </table:table-cell>
          <table:table-cell office:value-type="string">
            <text:p>1680,931763</text:p>
          </table:table-cell>
          <table:table-cell office:value-type="string">
            <text:p>258,924652</text:p>
          </table:table-cell>
          <table:table-cell office:value-type="string">
            <text:p>40,254799</text:p>
          </table:table-cell>
          <table:table-cell office:value-type="string">
            <text:p>6604,454590</text:p>
          </table:table-cell>
          <table:table-cell office:value-type="string">
            <text:p>126,629257</text:p>
          </table:table-cell>
          <table:table-cell office:value-type="string">
            <text:p>16864,878906</text:p>
          </table:table-cell>
          <table:table-cell office:value-type="string">
            <text:p>278,359039</text:p>
          </table:table-cell>
          <table:table-cell office:value-type="string">
            <text:p>10632,712891</text:p>
          </table:table-cell>
          <table:table-cell office:value-type="string">
            <text:p>141,952164</text:p>
          </table:table-cell>
          <table:table-cell office:value-type="string">
            <text:p>14292,859375</text:p>
          </table:table-cell>
          <table:table-cell office:value-type="string">
            <text:p>181,249405</text:p>
          </table:table-cell>
          <table:table-cell office:value-type="string">
            <text:p>2298,223145</text:p>
          </table:table-cell>
          <table:table-cell office:value-type="string">
            <text:p>60,758110</text:p>
          </table:table-cell>
          <table:table-cell office:value-type="string">
            <text:p>33,165150</text:p>
          </table:table-cell>
          <table:table-cell office:value-type="string">
            <text:p>7,547144</text:p>
          </table:table-cell>
          <table:table-cell office:value-type="string">
            <text:p>59,702259</text:p>
          </table:table-cell>
          <table:table-cell office:value-type="string">
            <text:p>8,548112</text:p>
          </table:table-cell>
          <table:table-cell office:value-type="string">
            <text:p>306,276398</text:p>
          </table:table-cell>
          <table:table-cell office:value-type="string">
            <text:p>9,032820</text:p>
          </table:table-cell>
          <table:table-cell office:value-type="string">
            <text:p>22418,238281</text:p>
          </table:table-cell>
          <table:table-cell office:value-type="string">
            <text:p>372,102020</text:p>
          </table:table-cell>
          <table:table-cell office:value-type="string">
            <text:p>48,833603</text:p>
          </table:table-cell>
          <table:table-cell office:value-type="string">
            <text:p>10,145324</text:p>
          </table:table-cell>
          <table:table-cell office:value-type="string">
            <text:p>60,567810</text:p>
          </table:table-cell>
          <table:table-cell office:value-type="string">
            <text:p>16,190447</text:p>
          </table:table-cell>
          <table:table-cell office:value-type="string">
            <text:p>271,890930</text:p>
          </table:table-cell>
          <table:table-cell office:value-type="string">
            <text:p>19,816397</text:p>
          </table:table-cell>
          <table:table-cell office:value-type="string">
            <text:p>145,822647</text:p>
          </table:table-cell>
          <table:table-cell office:value-type="string">
            <text:p>11,888947</text:p>
          </table:table-cell>
          <table:table-cell office:value-type="string">
            <text:p>64,331741</text:p>
          </table:table-cell>
          <table:table-cell office:value-type="string">
            <text:p>12,637889</text:p>
          </table:table-cell>
          <table:table-cell office:value-type="string">
            <text:p>157,028610</text:p>
          </table:table-cell>
          <table:table-cell office:value-type="string">
            <text:p>13,259550</text:p>
          </table:table-cell>
          <table:table-cell office:value-type="string">
            <text:p>100,912704</text:p>
          </table:table-cell>
          <table:table-cell office:value-type="string">
            <text:p>13,713960</text:p>
          </table:table-cell>
          <table:table-cell office:value-type="string">
            <text:p>115,386314</text:p>
          </table:table-cell>
          <table:table-cell office:value-type="string">
            <text:p>25,927189</text:p>
          </table:table-cell>
        </table:table-row>
        <table:table-row table:style-name="ro1">
          <table:table-cell office:value-type="string">
            <text:p>AFR347 <text:s text:c="5"/></text:p>
          </table:table-cell>
          <table:table-cell office:value-type="string">
            <text:p>4213,119141</text:p>
          </table:table-cell>
          <table:table-cell office:value-type="string">
            <text:p>924,269653</text:p>
          </table:table-cell>
          <table:table-cell office:value-type="string">
            <text:p>5628,667969</text:p>
          </table:table-cell>
          <table:table-cell office:value-type="string">
            <text:p>557,330322</text:p>
          </table:table-cell>
          <table:table-cell office:value-type="string">
            <text:p>35315,515625</text:p>
          </table:table-cell>
          <table:table-cell office:value-type="string">
            <text:p>855,489685</text:p>
          </table:table-cell>
          <table:table-cell office:value-type="string">
            <text:p>80903,625000</text:p>
          </table:table-cell>
          <table:table-cell office:value-type="string">
            <text:p>1681,221069</text:p>
          </table:table-cell>
          <table:table-cell office:value-type="string">
            <text:p>173,549881</text:p>
          </table:table-cell>
          <table:table-cell office:value-type="string">
            <text:p>39,074654</text:p>
          </table:table-cell>
          <table:table-cell office:value-type="string">
            <text:p>8345,892578</text:p>
          </table:table-cell>
          <table:table-cell office:value-type="string">
            <text:p>157,416962</text:p>
          </table:table-cell>
          <table:table-cell office:value-type="string">
            <text:p>17357,367188</text:p>
          </table:table-cell>
          <table:table-cell office:value-type="string">
            <text:p>286,262207</text:p>
          </table:table-cell>
          <table:table-cell office:value-type="string">
            <text:p>25080,962891</text:p>
          </table:table-cell>
          <table:table-cell office:value-type="string">
            <text:p>330,605713</text:p>
          </table:table-cell>
          <table:table-cell office:value-type="string">
            <text:p>13307,930664</text:p>
          </table:table-cell>
          <table:table-cell office:value-type="string">
            <text:p>169,053513</text:p>
          </table:table-cell>
          <table:table-cell office:value-type="string">
            <text:p>2090,326172</text:p>
          </table:table-cell>
          <table:table-cell office:value-type="string">
            <text:p>55,273781</text:p>
          </table:table-cell>
          <table:table-cell office:value-type="string">
            <text:p>40,043728</text:p>
          </table:table-cell>
          <table:table-cell office:value-type="string">
            <text:p>6,449975</text:p>
          </table:table-cell>
          <table:table-cell office:value-type="string">
            <text:p>62,064838</text:p>
          </table:table-cell>
          <table:table-cell office:value-type="string">
            <text:p>7,803362</text:p>
          </table:table-cell>
          <table:table-cell office:value-type="string">
            <text:p>319,905121</text:p>
          </table:table-cell>
          <table:table-cell office:value-type="string">
            <text:p>8,448657</text:p>
          </table:table-cell>
          <table:table-cell office:value-type="string">
            <text:p>17358,585938</text:p>
          </table:table-cell>
          <table:table-cell office:value-type="string">
            <text:p>288,460724</text:p>
          </table:table-cell>
          <table:table-cell office:value-type="string">
            <text:p>35,393536</text:p>
          </table:table-cell>
          <table:table-cell office:value-type="string">
            <text:p>8,146988</text:p>
          </table:table-cell>
          <table:table-cell office:value-type="string">
            <text:p>80,948814</text:p>
          </table:table-cell>
          <table:table-cell office:value-type="string">
            <text:p>14,986563</text:p>
          </table:table-cell>
          <table:table-cell office:value-type="string">
            <text:p>528,246704</text:p>
          </table:table-cell>
          <table:table-cell office:value-type="string">
            <text:p>20,196587</text:p>
          </table:table-cell>
          <table:table-cell office:value-type="string">
            <text:p>625,936584</text:p>
          </table:table-cell>
          <table:table-cell office:value-type="string">
            <text:p>13,553976</text:p>
          </table:table-cell>
          <table:table-cell office:value-type="string">
            <text:p>68,049614</text:p>
          </table:table-cell>
          <table:table-cell office:value-type="string">
            <text:p>10,272203</text:p>
          </table:table-cell>
          <table:table-cell office:value-type="string">
            <text:p>149,702698</text:p>
          </table:table-cell>
          <table:table-cell office:value-type="string">
            <text:p>10,730818</text:p>
          </table:table-cell>
          <table:table-cell office:value-type="string">
            <text:p>73,788918</text:p>
          </table:table-cell>
          <table:table-cell office:value-type="string">
            <text:p>10,950648</text:p>
          </table:table-cell>
          <table:table-cell office:value-type="string">
            <text:p>362,613922</text:p>
          </table:table-cell>
          <table:table-cell office:value-type="string">
            <text:p>22,371752</text:p>
          </table:table-cell>
        </table:table-row>
        <table:table-row table:style-name="ro1">
          <table:table-cell office:value-type="string">
            <text:p>AFR348 <text:s text:c="5"/></text:p>
          </table:table-cell>
          <table:table-cell office:value-type="string">
            <text:p>1283,703979</text:p>
          </table:table-cell>
          <table:table-cell office:value-type="string">
            <text:p>839,708191</text:p>
          </table:table-cell>
          <table:table-cell office:value-type="string">
            <text:p>3062,593018</text:p>
          </table:table-cell>
          <table:table-cell office:value-type="string">
            <text:p>495,695648</text:p>
          </table:table-cell>
          <table:table-cell office:value-type="string">
            <text:p>15520,913086</text:p>
          </table:table-cell>
          <table:table-cell office:value-type="string">
            <text:p>406,026184</text:p>
          </table:table-cell>
          <table:table-cell office:value-type="string">
            <text:p>34546,816406</text:p>
          </table:table-cell>
          <table:table-cell office:value-type="string">
            <text:p>728,376831</text:p>
          </table:table-cell>
          <table:table-cell office:value-type="string">
            <text:p>67,149208</text:p>
          </table:table-cell>
          <table:table-cell office:value-type="string">
            <text:p>30,845217</text:p>
          </table:table-cell>
          <table:table-cell office:value-type="string">
            <text:p>2814,305420</text:p>
          </table:table-cell>
          <table:table-cell office:value-type="string">
            <text:p>59,370766</text:p>
          </table:table-cell>
          <table:table-cell office:value-type="string">
            <text:p>3956,224121</text:p>
          </table:table-cell>
          <table:table-cell office:value-type="string">
            <text:p>70,970901</text:p>
          </table:table-cell>
          <table:table-cell office:value-type="string">
            <text:p>4190,228027</text:p>
          </table:table-cell>
          <table:table-cell office:value-type="string">
            <text:p>58,394691</text:p>
          </table:table-cell>
          <table:table-cell office:value-type="string">
            <text:p>5132,516602</text:p>
          </table:table-cell>
          <table:table-cell office:value-type="string">
            <text:p>67,453476</text:p>
          </table:table-cell>
          <table:table-cell office:value-type="string">
            <text:p>946,276306</text:p>
          </table:table-cell>
          <table:table-cell office:value-type="string">
            <text:p>26,016558</text:p>
          </table:table-cell>
          <table:table-cell office:value-type="string">
            <text:p>22,332079</text:p>
          </table:table-cell>
          <table:table-cell office:value-type="string">
            <text:p>6,389656</text:p>
          </table:table-cell>
          <table:table-cell office:value-type="string">
            <text:p>61,754551</text:p>
          </table:table-cell>
          <table:table-cell office:value-type="string">
            <text:p>8,113906</text:p>
          </table:table-cell>
          <table:table-cell office:value-type="string">
            <text:p>174,618347</text:p>
          </table:table-cell>
          <table:table-cell office:value-type="string">
            <text:p>6,908406</text:p>
          </table:table-cell>
          <table:table-cell office:value-type="string">
            <text:p>7666,299805</text:p>
          </table:table-cell>
          <table:table-cell office:value-type="string">
            <text:p>128,620529</text:p>
          </table:table-cell>
          <table:table-cell office:value-type="string">
            <text:p>57,693504</text:p>
          </table:table-cell>
          <table:table-cell office:value-type="string">
            <text:p>9,381210</text:p>
          </table:table-cell>
          <table:table-cell office:value-type="string">
            <text:p>14,878555</text:p>
          </table:table-cell>
          <table:table-cell office:value-type="string">
            <text:p>15,565749</text:p>
          </table:table-cell>
          <table:table-cell office:value-type="string">
            <text:p>266,653168</text:p>
          </table:table-cell>
          <table:table-cell office:value-type="string">
            <text:p>19,459490</text:p>
          </table:table-cell>
          <table:table-cell office:value-type="string">
            <text:p>104,590042</text:p>
          </table:table-cell>
          <table:table-cell office:value-type="string">
            <text:p>10,984356</text:p>
          </table:table-cell>
          <table:table-cell office:value-type="string">
            <text:p>46,420509</text:p>
          </table:table-cell>
          <table:table-cell office:value-type="string">
            <text:p>11,708493</text:p>
          </table:table-cell>
          <table:table-cell office:value-type="string">
            <text:p>80,611099</text:p>
          </table:table-cell>
          <table:table-cell office:value-type="string">
            <text:p>12,132612</text:p>
          </table:table-cell>
          <table:table-cell office:value-type="string">
            <text:p>31,073423</text:p>
          </table:table-cell>
          <table:table-cell office:value-type="string">
            <text:p>12,633047</text:p>
          </table:table-cell>
          <table:table-cell office:value-type="string">
            <text:p>106,929634</text:p>
          </table:table-cell>
          <table:table-cell office:value-type="string">
            <text:p>24,075262</text:p>
          </table:table-cell>
        </table:table-row>
        <table:table-row table:style-name="ro1">
          <table:table-cell office:value-type="string">
            <text:p>AFR349 <text:s text:c="5"/></text:p>
          </table:table-cell>
          <table:table-cell office:value-type="string">
            <text:p>8736,229492</text:p>
          </table:table-cell>
          <table:table-cell office:value-type="string">
            <text:p>1146,872314</text:p>
          </table:table-cell>
          <table:table-cell office:value-type="string">
            <text:p>5998,447266</text:p>
          </table:table-cell>
          <table:table-cell office:value-type="string">
            <text:p>607,321594</text:p>
          </table:table-cell>
          <table:table-cell office:value-type="string">
            <text:p>38398,109375</text:p>
          </table:table-cell>
          <table:table-cell office:value-type="string">
            <text:p>912,015137</text:p>
          </table:table-cell>
          <table:table-cell office:value-type="string">
            <text:p>92765,085938</text:p>
          </table:table-cell>
          <table:table-cell office:value-type="string">
            <text:p>1925,429810</text:p>
          </table:table-cell>
          <table:table-cell office:value-type="string">
            <text:p>422,593842</text:p>
          </table:table-cell>
          <table:table-cell office:value-type="string">
            <text:p>44,312931</text:p>
          </table:table-cell>
          <table:table-cell office:value-type="string">
            <text:p>8173,207031</text:p>
          </table:table-cell>
          <table:table-cell office:value-type="string">
            <text:p>154,664413</text:p>
          </table:table-cell>
          <table:table-cell office:value-type="string">
            <text:p>26117,072266</text:p>
          </table:table-cell>
          <table:table-cell office:value-type="string">
            <text:p>427,507751</text:p>
          </table:table-cell>
          <table:table-cell office:value-type="string">
            <text:p>12530,729492</text:p>
          </table:table-cell>
          <table:table-cell office:value-type="string">
            <text:p>166,640289</text:p>
          </table:table-cell>
          <table:table-cell office:value-type="string">
            <text:p>17582,064453</text:p>
          </table:table-cell>
          <table:table-cell office:value-type="string">
            <text:p>222,209808</text:p>
          </table:table-cell>
          <table:table-cell office:value-type="string">
            <text:p>2647,489746</text:p>
          </table:table-cell>
          <table:table-cell office:value-type="string">
            <text:p>69,764656</text:p>
          </table:table-cell>
          <table:table-cell office:value-type="string">
            <text:p>46,996906</text:p>
          </table:table-cell>
          <table:table-cell office:value-type="string">
            <text:p>7,510668</text:p>
          </table:table-cell>
          <table:table-cell office:value-type="string">
            <text:p>68,025520</text:p>
          </table:table-cell>
          <table:table-cell office:value-type="string">
            <text:p>8,404677</text:p>
          </table:table-cell>
          <table:table-cell office:value-type="string">
            <text:p>381,257874</text:p>
          </table:table-cell>
          <table:table-cell office:value-type="string">
            <text:p>9,961884</text:p>
          </table:table-cell>
          <table:table-cell office:value-type="string">
            <text:p>29680,701172</text:p>
          </table:table-cell>
          <table:table-cell office:value-type="string">
            <text:p>492,063354</text:p>
          </table:table-cell>
          <table:table-cell office:value-type="string">
            <text:p>29,258873</text:p>
          </table:table-cell>
          <table:table-cell office:value-type="string">
            <text:p>9,489019</text:p>
          </table:table-cell>
          <table:table-cell office:value-type="string">
            <text:p>117,756126</text:p>
          </table:table-cell>
          <table:table-cell office:value-type="string">
            <text:p>15,971656</text:p>
          </table:table-cell>
          <table:table-cell office:value-type="string">
            <text:p>483,503998</text:p>
          </table:table-cell>
          <table:table-cell office:value-type="string">
            <text:p>20,484177</text:p>
          </table:table-cell>
          <table:table-cell office:value-type="string">
            <text:p>280,513947</text:p>
          </table:table-cell>
          <table:table-cell office:value-type="string">
            <text:p>11,767170</text:p>
          </table:table-cell>
          <table:table-cell office:value-type="string">
            <text:p>57,657413</text:p>
          </table:table-cell>
          <table:table-cell office:value-type="string">
            <text:p>11,730636</text:p>
          </table:table-cell>
          <table:table-cell office:value-type="string">
            <text:p>158,931686</text:p>
          </table:table-cell>
          <table:table-cell office:value-type="string">
            <text:p>12,386315</text:p>
          </table:table-cell>
          <table:table-cell office:value-type="string">
            <text:p>99,954865</text:p>
          </table:table-cell>
          <table:table-cell office:value-type="string">
            <text:p>12,791369</text:p>
          </table:table-cell>
          <table:table-cell office:value-type="string">
            <text:p>223,139313</text:p>
          </table:table-cell>
          <table:table-cell office:value-type="string">
            <text:p>24,565607</text:p>
          </table:table-cell>
        </table:table-row>
        <table:table-row table:style-name="ro1">
          <table:table-cell office:value-type="string">
            <text:p>AFR350 <text:s text:c="5"/></text:p>
          </table:table-cell>
          <table:table-cell office:value-type="string">
            <text:p>16602,859375</text:p>
          </table:table-cell>
          <table:table-cell office:value-type="string">
            <text:p>1370,277222</text:p>
          </table:table-cell>
          <table:table-cell office:value-type="string">
            <text:p>6277,325684</text:p>
          </table:table-cell>
          <table:table-cell office:value-type="string">
            <text:p>592,648071</text:p>
          </table:table-cell>
          <table:table-cell office:value-type="string">
            <text:p>34329,234375</text:p>
          </table:table-cell>
          <table:table-cell office:value-type="string">
            <text:p>838,300903</text:p>
          </table:table-cell>
          <table:table-cell office:value-type="string">
            <text:p>81495,289063</text:p>
          </table:table-cell>
          <table:table-cell office:value-type="string">
            <text:p>1706,429443</text:p>
          </table:table-cell>
          <table:table-cell office:value-type="string">
            <text:p>394,136658</text:p>
          </table:table-cell>
          <table:table-cell office:value-type="string">
            <text:p>49,265133</text:p>
          </table:table-cell>
          <table:table-cell office:value-type="string">
            <text:p>9859,791016</text:p>
          </table:table-cell>
          <table:table-cell office:value-type="string">
            <text:p>191,091599</text:p>
          </table:table-cell>
          <table:table-cell office:value-type="string">
            <text:p>45836,496094</text:p>
          </table:table-cell>
          <table:table-cell office:value-type="string">
            <text:p>748,116821</text:p>
          </table:table-cell>
          <table:table-cell office:value-type="string">
            <text:p>25298,935547</text:p>
          </table:table-cell>
          <table:table-cell office:value-type="string">
            <text:p>333,680054</text:p>
          </table:table-cell>
          <table:table-cell office:value-type="string">
            <text:p>21109,556641</text:p>
          </table:table-cell>
          <table:table-cell office:value-type="string">
            <text:p>267,825439</text:p>
          </table:table-cell>
          <table:table-cell office:value-type="string">
            <text:p>2442,505615</text:p>
          </table:table-cell>
          <table:table-cell office:value-type="string">
            <text:p>64,374107</text:p>
          </table:table-cell>
          <table:table-cell office:value-type="string">
            <text:p>31,788561</text:p>
          </table:table-cell>
          <table:table-cell office:value-type="string">
            <text:p>6,587494</text:p>
          </table:table-cell>
          <table:table-cell office:value-type="string">
            <text:p>62,607838</text:p>
          </table:table-cell>
          <table:table-cell office:value-type="string">
            <text:p>7,805073</text:p>
          </table:table-cell>
          <table:table-cell office:value-type="string">
            <text:p>349,866028</text:p>
          </table:table-cell>
          <table:table-cell office:value-type="string">
            <text:p>8,917447</text:p>
          </table:table-cell>
          <table:table-cell office:value-type="string">
            <text:p>22129,980469</text:p>
          </table:table-cell>
          <table:table-cell office:value-type="string">
            <text:p>367,274872</text:p>
          </table:table-cell>
          <table:table-cell office:value-type="string">
            <text:p>37,978767</text:p>
          </table:table-cell>
          <table:table-cell office:value-type="string">
            <text:p>8,001530</text:p>
          </table:table-cell>
          <table:table-cell office:value-type="string">
            <text:p>80,710228</text:p>
          </table:table-cell>
          <table:table-cell office:value-type="string">
            <text:p>14,878407</text:p>
          </table:table-cell>
          <table:table-cell office:value-type="string">
            <text:p>723,784790</text:p>
          </table:table-cell>
          <table:table-cell office:value-type="string">
            <text:p>21,459154</text:p>
          </table:table-cell>
          <table:table-cell office:value-type="string">
            <text:p>470,070099</text:p>
          </table:table-cell>
          <table:table-cell office:value-type="string">
            <text:p>11,804316</text:p>
          </table:table-cell>
          <table:table-cell office:value-type="string">
            <text:p>74,132797</text:p>
          </table:table-cell>
          <table:table-cell office:value-type="string">
            <text:p>10,043931</text:p>
          </table:table-cell>
          <table:table-cell office:value-type="string">
            <text:p>195,398453</text:p>
          </table:table-cell>
          <table:table-cell office:value-type="string">
            <text:p>10,820480</text:p>
          </table:table-cell>
          <table:table-cell office:value-type="string">
            <text:p>92,633980</text:p>
          </table:table-cell>
          <table:table-cell office:value-type="string">
            <text:p>10,809466</text:p>
          </table:table-cell>
          <table:table-cell office:value-type="string">
            <text:p>294,971527</text:p>
          </table:table-cell>
          <table:table-cell office:value-type="string">
            <text:p>21,523888</text:p>
          </table:table-cell>
        </table:table-row>
        <table:table-row table:style-name="ro1">
          <table:table-cell office:value-type="string">
            <text:p>AFR351 <text:s text:c="5"/></text:p>
          </table:table-cell>
          <table:table-cell office:value-type="string">
            <text:p>934,057312</text:p>
          </table:table-cell>
          <table:table-cell office:value-type="string">
            <text:p>745,864258</text:p>
          </table:table-cell>
          <table:table-cell office:value-type="string">
            <text:p>6216,132324</text:p>
          </table:table-cell>
          <table:table-cell office:value-type="string">
            <text:p>534,640564</text:p>
          </table:table-cell>
          <table:table-cell office:value-type="string">
            <text:p>36093,492188</text:p>
          </table:table-cell>
          <table:table-cell office:value-type="string">
            <text:p>852,747620</text:p>
          </table:table-cell>
          <table:table-cell office:value-type="string">
            <text:p>83966,695313</text:p>
          </table:table-cell>
          <table:table-cell office:value-type="string">
            <text:p>1743,830200</text:p>
          </table:table-cell>
          <table:table-cell office:value-type="string">
            <text:p>216,694077</text:p>
          </table:table-cell>
          <table:table-cell office:value-type="string">
            <text:p>34,645554</text:p>
          </table:table-cell>
          <table:table-cell office:value-type="string">
            <text:p>7227,251953</text:p>
          </table:table-cell>
          <table:table-cell office:value-type="string">
            <text:p>137,108887</text:p>
          </table:table-cell>
          <table:table-cell office:value-type="string">
            <text:p>5616,541016</text:p>
          </table:table-cell>
          <table:table-cell office:value-type="string">
            <text:p>97,604713</text:p>
          </table:table-cell>
          <table:table-cell office:value-type="string">
            <text:p>16909,419922</text:p>
          </table:table-cell>
          <table:table-cell office:value-type="string">
            <text:p>223,429611</text:p>
          </table:table-cell>
          <table:table-cell office:value-type="string">
            <text:p>12191,208984</text:p>
          </table:table-cell>
          <table:table-cell office:value-type="string">
            <text:p>155,038269</text:p>
          </table:table-cell>
          <table:table-cell office:value-type="string">
            <text:p>2153,649170</text:p>
          </table:table-cell>
          <table:table-cell office:value-type="string">
            <text:p>56,871597</text:p>
          </table:table-cell>
          <table:table-cell office:value-type="string">
            <text:p>33,729141</text:p>
          </table:table-cell>
          <table:table-cell office:value-type="string">
            <text:p>6,039105</text:p>
          </table:table-cell>
          <table:table-cell office:value-type="string">
            <text:p>45,128582</text:p>
          </table:table-cell>
          <table:table-cell office:value-type="string">
            <text:p>7,442551</text:p>
          </table:table-cell>
          <table:table-cell office:value-type="string">
            <text:p>316,623596</text:p>
          </table:table-cell>
          <table:table-cell office:value-type="string">
            <text:p>8,098330</text:p>
          </table:table-cell>
          <table:table-cell office:value-type="string">
            <text:p>17757,134766</text:p>
          </table:table-cell>
          <table:table-cell office:value-type="string">
            <text:p>295,016205</text:p>
          </table:table-cell>
          <table:table-cell office:value-type="string">
            <text:p>18,654604</text:p>
          </table:table-cell>
          <table:table-cell office:value-type="string">
            <text:p>7,073720</text:p>
          </table:table-cell>
          <table:table-cell office:value-type="string">
            <text:p>23,559450</text:p>
          </table:table-cell>
          <table:table-cell office:value-type="string">
            <text:p>14,133912</text:p>
          </table:table-cell>
          <table:table-cell office:value-type="string">
            <text:p>317,747772</text:p>
          </table:table-cell>
          <table:table-cell office:value-type="string">
            <text:p>18,691502</text:p>
          </table:table-cell>
          <table:table-cell office:value-type="string">
            <text:p>238,936035</text:p>
          </table:table-cell>
          <table:table-cell office:value-type="string">
            <text:p>8,972686</text:p>
          </table:table-cell>
          <table:table-cell office:value-type="string">
            <text:p>66,673645</text:p>
          </table:table-cell>
          <table:table-cell office:value-type="string">
            <text:p>8,807066</text:p>
          </table:table-cell>
          <table:table-cell office:value-type="string">
            <text:p>136,985352</text:p>
          </table:table-cell>
          <table:table-cell office:value-type="string">
            <text:p>9,269257</text:p>
          </table:table-cell>
          <table:table-cell office:value-type="string">
            <text:p>81,969070</text:p>
          </table:table-cell>
          <table:table-cell office:value-type="string">
            <text:p>9,481787</text:p>
          </table:table-cell>
          <table:table-cell office:value-type="string">
            <text:p>202,292709</text:p>
          </table:table-cell>
          <table:table-cell office:value-type="string">
            <text:p>18,443054</text:p>
          </table:table-cell>
        </table:table-row>
        <table:table-row table:style-name="ro1">
          <table:table-cell office:value-type="string">
            <text:p>AFR352 <text:s text:c="5"/></text:p>
          </table:table-cell>
          <table:table-cell office:value-type="string">
            <text:p>1113,308960</text:p>
          </table:table-cell>
          <table:table-cell office:value-type="string">
            <text:p>795,108215</text:p>
          </table:table-cell>
          <table:table-cell office:value-type="string">
            <text:p>6742,401855</text:p>
          </table:table-cell>
          <table:table-cell office:value-type="string">
            <text:p>555,908142</text:p>
          </table:table-cell>
          <table:table-cell office:value-type="string">
            <text:p>36493,156250</text:p>
          </table:table-cell>
          <table:table-cell office:value-type="string">
            <text:p>859,637939</text:p>
          </table:table-cell>
          <table:table-cell office:value-type="string">
            <text:p>83719,429688</text:p>
          </table:table-cell>
          <table:table-cell office:value-type="string">
            <text:p>1738,787476</text:p>
          </table:table-cell>
          <table:table-cell office:value-type="string">
            <text:p>217,667236</text:p>
          </table:table-cell>
          <table:table-cell office:value-type="string">
            <text:p>35,613895</text:p>
          </table:table-cell>
          <table:table-cell office:value-type="string">
            <text:p>6933,314941</text:p>
          </table:table-cell>
          <table:table-cell office:value-type="string">
            <text:p>131,982162</text:p>
          </table:table-cell>
          <table:table-cell office:value-type="string">
            <text:p>5443,045898</text:p>
          </table:table-cell>
          <table:table-cell office:value-type="string">
            <text:p>94,796852</text:p>
          </table:table-cell>
          <table:table-cell office:value-type="string">
            <text:p>14264,883789</text:p>
          </table:table-cell>
          <table:table-cell office:value-type="string">
            <text:p>189,047180</text:p>
          </table:table-cell>
          <table:table-cell office:value-type="string">
            <text:p>12979,570313</text:p>
          </table:table-cell>
          <table:table-cell office:value-type="string">
            <text:p>164,846909</text:p>
          </table:table-cell>
          <table:table-cell office:value-type="string">
            <text:p>2194,143311</text:p>
          </table:table-cell>
          <table:table-cell office:value-type="string">
            <text:p>57,939831</text:p>
          </table:table-cell>
          <table:table-cell office:value-type="string">
            <text:p>46,974373</text:p>
          </table:table-cell>
          <table:table-cell office:value-type="string">
            <text:p>6,344000</text:p>
          </table:table-cell>
          <table:table-cell office:value-type="string">
            <text:p>46,628281</text:p>
          </table:table-cell>
          <table:table-cell office:value-type="string">
            <text:p>7,642108</text:p>
          </table:table-cell>
          <table:table-cell office:value-type="string">
            <text:p>336,515106</text:p>
          </table:table-cell>
          <table:table-cell office:value-type="string">
            <text:p>8,606876</text:p>
          </table:table-cell>
          <table:table-cell office:value-type="string">
            <text:p>18467,386719</text:p>
          </table:table-cell>
          <table:table-cell office:value-type="string">
            <text:p>306,766785</text:p>
          </table:table-cell>
          <table:table-cell office:value-type="string">
            <text:p>26,354513</text:p>
          </table:table-cell>
          <table:table-cell office:value-type="string">
            <text:p>7,748355</text:p>
          </table:table-cell>
          <table:table-cell office:value-type="string">
            <text:p>45,711338</text:p>
          </table:table-cell>
          <table:table-cell office:value-type="string">
            <text:p>14,601752</text:p>
          </table:table-cell>
          <table:table-cell office:value-type="string">
            <text:p>351,731232</text:p>
          </table:table-cell>
          <table:table-cell office:value-type="string">
            <text:p>19,093576</text:p>
          </table:table-cell>
          <table:table-cell office:value-type="string">
            <text:p>174,894669</text:p>
          </table:table-cell>
          <table:table-cell office:value-type="string">
            <text:p>9,343725</text:p>
          </table:table-cell>
          <table:table-cell office:value-type="string">
            <text:p>55,738403</text:p>
          </table:table-cell>
          <table:table-cell office:value-type="string">
            <text:p>9,627170</text:p>
          </table:table-cell>
          <table:table-cell office:value-type="string">
            <text:p>142,362823</text:p>
          </table:table-cell>
          <table:table-cell office:value-type="string">
            <text:p>10,156499</text:p>
          </table:table-cell>
          <table:table-cell office:value-type="string">
            <text:p>80,098518</text:p>
          </table:table-cell>
          <table:table-cell office:value-type="string">
            <text:p>10,441624</text:p>
          </table:table-cell>
          <table:table-cell office:value-type="string">
            <text:p>200,096512</text:p>
          </table:table-cell>
          <table:table-cell office:value-type="string">
            <text:p>20,190968</text:p>
          </table:table-cell>
        </table:table-row>
        <table:table-row table:style-name="ro1">
          <table:table-cell office:value-type="string">
            <text:p>AFR353 <text:s text:c="5"/></text:p>
          </table:table-cell>
          <table:table-cell office:value-type="string">
            <text:p>20485,187500</text:p>
          </table:table-cell>
          <table:table-cell office:value-type="string">
            <text:p>1838,868164</text:p>
          </table:table-cell>
          <table:table-cell office:value-type="string">
            <text:p>12478,060547</text:p>
          </table:table-cell>
          <table:table-cell office:value-type="string">
            <text:p>876,621033</text:p>
          </table:table-cell>
          <table:table-cell office:value-type="string">
            <text:p>60984,730469</text:p>
          </table:table-cell>
          <table:table-cell office:value-type="string">
            <text:p>1463,617188</text:p>
          </table:table-cell>
          <table:table-cell office:value-type="string">
            <text:p>147896,234375</text:p>
          </table:table-cell>
          <table:table-cell office:value-type="string">
            <text:p>3081,961670</text:p>
          </table:table-cell>
          <table:table-cell office:value-type="string">
            <text:p>305,256836</text:p>
          </table:table-cell>
          <table:table-cell office:value-type="string">
            <text:p>69,055023</text:p>
          </table:table-cell>
          <table:table-cell office:value-type="string">
            <text:p>12171,676758</text:p>
          </table:table-cell>
          <table:table-cell office:value-type="string">
            <text:p>238,612930</text:p>
          </table:table-cell>
          <table:table-cell office:value-type="string">
            <text:p>70826,859375</text:p>
          </table:table-cell>
          <table:table-cell office:value-type="string">
            <text:p>1154,298096</text:p>
          </table:table-cell>
          <table:table-cell office:value-type="string">
            <text:p>30299,691406</text:p>
          </table:table-cell>
          <table:table-cell office:value-type="string">
            <text:p>400,461578</text:p>
          </table:table-cell>
          <table:table-cell office:value-type="string">
            <text:p>38186,933594</text:p>
          </table:table-cell>
          <table:table-cell office:value-type="string">
            <text:p>482,117676</text:p>
          </table:table-cell>
          <table:table-cell office:value-type="string">
            <text:p>4268,653809</text:p>
          </table:table-cell>
          <table:table-cell office:value-type="string">
            <text:p>112,108032</text:p>
          </table:table-cell>
          <table:table-cell office:value-type="string">
            <text:p>47,242603</text:p>
          </table:table-cell>
          <table:table-cell office:value-type="string">
            <text:p>9,816567</text:p>
          </table:table-cell>
          <table:table-cell office:value-type="string">
            <text:p>82,889511</text:p>
          </table:table-cell>
          <table:table-cell office:value-type="string">
            <text:p>9,567126</text:p>
          </table:table-cell>
          <table:table-cell office:value-type="string">
            <text:p>634,639709</text:p>
          </table:table-cell>
          <table:table-cell office:value-type="string">
            <text:p>15,022650</text:p>
          </table:table-cell>
          <table:table-cell office:value-type="string">
            <text:p>35870,855469</text:p>
          </table:table-cell>
          <table:table-cell office:value-type="string">
            <text:p>594,611450</text:p>
          </table:table-cell>
          <table:table-cell office:value-type="string">
            <text:p>20,244490</text:p>
          </table:table-cell>
          <table:table-cell office:value-type="string">
            <text:p>11,602564</text:p>
          </table:table-cell>
          <table:table-cell office:value-type="string">
            <text:p>138,573456</text:p>
          </table:table-cell>
          <table:table-cell office:value-type="string">
            <text:p>17,625374</text:p>
          </table:table-cell>
          <table:table-cell office:value-type="string">
            <text:p>745,970337</text:p>
          </table:table-cell>
          <table:table-cell office:value-type="string">
            <text:p>23,321548</text:p>
          </table:table-cell>
          <table:table-cell office:value-type="string">
            <text:p>786,286987</text:p>
          </table:table-cell>
          <table:table-cell office:value-type="string">
            <text:p>18,093967</text:p>
          </table:table-cell>
          <table:table-cell office:value-type="string">
            <text:p>110,696465</text:p>
          </table:table-cell>
          <table:table-cell office:value-type="string">
            <text:p>14,523728</text:p>
          </table:table-cell>
          <table:table-cell office:value-type="string">
            <text:p>354,579834</text:p>
          </table:table-cell>
          <table:table-cell office:value-type="string">
            <text:p>16,134443</text:p>
          </table:table-cell>
          <table:table-cell office:value-type="string">
            <text:p>159,434143</text:p>
          </table:table-cell>
          <table:table-cell office:value-type="string">
            <text:p>15,821096</text:p>
          </table:table-cell>
          <table:table-cell office:value-type="string">
            <text:p>433,409973</text:p>
          </table:table-cell>
          <table:table-cell office:value-type="string">
            <text:p>31,335649</text:p>
          </table:table-cell>
        </table:table-row>
        <table:table-row table:style-name="ro1">
          <table:table-cell office:value-type="string">
            <text:p>AFR354 <text:s text:c="5"/></text:p>
          </table:table-cell>
          <table:table-cell office:value-type="string">
            <text:p>3891,193604</text:p>
          </table:table-cell>
          <table:table-cell office:value-type="string">
            <text:p>1446,374756</text:p>
          </table:table-cell>
          <table:table-cell office:value-type="string">
            <text:p>10421,529297</text:p>
          </table:table-cell>
          <table:table-cell office:value-type="string">
            <text:p>836,184082</text:p>
          </table:table-cell>
          <table:table-cell office:value-type="string">
            <text:p>73022,039063</text:p>
          </table:table-cell>
          <table:table-cell office:value-type="string">
            <text:p>1732,950806</text:p>
          </table:table-cell>
          <table:table-cell office:value-type="string">
            <text:p>174409,015625</text:p>
          </table:table-cell>
          <table:table-cell office:value-type="string">
            <text:p>3632,447021</text:p>
          </table:table-cell>
          <table:table-cell office:value-type="string">
            <text:p>504,370911</text:p>
          </table:table-cell>
          <table:table-cell office:value-type="string">
            <text:p>69,226067</text:p>
          </table:table-cell>
          <table:table-cell office:value-type="string">
            <text:p>9657,623047</text:p>
          </table:table-cell>
          <table:table-cell office:value-type="string">
            <text:p>187,806137</text:p>
          </table:table-cell>
          <table:table-cell office:value-type="string">
            <text:p>29900,625000</text:p>
          </table:table-cell>
          <table:table-cell office:value-type="string">
            <text:p>495,352051</text:p>
          </table:table-cell>
          <table:table-cell office:value-type="string">
            <text:p>20269,330078</text:p>
          </table:table-cell>
          <table:table-cell office:value-type="string">
            <text:p>270,861755</text:p>
          </table:table-cell>
          <table:table-cell office:value-type="string">
            <text:p>42393,386719</text:p>
          </table:table-cell>
          <table:table-cell office:value-type="string">
            <text:p>534,937500</text:p>
          </table:table-cell>
          <table:table-cell office:value-type="string">
            <text:p>5375,052734</text:p>
          </table:table-cell>
          <table:table-cell office:value-type="string">
            <text:p>140,955948</text:p>
          </table:table-cell>
          <table:table-cell office:value-type="string">
            <text:p>74,603249</text:p>
          </table:table-cell>
          <table:table-cell office:value-type="string">
            <text:p>11,385100</text:p>
          </table:table-cell>
          <table:table-cell office:value-type="string">
            <text:p>112,182388</text:p>
          </table:table-cell>
          <table:table-cell office:value-type="string">
            <text:p>10,477224</text:p>
          </table:table-cell>
          <table:table-cell office:value-type="string">
            <text:p>787,742798</text:p>
          </table:table-cell>
          <table:table-cell office:value-type="string">
            <text:p>18,148897</text:p>
          </table:table-cell>
          <table:table-cell office:value-type="string">
            <text:p>47691,742188</text:p>
          </table:table-cell>
          <table:table-cell office:value-type="string">
            <text:p>790,061096</text:p>
          </table:table-cell>
          <table:table-cell office:value-type="string">
            <text:p>23,157831</text:p>
          </table:table-cell>
          <table:table-cell office:value-type="string">
            <text:p>13,060970</text:p>
          </table:table-cell>
          <table:table-cell office:value-type="string">
            <text:p>131,261017</text:p>
          </table:table-cell>
          <table:table-cell office:value-type="string">
            <text:p>18,652599</text:p>
          </table:table-cell>
          <table:table-cell office:value-type="string">
            <text:p>625,704041</text:p>
          </table:table-cell>
          <table:table-cell office:value-type="string">
            <text:p>23,226782</text:p>
          </table:table-cell>
          <table:table-cell office:value-type="string">
            <text:p>226,236877</text:p>
          </table:table-cell>
          <table:table-cell office:value-type="string">
            <text:p>15,326530</text:p>
          </table:table-cell>
          <table:table-cell office:value-type="string">
            <text:p>101,863556</text:p>
          </table:table-cell>
          <table:table-cell office:value-type="string">
            <text:p>16,188786</text:p>
          </table:table-cell>
          <table:table-cell office:value-type="string">
            <text:p>346,308502</text:p>
          </table:table-cell>
          <table:table-cell office:value-type="string">
            <text:p>17,764231</text:p>
          </table:table-cell>
          <table:table-cell office:value-type="string">
            <text:p>220,854996</text:p>
          </table:table-cell>
          <table:table-cell office:value-type="string">
            <text:p>18,097040</text:p>
          </table:table-cell>
          <table:table-cell office:value-type="string">
            <text:p>299,494965</text:p>
          </table:table-cell>
          <table:table-cell office:value-type="string">
            <text:p>33,806744</text:p>
          </table:table-cell>
        </table:table-row>
        <table:table-row table:style-name="ro1">
          <table:table-cell office:value-type="string">
            <text:p>AFR355 <text:s text:c="5"/></text:p>
          </table:table-cell>
          <table:table-cell office:value-type="string">
            <text:p>1772,369019</text:p>
          </table:table-cell>
          <table:table-cell office:value-type="string">
            <text:p>739,380005</text:p>
          </table:table-cell>
          <table:table-cell office:value-type="string">
            <text:p>1663,286255</text:p>
          </table:table-cell>
          <table:table-cell office:value-type="string">
            <text:p>437,802429</text:p>
          </table:table-cell>
          <table:table-cell office:value-type="string">
            <text:p>12924,218750</text:p>
          </table:table-cell>
          <table:table-cell office:value-type="string">
            <text:p>353,014313</text:p>
          </table:table-cell>
          <table:table-cell office:value-type="string">
            <text:p>26472,880859</text:p>
          </table:table-cell>
          <table:table-cell office:value-type="string">
            <text:p>562,804626</text:p>
          </table:table-cell>
          <table:table-cell office:value-type="string">
            <text:p>158,627838</text:p>
          </table:table-cell>
          <table:table-cell office:value-type="string">
            <text:p>30,650160</text:p>
          </table:table-cell>
          <table:table-cell office:value-type="string">
            <text:p>6514,106445</text:p>
          </table:table-cell>
          <table:table-cell office:value-type="string">
            <text:p>124,061653</text:p>
          </table:table-cell>
          <table:table-cell office:value-type="string">
            <text:p>3937,880371</text:p>
          </table:table-cell>
          <table:table-cell office:value-type="string">
            <text:p>70,643349</text:p>
          </table:table-cell>
          <table:table-cell office:value-type="string">
            <text:p>13833,062500</text:p>
          </table:table-cell>
          <table:table-cell office:value-type="string">
            <text:p>183,351746</text:p>
          </table:table-cell>
          <table:table-cell office:value-type="string">
            <text:p>6273,410645</text:p>
          </table:table-cell>
          <table:table-cell office:value-type="string">
            <text:p>81,561829</text:p>
          </table:table-cell>
          <table:table-cell office:value-type="string">
            <text:p>887,961487</text:p>
          </table:table-cell>
          <table:table-cell office:value-type="string">
            <text:p>24,246866</text:p>
          </table:table-cell>
          <table:table-cell office:value-type="string">
            <text:p>28,739075</text:p>
          </table:table-cell>
          <table:table-cell office:value-type="string">
            <text:p>5,141032</text:p>
          </table:table-cell>
          <table:table-cell office:value-type="string">
            <text:p>46,214569</text:p>
          </table:table-cell>
          <table:table-cell office:value-type="string">
            <text:p>7,272966</text:p>
          </table:table-cell>
          <table:table-cell office:value-type="string">
            <text:p>183,249237</text:p>
          </table:table-cell>
          <table:table-cell office:value-type="string">
            <text:p>5,971107</text:p>
          </table:table-cell>
          <table:table-cell office:value-type="string">
            <text:p>8225,657227</text:p>
          </table:table-cell>
          <table:table-cell office:value-type="string">
            <text:p>137,672104</text:p>
          </table:table-cell>
          <table:table-cell office:value-type="string">
            <text:p>35,821301</text:p>
          </table:table-cell>
          <table:table-cell office:value-type="string">
            <text:p>7,053205</text:p>
          </table:table-cell>
          <table:table-cell office:value-type="string">
            <text:p>46,390396</text:p>
          </table:table-cell>
          <table:table-cell office:value-type="string">
            <text:p>14,236204</text:p>
          </table:table-cell>
          <table:table-cell office:value-type="string">
            <text:p>978,118408</text:p>
          </table:table-cell>
          <table:table-cell office:value-type="string">
            <text:p>23,253483</text:p>
          </table:table-cell>
          <table:table-cell office:value-type="string">
            <text:p>116,163010</text:p>
          </table:table-cell>
          <table:table-cell office:value-type="string">
            <text:p>8,363003</text:p>
          </table:table-cell>
          <table:table-cell office:value-type="string">
            <text:p>42,292625</text:p>
          </table:table-cell>
          <table:table-cell office:value-type="string">
            <text:p>8,766180</text:p>
          </table:table-cell>
          <table:table-cell office:value-type="string">
            <text:p>64,759026</text:p>
          </table:table-cell>
          <table:table-cell office:value-type="string">
            <text:p>9,013176</text:p>
          </table:table-cell>
          <table:table-cell office:value-type="string">
            <text:p>35,121624</text:p>
          </table:table-cell>
          <table:table-cell office:value-type="string">
            <text:p>9,376563</text:p>
          </table:table-cell>
          <table:table-cell office:value-type="string">
            <text:p>296,630890</text:p>
          </table:table-cell>
          <table:table-cell office:value-type="string">
            <text:p>19,174360</text:p>
          </table:table-cell>
        </table:table-row>
        <table:table-row table:style-name="ro1">
          <table:table-cell office:value-type="string">
            <text:p>AFR356 <text:s text:c="5"/></text:p>
          </table:table-cell>
          <table:table-cell office:value-type="string">
            <text:p>1036,274536</text:p>
          </table:table-cell>
          <table:table-cell office:value-type="string">
            <text:p>414,025818</text:p>
          </table:table-cell>
          <table:table-cell office:value-type="string">
            <text:p>867,762329</text:p>
          </table:table-cell>
          <table:table-cell office:value-type="string">
            <text:p>418,839111</text:p>
          </table:table-cell>
          <table:table-cell office:value-type="string">
            <text:p>512,798950</text:p>
          </table:table-cell>
          <table:table-cell office:value-type="string">
            <text:p>54,956387</text:p>
          </table:table-cell>
          <table:table-cell office:value-type="string">
            <text:p>197,374313</text:p>
          </table:table-cell>
          <table:table-cell office:value-type="string">
            <text:p>54,605232</text:p>
          </table:table-cell>
          <table:table-cell office:value-type="string">
            <text:p>30,817270</text:p>
          </table:table-cell>
          <table:table-cell office:value-type="string">
            <text:p>23,039732</text:p>
          </table:table-cell>
          <table:table-cell office:value-type="string">
            <text:p>22,106697</text:p>
          </table:table-cell>
          <table:table-cell office:value-type="string">
            <text:p>14,3339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,313627</text:p>
          </table:table-cell>
          <table:table-cell office:value-type="string">
            <text:p>8,359756</text:p>
          </table:table-cell>
          <table:table-cell office:value-type="string">
            <text:p>18,379955</text:p>
          </table:table-cell>
          <table:table-cell office:value-type="string">
            <text:p>9,8525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2,995092</text:p>
          </table:table-cell>
          <table:table-cell office:value-type="string">
            <text:p>7,7977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,299641</text:p>
          </table:table-cell>
          <table:table-cell office:value-type="string">
            <text:p>8,47799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8,920788</text:p>
          </table:table-cell>
          <table:table-cell office:value-type="string">
            <text:p>15,048685</text:p>
          </table:table-cell>
          <table:table-cell table:number-columns-repeated="1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357 <text:s text:c="5"/></text:p>
          </table:table-cell>
          <table:table-cell office:value-type="string">
            <text:p>5253,062500</text:p>
          </table:table-cell>
          <table:table-cell office:value-type="string">
            <text:p>1234,428101</text:p>
          </table:table-cell>
          <table:table-cell office:value-type="string">
            <text:p>10169,564453</text:p>
          </table:table-cell>
          <table:table-cell office:value-type="string">
            <text:p>758,980347</text:p>
          </table:table-cell>
          <table:table-cell office:value-type="string">
            <text:p>57354,011719</text:p>
          </table:table-cell>
          <table:table-cell office:value-type="string">
            <text:p>1334,532837</text:p>
          </table:table-cell>
          <table:table-cell office:value-type="string">
            <text:p>137863,687500</text:p>
          </table:table-cell>
          <table:table-cell office:value-type="string">
            <text:p>2857,043701</text:p>
          </table:table-cell>
          <table:table-cell office:value-type="string">
            <text:p>268,817505</text:p>
          </table:table-cell>
          <table:table-cell office:value-type="string">
            <text:p>52,954582</text:p>
          </table:table-cell>
          <table:table-cell office:value-type="string">
            <text:p>8031,808594</text:p>
          </table:table-cell>
          <table:table-cell office:value-type="string">
            <text:p>154,833649</text:p>
          </table:table-cell>
          <table:table-cell office:value-type="string">
            <text:p>23925,851563</text:p>
          </table:table-cell>
          <table:table-cell office:value-type="string">
            <text:p>393,844177</text:p>
          </table:table-cell>
          <table:table-cell office:value-type="string">
            <text:p>18318,488281</text:p>
          </table:table-cell>
          <table:table-cell office:value-type="string">
            <text:p>242,768982</text:p>
          </table:table-cell>
          <table:table-cell office:value-type="string">
            <text:p>29432,617188</text:p>
          </table:table-cell>
          <table:table-cell office:value-type="string">
            <text:p>370,598419</text:p>
          </table:table-cell>
          <table:table-cell office:value-type="string">
            <text:p>3850,747803</text:p>
          </table:table-cell>
          <table:table-cell office:value-type="string">
            <text:p>101,175331</text:p>
          </table:table-cell>
          <table:table-cell office:value-type="string">
            <text:p>63,169327</text:p>
          </table:table-cell>
          <table:table-cell office:value-type="string">
            <text:p>9,338233</text:p>
          </table:table-cell>
          <table:table-cell office:value-type="string">
            <text:p>85,298889</text:p>
          </table:table-cell>
          <table:table-cell office:value-type="string">
            <text:p>9,375400</text:p>
          </table:table-cell>
          <table:table-cell office:value-type="string">
            <text:p>569,893921</text:p>
          </table:table-cell>
          <table:table-cell office:value-type="string">
            <text:p>13,776165</text:p>
          </table:table-cell>
          <table:table-cell office:value-type="string">
            <text:p>33200,925781</text:p>
          </table:table-cell>
          <table:table-cell office:value-type="string">
            <text:p>550,416138</text:p>
          </table:table-cell>
          <table:table-cell office:value-type="string">
            <text:p>38,212524</text:p>
          </table:table-cell>
          <table:table-cell office:value-type="string">
            <text:p>11,439653</text:p>
          </table:table-cell>
          <table:table-cell office:value-type="string">
            <text:p>86,781853</text:p>
          </table:table-cell>
          <table:table-cell office:value-type="string">
            <text:p>17,243279</text:p>
          </table:table-cell>
          <table:table-cell office:value-type="string">
            <text:p>353,271484</text:p>
          </table:table-cell>
          <table:table-cell office:value-type="string">
            <text:p>20,861681</text:p>
          </table:table-cell>
          <table:table-cell office:value-type="string">
            <text:p>235,946487</text:p>
          </table:table-cell>
          <table:table-cell office:value-type="string">
            <text:p>13,662925</text:p>
          </table:table-cell>
          <table:table-cell office:value-type="string">
            <text:p>82,956993</text:p>
          </table:table-cell>
          <table:table-cell office:value-type="string">
            <text:p>14,249023</text:p>
          </table:table-cell>
          <table:table-cell office:value-type="string">
            <text:p>262,553925</text:p>
          </table:table-cell>
          <table:table-cell office:value-type="string">
            <text:p>15,379869</text:p>
          </table:table-cell>
          <table:table-cell office:value-type="string">
            <text:p>149,407135</text:p>
          </table:table-cell>
          <table:table-cell office:value-type="string">
            <text:p>15,602037</text:p>
          </table:table-cell>
          <table:table-cell office:value-type="string">
            <text:p>240,304108</text:p>
          </table:table-cell>
          <table:table-cell office:value-type="string">
            <text:p>29,513090</text:p>
          </table:table-cell>
        </table:table-row>
        <table:table-row table:style-name="ro1">
          <table:table-cell office:value-type="string">
            <text:p>AFR358 <text:s text:c="5"/></text:p>
          </table:table-cell>
          <table:table-cell office:value-type="string">
            <text:p>3329,838867</text:p>
          </table:table-cell>
          <table:table-cell office:value-type="string">
            <text:p>974,809204</text:p>
          </table:table-cell>
          <table:table-cell office:value-type="string">
            <text:p>10864,338867</text:p>
          </table:table-cell>
          <table:table-cell office:value-type="string">
            <text:p>704,616882</text:p>
          </table:table-cell>
          <table:table-cell office:value-type="string">
            <text:p>61089,207031</text:p>
          </table:table-cell>
          <table:table-cell office:value-type="string">
            <text:p>1403,643433</text:p>
          </table:table-cell>
          <table:table-cell office:value-type="string">
            <text:p>147822,234375</text:p>
          </table:table-cell>
          <table:table-cell office:value-type="string">
            <text:p>3057,718018</text:p>
          </table:table-cell>
          <table:table-cell office:value-type="string">
            <text:p>300,496613</text:p>
          </table:table-cell>
          <table:table-cell office:value-type="string">
            <text:p>44,254978</text:p>
          </table:table-cell>
          <table:table-cell office:value-type="string">
            <text:p>7265,623047</text:p>
          </table:table-cell>
          <table:table-cell office:value-type="string">
            <text:p>138,638626</text:p>
          </table:table-cell>
          <table:table-cell office:value-type="string">
            <text:p>17152,847656</text:p>
          </table:table-cell>
          <table:table-cell office:value-type="string">
            <text:p>283,053345</text:p>
          </table:table-cell>
          <table:table-cell office:value-type="string">
            <text:p>14623,770508</text:p>
          </table:table-cell>
          <table:table-cell office:value-type="string">
            <text:p>193,837967</text:p>
          </table:table-cell>
          <table:table-cell office:value-type="string">
            <text:p>28206,451172</text:p>
          </table:table-cell>
          <table:table-cell office:value-type="string">
            <text:p>354,635132</text:p>
          </table:table-cell>
          <table:table-cell office:value-type="string">
            <text:p>4005,494873</text:p>
          </table:table-cell>
          <table:table-cell office:value-type="string">
            <text:p>104,864639</text:p>
          </table:table-cell>
          <table:table-cell office:value-type="string">
            <text:p>56,383858</text:p>
          </table:table-cell>
          <table:table-cell office:value-type="string">
            <text:p>7,686833</text:p>
          </table:table-cell>
          <table:table-cell office:value-type="string">
            <text:p>75,696480</text:p>
          </table:table-cell>
          <table:table-cell office:value-type="string">
            <text:p>8,176198</text:p>
          </table:table-cell>
          <table:table-cell office:value-type="string">
            <text:p>580,709473</text:p>
          </table:table-cell>
          <table:table-cell office:value-type="string">
            <text:p>12,996740</text:p>
          </table:table-cell>
          <table:table-cell office:value-type="string">
            <text:p>33840,859375</text:p>
          </table:table-cell>
          <table:table-cell office:value-type="string">
            <text:p>560,778259</text:p>
          </table:table-cell>
          <table:table-cell office:value-type="string">
            <text:p>20,907240</text:p>
          </table:table-cell>
          <table:table-cell office:value-type="string">
            <text:p>8,470715</text:p>
          </table:table-cell>
          <table:table-cell office:value-type="string">
            <text:p>51,678448</text:p>
          </table:table-cell>
          <table:table-cell office:value-type="string">
            <text:p>15,021906</text:p>
          </table:table-cell>
          <table:table-cell office:value-type="string">
            <text:p>289,083313</text:p>
          </table:table-cell>
          <table:table-cell office:value-type="string">
            <text:p>19,086241</text:p>
          </table:table-cell>
          <table:table-cell office:value-type="string">
            <text:p>119,732910</text:p>
          </table:table-cell>
          <table:table-cell office:value-type="string">
            <text:p>9,648215</text:p>
          </table:table-cell>
          <table:table-cell office:value-type="string">
            <text:p>86,303429</text:p>
          </table:table-cell>
          <table:table-cell office:value-type="string">
            <text:p>10,352826</text:p>
          </table:table-cell>
          <table:table-cell office:value-type="string">
            <text:p>254,084961</text:p>
          </table:table-cell>
          <table:table-cell office:value-type="string">
            <text:p>11,540098</text:p>
          </table:table-cell>
          <table:table-cell office:value-type="string">
            <text:p>150,523911</text:p>
          </table:table-cell>
          <table:table-cell office:value-type="string">
            <text:p>11,517668</text:p>
          </table:table-cell>
          <table:table-cell office:value-type="string">
            <text:p>124,053833</text:p>
          </table:table-cell>
          <table:table-cell office:value-type="string">
            <text:p>21,347351</text:p>
          </table:table-cell>
        </table:table-row>
        <table:table-row table:style-name="ro1">
          <table:table-cell office:value-type="string">
            <text:p>AFR359 <text:s text:c="5"/></text:p>
          </table:table-cell>
          <table:table-cell office:value-type="string">
            <text:p>2833,203369</text:p>
          </table:table-cell>
          <table:table-cell office:value-type="string">
            <text:p>795,755676</text:p>
          </table:table-cell>
          <table:table-cell office:value-type="string">
            <text:p>3144,792969</text:p>
          </table:table-cell>
          <table:table-cell office:value-type="string">
            <text:p>477,592316</text:p>
          </table:table-cell>
          <table:table-cell office:value-type="string">
            <text:p>21807,697266</text:p>
          </table:table-cell>
          <table:table-cell office:value-type="string">
            <text:p>535,497681</text:p>
          </table:table-cell>
          <table:table-cell office:value-type="string">
            <text:p>51727,511719</text:p>
          </table:table-cell>
          <table:table-cell office:value-type="string">
            <text:p>1080,910645</text:p>
          </table:table-cell>
          <table:table-cell office:value-type="string">
            <text:p>169,156403</text:p>
          </table:table-cell>
          <table:table-cell office:value-type="string">
            <text:p>32,251373</text:p>
          </table:table-cell>
          <table:table-cell office:value-type="string">
            <text:p>3530,115479</text:p>
          </table:table-cell>
          <table:table-cell office:value-type="string">
            <text:p>71,555779</text:p>
          </table:table-cell>
          <table:table-cell office:value-type="string">
            <text:p>10524,346680</text:p>
          </table:table-cell>
          <table:table-cell office:value-type="string">
            <text:p>175,916519</text:p>
          </table:table-cell>
          <table:table-cell office:value-type="string">
            <text:p>5610,006348</text:p>
          </table:table-cell>
          <table:table-cell office:value-type="string">
            <text:p>76,625359</text:p>
          </table:table-cell>
          <table:table-cell office:value-type="string">
            <text:p>10188,680664</text:p>
          </table:table-cell>
          <table:table-cell office:value-type="string">
            <text:p>129,997406</text:p>
          </table:table-cell>
          <table:table-cell office:value-type="string">
            <text:p>1452,201904</text:p>
          </table:table-cell>
          <table:table-cell office:value-type="string">
            <text:p>38,776764</text:p>
          </table:table-cell>
          <table:table-cell office:value-type="string">
            <text:p>18,524012</text:p>
          </table:table-cell>
          <table:table-cell office:value-type="string">
            <text:p>5,764402</text:p>
          </table:table-cell>
          <table:table-cell office:value-type="string">
            <text:p>47,650051</text:p>
          </table:table-cell>
          <table:table-cell office:value-type="string">
            <text:p>7,526605</text:p>
          </table:table-cell>
          <table:table-cell office:value-type="string">
            <text:p>232,275085</text:p>
          </table:table-cell>
          <table:table-cell office:value-type="string">
            <text:p>6,916872</text:p>
          </table:table-cell>
          <table:table-cell office:value-type="string">
            <text:p>12539,405273</text:p>
          </table:table-cell>
          <table:table-cell office:value-type="string">
            <text:p>208,874893</text:p>
          </table:table-cell>
          <table:table-cell office:value-type="string">
            <text:p>26,066944</text:p>
          </table:table-cell>
          <table:table-cell office:value-type="string">
            <text:p>7,535988</text:p>
          </table:table-cell>
          <table:table-cell office:value-type="string">
            <text:p>10,921850</text:p>
          </table:table-cell>
          <table:table-cell office:value-type="string">
            <text:p>14,381829</text:p>
          </table:table-cell>
          <table:table-cell office:value-type="string">
            <text:p>296,148041</text:p>
          </table:table-cell>
          <table:table-cell office:value-type="string">
            <text:p>18,788210</text:p>
          </table:table-cell>
          <table:table-cell office:value-type="string">
            <text:p>101,926445</text:p>
          </table:table-cell>
          <table:table-cell office:value-type="string">
            <text:p>8,763386</text:p>
          </table:table-cell>
          <table:table-cell office:value-type="string">
            <text:p>40,102383</text:p>
          </table:table-cell>
          <table:table-cell office:value-type="string">
            <text:p>9,331524</text:p>
          </table:table-cell>
          <table:table-cell office:value-type="string">
            <text:p>103,796753</text:p>
          </table:table-cell>
          <table:table-cell office:value-type="string">
            <text:p>9,759466</text:p>
          </table:table-cell>
          <table:table-cell office:value-type="string">
            <text:p>46,882313</text:p>
          </table:table-cell>
          <table:table-cell office:value-type="string">
            <text:p>10,079752</text:p>
          </table:table-cell>
          <table:table-cell office:value-type="string">
            <text:p>103,113007</text:p>
          </table:table-cell>
          <table:table-cell office:value-type="string">
            <text:p>19,242262</text:p>
          </table:table-cell>
        </table:table-row>
        <table:table-row table:style-name="ro1">
          <table:table-cell office:value-type="string">
            <text:p>AFR360 <text:s text:c="5"/></text:p>
          </table:table-cell>
          <table:table-cell office:value-type="string">
            <text:p>1892,606079</text:p>
          </table:table-cell>
          <table:table-cell office:value-type="string">
            <text:p>425,630920</text:p>
          </table:table-cell>
          <table:table-cell office:value-type="string">
            <text:p>1050,057007</text:p>
          </table:table-cell>
          <table:table-cell office:value-type="string">
            <text:p>434,254272</text:p>
          </table:table-cell>
          <table:table-cell office:value-type="string">
            <text:p>682,980896</text:p>
          </table:table-cell>
          <table:table-cell office:value-type="string">
            <text:p>57,971306</text:p>
          </table:table-cell>
          <table:table-cell office:value-type="string">
            <text:p>428,463928</text:p>
          </table:table-cell>
          <table:table-cell office:value-type="string">
            <text:p>57,874981</text:p>
          </table:table-cell>
          <table:table-cell office:value-type="string">
            <text:p>23,007862</text:p>
          </table:table-cell>
          <table:table-cell office:value-type="string">
            <text:p>24,308243</text:p>
          </table:table-cell>
          <table:table-cell office:value-type="string">
            <text:p>22,697104</text:p>
          </table:table-cell>
          <table:table-cell office:value-type="string">
            <text:p>15,3413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,424480</text:p>
          </table:table-cell>
          <table:table-cell office:value-type="string">
            <text:p>8,746125</text:p>
          </table:table-cell>
          <table:table-cell office:value-type="string">
            <text:p>9,901545</text:p>
          </table:table-cell>
          <table:table-cell office:value-type="string">
            <text:p>10,0464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0,916063</text:p>
          </table:table-cell>
          <table:table-cell office:value-type="string">
            <text:p>8,0018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,161898</text:p>
          </table:table-cell>
          <table:table-cell office:value-type="string">
            <text:p>8,6607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9,679367</text:p>
          </table:table-cell>
          <table:table-cell office:value-type="string">
            <text:p>15,434662</text:p>
          </table:table-cell>
          <table:table-cell office:value-type="string">
            <text:p>14,373723</text:p>
          </table:table-cell>
          <table:table-cell office:value-type="string">
            <text:p>18,967640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361 <text:s text:c="5"/></text:p>
          </table:table-cell>
          <table:table-cell office:value-type="string">
            <text:p>8857,980469</text:p>
          </table:table-cell>
          <table:table-cell office:value-type="string">
            <text:p>1234,854004</text:p>
          </table:table-cell>
          <table:table-cell office:value-type="string">
            <text:p>4082,313232</text:p>
          </table:table-cell>
          <table:table-cell office:value-type="string">
            <text:p>592,351624</text:p>
          </table:table-cell>
          <table:table-cell office:value-type="string">
            <text:p>30468,660156</text:p>
          </table:table-cell>
          <table:table-cell office:value-type="string">
            <text:p>735,932861</text:p>
          </table:table-cell>
          <table:table-cell office:value-type="string">
            <text:p>66331,351563</text:p>
          </table:table-cell>
          <table:table-cell office:value-type="string">
            <text:p>1383,521484</text:p>
          </table:table-cell>
          <table:table-cell office:value-type="string">
            <text:p>429,708923</text:p>
          </table:table-cell>
          <table:table-cell office:value-type="string">
            <text:p>47,199032</text:p>
          </table:table-cell>
          <table:table-cell office:value-type="string">
            <text:p>8763,935547</text:p>
          </table:table-cell>
          <table:table-cell office:value-type="string">
            <text:p>166,008865</text:p>
          </table:table-cell>
          <table:table-cell office:value-type="string">
            <text:p>25554,896484</text:p>
          </table:table-cell>
          <table:table-cell office:value-type="string">
            <text:p>419,016388</text:p>
          </table:table-cell>
          <table:table-cell office:value-type="string">
            <text:p>16567,482422</text:p>
          </table:table-cell>
          <table:table-cell office:value-type="string">
            <text:p>219,393967</text:p>
          </table:table-cell>
          <table:table-cell office:value-type="string">
            <text:p>21803,351563</text:p>
          </table:table-cell>
          <table:table-cell office:value-type="string">
            <text:p>275,049286</text:p>
          </table:table-cell>
          <table:table-cell office:value-type="string">
            <text:p>2442,012939</text:p>
          </table:table-cell>
          <table:table-cell office:value-type="string">
            <text:p>64,564995</text:p>
          </table:table-cell>
          <table:table-cell office:value-type="string">
            <text:p>53,192379</text:p>
          </table:table-cell>
          <table:table-cell office:value-type="string">
            <text:p>7,939501</text:p>
          </table:table-cell>
          <table:table-cell office:value-type="string">
            <text:p>89,617332</text:p>
          </table:table-cell>
          <table:table-cell office:value-type="string">
            <text:p>8,793852</text:p>
          </table:table-cell>
          <table:table-cell office:value-type="string">
            <text:p>359,958527</text:p>
          </table:table-cell>
          <table:table-cell office:value-type="string">
            <text:p>9,945918</text:p>
          </table:table-cell>
          <table:table-cell office:value-type="string">
            <text:p>24449,675781</text:p>
          </table:table-cell>
          <table:table-cell office:value-type="string">
            <text:p>405,715210</text:p>
          </table:table-cell>
          <table:table-cell office:value-type="string">
            <text:p>44,151569</text:p>
          </table:table-cell>
          <table:table-cell office:value-type="string">
            <text:p>10,410919</text:p>
          </table:table-cell>
          <table:table-cell office:value-type="string">
            <text:p>121,390457</text:p>
          </table:table-cell>
          <table:table-cell office:value-type="string">
            <text:p>16,648930</text:p>
          </table:table-cell>
          <table:table-cell office:value-type="string">
            <text:p>1235,583496</text:p>
          </table:table-cell>
          <table:table-cell office:value-type="string">
            <text:p>26,822929</text:p>
          </table:table-cell>
          <table:table-cell office:value-type="string">
            <text:p>161,708984</text:p>
          </table:table-cell>
          <table:table-cell office:value-type="string">
            <text:p>12,235310</text:p>
          </table:table-cell>
          <table:table-cell office:value-type="string">
            <text:p>60,391739</text:p>
          </table:table-cell>
          <table:table-cell office:value-type="string">
            <text:p>12,992295</text:p>
          </table:table-cell>
          <table:table-cell office:value-type="string">
            <text:p>167,823929</text:p>
          </table:table-cell>
          <table:table-cell office:value-type="string">
            <text:p>13,672207</text:p>
          </table:table-cell>
          <table:table-cell office:value-type="string">
            <text:p>98,528793</text:p>
          </table:table-cell>
          <table:table-cell office:value-type="string">
            <text:p>14,100368</text:p>
          </table:table-cell>
          <table:table-cell office:value-type="string">
            <text:p>350,073517</text:p>
          </table:table-cell>
          <table:table-cell office:value-type="string">
            <text:p>27,632210</text:p>
          </table:table-cell>
        </table:table-row>
        <table:table-row table:style-name="ro1">
          <table:table-cell office:value-type="string">
            <text:p>AFR362 <text:s text:c="5"/></text:p>
          </table:table-cell>
          <table:table-cell office:value-type="string">
            <text:p>1175,899414</text:p>
          </table:table-cell>
          <table:table-cell office:value-type="string">
            <text:p>702,328491</text:p>
          </table:table-cell>
          <table:table-cell office:value-type="string">
            <text:p>533,234192</text:p>
          </table:table-cell>
          <table:table-cell office:value-type="string">
            <text:p>411,903809</text:p>
          </table:table-cell>
          <table:table-cell office:value-type="string">
            <text:p>1391,979126</text:p>
          </table:table-cell>
          <table:table-cell office:value-type="string">
            <text:p>138,795303</text:p>
          </table:table-cell>
          <table:table-cell office:value-type="string">
            <text:p>1724,546387</text:p>
          </table:table-cell>
          <table:table-cell office:value-type="string">
            <text:p>72,806030</text:p>
          </table:table-cell>
          <table:table-cell office:value-type="string">
            <text:p>20,436716</text:p>
          </table:table-cell>
          <table:table-cell office:value-type="string">
            <text:p>23,035318</text:p>
          </table:table-cell>
          <table:table-cell office:value-type="string">
            <text:p>370,696564</text:p>
          </table:table-cell>
          <table:table-cell office:value-type="string">
            <text:p>18,439035</text:p>
          </table:table-cell>
          <table:table-cell office:value-type="string">
            <text:p>364,914124</text:p>
          </table:table-cell>
          <table:table-cell office:value-type="string">
            <text:p>15,709392</text:p>
          </table:table-cell>
          <table:table-cell office:value-type="string">
            <text:p>844,349365</text:p>
          </table:table-cell>
          <table:table-cell office:value-type="string">
            <text:p>16,274433</text:p>
          </table:table-cell>
          <table:table-cell office:value-type="string">
            <text:p>320,721008</text:p>
          </table:table-cell>
          <table:table-cell office:value-type="string">
            <text:p>11,844608</text:p>
          </table:table-cell>
          <table:table-cell office:value-type="string">
            <text:p>73,495300</text:p>
          </table:table-cell>
          <table:table-cell office:value-type="string">
            <text:p>5,833470</text:p>
          </table:table-cell>
          <table:table-cell office:value-type="string">
            <text:p>7,608309</text:p>
          </table:table-cell>
          <table:table-cell office:value-type="string">
            <text:p>5,423144</text:p>
          </table:table-cell>
          <table:table-cell office:value-type="string">
            <text:p>41,844753</text:p>
          </table:table-cell>
          <table:table-cell office:value-type="string">
            <text:p>7,663762</text:p>
          </table:table-cell>
          <table:table-cell office:value-type="string">
            <text:p>29,106806</text:p>
          </table:table-cell>
          <table:table-cell office:value-type="string">
            <text:p>5,154789</text:p>
          </table:table-cell>
          <table:table-cell office:value-type="string">
            <text:p>823,495789</text:p>
          </table:table-cell>
          <table:table-cell office:value-type="string">
            <text:p>18,235718</text:p>
          </table:table-cell>
          <table:table-cell office:value-type="string">
            <text:p>57,637707</text:p>
          </table:table-cell>
          <table:table-cell office:value-type="string">
            <text:p>8,5300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9,317127</text:p>
          </table:table-cell>
          <table:table-cell office:value-type="string">
            <text:p>18,516413</text:p>
          </table:table-cell>
          <table:table-cell office:value-type="string">
            <text:p>33,700275</text:p>
          </table:table-cell>
          <table:table-cell office:value-type="string">
            <text:p>9,894567</text:p>
          </table:table-cell>
          <table:table-cell office:value-type="string">
            <text:p>12,938841</text:p>
          </table:table-cell>
          <table:table-cell office:value-type="string">
            <text:p>10,744242</text:p>
          </table:table-cell>
          <table:table-cell office:value-type="string">
            <text:p>25,664047</text:p>
          </table:table-cell>
          <table:table-cell office:value-type="string">
            <text:p>11,018469</text:p>
          </table:table-cell>
          <table:table-cell office:value-type="string">
            <text:p>6,895899</text:p>
          </table:table-cell>
          <table:table-cell office:value-type="string">
            <text:p>11,531137</text:p>
          </table:table-cell>
          <table:table-cell office:value-type="string">
            <text:p>56,271042</text:p>
          </table:table-cell>
          <table:table-cell office:value-type="string">
            <text:p>21,849672</text:p>
          </table:table-cell>
        </table:table-row>
        <table:table-row table:style-name="ro1">
          <table:table-cell office:value-type="string">
            <text:p>AFR363 <text:s text:c="5"/></text:p>
          </table:table-cell>
          <table:table-cell office:value-type="string">
            <text:p>5148,233398</text:p>
          </table:table-cell>
          <table:table-cell office:value-type="string">
            <text:p>967,642151</text:p>
          </table:table-cell>
          <table:table-cell office:value-type="string">
            <text:p>1169,653442</text:p>
          </table:table-cell>
          <table:table-cell office:value-type="string">
            <text:p>482,134430</text:p>
          </table:table-cell>
          <table:table-cell office:value-type="string">
            <text:p>12338,100586</text:p>
          </table:table-cell>
          <table:table-cell office:value-type="string">
            <text:p>360,256866</text:p>
          </table:table-cell>
          <table:table-cell office:value-type="string">
            <text:p>25119,076172</text:p>
          </table:table-cell>
          <table:table-cell office:value-type="string">
            <text:p>536,315430</text:p>
          </table:table-cell>
          <table:table-cell office:value-type="string">
            <text:p>43,792961</text:p>
          </table:table-cell>
          <table:table-cell office:value-type="string">
            <text:p>35,693424</text:p>
          </table:table-cell>
          <table:table-cell office:value-type="string">
            <text:p>8249,686523</text:p>
          </table:table-cell>
          <table:table-cell office:value-type="string">
            <text:p>155,583557</text:p>
          </table:table-cell>
          <table:table-cell office:value-type="string">
            <text:p>9329,815430</text:p>
          </table:table-cell>
          <table:table-cell office:value-type="string">
            <text:p>157,263290</text:p>
          </table:table-cell>
          <table:table-cell office:value-type="string">
            <text:p>21704,105469</text:p>
          </table:table-cell>
          <table:table-cell office:value-type="string">
            <text:p>285,821716</text:p>
          </table:table-cell>
          <table:table-cell office:value-type="string">
            <text:p>6527,762695</text:p>
          </table:table-cell>
          <table:table-cell office:value-type="string">
            <text:p>84,950096</text:p>
          </table:table-cell>
          <table:table-cell office:value-type="string">
            <text:p>887,107300</text:p>
          </table:table-cell>
          <table:table-cell office:value-type="string">
            <text:p>24,440125</text:p>
          </table:table-cell>
          <table:table-cell office:value-type="string">
            <text:p>16,725956</text:p>
          </table:table-cell>
          <table:table-cell office:value-type="string">
            <text:p>5,953056</text:p>
          </table:table-cell>
          <table:table-cell office:value-type="string">
            <text:p>45,283726</text:p>
          </table:table-cell>
          <table:table-cell office:value-type="string">
            <text:p>7,790418</text:p>
          </table:table-cell>
          <table:table-cell office:value-type="string">
            <text:p>180,799332</text:p>
          </table:table-cell>
          <table:table-cell office:value-type="string">
            <text:p>6,618334</text:p>
          </table:table-cell>
          <table:table-cell office:value-type="string">
            <text:p>7652,904785</text:p>
          </table:table-cell>
          <table:table-cell office:value-type="string">
            <text:p>128,317078</text:p>
          </table:table-cell>
          <table:table-cell office:value-type="string">
            <text:p>51,779083</text:p>
          </table:table-cell>
          <table:table-cell office:value-type="string">
            <text:p>8,631695</text:p>
          </table:table-cell>
          <table:table-cell office:value-type="string">
            <text:p>85,959145</text:p>
          </table:table-cell>
          <table:table-cell office:value-type="string">
            <text:p>15,333598</text:p>
          </table:table-cell>
          <table:table-cell office:value-type="string">
            <text:p>1378,770264</text:p>
          </table:table-cell>
          <table:table-cell office:value-type="string">
            <text:p>27,642214</text:p>
          </table:table-cell>
          <table:table-cell office:value-type="string">
            <text:p>475,531464</text:p>
          </table:table-cell>
          <table:table-cell office:value-type="string">
            <text:p>12,583841</text:p>
          </table:table-cell>
          <table:table-cell office:value-type="string">
            <text:p>55,159050</text:p>
          </table:table-cell>
          <table:table-cell office:value-type="string">
            <text:p>10,996867</text:p>
          </table:table-cell>
          <table:table-cell office:value-type="string">
            <text:p>71,206902</text:p>
          </table:table-cell>
          <table:table-cell office:value-type="string">
            <text:p>11,203039</text:p>
          </table:table-cell>
          <table:table-cell office:value-type="string">
            <text:p>37,020088</text:p>
          </table:table-cell>
          <table:table-cell office:value-type="string">
            <text:p>11,607603</text:p>
          </table:table-cell>
          <table:table-cell office:value-type="string">
            <text:p>552,071167</text:p>
          </table:table-cell>
          <table:table-cell office:value-type="string">
            <text:p>25,499544</text:p>
          </table:table-cell>
        </table:table-row>
        <table:table-row table:style-name="ro1">
          <table:table-cell office:value-type="string">
            <text:p>AFR364 <text:s text:c="5"/></text:p>
          </table:table-cell>
          <table:table-cell office:value-type="string">
            <text:p>8829,118164</text:p>
          </table:table-cell>
          <table:table-cell office:value-type="string">
            <text:p>1088,771484</text:p>
          </table:table-cell>
          <table:table-cell office:value-type="string">
            <text:p>4098,427734</text:p>
          </table:table-cell>
          <table:table-cell office:value-type="string">
            <text:p>535,471313</text:p>
          </table:table-cell>
          <table:table-cell office:value-type="string">
            <text:p>24712,298828</text:p>
          </table:table-cell>
          <table:table-cell office:value-type="string">
            <text:p>605,384094</text:p>
          </table:table-cell>
          <table:table-cell office:value-type="string">
            <text:p>53191,488281</text:p>
          </table:table-cell>
          <table:table-cell office:value-type="string">
            <text:p>1111,770874</text:p>
          </table:table-cell>
          <table:table-cell office:value-type="string">
            <text:p>438,121552</text:p>
          </table:table-cell>
          <table:table-cell office:value-type="string">
            <text:p>41,402428</text:p>
          </table:table-cell>
          <table:table-cell office:value-type="string">
            <text:p>8474,403320</text:p>
          </table:table-cell>
          <table:table-cell office:value-type="string">
            <text:p>159,726151</text:p>
          </table:table-cell>
          <table:table-cell office:value-type="string">
            <text:p>23660,859375</text:p>
          </table:table-cell>
          <table:table-cell office:value-type="string">
            <text:p>387,833160</text:p>
          </table:table-cell>
          <table:table-cell office:value-type="string">
            <text:p>17356,023438</text:p>
          </table:table-cell>
          <table:table-cell office:value-type="string">
            <text:p>229,298004</text:p>
          </table:table-cell>
          <table:table-cell office:value-type="string">
            <text:p>16526,054688</text:p>
          </table:table-cell>
          <table:table-cell office:value-type="string">
            <text:p>209,042053</text:p>
          </table:table-cell>
          <table:table-cell office:value-type="string">
            <text:p>1911,020508</text:p>
          </table:table-cell>
          <table:table-cell office:value-type="string">
            <text:p>50,675747</text:p>
          </table:table-cell>
          <table:table-cell office:value-type="string">
            <text:p>28,247578</text:p>
          </table:table-cell>
          <table:table-cell office:value-type="string">
            <text:p>6,513775</text:p>
          </table:table-cell>
          <table:table-cell office:value-type="string">
            <text:p>64,646164</text:p>
          </table:table-cell>
          <table:table-cell office:value-type="string">
            <text:p>7,927158</text:p>
          </table:table-cell>
          <table:table-cell office:value-type="string">
            <text:p>284,859741</text:p>
          </table:table-cell>
          <table:table-cell office:value-type="string">
            <text:p>8,053765</text:p>
          </table:table-cell>
          <table:table-cell office:value-type="string">
            <text:p>18413,794922</text:p>
          </table:table-cell>
          <table:table-cell office:value-type="string">
            <text:p>305,903656</text:p>
          </table:table-cell>
          <table:table-cell office:value-type="string">
            <text:p>37,549034</text:p>
          </table:table-cell>
          <table:table-cell office:value-type="string">
            <text:p>8,474536</text:p>
          </table:table-cell>
          <table:table-cell office:value-type="string">
            <text:p>68,306442</text:p>
          </table:table-cell>
          <table:table-cell office:value-type="string">
            <text:p>15,126842</text:p>
          </table:table-cell>
          <table:table-cell office:value-type="string">
            <text:p>1045,190186</text:p>
          </table:table-cell>
          <table:table-cell office:value-type="string">
            <text:p>24,302496</text:p>
          </table:table-cell>
          <table:table-cell office:value-type="string">
            <text:p>141,328781</text:p>
          </table:table-cell>
          <table:table-cell office:value-type="string">
            <text:p>9,997337</text:p>
          </table:table-cell>
          <table:table-cell office:value-type="string">
            <text:p>59,755688</text:p>
          </table:table-cell>
          <table:table-cell office:value-type="string">
            <text:p>10,535729</text:p>
          </table:table-cell>
          <table:table-cell office:value-type="string">
            <text:p>135,391495</text:p>
          </table:table-cell>
          <table:table-cell office:value-type="string">
            <text:p>11,063013</text:p>
          </table:table-cell>
          <table:table-cell office:value-type="string">
            <text:p>63,281361</text:p>
          </table:table-cell>
          <table:table-cell office:value-type="string">
            <text:p>11,331475</text:p>
          </table:table-cell>
          <table:table-cell office:value-type="string">
            <text:p>307,827667</text:p>
          </table:table-cell>
          <table:table-cell office:value-type="string">
            <text:p>22,657206</text:p>
          </table:table-cell>
        </table:table-row>
        <table:table-row table:style-name="ro1">
          <table:table-cell office:value-type="string">
            <text:p>AFR365 <text:s text:c="5"/></text:p>
          </table:table-cell>
          <table:table-cell office:value-type="string">
            <text:p>20726,980469</text:p>
          </table:table-cell>
          <table:table-cell office:value-type="string">
            <text:p>1593,765991</text:p>
          </table:table-cell>
          <table:table-cell office:value-type="string">
            <text:p>4852,369141</text:p>
          </table:table-cell>
          <table:table-cell office:value-type="string">
            <text:p>577,322388</text:p>
          </table:table-cell>
          <table:table-cell office:value-type="string">
            <text:p>22893,917969</text:p>
          </table:table-cell>
          <table:table-cell office:value-type="string">
            <text:p>581,537781</text:p>
          </table:table-cell>
          <table:table-cell office:value-type="string">
            <text:p>53661,078125</text:p>
          </table:table-cell>
          <table:table-cell office:value-type="string">
            <text:p>1134,794189</text:p>
          </table:table-cell>
          <table:table-cell office:value-type="string">
            <text:p>328,591156</text:p>
          </table:table-cell>
          <table:table-cell office:value-type="string">
            <text:p>48,067177</text:p>
          </table:table-cell>
          <table:table-cell office:value-type="string">
            <text:p>9984,271484</text:p>
          </table:table-cell>
          <table:table-cell office:value-type="string">
            <text:p>193,597168</text:p>
          </table:table-cell>
          <table:table-cell office:value-type="string">
            <text:p>48776,082031</text:p>
          </table:table-cell>
          <table:table-cell office:value-type="string">
            <text:p>795,823914</text:p>
          </table:table-cell>
          <table:table-cell office:value-type="string">
            <text:p>21705,636719</text:p>
          </table:table-cell>
          <table:table-cell office:value-type="string">
            <text:p>286,930420</text:p>
          </table:table-cell>
          <table:table-cell office:value-type="string">
            <text:p>20025,404297</text:p>
          </table:table-cell>
          <table:table-cell office:value-type="string">
            <text:p>254,316086</text:p>
          </table:table-cell>
          <table:table-cell office:value-type="string">
            <text:p>1969,739990</text:p>
          </table:table-cell>
          <table:table-cell office:value-type="string">
            <text:p>52,190388</text:p>
          </table:table-cell>
          <table:table-cell office:value-type="string">
            <text:p>27,509079</text:p>
          </table:table-cell>
          <table:table-cell office:value-type="string">
            <text:p>6,543363</text:p>
          </table:table-cell>
          <table:table-cell office:value-type="string">
            <text:p>73,273361</text:p>
          </table:table-cell>
          <table:table-cell office:value-type="string">
            <text:p>7,956183</text:p>
          </table:table-cell>
          <table:table-cell office:value-type="string">
            <text:p>296,894470</text:p>
          </table:table-cell>
          <table:table-cell office:value-type="string">
            <text:p>8,227679</text:p>
          </table:table-cell>
          <table:table-cell office:value-type="string">
            <text:p>18138,359375</text:p>
          </table:table-cell>
          <table:table-cell office:value-type="string">
            <text:p>301,352417</text:p>
          </table:table-cell>
          <table:table-cell office:value-type="string">
            <text:p>27,813414</text:p>
          </table:table-cell>
          <table:table-cell office:value-type="string">
            <text:p>8,465112</text:p>
          </table:table-cell>
          <table:table-cell office:value-type="string">
            <text:p>104,185562</text:p>
          </table:table-cell>
          <table:table-cell office:value-type="string">
            <text:p>15,289807</text:p>
          </table:table-cell>
          <table:table-cell office:value-type="string">
            <text:p>1569,576416</text:p>
          </table:table-cell>
          <table:table-cell office:value-type="string">
            <text:p>29,622820</text:p>
          </table:table-cell>
          <table:table-cell office:value-type="string">
            <text:p>518,595215</text:p>
          </table:table-cell>
          <table:table-cell office:value-type="string">
            <text:p>12,733578</text:p>
          </table:table-cell>
          <table:table-cell office:value-type="string">
            <text:p>65,302017</text:p>
          </table:table-cell>
          <table:table-cell office:value-type="string">
            <text:p>10,592607</text:p>
          </table:table-cell>
          <table:table-cell office:value-type="string">
            <text:p>172,943680</text:p>
          </table:table-cell>
          <table:table-cell office:value-type="string">
            <text:p>11,238294</text:p>
          </table:table-cell>
          <table:table-cell office:value-type="string">
            <text:p>71,034653</text:p>
          </table:table-cell>
          <table:table-cell office:value-type="string">
            <text:p>11,348086</text:p>
          </table:table-cell>
          <table:table-cell office:value-type="string">
            <text:p>533,262390</text:p>
          </table:table-cell>
          <table:table-cell office:value-type="string">
            <text:p>24,856554</text:p>
          </table:table-cell>
        </table:table-row>
        <table:table-row table:style-name="ro1">
          <table:table-cell office:value-type="string">
            <text:p>AFR366 <text:s text:c="5"/></text:p>
          </table:table-cell>
          <table:table-cell office:value-type="string">
            <text:p>2267,148193</text:p>
          </table:table-cell>
          <table:table-cell office:value-type="string">
            <text:p>707,436890</text:p>
          </table:table-cell>
          <table:table-cell office:value-type="string">
            <text:p>802,488464</text:p>
          </table:table-cell>
          <table:table-cell office:value-type="string">
            <text:p>404,133209</text:p>
          </table:table-cell>
          <table:table-cell office:value-type="string">
            <text:p>699,164612</text:p>
          </table:table-cell>
          <table:table-cell office:value-type="string">
            <text:p>130,087875</text:p>
          </table:table-cell>
          <table:table-cell office:value-type="string">
            <text:p>885,619873</text:p>
          </table:table-cell>
          <table:table-cell office:value-type="string">
            <text:p>59,662689</text:p>
          </table:table-cell>
          <table:table-cell office:value-type="string">
            <text:p>16,868401</text:p>
          </table:table-cell>
          <table:table-cell office:value-type="string">
            <text:p>21,088079</text:p>
          </table:table-cell>
          <table:table-cell office:value-type="string">
            <text:p>112,785088</text:p>
          </table:table-cell>
          <table:table-cell office:value-type="string">
            <text:p>14,471003</text:p>
          </table:table-cell>
          <table:table-cell office:value-type="string">
            <text:p>99,280174</text:p>
          </table:table-cell>
          <table:table-cell office:value-type="string">
            <text:p>11,871085</text:p>
          </table:table-cell>
          <table:table-cell office:value-type="string">
            <text:p>105,910995</text:p>
          </table:table-cell>
          <table:table-cell office:value-type="string">
            <text:p>8,810416</text:p>
          </table:table-cell>
          <table:table-cell office:value-type="string">
            <text:p>186,042877</text:p>
          </table:table-cell>
          <table:table-cell office:value-type="string">
            <text:p>10,586476</text:p>
          </table:table-cell>
          <table:table-cell office:value-type="string">
            <text:p>43,755524</text:p>
          </table:table-cell>
          <table:table-cell office:value-type="string">
            <text:p>5,249063</text:p>
          </table:table-cell>
          <table:table-cell office:value-type="string">
            <text:p>2,032989</text:p>
          </table:table-cell>
          <table:table-cell office:value-type="string">
            <text:p>5,267425</text:p>
          </table:table-cell>
          <table:table-cell office:value-type="string">
            <text:p>31,424431</text:p>
          </table:table-cell>
          <table:table-cell office:value-type="string">
            <text:p>7,541700</text:p>
          </table:table-cell>
          <table:table-cell office:value-type="string">
            <text:p>23,779922</text:p>
          </table:table-cell>
          <table:table-cell office:value-type="string">
            <text:p>4,853791</text:p>
          </table:table-cell>
          <table:table-cell office:value-type="string">
            <text:p>250,683945</text:p>
          </table:table-cell>
          <table:table-cell office:value-type="string">
            <text:p>11,087372</text:p>
          </table:table-cell>
          <table:table-cell office:value-type="string">
            <text:p>56,354389</text:p>
          </table:table-cell>
          <table:table-cell office:value-type="string">
            <text:p>8,2320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2,937862</text:p>
          </table:table-cell>
          <table:table-cell office:value-type="string">
            <text:p>18,322823</text:p>
          </table:table-cell>
          <table:table-cell office:value-type="string">
            <text:p>35,065628</text:p>
          </table:table-cell>
          <table:table-cell office:value-type="string">
            <text:p>9,311231</text:p>
          </table:table-cell>
          <table:table-cell office:value-type="string">
            <text:p>15,690758</text:p>
          </table:table-cell>
          <table:table-cell office:value-type="string">
            <text:p>10,069530</text:p>
          </table:table-cell>
          <table:table-cell office:value-type="string">
            <text:p>33,309742</text:p>
          </table:table-cell>
          <table:table-cell office:value-type="string">
            <text:p>10,540843</text:p>
          </table:table-cell>
          <table:table-cell office:value-type="string">
            <text:p>7,482190</text:p>
          </table:table-cell>
          <table:table-cell office:value-type="string">
            <text:p>11,000856</text:p>
          </table:table-cell>
          <table:table-cell office:value-type="string">
            <text:p>62,176334</text:p>
          </table:table-cell>
          <table:table-cell office:value-type="string">
            <text:p>21,029217</text:p>
          </table:table-cell>
        </table:table-row>
        <table:table-row table:style-name="ro1">
          <table:table-cell office:value-type="string">
            <text:p>AFR367 <text:s text:c="5"/></text:p>
          </table:table-cell>
          <table:table-cell office:value-type="string">
            <text:p>2455,534668</text:p>
          </table:table-cell>
          <table:table-cell office:value-type="string">
            <text:p>849,506042</text:p>
          </table:table-cell>
          <table:table-cell office:value-type="string">
            <text:p>1636,909058</text:p>
          </table:table-cell>
          <table:table-cell office:value-type="string">
            <text:p>468,198395</text:p>
          </table:table-cell>
          <table:table-cell office:value-type="string">
            <text:p>12338,877930</text:p>
          </table:table-cell>
          <table:table-cell office:value-type="string">
            <text:p>347,420227</text:p>
          </table:table-cell>
          <table:table-cell office:value-type="string">
            <text:p>25054,541016</text:p>
          </table:table-cell>
          <table:table-cell office:value-type="string">
            <text:p>534,551636</text:p>
          </table:table-cell>
          <table:table-cell office:value-type="string">
            <text:p>47,636002</text:p>
          </table:table-cell>
          <table:table-cell office:value-type="string">
            <text:p>33,390591</text:p>
          </table:table-cell>
          <table:table-cell office:value-type="string">
            <text:p>7204,183105</text:p>
          </table:table-cell>
          <table:table-cell office:value-type="string">
            <text:p>136,701645</text:p>
          </table:table-cell>
          <table:table-cell office:value-type="string">
            <text:p>4353,006348</text:p>
          </table:table-cell>
          <table:table-cell office:value-type="string">
            <text:p>77,701523</text:p>
          </table:table-cell>
          <table:table-cell office:value-type="string">
            <text:p>17019,316406</text:p>
          </table:table-cell>
          <table:table-cell office:value-type="string">
            <text:p>224,835175</text:p>
          </table:table-cell>
          <table:table-cell office:value-type="string">
            <text:p>5415,443359</text:p>
          </table:table-cell>
          <table:table-cell office:value-type="string">
            <text:p>71,161903</text:p>
          </table:table-cell>
          <table:table-cell office:value-type="string">
            <text:p>832,660889</text:p>
          </table:table-cell>
          <table:table-cell office:value-type="string">
            <text:p>23,043802</text:p>
          </table:table-cell>
          <table:table-cell office:value-type="string">
            <text:p>15,016141</text:p>
          </table:table-cell>
          <table:table-cell office:value-type="string">
            <text:p>5,853090</text:p>
          </table:table-cell>
          <table:table-cell office:value-type="string">
            <text:p>48,734917</text:p>
          </table:table-cell>
          <table:table-cell office:value-type="string">
            <text:p>7,744704</text:p>
          </table:table-cell>
          <table:table-cell office:value-type="string">
            <text:p>161,189255</text:p>
          </table:table-cell>
          <table:table-cell office:value-type="string">
            <text:p>6,326645</text:p>
          </table:table-cell>
          <table:table-cell office:value-type="string">
            <text:p>7332,582031</text:p>
          </table:table-cell>
          <table:table-cell office:value-type="string">
            <text:p>123,039558</text:p>
          </table:table-cell>
          <table:table-cell office:value-type="string">
            <text:p>44,757858</text:p>
          </table:table-cell>
          <table:table-cell office:value-type="string">
            <text:p>8,464798</text:p>
          </table:table-cell>
          <table:table-cell office:value-type="string">
            <text:p>49,972710</text:p>
          </table:table-cell>
          <table:table-cell office:value-type="string">
            <text:p>15,084147</text:p>
          </table:table-cell>
          <table:table-cell office:value-type="string">
            <text:p>963,487061</text:p>
          </table:table-cell>
          <table:table-cell office:value-type="string">
            <text:p>23,583946</text:p>
          </table:table-cell>
          <table:table-cell office:value-type="string">
            <text:p>134,335938</text:p>
          </table:table-cell>
          <table:table-cell office:value-type="string">
            <text:p>10,104538</text:p>
          </table:table-cell>
          <table:table-cell office:value-type="string">
            <text:p>54,546963</text:p>
          </table:table-cell>
          <table:table-cell office:value-type="string">
            <text:p>10,672253</text:p>
          </table:table-cell>
          <table:table-cell office:value-type="string">
            <text:p>64,182388</text:p>
          </table:table-cell>
          <table:table-cell office:value-type="string">
            <text:p>10,900504</text:p>
          </table:table-cell>
          <table:table-cell office:value-type="string">
            <text:p>35,782280</text:p>
          </table:table-cell>
          <table:table-cell office:value-type="string">
            <text:p>11,399265</text:p>
          </table:table-cell>
          <table:table-cell office:value-type="string">
            <text:p>331,180450</text:p>
          </table:table-cell>
          <table:table-cell office:value-type="string">
            <text:p>22,997435</text:p>
          </table:table-cell>
        </table:table-row>
        <table:table-row table:style-name="ro1">
          <table:table-cell office:value-type="string">
            <text:p>AFR368 <text:s text:c="5"/></text:p>
          </table:table-cell>
          <table:table-cell office:value-type="string">
            <text:p>11546,889648</text:p>
          </table:table-cell>
          <table:table-cell office:value-type="string">
            <text:p>1229,501831</text:p>
          </table:table-cell>
          <table:table-cell office:value-type="string">
            <text:p>4233,440918</text:p>
          </table:table-cell>
          <table:table-cell office:value-type="string">
            <text:p>556,826538</text:p>
          </table:table-cell>
          <table:table-cell office:value-type="string">
            <text:p>26799,181641</text:p>
          </table:table-cell>
          <table:table-cell office:value-type="string">
            <text:p>649,342590</text:p>
          </table:table-cell>
          <table:table-cell office:value-type="string">
            <text:p>60694,332031</text:p>
          </table:table-cell>
          <table:table-cell office:value-type="string">
            <text:p>1265,945313</text:p>
          </table:table-cell>
          <table:table-cell office:value-type="string">
            <text:p>470,044464</text:p>
          </table:table-cell>
          <table:table-cell office:value-type="string">
            <text:p>41,893646</text:p>
          </table:table-cell>
          <table:table-cell office:value-type="string">
            <text:p>9084,418945</text:p>
          </table:table-cell>
          <table:table-cell office:value-type="string">
            <text:p>170,573380</text:p>
          </table:table-cell>
          <table:table-cell office:value-type="string">
            <text:p>27129,533203</text:p>
          </table:table-cell>
          <table:table-cell office:value-type="string">
            <text:p>443,736053</text:p>
          </table:table-cell>
          <table:table-cell office:value-type="string">
            <text:p>12058,287109</text:p>
          </table:table-cell>
          <table:table-cell office:value-type="string">
            <text:p>160,432404</text:p>
          </table:table-cell>
          <table:table-cell office:value-type="string">
            <text:p>17598,875000</text:p>
          </table:table-cell>
          <table:table-cell office:value-type="string">
            <text:p>222,373306</text:p>
          </table:table-cell>
          <table:table-cell office:value-type="string">
            <text:p>2069,632324</text:p>
          </table:table-cell>
          <table:table-cell office:value-type="string">
            <text:p>54,801094</text:p>
          </table:table-cell>
          <table:table-cell office:value-type="string">
            <text:p>30,094402</text:p>
          </table:table-cell>
          <table:table-cell office:value-type="string">
            <text:p>6,891720</text:p>
          </table:table-cell>
          <table:table-cell office:value-type="string">
            <text:p>66,951790</text:p>
          </table:table-cell>
          <table:table-cell office:value-type="string">
            <text:p>8,147756</text:p>
          </table:table-cell>
          <table:table-cell office:value-type="string">
            <text:p>338,627899</text:p>
          </table:table-cell>
          <table:table-cell office:value-type="string">
            <text:p>9,065468</text:p>
          </table:table-cell>
          <table:table-cell office:value-type="string">
            <text:p>21681,595703</text:p>
          </table:table-cell>
          <table:table-cell office:value-type="string">
            <text:p>359,893616</text:p>
          </table:table-cell>
          <table:table-cell office:value-type="string">
            <text:p>33,887028</text:p>
          </table:table-cell>
          <table:table-cell office:value-type="string">
            <text:p>8,980678</text:p>
          </table:table-cell>
          <table:table-cell office:value-type="string">
            <text:p>77,149773</text:p>
          </table:table-cell>
          <table:table-cell office:value-type="string">
            <text:p>15,498389</text:p>
          </table:table-cell>
          <table:table-cell office:value-type="string">
            <text:p>1251,272583</text:p>
          </table:table-cell>
          <table:table-cell office:value-type="string">
            <text:p>26,448809</text:p>
          </table:table-cell>
          <table:table-cell office:value-type="string">
            <text:p>172,402374</text:p>
          </table:table-cell>
          <table:table-cell office:value-type="string">
            <text:p>10,719093</text:p>
          </table:table-cell>
          <table:table-cell office:value-type="string">
            <text:p>38,116470</text:p>
          </table:table-cell>
          <table:table-cell office:value-type="string">
            <text:p>11,170111</text:p>
          </table:table-cell>
          <table:table-cell office:value-type="string">
            <text:p>124,752251</text:p>
          </table:table-cell>
          <table:table-cell office:value-type="string">
            <text:p>11,663628</text:p>
          </table:table-cell>
          <table:table-cell office:value-type="string">
            <text:p>81,829475</text:p>
          </table:table-cell>
          <table:table-cell office:value-type="string">
            <text:p>12,050101</text:p>
          </table:table-cell>
          <table:table-cell office:value-type="string">
            <text:p>316,884552</text:p>
          </table:table-cell>
          <table:table-cell office:value-type="string">
            <text:p>23,996744</text:p>
          </table:table-cell>
        </table:table-row>
        <table:table-row table:style-name="ro1">
          <table:table-cell office:value-type="string">
            <text:p>AFR369 <text:s text:c="5"/></text:p>
          </table:table-cell>
          <table:table-cell office:value-type="string">
            <text:p>5994,105469</text:p>
          </table:table-cell>
          <table:table-cell office:value-type="string">
            <text:p>920,005615</text:p>
          </table:table-cell>
          <table:table-cell office:value-type="string">
            <text:p>892,239929</text:p>
          </table:table-cell>
          <table:table-cell office:value-type="string">
            <text:p>458,628235</text:p>
          </table:table-cell>
          <table:table-cell office:value-type="string">
            <text:p>7673,733398</text:p>
          </table:table-cell>
          <table:table-cell office:value-type="string">
            <text:p>260,576019</text:p>
          </table:table-cell>
          <table:table-cell office:value-type="string">
            <text:p>16210,864258</text:p>
          </table:table-cell>
          <table:table-cell office:value-type="string">
            <text:p>354,796692</text:p>
          </table:table-cell>
          <table:table-cell office:value-type="string">
            <text:p>29,844093</text:p>
          </table:table-cell>
          <table:table-cell office:value-type="string">
            <text:p>33,093155</text:p>
          </table:table-cell>
          <table:table-cell office:value-type="string">
            <text:p>7101,162598</text:p>
          </table:table-cell>
          <table:table-cell office:value-type="string">
            <text:p>134,898605</text:p>
          </table:table-cell>
          <table:table-cell office:value-type="string">
            <text:p>12893,540039</text:p>
          </table:table-cell>
          <table:table-cell office:value-type="string">
            <text:p>214,434738</text:p>
          </table:table-cell>
          <table:table-cell office:value-type="string">
            <text:p>19766,498047</text:p>
          </table:table-cell>
          <table:table-cell office:value-type="string">
            <text:p>260,581665</text:p>
          </table:table-cell>
          <table:table-cell office:value-type="string">
            <text:p>4365,470703</text:p>
          </table:table-cell>
          <table:table-cell office:value-type="string">
            <text:p>58,355419</text:p>
          </table:table-cell>
          <table:table-cell office:value-type="string">
            <text:p>549,215271</text:p>
          </table:table-cell>
          <table:table-cell office:value-type="string">
            <text:p>15,903219</text:p>
          </table:table-cell>
          <table:table-cell office:value-type="string">
            <text:p>12,813993</text:p>
          </table:table-cell>
          <table:table-cell office:value-type="string">
            <text:p>5,580391</text:p>
          </table:table-cell>
          <table:table-cell office:value-type="string">
            <text:p>35,820103</text:p>
          </table:table-cell>
          <table:table-cell office:value-type="string">
            <text:p>7,616924</text:p>
          </table:table-cell>
          <table:table-cell office:value-type="string">
            <text:p>104,379921</text:p>
          </table:table-cell>
          <table:table-cell office:value-type="string">
            <text:p>5,626122</text:p>
          </table:table-cell>
          <table:table-cell office:value-type="string">
            <text:p>4331,669434</text:p>
          </table:table-cell>
          <table:table-cell office:value-type="string">
            <text:p>73,721458</text:p>
          </table:table-cell>
          <table:table-cell office:value-type="string">
            <text:p>47,240971</text:p>
          </table:table-cell>
          <table:table-cell office:value-type="string">
            <text:p>8,328744</text:p>
          </table:table-cell>
          <table:table-cell office:value-type="string">
            <text:p>25,559916</text:p>
          </table:table-cell>
          <table:table-cell office:value-type="string">
            <text:p>14,925689</text:p>
          </table:table-cell>
          <table:table-cell office:value-type="string">
            <text:p>512,697754</text:p>
          </table:table-cell>
          <table:table-cell office:value-type="string">
            <text:p>20,199526</text:p>
          </table:table-cell>
          <table:table-cell office:value-type="string">
            <text:p>186,055878</text:p>
          </table:table-cell>
          <table:table-cell office:value-type="string">
            <text:p>10,243184</text:p>
          </table:table-cell>
          <table:table-cell office:value-type="string">
            <text:p>41,737415</text:p>
          </table:table-cell>
          <table:table-cell office:value-type="string">
            <text:p>10,595412</text:p>
          </table:table-cell>
          <table:table-cell office:value-type="string">
            <text:p>58,616989</text:p>
          </table:table-cell>
          <table:table-cell office:value-type="string">
            <text:p>10,801162</text:p>
          </table:table-cell>
          <table:table-cell office:value-type="string">
            <text:p>17,309546</text:p>
          </table:table-cell>
          <table:table-cell office:value-type="string">
            <text:p>11,256019</text:p>
          </table:table-cell>
          <table:table-cell office:value-type="string">
            <text:p>203,122375</text:p>
          </table:table-cell>
          <table:table-cell office:value-type="string">
            <text:p>22,018696</text:p>
          </table:table-cell>
        </table:table-row>
        <table:table-row table:style-name="ro1">
          <table:table-cell office:value-type="string">
            <text:p>AFR370 <text:s text:c="5"/></text:p>
          </table:table-cell>
          <table:table-cell office:value-type="string">
            <text:p>2780,585449</text:p>
          </table:table-cell>
          <table:table-cell office:value-type="string">
            <text:p>797,284729</text:p>
          </table:table-cell>
          <table:table-cell office:value-type="string">
            <text:p>1463,385376</text:p>
          </table:table-cell>
          <table:table-cell office:value-type="string">
            <text:p>454,954926</text:p>
          </table:table-cell>
          <table:table-cell office:value-type="string">
            <text:p>9403,437500</text:p>
          </table:table-cell>
          <table:table-cell office:value-type="string">
            <text:p>290,380341</text:p>
          </table:table-cell>
          <table:table-cell office:value-type="string">
            <text:p>18353,558594</text:p>
          </table:table-cell>
          <table:table-cell office:value-type="string">
            <text:p>397,251038</text:p>
          </table:table-cell>
          <table:table-cell office:value-type="string">
            <text:p>205,015945</text:p>
          </table:table-cell>
          <table:table-cell office:value-type="string">
            <text:p>30,755154</text:p>
          </table:table-cell>
          <table:table-cell office:value-type="string">
            <text:p>5918,454102</text:p>
          </table:table-cell>
          <table:table-cell office:value-type="string">
            <text:p>113,439705</text:p>
          </table:table-cell>
          <table:table-cell office:value-type="string">
            <text:p>2195,085938</text:p>
          </table:table-cell>
          <table:table-cell office:value-type="string">
            <text:p>43,324890</text:p>
          </table:table-cell>
          <table:table-cell office:value-type="string">
            <text:p>6284,395020</text:p>
          </table:table-cell>
          <table:table-cell office:value-type="string">
            <text:p>85,341370</text:p>
          </table:table-cell>
          <table:table-cell office:value-type="string">
            <text:p>3896,002197</text:p>
          </table:table-cell>
          <table:table-cell office:value-type="string">
            <text:p>52,321625</text:p>
          </table:table-cell>
          <table:table-cell office:value-type="string">
            <text:p>612,655029</text:p>
          </table:table-cell>
          <table:table-cell office:value-type="string">
            <text:p>17,554234</text:p>
          </table:table-cell>
          <table:table-cell office:value-type="string">
            <text:p>23,841419</text:p>
          </table:table-cell>
          <table:table-cell office:value-type="string">
            <text:p>5,838541</text:p>
          </table:table-cell>
          <table:table-cell office:value-type="string">
            <text:p>29,717878</text:p>
          </table:table-cell>
          <table:table-cell office:value-type="string">
            <text:p>7,705988</text:p>
          </table:table-cell>
          <table:table-cell office:value-type="string">
            <text:p>137,397614</text:p>
          </table:table-cell>
          <table:table-cell office:value-type="string">
            <text:p>6,102424</text:p>
          </table:table-cell>
          <table:table-cell office:value-type="string">
            <text:p>6379,871582</text:p>
          </table:table-cell>
          <table:table-cell office:value-type="string">
            <text:p>107,378906</text:p>
          </table:table-cell>
          <table:table-cell office:value-type="string">
            <text:p>50,309780</text:p>
          </table:table-cell>
          <table:table-cell office:value-type="string">
            <text:p>8,610996</text:p>
          </table:table-cell>
          <table:table-cell office:value-type="string">
            <text:p>56,943295</text:p>
          </table:table-cell>
          <table:table-cell office:value-type="string">
            <text:p>15,199248</text:p>
          </table:table-cell>
          <table:table-cell office:value-type="string">
            <text:p>279,518707</text:p>
          </table:table-cell>
          <table:table-cell office:value-type="string">
            <text:p>19,169527</text:p>
          </table:table-cell>
          <table:table-cell office:value-type="string">
            <text:p>765,722229</text:p>
          </table:table-cell>
          <table:table-cell office:value-type="string">
            <text:p>15,503683</text:p>
          </table:table-cell>
          <table:table-cell office:value-type="string">
            <text:p>25,250050</text:p>
          </table:table-cell>
          <table:table-cell office:value-type="string">
            <text:p>10,919011</text:p>
          </table:table-cell>
          <table:table-cell office:value-type="string">
            <text:p>42,688461</text:p>
          </table:table-cell>
          <table:table-cell office:value-type="string">
            <text:p>11,186357</text:p>
          </table:table-cell>
          <table:table-cell office:value-type="string">
            <text:p>24,205442</text:p>
          </table:table-cell>
          <table:table-cell office:value-type="string">
            <text:p>11,595369</text:p>
          </table:table-cell>
          <table:table-cell office:value-type="string">
            <text:p>203,903214</text:p>
          </table:table-cell>
          <table:table-cell office:value-type="string">
            <text:p>22,452526</text:p>
          </table:table-cell>
        </table:table-row>
        <table:table-row table:style-name="ro1">
          <table:table-cell office:value-type="string">
            <text:p>AFR371 <text:s text:c="5"/></text:p>
          </table:table-cell>
          <table:table-cell office:value-type="string">
            <text:p>4565,777344</text:p>
          </table:table-cell>
          <table:table-cell office:value-type="string">
            <text:p>835,761597</text:p>
          </table:table-cell>
          <table:table-cell office:value-type="string">
            <text:p>1638,808594</text:p>
          </table:table-cell>
          <table:table-cell office:value-type="string">
            <text:p>452,877899</text:p>
          </table:table-cell>
          <table:table-cell office:value-type="string">
            <text:p>11768,608398</text:p>
          </table:table-cell>
          <table:table-cell office:value-type="string">
            <text:p>339,467194</text:p>
          </table:table-cell>
          <table:table-cell office:value-type="string">
            <text:p>22913,550781</text:p>
          </table:table-cell>
          <table:table-cell office:value-type="string">
            <text:p>490,477264</text:p>
          </table:table-cell>
          <table:table-cell office:value-type="string">
            <text:p>145,327774</text:p>
          </table:table-cell>
          <table:table-cell office:value-type="string">
            <text:p>32,240265</text:p>
          </table:table-cell>
          <table:table-cell office:value-type="string">
            <text:p>6507,351563</text:p>
          </table:table-cell>
          <table:table-cell office:value-type="string">
            <text:p>124,083656</text:p>
          </table:table-cell>
          <table:table-cell office:value-type="string">
            <text:p>6695,320801</text:p>
          </table:table-cell>
          <table:table-cell office:value-type="string">
            <text:p>114,695786</text:p>
          </table:table-cell>
          <table:table-cell office:value-type="string">
            <text:p>11978,592773</text:p>
          </table:table-cell>
          <table:table-cell office:value-type="string">
            <text:p>159,264877</text:p>
          </table:table-cell>
          <table:table-cell office:value-type="string">
            <text:p>5314,885742</text:p>
          </table:table-cell>
          <table:table-cell office:value-type="string">
            <text:p>69,821518</text:p>
          </table:table-cell>
          <table:table-cell office:value-type="string">
            <text:p>787,599426</text:p>
          </table:table-cell>
          <table:table-cell office:value-type="string">
            <text:p>21,856920</text:p>
          </table:table-cell>
          <table:table-cell office:value-type="string">
            <text:p>29,108709</text:p>
          </table:table-cell>
          <table:table-cell office:value-type="string">
            <text:p>5,754758</text:p>
          </table:table-cell>
          <table:table-cell office:value-type="string">
            <text:p>35,897678</text:p>
          </table:table-cell>
          <table:table-cell office:value-type="string">
            <text:p>7,617087</text:p>
          </table:table-cell>
          <table:table-cell office:value-type="string">
            <text:p>139,982376</text:p>
          </table:table-cell>
          <table:table-cell office:value-type="string">
            <text:p>5,982826</text:p>
          </table:table-cell>
          <table:table-cell office:value-type="string">
            <text:p>6998,256836</text:p>
          </table:table-cell>
          <table:table-cell office:value-type="string">
            <text:p>117,526138</text:p>
          </table:table-cell>
          <table:table-cell office:value-type="string">
            <text:p>44,711536</text:p>
          </table:table-cell>
          <table:table-cell office:value-type="string">
            <text:p>8,251117</text:p>
          </table:table-cell>
          <table:table-cell office:value-type="string">
            <text:p>22,054522</text:p>
          </table:table-cell>
          <table:table-cell office:value-type="string">
            <text:p>14,850997</text:p>
          </table:table-cell>
          <table:table-cell office:value-type="string">
            <text:p>262,260529</text:p>
          </table:table-cell>
          <table:table-cell office:value-type="string">
            <text:p>18,964306</text:p>
          </table:table-cell>
          <table:table-cell office:value-type="string">
            <text:p>467,447723</text:p>
          </table:table-cell>
          <table:table-cell office:value-type="string">
            <text:p>12,157792</text:p>
          </table:table-cell>
          <table:table-cell office:value-type="string">
            <text:p>35,774929</text:p>
          </table:table-cell>
          <table:table-cell office:value-type="string">
            <text:p>10,469003</text:p>
          </table:table-cell>
          <table:table-cell office:value-type="string">
            <text:p>59,432529</text:p>
          </table:table-cell>
          <table:table-cell office:value-type="string">
            <text:p>10,700964</text:p>
          </table:table-cell>
          <table:table-cell office:value-type="string">
            <text:p>30,012516</text:p>
          </table:table-cell>
          <table:table-cell office:value-type="string">
            <text:p>11,126264</text:p>
          </table:table-cell>
          <table:table-cell office:value-type="string">
            <text:p>197,314697</text:p>
          </table:table-cell>
          <table:table-cell office:value-type="string">
            <text:p>21,658758</text:p>
          </table:table-cell>
        </table:table-row>
        <table:table-row table:style-name="ro1">
          <table:table-cell office:value-type="string">
            <text:p>AFR372 <text:s text:c="5"/></text:p>
          </table:table-cell>
          <table:table-cell office:value-type="string">
            <text:p>3204,703125</text:p>
          </table:table-cell>
          <table:table-cell office:value-type="string">
            <text:p>801,351074</text:p>
          </table:table-cell>
          <table:table-cell office:value-type="string">
            <text:p>1952,938843</text:p>
          </table:table-cell>
          <table:table-cell office:value-type="string">
            <text:p>445,818665</text:p>
          </table:table-cell>
          <table:table-cell office:value-type="string">
            <text:p>12306,839844</text:p>
          </table:table-cell>
          <table:table-cell office:value-type="string">
            <text:p>336,424286</text:p>
          </table:table-cell>
          <table:table-cell office:value-type="string">
            <text:p>25146,421875</text:p>
          </table:table-cell>
          <table:table-cell office:value-type="string">
            <text:p>535,537170</text:p>
          </table:table-cell>
          <table:table-cell office:value-type="string">
            <text:p>178,740158</text:p>
          </table:table-cell>
          <table:table-cell office:value-type="string">
            <text:p>30,047960</text:p>
          </table:table-cell>
          <table:table-cell office:value-type="string">
            <text:p>6548,495117</text:p>
          </table:table-cell>
          <table:table-cell office:value-type="string">
            <text:p>124,510185</text:p>
          </table:table-cell>
          <table:table-cell office:value-type="string">
            <text:p>3942,781006</text:p>
          </table:table-cell>
          <table:table-cell office:value-type="string">
            <text:p>70,593002</text:p>
          </table:table-cell>
          <table:table-cell office:value-type="string">
            <text:p>8943,538086</text:p>
          </table:table-cell>
          <table:table-cell office:value-type="string">
            <text:p>119,792870</text:p>
          </table:table-cell>
          <table:table-cell office:value-type="string">
            <text:p>5385,023438</text:p>
          </table:table-cell>
          <table:table-cell office:value-type="string">
            <text:p>70,540894</text:p>
          </table:table-cell>
          <table:table-cell office:value-type="string">
            <text:p>828,947815</text:p>
          </table:table-cell>
          <table:table-cell office:value-type="string">
            <text:p>22,797544</text:p>
          </table:table-cell>
          <table:table-cell office:value-type="string">
            <text:p>16,202307</text:p>
          </table:table-cell>
          <table:table-cell office:value-type="string">
            <text:p>5,306623</text:p>
          </table:table-cell>
          <table:table-cell office:value-type="string">
            <text:p>37,112949</text:p>
          </table:table-cell>
          <table:table-cell office:value-type="string">
            <text:p>7,375572</text:p>
          </table:table-cell>
          <table:table-cell office:value-type="string">
            <text:p>202,781158</text:p>
          </table:table-cell>
          <table:table-cell office:value-type="string">
            <text:p>6,428506</text:p>
          </table:table-cell>
          <table:table-cell office:value-type="string">
            <text:p>7681,798340</text:p>
          </table:table-cell>
          <table:table-cell office:value-type="string">
            <text:p>128,735489</text:p>
          </table:table-cell>
          <table:table-cell office:value-type="string">
            <text:p>38,127556</text:p>
          </table:table-cell>
          <table:table-cell office:value-type="string">
            <text:p>7,538145</text:p>
          </table:table-cell>
          <table:table-cell office:value-type="string">
            <text:p>10,051757</text:p>
          </table:table-cell>
          <table:table-cell office:value-type="string">
            <text:p>14,384587</text:p>
          </table:table-cell>
          <table:table-cell office:value-type="string">
            <text:p>1096,353027</text:p>
          </table:table-cell>
          <table:table-cell office:value-type="string">
            <text:p>24,493076</text:p>
          </table:table-cell>
          <table:table-cell office:value-type="string">
            <text:p>134,476013</text:p>
          </table:table-cell>
          <table:table-cell office:value-type="string">
            <text:p>9,032973</text:p>
          </table:table-cell>
          <table:table-cell office:value-type="string">
            <text:p>35,050739</text:p>
          </table:table-cell>
          <table:table-cell office:value-type="string">
            <text:p>9,432084</text:p>
          </table:table-cell>
          <table:table-cell office:value-type="string">
            <text:p>63,816059</text:p>
          </table:table-cell>
          <table:table-cell office:value-type="string">
            <text:p>9,694670</text:p>
          </table:table-cell>
          <table:table-cell office:value-type="string">
            <text:p>22,223223</text:p>
          </table:table-cell>
          <table:table-cell office:value-type="string">
            <text:p>10,115376</text:p>
          </table:table-cell>
          <table:table-cell office:value-type="string">
            <text:p>283,014557</text:p>
          </table:table-cell>
          <table:table-cell office:value-type="string">
            <text:p>20,375107</text:p>
          </table:table-cell>
        </table:table-row>
        <table:table-row table:style-name="ro1">
          <table:table-cell office:value-type="string">
            <text:p>AFR373 <text:s text:c="5"/></text:p>
          </table:table-cell>
          <table:table-cell office:value-type="string">
            <text:p>20206,839844</text:p>
          </table:table-cell>
          <table:table-cell office:value-type="string">
            <text:p>1587,179321</text:p>
          </table:table-cell>
          <table:table-cell office:value-type="string">
            <text:p>4947,373047</text:p>
          </table:table-cell>
          <table:table-cell office:value-type="string">
            <text:p>569,280334</text:p>
          </table:table-cell>
          <table:table-cell office:value-type="string">
            <text:p>24826,773438</text:p>
          </table:table-cell>
          <table:table-cell office:value-type="string">
            <text:p>621,840210</text:p>
          </table:table-cell>
          <table:table-cell office:value-type="string">
            <text:p>56136,667969</text:p>
          </table:table-cell>
          <table:table-cell office:value-type="string">
            <text:p>1185,521729</text:p>
          </table:table-cell>
          <table:table-cell office:value-type="string">
            <text:p>386,351257</text:p>
          </table:table-cell>
          <table:table-cell office:value-type="string">
            <text:p>48,921028</text:p>
          </table:table-cell>
          <table:table-cell office:value-type="string">
            <text:p>10547,964844</text:p>
          </table:table-cell>
          <table:table-cell office:value-type="string">
            <text:p>203,340195</text:p>
          </table:table-cell>
          <table:table-cell office:value-type="string">
            <text:p>49040,488281</text:p>
          </table:table-cell>
          <table:table-cell office:value-type="string">
            <text:p>800,044739</text:p>
          </table:table-cell>
          <table:table-cell office:value-type="string">
            <text:p>23427,869141</text:p>
          </table:table-cell>
          <table:table-cell office:value-type="string">
            <text:p>309,364197</text:p>
          </table:table-cell>
          <table:table-cell office:value-type="string">
            <text:p>21106,935547</text:p>
          </table:table-cell>
          <table:table-cell office:value-type="string">
            <text:p>267,813995</text:p>
          </table:table-cell>
          <table:table-cell office:value-type="string">
            <text:p>2072,195068</text:p>
          </table:table-cell>
          <table:table-cell office:value-type="string">
            <text:p>54,812439</text:p>
          </table:table-cell>
          <table:table-cell office:value-type="string">
            <text:p>31,696150</text:p>
          </table:table-cell>
          <table:table-cell office:value-type="string">
            <text:p>6,464632</text:p>
          </table:table-cell>
          <table:table-cell office:value-type="string">
            <text:p>77,397972</text:p>
          </table:table-cell>
          <table:table-cell office:value-type="string">
            <text:p>7,872962</text:p>
          </table:table-cell>
          <table:table-cell office:value-type="string">
            <text:p>312,982422</text:p>
          </table:table-cell>
          <table:table-cell office:value-type="string">
            <text:p>8,353127</text:p>
          </table:table-cell>
          <table:table-cell office:value-type="string">
            <text:p>18903,878906</text:p>
          </table:table-cell>
          <table:table-cell office:value-type="string">
            <text:p>313,986938</text:p>
          </table:table-cell>
          <table:table-cell office:value-type="string">
            <text:p>35,858498</text:p>
          </table:table-cell>
          <table:table-cell office:value-type="string">
            <text:p>8,128944</text:p>
          </table:table-cell>
          <table:table-cell office:value-type="string">
            <text:p>118,590530</text:p>
          </table:table-cell>
          <table:table-cell office:value-type="string">
            <text:p>15,141417</text:p>
          </table:table-cell>
          <table:table-cell office:value-type="string">
            <text:p>1645,032349</text:p>
          </table:table-cell>
          <table:table-cell office:value-type="string">
            <text:p>30,344975</text:p>
          </table:table-cell>
          <table:table-cell office:value-type="string">
            <text:p>531,554077</text:p>
          </table:table-cell>
          <table:table-cell office:value-type="string">
            <text:p>12,594875</text:p>
          </table:table-cell>
          <table:table-cell office:value-type="string">
            <text:p>49,582794</text:p>
          </table:table-cell>
          <table:table-cell office:value-type="string">
            <text:p>10,171380</text:p>
          </table:table-cell>
          <table:table-cell office:value-type="string">
            <text:p>158,648163</text:p>
          </table:table-cell>
          <table:table-cell office:value-type="string">
            <text:p>10,743352</text:p>
          </table:table-cell>
          <table:table-cell office:value-type="string">
            <text:p>68,177261</text:p>
          </table:table-cell>
          <table:table-cell office:value-type="string">
            <text:p>10,882041</text:p>
          </table:table-cell>
          <table:table-cell office:value-type="string">
            <text:p>539,772522</text:p>
          </table:table-cell>
          <table:table-cell office:value-type="string">
            <text:p>24,171442</text:p>
          </table:table-cell>
        </table:table-row>
        <table:table-row table:style-name="ro1">
          <table:table-cell office:value-type="string">
            <text:p>AFR374 <text:s text:c="5"/></text:p>
          </table:table-cell>
          <table:table-cell office:value-type="string">
            <text:p>4397,669434</text:p>
          </table:table-cell>
          <table:table-cell office:value-type="string">
            <text:p>800,565186</text:p>
          </table:table-cell>
          <table:table-cell office:value-type="string">
            <text:p>1797,913452</text:p>
          </table:table-cell>
          <table:table-cell office:value-type="string">
            <text:p>453,894592</text:p>
          </table:table-cell>
          <table:table-cell office:value-type="string">
            <text:p>15131,674805</text:p>
          </table:table-cell>
          <table:table-cell office:value-type="string">
            <text:p>400,335144</text:p>
          </table:table-cell>
          <table:table-cell office:value-type="string">
            <text:p>30019,408203</text:p>
          </table:table-cell>
          <table:table-cell office:value-type="string">
            <text:p>649,085632</text:p>
          </table:table-cell>
          <table:table-cell office:value-type="string">
            <text:p>188,471954</text:p>
          </table:table-cell>
          <table:table-cell office:value-type="string">
            <text:p>34,582428</text:p>
          </table:table-cell>
          <table:table-cell office:value-type="string">
            <text:p>7025,426270</text:p>
          </table:table-cell>
          <table:table-cell office:value-type="string">
            <text:p>137,961182</text:p>
          </table:table-cell>
          <table:table-cell office:value-type="string">
            <text:p>7447,133301</text:p>
          </table:table-cell>
          <table:table-cell office:value-type="string">
            <text:p>129,830963</text:p>
          </table:table-cell>
          <table:table-cell office:value-type="string">
            <text:p>12951,984375</text:p>
          </table:table-cell>
          <table:table-cell office:value-type="string">
            <text:p>173,021149</text:p>
          </table:table-cell>
          <table:table-cell office:value-type="string">
            <text:p>7733,138184</text:p>
          </table:table-cell>
          <table:table-cell office:value-type="string">
            <text:p>101,470627</text:p>
          </table:table-cell>
          <table:table-cell office:value-type="string">
            <text:p>1081,735962</text:p>
          </table:table-cell>
          <table:table-cell office:value-type="string">
            <text:p>29,254480</text:p>
          </table:table-cell>
          <table:table-cell office:value-type="string">
            <text:p>37,856728</text:p>
          </table:table-cell>
          <table:table-cell office:value-type="string">
            <text:p>5,497211</text:p>
          </table:table-cell>
          <table:table-cell office:value-type="string">
            <text:p>40,603630</text:p>
          </table:table-cell>
          <table:table-cell office:value-type="string">
            <text:p>7,367803</text:p>
          </table:table-cell>
          <table:table-cell office:value-type="string">
            <text:p>206,264984</text:p>
          </table:table-cell>
          <table:table-cell office:value-type="string">
            <text:p>6,433432</text:p>
          </table:table-cell>
          <table:table-cell office:value-type="string">
            <text:p>9928,653320</text:p>
          </table:table-cell>
          <table:table-cell office:value-type="string">
            <text:p>165,778854</text:p>
          </table:table-cell>
          <table:table-cell office:value-type="string">
            <text:p>31,878359</text:p>
          </table:table-cell>
          <table:table-cell office:value-type="string">
            <text:p>7,382413</text:p>
          </table:table-cell>
          <table:table-cell office:value-type="string">
            <text:p>39,159370</text:p>
          </table:table-cell>
          <table:table-cell office:value-type="string">
            <text:p>14,396910</text:p>
          </table:table-cell>
          <table:table-cell office:value-type="string">
            <text:p>326,625031</text:p>
          </table:table-cell>
          <table:table-cell office:value-type="string">
            <text:p>18,872963</text:p>
          </table:table-cell>
          <table:table-cell office:value-type="string">
            <text:p>148,346222</text:p>
          </table:table-cell>
          <table:table-cell office:value-type="string">
            <text:p>8,888998</text:p>
          </table:table-cell>
          <table:table-cell office:value-type="string">
            <text:p>50,162148</text:p>
          </table:table-cell>
          <table:table-cell office:value-type="string">
            <text:p>9,258162</text:p>
          </table:table-cell>
          <table:table-cell office:value-type="string">
            <text:p>74,137749</text:p>
          </table:table-cell>
          <table:table-cell office:value-type="string">
            <text:p>9,539083</text:p>
          </table:table-cell>
          <table:table-cell office:value-type="string">
            <text:p>30,431295</text:p>
          </table:table-cell>
          <table:table-cell office:value-type="string">
            <text:p>9,900125</text:p>
          </table:table-cell>
          <table:table-cell office:value-type="string">
            <text:p>202,146301</text:p>
          </table:table-cell>
          <table:table-cell office:value-type="string">
            <text:p>19,439194</text:p>
          </table:table-cell>
        </table:table-row>
        <table:table-row table:style-name="ro1">
          <table:table-cell office:value-type="string">
            <text:p>AFR375 <text:s text:c="5"/></text:p>
          </table:table-cell>
          <table:table-cell office:value-type="string">
            <text:p>1026,471191</text:p>
          </table:table-cell>
          <table:table-cell office:value-type="string">
            <text:p>760,192383</text:p>
          </table:table-cell>
          <table:table-cell office:value-type="string">
            <text:p>512,109436</text:p>
          </table:table-cell>
          <table:table-cell office:value-type="string">
            <text:p>417,479706</text:p>
          </table:table-cell>
          <table:table-cell office:value-type="string">
            <text:p>1051,594849</text:p>
          </table:table-cell>
          <table:table-cell office:value-type="string">
            <text:p>138,301590</text:p>
          </table:table-cell>
          <table:table-cell office:value-type="string">
            <text:p>1505,960205</text:p>
          </table:table-cell>
          <table:table-cell office:value-type="string">
            <text:p>70,226486</text:p>
          </table:table-cell>
          <table:table-cell office:value-type="string">
            <text:p>23,655972</text:p>
          </table:table-cell>
          <table:table-cell office:value-type="string">
            <text:p>23,660492</text:p>
          </table:table-cell>
          <table:table-cell office:value-type="string">
            <text:p>347,204346</text:p>
          </table:table-cell>
          <table:table-cell office:value-type="string">
            <text:p>18,466297</text:p>
          </table:table-cell>
          <table:table-cell office:value-type="string">
            <text:p>143,379654</text:p>
          </table:table-cell>
          <table:table-cell office:value-type="string">
            <text:p>13,351145</text:p>
          </table:table-cell>
          <table:table-cell office:value-type="string">
            <text:p>366,252655</text:p>
          </table:table-cell>
          <table:table-cell office:value-type="string">
            <text:p>11,326054</text:p>
          </table:table-cell>
          <table:table-cell office:value-type="string">
            <text:p>288,434113</text:p>
          </table:table-cell>
          <table:table-cell office:value-type="string">
            <text:p>11,591567</text:p>
          </table:table-cell>
          <table:table-cell office:value-type="string">
            <text:p>64,731049</text:p>
          </table:table-cell>
          <table:table-cell office:value-type="string">
            <text:p>5,9062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6,827309</text:p>
          </table:table-cell>
          <table:table-cell office:value-type="string">
            <text:p>7,836361</text:p>
          </table:table-cell>
          <table:table-cell office:value-type="string">
            <text:p>25,820816</text:p>
          </table:table-cell>
          <table:table-cell office:value-type="string">
            <text:p>5,366591</text:p>
          </table:table-cell>
          <table:table-cell office:value-type="string">
            <text:p>604,939331</text:p>
          </table:table-cell>
          <table:table-cell office:value-type="string">
            <text:p>15,512114</text:p>
          </table:table-cell>
          <table:table-cell office:value-type="string">
            <text:p>72,942856</text:p>
          </table:table-cell>
          <table:table-cell office:value-type="string">
            <text:p>8,9005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6,210346</text:p>
          </table:table-cell>
          <table:table-cell office:value-type="string">
            <text:p>18,662550</text:p>
          </table:table-cell>
          <table:table-cell office:value-type="string">
            <text:p>45,485867</text:p>
          </table:table-cell>
          <table:table-cell office:value-type="string">
            <text:p>10,261435</text:p>
          </table:table-cell>
          <table:table-cell office:value-type="string">
            <text:p>20,232050</text:p>
          </table:table-cell>
          <table:table-cell office:value-type="string">
            <text:p>11,121754</text:p>
          </table:table-cell>
          <table:table-cell office:value-type="string">
            <text:p>29,456179</text:p>
          </table:table-cell>
          <table:table-cell office:value-type="string">
            <text:p>11,391266</text:p>
          </table:table-cell>
          <table:table-cell office:value-type="string">
            <text:p>14,307333</text:p>
          </table:table-cell>
          <table:table-cell office:value-type="string">
            <text:p>11,995589</text:p>
          </table:table-cell>
          <table:table-cell office:value-type="string">
            <text:p>73,763580</text:p>
          </table:table-cell>
          <table:table-cell office:value-type="string">
            <text:p>22,629614</text:p>
          </table:table-cell>
        </table:table-row>
        <table:table-row table:style-name="ro1">
          <table:table-cell office:value-type="string">
            <text:p>AFR376 <text:s text:c="5"/></text:p>
          </table:table-cell>
          <table:table-cell office:value-type="string">
            <text:p>1329,490356</text:p>
          </table:table-cell>
          <table:table-cell office:value-type="string">
            <text:p>721,939941</text:p>
          </table:table-cell>
          <table:table-cell office:value-type="string">
            <text:p>1308,360107</text:p>
          </table:table-cell>
          <table:table-cell office:value-type="string">
            <text:p>420,872498</text:p>
          </table:table-cell>
          <table:table-cell office:value-type="string">
            <text:p>742,127747</text:p>
          </table:table-cell>
          <table:table-cell office:value-type="string">
            <text:p>134,067505</text:p>
          </table:table-cell>
          <table:table-cell office:value-type="string">
            <text:p>1119,495361</text:p>
          </table:table-cell>
          <table:table-cell office:value-type="string">
            <text:p>64,842758</text:p>
          </table:table-cell>
          <table:table-cell office:value-type="string">
            <text:p>42,819790</text:p>
          </table:table-cell>
          <table:table-cell office:value-type="string">
            <text:p>23,371243</text:p>
          </table:table-cell>
          <table:table-cell office:value-type="string">
            <text:p>368,035553</text:p>
          </table:table-cell>
          <table:table-cell office:value-type="string">
            <text:p>18,421818</text:p>
          </table:table-cell>
          <table:table-cell office:value-type="string">
            <text:p>47,049557</text:p>
          </table:table-cell>
          <table:table-cell office:value-type="string">
            <text:p>12,066378</text:p>
          </table:table-cell>
          <table:table-cell office:value-type="string">
            <text:p>297,958466</text:p>
          </table:table-cell>
          <table:table-cell office:value-type="string">
            <text:p>10,577932</text:p>
          </table:table-cell>
          <table:table-cell office:value-type="string">
            <text:p>245,641830</text:p>
          </table:table-cell>
          <table:table-cell office:value-type="string">
            <text:p>11,247478</text:p>
          </table:table-cell>
          <table:table-cell office:value-type="string">
            <text:p>44,920269</text:p>
          </table:table-cell>
          <table:table-cell office:value-type="string">
            <text:p>5,634922</text:p>
          </table:table-cell>
          <table:table-cell office:value-type="string">
            <text:p>7,115462</text:p>
          </table:table-cell>
          <table:table-cell office:value-type="string">
            <text:p>5,546089</text:p>
          </table:table-cell>
          <table:table-cell office:value-type="string">
            <text:p>28,580177</text:p>
          </table:table-cell>
          <table:table-cell office:value-type="string">
            <text:p>7,738055</text:p>
          </table:table-cell>
          <table:table-cell office:value-type="string">
            <text:p>26,139933</text:p>
          </table:table-cell>
          <table:table-cell office:value-type="string">
            <text:p>5,238449</text:p>
          </table:table-cell>
          <table:table-cell office:value-type="string">
            <text:p>430,715057</text:p>
          </table:table-cell>
          <table:table-cell office:value-type="string">
            <text:p>13,304789</text:p>
          </table:table-cell>
          <table:table-cell office:value-type="string">
            <text:p>60,129948</text:p>
          </table:table-cell>
          <table:table-cell office:value-type="string">
            <text:p>8,7007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6,247780</text:p>
          </table:table-cell>
          <table:table-cell office:value-type="string">
            <text:p>18,606688</text:p>
          </table:table-cell>
          <table:table-cell office:value-type="string">
            <text:p>47,592155</text:p>
          </table:table-cell>
          <table:table-cell office:value-type="string">
            <text:p>10,122733</text:p>
          </table:table-cell>
          <table:table-cell office:value-type="string">
            <text:p>13,904426</text:p>
          </table:table-cell>
          <table:table-cell office:value-type="string">
            <text:p>10,913507</text:p>
          </table:table-cell>
          <table:table-cell office:value-type="string">
            <text:p>28,951694</text:p>
          </table:table-cell>
          <table:table-cell office:value-type="string">
            <text:p>11,224516</text:p>
          </table:table-cell>
          <table:table-cell office:value-type="string">
            <text:p>15,829859</text:p>
          </table:table-cell>
          <table:table-cell office:value-type="string">
            <text:p>11,757594</text:p>
          </table:table-cell>
          <table:table-cell office:value-type="string">
            <text:p>62,713181</text:p>
          </table:table-cell>
          <table:table-cell office:value-type="string">
            <text:p>22,296358</text:p>
          </table:table-cell>
        </table:table-row>
        <table:table-row table:style-name="ro1">
          <table:table-cell office:value-type="string">
            <text:p>AFR377 <text:s text:c="5"/></text:p>
          </table:table-cell>
          <table:table-cell office:value-type="string">
            <text:p>2095,721680</text:p>
          </table:table-cell>
          <table:table-cell office:value-type="string">
            <text:p>754,632080</text:p>
          </table:table-cell>
          <table:table-cell office:value-type="string">
            <text:p>1122,060791</text:p>
          </table:table-cell>
          <table:table-cell office:value-type="string">
            <text:p>423,101624</text:p>
          </table:table-cell>
          <table:table-cell office:value-type="string">
            <text:p>1043,491699</text:p>
          </table:table-cell>
          <table:table-cell office:value-type="string">
            <text:p>138,206131</text:p>
          </table:table-cell>
          <table:table-cell office:value-type="string">
            <text:p>1165,519653</text:p>
          </table:table-cell>
          <table:table-cell office:value-type="string">
            <text:p>66,127388</text:p>
          </table:table-cell>
          <table:table-cell office:value-type="string">
            <text:p>14,612892</text:p>
          </table:table-cell>
          <table:table-cell office:value-type="string">
            <text:p>23,382372</text:p>
          </table:table-cell>
          <table:table-cell office:value-type="string">
            <text:p>374,771790</text:p>
          </table:table-cell>
          <table:table-cell office:value-type="string">
            <text:p>18,673296</text:p>
          </table:table-cell>
          <table:table-cell office:value-type="string">
            <text:p>123,774185</text:p>
          </table:table-cell>
          <table:table-cell office:value-type="string">
            <text:p>13,188492</text:p>
          </table:table-cell>
          <table:table-cell office:value-type="string">
            <text:p>297,509125</text:p>
          </table:table-cell>
          <table:table-cell office:value-type="string">
            <text:p>10,696477</text:p>
          </table:table-cell>
          <table:table-cell office:value-type="string">
            <text:p>252,348709</text:p>
          </table:table-cell>
          <table:table-cell office:value-type="string">
            <text:p>11,350379</text:p>
          </table:table-cell>
          <table:table-cell office:value-type="string">
            <text:p>50,213970</text:p>
          </table:table-cell>
          <table:table-cell office:value-type="string">
            <text:p>5,784054</text:p>
          </table:table-cell>
          <table:table-cell office:value-type="string">
            <text:p>4,594418</text:p>
          </table:table-cell>
          <table:table-cell office:value-type="string">
            <text:p>5,674284</text:p>
          </table:table-cell>
          <table:table-cell office:value-type="string">
            <text:p>45,267879</text:p>
          </table:table-cell>
          <table:table-cell office:value-type="string">
            <text:p>7,880057</text:p>
          </table:table-cell>
          <table:table-cell office:value-type="string">
            <text:p>28,259697</text:p>
          </table:table-cell>
          <table:table-cell office:value-type="string">
            <text:p>5,382191</text:p>
          </table:table-cell>
          <table:table-cell office:value-type="string">
            <text:p>486,176544</text:p>
          </table:table-cell>
          <table:table-cell office:value-type="string">
            <text:p>14,037642</text:p>
          </table:table-cell>
          <table:table-cell office:value-type="string">
            <text:p>69,855568</text:p>
          </table:table-cell>
          <table:table-cell office:value-type="string">
            <text:p>8,9680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,489738</text:p>
          </table:table-cell>
          <table:table-cell office:value-type="string">
            <text:p>18,683405</text:p>
          </table:table-cell>
          <table:table-cell office:value-type="string">
            <text:p>46,904217</text:p>
          </table:table-cell>
          <table:table-cell office:value-type="string">
            <text:p>10,370697</text:p>
          </table:table-cell>
          <table:table-cell office:value-type="string">
            <text:p>19,839321</text:p>
          </table:table-cell>
          <table:table-cell office:value-type="string">
            <text:p>11,241380</text:p>
          </table:table-cell>
          <table:table-cell office:value-type="string">
            <text:p>37,324425</text:p>
          </table:table-cell>
          <table:table-cell office:value-type="string">
            <text:p>11,549039</text:p>
          </table:table-cell>
          <table:table-cell office:value-type="string">
            <text:p>8,887389</text:p>
          </table:table-cell>
          <table:table-cell office:value-type="string">
            <text:p>12,074616</text:p>
          </table:table-cell>
          <table:table-cell office:value-type="string">
            <text:p>79,975594</text:p>
          </table:table-cell>
          <table:table-cell office:value-type="string">
            <text:p>22,881420</text:p>
          </table:table-cell>
        </table:table-row>
        <table:table-row table:style-name="ro1">
          <table:table-cell office:value-type="string">
            <text:p>AFR378 <text:s text:c="5"/></text:p>
          </table:table-cell>
          <table:table-cell office:value-type="string">
            <text:p>1622,543823</text:p>
          </table:table-cell>
          <table:table-cell office:value-type="string">
            <text:p>634,146545</text:p>
          </table:table-cell>
          <table:table-cell office:value-type="string">
            <text:p>768,857178</text:p>
          </table:table-cell>
          <table:table-cell office:value-type="string">
            <text:p>389,890472</text:p>
          </table:table-cell>
          <table:table-cell office:value-type="string">
            <text:p>1539,301270</text:p>
          </table:table-cell>
          <table:table-cell office:value-type="string">
            <text:p>133,497086</text:p>
          </table:table-cell>
          <table:table-cell office:value-type="string">
            <text:p>2242,888672</text:p>
          </table:table-cell>
          <table:table-cell office:value-type="string">
            <text:p>78,159584</text:p>
          </table:table-cell>
          <table:table-cell office:value-type="string">
            <text:p>55,413307</text:p>
          </table:table-cell>
          <table:table-cell office:value-type="string">
            <text:p>20,767756</text:p>
          </table:table-cell>
          <table:table-cell office:value-type="string">
            <text:p>278,704102</text:p>
          </table:table-cell>
          <table:table-cell office:value-type="string">
            <text:p>15,938473</text:p>
          </table:table-cell>
          <table:table-cell office:value-type="string">
            <text:p>149,814255</text:p>
          </table:table-cell>
          <table:table-cell office:value-type="string">
            <text:p>12,133512</text:p>
          </table:table-cell>
          <table:table-cell office:value-type="string">
            <text:p>449,302490</text:p>
          </table:table-cell>
          <table:table-cell office:value-type="string">
            <text:p>11,720391</text:p>
          </table:table-cell>
          <table:table-cell office:value-type="string">
            <text:p>485,720520</text:p>
          </table:table-cell>
          <table:table-cell office:value-type="string">
            <text:p>12,816225</text:p>
          </table:table-cell>
          <table:table-cell office:value-type="string">
            <text:p>79,197609</text:p>
          </table:table-cell>
          <table:table-cell office:value-type="string">
            <text:p>5,408570</text:p>
          </table:table-cell>
          <table:table-cell office:value-type="string">
            <text:p>2,923224</text:p>
          </table:table-cell>
          <table:table-cell office:value-type="string">
            <text:p>4,800549</text:p>
          </table:table-cell>
          <table:table-cell office:value-type="string">
            <text:p>35,974926</text:p>
          </table:table-cell>
          <table:table-cell office:value-type="string">
            <text:p>7,307258</text:p>
          </table:table-cell>
          <table:table-cell office:value-type="string">
            <text:p>35,048954</text:p>
          </table:table-cell>
          <table:table-cell office:value-type="string">
            <text:p>4,651470</text:p>
          </table:table-cell>
          <table:table-cell office:value-type="string">
            <text:p>936,982910</text:p>
          </table:table-cell>
          <table:table-cell office:value-type="string">
            <text:p>19,501596</text:p>
          </table:table-cell>
          <table:table-cell office:value-type="string">
            <text:p>46,169899</text:p>
          </table:table-cell>
          <table:table-cell office:value-type="string">
            <text:p>7,5416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5,072010</text:p>
          </table:table-cell>
          <table:table-cell office:value-type="string">
            <text:p>18,077501</text:p>
          </table:table-cell>
          <table:table-cell office:value-type="string">
            <text:p>32,539387</text:p>
          </table:table-cell>
          <table:table-cell office:value-type="string">
            <text:p>8,737514</text:p>
          </table:table-cell>
          <table:table-cell office:value-type="string">
            <text:p>10,972090</text:p>
          </table:table-cell>
          <table:table-cell office:value-type="string">
            <text:p>9,454599</text:p>
          </table:table-cell>
          <table:table-cell office:value-type="string">
            <text:p>25,357262</text:p>
          </table:table-cell>
          <table:table-cell office:value-type="string">
            <text:p>9,709522</text:p>
          </table:table-cell>
          <table:table-cell office:value-type="string">
            <text:p>13,526426</text:p>
          </table:table-cell>
          <table:table-cell office:value-type="string">
            <text:p>10,182932</text:p>
          </table:table-cell>
          <table:table-cell office:value-type="string">
            <text:p>54,603573</text:p>
          </table:table-cell>
          <table:table-cell office:value-type="string">
            <text:p>19,342722</text:p>
          </table:table-cell>
        </table:table-row>
        <table:table-row table:style-name="ro1">
          <table:table-cell office:value-type="string">
            <text:p>AFR379 <text:s text:c="5"/></text:p>
          </table:table-cell>
          <table:table-cell office:value-type="string">
            <text:p>1824,752075</text:p>
          </table:table-cell>
          <table:table-cell office:value-type="string">
            <text:p>588,644897</text:p>
          </table:table-cell>
          <table:table-cell office:value-type="string">
            <text:p>369,471771</text:p>
          </table:table-cell>
          <table:table-cell office:value-type="string">
            <text:p>375,344574</text:p>
          </table:table-cell>
          <table:table-cell office:value-type="string">
            <text:p>866,495483</text:p>
          </table:table-cell>
          <table:table-cell office:value-type="string">
            <text:p>122,167023</text:p>
          </table:table-cell>
          <table:table-cell office:value-type="string">
            <text:p>1062,524536</text:p>
          </table:table-cell>
          <table:table-cell office:value-type="string">
            <text:p>59,141064</text:p>
          </table:table-cell>
          <table:table-cell office:value-type="string">
            <text:p>22,035700</text:p>
          </table:table-cell>
          <table:table-cell office:value-type="string">
            <text:p>19,124062</text:p>
          </table:table-cell>
          <table:table-cell office:value-type="string">
            <text:p>332,890839</text:p>
          </table:table-cell>
          <table:table-cell office:value-type="string">
            <text:p>15,891019</text:p>
          </table:table-cell>
          <table:table-cell office:value-type="string">
            <text:p>68,962120</text:p>
          </table:table-cell>
          <table:table-cell office:value-type="string">
            <text:p>10,411010</text:p>
          </table:table-cell>
          <table:table-cell office:value-type="string">
            <text:p>340,199310</text:p>
          </table:table-cell>
          <table:table-cell office:value-type="string">
            <text:p>10,459636</text:p>
          </table:table-cell>
          <table:table-cell office:value-type="string">
            <text:p>185,835617</text:p>
          </table:table-cell>
          <table:table-cell office:value-type="string">
            <text:p>10,411060</text:p>
          </table:table-cell>
          <table:table-cell office:value-type="string">
            <text:p>40,452061</text:p>
          </table:table-cell>
          <table:table-cell office:value-type="string">
            <text:p>4,619742</text:p>
          </table:table-cell>
          <table:table-cell office:value-type="string">
            <text:p>1,938559</text:p>
          </table:table-cell>
          <table:table-cell office:value-type="string">
            <text:p>4,431139</text:p>
          </table:table-cell>
          <table:table-cell office:value-type="string">
            <text:p>36,284885</text:p>
          </table:table-cell>
          <table:table-cell office:value-type="string">
            <text:p>7,139803</text:p>
          </table:table-cell>
          <table:table-cell office:value-type="string">
            <text:p>20,858730</text:p>
          </table:table-cell>
          <table:table-cell office:value-type="string">
            <text:p>4,217628</text:p>
          </table:table-cell>
          <table:table-cell office:value-type="string">
            <text:p>416,714600</text:p>
          </table:table-cell>
          <table:table-cell office:value-type="string">
            <text:p>12,240104</text:p>
          </table:table-cell>
          <table:table-cell office:value-type="string">
            <text:p>37,716248</text:p>
          </table:table-cell>
          <table:table-cell office:value-type="string">
            <text:p>6,9373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5,898228</text:p>
          </table:table-cell>
          <table:table-cell office:value-type="string">
            <text:p>17,872450</text:p>
          </table:table-cell>
          <table:table-cell office:value-type="string">
            <text:p>24,399130</text:p>
          </table:table-cell>
          <table:table-cell office:value-type="string">
            <text:p>8,039779</text:p>
          </table:table-cell>
          <table:table-cell office:value-type="string">
            <text:p>14,685720</text:p>
          </table:table-cell>
          <table:table-cell office:value-type="string">
            <text:p>8,708678</text:p>
          </table:table-cell>
          <table:table-cell office:value-type="string">
            <text:p>19,297998</text:p>
          </table:table-cell>
          <table:table-cell office:value-type="string">
            <text:p>8,916741</text:p>
          </table:table-cell>
          <table:table-cell office:value-type="string">
            <text:p>10,876921</text:p>
          </table:table-cell>
          <table:table-cell office:value-type="string">
            <text:p>9,345285</text:p>
          </table:table-cell>
          <table:table-cell office:value-type="string">
            <text:p>45,145454</text:p>
          </table:table-cell>
          <table:table-cell office:value-type="string">
            <text:p>17,724600</text:p>
          </table:table-cell>
        </table:table-row>
        <table:table-row table:style-name="ro1">
          <table:table-cell office:value-type="string">
            <text:p>AFR380 <text:s text:c="5"/></text:p>
          </table:table-cell>
          <table:table-cell office:value-type="string">
            <text:p>1034,654419</text:p>
          </table:table-cell>
          <table:table-cell office:value-type="string">
            <text:p>634,215637</text:p>
          </table:table-cell>
          <table:table-cell office:value-type="string">
            <text:p>570,738525</text:p>
          </table:table-cell>
          <table:table-cell office:value-type="string">
            <text:p>384,162201</text:p>
          </table:table-cell>
          <table:table-cell office:value-type="string">
            <text:p>775,622437</text:p>
          </table:table-cell>
          <table:table-cell office:value-type="string">
            <text:p>124,819992</text:p>
          </table:table-cell>
          <table:table-cell office:value-type="string">
            <text:p>736,300415</text:p>
          </table:table-cell>
          <table:table-cell office:value-type="string">
            <text:p>56,602493</text:p>
          </table:table-cell>
          <table:table-cell office:value-type="string">
            <text:p>5,195695</text:p>
          </table:table-cell>
          <table:table-cell office:value-type="string">
            <text:p>19,808847</text:p>
          </table:table-cell>
          <table:table-cell office:value-type="string">
            <text:p>329,692627</text:p>
          </table:table-cell>
          <table:table-cell office:value-type="string">
            <text:p>16,279015</text:p>
          </table:table-cell>
          <table:table-cell office:value-type="string">
            <text:p>96,860664</text:p>
          </table:table-cell>
          <table:table-cell office:value-type="string">
            <text:p>11,183655</text:p>
          </table:table-cell>
          <table:table-cell office:value-type="string">
            <text:p>226,688965</text:p>
          </table:table-cell>
          <table:table-cell office:value-type="string">
            <text:p>9,531522</text:p>
          </table:table-cell>
          <table:table-cell office:value-type="string">
            <text:p>179,038818</text:p>
          </table:table-cell>
          <table:table-cell office:value-type="string">
            <text:p>10,432082</text:p>
          </table:table-cell>
          <table:table-cell office:value-type="string">
            <text:p>41,702469</text:p>
          </table:table-cell>
          <table:table-cell office:value-type="string">
            <text:p>4,901309</text:p>
          </table:table-cell>
          <table:table-cell office:value-type="string">
            <text:p>1,295071</text:p>
          </table:table-cell>
          <table:table-cell office:value-type="string">
            <text:p>4,748654</text:p>
          </table:table-cell>
          <table:table-cell office:value-type="string">
            <text:p>28,986923</text:p>
          </table:table-cell>
          <table:table-cell office:value-type="string">
            <text:p>7,314252</text:p>
          </table:table-cell>
          <table:table-cell office:value-type="string">
            <text:p>20,564779</text:p>
          </table:table-cell>
          <table:table-cell office:value-type="string">
            <text:p>4,494720</text:p>
          </table:table-cell>
          <table:table-cell office:value-type="string">
            <text:p>480,343658</text:p>
          </table:table-cell>
          <table:table-cell office:value-type="string">
            <text:p>13,249406</text:p>
          </table:table-cell>
          <table:table-cell office:value-type="string">
            <text:p>42,058563</text:p>
          </table:table-cell>
          <table:table-cell office:value-type="string">
            <text:p>7,4213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3,745510</text:p>
          </table:table-cell>
          <table:table-cell office:value-type="string">
            <text:p>18,088291</text:p>
          </table:table-cell>
          <table:table-cell office:value-type="string">
            <text:p>43,628296</text:p>
          </table:table-cell>
          <table:table-cell office:value-type="string">
            <text:p>8,571075</text:p>
          </table:table-cell>
          <table:table-cell office:value-type="string">
            <text:p>17,616158</text:p>
          </table:table-cell>
          <table:table-cell office:value-type="string">
            <text:p>9,259662</text:p>
          </table:table-cell>
          <table:table-cell office:value-type="string">
            <text:p>32,885292</text:p>
          </table:table-cell>
          <table:table-cell office:value-type="string">
            <text:p>9,507063</text:p>
          </table:table-cell>
          <table:table-cell office:value-type="string">
            <text:p>8,971231</text:p>
          </table:table-cell>
          <table:table-cell office:value-type="string">
            <text:p>9,950867</text:p>
          </table:table-cell>
          <table:table-cell office:value-type="string">
            <text:p>51,883984</text:p>
          </table:table-cell>
          <table:table-cell office:value-type="string">
            <text:p>18,891722</text:p>
          </table:table-cell>
        </table:table-row>
        <table:table-row table:style-name="ro1">
          <table:table-cell office:value-type="string">
            <text:p>AFR381 <text:s text:c="5"/></text:p>
          </table:table-cell>
          <table:table-cell office:value-type="string">
            <text:p>965,793457</text:p>
          </table:table-cell>
          <table:table-cell office:value-type="string">
            <text:p>768,772888</text:p>
          </table:table-cell>
          <table:table-cell office:value-type="string">
            <text:p>817,761536</text:p>
          </table:table-cell>
          <table:table-cell office:value-type="string">
            <text:p>430,323181</text:p>
          </table:table-cell>
          <table:table-cell office:value-type="string">
            <text:p>1023,144287</text:p>
          </table:table-cell>
          <table:table-cell office:value-type="string">
            <text:p>138,982681</text:p>
          </table:table-cell>
          <table:table-cell office:value-type="string">
            <text:p>961,400269</text:p>
          </table:table-cell>
          <table:table-cell office:value-type="string">
            <text:p>64,163399</text:p>
          </table:table-cell>
          <table:table-cell office:value-type="string">
            <text:p>31,109224</text:p>
          </table:table-cell>
          <table:table-cell office:value-type="string">
            <text:p>24,311689</text:p>
          </table:table-cell>
          <table:table-cell office:value-type="string">
            <text:p>339,229675</text:p>
          </table:table-cell>
          <table:table-cell office:value-type="string">
            <text:p>18,804790</text:p>
          </table:table-cell>
          <table:table-cell office:value-type="string">
            <text:p>80,432495</text:p>
          </table:table-cell>
          <table:table-cell office:value-type="string">
            <text:p>12,795372</text:p>
          </table:table-cell>
          <table:table-cell office:value-type="string">
            <text:p>290,308289</text:p>
          </table:table-cell>
          <table:table-cell office:value-type="string">
            <text:p>10,707330</text:p>
          </table:table-cell>
          <table:table-cell office:value-type="string">
            <text:p>214,384750</text:p>
          </table:table-cell>
          <table:table-cell office:value-type="string">
            <text:p>11,137280</text:p>
          </table:table-cell>
          <table:table-cell office:value-type="string">
            <text:p>59,650307</text:p>
          </table:table-cell>
          <table:table-cell office:value-type="string">
            <text:p>5,982450</text:p>
          </table:table-cell>
          <table:table-cell office:value-type="string">
            <text:p>5,907990</text:p>
          </table:table-cell>
          <table:table-cell office:value-type="string">
            <text:p>5,816712</text:p>
          </table:table-cell>
          <table:table-cell office:value-type="string">
            <text:p>25,875412</text:p>
          </table:table-cell>
          <table:table-cell office:value-type="string">
            <text:p>7,868132</text:p>
          </table:table-cell>
          <table:table-cell office:value-type="string">
            <text:p>32,871021</text:p>
          </table:table-cell>
          <table:table-cell office:value-type="string">
            <text:p>5,492206</text:p>
          </table:table-cell>
          <table:table-cell office:value-type="string">
            <text:p>532,149780</text:p>
          </table:table-cell>
          <table:table-cell office:value-type="string">
            <text:p>14,787884</text:p>
          </table:table-cell>
          <table:table-cell office:value-type="string">
            <text:p>71,549400</text:p>
          </table:table-cell>
          <table:table-cell office:value-type="string">
            <text:p>9,1004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,391119</text:p>
          </table:table-cell>
          <table:table-cell office:value-type="string">
            <text:p>18,742836</text:p>
          </table:table-cell>
          <table:table-cell office:value-type="string">
            <text:p>37,388908</text:p>
          </table:table-cell>
          <table:table-cell office:value-type="string">
            <text:p>10,514019</text:p>
          </table:table-cell>
          <table:table-cell office:value-type="string">
            <text:p>13,238852</text:p>
          </table:table-cell>
          <table:table-cell office:value-type="string">
            <text:p>11,408228</text:p>
          </table:table-cell>
          <table:table-cell office:value-type="string">
            <text:p>31,009184</text:p>
          </table:table-cell>
          <table:table-cell office:value-type="string">
            <text:p>11,723083</text:p>
          </table:table-cell>
          <table:table-cell office:value-type="string">
            <text:p>10,068123</text:p>
          </table:table-cell>
          <table:table-cell office:value-type="string">
            <text:p>12,245005</text:p>
          </table:table-cell>
          <table:table-cell office:value-type="string">
            <text:p>70,984642</text:p>
          </table:table-cell>
          <table:table-cell office:value-type="string">
            <text:p>23,306416</text:p>
          </table:table-cell>
        </table:table-row>
        <table:table-row table:style-name="ro1">
          <table:table-cell office:value-type="string">
            <text:p>AFR382 <text:s text:c="5"/></text:p>
          </table:table-cell>
          <table:table-cell office:value-type="string">
            <text:p>2112,329834</text:p>
          </table:table-cell>
          <table:table-cell office:value-type="string">
            <text:p>733,847351</text:p>
          </table:table-cell>
          <table:table-cell office:value-type="string">
            <text:p>884,080811</text:p>
          </table:table-cell>
          <table:table-cell office:value-type="string">
            <text:p>418,902039</text:p>
          </table:table-cell>
          <table:table-cell office:value-type="string">
            <text:p>930,504578</text:p>
          </table:table-cell>
          <table:table-cell office:value-type="string">
            <text:p>134,633820</text:p>
          </table:table-cell>
          <table:table-cell office:value-type="string">
            <text:p>1193,963135</text:p>
          </table:table-cell>
          <table:table-cell office:value-type="string">
            <text:p>65,408478</text:p>
          </table:table-cell>
          <table:table-cell office:value-type="string">
            <text:p>34,061195</text:p>
          </table:table-cell>
          <table:table-cell office:value-type="string">
            <text:p>23,365736</text:p>
          </table:table-cell>
          <table:table-cell office:value-type="string">
            <text:p>321,570557</text:p>
          </table:table-cell>
          <table:table-cell office:value-type="string">
            <text:p>17,944979</text:p>
          </table:table-cell>
          <table:table-cell office:value-type="string">
            <text:p>66,793571</text:p>
          </table:table-cell>
          <table:table-cell office:value-type="string">
            <text:p>12,090628</text:p>
          </table:table-cell>
          <table:table-cell office:value-type="string">
            <text:p>200,672791</text:p>
          </table:table-cell>
          <table:table-cell office:value-type="string">
            <text:p>9,822294</text:p>
          </table:table-cell>
          <table:table-cell office:value-type="string">
            <text:p>292,558868</text:p>
          </table:table-cell>
          <table:table-cell office:value-type="string">
            <text:p>11,502226</text:p>
          </table:table-cell>
          <table:table-cell office:value-type="string">
            <text:p>58,431286</text:p>
          </table:table-cell>
          <table:table-cell office:value-type="string">
            <text:p>5,680267</text:p>
          </table:table-cell>
          <table:table-cell office:value-type="string">
            <text:p>1,755763</text:p>
          </table:table-cell>
          <table:table-cell office:value-type="string">
            <text:p>5,606216</text:p>
          </table:table-cell>
          <table:table-cell office:value-type="string">
            <text:p>31,191723</text:p>
          </table:table-cell>
          <table:table-cell office:value-type="string">
            <text:p>7,708724</text:p>
          </table:table-cell>
          <table:table-cell office:value-type="string">
            <text:p>32,163582</text:p>
          </table:table-cell>
          <table:table-cell office:value-type="string">
            <text:p>5,206075</text:p>
          </table:table-cell>
          <table:table-cell office:value-type="string">
            <text:p>630,749695</text:p>
          </table:table-cell>
          <table:table-cell office:value-type="string">
            <text:p>15,794254</text:p>
          </table:table-cell>
          <table:table-cell office:value-type="string">
            <text:p>68,778389</text:p>
          </table:table-cell>
          <table:table-cell office:value-type="string">
            <text:p>8,5876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,678825</text:p>
          </table:table-cell>
          <table:table-cell office:value-type="string">
            <text:p>18,516848</text:p>
          </table:table-cell>
          <table:table-cell office:value-type="string">
            <text:p>44,514706</text:p>
          </table:table-cell>
          <table:table-cell office:value-type="string">
            <text:p>9,925151</text:p>
          </table:table-cell>
          <table:table-cell office:value-type="string">
            <text:p>14,145823</text:p>
          </table:table-cell>
          <table:table-cell office:value-type="string">
            <text:p>10,720519</text:p>
          </table:table-cell>
          <table:table-cell office:value-type="string">
            <text:p>36,368019</text:p>
          </table:table-cell>
          <table:table-cell office:value-type="string">
            <text:p>11,230772</text:p>
          </table:table-cell>
          <table:table-cell office:value-type="string">
            <text:p>7,761376</text:p>
          </table:table-cell>
          <table:table-cell office:value-type="string">
            <text:p>11,782582</text:p>
          </table:table-cell>
          <table:table-cell office:value-type="string">
            <text:p>82,722832</text:p>
          </table:table-cell>
          <table:table-cell office:value-type="string">
            <text:p>22,375822</text:p>
          </table:table-cell>
        </table:table-row>
        <table:table-row table:style-name="ro1">
          <table:table-cell office:value-type="string">
            <text:p>AFR383 <text:s text:c="5"/></text:p>
          </table:table-cell>
          <table:table-cell office:value-type="string">
            <text:p>1199,740845</text:p>
          </table:table-cell>
          <table:table-cell office:value-type="string">
            <text:p>721,675354</text:p>
          </table:table-cell>
          <table:table-cell office:value-type="string">
            <text:p>1082,660034</text:p>
          </table:table-cell>
          <table:table-cell office:value-type="string">
            <text:p>422,457214</text:p>
          </table:table-cell>
          <table:table-cell office:value-type="string">
            <text:p>590,814758</text:p>
          </table:table-cell>
          <table:table-cell office:value-type="string">
            <text:p>132,827362</text:p>
          </table:table-cell>
          <table:table-cell office:value-type="string">
            <text:p>556,322205</text:p>
          </table:table-cell>
          <table:table-cell office:value-type="string">
            <text:p>59,263531</text:p>
          </table:table-cell>
          <table:table-cell office:value-type="string">
            <text:p>8,425415</text:p>
          </table:table-cell>
          <table:table-cell office:value-type="string">
            <text:p>23,656544</text:p>
          </table:table-cell>
          <table:table-cell office:value-type="string">
            <text:p>761,068665</text:p>
          </table:table-cell>
          <table:table-cell office:value-type="string">
            <text:p>24,091307</text:p>
          </table:table-cell>
          <table:table-cell office:value-type="string">
            <text:p>98,896988</text:p>
          </table:table-cell>
          <table:table-cell office:value-type="string">
            <text:p>12,829052</text:p>
          </table:table-cell>
          <table:table-cell office:value-type="string">
            <text:p>248,210312</text:p>
          </table:table-cell>
          <table:table-cell office:value-type="string">
            <text:p>10,231679</text:p>
          </table:table-cell>
          <table:table-cell office:value-type="string">
            <text:p>182,623840</text:p>
          </table:table-cell>
          <table:table-cell office:value-type="string">
            <text:p>10,821625</text:p>
          </table:table-cell>
          <table:table-cell office:value-type="string">
            <text:p>20,594482</text:p>
          </table:table-cell>
          <table:table-cell office:value-type="string">
            <text:p>5,417429</text:p>
          </table:table-cell>
          <table:table-cell office:value-type="string">
            <text:p>2,246267</text:p>
          </table:table-cell>
          <table:table-cell office:value-type="string">
            <text:p>5,538898</text:p>
          </table:table-cell>
          <table:table-cell office:value-type="string">
            <text:p>29,982378</text:p>
          </table:table-cell>
          <table:table-cell office:value-type="string">
            <text:p>7,754150</text:p>
          </table:table-cell>
          <table:table-cell office:value-type="string">
            <text:p>25,034966</text:p>
          </table:table-cell>
          <table:table-cell office:value-type="string">
            <text:p>5,208704</text:p>
          </table:table-cell>
          <table:table-cell office:value-type="string">
            <text:p>327,382874</text:p>
          </table:table-cell>
          <table:table-cell office:value-type="string">
            <text:p>12,112800</text:p>
          </table:table-cell>
          <table:table-cell office:value-type="string">
            <text:p>59,937260</text:p>
          </table:table-cell>
          <table:table-cell office:value-type="string">
            <text:p>8,6544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0,892200</text:p>
          </table:table-cell>
          <table:table-cell office:value-type="string">
            <text:p>18,598404</text:p>
          </table:table-cell>
          <table:table-cell office:value-type="string">
            <text:p>59,644722</text:p>
          </table:table-cell>
          <table:table-cell office:value-type="string">
            <text:p>10,147199</text:p>
          </table:table-cell>
          <table:table-cell office:value-type="string">
            <text:p>18,495808</text:p>
          </table:table-cell>
          <table:table-cell office:value-type="string">
            <text:p>10,879885</text:p>
          </table:table-cell>
          <table:table-cell office:value-type="string">
            <text:p>28,361437</text:p>
          </table:table-cell>
          <table:table-cell office:value-type="string">
            <text:p>11,339587</text:p>
          </table:table-cell>
          <table:table-cell office:value-type="string">
            <text:p>5,661576</text:p>
          </table:table-cell>
          <table:table-cell office:value-type="string">
            <text:p>11,909321</text:p>
          </table:table-cell>
          <table:table-cell office:value-type="string">
            <text:p>69,863327</text:p>
          </table:table-cell>
          <table:table-cell office:value-type="string">
            <text:p>22,234634</text:p>
          </table:table-cell>
        </table:table-row>
        <table:table-row table:style-name="ro1">
          <table:table-cell office:value-type="string">
            <text:p>AFR384 <text:s text:c="5"/></text:p>
          </table:table-cell>
          <table:table-cell office:value-type="string">
            <text:p>386,393005</text:p>
          </table:table-cell>
          <table:table-cell office:value-type="string">
            <text:p>750,147278</text:p>
          </table:table-cell>
          <table:table-cell office:value-type="string">
            <text:p>365,970123</text:p>
          </table:table-cell>
          <table:table-cell office:value-type="string">
            <text:p>417,374542</text:p>
          </table:table-cell>
          <table:table-cell office:value-type="string">
            <text:p>651,255249</text:p>
          </table:table-cell>
          <table:table-cell office:value-type="string">
            <text:p>135,170822</text:p>
          </table:table-cell>
          <table:table-cell office:value-type="string">
            <text:p>613,346924</text:p>
          </table:table-cell>
          <table:table-cell office:value-type="string">
            <text:p>60,006355</text:p>
          </table:table-cell>
          <table:table-cell office:value-type="string">
            <text:p>8,758593</text:p>
          </table:table-cell>
          <table:table-cell office:value-type="string">
            <text:p>23,681257</text:p>
          </table:table-cell>
          <table:table-cell office:value-type="string">
            <text:p>256,273926</text:p>
          </table:table-cell>
          <table:table-cell office:value-type="string">
            <text:p>17,207527</text:p>
          </table:table-cell>
          <table:table-cell office:value-type="string">
            <text:p>69,034019</text:p>
          </table:table-cell>
          <table:table-cell office:value-type="string">
            <text:p>12,233347</text:p>
          </table:table-cell>
          <table:table-cell office:value-type="string">
            <text:p>231,877655</text:p>
          </table:table-cell>
          <table:table-cell office:value-type="string">
            <text:p>10,113240</text:p>
          </table:table-cell>
          <table:table-cell office:value-type="string">
            <text:p>156,392273</text:p>
          </table:table-cell>
          <table:table-cell office:value-type="string">
            <text:p>10,756746</text:p>
          </table:table-cell>
          <table:table-cell office:value-type="string">
            <text:p>35,369373</text:p>
          </table:table-cell>
          <table:table-cell office:value-type="string">
            <text:p>5,780523</text:p>
          </table:table-cell>
          <table:table-cell office:value-type="string">
            <text:p>3,634738</text:p>
          </table:table-cell>
          <table:table-cell office:value-type="string">
            <text:p>5,852934</text:p>
          </table:table-cell>
          <table:table-cell office:value-type="string">
            <text:p>41,146626</text:p>
          </table:table-cell>
          <table:table-cell office:value-type="string">
            <text:p>7,866726</text:p>
          </table:table-cell>
          <table:table-cell office:value-type="string">
            <text:p>32,388344</text:p>
          </table:table-cell>
          <table:table-cell office:value-type="string">
            <text:p>5,496809</text:p>
          </table:table-cell>
          <table:table-cell office:value-type="string">
            <text:p>332,860321</text:p>
          </table:table-cell>
          <table:table-cell office:value-type="string">
            <text:p>12,550368</text:p>
          </table:table-cell>
          <table:table-cell office:value-type="string">
            <text:p>73,149109</text:p>
          </table:table-cell>
          <table:table-cell office:value-type="string">
            <text:p>9,1867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7,811649</text:p>
          </table:table-cell>
          <table:table-cell office:value-type="string">
            <text:p>18,790810</text:p>
          </table:table-cell>
          <table:table-cell office:value-type="string">
            <text:p>61,484039</text:p>
          </table:table-cell>
          <table:table-cell office:value-type="string">
            <text:p>10,613443</text:p>
          </table:table-cell>
          <table:table-cell office:value-type="string">
            <text:p>22,015339</text:p>
          </table:table-cell>
          <table:table-cell office:value-type="string">
            <text:p>11,423783</text:p>
          </table:table-cell>
          <table:table-cell office:value-type="string">
            <text:p>24,721079</text:p>
          </table:table-cell>
          <table:table-cell office:value-type="string">
            <text:p>11,934710</text:p>
          </table:table-cell>
          <table:table-cell office:value-type="string">
            <text:p>14,713114</text:p>
          </table:table-cell>
          <table:table-cell office:value-type="string">
            <text:p>12,538584</text:p>
          </table:table-cell>
          <table:table-cell office:value-type="string">
            <text:p>74,865372</text:p>
          </table:table-cell>
          <table:table-cell office:value-type="string">
            <text:p>23,336344</text:p>
          </table:table-cell>
        </table:table-row>
        <table:table-row table:style-name="ro1">
          <table:table-cell office:value-type="string">
            <text:p>AFR385 <text:s text:c="5"/></text:p>
          </table:table-cell>
          <table:table-cell office:value-type="string">
            <text:p>1524,311890</text:p>
          </table:table-cell>
          <table:table-cell office:value-type="string">
            <text:p>722,324829</text:p>
          </table:table-cell>
          <table:table-cell office:value-type="string">
            <text:p>712,737061</text:p>
          </table:table-cell>
          <table:table-cell office:value-type="string">
            <text:p>415,354645</text:p>
          </table:table-cell>
          <table:table-cell office:value-type="string">
            <text:p>784,271057</text:p>
          </table:table-cell>
          <table:table-cell office:value-type="string">
            <text:p>135,034149</text:p>
          </table:table-cell>
          <table:table-cell office:value-type="string">
            <text:p>719,230835</text:p>
          </table:table-cell>
          <table:table-cell office:value-type="string">
            <text:p>59,597694</text:p>
          </table:table-cell>
          <table:table-cell office:value-type="string">
            <text:p>27,248955</text:p>
          </table:table-cell>
          <table:table-cell office:value-type="string">
            <text:p>23,038013</text:p>
          </table:table-cell>
          <table:table-cell office:value-type="string">
            <text:p>595,652588</text:p>
          </table:table-cell>
          <table:table-cell office:value-type="string">
            <text:p>21,660301</text:p>
          </table:table-cell>
          <table:table-cell office:value-type="string">
            <text:p>162,152939</text:p>
          </table:table-cell>
          <table:table-cell office:value-type="string">
            <text:p>13,283149</text:p>
          </table:table-cell>
          <table:table-cell office:value-type="string">
            <text:p>227,900558</text:p>
          </table:table-cell>
          <table:table-cell office:value-type="string">
            <text:p>10,097556</text:p>
          </table:table-cell>
          <table:table-cell office:value-type="string">
            <text:p>227,541840</text:p>
          </table:table-cell>
          <table:table-cell office:value-type="string">
            <text:p>11,184756</text:p>
          </table:table-cell>
          <table:table-cell office:value-type="string">
            <text:p>31,370419</text:p>
          </table:table-cell>
          <table:table-cell office:value-type="string">
            <text:p>5,419268</text:p>
          </table:table-cell>
          <table:table-cell office:value-type="string">
            <text:p>3,757950</text:p>
          </table:table-cell>
          <table:table-cell office:value-type="string">
            <text:p>5,575755</text:p>
          </table:table-cell>
          <table:table-cell office:value-type="string">
            <text:p>36,518238</text:p>
          </table:table-cell>
          <table:table-cell office:value-type="string">
            <text:p>7,702408</text:p>
          </table:table-cell>
          <table:table-cell office:value-type="string">
            <text:p>21,397432</text:p>
          </table:table-cell>
          <table:table-cell office:value-type="string">
            <text:p>5,208152</text:p>
          </table:table-cell>
          <table:table-cell office:value-type="string">
            <text:p>342,771942</text:p>
          </table:table-cell>
          <table:table-cell office:value-type="string">
            <text:p>12,157279</text:p>
          </table:table-cell>
          <table:table-cell office:value-type="string">
            <text:p>65,523605</text:p>
          </table:table-cell>
          <table:table-cell office:value-type="string">
            <text:p>8,7289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0,162582</text:p>
          </table:table-cell>
          <table:table-cell office:value-type="string">
            <text:p>18,618967</text:p>
          </table:table-cell>
          <table:table-cell office:value-type="string">
            <text:p>241,081589</text:p>
          </table:table-cell>
          <table:table-cell office:value-type="string">
            <text:p>11,013889</text:p>
          </table:table-cell>
          <table:table-cell office:value-type="string">
            <text:p>12,528467</text:p>
          </table:table-cell>
          <table:table-cell office:value-type="string">
            <text:p>10,937192</text:p>
          </table:table-cell>
          <table:table-cell office:value-type="string">
            <text:p>33,335224</text:p>
          </table:table-cell>
          <table:table-cell office:value-type="string">
            <text:p>11,431671</text:p>
          </table:table-cell>
          <table:table-cell office:value-type="string">
            <text:p>11,642064</text:p>
          </table:table-cell>
          <table:table-cell office:value-type="string">
            <text:p>11,923307</text:p>
          </table:table-cell>
          <table:table-cell office:value-type="string">
            <text:p>79,648178</text:p>
          </table:table-cell>
          <table:table-cell office:value-type="string">
            <text:p>22,321894</text:p>
          </table:table-cell>
        </table:table-row>
        <table:table-row table:style-name="ro1">
          <table:table-cell office:value-type="string">
            <text:p>AFR386 <text:s text:c="5"/></text:p>
          </table:table-cell>
          <table:table-cell office:value-type="string">
            <text:p>416,987457</text:p>
          </table:table-cell>
          <table:table-cell office:value-type="string">
            <text:p>691,774353</text:p>
          </table:table-cell>
          <table:table-cell office:value-type="string">
            <text:p>182,005173</text:p>
          </table:table-cell>
          <table:table-cell office:value-type="string">
            <text:p>410,980652</text:p>
          </table:table-cell>
          <table:table-cell office:value-type="string">
            <text:p>751,255920</text:p>
          </table:table-cell>
          <table:table-cell office:value-type="string">
            <text:p>132,533951</text:p>
          </table:table-cell>
          <table:table-cell office:value-type="string">
            <text:p>890,497131</text:p>
          </table:table-cell>
          <table:table-cell office:value-type="string">
            <text:p>62,804878</text:p>
          </table:table-cell>
          <table:table-cell office:value-type="string">
            <text:p>2,268381</text:p>
          </table:table-cell>
          <table:table-cell office:value-type="string">
            <text:p>23,980066</text:p>
          </table:table-cell>
          <table:table-cell office:value-type="string">
            <text:p>612,412842</text:p>
          </table:table-cell>
          <table:table-cell office:value-type="string">
            <text:p>22,325384</text:p>
          </table:table-cell>
          <table:table-cell office:value-type="string">
            <text:p>2604,614014</text:p>
          </table:table-cell>
          <table:table-cell office:value-type="string">
            <text:p>49,447098</text:p>
          </table:table-cell>
          <table:table-cell office:value-type="string">
            <text:p>4653,214355</text:p>
          </table:table-cell>
          <table:table-cell office:value-type="string">
            <text:p>64,114647</text:p>
          </table:table-cell>
          <table:table-cell office:value-type="string">
            <text:p>368,728546</text:p>
          </table:table-cell>
          <table:table-cell office:value-type="string">
            <text:p>12,516010</text:p>
          </table:table-cell>
          <table:table-cell office:value-type="string">
            <text:p>45,998222</text:p>
          </table:table-cell>
          <table:table-cell office:value-type="string">
            <text:p>5,407953</text:p>
          </table:table-cell>
          <table:table-cell office:value-type="string">
            <text:p>3,569411</text:p>
          </table:table-cell>
          <table:table-cell office:value-type="string">
            <text:p>5,323758</text:p>
          </table:table-cell>
          <table:table-cell office:value-type="string">
            <text:p>29,543266</text:p>
          </table:table-cell>
          <table:table-cell office:value-type="string">
            <text:p>7,601227</text:p>
          </table:table-cell>
          <table:table-cell office:value-type="string">
            <text:p>16,727398</text:p>
          </table:table-cell>
          <table:table-cell office:value-type="string">
            <text:p>5,062034</text:p>
          </table:table-cell>
          <table:table-cell office:value-type="string">
            <text:p>791,583801</text:p>
          </table:table-cell>
          <table:table-cell office:value-type="string">
            <text:p>17,506403</text:p>
          </table:table-cell>
          <table:table-cell office:value-type="string">
            <text:p>66,458641</text:p>
          </table:table-cell>
          <table:table-cell office:value-type="string">
            <text:p>8,5373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6,278671</text:p>
          </table:table-cell>
          <table:table-cell office:value-type="string">
            <text:p>18,611317</text:p>
          </table:table-cell>
          <table:table-cell office:value-type="string">
            <text:p>46,633297</text:p>
          </table:table-cell>
          <table:table-cell office:value-type="string">
            <text:p>9,895298</text:p>
          </table:table-cell>
          <table:table-cell office:value-type="string">
            <text:p>24,813801</text:p>
          </table:table-cell>
          <table:table-cell office:value-type="string">
            <text:p>10,714604</text:p>
          </table:table-cell>
          <table:table-cell office:value-type="string">
            <text:p>35,082638</text:p>
          </table:table-cell>
          <table:table-cell office:value-type="string">
            <text:p>10,989121</text:p>
          </table:table-cell>
          <table:table-cell office:value-type="string">
            <text:p>8,701536</text:p>
          </table:table-cell>
          <table:table-cell office:value-type="string">
            <text:p>11,408022</text:p>
          </table:table-cell>
          <table:table-cell office:value-type="string">
            <text:p>59,235126</text:p>
          </table:table-cell>
          <table:table-cell office:value-type="string">
            <text:p>21,733353</text:p>
          </table:table-cell>
        </table:table-row>
        <table:table-row table:style-name="ro1">
          <table:table-cell office:value-type="string">
            <text:p>AFR387 <text:s text:c="5"/></text:p>
          </table:table-cell>
          <table:table-cell office:value-type="string">
            <text:p>777,011536</text:p>
          </table:table-cell>
          <table:table-cell office:value-type="string">
            <text:p>516,500061</text:p>
          </table:table-cell>
          <table:table-cell office:value-type="string">
            <text:p>516,915710</text:p>
          </table:table-cell>
          <table:table-cell office:value-type="string">
            <text:p>360,696320</text:p>
          </table:table-cell>
          <table:table-cell office:value-type="string">
            <text:p>594,016418</text:p>
          </table:table-cell>
          <table:table-cell office:value-type="string">
            <text:p>114,409294</text:p>
          </table:table-cell>
          <table:table-cell office:value-type="string">
            <text:p>506,299408</text:p>
          </table:table-cell>
          <table:table-cell office:value-type="string">
            <text:p>50,324383</text:p>
          </table:table-cell>
          <table:table-cell office:value-type="string">
            <text:p>1,621962</text:p>
          </table:table-cell>
          <table:table-cell office:value-type="string">
            <text:p>16,868429</text:p>
          </table:table-cell>
          <table:table-cell office:value-type="string">
            <text:p>209,808914</text:p>
          </table:table-cell>
          <table:table-cell office:value-type="string">
            <text:p>13,238922</text:p>
          </table:table-cell>
          <table:table-cell office:value-type="string">
            <text:p>101,380600</text:p>
          </table:table-cell>
          <table:table-cell office:value-type="string">
            <text:p>9,799603</text:p>
          </table:table-cell>
          <table:table-cell office:value-type="string">
            <text:p>328,551483</text:p>
          </table:table-cell>
          <table:table-cell office:value-type="string">
            <text:p>10,025970</text:p>
          </table:table-cell>
          <table:table-cell office:value-type="string">
            <text:p>245,046417</text:p>
          </table:table-cell>
          <table:table-cell office:value-type="string">
            <text:p>10,581908</text:p>
          </table:table-cell>
          <table:table-cell office:value-type="string">
            <text:p>27,254993</text:p>
          </table:table-cell>
          <table:table-cell office:value-type="string">
            <text:p>4,0609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,608440</text:p>
          </table:table-cell>
          <table:table-cell office:value-type="string">
            <text:p>6,832033</text:p>
          </table:table-cell>
          <table:table-cell office:value-type="string">
            <text:p>10,361573</text:p>
          </table:table-cell>
          <table:table-cell office:value-type="string">
            <text:p>3,736332</text:p>
          </table:table-cell>
          <table:table-cell office:value-type="string">
            <text:p>307,570648</text:p>
          </table:table-cell>
          <table:table-cell office:value-type="string">
            <text:p>10,609398</text:p>
          </table:table-cell>
          <table:table-cell office:value-type="string">
            <text:p>27,005470</text:p>
          </table:table-cell>
          <table:table-cell office:value-type="string">
            <text:p>6,208155</text:p>
          </table:table-cell>
          <table:table-cell office:value-type="string">
            <text:p>5,408481</text:p>
          </table:table-cell>
          <table:table-cell office:value-type="string">
            <text:p>13,743766</text:p>
          </table:table-cell>
          <table:table-cell office:value-type="string">
            <text:p>53,158421</text:p>
          </table:table-cell>
          <table:table-cell office:value-type="string">
            <text:p>17,636042</text:p>
          </table:table-cell>
          <table:table-cell office:value-type="string">
            <text:p>28,932392</text:p>
          </table:table-cell>
          <table:table-cell office:value-type="string">
            <text:p>7,207358</text:p>
          </table:table-cell>
          <table:table-cell office:value-type="string">
            <text:p>10,500738</text:p>
          </table:table-cell>
          <table:table-cell office:value-type="string">
            <text:p>7,702477</text:p>
          </table:table-cell>
          <table:table-cell office:value-type="string">
            <text:p>15,979500</text:p>
          </table:table-cell>
          <table:table-cell office:value-type="string">
            <text:p>7,981647</text:p>
          </table:table-cell>
          <table:table-cell office:value-type="string">
            <text:p>8,180156</text:p>
          </table:table-cell>
          <table:table-cell office:value-type="string">
            <text:p>8,404944</text:p>
          </table:table-cell>
          <table:table-cell office:value-type="string">
            <text:p>34,211628</text:p>
          </table:table-cell>
          <table:table-cell office:value-type="string">
            <text:p>15,927487</text:p>
          </table:table-cell>
        </table:table-row>
        <table:table-row table:style-name="ro1">
          <table:table-cell office:value-type="string">
            <text:p>AFR388 <text:s text:c="5"/></text:p>
          </table:table-cell>
          <table:table-cell office:value-type="string">
            <text:p>1130,023926</text:p>
          </table:table-cell>
          <table:table-cell office:value-type="string">
            <text:p>577,391296</text:p>
          </table:table-cell>
          <table:table-cell office:value-type="string">
            <text:p>875,921509</text:p>
          </table:table-cell>
          <table:table-cell office:value-type="string">
            <text:p>377,159454</text:p>
          </table:table-cell>
          <table:table-cell office:value-type="string">
            <text:p>620,312378</text:p>
          </table:table-cell>
          <table:table-cell office:value-type="string">
            <text:p>117,882072</text:p>
          </table:table-cell>
          <table:table-cell office:value-type="string">
            <text:p>434,158691</text:p>
          </table:table-cell>
          <table:table-cell office:value-type="string">
            <text:p>50,445419</text:p>
          </table:table-cell>
          <table:table-cell office:value-type="string">
            <text:p>35,034370</text:p>
          </table:table-cell>
          <table:table-cell office:value-type="string">
            <text:p>17,854719</text:p>
          </table:table-cell>
          <table:table-cell office:value-type="string">
            <text:p>203,054092</text:p>
          </table:table-cell>
          <table:table-cell office:value-type="string">
            <text:p>13,598795</text:p>
          </table:table-cell>
          <table:table-cell office:value-type="string">
            <text:p>124,065208</text:p>
          </table:table-cell>
          <table:table-cell office:value-type="string">
            <text:p>10,553900</text:p>
          </table:table-cell>
          <table:table-cell office:value-type="string">
            <text:p>174,286346</text:p>
          </table:table-cell>
          <table:table-cell office:value-type="string">
            <text:p>8,837106</text:p>
          </table:table-cell>
          <table:table-cell office:value-type="string">
            <text:p>105,724251</text:p>
          </table:table-cell>
          <table:table-cell office:value-type="string">
            <text:p>9,796728</text:p>
          </table:table-cell>
          <table:table-cell office:value-type="string">
            <text:p>19,412388</text:p>
          </table:table-cell>
          <table:table-cell office:value-type="string">
            <text:p>4,223207</text:p>
          </table:table-cell>
          <table:table-cell office:value-type="string">
            <text:p>5,760136</text:p>
          </table:table-cell>
          <table:table-cell office:value-type="string">
            <text:p>4,344521</text:p>
          </table:table-cell>
          <table:table-cell office:value-type="string">
            <text:p>32,510422</text:p>
          </table:table-cell>
          <table:table-cell office:value-type="string">
            <text:p>7,059875</text:p>
          </table:table-cell>
          <table:table-cell office:value-type="string">
            <text:p>16,385221</text:p>
          </table:table-cell>
          <table:table-cell office:value-type="string">
            <text:p>4,013054</text:p>
          </table:table-cell>
          <table:table-cell office:value-type="string">
            <text:p>153,710236</text:p>
          </table:table-cell>
          <table:table-cell office:value-type="string">
            <text:p>9,492935</text:p>
          </table:table-cell>
          <table:table-cell office:value-type="string">
            <text:p>30,223064</text:p>
          </table:table-cell>
          <table:table-cell office:value-type="string">
            <text:p>6,74976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,479902</text:p>
          </table:table-cell>
          <table:table-cell office:value-type="string">
            <text:p>17,783527</text:p>
          </table:table-cell>
          <table:table-cell office:value-type="string">
            <text:p>18,898161</text:p>
          </table:table-cell>
          <table:table-cell office:value-type="string">
            <text:p>7,785132</text:p>
          </table:table-cell>
          <table:table-cell office:value-type="string">
            <text:p>12,383630</text:p>
          </table:table-cell>
          <table:table-cell office:value-type="string">
            <text:p>8,451324</text:p>
          </table:table-cell>
          <table:table-cell office:value-type="string">
            <text:p>16,157900</text:p>
          </table:table-cell>
          <table:table-cell office:value-type="string">
            <text:p>8,644014</text:p>
          </table:table-cell>
          <table:table-cell office:value-type="string">
            <text:p>11,167447</text:p>
          </table:table-cell>
          <table:table-cell office:value-type="string">
            <text:p>9,048126</text:p>
          </table:table-cell>
          <table:table-cell office:value-type="string">
            <text:p>52,464329</text:p>
          </table:table-cell>
          <table:table-cell office:value-type="string">
            <text:p>17,314232</text:p>
          </table:table-cell>
        </table:table-row>
        <table:table-row table:style-name="ro1">
          <table:table-cell office:value-type="string">
            <text:p>AFR389 <text:s text:c="5"/></text:p>
          </table:table-cell>
          <table:table-cell office:value-type="string">
            <text:p>810,160156</text:p>
          </table:table-cell>
          <table:table-cell office:value-type="string">
            <text:p>605,118530</text:p>
          </table:table-cell>
          <table:table-cell office:value-type="string">
            <text:p>810,647766</text:p>
          </table:table-cell>
          <table:table-cell office:value-type="string">
            <text:p>384,819977</text:p>
          </table:table-cell>
          <table:table-cell office:value-type="string">
            <text:p>579,414246</text:p>
          </table:table-cell>
          <table:table-cell office:value-type="string">
            <text:p>122,409248</text:p>
          </table:table-cell>
          <table:table-cell office:value-type="string">
            <text:p>625,564331</text:p>
          </table:table-cell>
          <table:table-cell office:value-type="string">
            <text:p>55,114887</text:p>
          </table:table-cell>
          <table:table-cell office:value-type="string">
            <text:p>24,653818</text:p>
          </table:table-cell>
          <table:table-cell office:value-type="string">
            <text:p>20,118097</text:p>
          </table:table-cell>
          <table:table-cell office:value-type="string">
            <text:p>265,689758</text:p>
          </table:table-cell>
          <table:table-cell office:value-type="string">
            <text:p>15,491646</text:p>
          </table:table-cell>
          <table:table-cell office:value-type="string">
            <text:p>102,640854</text:p>
          </table:table-cell>
          <table:table-cell office:value-type="string">
            <text:p>11,047198</text:p>
          </table:table-cell>
          <table:table-cell office:value-type="string">
            <text:p>332,528564</text:p>
          </table:table-cell>
          <table:table-cell office:value-type="string">
            <text:p>10,422572</text:p>
          </table:table-cell>
          <table:table-cell office:value-type="string">
            <text:p>179,434021</text:p>
          </table:table-cell>
          <table:table-cell office:value-type="string">
            <text:p>10,463770</text:p>
          </table:table-cell>
          <table:table-cell office:value-type="string">
            <text:p>31,642193</text:p>
          </table:table-cell>
          <table:table-cell office:value-type="string">
            <text:p>4,692498</text:p>
          </table:table-cell>
          <table:table-cell office:value-type="string">
            <text:p>2,032989</text:p>
          </table:table-cell>
          <table:table-cell office:value-type="string">
            <text:p>4,558981</text:p>
          </table:table-cell>
          <table:table-cell office:value-type="string">
            <text:p>28,269896</text:p>
          </table:table-cell>
          <table:table-cell office:value-type="string">
            <text:p>7,201397</text:p>
          </table:table-cell>
          <table:table-cell office:value-type="string">
            <text:p>19,846571</text:p>
          </table:table-cell>
          <table:table-cell office:value-type="string">
            <text:p>4,354526</text:p>
          </table:table-cell>
          <table:table-cell office:value-type="string">
            <text:p>219,467331</text:p>
          </table:table-cell>
          <table:table-cell office:value-type="string">
            <text:p>10,141961</text:p>
          </table:table-cell>
          <table:table-cell office:value-type="string">
            <text:p>42,442478</text:p>
          </table:table-cell>
          <table:table-cell office:value-type="string">
            <text:p>7,2475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9,686344</text:p>
          </table:table-cell>
          <table:table-cell office:value-type="string">
            <text:p>17,993254</text:p>
          </table:table-cell>
          <table:table-cell office:value-type="string">
            <text:p>32,920074</text:p>
          </table:table-cell>
          <table:table-cell office:value-type="string">
            <text:p>8,227587</text:p>
          </table:table-cell>
          <table:table-cell office:value-type="string">
            <text:p>10,524878</text:p>
          </table:table-cell>
          <table:table-cell office:value-type="string">
            <text:p>8,933340</text:p>
          </table:table-cell>
          <table:table-cell office:value-type="string">
            <text:p>19,496521</text:p>
          </table:table-cell>
          <table:table-cell office:value-type="string">
            <text:p>9,359122</text:p>
          </table:table-cell>
          <table:table-cell office:value-type="string">
            <text:p>14,936461</text:p>
          </table:table-cell>
          <table:table-cell office:value-type="string">
            <text:p>9,775645</text:p>
          </table:table-cell>
          <table:table-cell office:value-type="string">
            <text:p>65,836632</text:p>
          </table:table-cell>
          <table:table-cell office:value-type="string">
            <text:p>18,600677</text:p>
          </table:table-cell>
        </table:table-row>
        <table:table-row table:style-name="ro1">
          <table:table-cell office:value-type="string">
            <text:p>AFR390 <text:s text:c="5"/></text:p>
          </table:table-cell>
          <table:table-cell office:value-type="string">
            <text:p>3115,753174</text:p>
          </table:table-cell>
          <table:table-cell office:value-type="string">
            <text:p>754,468018</text:p>
          </table:table-cell>
          <table:table-cell office:value-type="string">
            <text:p>954,083252</text:p>
          </table:table-cell>
          <table:table-cell office:value-type="string">
            <text:p>455,458160</text:p>
          </table:table-cell>
          <table:table-cell office:value-type="string">
            <text:p>11692,852539</text:p>
          </table:table-cell>
          <table:table-cell office:value-type="string">
            <text:p>322,756836</text:p>
          </table:table-cell>
          <table:table-cell office:value-type="string">
            <text:p>23023,339844</text:p>
          </table:table-cell>
          <table:table-cell office:value-type="string">
            <text:p>520,437073</text:p>
          </table:table-cell>
          <table:table-cell office:value-type="string">
            <text:p>205,309296</text:p>
          </table:table-cell>
          <table:table-cell office:value-type="string">
            <text:p>30,770914</text:p>
          </table:table-cell>
          <table:table-cell office:value-type="string">
            <text:p>6391,724121</text:p>
          </table:table-cell>
          <table:table-cell office:value-type="string">
            <text:p>127,714035</text:p>
          </table:table-cell>
          <table:table-cell office:value-type="string">
            <text:p>4920,605469</text:p>
          </table:table-cell>
          <table:table-cell office:value-type="string">
            <text:p>92,588326</text:p>
          </table:table-cell>
          <table:table-cell office:value-type="string">
            <text:p>11936,905273</text:p>
          </table:table-cell>
          <table:table-cell office:value-type="string">
            <text:p>165,589523</text:p>
          </table:table-cell>
          <table:table-cell office:value-type="string">
            <text:p>5686,543945</text:p>
          </table:table-cell>
          <table:table-cell office:value-type="string">
            <text:p>78,890228</text:p>
          </table:table-cell>
          <table:table-cell office:value-type="string">
            <text:p>773,717896</text:p>
          </table:table-cell>
          <table:table-cell office:value-type="string">
            <text:p>21,269941</text:p>
          </table:table-cell>
          <table:table-cell office:value-type="string">
            <text:p>18,001335</text:p>
          </table:table-cell>
          <table:table-cell office:value-type="string">
            <text:p>4,943936</text:p>
          </table:table-cell>
          <table:table-cell office:value-type="string">
            <text:p>46,252026</text:p>
          </table:table-cell>
          <table:table-cell office:value-type="string">
            <text:p>7,845228</text:p>
          </table:table-cell>
          <table:table-cell office:value-type="string">
            <text:p>178,357895</text:p>
          </table:table-cell>
          <table:table-cell office:value-type="string">
            <text:p>6,083128</text:p>
          </table:table-cell>
          <table:table-cell office:value-type="string">
            <text:p>7641,723633</text:p>
          </table:table-cell>
          <table:table-cell office:value-type="string">
            <text:p>141,540741</text:p>
          </table:table-cell>
          <table:table-cell office:value-type="string">
            <text:p>39,861195</text:p>
          </table:table-cell>
          <table:table-cell office:value-type="string">
            <text:p>7,328223</text:p>
          </table:table-cell>
          <table:table-cell office:value-type="string">
            <text:p>24,897635</text:p>
          </table:table-cell>
          <table:table-cell office:value-type="string">
            <text:p>15,201702</text:p>
          </table:table-cell>
          <table:table-cell office:value-type="string">
            <text:p>304,836578</text:p>
          </table:table-cell>
          <table:table-cell office:value-type="string">
            <text:p>20,554604</text:p>
          </table:table-cell>
          <table:table-cell office:value-type="string">
            <text:p>125,278450</text:p>
          </table:table-cell>
          <table:table-cell office:value-type="string">
            <text:p>8,4835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9,346855</text:p>
          </table:table-cell>
          <table:table-cell office:value-type="string">
            <text:p>9,021938</text:p>
          </table:table-cell>
          <table:table-cell office:value-type="string">
            <text:p>30,737307</text:p>
          </table:table-cell>
          <table:table-cell office:value-type="string">
            <text:p>9,502379</text:p>
          </table:table-cell>
          <table:table-cell office:value-type="string">
            <text:p>178,271576</text:p>
          </table:table-cell>
          <table:table-cell office:value-type="string">
            <text:p>18,485790</text:p>
          </table:table-cell>
        </table:table-row>
        <table:table-row table:style-name="ro1">
          <table:table-cell office:value-type="string">
            <text:p>AFR391 <text:s text:c="5"/></text:p>
          </table:table-cell>
          <table:table-cell office:value-type="string">
            <text:p>6047,050293</text:p>
          </table:table-cell>
          <table:table-cell office:value-type="string">
            <text:p>958,720703</text:p>
          </table:table-cell>
          <table:table-cell office:value-type="string">
            <text:p>590,192261</text:p>
          </table:table-cell>
          <table:table-cell office:value-type="string">
            <text:p>469,407501</text:p>
          </table:table-cell>
          <table:table-cell office:value-type="string">
            <text:p>3842,579590</text:p>
          </table:table-cell>
          <table:table-cell office:value-type="string">
            <text:p>194,888611</text:p>
          </table:table-cell>
          <table:table-cell office:value-type="string">
            <text:p>6576,729980</text:p>
          </table:table-cell>
          <table:table-cell office:value-type="string">
            <text:p>181,565628</text:p>
          </table:table-cell>
          <table:table-cell office:value-type="string">
            <text:p>124,462486</text:p>
          </table:table-cell>
          <table:table-cell office:value-type="string">
            <text:p>31,888248</text:p>
          </table:table-cell>
          <table:table-cell office:value-type="string">
            <text:p>5620,243652</text:p>
          </table:table-cell>
          <table:table-cell office:value-type="string">
            <text:p>114,187889</text:p>
          </table:table-cell>
          <table:table-cell office:value-type="string">
            <text:p>16700,976563</text:p>
          </table:table-cell>
          <table:table-cell office:value-type="string">
            <text:p>290,390015</text:p>
          </table:table-cell>
          <table:table-cell office:value-type="string">
            <text:p>17362,150391</text:p>
          </table:table-cell>
          <table:table-cell office:value-type="string">
            <text:p>238,788254</text:p>
          </table:table-cell>
          <table:table-cell office:value-type="string">
            <text:p>2539,637695</text:p>
          </table:table-cell>
          <table:table-cell office:value-type="string">
            <text:p>39,865929</text:p>
          </table:table-cell>
          <table:table-cell office:value-type="string">
            <text:p>200,645523</text:p>
          </table:table-cell>
          <table:table-cell office:value-type="string">
            <text:p>7,565930</text:p>
          </table:table-cell>
          <table:table-cell office:value-type="string">
            <text:p>9,279269</text:p>
          </table:table-cell>
          <table:table-cell office:value-type="string">
            <text:p>5,122463</text:p>
          </table:table-cell>
          <table:table-cell office:value-type="string">
            <text:p>31,478012</text:p>
          </table:table-cell>
          <table:table-cell office:value-type="string">
            <text:p>7,980219</text:p>
          </table:table-cell>
          <table:table-cell office:value-type="string">
            <text:p>54,984295</text:p>
          </table:table-cell>
          <table:table-cell office:value-type="string">
            <text:p>5,032180</text:p>
          </table:table-cell>
          <table:table-cell office:value-type="string">
            <text:p>2278,313232</text:p>
          </table:table-cell>
          <table:table-cell office:value-type="string">
            <text:p>44,366787</text:p>
          </table:table-cell>
          <table:table-cell office:value-type="string">
            <text:p>60,723980</text:p>
          </table:table-cell>
          <table:table-cell office:value-type="string">
            <text:p>8,210205</text:p>
          </table:table-cell>
          <table:table-cell office:value-type="string">
            <text:p>63,222927</text:p>
          </table:table-cell>
          <table:table-cell office:value-type="string">
            <text:p>15,840645</text:p>
          </table:table-cell>
          <table:table-cell office:value-type="string">
            <text:p>692,930420</text:p>
          </table:table-cell>
          <table:table-cell office:value-type="string">
            <text:p>23,441271</text:p>
          </table:table-cell>
          <table:table-cell office:value-type="string">
            <text:p>687,134399</text:p>
          </table:table-cell>
          <table:table-cell office:value-type="string">
            <text:p>15,001534</text:p>
          </table:table-cell>
          <table:table-cell office:value-type="string">
            <text:p>50,466537</text:p>
          </table:table-cell>
          <table:table-cell office:value-type="string">
            <text:p>10,119335</text:p>
          </table:table-cell>
          <table:table-cell office:value-type="string">
            <text:p>44,140572</text:p>
          </table:table-cell>
          <table:table-cell office:value-type="string">
            <text:p>10,375394</text:p>
          </table:table-cell>
          <table:table-cell office:value-type="string">
            <text:p>13,226443</text:p>
          </table:table-cell>
          <table:table-cell office:value-type="string">
            <text:p>10,912822</text:p>
          </table:table-cell>
          <table:table-cell office:value-type="string">
            <text:p>358,608521</text:p>
          </table:table-cell>
          <table:table-cell office:value-type="string">
            <text:p>21,838587</text:p>
          </table:table-cell>
        </table:table-row>
        <table:table-row table:style-name="ro1">
          <table:table-cell office:value-type="string">
            <text:p>AFR392 <text:s text:c="5"/></text:p>
          </table:table-cell>
          <table:table-cell office:value-type="string">
            <text:p>2172,956055</text:p>
          </table:table-cell>
          <table:table-cell office:value-type="string">
            <text:p>721,420715</text:p>
          </table:table-cell>
          <table:table-cell office:value-type="string">
            <text:p>512,290833</text:p>
          </table:table-cell>
          <table:table-cell office:value-type="string">
            <text:p>451,003082</text:p>
          </table:table-cell>
          <table:table-cell office:value-type="string">
            <text:p>2912,856201</text:p>
          </table:table-cell>
          <table:table-cell office:value-type="string">
            <text:p>168,881439</text:p>
          </table:table-cell>
          <table:table-cell office:value-type="string">
            <text:p>5336,925781</text:p>
          </table:table-cell>
          <table:table-cell office:value-type="string">
            <text:p>156,183319</text:p>
          </table:table-cell>
          <table:table-cell office:value-type="string">
            <text:p>63,635830</text:p>
          </table:table-cell>
          <table:table-cell office:value-type="string">
            <text:p>28,164330</text:p>
          </table:table-cell>
          <table:table-cell office:value-type="string">
            <text:p>3671,891357</text:p>
          </table:table-cell>
          <table:table-cell office:value-type="string">
            <text:p>77,349983</text:p>
          </table:table-cell>
          <table:table-cell office:value-type="string">
            <text:p>3058,969482</text:p>
          </table:table-cell>
          <table:table-cell office:value-type="string">
            <text:p>62,138371</text:p>
          </table:table-cell>
          <table:table-cell office:value-type="string">
            <text:p>9266,085938</text:p>
          </table:table-cell>
          <table:table-cell office:value-type="string">
            <text:p>129,854095</text:p>
          </table:table-cell>
          <table:table-cell office:value-type="string">
            <text:p>1608,208252</text:p>
          </table:table-cell>
          <table:table-cell office:value-type="string">
            <text:p>28,410208</text:p>
          </table:table-cell>
          <table:table-cell office:value-type="string">
            <text:p>188,511948</text:p>
          </table:table-cell>
          <table:table-cell office:value-type="string">
            <text:p>7,400383</text:p>
          </table:table-cell>
          <table:table-cell office:value-type="string">
            <text:p>11,947506</text:p>
          </table:table-cell>
          <table:table-cell office:value-type="string">
            <text:p>5,289691</text:p>
          </table:table-cell>
          <table:table-cell office:value-type="string">
            <text:p>42,919098</text:p>
          </table:table-cell>
          <table:table-cell office:value-type="string">
            <text:p>8,121252</text:p>
          </table:table-cell>
          <table:table-cell office:value-type="string">
            <text:p>63,336227</text:p>
          </table:table-cell>
          <table:table-cell office:value-type="string">
            <text:p>5,309061</text:p>
          </table:table-cell>
          <table:table-cell office:value-type="string">
            <text:p>2106,032715</text:p>
          </table:table-cell>
          <table:table-cell office:value-type="string">
            <text:p>41,473763</text:p>
          </table:table-cell>
          <table:table-cell office:value-type="string">
            <text:p>71,778595</text:p>
          </table:table-cell>
          <table:table-cell office:value-type="string">
            <text:p>8,588274</text:p>
          </table:table-cell>
          <table:table-cell office:value-type="string">
            <text:p>67,251816</text:p>
          </table:table-cell>
          <table:table-cell office:value-type="string">
            <text:p>16,034548</text:p>
          </table:table-cell>
          <table:table-cell office:value-type="string">
            <text:p>377,317719</text:p>
          </table:table-cell>
          <table:table-cell office:value-type="string">
            <text:p>21,390322</text:p>
          </table:table-cell>
          <table:table-cell office:value-type="string">
            <text:p>288,063263</text:p>
          </table:table-cell>
          <table:table-cell office:value-type="string">
            <text:p>11,174129</text:p>
          </table:table-cell>
          <table:table-cell office:value-type="string">
            <text:p>29,765751</text:p>
          </table:table-cell>
          <table:table-cell office:value-type="string">
            <text:p>10,503094</text:p>
          </table:table-cell>
          <table:table-cell office:value-type="string">
            <text:p>29,713043</text:p>
          </table:table-cell>
          <table:table-cell office:value-type="string">
            <text:p>10,790223</text:p>
          </table:table-cell>
          <table:table-cell office:value-type="string">
            <text:p>12,976017</text:p>
          </table:table-cell>
          <table:table-cell office:value-type="string">
            <text:p>11,452368</text:p>
          </table:table-cell>
          <table:table-cell office:value-type="string">
            <text:p>178,220749</text:p>
          </table:table-cell>
          <table:table-cell office:value-type="string">
            <text:p>21,979168</text:p>
          </table:table-cell>
        </table:table-row>
        <table:table-row table:style-name="ro1">
          <table:table-cell office:value-type="string">
            <text:p>AFR39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2,988396</text:p>
          </table:table-cell>
          <table:table-cell office:value-type="string">
            <text:p>450,291138</text:p>
          </table:table-cell>
          <table:table-cell office:value-type="string">
            <text:p>113,452400</text:p>
          </table:table-cell>
          <table:table-cell office:value-type="string">
            <text:p>517,381470</text:p>
          </table:table-cell>
          <table:table-cell office:value-type="string">
            <text:p>30,579964</text:p>
          </table:table-cell>
          <table:table-cell office:value-type="string">
            <text:p>56,19451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7,519890</text:p>
          </table:table-cell>
          <table:table-cell office:value-type="string">
            <text:p>9,0604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,549299</text:p>
          </table:table-cell>
          <table:table-cell office:value-type="string">
            <text:p>7,585585</text:p>
          </table:table-cell>
          <table:table-cell office:value-type="string">
            <text:p>32,959740</text:p>
          </table:table-cell>
          <table:table-cell office:value-type="string">
            <text:p>11,739075</text:p>
          </table:table-cell>
          <table:table-cell office:value-type="string">
            <text:p>76,603523</text:p>
          </table:table-cell>
          <table:table-cell office:value-type="string">
            <text:p>10,186818</text:p>
          </table:table-cell>
          <table:table-cell office:value-type="string">
            <text:p>59,117012</text:p>
          </table:table-cell>
          <table:table-cell office:value-type="string">
            <text:p>8,497955</text:p>
          </table:table-cell>
          <table:table-cell office:value-type="string">
            <text:p>108,336456</text:p>
          </table:table-cell>
          <table:table-cell office:value-type="string">
            <text:p>21,455208</text:p>
          </table:table-cell>
          <table:table-cell office:value-type="string">
            <text:p>163,711243</text:p>
          </table:table-cell>
          <table:table-cell office:value-type="string">
            <text:p>14,001168</text:p>
          </table:table-cell>
          <table:table-cell office:value-type="string">
            <text:p>187,215347</text:p>
          </table:table-cell>
          <table:table-cell office:value-type="string">
            <text:p>19,897551</text:p>
          </table:table-cell>
          <table:table-cell office:value-type="string">
            <text:p>6,796568</text:p>
          </table:table-cell>
          <table:table-cell office:value-type="string">
            <text:p>22,799734</text:p>
          </table:table-cell>
          <table:table-cell office:value-type="string">
            <text:p>88,544029</text:p>
          </table:table-cell>
          <table:table-cell office:value-type="string">
            <text:p>15,775130</text:p>
          </table:table-cell>
          <table:table-cell office:value-type="string">
            <text:p>20,828516</text:p>
          </table:table-cell>
          <table:table-cell office:value-type="string">
            <text:p>16,977396</text:p>
          </table:table-cell>
          <table:table-cell office:value-type="string">
            <text:p>66,372330</text:p>
          </table:table-cell>
          <table:table-cell office:value-type="string">
            <text:p>17,660133</text:p>
          </table:table-cell>
          <table:table-cell office:value-type="string">
            <text:p>24,865807</text:p>
          </table:table-cell>
          <table:table-cell office:value-type="string">
            <text:p>18,736687</text:p>
          </table:table-cell>
          <table:table-cell office:value-type="string">
            <text:p>112,156601</text:p>
          </table:table-cell>
          <table:table-cell office:value-type="string">
            <text:p>34,385666</text:p>
          </table:table-cell>
        </table:table-row>
        <table:table-row table:style-name="ro1">
          <table:table-cell office:value-type="string">
            <text:p>AFR394 <text:s text:c="5"/></text:p>
          </table:table-cell>
          <table:table-cell office:value-type="string">
            <text:p>11359,496094</text:p>
          </table:table-cell>
          <table:table-cell office:value-type="string">
            <text:p>1244,903809</text:p>
          </table:table-cell>
          <table:table-cell office:value-type="string">
            <text:p>3255,665283</text:p>
          </table:table-cell>
          <table:table-cell office:value-type="string">
            <text:p>568,824280</text:p>
          </table:table-cell>
          <table:table-cell office:value-type="string">
            <text:p>21297,933594</text:p>
          </table:table-cell>
          <table:table-cell office:value-type="string">
            <text:p>548,914063</text:p>
          </table:table-cell>
          <table:table-cell office:value-type="string">
            <text:p>45501,511719</text:p>
          </table:table-cell>
          <table:table-cell office:value-type="string">
            <text:p>986,635925</text:p>
          </table:table-cell>
          <table:table-cell office:value-type="string">
            <text:p>14,386793</text:p>
          </table:table-cell>
          <table:table-cell office:value-type="string">
            <text:p>40,484852</text:p>
          </table:table-cell>
          <table:table-cell office:value-type="string">
            <text:p>7320,717773</text:p>
          </table:table-cell>
          <table:table-cell office:value-type="string">
            <text:p>151,717102</text:p>
          </table:table-cell>
          <table:table-cell office:value-type="string">
            <text:p>28126,621094</text:p>
          </table:table-cell>
          <table:table-cell office:value-type="string">
            <text:p>483,006622</text:p>
          </table:table-cell>
          <table:table-cell office:value-type="string">
            <text:p>8420,927734</text:p>
          </table:table-cell>
          <table:table-cell office:value-type="string">
            <text:p>118,576454</text:p>
          </table:table-cell>
          <table:table-cell office:value-type="string">
            <text:p>13393,356445</text:p>
          </table:table-cell>
          <table:table-cell office:value-type="string">
            <text:p>178,370972</text:p>
          </table:table-cell>
          <table:table-cell office:value-type="string">
            <text:p>1629,119507</text:p>
          </table:table-cell>
          <table:table-cell office:value-type="string">
            <text:p>42,176971</text:p>
          </table:table-cell>
          <table:table-cell office:value-type="string">
            <text:p>27,069870</text:p>
          </table:table-cell>
          <table:table-cell office:value-type="string">
            <text:p>6,642311</text:p>
          </table:table-cell>
          <table:table-cell office:value-type="string">
            <text:p>69,903206</text:p>
          </table:table-cell>
          <table:table-cell office:value-type="string">
            <text:p>8,636926</text:p>
          </table:table-cell>
          <table:table-cell office:value-type="string">
            <text:p>266,156586</text:p>
          </table:table-cell>
          <table:table-cell office:value-type="string">
            <text:p>8,209131</text:p>
          </table:table-cell>
          <table:table-cell office:value-type="string">
            <text:p>20864,021484</text:p>
          </table:table-cell>
          <table:table-cell office:value-type="string">
            <text:p>382,907013</text:p>
          </table:table-cell>
          <table:table-cell office:value-type="string">
            <text:p>46,598347</text:p>
          </table:table-cell>
          <table:table-cell office:value-type="string">
            <text:p>9,190892</text:p>
          </table:table-cell>
          <table:table-cell office:value-type="string">
            <text:p>133,080475</text:p>
          </table:table-cell>
          <table:table-cell office:value-type="string">
            <text:p>16,710348</text:p>
          </table:table-cell>
          <table:table-cell office:value-type="string">
            <text:p>418,784973</text:p>
          </table:table-cell>
          <table:table-cell office:value-type="string">
            <text:p>21,834394</text:p>
          </table:table-cell>
          <table:table-cell office:value-type="string">
            <text:p>806,612427</text:p>
          </table:table-cell>
          <table:table-cell office:value-type="string">
            <text:p>17,024839</text:p>
          </table:table-cell>
          <table:table-cell office:value-type="string">
            <text:p>32,235565</text:p>
          </table:table-cell>
          <table:table-cell office:value-type="string">
            <text:p>11,043934</text:p>
          </table:table-cell>
          <table:table-cell office:value-type="string">
            <text:p>107,435982</text:p>
          </table:table-cell>
          <table:table-cell office:value-type="string">
            <text:p>11,417482</text:p>
          </table:table-cell>
          <table:table-cell office:value-type="string">
            <text:p>74,930290</text:p>
          </table:table-cell>
          <table:table-cell office:value-type="string">
            <text:p>11,971573</text:p>
          </table:table-cell>
          <table:table-cell office:value-type="string">
            <text:p>226,719376</text:p>
          </table:table-cell>
          <table:table-cell office:value-type="string">
            <text:p>22,902796</text:p>
          </table:table-cell>
        </table:table-row>
        <table:table-row table:style-name="ro1">
          <table:table-cell office:value-type="string">
            <text:p>AFR395 <text:s text:c="5"/></text:p>
          </table:table-cell>
          <table:table-cell office:value-type="string">
            <text:p>3257,984619</text:p>
          </table:table-cell>
          <table:table-cell office:value-type="string">
            <text:p>702,631348</text:p>
          </table:table-cell>
          <table:table-cell office:value-type="string">
            <text:p>1050,315308</text:p>
          </table:table-cell>
          <table:table-cell office:value-type="string">
            <text:p>449,858673</text:p>
          </table:table-cell>
          <table:table-cell office:value-type="string">
            <text:p>8883,197266</text:p>
          </table:table-cell>
          <table:table-cell office:value-type="string">
            <text:p>265,845490</text:p>
          </table:table-cell>
          <table:table-cell office:value-type="string">
            <text:p>17971,625000</text:p>
          </table:table-cell>
          <table:table-cell office:value-type="string">
            <text:p>401,795197</text:p>
          </table:table-cell>
          <table:table-cell office:value-type="string">
            <text:p>64,975533</text:p>
          </table:table-cell>
          <table:table-cell office:value-type="string">
            <text:p>27,496557</text:p>
          </table:table-cell>
          <table:table-cell office:value-type="string">
            <text:p>4922,207031</text:p>
          </table:table-cell>
          <table:table-cell office:value-type="string">
            <text:p>104,085144</text:p>
          </table:table-cell>
          <table:table-cell office:value-type="string">
            <text:p>2698,307617</text:p>
          </table:table-cell>
          <table:table-cell office:value-type="string">
            <text:p>55,896271</text:p>
          </table:table-cell>
          <table:table-cell office:value-type="string">
            <text:p>6346,759766</text:p>
          </table:table-cell>
          <table:table-cell office:value-type="string">
            <text:p>90,410278</text:p>
          </table:table-cell>
          <table:table-cell office:value-type="string">
            <text:p>3634,190430</text:p>
          </table:table-cell>
          <table:table-cell office:value-type="string">
            <text:p>52,822323</text:p>
          </table:table-cell>
          <table:table-cell office:value-type="string">
            <text:p>584,892456</text:p>
          </table:table-cell>
          <table:table-cell office:value-type="string">
            <text:p>16,117943</text:p>
          </table:table-cell>
          <table:table-cell office:value-type="string">
            <text:p>22,613777</text:p>
          </table:table-cell>
          <table:table-cell office:value-type="string">
            <text:p>4,918475</text:p>
          </table:table-cell>
          <table:table-cell office:value-type="string">
            <text:p>43,793308</text:p>
          </table:table-cell>
          <table:table-cell office:value-type="string">
            <text:p>7,808566</text:p>
          </table:table-cell>
          <table:table-cell office:value-type="string">
            <text:p>107,733932</text:p>
          </table:table-cell>
          <table:table-cell office:value-type="string">
            <text:p>5,173681</text:p>
          </table:table-cell>
          <table:table-cell office:value-type="string">
            <text:p>5858,749512</text:p>
          </table:table-cell>
          <table:table-cell office:value-type="string">
            <text:p>109,087875</text:p>
          </table:table-cell>
          <table:table-cell office:value-type="string">
            <text:p>41,019238</text:p>
          </table:table-cell>
          <table:table-cell office:value-type="string">
            <text:p>7,289825</text:p>
          </table:table-cell>
          <table:table-cell office:value-type="string">
            <text:p>12,159391</text:p>
          </table:table-cell>
          <table:table-cell office:value-type="string">
            <text:p>15,170249</text:p>
          </table:table-cell>
          <table:table-cell office:value-type="string">
            <text:p>120,194145</text:p>
          </table:table-cell>
          <table:table-cell office:value-type="string">
            <text:p>19,852505</text:p>
          </table:table-cell>
          <table:table-cell office:value-type="string">
            <text:p>81,142670</text:p>
          </table:table-cell>
          <table:table-cell office:value-type="string">
            <text:p>8,298976</text:p>
          </table:table-cell>
          <table:table-cell office:value-type="string">
            <text:p>29,064793</text:p>
          </table:table-cell>
          <table:table-cell office:value-type="string">
            <text:p>8,702701</text:p>
          </table:table-cell>
          <table:table-cell office:value-type="string">
            <text:p>44,952538</text:p>
          </table:table-cell>
          <table:table-cell office:value-type="string">
            <text:p>9,124331</text:p>
          </table:table-cell>
          <table:table-cell office:value-type="string">
            <text:p>27,948343</text:p>
          </table:table-cell>
          <table:table-cell office:value-type="string">
            <text:p>9,557549</text:p>
          </table:table-cell>
          <table:table-cell office:value-type="string">
            <text:p>87,509590</text:p>
          </table:table-cell>
          <table:table-cell office:value-type="string">
            <text:p>17,934488</text:p>
          </table:table-cell>
        </table:table-row>
        <table:table-row table:style-name="ro1">
          <table:table-cell office:value-type="string">
            <text:p>AFR39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4,872368</text:p>
          </table:table-cell>
          <table:table-cell office:value-type="string">
            <text:p>397,493073</text:p>
          </table:table-cell>
          <table:table-cell office:value-type="string">
            <text:p>151,786438</text:p>
          </table:table-cell>
          <table:table-cell office:value-type="string">
            <text:p>413,916443</text:p>
          </table:table-cell>
          <table:table-cell office:value-type="string">
            <text:p>56,464577</text:p>
          </table:table-cell>
          <table:table-cell office:value-type="string">
            <text:p>49,51573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6,398746</text:p>
          </table:table-cell>
          <table:table-cell office:value-type="string">
            <text:p>8,269949</text:p>
          </table:table-cell>
          <table:table-cell office:value-type="string">
            <text:p>24,169809</text:p>
          </table:table-cell>
          <table:table-cell office:value-type="string">
            <text:p>10,117355</text:p>
          </table:table-cell>
          <table:table-cell office:value-type="string">
            <text:p>18,768908</text:p>
          </table:table-cell>
          <table:table-cell office:value-type="string">
            <text:p>4,569742</text:p>
          </table:table-cell>
          <table:table-cell office:value-type="string">
            <text:p>7,719433</text:p>
          </table:table-cell>
          <table:table-cell office:value-type="string">
            <text:p>5,575190</text:p>
          </table:table-cell>
          <table:table-cell office:value-type="string">
            <text:p>85,591499</text:p>
          </table:table-cell>
          <table:table-cell office:value-type="string">
            <text:p>8,275888</text:p>
          </table:table-cell>
          <table:table-cell office:value-type="string">
            <text:p>28,240002</text:p>
          </table:table-cell>
          <table:table-cell office:value-type="string">
            <text:p>4,899479</text:p>
          </table:table-cell>
          <table:table-cell office:value-type="string">
            <text:p>76,199974</text:p>
          </table:table-cell>
          <table:table-cell office:value-type="string">
            <text:p>10,841641</text:p>
          </table:table-cell>
          <table:table-cell office:value-type="string">
            <text:p>61,925034</text:p>
          </table:table-cell>
          <table:table-cell office:value-type="string">
            <text:p>8,201336</text:p>
          </table:table-cell>
          <table:table-cell office:value-type="string">
            <text:p>22,417976</text:p>
          </table:table-cell>
          <table:table-cell office:value-type="string">
            <text:p>15,678637</text:p>
          </table:table-cell>
          <table:table-cell office:value-type="string">
            <text:p>7,255181</text:p>
          </table:table-cell>
          <table:table-cell office:value-type="string">
            <text:p>20,008324</text:p>
          </table:table-cell>
          <table:table-cell office:value-type="string">
            <text:p>39,390743</text:p>
          </table:table-cell>
          <table:table-cell office:value-type="string">
            <text:p>9,352604</text:p>
          </table:table-cell>
          <table:table-cell office:value-type="string">
            <text:p>5,432437</text:p>
          </table:table-cell>
          <table:table-cell office:value-type="string">
            <text:p>9,964124</text:p>
          </table:table-cell>
          <table:table-cell office:value-type="string">
            <text:p>26,781355</text:p>
          </table:table-cell>
          <table:table-cell office:value-type="string">
            <text:p>10,365432</text:p>
          </table:table-cell>
          <table:table-cell office:value-type="string">
            <text:p>18,377798</text:p>
          </table:table-cell>
          <table:table-cell office:value-type="string">
            <text:p>11,044539</text:p>
          </table:table-cell>
          <table:table-cell office:value-type="string">
            <text:p>51,275948</text:p>
          </table:table-cell>
          <table:table-cell office:value-type="string">
            <text:p>20,356764</text:p>
          </table:table-cell>
        </table:table-row>
        <table:table-row table:style-name="ro1">
          <table:table-cell office:value-type="string">
            <text:p>AFR397 <text:s text:c="5"/></text:p>
          </table:table-cell>
          <table:table-cell office:value-type="string">
            <text:p>36043,300781</text:p>
          </table:table-cell>
          <table:table-cell office:value-type="string">
            <text:p>2708,129395</text:p>
          </table:table-cell>
          <table:table-cell office:value-type="string">
            <text:p>5781,309570</text:p>
          </table:table-cell>
          <table:table-cell office:value-type="string">
            <text:p>620,451172</text:p>
          </table:table-cell>
          <table:table-cell office:value-type="string">
            <text:p>18070,572266</text:p>
          </table:table-cell>
          <table:table-cell office:value-type="string">
            <text:p>471,014771</text:p>
          </table:table-cell>
          <table:table-cell office:value-type="string">
            <text:p>39833,878906</text:p>
          </table:table-cell>
          <table:table-cell office:value-type="string">
            <text:p>866,670288</text:p>
          </table:table-cell>
          <table:table-cell office:value-type="string">
            <text:p>291,750763</text:p>
          </table:table-cell>
          <table:table-cell office:value-type="string">
            <text:p>46,561951</text:p>
          </table:table-cell>
          <table:table-cell office:value-type="string">
            <text:p>10234,097656</text:p>
          </table:table-cell>
          <table:table-cell office:value-type="string">
            <text:p>207,172379</text:p>
          </table:table-cell>
          <table:table-cell office:value-type="string">
            <text:p>76252,320313</text:p>
          </table:table-cell>
          <table:table-cell office:value-type="string">
            <text:p>1294,224121</text:p>
          </table:table-cell>
          <table:table-cell office:value-type="string">
            <text:p>21816,990234</text:p>
          </table:table-cell>
          <table:table-cell office:value-type="string">
            <text:p>298,806244</text:p>
          </table:table-cell>
          <table:table-cell office:value-type="string">
            <text:p>18541,996094</text:p>
          </table:table-cell>
          <table:table-cell office:value-type="string">
            <text:p>243,422028</text:p>
          </table:table-cell>
          <table:table-cell office:value-type="string">
            <text:p>1427,495483</text:p>
          </table:table-cell>
          <table:table-cell office:value-type="string">
            <text:p>37,057034</text:p>
          </table:table-cell>
          <table:table-cell office:value-type="string">
            <text:p>9,471255</text:p>
          </table:table-cell>
          <table:table-cell office:value-type="string">
            <text:p>5,890133</text:p>
          </table:table-cell>
          <table:table-cell office:value-type="string">
            <text:p>63,680943</text:p>
          </table:table-cell>
          <table:table-cell office:value-type="string">
            <text:p>8,225575</text:p>
          </table:table-cell>
          <table:table-cell office:value-type="string">
            <text:p>227,911804</text:p>
          </table:table-cell>
          <table:table-cell office:value-type="string">
            <text:p>7,201037</text:p>
          </table:table-cell>
          <table:table-cell office:value-type="string">
            <text:p>12527,315430</text:p>
          </table:table-cell>
          <table:table-cell office:value-type="string">
            <text:p>230,683868</text:p>
          </table:table-cell>
          <table:table-cell office:value-type="string">
            <text:p>33,000401</text:p>
          </table:table-cell>
          <table:table-cell office:value-type="string">
            <text:p>8,200212</text:p>
          </table:table-cell>
          <table:table-cell office:value-type="string">
            <text:p>81,361526</text:p>
          </table:table-cell>
          <table:table-cell office:value-type="string">
            <text:p>15,850748</text:p>
          </table:table-cell>
          <table:table-cell office:value-type="string">
            <text:p>670,123169</text:p>
          </table:table-cell>
          <table:table-cell office:value-type="string">
            <text:p>23,250948</text:p>
          </table:table-cell>
          <table:table-cell office:value-type="string">
            <text:p>362,879242</text:p>
          </table:table-cell>
          <table:table-cell office:value-type="string">
            <text:p>11,186637</text:p>
          </table:table-cell>
          <table:table-cell office:value-type="string">
            <text:p>42,238846</text:p>
          </table:table-cell>
          <table:table-cell office:value-type="string">
            <text:p>9,857712</text:p>
          </table:table-cell>
          <table:table-cell office:value-type="string">
            <text:p>154,663498</text:p>
          </table:table-cell>
          <table:table-cell office:value-type="string">
            <text:p>10,560962</text:p>
          </table:table-cell>
          <table:table-cell office:value-type="string">
            <text:p>62,935574</text:p>
          </table:table-cell>
          <table:table-cell office:value-type="string">
            <text:p>10,748952</text:p>
          </table:table-cell>
          <table:table-cell office:value-type="string">
            <text:p>213,266464</text:p>
          </table:table-cell>
          <table:table-cell office:value-type="string">
            <text:p>20,857922</text:p>
          </table:table-cell>
        </table:table-row>
        <table:table-row table:style-name="ro1">
          <table:table-cell office:value-type="string">
            <text:p>AFR398 <text:s text:c="5"/></text:p>
          </table:table-cell>
          <table:table-cell office:value-type="string">
            <text:p>7716,536621</text:p>
          </table:table-cell>
          <table:table-cell office:value-type="string">
            <text:p>1020,404053</text:p>
          </table:table-cell>
          <table:table-cell office:value-type="string">
            <text:p>2808,737549</text:p>
          </table:table-cell>
          <table:table-cell office:value-type="string">
            <text:p>524,749023</text:p>
          </table:table-cell>
          <table:table-cell office:value-type="string">
            <text:p>19900,562500</text:p>
          </table:table-cell>
          <table:table-cell office:value-type="string">
            <text:p>492,069031</text:p>
          </table:table-cell>
          <table:table-cell office:value-type="string">
            <text:p>42676,386719</text:p>
          </table:table-cell>
          <table:table-cell office:value-type="string">
            <text:p>925,929443</text:p>
          </table:table-cell>
          <table:table-cell office:value-type="string">
            <text:p>136,984512</text:p>
          </table:table-cell>
          <table:table-cell office:value-type="string">
            <text:p>35,614323</text:p>
          </table:table-cell>
          <table:table-cell office:value-type="string">
            <text:p>5478,983398</text:p>
          </table:table-cell>
          <table:table-cell office:value-type="string">
            <text:p>116,901253</text:p>
          </table:table-cell>
          <table:table-cell office:value-type="string">
            <text:p>18648,484375</text:p>
          </table:table-cell>
          <table:table-cell office:value-type="string">
            <text:p>322,942841</text:p>
          </table:table-cell>
          <table:table-cell office:value-type="string">
            <text:p>7311,669922</text:p>
          </table:table-cell>
          <table:table-cell office:value-type="string">
            <text:p>103,376991</text:p>
          </table:table-cell>
          <table:table-cell office:value-type="string">
            <text:p>10332,057617</text:p>
          </table:table-cell>
          <table:table-cell office:value-type="string">
            <text:p>137,040482</text:p>
          </table:table-cell>
          <table:table-cell office:value-type="string">
            <text:p>1444,500732</text:p>
          </table:table-cell>
          <table:table-cell office:value-type="string">
            <text:p>37,502930</text:p>
          </table:table-cell>
          <table:table-cell office:value-type="string">
            <text:p>33,312080</text:p>
          </table:table-cell>
          <table:table-cell office:value-type="string">
            <text:p>6,180604</text:p>
          </table:table-cell>
          <table:table-cell office:value-type="string">
            <text:p>63,135220</text:p>
          </table:table-cell>
          <table:table-cell office:value-type="string">
            <text:p>8,343265</text:p>
          </table:table-cell>
          <table:table-cell office:value-type="string">
            <text:p>206,837616</text:p>
          </table:table-cell>
          <table:table-cell office:value-type="string">
            <text:p>7,040262</text:p>
          </table:table-cell>
          <table:table-cell office:value-type="string">
            <text:p>16218,516602</text:p>
          </table:table-cell>
          <table:table-cell office:value-type="string">
            <text:p>298,068481</text:p>
          </table:table-cell>
          <table:table-cell office:value-type="string">
            <text:p>37,240349</text:p>
          </table:table-cell>
          <table:table-cell office:value-type="string">
            <text:p>8,437255</text:p>
          </table:table-cell>
          <table:table-cell office:value-type="string">
            <text:p>62,292500</text:p>
          </table:table-cell>
          <table:table-cell office:value-type="string">
            <text:p>15,841744</text:p>
          </table:table-cell>
          <table:table-cell office:value-type="string">
            <text:p>200,651184</text:p>
          </table:table-cell>
          <table:table-cell office:value-type="string">
            <text:p>20,527332</text:p>
          </table:table-cell>
          <table:table-cell office:value-type="string">
            <text:p>112,292000</text:p>
          </table:table-cell>
          <table:table-cell office:value-type="string">
            <text:p>9,593071</text:p>
          </table:table-cell>
          <table:table-cell office:value-type="string">
            <text:p>36,550041</text:p>
          </table:table-cell>
          <table:table-cell office:value-type="string">
            <text:p>10,010411</text:p>
          </table:table-cell>
          <table:table-cell office:value-type="string">
            <text:p>91,727470</text:p>
          </table:table-cell>
          <table:table-cell office:value-type="string">
            <text:p>10,390039</text:p>
          </table:table-cell>
          <table:table-cell office:value-type="string">
            <text:p>74,157059</text:p>
          </table:table-cell>
          <table:table-cell office:value-type="string">
            <text:p>11,021242</text:p>
          </table:table-cell>
          <table:table-cell office:value-type="string">
            <text:p>89,948891</text:p>
          </table:table-cell>
          <table:table-cell office:value-type="string">
            <text:p>20,670547</text:p>
          </table:table-cell>
        </table:table-row>
        <table:table-row table:style-name="ro1">
          <table:table-cell office:value-type="string">
            <text:p>AFR399 <text:s text:c="5"/></text:p>
          </table:table-cell>
          <table:table-cell office:value-type="string">
            <text:p>2670,392334</text:p>
          </table:table-cell>
          <table:table-cell office:value-type="string">
            <text:p>801,507141</text:p>
          </table:table-cell>
          <table:table-cell office:value-type="string">
            <text:p>494,060455</text:p>
          </table:table-cell>
          <table:table-cell office:value-type="string">
            <text:p>466,043060</text:p>
          </table:table-cell>
          <table:table-cell office:value-type="string">
            <text:p>3626,328125</text:p>
          </table:table-cell>
          <table:table-cell office:value-type="string">
            <text:p>179,513992</text:p>
          </table:table-cell>
          <table:table-cell office:value-type="string">
            <text:p>7087,268066</text:p>
          </table:table-cell>
          <table:table-cell office:value-type="string">
            <text:p>176,281860</text:p>
          </table:table-cell>
          <table:table-cell office:value-type="string">
            <text:p>83,309563</text:p>
          </table:table-cell>
          <table:table-cell office:value-type="string">
            <text:p>28,490858</text:p>
          </table:table-cell>
          <table:table-cell office:value-type="string">
            <text:p>3947,220459</text:p>
          </table:table-cell>
          <table:table-cell office:value-type="string">
            <text:p>87,431122</text:p>
          </table:table-cell>
          <table:table-cell office:value-type="string">
            <text:p>2705,183594</text:p>
          </table:table-cell>
          <table:table-cell office:value-type="string">
            <text:p>56,820057</text:p>
          </table:table-cell>
          <table:table-cell office:value-type="string">
            <text:p>4743,093750</text:p>
          </table:table-cell>
          <table:table-cell office:value-type="string">
            <text:p>69,109489</text:p>
          </table:table-cell>
          <table:table-cell office:value-type="string">
            <text:p>2302,971924</text:p>
          </table:table-cell>
          <table:table-cell office:value-type="string">
            <text:p>34,410034</text:p>
          </table:table-cell>
          <table:table-cell office:value-type="string">
            <text:p>239,631668</text:p>
          </table:table-cell>
          <table:table-cell office:value-type="string">
            <text:p>8,442020</text:p>
          </table:table-cell>
          <table:table-cell office:value-type="string">
            <text:p>15,614771</text:p>
          </table:table-cell>
          <table:table-cell office:value-type="string">
            <text:p>5,351352</text:p>
          </table:table-cell>
          <table:table-cell office:value-type="string">
            <text:p>39,255840</text:p>
          </table:table-cell>
          <table:table-cell office:value-type="string">
            <text:p>8,175557</text:p>
          </table:table-cell>
          <table:table-cell office:value-type="string">
            <text:p>117,344528</text:p>
          </table:table-cell>
          <table:table-cell office:value-type="string">
            <text:p>5,794283</text:p>
          </table:table-cell>
          <table:table-cell office:value-type="string">
            <text:p>3418,012695</text:p>
          </table:table-cell>
          <table:table-cell office:value-type="string">
            <text:p>64,929649</text:p>
          </table:table-cell>
          <table:table-cell office:value-type="string">
            <text:p>65,310753</text:p>
          </table:table-cell>
          <table:table-cell office:value-type="string">
            <text:p>8,563077</text:p>
          </table:table-cell>
          <table:table-cell office:value-type="string">
            <text:p>76,187622</text:p>
          </table:table-cell>
          <table:table-cell office:value-type="string">
            <text:p>16,076229</text:p>
          </table:table-cell>
          <table:table-cell office:value-type="string">
            <text:p>671,557251</text:p>
          </table:table-cell>
          <table:table-cell office:value-type="string">
            <text:p>23,379095</text:p>
          </table:table-cell>
          <table:table-cell office:value-type="string">
            <text:p>302,981445</text:p>
          </table:table-cell>
          <table:table-cell office:value-type="string">
            <text:p>11,021067</text:p>
          </table:table-cell>
          <table:table-cell office:value-type="string">
            <text:p>16,080271</text:p>
          </table:table-cell>
          <table:table-cell office:value-type="string">
            <text:p>10,257463</text:p>
          </table:table-cell>
          <table:table-cell office:value-type="string">
            <text:p>33,402248</text:p>
          </table:table-cell>
          <table:table-cell office:value-type="string">
            <text:p>10,730104</text:p>
          </table:table-cell>
          <table:table-cell office:value-type="string">
            <text:p>24,575962</text:p>
          </table:table-cell>
          <table:table-cell office:value-type="string">
            <text:p>11,330858</text:p>
          </table:table-cell>
          <table:table-cell office:value-type="string">
            <text:p>184,076218</text:p>
          </table:table-cell>
          <table:table-cell office:value-type="string">
            <text:p>21,529470</text:p>
          </table:table-cell>
        </table:table-row>
        <table:table-row table:style-name="ro1">
          <table:table-cell office:value-type="string">
            <text:p>AFR400 <text:s text:c="5"/></text:p>
          </table:table-cell>
          <table:table-cell office:value-type="string">
            <text:p>6535,742676</text:p>
          </table:table-cell>
          <table:table-cell office:value-type="string">
            <text:p>993,564209</text:p>
          </table:table-cell>
          <table:table-cell office:value-type="string">
            <text:p>1400,250122</text:p>
          </table:table-cell>
          <table:table-cell office:value-type="string">
            <text:p>498,425690</text:p>
          </table:table-cell>
          <table:table-cell office:value-type="string">
            <text:p>12197,826172</text:p>
          </table:table-cell>
          <table:table-cell office:value-type="string">
            <text:p>347,980652</text:p>
          </table:table-cell>
          <table:table-cell office:value-type="string">
            <text:p>24940,607422</text:p>
          </table:table-cell>
          <table:table-cell office:value-type="string">
            <text:p>550,234680</text:p>
          </table:table-cell>
          <table:table-cell office:value-type="string">
            <text:p>148,371979</text:p>
          </table:table-cell>
          <table:table-cell office:value-type="string">
            <text:p>35,967419</text:p>
          </table:table-cell>
          <table:table-cell office:value-type="string">
            <text:p>8343,824219</text:p>
          </table:table-cell>
          <table:table-cell office:value-type="string">
            <text:p>169,281769</text:p>
          </table:table-cell>
          <table:table-cell office:value-type="string">
            <text:p>14578,300781</text:p>
          </table:table-cell>
          <table:table-cell office:value-type="string">
            <text:p>255,089447</text:p>
          </table:table-cell>
          <table:table-cell office:value-type="string">
            <text:p>22523,378906</text:p>
          </table:table-cell>
          <table:table-cell office:value-type="string">
            <text:p>308,400299</text:p>
          </table:table-cell>
          <table:table-cell office:value-type="string">
            <text:p>5112,184570</text:p>
          </table:table-cell>
          <table:table-cell office:value-type="string">
            <text:p>70,141655</text:p>
          </table:table-cell>
          <table:table-cell office:value-type="string">
            <text:p>818,935730</text:p>
          </table:table-cell>
          <table:table-cell office:value-type="string">
            <text:p>21,943796</text:p>
          </table:table-cell>
          <table:table-cell office:value-type="string">
            <text:p>16,431824</text:p>
          </table:table-cell>
          <table:table-cell office:value-type="string">
            <text:p>5,389729</text:p>
          </table:table-cell>
          <table:table-cell office:value-type="string">
            <text:p>46,579853</text:p>
          </table:table-cell>
          <table:table-cell office:value-type="string">
            <text:p>8,033339</text:p>
          </table:table-cell>
          <table:table-cell office:value-type="string">
            <text:p>162,128281</text:p>
          </table:table-cell>
          <table:table-cell office:value-type="string">
            <text:p>6,158901</text:p>
          </table:table-cell>
          <table:table-cell office:value-type="string">
            <text:p>7358,094727</text:p>
          </table:table-cell>
          <table:table-cell office:value-type="string">
            <text:p>136,416199</text:p>
          </table:table-cell>
          <table:table-cell office:value-type="string">
            <text:p>50,486778</text:p>
          </table:table-cell>
          <table:table-cell office:value-type="string">
            <text:p>8,055220</text:p>
          </table:table-cell>
          <table:table-cell office:value-type="string">
            <text:p>116,305077</text:p>
          </table:table-cell>
          <table:table-cell office:value-type="string">
            <text:p>16,033842</text:p>
          </table:table-cell>
          <table:table-cell office:value-type="string">
            <text:p>751,547668</text:p>
          </table:table-cell>
          <table:table-cell office:value-type="string">
            <text:p>23,867895</text:p>
          </table:table-cell>
          <table:table-cell office:value-type="string">
            <text:p>256,391754</text:p>
          </table:table-cell>
          <table:table-cell office:value-type="string">
            <text:p>10,178739</text:p>
          </table:table-cell>
          <table:table-cell office:value-type="string">
            <text:p>44,185493</text:p>
          </table:table-cell>
          <table:table-cell office:value-type="string">
            <text:p>9,745945</text:p>
          </table:table-cell>
          <table:table-cell office:value-type="string">
            <text:p>68,168327</text:p>
          </table:table-cell>
          <table:table-cell office:value-type="string">
            <text:p>9,933525</text:p>
          </table:table-cell>
          <table:table-cell office:value-type="string">
            <text:p>15,177831</text:p>
          </table:table-cell>
          <table:table-cell office:value-type="string">
            <text:p>10,485024</text:p>
          </table:table-cell>
          <table:table-cell office:value-type="string">
            <text:p>466,870270</text:p>
          </table:table-cell>
          <table:table-cell office:value-type="string">
            <text:p>22,539261</text:p>
          </table:table-cell>
        </table:table-row>
        <table:table-row table:style-name="ro1">
          <table:table-cell office:value-type="string">
            <text:p>AFR401 <text:s text:c="5"/></text:p>
          </table:table-cell>
          <table:table-cell office:value-type="string">
            <text:p>2767,801270</text:p>
          </table:table-cell>
          <table:table-cell office:value-type="string">
            <text:p>707,012634</text:p>
          </table:table-cell>
          <table:table-cell office:value-type="string">
            <text:p>1643,272461</text:p>
          </table:table-cell>
          <table:table-cell office:value-type="string">
            <text:p>461,794739</text:p>
          </table:table-cell>
          <table:table-cell office:value-type="string">
            <text:p>9865,584961</text:p>
          </table:table-cell>
          <table:table-cell office:value-type="string">
            <text:p>281,396637</text:p>
          </table:table-cell>
          <table:table-cell office:value-type="string">
            <text:p>18613,164063</text:p>
          </table:table-cell>
          <table:table-cell office:value-type="string">
            <text:p>415,307770</text:p>
          </table:table-cell>
          <table:table-cell office:value-type="string">
            <text:p>192,046951</text:p>
          </table:table-cell>
          <table:table-cell office:value-type="string">
            <text:p>28,713474</text:p>
          </table:table-cell>
          <table:table-cell office:value-type="string">
            <text:p>4935,239746</text:p>
          </table:table-cell>
          <table:table-cell office:value-type="string">
            <text:p>104,570236</text:p>
          </table:table-cell>
          <table:table-cell office:value-type="string">
            <text:p>429,827972</text:p>
          </table:table-cell>
          <table:table-cell office:value-type="string">
            <text:p>21,910021</text:p>
          </table:table-cell>
          <table:table-cell office:value-type="string">
            <text:p>5914,189453</text:p>
          </table:table-cell>
          <table:table-cell office:value-type="string">
            <text:p>84,591209</text:p>
          </table:table-cell>
          <table:table-cell office:value-type="string">
            <text:p>2403,834717</text:p>
          </table:table-cell>
          <table:table-cell office:value-type="string">
            <text:p>35,632893</text:p>
          </table:table-cell>
          <table:table-cell office:value-type="string">
            <text:p>600,840576</text:p>
          </table:table-cell>
          <table:table-cell office:value-type="string">
            <text:p>16,609613</text:p>
          </table:table-cell>
          <table:table-cell office:value-type="string">
            <text:p>14,046894</text:p>
          </table:table-cell>
          <table:table-cell office:value-type="string">
            <text:p>5,285951</text:p>
          </table:table-cell>
          <table:table-cell office:value-type="string">
            <text:p>36,881557</text:p>
          </table:table-cell>
          <table:table-cell office:value-type="string">
            <text:p>8,055663</text:p>
          </table:table-cell>
          <table:table-cell office:value-type="string">
            <text:p>114,830002</text:p>
          </table:table-cell>
          <table:table-cell office:value-type="string">
            <text:p>5,598807</text:p>
          </table:table-cell>
          <table:table-cell office:value-type="string">
            <text:p>5668,673340</text:p>
          </table:table-cell>
          <table:table-cell office:value-type="string">
            <text:p>105,687332</text:p>
          </table:table-cell>
          <table:table-cell office:value-type="string">
            <text:p>56,461937</text:p>
          </table:table-cell>
          <table:table-cell office:value-type="string">
            <text:p>8,059552</text:p>
          </table:table-cell>
          <table:table-cell office:value-type="string">
            <text:p>36,634323</text:p>
          </table:table-cell>
          <table:table-cell office:value-type="string">
            <text:p>15,625673</text:p>
          </table:table-cell>
          <table:table-cell office:value-type="string">
            <text:p>167,227722</text:p>
          </table:table-cell>
          <table:table-cell office:value-type="string">
            <text:p>20,267494</text:p>
          </table:table-cell>
          <table:table-cell office:value-type="string">
            <text:p>90,923920</text:p>
          </table:table-cell>
          <table:table-cell office:value-type="string">
            <text:p>9,076836</text:p>
          </table:table-cell>
          <table:table-cell office:value-type="string">
            <text:p>32,835762</text:p>
          </table:table-cell>
          <table:table-cell office:value-type="string">
            <text:p>9,596437</text:p>
          </table:table-cell>
          <table:table-cell office:value-type="string">
            <text:p>45,459774</text:p>
          </table:table-cell>
          <table:table-cell office:value-type="string">
            <text:p>9,904140</text:p>
          </table:table-cell>
          <table:table-cell office:value-type="string">
            <text:p>27,332693</text:p>
          </table:table-cell>
          <table:table-cell office:value-type="string">
            <text:p>10,454687</text:p>
          </table:table-cell>
          <table:table-cell office:value-type="string">
            <text:p>106,049431</text:p>
          </table:table-cell>
          <table:table-cell office:value-type="string">
            <text:p>19,725361</text:p>
          </table:table-cell>
        </table:table-row>
        <table:table-row table:style-name="ro1">
          <table:table-cell office:value-type="string">
            <text:p>AFR402 <text:s text:c="5"/></text:p>
          </table:table-cell>
          <table:table-cell office:value-type="string">
            <text:p>1182,391846</text:p>
          </table:table-cell>
          <table:table-cell office:value-type="string">
            <text:p>912,846863</text:p>
          </table:table-cell>
          <table:table-cell office:value-type="string">
            <text:p>314,905731</text:p>
          </table:table-cell>
          <table:table-cell office:value-type="string">
            <text:p>514,472290</text:p>
          </table:table-cell>
          <table:table-cell office:value-type="string">
            <text:p>5893,666992</text:p>
          </table:table-cell>
          <table:table-cell office:value-type="string">
            <text:p>228,818954</text:p>
          </table:table-cell>
          <table:table-cell office:value-type="string">
            <text:p>11012,819336</text:p>
          </table:table-cell>
          <table:table-cell office:value-type="string">
            <text:p>259,321136</text:p>
          </table:table-cell>
          <table:table-cell office:value-type="string">
            <text:p>82,974991</text:p>
          </table:table-cell>
          <table:table-cell office:value-type="string">
            <text:p>35,506374</text:p>
          </table:table-cell>
          <table:table-cell office:value-type="string">
            <text:p>4328,575684</text:p>
          </table:table-cell>
          <table:table-cell office:value-type="string">
            <text:p>96,094276</text:p>
          </table:table-cell>
          <table:table-cell office:value-type="string">
            <text:p>4755,432617</text:p>
          </table:table-cell>
          <table:table-cell office:value-type="string">
            <text:p>91,358131</text:p>
          </table:table-cell>
          <table:table-cell office:value-type="string">
            <text:p>10125,059570</text:p>
          </table:table-cell>
          <table:table-cell office:value-type="string">
            <text:p>141,561691</text:p>
          </table:table-cell>
          <table:table-cell office:value-type="string">
            <text:p>3780,416016</text:p>
          </table:table-cell>
          <table:table-cell office:value-type="string">
            <text:p>53,248928</text:p>
          </table:table-cell>
          <table:table-cell office:value-type="string">
            <text:p>489,988464</text:p>
          </table:table-cell>
          <table:table-cell office:value-type="string">
            <text:p>14,580281</text:p>
          </table:table-cell>
          <table:table-cell office:value-type="string">
            <text:p>12,671002</text:p>
          </table:table-cell>
          <table:table-cell office:value-type="string">
            <text:p>6,819478</text:p>
          </table:table-cell>
          <table:table-cell office:value-type="string">
            <text:p>58,577599</text:p>
          </table:table-cell>
          <table:table-cell office:value-type="string">
            <text:p>9,077358</text:p>
          </table:table-cell>
          <table:table-cell office:value-type="string">
            <text:p>125,702332</text:p>
          </table:table-cell>
          <table:table-cell office:value-type="string">
            <text:p>7,120850</text:p>
          </table:table-cell>
          <table:table-cell office:value-type="string">
            <text:p>4809,928223</text:p>
          </table:table-cell>
          <table:table-cell office:value-type="string">
            <text:p>90,367035</text:p>
          </table:table-cell>
          <table:table-cell office:value-type="string">
            <text:p>123,619576</text:p>
          </table:table-cell>
          <table:table-cell office:value-type="string">
            <text:p>11,099495</text:p>
          </table:table-cell>
          <table:table-cell office:value-type="string">
            <text:p>150,499939</text:p>
          </table:table-cell>
          <table:table-cell office:value-type="string">
            <text:p>17,824547</text:p>
          </table:table-cell>
          <table:table-cell office:value-type="string">
            <text:p>318,851318</text:p>
          </table:table-cell>
          <table:table-cell office:value-type="string">
            <text:p>22,126240</text:p>
          </table:table-cell>
          <table:table-cell office:value-type="string">
            <text:p>178,967484</text:p>
          </table:table-cell>
          <table:table-cell office:value-type="string">
            <text:p>12,734607</text:p>
          </table:table-cell>
          <table:table-cell office:value-type="string">
            <text:p>39,112820</text:p>
          </table:table-cell>
          <table:table-cell office:value-type="string">
            <text:p>13,273109</text:p>
          </table:table-cell>
          <table:table-cell office:value-type="string">
            <text:p>39,892731</text:p>
          </table:table-cell>
          <table:table-cell office:value-type="string">
            <text:p>13,871684</text:p>
          </table:table-cell>
          <table:table-cell office:value-type="string">
            <text:p>18,563942</text:p>
          </table:table-cell>
          <table:table-cell office:value-type="string">
            <text:p>14,726796</text:p>
          </table:table-cell>
          <table:table-cell office:value-type="string">
            <text:p>165,445236</text:p>
          </table:table-cell>
          <table:table-cell office:value-type="string">
            <text:p>27,790186</text:p>
          </table:table-cell>
        </table:table-row>
        <table:table-row table:style-name="ro1">
          <table:table-cell office:value-type="string">
            <text:p>AFR403 <text:s text:c="5"/></text:p>
          </table:table-cell>
          <table:table-cell office:value-type="string">
            <text:p>2688,615234</text:p>
          </table:table-cell>
          <table:table-cell office:value-type="string">
            <text:p>870,533936</text:p>
          </table:table-cell>
          <table:table-cell office:value-type="string">
            <text:p>2030,132690</text:p>
          </table:table-cell>
          <table:table-cell office:value-type="string">
            <text:p>512,005249</text:p>
          </table:table-cell>
          <table:table-cell office:value-type="string">
            <text:p>10589,523438</text:p>
          </table:table-cell>
          <table:table-cell office:value-type="string">
            <text:p>305,759003</text:p>
          </table:table-cell>
          <table:table-cell office:value-type="string">
            <text:p>21052,496094</text:p>
          </table:table-cell>
          <table:table-cell office:value-type="string">
            <text:p>467,883942</text:p>
          </table:table-cell>
          <table:table-cell office:value-type="string">
            <text:p>173,491364</text:p>
          </table:table-cell>
          <table:table-cell office:value-type="string">
            <text:p>34,016159</text:p>
          </table:table-cell>
          <table:table-cell office:value-type="string">
            <text:p>6842,810547</text:p>
          </table:table-cell>
          <table:table-cell office:value-type="string">
            <text:p>141,018433</text:p>
          </table:table-cell>
          <table:table-cell office:value-type="string">
            <text:p>774,728699</text:p>
          </table:table-cell>
          <table:table-cell office:value-type="string">
            <text:p>29,406523</text:p>
          </table:table-cell>
          <table:table-cell office:value-type="string">
            <text:p>6717,220215</text:p>
          </table:table-cell>
          <table:table-cell office:value-type="string">
            <text:p>95,673218</text:p>
          </table:table-cell>
          <table:table-cell office:value-type="string">
            <text:p>3298,724609</text:p>
          </table:table-cell>
          <table:table-cell office:value-type="string">
            <text:p>46,968357</text:p>
          </table:table-cell>
          <table:table-cell office:value-type="string">
            <text:p>676,307678</text:p>
          </table:table-cell>
          <table:table-cell office:value-type="string">
            <text:p>18,713745</text:p>
          </table:table-cell>
          <table:table-cell office:value-type="string">
            <text:p>16,047453</text:p>
          </table:table-cell>
          <table:table-cell office:value-type="string">
            <text:p>6,253039</text:p>
          </table:table-cell>
          <table:table-cell office:value-type="string">
            <text:p>36,089329</text:p>
          </table:table-cell>
          <table:table-cell office:value-type="string">
            <text:p>8,586546</text:p>
          </table:table-cell>
          <table:table-cell office:value-type="string">
            <text:p>189,792938</text:p>
          </table:table-cell>
          <table:table-cell office:value-type="string">
            <text:p>7,246508</text:p>
          </table:table-cell>
          <table:table-cell office:value-type="string">
            <text:p>6651,648926</text:p>
          </table:table-cell>
          <table:table-cell office:value-type="string">
            <text:p>123,683868</text:p>
          </table:table-cell>
          <table:table-cell office:value-type="string">
            <text:p>72,916321</text:p>
          </table:table-cell>
          <table:table-cell office:value-type="string">
            <text:p>9,737605</text:p>
          </table:table-cell>
          <table:table-cell office:value-type="string">
            <text:p>323,876587</text:p>
          </table:table-cell>
          <table:table-cell office:value-type="string">
            <text:p>18,301584</text:p>
          </table:table-cell>
          <table:table-cell office:value-type="string">
            <text:p>476,897034</text:p>
          </table:table-cell>
          <table:table-cell office:value-type="string">
            <text:p>22,423304</text:p>
          </table:table-cell>
          <table:table-cell office:value-type="string">
            <text:p>240,135971</text:p>
          </table:table-cell>
          <table:table-cell office:value-type="string">
            <text:p>11,710093</text:p>
          </table:table-cell>
          <table:table-cell office:value-type="string">
            <text:p>33,445789</text:p>
          </table:table-cell>
          <table:table-cell office:value-type="string">
            <text:p>11,681561</text:p>
          </table:table-cell>
          <table:table-cell office:value-type="string">
            <text:p>47,276752</text:p>
          </table:table-cell>
          <table:table-cell office:value-type="string">
            <text:p>12,207747</text:p>
          </table:table-cell>
          <table:table-cell office:value-type="string">
            <text:p>32,087753</text:p>
          </table:table-cell>
          <table:table-cell office:value-type="string">
            <text:p>12,962555</text:p>
          </table:table-cell>
          <table:table-cell office:value-type="string">
            <text:p>257,548553</text:p>
          </table:table-cell>
          <table:table-cell office:value-type="string">
            <text:p>24,506901</text:p>
          </table:table-cell>
        </table:table-row>
        <table:table-row table:style-name="ro1">
          <table:table-cell office:value-type="string">
            <text:p>AFR404 <text:s text:c="5"/></text:p>
          </table:table-cell>
          <table:table-cell office:value-type="string">
            <text:p>2034,052002</text:p>
          </table:table-cell>
          <table:table-cell office:value-type="string">
            <text:p>858,703796</text:p>
          </table:table-cell>
          <table:table-cell office:value-type="string">
            <text:p>1592,714233</text:p>
          </table:table-cell>
          <table:table-cell office:value-type="string">
            <text:p>512,612671</text:p>
          </table:table-cell>
          <table:table-cell office:value-type="string">
            <text:p>15239,773438</text:p>
          </table:table-cell>
          <table:table-cell office:value-type="string">
            <text:p>402,194550</text:p>
          </table:table-cell>
          <table:table-cell office:value-type="string">
            <text:p>30623,183594</text:p>
          </table:table-cell>
          <table:table-cell office:value-type="string">
            <text:p>670,410034</text:p>
          </table:table-cell>
          <table:table-cell office:value-type="string">
            <text:p>266,265717</text:p>
          </table:table-cell>
          <table:table-cell office:value-type="string">
            <text:p>36,255283</text:p>
          </table:table-cell>
          <table:table-cell office:value-type="string">
            <text:p>7153,117188</text:p>
          </table:table-cell>
          <table:table-cell office:value-type="string">
            <text:p>146,878296</text:p>
          </table:table-cell>
          <table:table-cell office:value-type="string">
            <text:p>2830,154785</text:p>
          </table:table-cell>
          <table:table-cell office:value-type="string">
            <text:p>60,180702</text:p>
          </table:table-cell>
          <table:table-cell office:value-type="string">
            <text:p>13571,006836</text:p>
          </table:table-cell>
          <table:table-cell office:value-type="string">
            <text:p>187,737854</text:p>
          </table:table-cell>
          <table:table-cell office:value-type="string">
            <text:p>5931,999512</text:p>
          </table:table-cell>
          <table:table-cell office:value-type="string">
            <text:p>80,541458</text:p>
          </table:table-cell>
          <table:table-cell office:value-type="string">
            <text:p>1000,551392</text:p>
          </table:table-cell>
          <table:table-cell office:value-type="string">
            <text:p>26,565388</text:p>
          </table:table-cell>
          <table:table-cell office:value-type="string">
            <text:p>23,318457</text:p>
          </table:table-cell>
          <table:table-cell office:value-type="string">
            <text:p>6,196929</text:p>
          </table:table-cell>
          <table:table-cell office:value-type="string">
            <text:p>71,631447</text:p>
          </table:table-cell>
          <table:table-cell office:value-type="string">
            <text:p>8,593822</text:p>
          </table:table-cell>
          <table:table-cell office:value-type="string">
            <text:p>210,169846</text:p>
          </table:table-cell>
          <table:table-cell office:value-type="string">
            <text:p>7,312889</text:p>
          </table:table-cell>
          <table:table-cell office:value-type="string">
            <text:p>10725,216797</text:p>
          </table:table-cell>
          <table:table-cell office:value-type="string">
            <text:p>197,856094</text:p>
          </table:table-cell>
          <table:table-cell office:value-type="string">
            <text:p>63,651947</text:p>
          </table:table-cell>
          <table:table-cell office:value-type="string">
            <text:p>9,192513</text:p>
          </table:table-cell>
          <table:table-cell office:value-type="string">
            <text:p>231,169266</text:p>
          </table:table-cell>
          <table:table-cell office:value-type="string">
            <text:p>17,321211</text:p>
          </table:table-cell>
          <table:table-cell office:value-type="string">
            <text:p>448,941437</text:p>
          </table:table-cell>
          <table:table-cell office:value-type="string">
            <text:p>22,018610</text:p>
          </table:table-cell>
          <table:table-cell office:value-type="string">
            <text:p>123,961655</text:p>
          </table:table-cell>
          <table:table-cell office:value-type="string">
            <text:p>10,453397</text:p>
          </table:table-cell>
          <table:table-cell office:value-type="string">
            <text:p>39,454014</text:p>
          </table:table-cell>
          <table:table-cell office:value-type="string">
            <text:p>11,013067</text:p>
          </table:table-cell>
          <table:table-cell office:value-type="string">
            <text:p>55,543583</text:p>
          </table:table-cell>
          <table:table-cell office:value-type="string">
            <text:p>11,299103</text:p>
          </table:table-cell>
          <table:table-cell office:value-type="string">
            <text:p>34,700569</text:p>
          </table:table-cell>
          <table:table-cell office:value-type="string">
            <text:p>11,968643</text:p>
          </table:table-cell>
          <table:table-cell office:value-type="string">
            <text:p>337,892761</text:p>
          </table:table-cell>
          <table:table-cell office:value-type="string">
            <text:p>23,635586</text:p>
          </table:table-cell>
        </table:table-row>
        <table:table-row table:style-name="ro1">
          <table:table-cell office:value-type="string">
            <text:p>AFR405 <text:s text:c="5"/></text:p>
          </table:table-cell>
          <table:table-cell office:value-type="string">
            <text:p>2447,329346</text:p>
          </table:table-cell>
          <table:table-cell office:value-type="string">
            <text:p>615,081665</text:p>
          </table:table-cell>
          <table:table-cell office:value-type="string">
            <text:p>201,723679</text:p>
          </table:table-cell>
          <table:table-cell office:value-type="string">
            <text:p>418,667267</text:p>
          </table:table-cell>
          <table:table-cell office:value-type="string">
            <text:p>2827,759521</text:p>
          </table:table-cell>
          <table:table-cell office:value-type="string">
            <text:p>157,145416</text:p>
          </table:table-cell>
          <table:table-cell office:value-type="string">
            <text:p>5615,034668</text:p>
          </table:table-cell>
          <table:table-cell office:value-type="string">
            <text:p>144,649841</text:p>
          </table:table-cell>
          <table:table-cell office:value-type="string">
            <text:p>62,296131</text:p>
          </table:table-cell>
          <table:table-cell office:value-type="string">
            <text:p>23,814386</text:p>
          </table:table-cell>
          <table:table-cell office:value-type="string">
            <text:p>2878,368652</text:p>
          </table:table-cell>
          <table:table-cell office:value-type="string">
            <text:p>65,742577</text:p>
          </table:table-cell>
          <table:table-cell office:value-type="string">
            <text:p>1730,077759</text:p>
          </table:table-cell>
          <table:table-cell office:value-type="string">
            <text:p>39,321709</text:p>
          </table:table-cell>
          <table:table-cell office:value-type="string">
            <text:p>4926,809082</text:p>
          </table:table-cell>
          <table:table-cell office:value-type="string">
            <text:p>71,130913</text:p>
          </table:table-cell>
          <table:table-cell office:value-type="string">
            <text:p>1546,736084</text:p>
          </table:table-cell>
          <table:table-cell office:value-type="string">
            <text:p>25,133686</text:p>
          </table:table-cell>
          <table:table-cell office:value-type="string">
            <text:p>200,110260</text:p>
          </table:table-cell>
          <table:table-cell office:value-type="string">
            <text:p>7,133485</text:p>
          </table:table-cell>
          <table:table-cell office:value-type="string">
            <text:p>12,459998</text:p>
          </table:table-cell>
          <table:table-cell office:value-type="string">
            <text:p>4,490216</text:p>
          </table:table-cell>
          <table:table-cell office:value-type="string">
            <text:p>39,203701</text:p>
          </table:table-cell>
          <table:table-cell office:value-type="string">
            <text:p>7,722609</text:p>
          </table:table-cell>
          <table:table-cell office:value-type="string">
            <text:p>60,627300</text:p>
          </table:table-cell>
          <table:table-cell office:value-type="string">
            <text:p>4,576245</text:p>
          </table:table-cell>
          <table:table-cell office:value-type="string">
            <text:p>2738,014648</text:p>
          </table:table-cell>
          <table:table-cell office:value-type="string">
            <text:p>52,545273</text:p>
          </table:table-cell>
          <table:table-cell office:value-type="string">
            <text:p>47,195488</text:p>
          </table:table-cell>
          <table:table-cell office:value-type="string">
            <text:p>7,180627</text:p>
          </table:table-cell>
          <table:table-cell office:value-type="string">
            <text:p>54,053631</text:p>
          </table:table-cell>
          <table:table-cell office:value-type="string">
            <text:p>15,210189</text:p>
          </table:table-cell>
          <table:table-cell office:value-type="string">
            <text:p>102,447716</text:p>
          </table:table-cell>
          <table:table-cell office:value-type="string">
            <text:p>19,780836</text:p>
          </table:table-cell>
          <table:table-cell office:value-type="string">
            <text:p>98,579033</text:p>
          </table:table-cell>
          <table:table-cell office:value-type="string">
            <text:p>8,236113</text:p>
          </table:table-cell>
          <table:table-cell office:value-type="string">
            <text:p>25,534960</text:p>
          </table:table-cell>
          <table:table-cell office:value-type="string">
            <text:p>8,624101</text:p>
          </table:table-cell>
          <table:table-cell office:value-type="string">
            <text:p>23,691200</text:p>
          </table:table-cell>
          <table:table-cell office:value-type="string">
            <text:p>8,990846</text:p>
          </table:table-cell>
          <table:table-cell office:value-type="string">
            <text:p>15,295259</text:p>
          </table:table-cell>
          <table:table-cell office:value-type="string">
            <text:p>9,575435</text:p>
          </table:table-cell>
          <table:table-cell office:value-type="string">
            <text:p>90,101341</text:p>
          </table:table-cell>
          <table:table-cell office:value-type="string">
            <text:p>17,738220</text:p>
          </table:table-cell>
        </table:table-row>
        <table:table-row table:style-name="ro1">
          <table:table-cell office:value-type="string">
            <text:p>AFR406 <text:s text:c="5"/></text:p>
          </table:table-cell>
          <table:table-cell office:value-type="string">
            <text:p>9431,872070</text:p>
          </table:table-cell>
          <table:table-cell office:value-type="string">
            <text:p>1143,952271</text:p>
          </table:table-cell>
          <table:table-cell office:value-type="string">
            <text:p>2970,582275</text:p>
          </table:table-cell>
          <table:table-cell office:value-type="string">
            <text:p>542,796936</text:p>
          </table:table-cell>
          <table:table-cell office:value-type="string">
            <text:p>19761,718750</text:p>
          </table:table-cell>
          <table:table-cell office:value-type="string">
            <text:p>498,078735</text:p>
          </table:table-cell>
          <table:table-cell office:value-type="string">
            <text:p>41043,250000</text:p>
          </table:table-cell>
          <table:table-cell office:value-type="string">
            <text:p>891,583252</text:p>
          </table:table-cell>
          <table:table-cell office:value-type="string">
            <text:p>158,084808</text:p>
          </table:table-cell>
          <table:table-cell office:value-type="string">
            <text:p>38,320438</text:p>
          </table:table-cell>
          <table:table-cell office:value-type="string">
            <text:p>6613,886230</text:p>
          </table:table-cell>
          <table:table-cell office:value-type="string">
            <text:p>138,261154</text:p>
          </table:table-cell>
          <table:table-cell office:value-type="string">
            <text:p>24124,699219</text:p>
          </table:table-cell>
          <table:table-cell office:value-type="string">
            <text:p>415,298126</text:p>
          </table:table-cell>
          <table:table-cell office:value-type="string">
            <text:p>12139,234375</text:p>
          </table:table-cell>
          <table:table-cell office:value-type="string">
            <text:p>168,341888</text:p>
          </table:table-cell>
          <table:table-cell office:value-type="string">
            <text:p>12517,570313</text:p>
          </table:table-cell>
          <table:table-cell office:value-type="string">
            <text:p>165,372787</text:p>
          </table:table-cell>
          <table:table-cell office:value-type="string">
            <text:p>1468,598511</text:p>
          </table:table-cell>
          <table:table-cell office:value-type="string">
            <text:p>38,138741</text:p>
          </table:table-cell>
          <table:table-cell office:value-type="string">
            <text:p>22,902056</text:p>
          </table:table-cell>
          <table:table-cell office:value-type="string">
            <text:p>6,228355</text:p>
          </table:table-cell>
          <table:table-cell office:value-type="string">
            <text:p>62,998627</text:p>
          </table:table-cell>
          <table:table-cell office:value-type="string">
            <text:p>8,393538</text:p>
          </table:table-cell>
          <table:table-cell office:value-type="string">
            <text:p>237,163254</text:p>
          </table:table-cell>
          <table:table-cell office:value-type="string">
            <text:p>7,545886</text:p>
          </table:table-cell>
          <table:table-cell office:value-type="string">
            <text:p>15014,257813</text:p>
          </table:table-cell>
          <table:table-cell office:value-type="string">
            <text:p>276,091858</text:p>
          </table:table-cell>
          <table:table-cell office:value-type="string">
            <text:p>48,414486</text:p>
          </table:table-cell>
          <table:table-cell office:value-type="string">
            <text:p>8,677619</text:p>
          </table:table-cell>
          <table:table-cell office:value-type="string">
            <text:p>73,131020</text:p>
          </table:table-cell>
          <table:table-cell office:value-type="string">
            <text:p>16,003359</text:p>
          </table:table-cell>
          <table:table-cell office:value-type="string">
            <text:p>350,917450</text:p>
          </table:table-cell>
          <table:table-cell office:value-type="string">
            <text:p>21,265203</text:p>
          </table:table-cell>
          <table:table-cell office:value-type="string">
            <text:p>447,011139</text:p>
          </table:table-cell>
          <table:table-cell office:value-type="string">
            <text:p>12,375961</text:p>
          </table:table-cell>
          <table:table-cell office:value-type="string">
            <text:p>40,605591</text:p>
          </table:table-cell>
          <table:table-cell office:value-type="string">
            <text:p>10,365068</text:p>
          </table:table-cell>
          <table:table-cell office:value-type="string">
            <text:p>109,740181</text:p>
          </table:table-cell>
          <table:table-cell office:value-type="string">
            <text:p>10,787721</text:p>
          </table:table-cell>
          <table:table-cell office:value-type="string">
            <text:p>64,821373</text:p>
          </table:table-cell>
          <table:table-cell office:value-type="string">
            <text:p>11,230928</text:p>
          </table:table-cell>
          <table:table-cell office:value-type="string">
            <text:p>195,244980</text:p>
          </table:table-cell>
          <table:table-cell office:value-type="string">
            <text:p>21,496017</text:p>
          </table:table-cell>
        </table:table-row>
        <table:table-row table:style-name="ro1">
          <table:table-cell office:value-type="string">
            <text:p>AFR407 <text:s text:c="5"/></text:p>
          </table:table-cell>
          <table:table-cell office:value-type="string">
            <text:p>11962,747070</text:p>
          </table:table-cell>
          <table:table-cell office:value-type="string">
            <text:p>1317,828491</text:p>
          </table:table-cell>
          <table:table-cell office:value-type="string">
            <text:p>4597,140625</text:p>
          </table:table-cell>
          <table:table-cell office:value-type="string">
            <text:p>583,875427</text:p>
          </table:table-cell>
          <table:table-cell office:value-type="string">
            <text:p>35588,507813</text:p>
          </table:table-cell>
          <table:table-cell office:value-type="string">
            <text:p>818,279419</text:p>
          </table:table-cell>
          <table:table-cell office:value-type="string">
            <text:p>73179,414063</text:p>
          </table:table-cell>
          <table:table-cell office:value-type="string">
            <text:p>1574,850098</text:p>
          </table:table-cell>
          <table:table-cell office:value-type="string">
            <text:p>420,897278</text:p>
          </table:table-cell>
          <table:table-cell office:value-type="string">
            <text:p>45,665817</text:p>
          </table:table-cell>
          <table:table-cell office:value-type="string">
            <text:p>8356,458984</text:p>
          </table:table-cell>
          <table:table-cell office:value-type="string">
            <text:p>171,340881</text:p>
          </table:table-cell>
          <table:table-cell office:value-type="string">
            <text:p>32499,501953</text:p>
          </table:table-cell>
          <table:table-cell office:value-type="string">
            <text:p>556,454407</text:p>
          </table:table-cell>
          <table:table-cell office:value-type="string">
            <text:p>15454,712891</text:p>
          </table:table-cell>
          <table:table-cell office:value-type="string">
            <text:p>213,142227</text:p>
          </table:table-cell>
          <table:table-cell office:value-type="string">
            <text:p>23328,244141</text:p>
          </table:table-cell>
          <table:table-cell office:value-type="string">
            <text:p>305,407166</text:p>
          </table:table-cell>
          <table:table-cell office:value-type="string">
            <text:p>2723,980225</text:p>
          </table:table-cell>
          <table:table-cell office:value-type="string">
            <text:p>69,544594</text:p>
          </table:table-cell>
          <table:table-cell office:value-type="string">
            <text:p>48,604172</text:p>
          </table:table-cell>
          <table:table-cell office:value-type="string">
            <text:p>6,937747</text:p>
          </table:table-cell>
          <table:table-cell office:value-type="string">
            <text:p>90,152840</text:p>
          </table:table-cell>
          <table:table-cell office:value-type="string">
            <text:p>8,590432</text:p>
          </table:table-cell>
          <table:table-cell office:value-type="string">
            <text:p>404,694946</text:p>
          </table:table-cell>
          <table:table-cell office:value-type="string">
            <text:p>10,273198</text:p>
          </table:table-cell>
          <table:table-cell office:value-type="string">
            <text:p>28099,564453</text:p>
          </table:table-cell>
          <table:table-cell office:value-type="string">
            <text:p>515,024719</text:p>
          </table:table-cell>
          <table:table-cell office:value-type="string">
            <text:p>23,157106</text:p>
          </table:table-cell>
          <table:table-cell office:value-type="string">
            <text:p>8,392186</text:p>
          </table:table-cell>
          <table:table-cell office:value-type="string">
            <text:p>108,050041</text:p>
          </table:table-cell>
          <table:table-cell office:value-type="string">
            <text:p>16,042906</text:p>
          </table:table-cell>
          <table:table-cell office:value-type="string">
            <text:p>588,196228</text:p>
          </table:table-cell>
          <table:table-cell office:value-type="string">
            <text:p>22,649876</text:p>
          </table:table-cell>
          <table:table-cell office:value-type="string">
            <text:p>182,482895</text:p>
          </table:table-cell>
          <table:table-cell office:value-type="string">
            <text:p>9,771410</text:p>
          </table:table-cell>
          <table:table-cell office:value-type="string">
            <text:p>56,743595</text:p>
          </table:table-cell>
          <table:table-cell office:value-type="string">
            <text:p>9,931128</text:p>
          </table:table-cell>
          <table:table-cell office:value-type="string">
            <text:p>156,246536</text:p>
          </table:table-cell>
          <table:table-cell office:value-type="string">
            <text:p>10,645189</text:p>
          </table:table-cell>
          <table:table-cell office:value-type="string">
            <text:p>112,116829</text:p>
          </table:table-cell>
          <table:table-cell office:value-type="string">
            <text:p>11,080228</text:p>
          </table:table-cell>
          <table:table-cell office:value-type="string">
            <text:p>244,842682</text:p>
          </table:table-cell>
          <table:table-cell office:value-type="string">
            <text:p>21,162289</text:p>
          </table:table-cell>
        </table:table-row>
        <table:table-row table:style-name="ro1">
          <table:table-cell office:value-type="string">
            <text:p>AFR408 <text:s text:c="5"/></text:p>
          </table:table-cell>
          <table:table-cell office:value-type="string">
            <text:p>8311,767578</text:p>
          </table:table-cell>
          <table:table-cell office:value-type="string">
            <text:p>1104,153076</text:p>
          </table:table-cell>
          <table:table-cell office:value-type="string">
            <text:p>3308,100830</text:p>
          </table:table-cell>
          <table:table-cell office:value-type="string">
            <text:p>545,713684</text:p>
          </table:table-cell>
          <table:table-cell office:value-type="string">
            <text:p>25016,066406</text:p>
          </table:table-cell>
          <table:table-cell office:value-type="string">
            <text:p>597,392578</text:p>
          </table:table-cell>
          <table:table-cell office:value-type="string">
            <text:p>53680,953125</text:p>
          </table:table-cell>
          <table:table-cell office:value-type="string">
            <text:p>1160,117920</text:p>
          </table:table-cell>
          <table:table-cell office:value-type="string">
            <text:p>506,548920</text:p>
          </table:table-cell>
          <table:table-cell office:value-type="string">
            <text:p>43,431721</text:p>
          </table:table-cell>
          <table:table-cell office:value-type="string">
            <text:p>5832,037598</text:p>
          </table:table-cell>
          <table:table-cell office:value-type="string">
            <text:p>124,330780</text:p>
          </table:table-cell>
          <table:table-cell office:value-type="string">
            <text:p>23061,505859</text:p>
          </table:table-cell>
          <table:table-cell office:value-type="string">
            <text:p>397,296112</text:p>
          </table:table-cell>
          <table:table-cell office:value-type="string">
            <text:p>12693,305664</text:p>
          </table:table-cell>
          <table:table-cell office:value-type="string">
            <text:p>175,911835</text:p>
          </table:table-cell>
          <table:table-cell office:value-type="string">
            <text:p>18982,302734</text:p>
          </table:table-cell>
          <table:table-cell office:value-type="string">
            <text:p>249,075485</text:p>
          </table:table-cell>
          <table:table-cell office:value-type="string">
            <text:p>2271,177490</text:p>
          </table:table-cell>
          <table:table-cell office:value-type="string">
            <text:p>58,208210</text:p>
          </table:table-cell>
          <table:table-cell office:value-type="string">
            <text:p>40,316826</text:p>
          </table:table-cell>
          <table:table-cell office:value-type="string">
            <text:p>6,792384</text:p>
          </table:table-cell>
          <table:table-cell office:value-type="string">
            <text:p>86,141129</text:p>
          </table:table-cell>
          <table:table-cell office:value-type="string">
            <text:p>8,625854</text:p>
          </table:table-cell>
          <table:table-cell office:value-type="string">
            <text:p>316,973907</text:p>
          </table:table-cell>
          <table:table-cell office:value-type="string">
            <text:p>8,891843</text:p>
          </table:table-cell>
          <table:table-cell office:value-type="string">
            <text:p>22864,181641</text:p>
          </table:table-cell>
          <table:table-cell office:value-type="string">
            <text:p>419,422943</text:p>
          </table:table-cell>
          <table:table-cell office:value-type="string">
            <text:p>40,712669</text:p>
          </table:table-cell>
          <table:table-cell office:value-type="string">
            <text:p>8,878551</text:p>
          </table:table-cell>
          <table:table-cell office:value-type="string">
            <text:p>88,013672</text:p>
          </table:table-cell>
          <table:table-cell office:value-type="string">
            <text:p>16,180340</text:p>
          </table:table-cell>
          <table:table-cell office:value-type="string">
            <text:p>541,326782</text:p>
          </table:table-cell>
          <table:table-cell office:value-type="string">
            <text:p>22,483141</text:p>
          </table:table-cell>
          <table:table-cell office:value-type="string">
            <text:p>197,950607</text:p>
          </table:table-cell>
          <table:table-cell office:value-type="string">
            <text:p>10,451832</text:p>
          </table:table-cell>
          <table:table-cell office:value-type="string">
            <text:p>50,616589</text:p>
          </table:table-cell>
          <table:table-cell office:value-type="string">
            <text:p>10,518140</text:p>
          </table:table-cell>
          <table:table-cell office:value-type="string">
            <text:p>142,025513</text:p>
          </table:table-cell>
          <table:table-cell office:value-type="string">
            <text:p>11,112608</text:p>
          </table:table-cell>
          <table:table-cell office:value-type="string">
            <text:p>81,382217</text:p>
          </table:table-cell>
          <table:table-cell office:value-type="string">
            <text:p>11,581768</text:p>
          </table:table-cell>
          <table:table-cell office:value-type="string">
            <text:p>189,508148</text:p>
          </table:table-cell>
          <table:table-cell office:value-type="string">
            <text:p>21,999819</text:p>
          </table:table-cell>
        </table:table-row>
        <table:table-row table:style-name="ro1">
          <table:table-cell office:value-type="string">
            <text:p>AFR409 <text:s text:c="5"/></text:p>
          </table:table-cell>
          <table:table-cell office:value-type="string">
            <text:p>5827,648438</text:p>
          </table:table-cell>
          <table:table-cell office:value-type="string">
            <text:p>921,295837</text:p>
          </table:table-cell>
          <table:table-cell office:value-type="string">
            <text:p>1334,637451</text:p>
          </table:table-cell>
          <table:table-cell office:value-type="string">
            <text:p>491,605316</text:p>
          </table:table-cell>
          <table:table-cell office:value-type="string">
            <text:p>13443,200195</text:p>
          </table:table-cell>
          <table:table-cell office:value-type="string">
            <text:p>361,803528</text:p>
          </table:table-cell>
          <table:table-cell office:value-type="string">
            <text:p>29954,998047</text:p>
          </table:table-cell>
          <table:table-cell office:value-type="string">
            <text:p>655,758667</text:p>
          </table:table-cell>
          <table:table-cell office:value-type="string">
            <text:p>181,864502</text:p>
          </table:table-cell>
          <table:table-cell office:value-type="string">
            <text:p>33,036289</text:p>
          </table:table-cell>
          <table:table-cell office:value-type="string">
            <text:p>3847,125732</text:p>
          </table:table-cell>
          <table:table-cell office:value-type="string">
            <text:p>86,547409</text:p>
          </table:table-cell>
          <table:table-cell office:value-type="string">
            <text:p>13390,084961</text:p>
          </table:table-cell>
          <table:table-cell office:value-type="string">
            <text:p>234,335770</text:p>
          </table:table-cell>
          <table:table-cell office:value-type="string">
            <text:p>6209,096680</text:p>
          </table:table-cell>
          <table:table-cell office:value-type="string">
            <text:p>88,596581</text:p>
          </table:table-cell>
          <table:table-cell office:value-type="string">
            <text:p>7670,492188</text:p>
          </table:table-cell>
          <table:table-cell office:value-type="string">
            <text:p>102,676903</text:p>
          </table:table-cell>
          <table:table-cell office:value-type="string">
            <text:p>1097,412964</text:p>
          </table:table-cell>
          <table:table-cell office:value-type="string">
            <text:p>28,872694</text:p>
          </table:table-cell>
          <table:table-cell office:value-type="string">
            <text:p>34,817528</text:p>
          </table:table-cell>
          <table:table-cell office:value-type="string">
            <text:p>5,896793</text:p>
          </table:table-cell>
          <table:table-cell office:value-type="string">
            <text:p>47,973129</text:p>
          </table:table-cell>
          <table:table-cell office:value-type="string">
            <text:p>8,216281</text:p>
          </table:table-cell>
          <table:table-cell office:value-type="string">
            <text:p>153,450119</text:p>
          </table:table-cell>
          <table:table-cell office:value-type="string">
            <text:p>6,296932</text:p>
          </table:table-cell>
          <table:table-cell office:value-type="string">
            <text:p>13586,737305</text:p>
          </table:table-cell>
          <table:table-cell office:value-type="string">
            <text:p>250,029160</text:p>
          </table:table-cell>
          <table:table-cell office:value-type="string">
            <text:p>48,251949</text:p>
          </table:table-cell>
          <table:table-cell office:value-type="string">
            <text:p>8,434769</text:p>
          </table:table-cell>
          <table:table-cell office:value-type="string">
            <text:p>114,465324</text:p>
          </table:table-cell>
          <table:table-cell office:value-type="string">
            <text:p>16,098867</text:p>
          </table:table-cell>
          <table:table-cell office:value-type="string">
            <text:p>243,980316</text:p>
          </table:table-cell>
          <table:table-cell office:value-type="string">
            <text:p>20,683222</text:p>
          </table:table-cell>
          <table:table-cell office:value-type="string">
            <text:p>129,251587</text:p>
          </table:table-cell>
          <table:table-cell office:value-type="string">
            <text:p>9,603658</text:p>
          </table:table-cell>
          <table:table-cell office:value-type="string">
            <text:p>29,340168</text:p>
          </table:table-cell>
          <table:table-cell office:value-type="string">
            <text:p>9,977688</text:p>
          </table:table-cell>
          <table:table-cell office:value-type="string">
            <text:p>65,738457</text:p>
          </table:table-cell>
          <table:table-cell office:value-type="string">
            <text:p>10,321054</text:p>
          </table:table-cell>
          <table:table-cell office:value-type="string">
            <text:p>58,861797</text:p>
          </table:table-cell>
          <table:table-cell office:value-type="string">
            <text:p>11,042637</text:p>
          </table:table-cell>
          <table:table-cell office:value-type="string">
            <text:p>93,404549</text:p>
          </table:table-cell>
          <table:table-cell office:value-type="string">
            <text:p>20,525761</text:p>
          </table:table-cell>
        </table:table-row>
        <table:table-row table:style-name="ro1">
          <table:table-cell office:value-type="string">
            <text:p>AFR410 <text:s text:c="5"/></text:p>
          </table:table-cell>
          <table:table-cell office:value-type="string">
            <text:p>23281,458984</text:p>
          </table:table-cell>
          <table:table-cell office:value-type="string">
            <text:p>1968,675659</text:p>
          </table:table-cell>
          <table:table-cell office:value-type="string">
            <text:p>3683,574219</text:p>
          </table:table-cell>
          <table:table-cell office:value-type="string">
            <text:p>587,211731</text:p>
          </table:table-cell>
          <table:table-cell office:value-type="string">
            <text:p>9809,462891</text:p>
          </table:table-cell>
          <table:table-cell office:value-type="string">
            <text:p>317,545349</text:p>
          </table:table-cell>
          <table:table-cell office:value-type="string">
            <text:p>23571,732422</text:p>
          </table:table-cell>
          <table:table-cell office:value-type="string">
            <text:p>522,945190</text:p>
          </table:table-cell>
          <table:table-cell office:value-type="string">
            <text:p>241,481247</text:p>
          </table:table-cell>
          <table:table-cell office:value-type="string">
            <text:p>45,155468</text:p>
          </table:table-cell>
          <table:table-cell office:value-type="string">
            <text:p>7179,540527</text:p>
          </table:table-cell>
          <table:table-cell office:value-type="string">
            <text:p>151,366867</text:p>
          </table:table-cell>
          <table:table-cell office:value-type="string">
            <text:p>54697,894531</text:p>
          </table:table-cell>
          <table:table-cell office:value-type="string">
            <text:p>931,239868</text:p>
          </table:table-cell>
          <table:table-cell office:value-type="string">
            <text:p>16761,296875</text:p>
          </table:table-cell>
          <table:table-cell office:value-type="string">
            <text:p>230,791122</text:p>
          </table:table-cell>
          <table:table-cell office:value-type="string">
            <text:p>13408,700195</text:p>
          </table:table-cell>
          <table:table-cell office:value-type="string">
            <text:p>177,003098</text:p>
          </table:table-cell>
          <table:table-cell office:value-type="string">
            <text:p>894,951721</text:p>
          </table:table-cell>
          <table:table-cell office:value-type="string">
            <text:p>24,063896</text:p>
          </table:table-cell>
          <table:table-cell office:value-type="string">
            <text:p>20,627865</text:p>
          </table:table-cell>
          <table:table-cell office:value-type="string">
            <text:p>6,577360</text:p>
          </table:table-cell>
          <table:table-cell office:value-type="string">
            <text:p>54,174557</text:p>
          </table:table-cell>
          <table:table-cell office:value-type="string">
            <text:p>8,754941</text:p>
          </table:table-cell>
          <table:table-cell office:value-type="string">
            <text:p>146,569916</text:p>
          </table:table-cell>
          <table:table-cell office:value-type="string">
            <text:p>6,959230</text:p>
          </table:table-cell>
          <table:table-cell office:value-type="string">
            <text:p>9639,462891</text:p>
          </table:table-cell>
          <table:table-cell office:value-type="string">
            <text:p>178,096939</text:p>
          </table:table-cell>
          <table:table-cell office:value-type="string">
            <text:p>75,862228</text:p>
          </table:table-cell>
          <table:table-cell office:value-type="string">
            <text:p>10,167448</text:p>
          </table:table-cell>
          <table:table-cell office:value-type="string">
            <text:p>130,563141</text:p>
          </table:table-cell>
          <table:table-cell office:value-type="string">
            <text:p>17,099527</text:p>
          </table:table-cell>
          <table:table-cell office:value-type="string">
            <text:p>769,613098</text:p>
          </table:table-cell>
          <table:table-cell office:value-type="string">
            <text:p>24,784658</text:p>
          </table:table-cell>
          <table:table-cell office:value-type="string">
            <text:p>712,711426</text:p>
          </table:table-cell>
          <table:table-cell office:value-type="string">
            <text:p>16,608297</text:p>
          </table:table-cell>
          <table:table-cell office:value-type="string">
            <text:p>49,693035</text:p>
          </table:table-cell>
          <table:table-cell office:value-type="string">
            <text:p>12,274536</text:p>
          </table:table-cell>
          <table:table-cell office:value-type="string">
            <text:p>119,380402</text:p>
          </table:table-cell>
          <table:table-cell office:value-type="string">
            <text:p>12,716269</text:p>
          </table:table-cell>
          <table:table-cell office:value-type="string">
            <text:p>58,803085</text:p>
          </table:table-cell>
          <table:table-cell office:value-type="string">
            <text:p>13,175399</text:p>
          </table:table-cell>
          <table:table-cell office:value-type="string">
            <text:p>348,564636</text:p>
          </table:table-cell>
          <table:table-cell office:value-type="string">
            <text:p>26,130985</text:p>
          </table:table-cell>
        </table:table-row>
        <table:table-row table:style-name="ro1">
          <table:table-cell office:value-type="string">
            <text:p>AFR411 <text:s text:c="5"/></text:p>
          </table:table-cell>
          <table:table-cell office:value-type="string">
            <text:p>9542,529297</text:p>
          </table:table-cell>
          <table:table-cell office:value-type="string">
            <text:p>1188,775635</text:p>
          </table:table-cell>
          <table:table-cell office:value-type="string">
            <text:p>1599,576172</text:p>
          </table:table-cell>
          <table:table-cell office:value-type="string">
            <text:p>525,732971</text:p>
          </table:table-cell>
          <table:table-cell office:value-type="string">
            <text:p>11316,291016</text:p>
          </table:table-cell>
          <table:table-cell office:value-type="string">
            <text:p>324,905762</text:p>
          </table:table-cell>
          <table:table-cell office:value-type="string">
            <text:p>27280,289063</text:p>
          </table:table-cell>
          <table:table-cell office:value-type="string">
            <text:p>599,719116</text:p>
          </table:table-cell>
          <table:table-cell office:value-type="string">
            <text:p>230,857819</text:p>
          </table:table-cell>
          <table:table-cell office:value-type="string">
            <text:p>37,110092</text:p>
          </table:table-cell>
          <table:table-cell office:value-type="string">
            <text:p>5007,034668</text:p>
          </table:table-cell>
          <table:table-cell office:value-type="string">
            <text:p>109,002319</text:p>
          </table:table-cell>
          <table:table-cell office:value-type="string">
            <text:p>20641,861328</text:p>
          </table:table-cell>
          <table:table-cell office:value-type="string">
            <text:p>356,789398</text:p>
          </table:table-cell>
          <table:table-cell office:value-type="string">
            <text:p>6079,371094</text:p>
          </table:table-cell>
          <table:table-cell office:value-type="string">
            <text:p>87,053452</text:p>
          </table:table-cell>
          <table:table-cell office:value-type="string">
            <text:p>9242,710938</text:p>
          </table:table-cell>
          <table:table-cell office:value-type="string">
            <text:p>122,989464</text:p>
          </table:table-cell>
          <table:table-cell office:value-type="string">
            <text:p>962,323547</text:p>
          </table:table-cell>
          <table:table-cell office:value-type="string">
            <text:p>25,653303</text:p>
          </table:table-cell>
          <table:table-cell office:value-type="string">
            <text:p>18,494543</text:p>
          </table:table-cell>
          <table:table-cell office:value-type="string">
            <text:p>6,280797</text:p>
          </table:table-cell>
          <table:table-cell office:value-type="string">
            <text:p>61,033749</text:p>
          </table:table-cell>
          <table:table-cell office:value-type="string">
            <text:p>8,573968</text:p>
          </table:table-cell>
          <table:table-cell office:value-type="string">
            <text:p>184,757767</text:p>
          </table:table-cell>
          <table:table-cell office:value-type="string">
            <text:p>7,126829</text:p>
          </table:table-cell>
          <table:table-cell office:value-type="string">
            <text:p>13247,382813</text:p>
          </table:table-cell>
          <table:table-cell office:value-type="string">
            <text:p>243,876129</text:p>
          </table:table-cell>
          <table:table-cell office:value-type="string">
            <text:p>60,338367</text:p>
          </table:table-cell>
          <table:table-cell office:value-type="string">
            <text:p>9,478365</text:p>
          </table:table-cell>
          <table:table-cell office:value-type="string">
            <text:p>128,366043</text:p>
          </table:table-cell>
          <table:table-cell office:value-type="string">
            <text:p>16,710279</text:p>
          </table:table-cell>
          <table:table-cell office:value-type="string">
            <text:p>736,951477</text:p>
          </table:table-cell>
          <table:table-cell office:value-type="string">
            <text:p>24,227987</text:p>
          </table:table-cell>
          <table:table-cell office:value-type="string">
            <text:p>318,517212</text:p>
          </table:table-cell>
          <table:table-cell office:value-type="string">
            <text:p>11,987531</text:p>
          </table:table-cell>
          <table:table-cell office:value-type="string">
            <text:p>26,533695</text:p>
          </table:table-cell>
          <table:table-cell office:value-type="string">
            <text:p>11,338820</text:p>
          </table:table-cell>
          <table:table-cell office:value-type="string">
            <text:p>81,658737</text:p>
          </table:table-cell>
          <table:table-cell office:value-type="string">
            <text:p>11,708838</text:p>
          </table:table-cell>
          <table:table-cell office:value-type="string">
            <text:p>51,468750</text:p>
          </table:table-cell>
          <table:table-cell office:value-type="string">
            <text:p>12,301798</text:p>
          </table:table-cell>
          <table:table-cell office:value-type="string">
            <text:p>179,355011</text:p>
          </table:table-cell>
          <table:table-cell office:value-type="string">
            <text:p>23,462383</text:p>
          </table:table-cell>
        </table:table-row>
        <table:table-row table:style-name="ro1">
          <table:table-cell office:value-type="string">
            <text:p>AFR412 <text:s text:c="5"/></text:p>
          </table:table-cell>
          <table:table-cell office:value-type="string">
            <text:p>5690,003906</text:p>
          </table:table-cell>
          <table:table-cell office:value-type="string">
            <text:p>1058,231323</text:p>
          </table:table-cell>
          <table:table-cell office:value-type="string">
            <text:p>1586,467285</text:p>
          </table:table-cell>
          <table:table-cell office:value-type="string">
            <text:p>542,729797</text:p>
          </table:table-cell>
          <table:table-cell office:value-type="string">
            <text:p>20968,050781</text:p>
          </table:table-cell>
          <table:table-cell office:value-type="string">
            <text:p>518,940063</text:p>
          </table:table-cell>
          <table:table-cell office:value-type="string">
            <text:p>44974,140625</text:p>
          </table:table-cell>
          <table:table-cell office:value-type="string">
            <text:p>975,274475</text:p>
          </table:table-cell>
          <table:table-cell office:value-type="string">
            <text:p>379,409790</text:p>
          </table:table-cell>
          <table:table-cell office:value-type="string">
            <text:p>41,890179</text:p>
          </table:table-cell>
          <table:table-cell office:value-type="string">
            <text:p>5229,386230</text:p>
          </table:table-cell>
          <table:table-cell office:value-type="string">
            <text:p>113,473694</text:p>
          </table:table-cell>
          <table:table-cell office:value-type="string">
            <text:p>20166,345703</text:p>
          </table:table-cell>
          <table:table-cell office:value-type="string">
            <text:p>348,642395</text:p>
          </table:table-cell>
          <table:table-cell office:value-type="string">
            <text:p>11490,823242</text:p>
          </table:table-cell>
          <table:table-cell office:value-type="string">
            <text:p>159,784149</text:p>
          </table:table-cell>
          <table:table-cell office:value-type="string">
            <text:p>15896,064453</text:p>
          </table:table-cell>
          <table:table-cell office:value-type="string">
            <text:p>209,115829</text:p>
          </table:table-cell>
          <table:table-cell office:value-type="string">
            <text:p>1880,650513</text:p>
          </table:table-cell>
          <table:table-cell office:value-type="string">
            <text:p>48,489201</text:p>
          </table:table-cell>
          <table:table-cell office:value-type="string">
            <text:p>25,597984</text:p>
          </table:table-cell>
          <table:table-cell office:value-type="string">
            <text:p>7,023370</text:p>
          </table:table-cell>
          <table:table-cell office:value-type="string">
            <text:p>67,365181</text:p>
          </table:table-cell>
          <table:table-cell office:value-type="string">
            <text:p>8,843517</text:p>
          </table:table-cell>
          <table:table-cell office:value-type="string">
            <text:p>263,977295</text:p>
          </table:table-cell>
          <table:table-cell office:value-type="string">
            <text:p>8,438634</text:p>
          </table:table-cell>
          <table:table-cell office:value-type="string">
            <text:p>19063,148438</text:p>
          </table:table-cell>
          <table:table-cell office:value-type="string">
            <text:p>350,043976</text:p>
          </table:table-cell>
          <table:table-cell office:value-type="string">
            <text:p>58,227642</text:p>
          </table:table-cell>
          <table:table-cell office:value-type="string">
            <text:p>9,877728</text:p>
          </table:table-cell>
          <table:table-cell office:value-type="string">
            <text:p>119,975952</text:p>
          </table:table-cell>
          <table:table-cell office:value-type="string">
            <text:p>16,937393</text:p>
          </table:table-cell>
          <table:table-cell office:value-type="string">
            <text:p>470,853302</text:p>
          </table:table-cell>
          <table:table-cell office:value-type="string">
            <text:p>22,429123</text:p>
          </table:table-cell>
          <table:table-cell office:value-type="string">
            <text:p>177,788132</text:p>
          </table:table-cell>
          <table:table-cell office:value-type="string">
            <text:p>11,452231</text:p>
          </table:table-cell>
          <table:table-cell office:value-type="string">
            <text:p>47,815670</text:p>
          </table:table-cell>
          <table:table-cell office:value-type="string">
            <text:p>11,785459</text:p>
          </table:table-cell>
          <table:table-cell office:value-type="string">
            <text:p>117,013405</text:p>
          </table:table-cell>
          <table:table-cell office:value-type="string">
            <text:p>12,280117</text:p>
          </table:table-cell>
          <table:table-cell office:value-type="string">
            <text:p>67,070671</text:p>
          </table:table-cell>
          <table:table-cell office:value-type="string">
            <text:p>12,944213</text:p>
          </table:table-cell>
          <table:table-cell office:value-type="string">
            <text:p>207,123840</text:p>
          </table:table-cell>
          <table:table-cell office:value-type="string">
            <text:p>24,564056</text:p>
          </table:table-cell>
        </table:table-row>
        <table:table-row table:style-name="ro1">
          <table:table-cell office:value-type="string">
            <text:p>AFR413 <text:s text:c="5"/></text:p>
          </table:table-cell>
          <table:table-cell office:value-type="string">
            <text:p>6058,260742</text:p>
          </table:table-cell>
          <table:table-cell office:value-type="string">
            <text:p>989,957581</text:p>
          </table:table-cell>
          <table:table-cell office:value-type="string">
            <text:p>1562,094971</text:p>
          </table:table-cell>
          <table:table-cell office:value-type="string">
            <text:p>505,831696</text:p>
          </table:table-cell>
          <table:table-cell office:value-type="string">
            <text:p>10232,598633</text:p>
          </table:table-cell>
          <table:table-cell office:value-type="string">
            <text:p>305,035065</text:p>
          </table:table-cell>
          <table:table-cell office:value-type="string">
            <text:p>24337,435547</text:p>
          </table:table-cell>
          <table:table-cell office:value-type="string">
            <text:p>537,382507</text:p>
          </table:table-cell>
          <table:table-cell office:value-type="string">
            <text:p>165,118240</text:p>
          </table:table-cell>
          <table:table-cell office:value-type="string">
            <text:p>35,665035</text:p>
          </table:table-cell>
          <table:table-cell office:value-type="string">
            <text:p>4354,861816</text:p>
          </table:table-cell>
          <table:table-cell office:value-type="string">
            <text:p>96,099037</text:p>
          </table:table-cell>
          <table:table-cell office:value-type="string">
            <text:p>15788,225586</text:p>
          </table:table-cell>
          <table:table-cell office:value-type="string">
            <text:p>274,798187</text:p>
          </table:table-cell>
          <table:table-cell office:value-type="string">
            <text:p>9765,322266</text:p>
          </table:table-cell>
          <table:table-cell office:value-type="string">
            <text:p>136,375061</text:p>
          </table:table-cell>
          <table:table-cell office:value-type="string">
            <text:p>8262,803711</text:p>
          </table:table-cell>
          <table:table-cell office:value-type="string">
            <text:p>110,405075</text:p>
          </table:table-cell>
          <table:table-cell office:value-type="string">
            <text:p>838,213989</text:p>
          </table:table-cell>
          <table:table-cell office:value-type="string">
            <text:p>22,548807</text:p>
          </table:table-cell>
          <table:table-cell office:value-type="string">
            <text:p>3,619486</text:p>
          </table:table-cell>
          <table:table-cell office:value-type="string">
            <text:p>6,054199</text:p>
          </table:table-cell>
          <table:table-cell office:value-type="string">
            <text:p>54,037960</text:p>
          </table:table-cell>
          <table:table-cell office:value-type="string">
            <text:p>8,470344</text:p>
          </table:table-cell>
          <table:table-cell office:value-type="string">
            <text:p>136,213654</text:p>
          </table:table-cell>
          <table:table-cell office:value-type="string">
            <text:p>6,436747</text:p>
          </table:table-cell>
          <table:table-cell office:value-type="string">
            <text:p>10104,798828</text:p>
          </table:table-cell>
          <table:table-cell office:value-type="string">
            <text:p>186,538025</text:p>
          </table:table-cell>
          <table:table-cell office:value-type="string">
            <text:p>63,204979</text:p>
          </table:table-cell>
          <table:table-cell office:value-type="string">
            <text:p>9,272190</text:p>
          </table:table-cell>
          <table:table-cell office:value-type="string">
            <text:p>89,828712</text:p>
          </table:table-cell>
          <table:table-cell office:value-type="string">
            <text:p>16,405531</text:p>
          </table:table-cell>
          <table:table-cell office:value-type="string">
            <text:p>361,086731</text:p>
          </table:table-cell>
          <table:table-cell office:value-type="string">
            <text:p>21,561834</text:p>
          </table:table-cell>
          <table:table-cell office:value-type="string">
            <text:p>277,483398</text:p>
          </table:table-cell>
          <table:table-cell office:value-type="string">
            <text:p>11,501246</text:p>
          </table:table-cell>
          <table:table-cell office:value-type="string">
            <text:p>35,673840</text:p>
          </table:table-cell>
          <table:table-cell office:value-type="string">
            <text:p>11,133830</text:p>
          </table:table-cell>
          <table:table-cell office:value-type="string">
            <text:p>75,669220</text:p>
          </table:table-cell>
          <table:table-cell office:value-type="string">
            <text:p>11,470868</text:p>
          </table:table-cell>
          <table:table-cell office:value-type="string">
            <text:p>53,430660</text:p>
          </table:table-cell>
          <table:table-cell office:value-type="string">
            <text:p>12,171650</text:p>
          </table:table-cell>
          <table:table-cell office:value-type="string">
            <text:p>171,970078</text:p>
          </table:table-cell>
          <table:table-cell office:value-type="string">
            <text:p>22,959305</text:p>
          </table:table-cell>
        </table:table-row>
        <table:table-row table:style-name="ro1">
          <table:table-cell office:value-type="string">
            <text:p>AFR414 <text:s text:c="5"/></text:p>
          </table:table-cell>
          <table:table-cell office:value-type="string">
            <text:p>1731,822144</text:p>
          </table:table-cell>
          <table:table-cell office:value-type="string">
            <text:p>800,931335</text:p>
          </table:table-cell>
          <table:table-cell office:value-type="string">
            <text:p>887,326904</text:p>
          </table:table-cell>
          <table:table-cell office:value-type="string">
            <text:p>489,442902</text:p>
          </table:table-cell>
          <table:table-cell office:value-type="string">
            <text:p>10188,078125</text:p>
          </table:table-cell>
          <table:table-cell office:value-type="string">
            <text:p>298,679749</text:p>
          </table:table-cell>
          <table:table-cell office:value-type="string">
            <text:p>19269,228516</text:p>
          </table:table-cell>
          <table:table-cell office:value-type="string">
            <text:p>430,180573</text:p>
          </table:table-cell>
          <table:table-cell office:value-type="string">
            <text:p>92,677711</text:p>
          </table:table-cell>
          <table:table-cell office:value-type="string">
            <text:p>32,510159</text:p>
          </table:table-cell>
          <table:table-cell office:value-type="string">
            <text:p>7163,403809</text:p>
          </table:table-cell>
          <table:table-cell office:value-type="string">
            <text:p>146,449951</text:p>
          </table:table-cell>
          <table:table-cell office:value-type="string">
            <text:p>1804,612427</text:p>
          </table:table-cell>
          <table:table-cell office:value-type="string">
            <text:p>43,412609</text:p>
          </table:table-cell>
          <table:table-cell office:value-type="string">
            <text:p>13637,475586</text:p>
          </table:table-cell>
          <table:table-cell office:value-type="string">
            <text:p>188,541504</text:p>
          </table:table-cell>
          <table:table-cell office:value-type="string">
            <text:p>3048,713135</text:p>
          </table:table-cell>
          <table:table-cell office:value-type="string">
            <text:p>43,988407</text:p>
          </table:table-cell>
          <table:table-cell office:value-type="string">
            <text:p>625,422180</text:p>
          </table:table-cell>
          <table:table-cell office:value-type="string">
            <text:p>17,351358</text:p>
          </table:table-cell>
          <table:table-cell office:value-type="string">
            <text:p>20,670372</text:p>
          </table:table-cell>
          <table:table-cell office:value-type="string">
            <text:p>5,804106</text:p>
          </table:table-cell>
          <table:table-cell office:value-type="string">
            <text:p>44,877705</text:p>
          </table:table-cell>
          <table:table-cell office:value-type="string">
            <text:p>8,289087</text:p>
          </table:table-cell>
          <table:table-cell office:value-type="string">
            <text:p>148,907822</text:p>
          </table:table-cell>
          <table:table-cell office:value-type="string">
            <text:p>6,395346</text:p>
          </table:table-cell>
          <table:table-cell office:value-type="string">
            <text:p>5569,620605</text:p>
          </table:table-cell>
          <table:table-cell office:value-type="string">
            <text:p>103,943520</text:p>
          </table:table-cell>
          <table:table-cell office:value-type="string">
            <text:p>69,166885</text:p>
          </table:table-cell>
          <table:table-cell office:value-type="string">
            <text:p>9,014784</text:p>
          </table:table-cell>
          <table:table-cell office:value-type="string">
            <text:p>180,724258</text:p>
          </table:table-cell>
          <table:table-cell office:value-type="string">
            <text:p>16,882080</text:p>
          </table:table-cell>
          <table:table-cell office:value-type="string">
            <text:p>365,222778</text:p>
          </table:table-cell>
          <table:table-cell office:value-type="string">
            <text:p>21,480999</text:p>
          </table:table-cell>
          <table:table-cell office:value-type="string">
            <text:p>137,259064</text:p>
          </table:table-cell>
          <table:table-cell office:value-type="string">
            <text:p>10,397046</text:p>
          </table:table-cell>
          <table:table-cell office:value-type="string">
            <text:p>60,644875</text:p>
          </table:table-cell>
          <table:table-cell office:value-type="string">
            <text:p>10,858787</text:p>
          </table:table-cell>
          <table:table-cell office:value-type="string">
            <text:p>51,422573</text:p>
          </table:table-cell>
          <table:table-cell office:value-type="string">
            <text:p>11,280613</text:p>
          </table:table-cell>
          <table:table-cell office:value-type="string">
            <text:p>38,418274</text:p>
          </table:table-cell>
          <table:table-cell office:value-type="string">
            <text:p>11,843700</text:p>
          </table:table-cell>
          <table:table-cell office:value-type="string">
            <text:p>290,430237</text:p>
          </table:table-cell>
          <table:table-cell office:value-type="string">
            <text:p>23,031328</text:p>
          </table:table-cell>
        </table:table-row>
        <table:table-row table:style-name="ro1">
          <table:table-cell office:value-type="string">
            <text:p>AFR415 <text:s text:c="5"/></text:p>
          </table:table-cell>
          <table:table-cell office:value-type="string">
            <text:p>4445,472656</text:p>
          </table:table-cell>
          <table:table-cell office:value-type="string">
            <text:p>874,017151</text:p>
          </table:table-cell>
          <table:table-cell office:value-type="string">
            <text:p>1118,917114</text:p>
          </table:table-cell>
          <table:table-cell office:value-type="string">
            <text:p>468,167938</text:p>
          </table:table-cell>
          <table:table-cell office:value-type="string">
            <text:p>10704,702148</text:p>
          </table:table-cell>
          <table:table-cell office:value-type="string">
            <text:p>315,815063</text:p>
          </table:table-cell>
          <table:table-cell office:value-type="string">
            <text:p>21630,091797</text:p>
          </table:table-cell>
          <table:table-cell office:value-type="string">
            <text:p>479,973114</text:p>
          </table:table-cell>
          <table:table-cell office:value-type="string">
            <text:p>107,733658</text:p>
          </table:table-cell>
          <table:table-cell office:value-type="string">
            <text:p>33,865192</text:p>
          </table:table-cell>
          <table:table-cell office:value-type="string">
            <text:p>8682,913086</text:p>
          </table:table-cell>
          <table:table-cell office:value-type="string">
            <text:p>175,050034</text:p>
          </table:table-cell>
          <table:table-cell office:value-type="string">
            <text:p>12364,529297</text:p>
          </table:table-cell>
          <table:table-cell office:value-type="string">
            <text:p>217,718918</text:p>
          </table:table-cell>
          <table:table-cell office:value-type="string">
            <text:p>24677,160156</text:p>
          </table:table-cell>
          <table:table-cell office:value-type="string">
            <text:p>337,425232</text:p>
          </table:table-cell>
          <table:table-cell office:value-type="string">
            <text:p>4222,641113</text:p>
          </table:table-cell>
          <table:table-cell office:value-type="string">
            <text:p>58,790073</text:p>
          </table:table-cell>
          <table:table-cell office:value-type="string">
            <text:p>710,322754</text:p>
          </table:table-cell>
          <table:table-cell office:value-type="string">
            <text:p>19,177876</text:p>
          </table:table-cell>
          <table:table-cell office:value-type="string">
            <text:p>23,230171</text:p>
          </table:table-cell>
          <table:table-cell office:value-type="string">
            <text:p>4,946245</text:p>
          </table:table-cell>
          <table:table-cell office:value-type="string">
            <text:p>39,365002</text:p>
          </table:table-cell>
          <table:table-cell office:value-type="string">
            <text:p>7,750290</text:p>
          </table:table-cell>
          <table:table-cell office:value-type="string">
            <text:p>145,435364</text:p>
          </table:table-cell>
          <table:table-cell office:value-type="string">
            <text:p>5,550026</text:p>
          </table:table-cell>
          <table:table-cell office:value-type="string">
            <text:p>6232,211426</text:p>
          </table:table-cell>
          <table:table-cell office:value-type="string">
            <text:p>115,858521</text:p>
          </table:table-cell>
          <table:table-cell office:value-type="string">
            <text:p>40,875031</text:p>
          </table:table-cell>
          <table:table-cell office:value-type="string">
            <text:p>7,160900</text:p>
          </table:table-cell>
          <table:table-cell office:value-type="string">
            <text:p>96,863235</text:p>
          </table:table-cell>
          <table:table-cell office:value-type="string">
            <text:p>15,417732</text:p>
          </table:table-cell>
          <table:table-cell office:value-type="string">
            <text:p>817,085632</text:p>
          </table:table-cell>
          <table:table-cell office:value-type="string">
            <text:p>24,186588</text:p>
          </table:table-cell>
          <table:table-cell office:value-type="string">
            <text:p>281,775696</text:p>
          </table:table-cell>
          <table:table-cell office:value-type="string">
            <text:p>9,574196</text:p>
          </table:table-cell>
          <table:table-cell office:value-type="string">
            <text:p>61,370113</text:p>
          </table:table-cell>
          <table:table-cell office:value-type="string">
            <text:p>8,723366</text:p>
          </table:table-cell>
          <table:table-cell office:value-type="string">
            <text:p>47,095589</text:p>
          </table:table-cell>
          <table:table-cell office:value-type="string">
            <text:p>8,803607</text:p>
          </table:table-cell>
          <table:table-cell office:value-type="string">
            <text:p>21,350000</text:p>
          </table:table-cell>
          <table:table-cell office:value-type="string">
            <text:p>9,365028</text:p>
          </table:table-cell>
          <table:table-cell office:value-type="string">
            <text:p>514,408264</text:p>
          </table:table-cell>
          <table:table-cell office:value-type="string">
            <text:p>21,179337</text:p>
          </table:table-cell>
        </table:table-row>
        <table:table-row table:style-name="ro1">
          <table:table-cell office:value-type="string">
            <text:p>AFR416 <text:s text:c="5"/></text:p>
          </table:table-cell>
          <table:table-cell office:value-type="string">
            <text:p>2277,718750</text:p>
          </table:table-cell>
          <table:table-cell office:value-type="string">
            <text:p>635,881653</text:p>
          </table:table-cell>
          <table:table-cell office:value-type="string">
            <text:p>634,767883</text:p>
          </table:table-cell>
          <table:table-cell office:value-type="string">
            <text:p>425,206848</text:p>
          </table:table-cell>
          <table:table-cell office:value-type="string">
            <text:p>4605,341797</text:p>
          </table:table-cell>
          <table:table-cell office:value-type="string">
            <text:p>183,999619</text:p>
          </table:table-cell>
          <table:table-cell office:value-type="string">
            <text:p>8589,357422</text:p>
          </table:table-cell>
          <table:table-cell office:value-type="string">
            <text:p>205,145493</text:p>
          </table:table-cell>
          <table:table-cell office:value-type="string">
            <text:p>121,243011</text:p>
          </table:table-cell>
          <table:table-cell office:value-type="string">
            <text:p>25,243547</text:p>
          </table:table-cell>
          <table:table-cell office:value-type="string">
            <text:p>4484,860840</text:p>
          </table:table-cell>
          <table:table-cell office:value-type="string">
            <text:p>95,608498</text:p>
          </table:table-cell>
          <table:table-cell office:value-type="string">
            <text:p>1174,901367</text:p>
          </table:table-cell>
          <table:table-cell office:value-type="string">
            <text:p>31,261278</text:p>
          </table:table-cell>
          <table:table-cell office:value-type="string">
            <text:p>5806,105957</text:p>
          </table:table-cell>
          <table:table-cell office:value-type="string">
            <text:p>82,919228</text:p>
          </table:table-cell>
          <table:table-cell office:value-type="string">
            <text:p>1919,407227</text:p>
          </table:table-cell>
          <table:table-cell office:value-type="string">
            <text:p>29,583595</text:p>
          </table:table-cell>
          <table:table-cell office:value-type="string">
            <text:p>315,897614</text:p>
          </table:table-cell>
          <table:table-cell office:value-type="string">
            <text:p>9,655733</text:p>
          </table:table-cell>
          <table:table-cell office:value-type="string">
            <text:p>18,641951</text:p>
          </table:table-cell>
          <table:table-cell office:value-type="string">
            <text:p>4,529447</text:p>
          </table:table-cell>
          <table:table-cell office:value-type="string">
            <text:p>35,679543</text:p>
          </table:table-cell>
          <table:table-cell office:value-type="string">
            <text:p>7,655893</text:p>
          </table:table-cell>
          <table:table-cell office:value-type="string">
            <text:p>56,671780</text:p>
          </table:table-cell>
          <table:table-cell office:value-type="string">
            <text:p>4,439761</text:p>
          </table:table-cell>
          <table:table-cell office:value-type="string">
            <text:p>3586,348877</text:p>
          </table:table-cell>
          <table:table-cell office:value-type="string">
            <text:p>67,818802</text:p>
          </table:table-cell>
          <table:table-cell office:value-type="string">
            <text:p>46,037441</text:p>
          </table:table-cell>
          <table:table-cell office:value-type="string">
            <text:p>6,956266</text:p>
          </table:table-cell>
          <table:table-cell office:value-type="string">
            <text:p>16,818747</text:p>
          </table:table-cell>
          <table:table-cell office:value-type="string">
            <text:p>14,972071</text:p>
          </table:table-cell>
          <table:table-cell office:value-type="string">
            <text:p>182,765198</text:p>
          </table:table-cell>
          <table:table-cell office:value-type="string">
            <text:p>19,919086</text:p>
          </table:table-cell>
          <table:table-cell office:value-type="string">
            <text:p>95,968117</text:p>
          </table:table-cell>
          <table:table-cell office:value-type="string">
            <text:p>7,938424</text:p>
          </table:table-cell>
          <table:table-cell office:value-type="string">
            <text:p>25,359718</text:p>
          </table:table-cell>
          <table:table-cell office:value-type="string">
            <text:p>8,273966</text:p>
          </table:table-cell>
          <table:table-cell office:value-type="string">
            <text:p>24,298666</text:p>
          </table:table-cell>
          <table:table-cell office:value-type="string">
            <text:p>8,622142</text:p>
          </table:table-cell>
          <table:table-cell office:value-type="string">
            <text:p>19,493383</text:p>
          </table:table-cell>
          <table:table-cell office:value-type="string">
            <text:p>8,962523</text:p>
          </table:table-cell>
          <table:table-cell office:value-type="string">
            <text:p>87,204681</text:p>
          </table:table-cell>
          <table:table-cell office:value-type="string">
            <text:p>17,074783</text:p>
          </table:table-cell>
        </table:table-row>
        <table:table-row table:style-name="ro1">
          <table:table-cell office:value-type="string">
            <text:p>AFR41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5,504711</text:p>
          </table:table-cell>
          <table:table-cell office:value-type="string">
            <text:p>405,104950</text:p>
          </table:table-cell>
          <table:table-cell office:value-type="string">
            <text:p>166,223816</text:p>
          </table:table-cell>
          <table:table-cell office:value-type="string">
            <text:p>418,723297</text:p>
          </table:table-cell>
          <table:table-cell office:value-type="string">
            <text:p>103,418053</text:p>
          </table:table-cell>
          <table:table-cell office:value-type="string">
            <text:p>51,13898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45,024399</text:p>
          </table:table-cell>
          <table:table-cell office:value-type="string">
            <text:p>12,841072</text:p>
          </table:table-cell>
          <table:table-cell office:value-type="string">
            <text:p>3,872619</text:p>
          </table:table-cell>
          <table:table-cell office:value-type="string">
            <text:p>8,133006</text:p>
          </table:table-cell>
          <table:table-cell office:value-type="string">
            <text:p>11,788703</text:p>
          </table:table-cell>
          <table:table-cell office:value-type="string">
            <text:p>10,189391</text:p>
          </table:table-cell>
          <table:table-cell office:value-type="string">
            <text:p>16,026062</text:p>
          </table:table-cell>
          <table:table-cell office:value-type="string">
            <text:p>4,953555</text:p>
          </table:table-cell>
          <table:table-cell office:value-type="string">
            <text:p>2,049974</text:p>
          </table:table-cell>
          <table:table-cell office:value-type="string">
            <text:p>6,278160</text:p>
          </table:table-cell>
          <table:table-cell office:value-type="string">
            <text:p>44,776798</text:p>
          </table:table-cell>
          <table:table-cell office:value-type="string">
            <text:p>8,275262</text:p>
          </table:table-cell>
          <table:table-cell office:value-type="string">
            <text:p>18,171408</text:p>
          </table:table-cell>
          <table:table-cell office:value-type="string">
            <text:p>5,262741</text:p>
          </table:table-cell>
          <table:table-cell office:value-type="string">
            <text:p>19,156645</text:p>
          </table:table-cell>
          <table:table-cell office:value-type="string">
            <text:p>10,947403</text:p>
          </table:table-cell>
          <table:table-cell office:value-type="string">
            <text:p>69,137428</text:p>
          </table:table-cell>
          <table:table-cell office:value-type="string">
            <text:p>8,943439</text:p>
          </table:table-cell>
          <table:table-cell office:value-type="string">
            <text:p>45,834763</text:p>
          </table:table-cell>
          <table:table-cell office:value-type="string">
            <text:p>16,201027</text:p>
          </table:table-cell>
          <table:table-cell office:value-type="string">
            <text:p>14,393623</text:p>
          </table:table-cell>
          <table:table-cell office:value-type="string">
            <text:p>20,342707</text:p>
          </table:table-cell>
          <table:table-cell office:value-type="string">
            <text:p>39,685890</text:p>
          </table:table-cell>
          <table:table-cell office:value-type="string">
            <text:p>10,213826</text:p>
          </table:table-cell>
          <table:table-cell office:value-type="string">
            <text:p>15,245872</text:p>
          </table:table-cell>
          <table:table-cell office:value-type="string">
            <text:p>10,993487</text:p>
          </table:table-cell>
          <table:table-cell office:value-type="string">
            <text:p>37,345993</text:p>
          </table:table-cell>
          <table:table-cell office:value-type="string">
            <text:p>11,431129</text:p>
          </table:table-cell>
          <table:table-cell office:value-type="string">
            <text:p>6,722868</text:p>
          </table:table-cell>
          <table:table-cell office:value-type="string">
            <text:p>12,213462</text:p>
          </table:table-cell>
          <table:table-cell office:value-type="string">
            <text:p>62,201939</text:p>
          </table:table-cell>
          <table:table-cell office:value-type="string">
            <text:p>22,348680</text:p>
          </table:table-cell>
        </table:table-row>
        <table:table-row table:style-name="ro1">
          <table:table-cell office:value-type="string">
            <text:p>AFR418 <text:s text:c="5"/></text:p>
          </table:table-cell>
          <table:table-cell office:value-type="string">
            <text:p>3048,566162</text:p>
          </table:table-cell>
          <table:table-cell office:value-type="string">
            <text:p>823,411926</text:p>
          </table:table-cell>
          <table:table-cell office:value-type="string">
            <text:p>162,356049</text:p>
          </table:table-cell>
          <table:table-cell office:value-type="string">
            <text:p>465,691498</text:p>
          </table:table-cell>
          <table:table-cell office:value-type="string">
            <text:p>3698,857666</text:p>
          </table:table-cell>
          <table:table-cell office:value-type="string">
            <text:p>185,521683</text:p>
          </table:table-cell>
          <table:table-cell office:value-type="string">
            <text:p>6797,901367</text:p>
          </table:table-cell>
          <table:table-cell office:value-type="string">
            <text:p>170,778900</text:p>
          </table:table-cell>
          <table:table-cell office:value-type="string">
            <text:p>54,592846</text:p>
          </table:table-cell>
          <table:table-cell office:value-type="string">
            <text:p>29,494934</text:p>
          </table:table-cell>
          <table:table-cell office:value-type="string">
            <text:p>5857,143066</text:p>
          </table:table-cell>
          <table:table-cell office:value-type="string">
            <text:p>123,043968</text:p>
          </table:table-cell>
          <table:table-cell office:value-type="string">
            <text:p>2859,389893</text:p>
          </table:table-cell>
          <table:table-cell office:value-type="string">
            <text:p>61,369125</text:p>
          </table:table-cell>
          <table:table-cell office:value-type="string">
            <text:p>5620,915039</text:p>
          </table:table-cell>
          <table:table-cell office:value-type="string">
            <text:p>80,889046</text:p>
          </table:table-cell>
          <table:table-cell office:value-type="string">
            <text:p>2103,885742</text:p>
          </table:table-cell>
          <table:table-cell office:value-type="string">
            <text:p>32,049782</text:p>
          </table:table-cell>
          <table:table-cell office:value-type="string">
            <text:p>233,298721</text:p>
          </table:table-cell>
          <table:table-cell office:value-type="string">
            <text:p>8,305627</text:p>
          </table:table-cell>
          <table:table-cell office:value-type="string">
            <text:p>12,620153</text:p>
          </table:table-cell>
          <table:table-cell office:value-type="string">
            <text:p>5,322224</text:p>
          </table:table-cell>
          <table:table-cell office:value-type="string">
            <text:p>45,186581</text:p>
          </table:table-cell>
          <table:table-cell office:value-type="string">
            <text:p>8,159605</text:p>
          </table:table-cell>
          <table:table-cell office:value-type="string">
            <text:p>96,634499</text:p>
          </table:table-cell>
          <table:table-cell office:value-type="string">
            <text:p>5,530459</text:p>
          </table:table-cell>
          <table:table-cell office:value-type="string">
            <text:p>2808,379883</text:p>
          </table:table-cell>
          <table:table-cell office:value-type="string">
            <text:p>53,931030</text:p>
          </table:table-cell>
          <table:table-cell office:value-type="string">
            <text:p>63,570675</text:p>
          </table:table-cell>
          <table:table-cell office:value-type="string">
            <text:p>8,406602</text:p>
          </table:table-cell>
          <table:table-cell office:value-type="string">
            <text:p>112,885559</text:p>
          </table:table-cell>
          <table:table-cell office:value-type="string">
            <text:p>16,198406</text:p>
          </table:table-cell>
          <table:table-cell office:value-type="string">
            <text:p>663,792664</text:p>
          </table:table-cell>
          <table:table-cell office:value-type="string">
            <text:p>23,277048</text:p>
          </table:table-cell>
          <table:table-cell office:value-type="string">
            <text:p>363,915985</text:p>
          </table:table-cell>
          <table:table-cell office:value-type="string">
            <text:p>11,554424</text:p>
          </table:table-cell>
          <table:table-cell office:value-type="string">
            <text:p>13,493474</text:p>
          </table:table-cell>
          <table:table-cell office:value-type="string">
            <text:p>10,216885</text:p>
          </table:table-cell>
          <table:table-cell office:value-type="string">
            <text:p>27,943466</text:p>
          </table:table-cell>
          <table:table-cell office:value-type="string">
            <text:p>10,340125</text:p>
          </table:table-cell>
          <table:table-cell office:value-type="string">
            <text:p>28,887785</text:p>
          </table:table-cell>
          <table:table-cell office:value-type="string">
            <text:p>10,965580</text:p>
          </table:table-cell>
          <table:table-cell office:value-type="string">
            <text:p>1252,474609</text:p>
          </table:table-cell>
          <table:table-cell office:value-type="string">
            <text:p>34,554173</text:p>
          </table:table-cell>
        </table:table-row>
        <table:table-row table:style-name="ro1">
          <table:table-cell office:value-type="string">
            <text:p>AFR419 <text:s text:c="5"/></text:p>
          </table:table-cell>
          <table:table-cell office:value-type="string">
            <text:p>3500,759521</text:p>
          </table:table-cell>
          <table:table-cell office:value-type="string">
            <text:p>815,283508</text:p>
          </table:table-cell>
          <table:table-cell office:value-type="string">
            <text:p>480,951599</text:p>
          </table:table-cell>
          <table:table-cell office:value-type="string">
            <text:p>459,825470</text:p>
          </table:table-cell>
          <table:table-cell office:value-type="string">
            <text:p>5798,520020</text:p>
          </table:table-cell>
          <table:table-cell office:value-type="string">
            <text:p>217,538483</text:p>
          </table:table-cell>
          <table:table-cell office:value-type="string">
            <text:p>10626,158203</text:p>
          </table:table-cell>
          <table:table-cell office:value-type="string">
            <text:p>249,015396</text:p>
          </table:table-cell>
          <table:table-cell office:value-type="string">
            <text:p>135,168930</text:p>
          </table:table-cell>
          <table:table-cell office:value-type="string">
            <text:p>31,240240</text:p>
          </table:table-cell>
          <table:table-cell office:value-type="string">
            <text:p>5845,552246</text:p>
          </table:table-cell>
          <table:table-cell office:value-type="string">
            <text:p>121,992058</text:p>
          </table:table-cell>
          <table:table-cell office:value-type="string">
            <text:p>3850,235107</text:p>
          </table:table-cell>
          <table:table-cell office:value-type="string">
            <text:p>75,649704</text:p>
          </table:table-cell>
          <table:table-cell office:value-type="string">
            <text:p>11562,158203</text:p>
          </table:table-cell>
          <table:table-cell office:value-type="string">
            <text:p>160,542084</text:p>
          </table:table-cell>
          <table:table-cell office:value-type="string">
            <text:p>3819,870850</text:p>
          </table:table-cell>
          <table:table-cell office:value-type="string">
            <text:p>53,538250</text:p>
          </table:table-cell>
          <table:table-cell office:value-type="string">
            <text:p>411,898743</text:p>
          </table:table-cell>
          <table:table-cell office:value-type="string">
            <text:p>12,188398</text:p>
          </table:table-cell>
          <table:table-cell office:value-type="string">
            <text:p>14,622849</text:p>
          </table:table-cell>
          <table:table-cell office:value-type="string">
            <text:p>5,286484</text:p>
          </table:table-cell>
          <table:table-cell office:value-type="string">
            <text:p>38,710022</text:p>
          </table:table-cell>
          <table:table-cell office:value-type="string">
            <text:p>8,059696</text:p>
          </table:table-cell>
          <table:table-cell office:value-type="string">
            <text:p>98,162292</text:p>
          </table:table-cell>
          <table:table-cell office:value-type="string">
            <text:p>5,536280</text:p>
          </table:table-cell>
          <table:table-cell office:value-type="string">
            <text:p>4650,506348</text:p>
          </table:table-cell>
          <table:table-cell office:value-type="string">
            <text:p>87,208633</text:p>
          </table:table-cell>
          <table:table-cell office:value-type="string">
            <text:p>65,290459</text:p>
          </table:table-cell>
          <table:table-cell office:value-type="string">
            <text:p>8,382101</text:p>
          </table:table-cell>
          <table:table-cell office:value-type="string">
            <text:p>91,409660</text:p>
          </table:table-cell>
          <table:table-cell office:value-type="string">
            <text:p>16,042719</text:p>
          </table:table-cell>
          <table:table-cell office:value-type="string">
            <text:p>521,925659</text:p>
          </table:table-cell>
          <table:table-cell office:value-type="string">
            <text:p>22,172567</text:p>
          </table:table-cell>
          <table:table-cell office:value-type="string">
            <text:p>263,336914</text:p>
          </table:table-cell>
          <table:table-cell office:value-type="string">
            <text:p>10,526163</text:p>
          </table:table-cell>
          <table:table-cell office:value-type="string">
            <text:p>38,187515</text:p>
          </table:table-cell>
          <table:table-cell office:value-type="string">
            <text:p>10,051918</text:p>
          </table:table-cell>
          <table:table-cell office:value-type="string">
            <text:p>41,396622</text:p>
          </table:table-cell>
          <table:table-cell office:value-type="string">
            <text:p>10,476689</text:p>
          </table:table-cell>
          <table:table-cell office:value-type="string">
            <text:p>22,933655</text:p>
          </table:table-cell>
          <table:table-cell office:value-type="string">
            <text:p>10,831350</text:p>
          </table:table-cell>
          <table:table-cell office:value-type="string">
            <text:p>279,109528</text:p>
          </table:table-cell>
          <table:table-cell office:value-type="string">
            <text:p>21,500282</text:p>
          </table:table-cell>
        </table:table-row>
        <table:table-row table:style-name="ro1">
          <table:table-cell office:value-type="string">
            <text:p>AFR420 <text:s text:c="5"/></text:p>
          </table:table-cell>
          <table:table-cell office:value-type="string">
            <text:p>25780,914063</text:p>
          </table:table-cell>
          <table:table-cell office:value-type="string">
            <text:p>2113,649170</text:p>
          </table:table-cell>
          <table:table-cell office:value-type="string">
            <text:p>4589,660645</text:p>
          </table:table-cell>
          <table:table-cell office:value-type="string">
            <text:p>581,150757</text:p>
          </table:table-cell>
          <table:table-cell office:value-type="string">
            <text:p>17799,369141</text:p>
          </table:table-cell>
          <table:table-cell office:value-type="string">
            <text:p>465,846252</text:p>
          </table:table-cell>
          <table:table-cell office:value-type="string">
            <text:p>39701,937500</text:p>
          </table:table-cell>
          <table:table-cell office:value-type="string">
            <text:p>863,632080</text:p>
          </table:table-cell>
          <table:table-cell office:value-type="string">
            <text:p>306,106140</text:p>
          </table:table-cell>
          <table:table-cell office:value-type="string">
            <text:p>44,372391</text:p>
          </table:table-cell>
          <table:table-cell office:value-type="string">
            <text:p>9877,119141</text:p>
          </table:table-cell>
          <table:table-cell office:value-type="string">
            <text:p>199,890198</text:p>
          </table:table-cell>
          <table:table-cell office:value-type="string">
            <text:p>55857,234375</text:p>
          </table:table-cell>
          <table:table-cell office:value-type="string">
            <text:p>950,576782</text:p>
          </table:table-cell>
          <table:table-cell office:value-type="string">
            <text:p>23408,367188</text:p>
          </table:table-cell>
          <table:table-cell office:value-type="string">
            <text:p>320,317230</text:p>
          </table:table-cell>
          <table:table-cell office:value-type="string">
            <text:p>13759,953125</text:p>
          </table:table-cell>
          <table:table-cell office:value-type="string">
            <text:p>181,526535</text:p>
          </table:table-cell>
          <table:table-cell office:value-type="string">
            <text:p>1348,300537</text:p>
          </table:table-cell>
          <table:table-cell office:value-type="string">
            <text:p>35,044647</text:p>
          </table:table-cell>
          <table:table-cell office:value-type="string">
            <text:p>24,529175</text:p>
          </table:table-cell>
          <table:table-cell office:value-type="string">
            <text:p>5,629498</text:p>
          </table:table-cell>
          <table:table-cell office:value-type="string">
            <text:p>73,855560</text:p>
          </table:table-cell>
          <table:table-cell office:value-type="string">
            <text:p>8,121432</text:p>
          </table:table-cell>
          <table:table-cell office:value-type="string">
            <text:p>238,274734</text:p>
          </table:table-cell>
          <table:table-cell office:value-type="string">
            <text:p>7,163887</text:p>
          </table:table-cell>
          <table:table-cell office:value-type="string">
            <text:p>13279,167969</text:p>
          </table:table-cell>
          <table:table-cell office:value-type="string">
            <text:p>244,386322</text:p>
          </table:table-cell>
          <table:table-cell office:value-type="string">
            <text:p>34,533615</text:p>
          </table:table-cell>
          <table:table-cell office:value-type="string">
            <text:p>7,651506</text:p>
          </table:table-cell>
          <table:table-cell office:value-type="string">
            <text:p>114,648399</text:p>
          </table:table-cell>
          <table:table-cell office:value-type="string">
            <text:p>15,733823</text:p>
          </table:table-cell>
          <table:table-cell office:value-type="string">
            <text:p>840,946716</text:p>
          </table:table-cell>
          <table:table-cell office:value-type="string">
            <text:p>24,535238</text:p>
          </table:table-cell>
          <table:table-cell office:value-type="string">
            <text:p>363,841309</text:p>
          </table:table-cell>
          <table:table-cell office:value-type="string">
            <text:p>10,673779</text:p>
          </table:table-cell>
          <table:table-cell office:value-type="string">
            <text:p>56,410973</text:p>
          </table:table-cell>
          <table:table-cell office:value-type="string">
            <text:p>9,178569</text:p>
          </table:table-cell>
          <table:table-cell office:value-type="string">
            <text:p>128,124191</text:p>
          </table:table-cell>
          <table:table-cell office:value-type="string">
            <text:p>9,609571</text:p>
          </table:table-cell>
          <table:table-cell office:value-type="string">
            <text:p>44,934483</text:p>
          </table:table-cell>
          <table:table-cell office:value-type="string">
            <text:p>9,827432</text:p>
          </table:table-cell>
          <table:table-cell office:value-type="string">
            <text:p>437,292480</text:p>
          </table:table-cell>
          <table:table-cell office:value-type="string">
            <text:p>21,184547</text:p>
          </table:table-cell>
        </table:table-row>
        <table:table-row table:style-name="ro1">
          <table:table-cell office:value-type="string">
            <text:p>AFR421 <text:s text:c="5"/></text:p>
          </table:table-cell>
          <table:table-cell office:value-type="string">
            <text:p>6757,990723</text:p>
          </table:table-cell>
          <table:table-cell office:value-type="string">
            <text:p>991,725403</text:p>
          </table:table-cell>
          <table:table-cell office:value-type="string">
            <text:p>3119,304443</text:p>
          </table:table-cell>
          <table:table-cell office:value-type="string">
            <text:p>514,755859</text:p>
          </table:table-cell>
          <table:table-cell office:value-type="string">
            <text:p>20690,474609</text:p>
          </table:table-cell>
          <table:table-cell office:value-type="string">
            <text:p>508,138062</text:p>
          </table:table-cell>
          <table:table-cell office:value-type="string">
            <text:p>44683,945313</text:p>
          </table:table-cell>
          <table:table-cell office:value-type="string">
            <text:p>968,469543</text:p>
          </table:table-cell>
          <table:table-cell office:value-type="string">
            <text:p>393,872314</text:p>
          </table:table-cell>
          <table:table-cell office:value-type="string">
            <text:p>37,072777</text:p>
          </table:table-cell>
          <table:table-cell office:value-type="string">
            <text:p>7174,255371</text:p>
          </table:table-cell>
          <table:table-cell office:value-type="string">
            <text:p>147,075836</text:p>
          </table:table-cell>
          <table:table-cell office:value-type="string">
            <text:p>11833,390625</text:p>
          </table:table-cell>
          <table:table-cell office:value-type="string">
            <text:p>208,279846</text:p>
          </table:table-cell>
          <table:table-cell office:value-type="string">
            <text:p>8355,051758</text:p>
          </table:table-cell>
          <table:table-cell office:value-type="string">
            <text:p>117,366486</text:p>
          </table:table-cell>
          <table:table-cell office:value-type="string">
            <text:p>10231,584961</text:p>
          </table:table-cell>
          <table:table-cell office:value-type="string">
            <text:p>135,739853</text:p>
          </table:table-cell>
          <table:table-cell office:value-type="string">
            <text:p>1505,940430</text:p>
          </table:table-cell>
          <table:table-cell office:value-type="string">
            <text:p>39,011478</text:p>
          </table:table-cell>
          <table:table-cell office:value-type="string">
            <text:p>24,375473</text:p>
          </table:table-cell>
          <table:table-cell office:value-type="string">
            <text:p>6,006653</text:p>
          </table:table-cell>
          <table:table-cell office:value-type="string">
            <text:p>69,363968</text:p>
          </table:table-cell>
          <table:table-cell office:value-type="string">
            <text:p>8,296928</text:p>
          </table:table-cell>
          <table:table-cell office:value-type="string">
            <text:p>292,252838</text:p>
          </table:table-cell>
          <table:table-cell office:value-type="string">
            <text:p>8,256238</text:p>
          </table:table-cell>
          <table:table-cell office:value-type="string">
            <text:p>17666,544922</text:p>
          </table:table-cell>
          <table:table-cell office:value-type="string">
            <text:p>324,493408</text:p>
          </table:table-cell>
          <table:table-cell office:value-type="string">
            <text:p>38,682827</text:p>
          </table:table-cell>
          <table:table-cell office:value-type="string">
            <text:p>8,257095</text:p>
          </table:table-cell>
          <table:table-cell office:value-type="string">
            <text:p>277,942871</text:p>
          </table:table-cell>
          <table:table-cell office:value-type="string">
            <text:p>17,106934</text:p>
          </table:table-cell>
          <table:table-cell office:value-type="string">
            <text:p>520,186279</text:p>
          </table:table-cell>
          <table:table-cell office:value-type="string">
            <text:p>22,125513</text:p>
          </table:table-cell>
          <table:table-cell office:value-type="string">
            <text:p>220,542786</text:p>
          </table:table-cell>
          <table:table-cell office:value-type="string">
            <text:p>10,002160</text:p>
          </table:table-cell>
          <table:table-cell office:value-type="string">
            <text:p>32,744831</text:p>
          </table:table-cell>
          <table:table-cell office:value-type="string">
            <text:p>9,781219</text:p>
          </table:table-cell>
          <table:table-cell office:value-type="string">
            <text:p>88,161903</text:p>
          </table:table-cell>
          <table:table-cell office:value-type="string">
            <text:p>10,170697</text:p>
          </table:table-cell>
          <table:table-cell office:value-type="string">
            <text:p>55,720547</text:p>
          </table:table-cell>
          <table:table-cell office:value-type="string">
            <text:p>10,744083</text:p>
          </table:table-cell>
          <table:table-cell office:value-type="string">
            <text:p>242,353821</text:p>
          </table:table-cell>
          <table:table-cell office:value-type="string">
            <text:p>20,825216</text:p>
          </table:table-cell>
        </table:table-row>
        <table:table-row table:style-name="ro1">
          <table:table-cell office:value-type="string">
            <text:p>AFR422 <text:s text:c="5"/></text:p>
          </table:table-cell>
          <table:table-cell office:value-type="string">
            <text:p>6319,881836</text:p>
          </table:table-cell>
          <table:table-cell office:value-type="string">
            <text:p>971,693970</text:p>
          </table:table-cell>
          <table:table-cell office:value-type="string">
            <text:p>3648,580811</text:p>
          </table:table-cell>
          <table:table-cell office:value-type="string">
            <text:p>530,062256</text:p>
          </table:table-cell>
          <table:table-cell office:value-type="string">
            <text:p>27267,388672</text:p>
          </table:table-cell>
          <table:table-cell office:value-type="string">
            <text:p>640,020264</text:p>
          </table:table-cell>
          <table:table-cell office:value-type="string">
            <text:p>58401,589844</text:p>
          </table:table-cell>
          <table:table-cell office:value-type="string">
            <text:p>1260,169678</text:p>
          </table:table-cell>
          <table:table-cell office:value-type="string">
            <text:p>509,756470</text:p>
          </table:table-cell>
          <table:table-cell office:value-type="string">
            <text:p>40,895515</text:p>
          </table:table-cell>
          <table:table-cell office:value-type="string">
            <text:p>7166,856934</text:p>
          </table:table-cell>
          <table:table-cell office:value-type="string">
            <text:p>147,539459</text:p>
          </table:table-cell>
          <table:table-cell office:value-type="string">
            <text:p>13829,333984</text:p>
          </table:table-cell>
          <table:table-cell office:value-type="string">
            <text:p>241,905487</text:p>
          </table:table-cell>
          <table:table-cell office:value-type="string">
            <text:p>13754,213867</text:p>
          </table:table-cell>
          <table:table-cell office:value-type="string">
            <text:p>190,092728</text:p>
          </table:table-cell>
          <table:table-cell office:value-type="string">
            <text:p>15081,944336</text:p>
          </table:table-cell>
          <table:table-cell office:value-type="string">
            <text:p>198,541061</text:p>
          </table:table-cell>
          <table:table-cell office:value-type="string">
            <text:p>2015,718140</text:p>
          </table:table-cell>
          <table:table-cell office:value-type="string">
            <text:p>51,755707</text:p>
          </table:table-cell>
          <table:table-cell office:value-type="string">
            <text:p>32,991768</text:p>
          </table:table-cell>
          <table:table-cell office:value-type="string">
            <text:p>6,243771</text:p>
          </table:table-cell>
          <table:table-cell office:value-type="string">
            <text:p>85,536865</text:p>
          </table:table-cell>
          <table:table-cell office:value-type="string">
            <text:p>8,340703</text:p>
          </table:table-cell>
          <table:table-cell office:value-type="string">
            <text:p>323,129852</text:p>
          </table:table-cell>
          <table:table-cell office:value-type="string">
            <text:p>8,676894</text:p>
          </table:table-cell>
          <table:table-cell office:value-type="string">
            <text:p>23473,445313</text:p>
          </table:table-cell>
          <table:table-cell office:value-type="string">
            <text:p>430,523895</text:p>
          </table:table-cell>
          <table:table-cell office:value-type="string">
            <text:p>23,404737</text:p>
          </table:table-cell>
          <table:table-cell office:value-type="string">
            <text:p>7,873599</text:p>
          </table:table-cell>
          <table:table-cell office:value-type="string">
            <text:p>176,996735</text:p>
          </table:table-cell>
          <table:table-cell office:value-type="string">
            <text:p>16,201544</text:p>
          </table:table-cell>
          <table:table-cell office:value-type="string">
            <text:p>550,933472</text:p>
          </table:table-cell>
          <table:table-cell office:value-type="string">
            <text:p>22,184698</text:p>
          </table:table-cell>
          <table:table-cell office:value-type="string">
            <text:p>112,768776</text:p>
          </table:table-cell>
          <table:table-cell office:value-type="string">
            <text:p>8,926579</text:p>
          </table:table-cell>
          <table:table-cell office:value-type="string">
            <text:p>58,079521</text:p>
          </table:table-cell>
          <table:table-cell office:value-type="string">
            <text:p>9,321743</text:p>
          </table:table-cell>
          <table:table-cell office:value-type="string">
            <text:p>117,241066</text:p>
          </table:table-cell>
          <table:table-cell office:value-type="string">
            <text:p>9,783012</text:p>
          </table:table-cell>
          <table:table-cell office:value-type="string">
            <text:p>91,507339</text:p>
          </table:table-cell>
          <table:table-cell office:value-type="string">
            <text:p>10,292361</text:p>
          </table:table-cell>
          <table:table-cell office:value-type="string">
            <text:p>292,257660</text:p>
          </table:table-cell>
          <table:table-cell office:value-type="string">
            <text:p>20,241703</text:p>
          </table:table-cell>
        </table:table-row>
        <table:table-row table:style-name="ro1">
          <table:table-cell office:value-type="string">
            <text:p>AFR423 <text:s text:c="5"/></text:p>
          </table:table-cell>
          <table:table-cell office:value-type="string">
            <text:p>4019,768066</text:p>
          </table:table-cell>
          <table:table-cell office:value-type="string">
            <text:p>783,357849</text:p>
          </table:table-cell>
          <table:table-cell office:value-type="string">
            <text:p>3018,698242</text:p>
          </table:table-cell>
          <table:table-cell office:value-type="string">
            <text:p>488,711609</text:p>
          </table:table-cell>
          <table:table-cell office:value-type="string">
            <text:p>20725,839844</text:p>
          </table:table-cell>
          <table:table-cell office:value-type="string">
            <text:p>498,376312</text:p>
          </table:table-cell>
          <table:table-cell office:value-type="string">
            <text:p>41890,218750</text:p>
          </table:table-cell>
          <table:table-cell office:value-type="string">
            <text:p>908,712769</text:p>
          </table:table-cell>
          <table:table-cell office:value-type="string">
            <text:p>339,614380</text:p>
          </table:table-cell>
          <table:table-cell office:value-type="string">
            <text:p>32,906837</text:p>
          </table:table-cell>
          <table:table-cell office:value-type="string">
            <text:p>5358,073730</text:p>
          </table:table-cell>
          <table:table-cell office:value-type="string">
            <text:p>112,840691</text:p>
          </table:table-cell>
          <table:table-cell office:value-type="string">
            <text:p>7587,361816</text:p>
          </table:table-cell>
          <table:table-cell office:value-type="string">
            <text:p>136,859558</text:p>
          </table:table-cell>
          <table:table-cell office:value-type="string">
            <text:p>6844,012695</text:p>
          </table:table-cell>
          <table:table-cell office:value-type="string">
            <text:p>96,950218</text:p>
          </table:table-cell>
          <table:table-cell office:value-type="string">
            <text:p>8012,086426</text:p>
          </table:table-cell>
          <table:table-cell office:value-type="string">
            <text:p>107,026787</text:p>
          </table:table-cell>
          <table:table-cell office:value-type="string">
            <text:p>1443,952148</text:p>
          </table:table-cell>
          <table:table-cell office:value-type="string">
            <text:p>37,422558</text:p>
          </table:table-cell>
          <table:table-cell office:value-type="string">
            <text:p>35,137836</text:p>
          </table:table-cell>
          <table:table-cell office:value-type="string">
            <text:p>5,611002</text:p>
          </table:table-cell>
          <table:table-cell office:value-type="string">
            <text:p>55,868343</text:p>
          </table:table-cell>
          <table:table-cell office:value-type="string">
            <text:p>7,964561</text:p>
          </table:table-cell>
          <table:table-cell office:value-type="string">
            <text:p>206,645844</text:p>
          </table:table-cell>
          <table:table-cell office:value-type="string">
            <text:p>6,582289</text:p>
          </table:table-cell>
          <table:table-cell office:value-type="string">
            <text:p>16239,798828</text:p>
          </table:table-cell>
          <table:table-cell office:value-type="string">
            <text:p>298,421356</text:p>
          </table:table-cell>
          <table:table-cell office:value-type="string">
            <text:p>31,043781</text:p>
          </table:table-cell>
          <table:table-cell office:value-type="string">
            <text:p>7,314643</text:p>
          </table:table-cell>
          <table:table-cell office:value-type="string">
            <text:p>35,156219</text:p>
          </table:table-cell>
          <table:table-cell office:value-type="string">
            <text:p>15,178410</text:p>
          </table:table-cell>
          <table:table-cell office:value-type="string">
            <text:p>270,221100</text:p>
          </table:table-cell>
          <table:table-cell office:value-type="string">
            <text:p>20,385738</text:p>
          </table:table-cell>
          <table:table-cell office:value-type="string">
            <text:p>98,374695</text:p>
          </table:table-cell>
          <table:table-cell office:value-type="string">
            <text:p>8,213202</text:p>
          </table:table-cell>
          <table:table-cell office:value-type="string">
            <text:p>31,818560</text:p>
          </table:table-cell>
          <table:table-cell office:value-type="string">
            <text:p>8,605918</text:p>
          </table:table-cell>
          <table:table-cell office:value-type="string">
            <text:p>75,273041</text:p>
          </table:table-cell>
          <table:table-cell office:value-type="string">
            <text:p>8,958977</text:p>
          </table:table-cell>
          <table:table-cell office:value-type="string">
            <text:p>64,292938</text:p>
          </table:table-cell>
          <table:table-cell office:value-type="string">
            <text:p>9,452908</text:p>
          </table:table-cell>
          <table:table-cell office:value-type="string">
            <text:p>88,170235</text:p>
          </table:table-cell>
          <table:table-cell office:value-type="string">
            <text:p>17,733816</text:p>
          </table:table-cell>
        </table:table-row>
        <table:table-row table:style-name="ro1">
          <table:table-cell office:value-type="string">
            <text:p>AFR424 <text:s text:c="5"/></text:p>
          </table:table-cell>
          <table:table-cell office:value-type="string">
            <text:p>5762,429199</text:p>
          </table:table-cell>
          <table:table-cell office:value-type="string">
            <text:p>907,797302</text:p>
          </table:table-cell>
          <table:table-cell office:value-type="string">
            <text:p>2814,332764</text:p>
          </table:table-cell>
          <table:table-cell office:value-type="string">
            <text:p>501,965454</text:p>
          </table:table-cell>
          <table:table-cell office:value-type="string">
            <text:p>18506,919922</text:p>
          </table:table-cell>
          <table:table-cell office:value-type="string">
            <text:p>462,652344</text:p>
          </table:table-cell>
          <table:table-cell office:value-type="string">
            <text:p>39052,136719</text:p>
          </table:table-cell>
          <table:table-cell office:value-type="string">
            <text:p>848,945679</text:p>
          </table:table-cell>
          <table:table-cell office:value-type="string">
            <text:p>293,423645</text:p>
          </table:table-cell>
          <table:table-cell office:value-type="string">
            <text:p>36,307522</text:p>
          </table:table-cell>
          <table:table-cell office:value-type="string">
            <text:p>6897,764160</text:p>
          </table:table-cell>
          <table:table-cell office:value-type="string">
            <text:p>142,111389</text:p>
          </table:table-cell>
          <table:table-cell office:value-type="string">
            <text:p>12216,771484</text:p>
          </table:table-cell>
          <table:table-cell office:value-type="string">
            <text:p>214,876694</text:p>
          </table:table-cell>
          <table:table-cell office:value-type="string">
            <text:p>13403,255859</text:p>
          </table:table-cell>
          <table:table-cell office:value-type="string">
            <text:p>185,266663</text:p>
          </table:table-cell>
          <table:table-cell office:value-type="string">
            <text:p>10199,514648</text:p>
          </table:table-cell>
          <table:table-cell office:value-type="string">
            <text:p>135,374390</text:p>
          </table:table-cell>
          <table:table-cell office:value-type="string">
            <text:p>1337,819458</text:p>
          </table:table-cell>
          <table:table-cell office:value-type="string">
            <text:p>34,775021</text:p>
          </table:table-cell>
          <table:table-cell office:value-type="string">
            <text:p>17,214643</text:p>
          </table:table-cell>
          <table:table-cell office:value-type="string">
            <text:p>5,576628</text:p>
          </table:table-cell>
          <table:table-cell office:value-type="string">
            <text:p>53,474247</text:p>
          </table:table-cell>
          <table:table-cell office:value-type="string">
            <text:p>8,017504</text:p>
          </table:table-cell>
          <table:table-cell office:value-type="string">
            <text:p>218,835587</text:p>
          </table:table-cell>
          <table:table-cell office:value-type="string">
            <text:p>6,845016</text:p>
          </table:table-cell>
          <table:table-cell office:value-type="string">
            <text:p>13399,454102</text:p>
          </table:table-cell>
          <table:table-cell office:value-type="string">
            <text:p>246,578568</text:p>
          </table:table-cell>
          <table:table-cell office:value-type="string">
            <text:p>33,487492</text:p>
          </table:table-cell>
          <table:table-cell office:value-type="string">
            <text:p>7,573489</text:p>
          </table:table-cell>
          <table:table-cell office:value-type="string">
            <text:p>119,476555</text:p>
          </table:table-cell>
          <table:table-cell office:value-type="string">
            <text:p>15,719700</text:p>
          </table:table-cell>
          <table:table-cell office:value-type="string">
            <text:p>435,935272</text:p>
          </table:table-cell>
          <table:table-cell office:value-type="string">
            <text:p>21,343487</text:p>
          </table:table-cell>
          <table:table-cell office:value-type="string">
            <text:p>141,273407</text:p>
          </table:table-cell>
          <table:table-cell office:value-type="string">
            <text:p>8,780564</text:p>
          </table:table-cell>
          <table:table-cell office:value-type="string">
            <text:p>52,192108</text:p>
          </table:table-cell>
          <table:table-cell office:value-type="string">
            <text:p>9,052044</text:p>
          </table:table-cell>
          <table:table-cell office:value-type="string">
            <text:p>77,490051</text:p>
          </table:table-cell>
          <table:table-cell office:value-type="string">
            <text:p>9,347252</text:p>
          </table:table-cell>
          <table:table-cell office:value-type="string">
            <text:p>55,163948</text:p>
          </table:table-cell>
          <table:table-cell office:value-type="string">
            <text:p>9,886273</text:p>
          </table:table-cell>
          <table:table-cell office:value-type="string">
            <text:p>250,731522</text:p>
          </table:table-cell>
          <table:table-cell office:value-type="string">
            <text:p>19,332867</text:p>
          </table:table-cell>
        </table:table-row>
        <table:table-row table:style-name="ro1">
          <table:table-cell office:value-type="string">
            <text:p>AFR425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,511229</text:p>
          </table:table-cell>
          <table:table-cell office:value-type="string">
            <text:p>413,0028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2,717697</text:p>
          </table:table-cell>
          <table:table-cell office:value-type="string">
            <text:p>52,34098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,983443</text:p>
          </table:table-cell>
          <table:table-cell office:value-type="string">
            <text:p>8,2286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,104429</text:p>
          </table:table-cell>
          <table:table-cell office:value-type="string">
            <text:p>5,696034</text:p>
          </table:table-cell>
          <table:table-cell office:value-type="string">
            <text:p>8,584267</text:p>
          </table:table-cell>
          <table:table-cell office:value-type="string">
            <text:p>8,041306</text:p>
          </table:table-cell>
          <table:table-cell office:value-type="string">
            <text:p>47,071598</text:p>
          </table:table-cell>
          <table:table-cell office:value-type="string">
            <text:p>8,737037</text:p>
          </table:table-cell>
          <table:table-cell office:value-type="string">
            <text:p>28,192053</text:p>
          </table:table-cell>
          <table:table-cell office:value-type="string">
            <text:p>6,187025</text:p>
          </table:table-cell>
          <table:table-cell office:value-type="string">
            <text:p>50,949871</text:p>
          </table:table-cell>
          <table:table-cell office:value-type="string">
            <text:p>13,975739</text:p>
          </table:table-cell>
          <table:table-cell office:value-type="string">
            <text:p>97,865120</text:p>
          </table:table-cell>
          <table:table-cell office:value-type="string">
            <text:p>10,447330</text:p>
          </table:table-cell>
          <table:table-cell office:value-type="string">
            <text:p>78,930222</text:p>
          </table:table-cell>
          <table:table-cell office:value-type="string">
            <text:p>17,157387</text:p>
          </table:table-cell>
          <table:table-cell office:value-type="string">
            <text:p>20,574961</text:p>
          </table:table-cell>
          <table:table-cell office:value-type="string">
            <text:p>20,978220</text:p>
          </table:table-cell>
          <table:table-cell office:value-type="string">
            <text:p>55,033524</text:p>
          </table:table-cell>
          <table:table-cell office:value-type="string">
            <text:p>11,793637</text:p>
          </table:table-cell>
          <table:table-cell office:value-type="string">
            <text:p>32,068901</text:p>
          </table:table-cell>
          <table:table-cell office:value-type="string">
            <text:p>12,630529</text:p>
          </table:table-cell>
          <table:table-cell office:value-type="string">
            <text:p>41,571850</text:p>
          </table:table-cell>
          <table:table-cell office:value-type="string">
            <text:p>13,123159</text:p>
          </table:table-cell>
          <table:table-cell office:value-type="string">
            <text:p>19,434669</text:p>
          </table:table-cell>
          <table:table-cell office:value-type="string">
            <text:p>13,920884</text:p>
          </table:table-cell>
          <table:table-cell office:value-type="string">
            <text:p>78,362251</text:p>
          </table:table-cell>
          <table:table-cell office:value-type="string">
            <text:p>25,666916</text:p>
          </table:table-cell>
        </table:table-row>
        <table:table-row table:style-name="ro1">
          <table:table-cell office:value-type="string">
            <text:p>AFR426 <text:s text:c="5"/></text:p>
          </table:table-cell>
          <table:table-cell office:value-type="string">
            <text:p>5983,249023</text:p>
          </table:table-cell>
          <table:table-cell office:value-type="string">
            <text:p>879,623962</text:p>
          </table:table-cell>
          <table:table-cell office:value-type="string">
            <text:p>1986,390869</text:p>
          </table:table-cell>
          <table:table-cell office:value-type="string">
            <text:p>479,671204</text:p>
          </table:table-cell>
          <table:table-cell office:value-type="string">
            <text:p>15211,585938</text:p>
          </table:table-cell>
          <table:table-cell office:value-type="string">
            <text:p>388,500732</text:p>
          </table:table-cell>
          <table:table-cell office:value-type="string">
            <text:p>31457,509766</text:p>
          </table:table-cell>
          <table:table-cell office:value-type="string">
            <text:p>687,447693</text:p>
          </table:table-cell>
          <table:table-cell office:value-type="string">
            <text:p>265,930786</text:p>
          </table:table-cell>
          <table:table-cell office:value-type="string">
            <text:p>32,617218</text:p>
          </table:table-cell>
          <table:table-cell office:value-type="string">
            <text:p>4794,321777</text:p>
          </table:table-cell>
          <table:table-cell office:value-type="string">
            <text:p>103,046906</text:p>
          </table:table-cell>
          <table:table-cell office:value-type="string">
            <text:p>9570,568359</text:p>
          </table:table-cell>
          <table:table-cell office:value-type="string">
            <text:p>170,151688</text:p>
          </table:table-cell>
          <table:table-cell office:value-type="string">
            <text:p>6798,389648</text:p>
          </table:table-cell>
          <table:table-cell office:value-type="string">
            <text:p>96,384933</text:p>
          </table:table-cell>
          <table:table-cell office:value-type="string">
            <text:p>7489,417969</text:p>
          </table:table-cell>
          <table:table-cell office:value-type="string">
            <text:p>100,299438</text:p>
          </table:table-cell>
          <table:table-cell office:value-type="string">
            <text:p>1091,261230</text:p>
          </table:table-cell>
          <table:table-cell office:value-type="string">
            <text:p>28,645166</text:p>
          </table:table-cell>
          <table:table-cell office:value-type="string">
            <text:p>35,394085</text:p>
          </table:table-cell>
          <table:table-cell office:value-type="string">
            <text:p>5,547931</text:p>
          </table:table-cell>
          <table:table-cell office:value-type="string">
            <text:p>51,661201</text:p>
          </table:table-cell>
          <table:table-cell office:value-type="string">
            <text:p>7,999374</text:p>
          </table:table-cell>
          <table:table-cell office:value-type="string">
            <text:p>142,015076</text:p>
          </table:table-cell>
          <table:table-cell office:value-type="string">
            <text:p>5,787290</text:p>
          </table:table-cell>
          <table:table-cell office:value-type="string">
            <text:p>13431,845703</text:p>
          </table:table-cell>
          <table:table-cell office:value-type="string">
            <text:p>247,173080</text:p>
          </table:table-cell>
          <table:table-cell office:value-type="string">
            <text:p>34,436657</text:p>
          </table:table-cell>
          <table:table-cell office:value-type="string">
            <text:p>7,582689</text:p>
          </table:table-cell>
          <table:table-cell office:value-type="string">
            <text:p>28,657122</text:p>
          </table:table-cell>
          <table:table-cell office:value-type="string">
            <text:p>15,273952</text:p>
          </table:table-cell>
          <table:table-cell office:value-type="string">
            <text:p>302,663147</text:p>
          </table:table-cell>
          <table:table-cell office:value-type="string">
            <text:p>20,605618</text:p>
          </table:table-cell>
          <table:table-cell office:value-type="string">
            <text:p>101,621307</text:p>
          </table:table-cell>
          <table:table-cell office:value-type="string">
            <text:p>8,535151</text:p>
          </table:table-cell>
          <table:table-cell office:value-type="string">
            <text:p>23,807594</text:p>
          </table:table-cell>
          <table:table-cell office:value-type="string">
            <text:p>8,972554</text:p>
          </table:table-cell>
          <table:table-cell office:value-type="string">
            <text:p>58,950680</text:p>
          </table:table-cell>
          <table:table-cell office:value-type="string">
            <text:p>9,257003</text:p>
          </table:table-cell>
          <table:table-cell office:value-type="string">
            <text:p>50,729767</text:p>
          </table:table-cell>
          <table:table-cell office:value-type="string">
            <text:p>9,828557</text:p>
          </table:table-cell>
          <table:table-cell office:value-type="string">
            <text:p>110,479591</text:p>
          </table:table-cell>
          <table:table-cell office:value-type="string">
            <text:p>18,445482</text:p>
          </table:table-cell>
        </table:table-row>
        <table:table-row table:style-name="ro1">
          <table:table-cell office:value-type="string">
            <text:p>AFR427 <text:s text:c="5"/></text:p>
          </table:table-cell>
          <table:table-cell office:value-type="string">
            <text:p>8648,695313</text:p>
          </table:table-cell>
          <table:table-cell office:value-type="string">
            <text:p>1090,329346</text:p>
          </table:table-cell>
          <table:table-cell office:value-type="string">
            <text:p>2266,338623</text:p>
          </table:table-cell>
          <table:table-cell office:value-type="string">
            <text:p>510,433624</text:p>
          </table:table-cell>
          <table:table-cell office:value-type="string">
            <text:p>19316,085938</text:p>
          </table:table-cell>
          <table:table-cell office:value-type="string">
            <text:p>483,265411</text:p>
          </table:table-cell>
          <table:table-cell office:value-type="string">
            <text:p>42586,695313</text:p>
          </table:table-cell>
          <table:table-cell office:value-type="string">
            <text:p>924,166870</text:p>
          </table:table-cell>
          <table:table-cell office:value-type="string">
            <text:p>465,546387</text:p>
          </table:table-cell>
          <table:table-cell office:value-type="string">
            <text:p>40,670685</text:p>
          </table:table-cell>
          <table:table-cell office:value-type="string">
            <text:p>6951,460449</text:p>
          </table:table-cell>
          <table:table-cell office:value-type="string">
            <text:p>143,838379</text:p>
          </table:table-cell>
          <table:table-cell office:value-type="string">
            <text:p>19078,181641</text:p>
          </table:table-cell>
          <table:table-cell office:value-type="string">
            <text:p>330,269287</text:p>
          </table:table-cell>
          <table:table-cell office:value-type="string">
            <text:p>13523,956055</text:p>
          </table:table-cell>
          <table:table-cell office:value-type="string">
            <text:p>187,017181</text:p>
          </table:table-cell>
          <table:table-cell office:value-type="string">
            <text:p>16515,181641</text:p>
          </table:table-cell>
          <table:table-cell office:value-type="string">
            <text:p>217,102264</text:p>
          </table:table-cell>
          <table:table-cell office:value-type="string">
            <text:p>1592,105103</text:p>
          </table:table-cell>
          <table:table-cell office:value-type="string">
            <text:p>41,164165</text:p>
          </table:table-cell>
          <table:table-cell office:value-type="string">
            <text:p>25,656708</text:p>
          </table:table-cell>
          <table:table-cell office:value-type="string">
            <text:p>5,944612</text:p>
          </table:table-cell>
          <table:table-cell office:value-type="string">
            <text:p>64,992920</text:p>
          </table:table-cell>
          <table:table-cell office:value-type="string">
            <text:p>8,200212</text:p>
          </table:table-cell>
          <table:table-cell office:value-type="string">
            <text:p>247,591446</text:p>
          </table:table-cell>
          <table:table-cell office:value-type="string">
            <text:p>7,445405</text:p>
          </table:table-cell>
          <table:table-cell office:value-type="string">
            <text:p>18409,589844</text:p>
          </table:table-cell>
          <table:table-cell office:value-type="string">
            <text:p>338,053436</text:p>
          </table:table-cell>
          <table:table-cell office:value-type="string">
            <text:p>28,626106</text:p>
          </table:table-cell>
          <table:table-cell office:value-type="string">
            <text:p>7,899358</text:p>
          </table:table-cell>
          <table:table-cell office:value-type="string">
            <text:p>77,470406</text:p>
          </table:table-cell>
          <table:table-cell office:value-type="string">
            <text:p>15,652060</text:p>
          </table:table-cell>
          <table:table-cell office:value-type="string">
            <text:p>664,969116</text:p>
          </table:table-cell>
          <table:table-cell office:value-type="string">
            <text:p>23,078659</text:p>
          </table:table-cell>
          <table:table-cell office:value-type="string">
            <text:p>257,231781</text:p>
          </table:table-cell>
          <table:table-cell office:value-type="string">
            <text:p>9,915160</text:p>
          </table:table-cell>
          <table:table-cell office:value-type="string">
            <text:p>45,312038</text:p>
          </table:table-cell>
          <table:table-cell office:value-type="string">
            <text:p>9,448309</text:p>
          </table:table-cell>
          <table:table-cell office:value-type="string">
            <text:p>113,649086</text:p>
          </table:table-cell>
          <table:table-cell office:value-type="string">
            <text:p>9,897143</text:p>
          </table:table-cell>
          <table:table-cell office:value-type="string">
            <text:p>76,417587</text:p>
          </table:table-cell>
          <table:table-cell office:value-type="string">
            <text:p>10,301064</text:p>
          </table:table-cell>
          <table:table-cell office:value-type="string">
            <text:p>264,002533</text:p>
          </table:table-cell>
          <table:table-cell office:value-type="string">
            <text:p>20,211096</text:p>
          </table:table-cell>
        </table:table-row>
        <table:table-row table:style-name="ro1">
          <table:table-cell office:value-type="string">
            <text:p>AFR428 <text:s text:c="5"/></text:p>
          </table:table-cell>
          <table:table-cell office:value-type="string">
            <text:p>3105,575928</text:p>
          </table:table-cell>
          <table:table-cell office:value-type="string">
            <text:p>731,468018</text:p>
          </table:table-cell>
          <table:table-cell office:value-type="string">
            <text:p>498,430084</text:p>
          </table:table-cell>
          <table:table-cell office:value-type="string">
            <text:p>438,898895</text:p>
          </table:table-cell>
          <table:table-cell office:value-type="string">
            <text:p>3832,746094</text:p>
          </table:table-cell>
          <table:table-cell office:value-type="string">
            <text:p>180,713181</text:p>
          </table:table-cell>
          <table:table-cell office:value-type="string">
            <text:p>6764,949707</text:p>
          </table:table-cell>
          <table:table-cell office:value-type="string">
            <text:p>169,282715</text:p>
          </table:table-cell>
          <table:table-cell office:value-type="string">
            <text:p>124,797058</text:p>
          </table:table-cell>
          <table:table-cell office:value-type="string">
            <text:p>28,222029</text:p>
          </table:table-cell>
          <table:table-cell office:value-type="string">
            <text:p>5180,818848</text:p>
          </table:table-cell>
          <table:table-cell office:value-type="string">
            <text:p>109,170715</text:p>
          </table:table-cell>
          <table:table-cell office:value-type="string">
            <text:p>2377,137939</text:p>
          </table:table-cell>
          <table:table-cell office:value-type="string">
            <text:p>51,374664</text:p>
          </table:table-cell>
          <table:table-cell office:value-type="string">
            <text:p>9386,893555</text:p>
          </table:table-cell>
          <table:table-cell office:value-type="string">
            <text:p>131,182251</text:p>
          </table:table-cell>
          <table:table-cell office:value-type="string">
            <text:p>2125,488281</text:p>
          </table:table-cell>
          <table:table-cell office:value-type="string">
            <text:p>32,337048</text:p>
          </table:table-cell>
          <table:table-cell office:value-type="string">
            <text:p>244,289658</text:p>
          </table:table-cell>
          <table:table-cell office:value-type="string">
            <text:p>8,259542</text:p>
          </table:table-cell>
          <table:table-cell office:value-type="string">
            <text:p>13,470940</text:p>
          </table:table-cell>
          <table:table-cell office:value-type="string">
            <text:p>4,806062</text:p>
          </table:table-cell>
          <table:table-cell office:value-type="string">
            <text:p>39,255840</text:p>
          </table:table-cell>
          <table:table-cell office:value-type="string">
            <text:p>7,840606</text:p>
          </table:table-cell>
          <table:table-cell office:value-type="string">
            <text:p>69,784073</text:p>
          </table:table-cell>
          <table:table-cell office:value-type="string">
            <text:p>4,853020</text:p>
          </table:table-cell>
          <table:table-cell office:value-type="string">
            <text:p>2813,863037</text:p>
          </table:table-cell>
          <table:table-cell office:value-type="string">
            <text:p>53,935303</text:p>
          </table:table-cell>
          <table:table-cell office:value-type="string">
            <text:p>50,028278</text:p>
          </table:table-cell>
          <table:table-cell office:value-type="string">
            <text:p>7,582283</text:p>
          </table:table-cell>
          <table:table-cell office:value-type="string">
            <text:p>47,641335</text:p>
          </table:table-cell>
          <table:table-cell office:value-type="string">
            <text:p>15,458328</text:p>
          </table:table-cell>
          <table:table-cell office:value-type="string">
            <text:p>560,409180</text:p>
          </table:table-cell>
          <table:table-cell office:value-type="string">
            <text:p>22,199558</text:p>
          </table:table-cell>
          <table:table-cell office:value-type="string">
            <text:p>311,622528</text:p>
          </table:table-cell>
          <table:table-cell office:value-type="string">
            <text:p>10,261997</text:p>
          </table:table-cell>
          <table:table-cell office:value-type="string">
            <text:p>32,135529</text:p>
          </table:table-cell>
          <table:table-cell office:value-type="string">
            <text:p>9,196297</text:p>
          </table:table-cell>
          <table:table-cell office:value-type="string">
            <text:p>37,623703</text:p>
          </table:table-cell>
          <table:table-cell office:value-type="string">
            <text:p>9,550563</text:p>
          </table:table-cell>
          <table:table-cell office:value-type="string">
            <text:p>10,704328</text:p>
          </table:table-cell>
          <table:table-cell office:value-type="string">
            <text:p>10,120053</text:p>
          </table:table-cell>
          <table:table-cell office:value-type="string">
            <text:p>299,314240</text:p>
          </table:table-cell>
          <table:table-cell office:value-type="string">
            <text:p>20,028627</text:p>
          </table:table-cell>
        </table:table-row>
        <table:table-row table:style-name="ro1">
          <table:table-cell office:value-type="string">
            <text:p>AFR429 <text:s text:c="5"/></text:p>
          </table:table-cell>
          <table:table-cell office:value-type="string">
            <text:p>7689,499512</text:p>
          </table:table-cell>
          <table:table-cell office:value-type="string">
            <text:p>1039,206421</text:p>
          </table:table-cell>
          <table:table-cell office:value-type="string">
            <text:p>1110,177979</text:p>
          </table:table-cell>
          <table:table-cell office:value-type="string">
            <text:p>468,129333</text:p>
          </table:table-cell>
          <table:table-cell office:value-type="string">
            <text:p>5834,076172</text:p>
          </table:table-cell>
          <table:table-cell office:value-type="string">
            <text:p>233,580231</text:p>
          </table:table-cell>
          <table:table-cell office:value-type="string">
            <text:p>10994,178711</text:p>
          </table:table-cell>
          <table:table-cell office:value-type="string">
            <text:p>257,541992</text:p>
          </table:table-cell>
          <table:table-cell office:value-type="string">
            <text:p>141,525894</text:p>
          </table:table-cell>
          <table:table-cell office:value-type="string">
            <text:p>34,584766</text:p>
          </table:table-cell>
          <table:table-cell office:value-type="string">
            <text:p>7627,534180</text:p>
          </table:table-cell>
          <table:table-cell office:value-type="string">
            <text:p>155,734467</text:p>
          </table:table-cell>
          <table:table-cell office:value-type="string">
            <text:p>17903,859375</text:p>
          </table:table-cell>
          <table:table-cell office:value-type="string">
            <text:p>310,659454</text:p>
          </table:table-cell>
          <table:table-cell office:value-type="string">
            <text:p>21623,275391</text:p>
          </table:table-cell>
          <table:table-cell office:value-type="string">
            <text:p>296,159424</text:p>
          </table:table-cell>
          <table:table-cell office:value-type="string">
            <text:p>5360,701660</text:p>
          </table:table-cell>
          <table:table-cell office:value-type="string">
            <text:p>73,235863</text:p>
          </table:table-cell>
          <table:table-cell office:value-type="string">
            <text:p>406,692749</text:p>
          </table:table-cell>
          <table:table-cell office:value-type="string">
            <text:p>11,873855</text:p>
          </table:table-cell>
          <table:table-cell office:value-type="string">
            <text:p>15,614771</text:p>
          </table:table-cell>
          <table:table-cell office:value-type="string">
            <text:p>4,840214</text:p>
          </table:table-cell>
          <table:table-cell office:value-type="string">
            <text:p>45,287064</text:p>
          </table:table-cell>
          <table:table-cell office:value-type="string">
            <text:p>7,840178</text:p>
          </table:table-cell>
          <table:table-cell office:value-type="string">
            <text:p>105,083229</text:p>
          </table:table-cell>
          <table:table-cell office:value-type="string">
            <text:p>5,190857</text:p>
          </table:table-cell>
          <table:table-cell office:value-type="string">
            <text:p>4179,505371</text:p>
          </table:table-cell>
          <table:table-cell office:value-type="string">
            <text:p>78,563309</text:p>
          </table:table-cell>
          <table:table-cell office:value-type="string">
            <text:p>49,033802</text:p>
          </table:table-cell>
          <table:table-cell office:value-type="string">
            <text:p>7,560058</text:p>
          </table:table-cell>
          <table:table-cell office:value-type="string">
            <text:p>98,321495</text:p>
          </table:table-cell>
          <table:table-cell office:value-type="string">
            <text:p>15,608956</text:p>
          </table:table-cell>
          <table:table-cell office:value-type="string">
            <text:p>1044,640503</text:p>
          </table:table-cell>
          <table:table-cell office:value-type="string">
            <text:p>26,550900</text:p>
          </table:table-cell>
          <table:table-cell office:value-type="string">
            <text:p>824,711060</text:p>
          </table:table-cell>
          <table:table-cell office:value-type="string">
            <text:p>16,382215</text:p>
          </table:table-cell>
          <table:table-cell office:value-type="string">
            <text:p>40,238190</text:p>
          </table:table-cell>
          <table:table-cell office:value-type="string">
            <text:p>9,331323</text:p>
          </table:table-cell>
          <table:table-cell office:value-type="string">
            <text:p>51,950260</text:p>
          </table:table-cell>
          <table:table-cell office:value-type="string">
            <text:p>9,442759</text:p>
          </table:table-cell>
          <table:table-cell office:value-type="string">
            <text:p>19,297117</text:p>
          </table:table-cell>
          <table:table-cell office:value-type="string">
            <text:p>9,861401</text:p>
          </table:table-cell>
          <table:table-cell office:value-type="string">
            <text:p>431,761780</text:p>
          </table:table-cell>
          <table:table-cell office:value-type="string">
            <text:p>21,188732</text:p>
          </table:table-cell>
        </table:table-row>
        <table:table-row table:style-name="ro1">
          <table:table-cell office:value-type="string">
            <text:p>AFR430 <text:s text:c="5"/></text:p>
          </table:table-cell>
          <table:table-cell office:value-type="string">
            <text:p>1308,584595</text:p>
          </table:table-cell>
          <table:table-cell office:value-type="string">
            <text:p>576,128723</text:p>
          </table:table-cell>
          <table:table-cell office:value-type="string">
            <text:p>574,030273</text:p>
          </table:table-cell>
          <table:table-cell office:value-type="string">
            <text:p>373,451202</text:p>
          </table:table-cell>
          <table:table-cell office:value-type="string">
            <text:p>673,249146</text:p>
          </table:table-cell>
          <table:table-cell office:value-type="string">
            <text:p>118,097015</text:p>
          </table:table-cell>
          <table:table-cell office:value-type="string">
            <text:p>740,756653</text:p>
          </table:table-cell>
          <table:table-cell office:value-type="string">
            <text:p>54,024002</text:p>
          </table:table-cell>
          <table:table-cell office:value-type="string">
            <text:p>24,978209</text:p>
          </table:table-cell>
          <table:table-cell office:value-type="string">
            <text:p>17,848257</text:p>
          </table:table-cell>
          <table:table-cell office:value-type="string">
            <text:p>263,233429</text:p>
          </table:table-cell>
          <table:table-cell office:value-type="string">
            <text:p>14,506968</text:p>
          </table:table-cell>
          <table:table-cell office:value-type="string">
            <text:p>28,845861</text:p>
          </table:table-cell>
          <table:table-cell office:value-type="string">
            <text:p>9,253603</text:p>
          </table:table-cell>
          <table:table-cell office:value-type="string">
            <text:p>215,739838</text:p>
          </table:table-cell>
          <table:table-cell office:value-type="string">
            <text:p>9,154425</text:p>
          </table:table-cell>
          <table:table-cell office:value-type="string">
            <text:p>146,449188</text:p>
          </table:table-cell>
          <table:table-cell office:value-type="string">
            <text:p>10,011759</text:p>
          </table:table-cell>
          <table:table-cell office:value-type="string">
            <text:p>29,662128</text:p>
          </table:table-cell>
          <table:table-cell office:value-type="string">
            <text:p>4,339490</text:p>
          </table:table-cell>
          <table:table-cell office:value-type="string">
            <text:p>2,341018</text:p>
          </table:table-cell>
          <table:table-cell office:value-type="string">
            <text:p>4,281819</text:p>
          </table:table-cell>
          <table:table-cell office:value-type="string">
            <text:p>22,322811</text:p>
          </table:table-cell>
          <table:table-cell office:value-type="string">
            <text:p>7,025930</text:p>
          </table:table-cell>
          <table:table-cell office:value-type="string">
            <text:p>10,698716</text:p>
          </table:table-cell>
          <table:table-cell office:value-type="string">
            <text:p>3,983571</text:p>
          </table:table-cell>
          <table:table-cell office:value-type="string">
            <text:p>419,481903</text:p>
          </table:table-cell>
          <table:table-cell office:value-type="string">
            <text:p>12,215710</text:p>
          </table:table-cell>
          <table:table-cell office:value-type="string">
            <text:p>33,812634</text:p>
          </table:table-cell>
          <table:table-cell office:value-type="string">
            <text:p>6,58718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,089773</text:p>
          </table:table-cell>
          <table:table-cell office:value-type="string">
            <text:p>17,716290</text:p>
          </table:table-cell>
          <table:table-cell office:value-type="string">
            <text:p>19,851738</text:p>
          </table:table-cell>
          <table:table-cell office:value-type="string">
            <text:p>7,612373</text:p>
          </table:table-cell>
          <table:table-cell office:value-type="string">
            <text:p>14,411359</text:p>
          </table:table-cell>
          <table:table-cell office:value-type="string">
            <text:p>8,066118</text:p>
          </table:table-cell>
          <table:table-cell office:value-type="string">
            <text:p>24,109423</text:p>
          </table:table-cell>
          <table:table-cell office:value-type="string">
            <text:p>8,471189</text:p>
          </table:table-cell>
          <table:table-cell office:value-type="string">
            <text:p>11,474553</text:p>
          </table:table-cell>
          <table:table-cell office:value-type="string">
            <text:p>8,880804</text:p>
          </table:table-cell>
          <table:table-cell office:value-type="string">
            <text:p>50,853798</text:p>
          </table:table-cell>
          <table:table-cell office:value-type="string">
            <text:p>16,922344</text:p>
          </table:table-cell>
        </table:table-row>
        <table:table-row table:style-name="ro1">
          <table:table-cell office:value-type="string">
            <text:p>AFR431 <text:s text:c="5"/></text:p>
          </table:table-cell>
          <table:table-cell office:value-type="string">
            <text:p>1295,321045</text:p>
          </table:table-cell>
          <table:table-cell office:value-type="string">
            <text:p>606,547668</text:p>
          </table:table-cell>
          <table:table-cell office:value-type="string">
            <text:p>667,861328</text:p>
          </table:table-cell>
          <table:table-cell office:value-type="string">
            <text:p>378,977264</text:p>
          </table:table-cell>
          <table:table-cell office:value-type="string">
            <text:p>578,597961</text:p>
          </table:table-cell>
          <table:table-cell office:value-type="string">
            <text:p>119,536125</text:p>
          </table:table-cell>
          <table:table-cell office:value-type="string">
            <text:p>616,255798</text:p>
          </table:table-cell>
          <table:table-cell office:value-type="string">
            <text:p>53,772892</text:p>
          </table:table-cell>
          <table:table-cell office:value-type="string">
            <text:p>30,817270</text:p>
          </table:table-cell>
          <table:table-cell office:value-type="string">
            <text:p>19,148626</text:p>
          </table:table-cell>
          <table:table-cell office:value-type="string">
            <text:p>159,864166</text:p>
          </table:table-cell>
          <table:table-cell office:value-type="string">
            <text:p>13,611469</text:p>
          </table:table-cell>
          <table:table-cell office:value-type="string">
            <text:p>131,906815</text:p>
          </table:table-cell>
          <table:table-cell office:value-type="string">
            <text:p>11,265346</text:p>
          </table:table-cell>
          <table:table-cell office:value-type="string">
            <text:p>218,722656</text:p>
          </table:table-cell>
          <table:table-cell office:value-type="string">
            <text:p>9,328948</text:p>
          </table:table-cell>
          <table:table-cell office:value-type="string">
            <text:p>116,679482</text:p>
          </table:table-cell>
          <table:table-cell office:value-type="string">
            <text:p>10,009273</text:p>
          </table:table-cell>
          <table:table-cell office:value-type="string">
            <text:p>21,547752</text:p>
          </table:table-cell>
          <table:table-cell office:value-type="string">
            <text:p>4,499703</text:p>
          </table:table-cell>
          <table:table-cell office:value-type="string">
            <text:p>2,402624</text:p>
          </table:table-cell>
          <table:table-cell office:value-type="string">
            <text:p>4,466638</text:p>
          </table:table-cell>
          <table:table-cell office:value-type="string">
            <text:p>30,648727</text:p>
          </table:table-cell>
          <table:table-cell office:value-type="string">
            <text:p>7,175519</text:p>
          </table:table-cell>
          <table:table-cell office:value-type="string">
            <text:p>16,677412</text:p>
          </table:table-cell>
          <table:table-cell office:value-type="string">
            <text:p>4,237584</text:p>
          </table:table-cell>
          <table:table-cell office:value-type="string">
            <text:p>207,773621</text:p>
          </table:table-cell>
          <table:table-cell office:value-type="string">
            <text:p>10,072177</text:p>
          </table:table-cell>
          <table:table-cell office:value-type="string">
            <text:p>39,076096</text:p>
          </table:table-cell>
          <table:table-cell office:value-type="string">
            <text:p>7,0019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,523369</text:p>
          </table:table-cell>
          <table:table-cell office:value-type="string">
            <text:p>17,864271</text:p>
          </table:table-cell>
          <table:table-cell office:value-type="string">
            <text:p>20,631937</text:p>
          </table:table-cell>
          <table:table-cell office:value-type="string">
            <text:p>8,089251</text:p>
          </table:table-cell>
          <table:table-cell office:value-type="string">
            <text:p>15,642478</text:p>
          </table:table-cell>
          <table:table-cell office:value-type="string">
            <text:p>8,766460</text:p>
          </table:table-cell>
          <table:table-cell office:value-type="string">
            <text:p>23,293882</text:p>
          </table:table-cell>
          <table:table-cell office:value-type="string">
            <text:p>9,005174</text:p>
          </table:table-cell>
          <table:table-cell office:value-type="string">
            <text:p>9,687761</text:p>
          </table:table-cell>
          <table:table-cell office:value-type="string">
            <text:p>9,410379</text:p>
          </table:table-cell>
          <table:table-cell office:value-type="string">
            <text:p>44,411667</text:p>
          </table:table-cell>
          <table:table-cell office:value-type="string">
            <text:p>17,985815</text:p>
          </table:table-cell>
        </table:table-row>
        <table:table-row table:style-name="ro1">
          <table:table-cell office:value-type="string">
            <text:p>AFR432 <text:s text:c="5"/></text:p>
          </table:table-cell>
          <table:table-cell office:value-type="string">
            <text:p>1472,880127</text:p>
          </table:table-cell>
          <table:table-cell office:value-type="string">
            <text:p>693,091125</text:p>
          </table:table-cell>
          <table:table-cell office:value-type="string">
            <text:p>937,115662</text:p>
          </table:table-cell>
          <table:table-cell office:value-type="string">
            <text:p>407,515991</text:p>
          </table:table-cell>
          <table:table-cell office:value-type="string">
            <text:p>829,688232</text:p>
          </table:table-cell>
          <table:table-cell office:value-type="string">
            <text:p>131,426331</text:p>
          </table:table-cell>
          <table:table-cell office:value-type="string">
            <text:p>1126,476685</text:p>
          </table:table-cell>
          <table:table-cell office:value-type="string">
            <text:p>63,558548</text:p>
          </table:table-cell>
          <table:table-cell office:value-type="string">
            <text:p>20,436716</text:p>
          </table:table-cell>
          <table:table-cell office:value-type="string">
            <text:p>22,386635</text:p>
          </table:table-cell>
          <table:table-cell office:value-type="string">
            <text:p>321,161163</text:p>
          </table:table-cell>
          <table:table-cell office:value-type="string">
            <text:p>17,362284</text:p>
          </table:table-cell>
          <table:table-cell office:value-type="string">
            <text:p>379,617126</text:p>
          </table:table-cell>
          <table:table-cell office:value-type="string">
            <text:p>15,799935</text:p>
          </table:table-cell>
          <table:table-cell office:value-type="string">
            <text:p>295,205139</text:p>
          </table:table-cell>
          <table:table-cell office:value-type="string">
            <text:p>10,451041</text:p>
          </table:table-cell>
          <table:table-cell office:value-type="string">
            <text:p>208,310608</text:p>
          </table:table-cell>
          <table:table-cell office:value-type="string">
            <text:p>10,866589</text:p>
          </table:table-cell>
          <table:table-cell office:value-type="string">
            <text:p>44,143772</text:p>
          </table:table-cell>
          <table:table-cell office:value-type="string">
            <text:p>5,327058</text:p>
          </table:table-cell>
          <table:table-cell office:value-type="string">
            <text:p>5,267291</text:p>
          </table:table-cell>
          <table:table-cell office:value-type="string">
            <text:p>5,206603</text:p>
          </table:table-cell>
          <table:table-cell office:value-type="string">
            <text:p>25,942778</text:p>
          </table:table-cell>
          <table:table-cell office:value-type="string">
            <text:p>7,498793</text:p>
          </table:table-cell>
          <table:table-cell office:value-type="string">
            <text:p>19,486950</text:p>
          </table:table-cell>
          <table:table-cell office:value-type="string">
            <text:p>4,936420</text:p>
          </table:table-cell>
          <table:table-cell office:value-type="string">
            <text:p>317,442261</text:p>
          </table:table-cell>
          <table:table-cell office:value-type="string">
            <text:p>11,686379</text:p>
          </table:table-cell>
          <table:table-cell office:value-type="string">
            <text:p>53,341381</text:p>
          </table:table-cell>
          <table:table-cell office:value-type="string">
            <text:p>8,2454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9,410656</text:p>
          </table:table-cell>
          <table:table-cell office:value-type="string">
            <text:p>18,391220</text:p>
          </table:table-cell>
          <table:table-cell office:value-type="string">
            <text:p>36,756054</text:p>
          </table:table-cell>
          <table:table-cell office:value-type="string">
            <text:p>9,528974</text:p>
          </table:table-cell>
          <table:table-cell office:value-type="string">
            <text:p>16,221830</text:p>
          </table:table-cell>
          <table:table-cell office:value-type="string">
            <text:p>10,311073</text:p>
          </table:table-cell>
          <table:table-cell office:value-type="string">
            <text:p>29,283010</text:p>
          </table:table-cell>
          <table:table-cell office:value-type="string">
            <text:p>10,613749</text:p>
          </table:table-cell>
          <table:table-cell office:value-type="string">
            <text:p>7,873052</text:p>
          </table:table-cell>
          <table:table-cell office:value-type="string">
            <text:p>11,140536</text:p>
          </table:table-cell>
          <table:table-cell office:value-type="string">
            <text:p>63,884472</text:p>
          </table:table-cell>
          <table:table-cell office:value-type="string">
            <text:p>21,177731</text:p>
          </table:table-cell>
        </table:table-row>
        <table:table-row table:style-name="ro1">
          <table:table-cell office:value-type="string">
            <text:p>AFR433 <text:s text:c="5"/></text:p>
          </table:table-cell>
          <table:table-cell office:value-type="string">
            <text:p>1115,352051</text:p>
          </table:table-cell>
          <table:table-cell office:value-type="string">
            <text:p>653,295410</text:p>
          </table:table-cell>
          <table:table-cell office:value-type="string">
            <text:p>952,248474</text:p>
          </table:table-cell>
          <table:table-cell office:value-type="string">
            <text:p>393,371002</text:p>
          </table:table-cell>
          <table:table-cell office:value-type="string">
            <text:p>878,257080</text:p>
          </table:table-cell>
          <table:table-cell office:value-type="string">
            <text:p>126,830276</text:p>
          </table:table-cell>
          <table:table-cell office:value-type="string">
            <text:p>1106,693726</text:p>
          </table:table-cell>
          <table:table-cell office:value-type="string">
            <text:p>61,620296</text:p>
          </table:table-cell>
          <table:table-cell office:value-type="string">
            <text:p>16,850830</text:p>
          </table:table-cell>
          <table:table-cell office:value-type="string">
            <text:p>20,418085</text:p>
          </table:table-cell>
          <table:table-cell office:value-type="string">
            <text:p>320,417694</text:p>
          </table:table-cell>
          <table:table-cell office:value-type="string">
            <text:p>16,380863</text:p>
          </table:table-cell>
          <table:table-cell office:value-type="string">
            <text:p>139,742706</text:p>
          </table:table-cell>
          <table:table-cell office:value-type="string">
            <text:p>11,964748</text:p>
          </table:table-cell>
          <table:table-cell office:value-type="string">
            <text:p>238,965576</text:p>
          </table:table-cell>
          <table:table-cell office:value-type="string">
            <text:p>9,683381</text:p>
          </table:table-cell>
          <table:table-cell office:value-type="string">
            <text:p>300,626953</text:p>
          </table:table-cell>
          <table:table-cell office:value-type="string">
            <text:p>11,315935</text:p>
          </table:table-cell>
          <table:table-cell office:value-type="string">
            <text:p>43,166962</text:p>
          </table:table-cell>
          <table:table-cell office:value-type="string">
            <text:p>4,975686</text:p>
          </table:table-cell>
          <table:table-cell office:value-type="string">
            <text:p>7,569612</text:p>
          </table:table-cell>
          <table:table-cell office:value-type="string">
            <text:p>4,802298</text:p>
          </table:table-cell>
          <table:table-cell office:value-type="string">
            <text:p>31,454681</text:p>
          </table:table-cell>
          <table:table-cell office:value-type="string">
            <text:p>7,313414</text:p>
          </table:table-cell>
          <table:table-cell office:value-type="string">
            <text:p>23,216282</text:p>
          </table:table-cell>
          <table:table-cell office:value-type="string">
            <text:p>4,557199</text:p>
          </table:table-cell>
          <table:table-cell office:value-type="string">
            <text:p>400,892517</text:p>
          </table:table-cell>
          <table:table-cell office:value-type="string">
            <text:p>12,291686</text:p>
          </table:table-cell>
          <table:table-cell office:value-type="string">
            <text:p>41,450718</text:p>
          </table:table-cell>
          <table:table-cell office:value-type="string">
            <text:p>7,5347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,851391</text:p>
          </table:table-cell>
          <table:table-cell office:value-type="string">
            <text:p>18,094784</text:p>
          </table:table-cell>
          <table:table-cell office:value-type="string">
            <text:p>20,653746</text:p>
          </table:table-cell>
          <table:table-cell office:value-type="string">
            <text:p>8,491922</text:p>
          </table:table-cell>
          <table:table-cell office:value-type="string">
            <text:p>15,264466</text:p>
          </table:table-cell>
          <table:table-cell office:value-type="string">
            <text:p>9,215152</text:p>
          </table:table-cell>
          <table:table-cell office:value-type="string">
            <text:p>23,473289</text:p>
          </table:table-cell>
          <table:table-cell office:value-type="string">
            <text:p>9,682711</text:p>
          </table:table-cell>
          <table:table-cell office:value-type="string">
            <text:p>7,864850</text:p>
          </table:table-cell>
          <table:table-cell office:value-type="string">
            <text:p>9,901917</text:p>
          </table:table-cell>
          <table:table-cell office:value-type="string">
            <text:p>53,384747</text:p>
          </table:table-cell>
          <table:table-cell office:value-type="string">
            <text:p>19,341114</text:p>
          </table:table-cell>
        </table:table-row>
        <table:table-row table:style-name="ro1">
          <table:table-cell office:value-type="string">
            <text:p>AFR434 <text:s text:c="5"/></text:p>
          </table:table-cell>
          <table:table-cell office:value-type="string">
            <text:p>1042,639771</text:p>
          </table:table-cell>
          <table:table-cell office:value-type="string">
            <text:p>594,972290</text:p>
          </table:table-cell>
          <table:table-cell office:value-type="string">
            <text:p>953,434143</text:p>
          </table:table-cell>
          <table:table-cell office:value-type="string">
            <text:p>382,757202</text:p>
          </table:table-cell>
          <table:table-cell office:value-type="string">
            <text:p>422,464874</text:p>
          </table:table-cell>
          <table:table-cell office:value-type="string">
            <text:p>119,204865</text:p>
          </table:table-cell>
          <table:table-cell office:value-type="string">
            <text:p>450,448517</text:p>
          </table:table-cell>
          <table:table-cell office:value-type="string">
            <text:p>52,624264</text:p>
          </table:table-cell>
          <table:table-cell office:value-type="string">
            <text:p>11,678123</text:p>
          </table:table-cell>
          <table:table-cell office:value-type="string">
            <text:p>19,140507</text:p>
          </table:table-cell>
          <table:table-cell office:value-type="string">
            <text:p>373,562225</text:p>
          </table:table-cell>
          <table:table-cell office:value-type="string">
            <text:p>16,567638</text:p>
          </table:table-cell>
          <table:table-cell office:value-type="string">
            <text:p>88,357956</text:p>
          </table:table-cell>
          <table:table-cell office:value-type="string">
            <text:p>10,598563</text:p>
          </table:table-cell>
          <table:table-cell office:value-type="string">
            <text:p>306,983429</text:p>
          </table:table-cell>
          <table:table-cell office:value-type="string">
            <text:p>10,176865</text:p>
          </table:table-cell>
          <table:table-cell office:value-type="string">
            <text:p>151,212341</text:p>
          </table:table-cell>
          <table:table-cell office:value-type="string">
            <text:p>10,185990</text:p>
          </table:table-cell>
          <table:table-cell office:value-type="string">
            <text:p>16,500530</text:p>
          </table:table-cell>
          <table:table-cell office:value-type="string">
            <text:p>4,446674</text:p>
          </table:table-cell>
          <table:table-cell office:value-type="string">
            <text:p>0,893283</text:p>
          </table:table-cell>
          <table:table-cell office:value-type="string">
            <text:p>4,466446</text:p>
          </table:table-cell>
          <table:table-cell office:value-type="string">
            <text:p>25,399778</text:p>
          </table:table-cell>
          <table:table-cell office:value-type="string">
            <text:p>7,150442</text:p>
          </table:table-cell>
          <table:table-cell office:value-type="string">
            <text:p>31,084717</text:p>
          </table:table-cell>
          <table:table-cell office:value-type="string">
            <text:p>4,311743</text:p>
          </table:table-cell>
          <table:table-cell office:value-type="string">
            <text:p>216,644043</text:p>
          </table:table-cell>
          <table:table-cell office:value-type="string">
            <text:p>10,108844</text:p>
          </table:table-cell>
          <table:table-cell office:value-type="string">
            <text:p>36,639652</text:p>
          </table:table-cell>
          <table:table-cell office:value-type="string">
            <text:p>7,0357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,339571</text:p>
          </table:table-cell>
          <table:table-cell office:value-type="string">
            <text:p>17,900171</text:p>
          </table:table-cell>
          <table:table-cell office:value-type="string">
            <text:p>35,455723</text:p>
          </table:table-cell>
          <table:table-cell office:value-type="string">
            <text:p>8,208165</text:p>
          </table:table-cell>
          <table:table-cell office:value-type="string">
            <text:p>12,456049</text:p>
          </table:table-cell>
          <table:table-cell office:value-type="string">
            <text:p>8,861611</text:p>
          </table:table-cell>
          <table:table-cell office:value-type="string">
            <text:p>24,899477</text:p>
          </table:table-cell>
          <table:table-cell office:value-type="string">
            <text:p>9,082792</text:p>
          </table:table-cell>
          <table:table-cell office:value-type="string">
            <text:p>9,073552</text:p>
          </table:table-cell>
          <table:table-cell office:value-type="string">
            <text:p>9,521813</text:p>
          </table:table-cell>
          <table:table-cell office:value-type="string">
            <text:p>46,559044</text:p>
          </table:table-cell>
          <table:table-cell office:value-type="string">
            <text:p>18,085835</text:p>
          </table:table-cell>
        </table:table-row>
        <table:table-row table:style-name="ro1">
          <table:table-cell office:value-type="string">
            <text:p>AFR435 <text:s text:c="5"/></text:p>
          </table:table-cell>
          <table:table-cell office:value-type="string">
            <text:p>945,228943</text:p>
          </table:table-cell>
          <table:table-cell office:value-type="string">
            <text:p>634,845215</text:p>
          </table:table-cell>
          <table:table-cell office:value-type="string">
            <text:p>696,418640</text:p>
          </table:table-cell>
          <table:table-cell office:value-type="string">
            <text:p>392,557220</text:p>
          </table:table-cell>
          <table:table-cell office:value-type="string">
            <text:p>809,769226</text:p>
          </table:table-cell>
          <table:table-cell office:value-type="string">
            <text:p>127,230583</text:p>
          </table:table-cell>
          <table:table-cell office:value-type="string">
            <text:p>858,858032</text:p>
          </table:table-cell>
          <table:table-cell office:value-type="string">
            <text:p>59,052029</text:p>
          </table:table-cell>
          <table:table-cell office:value-type="string">
            <text:p>5,514670</text:p>
          </table:table-cell>
          <table:table-cell office:value-type="string">
            <text:p>21,085777</text:p>
          </table:table-cell>
          <table:table-cell office:value-type="string">
            <text:p>356,368134</text:p>
          </table:table-cell>
          <table:table-cell office:value-type="string">
            <text:p>17,202019</text:p>
          </table:table-cell>
          <table:table-cell office:value-type="string">
            <text:p>66,653542</text:p>
          </table:table-cell>
          <table:table-cell office:value-type="string">
            <text:p>11,253838</text:p>
          </table:table-cell>
          <table:table-cell office:value-type="string">
            <text:p>344,612793</text:p>
          </table:table-cell>
          <table:table-cell office:value-type="string">
            <text:p>10,763792</text:p>
          </table:table-cell>
          <table:table-cell office:value-type="string">
            <text:p>228,137222</text:p>
          </table:table-cell>
          <table:table-cell office:value-type="string">
            <text:p>10,967860</text:p>
          </table:table-cell>
          <table:table-cell office:value-type="string">
            <text:p>35,990566</text:p>
          </table:table-cell>
          <table:table-cell office:value-type="string">
            <text:p>4,942087</text:p>
          </table:table-cell>
          <table:table-cell office:value-type="string">
            <text:p>0,123211</text:p>
          </table:table-cell>
          <table:table-cell office:value-type="string">
            <text:p>4,836051</text:p>
          </table:table-cell>
          <table:table-cell office:value-type="string">
            <text:p>60,901279</text:p>
          </table:table-cell>
          <table:table-cell office:value-type="string">
            <text:p>7,520039</text:p>
          </table:table-cell>
          <table:table-cell office:value-type="string">
            <text:p>21,599722</text:p>
          </table:table-cell>
          <table:table-cell office:value-type="string">
            <text:p>4,626151</text:p>
          </table:table-cell>
          <table:table-cell office:value-type="string">
            <text:p>419,061432</text:p>
          </table:table-cell>
          <table:table-cell office:value-type="string">
            <text:p>12,563785</text:p>
          </table:table-cell>
          <table:table-cell office:value-type="string">
            <text:p>41,066170</text:p>
          </table:table-cell>
          <table:table-cell office:value-type="string">
            <text:p>7,5790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6,231026</text:p>
          </table:table-cell>
          <table:table-cell office:value-type="string">
            <text:p>18,118580</text:p>
          </table:table-cell>
          <table:table-cell office:value-type="string">
            <text:p>87,143921</text:p>
          </table:table-cell>
          <table:table-cell office:value-type="string">
            <text:p>9,017674</text:p>
          </table:table-cell>
          <table:table-cell office:value-type="string">
            <text:p>13,880286</text:p>
          </table:table-cell>
          <table:table-cell office:value-type="string">
            <text:p>9,586150</text:p>
          </table:table-cell>
          <table:table-cell office:value-type="string">
            <text:p>21,688288</text:p>
          </table:table-cell>
          <table:table-cell office:value-type="string">
            <text:p>9,818922</text:p>
          </table:table-cell>
          <table:table-cell office:value-type="string">
            <text:p>9,213144</text:p>
          </table:table-cell>
          <table:table-cell office:value-type="string">
            <text:p>10,303460</text:p>
          </table:table-cell>
          <table:table-cell office:value-type="string">
            <text:p>54,953335</text:p>
          </table:table-cell>
          <table:table-cell office:value-type="string">
            <text:p>19,558130</text:p>
          </table:table-cell>
        </table:table-row>
        <table:table-row table:style-name="ro1">
          <table:table-cell office:value-type="string">
            <text:p>AFR436 <text:s text:c="5"/></text:p>
          </table:table-cell>
          <table:table-cell office:value-type="string">
            <text:p>1253,758789</text:p>
          </table:table-cell>
          <table:table-cell office:value-type="string">
            <text:p>643,594910</text:p>
          </table:table-cell>
          <table:table-cell office:value-type="string">
            <text:p>736,254272</text:p>
          </table:table-cell>
          <table:table-cell office:value-type="string">
            <text:p>395,271759</text:p>
          </table:table-cell>
          <table:table-cell office:value-type="string">
            <text:p>614,066406</text:p>
          </table:table-cell>
          <table:table-cell office:value-type="string">
            <text:p>125,045143</text:p>
          </table:table-cell>
          <table:table-cell office:value-type="string">
            <text:p>522,614075</text:p>
          </table:table-cell>
          <table:table-cell office:value-type="string">
            <text:p>55,057571</text:p>
          </table:table-cell>
          <table:table-cell office:value-type="string">
            <text:p>28,516788</text:p>
          </table:table-cell>
          <table:table-cell office:value-type="string">
            <text:p>20,746973</text:p>
          </table:table-cell>
          <table:table-cell office:value-type="string">
            <text:p>350,271545</text:p>
          </table:table-cell>
          <table:table-cell office:value-type="string">
            <text:p>16,956036</text:p>
          </table:table-cell>
          <table:table-cell office:value-type="string">
            <text:p>34,970650</text:p>
          </table:table-cell>
          <table:table-cell office:value-type="string">
            <text:p>10,785745</text:p>
          </table:table-cell>
          <table:table-cell office:value-type="string">
            <text:p>310,784210</text:p>
          </table:table-cell>
          <table:table-cell office:value-type="string">
            <text:p>10,300731</text:p>
          </table:table-cell>
          <table:table-cell office:value-type="string">
            <text:p>120,113129</text:p>
          </table:table-cell>
          <table:table-cell office:value-type="string">
            <text:p>10,178730</text:p>
          </table:table-cell>
          <table:table-cell office:value-type="string">
            <text:p>25,015898</text:p>
          </table:table-cell>
          <table:table-cell office:value-type="string">
            <text:p>4,8144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,403019</text:p>
          </table:table-cell>
          <table:table-cell office:value-type="string">
            <text:p>7,376533</text:p>
          </table:table-cell>
          <table:table-cell office:value-type="string">
            <text:p>26,045345</text:p>
          </table:table-cell>
          <table:table-cell office:value-type="string">
            <text:p>4,652081</text:p>
          </table:table-cell>
          <table:table-cell office:value-type="string">
            <text:p>224,809402</text:p>
          </table:table-cell>
          <table:table-cell office:value-type="string">
            <text:p>10,529634</text:p>
          </table:table-cell>
          <table:table-cell office:value-type="string">
            <text:p>44,757858</text:p>
          </table:table-cell>
          <table:table-cell office:value-type="string">
            <text:p>7,63198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,985931</text:p>
          </table:table-cell>
          <table:table-cell office:value-type="string">
            <text:p>18,114101</text:p>
          </table:table-cell>
          <table:table-cell office:value-type="string">
            <text:p>34,639404</text:p>
          </table:table-cell>
          <table:table-cell office:value-type="string">
            <text:p>8,847279</text:p>
          </table:table-cell>
          <table:table-cell office:value-type="string">
            <text:p>19,556845</text:p>
          </table:table-cell>
          <table:table-cell office:value-type="string">
            <text:p>9,530648</text:p>
          </table:table-cell>
          <table:table-cell office:value-type="string">
            <text:p>25,077213</text:p>
          </table:table-cell>
          <table:table-cell office:value-type="string">
            <text:p>9,836485</text:p>
          </table:table-cell>
          <table:table-cell office:value-type="string">
            <text:p>5,494239</text:p>
          </table:table-cell>
          <table:table-cell office:value-type="string">
            <text:p>10,291770</text:p>
          </table:table-cell>
          <table:table-cell office:value-type="string">
            <text:p>48,704441</text:p>
          </table:table-cell>
          <table:table-cell office:value-type="string">
            <text:p>19,578680</text:p>
          </table:table-cell>
        </table:table-row>
        <table:table-row table:style-name="ro1">
          <table:table-cell office:value-type="string">
            <text:p>AFR437 <text:s text:c="5"/></text:p>
          </table:table-cell>
          <table:table-cell office:value-type="string">
            <text:p>1730,936890</text:p>
          </table:table-cell>
          <table:table-cell office:value-type="string">
            <text:p>724,805908</text:p>
          </table:table-cell>
          <table:table-cell office:value-type="string">
            <text:p>545,473022</text:p>
          </table:table-cell>
          <table:table-cell office:value-type="string">
            <text:p>411,936584</text:p>
          </table:table-cell>
          <table:table-cell office:value-type="string">
            <text:p>559,514526</text:p>
          </table:table-cell>
          <table:table-cell office:value-type="string">
            <text:p>131,855637</text:p>
          </table:table-cell>
          <table:table-cell office:value-type="string">
            <text:p>455,684540</text:p>
          </table:table-cell>
          <table:table-cell office:value-type="string">
            <text:p>56,630219</text:p>
          </table:table-cell>
          <table:table-cell office:value-type="string">
            <text:p>21,085501</text:p>
          </table:table-cell>
          <table:table-cell office:value-type="string">
            <text:p>22,386864</text:p>
          </table:table-cell>
          <table:table-cell office:value-type="string">
            <text:p>317,272034</text:p>
          </table:table-cell>
          <table:table-cell office:value-type="string">
            <text:p>17,532627</text:p>
          </table:table-cell>
          <table:table-cell office:value-type="string">
            <text:p>69,594139</text:p>
          </table:table-cell>
          <table:table-cell office:value-type="string">
            <text:p>11,955328</text:p>
          </table:table-cell>
          <table:table-cell office:value-type="string">
            <text:p>179,716614</text:p>
          </table:table-cell>
          <table:table-cell office:value-type="string">
            <text:p>9,463696</text:p>
          </table:table-cell>
          <table:table-cell office:value-type="string">
            <text:p>100,484779</text:p>
          </table:table-cell>
          <table:table-cell office:value-type="string">
            <text:p>10,213327</text:p>
          </table:table-cell>
          <table:table-cell office:value-type="string">
            <text:p>28,070314</text:p>
          </table:table-cell>
          <table:table-cell office:value-type="string">
            <text:p>5,407075</text:p>
          </table:table-cell>
          <table:table-cell office:value-type="string">
            <text:p>0,061606</text:p>
          </table:table-cell>
          <table:table-cell office:value-type="string">
            <text:p>5,513713</text:p>
          </table:table-cell>
          <table:table-cell office:value-type="string">
            <text:p>32,303570</text:p>
          </table:table-cell>
          <table:table-cell office:value-type="string">
            <text:p>7,676957</text:p>
          </table:table-cell>
          <table:table-cell office:value-type="string">
            <text:p>22,633629</text:p>
          </table:table-cell>
          <table:table-cell office:value-type="string">
            <text:p>5,165270</text:p>
          </table:table-cell>
          <table:table-cell office:value-type="string">
            <text:p>151,868073</text:p>
          </table:table-cell>
          <table:table-cell office:value-type="string">
            <text:p>10,404860</text:p>
          </table:table-cell>
          <table:table-cell office:value-type="string">
            <text:p>60,799503</text:p>
          </table:table-cell>
          <table:table-cell office:value-type="string">
            <text:p>8,6279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1,582663</text:p>
          </table:table-cell>
          <table:table-cell office:value-type="string">
            <text:p>18,527334</text:p>
          </table:table-cell>
          <table:table-cell office:value-type="string">
            <text:p>35,867496</text:p>
          </table:table-cell>
          <table:table-cell office:value-type="string">
            <text:p>9,917807</text:p>
          </table:table-cell>
          <table:table-cell office:value-type="string">
            <text:p>19,480680</text:p>
          </table:table-cell>
          <table:table-cell office:value-type="string">
            <text:p>10,746911</text:p>
          </table:table-cell>
          <table:table-cell office:value-type="string">
            <text:p>19,471033</text:p>
          </table:table-cell>
          <table:table-cell office:value-type="string">
            <text:p>11,014790</text:p>
          </table:table-cell>
          <table:table-cell office:value-type="string">
            <text:p>11,977088</text:p>
          </table:table-cell>
          <table:table-cell office:value-type="string">
            <text:p>11,560554</text:p>
          </table:table-cell>
          <table:table-cell office:value-type="string">
            <text:p>63,640450</text:p>
          </table:table-cell>
          <table:table-cell office:value-type="string">
            <text:p>21,956640</text:p>
          </table:table-cell>
        </table:table-row>
        <table:table-row table:style-name="ro1">
          <table:table-cell office:value-type="string">
            <text:p>AFR438 <text:s text:c="5"/></text:p>
          </table:table-cell>
          <table:table-cell office:value-type="string">
            <text:p>882,607361</text:p>
          </table:table-cell>
          <table:table-cell office:value-type="string">
            <text:p>722,191589</text:p>
          </table:table-cell>
          <table:table-cell office:value-type="string">
            <text:p>574,030273</text:p>
          </table:table-cell>
          <table:table-cell office:value-type="string">
            <text:p>403,381195</text:p>
          </table:table-cell>
          <table:table-cell office:value-type="string">
            <text:p>624,331299</text:p>
          </table:table-cell>
          <table:table-cell office:value-type="string">
            <text:p>131,036819</text:p>
          </table:table-cell>
          <table:table-cell office:value-type="string">
            <text:p>410,887512</text:p>
          </table:table-cell>
          <table:table-cell office:value-type="string">
            <text:p>55,125404</text:p>
          </table:table-cell>
          <table:table-cell office:value-type="string">
            <text:p>39,900257</text:p>
          </table:table-cell>
          <table:table-cell office:value-type="string">
            <text:p>21,424099</text:p>
          </table:table-cell>
          <table:table-cell office:value-type="string">
            <text:p>236,214142</text:p>
          </table:table-cell>
          <table:table-cell office:value-type="string">
            <text:p>16,125114</text:p>
          </table:table-cell>
          <table:table-cell office:value-type="string">
            <text:p>27,025492</text:p>
          </table:table-cell>
          <table:table-cell office:value-type="string">
            <text:p>11,210770</text:p>
          </table:table-cell>
          <table:table-cell office:value-type="string">
            <text:p>163,349335</text:p>
          </table:table-cell>
          <table:table-cell office:value-type="string">
            <text:p>9,241469</text:p>
          </table:table-cell>
          <table:table-cell office:value-type="string">
            <text:p>91,315712</text:p>
          </table:table-cell>
          <table:table-cell office:value-type="string">
            <text:p>10,095909</text:p>
          </table:table-cell>
          <table:table-cell office:value-type="string">
            <text:p>28,846809</text:p>
          </table:table-cell>
          <table:table-cell office:value-type="string">
            <text:p>5,1792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,242828</text:p>
          </table:table-cell>
          <table:table-cell office:value-type="string">
            <text:p>7,514483</text:p>
          </table:table-cell>
          <table:table-cell office:value-type="string">
            <text:p>32,096153</text:p>
          </table:table-cell>
          <table:table-cell office:value-type="string">
            <text:p>4,960496</text:p>
          </table:table-cell>
          <table:table-cell office:value-type="string">
            <text:p>172,772583</text:p>
          </table:table-cell>
          <table:table-cell office:value-type="string">
            <text:p>10,237670</text:p>
          </table:table-cell>
          <table:table-cell office:value-type="string">
            <text:p>57,079742</text:p>
          </table:table-cell>
          <table:table-cell office:value-type="string">
            <text:p>8,1778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1,033417</text:p>
          </table:table-cell>
          <table:table-cell office:value-type="string">
            <text:p>18,554573</text:p>
          </table:table-cell>
          <table:table-cell office:value-type="string">
            <text:p>38,901604</text:p>
          </table:table-cell>
          <table:table-cell office:value-type="string">
            <text:p>9,422589</text:p>
          </table:table-cell>
          <table:table-cell office:value-type="string">
            <text:p>12,190513</text:p>
          </table:table-cell>
          <table:table-cell office:value-type="string">
            <text:p>10,188896</text:p>
          </table:table-cell>
          <table:table-cell office:value-type="string">
            <text:p>21,178572</text:p>
          </table:table-cell>
          <table:table-cell office:value-type="string">
            <text:p>10,455337</text:p>
          </table:table-cell>
          <table:table-cell office:value-type="string">
            <text:p>16,862846</text:p>
          </table:table-cell>
          <table:table-cell office:value-type="string">
            <text:p>10,920890</text:p>
          </table:table-cell>
          <table:table-cell office:value-type="string">
            <text:p>43,777214</text:p>
          </table:table-cell>
          <table:table-cell office:value-type="string">
            <text:p>20,861040</text:p>
          </table:table-cell>
        </table:table-row>
        <table:table-row table:style-name="ro1">
          <table:table-cell office:value-type="string">
            <text:p>AFR439 <text:s text:c="5"/></text:p>
          </table:table-cell>
          <table:table-cell office:value-type="string">
            <text:p>1853,412964</text:p>
          </table:table-cell>
          <table:table-cell office:value-type="string">
            <text:p>753,209961</text:p>
          </table:table-cell>
          <table:table-cell office:value-type="string">
            <text:p>642,520996</text:p>
          </table:table-cell>
          <table:table-cell office:value-type="string">
            <text:p>417,841949</text:p>
          </table:table-cell>
          <table:table-cell office:value-type="string">
            <text:p>757,881165</text:p>
          </table:table-cell>
          <table:table-cell office:value-type="string">
            <text:p>134,176086</text:p>
          </table:table-cell>
          <table:table-cell office:value-type="string">
            <text:p>627,225403</text:p>
          </table:table-cell>
          <table:table-cell office:value-type="string">
            <text:p>59,568405</text:p>
          </table:table-cell>
          <table:table-cell office:value-type="string">
            <text:p>27,544626</text:p>
          </table:table-cell>
          <table:table-cell office:value-type="string">
            <text:p>23,662100</text:p>
          </table:table-cell>
          <table:table-cell office:value-type="string">
            <text:p>242,102448</text:p>
          </table:table-cell>
          <table:table-cell office:value-type="string">
            <text:p>16,926752</text:p>
          </table:table-cell>
          <table:table-cell office:value-type="string">
            <text:p>100,575584</text:p>
          </table:table-cell>
          <table:table-cell office:value-type="string">
            <text:p>12,832450</text:p>
          </table:table-cell>
          <table:table-cell office:value-type="string">
            <text:p>222,156967</text:p>
          </table:table-cell>
          <table:table-cell office:value-type="string">
            <text:p>10,011436</text:p>
          </table:table-cell>
          <table:table-cell office:value-type="string">
            <text:p>311,273407</text:p>
          </table:table-cell>
          <table:table-cell office:value-type="string">
            <text:p>11,761395</text:p>
          </table:table-cell>
          <table:table-cell office:value-type="string">
            <text:p>27,187819</text:p>
          </table:table-cell>
          <table:table-cell office:value-type="string">
            <text:p>5,590823</text:p>
          </table:table-cell>
          <table:table-cell office:value-type="string">
            <text:p>2,338579</text:p>
          </table:table-cell>
          <table:table-cell office:value-type="string">
            <text:p>5,785070</text:p>
          </table:table-cell>
          <table:table-cell office:value-type="string">
            <text:p>26,572824</text:p>
          </table:table-cell>
          <table:table-cell office:value-type="string">
            <text:p>7,799788</text:p>
          </table:table-cell>
          <table:table-cell office:value-type="string">
            <text:p>26,494404</text:p>
          </table:table-cell>
          <table:table-cell office:value-type="string">
            <text:p>5,345442</text:p>
          </table:table-cell>
          <table:table-cell office:value-type="string">
            <text:p>213,587936</text:p>
          </table:table-cell>
          <table:table-cell office:value-type="string">
            <text:p>11,020713</text:p>
          </table:table-cell>
          <table:table-cell office:value-type="string">
            <text:p>63,002857</text:p>
          </table:table-cell>
          <table:table-cell office:value-type="string">
            <text:p>8,8814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4,013443</text:p>
          </table:table-cell>
          <table:table-cell office:value-type="string">
            <text:p>18,704742</text:p>
          </table:table-cell>
          <table:table-cell office:value-type="string">
            <text:p>51,179718</text:p>
          </table:table-cell>
          <table:table-cell office:value-type="string">
            <text:p>10,310244</text:p>
          </table:table-cell>
          <table:table-cell office:value-type="string">
            <text:p>16,301390</text:p>
          </table:table-cell>
          <table:table-cell office:value-type="string">
            <text:p>11,144115</text:p>
          </table:table-cell>
          <table:table-cell office:value-type="string">
            <text:p>20,214525</text:p>
          </table:table-cell>
          <table:table-cell office:value-type="string">
            <text:p>11,665347</text:p>
          </table:table-cell>
          <table:table-cell office:value-type="string">
            <text:p>10,096013</text:p>
          </table:table-cell>
          <table:table-cell office:value-type="string">
            <text:p>12,049810</text:p>
          </table:table-cell>
          <table:table-cell office:value-type="string">
            <text:p>96,775085</text:p>
          </table:table-cell>
          <table:table-cell office:value-type="string">
            <text:p>22,913280</text:p>
          </table:table-cell>
        </table:table-row>
        <table:table-row table:style-name="ro1">
          <table:table-cell office:value-type="string">
            <text:p>AFR440 <text:s text:c="5"/></text:p>
          </table:table-cell>
          <table:table-cell office:value-type="string">
            <text:p>8193,149414</text:p>
          </table:table-cell>
          <table:table-cell office:value-type="string">
            <text:p>1122,889526</text:p>
          </table:table-cell>
          <table:table-cell office:value-type="string">
            <text:p>2209,474121</text:p>
          </table:table-cell>
          <table:table-cell office:value-type="string">
            <text:p>523,192444</text:p>
          </table:table-cell>
          <table:table-cell office:value-type="string">
            <text:p>11123,176758</text:p>
          </table:table-cell>
          <table:table-cell office:value-type="string">
            <text:p>322,373810</text:p>
          </table:table-cell>
          <table:table-cell office:value-type="string">
            <text:p>25978,400391</text:p>
          </table:table-cell>
          <table:table-cell office:value-type="string">
            <text:p>572,336182</text:p>
          </table:table-cell>
          <table:table-cell office:value-type="string">
            <text:p>255,548111</text:p>
          </table:table-cell>
          <table:table-cell office:value-type="string">
            <text:p>37,880058</text:p>
          </table:table-cell>
          <table:table-cell office:value-type="string">
            <text:p>6248,197266</text:p>
          </table:table-cell>
          <table:table-cell office:value-type="string">
            <text:p>131,520035</text:p>
          </table:table-cell>
          <table:table-cell office:value-type="string">
            <text:p>16331,969727</text:p>
          </table:table-cell>
          <table:table-cell office:value-type="string">
            <text:p>284,801117</text:p>
          </table:table-cell>
          <table:table-cell office:value-type="string">
            <text:p>7091,488281</text:p>
          </table:table-cell>
          <table:table-cell office:value-type="string">
            <text:p>100,557961</text:p>
          </table:table-cell>
          <table:table-cell office:value-type="string">
            <text:p>9037,613281</text:p>
          </table:table-cell>
          <table:table-cell office:value-type="string">
            <text:p>120,358597</text:p>
          </table:table-cell>
          <table:table-cell office:value-type="string">
            <text:p>903,572083</text:p>
          </table:table-cell>
          <table:table-cell office:value-type="string">
            <text:p>24,198915</text:p>
          </table:table-cell>
          <table:table-cell office:value-type="string">
            <text:p>13,292801</text:p>
          </table:table-cell>
          <table:table-cell office:value-type="string">
            <text:p>6,218829</text:p>
          </table:table-cell>
          <table:table-cell office:value-type="string">
            <text:p>55,185364</text:p>
          </table:table-cell>
          <table:table-cell office:value-type="string">
            <text:p>8,543331</text:p>
          </table:table-cell>
          <table:table-cell office:value-type="string">
            <text:p>174,714020</text:p>
          </table:table-cell>
          <table:table-cell office:value-type="string">
            <text:p>6,987744</text:p>
          </table:table-cell>
          <table:table-cell office:value-type="string">
            <text:p>11336,689453</text:p>
          </table:table-cell>
          <table:table-cell office:value-type="string">
            <text:p>209,014084</text:p>
          </table:table-cell>
          <table:table-cell office:value-type="string">
            <text:p>57,516327</text:p>
          </table:table-cell>
          <table:table-cell office:value-type="string">
            <text:p>9,442151</text:p>
          </table:table-cell>
          <table:table-cell office:value-type="string">
            <text:p>134,902496</text:p>
          </table:table-cell>
          <table:table-cell office:value-type="string">
            <text:p>16,736242</text:p>
          </table:table-cell>
          <table:table-cell office:value-type="string">
            <text:p>690,212891</text:p>
          </table:table-cell>
          <table:table-cell office:value-type="string">
            <text:p>23,852209</text:p>
          </table:table-cell>
          <table:table-cell office:value-type="string">
            <text:p>363,325684</text:p>
          </table:table-cell>
          <table:table-cell office:value-type="string">
            <text:p>12,381886</text:p>
          </table:table-cell>
          <table:table-cell office:value-type="string">
            <text:p>19,551767</text:p>
          </table:table-cell>
          <table:table-cell office:value-type="string">
            <text:p>11,346009</text:p>
          </table:table-cell>
          <table:table-cell office:value-type="string">
            <text:p>67,085449</text:p>
          </table:table-cell>
          <table:table-cell office:value-type="string">
            <text:p>11,688510</text:p>
          </table:table-cell>
          <table:table-cell office:value-type="string">
            <text:p>36,462021</text:p>
          </table:table-cell>
          <table:table-cell office:value-type="string">
            <text:p>12,351697</text:p>
          </table:table-cell>
          <table:table-cell office:value-type="string">
            <text:p>1092,802734</text:p>
          </table:table-cell>
          <table:table-cell office:value-type="string">
            <text:p>33,427551</text:p>
          </table:table-cell>
        </table:table-row>
        <table:table-row table:style-name="ro1">
          <table:table-cell office:value-type="string">
            <text:p>AFR441 <text:s text:c="5"/>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37,734772</text:p>
          </table:table-cell>
          <table:table-cell office:value-type="string">
            <text:p>476,044220</text:p>
          </table:table-cell>
          <table:table-cell office:value-type="string">
            <text:p>5,297317</text:p>
          </table:table-cell>
          <table:table-cell office:value-type="string">
            <text:p>53,57356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1,566467</text:p>
          </table:table-cell>
          <table:table-cell office:value-type="string">
            <text:p>8,6876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,301987</text:p>
          </table:table-cell>
          <table:table-cell office:value-type="string">
            <text:p>6,514407</text:p>
          </table:table-cell>
          <table:table-cell office:value-type="string">
            <text:p>22,517685</text:p>
          </table:table-cell>
          <table:table-cell office:value-type="string">
            <text:p>9,682247</text:p>
          </table:table-cell>
          <table:table-cell office:value-type="string">
            <text:p>54,748260</text:p>
          </table:table-cell>
          <table:table-cell office:value-type="string">
            <text:p>9,360235</text:p>
          </table:table-cell>
          <table:table-cell office:value-type="string">
            <text:p>38,476402</text:p>
          </table:table-cell>
          <table:table-cell office:value-type="string">
            <text:p>7,209481</text:p>
          </table:table-cell>
          <table:table-cell office:value-type="string">
            <text:p>81,477402</text:p>
          </table:table-cell>
          <table:table-cell office:value-type="string">
            <text:p>16,904907</text:p>
          </table:table-cell>
          <table:table-cell office:value-type="string">
            <text:p>135,105469</text:p>
          </table:table-cell>
          <table:table-cell office:value-type="string">
            <text:p>12,067246</text:p>
          </table:table-cell>
          <table:table-cell office:value-type="string">
            <text:p>128,103455</text:p>
          </table:table-cell>
          <table:table-cell office:value-type="string">
            <text:p>18,336281</text:p>
          </table:table-cell>
          <table:table-cell office:value-type="string">
            <text:p>13,695735</text:p>
          </table:table-cell>
          <table:table-cell office:value-type="string">
            <text:p>21,713404</text:p>
          </table:table-cell>
          <table:table-cell office:value-type="string">
            <text:p>73,514259</text:p>
          </table:table-cell>
          <table:table-cell office:value-type="string">
            <text:p>13,650620</text:p>
          </table:table-cell>
          <table:table-cell office:value-type="string">
            <text:p>14,319606</text:p>
          </table:table-cell>
          <table:table-cell office:value-type="string">
            <text:p>14,647328</text:p>
          </table:table-cell>
          <table:table-cell office:value-type="string">
            <text:p>46,722111</text:p>
          </table:table-cell>
          <table:table-cell office:value-type="string">
            <text:p>15,185370</text:p>
          </table:table-cell>
          <table:table-cell office:value-type="string">
            <text:p>22,194275</text:p>
          </table:table-cell>
          <table:table-cell office:value-type="string">
            <text:p>16,064688</text:p>
          </table:table-cell>
          <table:table-cell office:value-type="string">
            <text:p>93,912735</text:p>
          </table:table-cell>
          <table:table-cell office:value-type="string">
            <text:p>29,593307</text:p>
          </table:table-cell>
        </table:table-row>
        <table:table-row table:style-name="ro1">
          <table:table-cell office:value-type="string">
            <text:p>AFR442 <text:s text:c="5"/></text:p>
          </table:table-cell>
          <table:table-cell office:value-type="string">
            <text:p>7324,556152</text:p>
          </table:table-cell>
          <table:table-cell office:value-type="string">
            <text:p>1095,942383</text:p>
          </table:table-cell>
          <table:table-cell office:value-type="string">
            <text:p>1789,552490</text:p>
          </table:table-cell>
          <table:table-cell office:value-type="string">
            <text:p>523,766296</text:p>
          </table:table-cell>
          <table:table-cell office:value-type="string">
            <text:p>12992,189453</text:p>
          </table:table-cell>
          <table:table-cell office:value-type="string">
            <text:p>360,777222</text:p>
          </table:table-cell>
          <table:table-cell office:value-type="string">
            <text:p>28909,982422</text:p>
          </table:table-cell>
          <table:table-cell office:value-type="string">
            <text:p>634,545227</text:p>
          </table:table-cell>
          <table:table-cell office:value-type="string">
            <text:p>277,988129</text:p>
          </table:table-cell>
          <table:table-cell office:value-type="string">
            <text:p>38,940746</text:p>
          </table:table-cell>
          <table:table-cell office:value-type="string">
            <text:p>5882,720215</text:p>
          </table:table-cell>
          <table:table-cell office:value-type="string">
            <text:p>124,520363</text:p>
          </table:table-cell>
          <table:table-cell office:value-type="string">
            <text:p>15298,176758</text:p>
          </table:table-cell>
          <table:table-cell office:value-type="string">
            <text:p>266,897919</text:p>
          </table:table-cell>
          <table:table-cell office:value-type="string">
            <text:p>10730,629883</text:p>
          </table:table-cell>
          <table:table-cell office:value-type="string">
            <text:p>149,480057</text:p>
          </table:table-cell>
          <table:table-cell office:value-type="string">
            <text:p>10347,781250</text:p>
          </table:table-cell>
          <table:table-cell office:value-type="string">
            <text:p>137,346542</text:p>
          </table:table-cell>
          <table:table-cell office:value-type="string">
            <text:p>1004,665588</text:p>
          </table:table-cell>
          <table:table-cell office:value-type="string">
            <text:p>26,726578</text:p>
          </table:table-cell>
          <table:table-cell office:value-type="string">
            <text:p>18,962261</text:p>
          </table:table-cell>
          <table:table-cell office:value-type="string">
            <text:p>6,447713</text:p>
          </table:table-cell>
          <table:table-cell office:value-type="string">
            <text:p>55,158051</text:p>
          </table:table-cell>
          <table:table-cell office:value-type="string">
            <text:p>8,631686</text:p>
          </table:table-cell>
          <table:table-cell office:value-type="string">
            <text:p>175,912674</text:p>
          </table:table-cell>
          <table:table-cell office:value-type="string">
            <text:p>7,124391</text:p>
          </table:table-cell>
          <table:table-cell office:value-type="string">
            <text:p>12741,813477</text:p>
          </table:table-cell>
          <table:table-cell office:value-type="string">
            <text:p>234,660294</text:p>
          </table:table-cell>
          <table:table-cell office:value-type="string">
            <text:p>71,575424</text:p>
          </table:table-cell>
          <table:table-cell office:value-type="string">
            <text:p>9,734439</text:p>
          </table:table-cell>
          <table:table-cell office:value-type="string">
            <text:p>109,386024</text:p>
          </table:table-cell>
          <table:table-cell office:value-type="string">
            <text:p>16,720009</text:p>
          </table:table-cell>
          <table:table-cell office:value-type="string">
            <text:p>623,992859</text:p>
          </table:table-cell>
          <table:table-cell office:value-type="string">
            <text:p>23,418825</text:p>
          </table:table-cell>
          <table:table-cell office:value-type="string">
            <text:p>328,225922</text:p>
          </table:table-cell>
          <table:table-cell office:value-type="string">
            <text:p>12,331228</text:p>
          </table:table-cell>
          <table:table-cell office:value-type="string">
            <text:p>36,725277</text:p>
          </table:table-cell>
          <table:table-cell office:value-type="string">
            <text:p>11,659773</text:p>
          </table:table-cell>
          <table:table-cell office:value-type="string">
            <text:p>95,742027</text:p>
          </table:table-cell>
          <table:table-cell office:value-type="string">
            <text:p>12,071336</text:p>
          </table:table-cell>
          <table:table-cell office:value-type="string">
            <text:p>58,157219</text:p>
          </table:table-cell>
          <table:table-cell office:value-type="string">
            <text:p>12,735668</text:p>
          </table:table-cell>
          <table:table-cell office:value-type="string">
            <text:p>309,485138</text:p>
          </table:table-cell>
          <table:table-cell office:value-type="string">
            <text:p>24,778124</text:p>
          </table:table-cell>
        </table:table-row>
        <table:table-row table:style-name="ro1">
          <table:table-cell office:value-type="string">
            <text:p>AFR443 <text:s text:c="5"/></text:p>
          </table:table-cell>
          <table:table-cell office:value-type="string">
            <text:p>19751,453125</text:p>
          </table:table-cell>
          <table:table-cell office:value-type="string">
            <text:p>1844,054077</text:p>
          </table:table-cell>
          <table:table-cell office:value-type="string">
            <text:p>3171,794922</text:p>
          </table:table-cell>
          <table:table-cell office:value-type="string">
            <text:p>575,291931</text:p>
          </table:table-cell>
          <table:table-cell office:value-type="string">
            <text:p>12922,113281</text:p>
          </table:table-cell>
          <table:table-cell office:value-type="string">
            <text:p>378,811096</text:p>
          </table:table-cell>
          <table:table-cell office:value-type="string">
            <text:p>31105,960938</text:p>
          </table:table-cell>
          <table:table-cell office:value-type="string">
            <text:p>682,044800</text:p>
          </table:table-cell>
          <table:table-cell office:value-type="string">
            <text:p>442,771454</text:p>
          </table:table-cell>
          <table:table-cell office:value-type="string">
            <text:p>48,099197</text:p>
          </table:table-cell>
          <table:table-cell office:value-type="string">
            <text:p>9488,661133</text:p>
          </table:table-cell>
          <table:table-cell office:value-type="string">
            <text:p>193,153168</text:p>
          </table:table-cell>
          <table:table-cell office:value-type="string">
            <text:p>48813,691406</text:p>
          </table:table-cell>
          <table:table-cell office:value-type="string">
            <text:p>831,859985</text:p>
          </table:table-cell>
          <table:table-cell office:value-type="string">
            <text:p>24143,675781</text:p>
          </table:table-cell>
          <table:table-cell office:value-type="string">
            <text:p>330,333008</text:p>
          </table:table-cell>
          <table:table-cell office:value-type="string">
            <text:p>16812,699219</text:p>
          </table:table-cell>
          <table:table-cell office:value-type="string">
            <text:p>221,101624</text:p>
          </table:table-cell>
          <table:table-cell office:value-type="string">
            <text:p>1139,221802</text:p>
          </table:table-cell>
          <table:table-cell office:value-type="string">
            <text:p>30,028004</text:p>
          </table:table-cell>
          <table:table-cell office:value-type="string">
            <text:p>21,012236</text:p>
          </table:table-cell>
          <table:table-cell office:value-type="string">
            <text:p>6,449879</text:p>
          </table:table-cell>
          <table:table-cell office:value-type="string">
            <text:p>69,883034</text:p>
          </table:table-cell>
          <table:table-cell office:value-type="string">
            <text:p>8,640602</text:p>
          </table:table-cell>
          <table:table-cell office:value-type="string">
            <text:p>212,543167</text:p>
          </table:table-cell>
          <table:table-cell office:value-type="string">
            <text:p>7,497336</text:p>
          </table:table-cell>
          <table:table-cell office:value-type="string">
            <text:p>12065,273438</text:p>
          </table:table-cell>
          <table:table-cell office:value-type="string">
            <text:p>222,301331</text:p>
          </table:table-cell>
          <table:table-cell office:value-type="string">
            <text:p>61,660915</text:p>
          </table:table-cell>
          <table:table-cell office:value-type="string">
            <text:p>9,551367</text:p>
          </table:table-cell>
          <table:table-cell office:value-type="string">
            <text:p>172,917297</text:p>
          </table:table-cell>
          <table:table-cell office:value-type="string">
            <text:p>17,012556</text:p>
          </table:table-cell>
          <table:table-cell office:value-type="string">
            <text:p>1249,444092</text:p>
          </table:table-cell>
          <table:table-cell office:value-type="string">
            <text:p>29,355152</text:p>
          </table:table-cell>
          <table:table-cell office:value-type="string">
            <text:p>892,387695</text:p>
          </table:table-cell>
          <table:table-cell office:value-type="string">
            <text:p>18,454531</text:p>
          </table:table-cell>
          <table:table-cell office:value-type="string">
            <text:p>54,424507</text:p>
          </table:table-cell>
          <table:table-cell office:value-type="string">
            <text:p>11,632372</text:p>
          </table:table-cell>
          <table:table-cell office:value-type="string">
            <text:p>141,011505</text:p>
          </table:table-cell>
          <table:table-cell office:value-type="string">
            <text:p>12,070649</text:p>
          </table:table-cell>
          <table:table-cell office:value-type="string">
            <text:p>53,577446</text:p>
          </table:table-cell>
          <table:table-cell office:value-type="string">
            <text:p>12,435121</text:p>
          </table:table-cell>
          <table:table-cell office:value-type="string">
            <text:p>488,569824</text:p>
          </table:table-cell>
          <table:table-cell office:value-type="string">
            <text:p>25,961155</text:p>
          </table:table-cell>
        </table:table-row>
        <table:table-row table:style-name="ro1">
          <table:table-cell office:value-type="string">
            <text:p>AFR444 <text:s text:c="5"/></text:p>
          </table:table-cell>
          <table:table-cell office:value-type="string">
            <text:p>2796,664063</text:p>
          </table:table-cell>
          <table:table-cell office:value-type="string">
            <text:p>863,475098</text:p>
          </table:table-cell>
          <table:table-cell office:value-type="string">
            <text:p>892,844727</text:p>
          </table:table-cell>
          <table:table-cell office:value-type="string">
            <text:p>486,508728</text:p>
          </table:table-cell>
          <table:table-cell office:value-type="string">
            <text:p>3909,801514</text:p>
          </table:table-cell>
          <table:table-cell office:value-type="string">
            <text:p>188,924927</text:p>
          </table:table-cell>
          <table:table-cell office:value-type="string">
            <text:p>7998,225098</text:p>
          </table:table-cell>
          <table:table-cell office:value-type="string">
            <text:p>196,129684</text:p>
          </table:table-cell>
          <table:table-cell office:value-type="string">
            <text:p>94,114044</text:p>
          </table:table-cell>
          <table:table-cell office:value-type="string">
            <text:p>31,208479</text:p>
          </table:table-cell>
          <table:table-cell office:value-type="string">
            <text:p>4784,175781</text:p>
          </table:table-cell>
          <table:table-cell office:value-type="string">
            <text:p>102,879539</text:p>
          </table:table-cell>
          <table:table-cell office:value-type="string">
            <text:p>1214,991089</text:p>
          </table:table-cell>
          <table:table-cell office:value-type="string">
            <text:p>34,416874</text:p>
          </table:table-cell>
          <table:table-cell office:value-type="string">
            <text:p>4863,809570</text:p>
          </table:table-cell>
          <table:table-cell office:value-type="string">
            <text:p>70,976257</text:p>
          </table:table-cell>
          <table:table-cell office:value-type="string">
            <text:p>1778,138916</text:p>
          </table:table-cell>
          <table:table-cell office:value-type="string">
            <text:p>28,330893</text:p>
          </table:table-cell>
          <table:table-cell office:value-type="string">
            <text:p>289,448700</text:p>
          </table:table-cell>
          <table:table-cell office:value-type="string">
            <text:p>9,947935</text:p>
          </table:table-cell>
          <table:table-cell office:value-type="string">
            <text:p>15,150590</text:p>
          </table:table-cell>
          <table:table-cell office:value-type="string">
            <text:p>6,252276</text:p>
          </table:table-cell>
          <table:table-cell office:value-type="string">
            <text:p>42,427357</text:p>
          </table:table-cell>
          <table:table-cell office:value-type="string">
            <text:p>8,635866</text:p>
          </table:table-cell>
          <table:table-cell office:value-type="string">
            <text:p>91,216637</text:p>
          </table:table-cell>
          <table:table-cell office:value-type="string">
            <text:p>6,359157</text:p>
          </table:table-cell>
          <table:table-cell office:value-type="string">
            <text:p>2849,462402</text:p>
          </table:table-cell>
          <table:table-cell office:value-type="string">
            <text:p>54,963871</text:p>
          </table:table-cell>
          <table:table-cell office:value-type="string">
            <text:p>105,585426</text:p>
          </table:table-cell>
          <table:table-cell office:value-type="string">
            <text:p>10,211510</text:p>
          </table:table-cell>
          <table:table-cell office:value-type="string">
            <text:p>100,827209</text:p>
          </table:table-cell>
          <table:table-cell office:value-type="string">
            <text:p>17,074379</text:p>
          </table:table-cell>
          <table:table-cell office:value-type="string">
            <text:p>517,055786</text:p>
          </table:table-cell>
          <table:table-cell office:value-type="string">
            <text:p>22,869797</text:p>
          </table:table-cell>
          <table:table-cell office:value-type="string">
            <text:p>230,713989</text:p>
          </table:table-cell>
          <table:table-cell office:value-type="string">
            <text:p>12,092518</text:p>
          </table:table-cell>
          <table:table-cell office:value-type="string">
            <text:p>22,530848</text:p>
          </table:table-cell>
          <table:table-cell office:value-type="string">
            <text:p>12,198464</text:p>
          </table:table-cell>
          <table:table-cell office:value-type="string">
            <text:p>31,218504</text:p>
          </table:table-cell>
          <table:table-cell office:value-type="string">
            <text:p>12,743745</text:p>
          </table:table-cell>
          <table:table-cell office:value-type="string">
            <text:p>12,594370</text:p>
          </table:table-cell>
          <table:table-cell office:value-type="string">
            <text:p>13,536154</text:p>
          </table:table-cell>
          <table:table-cell office:value-type="string">
            <text:p>131,975861</text:p>
          </table:table-cell>
          <table:table-cell office:value-type="string">
            <text:p>25,210846</text:p>
          </table:table-cell>
        </table:table-row>
        <table:table-row table:style-name="ro1">
          <table:table-cell office:value-type="string">
            <text:p>AFR445 <text:s text:c="5"/></text:p>
          </table:table-cell>
          <table:table-cell office:value-type="string">
            <text:p>764,070435</text:p>
          </table:table-cell>
          <table:table-cell office:value-type="string">
            <text:p>797,676575</text:p>
          </table:table-cell>
          <table:table-cell office:value-type="string">
            <text:p>65,836929</text:p>
          </table:table-cell>
          <table:table-cell office:value-type="string">
            <text:p>474,783447</text:p>
          </table:table-cell>
          <table:table-cell office:value-type="string">
            <text:p>4211,808105</text:p>
          </table:table-cell>
          <table:table-cell office:value-type="string">
            <text:p>194,942749</text:p>
          </table:table-cell>
          <table:table-cell office:value-type="string">
            <text:p>8029,568359</text:p>
          </table:table-cell>
          <table:table-cell office:value-type="string">
            <text:p>196,668411</text:p>
          </table:table-cell>
          <table:table-cell office:value-type="string">
            <text:p>26,431549</text:p>
          </table:table-cell>
          <table:table-cell office:value-type="string">
            <text:p>30,785870</text:p>
          </table:table-cell>
          <table:table-cell office:value-type="string">
            <text:p>4460,762207</text:p>
          </table:table-cell>
          <table:table-cell office:value-type="string">
            <text:p>96,925941</text:p>
          </table:table-cell>
          <table:table-cell office:value-type="string">
            <text:p>2412,703857</text:p>
          </table:table-cell>
          <table:table-cell office:value-type="string">
            <text:p>52,568554</text:p>
          </table:table-cell>
          <table:table-cell office:value-type="string">
            <text:p>7483,021484</text:p>
          </table:table-cell>
          <table:table-cell office:value-type="string">
            <text:p>105,877075</text:p>
          </table:table-cell>
          <table:table-cell office:value-type="string">
            <text:p>2195,120850</text:p>
          </table:table-cell>
          <table:table-cell office:value-type="string">
            <text:p>33,351837</text:p>
          </table:table-cell>
          <table:table-cell office:value-type="string">
            <text:p>299,598297</text:p>
          </table:table-cell>
          <table:table-cell office:value-type="string">
            <text:p>9,950515</text:p>
          </table:table-cell>
          <table:table-cell office:value-type="string">
            <text:p>15,806754</text:p>
          </table:table-cell>
          <table:table-cell office:value-type="string">
            <text:p>5,798893</text:p>
          </table:table-cell>
          <table:table-cell office:value-type="string">
            <text:p>44,877705</text:p>
          </table:table-cell>
          <table:table-cell office:value-type="string">
            <text:p>8,374232</text:p>
          </table:table-cell>
          <table:table-cell office:value-type="string">
            <text:p>73,400200</text:p>
          </table:table-cell>
          <table:table-cell office:value-type="string">
            <text:p>5,817929</text:p>
          </table:table-cell>
          <table:table-cell office:value-type="string">
            <text:p>2893,542236</text:p>
          </table:table-cell>
          <table:table-cell office:value-type="string">
            <text:p>55,639355</text:p>
          </table:table-cell>
          <table:table-cell office:value-type="string">
            <text:p>92,161629</text:p>
          </table:table-cell>
          <table:table-cell office:value-type="string">
            <text:p>9,439500</text:p>
          </table:table-cell>
          <table:table-cell office:value-type="string">
            <text:p>94,186394</text:p>
          </table:table-cell>
          <table:table-cell office:value-type="string">
            <text:p>16,601540</text:p>
          </table:table-cell>
          <table:table-cell office:value-type="string">
            <text:p>212,742661</text:p>
          </table:table-cell>
          <table:table-cell office:value-type="string">
            <text:p>20,966751</text:p>
          </table:table-cell>
          <table:table-cell office:value-type="string">
            <text:p>291,936279</text:p>
          </table:table-cell>
          <table:table-cell office:value-type="string">
            <text:p>11,770017</text:p>
          </table:table-cell>
          <table:table-cell office:value-type="string">
            <text:p>18,981220</text:p>
          </table:table-cell>
          <table:table-cell office:value-type="string">
            <text:p>11,333886</text:p>
          </table:table-cell>
          <table:table-cell office:value-type="string">
            <text:p>33,455017</text:p>
          </table:table-cell>
          <table:table-cell office:value-type="string">
            <text:p>11,836587</text:p>
          </table:table-cell>
          <table:table-cell office:value-type="string">
            <text:p>26,980770</text:p>
          </table:table-cell>
          <table:table-cell office:value-type="string">
            <text:p>12,504918</text:p>
          </table:table-cell>
          <table:table-cell office:value-type="string">
            <text:p>315,610016</text:p>
          </table:table-cell>
          <table:table-cell office:value-type="string">
            <text:p>24,203434</text:p>
          </table:table-cell>
        </table:table-row>
        <table:table-row table:style-name="ro1">
          <table:table-cell office:value-type="string">
            <text:p>AFR446 <text:s text:c="5"/></text:p>
          </table:table-cell>
          <table:table-cell office:value-type="string">
            <text:p>4043,650391</text:p>
          </table:table-cell>
          <table:table-cell office:value-type="string">
            <text:p>907,846436</text:p>
          </table:table-cell>
          <table:table-cell office:value-type="string">
            <text:p>970,349731</text:p>
          </table:table-cell>
          <table:table-cell office:value-type="string">
            <text:p>492,989349</text:p>
          </table:table-cell>
          <table:table-cell office:value-type="string">
            <text:p>3674,372803</text:p>
          </table:table-cell>
          <table:table-cell office:value-type="string">
            <text:p>193,038010</text:p>
          </table:table-cell>
          <table:table-cell office:value-type="string">
            <text:p>6579,736816</text:p>
          </table:table-cell>
          <table:table-cell office:value-type="string">
            <text:p>168,608536</text:p>
          </table:table-cell>
          <table:table-cell office:value-type="string">
            <text:p>28,439009</text:p>
          </table:table-cell>
          <table:table-cell office:value-type="string">
            <text:p>32,459229</text:p>
          </table:table-cell>
          <table:table-cell office:value-type="string">
            <text:p>4770,745605</text:p>
          </table:table-cell>
          <table:table-cell office:value-type="string">
            <text:p>102,940895</text:p>
          </table:table-cell>
          <table:table-cell office:value-type="string">
            <text:p>5202,031250</text:p>
          </table:table-cell>
          <table:table-cell office:value-type="string">
            <text:p>98,238266</text:p>
          </table:table-cell>
          <table:table-cell office:value-type="string">
            <text:p>14247,394531</text:p>
          </table:table-cell>
          <table:table-cell office:value-type="string">
            <text:p>196,912323</text:p>
          </table:table-cell>
          <table:table-cell office:value-type="string">
            <text:p>1911,023315</text:p>
          </table:table-cell>
          <table:table-cell office:value-type="string">
            <text:p>30,270557</text:p>
          </table:table-cell>
          <table:table-cell office:value-type="string">
            <text:p>240,531952</text:p>
          </table:table-cell>
          <table:table-cell office:value-type="string">
            <text:p>8,849829</text:p>
          </table:table-cell>
          <table:table-cell office:value-type="string">
            <text:p>8,927298</text:p>
          </table:table-cell>
          <table:table-cell office:value-type="string">
            <text:p>5,985799</text:p>
          </table:table-cell>
          <table:table-cell office:value-type="string">
            <text:p>58,959663</text:p>
          </table:table-cell>
          <table:table-cell office:value-type="string">
            <text:p>8,638518</text:p>
          </table:table-cell>
          <table:table-cell office:value-type="string">
            <text:p>56,708542</text:p>
          </table:table-cell>
          <table:table-cell office:value-type="string">
            <text:p>5,906418</text:p>
          </table:table-cell>
          <table:table-cell office:value-type="string">
            <text:p>2230,801758</text:p>
          </table:table-cell>
          <table:table-cell office:value-type="string">
            <text:p>43,860970</text:p>
          </table:table-cell>
          <table:table-cell office:value-type="string">
            <text:p>88,751991</text:p>
          </table:table-cell>
          <table:table-cell office:value-type="string">
            <text:p>9,749374</text:p>
          </table:table-cell>
          <table:table-cell office:value-type="string">
            <text:p>105,413132</text:p>
          </table:table-cell>
          <table:table-cell office:value-type="string">
            <text:p>16,848509</text:p>
          </table:table-cell>
          <table:table-cell office:value-type="string">
            <text:p>468,144348</text:p>
          </table:table-cell>
          <table:table-cell office:value-type="string">
            <text:p>22,377642</text:p>
          </table:table-cell>
          <table:table-cell office:value-type="string">
            <text:p>311,849304</text:p>
          </table:table-cell>
          <table:table-cell office:value-type="string">
            <text:p>12,542320</text:p>
          </table:table-cell>
          <table:table-cell office:value-type="string">
            <text:p>36,937103</text:p>
          </table:table-cell>
          <table:table-cell office:value-type="string">
            <text:p>12,047381</text:p>
          </table:table-cell>
          <table:table-cell office:value-type="string">
            <text:p>39,839962</text:p>
          </table:table-cell>
          <table:table-cell office:value-type="string">
            <text:p>12,264827</text:p>
          </table:table-cell>
          <table:table-cell office:value-type="string">
            <text:p>24,370672</text:p>
          </table:table-cell>
          <table:table-cell office:value-type="string">
            <text:p>13,030273</text:p>
          </table:table-cell>
          <table:table-cell office:value-type="string">
            <text:p>400,743988</text:p>
          </table:table-cell>
          <table:table-cell office:value-type="string">
            <text:p>26,251574</text:p>
          </table:table-cell>
        </table:table-row>
        <table:table-row table:style-name="ro1">
          <table:table-cell office:value-type="string">
            <text:p>AFR447 <text:s text:c="5"/></text:p>
          </table:table-cell>
          <table:table-cell office:value-type="string">
            <text:p>2830,409424</text:p>
          </table:table-cell>
          <table:table-cell office:value-type="string">
            <text:p>882,788086</text:p>
          </table:table-cell>
          <table:table-cell office:value-type="string">
            <text:p>1164,044189</text:p>
          </table:table-cell>
          <table:table-cell office:value-type="string">
            <text:p>468,617126</text:p>
          </table:table-cell>
          <table:table-cell office:value-type="string">
            <text:p>6545,031738</text:p>
          </table:table-cell>
          <table:table-cell office:value-type="string">
            <text:p>222,852737</text:p>
          </table:table-cell>
          <table:table-cell office:value-type="string">
            <text:p>12086,187500</text:p>
          </table:table-cell>
          <table:table-cell office:value-type="string">
            <text:p>278,906769</text:p>
          </table:table-cell>
          <table:table-cell office:value-type="string">
            <text:p>157,414948</text:p>
          </table:table-cell>
          <table:table-cell office:value-type="string">
            <text:p>29,651690</text:p>
          </table:table-cell>
          <table:table-cell office:value-type="string">
            <text:p>4397,137695</text:p>
          </table:table-cell>
          <table:table-cell office:value-type="string">
            <text:p>95,176674</text:p>
          </table:table-cell>
          <table:table-cell office:value-type="string">
            <text:p>2232,717773</text:p>
          </table:table-cell>
          <table:table-cell office:value-type="string">
            <text:p>48,773518</text:p>
          </table:table-cell>
          <table:table-cell office:value-type="string">
            <text:p>4410,830566</text:p>
          </table:table-cell>
          <table:table-cell office:value-type="string">
            <text:p>64,613617</text:p>
          </table:table-cell>
          <table:table-cell office:value-type="string">
            <text:p>2015,298950</text:p>
          </table:table-cell>
          <table:table-cell office:value-type="string">
            <text:p>30,961216</text:p>
          </table:table-cell>
          <table:table-cell office:value-type="string">
            <text:p>434,466949</text:p>
          </table:table-cell>
          <table:table-cell office:value-type="string">
            <text:p>12,839615</text:p>
          </table:table-cell>
          <table:table-cell office:value-type="string">
            <text:p>15,599022</text:p>
          </table:table-cell>
          <table:table-cell office:value-type="string">
            <text:p>5,612792</text:p>
          </table:table-cell>
          <table:table-cell office:value-type="string">
            <text:p>46,388618</text:p>
          </table:table-cell>
          <table:table-cell office:value-type="string">
            <text:p>8,279228</text:p>
          </table:table-cell>
          <table:table-cell office:value-type="string">
            <text:p>75,442513</text:p>
          </table:table-cell>
          <table:table-cell office:value-type="string">
            <text:p>5,626081</text:p>
          </table:table-cell>
          <table:table-cell office:value-type="string">
            <text:p>4359,854980</text:p>
          </table:table-cell>
          <table:table-cell office:value-type="string">
            <text:p>81,965813</text:p>
          </table:table-cell>
          <table:table-cell office:value-type="string">
            <text:p>64,586510</text:p>
          </table:table-cell>
          <table:table-cell office:value-type="string">
            <text:p>8,952759</text:p>
          </table:table-cell>
          <table:table-cell office:value-type="string">
            <text:p>66,551918</text:p>
          </table:table-cell>
          <table:table-cell office:value-type="string">
            <text:p>16,243437</text:p>
          </table:table-cell>
          <table:table-cell office:value-type="string">
            <text:p>1567,384155</text:p>
          </table:table-cell>
          <table:table-cell office:value-type="string">
            <text:p>32,950489</text:p>
          </table:table-cell>
          <table:table-cell office:value-type="string">
            <text:p>87,340744</text:p>
          </table:table-cell>
          <table:table-cell office:value-type="string">
            <text:p>10,065123</text:p>
          </table:table-cell>
          <table:table-cell office:value-type="string">
            <text:p>33,045242</text:p>
          </table:table-cell>
          <table:table-cell office:value-type="string">
            <text:p>10,656252</text:p>
          </table:table-cell>
          <table:table-cell office:value-type="string">
            <text:p>47,804985</text:p>
          </table:table-cell>
          <table:table-cell office:value-type="string">
            <text:p>11,155102</text:p>
          </table:table-cell>
          <table:table-cell office:value-type="string">
            <text:p>17,585144</text:p>
          </table:table-cell>
          <table:table-cell office:value-type="string">
            <text:p>11,836300</text:p>
          </table:table-cell>
          <table:table-cell office:value-type="string">
            <text:p>107,633743</text:p>
          </table:table-cell>
          <table:table-cell office:value-type="string">
            <text:p>21,921438</text:p>
          </table:table-cell>
        </table:table-row>
        <table:table-row table:style-name="ro1">
          <table:table-cell office:value-type="string">
            <text:p>AFR44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2,988396</text:p>
          </table:table-cell>
          <table:table-cell office:value-type="string">
            <text:p>435,494751</text:p>
          </table:table-cell>
          <table:table-cell office:value-type="string">
            <text:p>506,254303</text:p>
          </table:table-cell>
          <table:table-cell office:value-type="string">
            <text:p>432,939209</text:p>
          </table:table-cell>
          <table:table-cell office:value-type="string">
            <text:p>743,911743</text:p>
          </table:table-cell>
          <table:table-cell office:value-type="string">
            <text:p>61,9662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6,778290</text:p>
          </table:table-cell>
          <table:table-cell office:value-type="string">
            <text:p>16,809780</text:p>
          </table:table-cell>
          <table:table-cell office:value-type="string">
            <text:p>147,188309</text:p>
          </table:table-cell>
          <table:table-cell office:value-type="string">
            <text:p>12,833981</text:p>
          </table:table-cell>
          <table:table-cell office:value-type="string">
            <text:p>294,670593</text:p>
          </table:table-cell>
          <table:table-cell office:value-type="string">
            <text:p>10,937458</text:p>
          </table:table-cell>
          <table:table-cell office:value-type="string">
            <text:p>198,557648</text:p>
          </table:table-cell>
          <table:table-cell office:value-type="string">
            <text:p>11,553355</text:p>
          </table:table-cell>
          <table:table-cell office:value-type="string">
            <text:p>36,675777</text:p>
          </table:table-cell>
          <table:table-cell office:value-type="string">
            <text:p>5,061100</text:p>
          </table:table-cell>
          <table:table-cell office:value-type="string">
            <text:p>7,014755</text:p>
          </table:table-cell>
          <table:table-cell office:value-type="string">
            <text:p>5,318698</text:p>
          </table:table-cell>
          <table:table-cell office:value-type="string">
            <text:p>37,100140</text:p>
          </table:table-cell>
          <table:table-cell office:value-type="string">
            <text:p>8,140866</text:p>
          </table:table-cell>
          <table:table-cell office:value-type="string">
            <text:p>27,832462</text:p>
          </table:table-cell>
          <table:table-cell office:value-type="string">
            <text:p>5,136769</text:p>
          </table:table-cell>
          <table:table-cell office:value-type="string">
            <text:p>435,064484</text:p>
          </table:table-cell>
          <table:table-cell office:value-type="string">
            <text:p>14,181570</text:p>
          </table:table-cell>
          <table:table-cell office:value-type="string">
            <text:p>79,620796</text:p>
          </table:table-cell>
          <table:table-cell office:value-type="string">
            <text:p>8,730483</text:p>
          </table:table-cell>
          <table:table-cell office:value-type="string">
            <text:p>46,094727</text:p>
          </table:table-cell>
          <table:table-cell office:value-type="string">
            <text:p>16,032793</text:p>
          </table:table-cell>
          <table:table-cell office:value-type="string">
            <text:p>29,188948</text:p>
          </table:table-cell>
          <table:table-cell office:value-type="string">
            <text:p>20,200113</text:p>
          </table:table-cell>
          <table:table-cell office:value-type="string">
            <text:p>30,400120</text:p>
          </table:table-cell>
          <table:table-cell office:value-type="string">
            <text:p>9,888129</text:p>
          </table:table-cell>
          <table:table-cell office:value-type="string">
            <text:p>19,326458</text:p>
          </table:table-cell>
          <table:table-cell office:value-type="string">
            <text:p>10,620256</text:p>
          </table:table-cell>
          <table:table-cell office:value-type="string">
            <text:p>17,933472</text:p>
          </table:table-cell>
          <table:table-cell office:value-type="string">
            <text:p>10,886736</text:p>
          </table:table-cell>
          <table:table-cell office:value-type="string">
            <text:p>12,007220</text:p>
          </table:table-cell>
          <table:table-cell office:value-type="string">
            <text:p>11,539998</text:p>
          </table:table-cell>
          <table:table-cell office:value-type="string">
            <text:p>54,985703</text:p>
          </table:table-cell>
          <table:table-cell office:value-type="string">
            <text:p>21,731133</text:p>
          </table:table-cell>
        </table:table-row>
        <table:table-row table:style-name="ro1">
          <table:table-cell office:value-type="string">
            <text:p>AFR449 <text:s text:c="5"/></text:p>
          </table:table-cell>
          <table:table-cell office:value-type="string">
            <text:p>1288,075562</text:p>
          </table:table-cell>
          <table:table-cell office:value-type="string">
            <text:p>642,273926</text:p>
          </table:table-cell>
          <table:table-cell office:value-type="string">
            <text:p>961,610657</text:p>
          </table:table-cell>
          <table:table-cell office:value-type="string">
            <text:p>429,027130</text:p>
          </table:table-cell>
          <table:table-cell office:value-type="string">
            <text:p>733,687866</text:p>
          </table:table-cell>
          <table:table-cell office:value-type="string">
            <text:p>132,389450</text:p>
          </table:table-cell>
          <table:table-cell office:value-type="string">
            <text:p>803,858948</text:p>
          </table:table-cell>
          <table:table-cell office:value-type="string">
            <text:p>60,507339</text:p>
          </table:table-cell>
          <table:table-cell office:value-type="string">
            <text:p>8,029837</text:p>
          </table:table-cell>
          <table:table-cell office:value-type="string">
            <text:p>21,078976</text:p>
          </table:table-cell>
          <table:table-cell office:value-type="string">
            <text:p>271,974518</text:p>
          </table:table-cell>
          <table:table-cell office:value-type="string">
            <text:p>22,138926</text:p>
          </table:table-cell>
          <table:table-cell office:value-type="string">
            <text:p>113,059349</text:p>
          </table:table-cell>
          <table:table-cell office:value-type="string">
            <text:p>15,013172</text:p>
          </table:table-cell>
          <table:table-cell office:value-type="string">
            <text:p>416,738312</text:p>
          </table:table-cell>
          <table:table-cell office:value-type="string">
            <text:p>13,652925</text:p>
          </table:table-cell>
          <table:table-cell office:value-type="string">
            <text:p>237,790344</text:p>
          </table:table-cell>
          <table:table-cell office:value-type="string">
            <text:p>11,750474</text:p>
          </table:table-cell>
          <table:table-cell office:value-type="string">
            <text:p>36,441864</text:p>
          </table:table-cell>
          <table:table-cell office:value-type="string">
            <text:p>4,939497</text:p>
          </table:table-cell>
          <table:table-cell office:value-type="string">
            <text:p>0,671947</text:p>
          </table:table-cell>
          <table:table-cell office:value-type="string">
            <text:p>5,183607</text:p>
          </table:table-cell>
          <table:table-cell office:value-type="string">
            <text:p>39,637905</text:p>
          </table:table-cell>
          <table:table-cell office:value-type="string">
            <text:p>8,077992</text:p>
          </table:table-cell>
          <table:table-cell office:value-type="string">
            <text:p>34,365189</text:p>
          </table:table-cell>
          <table:table-cell office:value-type="string">
            <text:p>5,028823</text:p>
          </table:table-cell>
          <table:table-cell office:value-type="string">
            <text:p>325,944763</text:p>
          </table:table-cell>
          <table:table-cell office:value-type="string">
            <text:p>12,607693</text:p>
          </table:table-cell>
          <table:table-cell office:value-type="string">
            <text:p>73,225983</text:p>
          </table:table-cell>
          <table:table-cell office:value-type="string">
            <text:p>8,422977</text:p>
          </table:table-cell>
          <table:table-cell office:value-type="string">
            <text:p>37,213638</text:p>
          </table:table-cell>
          <table:table-cell office:value-type="string">
            <text:p>15,842247</text:p>
          </table:table-cell>
          <table:table-cell office:value-type="string">
            <text:p>46,877014</text:p>
          </table:table-cell>
          <table:table-cell office:value-type="string">
            <text:p>20,131090</text:p>
          </table:table-cell>
          <table:table-cell office:value-type="string">
            <text:p>40,665146</text:p>
          </table:table-cell>
          <table:table-cell office:value-type="string">
            <text:p>9,570573</text:p>
          </table:table-cell>
          <table:table-cell office:value-type="string">
            <text:p>18,255983</text:p>
          </table:table-cell>
          <table:table-cell office:value-type="string">
            <text:p>10,208657</text:p>
          </table:table-cell>
          <table:table-cell office:value-type="string">
            <text:p>27,729670</text:p>
          </table:table-cell>
          <table:table-cell office:value-type="string">
            <text:p>10,487288</text:p>
          </table:table-cell>
          <table:table-cell office:value-type="string">
            <text:p>16,452404</text:p>
          </table:table-cell>
          <table:table-cell office:value-type="string">
            <text:p>11,149087</text:p>
          </table:table-cell>
          <table:table-cell office:value-type="string">
            <text:p>52,288612</text:p>
          </table:table-cell>
          <table:table-cell office:value-type="string">
            <text:p>21,046478</text:p>
          </table:table-cell>
        </table:table-row>
        <table:table-row table:style-name="ro1">
          <table:table-cell office:value-type="string">
            <text:p>AFR450 <text:s text:c="5"/></text:p>
          </table:table-cell>
          <table:table-cell office:value-type="string">
            <text:p>745,839722</text:p>
          </table:table-cell>
          <table:table-cell office:value-type="string">
            <text:p>594,861450</text:p>
          </table:table-cell>
          <table:table-cell office:value-type="string">
            <text:p>529,154602</text:p>
          </table:table-cell>
          <table:table-cell office:value-type="string">
            <text:p>381,191315</text:p>
          </table:table-cell>
          <table:table-cell office:value-type="string">
            <text:p>626,944092</text:p>
          </table:table-cell>
          <table:table-cell office:value-type="string">
            <text:p>121,563354</text:p>
          </table:table-cell>
          <table:table-cell office:value-type="string">
            <text:p>949,033875</text:p>
          </table:table-cell>
          <table:table-cell office:value-type="string">
            <text:p>58,772179</text:p>
          </table:table-cell>
          <table:table-cell office:value-type="string">
            <text:p>12,002516</text:p>
          </table:table-cell>
          <table:table-cell office:value-type="string">
            <text:p>19,789322</text:p>
          </table:table-cell>
          <table:table-cell office:value-type="string">
            <text:p>345,314789</text:p>
          </table:table-cell>
          <table:table-cell office:value-type="string">
            <text:p>16,368607</text:p>
          </table:table-cell>
          <table:table-cell office:value-type="string">
            <text:p>135,127457</text:p>
          </table:table-cell>
          <table:table-cell office:value-type="string">
            <text:p>11,550182</text:p>
          </table:table-cell>
          <table:table-cell office:value-type="string">
            <text:p>539,184265</text:p>
          </table:table-cell>
          <table:table-cell office:value-type="string">
            <text:p>12,513206</text:p>
          </table:table-cell>
          <table:table-cell office:value-type="string">
            <text:p>263,444122</text:p>
          </table:table-cell>
          <table:table-cell office:value-type="string">
            <text:p>11,026329</text:p>
          </table:table-cell>
          <table:table-cell office:value-type="string">
            <text:p>44,959091</text:p>
          </table:table-cell>
          <table:table-cell office:value-type="string">
            <text:p>4,802733</text:p>
          </table:table-cell>
          <table:table-cell office:value-type="string">
            <text:p>2,833864</text:p>
          </table:table-cell>
          <table:table-cell office:value-type="string">
            <text:p>4,620730</text:p>
          </table:table-cell>
          <table:table-cell office:value-type="string">
            <text:p>45,645718</text:p>
          </table:table-cell>
          <table:table-cell office:value-type="string">
            <text:p>7,317788</text:p>
          </table:table-cell>
          <table:table-cell office:value-type="string">
            <text:p>32,275963</text:p>
          </table:table-cell>
          <table:table-cell office:value-type="string">
            <text:p>4,448458</text:p>
          </table:table-cell>
          <table:table-cell office:value-type="string">
            <text:p>285,284546</text:p>
          </table:table-cell>
          <table:table-cell office:value-type="string">
            <text:p>10,784600</text:p>
          </table:table-cell>
          <table:table-cell office:value-type="string">
            <text:p>44,079174</text:p>
          </table:table-cell>
          <table:table-cell office:value-type="string">
            <text:p>7,2315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1,870243</text:p>
          </table:table-cell>
          <table:table-cell office:value-type="string">
            <text:p>18,015684</text:p>
          </table:table-cell>
          <table:table-cell office:value-type="string">
            <text:p>43,604473</text:p>
          </table:table-cell>
          <table:table-cell office:value-type="string">
            <text:p>8,410876</text:p>
          </table:table-cell>
          <table:table-cell office:value-type="string">
            <text:p>17,380533</text:p>
          </table:table-cell>
          <table:table-cell office:value-type="string">
            <text:p>9,080999</text:p>
          </table:table-cell>
          <table:table-cell office:value-type="string">
            <text:p>16,387272</text:p>
          </table:table-cell>
          <table:table-cell office:value-type="string">
            <text:p>9,306445</text:p>
          </table:table-cell>
          <table:table-cell office:value-type="string">
            <text:p>16,946602</text:p>
          </table:table-cell>
          <table:table-cell office:value-type="string">
            <text:p>9,748928</text:p>
          </table:table-cell>
          <table:table-cell office:value-type="string">
            <text:p>46,559044</text:p>
          </table:table-cell>
          <table:table-cell office:value-type="string">
            <text:p>18,475670</text:p>
          </table:table-cell>
        </table:table-row>
        <table:table-row table:style-name="ro1">
          <table:table-cell office:value-type="string">
            <text:p>AFR451 <text:s text:c="5"/></text:p>
          </table:table-cell>
          <table:table-cell office:value-type="string">
            <text:p>1955,907227</text:p>
          </table:table-cell>
          <table:table-cell office:value-type="string">
            <text:p>666,311829</text:p>
          </table:table-cell>
          <table:table-cell office:value-type="string">
            <text:p>717,757813</text:p>
          </table:table-cell>
          <table:table-cell office:value-type="string">
            <text:p>401,198822</text:p>
          </table:table-cell>
          <table:table-cell office:value-type="string">
            <text:p>804,175537</text:p>
          </table:table-cell>
          <table:table-cell office:value-type="string">
            <text:p>128,529160</text:p>
          </table:table-cell>
          <table:table-cell office:value-type="string">
            <text:p>1163,772705</text:p>
          </table:table-cell>
          <table:table-cell office:value-type="string">
            <text:p>63,443935</text:p>
          </table:table-cell>
          <table:table-cell office:value-type="string">
            <text:p>0,324731</text:p>
          </table:table-cell>
          <table:table-cell office:value-type="string">
            <text:p>21,756973</text:p>
          </table:table-cell>
          <table:table-cell office:value-type="string">
            <text:p>232,362610</text:p>
          </table:table-cell>
          <table:table-cell office:value-type="string">
            <text:p>15,924894</text:p>
          </table:table-cell>
          <table:table-cell office:value-type="string">
            <text:p>127,418724</text:p>
          </table:table-cell>
          <table:table-cell office:value-type="string">
            <text:p>12,091106</text:p>
          </table:table-cell>
          <table:table-cell office:value-type="string">
            <text:p>390,455719</text:p>
          </table:table-cell>
          <table:table-cell office:value-type="string">
            <text:p>11,309609</text:p>
          </table:table-cell>
          <table:table-cell office:value-type="string">
            <text:p>285,546753</text:p>
          </table:table-cell>
          <table:table-cell office:value-type="string">
            <text:p>11,332316</text:p>
          </table:table-cell>
          <table:table-cell office:value-type="string">
            <text:p>44,500774</text:p>
          </table:table-cell>
          <table:table-cell office:value-type="string">
            <text:p>5,258496</text:p>
          </table:table-cell>
          <table:table-cell office:value-type="string">
            <text:p>5,642809</text:p>
          </table:table-cell>
          <table:table-cell office:value-type="string">
            <text:p>5,058028</text:p>
          </table:table-cell>
          <table:table-cell office:value-type="string">
            <text:p>37,166229</text:p>
          </table:table-cell>
          <table:table-cell office:value-type="string">
            <text:p>7,474935</text:p>
          </table:table-cell>
          <table:table-cell office:value-type="string">
            <text:p>16,019829</text:p>
          </table:table-cell>
          <table:table-cell office:value-type="string">
            <text:p>4,802247</text:p>
          </table:table-cell>
          <table:table-cell office:value-type="string">
            <text:p>482,127563</text:p>
          </table:table-cell>
          <table:table-cell office:value-type="string">
            <text:p>13,467861</text:p>
          </table:table-cell>
          <table:table-cell office:value-type="string">
            <text:p>53,788044</text:p>
          </table:table-cell>
          <table:table-cell office:value-type="string">
            <text:p>8,0510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,054388</text:p>
          </table:table-cell>
          <table:table-cell office:value-type="string">
            <text:p>18,284050</text:p>
          </table:table-cell>
          <table:table-cell office:value-type="string">
            <text:p>36,273746</text:p>
          </table:table-cell>
          <table:table-cell office:value-type="string">
            <text:p>9,321890</text:p>
          </table:table-cell>
          <table:table-cell office:value-type="string">
            <text:p>13,604796</text:p>
          </table:table-cell>
          <table:table-cell office:value-type="string">
            <text:p>10,127534</text:p>
          </table:table-cell>
          <table:table-cell office:value-type="string">
            <text:p>23,573318</text:p>
          </table:table-cell>
          <table:table-cell office:value-type="string">
            <text:p>10,391241</text:p>
          </table:table-cell>
          <table:table-cell office:value-type="string">
            <text:p>13,386979</text:p>
          </table:table-cell>
          <table:table-cell office:value-type="string">
            <text:p>10,790840</text:p>
          </table:table-cell>
          <table:table-cell office:value-type="string">
            <text:p>46,998486</text:p>
          </table:table-cell>
          <table:table-cell office:value-type="string">
            <text:p>20,642101</text:p>
          </table:table-cell>
        </table:table-row>
        <table:table-row table:style-name="ro1">
          <table:table-cell office:value-type="string">
            <text:p>AFR452 <text:s text:c="5"/></text:p>
          </table:table-cell>
          <table:table-cell office:value-type="string">
            <text:p>1949,991577</text:p>
          </table:table-cell>
          <table:table-cell office:value-type="string">
            <text:p>793,426025</text:p>
          </table:table-cell>
          <table:table-cell office:value-type="string">
            <text:p>492,438110</text:p>
          </table:table-cell>
          <table:table-cell office:value-type="string">
            <text:p>426,587952</text:p>
          </table:table-cell>
          <table:table-cell office:value-type="string">
            <text:p>588,937927</text:p>
          </table:table-cell>
          <table:table-cell office:value-type="string">
            <text:p>136,826157</text:p>
          </table:table-cell>
          <table:table-cell office:value-type="string">
            <text:p>556,332520</text:p>
          </table:table-cell>
          <table:table-cell office:value-type="string">
            <text:p>60,231323</text:p>
          </table:table-cell>
          <table:table-cell office:value-type="string">
            <text:p>25,626993</text:p>
          </table:table-cell>
          <table:table-cell office:value-type="string">
            <text:p>24,658907</text:p>
          </table:table-cell>
          <table:table-cell office:value-type="string">
            <text:p>234,985977</text:p>
          </table:table-cell>
          <table:table-cell office:value-type="string">
            <text:p>17,506161</text:p>
          </table:table-cell>
          <table:table-cell office:value-type="string">
            <text:p>88,638008</text:p>
          </table:table-cell>
          <table:table-cell office:value-type="string">
            <text:p>13,101028</text:p>
          </table:table-cell>
          <table:table-cell office:value-type="string">
            <text:p>503,772888</text:p>
          </table:table-cell>
          <table:table-cell office:value-type="string">
            <text:p>12,799405</text:p>
          </table:table-cell>
          <table:table-cell office:value-type="string">
            <text:p>222,480988</text:p>
          </table:table-cell>
          <table:table-cell office:value-type="string">
            <text:p>11,280252</text:p>
          </table:table-cell>
          <table:table-cell office:value-type="string">
            <text:p>26,478498</text:p>
          </table:table-cell>
          <table:table-cell office:value-type="string">
            <text:p>5,786975</text:p>
          </table:table-cell>
          <table:table-cell office:value-type="string">
            <text:p>0,308029</text:p>
          </table:table-cell>
          <table:table-cell office:value-type="string">
            <text:p>5,914153</text:p>
          </table:table-cell>
          <table:table-cell office:value-type="string">
            <text:p>26,640911</text:p>
          </table:table-cell>
          <table:table-cell office:value-type="string">
            <text:p>7,978922</text:p>
          </table:table-cell>
          <table:table-cell office:value-type="string">
            <text:p>20,138762</text:p>
          </table:table-cell>
          <table:table-cell office:value-type="string">
            <text:p>5,565010</text:p>
          </table:table-cell>
          <table:table-cell office:value-type="string">
            <text:p>219,026825</text:p>
          </table:table-cell>
          <table:table-cell office:value-type="string">
            <text:p>11,205445</text:p>
          </table:table-cell>
          <table:table-cell office:value-type="string">
            <text:p>73,297905</text:p>
          </table:table-cell>
          <table:table-cell office:value-type="string">
            <text:p>9,3531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,519203</text:p>
          </table:table-cell>
          <table:table-cell office:value-type="string">
            <text:p>18,872122</text:p>
          </table:table-cell>
          <table:table-cell office:value-type="string">
            <text:p>58,514950</text:p>
          </table:table-cell>
          <table:table-cell office:value-type="string">
            <text:p>10,847572</text:p>
          </table:table-cell>
          <table:table-cell office:value-type="string">
            <text:p>16,149410</text:p>
          </table:table-cell>
          <table:table-cell office:value-type="string">
            <text:p>11,686599</text:p>
          </table:table-cell>
          <table:table-cell office:value-type="string">
            <text:p>32,749054</text:p>
          </table:table-cell>
          <table:table-cell office:value-type="string">
            <text:p>11,991228</text:p>
          </table:table-cell>
          <table:table-cell office:value-type="string">
            <text:p>13,931392</text:p>
          </table:table-cell>
          <table:table-cell office:value-type="string">
            <text:p>12,566173</text:p>
          </table:table-cell>
          <table:table-cell office:value-type="string">
            <text:p>88,042473</text:p>
          </table:table-cell>
          <table:table-cell office:value-type="string">
            <text:p>23,941797</text:p>
          </table:table-cell>
        </table:table-row>
        <table:table-row table:style-name="ro1">
          <table:table-cell office:value-type="string">
            <text:p>AFR453 <text:s text:c="5"/></text:p>
          </table:table-cell>
          <table:table-cell office:value-type="string">
            <text:p>3003,924805</text:p>
          </table:table-cell>
          <table:table-cell office:value-type="string">
            <text:p>817,483826</text:p>
          </table:table-cell>
          <table:table-cell office:value-type="string">
            <text:p>1116,618408</text:p>
          </table:table-cell>
          <table:table-cell office:value-type="string">
            <text:p>440,880798</text:p>
          </table:table-cell>
          <table:table-cell office:value-type="string">
            <text:p>842,000183</text:p>
          </table:table-cell>
          <table:table-cell office:value-type="string">
            <text:p>139,384048</text:p>
          </table:table-cell>
          <table:table-cell office:value-type="string">
            <text:p>688,978271</text:p>
          </table:table-cell>
          <table:table-cell office:value-type="string">
            <text:p>62,214653</text:p>
          </table:table-cell>
          <table:table-cell office:value-type="string">
            <text:p>54,173519</text:p>
          </table:table-cell>
          <table:table-cell office:value-type="string">
            <text:p>25,000650</text:p>
          </table:table-cell>
          <table:table-cell office:value-type="string">
            <text:p>326,687866</text:p>
          </table:table-cell>
          <table:table-cell office:value-type="string">
            <text:p>19,139818</text:p>
          </table:table-cell>
          <table:table-cell office:value-type="string">
            <text:p>60,072208</text:p>
          </table:table-cell>
          <table:table-cell office:value-type="string">
            <text:p>13,338006</text:p>
          </table:table-cell>
          <table:table-cell office:value-type="string">
            <text:p>374,288025</text:p>
          </table:table-cell>
          <table:table-cell office:value-type="string">
            <text:p>11,721014</text:p>
          </table:table-cell>
          <table:table-cell office:value-type="string">
            <text:p>222,957321</text:p>
          </table:table-cell>
          <table:table-cell office:value-type="string">
            <text:p>11,319601</text:p>
          </table:table-cell>
          <table:table-cell office:value-type="string">
            <text:p>38,203579</text:p>
          </table:table-cell>
          <table:table-cell office:value-type="string">
            <text:p>5,9457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5,102730</text:p>
          </table:table-cell>
          <table:table-cell office:value-type="string">
            <text:p>8,069224</text:p>
          </table:table-cell>
          <table:table-cell office:value-type="string">
            <text:p>37,602844</text:p>
          </table:table-cell>
          <table:table-cell office:value-type="string">
            <text:p>5,731869</text:p>
          </table:table-cell>
          <table:table-cell office:value-type="string">
            <text:p>283,742706</text:p>
          </table:table-cell>
          <table:table-cell office:value-type="string">
            <text:p>12,120226</text:p>
          </table:table-cell>
          <table:table-cell office:value-type="string">
            <text:p>74,153450</text:p>
          </table:table-cell>
          <table:table-cell office:value-type="string">
            <text:p>9,6132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0,478275</text:p>
          </table:table-cell>
          <table:table-cell office:value-type="string">
            <text:p>18,946762</text:p>
          </table:table-cell>
          <table:table-cell office:value-type="string">
            <text:p>60,963905</text:p>
          </table:table-cell>
          <table:table-cell office:value-type="string">
            <text:p>11,066418</text:p>
          </table:table-cell>
          <table:table-cell office:value-type="string">
            <text:p>19,818634</text:p>
          </table:table-cell>
          <table:table-cell office:value-type="string">
            <text:p>11,929429</text:p>
          </table:table-cell>
          <table:table-cell office:value-type="string">
            <text:p>39,018524</text:p>
          </table:table-cell>
          <table:table-cell office:value-type="string">
            <text:p>12,480180</text:p>
          </table:table-cell>
          <table:table-cell office:value-type="string">
            <text:p>10,944099</text:p>
          </table:table-cell>
          <table:table-cell office:value-type="string">
            <text:p>13,095487</text:p>
          </table:table-cell>
          <table:table-cell office:value-type="string">
            <text:p>74,279732</text:p>
          </table:table-cell>
          <table:table-cell office:value-type="string">
            <text:p>24,650177</text:p>
          </table:table-cell>
        </table:table-row>
        <table:table-row table:style-name="ro1">
          <table:table-cell office:value-type="string">
            <text:p>AFR454 <text:s text:c="5"/></text:p>
          </table:table-cell>
          <table:table-cell office:value-type="string">
            <text:p>1152,273682</text:p>
          </table:table-cell>
          <table:table-cell office:value-type="string">
            <text:p>779,655090</text:p>
          </table:table-cell>
          <table:table-cell office:value-type="string">
            <text:p>1071,742676</text:p>
          </table:table-cell>
          <table:table-cell office:value-type="string">
            <text:p>425,600983</text:p>
          </table:table-cell>
          <table:table-cell office:value-type="string">
            <text:p>731,612793</text:p>
          </table:table-cell>
          <table:table-cell office:value-type="string">
            <text:p>137,140228</text:p>
          </table:table-cell>
          <table:table-cell office:value-type="string">
            <text:p>506,299408</text:p>
          </table:table-cell>
          <table:table-cell office:value-type="string">
            <text:p>59,108303</text:p>
          </table:table-cell>
          <table:table-cell office:value-type="string">
            <text:p>49,632027</text:p>
          </table:table-cell>
          <table:table-cell office:value-type="string">
            <text:p>24,024633</text:p>
          </table:table-cell>
          <table:table-cell office:value-type="string">
            <text:p>344,496033</text:p>
          </table:table-cell>
          <table:table-cell office:value-type="string">
            <text:p>18,466990</text:p>
          </table:table-cell>
          <table:table-cell office:value-type="string">
            <text:p>26,045292</text:p>
          </table:table-cell>
          <table:table-cell office:value-type="string">
            <text:p>12,329676</text:p>
          </table:table-cell>
          <table:table-cell office:value-type="string">
            <text:p>331,457825</text:p>
          </table:table-cell>
          <table:table-cell office:value-type="string">
            <text:p>11,089080</text:p>
          </table:table-cell>
          <table:table-cell office:value-type="string">
            <text:p>150,557404</text:p>
          </table:table-cell>
          <table:table-cell office:value-type="string">
            <text:p>10,779408</text:p>
          </table:table-cell>
          <table:table-cell office:value-type="string">
            <text:p>25,779654</text:p>
          </table:table-cell>
          <table:table-cell office:value-type="string">
            <text:p>5,66917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,305376</text:p>
          </table:table-cell>
          <table:table-cell office:value-type="string">
            <text:p>7,885358</text:p>
          </table:table-cell>
          <table:table-cell office:value-type="string">
            <text:p>30,747574</text:p>
          </table:table-cell>
          <table:table-cell office:value-type="string">
            <text:p>5,515703</text:p>
          </table:table-cell>
          <table:table-cell office:value-type="string">
            <text:p>193,276642</text:p>
          </table:table-cell>
          <table:table-cell office:value-type="string">
            <text:p>10,971795</text:p>
          </table:table-cell>
          <table:table-cell office:value-type="string">
            <text:p>70,489487</text:p>
          </table:table-cell>
          <table:table-cell office:value-type="string">
            <text:p>9,16308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9,134964</text:p>
          </table:table-cell>
          <table:table-cell office:value-type="string">
            <text:p>18,791922</text:p>
          </table:table-cell>
          <table:table-cell office:value-type="string">
            <text:p>47,808880</text:p>
          </table:table-cell>
          <table:table-cell office:value-type="string">
            <text:p>10,620296</text:p>
          </table:table-cell>
          <table:table-cell office:value-type="string">
            <text:p>18,684071</text:p>
          </table:table-cell>
          <table:table-cell office:value-type="string">
            <text:p>11,494571</text:p>
          </table:table-cell>
          <table:table-cell office:value-type="string">
            <text:p>33,003914</text:p>
          </table:table-cell>
          <table:table-cell office:value-type="string">
            <text:p>11,762318</text:p>
          </table:table-cell>
          <table:table-cell office:value-type="string">
            <text:p>11,334960</text:p>
          </table:table-cell>
          <table:table-cell office:value-type="string">
            <text:p>12,341912</text:p>
          </table:table-cell>
          <table:table-cell office:value-type="string">
            <text:p>56,271042</text:p>
          </table:table-cell>
          <table:table-cell office:value-type="string">
            <text:p>23,409117</text:p>
          </table:table-cell>
        </table:table-row>
        <table:table-row table:style-name="ro1">
          <table:table-cell office:value-type="string">
            <text:p>AFR455 <text:s text:c="5"/></text:p>
          </table:table-cell>
          <table:table-cell office:value-type="string">
            <text:p>1242,806763</text:p>
          </table:table-cell>
          <table:table-cell office:value-type="string">
            <text:p>672,666138</text:p>
          </table:table-cell>
          <table:table-cell office:value-type="string">
            <text:p>662,897766</text:p>
          </table:table-cell>
          <table:table-cell office:value-type="string">
            <text:p>395,021820</text:p>
          </table:table-cell>
          <table:table-cell office:value-type="string">
            <text:p>502,413239</text:p>
          </table:table-cell>
          <table:table-cell office:value-type="string">
            <text:p>124,812744</text:p>
          </table:table-cell>
          <table:table-cell office:value-type="string">
            <text:p>541,211670</text:p>
          </table:table-cell>
          <table:table-cell office:value-type="string">
            <text:p>55,577618</text:p>
          </table:table-cell>
          <table:table-cell office:value-type="string">
            <text:p>0,648109</text:p>
          </table:table-cell>
          <table:table-cell office:value-type="string">
            <text:p>20,739485</text:p>
          </table:table-cell>
          <table:table-cell office:value-type="string">
            <text:p>463,961517</text:p>
          </table:table-cell>
          <table:table-cell office:value-type="string">
            <text:p>18,908461</text:p>
          </table:table-cell>
          <table:table-cell office:value-type="string">
            <text:p>350,965424</text:p>
          </table:table-cell>
          <table:table-cell office:value-type="string">
            <text:p>14,833257</text:p>
          </table:table-cell>
          <table:table-cell office:value-type="string">
            <text:p>922,388672</text:p>
          </table:table-cell>
          <table:table-cell office:value-type="string">
            <text:p>16,928570</text:p>
          </table:table-cell>
          <table:table-cell office:value-type="string">
            <text:p>113,035316</text:p>
          </table:table-cell>
          <table:table-cell office:value-type="string">
            <text:p>10,267019</text:p>
          </table:table-cell>
          <table:table-cell office:value-type="string">
            <text:p>29,282171</text:p>
          </table:table-cell>
          <table:table-cell office:value-type="string">
            <text:p>4,907190</text:p>
          </table:table-cell>
          <table:table-cell office:value-type="string">
            <text:p>3,292474</text:p>
          </table:table-cell>
          <table:table-cell office:value-type="string">
            <text:p>4,923704</text:p>
          </table:table-cell>
          <table:table-cell office:value-type="string">
            <text:p>28,613390</text:p>
          </table:table-cell>
          <table:table-cell office:value-type="string">
            <text:p>7,339427</text:p>
          </table:table-cell>
          <table:table-cell office:value-type="string">
            <text:p>32,938381</text:p>
          </table:table-cell>
          <table:table-cell office:value-type="string">
            <text:p>4,712561</text:p>
          </table:table-cell>
          <table:table-cell office:value-type="string">
            <text:p>208,107193</text:p>
          </table:table-cell>
          <table:table-cell office:value-type="string">
            <text:p>10,240390</text:p>
          </table:table-cell>
          <table:table-cell office:value-type="string">
            <text:p>42,026680</text:p>
          </table:table-cell>
          <table:table-cell office:value-type="string">
            <text:p>7,7206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7,342361</text:p>
          </table:table-cell>
          <table:table-cell office:value-type="string">
            <text:p>18,100933</text:p>
          </table:table-cell>
          <table:table-cell office:value-type="string">
            <text:p>38,168293</text:p>
          </table:table-cell>
          <table:table-cell office:value-type="string">
            <text:p>8,785501</text:p>
          </table:table-cell>
          <table:table-cell office:value-type="string">
            <text:p>21,606577</text:p>
          </table:table-cell>
          <table:table-cell office:value-type="string">
            <text:p>9,507748</text:p>
          </table:table-cell>
          <table:table-cell office:value-type="string">
            <text:p>24,237064</text:p>
          </table:table-cell>
          <table:table-cell office:value-type="string">
            <text:p>9,886748</text:p>
          </table:table-cell>
          <table:table-cell office:value-type="string">
            <text:p>7,613844</text:p>
          </table:table-cell>
          <table:table-cell office:value-type="string">
            <text:p>10,264372</text:p>
          </table:table-cell>
          <table:table-cell office:value-type="string">
            <text:p>54,554825</text:p>
          </table:table-cell>
          <table:table-cell office:value-type="string">
            <text:p>19,877960</text:p>
          </table:table-cell>
        </table:table-row>
        <table:table-row table:style-name="ro1">
          <table:table-cell office:value-type="string">
            <text:p>AFR456 <text:s text:c="5"/></text:p>
          </table:table-cell>
          <table:table-cell office:value-type="string">
            <text:p>1660,530151</text:p>
          </table:table-cell>
          <table:table-cell office:value-type="string">
            <text:p>372,254028</text:p>
          </table:table-cell>
          <table:table-cell office:value-type="string">
            <text:p>654,747070</text:p>
          </table:table-cell>
          <table:table-cell office:value-type="string">
            <text:p>376,149994</text:p>
          </table:table-cell>
          <table:table-cell office:value-type="string">
            <text:p>557,181274</text:p>
          </table:table-cell>
          <table:table-cell office:value-type="string">
            <text:p>48,822948</text:p>
          </table:table-cell>
          <table:table-cell office:value-type="string">
            <text:p>230,864822</text:p>
          </table:table-cell>
          <table:table-cell office:value-type="string">
            <text:p>48,993710</text:p>
          </table:table-cell>
          <table:table-cell office:value-type="string">
            <text:p>33,701660</text:p>
          </table:table-cell>
          <table:table-cell office:value-type="string">
            <text:p>18,482847</text:p>
          </table:table-cell>
          <table:table-cell office:value-type="string">
            <text:p>72,589836</text:p>
          </table:table-cell>
          <table:table-cell office:value-type="string">
            <text:p>12,1345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3,756401</text:p>
          </table:table-cell>
          <table:table-cell office:value-type="string">
            <text:p>7,902976</text:p>
          </table:table-cell>
          <table:table-cell office:value-type="string">
            <text:p>35,536297</text:p>
          </table:table-cell>
          <table:table-cell office:value-type="string">
            <text:p>9,4579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4,635576</text:p>
          </table:table-cell>
          <table:table-cell office:value-type="string">
            <text:p>7,1164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6,609947</text:p>
          </table:table-cell>
          <table:table-cell office:value-type="string">
            <text:p>8,0686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,875468</text:p>
          </table:table-cell>
          <table:table-cell office:value-type="string">
            <text:p>17,851883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457 <text:s text:c="5"/></text:p>
          </table:table-cell>
          <table:table-cell office:value-type="string">
            <text:p>1189,130737</text:p>
          </table:table-cell>
          <table:table-cell office:value-type="string">
            <text:p>566,173157</text:p>
          </table:table-cell>
          <table:table-cell office:value-type="string">
            <text:p>451,641968</text:p>
          </table:table-cell>
          <table:table-cell office:value-type="string">
            <text:p>365,463806</text:p>
          </table:table-cell>
          <table:table-cell office:value-type="string">
            <text:p>837,709534</text:p>
          </table:table-cell>
          <table:table-cell office:value-type="string">
            <text:p>119,605949</text:p>
          </table:table-cell>
          <table:table-cell office:value-type="string">
            <text:p>1020,011047</text:p>
          </table:table-cell>
          <table:table-cell office:value-type="string">
            <text:p>57,172180</text:p>
          </table:table-cell>
          <table:table-cell office:value-type="string">
            <text:p>2,270746</text:p>
          </table:table-cell>
          <table:table-cell office:value-type="string">
            <text:p>17,517242</text:p>
          </table:table-cell>
          <table:table-cell office:value-type="string">
            <text:p>321,161163</text:p>
          </table:table-cell>
          <table:table-cell office:value-type="string">
            <text:p>15,257030</text:p>
          </table:table-cell>
          <table:table-cell office:value-type="string">
            <text:p>87,097702</text:p>
          </table:table-cell>
          <table:table-cell office:value-type="string">
            <text:p>10,179626</text:p>
          </table:table-cell>
          <table:table-cell office:value-type="string">
            <text:p>293,598999</text:p>
          </table:table-cell>
          <table:table-cell office:value-type="string">
            <text:p>9,837232</text:p>
          </table:table-cell>
          <table:table-cell office:value-type="string">
            <text:p>176,873825</text:p>
          </table:table-cell>
          <table:table-cell office:value-type="string">
            <text:p>10,222486</text:p>
          </table:table-cell>
          <table:table-cell office:value-type="string">
            <text:p>51,132233</text:p>
          </table:table-cell>
          <table:table-cell office:value-type="string">
            <text:p>4,434905</text:p>
          </table:table-cell>
          <table:table-cell office:value-type="string">
            <text:p>2,741455</text:p>
          </table:table-cell>
          <table:table-cell office:value-type="string">
            <text:p>4,097097</text:p>
          </table:table-cell>
          <table:table-cell office:value-type="string">
            <text:p>23,150232</text:p>
          </table:table-cell>
          <table:table-cell office:value-type="string">
            <text:p>6,912211</text:p>
          </table:table-cell>
          <table:table-cell office:value-type="string">
            <text:p>21,712103</text:p>
          </table:table-cell>
          <table:table-cell office:value-type="string">
            <text:p>3,888195</text:p>
          </table:table-cell>
          <table:table-cell office:value-type="string">
            <text:p>379,174622</text:p>
          </table:table-cell>
          <table:table-cell office:value-type="string">
            <text:p>11,585133</text:p>
          </table:table-cell>
          <table:table-cell office:value-type="string">
            <text:p>26,019732</text:p>
          </table:table-cell>
          <table:table-cell office:value-type="string">
            <text:p>6,35556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,155779</text:p>
          </table:table-cell>
          <table:table-cell office:value-type="string">
            <text:p>17,596884</text:p>
          </table:table-cell>
          <table:table-cell office:value-type="string">
            <text:p>23,427650</text:p>
          </table:table-cell>
          <table:table-cell office:value-type="string">
            <text:p>7,203165</text:p>
          </table:table-cell>
          <table:table-cell office:value-type="string">
            <text:p>17,935745</text:p>
          </table:table-cell>
          <table:table-cell office:value-type="string">
            <text:p>7,802677</text:p>
          </table:table-cell>
          <table:table-cell office:value-type="string">
            <text:p>13,660307</text:p>
          </table:table-cell>
          <table:table-cell office:value-type="string">
            <text:p>8,005873</text:p>
          </table:table-cell>
          <table:table-cell office:value-type="string">
            <text:p>7,817213</text:p>
          </table:table-cell>
          <table:table-cell office:value-type="string">
            <text:p>8,432734</text:p>
          </table:table-cell>
          <table:table-cell office:value-type="string">
            <text:p>35,138905</text:p>
          </table:table-cell>
          <table:table-cell office:value-type="string">
            <text:p>16,172184</text:p>
          </table:table-cell>
        </table:table-row>
        <table:table-row table:style-name="ro1">
          <table:table-cell office:value-type="string">
            <text:p>AFR458 <text:s text:c="5"/></text:p>
          </table:table-cell>
          <table:table-cell office:value-type="string">
            <text:p>1361,261230</text:p>
          </table:table-cell>
          <table:table-cell office:value-type="string">
            <text:p>577,153503</text:p>
          </table:table-cell>
          <table:table-cell office:value-type="string">
            <text:p>395,132172</text:p>
          </table:table-cell>
          <table:table-cell office:value-type="string">
            <text:p>373,119507</text:p>
          </table:table-cell>
          <table:table-cell office:value-type="string">
            <text:p>542,559570</text:p>
          </table:table-cell>
          <table:table-cell office:value-type="string">
            <text:p>118,661682</text:p>
          </table:table-cell>
          <table:table-cell office:value-type="string">
            <text:p>566,825806</text:p>
          </table:table-cell>
          <table:table-cell office:value-type="string">
            <text:p>52,712868</text:p>
          </table:table-cell>
          <table:table-cell office:value-type="string">
            <text:p>10,391390</text:p>
          </table:table-cell>
          <table:table-cell office:value-type="string">
            <text:p>18,510778</text:p>
          </table:table-cell>
          <table:table-cell office:value-type="string">
            <text:p>236,665619</text:p>
          </table:table-cell>
          <table:table-cell office:value-type="string">
            <text:p>14,372108</text:p>
          </table:table-cell>
          <table:table-cell office:value-type="string">
            <text:p>254,557098</text:p>
          </table:table-cell>
          <table:table-cell office:value-type="string">
            <text:p>12,736235</text:p>
          </table:table-cell>
          <table:table-cell office:value-type="string">
            <text:p>283,345093</text:p>
          </table:table-cell>
          <table:table-cell office:value-type="string">
            <text:p>9,844283</text:p>
          </table:table-cell>
          <table:table-cell office:value-type="string">
            <text:p>176,714340</text:p>
          </table:table-cell>
          <table:table-cell office:value-type="string">
            <text:p>10,324279</text:p>
          </table:table-cell>
          <table:table-cell office:value-type="string">
            <text:p>33,657356</text:p>
          </table:table-cell>
          <table:table-cell office:value-type="string">
            <text:p>4,477727</text:p>
          </table:table-cell>
          <table:table-cell office:value-type="string">
            <text:p>1,202566</text:p>
          </table:table-cell>
          <table:table-cell office:value-type="string">
            <text:p>4,378630</text:p>
          </table:table-cell>
          <table:table-cell office:value-type="string">
            <text:p>23,318356</text:p>
          </table:table-cell>
          <table:table-cell office:value-type="string">
            <text:p>7,104147</text:p>
          </table:table-cell>
          <table:table-cell office:value-type="string">
            <text:p>24,929733</text:p>
          </table:table-cell>
          <table:table-cell office:value-type="string">
            <text:p>4,212069</text:p>
          </table:table-cell>
          <table:table-cell office:value-type="string">
            <text:p>351,778961</text:p>
          </table:table-cell>
          <table:table-cell office:value-type="string">
            <text:p>11,557042</text:p>
          </table:table-cell>
          <table:table-cell office:value-type="string">
            <text:p>40,680817</text:p>
          </table:table-cell>
          <table:table-cell office:value-type="string">
            <text:p>6,8817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,109583</text:p>
          </table:table-cell>
          <table:table-cell office:value-type="string">
            <text:p>17,829668</text:p>
          </table:table-cell>
          <table:table-cell office:value-type="string">
            <text:p>35,536125</text:p>
          </table:table-cell>
          <table:table-cell office:value-type="string">
            <text:p>7,956963</text:p>
          </table:table-cell>
          <table:table-cell office:value-type="string">
            <text:p>8,336864</text:p>
          </table:table-cell>
          <table:table-cell office:value-type="string">
            <text:p>8,603771</text:p>
          </table:table-cell>
          <table:table-cell office:value-type="string">
            <text:p>18,496382</text:p>
          </table:table-cell>
          <table:table-cell office:value-type="string">
            <text:p>9,036826</text:p>
          </table:table-cell>
          <table:table-cell office:value-type="string">
            <text:p>4,723172</text:p>
          </table:table-cell>
          <table:table-cell office:value-type="string">
            <text:p>9,362932</text:p>
          </table:table-cell>
          <table:table-cell office:value-type="string">
            <text:p>43,725201</text:p>
          </table:table-cell>
          <table:table-cell office:value-type="string">
            <text:p>17,564676</text:p>
          </table:table-cell>
        </table:table-row>
        <table:table-row table:style-name="ro1">
          <table:table-cell office:value-type="string">
            <text:p>AFR459 <text:s text:c="5"/></text:p>
          </table:table-cell>
          <table:table-cell office:value-type="string">
            <text:p>736,265625</text:p>
          </table:table-cell>
          <table:table-cell office:value-type="string">
            <text:p>556,394470</text:p>
          </table:table-cell>
          <table:table-cell office:value-type="string">
            <text:p>545,473022</text:p>
          </table:table-cell>
          <table:table-cell office:value-type="string">
            <text:p>365,730804</text:p>
          </table:table-cell>
          <table:table-cell office:value-type="string">
            <text:p>395,677795</text:p>
          </table:table-cell>
          <table:table-cell office:value-type="string">
            <text:p>114,805435</text:p>
          </table:table-cell>
          <table:table-cell office:value-type="string">
            <text:p>356,200195</text:p>
          </table:table-cell>
          <table:table-cell office:value-type="string">
            <text:p>49,348770</text:p>
          </table:table-cell>
          <table:table-cell office:value-type="string">
            <text:p>16,219616</text:p>
          </table:table-cell>
          <table:table-cell office:value-type="string">
            <text:p>17,520054</text:p>
          </table:table-cell>
          <table:table-cell office:value-type="string">
            <text:p>243,378357</text:p>
          </table:table-cell>
          <table:table-cell office:value-type="string">
            <text:p>14,005130</text:p>
          </table:table-cell>
          <table:table-cell office:value-type="string">
            <text:p>371,915588</text:p>
          </table:table-cell>
          <table:table-cell office:value-type="string">
            <text:p>14,086281</text:p>
          </table:table-cell>
          <table:table-cell office:value-type="string">
            <text:p>154,936279</text:p>
          </table:table-cell>
          <table:table-cell office:value-type="string">
            <text:p>8,508163</text:p>
          </table:table-cell>
          <table:table-cell office:value-type="string">
            <text:p>111,380493</text:p>
          </table:table-cell>
          <table:table-cell office:value-type="string">
            <text:p>9,776695</text:p>
          </table:table-cell>
          <table:table-cell office:value-type="string">
            <text:p>14,132219</text:p>
          </table:table-cell>
          <table:table-cell office:value-type="string">
            <text:p>4,015721</text:p>
          </table:table-cell>
          <table:table-cell office:value-type="string">
            <text:p>3,449921</text:p>
          </table:table-cell>
          <table:table-cell office:value-type="string">
            <text:p>4,066483</text:p>
          </table:table-cell>
          <table:table-cell office:value-type="string">
            <text:p>20,616257</text:p>
          </table:table-cell>
          <table:table-cell office:value-type="string">
            <text:p>6,922142</text:p>
          </table:table-cell>
          <table:table-cell office:value-type="string">
            <text:p>13,688065</text:p>
          </table:table-cell>
          <table:table-cell office:value-type="string">
            <text:p>3,829942</text:p>
          </table:table-cell>
          <table:table-cell office:value-type="string">
            <text:p>268,184479</text:p>
          </table:table-cell>
          <table:table-cell office:value-type="string">
            <text:p>10,371007</text:p>
          </table:table-cell>
          <table:table-cell office:value-type="string">
            <text:p>31,041412</text:p>
          </table:table-cell>
          <table:table-cell office:value-type="string">
            <text:p>6,3612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,322813</text:p>
          </table:table-cell>
          <table:table-cell office:value-type="string">
            <text:p>17,629625</text:p>
          </table:table-cell>
          <table:table-cell office:value-type="string">
            <text:p>17,489468</text:p>
          </table:table-cell>
          <table:table-cell office:value-type="string">
            <text:p>7,329581</text:p>
          </table:table-cell>
          <table:table-cell office:value-type="string">
            <text:p>15,570061</text:p>
          </table:table-cell>
          <table:table-cell office:value-type="string">
            <text:p>7,777176</text:p>
          </table:table-cell>
          <table:table-cell office:value-type="string">
            <text:p>19,063265</text:p>
          </table:table-cell>
          <table:table-cell office:value-type="string">
            <text:p>8,161865</text:p>
          </table:table-cell>
          <table:table-cell office:value-type="string">
            <text:p>5,360375</text:p>
          </table:table-cell>
          <table:table-cell office:value-type="string">
            <text:p>8,515789</text:p>
          </table:table-cell>
          <table:table-cell office:value-type="string">
            <text:p>42,996349</text:p>
          </table:table-cell>
          <table:table-cell office:value-type="string">
            <text:p>16,278599</text:p>
          </table:table-cell>
        </table:table-row>
        <table:table-row table:style-name="ro1">
          <table:table-cell office:value-type="string">
            <text:p>AFR460 <text:s text:c="5"/></text:p>
          </table:table-cell>
          <table:table-cell office:value-type="string">
            <text:p>2045,576660</text:p>
          </table:table-cell>
          <table:table-cell office:value-type="string">
            <text:p>824,927307</text:p>
          </table:table-cell>
          <table:table-cell office:value-type="string">
            <text:p>752,870911</text:p>
          </table:table-cell>
          <table:table-cell office:value-type="string">
            <text:p>489,281036</text:p>
          </table:table-cell>
          <table:table-cell office:value-type="string">
            <text:p>6388,351074</text:p>
          </table:table-cell>
          <table:table-cell office:value-type="string">
            <text:p>230,259918</text:p>
          </table:table-cell>
          <table:table-cell office:value-type="string">
            <text:p>12709,827148</text:p>
          </table:table-cell>
          <table:table-cell office:value-type="string">
            <text:p>293,120605</text:p>
          </table:table-cell>
          <table:table-cell office:value-type="string">
            <text:p>139,328979</text:p>
          </table:table-cell>
          <table:table-cell office:value-type="string">
            <text:p>33,281887</text:p>
          </table:table-cell>
          <table:table-cell office:value-type="string">
            <text:p>5813,175781</text:p>
          </table:table-cell>
          <table:table-cell office:value-type="string">
            <text:p>121,557693</text:p>
          </table:table-cell>
          <table:table-cell office:value-type="string">
            <text:p>2171,787354</text:p>
          </table:table-cell>
          <table:table-cell office:value-type="string">
            <text:p>48,643730</text:p>
          </table:table-cell>
          <table:table-cell office:value-type="string">
            <text:p>9938,928711</text:p>
          </table:table-cell>
          <table:table-cell office:value-type="string">
            <text:p>138,763474</text:p>
          </table:table-cell>
          <table:table-cell office:value-type="string">
            <text:p>3943,222900</text:p>
          </table:table-cell>
          <table:table-cell office:value-type="string">
            <text:p>55,134140</text:p>
          </table:table-cell>
          <table:table-cell office:value-type="string">
            <text:p>466,088043</text:p>
          </table:table-cell>
          <table:table-cell office:value-type="string">
            <text:p>13,681997</text:p>
          </table:table-cell>
          <table:table-cell office:value-type="string">
            <text:p>25,464523</text:p>
          </table:table-cell>
          <table:table-cell office:value-type="string">
            <text:p>6,040127</text:p>
          </table:table-cell>
          <table:table-cell office:value-type="string">
            <text:p>48,574142</text:p>
          </table:table-cell>
          <table:table-cell office:value-type="string">
            <text:p>8,508361</text:p>
          </table:table-cell>
          <table:table-cell office:value-type="string">
            <text:p>125,162178</text:p>
          </table:table-cell>
          <table:table-cell office:value-type="string">
            <text:p>6,433587</text:p>
          </table:table-cell>
          <table:table-cell office:value-type="string">
            <text:p>4823,109375</text:p>
          </table:table-cell>
          <table:table-cell office:value-type="string">
            <text:p>90,446861</text:p>
          </table:table-cell>
          <table:table-cell office:value-type="string">
            <text:p>82,790192</text:p>
          </table:table-cell>
          <table:table-cell office:value-type="string">
            <text:p>9,642198</text:p>
          </table:table-cell>
          <table:table-cell office:value-type="string">
            <text:p>90,448631</text:p>
          </table:table-cell>
          <table:table-cell office:value-type="string">
            <text:p>16,579987</text:p>
          </table:table-cell>
          <table:table-cell office:value-type="string">
            <text:p>345,334320</text:p>
          </table:table-cell>
          <table:table-cell office:value-type="string">
            <text:p>21,642302</text:p>
          </table:table-cell>
          <table:table-cell office:value-type="string">
            <text:p>154,157440</text:p>
          </table:table-cell>
          <table:table-cell office:value-type="string">
            <text:p>11,153340</text:p>
          </table:table-cell>
          <table:table-cell office:value-type="string">
            <text:p>33,245518</text:p>
          </table:table-cell>
          <table:table-cell office:value-type="string">
            <text:p>11,606373</text:p>
          </table:table-cell>
          <table:table-cell office:value-type="string">
            <text:p>44,688416</text:p>
          </table:table-cell>
          <table:table-cell office:value-type="string">
            <text:p>12,098947</text:p>
          </table:table-cell>
          <table:table-cell office:value-type="string">
            <text:p>14,678752</text:p>
          </table:table-cell>
          <table:table-cell office:value-type="string">
            <text:p>12,568440</text:p>
          </table:table-cell>
          <table:table-cell office:value-type="string">
            <text:p>161,348984</text:p>
          </table:table-cell>
          <table:table-cell office:value-type="string">
            <text:p>23,929647</text:p>
          </table:table-cell>
        </table:table-row>
        <table:table-row table:style-name="ro1">
          <table:table-cell office:value-type="string">
            <text:p>AFR461 <text:s text:c="5"/></text:p>
          </table:table-cell>
          <table:table-cell office:value-type="string">
            <text:p>2247,786133</text:p>
          </table:table-cell>
          <table:table-cell office:value-type="string">
            <text:p>717,609985</text:p>
          </table:table-cell>
          <table:table-cell office:value-type="string">
            <text:p>639,142151</text:p>
          </table:table-cell>
          <table:table-cell office:value-type="string">
            <text:p>451,348236</text:p>
          </table:table-cell>
          <table:table-cell office:value-type="string">
            <text:p>6123,429199</text:p>
          </table:table-cell>
          <table:table-cell office:value-type="string">
            <text:p>217,983276</text:p>
          </table:table-cell>
          <table:table-cell office:value-type="string">
            <text:p>11973,620117</text:p>
          </table:table-cell>
          <table:table-cell office:value-type="string">
            <text:p>276,477386</text:p>
          </table:table-cell>
          <table:table-cell office:value-type="string">
            <text:p>156,075256</text:p>
          </table:table-cell>
          <table:table-cell office:value-type="string">
            <text:p>29,648678</text:p>
          </table:table-cell>
          <table:table-cell office:value-type="string">
            <text:p>5384,285156</text:p>
          </table:table-cell>
          <table:table-cell office:value-type="string">
            <text:p>112,814888</text:p>
          </table:table-cell>
          <table:table-cell office:value-type="string">
            <text:p>2130,105957</text:p>
          </table:table-cell>
          <table:table-cell office:value-type="string">
            <text:p>46,886387</text:p>
          </table:table-cell>
          <table:table-cell office:value-type="string">
            <text:p>9329,799805</text:p>
          </table:table-cell>
          <table:table-cell office:value-type="string">
            <text:p>130,385178</text:p>
          </table:table-cell>
          <table:table-cell office:value-type="string">
            <text:p>3698,634033</text:p>
          </table:table-cell>
          <table:table-cell office:value-type="string">
            <text:p>51,880589</text:p>
          </table:table-cell>
          <table:table-cell office:value-type="string">
            <text:p>483,681458</text:p>
          </table:table-cell>
          <table:table-cell office:value-type="string">
            <text:p>13,777671</text:p>
          </table:table-cell>
          <table:table-cell office:value-type="string">
            <text:p>16,079485</text:p>
          </table:table-cell>
          <table:table-cell office:value-type="string">
            <text:p>5,197484</text:p>
          </table:table-cell>
          <table:table-cell office:value-type="string">
            <text:p>35,460991</text:p>
          </table:table-cell>
          <table:table-cell office:value-type="string">
            <text:p>7,975270</text:p>
          </table:table-cell>
          <table:table-cell office:value-type="string">
            <text:p>113,487404</text:p>
          </table:table-cell>
          <table:table-cell office:value-type="string">
            <text:p>5,548851</text:p>
          </table:table-cell>
          <table:table-cell office:value-type="string">
            <text:p>4470,595215</text:p>
          </table:table-cell>
          <table:table-cell office:value-type="string">
            <text:p>83,917862</text:p>
          </table:table-cell>
          <table:table-cell office:value-type="string">
            <text:p>56,642708</text:p>
          </table:table-cell>
          <table:table-cell office:value-type="string">
            <text:p>8,048071</text:p>
          </table:table-cell>
          <table:table-cell office:value-type="string">
            <text:p>47,414539</text:p>
          </table:table-cell>
          <table:table-cell office:value-type="string">
            <text:p>15,574605</text:p>
          </table:table-cell>
          <table:table-cell office:value-type="string">
            <text:p>332,792175</text:p>
          </table:table-cell>
          <table:table-cell office:value-type="string">
            <text:p>20,953699</text:p>
          </table:table-cell>
          <table:table-cell office:value-type="string">
            <text:p>144,826263</text:p>
          </table:table-cell>
          <table:table-cell office:value-type="string">
            <text:p>9,396624</text:p>
          </table:table-cell>
          <table:table-cell office:value-type="string">
            <text:p>35,373428</text:p>
          </table:table-cell>
          <table:table-cell office:value-type="string">
            <text:p>9,684275</text:p>
          </table:table-cell>
          <table:table-cell office:value-type="string">
            <text:p>39,141979</text:p>
          </table:table-cell>
          <table:table-cell office:value-type="string">
            <text:p>10,142045</text:p>
          </table:table-cell>
          <table:table-cell office:value-type="string">
            <text:p>19,141092</text:p>
          </table:table-cell>
          <table:table-cell office:value-type="string">
            <text:p>10,546294</text:p>
          </table:table-cell>
          <table:table-cell office:value-type="string">
            <text:p>127,859543</text:p>
          </table:table-cell>
          <table:table-cell office:value-type="string">
            <text:p>20,005569</text:p>
          </table:table-cell>
        </table:table-row>
        <table:table-row table:style-name="ro1">
          <table:table-cell office:value-type="string">
            <text:p>AFR462 <text:s text:c="5"/></text:p>
          </table:table-cell>
          <table:table-cell office:value-type="string">
            <text:p>2120,516357</text:p>
          </table:table-cell>
          <table:table-cell office:value-type="string">
            <text:p>699,138733</text:p>
          </table:table-cell>
          <table:table-cell office:value-type="string">
            <text:p>669,761414</text:p>
          </table:table-cell>
          <table:table-cell office:value-type="string">
            <text:p>448,441864</text:p>
          </table:table-cell>
          <table:table-cell office:value-type="string">
            <text:p>705,043030</text:p>
          </table:table-cell>
          <table:table-cell office:value-type="string">
            <text:p>136,189835</text:p>
          </table:table-cell>
          <table:table-cell office:value-type="string">
            <text:p>789,059326</text:p>
          </table:table-cell>
          <table:table-cell office:value-type="string">
            <text:p>62,223129</text:p>
          </table:table-cell>
          <table:table-cell office:value-type="string">
            <text:p>48,229263</text:p>
          </table:table-cell>
          <table:table-cell office:value-type="string">
            <text:p>22,462038</text:p>
          </table:table-cell>
          <table:table-cell office:value-type="string">
            <text:p>261,266327</text:p>
          </table:table-cell>
          <table:table-cell office:value-type="string">
            <text:p>23,146650</text:p>
          </table:table-cell>
          <table:table-cell office:value-type="string">
            <text:p>153,411621</text:p>
          </table:table-cell>
          <table:table-cell office:value-type="string">
            <text:p>16,414965</text:p>
          </table:table-cell>
          <table:table-cell office:value-type="string">
            <text:p>440,347290</text:p>
          </table:table-cell>
          <table:table-cell office:value-type="string">
            <text:p>14,413647</text:p>
          </table:table-cell>
          <table:table-cell office:value-type="string">
            <text:p>160,485764</text:p>
          </table:table-cell>
          <table:table-cell office:value-type="string">
            <text:p>11,480148</text:p>
          </table:table-cell>
          <table:table-cell office:value-type="string">
            <text:p>37,381084</text:p>
          </table:table-cell>
          <table:table-cell office:value-type="string">
            <text:p>5,411280</text:p>
          </table:table-cell>
          <table:table-cell office:value-type="string">
            <text:p>6,278046</text:p>
          </table:table-cell>
          <table:table-cell office:value-type="string">
            <text:p>5,798741</text:p>
          </table:table-cell>
          <table:table-cell office:value-type="string">
            <text:p>53,245708</text:p>
          </table:table-cell>
          <table:table-cell office:value-type="string">
            <text:p>8,433568</text:p>
          </table:table-cell>
          <table:table-cell office:value-type="string">
            <text:p>19,274158</text:p>
          </table:table-cell>
          <table:table-cell office:value-type="string">
            <text:p>5,479520</text:p>
          </table:table-cell>
          <table:table-cell office:value-type="string">
            <text:p>283,134827</text:p>
          </table:table-cell>
          <table:table-cell office:value-type="string">
            <text:p>12,575280</text:p>
          </table:table-cell>
          <table:table-cell office:value-type="string">
            <text:p>95,833450</text:p>
          </table:table-cell>
          <table:table-cell office:value-type="string">
            <text:p>9,480637</text:p>
          </table:table-cell>
          <table:table-cell office:value-type="string">
            <text:p>61,692577</text:p>
          </table:table-cell>
          <table:table-cell office:value-type="string">
            <text:p>16,501102</text:p>
          </table:table-cell>
          <table:table-cell office:value-type="string">
            <text:p>4,563313</text:p>
          </table:table-cell>
          <table:table-cell office:value-type="string">
            <text:p>20,478113</text:p>
          </table:table-cell>
          <table:table-cell office:value-type="string">
            <text:p>44,408241</text:p>
          </table:table-cell>
          <table:table-cell office:value-type="string">
            <text:p>10,649199</text:p>
          </table:table-cell>
          <table:table-cell office:value-type="string">
            <text:p>21,729750</text:p>
          </table:table-cell>
          <table:table-cell office:value-type="string">
            <text:p>11,397337</text:p>
          </table:table-cell>
          <table:table-cell office:value-type="string">
            <text:p>38,138340</text:p>
          </table:table-cell>
          <table:table-cell office:value-type="string">
            <text:p>11,880197</text:p>
          </table:table-cell>
          <table:table-cell office:value-type="string">
            <text:p>8,895324</text:p>
          </table:table-cell>
          <table:table-cell office:value-type="string">
            <text:p>12,595626</text:p>
          </table:table-cell>
          <table:table-cell office:value-type="string">
            <text:p>55,900436</text:p>
          </table:table-cell>
          <table:table-cell office:value-type="string">
            <text:p>23,406862</text:p>
          </table:table-cell>
        </table:table-row>
        <table:table-row table:style-name="ro1">
          <table:table-cell office:value-type="string">
            <text:p>AFR463 <text:s text:c="5"/></text:p>
          </table:table-cell>
          <table:table-cell office:value-type="string">
            <text:p>14046,676758</text:p>
          </table:table-cell>
          <table:table-cell office:value-type="string">
            <text:p>1378,922119</text:p>
          </table:table-cell>
          <table:table-cell office:value-type="string">
            <text:p>1951,397461</text:p>
          </table:table-cell>
          <table:table-cell office:value-type="string">
            <text:p>534,899658</text:p>
          </table:table-cell>
          <table:table-cell office:value-type="string">
            <text:p>3909,575439</text:p>
          </table:table-cell>
          <table:table-cell office:value-type="string">
            <text:p>218,414185</text:p>
          </table:table-cell>
          <table:table-cell office:value-type="string">
            <text:p>7204,831543</text:p>
          </table:table-cell>
          <table:table-cell office:value-type="string">
            <text:p>183,731430</text:p>
          </table:table-cell>
          <table:table-cell office:value-type="string">
            <text:p>75,023300</text:p>
          </table:table-cell>
          <table:table-cell office:value-type="string">
            <text:p>39,551476</text:p>
          </table:table-cell>
          <table:table-cell office:value-type="string">
            <text:p>9296,515625</text:p>
          </table:table-cell>
          <table:table-cell office:value-type="string">
            <text:p>188,062698</text:p>
          </table:table-cell>
          <table:table-cell office:value-type="string">
            <text:p>24268,125000</text:p>
          </table:table-cell>
          <table:table-cell office:value-type="string">
            <text:p>418,515869</text:p>
          </table:table-cell>
          <table:table-cell office:value-type="string">
            <text:p>23308,574219</text:p>
          </table:table-cell>
          <table:table-cell office:value-type="string">
            <text:p>319,101135</text:p>
          </table:table-cell>
          <table:table-cell office:value-type="string">
            <text:p>3617,414063</text:p>
          </table:table-cell>
          <table:table-cell office:value-type="string">
            <text:p>51,460037</text:p>
          </table:table-cell>
          <table:table-cell office:value-type="string">
            <text:p>279,456909</text:p>
          </table:table-cell>
          <table:table-cell office:value-type="string">
            <text:p>9,820049</text:p>
          </table:table-cell>
          <table:table-cell office:value-type="string">
            <text:p>2,049974</text:p>
          </table:table-cell>
          <table:table-cell office:value-type="string">
            <text:p>6,214099</text:p>
          </table:table-cell>
          <table:table-cell office:value-type="string">
            <text:p>49,940102</text:p>
          </table:table-cell>
          <table:table-cell office:value-type="string">
            <text:p>8,689715</text:p>
          </table:table-cell>
          <table:table-cell office:value-type="string">
            <text:p>98,456429</text:p>
          </table:table-cell>
          <table:table-cell office:value-type="string">
            <text:p>6,448246</text:p>
          </table:table-cell>
          <table:table-cell office:value-type="string">
            <text:p>3880,447021</text:p>
          </table:table-cell>
          <table:table-cell office:value-type="string">
            <text:p>73,400482</text:p>
          </table:table-cell>
          <table:table-cell office:value-type="string">
            <text:p>93,679893</text:p>
          </table:table-cell>
          <table:table-cell office:value-type="string">
            <text:p>10,254672</text:p>
          </table:table-cell>
          <table:table-cell office:value-type="string">
            <text:p>241,887833</text:p>
          </table:table-cell>
          <table:table-cell office:value-type="string">
            <text:p>17,972576</text:p>
          </table:table-cell>
          <table:table-cell office:value-type="string">
            <text:p>622,856201</text:p>
          </table:table-cell>
          <table:table-cell office:value-type="string">
            <text:p>23,660105</text:p>
          </table:table-cell>
          <table:table-cell office:value-type="string">
            <text:p>1118,946899</text:p>
          </table:table-cell>
          <table:table-cell office:value-type="string">
            <text:p>22,027943</text:p>
          </table:table-cell>
          <table:table-cell office:value-type="string">
            <text:p>54,424507</text:p>
          </table:table-cell>
          <table:table-cell office:value-type="string">
            <text:p>12,580537</text:p>
          </table:table-cell>
          <table:table-cell office:value-type="string">
            <text:p>63,704762</text:p>
          </table:table-cell>
          <table:table-cell office:value-type="string">
            <text:p>12,943707</text:p>
          </table:table-cell>
          <table:table-cell office:value-type="string">
            <text:p>6,194433</text:p>
          </table:table-cell>
          <table:table-cell office:value-type="string">
            <text:p>13,681159</text:p>
          </table:table-cell>
          <table:table-cell office:value-type="string">
            <text:p>742,510254</text:p>
          </table:table-cell>
          <table:table-cell office:value-type="string">
            <text:p>30,277088</text:p>
          </table:table-cell>
        </table:table-row>
        <table:table-row table:style-name="ro1">
          <table:table-cell office:value-type="string">
            <text:p>AFR464 <text:s text:c="5"/></text:p>
          </table:table-cell>
          <table:table-cell office:value-type="string">
            <text:p>3859,956299</text:p>
          </table:table-cell>
          <table:table-cell office:value-type="string">
            <text:p>899,391724</text:p>
          </table:table-cell>
          <table:table-cell office:value-type="string">
            <text:p>897,218872</text:p>
          </table:table-cell>
          <table:table-cell office:value-type="string">
            <text:p>486,524261</text:p>
          </table:table-cell>
          <table:table-cell office:value-type="string">
            <text:p>4495,661621</text:p>
          </table:table-cell>
          <table:table-cell office:value-type="string">
            <text:p>206,438980</text:p>
          </table:table-cell>
          <table:table-cell office:value-type="string">
            <text:p>7856,763184</text:p>
          </table:table-cell>
          <table:table-cell office:value-type="string">
            <text:p>193,239166</text:p>
          </table:table-cell>
          <table:table-cell office:value-type="string">
            <text:p>12,392241</text:p>
          </table:table-cell>
          <table:table-cell office:value-type="string">
            <text:p>30,814199</text:p>
          </table:table-cell>
          <table:table-cell office:value-type="string">
            <text:p>4567,933105</text:p>
          </table:table-cell>
          <table:table-cell office:value-type="string">
            <text:p>99,227470</text:p>
          </table:table-cell>
          <table:table-cell office:value-type="string">
            <text:p>3273,890869</text:p>
          </table:table-cell>
          <table:table-cell office:value-type="string">
            <text:p>66,601654</text:p>
          </table:table-cell>
          <table:table-cell office:value-type="string">
            <text:p>4413,687500</text:p>
          </table:table-cell>
          <table:table-cell office:value-type="string">
            <text:p>64,916466</text:p>
          </table:table-cell>
          <table:table-cell office:value-type="string">
            <text:p>2226,706299</text:p>
          </table:table-cell>
          <table:table-cell office:value-type="string">
            <text:p>33,632523</text:p>
          </table:table-cell>
          <table:table-cell office:value-type="string">
            <text:p>292,152405</text:p>
          </table:table-cell>
          <table:table-cell office:value-type="string">
            <text:p>9,918491</text:p>
          </table:table-cell>
          <table:table-cell office:value-type="string">
            <text:p>1,185141</text:p>
          </table:table-cell>
          <table:table-cell office:value-type="string">
            <text:p>6,021838</text:p>
          </table:table-cell>
          <table:table-cell office:value-type="string">
            <text:p>44,831436</text:p>
          </table:table-cell>
          <table:table-cell office:value-type="string">
            <text:p>8,569891</text:p>
          </table:table-cell>
          <table:table-cell office:value-type="string">
            <text:p>95,675583</text:p>
          </table:table-cell>
          <table:table-cell office:value-type="string">
            <text:p>6,248566</text:p>
          </table:table-cell>
          <table:table-cell office:value-type="string">
            <text:p>3951,971191</text:p>
          </table:table-cell>
          <table:table-cell office:value-type="string">
            <text:p>74,714485</text:p>
          </table:table-cell>
          <table:table-cell office:value-type="string">
            <text:p>93,639259</text:p>
          </table:table-cell>
          <table:table-cell office:value-type="string">
            <text:p>9,873891</text:p>
          </table:table-cell>
          <table:table-cell office:value-type="string">
            <text:p>185,815506</text:p>
          </table:table-cell>
          <table:table-cell office:value-type="string">
            <text:p>17,371590</text:p>
          </table:table-cell>
          <table:table-cell office:value-type="string">
            <text:p>509,518494</text:p>
          </table:table-cell>
          <table:table-cell office:value-type="string">
            <text:p>22,687422</text:p>
          </table:table-cell>
          <table:table-cell office:value-type="string">
            <text:p>730,329346</text:p>
          </table:table-cell>
          <table:table-cell office:value-type="string">
            <text:p>16,658892</text:p>
          </table:table-cell>
          <table:table-cell office:value-type="string">
            <text:p>18,149849</text:p>
          </table:table-cell>
          <table:table-cell office:value-type="string">
            <text:p>11,920811</text:p>
          </table:table-cell>
          <table:table-cell office:value-type="string">
            <text:p>22,502678</text:p>
          </table:table-cell>
          <table:table-cell office:value-type="string">
            <text:p>12,314983</text:p>
          </table:table-cell>
          <table:table-cell office:value-type="string">
            <text:p>29,152002</text:p>
          </table:table-cell>
          <table:table-cell office:value-type="string">
            <text:p>13,106421</text:p>
          </table:table-cell>
          <table:table-cell office:value-type="string">
            <text:p>298,152618</text:p>
          </table:table-cell>
          <table:table-cell office:value-type="string">
            <text:p>25,108082</text:p>
          </table:table-cell>
        </table:table-row>
        <table:table-row table:style-name="ro1">
          <table:table-cell office:value-type="string">
            <text:p>AFR465 <text:s text:c="5"/></text:p>
          </table:table-cell>
          <table:table-cell office:value-type="string">
            <text:p>9471,179688</text:p>
          </table:table-cell>
          <table:table-cell office:value-type="string">
            <text:p>1077,737915</text:p>
          </table:table-cell>
          <table:table-cell office:value-type="string">
            <text:p>2498,170410</text:p>
          </table:table-cell>
          <table:table-cell office:value-type="string">
            <text:p>486,838867</text:p>
          </table:table-cell>
          <table:table-cell office:value-type="string">
            <text:p>10906,476563</text:p>
          </table:table-cell>
          <table:table-cell office:value-type="string">
            <text:p>306,119171</text:p>
          </table:table-cell>
          <table:table-cell office:value-type="string">
            <text:p>26432,283203</text:p>
          </table:table-cell>
          <table:table-cell office:value-type="string">
            <text:p>581,108582</text:p>
          </table:table-cell>
          <table:table-cell office:value-type="string">
            <text:p>272,629303</text:p>
          </table:table-cell>
          <table:table-cell office:value-type="string">
            <text:p>33,300766</text:p>
          </table:table-cell>
          <table:table-cell office:value-type="string">
            <text:p>5730,737793</text:p>
          </table:table-cell>
          <table:table-cell office:value-type="string">
            <text:p>120,254654</text:p>
          </table:table-cell>
          <table:table-cell office:value-type="string">
            <text:p>14233,268555</text:p>
          </table:table-cell>
          <table:table-cell office:value-type="string">
            <text:p>248,562378</text:p>
          </table:table-cell>
          <table:table-cell office:value-type="string">
            <text:p>6521,318359</text:p>
          </table:table-cell>
          <table:table-cell office:value-type="string">
            <text:p>92,676628</text:p>
          </table:table-cell>
          <table:table-cell office:value-type="string">
            <text:p>8067,182129</text:p>
          </table:table-cell>
          <table:table-cell office:value-type="string">
            <text:p>107,762230</text:p>
          </table:table-cell>
          <table:table-cell office:value-type="string">
            <text:p>918,932007</text:p>
          </table:table-cell>
          <table:table-cell office:value-type="string">
            <text:p>24,394596</text:p>
          </table:table-cell>
          <table:table-cell office:value-type="string">
            <text:p>23,254395</text:p>
          </table:table-cell>
          <table:table-cell office:value-type="string">
            <text:p>5,398285</text:p>
          </table:table-cell>
          <table:table-cell office:value-type="string">
            <text:p>44,257732</text:p>
          </table:table-cell>
          <table:table-cell office:value-type="string">
            <text:p>7,963993</text:p>
          </table:table-cell>
          <table:table-cell office:value-type="string">
            <text:p>162,559799</text:p>
          </table:table-cell>
          <table:table-cell office:value-type="string">
            <text:p>6,062194</text:p>
          </table:table-cell>
          <table:table-cell office:value-type="string">
            <text:p>10490,800781</text:p>
          </table:table-cell>
          <table:table-cell office:value-type="string">
            <text:p>193,511566</text:p>
          </table:table-cell>
          <table:table-cell office:value-type="string">
            <text:p>38,012379</text:p>
          </table:table-cell>
          <table:table-cell office:value-type="string">
            <text:p>7,729778</text:p>
          </table:table-cell>
          <table:table-cell office:value-type="string">
            <text:p>36,756008</text:p>
          </table:table-cell>
          <table:table-cell office:value-type="string">
            <text:p>15,392574</text:p>
          </table:table-cell>
          <table:table-cell office:value-type="string">
            <text:p>570,394653</text:p>
          </table:table-cell>
          <table:table-cell office:value-type="string">
            <text:p>22,307814</text:p>
          </table:table-cell>
          <table:table-cell office:value-type="string">
            <text:p>227,376541</text:p>
          </table:table-cell>
          <table:table-cell office:value-type="string">
            <text:p>9,557023</text:p>
          </table:table-cell>
          <table:table-cell office:value-type="string">
            <text:p>21,279133</text:p>
          </table:table-cell>
          <table:table-cell office:value-type="string">
            <text:p>9,220606</text:p>
          </table:table-cell>
          <table:table-cell office:value-type="string">
            <text:p>71,284897</text:p>
          </table:table-cell>
          <table:table-cell office:value-type="string">
            <text:p>9,522554</text:p>
          </table:table-cell>
          <table:table-cell office:value-type="string">
            <text:p>38,223473</text:p>
          </table:table-cell>
          <table:table-cell office:value-type="string">
            <text:p>10,040056</text:p>
          </table:table-cell>
          <table:table-cell office:value-type="string">
            <text:p>135,939697</text:p>
          </table:table-cell>
          <table:table-cell office:value-type="string">
            <text:p>19,125071</text:p>
          </table:table-cell>
        </table:table-row>
        <table:table-row table:style-name="ro1">
          <table:table-cell office:value-type="string">
            <text:p>AFR466 <text:s text:c="5"/></text:p>
          </table:table-cell>
          <table:table-cell office:value-type="string">
            <text:p>5839,638672</text:p>
          </table:table-cell>
          <table:table-cell office:value-type="string">
            <text:p>829,960876</text:p>
          </table:table-cell>
          <table:table-cell office:value-type="string">
            <text:p>2139,487305</text:p>
          </table:table-cell>
          <table:table-cell office:value-type="string">
            <text:p>465,538971</text:p>
          </table:table-cell>
          <table:table-cell office:value-type="string">
            <text:p>12232,791016</text:p>
          </table:table-cell>
          <table:table-cell office:value-type="string">
            <text:p>328,614685</text:p>
          </table:table-cell>
          <table:table-cell office:value-type="string">
            <text:p>24580,630859</text:p>
          </table:table-cell>
          <table:table-cell office:value-type="string">
            <text:p>541,485962</text:p>
          </table:table-cell>
          <table:table-cell office:value-type="string">
            <text:p>218,706314</text:p>
          </table:table-cell>
          <table:table-cell office:value-type="string">
            <text:p>29,816561</text:p>
          </table:table-cell>
          <table:table-cell office:value-type="string">
            <text:p>4390,162109</text:p>
          </table:table-cell>
          <table:table-cell office:value-type="string">
            <text:p>94,545158</text:p>
          </table:table-cell>
          <table:table-cell office:value-type="string">
            <text:p>7448,133789</text:p>
          </table:table-cell>
          <table:table-cell office:value-type="string">
            <text:p>134,201965</text:p>
          </table:table-cell>
          <table:table-cell office:value-type="string">
            <text:p>4925,777344</text:p>
          </table:table-cell>
          <table:table-cell office:value-type="string">
            <text:p>71,171486</text:p>
          </table:table-cell>
          <table:table-cell office:value-type="string">
            <text:p>4593,478516</text:p>
          </table:table-cell>
          <table:table-cell office:value-type="string">
            <text:p>63,086327</text:p>
          </table:table-cell>
          <table:table-cell office:value-type="string">
            <text:p>860,117615</text:p>
          </table:table-cell>
          <table:table-cell office:value-type="string">
            <text:p>22,893267</text:p>
          </table:table-cell>
          <table:table-cell office:value-type="string">
            <text:p>18,930229</text:p>
          </table:table-cell>
          <table:table-cell office:value-type="string">
            <text:p>5,232714</text:p>
          </table:table-cell>
          <table:table-cell office:value-type="string">
            <text:p>44,011864</text:p>
          </table:table-cell>
          <table:table-cell office:value-type="string">
            <text:p>7,916427</text:p>
          </table:table-cell>
          <table:table-cell office:value-type="string">
            <text:p>116,867577</text:p>
          </table:table-cell>
          <table:table-cell office:value-type="string">
            <text:p>5,425388</text:p>
          </table:table-cell>
          <table:table-cell office:value-type="string">
            <text:p>9685,093750</text:p>
          </table:table-cell>
          <table:table-cell office:value-type="string">
            <text:p>178,806305</text:p>
          </table:table-cell>
          <table:table-cell office:value-type="string">
            <text:p>38,357761</text:p>
          </table:table-cell>
          <table:table-cell office:value-type="string">
            <text:p>7,527973</text:p>
          </table:table-cell>
          <table:table-cell office:value-type="string">
            <text:p>26,917366</text:p>
          </table:table-cell>
          <table:table-cell office:value-type="string">
            <text:p>15,248123</text:p>
          </table:table-cell>
          <table:table-cell office:value-type="string">
            <text:p>183,104156</text:p>
          </table:table-cell>
          <table:table-cell office:value-type="string">
            <text:p>20,133936</text:p>
          </table:table-cell>
          <table:table-cell office:value-type="string">
            <text:p>89,883553</text:p>
          </table:table-cell>
          <table:table-cell office:value-type="string">
            <text:p>8,478740</text:p>
          </table:table-cell>
          <table:table-cell office:value-type="string">
            <text:p>33,070274</text:p>
          </table:table-cell>
          <table:table-cell office:value-type="string">
            <text:p>8,957123</text:p>
          </table:table-cell>
          <table:table-cell office:value-type="string">
            <text:p>54,962528</text:p>
          </table:table-cell>
          <table:table-cell office:value-type="string">
            <text:p>9,222184</text:p>
          </table:table-cell>
          <table:table-cell office:value-type="string">
            <text:p>34,641857</text:p>
          </table:table-cell>
          <table:table-cell office:value-type="string">
            <text:p>9,800569</text:p>
          </table:table-cell>
          <table:table-cell office:value-type="string">
            <text:p>88,525970</text:p>
          </table:table-cell>
          <table:table-cell office:value-type="string">
            <text:p>18,391649</text:p>
          </table:table-cell>
        </table:table-row>
        <table:table-row table:style-name="ro1">
          <table:table-cell office:value-type="string">
            <text:p>AFR467 <text:s text:c="5"/></text:p>
          </table:table-cell>
          <table:table-cell office:value-type="string">
            <text:p>6519,395996</text:p>
          </table:table-cell>
          <table:table-cell office:value-type="string">
            <text:p>888,202881</text:p>
          </table:table-cell>
          <table:table-cell office:value-type="string">
            <text:p>1970,994507</text:p>
          </table:table-cell>
          <table:table-cell office:value-type="string">
            <text:p>470,077362</text:p>
          </table:table-cell>
          <table:table-cell office:value-type="string">
            <text:p>10201,672852</text:p>
          </table:table-cell>
          <table:table-cell office:value-type="string">
            <text:p>293,337250</text:p>
          </table:table-cell>
          <table:table-cell office:value-type="string">
            <text:p>22441,900391</text:p>
          </table:table-cell>
          <table:table-cell office:value-type="string">
            <text:p>496,594025</text:p>
          </table:table-cell>
          <table:table-cell office:value-type="string">
            <text:p>293,423645</text:p>
          </table:table-cell>
          <table:table-cell office:value-type="string">
            <text:p>33,342224</text:p>
          </table:table-cell>
          <table:table-cell office:value-type="string">
            <text:p>4960,156738</text:p>
          </table:table-cell>
          <table:table-cell office:value-type="string">
            <text:p>106,068100</text:p>
          </table:table-cell>
          <table:table-cell office:value-type="string">
            <text:p>12250,748047</text:p>
          </table:table-cell>
          <table:table-cell office:value-type="string">
            <text:p>215,104477</text:p>
          </table:table-cell>
          <table:table-cell office:value-type="string">
            <text:p>8606,638672</text:p>
          </table:table-cell>
          <table:table-cell office:value-type="string">
            <text:p>120,614059</text:p>
          </table:table-cell>
          <table:table-cell office:value-type="string">
            <text:p>7979,545898</text:p>
          </table:table-cell>
          <table:table-cell office:value-type="string">
            <text:p>106,650658</text:p>
          </table:table-cell>
          <table:table-cell office:value-type="string">
            <text:p>802,582092</text:p>
          </table:table-cell>
          <table:table-cell office:value-type="string">
            <text:p>21,474157</text:p>
          </table:table-cell>
          <table:table-cell office:value-type="string">
            <text:p>16,574696</text:p>
          </table:table-cell>
          <table:table-cell office:value-type="string">
            <text:p>5,192618</text:p>
          </table:table-cell>
          <table:table-cell office:value-type="string">
            <text:p>47,088245</text:p>
          </table:table-cell>
          <table:table-cell office:value-type="string">
            <text:p>7,906182</text:p>
          </table:table-cell>
          <table:table-cell office:value-type="string">
            <text:p>132,599319</text:p>
          </table:table-cell>
          <table:table-cell office:value-type="string">
            <text:p>5,586165</text:p>
          </table:table-cell>
          <table:table-cell office:value-type="string">
            <text:p>8716,144531</text:p>
          </table:table-cell>
          <table:table-cell office:value-type="string">
            <text:p>161,132614</text:p>
          </table:table-cell>
          <table:table-cell office:value-type="string">
            <text:p>39,555828</text:p>
          </table:table-cell>
          <table:table-cell office:value-type="string">
            <text:p>7,522170</text:p>
          </table:table-cell>
          <table:table-cell office:value-type="string">
            <text:p>38,472145</text:p>
          </table:table-cell>
          <table:table-cell office:value-type="string">
            <text:p>15,284523</text:p>
          </table:table-cell>
          <table:table-cell office:value-type="string">
            <text:p>325,922546</text:p>
          </table:table-cell>
          <table:table-cell office:value-type="string">
            <text:p>20,717663</text:p>
          </table:table-cell>
          <table:table-cell office:value-type="string">
            <text:p>254,945328</text:p>
          </table:table-cell>
          <table:table-cell office:value-type="string">
            <text:p>9,623754</text:p>
          </table:table-cell>
          <table:table-cell office:value-type="string">
            <text:p>26,283615</text:p>
          </table:table-cell>
          <table:table-cell office:value-type="string">
            <text:p>8,990453</text:p>
          </table:table-cell>
          <table:table-cell office:value-type="string">
            <text:p>79,389702</text:p>
          </table:table-cell>
          <table:table-cell office:value-type="string">
            <text:p>9,326767</text:p>
          </table:table-cell>
          <table:table-cell office:value-type="string">
            <text:p>21,232693</text:p>
          </table:table-cell>
          <table:table-cell office:value-type="string">
            <text:p>9,804394</text:p>
          </table:table-cell>
          <table:table-cell office:value-type="string">
            <text:p>302,106323</text:p>
          </table:table-cell>
          <table:table-cell office:value-type="string">
            <text:p>19,663452</text:p>
          </table:table-cell>
        </table:table-row>
        <table:table-row table:style-name="ro1">
          <table:table-cell office:value-type="string">
            <text:p>AFR468 <text:s text:c="5"/></text:p>
          </table:table-cell>
          <table:table-cell office:value-type="string">
            <text:p>14276,225586</text:p>
          </table:table-cell>
          <table:table-cell office:value-type="string">
            <text:p>1348,025635</text:p>
          </table:table-cell>
          <table:table-cell office:value-type="string">
            <text:p>2695,008789</text:p>
          </table:table-cell>
          <table:table-cell office:value-type="string">
            <text:p>507,510193</text:p>
          </table:table-cell>
          <table:table-cell office:value-type="string">
            <text:p>8882,485352</text:p>
          </table:table-cell>
          <table:table-cell office:value-type="string">
            <text:p>280,340271</text:p>
          </table:table-cell>
          <table:table-cell office:value-type="string">
            <text:p>20342,777344</text:p>
          </table:table-cell>
          <table:table-cell office:value-type="string">
            <text:p>453,079071</text:p>
          </table:table-cell>
          <table:table-cell office:value-type="string">
            <text:p>166,792862</text:p>
          </table:table-cell>
          <table:table-cell office:value-type="string">
            <text:p>36,335136</text:p>
          </table:table-cell>
          <table:table-cell office:value-type="string">
            <text:p>5888,004883</text:p>
          </table:table-cell>
          <table:table-cell office:value-type="string">
            <text:p>124,512589</text:p>
          </table:table-cell>
          <table:table-cell office:value-type="string">
            <text:p>29748,250000</text:p>
          </table:table-cell>
          <table:table-cell office:value-type="string">
            <text:p>509,914307</text:p>
          </table:table-cell>
          <table:table-cell office:value-type="string">
            <text:p>14463,158203</text:p>
          </table:table-cell>
          <table:table-cell office:value-type="string">
            <text:p>199,536072</text:p>
          </table:table-cell>
          <table:table-cell office:value-type="string">
            <text:p>9400,812500</text:p>
          </table:table-cell>
          <table:table-cell office:value-type="string">
            <text:p>125,085754</text:p>
          </table:table-cell>
          <table:table-cell office:value-type="string">
            <text:p>725,874878</text:p>
          </table:table-cell>
          <table:table-cell office:value-type="string">
            <text:p>19,616215</text:p>
          </table:table-cell>
          <table:table-cell office:value-type="string">
            <text:p>14,317788</text:p>
          </table:table-cell>
          <table:table-cell office:value-type="string">
            <text:p>5,291698</text:p>
          </table:table-cell>
          <table:table-cell office:value-type="string">
            <text:p>55,321964</text:p>
          </table:table-cell>
          <table:table-cell office:value-type="string">
            <text:p>8,041511</text:p>
          </table:table-cell>
          <table:table-cell office:value-type="string">
            <text:p>127,391647</text:p>
          </table:table-cell>
          <table:table-cell office:value-type="string">
            <text:p>5,690873</text:p>
          </table:table-cell>
          <table:table-cell office:value-type="string">
            <text:p>7218,220703</text:p>
          </table:table-cell>
          <table:table-cell office:value-type="string">
            <text:p>133,856354</text:p>
          </table:table-cell>
          <table:table-cell office:value-type="string">
            <text:p>43,152485</text:p>
          </table:table-cell>
          <table:table-cell office:value-type="string">
            <text:p>7,980983</text:p>
          </table:table-cell>
          <table:table-cell office:value-type="string">
            <text:p>58,453037</text:p>
          </table:table-cell>
          <table:table-cell office:value-type="string">
            <text:p>15,605998</text:p>
          </table:table-cell>
          <table:table-cell office:value-type="string">
            <text:p>551,531616</text:p>
          </table:table-cell>
          <table:table-cell office:value-type="string">
            <text:p>22,265223</text:p>
          </table:table-cell>
          <table:table-cell office:value-type="string">
            <text:p>321,505646</text:p>
          </table:table-cell>
          <table:table-cell office:value-type="string">
            <text:p>10,625077</text:p>
          </table:table-cell>
          <table:table-cell office:value-type="string">
            <text:p>35,874111</text:p>
          </table:table-cell>
          <table:table-cell office:value-type="string">
            <text:p>9,609940</text:p>
          </table:table-cell>
          <table:table-cell office:value-type="string">
            <text:p>92,097229</text:p>
          </table:table-cell>
          <table:table-cell office:value-type="string">
            <text:p>9,948662</text:p>
          </table:table-cell>
          <table:table-cell office:value-type="string">
            <text:p>36,843670</text:p>
          </table:table-cell>
          <table:table-cell office:value-type="string">
            <text:p>10,360081</text:p>
          </table:table-cell>
          <table:table-cell office:value-type="string">
            <text:p>358,829987</text:p>
          </table:table-cell>
          <table:table-cell office:value-type="string">
            <text:p>21,242554</text:p>
          </table:table-cell>
        </table:table-row>
        <table:table-row table:style-name="ro1">
          <table:table-cell office:value-type="string">
            <text:p>AFR469 <text:s text:c="5"/></text:p>
          </table:table-cell>
          <table:table-cell office:value-type="string">
            <text:p>14039,708984</text:p>
          </table:table-cell>
          <table:table-cell office:value-type="string">
            <text:p>1331,318848</text:p>
          </table:table-cell>
          <table:table-cell office:value-type="string">
            <text:p>2608,960449</text:p>
          </table:table-cell>
          <table:table-cell office:value-type="string">
            <text:p>500,093323</text:p>
          </table:table-cell>
          <table:table-cell office:value-type="string">
            <text:p>8963,667969</text:p>
          </table:table-cell>
          <table:table-cell office:value-type="string">
            <text:p>279,965637</text:p>
          </table:table-cell>
          <table:table-cell office:value-type="string">
            <text:p>20674,558594</text:p>
          </table:table-cell>
          <table:table-cell office:value-type="string">
            <text:p>459,971527</text:p>
          </table:table-cell>
          <table:table-cell office:value-type="string">
            <text:p>154,908951</text:p>
          </table:table-cell>
          <table:table-cell office:value-type="string">
            <text:p>35,275501</text:p>
          </table:table-cell>
          <table:table-cell office:value-type="string">
            <text:p>5573,999512</text:p>
          </table:table-cell>
          <table:table-cell office:value-type="string">
            <text:p>118,554924</text:p>
          </table:table-cell>
          <table:table-cell office:value-type="string">
            <text:p>27594,722656</text:p>
          </table:table-cell>
          <table:table-cell office:value-type="string">
            <text:p>473,599060</text:p>
          </table:table-cell>
          <table:table-cell office:value-type="string">
            <text:p>13581,278320</text:p>
          </table:table-cell>
          <table:table-cell office:value-type="string">
            <text:p>187,620239</text:p>
          </table:table-cell>
          <table:table-cell office:value-type="string">
            <text:p>9129,912109</text:p>
          </table:table-cell>
          <table:table-cell office:value-type="string">
            <text:p>121,572830</text:p>
          </table:table-cell>
          <table:table-cell office:value-type="string">
            <text:p>710,361877</text:p>
          </table:table-cell>
          <table:table-cell office:value-type="string">
            <text:p>19,236227</text:p>
          </table:table-cell>
          <table:table-cell office:value-type="string">
            <text:p>23,262169</text:p>
          </table:table-cell>
          <table:table-cell office:value-type="string">
            <text:p>5,201356</text:p>
          </table:table-cell>
          <table:table-cell office:value-type="string">
            <text:p>51,591206</text:p>
          </table:table-cell>
          <table:table-cell office:value-type="string">
            <text:p>7,965047</text:p>
          </table:table-cell>
          <table:table-cell office:value-type="string">
            <text:p>123,211761</text:p>
          </table:table-cell>
          <table:table-cell office:value-type="string">
            <text:p>5,520026</text:p>
          </table:table-cell>
          <table:table-cell office:value-type="string">
            <text:p>7291,761230</text:p>
          </table:table-cell>
          <table:table-cell office:value-type="string">
            <text:p>135,183578</text:p>
          </table:table-cell>
          <table:table-cell office:value-type="string">
            <text:p>41,646263</text:p>
          </table:table-cell>
          <table:table-cell office:value-type="string">
            <text:p>7,707545</text:p>
          </table:table-cell>
          <table:table-cell office:value-type="string">
            <text:p>47,141922</text:p>
          </table:table-cell>
          <table:table-cell office:value-type="string">
            <text:p>15,426121</text:p>
          </table:table-cell>
          <table:table-cell office:value-type="string">
            <text:p>524,574890</text:p>
          </table:table-cell>
          <table:table-cell office:value-type="string">
            <text:p>21,979511</text:p>
          </table:table-cell>
          <table:table-cell office:value-type="string">
            <text:p>296,925903</text:p>
          </table:table-cell>
          <table:table-cell office:value-type="string">
            <text:p>10,148954</text:p>
          </table:table-cell>
          <table:table-cell office:value-type="string">
            <text:p>34,886433</text:p>
          </table:table-cell>
          <table:table-cell office:value-type="string">
            <text:p>9,224507</text:p>
          </table:table-cell>
          <table:table-cell office:value-type="string">
            <text:p>83,822227</text:p>
          </table:table-cell>
          <table:table-cell office:value-type="string">
            <text:p>9,600505</text:p>
          </table:table-cell>
          <table:table-cell office:value-type="string">
            <text:p>34,693752</text:p>
          </table:table-cell>
          <table:table-cell office:value-type="string">
            <text:p>10,024524</text:p>
          </table:table-cell>
          <table:table-cell office:value-type="string">
            <text:p>351,552094</text:p>
          </table:table-cell>
          <table:table-cell office:value-type="string">
            <text:p>20,552000</text:p>
          </table:table-cell>
        </table:table-row>
        <table:table-row table:style-name="ro1">
          <table:table-cell office:value-type="string">
            <text:p>AFR470 <text:s text:c="5"/></text:p>
          </table:table-cell>
          <table:table-cell office:value-type="string">
            <text:p>6830,554688</text:p>
          </table:table-cell>
          <table:table-cell office:value-type="string">
            <text:p>993,635254</text:p>
          </table:table-cell>
          <table:table-cell office:value-type="string">
            <text:p>2512,828369</text:p>
          </table:table-cell>
          <table:table-cell office:value-type="string">
            <text:p>505,644135</text:p>
          </table:table-cell>
          <table:table-cell office:value-type="string">
            <text:p>19593,876953</text:p>
          </table:table-cell>
          <table:table-cell office:value-type="string">
            <text:p>482,282990</text:p>
          </table:table-cell>
          <table:table-cell office:value-type="string">
            <text:p>43866,472656</text:p>
          </table:table-cell>
          <table:table-cell office:value-type="string">
            <text:p>951,224731</text:p>
          </table:table-cell>
          <table:table-cell office:value-type="string">
            <text:p>399,819000</text:p>
          </table:table-cell>
          <table:table-cell office:value-type="string">
            <text:p>39,022808</text:p>
          </table:table-cell>
          <table:table-cell office:value-type="string">
            <text:p>6496,770508</text:p>
          </table:table-cell>
          <table:table-cell office:value-type="string">
            <text:p>134,797379</text:p>
          </table:table-cell>
          <table:table-cell office:value-type="string">
            <text:p>14893,183594</text:p>
          </table:table-cell>
          <table:table-cell office:value-type="string">
            <text:p>259,466003</text:p>
          </table:table-cell>
          <table:table-cell office:value-type="string">
            <text:p>11086,031250</text:p>
          </table:table-cell>
          <table:table-cell office:value-type="string">
            <text:p>154,119263</text:p>
          </table:table-cell>
          <table:table-cell office:value-type="string">
            <text:p>16250,228516</text:p>
          </table:table-cell>
          <table:table-cell office:value-type="string">
            <text:p>213,636108</text:p>
          </table:table-cell>
          <table:table-cell office:value-type="string">
            <text:p>1583,831421</text:p>
          </table:table-cell>
          <table:table-cell office:value-type="string">
            <text:p>40,950348</text:p>
          </table:table-cell>
          <table:table-cell office:value-type="string">
            <text:p>33,597355</text:p>
          </table:table-cell>
          <table:table-cell office:value-type="string">
            <text:p>6,015600</text:p>
          </table:table-cell>
          <table:table-cell office:value-type="string">
            <text:p>55,957699</text:p>
          </table:table-cell>
          <table:table-cell office:value-type="string">
            <text:p>8,185558</text:p>
          </table:table-cell>
          <table:table-cell office:value-type="string">
            <text:p>271,712463</text:p>
          </table:table-cell>
          <table:table-cell office:value-type="string">
            <text:p>7,859406</text:p>
          </table:table-cell>
          <table:table-cell office:value-type="string">
            <text:p>17188,763672</text:p>
          </table:table-cell>
          <table:table-cell office:value-type="string">
            <text:p>315,763336</text:p>
          </table:table-cell>
          <table:table-cell office:value-type="string">
            <text:p>34,664627</text:p>
          </table:table-cell>
          <table:table-cell office:value-type="string">
            <text:p>8,080973</text:p>
          </table:table-cell>
          <table:table-cell office:value-type="string">
            <text:p>52,515564</text:p>
          </table:table-cell>
          <table:table-cell office:value-type="string">
            <text:p>15,620380</text:p>
          </table:table-cell>
          <table:table-cell office:value-type="string">
            <text:p>533,100220</text:p>
          </table:table-cell>
          <table:table-cell office:value-type="string">
            <text:p>22,149244</text:p>
          </table:table-cell>
          <table:table-cell office:value-type="string">
            <text:p>138,642548</text:p>
          </table:table-cell>
          <table:table-cell office:value-type="string">
            <text:p>9,297246</text:p>
          </table:table-cell>
          <table:table-cell office:value-type="string">
            <text:p>44,389549</text:p>
          </table:table-cell>
          <table:table-cell office:value-type="string">
            <text:p>9,611551</text:p>
          </table:table-cell>
          <table:table-cell office:value-type="string">
            <text:p>121,472313</text:p>
          </table:table-cell>
          <table:table-cell office:value-type="string">
            <text:p>10,125319</text:p>
          </table:table-cell>
          <table:table-cell office:value-type="string">
            <text:p>70,560577</text:p>
          </table:table-cell>
          <table:table-cell office:value-type="string">
            <text:p>10,593456</text:p>
          </table:table-cell>
          <table:table-cell office:value-type="string">
            <text:p>163,769974</text:p>
          </table:table-cell>
          <table:table-cell office:value-type="string">
            <text:p>20,003710</text:p>
          </table:table-cell>
        </table:table-row>
        <table:table-row table:style-name="ro1">
          <table:table-cell office:value-type="string">
            <text:p>AFR471 <text:s text:c="5"/></text:p>
          </table:table-cell>
          <table:table-cell office:value-type="string">
            <text:p>3309,508057</text:p>
          </table:table-cell>
          <table:table-cell office:value-type="string">
            <text:p>691,198120</text:p>
          </table:table-cell>
          <table:table-cell office:value-type="string">
            <text:p>572,713684</text:p>
          </table:table-cell>
          <table:table-cell office:value-type="string">
            <text:p>427,640747</text:p>
          </table:table-cell>
          <table:table-cell office:value-type="string">
            <text:p>1895,865723</text:p>
          </table:table-cell>
          <table:table-cell office:value-type="string">
            <text:p>147,135330</text:p>
          </table:table-cell>
          <table:table-cell office:value-type="string">
            <text:p>3929,026611</text:p>
          </table:table-cell>
          <table:table-cell office:value-type="string">
            <text:p>112,669823</text:p>
          </table:table-cell>
          <table:table-cell office:value-type="string">
            <text:p>15,390522</text:p>
          </table:table-cell>
          <table:table-cell office:value-type="string">
            <text:p>24,426151</text:p>
          </table:table-cell>
          <table:table-cell office:value-type="string">
            <text:p>1470,309448</text:p>
          </table:table-cell>
          <table:table-cell office:value-type="string">
            <text:p>42,069771</text:p>
          </table:table-cell>
          <table:table-cell office:value-type="string">
            <text:p>6874,355469</text:p>
          </table:table-cell>
          <table:table-cell office:value-type="string">
            <text:p>124,467743</text:p>
          </table:table-cell>
          <table:table-cell office:value-type="string">
            <text:p>5114,594727</text:p>
          </table:table-cell>
          <table:table-cell office:value-type="string">
            <text:p>73,636055</text:p>
          </table:table-cell>
          <table:table-cell office:value-type="string">
            <text:p>2037,302612</text:p>
          </table:table-cell>
          <table:table-cell office:value-type="string">
            <text:p>31,014723</text:p>
          </table:table-cell>
          <table:table-cell office:value-type="string">
            <text:p>136,725479</text:p>
          </table:table-cell>
          <table:table-cell office:value-type="string">
            <text:p>5,980629</text:p>
          </table:table-cell>
          <table:table-cell office:value-type="string">
            <text:p>6,303504</text:p>
          </table:table-cell>
          <table:table-cell office:value-type="string">
            <text:p>4,609107</text:p>
          </table:table-cell>
          <table:table-cell office:value-type="string">
            <text:p>45,778297</text:p>
          </table:table-cell>
          <table:table-cell office:value-type="string">
            <text:p>7,811191</text:p>
          </table:table-cell>
          <table:table-cell office:value-type="string">
            <text:p>40,807159</text:p>
          </table:table-cell>
          <table:table-cell office:value-type="string">
            <text:p>4,576307</text:p>
          </table:table-cell>
          <table:table-cell office:value-type="string">
            <text:p>1424,647583</text:p>
          </table:table-cell>
          <table:table-cell office:value-type="string">
            <text:p>29,348410</text:p>
          </table:table-cell>
          <table:table-cell office:value-type="string">
            <text:p>58,613255</text:p>
          </table:table-cell>
          <table:table-cell office:value-type="string">
            <text:p>7,521416</text:p>
          </table:table-cell>
          <table:table-cell office:value-type="string">
            <text:p>17,576813</text:p>
          </table:table-cell>
          <table:table-cell office:value-type="string">
            <text:p>15,193487</text:p>
          </table:table-cell>
          <table:table-cell office:value-type="string">
            <text:p>96,794067</text:p>
          </table:table-cell>
          <table:table-cell office:value-type="string">
            <text:p>19,871719</text:p>
          </table:table-cell>
          <table:table-cell office:value-type="string">
            <text:p>54,000965</text:p>
          </table:table-cell>
          <table:table-cell office:value-type="string">
            <text:p>8,436287</text:p>
          </table:table-cell>
          <table:table-cell office:value-type="string">
            <text:p>32,110527</text:p>
          </table:table-cell>
          <table:table-cell office:value-type="string">
            <text:p>8,996609</text:p>
          </table:table-cell>
          <table:table-cell office:value-type="string">
            <text:p>42,451988</text:p>
          </table:table-cell>
          <table:table-cell office:value-type="string">
            <text:p>9,215861</text:p>
          </table:table-cell>
          <table:table-cell office:value-type="string">
            <text:p>12,463943</text:p>
          </table:table-cell>
          <table:table-cell office:value-type="string">
            <text:p>9,798364</text:p>
          </table:table-cell>
          <table:table-cell office:value-type="string">
            <text:p>77,214546</text:p>
          </table:table-cell>
          <table:table-cell office:value-type="string">
            <text:p>18,400082</text:p>
          </table:table-cell>
        </table:table-row>
        <table:table-row table:style-name="ro1">
          <table:table-cell office:value-type="string">
            <text:p>AFR472 <text:s text:c="5"/></text:p>
          </table:table-cell>
          <table:table-cell office:value-type="string">
            <text:p>13053,095703</text:p>
          </table:table-cell>
          <table:table-cell office:value-type="string">
            <text:p>1266,877563</text:p>
          </table:table-cell>
          <table:table-cell office:value-type="string">
            <text:p>2345,073975</text:p>
          </table:table-cell>
          <table:table-cell office:value-type="string">
            <text:p>504,559021</text:p>
          </table:table-cell>
          <table:table-cell office:value-type="string">
            <text:p>15636,323242</text:p>
          </table:table-cell>
          <table:table-cell office:value-type="string">
            <text:p>404,864075</text:p>
          </table:table-cell>
          <table:table-cell office:value-type="string">
            <text:p>33723,320313</text:p>
          </table:table-cell>
          <table:table-cell office:value-type="string">
            <text:p>735,925293</text:p>
          </table:table-cell>
          <table:table-cell office:value-type="string">
            <text:p>260,906921</text:p>
          </table:table-cell>
          <table:table-cell office:value-type="string">
            <text:p>36,901272</text:p>
          </table:table-cell>
          <table:table-cell office:value-type="string">
            <text:p>5755,680664</text:p>
          </table:table-cell>
          <table:table-cell office:value-type="string">
            <text:p>121,909492</text:p>
          </table:table-cell>
          <table:table-cell office:value-type="string">
            <text:p>26637,322266</text:p>
          </table:table-cell>
          <table:table-cell office:value-type="string">
            <text:p>457,361572</text:p>
          </table:table-cell>
          <table:table-cell office:value-type="string">
            <text:p>9385,580078</text:p>
          </table:table-cell>
          <table:table-cell office:value-type="string">
            <text:p>131,173462</text:p>
          </table:table-cell>
          <table:table-cell office:value-type="string">
            <text:p>12087,141602</text:p>
          </table:table-cell>
          <table:table-cell office:value-type="string">
            <text:p>159,730713</text:p>
          </table:table-cell>
          <table:table-cell office:value-type="string">
            <text:p>1273,582153</text:p>
          </table:table-cell>
          <table:table-cell office:value-type="string">
            <text:p>33,195686</text:p>
          </table:table-cell>
          <table:table-cell office:value-type="string">
            <text:p>16,912287</text:p>
          </table:table-cell>
          <table:table-cell office:value-type="string">
            <text:p>5,710036</text:p>
          </table:table-cell>
          <table:table-cell office:value-type="string">
            <text:p>66,112999</text:p>
          </table:table-cell>
          <table:table-cell office:value-type="string">
            <text:p>8,203902</text:p>
          </table:table-cell>
          <table:table-cell office:value-type="string">
            <text:p>168,792725</text:p>
          </table:table-cell>
          <table:table-cell office:value-type="string">
            <text:p>6,331691</text:p>
          </table:table-cell>
          <table:table-cell office:value-type="string">
            <text:p>12457,583984</text:p>
          </table:table-cell>
          <table:table-cell office:value-type="string">
            <text:p>229,404190</text:p>
          </table:table-cell>
          <table:table-cell office:value-type="string">
            <text:p>35,635334</text:p>
          </table:table-cell>
          <table:table-cell office:value-type="string">
            <text:p>8,029932</text:p>
          </table:table-cell>
          <table:table-cell office:value-type="string">
            <text:p>188,315170</text:p>
          </table:table-cell>
          <table:table-cell office:value-type="string">
            <text:p>16,348305</text:p>
          </table:table-cell>
          <table:table-cell office:value-type="string">
            <text:p>429,201019</text:p>
          </table:table-cell>
          <table:table-cell office:value-type="string">
            <text:p>21,448032</text:p>
          </table:table-cell>
          <table:table-cell office:value-type="string">
            <text:p>197,725647</text:p>
          </table:table-cell>
          <table:table-cell office:value-type="string">
            <text:p>9,663608</text:p>
          </table:table-cell>
          <table:table-cell office:value-type="string">
            <text:p>29,715681</text:p>
          </table:table-cell>
          <table:table-cell office:value-type="string">
            <text:p>9,553109</text:p>
          </table:table-cell>
          <table:table-cell office:value-type="string">
            <text:p>108,181892</text:p>
          </table:table-cell>
          <table:table-cell office:value-type="string">
            <text:p>9,979162</text:p>
          </table:table-cell>
          <table:table-cell office:value-type="string">
            <text:p>60,359032</text:p>
          </table:table-cell>
          <table:table-cell office:value-type="string">
            <text:p>10,491596</text:p>
          </table:table-cell>
          <table:table-cell office:value-type="string">
            <text:p>258,412476</text:p>
          </table:table-cell>
          <table:table-cell office:value-type="string">
            <text:p>20,569700</text:p>
          </table:table-cell>
        </table:table-row>
        <table:table-row table:style-name="ro1">
          <table:table-cell office:value-type="string">
            <text:p>AFR473 <text:s text:c="4"/></text:p>
          </table:table-cell>
          <table:table-cell office:value-type="float" office:value="8386.9375">
            <text:p>8386.9375</text:p>
          </table:table-cell>
          <table:table-cell office:value-type="float" office:value="999.825623">
            <text:p>999.825623</text:p>
          </table:table-cell>
          <table:table-cell office:value-type="float" office:value="1477.226685">
            <text:p>1477.226685</text:p>
          </table:table-cell>
          <table:table-cell office:value-type="float" office:value="476.184021">
            <text:p>476.184021</text:p>
          </table:table-cell>
          <table:table-cell office:value-type="float" office:value="8939.539063">
            <text:p>8939.539063</text:p>
          </table:table-cell>
          <table:table-cell office:value-type="float" office:value="274.188049">
            <text:p>274.188049</text:p>
          </table:table-cell>
          <table:table-cell office:value-type="float" office:value="20358.255859">
            <text:p>20358.255859</text:p>
          </table:table-cell>
          <table:table-cell office:value-type="float" office:value="463.659637">
            <text:p>463.659637</text:p>
          </table:table-cell>
          <table:table-cell office:value-type="float" office:value="102.380424">
            <text:p>102.380424</text:p>
          </table:table-cell>
          <table:table-cell office:value-type="float" office:value="32.188675">
            <text:p>32.188675</text:p>
          </table:table-cell>
          <table:table-cell office:value-type="float" office:value="4460.762207">
            <text:p>4460.762207</text:p>
          </table:table-cell>
          <table:table-cell office:value-type="float" office:value="96.925941">
            <text:p>96.925941</text:p>
          </table:table-cell>
          <table:table-cell office:value-type="float" office:value="16927.673828">
            <text:p>16927.673828</text:p>
          </table:table-cell>
          <table:table-cell office:value-type="float" office:value="293.831238">
            <text:p>293.831238</text:p>
          </table:table-cell>
          <table:table-cell office:value-type="float" office:value="7080.528809">
            <text:p>7080.528809</text:p>
          </table:table-cell>
          <table:table-cell office:value-type="float" office:value="100.132507">
            <text:p>100.132507</text:p>
          </table:table-cell>
          <table:table-cell office:value-type="float" office:value="6689.294922">
            <text:p>6689.294922</text:p>
          </table:table-cell>
          <table:table-cell office:value-type="float" office:value="91.427345">
            <text:p>91.427345</text:p>
          </table:table-cell>
          <table:table-cell office:value-type="float" office:value="685.427979">
            <text:p>685.427979</text:p>
          </table:table-cell>
          <table:table-cell office:value-type="float" office:value="19.254728">
            <text:p>19.254728</text:p>
          </table:table-cell>
          <table:table-cell office:value-type="float" office:value="16.670687">
            <text:p>16.670687</text:p>
          </table:table-cell>
          <table:table-cell office:value-type="float" office:value="5.160782">
            <text:p>5.160782</text:p>
          </table:table-cell>
          <table:table-cell office:value-type="float" office:value="40.429337">
            <text:p>40.429337</text:p>
          </table:table-cell>
          <table:table-cell office:value-type="float" office:value="7.983552">
            <text:p>7.983552</text:p>
          </table:table-cell>
          <table:table-cell office:value-type="float" office:value="120.64933">
            <text:p>120.64933</text:p>
          </table:table-cell>
          <table:table-cell office:value-type="float" office:value="5.540133">
            <text:p>5.540133</text:p>
          </table:table-cell>
          <table:table-cell office:value-type="float" office:value="8336.223633">
            <text:p>8336.223633</text:p>
          </table:table-cell>
          <table:table-cell office:value-type="float" office:value="154.226501">
            <text:p>154.226501</text:p>
          </table:table-cell>
          <table:table-cell office:value-type="float" office:value="40.935917">
            <text:p>40.935917</text:p>
          </table:table-cell>
          <table:table-cell office:value-type="float" office:value="7.928608">
            <text:p>7.928608</text:p>
          </table:table-cell>
          <table:table-cell office:value-type="float" office:value="86.835068">
            <text:p>86.835068</text:p>
          </table:table-cell>
          <table:table-cell office:value-type="float" office:value="15.801006">
            <text:p>15.801006</text:p>
          </table:table-cell>
          <table:table-cell office:value-type="float" office:value="269.392365">
            <text:p>269.392365</text:p>
          </table:table-cell>
          <table:table-cell office:value-type="float" office:value="20.625471">
            <text:p>20.625471</text:p>
          </table:table-cell>
          <table:table-cell office:value-type="float" office:value="134.401382">
            <text:p>134.401382</text:p>
          </table:table-cell>
          <table:table-cell office:value-type="float" office:value="9.170913">
            <text:p>9.170913</text:p>
          </table:table-cell>
          <table:table-cell table:number-columns-repeated="2"/>
          <table:table-cell office:value-type="float" office:value="85.563576">
            <text:p>85.563576</text:p>
          </table:table-cell>
          <table:table-cell office:value-type="float" office:value="9.840091">
            <text:p>9.840091</text:p>
          </table:table-cell>
          <table:table-cell office:value-type="float" office:value="30.382692">
            <text:p>30.382692</text:p>
          </table:table-cell>
          <table:table-cell office:value-type="float" office:value="10.340946">
            <text:p>10.340946</text:p>
          </table:table-cell>
          <table:table-cell office:value-type="float" office:value="153.667603">
            <text:p>153.667603</text:p>
          </table:table-cell>
          <table:table-cell office:value-type="float" office:value="19.817074">
            <text:p>19.817074</text:p>
          </table:table-cell>
        </table:table-row>
        <table:table-row table:style-name="ro1">
          <table:table-cell office:value-type="string">
            <text:p>AFR474 <text:s text:c="5"/></text:p>
          </table:table-cell>
          <table:table-cell office:value-type="string">
            <text:p>12672,424805</text:p>
          </table:table-cell>
          <table:table-cell office:value-type="string">
            <text:p>1297,805420</text:p>
          </table:table-cell>
          <table:table-cell office:value-type="string">
            <text:p>2711,176758</text:p>
          </table:table-cell>
          <table:table-cell office:value-type="string">
            <text:p>517,642395</text:p>
          </table:table-cell>
          <table:table-cell office:value-type="string">
            <text:p>12220,372070</text:p>
          </table:table-cell>
          <table:table-cell office:value-type="string">
            <text:p>352,086731</text:p>
          </table:table-cell>
          <table:table-cell office:value-type="string">
            <text:p>27584,935547</text:p>
          </table:table-cell>
          <table:table-cell office:value-type="string">
            <text:p>605,935730</text:p>
          </table:table-cell>
          <table:table-cell office:value-type="string">
            <text:p>184,066010</text:p>
          </table:table-cell>
          <table:table-cell office:value-type="string">
            <text:p>35,407951</text:p>
          </table:table-cell>
          <table:table-cell office:value-type="string">
            <text:p>5486,606934</text:p>
          </table:table-cell>
          <table:table-cell office:value-type="string">
            <text:p>117,054924</text:p>
          </table:table-cell>
          <table:table-cell office:value-type="string">
            <text:p>23363,916016</text:p>
          </table:table-cell>
          <table:table-cell office:value-type="string">
            <text:p>402,445251</text:p>
          </table:table-cell>
          <table:table-cell office:value-type="string">
            <text:p>5823,688965</text:p>
          </table:table-cell>
          <table:table-cell office:value-type="string">
            <text:p>83,478989</text:p>
          </table:table-cell>
          <table:table-cell office:value-type="string">
            <text:p>8873,669922</text:p>
          </table:table-cell>
          <table:table-cell office:value-type="string">
            <text:p>118,199127</text:p>
          </table:table-cell>
          <table:table-cell office:value-type="string">
            <text:p>998,418640</text:p>
          </table:table-cell>
          <table:table-cell office:value-type="string">
            <text:p>26,467472</text:p>
          </table:table-cell>
          <table:table-cell office:value-type="string">
            <text:p>15,775626</text:p>
          </table:table-cell>
          <table:table-cell office:value-type="string">
            <text:p>6,067145</text:p>
          </table:table-cell>
          <table:table-cell office:value-type="string">
            <text:p>62,889179</text:p>
          </table:table-cell>
          <table:table-cell office:value-type="string">
            <text:p>8,465068</text:p>
          </table:table-cell>
          <table:table-cell office:value-type="string">
            <text:p>166,641144</text:p>
          </table:table-cell>
          <table:table-cell office:value-type="string">
            <text:p>6,725011</text:p>
          </table:table-cell>
          <table:table-cell office:value-type="string">
            <text:p>14924,671875</text:p>
          </table:table-cell>
          <table:table-cell office:value-type="string">
            <text:p>274,464722</text:p>
          </table:table-cell>
          <table:table-cell office:value-type="string">
            <text:p>49,827656</text:p>
          </table:table-cell>
          <table:table-cell office:value-type="string">
            <text:p>9,012889</text:p>
          </table:table-cell>
          <table:table-cell office:value-type="string">
            <text:p>166,815598</text:p>
          </table:table-cell>
          <table:table-cell office:value-type="string">
            <text:p>16,694536</text:p>
          </table:table-cell>
          <table:table-cell office:value-type="string">
            <text:p>592,157776</text:p>
          </table:table-cell>
          <table:table-cell office:value-type="string">
            <text:p>22,912226</text:p>
          </table:table-cell>
          <table:table-cell office:value-type="string">
            <text:p>741,228149</text:p>
          </table:table-cell>
          <table:table-cell office:value-type="string">
            <text:p>16,117069</text:p>
          </table:table-cell>
          <table:table-cell office:value-type="string">
            <text:p>25,311008</text:p>
          </table:table-cell>
          <table:table-cell office:value-type="string">
            <text:p>10,860758</text:p>
          </table:table-cell>
          <table:table-cell office:value-type="string">
            <text:p>60,968712</text:p>
          </table:table-cell>
          <table:table-cell office:value-type="string">
            <text:p>11,031234</text:p>
          </table:table-cell>
          <table:table-cell office:value-type="string">
            <text:p>51,723141</text:p>
          </table:table-cell>
          <table:table-cell office:value-type="string">
            <text:p>11,712865</text:p>
          </table:table-cell>
          <table:table-cell office:value-type="string">
            <text:p>330,258606</text:p>
          </table:table-cell>
          <table:table-cell office:value-type="string">
            <text:p>23,172352</text:p>
          </table:table-cell>
        </table:table-row>
        <table:table-row table:style-name="ro1">
          <table:table-cell office:value-type="string">
            <text:p>AFR475 <text:s text:c="5"/></text:p>
          </table:table-cell>
          <table:table-cell office:value-type="string">
            <text:p>12162,263672</text:p>
          </table:table-cell>
          <table:table-cell office:value-type="string">
            <text:p>1300,068359</text:p>
          </table:table-cell>
          <table:table-cell office:value-type="string">
            <text:p>2944,337158</text:p>
          </table:table-cell>
          <table:table-cell office:value-type="string">
            <text:p>545,914917</text:p>
          </table:table-cell>
          <table:table-cell office:value-type="string">
            <text:p>15266,093750</text:p>
          </table:table-cell>
          <table:table-cell office:value-type="string">
            <text:p>407,299255</text:p>
          </table:table-cell>
          <table:table-cell office:value-type="string">
            <text:p>32491,091797</text:p>
          </table:table-cell>
          <table:table-cell office:value-type="string">
            <text:p>710,468140</text:p>
          </table:table-cell>
          <table:table-cell office:value-type="string">
            <text:p>169,472275</text:p>
          </table:table-cell>
          <table:table-cell office:value-type="string">
            <text:p>39,341831</text:p>
          </table:table-cell>
          <table:table-cell office:value-type="string">
            <text:p>5784,005371</text:p>
          </table:table-cell>
          <table:table-cell office:value-type="string">
            <text:p>122,967461</text:p>
          </table:table-cell>
          <table:table-cell office:value-type="string">
            <text:p>25779,373047</text:p>
          </table:table-cell>
          <table:table-cell office:value-type="string">
            <text:p>443,112518</text:p>
          </table:table-cell>
          <table:table-cell office:value-type="string">
            <text:p>9640,989258</text:p>
          </table:table-cell>
          <table:table-cell office:value-type="string">
            <text:p>134,788498</text:p>
          </table:table-cell>
          <table:table-cell office:value-type="string">
            <text:p>11551,906250</text:p>
          </table:table-cell>
          <table:table-cell office:value-type="string">
            <text:p>152,885284</text:p>
          </table:table-cell>
          <table:table-cell office:value-type="string">
            <text:p>1242,039551</text:p>
          </table:table-cell>
          <table:table-cell office:value-type="string">
            <text:p>32,559925</text:p>
          </table:table-cell>
          <table:table-cell office:value-type="string">
            <text:p>19,346632</text:p>
          </table:table-cell>
          <table:table-cell office:value-type="string">
            <text:p>6,608016</text:p>
          </table:table-cell>
          <table:table-cell office:value-type="string">
            <text:p>47,454060</text:p>
          </table:table-cell>
          <table:table-cell office:value-type="string">
            <text:p>8,665565</text:p>
          </table:table-cell>
          <table:table-cell office:value-type="string">
            <text:p>176,320206</text:p>
          </table:table-cell>
          <table:table-cell office:value-type="string">
            <text:p>7,190949</text:p>
          </table:table-cell>
          <table:table-cell office:value-type="string">
            <text:p>11974,291992</text:p>
          </table:table-cell>
          <table:table-cell office:value-type="string">
            <text:p>220,660507</text:p>
          </table:table-cell>
          <table:table-cell office:value-type="string">
            <text:p>75,008926</text:p>
          </table:table-cell>
          <table:table-cell office:value-type="string">
            <text:p>9,943939</text:p>
          </table:table-cell>
          <table:table-cell office:value-type="string">
            <text:p>239,328201</text:p>
          </table:table-cell>
          <table:table-cell office:value-type="string">
            <text:p>17,642750</text:p>
          </table:table-cell>
          <table:table-cell office:value-type="string">
            <text:p>406,728912</text:p>
          </table:table-cell>
          <table:table-cell office:value-type="string">
            <text:p>22,089964</text:p>
          </table:table-cell>
          <table:table-cell office:value-type="string">
            <text:p>220,065979</text:p>
          </table:table-cell>
          <table:table-cell office:value-type="string">
            <text:p>11,716084</text:p>
          </table:table-cell>
          <table:table-cell office:value-type="string">
            <text:p>43,234188</text:p>
          </table:table-cell>
          <table:table-cell office:value-type="string">
            <text:p>11,841887</text:p>
          </table:table-cell>
          <table:table-cell office:value-type="string">
            <text:p>93,787567</text:p>
          </table:table-cell>
          <table:table-cell office:value-type="string">
            <text:p>12,248928</text:p>
          </table:table-cell>
          <table:table-cell office:value-type="string">
            <text:p>52,902222</text:p>
          </table:table-cell>
          <table:table-cell office:value-type="string">
            <text:p>12,989820</text:p>
          </table:table-cell>
          <table:table-cell office:value-type="string">
            <text:p>285,346313</text:p>
          </table:table-cell>
          <table:table-cell office:value-type="string">
            <text:p>25,139055</text:p>
          </table:table-cell>
        </table:table-row>
        <table:table-row table:style-name="ro1">
          <table:table-cell office:value-type="string">
            <text:p>AFR476 <text:s text:c="5"/></text:p>
          </table:table-cell>
          <table:table-cell office:value-type="string">
            <text:p>5357,617676</text:p>
          </table:table-cell>
          <table:table-cell office:value-type="string">
            <text:p>968,768188</text:p>
          </table:table-cell>
          <table:table-cell office:value-type="string">
            <text:p>1062,112061</text:p>
          </table:table-cell>
          <table:table-cell office:value-type="string">
            <text:p>506,484558</text:p>
          </table:table-cell>
          <table:table-cell office:value-type="string">
            <text:p>5031,524414</text:p>
          </table:table-cell>
          <table:table-cell office:value-type="string">
            <text:p>213,041550</text:p>
          </table:table-cell>
          <table:table-cell office:value-type="string">
            <text:p>10027,221680</text:p>
          </table:table-cell>
          <table:table-cell office:value-type="string">
            <text:p>238,706268</text:p>
          </table:table-cell>
          <table:table-cell office:value-type="string">
            <text:p>83,978714</text:p>
          </table:table-cell>
          <table:table-cell office:value-type="string">
            <text:p>34,839035</text:p>
          </table:table-cell>
          <table:table-cell office:value-type="string">
            <text:p>7558,062012</text:p>
          </table:table-cell>
          <table:table-cell office:value-type="string">
            <text:p>154,283066</text:p>
          </table:table-cell>
          <table:table-cell office:value-type="string">
            <text:p>5883,279297</text:p>
          </table:table-cell>
          <table:table-cell office:value-type="string">
            <text:p>109,410294</text:p>
          </table:table-cell>
          <table:table-cell office:value-type="string">
            <text:p>13080,342773</text:p>
          </table:table-cell>
          <table:table-cell office:value-type="string">
            <text:p>181,101593</text:p>
          </table:table-cell>
          <table:table-cell office:value-type="string">
            <text:p>3364,782471</text:p>
          </table:table-cell>
          <table:table-cell office:value-type="string">
            <text:p>47,965664</text:p>
          </table:table-cell>
          <table:table-cell office:value-type="string">
            <text:p>362,383240</text:p>
          </table:table-cell>
          <table:table-cell office:value-type="string">
            <text:p>11,425858</text:p>
          </table:table-cell>
          <table:table-cell office:value-type="string">
            <text:p>14,270877</text:p>
          </table:table-cell>
          <table:table-cell office:value-type="string">
            <text:p>6,149164</text:p>
          </table:table-cell>
          <table:table-cell office:value-type="string">
            <text:p>50,717899</text:p>
          </table:table-cell>
          <table:table-cell office:value-type="string">
            <text:p>8,633946</text:p>
          </table:table-cell>
          <table:table-cell office:value-type="string">
            <text:p>123,331497</text:p>
          </table:table-cell>
          <table:table-cell office:value-type="string">
            <text:p>6,590706</text:p>
          </table:table-cell>
          <table:table-cell office:value-type="string">
            <text:p>5092,062012</text:p>
          </table:table-cell>
          <table:table-cell office:value-type="string">
            <text:p>95,358208</text:p>
          </table:table-cell>
          <table:table-cell office:value-type="string">
            <text:p>89,340561</text:p>
          </table:table-cell>
          <table:table-cell office:value-type="string">
            <text:p>10,051548</text:p>
          </table:table-cell>
          <table:table-cell office:value-type="string">
            <text:p>176,928726</text:p>
          </table:table-cell>
          <table:table-cell office:value-type="string">
            <text:p>17,281633</text:p>
          </table:table-cell>
          <table:table-cell office:value-type="string">
            <text:p>397,013519</text:p>
          </table:table-cell>
          <table:table-cell office:value-type="string">
            <text:p>22,101328</text:p>
          </table:table-cell>
          <table:table-cell office:value-type="string">
            <text:p>206,705048</text:p>
          </table:table-cell>
          <table:table-cell office:value-type="string">
            <text:p>11,924875</text:p>
          </table:table-cell>
          <table:table-cell office:value-type="string">
            <text:p>34,336254</text:p>
          </table:table-cell>
          <table:table-cell office:value-type="string">
            <text:p>12,169755</text:p>
          </table:table-cell>
          <table:table-cell office:value-type="string">
            <text:p>41,132782</text:p>
          </table:table-cell>
          <table:table-cell office:value-type="string">
            <text:p>12,687659</text:p>
          </table:table-cell>
          <table:table-cell office:value-type="string">
            <text:p>22,200483</text:p>
          </table:table-cell>
          <table:table-cell office:value-type="string">
            <text:p>13,263205</text:p>
          </table:table-cell>
          <table:table-cell office:value-type="string">
            <text:p>235,857178</text:p>
          </table:table-cell>
          <table:table-cell office:value-type="string">
            <text:p>25,327860</text:p>
          </table:table-cell>
        </table:table-row>
        <table:table-row table:style-name="ro1">
          <table:table-cell office:value-type="string">
            <text:p>AFR477 <text:s text:c="5"/></text:p>
          </table:table-cell>
          <table:table-cell office:value-type="string">
            <text:p>549,631775</text:p>
          </table:table-cell>
          <table:table-cell office:value-type="string">
            <text:p>731,710205</text:p>
          </table:table-cell>
          <table:table-cell office:value-type="string">
            <text:p>695,063293</text:p>
          </table:table-cell>
          <table:table-cell office:value-type="string">
            <text:p>472,844940</text:p>
          </table:table-cell>
          <table:table-cell office:value-type="string">
            <text:p>873,426575</text:p>
          </table:table-cell>
          <table:table-cell office:value-type="string">
            <text:p>145,668594</text:p>
          </table:table-cell>
          <table:table-cell office:value-type="string">
            <text:p>1452,705566</text:p>
          </table:table-cell>
          <table:table-cell office:value-type="string">
            <text:p>74,837677</text:p>
          </table:table-cell>
          <table:table-cell office:value-type="string">
            <text:p>5,353225</text:p>
          </table:table-cell>
          <table:table-cell office:value-type="string">
            <text:p>26,766354</text:p>
          </table:table-cell>
          <table:table-cell office:value-type="string">
            <text:p>1260,204956</text:p>
          </table:table-cell>
          <table:table-cell office:value-type="string">
            <text:p>40,086830</text:p>
          </table:table-cell>
          <table:table-cell office:value-type="string">
            <text:p>2595,305176</text:p>
          </table:table-cell>
          <table:table-cell office:value-type="string">
            <text:p>54,383701</text:p>
          </table:table-cell>
          <table:table-cell office:value-type="string">
            <text:p>5482,449219</text:p>
          </table:table-cell>
          <table:table-cell office:value-type="string">
            <text:p>79,177132</text:p>
          </table:table-cell>
          <table:table-cell office:value-type="string">
            <text:p>611,310242</text:p>
          </table:table-cell>
          <table:table-cell office:value-type="string">
            <text:p>15,524996</text:p>
          </table:table-cell>
          <table:table-cell office:value-type="string">
            <text:p>55,191219</text:p>
          </table:table-cell>
          <table:table-cell office:value-type="string">
            <text:p>5,919087</text:p>
          </table:table-cell>
          <table:table-cell office:value-type="string">
            <text:p>0,223982</text:p>
          </table:table-cell>
          <table:table-cell office:value-type="string">
            <text:p>5,951532</text:p>
          </table:table-cell>
          <table:table-cell office:value-type="string">
            <text:p>45,014160</text:p>
          </table:table-cell>
          <table:table-cell office:value-type="string">
            <text:p>8,619978</text:p>
          </table:table-cell>
          <table:table-cell office:value-type="string">
            <text:p>27,396357</text:p>
          </table:table-cell>
          <table:table-cell office:value-type="string">
            <text:p>5,797647</text:p>
          </table:table-cell>
          <table:table-cell office:value-type="string">
            <text:p>578,139771</text:p>
          </table:table-cell>
          <table:table-cell office:value-type="string">
            <text:p>16,182873</text:p>
          </table:table-cell>
          <table:table-cell office:value-type="string">
            <text:p>104,298302</text:p>
          </table:table-cell>
          <table:table-cell office:value-type="string">
            <text:p>9,937724</text:p>
          </table:table-cell>
          <table:table-cell office:value-type="string">
            <text:p>102,117027</text:p>
          </table:table-cell>
          <table:table-cell office:value-type="string">
            <text:p>16,929106</text:p>
          </table:table-cell>
          <table:table-cell office:value-type="string">
            <text:p>93,308235</text:p>
          </table:table-cell>
          <table:table-cell office:value-type="string">
            <text:p>20,823130</text:p>
          </table:table-cell>
          <table:table-cell office:value-type="string">
            <text:p>56,450394</text:p>
          </table:table-cell>
          <table:table-cell office:value-type="string">
            <text:p>11,353558</text:p>
          </table:table-cell>
          <table:table-cell office:value-type="string">
            <text:p>38,962769</text:p>
          </table:table-cell>
          <table:table-cell office:value-type="string">
            <text:p>12,174288</text:p>
          </table:table-cell>
          <table:table-cell office:value-type="string">
            <text:p>32,162197</text:p>
          </table:table-cell>
          <table:table-cell office:value-type="string">
            <text:p>12,441425</text:p>
          </table:table-cell>
          <table:table-cell office:value-type="string">
            <text:p>16,188463</text:p>
          </table:table-cell>
          <table:table-cell office:value-type="string">
            <text:p>13,318359</text:p>
          </table:table-cell>
          <table:table-cell office:value-type="string">
            <text:p>88,281456</text:p>
          </table:table-cell>
          <table:table-cell office:value-type="string">
            <text:p>24,895548</text:p>
          </table:table-cell>
        </table:table-row>
        <table:table-row table:style-name="ro1">
          <table:table-cell office:value-type="string">
            <text:p>AFR478 <text:s text:c="5"/></text:p>
          </table:table-cell>
          <table:table-cell office:value-type="string">
            <text:p>10931,078125</text:p>
          </table:table-cell>
          <table:table-cell office:value-type="string">
            <text:p>1179,684326</text:p>
          </table:table-cell>
          <table:table-cell office:value-type="string">
            <text:p>1684,572144</text:p>
          </table:table-cell>
          <table:table-cell office:value-type="string">
            <text:p>506,525085</text:p>
          </table:table-cell>
          <table:table-cell office:value-type="string">
            <text:p>14146,226563</text:p>
          </table:table-cell>
          <table:table-cell office:value-type="string">
            <text:p>381,005463</text:p>
          </table:table-cell>
          <table:table-cell office:value-type="string">
            <text:p>30150,638672</text:p>
          </table:table-cell>
          <table:table-cell office:value-type="string">
            <text:p>660,215820</text:p>
          </table:table-cell>
          <table:table-cell office:value-type="string">
            <text:p>118,563599</text:p>
          </table:table-cell>
          <table:table-cell office:value-type="string">
            <text:p>34,583870</text:p>
          </table:table-cell>
          <table:table-cell office:value-type="string">
            <text:p>4726,680176</text:p>
          </table:table-cell>
          <table:table-cell office:value-type="string">
            <text:p>102,873253</text:p>
          </table:table-cell>
          <table:table-cell office:value-type="string">
            <text:p>18437,035156</text:p>
          </table:table-cell>
          <table:table-cell office:value-type="string">
            <text:p>319,238312</text:p>
          </table:table-cell>
          <table:table-cell office:value-type="string">
            <text:p>6636,685059</text:p>
          </table:table-cell>
          <table:table-cell office:value-type="string">
            <text:p>94,326401</text:p>
          </table:table-cell>
          <table:table-cell office:value-type="string">
            <text:p>7303,578125</text:p>
          </table:table-cell>
          <table:table-cell office:value-type="string">
            <text:p>98,002235</text:p>
          </table:table-cell>
          <table:table-cell office:value-type="string">
            <text:p>994,242798</text:p>
          </table:table-cell>
          <table:table-cell office:value-type="string">
            <text:p>26,377497</text:p>
          </table:table-cell>
          <table:table-cell office:value-type="string">
            <text:p>28,219175</text:p>
          </table:table-cell>
          <table:table-cell office:value-type="string">
            <text:p>6,203872</text:p>
          </table:table-cell>
          <table:table-cell office:value-type="string">
            <text:p>50,595760</text:p>
          </table:table-cell>
          <table:table-cell office:value-type="string">
            <text:p>8,478553</text:p>
          </table:table-cell>
          <table:table-cell office:value-type="string">
            <text:p>126,480675</text:p>
          </table:table-cell>
          <table:table-cell office:value-type="string">
            <text:p>6,334032</text:p>
          </table:table-cell>
          <table:table-cell office:value-type="string">
            <text:p>11626,176758</text:p>
          </table:table-cell>
          <table:table-cell office:value-type="string">
            <text:p>214,281738</text:p>
          </table:table-cell>
          <table:table-cell office:value-type="string">
            <text:p>53,351421</text:p>
          </table:table-cell>
          <table:table-cell office:value-type="string">
            <text:p>9,212056</text:p>
          </table:table-cell>
          <table:table-cell office:value-type="string">
            <text:p>83,189621</text:p>
          </table:table-cell>
          <table:table-cell office:value-type="string">
            <text:p>16,343842</text:p>
          </table:table-cell>
          <table:table-cell office:value-type="string">
            <text:p>244,877640</text:p>
          </table:table-cell>
          <table:table-cell office:value-type="string">
            <text:p>21,012426</text:p>
          </table:table-cell>
          <table:table-cell office:value-type="string">
            <text:p>301,798920</text:p>
          </table:table-cell>
          <table:table-cell office:value-type="string">
            <text:p>11,596244</text:p>
          </table:table-cell>
          <table:table-cell office:value-type="string">
            <text:p>34,096684</text:p>
          </table:table-cell>
          <table:table-cell office:value-type="string">
            <text:p>11,057235</text:p>
          </table:table-cell>
          <table:table-cell office:value-type="string">
            <text:p>71,152832</text:p>
          </table:table-cell>
          <table:table-cell office:value-type="string">
            <text:p>11,355845</text:p>
          </table:table-cell>
          <table:table-cell office:value-type="string">
            <text:p>38,663837</text:p>
          </table:table-cell>
          <table:table-cell office:value-type="string">
            <text:p>12,032094</text:p>
          </table:table-cell>
          <table:table-cell office:value-type="string">
            <text:p>107,023918</text:p>
          </table:table-cell>
          <table:table-cell office:value-type="string">
            <text:p>22,577244</text:p>
          </table:table-cell>
        </table:table-row>
        <table:table-row table:style-name="ro1">
          <table:table-cell office:value-type="string">
            <text:p>AFR479 <text:s text:c="5"/></text:p>
          </table:table-cell>
          <table:table-cell office:value-type="string">
            <text:p>8861,278320</text:p>
          </table:table-cell>
          <table:table-cell office:value-type="string">
            <text:p>1100,486328</text:p>
          </table:table-cell>
          <table:table-cell office:value-type="string">
            <text:p>795,564758</text:p>
          </table:table-cell>
          <table:table-cell office:value-type="string">
            <text:p>485,903595</text:p>
          </table:table-cell>
          <table:table-cell office:value-type="string">
            <text:p>2718,235107</text:p>
          </table:table-cell>
          <table:table-cell office:value-type="string">
            <text:p>193,126801</text:p>
          </table:table-cell>
          <table:table-cell office:value-type="string">
            <text:p>3957,289551</text:p>
          </table:table-cell>
          <table:table-cell office:value-type="string">
            <text:p>119,661942</text:p>
          </table:table-cell>
          <table:table-cell office:value-type="string">
            <text:p>70,261078</text:p>
          </table:table-cell>
          <table:table-cell office:value-type="string">
            <text:p>35,160408</text:p>
          </table:table-cell>
          <table:table-cell office:value-type="string">
            <text:p>8845,717773</text:p>
          </table:table-cell>
          <table:table-cell office:value-type="string">
            <text:p>178,746368</text:p>
          </table:table-cell>
          <table:table-cell office:value-type="string">
            <text:p>17266,128906</text:p>
          </table:table-cell>
          <table:table-cell office:value-type="string">
            <text:p>300,413544</text:p>
          </table:table-cell>
          <table:table-cell office:value-type="string">
            <text:p>24066,287109</text:p>
          </table:table-cell>
          <table:table-cell office:value-type="string">
            <text:p>329,230927</text:p>
          </table:table-cell>
          <table:table-cell office:value-type="string">
            <text:p>1996,673096</text:p>
          </table:table-cell>
          <table:table-cell office:value-type="string">
            <text:p>31,425852</text:p>
          </table:table-cell>
          <table:table-cell office:value-type="string">
            <text:p>155,866272</text:p>
          </table:table-cell>
          <table:table-cell office:value-type="string">
            <text:p>6,898194</text:p>
          </table:table-cell>
          <table:table-cell office:value-type="string">
            <text:p>13,246957</text:p>
          </table:table-cell>
          <table:table-cell office:value-type="string">
            <text:p>5,381138</text:p>
          </table:table-cell>
          <table:table-cell office:value-type="string">
            <text:p>34,671013</text:p>
          </table:table-cell>
          <table:table-cell office:value-type="string">
            <text:p>8,149170</text:p>
          </table:table-cell>
          <table:table-cell office:value-type="string">
            <text:p>83,410408</text:p>
          </table:table-cell>
          <table:table-cell office:value-type="string">
            <text:p>5,551692</text:p>
          </table:table-cell>
          <table:table-cell office:value-type="string">
            <text:p>2270,855225</text:p>
          </table:table-cell>
          <table:table-cell office:value-type="string">
            <text:p>44,285343</text:p>
          </table:table-cell>
          <table:table-cell office:value-type="string">
            <text:p>69,004524</text:p>
          </table:table-cell>
          <table:table-cell office:value-type="string">
            <text:p>8,793281</text:p>
          </table:table-cell>
          <table:table-cell office:value-type="string">
            <text:p>218,160080</text:p>
          </table:table-cell>
          <table:table-cell office:value-type="string">
            <text:p>16,919464</text:p>
          </table:table-cell>
          <table:table-cell office:value-type="string">
            <text:p>613,393738</text:p>
          </table:table-cell>
          <table:table-cell office:value-type="string">
            <text:p>23,035065</text:p>
          </table:table-cell>
          <table:table-cell office:value-type="string">
            <text:p>1077,977905</text:p>
          </table:table-cell>
          <table:table-cell office:value-type="string">
            <text:p>20,684956</text:p>
          </table:table-cell>
          <table:table-cell office:value-type="string">
            <text:p>46,640285</text:p>
          </table:table-cell>
          <table:table-cell office:value-type="string">
            <text:p>10,935985</text:p>
          </table:table-cell>
          <table:table-cell office:value-type="string">
            <text:p>36,040653</text:p>
          </table:table-cell>
          <table:table-cell office:value-type="string">
            <text:p>10,996418</text:p>
          </table:table-cell>
          <table:table-cell office:value-type="string">
            <text:p>24,957212</text:p>
          </table:table-cell>
          <table:table-cell office:value-type="string">
            <text:p>11,506986</text:p>
          </table:table-cell>
          <table:table-cell office:value-type="string">
            <text:p>727,573242</text:p>
          </table:table-cell>
          <table:table-cell office:value-type="string">
            <text:p>27,271965</text:p>
          </table:table-cell>
        </table:table-row>
        <table:table-row table:style-name="ro1">
          <table:table-cell office:value-type="string">
            <text:p>AFR480 <text:s text:c="5"/></text:p>
          </table:table-cell>
          <table:table-cell office:value-type="string">
            <text:p>5170,485352</text:p>
          </table:table-cell>
          <table:table-cell office:value-type="string">
            <text:p>856,312622</text:p>
          </table:table-cell>
          <table:table-cell office:value-type="string">
            <text:p>818,483582</text:p>
          </table:table-cell>
          <table:table-cell office:value-type="string">
            <text:p>470,352997</text:p>
          </table:table-cell>
          <table:table-cell office:value-type="string">
            <text:p>3117,969482</text:p>
          </table:table-cell>
          <table:table-cell office:value-type="string">
            <text:p>172,725357</text:p>
          </table:table-cell>
          <table:table-cell office:value-type="string">
            <text:p>6220,012695</text:p>
          </table:table-cell>
          <table:table-cell office:value-type="string">
            <text:p>159,850311</text:p>
          </table:table-cell>
          <table:table-cell office:value-type="string">
            <text:p>166,457947</text:p>
          </table:table-cell>
          <table:table-cell office:value-type="string">
            <text:p>31,003777</text:p>
          </table:table-cell>
          <table:table-cell office:value-type="string">
            <text:p>7796,982422</text:p>
          </table:table-cell>
          <table:table-cell office:value-type="string">
            <text:p>157,993805</text:p>
          </table:table-cell>
          <table:table-cell office:value-type="string">
            <text:p>1440,187744</text:p>
          </table:table-cell>
          <table:table-cell office:value-type="string">
            <text:p>36,807579</text:p>
          </table:table-cell>
          <table:table-cell office:value-type="string">
            <text:p>6104,362305</text:p>
          </table:table-cell>
          <table:table-cell office:value-type="string">
            <text:p>87,256134</text:p>
          </table:table-cell>
          <table:table-cell office:value-type="string">
            <text:p>1663,056519</text:p>
          </table:table-cell>
          <table:table-cell office:value-type="string">
            <text:p>26,849077</text:p>
          </table:table-cell>
          <table:table-cell office:value-type="string">
            <text:p>212,178802</text:p>
          </table:table-cell>
          <table:table-cell office:value-type="string">
            <text:p>8,085289</text:p>
          </table:table-cell>
          <table:table-cell office:value-type="string">
            <text:p>13,292801</text:p>
          </table:table-cell>
          <table:table-cell office:value-type="string">
            <text:p>5,738772</text:p>
          </table:table-cell>
          <table:table-cell office:value-type="string">
            <text:p>52,316860</text:p>
          </table:table-cell>
          <table:table-cell office:value-type="string">
            <text:p>8,413825</text:p>
          </table:table-cell>
          <table:table-cell office:value-type="string">
            <text:p>94,764618</text:p>
          </table:table-cell>
          <table:table-cell office:value-type="string">
            <text:p>5,946929</text:p>
          </table:table-cell>
          <table:table-cell office:value-type="string">
            <text:p>3299,866211</text:p>
          </table:table-cell>
          <table:table-cell office:value-type="string">
            <text:p>62,912060</text:p>
          </table:table-cell>
          <table:table-cell office:value-type="string">
            <text:p>82,058792</text:p>
          </table:table-cell>
          <table:table-cell office:value-type="string">
            <text:p>9,298977</text:p>
          </table:table-cell>
          <table:table-cell office:value-type="string">
            <text:p>96,927727</text:p>
          </table:table-cell>
          <table:table-cell office:value-type="string">
            <text:p>16,424629</text:p>
          </table:table-cell>
          <table:table-cell office:value-type="string">
            <text:p>350,199585</text:p>
          </table:table-cell>
          <table:table-cell office:value-type="string">
            <text:p>21,520632</text:p>
          </table:table-cell>
          <table:table-cell office:value-type="string">
            <text:p>167,711487</text:p>
          </table:table-cell>
          <table:table-cell office:value-type="string">
            <text:p>10,873426</text:p>
          </table:table-cell>
          <table:table-cell office:value-type="string">
            <text:p>26,711571</text:p>
          </table:table-cell>
          <table:table-cell office:value-type="string">
            <text:p>11,175678</text:p>
          </table:table-cell>
          <table:table-cell office:value-type="string">
            <text:p>30,373333</text:p>
          </table:table-cell>
          <table:table-cell office:value-type="string">
            <text:p>11,423914</text:p>
          </table:table-cell>
          <table:table-cell office:value-type="string">
            <text:p>9,599904</text:p>
          </table:table-cell>
          <table:table-cell office:value-type="string">
            <text:p>12,126168</text:p>
          </table:table-cell>
          <table:table-cell office:value-type="string">
            <text:p>154,132751</text:p>
          </table:table-cell>
          <table:table-cell office:value-type="string">
            <text:p>23,002323</text:p>
          </table:table-cell>
        </table:table-row>
        <table:table-row table:style-name="ro1">
          <table:table-cell office:value-type="string">
            <text:p>AFR481 <text:s text:c="5"/></text:p>
          </table:table-cell>
          <table:table-cell office:value-type="string">
            <text:p>3196,895020</text:p>
          </table:table-cell>
          <table:table-cell office:value-type="string">
            <text:p>720,361084</text:p>
          </table:table-cell>
          <table:table-cell office:value-type="string">
            <text:p>643,516296</text:p>
          </table:table-cell>
          <table:table-cell office:value-type="string">
            <text:p>445,386902</text:p>
          </table:table-cell>
          <table:table-cell office:value-type="string">
            <text:p>4491,355957</text:p>
          </table:table-cell>
          <table:table-cell office:value-type="string">
            <text:p>190,276382</text:p>
          </table:table-cell>
          <table:table-cell office:value-type="string">
            <text:p>7974,146484</text:p>
          </table:table-cell>
          <table:table-cell office:value-type="string">
            <text:p>193,538910</text:p>
          </table:table-cell>
          <table:table-cell office:value-type="string">
            <text:p>28,468662</text:p>
          </table:table-cell>
          <table:table-cell office:value-type="string">
            <text:p>26,465624</text:p>
          </table:table-cell>
          <table:table-cell office:value-type="string">
            <text:p>3637,013428</text:p>
          </table:table-cell>
          <table:table-cell office:value-type="string">
            <text:p>80,709686</text:p>
          </table:table-cell>
          <table:table-cell office:value-type="string">
            <text:p>3623,408691</text:p>
          </table:table-cell>
          <table:table-cell office:value-type="string">
            <text:p>70,828835</text:p>
          </table:table-cell>
          <table:table-cell office:value-type="string">
            <text:p>5044,714844</text:p>
          </table:table-cell>
          <table:table-cell office:value-type="string">
            <text:p>72,945770</text:p>
          </table:table-cell>
          <table:table-cell office:value-type="string">
            <text:p>1859,792236</text:p>
          </table:table-cell>
          <table:table-cell office:value-type="string">
            <text:p>28,984808</text:p>
          </table:table-cell>
          <table:table-cell office:value-type="string">
            <text:p>279,104248</text:p>
          </table:table-cell>
          <table:table-cell office:value-type="string">
            <text:p>9,105985</text:p>
          </table:table-cell>
          <table:table-cell office:value-type="string">
            <text:p>5,701491</text:p>
          </table:table-cell>
          <table:table-cell office:value-type="string">
            <text:p>5,158041</text:p>
          </table:table-cell>
          <table:table-cell office:value-type="string">
            <text:p>43,929901</text:p>
          </table:table-cell>
          <table:table-cell office:value-type="string">
            <text:p>8,042677</text:p>
          </table:table-cell>
          <table:table-cell office:value-type="string">
            <text:p>56,192329</text:p>
          </table:table-cell>
          <table:table-cell office:value-type="string">
            <text:p>5,112675</text:p>
          </table:table-cell>
          <table:table-cell office:value-type="string">
            <text:p>3016,966797</text:p>
          </table:table-cell>
          <table:table-cell office:value-type="string">
            <text:p>57,713318</text:p>
          </table:table-cell>
          <table:table-cell office:value-type="string">
            <text:p>63,997326</text:p>
          </table:table-cell>
          <table:table-cell office:value-type="string">
            <text:p>8,226514</text:p>
          </table:table-cell>
          <table:table-cell office:value-type="string">
            <text:p>57,533157</text:p>
          </table:table-cell>
          <table:table-cell office:value-type="string">
            <text:p>15,706661</text:p>
          </table:table-cell>
          <table:table-cell office:value-type="string">
            <text:p>120,273895</text:p>
          </table:table-cell>
          <table:table-cell office:value-type="string">
            <text:p>20,210575</text:p>
          </table:table-cell>
          <table:table-cell office:value-type="string">
            <text:p>257,390686</text:p>
          </table:table-cell>
          <table:table-cell office:value-type="string">
            <text:p>10,351498</text:p>
          </table:table-cell>
          <table:table-cell office:value-type="string">
            <text:p>24,633724</text:p>
          </table:table-cell>
          <table:table-cell office:value-type="string">
            <text:p>9,923527</text:p>
          </table:table-cell>
          <table:table-cell office:value-type="string">
            <text:p>27,837820</text:p>
          </table:table-cell>
          <table:table-cell office:value-type="string">
            <text:p>10,313647</text:p>
          </table:table-cell>
          <table:table-cell office:value-type="string">
            <text:p>11,566857</text:p>
          </table:table-cell>
          <table:table-cell office:value-type="string">
            <text:p>10,747337</text:p>
          </table:table-cell>
          <table:table-cell office:value-type="string">
            <text:p>90,761986</text:p>
          </table:table-cell>
          <table:table-cell office:value-type="string">
            <text:p>20,267429</text:p>
          </table:table-cell>
        </table:table-row>
        <table:table-row table:style-name="ro1">
          <table:table-cell office:value-type="string">
            <text:p>AFR482 <text:s text:c="5"/>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1,450012</text:p>
          </table:table-cell>
          <table:table-cell office:value-type="string">
            <text:p>453,941406</text:p>
          </table:table-cell>
          <table:table-cell office:value-type="string">
            <text:p>0,481575</text:p>
          </table:table-cell>
          <table:table-cell office:value-type="string">
            <text:p>51,89628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3,076592</text:p>
          </table:table-cell>
          <table:table-cell office:value-type="string">
            <text:p>8,4278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9,670132</text:p>
          </table:table-cell>
          <table:table-cell office:value-type="string">
            <text:p>5,976413</text:p>
          </table:table-cell>
          <table:table-cell office:value-type="string">
            <text:p>6,213984</text:p>
          </table:table-cell>
          <table:table-cell office:value-type="string">
            <text:p>8,520977</text:p>
          </table:table-cell>
          <table:table-cell office:value-type="string">
            <text:p>40,651619</text:p>
          </table:table-cell>
          <table:table-cell office:value-type="string">
            <text:p>8,869776</text:p>
          </table:table-cell>
          <table:table-cell office:value-type="string">
            <text:p>33,154430</text:p>
          </table:table-cell>
          <table:table-cell office:value-type="string">
            <text:p>6,483036</text:p>
          </table:table-cell>
          <table:table-cell office:value-type="string">
            <text:p>56,613445</text:p>
          </table:table-cell>
          <table:table-cell office:value-type="string">
            <text:p>15,022552</text:p>
          </table:table-cell>
          <table:table-cell office:value-type="string">
            <text:p>105,808907</text:p>
          </table:table-cell>
          <table:table-cell office:value-type="string">
            <text:p>11,051974</text:p>
          </table:table-cell>
          <table:table-cell office:value-type="string">
            <text:p>97,467690</text:p>
          </table:table-cell>
          <table:table-cell office:value-type="string">
            <text:p>17,582842</text:p>
          </table:table-cell>
          <table:table-cell office:value-type="string">
            <text:p>36,147938</text:p>
          </table:table-cell>
          <table:table-cell office:value-type="string">
            <text:p>21,281410</text:p>
          </table:table-cell>
          <table:table-cell office:value-type="string">
            <text:p>55,283260</text:p>
          </table:table-cell>
          <table:table-cell office:value-type="string">
            <text:p>12,473219</text:p>
          </table:table-cell>
          <table:table-cell office:value-type="string">
            <text:p>30,767122</text:p>
          </table:table-cell>
          <table:table-cell office:value-type="string">
            <text:p>13,379818</text:p>
          </table:table-cell>
          <table:table-cell office:value-type="string">
            <text:p>47,989864</text:p>
          </table:table-cell>
          <table:table-cell office:value-type="string">
            <text:p>13,895051</text:p>
          </table:table-cell>
          <table:table-cell office:value-type="string">
            <text:p>14,620037</text:p>
          </table:table-cell>
          <table:table-cell office:value-type="string">
            <text:p>14,711016</text:p>
          </table:table-cell>
          <table:table-cell office:value-type="string">
            <text:p>71,349281</text:p>
          </table:table-cell>
          <table:table-cell office:value-type="string">
            <text:p>27,179661</text:p>
          </table:table-cell>
        </table:table-row>
        <table:table-row table:style-name="ro1">
          <table:table-cell office:value-type="string">
            <text:p>AFR483 <text:s text:c="5"/></text:p>
          </table:table-cell>
          <table:table-cell office:value-type="string">
            <text:p>3132,059814</text:p>
          </table:table-cell>
          <table:table-cell office:value-type="string">
            <text:p>729,731812</text:p>
          </table:table-cell>
          <table:table-cell office:value-type="string">
            <text:p>564,780945</text:p>
          </table:table-cell>
          <table:table-cell office:value-type="string">
            <text:p>448,139160</text:p>
          </table:table-cell>
          <table:table-cell office:value-type="string">
            <text:p>2119,374512</text:p>
          </table:table-cell>
          <table:table-cell office:value-type="string">
            <text:p>156,062729</text:p>
          </table:table-cell>
          <table:table-cell office:value-type="string">
            <text:p>4060,754150</text:p>
          </table:table-cell>
          <table:table-cell office:value-type="string">
            <text:p>116,896042</text:p>
          </table:table-cell>
          <table:table-cell office:value-type="string">
            <text:p>36,171947</text:p>
          </table:table-cell>
          <table:table-cell office:value-type="string">
            <text:p>26,469624</text:p>
          </table:table-cell>
          <table:table-cell office:value-type="string">
            <text:p>2860,823975</text:p>
          </table:table-cell>
          <table:table-cell office:value-type="string">
            <text:p>67,070068</text:p>
          </table:table-cell>
          <table:table-cell office:value-type="string">
            <text:p>3087,336426</text:p>
          </table:table-cell>
          <table:table-cell office:value-type="string">
            <text:p>62,139278</text:p>
          </table:table-cell>
          <table:table-cell office:value-type="string">
            <text:p>5433,979492</text:p>
          </table:table-cell>
          <table:table-cell office:value-type="string">
            <text:p>78,199173</text:p>
          </table:table-cell>
          <table:table-cell office:value-type="string">
            <text:p>1571,064819</text:p>
          </table:table-cell>
          <table:table-cell office:value-type="string">
            <text:p>25,620840</text:p>
          </table:table-cell>
          <table:table-cell office:value-type="string">
            <text:p>152,423920</text:p>
          </table:table-cell>
          <table:table-cell office:value-type="string">
            <text:p>6,660675</text:p>
          </table:table-cell>
          <table:table-cell office:value-type="string">
            <text:p>12,652184</text:p>
          </table:table-cell>
          <table:table-cell office:value-type="string">
            <text:p>5,194253</text:p>
          </table:table-cell>
          <table:table-cell office:value-type="string">
            <text:p>38,493408</text:p>
          </table:table-cell>
          <table:table-cell office:value-type="string">
            <text:p>8,078394</text:p>
          </table:table-cell>
          <table:table-cell office:value-type="string">
            <text:p>105,312668</text:p>
          </table:table-cell>
          <table:table-cell office:value-type="string">
            <text:p>5,660745</text:p>
          </table:table-cell>
          <table:table-cell office:value-type="string">
            <text:p>1433,097412</text:p>
          </table:table-cell>
          <table:table-cell office:value-type="string">
            <text:p>29,681999</text:p>
          </table:table-cell>
          <table:table-cell office:value-type="string">
            <text:p>66,272781</text:p>
          </table:table-cell>
          <table:table-cell office:value-type="string">
            <text:p>8,554067</text:p>
          </table:table-cell>
          <table:table-cell office:value-type="string">
            <text:p>148,240707</text:p>
          </table:table-cell>
          <table:table-cell office:value-type="string">
            <text:p>16,363108</text:p>
          </table:table-cell>
          <table:table-cell office:value-type="string">
            <text:p>220,670731</text:p>
          </table:table-cell>
          <table:table-cell office:value-type="string">
            <text:p>20,672689</text:p>
          </table:table-cell>
          <table:table-cell office:value-type="string">
            <text:p>130,954361</text:p>
          </table:table-cell>
          <table:table-cell office:value-type="string">
            <text:p>9,964374</text:p>
          </table:table-cell>
          <table:table-cell office:value-type="string">
            <text:p>24,783930</text:p>
          </table:table-cell>
          <table:table-cell office:value-type="string">
            <text:p>10,373828</text:p>
          </table:table-cell>
          <table:table-cell office:value-type="string">
            <text:p>28,022701</text:p>
          </table:table-cell>
          <table:table-cell office:value-type="string">
            <text:p>10,577605</text:p>
          </table:table-cell>
          <table:table-cell office:value-type="string">
            <text:p>16,175985</text:p>
          </table:table-cell>
          <table:table-cell office:value-type="string">
            <text:p>11,219232</text:p>
          </table:table-cell>
          <table:table-cell office:value-type="string">
            <text:p>207,238174</text:p>
          </table:table-cell>
          <table:table-cell office:value-type="string">
            <text:p>21,546919</text:p>
          </table:table-cell>
        </table:table-row>
        <table:table-row table:style-name="ro1">
          <table:table-cell office:value-type="string">
            <text:p>AFR48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16,711639</text:p>
          </table:table-cell>
          <table:table-cell office:value-type="string">
            <text:p>466,364960</text:p>
          </table:table-cell>
          <table:table-cell office:value-type="string">
            <text:p>81,729645</text:p>
          </table:table-cell>
          <table:table-cell office:value-type="string">
            <text:p>524,441040</text:p>
          </table:table-cell>
          <table:table-cell office:value-type="string">
            <text:p>66,178368</text:p>
          </table:table-cell>
          <table:table-cell office:value-type="string">
            <text:p>59,43038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,980144</text:p>
          </table:table-cell>
          <table:table-cell office:value-type="string">
            <text:p>9,1719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,358370</text:p>
          </table:table-cell>
          <table:table-cell office:value-type="string">
            <text:p>7,673265</text:p>
          </table:table-cell>
          <table:table-cell office:value-type="string">
            <text:p>27,318768</text:p>
          </table:table-cell>
          <table:table-cell office:value-type="string">
            <text:p>11,041640</text:p>
          </table:table-cell>
          <table:table-cell office:value-type="string">
            <text:p>65,842712</text:p>
          </table:table-cell>
          <table:table-cell office:value-type="string">
            <text:p>10,204094</text:p>
          </table:table-cell>
          <table:table-cell office:value-type="string">
            <text:p>43,892082</text:p>
          </table:table-cell>
          <table:table-cell office:value-type="string">
            <text:p>8,373862</text:p>
          </table:table-cell>
          <table:table-cell office:value-type="string">
            <text:p>103,330475</text:p>
          </table:table-cell>
          <table:table-cell office:value-type="string">
            <text:p>18,257000</text:p>
          </table:table-cell>
          <table:table-cell office:value-type="string">
            <text:p>185,155502</text:p>
          </table:table-cell>
          <table:table-cell office:value-type="string">
            <text:p>14,376740</text:p>
          </table:table-cell>
          <table:table-cell office:value-type="string">
            <text:p>214,799072</text:p>
          </table:table-cell>
          <table:table-cell office:value-type="string">
            <text:p>20,230053</text:p>
          </table:table-cell>
          <table:table-cell office:value-type="string">
            <text:p>119,630447</text:p>
          </table:table-cell>
          <table:table-cell office:value-type="string">
            <text:p>23,157816</text:p>
          </table:table-cell>
          <table:table-cell office:value-type="string">
            <text:p>84,750099</text:p>
          </table:table-cell>
          <table:table-cell office:value-type="string">
            <text:p>16,103111</text:p>
          </table:table-cell>
          <table:table-cell office:value-type="string">
            <text:p>32,102379</text:p>
          </table:table-cell>
          <table:table-cell office:value-type="string">
            <text:p>17,276327</text:p>
          </table:table-cell>
          <table:table-cell office:value-type="string">
            <text:p>65,251862</text:p>
          </table:table-cell>
          <table:table-cell office:value-type="string">
            <text:p>17,914413</text:p>
          </table:table-cell>
          <table:table-cell office:value-type="string">
            <text:p>15,634497</text:p>
          </table:table-cell>
          <table:table-cell office:value-type="string">
            <text:p>19,075472</text:p>
          </table:table-cell>
          <table:table-cell office:value-type="string">
            <text:p>133,487137</text:p>
          </table:table-cell>
          <table:table-cell office:value-type="string">
            <text:p>35,115028</text:p>
          </table:table-cell>
        </table:table-row>
        <table:table-row table:style-name="ro1">
          <table:table-cell office:value-type="string">
            <text:p>AFR485 <text:s text:c="5"/></text:p>
          </table:table-cell>
          <table:table-cell office:value-type="string">
            <text:p>5466,666504</text:p>
          </table:table-cell>
          <table:table-cell office:value-type="string">
            <text:p>858,161560</text:p>
          </table:table-cell>
          <table:table-cell office:value-type="string">
            <text:p>630,393738</text:p>
          </table:table-cell>
          <table:table-cell office:value-type="string">
            <text:p>463,536499</text:p>
          </table:table-cell>
          <table:table-cell office:value-type="string">
            <text:p>2591,423828</text:p>
          </table:table-cell>
          <table:table-cell office:value-type="string">
            <text:p>167,242111</text:p>
          </table:table-cell>
          <table:table-cell office:value-type="string">
            <text:p>4880,032227</text:p>
          </table:table-cell>
          <table:table-cell office:value-type="string">
            <text:p>133,633087</text:p>
          </table:table-cell>
          <table:table-cell office:value-type="string">
            <text:p>161,099121</text:p>
          </table:table-cell>
          <table:table-cell office:value-type="string">
            <text:p>30,325830</text:p>
          </table:table-cell>
          <table:table-cell office:value-type="string">
            <text:p>7607,585449</text:p>
          </table:table-cell>
          <table:table-cell office:value-type="string">
            <text:p>154,525909</text:p>
          </table:table-cell>
          <table:table-cell office:value-type="string">
            <text:p>2728,555908</text:p>
          </table:table-cell>
          <table:table-cell office:value-type="string">
            <text:p>57,072681</text:p>
          </table:table-cell>
          <table:table-cell office:value-type="string">
            <text:p>6095,079102</text:p>
          </table:table-cell>
          <table:table-cell office:value-type="string">
            <text:p>87,137436</text:p>
          </table:table-cell>
          <table:table-cell office:value-type="string">
            <text:p>1465,825562</text:p>
          </table:table-cell>
          <table:table-cell office:value-type="string">
            <text:p>24,537682</text:p>
          </table:table-cell>
          <table:table-cell office:value-type="string">
            <text:p>184,319290</text:p>
          </table:table-cell>
          <table:table-cell office:value-type="string">
            <text:p>7,394137</text:p>
          </table:table-cell>
          <table:table-cell office:value-type="string">
            <text:p>9,417068</text:p>
          </table:table-cell>
          <table:table-cell office:value-type="string">
            <text:p>5,512049</text:p>
          </table:table-cell>
          <table:table-cell office:value-type="string">
            <text:p>29,532751</text:p>
          </table:table-cell>
          <table:table-cell office:value-type="string">
            <text:p>8,209103</text:p>
          </table:table-cell>
          <table:table-cell office:value-type="string">
            <text:p>89,394699</text:p>
          </table:table-cell>
          <table:table-cell office:value-type="string">
            <text:p>5,730823</text:p>
          </table:table-cell>
          <table:table-cell office:value-type="string">
            <text:p>2139,928467</text:p>
          </table:table-cell>
          <table:table-cell office:value-type="string">
            <text:p>42,123352</text:p>
          </table:table-cell>
          <table:table-cell office:value-type="string">
            <text:p>71,331627</text:p>
          </table:table-cell>
          <table:table-cell office:value-type="string">
            <text:p>8,989140</text:p>
          </table:table-cell>
          <table:table-cell office:value-type="string">
            <text:p>95,087997</text:p>
          </table:table-cell>
          <table:table-cell office:value-type="string">
            <text:p>16,405375</text:p>
          </table:table-cell>
          <table:table-cell office:value-type="string">
            <text:p>375,184174</text:p>
          </table:table-cell>
          <table:table-cell office:value-type="string">
            <text:p>21,541336</text:p>
          </table:table-cell>
          <table:table-cell office:value-type="string">
            <text:p>316,147644</text:p>
          </table:table-cell>
          <table:table-cell office:value-type="string">
            <text:p>11,592305</text:p>
          </table:table-cell>
          <table:table-cell office:value-type="string">
            <text:p>18,199917</text:p>
          </table:table-cell>
          <table:table-cell office:value-type="string">
            <text:p>10,869833</text:p>
          </table:table-cell>
          <table:table-cell office:value-type="string">
            <text:p>38,428867</text:p>
          </table:table-cell>
          <table:table-cell office:value-type="string">
            <text:p>11,326945</text:p>
          </table:table-cell>
          <table:table-cell office:value-type="string">
            <text:p>14,678752</text:p>
          </table:table-cell>
          <table:table-cell office:value-type="string">
            <text:p>11,981459</text:p>
          </table:table-cell>
          <table:table-cell office:value-type="string">
            <text:p>168,463593</text:p>
          </table:table-cell>
          <table:table-cell office:value-type="string">
            <text:p>22,395546</text:p>
          </table:table-cell>
        </table:table-row>
        <table:table-row table:style-name="ro1">
          <table:table-cell office:value-type="string">
            <text:p>AFR486 <text:s text:c="5"/></text:p>
          </table:table-cell>
          <table:table-cell office:value-type="string">
            <text:p>4359,708984</text:p>
          </table:table-cell>
          <table:table-cell office:value-type="string">
            <text:p>835,444397</text:p>
          </table:table-cell>
          <table:table-cell office:value-type="string">
            <text:p>813,043213</text:p>
          </table:table-cell>
          <table:table-cell office:value-type="string">
            <text:p>479,553345</text:p>
          </table:table-cell>
          <table:table-cell office:value-type="string">
            <text:p>4490,805176</text:p>
          </table:table-cell>
          <table:table-cell office:value-type="string">
            <text:p>195,437241</text:p>
          </table:table-cell>
          <table:table-cell office:value-type="string">
            <text:p>8182,308594</text:p>
          </table:table-cell>
          <table:table-cell office:value-type="string">
            <text:p>198,973206</text:p>
          </table:table-cell>
          <table:table-cell office:value-type="string">
            <text:p>63,904125</text:p>
          </table:table-cell>
          <table:table-cell office:value-type="string">
            <text:p>29,806463</text:p>
          </table:table-cell>
          <table:table-cell office:value-type="string">
            <text:p>5508,750977</text:p>
          </table:table-cell>
          <table:table-cell office:value-type="string">
            <text:p>116,301117</text:p>
          </table:table-cell>
          <table:table-cell office:value-type="string">
            <text:p>930,932434</text:p>
          </table:table-cell>
          <table:table-cell office:value-type="string">
            <text:p>30,027508</text:p>
          </table:table-cell>
          <table:table-cell office:value-type="string">
            <text:p>6576,501953</text:p>
          </table:table-cell>
          <table:table-cell office:value-type="string">
            <text:p>93,712799</text:p>
          </table:table-cell>
          <table:table-cell office:value-type="string">
            <text:p>1695,878174</text:p>
          </table:table-cell>
          <table:table-cell office:value-type="string">
            <text:p>27,276722</text:p>
          </table:table-cell>
          <table:table-cell office:value-type="string">
            <text:p>326,880768</text:p>
          </table:table-cell>
          <table:table-cell office:value-type="string">
            <text:p>10,431489</text:p>
          </table:table-cell>
          <table:table-cell office:value-type="string">
            <text:p>4,639635</text:p>
          </table:table-cell>
          <table:table-cell office:value-type="string">
            <text:p>5,664202</text:p>
          </table:table-cell>
          <table:table-cell office:value-type="string">
            <text:p>37,345493</text:p>
          </table:table-cell>
          <table:table-cell office:value-type="string">
            <text:p>8,340063</text:p>
          </table:table-cell>
          <table:table-cell office:value-type="string">
            <text:p>89,732643</text:p>
          </table:table-cell>
          <table:table-cell office:value-type="string">
            <text:p>5,818571</text:p>
          </table:table-cell>
          <table:table-cell office:value-type="string">
            <text:p>4171,061523</text:p>
          </table:table-cell>
          <table:table-cell office:value-type="string">
            <text:p>78,626114</text:p>
          </table:table-cell>
          <table:table-cell office:value-type="string">
            <text:p>73,104210</text:p>
          </table:table-cell>
          <table:table-cell office:value-type="string">
            <text:p>9,044742</text:p>
          </table:table-cell>
          <table:table-cell office:value-type="string">
            <text:p>77,366241</text:p>
          </table:table-cell>
          <table:table-cell office:value-type="string">
            <text:p>16,337267</text:p>
          </table:table-cell>
          <table:table-cell office:value-type="string">
            <text:p>222,981033</text:p>
          </table:table-cell>
          <table:table-cell office:value-type="string">
            <text:p>20,865332</text:p>
          </table:table-cell>
          <table:table-cell office:value-type="string">
            <text:p>162,660583</text:p>
          </table:table-cell>
          <table:table-cell office:value-type="string">
            <text:p>10,535077</text:p>
          </table:table-cell>
          <table:table-cell office:value-type="string">
            <text:p>27,684072</text:p>
          </table:table-cell>
          <table:table-cell office:value-type="string">
            <text:p>10,840058</text:p>
          </table:table-cell>
          <table:table-cell office:value-type="string">
            <text:p>28,837801</text:p>
          </table:table-cell>
          <table:table-cell office:value-type="string">
            <text:p>11,331591</text:p>
          </table:table-cell>
          <table:table-cell office:value-type="string">
            <text:p>22,875000</text:p>
          </table:table-cell>
          <table:table-cell office:value-type="string">
            <text:p>12,062044</text:p>
          </table:table-cell>
          <table:table-cell office:value-type="string">
            <text:p>82,748001</text:p>
          </table:table-cell>
          <table:table-cell office:value-type="string">
            <text:p>22,760620</text:p>
          </table:table-cell>
        </table:table-row>
        <table:table-row table:style-name="ro1">
          <table:table-cell office:value-type="string">
            <text:p>AFR487 <text:s text:c="5"/></text:p>
          </table:table-cell>
          <table:table-cell office:value-type="string">
            <text:p>3100,503906</text:p>
          </table:table-cell>
          <table:table-cell office:value-type="string">
            <text:p>825,126099</text:p>
          </table:table-cell>
          <table:table-cell office:value-type="string">
            <text:p>901,593140</text:p>
          </table:table-cell>
          <table:table-cell office:value-type="string">
            <text:p>483,324158</text:p>
          </table:table-cell>
          <table:table-cell office:value-type="string">
            <text:p>4620,287598</text:p>
          </table:table-cell>
          <table:table-cell office:value-type="string">
            <text:p>201,323685</text:p>
          </table:table-cell>
          <table:table-cell office:value-type="string">
            <text:p>8797,638672</text:p>
          </table:table-cell>
          <table:table-cell office:value-type="string">
            <text:p>212,651199</text:p>
          </table:table-cell>
          <table:table-cell office:value-type="string">
            <text:p>78,037628</text:p>
          </table:table-cell>
          <table:table-cell office:value-type="string">
            <text:p>32,527607</text:p>
          </table:table-cell>
          <table:table-cell office:value-type="string">
            <text:p>6866,696289</text:p>
          </table:table-cell>
          <table:table-cell office:value-type="string">
            <text:p>141,089218</text:p>
          </table:table-cell>
          <table:table-cell office:value-type="string">
            <text:p>2877,915039</text:p>
          </table:table-cell>
          <table:table-cell office:value-type="string">
            <text:p>60,132366</text:p>
          </table:table-cell>
          <table:table-cell office:value-type="string">
            <text:p>12002,919922</text:p>
          </table:table-cell>
          <table:table-cell office:value-type="string">
            <text:p>166,564117</text:p>
          </table:table-cell>
          <table:table-cell office:value-type="string">
            <text:p>2979,848877</text:p>
          </table:table-cell>
          <table:table-cell office:value-type="string">
            <text:p>43,118683</text:p>
          </table:table-cell>
          <table:table-cell office:value-type="string">
            <text:p>323,969391</text:p>
          </table:table-cell>
          <table:table-cell office:value-type="string">
            <text:p>10,426714</text:p>
          </table:table-cell>
          <table:table-cell office:value-type="string">
            <text:p>10,345963</text:p>
          </table:table-cell>
          <table:table-cell office:value-type="string">
            <text:p>5,832743</text:p>
          </table:table-cell>
          <table:table-cell office:value-type="string">
            <text:p>41,088722</text:p>
          </table:table-cell>
          <table:table-cell office:value-type="string">
            <text:p>8,420739</text:p>
          </table:table-cell>
          <table:table-cell office:value-type="string">
            <text:p>113,391510</text:p>
          </table:table-cell>
          <table:table-cell office:value-type="string">
            <text:p>6,233091</text:p>
          </table:table-cell>
          <table:table-cell office:value-type="string">
            <text:p>4627,030273</text:p>
          </table:table-cell>
          <table:table-cell office:value-type="string">
            <text:p>86,883064</text:p>
          </table:table-cell>
          <table:table-cell office:value-type="string">
            <text:p>77,731361</text:p>
          </table:table-cell>
          <table:table-cell office:value-type="string">
            <text:p>9,447888</text:p>
          </table:table-cell>
          <table:table-cell office:value-type="string">
            <text:p>183,115891</text:p>
          </table:table-cell>
          <table:table-cell office:value-type="string">
            <text:p>17,137068</text:p>
          </table:table-cell>
          <table:table-cell office:value-type="string">
            <text:p>319,871185</text:p>
          </table:table-cell>
          <table:table-cell office:value-type="string">
            <text:p>21,441536</text:p>
          </table:table-cell>
          <table:table-cell office:value-type="string">
            <text:p>164,101608</text:p>
          </table:table-cell>
          <table:table-cell office:value-type="string">
            <text:p>11,013448</text:p>
          </table:table-cell>
          <table:table-cell office:value-type="string">
            <text:p>43,284256</text:p>
          </table:table-cell>
          <table:table-cell office:value-type="string">
            <text:p>11,392349</text:p>
          </table:table-cell>
          <table:table-cell office:value-type="string">
            <text:p>35,866943</text:p>
          </table:table-cell>
          <table:table-cell office:value-type="string">
            <text:p>11,904098</text:p>
          </table:table-cell>
          <table:table-cell office:value-type="string">
            <text:p>14,502607</text:p>
          </table:table-cell>
          <table:table-cell office:value-type="string">
            <text:p>12,568359</text:p>
          </table:table-cell>
          <table:table-cell office:value-type="string">
            <text:p>209,575806</text:p>
          </table:table-cell>
          <table:table-cell office:value-type="string">
            <text:p>23,699316</text:p>
          </table:table-cell>
        </table:table-row>
        <table:table-row table:style-name="ro1">
          <table:table-cell office:value-type="string">
            <text:p>AFR488 <text:s text:c="5"/></text:p>
          </table:table-cell>
          <table:table-cell office:value-type="string">
            <text:p>5499,283203</text:p>
          </table:table-cell>
          <table:table-cell office:value-type="string">
            <text:p>843,937988</text:p>
          </table:table-cell>
          <table:table-cell office:value-type="string">
            <text:p>992,197937</text:p>
          </table:table-cell>
          <table:table-cell office:value-type="string">
            <text:p>464,539368</text:p>
          </table:table-cell>
          <table:table-cell office:value-type="string">
            <text:p>8428,091797</text:p>
          </table:table-cell>
          <table:table-cell office:value-type="string">
            <text:p>259,998108</text:p>
          </table:table-cell>
          <table:table-cell office:value-type="string">
            <text:p>17042,462891</text:p>
          </table:table-cell>
          <table:table-cell office:value-type="string">
            <text:p>382,948730</text:p>
          </table:table-cell>
          <table:table-cell office:value-type="string">
            <text:p>198,403885</text:p>
          </table:table-cell>
          <table:table-cell office:value-type="string">
            <text:p>32,378922</text:p>
          </table:table-cell>
          <table:table-cell office:value-type="string">
            <text:p>8189,220215</text:p>
          </table:table-cell>
          <table:table-cell office:value-type="string">
            <text:p>165,235413</text:p>
          </table:table-cell>
          <table:table-cell office:value-type="string">
            <text:p>3917,896729</text:p>
          </table:table-cell>
          <table:table-cell office:value-type="string">
            <text:p>76,632607</text:p>
          </table:table-cell>
          <table:table-cell office:value-type="string">
            <text:p>10826,131836</text:p>
          </table:table-cell>
          <table:table-cell office:value-type="string">
            <text:p>150,540421</text:p>
          </table:table-cell>
          <table:table-cell office:value-type="string">
            <text:p>5706,393555</text:p>
          </table:table-cell>
          <table:table-cell office:value-type="string">
            <text:p>77,504097</text:p>
          </table:table-cell>
          <table:table-cell office:value-type="string">
            <text:p>660,807251</text:p>
          </table:table-cell>
          <table:table-cell office:value-type="string">
            <text:p>18,038317</text:p>
          </table:table-cell>
          <table:table-cell office:value-type="string">
            <text:p>25,981955</text:p>
          </table:table-cell>
          <table:table-cell office:value-type="string">
            <text:p>5,365071</text:p>
          </table:table-cell>
          <table:table-cell office:value-type="string">
            <text:p>55,084400</text:p>
          </table:table-cell>
          <table:table-cell office:value-type="string">
            <text:p>8,053864</text:p>
          </table:table-cell>
          <table:table-cell office:value-type="string">
            <text:p>138,035492</text:p>
          </table:table-cell>
          <table:table-cell office:value-type="string">
            <text:p>5,827720</text:p>
          </table:table-cell>
          <table:table-cell office:value-type="string">
            <text:p>8235,306641</text:p>
          </table:table-cell>
          <table:table-cell office:value-type="string">
            <text:p>152,396515</text:p>
          </table:table-cell>
          <table:table-cell office:value-type="string">
            <text:p>47,775486</text:p>
          </table:table-cell>
          <table:table-cell office:value-type="string">
            <text:p>7,981127</text:p>
          </table:table-cell>
          <table:table-cell office:value-type="string">
            <text:p>123,651619</text:p>
          </table:table-cell>
          <table:table-cell office:value-type="string">
            <text:p>15,930793</text:p>
          </table:table-cell>
          <table:table-cell office:value-type="string">
            <text:p>379,982758</text:p>
          </table:table-cell>
          <table:table-cell office:value-type="string">
            <text:p>21,172424</text:p>
          </table:table-cell>
          <table:table-cell office:value-type="string">
            <text:p>168,716141</text:p>
          </table:table-cell>
          <table:table-cell office:value-type="string">
            <text:p>9,446342</text:p>
          </table:table-cell>
          <table:table-cell office:value-type="string">
            <text:p>37,787384</text:p>
          </table:table-cell>
          <table:table-cell office:value-type="string">
            <text:p>9,602364</text:p>
          </table:table-cell>
          <table:table-cell office:value-type="string">
            <text:p>53,744377</text:p>
          </table:table-cell>
          <table:table-cell office:value-type="string">
            <text:p>10,049865</text:p>
          </table:table-cell>
          <table:table-cell office:value-type="string">
            <text:p>26,335577</text:p>
          </table:table-cell>
          <table:table-cell office:value-type="string">
            <text:p>10,541533</text:p>
          </table:table-cell>
          <table:table-cell office:value-type="string">
            <text:p>177,781296</text:p>
          </table:table-cell>
          <table:table-cell office:value-type="string">
            <text:p>20,008081</text:p>
          </table:table-cell>
        </table:table-row>
        <table:table-row table:style-name="ro1">
          <table:table-cell office:value-type="string">
            <text:p>AFR489 <text:s text:c="5"/></text:p>
          </table:table-cell>
          <table:table-cell office:value-type="string">
            <text:p>5626,086426</text:p>
          </table:table-cell>
          <table:table-cell office:value-type="string">
            <text:p>811,334656</text:p>
          </table:table-cell>
          <table:table-cell office:value-type="string">
            <text:p>1049,003174</text:p>
          </table:table-cell>
          <table:table-cell office:value-type="string">
            <text:p>452,619751</text:p>
          </table:table-cell>
          <table:table-cell office:value-type="string">
            <text:p>6554,645020</text:p>
          </table:table-cell>
          <table:table-cell office:value-type="string">
            <text:p>219,658340</text:p>
          </table:table-cell>
          <table:table-cell office:value-type="string">
            <text:p>11573,269531</text:p>
          </table:table-cell>
          <table:table-cell office:value-type="string">
            <text:p>267,710205</text:p>
          </table:table-cell>
          <table:table-cell office:value-type="string">
            <text:p>199,073059</text:p>
          </table:table-cell>
          <table:table-cell office:value-type="string">
            <text:p>29,065002</text:p>
          </table:table-cell>
          <table:table-cell office:value-type="string">
            <text:p>7955,255371</text:p>
          </table:table-cell>
          <table:table-cell office:value-type="string">
            <text:p>160,592728</text:p>
          </table:table-cell>
          <table:table-cell office:value-type="string">
            <text:p>1348,615845</text:p>
          </table:table-cell>
          <table:table-cell office:value-type="string">
            <text:p>34,899029</text:p>
          </table:table-cell>
          <table:table-cell office:value-type="string">
            <text:p>5808,850098</text:p>
          </table:table-cell>
          <table:table-cell office:value-type="string">
            <text:p>83,045021</text:p>
          </table:table-cell>
          <table:table-cell office:value-type="string">
            <text:p>2542,482178</text:p>
          </table:table-cell>
          <table:table-cell office:value-type="string">
            <text:p>37,321922</text:p>
          </table:table-cell>
          <table:table-cell office:value-type="string">
            <text:p>419,727264</text:p>
          </table:table-cell>
          <table:table-cell office:value-type="string">
            <text:p>12,315739</text:p>
          </table:table-cell>
          <table:table-cell office:value-type="string">
            <text:p>21,694292</text:p>
          </table:table-cell>
          <table:table-cell office:value-type="string">
            <text:p>5,167144</text:p>
          </table:table-cell>
          <table:table-cell office:value-type="string">
            <text:p>45,996620</text:p>
          </table:table-cell>
          <table:table-cell office:value-type="string">
            <text:p>7,981391</text:p>
          </table:table-cell>
          <table:table-cell office:value-type="string">
            <text:p>80,416931</text:p>
          </table:table-cell>
          <table:table-cell office:value-type="string">
            <text:p>5,168574</text:p>
          </table:table-cell>
          <table:table-cell office:value-type="string">
            <text:p>6229,960938</text:p>
          </table:table-cell>
          <table:table-cell office:value-type="string">
            <text:p>115,879051</text:p>
          </table:table-cell>
          <table:table-cell office:value-type="string">
            <text:p>51,083641</text:p>
          </table:table-cell>
          <table:table-cell office:value-type="string">
            <text:p>7,906993</text:p>
          </table:table-cell>
          <table:table-cell office:value-type="string">
            <text:p>35,675449</text:p>
          </table:table-cell>
          <table:table-cell office:value-type="string">
            <text:p>15,507420</text:p>
          </table:table-cell>
          <table:table-cell office:value-type="string">
            <text:p>150,535568</text:p>
          </table:table-cell>
          <table:table-cell office:value-type="string">
            <text:p>20,169970</text:p>
          </table:table-cell>
          <table:table-cell office:value-type="string">
            <text:p>119,115097</text:p>
          </table:table-cell>
          <table:table-cell office:value-type="string">
            <text:p>9,094069</text:p>
          </table:table-cell>
          <table:table-cell office:value-type="string">
            <text:p>35,286564</text:p>
          </table:table-cell>
          <table:table-cell office:value-type="string">
            <text:p>9,449553</text:p>
          </table:table-cell>
          <table:table-cell office:value-type="string">
            <text:p>31,212370</text:p>
          </table:table-cell>
          <table:table-cell office:value-type="string">
            <text:p>9,858528</text:p>
          </table:table-cell>
          <table:table-cell office:value-type="string">
            <text:p>30,646637</text:p>
          </table:table-cell>
          <table:table-cell office:value-type="string">
            <text:p>10,399810</text:p>
          </table:table-cell>
          <table:table-cell office:value-type="string">
            <text:p>82,646461</text:p>
          </table:table-cell>
          <table:table-cell office:value-type="string">
            <text:p>19,371134</text:p>
          </table:table-cell>
        </table:table-row>
        <table:table-row table:style-name="ro1">
          <table:table-cell office:value-type="string">
            <text:p>AFR490 <text:s text:c="5"/></text:p>
          </table:table-cell>
          <table:table-cell office:value-type="string">
            <text:p>612,922607</text:p>
          </table:table-cell>
          <table:table-cell office:value-type="string">
            <text:p>652,860229</text:p>
          </table:table-cell>
          <table:table-cell office:value-type="string">
            <text:p>516,915710</text:p>
          </table:table-cell>
          <table:table-cell office:value-type="string">
            <text:p>389,257843</text:p>
          </table:table-cell>
          <table:table-cell office:value-type="string">
            <text:p>557,712769</text:p>
          </table:table-cell>
          <table:table-cell office:value-type="string">
            <text:p>123,233696</text:p>
          </table:table-cell>
          <table:table-cell office:value-type="string">
            <text:p>400,997253</text:p>
          </table:table-cell>
          <table:table-cell office:value-type="string">
            <text:p>52,883770</text:p>
          </table:table-cell>
          <table:table-cell office:value-type="string">
            <text:p>14,273263</text:p>
          </table:table-cell>
          <table:table-cell office:value-type="string">
            <text:p>20,114260</text:p>
          </table:table-cell>
          <table:table-cell office:value-type="string">
            <text:p>211,446457</text:p>
          </table:table-cell>
          <table:table-cell office:value-type="string">
            <text:p>14,823521</text:p>
          </table:table-cell>
          <table:table-cell office:value-type="string">
            <text:p>111,042564</text:p>
          </table:table-cell>
          <table:table-cell office:value-type="string">
            <text:p>11,621428</text:p>
          </table:table-cell>
          <table:table-cell office:value-type="string">
            <text:p>285,415375</text:p>
          </table:table-cell>
          <table:table-cell office:value-type="string">
            <text:p>10,123309</text:p>
          </table:table-cell>
          <table:table-cell office:value-type="string">
            <text:p>88,755524</text:p>
          </table:table-cell>
          <table:table-cell office:value-type="string">
            <text:p>9,991760</text:p>
          </table:table-cell>
          <table:table-cell office:value-type="string">
            <text:p>28,070314</text:p>
          </table:table-cell>
          <table:table-cell office:value-type="string">
            <text:p>4,792268</text:p>
          </table:table-cell>
          <table:table-cell office:value-type="string">
            <text:p>7,146265</text:p>
          </table:table-cell>
          <table:table-cell office:value-type="string">
            <text:p>4,807078</text:p>
          </table:table-cell>
          <table:table-cell office:value-type="string">
            <text:p>23,900082</text:p>
          </table:table-cell>
          <table:table-cell office:value-type="string">
            <text:p>7,302367</text:p>
          </table:table-cell>
          <table:table-cell office:value-type="string">
            <text:p>23,555161</text:p>
          </table:table-cell>
          <table:table-cell office:value-type="string">
            <text:p>4,540176</text:p>
          </table:table-cell>
          <table:table-cell office:value-type="string">
            <text:p>119,550163</text:p>
          </table:table-cell>
          <table:table-cell office:value-type="string">
            <text:p>9,443472</text:p>
          </table:table-cell>
          <table:table-cell office:value-type="string">
            <text:p>43,521210</text:p>
          </table:table-cell>
          <table:table-cell office:value-type="string">
            <text:p>7,4713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,969442</text:p>
          </table:table-cell>
          <table:table-cell office:value-type="string">
            <text:p>18,050800</text:p>
          </table:table-cell>
          <table:table-cell office:value-type="string">
            <text:p>36,344284</text:p>
          </table:table-cell>
          <table:table-cell office:value-type="string">
            <text:p>8,663209</text:p>
          </table:table-cell>
          <table:table-cell office:value-type="string">
            <text:p>18,997889</text:p>
          </table:table-cell>
          <table:table-cell office:value-type="string">
            <text:p>9,371386</text:p>
          </table:table-cell>
          <table:table-cell office:value-type="string">
            <text:p>19,598463</text:p>
          </table:table-cell>
          <table:table-cell office:value-type="string">
            <text:p>9,613882</text:p>
          </table:table-cell>
          <table:table-cell office:value-type="string">
            <text:p>8,040563</text:p>
          </table:table-cell>
          <table:table-cell office:value-type="string">
            <text:p>10,079782</text:p>
          </table:table-cell>
          <table:table-cell office:value-type="string">
            <text:p>58,808857</text:p>
          </table:table-cell>
          <table:table-cell office:value-type="string">
            <text:p>19,222546</text:p>
          </table:table-cell>
        </table:table-row>
        <table:table-row table:style-name="ro1">
          <table:table-cell office:value-type="string">
            <text:p>AFR491 <text:s text:c="5"/></text:p>
          </table:table-cell>
          <table:table-cell office:value-type="string">
            <text:p>1042,270264</text:p>
          </table:table-cell>
          <table:table-cell office:value-type="string">
            <text:p>603,575073</text:p>
          </table:table-cell>
          <table:table-cell office:value-type="string">
            <text:p>516,184814</text:p>
          </table:table-cell>
          <table:table-cell office:value-type="string">
            <text:p>378,338867</text:p>
          </table:table-cell>
          <table:table-cell office:value-type="string">
            <text:p>801,355347</text:p>
          </table:table-cell>
          <table:table-cell office:value-type="string">
            <text:p>121,914398</text:p>
          </table:table-cell>
          <table:table-cell office:value-type="string">
            <text:p>671,975769</text:p>
          </table:table-cell>
          <table:table-cell office:value-type="string">
            <text:p>54,456219</text:p>
          </table:table-cell>
          <table:table-cell office:value-type="string">
            <text:p>19,119209</text:p>
          </table:table-cell>
          <table:table-cell office:value-type="string">
            <text:p>18,798872</text:p>
          </table:table-cell>
          <table:table-cell office:value-type="string">
            <text:p>237,603928</text:p>
          </table:table-cell>
          <table:table-cell office:value-type="string">
            <text:p>14,936571</text:p>
          </table:table-cell>
          <table:table-cell office:value-type="string">
            <text:p>170,237122</text:p>
          </table:table-cell>
          <table:table-cell office:value-type="string">
            <text:p>11,795019</text:p>
          </table:table-cell>
          <table:table-cell office:value-type="string">
            <text:p>336,379150</text:p>
          </table:table-cell>
          <table:table-cell office:value-type="string">
            <text:p>10,438340</text:p>
          </table:table-cell>
          <table:table-cell office:value-type="string">
            <text:p>155,264252</text:p>
          </table:table-cell>
          <table:table-cell office:value-type="string">
            <text:p>10,226105</text:p>
          </table:table-cell>
          <table:table-cell office:value-type="string">
            <text:p>35,991863</text:p>
          </table:table-cell>
          <table:table-cell office:value-type="string">
            <text:p>4,594842</text:p>
          </table:table-cell>
          <table:table-cell office:value-type="string">
            <text:p>1,784705</text:p>
          </table:table-cell>
          <table:table-cell office:value-type="string">
            <text:p>4,461886</text:p>
          </table:table-cell>
          <table:table-cell office:value-type="string">
            <text:p>28,716705</text:p>
          </table:table-cell>
          <table:table-cell office:value-type="string">
            <text:p>7,184353</text:p>
          </table:table-cell>
          <table:table-cell office:value-type="string">
            <text:p>33,297626</text:p>
          </table:table-cell>
          <table:table-cell office:value-type="string">
            <text:p>4,357809</text:p>
          </table:table-cell>
          <table:table-cell office:value-type="string">
            <text:p>248,392487</text:p>
          </table:table-cell>
          <table:table-cell office:value-type="string">
            <text:p>10,456248</text:p>
          </table:table-cell>
          <table:table-cell office:value-type="string">
            <text:p>40,447426</text:p>
          </table:table-cell>
          <table:table-cell office:value-type="string">
            <text:p>7,0706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,167967</text:p>
          </table:table-cell>
          <table:table-cell office:value-type="string">
            <text:p>17,872463</text:p>
          </table:table-cell>
          <table:table-cell office:value-type="string">
            <text:p>32,387844</text:p>
          </table:table-cell>
          <table:table-cell office:value-type="string">
            <text:p>8,153760</text:p>
          </table:table-cell>
          <table:table-cell office:value-type="string">
            <text:p>14,975094</text:p>
          </table:table-cell>
          <table:table-cell office:value-type="string">
            <text:p>8,829336</text:p>
          </table:table-cell>
          <table:table-cell office:value-type="string">
            <text:p>26,553841</text:p>
          </table:table-cell>
          <table:table-cell office:value-type="string">
            <text:p>9,049284</text:p>
          </table:table-cell>
          <table:table-cell office:value-type="string">
            <text:p>6,609820</text:p>
          </table:table-cell>
          <table:table-cell office:value-type="string">
            <text:p>9,483276</text:p>
          </table:table-cell>
          <table:table-cell office:value-type="string">
            <text:p>44,462914</text:p>
          </table:table-cell>
          <table:table-cell office:value-type="string">
            <text:p>18,064560</text:p>
          </table:table-cell>
        </table:table-row>
        <table:table-row table:style-name="ro1">
          <table:table-cell office:value-type="string">
            <text:p>AFR492 <text:s text:c="5"/></text:p>
          </table:table-cell>
          <table:table-cell office:value-type="string">
            <text:p>1715,205688</text:p>
          </table:table-cell>
          <table:table-cell office:value-type="string">
            <text:p>590,503113</text:p>
          </table:table-cell>
          <table:table-cell office:value-type="string">
            <text:p>423,084656</text:p>
          </table:table-cell>
          <table:table-cell office:value-type="string">
            <text:p>373,030518</text:p>
          </table:table-cell>
          <table:table-cell office:value-type="string">
            <text:p>471,312805</text:p>
          </table:table-cell>
          <table:table-cell office:value-type="string">
            <text:p>116,792442</text:p>
          </table:table-cell>
          <table:table-cell office:value-type="string">
            <text:p>529,570618</text:p>
          </table:table-cell>
          <table:table-cell office:value-type="string">
            <text:p>51,671116</text:p>
          </table:table-cell>
          <table:table-cell office:value-type="string">
            <text:p>9,731770</text:p>
          </table:table-cell>
          <table:table-cell office:value-type="string">
            <text:p>17,842592</text:p>
          </table:table-cell>
          <table:table-cell office:value-type="string">
            <text:p>236,418854</text:p>
          </table:table-cell>
          <table:table-cell office:value-type="string">
            <text:p>14,357121</text:p>
          </table:table-cell>
          <table:table-cell office:value-type="string">
            <text:p>231,607071</text:p>
          </table:table-cell>
          <table:table-cell office:value-type="string">
            <text:p>12,208997</text:p>
          </table:table-cell>
          <table:table-cell office:value-type="string">
            <text:p>222,852707</text:p>
          </table:table-cell>
          <table:table-cell office:value-type="string">
            <text:p>9,237611</text:p>
          </table:table-cell>
          <table:table-cell office:value-type="string">
            <text:p>156,570892</text:p>
          </table:table-cell>
          <table:table-cell office:value-type="string">
            <text:p>10,101693</text:p>
          </table:table-cell>
          <table:table-cell office:value-type="string">
            <text:p>31,253948</text:p>
          </table:table-cell>
          <table:table-cell office:value-type="string">
            <text:p>4,308864</text:p>
          </table:table-cell>
          <table:table-cell office:value-type="string">
            <text:p>1,817369</text:p>
          </table:table-cell>
          <table:table-cell office:value-type="string">
            <text:p>4,312534</text:p>
          </table:table-cell>
          <table:table-cell office:value-type="string">
            <text:p>34,656544</text:p>
          </table:table-cell>
          <table:table-cell office:value-type="string">
            <text:p>7,049892</text:p>
          </table:table-cell>
          <table:table-cell office:value-type="string">
            <text:p>21,172674</text:p>
          </table:table-cell>
          <table:table-cell office:value-type="string">
            <text:p>4,110710</text:p>
          </table:table-cell>
          <table:table-cell office:value-type="string">
            <text:p>212,939667</text:p>
          </table:table-cell>
          <table:table-cell office:value-type="string">
            <text:p>10,031151</text:p>
          </table:table-cell>
          <table:table-cell office:value-type="string">
            <text:p>32,399124</text:p>
          </table:table-cell>
          <table:table-cell office:value-type="string">
            <text:p>6,7337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,105614</text:p>
          </table:table-cell>
          <table:table-cell office:value-type="string">
            <text:p>17,766659</text:p>
          </table:table-cell>
          <table:table-cell office:value-type="string">
            <text:p>48,480721</text:p>
          </table:table-cell>
          <table:table-cell office:value-type="string">
            <text:p>7,833513</text:p>
          </table:table-cell>
          <table:table-cell office:value-type="string">
            <text:p>12,045675</text:p>
          </table:table-cell>
          <table:table-cell office:value-type="string">
            <text:p>8,427059</text:p>
          </table:table-cell>
          <table:table-cell office:value-type="string">
            <text:p>13,125108</text:p>
          </table:table-cell>
          <table:table-cell office:value-type="string">
            <text:p>8,642524</text:p>
          </table:table-cell>
          <table:table-cell office:value-type="string">
            <text:p>7,147167</text:p>
          </table:table-cell>
          <table:table-cell office:value-type="string">
            <text:p>9,046654</text:p>
          </table:table-cell>
          <table:table-cell office:value-type="string">
            <text:p>50,072937</text:p>
          </table:table-cell>
          <table:table-cell office:value-type="string">
            <text:p>17,262178</text:p>
          </table:table-cell>
        </table:table-row>
        <table:table-row table:style-name="ro1">
          <table:table-cell office:value-type="string">
            <text:p>AFR493 <text:s text:c="5"/></text:p>
          </table:table-cell>
          <table:table-cell office:value-type="string">
            <text:p>1056,368286</text:p>
          </table:table-cell>
          <table:table-cell office:value-type="string">
            <text:p>559,149231</text:p>
          </table:table-cell>
          <table:table-cell office:value-type="string">
            <text:p>59,999329</text:p>
          </table:table-cell>
          <table:table-cell office:value-type="string">
            <text:p>362,248993</text:p>
          </table:table-cell>
          <table:table-cell office:value-type="string">
            <text:p>626,641907</text:p>
          </table:table-cell>
          <table:table-cell office:value-type="string">
            <text:p>116,346062</text:p>
          </table:table-cell>
          <table:table-cell office:value-type="string">
            <text:p>759,373657</text:p>
          </table:table-cell>
          <table:table-cell office:value-type="string">
            <text:p>53,717644</text:p>
          </table:table-cell>
          <table:table-cell office:value-type="string">
            <text:p>50,605202</text:p>
          </table:table-cell>
          <table:table-cell office:value-type="string">
            <text:p>17,545099</text:p>
          </table:table-cell>
          <table:table-cell office:value-type="string">
            <text:p>247,267487</text:p>
          </table:table-cell>
          <table:table-cell office:value-type="string">
            <text:p>13,833103</text:p>
          </table:table-cell>
          <table:table-cell office:value-type="string">
            <text:p>176,995956</text:p>
          </table:table-cell>
          <table:table-cell office:value-type="string">
            <text:p>11,154387</text:p>
          </table:table-cell>
          <table:table-cell office:value-type="string">
            <text:p>266,218262</text:p>
          </table:table-cell>
          <table:table-cell office:value-type="string">
            <text:p>9,540324</text:p>
          </table:table-cell>
          <table:table-cell office:value-type="string">
            <text:p>151,331421</text:p>
          </table:table-cell>
          <table:table-cell office:value-type="string">
            <text:p>10,024043</text:p>
          </table:table-cell>
          <table:table-cell office:value-type="string">
            <text:p>32,146915</text:p>
          </table:table-cell>
          <table:table-cell office:value-type="string">
            <text:p>4,2371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,029367</text:p>
          </table:table-cell>
          <table:table-cell office:value-type="string">
            <text:p>6,913749</text:p>
          </table:table-cell>
          <table:table-cell office:value-type="string">
            <text:p>18,070942</text:p>
          </table:table-cell>
          <table:table-cell office:value-type="string">
            <text:p>3,903752</text:p>
          </table:table-cell>
          <table:table-cell office:value-type="string">
            <text:p>266,422394</text:p>
          </table:table-cell>
          <table:table-cell office:value-type="string">
            <text:p>10,332175</text:p>
          </table:table-cell>
          <table:table-cell office:value-type="string">
            <text:p>32,640911</text:p>
          </table:table-cell>
          <table:table-cell office:value-type="string">
            <text:p>6,4188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,673748</text:p>
          </table:table-cell>
          <table:table-cell office:value-type="string">
            <text:p>17,671579</text:p>
          </table:table-cell>
          <table:table-cell office:value-type="string">
            <text:p>27,285303</text:p>
          </table:table-cell>
          <table:table-cell office:value-type="string">
            <text:p>7,357493</text:p>
          </table:table-cell>
          <table:table-cell office:value-type="string">
            <text:p>10,066225</text:p>
          </table:table-cell>
          <table:table-cell office:value-type="string">
            <text:p>7,895394</text:p>
          </table:table-cell>
          <table:table-cell office:value-type="string">
            <text:p>22,835140</text:p>
          </table:table-cell>
          <table:table-cell office:value-type="string">
            <text:p>8,241043</text:p>
          </table:table-cell>
          <table:table-cell office:value-type="string">
            <text:p>11,083692</text:p>
          </table:table-cell>
          <table:table-cell office:value-type="string">
            <text:p>8,545698</text:p>
          </table:table-cell>
          <table:table-cell office:value-type="string">
            <text:p>49,584892</text:p>
          </table:table-cell>
          <table:table-cell office:value-type="string">
            <text:p>16,482244</text:p>
          </table:table-cell>
        </table:table-row>
        <table:table-row table:style-name="ro1">
          <table:table-cell office:value-type="string">
            <text:p>AFR494 <text:s text:c="5"/></text:p>
          </table:table-cell>
          <table:table-cell office:value-type="string">
            <text:p>1307,550903</text:p>
          </table:table-cell>
          <table:table-cell office:value-type="string">
            <text:p>546,754456</text:p>
          </table:table-cell>
          <table:table-cell office:value-type="string">
            <text:p>749,453552</text:p>
          </table:table-cell>
          <table:table-cell office:value-type="string">
            <text:p>368,948853</text:p>
          </table:table-cell>
          <table:table-cell office:value-type="string">
            <text:p>1529,652344</text:p>
          </table:table-cell>
          <table:table-cell office:value-type="string">
            <text:p>126,218750</text:p>
          </table:table-cell>
          <table:table-cell office:value-type="string">
            <text:p>2264,437988</text:p>
          </table:table-cell>
          <table:table-cell office:value-type="string">
            <text:p>76,149063</text:p>
          </table:table-cell>
          <table:table-cell office:value-type="string">
            <text:p>16,544008</text:p>
          </table:table-cell>
          <table:table-cell office:value-type="string">
            <text:p>17,844509</text:p>
          </table:table-cell>
          <table:table-cell office:value-type="string">
            <text:p>182,789627</text:p>
          </table:table-cell>
          <table:table-cell office:value-type="string">
            <text:p>13,307216</text:p>
          </table:table-cell>
          <table:table-cell office:value-type="string">
            <text:p>82,756813</text:p>
          </table:table-cell>
          <table:table-cell office:value-type="string">
            <text:p>9,753895</text:p>
          </table:table-cell>
          <table:table-cell office:value-type="string">
            <text:p>404,116180</text:p>
          </table:table-cell>
          <table:table-cell office:value-type="string">
            <text:p>10,901365</text:p>
          </table:table-cell>
          <table:table-cell office:value-type="string">
            <text:p>220,694824</text:p>
          </table:table-cell>
          <table:table-cell office:value-type="string">
            <text:p>10,493428</text:p>
          </table:table-cell>
          <table:table-cell office:value-type="string">
            <text:p>77,183662</text:p>
          </table:table-cell>
          <table:table-cell office:value-type="string">
            <text:p>4,787197</text:p>
          </table:table-cell>
          <table:table-cell office:value-type="string">
            <text:p>1,940581</text:p>
          </table:table-cell>
          <table:table-cell office:value-type="string">
            <text:p>4,066138</text:p>
          </table:table-cell>
          <table:table-cell office:value-type="string">
            <text:p>23,822510</text:p>
          </table:table-cell>
          <table:table-cell office:value-type="string">
            <text:p>6,913384</text:p>
          </table:table-cell>
          <table:table-cell office:value-type="string">
            <text:p>27,578417</text:p>
          </table:table-cell>
          <table:table-cell office:value-type="string">
            <text:p>3,924064</text:p>
          </table:table-cell>
          <table:table-cell office:value-type="string">
            <text:p>719,513794</text:p>
          </table:table-cell>
          <table:table-cell office:value-type="string">
            <text:p>15,987300</text:p>
          </table:table-cell>
          <table:table-cell office:value-type="string">
            <text:p>30,632236</text:p>
          </table:table-cell>
          <table:table-cell office:value-type="string">
            <text:p>6,3607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9,337135</text:p>
          </table:table-cell>
          <table:table-cell office:value-type="string">
            <text:p>17,662096</text:p>
          </table:table-cell>
          <table:table-cell office:value-type="string">
            <text:p>19,309933</text:p>
          </table:table-cell>
          <table:table-cell office:value-type="string">
            <text:p>7,308883</text:p>
          </table:table-cell>
          <table:table-cell office:value-type="string">
            <text:p>16,149410</text:p>
          </table:table-cell>
          <table:table-cell office:value-type="string">
            <text:p>7,946377</text:p>
          </table:table-cell>
          <table:table-cell office:value-type="string">
            <text:p>20,464975</text:p>
          </table:table-cell>
          <table:table-cell office:value-type="string">
            <text:p>8,111924</text:p>
          </table:table-cell>
          <table:table-cell office:value-type="string">
            <text:p>7,342597</text:p>
          </table:table-cell>
          <table:table-cell office:value-type="string">
            <text:p>8,516324</text:p>
          </table:table-cell>
          <table:table-cell office:value-type="string">
            <text:p>44,606880</text:p>
          </table:table-cell>
          <table:table-cell office:value-type="string">
            <text:p>16,183214</text:p>
          </table:table-cell>
        </table:table-row>
        <table:table-row table:style-name="ro1">
          <table:table-cell office:value-type="string">
            <text:p>AFR495 <text:s text:c="5"/></text:p>
          </table:table-cell>
          <table:table-cell office:value-type="string">
            <text:p>346,286652</text:p>
          </table:table-cell>
          <table:table-cell office:value-type="string">
            <text:p>555,026978</text:p>
          </table:table-cell>
          <table:table-cell office:value-type="string">
            <text:p>378,208984</text:p>
          </table:table-cell>
          <table:table-cell office:value-type="string">
            <text:p>370,348236</text:p>
          </table:table-cell>
          <table:table-cell office:value-type="string">
            <text:p>375,308807</text:p>
          </table:table-cell>
          <table:table-cell office:value-type="string">
            <text:p>115,666870</text:p>
          </table:table-cell>
          <table:table-cell office:value-type="string">
            <text:p>442,885376</text:p>
          </table:table-cell>
          <table:table-cell office:value-type="string">
            <text:p>50,895725</text:p>
          </table:table-cell>
          <table:table-cell office:value-type="string">
            <text:p>35,358761</text:p>
          </table:table-cell>
          <table:table-cell office:value-type="string">
            <text:p>18,179115</text:p>
          </table:table-cell>
          <table:table-cell office:value-type="string">
            <text:p>231,506226</text:p>
          </table:table-cell>
          <table:table-cell office:value-type="string">
            <text:p>14,135500</text:p>
          </table:table-cell>
          <table:table-cell office:value-type="string">
            <text:p>331,447357</text:p>
          </table:table-cell>
          <table:table-cell office:value-type="string">
            <text:p>13,562673</text:p>
          </table:table-cell>
          <table:table-cell office:value-type="string">
            <text:p>438,150879</text:p>
          </table:table-cell>
          <table:table-cell office:value-type="string">
            <text:p>11,280675</text:p>
          </table:table-cell>
          <table:table-cell office:value-type="string">
            <text:p>110,308777</text:p>
          </table:table-cell>
          <table:table-cell office:value-type="string">
            <text:p>9,899986</text:p>
          </table:table-cell>
          <table:table-cell office:value-type="string">
            <text:p>21,043030</text:p>
          </table:table-cell>
          <table:table-cell office:value-type="string">
            <text:p>4,189962</text:p>
          </table:table-cell>
          <table:table-cell office:value-type="string">
            <text:p>6,037362</text:p>
          </table:table-cell>
          <table:table-cell office:value-type="string">
            <text:p>4,129106</text:p>
          </table:table-cell>
          <table:table-cell office:value-type="string">
            <text:p>24,882645</text:p>
          </table:table-cell>
          <table:table-cell office:value-type="string">
            <text:p>6,957926</text:p>
          </table:table-cell>
          <table:table-cell office:value-type="string">
            <text:p>41,109146</text:p>
          </table:table-cell>
          <table:table-cell office:value-type="string">
            <text:p>4,121537</text:p>
          </table:table-cell>
          <table:table-cell office:value-type="string">
            <text:p>173,573532</text:p>
          </table:table-cell>
          <table:table-cell office:value-type="string">
            <text:p>9,460813</text:p>
          </table:table-cell>
          <table:table-cell office:value-type="string">
            <text:p>37,643986</text:p>
          </table:table-cell>
          <table:table-cell office:value-type="string">
            <text:p>6,59239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,543365</text:p>
          </table:table-cell>
          <table:table-cell office:value-type="string">
            <text:p>17,710514</text:p>
          </table:table-cell>
          <table:table-cell office:value-type="string">
            <text:p>52,880173</text:p>
          </table:table-cell>
          <table:table-cell office:value-type="string">
            <text:p>7,753209</text:p>
          </table:table-cell>
          <table:table-cell office:value-type="string">
            <text:p>11,683579</text:p>
          </table:table-cell>
          <table:table-cell office:value-type="string">
            <text:p>8,282122</text:p>
          </table:table-cell>
          <table:table-cell office:value-type="string">
            <text:p>14,475847</text:p>
          </table:table-cell>
          <table:table-cell office:value-type="string">
            <text:p>8,490299</text:p>
          </table:table-cell>
          <table:table-cell office:value-type="string">
            <text:p>6,421283</text:p>
          </table:table-cell>
          <table:table-cell office:value-type="string">
            <text:p>8,906878</text:p>
          </table:table-cell>
          <table:table-cell office:value-type="string">
            <text:p>32,796307</text:p>
          </table:table-cell>
          <table:table-cell office:value-type="string">
            <text:p>16,949999</text:p>
          </table:table-cell>
        </table:table-row>
        <table:table-row table:style-name="ro1">
          <table:table-cell office:value-type="string">
            <text:p>AFR496 <text:s text:c="5"/></text:p>
          </table:table-cell>
          <table:table-cell office:value-type="string">
            <text:p>1282,548584</text:p>
          </table:table-cell>
          <table:table-cell office:value-type="string">
            <text:p>653,363464</text:p>
          </table:table-cell>
          <table:table-cell office:value-type="string">
            <text:p>528,410889</text:p>
          </table:table-cell>
          <table:table-cell office:value-type="string">
            <text:p>389,107269</text:p>
          </table:table-cell>
          <table:table-cell office:value-type="string">
            <text:p>737,445435</text:p>
          </table:table-cell>
          <table:table-cell office:value-type="string">
            <text:p>126,673347</text:p>
          </table:table-cell>
          <table:table-cell office:value-type="string">
            <text:p>524,938782</text:p>
          </table:table-cell>
          <table:table-cell office:value-type="string">
            <text:p>54,626823</text:p>
          </table:table-cell>
          <table:table-cell office:value-type="string">
            <text:p>51,848705</text:p>
          </table:table-cell>
          <table:table-cell office:value-type="string">
            <text:p>20,440577</text:p>
          </table:table-cell>
          <table:table-cell office:value-type="string">
            <text:p>239,035263</text:p>
          </table:table-cell>
          <table:table-cell office:value-type="string">
            <text:p>15,532497</text:p>
          </table:table-cell>
          <table:table-cell office:value-type="string">
            <text:p>235,981918</text:p>
          </table:table-cell>
          <table:table-cell office:value-type="string">
            <text:p>13,287172</text:p>
          </table:table-cell>
          <table:table-cell office:value-type="string">
            <text:p>304,366394</text:p>
          </table:table-cell>
          <table:table-cell office:value-type="string">
            <text:p>10,322917</text:p>
          </table:table-cell>
          <table:table-cell office:value-type="string">
            <text:p>139,502747</text:p>
          </table:table-cell>
          <table:table-cell office:value-type="string">
            <text:p>10,357148</text:p>
          </table:table-cell>
          <table:table-cell office:value-type="string">
            <text:p>21,874365</text:p>
          </table:table-cell>
          <table:table-cell office:value-type="string">
            <text:p>4,804103</text:p>
          </table:table-cell>
          <table:table-cell office:value-type="string">
            <text:p>1,938559</text:p>
          </table:table-cell>
          <table:table-cell office:value-type="string">
            <text:p>4,831147</text:p>
          </table:table-cell>
          <table:table-cell office:value-type="string">
            <text:p>36,698162</text:p>
          </table:table-cell>
          <table:table-cell office:value-type="string">
            <text:p>7,387626</text:p>
          </table:table-cell>
          <table:table-cell office:value-type="string">
            <text:p>22,677414</text:p>
          </table:table-cell>
          <table:table-cell office:value-type="string">
            <text:p>4,600908</text:p>
          </table:table-cell>
          <table:table-cell office:value-type="string">
            <text:p>186,004303</text:p>
          </table:table-cell>
          <table:table-cell office:value-type="string">
            <text:p>10,054638</text:p>
          </table:table-cell>
          <table:table-cell office:value-type="string">
            <text:p>44,813595</text:p>
          </table:table-cell>
          <table:table-cell office:value-type="string">
            <text:p>7,59506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4,906776</text:p>
          </table:table-cell>
          <table:table-cell office:value-type="string">
            <text:p>18,146109</text:p>
          </table:table-cell>
          <table:table-cell office:value-type="string">
            <text:p>125,697739</text:p>
          </table:table-cell>
          <table:table-cell office:value-type="string">
            <text:p>9,209553</text:p>
          </table:table-cell>
          <table:table-cell office:value-type="string">
            <text:p>7,837207</text:p>
          </table:table-cell>
          <table:table-cell office:value-type="string">
            <text:p>9,574317</text:p>
          </table:table-cell>
          <table:table-cell office:value-type="string">
            <text:p>20,316360</text:p>
          </table:table-cell>
          <table:table-cell office:value-type="string">
            <text:p>10,011405</text:p>
          </table:table-cell>
          <table:table-cell office:value-type="string">
            <text:p>8,757316</text:p>
          </table:table-cell>
          <table:table-cell office:value-type="string">
            <text:p>10,236816</text:p>
          </table:table-cell>
          <table:table-cell office:value-type="string">
            <text:p>60,307701</text:p>
          </table:table-cell>
          <table:table-cell office:value-type="string">
            <text:p>19,496653</text:p>
          </table:table-cell>
        </table:table-row>
        <table:table-row table:style-name="ro1">
          <table:table-cell office:value-type="string">
            <text:p>AFR497 <text:s text:c="5"/></text:p>
          </table:table-cell>
          <table:table-cell office:value-type="string">
            <text:p>657,467957</text:p>
          </table:table-cell>
          <table:table-cell office:value-type="string">
            <text:p>615,107056</text:p>
          </table:table-cell>
          <table:table-cell office:value-type="string">
            <text:p>721,841675</text:p>
          </table:table-cell>
          <table:table-cell office:value-type="string">
            <text:p>387,359894</text:p>
          </table:table-cell>
          <table:table-cell office:value-type="string">
            <text:p>814,651733</text:p>
          </table:table-cell>
          <table:table-cell office:value-type="string">
            <text:p>124,136581</text:p>
          </table:table-cell>
          <table:table-cell office:value-type="string">
            <text:p>778,814697</text:p>
          </table:table-cell>
          <table:table-cell office:value-type="string">
            <text:p>56,846596</text:p>
          </table:table-cell>
          <table:table-cell office:value-type="string">
            <text:p>27,602129</text:p>
          </table:table-cell>
          <table:table-cell office:value-type="string">
            <text:p>20,140549</text:p>
          </table:table-cell>
          <table:table-cell office:value-type="string">
            <text:p>252,443329</text:p>
          </table:table-cell>
          <table:table-cell office:value-type="string">
            <text:p>15,238934</text:p>
          </table:table-cell>
          <table:table-cell office:value-type="string">
            <text:p>59,293865</text:p>
          </table:table-cell>
          <table:table-cell office:value-type="string">
            <text:p>10,696191</text:p>
          </table:table-cell>
          <table:table-cell office:value-type="string">
            <text:p>231,206146</text:p>
          </table:table-cell>
          <table:table-cell office:value-type="string">
            <text:p>9,550315</text:p>
          </table:table-cell>
          <table:table-cell office:value-type="string">
            <text:p>108,053368</text:p>
          </table:table-cell>
          <table:table-cell office:value-type="string">
            <text:p>10,028394</text:p>
          </table:table-cell>
          <table:table-cell office:value-type="string">
            <text:p>43,529140</text:p>
          </table:table-cell>
          <table:table-cell office:value-type="string">
            <text:p>4,911985</text:p>
          </table:table-cell>
          <table:table-cell office:value-type="string">
            <text:p>5,241953</text:p>
          </table:table-cell>
          <table:table-cell office:value-type="string">
            <text:p>4,687933</text:p>
          </table:table-cell>
          <table:table-cell office:value-type="string">
            <text:p>28,469246</text:p>
          </table:table-cell>
          <table:table-cell office:value-type="string">
            <text:p>7,219788</text:p>
          </table:table-cell>
          <table:table-cell office:value-type="string">
            <text:p>21,689768</text:p>
          </table:table-cell>
          <table:table-cell office:value-type="string">
            <text:p>4,474254</text:p>
          </table:table-cell>
          <table:table-cell office:value-type="string">
            <text:p>495,858032</text:p>
          </table:table-cell>
          <table:table-cell office:value-type="string">
            <text:p>13,442644</text:p>
          </table:table-cell>
          <table:table-cell office:value-type="string">
            <text:p>49,170723</text:p>
          </table:table-cell>
          <table:table-cell office:value-type="string">
            <text:p>7,4138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6,523689</text:p>
          </table:table-cell>
          <table:table-cell office:value-type="string">
            <text:p>18,083965</text:p>
          </table:table-cell>
          <table:table-cell office:value-type="string">
            <text:p>32,542240</text:p>
          </table:table-cell>
          <table:table-cell office:value-type="string">
            <text:p>8,539079</text:p>
          </table:table-cell>
          <table:table-cell office:value-type="string">
            <text:p>20,467607</text:p>
          </table:table-cell>
          <table:table-cell office:value-type="string">
            <text:p>9,237098</text:p>
          </table:table-cell>
          <table:table-cell office:value-type="string">
            <text:p>28,752306</text:p>
          </table:table-cell>
          <table:table-cell office:value-type="string">
            <text:p>9,528656</text:p>
          </table:table-cell>
          <table:table-cell office:value-type="string">
            <text:p>10,871680</text:p>
          </table:table-cell>
          <table:table-cell office:value-type="string">
            <text:p>9,979493</text:p>
          </table:table-cell>
          <table:table-cell office:value-type="string">
            <text:p>60,873299</text:p>
          </table:table-cell>
          <table:table-cell office:value-type="string">
            <text:p>18,855658</text:p>
          </table:table-cell>
        </table:table-row>
        <table:table-row table:style-name="ro1">
          <table:table-cell office:value-type="string">
            <text:p>AFR498 <text:s text:c="5"/></text:p>
          </table:table-cell>
          <table:table-cell office:value-type="string">
            <text:p>1366,673096</text:p>
          </table:table-cell>
          <table:table-cell office:value-type="string">
            <text:p>604,390564</text:p>
          </table:table-cell>
          <table:table-cell office:value-type="string">
            <text:p>829,987671</text:p>
          </table:table-cell>
          <table:table-cell office:value-type="string">
            <text:p>384,723785</text:p>
          </table:table-cell>
          <table:table-cell office:value-type="string">
            <text:p>847,055481</text:p>
          </table:table-cell>
          <table:table-cell office:value-type="string">
            <text:p>123,788933</text:p>
          </table:table-cell>
          <table:table-cell office:value-type="string">
            <text:p>952,101563</text:p>
          </table:table-cell>
          <table:table-cell office:value-type="string">
            <text:p>58,329906</text:p>
          </table:table-cell>
          <table:table-cell office:value-type="string">
            <text:p>32,729492</text:p>
          </table:table-cell>
          <table:table-cell office:value-type="string">
            <text:p>19,453789</text:p>
          </table:table-cell>
          <table:table-cell office:value-type="string">
            <text:p>279,113037</text:p>
          </table:table-cell>
          <table:table-cell office:value-type="string">
            <text:p>15,359708</text:p>
          </table:table-cell>
          <table:table-cell office:value-type="string">
            <text:p>263,259003</text:p>
          </table:table-cell>
          <table:table-cell office:value-type="string">
            <text:p>13,022693</text:p>
          </table:table-cell>
          <table:table-cell office:value-type="string">
            <text:p>961,659729</text:p>
          </table:table-cell>
          <table:table-cell office:value-type="string">
            <text:p>17,251867</text:p>
          </table:table-cell>
          <table:table-cell office:value-type="string">
            <text:p>140,870712</text:p>
          </table:table-cell>
          <table:table-cell office:value-type="string">
            <text:p>10,291780</text:p>
          </table:table-cell>
          <table:table-cell office:value-type="string">
            <text:p>42,623989</text:p>
          </table:table-cell>
          <table:table-cell office:value-type="string">
            <text:p>4,783662</text:p>
          </table:table-cell>
          <table:table-cell office:value-type="string">
            <text:p>5,507970</text:p>
          </table:table-cell>
          <table:table-cell office:value-type="string">
            <text:p>4,616750</text:p>
          </table:table-cell>
          <table:table-cell office:value-type="string">
            <text:p>25,384644</text:p>
          </table:table-cell>
          <table:table-cell office:value-type="string">
            <text:p>7,163012</text:p>
          </table:table-cell>
          <table:table-cell office:value-type="string">
            <text:p>21,801750</text:p>
          </table:table-cell>
          <table:table-cell office:value-type="string">
            <text:p>4,398153</text:p>
          </table:table-cell>
          <table:table-cell office:value-type="string">
            <text:p>471,141754</text:p>
          </table:table-cell>
          <table:table-cell office:value-type="string">
            <text:p>13,014057</text:p>
          </table:table-cell>
          <table:table-cell office:value-type="string">
            <text:p>45,445297</text:p>
          </table:table-cell>
          <table:table-cell office:value-type="string">
            <text:p>7,2446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,528193</text:p>
          </table:table-cell>
          <table:table-cell office:value-type="string">
            <text:p>17,957258</text:p>
          </table:table-cell>
          <table:table-cell office:value-type="string">
            <text:p>28,122866</text:p>
          </table:table-cell>
          <table:table-cell office:value-type="string">
            <text:p>8,366673</text:p>
          </table:table-cell>
          <table:table-cell office:value-type="string">
            <text:p>12,081355</text:p>
          </table:table-cell>
          <table:table-cell office:value-type="string">
            <text:p>8,900462</text:p>
          </table:table-cell>
          <table:table-cell office:value-type="string">
            <text:p>31,060101</text:p>
          </table:table-cell>
          <table:table-cell office:value-type="string">
            <text:p>9,333029</text:p>
          </table:table-cell>
          <table:table-cell office:value-type="string">
            <text:p>5,075896</text:p>
          </table:table-cell>
          <table:table-cell office:value-type="string">
            <text:p>9,789704</text:p>
          </table:table-cell>
          <table:table-cell office:value-type="string">
            <text:p>52,019653</text:p>
          </table:table-cell>
          <table:table-cell office:value-type="string">
            <text:p>18,512033</text:p>
          </table:table-cell>
        </table:table-row>
        <table:table-row table:style-name="ro1">
          <table:table-cell office:value-type="string">
            <text:p>AFR499 <text:s text:c="5"/></text:p>
          </table:table-cell>
          <table:table-cell office:value-type="string">
            <text:p>1800,154297</text:p>
          </table:table-cell>
          <table:table-cell office:value-type="string">
            <text:p>634,289368</text:p>
          </table:table-cell>
          <table:table-cell office:value-type="string">
            <text:p>1030,946533</text:p>
          </table:table-cell>
          <table:table-cell office:value-type="string">
            <text:p>396,672760</text:p>
          </table:table-cell>
          <table:table-cell office:value-type="string">
            <text:p>2395,072266</text:p>
          </table:table-cell>
          <table:table-cell office:value-type="string">
            <text:p>143,861816</text:p>
          </table:table-cell>
          <table:table-cell office:value-type="string">
            <text:p>3517,591797</text:p>
          </table:table-cell>
          <table:table-cell office:value-type="string">
            <text:p>100,124298</text:p>
          </table:table-cell>
          <table:table-cell office:value-type="string">
            <text:p>33,088017</text:p>
          </table:table-cell>
          <table:table-cell office:value-type="string">
            <text:p>20,771183</text:p>
          </table:table-cell>
          <table:table-cell office:value-type="string">
            <text:p>356,368134</text:p>
          </table:table-cell>
          <table:table-cell office:value-type="string">
            <text:p>17,012205</text:p>
          </table:table-cell>
          <table:table-cell office:value-type="string">
            <text:p>152,771027</text:p>
          </table:table-cell>
          <table:table-cell office:value-type="string">
            <text:p>11,881160</text:p>
          </table:table-cell>
          <table:table-cell office:value-type="string">
            <text:p>1026,071777</text:p>
          </table:table-cell>
          <table:table-cell office:value-type="string">
            <text:p>18,101486</text:p>
          </table:table-cell>
          <table:table-cell office:value-type="string">
            <text:p>360,017029</text:p>
          </table:table-cell>
          <table:table-cell office:value-type="string">
            <text:p>11,808049</text:p>
          </table:table-cell>
          <table:table-cell office:value-type="string">
            <text:p>122,530998</text:p>
          </table:table-cell>
          <table:table-cell office:value-type="string">
            <text:p>5,997600</text:p>
          </table:table-cell>
          <table:table-cell office:value-type="string">
            <text:p>8,470789</text:p>
          </table:table-cell>
          <table:table-cell office:value-type="string">
            <text:p>4,746247</text:p>
          </table:table-cell>
          <table:table-cell office:value-type="string">
            <text:p>22,529667</text:p>
          </table:table-cell>
          <table:table-cell office:value-type="string">
            <text:p>7,191285</text:p>
          </table:table-cell>
          <table:table-cell office:value-type="string">
            <text:p>24,027161</text:p>
          </table:table-cell>
          <table:table-cell office:value-type="string">
            <text:p>4,451649</text:p>
          </table:table-cell>
          <table:table-cell office:value-type="string">
            <text:p>1171,223633</text:p>
          </table:table-cell>
          <table:table-cell office:value-type="string">
            <text:p>22,882021</text:p>
          </table:table-cell>
          <table:table-cell office:value-type="string">
            <text:p>34,407795</text:p>
          </table:table-cell>
          <table:table-cell office:value-type="string">
            <text:p>7,2739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,063074</text:p>
          </table:table-cell>
          <table:table-cell office:value-type="string">
            <text:p>17,976980</text:p>
          </table:table-cell>
          <table:table-cell office:value-type="string">
            <text:p>27,046907</text:p>
          </table:table-cell>
          <table:table-cell office:value-type="string">
            <text:p>8,439580</text:p>
          </table:table-cell>
          <table:table-cell office:value-type="string">
            <text:p>13,325075</text:p>
          </table:table-cell>
          <table:table-cell office:value-type="string">
            <text:p>9,151543</text:p>
          </table:table-cell>
          <table:table-cell office:value-type="string">
            <text:p>20,082691</text:p>
          </table:table-cell>
          <table:table-cell office:value-type="string">
            <text:p>9,359481</text:p>
          </table:table-cell>
          <table:table-cell office:value-type="string">
            <text:p>17,309546</text:p>
          </table:table-cell>
          <table:table-cell office:value-type="string">
            <text:p>9,832867</text:p>
          </table:table-cell>
          <table:table-cell office:value-type="string">
            <text:p>50,853798</text:p>
          </table:table-cell>
          <table:table-cell office:value-type="string">
            <text:p>18,627169</text:p>
          </table:table-cell>
        </table:table-row>
        <table:table-row table:style-name="ro1">
          <table:table-cell office:value-type="string">
            <text:p>AFR500 <text:s text:c="5"/></text:p>
          </table:table-cell>
          <table:table-cell office:value-type="string">
            <text:p>1933,039307</text:p>
          </table:table-cell>
          <table:table-cell office:value-type="string">
            <text:p>752,672607</text:p>
          </table:table-cell>
          <table:table-cell office:value-type="string">
            <text:p>724,028259</text:p>
          </table:table-cell>
          <table:table-cell office:value-type="string">
            <text:p>424,016357</text:p>
          </table:table-cell>
          <table:table-cell office:value-type="string">
            <text:p>631,699097</text:p>
          </table:table-cell>
          <table:table-cell office:value-type="string">
            <text:p>134,832214</text:p>
          </table:table-cell>
          <table:table-cell office:value-type="string">
            <text:p>732,999023</text:p>
          </table:table-cell>
          <table:table-cell office:value-type="string">
            <text:p>61,461765</text:p>
          </table:table-cell>
          <table:table-cell office:value-type="string">
            <text:p>9,397578</text:p>
          </table:table-cell>
          <table:table-cell office:value-type="string">
            <text:p>23,656685</text:p>
          </table:table-cell>
          <table:table-cell office:value-type="string">
            <text:p>210,203796</text:p>
          </table:table-cell>
          <table:table-cell office:value-type="string">
            <text:p>16,987904</text:p>
          </table:table-cell>
          <table:table-cell office:value-type="string">
            <text:p>309,700043</text:p>
          </table:table-cell>
          <table:table-cell office:value-type="string">
            <text:p>15,515320</text:p>
          </table:table-cell>
          <table:table-cell office:value-type="string">
            <text:p>1047,154663</text:p>
          </table:table-cell>
          <table:table-cell office:value-type="string">
            <text:p>18,707182</text:p>
          </table:table-cell>
          <table:table-cell office:value-type="string">
            <text:p>81,809685</text:p>
          </table:table-cell>
          <table:table-cell office:value-type="string">
            <text:p>10,498792</text:p>
          </table:table-cell>
          <table:table-cell office:value-type="string">
            <text:p>34,324139</text:p>
          </table:table-cell>
          <table:table-cell office:value-type="string">
            <text:p>5,693781</text:p>
          </table:table-cell>
          <table:table-cell office:value-type="string">
            <text:p>2,461662</text:p>
          </table:table-cell>
          <table:table-cell office:value-type="string">
            <text:p>5,692778</text:p>
          </table:table-cell>
          <table:table-cell office:value-type="string">
            <text:p>36,775646</text:p>
          </table:table-cell>
          <table:table-cell office:value-type="string">
            <text:p>7,801781</text:p>
          </table:table-cell>
          <table:table-cell office:value-type="string">
            <text:p>30,266489</text:p>
          </table:table-cell>
          <table:table-cell office:value-type="string">
            <text:p>5,419742</text:p>
          </table:table-cell>
          <table:table-cell office:value-type="string">
            <text:p>279,296570</text:p>
          </table:table-cell>
          <table:table-cell office:value-type="string">
            <text:p>11,558969</text:p>
          </table:table-cell>
          <table:table-cell office:value-type="string">
            <text:p>66,941704</text:p>
          </table:table-cell>
          <table:table-cell office:value-type="string">
            <text:p>8,9809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,557621</text:p>
          </table:table-cell>
          <table:table-cell office:value-type="string">
            <text:p>18,709372</text:p>
          </table:table-cell>
          <table:table-cell office:value-type="string">
            <text:p>52,716846</text:p>
          </table:table-cell>
          <table:table-cell office:value-type="string">
            <text:p>10,463004</text:p>
          </table:table-cell>
          <table:table-cell office:value-type="string">
            <text:p>25,561350</text:p>
          </table:table-cell>
          <table:table-cell office:value-type="string">
            <text:p>11,293404</text:p>
          </table:table-cell>
          <table:table-cell office:value-type="string">
            <text:p>35,159016</text:p>
          </table:table-cell>
          <table:table-cell office:value-type="string">
            <text:p>11,599352</text:p>
          </table:table-cell>
          <table:table-cell office:value-type="string">
            <text:p>15,116130</text:p>
          </table:table-cell>
          <table:table-cell office:value-type="string">
            <text:p>12,163237</text:p>
          </table:table-cell>
          <table:table-cell office:value-type="string">
            <text:p>69,863327</text:p>
          </table:table-cell>
          <table:table-cell office:value-type="string">
            <text:p>23,110220</text:p>
          </table:table-cell>
        </table:table-row>
        <table:table-row table:style-name="ro1">
          <table:table-cell office:value-type="string">
            <text:p>AFR501 <text:s text:c="5"/></text:p>
          </table:table-cell>
          <table:table-cell office:value-type="string">
            <text:p>3510,469482</text:p>
          </table:table-cell>
          <table:table-cell office:value-type="string">
            <text:p>786,472656</text:p>
          </table:table-cell>
          <table:table-cell office:value-type="string">
            <text:p>1271,643677</text:p>
          </table:table-cell>
          <table:table-cell office:value-type="string">
            <text:p>432,536560</text:p>
          </table:table-cell>
          <table:table-cell office:value-type="string">
            <text:p>2027,183960</text:p>
          </table:table-cell>
          <table:table-cell office:value-type="string">
            <text:p>148,286026</text:p>
          </table:table-cell>
          <table:table-cell office:value-type="string">
            <text:p>2408,137695</text:p>
          </table:table-cell>
          <table:table-cell office:value-type="string">
            <text:p>84,212341</text:p>
          </table:table-cell>
          <table:table-cell office:value-type="string">
            <text:p>21,734287</text:p>
          </table:table-cell>
          <table:table-cell office:value-type="string">
            <text:p>24,008793</text:p>
          </table:table-cell>
          <table:table-cell office:value-type="string">
            <text:p>206,738556</text:p>
          </table:table-cell>
          <table:table-cell office:value-type="string">
            <text:p>16,991024</text:p>
          </table:table-cell>
          <table:table-cell office:value-type="string">
            <text:p>67,493713</text:p>
          </table:table-cell>
          <table:table-cell office:value-type="string">
            <text:p>12,510075</text:p>
          </table:table-cell>
          <table:table-cell office:value-type="string">
            <text:p>394,479370</text:p>
          </table:table-cell>
          <table:table-cell office:value-type="string">
            <text:p>11,720041</text:p>
          </table:table-cell>
          <table:table-cell office:value-type="string">
            <text:p>233,614853</text:p>
          </table:table-cell>
          <table:table-cell office:value-type="string">
            <text:p>11,279747</text:p>
          </table:table-cell>
          <table:table-cell office:value-type="string">
            <text:p>93,606537</text:p>
          </table:table-cell>
          <table:table-cell office:value-type="string">
            <text:p>6,309680</text:p>
          </table:table-cell>
          <table:table-cell office:value-type="string">
            <text:p>9,641297</text:p>
          </table:table-cell>
          <table:table-cell office:value-type="string">
            <text:p>5,732128</text:p>
          </table:table-cell>
          <table:table-cell office:value-type="string">
            <text:p>44,430439</text:p>
          </table:table-cell>
          <table:table-cell office:value-type="string">
            <text:p>7,909089</text:p>
          </table:table-cell>
          <table:table-cell office:value-type="string">
            <text:p>25,240883</text:p>
          </table:table-cell>
          <table:table-cell office:value-type="string">
            <text:p>5,415902</text:p>
          </table:table-cell>
          <table:table-cell office:value-type="string">
            <text:p>863,602783</text:p>
          </table:table-cell>
          <table:table-cell office:value-type="string">
            <text:p>19,074759</text:p>
          </table:table-cell>
          <table:table-cell office:value-type="string">
            <text:p>70,489487</text:p>
          </table:table-cell>
          <table:table-cell office:value-type="string">
            <text:p>8,9785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,494928</text:p>
          </table:table-cell>
          <table:table-cell office:value-type="string">
            <text:p>18,679903</text:p>
          </table:table-cell>
          <table:table-cell office:value-type="string">
            <text:p>27,393663</text:p>
          </table:table-cell>
          <table:table-cell office:value-type="string">
            <text:p>10,366905</text:p>
          </table:table-cell>
          <table:table-cell office:value-type="string">
            <text:p>31,043562</text:p>
          </table:table-cell>
          <table:table-cell office:value-type="string">
            <text:p>11,284760</text:p>
          </table:table-cell>
          <table:table-cell office:value-type="string">
            <text:p>35,170193</text:p>
          </table:table-cell>
          <table:table-cell office:value-type="string">
            <text:p>11,560521</text:p>
          </table:table-cell>
          <table:table-cell office:value-type="string">
            <text:p>24,289200</text:p>
          </table:table-cell>
          <table:table-cell office:value-type="string">
            <text:p>12,097587</text:p>
          </table:table-cell>
          <table:table-cell office:value-type="string">
            <text:p>60,956230</text:p>
          </table:table-cell>
          <table:table-cell office:value-type="string">
            <text:p>23,024864</text:p>
          </table:table-cell>
        </table:table-row>
        <table:table-row table:style-name="ro1">
          <table:table-cell office:value-type="string">
            <text:p>AFR502 <text:s text:c="5"/></text:p>
          </table:table-cell>
          <table:table-cell office:value-type="string">
            <text:p>727,650879</text:p>
          </table:table-cell>
          <table:table-cell office:value-type="string">
            <text:p>642,926086</text:p>
          </table:table-cell>
          <table:table-cell office:value-type="string">
            <text:p>544,712341</text:p>
          </table:table-cell>
          <table:table-cell office:value-type="string">
            <text:p>397,451172</text:p>
          </table:table-cell>
          <table:table-cell office:value-type="string">
            <text:p>345,047638</text:p>
          </table:table-cell>
          <table:table-cell office:value-type="string">
            <text:p>121,816399</text:p>
          </table:table-cell>
          <table:table-cell office:value-type="string">
            <text:p>177,396851</text:p>
          </table:table-cell>
          <table:table-cell office:value-type="string">
            <text:p>52,311451</text:p>
          </table:table-cell>
          <table:table-cell office:value-type="string">
            <text:p>25,924353</text:p>
          </table:table-cell>
          <table:table-cell office:value-type="string">
            <text:p>21,069632</text:p>
          </table:table-cell>
          <table:table-cell office:value-type="string">
            <text:p>322,053467</text:p>
          </table:table-cell>
          <table:table-cell office:value-type="string">
            <text:p>16,774464</text:p>
          </table:table-cell>
          <table:table-cell office:value-type="string">
            <text:p>312,777466</text:p>
          </table:table-cell>
          <table:table-cell office:value-type="string">
            <text:p>14,215840</text:p>
          </table:table-cell>
          <table:table-cell office:value-type="string">
            <text:p>689,742126</text:p>
          </table:table-cell>
          <table:table-cell office:value-type="string">
            <text:p>14,349669</text:p>
          </table:table-cell>
          <table:table-cell office:value-type="string">
            <text:p>183,218597</text:p>
          </table:table-cell>
          <table:table-cell office:value-type="string">
            <text:p>10,609391</text:p>
          </table:table-cell>
          <table:table-cell office:value-type="string">
            <text:p>14,505341</text:p>
          </table:table-cell>
          <table:table-cell office:value-type="string">
            <text:p>4,669307</text:p>
          </table:table-cell>
          <table:table-cell office:value-type="string">
            <text:p>1,384685</text:p>
          </table:table-cell>
          <table:table-cell office:value-type="string">
            <text:p>4,769540</text:p>
          </table:table-cell>
          <table:table-cell office:value-type="string">
            <text:p>34,450954</text:p>
          </table:table-cell>
          <table:table-cell office:value-type="string">
            <text:p>7,351073</text:p>
          </table:table-cell>
          <table:table-cell office:value-type="string">
            <text:p>12,843049</text:p>
          </table:table-cell>
          <table:table-cell office:value-type="string">
            <text:p>4,474880</text:p>
          </table:table-cell>
          <table:table-cell office:value-type="string">
            <text:p>53,786957</text:p>
          </table:table-cell>
          <table:table-cell office:value-type="string">
            <text:p>8,760737</text:p>
          </table:table-cell>
          <table:table-cell office:value-type="string">
            <text:p>43,178604</text:p>
          </table:table-cell>
          <table:table-cell office:value-type="string">
            <text:p>7,6667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1,405689</text:p>
          </table:table-cell>
          <table:table-cell office:value-type="string">
            <text:p>18,058136</text:p>
          </table:table-cell>
          <table:table-cell office:value-type="string">
            <text:p>40,051811</text:p>
          </table:table-cell>
          <table:table-cell office:value-type="string">
            <text:p>8,852068</text:p>
          </table:table-cell>
          <table:table-cell office:value-type="string">
            <text:p>20,810799</text:p>
          </table:table-cell>
          <table:table-cell office:value-type="string">
            <text:p>9,507268</text:p>
          </table:table-cell>
          <table:table-cell office:value-type="string">
            <text:p>19,450752</text:p>
          </table:table-cell>
          <table:table-cell office:value-type="string">
            <text:p>9,934572</text:p>
          </table:table-cell>
          <table:table-cell office:value-type="string">
            <text:p>18,992777</text:p>
          </table:table-cell>
          <table:table-cell office:value-type="string">
            <text:p>10,409068</text:p>
          </table:table-cell>
          <table:table-cell office:value-type="string">
            <text:p>51,142097</text:p>
          </table:table-cell>
          <table:table-cell office:value-type="string">
            <text:p>19,824995</text:p>
          </table:table-cell>
        </table:table-row>
        <table:table-row table:style-name="ro1">
          <table:table-cell office:value-type="string">
            <text:p>AFR503 <text:s text:c="5"/></text:p>
          </table:table-cell>
          <table:table-cell office:value-type="string">
            <text:p>902,751587</text:p>
          </table:table-cell>
          <table:table-cell office:value-type="string">
            <text:p>633,671143</text:p>
          </table:table-cell>
          <table:table-cell office:value-type="string">
            <text:p>753,533142</text:p>
          </table:table-cell>
          <table:table-cell office:value-type="string">
            <text:p>392,758667</text:p>
          </table:table-cell>
          <table:table-cell office:value-type="string">
            <text:p>527,187500</text:p>
          </table:table-cell>
          <table:table-cell office:value-type="string">
            <text:p>124,020485</text:p>
          </table:table-cell>
          <table:table-cell office:value-type="string">
            <text:p>238,098907</text:p>
          </table:table-cell>
          <table:table-cell office:value-type="string">
            <text:p>51,578186</text:p>
          </table:table-cell>
          <table:table-cell office:value-type="string">
            <text:p>24,329424</text:p>
          </table:table-cell>
          <table:table-cell office:value-type="string">
            <text:p>20,117947</text:p>
          </table:table-cell>
          <table:table-cell office:value-type="string">
            <text:p>357,391571</text:p>
          </table:table-cell>
          <table:table-cell office:value-type="string">
            <text:p>16,829750</text:p>
          </table:table-cell>
          <table:table-cell office:value-type="string">
            <text:p>99,700256</text:p>
          </table:table-cell>
          <table:table-cell office:value-type="string">
            <text:p>11,317316</text:p>
          </table:table-cell>
          <table:table-cell office:value-type="string">
            <text:p>439,680542</text:p>
          </table:table-cell>
          <table:table-cell office:value-type="string">
            <text:p>11,555880</text:p>
          </table:table-cell>
          <table:table-cell office:value-type="string">
            <text:p>219,682648</text:p>
          </table:table-cell>
          <table:table-cell office:value-type="string">
            <text:p>10,727344</text:p>
          </table:table-cell>
          <table:table-cell office:value-type="string">
            <text:p>18,402946</text:p>
          </table:table-cell>
          <table:table-cell office:value-type="string">
            <text:p>4,721992</text:p>
          </table:table-cell>
          <table:table-cell office:value-type="string">
            <text:p>4,558824</text:p>
          </table:table-cell>
          <table:table-cell office:value-type="string">
            <text:p>4,775194</text:p>
          </table:table-cell>
          <table:table-cell office:value-type="string">
            <text:p>38,560932</text:p>
          </table:table-cell>
          <table:table-cell office:value-type="string">
            <text:p>7,347249</text:p>
          </table:table-cell>
          <table:table-cell office:value-type="string">
            <text:p>13,395872</text:p>
          </table:table-cell>
          <table:table-cell office:value-type="string">
            <text:p>4,525006</text:p>
          </table:table-cell>
          <table:table-cell office:value-type="string">
            <text:p>46,264217</text:p>
          </table:table-cell>
          <table:table-cell office:value-type="string">
            <text:p>8,728484</text:p>
          </table:table-cell>
          <table:table-cell office:value-type="string">
            <text:p>42,479675</text:p>
          </table:table-cell>
          <table:table-cell office:value-type="string">
            <text:p>7,5810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1,839975</text:p>
          </table:table-cell>
          <table:table-cell office:value-type="string">
            <text:p>18,031397</text:p>
          </table:table-cell>
          <table:table-cell office:value-type="string">
            <text:p>38,424812</text:p>
          </table:table-cell>
          <table:table-cell office:value-type="string">
            <text:p>8,621838</text:p>
          </table:table-cell>
          <table:table-cell office:value-type="string">
            <text:p>20,566963</text:p>
          </table:table-cell>
          <table:table-cell office:value-type="string">
            <text:p>9,348157</text:p>
          </table:table-cell>
          <table:table-cell office:value-type="string">
            <text:p>19,216179</text:p>
          </table:table-cell>
          <table:table-cell office:value-type="string">
            <text:p>9,766486</text:p>
          </table:table-cell>
          <table:table-cell office:value-type="string">
            <text:p>13,847634</text:p>
          </table:table-cell>
          <table:table-cell office:value-type="string">
            <text:p>10,054153</text:p>
          </table:table-cell>
          <table:table-cell office:value-type="string">
            <text:p>59,345699</text:p>
          </table:table-cell>
          <table:table-cell office:value-type="string">
            <text:p>19,515499</text:p>
          </table:table-cell>
        </table:table-row>
        <table:table-row table:style-name="ro1">
          <table:table-cell office:value-type="string">
            <text:p>AFR504 <text:s text:c="5"/></text:p>
          </table:table-cell>
          <table:table-cell office:value-type="string">
            <text:p>800,224060</text:p>
          </table:table-cell>
          <table:table-cell office:value-type="string">
            <text:p>584,817627</text:p>
          </table:table-cell>
          <table:table-cell office:value-type="string">
            <text:p>451,641968</text:p>
          </table:table-cell>
          <table:table-cell office:value-type="string">
            <text:p>378,330078</text:p>
          </table:table-cell>
          <table:table-cell office:value-type="string">
            <text:p>423,179260</text:p>
          </table:table-cell>
          <table:table-cell office:value-type="string">
            <text:p>117,481720</text:p>
          </table:table-cell>
          <table:table-cell office:value-type="string">
            <text:p>249,734497</text:p>
          </table:table-cell>
          <table:table-cell office:value-type="string">
            <text:p>50,742729</text:p>
          </table:table-cell>
          <table:table-cell office:value-type="string">
            <text:p>12,975693</text:p>
          </table:table-cell>
          <table:table-cell office:value-type="string">
            <text:p>19,140827</text:p>
          </table:table-cell>
          <table:table-cell office:value-type="string">
            <text:p>406,312897</text:p>
          </table:table-cell>
          <table:table-cell office:value-type="string">
            <text:p>16,999262</text:p>
          </table:table-cell>
          <table:table-cell office:value-type="string">
            <text:p>400,201324</text:p>
          </table:table-cell>
          <table:table-cell office:value-type="string">
            <text:p>14,788630</text:p>
          </table:table-cell>
          <table:table-cell office:value-type="string">
            <text:p>816,509705</text:p>
          </table:table-cell>
          <table:table-cell office:value-type="string">
            <text:p>15,592260</text:p>
          </table:table-cell>
          <table:table-cell office:value-type="string">
            <text:p>311,075653</text:p>
          </table:table-cell>
          <table:table-cell office:value-type="string">
            <text:p>11,295758</text:p>
          </table:table-cell>
          <table:table-cell office:value-type="string">
            <text:p>21,431278</text:p>
          </table:table-cell>
          <table:table-cell office:value-type="string">
            <text:p>4,345262</text:p>
          </table:table-cell>
          <table:table-cell office:value-type="string">
            <text:p>5,914150</text:p>
          </table:table-cell>
          <table:table-cell office:value-type="string">
            <text:p>4,344592</text:p>
          </table:table-cell>
          <table:table-cell office:value-type="string">
            <text:p>19,711267</text:p>
          </table:table-cell>
          <table:table-cell office:value-type="string">
            <text:p>7,066020</text:p>
          </table:table-cell>
          <table:table-cell office:value-type="string">
            <text:p>7,102509</text:p>
          </table:table-cell>
          <table:table-cell office:value-type="string">
            <text:p>4,048017</text:p>
          </table:table-cell>
          <table:table-cell office:value-type="string">
            <text:p>75,538559</text:p>
          </table:table-cell>
          <table:table-cell office:value-type="string">
            <text:p>8,585822</text:p>
          </table:table-cell>
          <table:table-cell office:value-type="string">
            <text:p>33,775436</text:p>
          </table:table-cell>
          <table:table-cell office:value-type="string">
            <text:p>6,7539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9,983664</text:p>
          </table:table-cell>
          <table:table-cell office:value-type="string">
            <text:p>17,790184</text:p>
          </table:table-cell>
          <table:table-cell office:value-type="string">
            <text:p>37,167828</text:p>
          </table:table-cell>
          <table:table-cell office:value-type="string">
            <text:p>7,907021</text:p>
          </table:table-cell>
          <table:table-cell office:value-type="string">
            <text:p>14,266520</text:p>
          </table:table-cell>
          <table:table-cell office:value-type="string">
            <text:p>8,524518</text:p>
          </table:table-cell>
          <table:table-cell office:value-type="string">
            <text:p>24,185881</text:p>
          </table:table-cell>
          <table:table-cell office:value-type="string">
            <text:p>8,751273</text:p>
          </table:table-cell>
          <table:table-cell office:value-type="string">
            <text:p>18,342533</text:p>
          </table:table-cell>
          <table:table-cell office:value-type="string">
            <text:p>9,191849</text:p>
          </table:table-cell>
          <table:table-cell office:value-type="string">
            <text:p>55,343769</text:p>
          </table:table-cell>
          <table:table-cell office:value-type="string">
            <text:p>17,415842</text:p>
          </table:table-cell>
        </table:table-row>
        <table:table-row table:style-name="ro1">
          <table:table-cell office:value-type="string">
            <text:p>AFR505 <text:s text:c="5"/></text:p>
          </table:table-cell>
          <table:table-cell office:value-type="string">
            <text:p>1088,722168</text:p>
          </table:table-cell>
          <table:table-cell office:value-type="string">
            <text:p>567,514893</text:p>
          </table:table-cell>
          <table:table-cell office:value-type="string">
            <text:p>170,148804</text:p>
          </table:table-cell>
          <table:table-cell office:value-type="string">
            <text:p>369,955505</text:p>
          </table:table-cell>
          <table:table-cell office:value-type="string">
            <text:p>430,544342</text:p>
          </table:table-cell>
          <table:table-cell office:value-type="string">
            <text:p>116,608566</text:p>
          </table:table-cell>
          <table:table-cell office:value-type="string">
            <text:p>373,653595</text:p>
          </table:table-cell>
          <table:table-cell office:value-type="string">
            <text:p>50,653336</text:p>
          </table:table-cell>
          <table:table-cell office:value-type="string">
            <text:p>41,522217</text:p>
          </table:table-cell>
          <table:table-cell office:value-type="string">
            <text:p>18,508171</text:p>
          </table:table-cell>
          <table:table-cell office:value-type="string">
            <text:p>336,922455</text:p>
          </table:table-cell>
          <table:table-cell office:value-type="string">
            <text:p>15,554720</text:p>
          </table:table-cell>
          <table:table-cell office:value-type="string">
            <text:p>345,030090</text:p>
          </table:table-cell>
          <table:table-cell office:value-type="string">
            <text:p>13,650671</text:p>
          </table:table-cell>
          <table:table-cell office:value-type="string">
            <text:p>647,712891</text:p>
          </table:table-cell>
          <table:table-cell office:value-type="string">
            <text:p>13,561295</text:p>
          </table:table-cell>
          <table:table-cell office:value-type="string">
            <text:p>428,070526</text:p>
          </table:table-cell>
          <table:table-cell office:value-type="string">
            <text:p>12,133344</text:p>
          </table:table-cell>
          <table:table-cell office:value-type="string">
            <text:p>23,333693</text:p>
          </table:table-cell>
          <table:table-cell office:value-type="string">
            <text:p>4,159702</text:p>
          </table:table-cell>
          <table:table-cell office:value-type="string">
            <text:p>2,156201</text:p>
          </table:table-cell>
          <table:table-cell office:value-type="string">
            <text:p>4,096977</text:p>
          </table:table-cell>
          <table:table-cell office:value-type="string">
            <text:p>37,216377</text:p>
          </table:table-cell>
          <table:table-cell office:value-type="string">
            <text:p>7,026670</text:p>
          </table:table-cell>
          <table:table-cell office:value-type="string">
            <text:p>13,013776</text:p>
          </table:table-cell>
          <table:table-cell office:value-type="string">
            <text:p>3,873939</text:p>
          </table:table-cell>
          <table:table-cell office:value-type="string">
            <text:p>70,032089</text:p>
          </table:table-cell>
          <table:table-cell office:value-type="string">
            <text:p>8,416729</text:p>
          </table:table-cell>
          <table:table-cell office:value-type="string">
            <text:p>32,454922</text:p>
          </table:table-cell>
          <table:table-cell office:value-type="string">
            <text:p>6,4371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3,308704</text:p>
          </table:table-cell>
          <table:table-cell office:value-type="string">
            <text:p>17,690340</text:p>
          </table:table-cell>
          <table:table-cell office:value-type="string">
            <text:p>16,145792</text:p>
          </table:table-cell>
          <table:table-cell office:value-type="string">
            <text:p>7,502226</text:p>
          </table:table-cell>
          <table:table-cell office:value-type="string">
            <text:p>10,814553</text:p>
          </table:table-cell>
          <table:table-cell office:value-type="string">
            <text:p>7,968062</text:p>
          </table:table-cell>
          <table:table-cell office:value-type="string">
            <text:p>15,954015</text:p>
          </table:table-cell>
          <table:table-cell office:value-type="string">
            <text:p>8,338233</text:p>
          </table:table-cell>
          <table:table-cell office:value-type="string">
            <text:p>4,299467</text:p>
          </table:table-cell>
          <table:table-cell office:value-type="string">
            <text:p>8,766828</text:p>
          </table:table-cell>
          <table:table-cell office:value-type="string">
            <text:p>36,114983</text:p>
          </table:table-cell>
          <table:table-cell office:value-type="string">
            <text:p>16,563183</text:p>
          </table:table-cell>
        </table:table-row>
        <table:table-row table:style-name="ro1">
          <table:table-cell office:value-type="string">
            <text:p>AFR506 <text:s text:c="5"/></text:p>
          </table:table-cell>
          <table:table-cell office:value-type="string">
            <text:p>1596,339722</text:p>
          </table:table-cell>
          <table:table-cell office:value-type="string">
            <text:p>560,580872</text:p>
          </table:table-cell>
          <table:table-cell office:value-type="string">
            <text:p>174,228439</text:p>
          </table:table-cell>
          <table:table-cell office:value-type="string">
            <text:p>364,888245</text:p>
          </table:table-cell>
          <table:table-cell office:value-type="string">
            <text:p>287,832062</text:p>
          </table:table-cell>
          <table:table-cell office:value-type="string">
            <text:p>113,803436</text:p>
          </table:table-cell>
          <table:table-cell office:value-type="string">
            <text:p>222,972626</text:p>
          </table:table-cell>
          <table:table-cell office:value-type="string">
            <text:p>48,590630</text:p>
          </table:table-cell>
          <table:table-cell office:value-type="string">
            <text:p>0,324392</text:p>
          </table:table-cell>
          <table:table-cell office:value-type="string">
            <text:p>17,841579</text:p>
          </table:table-cell>
          <table:table-cell office:value-type="string">
            <text:p>412,863037</text:p>
          </table:table-cell>
          <table:table-cell office:value-type="string">
            <text:p>16,682478</text:p>
          </table:table-cell>
          <table:table-cell office:value-type="string">
            <text:p>322,905609</text:p>
          </table:table-cell>
          <table:table-cell office:value-type="string">
            <text:p>13,379790</text:p>
          </table:table-cell>
          <table:table-cell office:value-type="string">
            <text:p>395,167725</text:p>
          </table:table-cell>
          <table:table-cell office:value-type="string">
            <text:p>10,844861</text:p>
          </table:table-cell>
          <table:table-cell office:value-type="string">
            <text:p>292,023041</text:p>
          </table:table-cell>
          <table:table-cell office:value-type="string">
            <text:p>11,006059</text:p>
          </table:table-cell>
          <table:table-cell office:value-type="string">
            <text:p>18,092346</text:p>
          </table:table-cell>
          <table:table-cell office:value-type="string">
            <text:p>4,103529</text:p>
          </table:table-cell>
          <table:table-cell office:value-type="string">
            <text:p>5,205685</text:p>
          </table:table-cell>
          <table:table-cell office:value-type="string">
            <text:p>4,067127</text:p>
          </table:table-cell>
          <table:table-cell office:value-type="string">
            <text:p>20,331831</text:p>
          </table:table-cell>
          <table:table-cell office:value-type="string">
            <text:p>6,921686</text:p>
          </table:table-cell>
          <table:table-cell office:value-type="string">
            <text:p>13,440825</text:p>
          </table:table-cell>
          <table:table-cell office:value-type="string">
            <text:p>3,807195</text:p>
          </table:table-cell>
          <table:table-cell office:value-type="string">
            <text:p>51,770687</text:p>
          </table:table-cell>
          <table:table-cell office:value-type="string">
            <text:p>8,303180</text:p>
          </table:table-cell>
          <table:table-cell office:value-type="string">
            <text:p>31,673773</text:p>
          </table:table-cell>
          <table:table-cell office:value-type="string">
            <text:p>6,49179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,932684</text:p>
          </table:table-cell>
          <table:table-cell office:value-type="string">
            <text:p>17,624683</text:p>
          </table:table-cell>
          <table:table-cell office:value-type="string">
            <text:p>29,257475</text:p>
          </table:table-cell>
          <table:table-cell office:value-type="string">
            <text:p>7,380719</text:p>
          </table:table-cell>
          <table:table-cell office:value-type="string">
            <text:p>8,304032</text:p>
          </table:table-cell>
          <table:table-cell office:value-type="string">
            <text:p>7,967247</text:p>
          </table:table-cell>
          <table:table-cell office:value-type="string">
            <text:p>18,043839</text:p>
          </table:table-cell>
          <table:table-cell office:value-type="string">
            <text:p>8,364937</text:p>
          </table:table-cell>
          <table:table-cell office:value-type="string">
            <text:p>18,286695</text:p>
          </table:table-cell>
          <table:table-cell office:value-type="string">
            <text:p>8,578070</text:p>
          </table:table-cell>
          <table:table-cell office:value-type="string">
            <text:p>51,097816</text:p>
          </table:table-cell>
          <table:table-cell office:value-type="string">
            <text:p>16,435734</text:p>
          </table:table-cell>
        </table:table-row>
        <table:table-row table:style-name="ro1">
          <table:table-cell office:value-type="string">
            <text:p>AFR507 <text:s text:c="5"/></text:p>
          </table:table-cell>
          <table:table-cell office:value-type="string">
            <text:p>569,824707</text:p>
          </table:table-cell>
          <table:table-cell office:value-type="string">
            <text:p>584,947571</text:p>
          </table:table-cell>
          <table:table-cell office:value-type="string">
            <text:p>460,473999</text:p>
          </table:table-cell>
          <table:table-cell office:value-type="string">
            <text:p>373,282776</text:p>
          </table:table-cell>
          <table:table-cell office:value-type="string">
            <text:p>308,368011</text:p>
          </table:table-cell>
          <table:table-cell office:value-type="string">
            <text:p>116,408127</text:p>
          </table:table-cell>
          <table:table-cell office:value-type="string">
            <text:p>233,700333</text:p>
          </table:table-cell>
          <table:table-cell office:value-type="string">
            <text:p>49,468082</text:p>
          </table:table-cell>
          <table:table-cell office:value-type="string">
            <text:p>8,767735</text:p>
          </table:table-cell>
          <table:table-cell office:value-type="string">
            <text:p>18,510456</text:p>
          </table:table-cell>
          <table:table-cell office:value-type="string">
            <text:p>419,031372</text:p>
          </table:table-cell>
          <table:table-cell office:value-type="string">
            <text:p>16,929264</text:p>
          </table:table-cell>
          <table:table-cell office:value-type="string">
            <text:p>410,991974</text:p>
          </table:table-cell>
          <table:table-cell office:value-type="string">
            <text:p>14,752657</text:p>
          </table:table-cell>
          <table:table-cell office:value-type="string">
            <text:p>896,149841</text:p>
          </table:table-cell>
          <table:table-cell office:value-type="string">
            <text:p>16,419355</text:p>
          </table:table-cell>
          <table:table-cell office:value-type="string">
            <text:p>239,891983</text:p>
          </table:table-cell>
          <table:table-cell office:value-type="string">
            <text:p>10,733494</text:p>
          </table:table-cell>
          <table:table-cell office:value-type="string">
            <text:p>16,090237</text:p>
          </table:table-cell>
          <table:table-cell office:value-type="string">
            <text:p>4,102148</text:p>
          </table:table-cell>
          <table:table-cell office:value-type="string">
            <text:p>5,858654</text:p>
          </table:table-cell>
          <table:table-cell office:value-type="string">
            <text:p>4,102499</text:p>
          </table:table-cell>
          <table:table-cell office:value-type="string">
            <text:p>24,845505</text:p>
          </table:table-cell>
          <table:table-cell office:value-type="string">
            <text:p>7,003413</text:p>
          </table:table-cell>
          <table:table-cell office:value-type="string">
            <text:p>13,139859</text:p>
          </table:table-cell>
          <table:table-cell office:value-type="string">
            <text:p>3,923028</text:p>
          </table:table-cell>
          <table:table-cell office:value-type="string">
            <text:p>55,342579</text:p>
          </table:table-cell>
          <table:table-cell office:value-type="string">
            <text:p>8,330423</text:p>
          </table:table-cell>
          <table:table-cell office:value-type="string">
            <text:p>35,951786</text:p>
          </table:table-cell>
          <table:table-cell office:value-type="string">
            <text:p>6,5597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,963432</text:p>
          </table:table-cell>
          <table:table-cell office:value-type="string">
            <text:p>17,709122</text:p>
          </table:table-cell>
          <table:table-cell office:value-type="string">
            <text:p>28,485304</text:p>
          </table:table-cell>
          <table:table-cell office:value-type="string">
            <text:p>7,452748</text:p>
          </table:table-cell>
          <table:table-cell office:value-type="string">
            <text:p>9,520941</text:p>
          </table:table-cell>
          <table:table-cell office:value-type="string">
            <text:p>8,096731</text:p>
          </table:table-cell>
          <table:table-cell office:value-type="string">
            <text:p>9,618118</text:p>
          </table:table-cell>
          <table:table-cell office:value-type="string">
            <text:p>8,318605</text:p>
          </table:table-cell>
          <table:table-cell office:value-type="string">
            <text:p>11,235000</text:p>
          </table:table-cell>
          <table:table-cell office:value-type="string">
            <text:p>8,694380</text:p>
          </table:table-cell>
          <table:table-cell office:value-type="string">
            <text:p>38,351154</text:p>
          </table:table-cell>
          <table:table-cell office:value-type="string">
            <text:p>16,875574</text:p>
          </table:table-cell>
        </table:table-row>
        <table:table-row table:style-name="ro1">
          <table:table-cell office:value-type="string">
            <text:p>AFR508 <text:s text:c="5"/></text:p>
          </table:table-cell>
          <table:table-cell office:value-type="string">
            <text:p>1034,266968</text:p>
          </table:table-cell>
          <table:table-cell office:value-type="string">
            <text:p>546,974365</text:p>
          </table:table-cell>
          <table:table-cell office:value-type="string">
            <text:p>443,482727</text:p>
          </table:table-cell>
          <table:table-cell office:value-type="string">
            <text:p>362,951752</text:p>
          </table:table-cell>
          <table:table-cell office:value-type="string">
            <text:p>352,955872</text:p>
          </table:table-cell>
          <table:table-cell office:value-type="string">
            <text:p>112,965660</text:p>
          </table:table-cell>
          <table:table-cell office:value-type="string">
            <text:p>137,451004</text:p>
          </table:table-cell>
          <table:table-cell office:value-type="string">
            <text:p>46,827576</text:p>
          </table:table-cell>
          <table:table-cell office:value-type="string">
            <text:p>27,897739</text:p>
          </table:table-cell>
          <table:table-cell office:value-type="string">
            <text:p>17,201439</text:p>
          </table:table-cell>
          <table:table-cell office:value-type="string">
            <text:p>156,998474</text:p>
          </table:table-cell>
          <table:table-cell office:value-type="string">
            <text:p>12,800861</text:p>
          </table:table-cell>
          <table:table-cell office:value-type="string">
            <text:p>156,551819</text:p>
          </table:table-cell>
          <table:table-cell office:value-type="string">
            <text:p>10,801958</text:p>
          </table:table-cell>
          <table:table-cell office:value-type="string">
            <text:p>419,948090</text:p>
          </table:table-cell>
          <table:table-cell office:value-type="string">
            <text:p>11,003648</text:p>
          </table:table-cell>
          <table:table-cell office:value-type="string">
            <text:p>40,290455</text:p>
          </table:table-cell>
          <table:table-cell office:value-type="string">
            <text:p>9,464301</text:p>
          </table:table-cell>
          <table:table-cell office:value-type="string">
            <text:p>12,656878</text:p>
          </table:table-cell>
          <table:table-cell office:value-type="string">
            <text:p>3,935024</text:p>
          </table:table-cell>
          <table:table-cell office:value-type="string">
            <text:p>3,449921</text:p>
          </table:table-cell>
          <table:table-cell office:value-type="string">
            <text:p>3,974086</text:p>
          </table:table-cell>
          <table:table-cell office:value-type="string">
            <text:p>25,451496</text:p>
          </table:table-cell>
          <table:table-cell office:value-type="string">
            <text:p>6,916312</text:p>
          </table:table-cell>
          <table:table-cell office:value-type="string">
            <text:p>10,406526</text:p>
          </table:table-cell>
          <table:table-cell office:value-type="string">
            <text:p>3,7588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,627901</text:p>
          </table:table-cell>
          <table:table-cell office:value-type="string">
            <text:p>6,26679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,915117</text:p>
          </table:table-cell>
          <table:table-cell office:value-type="string">
            <text:p>17,601753</text:p>
          </table:table-cell>
          <table:table-cell office:value-type="string">
            <text:p>23,709391</text:p>
          </table:table-cell>
          <table:table-cell office:value-type="string">
            <text:p>7,225006</text:p>
          </table:table-cell>
          <table:table-cell office:value-type="string">
            <text:p>20,687660</text:p>
          </table:table-cell>
          <table:table-cell office:value-type="string">
            <text:p>7,852752</text:p>
          </table:table-cell>
          <table:table-cell office:value-type="string">
            <text:p>20,923716</text:p>
          </table:table-cell>
          <table:table-cell office:value-type="string">
            <text:p>8,035881</text:p>
          </table:table-cell>
          <table:table-cell office:value-type="string">
            <text:p>13,233426</text:p>
          </table:table-cell>
          <table:table-cell office:value-type="string">
            <text:p>8,463085</text:p>
          </table:table-cell>
          <table:table-cell office:value-type="string">
            <text:p>39,384850</text:p>
          </table:table-cell>
          <table:table-cell office:value-type="string">
            <text:p>16,128071</text:p>
          </table:table-cell>
        </table:table-row>
        <table:table-row table:style-name="ro1">
          <table:table-cell office:value-type="string">
            <text:p>AFR509 <text:s text:c="5"/></text:p>
          </table:table-cell>
          <table:table-cell office:value-type="string">
            <text:p>207,115417</text:p>
          </table:table-cell>
          <table:table-cell office:value-type="string">
            <text:p>603,983337</text:p>
          </table:table-cell>
          <table:table-cell office:value-type="string">
            <text:p>549,552673</text:p>
          </table:table-cell>
          <table:table-cell office:value-type="string">
            <text:p>386,625549</text:p>
          </table:table-cell>
          <table:table-cell office:value-type="string">
            <text:p>390,233429</text:p>
          </table:table-cell>
          <table:table-cell office:value-type="string">
            <text:p>121,059151</text:p>
          </table:table-cell>
          <table:table-cell office:value-type="string">
            <text:p>231,117538</text:p>
          </table:table-cell>
          <table:table-cell office:value-type="string">
            <text:p>51,564075</text:p>
          </table:table-cell>
          <table:table-cell office:value-type="string">
            <text:p>27,248955</text:p>
          </table:table-cell>
          <table:table-cell office:value-type="string">
            <text:p>20,443657</text:p>
          </table:table-cell>
          <table:table-cell office:value-type="string">
            <text:p>408,769165</text:p>
          </table:table-cell>
          <table:table-cell office:value-type="string">
            <text:p>17,574207</text:p>
          </table:table-cell>
          <table:table-cell office:value-type="string">
            <text:p>276,976288</text:p>
          </table:table-cell>
          <table:table-cell office:value-type="string">
            <text:p>13,504353</text:p>
          </table:table-cell>
          <table:table-cell office:value-type="string">
            <text:p>529,929871</text:p>
          </table:table-cell>
          <table:table-cell office:value-type="string">
            <text:p>12,445315</text:p>
          </table:table-cell>
          <table:table-cell office:value-type="string">
            <text:p>327,270355</text:p>
          </table:table-cell>
          <table:table-cell office:value-type="string">
            <text:p>11,439310</text:p>
          </table:table-cell>
          <table:table-cell office:value-type="string">
            <text:p>21,004206</text:p>
          </table:table-cell>
          <table:table-cell office:value-type="string">
            <text:p>4,497973</text:p>
          </table:table-cell>
          <table:table-cell office:value-type="string">
            <text:p>13,276035</text:p>
          </table:table-cell>
          <table:table-cell office:value-type="string">
            <text:p>4,534723</text:p>
          </table:table-cell>
          <table:table-cell office:value-type="string">
            <text:p>24,339651</text:p>
          </table:table-cell>
          <table:table-cell office:value-type="string">
            <text:p>7,148587</text:p>
          </table:table-cell>
          <table:table-cell office:value-type="string">
            <text:p>15,598550</text:p>
          </table:table-cell>
          <table:table-cell office:value-type="string">
            <text:p>4,236078</text:p>
          </table:table-cell>
          <table:table-cell office:value-type="string">
            <text:p>85,049698</text:p>
          </table:table-cell>
          <table:table-cell office:value-type="string">
            <text:p>8,813909</text:p>
          </table:table-cell>
          <table:table-cell office:value-type="string">
            <text:p>39,206291</text:p>
          </table:table-cell>
          <table:table-cell office:value-type="string">
            <text:p>7,0577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,622780</text:p>
          </table:table-cell>
          <table:table-cell office:value-type="string">
            <text:p>17,899651</text:p>
          </table:table-cell>
          <table:table-cell office:value-type="string">
            <text:p>29,625902</text:p>
          </table:table-cell>
          <table:table-cell office:value-type="string">
            <text:p>8,268246</text:p>
          </table:table-cell>
          <table:table-cell office:value-type="string">
            <text:p>13,904426</text:p>
          </table:table-cell>
          <table:table-cell office:value-type="string">
            <text:p>8,958720</text:p>
          </table:table-cell>
          <table:table-cell office:value-type="string">
            <text:p>14,220991</text:p>
          </table:table-cell>
          <table:table-cell office:value-type="string">
            <text:p>9,178028</text:p>
          </table:table-cell>
          <table:table-cell office:value-type="string">
            <text:p>4,159874</text:p>
          </table:table-cell>
          <table:table-cell office:value-type="string">
            <text:p>9,576413</text:p>
          </table:table-cell>
          <table:table-cell office:value-type="string">
            <text:p>48,950439</text:p>
          </table:table-cell>
          <table:table-cell office:value-type="string">
            <text:p>18,234978</text:p>
          </table:table-cell>
        </table:table-row>
        <table:table-row table:style-name="ro1">
          <table:table-cell office:value-type="string">
            <text:p>AFR510 <text:s text:c="5"/></text:p>
          </table:table-cell>
          <table:table-cell office:value-type="string">
            <text:p>3606,141602</text:p>
          </table:table-cell>
          <table:table-cell office:value-type="string">
            <text:p>769,033264</text:p>
          </table:table-cell>
          <table:table-cell office:value-type="string">
            <text:p>599,774475</text:p>
          </table:table-cell>
          <table:table-cell office:value-type="string">
            <text:p>454,256836</text:p>
          </table:table-cell>
          <table:table-cell office:value-type="string">
            <text:p>3166,858154</text:p>
          </table:table-cell>
          <table:table-cell office:value-type="string">
            <text:p>172,943680</text:p>
          </table:table-cell>
          <table:table-cell office:value-type="string">
            <text:p>6135,135254</text:p>
          </table:table-cell>
          <table:table-cell office:value-type="string">
            <text:p>157,743103</text:p>
          </table:table-cell>
          <table:table-cell office:value-type="string">
            <text:p>144,687790</text:p>
          </table:table-cell>
          <table:table-cell office:value-type="string">
            <text:p>30,623934</text:p>
          </table:table-cell>
          <table:table-cell office:value-type="string">
            <text:p>7748,787598</text:p>
          </table:table-cell>
          <table:table-cell office:value-type="string">
            <text:p>156,916397</text:p>
          </table:table-cell>
          <table:table-cell office:value-type="string">
            <text:p>1708,513306</text:p>
          </table:table-cell>
          <table:table-cell office:value-type="string">
            <text:p>41,163456</text:p>
          </table:table-cell>
          <table:table-cell office:value-type="string">
            <text:p>11830,979492</text:p>
          </table:table-cell>
          <table:table-cell office:value-type="string">
            <text:p>164,089600</text:p>
          </table:table-cell>
          <table:table-cell office:value-type="string">
            <text:p>2242,244629</text:p>
          </table:table-cell>
          <table:table-cell office:value-type="string">
            <text:p>33,885323</text:p>
          </table:table-cell>
          <table:table-cell office:value-type="string">
            <text:p>232,985229</text:p>
          </table:table-cell>
          <table:table-cell office:value-type="string">
            <text:p>8,162495</text:p>
          </table:table-cell>
          <table:table-cell office:value-type="string">
            <text:p>17,520874</text:p>
          </table:table-cell>
          <table:table-cell office:value-type="string">
            <text:p>5,167103</text:p>
          </table:table-cell>
          <table:table-cell office:value-type="string">
            <text:p>38,548046</text:p>
          </table:table-cell>
          <table:table-cell office:value-type="string">
            <text:p>8,046116</text:p>
          </table:table-cell>
          <table:table-cell office:value-type="string">
            <text:p>66,548592</text:p>
          </table:table-cell>
          <table:table-cell office:value-type="string">
            <text:p>5,208979</text:p>
          </table:table-cell>
          <table:table-cell office:value-type="string">
            <text:p>2975,541016</text:p>
          </table:table-cell>
          <table:table-cell office:value-type="string">
            <text:p>56,930744</text:p>
          </table:table-cell>
          <table:table-cell office:value-type="string">
            <text:p>68,304443</text:p>
          </table:table-cell>
          <table:table-cell office:value-type="string">
            <text:p>8,338000</text:p>
          </table:table-cell>
          <table:table-cell office:value-type="string">
            <text:p>71,091293</text:p>
          </table:table-cell>
          <table:table-cell office:value-type="string">
            <text:p>15,812849</text:p>
          </table:table-cell>
          <table:table-cell office:value-type="string">
            <text:p>324,955841</text:p>
          </table:table-cell>
          <table:table-cell office:value-type="string">
            <text:p>21,008085</text:p>
          </table:table-cell>
          <table:table-cell office:value-type="string">
            <text:p>165,917908</text:p>
          </table:table-cell>
          <table:table-cell office:value-type="string">
            <text:p>9,835326</text:p>
          </table:table-cell>
          <table:table-cell office:value-type="string">
            <text:p>48,040771</text:p>
          </table:table-cell>
          <table:table-cell office:value-type="string">
            <text:p>10,001256</text:p>
          </table:table-cell>
          <table:table-cell office:value-type="string">
            <text:p>42,522667</text:p>
          </table:table-cell>
          <table:table-cell office:value-type="string">
            <text:p>10,436457</text:p>
          </table:table-cell>
          <table:table-cell office:value-type="string">
            <text:p>18,054867</text:p>
          </table:table-cell>
          <table:table-cell office:value-type="string">
            <text:p>11,073668</text:p>
          </table:table-cell>
          <table:table-cell office:value-type="string">
            <text:p>167,243942</text:p>
          </table:table-cell>
          <table:table-cell office:value-type="string">
            <text:p>20,787535</text:p>
          </table:table-cell>
        </table:table-row>
        <table:table-row table:style-name="ro1">
          <table:table-cell office:value-type="string">
            <text:p>AFR511 <text:s text:c="5"/></text:p>
          </table:table-cell>
          <table:table-cell office:value-type="string">
            <text:p>4211,759277</text:p>
          </table:table-cell>
          <table:table-cell office:value-type="string">
            <text:p>859,310059</text:p>
          </table:table-cell>
          <table:table-cell office:value-type="string">
            <text:p>1159,669922</text:p>
          </table:table-cell>
          <table:table-cell office:value-type="string">
            <text:p>484,358368</text:p>
          </table:table-cell>
          <table:table-cell office:value-type="string">
            <text:p>5646,106445</text:p>
          </table:table-cell>
          <table:table-cell office:value-type="string">
            <text:p>216,239578</text:p>
          </table:table-cell>
          <table:table-cell office:value-type="string">
            <text:p>11656,984375</text:p>
          </table:table-cell>
          <table:table-cell office:value-type="string">
            <text:p>271,159882</text:p>
          </table:table-cell>
          <table:table-cell office:value-type="string">
            <text:p>217,031693</text:p>
          </table:table-cell>
          <table:table-cell office:value-type="string">
            <text:p>33,790291</text:p>
          </table:table-cell>
          <table:table-cell office:value-type="string">
            <text:p>7982,363281</text:p>
          </table:table-cell>
          <table:table-cell office:value-type="string">
            <text:p>161,784454</text:p>
          </table:table-cell>
          <table:table-cell office:value-type="string">
            <text:p>4371,651855</text:p>
          </table:table-cell>
          <table:table-cell office:value-type="string">
            <text:p>84,309723</text:p>
          </table:table-cell>
          <table:table-cell office:value-type="string">
            <text:p>9765,560547</text:p>
          </table:table-cell>
          <table:table-cell office:value-type="string">
            <text:p>136,358719</text:p>
          </table:table-cell>
          <table:table-cell office:value-type="string">
            <text:p>3991,756348</text:p>
          </table:table-cell>
          <table:table-cell office:value-type="string">
            <text:p>55,701485</text:p>
          </table:table-cell>
          <table:table-cell office:value-type="string">
            <text:p>465,147644</text:p>
          </table:table-cell>
          <table:table-cell office:value-type="string">
            <text:p>13,561625</text:p>
          </table:table-cell>
          <table:table-cell office:value-type="string">
            <text:p>8,039742</text:p>
          </table:table-cell>
          <table:table-cell office:value-type="string">
            <text:p>5,767463</text:p>
          </table:table-cell>
          <table:table-cell office:value-type="string">
            <text:p>45,268536</text:p>
          </table:table-cell>
          <table:table-cell office:value-type="string">
            <text:p>8,378631</text:p>
          </table:table-cell>
          <table:table-cell office:value-type="string">
            <text:p>101,932487</text:p>
          </table:table-cell>
          <table:table-cell office:value-type="string">
            <text:p>6,017166</text:p>
          </table:table-cell>
          <table:table-cell office:value-type="string">
            <text:p>5373,720215</text:p>
          </table:table-cell>
          <table:table-cell office:value-type="string">
            <text:p>100,397697</text:p>
          </table:table-cell>
          <table:table-cell office:value-type="string">
            <text:p>75,923180</text:p>
          </table:table-cell>
          <table:table-cell office:value-type="string">
            <text:p>9,222093</text:p>
          </table:table-cell>
          <table:table-cell office:value-type="string">
            <text:p>112,965515</text:p>
          </table:table-cell>
          <table:table-cell office:value-type="string">
            <text:p>16,473858</text:p>
          </table:table-cell>
          <table:table-cell office:value-type="string">
            <text:p>386,489990</text:p>
          </table:table-cell>
          <table:table-cell office:value-type="string">
            <text:p>21,683378</text:p>
          </table:table-cell>
          <table:table-cell office:value-type="string">
            <text:p>191,800003</text:p>
          </table:table-cell>
          <table:table-cell office:value-type="string">
            <text:p>10,910324</text:p>
          </table:table-cell>
          <table:table-cell office:value-type="string">
            <text:p>33,545929</text:p>
          </table:table-cell>
          <table:table-cell office:value-type="string">
            <text:p>11,106681</text:p>
          </table:table-cell>
          <table:table-cell office:value-type="string">
            <text:p>55,385113</text:p>
          </table:table-cell>
          <table:table-cell office:value-type="string">
            <text:p>11,535558</text:p>
          </table:table-cell>
          <table:table-cell office:value-type="string">
            <text:p>31,265745</text:p>
          </table:table-cell>
          <table:table-cell office:value-type="string">
            <text:p>12,316678</text:p>
          </table:table-cell>
          <table:table-cell office:value-type="string">
            <text:p>225,532852</text:p>
          </table:table-cell>
          <table:table-cell office:value-type="string">
            <text:p>23,168810</text:p>
          </table:table-cell>
        </table:table-row>
        <table:table-row table:style-name="ro1">
          <table:table-cell office:value-type="string">
            <text:p>AFR512 <text:s text:c="5"/></text:p>
          </table:table-cell>
          <table:table-cell office:value-type="string">
            <text:p>43930,671875</text:p>
          </table:table-cell>
          <table:table-cell office:value-type="string">
            <text:p>3155,897217</text:p>
          </table:table-cell>
          <table:table-cell office:value-type="string">
            <text:p>7087,828125</text:p>
          </table:table-cell>
          <table:table-cell office:value-type="string">
            <text:p>654,909668</text:p>
          </table:table-cell>
          <table:table-cell office:value-type="string">
            <text:p>10673,202148</text:p>
          </table:table-cell>
          <table:table-cell office:value-type="string">
            <text:p>348,199768</text:p>
          </table:table-cell>
          <table:table-cell office:value-type="string">
            <text:p>25336,753906</text:p>
          </table:table-cell>
          <table:table-cell office:value-type="string">
            <text:p>560,484985</text:p>
          </table:table-cell>
          <table:table-cell office:value-type="string">
            <text:p>181,675079</text:p>
          </table:table-cell>
          <table:table-cell office:value-type="string">
            <text:p>47,323845</text:p>
          </table:table-cell>
          <table:table-cell office:value-type="string">
            <text:p>12021,992188</text:p>
          </table:table-cell>
          <table:table-cell office:value-type="string">
            <text:p>240,544632</text:p>
          </table:table-cell>
          <table:table-cell office:value-type="string">
            <text:p>82213,226563</text:p>
          </table:table-cell>
          <table:table-cell office:value-type="string">
            <text:p>1395,167969</text:p>
          </table:table-cell>
          <table:table-cell office:value-type="string">
            <text:p>24884,587891</text:p>
          </table:table-cell>
          <table:table-cell office:value-type="string">
            <text:p>340,255493</text:p>
          </table:table-cell>
          <table:table-cell office:value-type="string">
            <text:p>12646,564453</text:p>
          </table:table-cell>
          <table:table-cell office:value-type="string">
            <text:p>167,197067</text:p>
          </table:table-cell>
          <table:table-cell office:value-type="string">
            <text:p>857,929932</text:p>
          </table:table-cell>
          <table:table-cell office:value-type="string">
            <text:p>23,826429</text:p>
          </table:table-cell>
          <table:table-cell office:value-type="string">
            <text:p>14,174885</text:p>
          </table:table-cell>
          <table:table-cell office:value-type="string">
            <text:p>6,053185</text:p>
          </table:table-cell>
          <table:table-cell office:value-type="string">
            <text:p>66,082520</text:p>
          </table:table-cell>
          <table:table-cell office:value-type="string">
            <text:p>8,589473</text:p>
          </table:table-cell>
          <table:table-cell office:value-type="string">
            <text:p>174,077026</text:p>
          </table:table-cell>
          <table:table-cell office:value-type="string">
            <text:p>6,996601</text:p>
          </table:table-cell>
          <table:table-cell office:value-type="string">
            <text:p>11805,062500</text:p>
          </table:table-cell>
          <table:table-cell office:value-type="string">
            <text:p>217,549103</text:p>
          </table:table-cell>
          <table:table-cell office:value-type="string">
            <text:p>55,081844</text:p>
          </table:table-cell>
          <table:table-cell office:value-type="string">
            <text:p>9,488367</text:p>
          </table:table-cell>
          <table:table-cell office:value-type="string">
            <text:p>217,301056</text:p>
          </table:table-cell>
          <table:table-cell office:value-type="string">
            <text:p>17,386864</text:p>
          </table:table-cell>
          <table:table-cell office:value-type="string">
            <text:p>734,979431</text:p>
          </table:table-cell>
          <table:table-cell office:value-type="string">
            <text:p>24,262608</text:p>
          </table:table-cell>
          <table:table-cell office:value-type="string">
            <text:p>1209,204102</text:p>
          </table:table-cell>
          <table:table-cell office:value-type="string">
            <text:p>22,7814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4,531998</text:p>
          </table:table-cell>
          <table:table-cell office:value-type="string">
            <text:p>11,996084</text:p>
          </table:table-cell>
          <table:table-cell office:value-type="string">
            <text:p>28,329811</text:p>
          </table:table-cell>
          <table:table-cell office:value-type="string">
            <text:p>12,330332</text:p>
          </table:table-cell>
          <table:table-cell office:value-type="string">
            <text:p>681,579529</text:p>
          </table:table-cell>
          <table:table-cell office:value-type="string">
            <text:p>28,104860</text:p>
          </table:table-cell>
        </table:table-row>
        <table:table-row table:style-name="ro1">
          <table:table-cell office:value-type="string">
            <text:p>AFR513 <text:s text:c="5"/></text:p>
          </table:table-cell>
          <table:table-cell office:value-type="string">
            <text:p>11686,438477</text:p>
          </table:table-cell>
          <table:table-cell office:value-type="string">
            <text:p>1210,004272</text:p>
          </table:table-cell>
          <table:table-cell office:value-type="string">
            <text:p>2601,708008</text:p>
          </table:table-cell>
          <table:table-cell office:value-type="string">
            <text:p>510,196289</text:p>
          </table:table-cell>
          <table:table-cell office:value-type="string">
            <text:p>13917,512695</text:p>
          </table:table-cell>
          <table:table-cell office:value-type="string">
            <text:p>370,516602</text:p>
          </table:table-cell>
          <table:table-cell office:value-type="string">
            <text:p>32391,242188</text:p>
          </table:table-cell>
          <table:table-cell office:value-type="string">
            <text:p>707,645264</text:p>
          </table:table-cell>
          <table:table-cell office:value-type="string">
            <text:p>304,094482</text:p>
          </table:table-cell>
          <table:table-cell office:value-type="string">
            <text:p>36,418465</text:p>
          </table:table-cell>
          <table:table-cell office:value-type="string">
            <text:p>8543,609375</text:p>
          </table:table-cell>
          <table:table-cell office:value-type="string">
            <text:p>172,572861</text:p>
          </table:table-cell>
          <table:table-cell office:value-type="string">
            <text:p>18794,863281</text:p>
          </table:table-cell>
          <table:table-cell office:value-type="string">
            <text:p>325,367310</text:p>
          </table:table-cell>
          <table:table-cell office:value-type="string">
            <text:p>8203,017578</text:p>
          </table:table-cell>
          <table:table-cell office:value-type="string">
            <text:p>115,229012</text:p>
          </table:table-cell>
          <table:table-cell office:value-type="string">
            <text:p>8501,663086</text:p>
          </table:table-cell>
          <table:table-cell office:value-type="string">
            <text:p>113,415024</text:p>
          </table:table-cell>
          <table:table-cell office:value-type="string">
            <text:p>1001,360352</text:p>
          </table:table-cell>
          <table:table-cell office:value-type="string">
            <text:p>27,072645</text:p>
          </table:table-cell>
          <table:table-cell office:value-type="string">
            <text:p>32,769691</text:p>
          </table:table-cell>
          <table:table-cell office:value-type="string">
            <text:p>5,771311</text:p>
          </table:table-cell>
          <table:table-cell office:value-type="string">
            <text:p>58,896423</text:p>
          </table:table-cell>
          <table:table-cell office:value-type="string">
            <text:p>8,266562</text:p>
          </table:table-cell>
          <table:table-cell office:value-type="string">
            <text:p>194,382645</text:p>
          </table:table-cell>
          <table:table-cell office:value-type="string">
            <text:p>6,821364</text:p>
          </table:table-cell>
          <table:table-cell office:value-type="string">
            <text:p>16052,918945</text:p>
          </table:table-cell>
          <table:table-cell office:value-type="string">
            <text:p>295,036499</text:p>
          </table:table-cell>
          <table:table-cell office:value-type="string">
            <text:p>39,923138</text:p>
          </table:table-cell>
          <table:table-cell office:value-type="string">
            <text:p>8,348581</text:p>
          </table:table-cell>
          <table:table-cell office:value-type="string">
            <text:p>76,093460</text:p>
          </table:table-cell>
          <table:table-cell office:value-type="string">
            <text:p>15,944598</text:p>
          </table:table-cell>
          <table:table-cell office:value-type="string">
            <text:p>437,622833</text:p>
          </table:table-cell>
          <table:table-cell office:value-type="string">
            <text:p>21,641449</text:p>
          </table:table-cell>
          <table:table-cell office:value-type="string">
            <text:p>185,704742</text:p>
          </table:table-cell>
          <table:table-cell office:value-type="string">
            <text:p>9,8922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4,452690</text:p>
          </table:table-cell>
          <table:table-cell office:value-type="string">
            <text:p>10,299897</text:p>
          </table:table-cell>
          <table:table-cell office:value-type="string">
            <text:p>53,221939</text:p>
          </table:table-cell>
          <table:table-cell office:value-type="string">
            <text:p>10,867095</text:p>
          </table:table-cell>
          <table:table-cell office:value-type="string">
            <text:p>173,930084</text:p>
          </table:table-cell>
          <table:table-cell office:value-type="string">
            <text:p>20,883524</text:p>
          </table:table-cell>
        </table:table-row>
        <table:table-row table:style-name="ro1">
          <table:table-cell office:value-type="string">
            <text:p>AFR514 <text:s text:c="5"/></text:p>
          </table:table-cell>
          <table:table-cell office:value-type="string">
            <text:p>5153,802246</text:p>
          </table:table-cell>
          <table:table-cell office:value-type="string">
            <text:p>791,504578</text:p>
          </table:table-cell>
          <table:table-cell office:value-type="string">
            <text:p>913,544617</text:p>
          </table:table-cell>
          <table:table-cell office:value-type="string">
            <text:p>446,109894</text:p>
          </table:table-cell>
          <table:table-cell office:value-type="string">
            <text:p>2383,072510</text:p>
          </table:table-cell>
          <table:table-cell office:value-type="string">
            <text:p>165,443283</text:p>
          </table:table-cell>
          <table:table-cell office:value-type="string">
            <text:p>4037,869141</text:p>
          </table:table-cell>
          <table:table-cell office:value-type="string">
            <text:p>117,204613</text:p>
          </table:table-cell>
          <table:table-cell office:value-type="string">
            <text:p>98,030930</text:p>
          </table:table-cell>
          <table:table-cell office:value-type="string">
            <text:p>30,513514</text:p>
          </table:table-cell>
          <table:table-cell office:value-type="string">
            <text:p>8495,825195</text:p>
          </table:table-cell>
          <table:table-cell office:value-type="string">
            <text:p>171,006668</text:p>
          </table:table-cell>
          <table:table-cell office:value-type="string">
            <text:p>9796,549805</text:p>
          </table:table-cell>
          <table:table-cell office:value-type="string">
            <text:p>174,163330</text:p>
          </table:table-cell>
          <table:table-cell office:value-type="string">
            <text:p>20331,382813</text:p>
          </table:table-cell>
          <table:table-cell office:value-type="string">
            <text:p>278,653717</text:p>
          </table:table-cell>
          <table:table-cell office:value-type="string">
            <text:p>1805,646118</text:p>
          </table:table-cell>
          <table:table-cell office:value-type="string">
            <text:p>28,763208</text:p>
          </table:table-cell>
          <table:table-cell office:value-type="string">
            <text:p>140,835480</text:p>
          </table:table-cell>
          <table:table-cell office:value-type="string">
            <text:p>7,127306</text:p>
          </table:table-cell>
          <table:table-cell office:value-type="string">
            <text:p>7,615401</text:p>
          </table:table-cell>
          <table:table-cell office:value-type="string">
            <text:p>4,417891</text:p>
          </table:table-cell>
          <table:table-cell office:value-type="string">
            <text:p>34,234367</text:p>
          </table:table-cell>
          <table:table-cell office:value-type="string">
            <text:p>7,753687</text:p>
          </table:table-cell>
          <table:table-cell office:value-type="string">
            <text:p>45,453045</text:p>
          </table:table-cell>
          <table:table-cell office:value-type="string">
            <text:p>4,547035</text:p>
          </table:table-cell>
          <table:table-cell office:value-type="string">
            <text:p>1446,871094</text:p>
          </table:table-cell>
          <table:table-cell office:value-type="string">
            <text:p>29,595877</text:p>
          </table:table-cell>
          <table:table-cell office:value-type="string">
            <text:p>49,480301</text:p>
          </table:table-cell>
          <table:table-cell office:value-type="string">
            <text:p>7,399753</text:p>
          </table:table-cell>
          <table:table-cell office:value-type="string">
            <text:p>24,748339</text:p>
          </table:table-cell>
          <table:table-cell office:value-type="string">
            <text:p>15,246830</text:p>
          </table:table-cell>
          <table:table-cell office:value-type="string">
            <text:p>401,734344</text:p>
          </table:table-cell>
          <table:table-cell office:value-type="string">
            <text:p>21,106413</text:p>
          </table:table-cell>
          <table:table-cell office:value-type="string">
            <text:p>317,564636</text:p>
          </table:table-cell>
          <table:table-cell office:value-type="string">
            <text:p>10,1712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,634512</text:p>
          </table:table-cell>
          <table:table-cell office:value-type="string">
            <text:p>9,358650</text:p>
          </table:table-cell>
          <table:table-cell office:value-type="string">
            <text:p>6,921154</text:p>
          </table:table-cell>
          <table:table-cell office:value-type="string">
            <text:p>9,796170</text:p>
          </table:table-cell>
          <table:table-cell office:value-type="string">
            <text:p>226,211700</text:p>
          </table:table-cell>
          <table:table-cell office:value-type="string">
            <text:p>19,244236</text:p>
          </table:table-cell>
        </table:table-row>
        <table:table-row table:style-name="ro1">
          <table:table-cell office:value-type="string">
            <text:p>AFR515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9,865837</text:p>
          </table:table-cell>
          <table:table-cell office:value-type="string">
            <text:p>456,354218</text:p>
          </table:table-cell>
          <table:table-cell office:value-type="string">
            <text:p>267,396851</text:p>
          </table:table-cell>
          <table:table-cell office:value-type="string">
            <text:p>138,420151</text:p>
          </table:table-cell>
          <table:table-cell office:value-type="string">
            <text:p>13,724866</text:p>
          </table:table-cell>
          <table:table-cell office:value-type="string">
            <text:p>57,53756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8,791985</text:p>
          </table:table-cell>
          <table:table-cell office:value-type="string">
            <text:p>9,002421</text:p>
          </table:table-cell>
          <table:table-cell office:value-type="string">
            <text:p>2,626687</text:p>
          </table:table-cell>
          <table:table-cell office:value-type="string">
            <text:p>10,74615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6,037128</text:p>
          </table:table-cell>
          <table:table-cell office:value-type="string">
            <text:p>8,44717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,057197</text:p>
          </table:table-cell>
          <table:table-cell office:value-type="string">
            <text:p>9,2437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,899294</text:p>
          </table:table-cell>
          <table:table-cell office:value-type="string">
            <text:p>16,518063</text:p>
          </table:table-cell>
          <table:table-cell table:number-columns-repeated="1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516 <text:s text:c="5"/></text:p>
          </table:table-cell>
          <table:table-cell office:value-type="string">
            <text:p>10899,949219</text:p>
          </table:table-cell>
          <table:table-cell office:value-type="string">
            <text:p>1307,177002</text:p>
          </table:table-cell>
          <table:table-cell office:value-type="string">
            <text:p>2586,053955</text:p>
          </table:table-cell>
          <table:table-cell office:value-type="string">
            <text:p>576,805420</text:p>
          </table:table-cell>
          <table:table-cell office:value-type="string">
            <text:p>23888,826172</text:p>
          </table:table-cell>
          <table:table-cell office:value-type="string">
            <text:p>585,644104</text:p>
          </table:table-cell>
          <table:table-cell office:value-type="string">
            <text:p>53642,488281</text:p>
          </table:table-cell>
          <table:table-cell office:value-type="string">
            <text:p>1159,911011</text:p>
          </table:table-cell>
          <table:table-cell office:value-type="string">
            <text:p>412,903259</text:p>
          </table:table-cell>
          <table:table-cell office:value-type="string">
            <text:p>46,034840</text:p>
          </table:table-cell>
          <table:table-cell office:value-type="string">
            <text:p>8327,942383</text:p>
          </table:table-cell>
          <table:table-cell office:value-type="string">
            <text:p>170,086929</text:p>
          </table:table-cell>
          <table:table-cell office:value-type="string">
            <text:p>22946,193359</text:p>
          </table:table-cell>
          <table:table-cell office:value-type="string">
            <text:p>395,478241</text:p>
          </table:table-cell>
          <table:table-cell office:value-type="string">
            <text:p>14847,769531</text:p>
          </table:table-cell>
          <table:table-cell office:value-type="string">
            <text:p>205,007813</text:p>
          </table:table-cell>
          <table:table-cell office:value-type="string">
            <text:p>17072,076172</text:p>
          </table:table-cell>
          <table:table-cell office:value-type="string">
            <text:p>224,419830</text:p>
          </table:table-cell>
          <table:table-cell office:value-type="string">
            <text:p>1717,460449</text:p>
          </table:table-cell>
          <table:table-cell office:value-type="string">
            <text:p>45,101772</text:p>
          </table:table-cell>
          <table:table-cell office:value-type="string">
            <text:p>41,135006</text:p>
          </table:table-cell>
          <table:table-cell office:value-type="string">
            <text:p>7,400758</text:p>
          </table:table-cell>
          <table:table-cell office:value-type="string">
            <text:p>81,501831</text:p>
          </table:table-cell>
          <table:table-cell office:value-type="string">
            <text:p>9,302960</text:p>
          </table:table-cell>
          <table:table-cell office:value-type="string">
            <text:p>272,198547</text:p>
          </table:table-cell>
          <table:table-cell office:value-type="string">
            <text:p>9,043991</text:p>
          </table:table-cell>
          <table:table-cell office:value-type="string">
            <text:p>25942,306641</text:p>
          </table:table-cell>
          <table:table-cell office:value-type="string">
            <text:p>475,684692</text:p>
          </table:table-cell>
          <table:table-cell office:value-type="string">
            <text:p>64,572701</text:p>
          </table:table-cell>
          <table:table-cell office:value-type="string">
            <text:p>11,017023</text:p>
          </table:table-cell>
          <table:table-cell office:value-type="string">
            <text:p>244,545090</text:p>
          </table:table-cell>
          <table:table-cell office:value-type="string">
            <text:p>18,392538</text:p>
          </table:table-cell>
          <table:table-cell office:value-type="string">
            <text:p>539,838745</text:p>
          </table:table-cell>
          <table:table-cell office:value-type="string">
            <text:p>23,382845</text:p>
          </table:table-cell>
          <table:table-cell office:value-type="string">
            <text:p>236,182739</text:p>
          </table:table-cell>
          <table:table-cell office:value-type="string">
            <text:p>12,8837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3,102356</text:p>
          </table:table-cell>
          <table:table-cell office:value-type="string">
            <text:p>13,734386</text:p>
          </table:table-cell>
          <table:table-cell office:value-type="string">
            <text:p>116,419899</text:p>
          </table:table-cell>
          <table:table-cell office:value-type="string">
            <text:p>14,481951</text:p>
          </table:table-cell>
          <table:table-cell office:value-type="string">
            <text:p>237,281998</text:p>
          </table:table-cell>
          <table:table-cell office:value-type="string">
            <text:p>27,667133</text:p>
          </table:table-cell>
        </table:table-row>
        <table:table-row table:style-name="ro1">
          <table:table-cell office:value-type="string">
            <text:p>AFR517 <text:s text:c="5"/></text:p>
          </table:table-cell>
          <table:table-cell office:value-type="string">
            <text:p>4543,651855</text:p>
          </table:table-cell>
          <table:table-cell office:value-type="string">
            <text:p>895,854004</text:p>
          </table:table-cell>
          <table:table-cell office:value-type="string">
            <text:p>1496,482178</text:p>
          </table:table-cell>
          <table:table-cell office:value-type="string">
            <text:p>495,674774</text:p>
          </table:table-cell>
          <table:table-cell office:value-type="string">
            <text:p>4699,749512</text:p>
          </table:table-cell>
          <table:table-cell office:value-type="string">
            <text:p>201,996384</text:p>
          </table:table-cell>
          <table:table-cell office:value-type="string">
            <text:p>11015,288086</text:p>
          </table:table-cell>
          <table:table-cell office:value-type="string">
            <text:p>257,758850</text:p>
          </table:table-cell>
          <table:table-cell office:value-type="string">
            <text:p>60,621506</text:p>
          </table:table-cell>
          <table:table-cell office:value-type="string">
            <text:p>31,842468</text:p>
          </table:table-cell>
          <table:table-cell office:value-type="string">
            <text:p>3886,230957</text:p>
          </table:table-cell>
          <table:table-cell office:value-type="string">
            <text:p>87,510857</text:p>
          </table:table-cell>
          <table:table-cell office:value-type="string">
            <text:p>8583,090820</text:p>
          </table:table-cell>
          <table:table-cell office:value-type="string">
            <text:p>154,323456</text:p>
          </table:table-cell>
          <table:table-cell office:value-type="string">
            <text:p>6387,305176</text:p>
          </table:table-cell>
          <table:table-cell office:value-type="string">
            <text:p>91,100861</text:p>
          </table:table-cell>
          <table:table-cell office:value-type="string">
            <text:p>4160,634766</text:p>
          </table:table-cell>
          <table:table-cell office:value-type="string">
            <text:p>57,771210</text:p>
          </table:table-cell>
          <table:table-cell office:value-type="string">
            <text:p>362,134155</text:p>
          </table:table-cell>
          <table:table-cell office:value-type="string">
            <text:p>12,301683</text:p>
          </table:table-cell>
          <table:table-cell office:value-type="string">
            <text:p>9,224884</text:p>
          </table:table-cell>
          <table:table-cell office:value-type="string">
            <text:p>5,543953</text:p>
          </table:table-cell>
          <table:table-cell office:value-type="string">
            <text:p>45,295860</text:p>
          </table:table-cell>
          <table:table-cell office:value-type="string">
            <text:p>8,395915</text:p>
          </table:table-cell>
          <table:table-cell office:value-type="string">
            <text:p>81,243942</text:p>
          </table:table-cell>
          <table:table-cell office:value-type="string">
            <text:p>5,796491</text:p>
          </table:table-cell>
          <table:table-cell office:value-type="string">
            <text:p>5149,515625</text:p>
          </table:table-cell>
          <table:table-cell office:value-type="string">
            <text:p>96,345100</text:p>
          </table:table-cell>
          <table:table-cell office:value-type="string">
            <text:p>71,372261</text:p>
          </table:table-cell>
          <table:table-cell office:value-type="string">
            <text:p>9,089813</text:p>
          </table:table-cell>
          <table:table-cell office:value-type="string">
            <text:p>80,469994</text:p>
          </table:table-cell>
          <table:table-cell office:value-type="string">
            <text:p>16,469604</text:p>
          </table:table-cell>
          <table:table-cell office:value-type="string">
            <text:p>237,539764</text:p>
          </table:table-cell>
          <table:table-cell office:value-type="string">
            <text:p>20,934622</text:p>
          </table:table-cell>
          <table:table-cell office:value-type="string">
            <text:p>93,016647</text:p>
          </table:table-cell>
          <table:table-cell office:value-type="string">
            <text:p>10,25789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7,392395</text:p>
          </table:table-cell>
          <table:table-cell office:value-type="string">
            <text:p>11,381208</text:p>
          </table:table-cell>
          <table:table-cell office:value-type="string">
            <text:p>20,227322</text:p>
          </table:table-cell>
          <table:table-cell office:value-type="string">
            <text:p>11,867330</text:p>
          </table:table-cell>
          <table:table-cell office:value-type="string">
            <text:p>105,346916</text:p>
          </table:table-cell>
          <table:table-cell office:value-type="string">
            <text:p>22,472534</text:p>
          </table:table-cell>
        </table:table-row>
        <table:table-row table:style-name="ro1">
          <table:table-cell office:value-type="string">
            <text:p>AFR51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9,948700</text:p>
          </table:table-cell>
          <table:table-cell office:value-type="string">
            <text:p>424,155457</text:p>
          </table:table-cell>
          <table:table-cell office:value-type="string">
            <text:p>197,359650</text:p>
          </table:table-cell>
          <table:table-cell office:value-type="string">
            <text:p>126,883087</text:p>
          </table:table-cell>
          <table:table-cell office:value-type="string">
            <text:p>11,893252</text:p>
          </table:table-cell>
          <table:table-cell office:value-type="string">
            <text:p>53,12305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,765071</text:p>
          </table:table-cell>
          <table:table-cell office:value-type="string">
            <text:p>8,372189</text:p>
          </table:table-cell>
          <table:table-cell office:value-type="string">
            <text:p>3,227301</text:p>
          </table:table-cell>
          <table:table-cell office:value-type="string">
            <text:p>10,34969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2,526691</text:p>
          </table:table-cell>
          <table:table-cell office:value-type="string">
            <text:p>7,9803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,107311</text:p>
          </table:table-cell>
          <table:table-cell office:value-type="string">
            <text:p>8,731894</text:p>
          </table:table-cell>
          <table:table-cell table:number-columns-repeated="1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519 <text:s text:c="5"/></text:p>
          </table:table-cell>
          <table:table-cell office:value-type="string">
            <text:p>6992,701172</text:p>
          </table:table-cell>
          <table:table-cell office:value-type="string">
            <text:p>919,842346</text:p>
          </table:table-cell>
          <table:table-cell office:value-type="string">
            <text:p>1263,114868</text:p>
          </table:table-cell>
          <table:table-cell office:value-type="string">
            <text:p>459,649719</text:p>
          </table:table-cell>
          <table:table-cell office:value-type="string">
            <text:p>2198,609863</text:p>
          </table:table-cell>
          <table:table-cell office:value-type="string">
            <text:p>166,423676</text:p>
          </table:table-cell>
          <table:table-cell office:value-type="string">
            <text:p>3706,530518</text:p>
          </table:table-cell>
          <table:table-cell office:value-type="string">
            <text:p>112,489510</text:p>
          </table:table-cell>
          <table:table-cell office:value-type="string">
            <text:p>71,264809</text:p>
          </table:table-cell>
          <table:table-cell office:value-type="string">
            <text:p>31,818735</text:p>
          </table:table-cell>
          <table:table-cell office:value-type="string">
            <text:p>8906,110352</text:p>
          </table:table-cell>
          <table:table-cell office:value-type="string">
            <text:p>179,130264</text:p>
          </table:table-cell>
          <table:table-cell office:value-type="string">
            <text:p>10658,952148</text:p>
          </table:table-cell>
          <table:table-cell office:value-type="string">
            <text:p>189,252609</text:p>
          </table:table-cell>
          <table:table-cell office:value-type="string">
            <text:p>21650,779297</text:p>
          </table:table-cell>
          <table:table-cell office:value-type="string">
            <text:p>296,551544</text:p>
          </table:table-cell>
          <table:table-cell office:value-type="string">
            <text:p>2078,983398</text:p>
          </table:table-cell>
          <table:table-cell office:value-type="string">
            <text:p>32,205002</text:p>
          </table:table-cell>
          <table:table-cell office:value-type="string">
            <text:p>121,968689</text:p>
          </table:table-cell>
          <table:table-cell office:value-type="string">
            <text:p>7,114871</text:p>
          </table:table-cell>
          <table:table-cell office:value-type="string">
            <text:p>12,575010</text:p>
          </table:table-cell>
          <table:table-cell office:value-type="string">
            <text:p>4,645441</text:p>
          </table:table-cell>
          <table:table-cell office:value-type="string">
            <text:p>23,017920</text:p>
          </table:table-cell>
          <table:table-cell office:value-type="string">
            <text:p>7,808328</text:p>
          </table:table-cell>
          <table:table-cell office:value-type="string">
            <text:p>50,218670</text:p>
          </table:table-cell>
          <table:table-cell office:value-type="string">
            <text:p>4,754281</text:p>
          </table:table-cell>
          <table:table-cell office:value-type="string">
            <text:p>1738,327026</text:p>
          </table:table-cell>
          <table:table-cell office:value-type="string">
            <text:p>34,746033</text:p>
          </table:table-cell>
          <table:table-cell office:value-type="string">
            <text:p>54,513577</text:p>
          </table:table-cell>
          <table:table-cell office:value-type="string">
            <text:p>7,733031</text:p>
          </table:table-cell>
          <table:table-cell office:value-type="string">
            <text:p>36,414562</text:p>
          </table:table-cell>
          <table:table-cell office:value-type="string">
            <text:p>15,468782</text:p>
          </table:table-cell>
          <table:table-cell office:value-type="string">
            <text:p>490,254425</text:p>
          </table:table-cell>
          <table:table-cell office:value-type="string">
            <text:p>21,780975</text:p>
          </table:table-cell>
          <table:table-cell office:value-type="string">
            <text:p>363,037964</text:p>
          </table:table-cell>
          <table:table-cell office:value-type="string">
            <text:p>10,9182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,988323</text:p>
          </table:table-cell>
          <table:table-cell office:value-type="string">
            <text:p>9,589725</text:p>
          </table:table-cell>
          <table:table-cell office:value-type="string">
            <text:p>17,742790</text:p>
          </table:table-cell>
          <table:table-cell office:value-type="string">
            <text:p>10,153318</text:p>
          </table:table-cell>
          <table:table-cell office:value-type="string">
            <text:p>518,824890</text:p>
          </table:table-cell>
          <table:table-cell office:value-type="string">
            <text:p>22,630894</text:p>
          </table:table-cell>
        </table:table-row>
        <table:table-row table:style-name="ro1">
          <table:table-cell office:value-type="string">
            <text:p>AFR520 <text:s text:c="5"/></text:p>
          </table:table-cell>
          <table:table-cell office:value-type="string">
            <text:p>4393,909668</text:p>
          </table:table-cell>
          <table:table-cell office:value-type="string">
            <text:p>735,128906</text:p>
          </table:table-cell>
          <table:table-cell office:value-type="string">
            <text:p>127,011711</text:p>
          </table:table-cell>
          <table:table-cell office:value-type="string">
            <text:p>426,728333</text:p>
          </table:table-cell>
          <table:table-cell office:value-type="string">
            <text:p>2947,836914</text:p>
          </table:table-cell>
          <table:table-cell office:value-type="string">
            <text:p>160,901215</text:p>
          </table:table-cell>
          <table:table-cell office:value-type="string">
            <text:p>5546,632813</text:p>
          </table:table-cell>
          <table:table-cell office:value-type="string">
            <text:p>144,012177</text:p>
          </table:table-cell>
          <table:table-cell office:value-type="string">
            <text:p>122,455017</text:p>
          </table:table-cell>
          <table:table-cell office:value-type="string">
            <text:p>26,218878</text:p>
          </table:table-cell>
          <table:table-cell office:value-type="string">
            <text:p>6779,937012</text:p>
          </table:table-cell>
          <table:table-cell office:value-type="string">
            <text:p>138,483475</text:p>
          </table:table-cell>
          <table:table-cell office:value-type="string">
            <text:p>1908,129639</text:p>
          </table:table-cell>
          <table:table-cell office:value-type="string">
            <text:p>43,084949</text:p>
          </table:table-cell>
          <table:table-cell office:value-type="string">
            <text:p>4669,855957</text:p>
          </table:table-cell>
          <table:table-cell office:value-type="string">
            <text:p>67,740417</text:p>
          </table:table-cell>
          <table:table-cell office:value-type="string">
            <text:p>1363,606445</text:p>
          </table:table-cell>
          <table:table-cell office:value-type="string">
            <text:p>23,040125</text:p>
          </table:table-cell>
          <table:table-cell office:value-type="string">
            <text:p>186,593292</text:p>
          </table:table-cell>
          <table:table-cell office:value-type="string">
            <text:p>7,826409</text:p>
          </table:table-cell>
          <table:table-cell office:value-type="string">
            <text:p>19,646454</text:p>
          </table:table-cell>
          <table:table-cell office:value-type="string">
            <text:p>4,462419</text:p>
          </table:table-cell>
          <table:table-cell office:value-type="string">
            <text:p>36,745102</text:p>
          </table:table-cell>
          <table:table-cell office:value-type="string">
            <text:p>7,714573</text:p>
          </table:table-cell>
          <table:table-cell office:value-type="string">
            <text:p>46,291222</text:p>
          </table:table-cell>
          <table:table-cell office:value-type="string">
            <text:p>4,480149</text:p>
          </table:table-cell>
          <table:table-cell office:value-type="string">
            <text:p>2336,282959</text:p>
          </table:table-cell>
          <table:table-cell office:value-type="string">
            <text:p>45,361137</text:p>
          </table:table-cell>
          <table:table-cell office:value-type="string">
            <text:p>45,116783</text:p>
          </table:table-cell>
          <table:table-cell office:value-type="string">
            <text:p>7,209331</text:p>
          </table:table-cell>
          <table:table-cell office:value-type="string">
            <text:p>0,996366</text:p>
          </table:table-cell>
          <table:table-cell office:value-type="string">
            <text:p>15,073395</text:p>
          </table:table-cell>
          <table:table-cell office:value-type="string">
            <text:p>195,652145</text:p>
          </table:table-cell>
          <table:table-cell office:value-type="string">
            <text:p>20,077171</text:p>
          </table:table-cell>
          <table:table-cell office:value-type="string">
            <text:p>97,410385</text:p>
          </table:table-cell>
          <table:table-cell office:value-type="string">
            <text:p>8,3133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2,056664</text:p>
          </table:table-cell>
          <table:table-cell office:value-type="string">
            <text:p>9,069541</text:p>
          </table:table-cell>
          <table:table-cell office:value-type="string">
            <text:p>10,968269</text:p>
          </table:table-cell>
          <table:table-cell office:value-type="string">
            <text:p>9,592413</text:p>
          </table:table-cell>
          <table:table-cell office:value-type="string">
            <text:p>66,502991</text:p>
          </table:table-cell>
          <table:table-cell office:value-type="string">
            <text:p>17,925587</text:p>
          </table:table-cell>
        </table:table-row>
        <table:table-row table:style-name="ro1">
          <table:table-cell office:value-type="string">
            <text:p>AFR521 <text:s text:c="5"/></text:p>
          </table:table-cell>
          <table:table-cell office:value-type="string">
            <text:p>8620,593750</text:p>
          </table:table-cell>
          <table:table-cell office:value-type="string">
            <text:p>1031,629761</text:p>
          </table:table-cell>
          <table:table-cell office:value-type="string">
            <text:p>2521,567871</text:p>
          </table:table-cell>
          <table:table-cell office:value-type="string">
            <text:p>502,517365</text:p>
          </table:table-cell>
          <table:table-cell office:value-type="string">
            <text:p>21645,865234</text:p>
          </table:table-cell>
          <table:table-cell office:value-type="string">
            <text:p>524,242310</text:p>
          </table:table-cell>
          <table:table-cell office:value-type="string">
            <text:p>45674,101563</text:p>
          </table:table-cell>
          <table:table-cell office:value-type="string">
            <text:p>989,485168</text:p>
          </table:table-cell>
          <table:table-cell office:value-type="string">
            <text:p>248,924973</text:p>
          </table:table-cell>
          <table:table-cell office:value-type="string">
            <text:p>35,172615</text:p>
          </table:table-cell>
          <table:table-cell office:value-type="string">
            <text:p>6783,525879</text:p>
          </table:table-cell>
          <table:table-cell office:value-type="string">
            <text:p>139,888428</text:p>
          </table:table-cell>
          <table:table-cell office:value-type="string">
            <text:p>13527,075195</text:p>
          </table:table-cell>
          <table:table-cell office:value-type="string">
            <text:p>236,586685</text:p>
          </table:table-cell>
          <table:table-cell office:value-type="string">
            <text:p>8894,517578</text:p>
          </table:table-cell>
          <table:table-cell office:value-type="string">
            <text:p>124,571861</text:p>
          </table:table-cell>
          <table:table-cell office:value-type="string">
            <text:p>8753,917969</text:p>
          </table:table-cell>
          <table:table-cell office:value-type="string">
            <text:p>116,672897</text:p>
          </table:table-cell>
          <table:table-cell office:value-type="string">
            <text:p>1544,688843</text:p>
          </table:table-cell>
          <table:table-cell office:value-type="string">
            <text:p>40,435669</text:p>
          </table:table-cell>
          <table:table-cell office:value-type="string">
            <text:p>47,420269</text:p>
          </table:table-cell>
          <table:table-cell office:value-type="string">
            <text:p>6,047251</text:p>
          </table:table-cell>
          <table:table-cell office:value-type="string">
            <text:p>61,879761</text:p>
          </table:table-cell>
          <table:table-cell office:value-type="string">
            <text:p>8,285918</text:p>
          </table:table-cell>
          <table:table-cell office:value-type="string">
            <text:p>208,729584</text:p>
          </table:table-cell>
          <table:table-cell office:value-type="string">
            <text:p>7,000384</text:p>
          </table:table-cell>
          <table:table-cell office:value-type="string">
            <text:p>22231,058594</text:p>
          </table:table-cell>
          <table:table-cell office:value-type="string">
            <text:p>407,839233</text:p>
          </table:table-cell>
          <table:table-cell office:value-type="string">
            <text:p>25,592560</text:p>
          </table:table-cell>
          <table:table-cell office:value-type="string">
            <text:p>8,110735</text:p>
          </table:table-cell>
          <table:table-cell office:value-type="string">
            <text:p>60,865711</text:p>
          </table:table-cell>
          <table:table-cell office:value-type="string">
            <text:p>15,757117</text:p>
          </table:table-cell>
          <table:table-cell office:value-type="string">
            <text:p>290,645935</text:p>
          </table:table-cell>
          <table:table-cell office:value-type="string">
            <text:p>20,763958</text:p>
          </table:table-cell>
          <table:table-cell office:value-type="string">
            <text:p>176,790207</text:p>
          </table:table-cell>
          <table:table-cell office:value-type="string">
            <text:p>9,5276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1,526810</text:p>
          </table:table-cell>
          <table:table-cell office:value-type="string">
            <text:p>9,906321</text:p>
          </table:table-cell>
          <table:table-cell office:value-type="string">
            <text:p>87,540871</text:p>
          </table:table-cell>
          <table:table-cell office:value-type="string">
            <text:p>10,701880</text:p>
          </table:table-cell>
          <table:table-cell office:value-type="string">
            <text:p>97,013138</text:p>
          </table:table-cell>
          <table:table-cell office:value-type="string">
            <text:p>20,007177</text:p>
          </table:table-cell>
        </table:table-row>
        <table:table-row table:style-name="ro1">
          <table:table-cell office:value-type="string">
            <text:p>AFR522 <text:s text:c="5"/></text:p>
          </table:table-cell>
          <table:table-cell office:value-type="string">
            <text:p>8863,893555</text:p>
          </table:table-cell>
          <table:table-cell office:value-type="string">
            <text:p>1030,368896</text:p>
          </table:table-cell>
          <table:table-cell office:value-type="string">
            <text:p>2275,086914</text:p>
          </table:table-cell>
          <table:table-cell office:value-type="string">
            <text:p>497,593781</text:p>
          </table:table-cell>
          <table:table-cell office:value-type="string">
            <text:p>17800,505859</text:p>
          </table:table-cell>
          <table:table-cell office:value-type="string">
            <text:p>446,337769</text:p>
          </table:table-cell>
          <table:table-cell office:value-type="string">
            <text:p>35762,785156</text:p>
          </table:table-cell>
          <table:table-cell office:value-type="string">
            <text:p>778,978882</text:p>
          </table:table-cell>
          <table:table-cell office:value-type="string">
            <text:p>200,955261</text:p>
          </table:table-cell>
          <table:table-cell office:value-type="string">
            <text:p>33,747978</text:p>
          </table:table-cell>
          <table:table-cell office:value-type="string">
            <text:p>7532,545410</text:p>
          </table:table-cell>
          <table:table-cell office:value-type="string">
            <text:p>153,538361</text:p>
          </table:table-cell>
          <table:table-cell office:value-type="string">
            <text:p>12389,869141</text:p>
          </table:table-cell>
          <table:table-cell office:value-type="string">
            <text:p>217,617981</text:p>
          </table:table-cell>
          <table:table-cell office:value-type="string">
            <text:p>6804,737305</text:p>
          </table:table-cell>
          <table:table-cell office:value-type="string">
            <text:p>96,489967</text:p>
          </table:table-cell>
          <table:table-cell office:value-type="string">
            <text:p>7650,187012</text:p>
          </table:table-cell>
          <table:table-cell office:value-type="string">
            <text:p>102,407333</text:p>
          </table:table-cell>
          <table:table-cell office:value-type="string">
            <text:p>1225,974243</text:p>
          </table:table-cell>
          <table:table-cell office:value-type="string">
            <text:p>32,564484</text:p>
          </table:table-cell>
          <table:table-cell office:value-type="string">
            <text:p>42,761177</text:p>
          </table:table-cell>
          <table:table-cell office:value-type="string">
            <text:p>5,882838</text:p>
          </table:table-cell>
          <table:table-cell office:value-type="string">
            <text:p>65,266106</text:p>
          </table:table-cell>
          <table:table-cell office:value-type="string">
            <text:p>8,283282</text:p>
          </table:table-cell>
          <table:table-cell office:value-type="string">
            <text:p>146,186340</text:p>
          </table:table-cell>
          <table:table-cell office:value-type="string">
            <text:p>6,184485</text:p>
          </table:table-cell>
          <table:table-cell office:value-type="string">
            <text:p>19409,017578</text:p>
          </table:table-cell>
          <table:table-cell office:value-type="string">
            <text:p>356,311127</text:p>
          </table:table-cell>
          <table:table-cell office:value-type="string">
            <text:p>29,926369</text:p>
          </table:table-cell>
          <table:table-cell office:value-type="string">
            <text:p>8,225244</text:p>
          </table:table-cell>
          <table:table-cell office:value-type="string">
            <text:p>36,796017</text:p>
          </table:table-cell>
          <table:table-cell office:value-type="string">
            <text:p>15,705192</text:p>
          </table:table-cell>
          <table:table-cell office:value-type="string">
            <text:p>247,709076</text:p>
          </table:table-cell>
          <table:table-cell office:value-type="string">
            <text:p>20,614201</text:p>
          </table:table-cell>
          <table:table-cell office:value-type="string">
            <text:p>125,323868</text:p>
          </table:table-cell>
          <table:table-cell office:value-type="string">
            <text:p>9,3461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1,364128</text:p>
          </table:table-cell>
          <table:table-cell office:value-type="string">
            <text:p>10,046061</text:p>
          </table:table-cell>
          <table:table-cell office:value-type="string">
            <text:p>75,155212</text:p>
          </table:table-cell>
          <table:table-cell office:value-type="string">
            <text:p>10,704119</text:p>
          </table:table-cell>
          <table:table-cell office:value-type="string">
            <text:p>90,558708</text:p>
          </table:table-cell>
          <table:table-cell office:value-type="string">
            <text:p>20,014093</text:p>
          </table:table-cell>
        </table:table-row>
        <table:table-row table:style-name="ro1">
          <table:table-cell office:value-type="string">
            <text:p>AFR523 <text:s text:c="5"/></text:p>
          </table:table-cell>
          <table:table-cell office:value-type="string">
            <text:p>15511,424805</text:p>
          </table:table-cell>
          <table:table-cell office:value-type="string">
            <text:p>1419,430054</text:p>
          </table:table-cell>
          <table:table-cell office:value-type="string">
            <text:p>2896,221191</text:p>
          </table:table-cell>
          <table:table-cell office:value-type="string">
            <text:p>515,790039</text:p>
          </table:table-cell>
          <table:table-cell office:value-type="string">
            <text:p>8315,723633</text:p>
          </table:table-cell>
          <table:table-cell office:value-type="string">
            <text:p>266,347900</text:p>
          </table:table-cell>
          <table:table-cell office:value-type="string">
            <text:p>20167,003906</text:p>
          </table:table-cell>
          <table:table-cell office:value-type="string">
            <text:p>449,162720</text:p>
          </table:table-cell>
          <table:table-cell office:value-type="string">
            <text:p>260,237061</text:p>
          </table:table-cell>
          <table:table-cell office:value-type="string">
            <text:p>35,574337</text:p>
          </table:table-cell>
          <table:table-cell office:value-type="string">
            <text:p>8602,764648</text:p>
          </table:table-cell>
          <table:table-cell office:value-type="string">
            <text:p>174,125488</text:p>
          </table:table-cell>
          <table:table-cell office:value-type="string">
            <text:p>21861,156250</text:p>
          </table:table-cell>
          <table:table-cell office:value-type="string">
            <text:p>377,402161</text:p>
          </table:table-cell>
          <table:table-cell office:value-type="string">
            <text:p>7344,042480</text:p>
          </table:table-cell>
          <table:table-cell office:value-type="string">
            <text:p>103,773041</text:p>
          </table:table-cell>
          <table:table-cell office:value-type="string">
            <text:p>6948,859863</text:p>
          </table:table-cell>
          <table:table-cell office:value-type="string">
            <text:p>93,417023</text:p>
          </table:table-cell>
          <table:table-cell office:value-type="string">
            <text:p>640,572327</text:p>
          </table:table-cell>
          <table:table-cell office:value-type="string">
            <text:p>18,462051</text:p>
          </table:table-cell>
          <table:table-cell office:value-type="string">
            <text:p>19,666939</text:p>
          </table:table-cell>
          <table:table-cell office:value-type="string">
            <text:p>5,617148</text:p>
          </table:table-cell>
          <table:table-cell office:value-type="string">
            <text:p>32,210022</text:p>
          </table:table-cell>
          <table:table-cell office:value-type="string">
            <text:p>8,197364</text:p>
          </table:table-cell>
          <table:table-cell office:value-type="string">
            <text:p>151,100784</text:p>
          </table:table-cell>
          <table:table-cell office:value-type="string">
            <text:p>6,358012</text:p>
          </table:table-cell>
          <table:table-cell office:value-type="string">
            <text:p>8980,858398</text:p>
          </table:table-cell>
          <table:table-cell office:value-type="string">
            <text:p>166,024155</text:p>
          </table:table-cell>
          <table:table-cell office:value-type="string">
            <text:p>52,112106</text:p>
          </table:table-cell>
          <table:table-cell office:value-type="string">
            <text:p>8,724829</text:p>
          </table:table-cell>
          <table:table-cell office:value-type="string">
            <text:p>82,729691</text:p>
          </table:table-cell>
          <table:table-cell office:value-type="string">
            <text:p>16,174259</text:p>
          </table:table-cell>
          <table:table-cell office:value-type="string">
            <text:p>458,412811</text:p>
          </table:table-cell>
          <table:table-cell office:value-type="string">
            <text:p>21,910208</text:p>
          </table:table-cell>
          <table:table-cell office:value-type="string">
            <text:p>322,118683</text:p>
          </table:table-cell>
          <table:table-cell office:value-type="string">
            <text:p>11,2700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8,891434</text:p>
          </table:table-cell>
          <table:table-cell office:value-type="string">
            <text:p>10,745462</text:p>
          </table:table-cell>
          <table:table-cell office:value-type="string">
            <text:p>51,463707</text:p>
          </table:table-cell>
          <table:table-cell office:value-type="string">
            <text:p>11,320171</text:p>
          </table:table-cell>
          <table:table-cell office:value-type="string">
            <text:p>177,712570</text:p>
          </table:table-cell>
          <table:table-cell office:value-type="string">
            <text:p>21,877192</text:p>
          </table:table-cell>
        </table:table-row>
        <table:table-row table:style-name="ro1">
          <table:table-cell office:value-type="string">
            <text:p>AFR524 <text:s text:c="5"/></text:p>
          </table:table-cell>
          <table:table-cell office:value-type="string">
            <text:p>8941,630859</text:p>
          </table:table-cell>
          <table:table-cell office:value-type="string">
            <text:p>1138,085693</text:p>
          </table:table-cell>
          <table:table-cell office:value-type="string">
            <text:p>2568,157227</text:p>
          </table:table-cell>
          <table:table-cell office:value-type="string">
            <text:p>535,969849</text:p>
          </table:table-cell>
          <table:table-cell office:value-type="string">
            <text:p>14025,440430</text:p>
          </table:table-cell>
          <table:table-cell office:value-type="string">
            <text:p>378,800720</text:p>
          </table:table-cell>
          <table:table-cell office:value-type="string">
            <text:p>32311,705078</text:p>
          </table:table-cell>
          <table:table-cell office:value-type="string">
            <text:p>706,614990</text:p>
          </table:table-cell>
          <table:table-cell office:value-type="string">
            <text:p>250,189285</text:p>
          </table:table-cell>
          <table:table-cell office:value-type="string">
            <text:p>39,856590</text:p>
          </table:table-cell>
          <table:table-cell office:value-type="string">
            <text:p>8832,958984</text:p>
          </table:table-cell>
          <table:table-cell office:value-type="string">
            <text:p>178,547012</text:p>
          </table:table-cell>
          <table:table-cell office:value-type="string">
            <text:p>17347,667969</text:p>
          </table:table-cell>
          <table:table-cell office:value-type="string">
            <text:p>301,247345</text:p>
          </table:table-cell>
          <table:table-cell office:value-type="string">
            <text:p>13930,280273</text:p>
          </table:table-cell>
          <table:table-cell office:value-type="string">
            <text:p>192,501404</text:p>
          </table:table-cell>
          <table:table-cell office:value-type="string">
            <text:p>11057,528320</text:p>
          </table:table-cell>
          <table:table-cell office:value-type="string">
            <text:p>146,557480</text:p>
          </table:table-cell>
          <table:table-cell office:value-type="string">
            <text:p>1059,679321</text:p>
          </table:table-cell>
          <table:table-cell office:value-type="string">
            <text:p>28,706963</text:p>
          </table:table-cell>
          <table:table-cell office:value-type="string">
            <text:p>38,885445</text:p>
          </table:table-cell>
          <table:table-cell office:value-type="string">
            <text:p>6,382620</text:p>
          </table:table-cell>
          <table:table-cell office:value-type="string">
            <text:p>61,933174</text:p>
          </table:table-cell>
          <table:table-cell office:value-type="string">
            <text:p>8,668838</text:p>
          </table:table-cell>
          <table:table-cell office:value-type="string">
            <text:p>171,477676</text:p>
          </table:table-cell>
          <table:table-cell office:value-type="string">
            <text:p>7,059639</text:p>
          </table:table-cell>
          <table:table-cell office:value-type="string">
            <text:p>14955,518555</text:p>
          </table:table-cell>
          <table:table-cell office:value-type="string">
            <text:p>275,048676</text:p>
          </table:table-cell>
          <table:table-cell office:value-type="string">
            <text:p>62,493896</text:p>
          </table:table-cell>
          <table:table-cell office:value-type="string">
            <text:p>9,633805</text:p>
          </table:table-cell>
          <table:table-cell office:value-type="string">
            <text:p>90,148682</text:p>
          </table:table-cell>
          <table:table-cell office:value-type="string">
            <text:p>16,695305</text:p>
          </table:table-cell>
          <table:table-cell office:value-type="string">
            <text:p>408,005035</text:p>
          </table:table-cell>
          <table:table-cell office:value-type="string">
            <text:p>21,968832</text:p>
          </table:table-cell>
          <table:table-cell office:value-type="string">
            <text:p>197,521317</text:p>
          </table:table-cell>
          <table:table-cell office:value-type="string">
            <text:p>11,2411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2,651878</text:p>
          </table:table-cell>
          <table:table-cell office:value-type="string">
            <text:p>11,879977</text:p>
          </table:table-cell>
          <table:table-cell office:value-type="string">
            <text:p>53,166443</text:p>
          </table:table-cell>
          <table:table-cell office:value-type="string">
            <text:p>12,551419</text:p>
          </table:table-cell>
          <table:table-cell office:value-type="string">
            <text:p>176,238831</text:p>
          </table:table-cell>
          <table:table-cell office:value-type="string">
            <text:p>23,977272</text:p>
          </table:table-cell>
        </table:table-row>
        <table:table-row table:style-name="ro1">
          <table:table-cell office:value-type="string">
            <text:p>AFR525 <text:s text:c="5"/></text:p>
          </table:table-cell>
          <table:table-cell office:value-type="string">
            <text:p>33903,210938</text:p>
          </table:table-cell>
          <table:table-cell office:value-type="string">
            <text:p>2500,852539</text:p>
          </table:table-cell>
          <table:table-cell office:value-type="string">
            <text:p>5476,989746</text:p>
          </table:table-cell>
          <table:table-cell office:value-type="string">
            <text:p>612,988098</text:p>
          </table:table-cell>
          <table:table-cell office:value-type="string">
            <text:p>7054,314941</text:p>
          </table:table-cell>
          <table:table-cell office:value-type="string">
            <text:p>265,498138</text:p>
          </table:table-cell>
          <table:table-cell office:value-type="string">
            <text:p>18575,400391</text:p>
          </table:table-cell>
          <table:table-cell office:value-type="string">
            <text:p>417,771729</text:p>
          </table:table-cell>
          <table:table-cell office:value-type="string">
            <text:p>48,564190</text:p>
          </table:table-cell>
          <table:table-cell office:value-type="string">
            <text:p>44,556343</text:p>
          </table:table-cell>
          <table:table-cell office:value-type="string">
            <text:p>10181,355469</text:p>
          </table:table-cell>
          <table:table-cell office:value-type="string">
            <text:p>206,987366</text:p>
          </table:table-cell>
          <table:table-cell office:value-type="string">
            <text:p>63194,292969</text:p>
          </table:table-cell>
          <table:table-cell office:value-type="string">
            <text:p>1075,079590</text:p>
          </table:table-cell>
          <table:table-cell office:value-type="string">
            <text:p>18919,072266</text:p>
          </table:table-cell>
          <table:table-cell office:value-type="string">
            <text:p>259,900116</text:p>
          </table:table-cell>
          <table:table-cell office:value-type="string">
            <text:p>10166,089844</text:p>
          </table:table-cell>
          <table:table-cell office:value-type="string">
            <text:p>135,100052</text:p>
          </table:table-cell>
          <table:table-cell office:value-type="string">
            <text:p>582,384766</text:p>
          </table:table-cell>
          <table:table-cell office:value-type="string">
            <text:p>17,302944</text:p>
          </table:table-cell>
          <table:table-cell office:value-type="string">
            <text:p>29,532440</text:p>
          </table:table-cell>
          <table:table-cell office:value-type="string">
            <text:p>5,791281</text:p>
          </table:table-cell>
          <table:table-cell office:value-type="string">
            <text:p>54,748260</text:p>
          </table:table-cell>
          <table:table-cell office:value-type="string">
            <text:p>8,420473</text:p>
          </table:table-cell>
          <table:table-cell office:value-type="string">
            <text:p>109,148315</text:p>
          </table:table-cell>
          <table:table-cell office:value-type="string">
            <text:p>6,045742</text:p>
          </table:table-cell>
          <table:table-cell office:value-type="string">
            <text:p>7802,706055</text:p>
          </table:table-cell>
          <table:table-cell office:value-type="string">
            <text:p>144,582642</text:p>
          </table:table-cell>
          <table:table-cell office:value-type="string">
            <text:p>48,272274</text:p>
          </table:table-cell>
          <table:table-cell office:value-type="string">
            <text:p>8,980663</text:p>
          </table:table-cell>
          <table:table-cell office:value-type="string">
            <text:p>64,952133</text:p>
          </table:table-cell>
          <table:table-cell office:value-type="string">
            <text:p>16,305399</text:p>
          </table:table-cell>
          <table:table-cell office:value-type="string">
            <text:p>518,670837</text:p>
          </table:table-cell>
          <table:table-cell office:value-type="string">
            <text:p>22,419538</text:p>
          </table:table-cell>
          <table:table-cell office:value-type="string">
            <text:p>446,716034</text:p>
          </table:table-cell>
          <table:table-cell office:value-type="string">
            <text:p>12,8022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2,107216</text:p>
          </table:table-cell>
          <table:table-cell office:value-type="string">
            <text:p>11,281775</text:p>
          </table:table-cell>
          <table:table-cell office:value-type="string">
            <text:p>29,122644</text:p>
          </table:table-cell>
          <table:table-cell office:value-type="string">
            <text:p>11,698795</text:p>
          </table:table-cell>
          <table:table-cell office:value-type="string">
            <text:p>401,060242</text:p>
          </table:table-cell>
          <table:table-cell office:value-type="string">
            <text:p>24,079618</text:p>
          </table:table-cell>
        </table:table-row>
        <table:table-row table:style-name="ro1">
          <table:table-cell office:value-type="string">
            <text:p>AFR526 <text:s text:c="5"/></text:p>
          </table:table-cell>
          <table:table-cell office:value-type="string">
            <text:p>37426,285156</text:p>
          </table:table-cell>
          <table:table-cell office:value-type="string">
            <text:p>2693,161133</text:p>
          </table:table-cell>
          <table:table-cell office:value-type="string">
            <text:p>5686,950195</text:p>
          </table:table-cell>
          <table:table-cell office:value-type="string">
            <text:p>602,896973</text:p>
          </table:table-cell>
          <table:table-cell office:value-type="string">
            <text:p>8242,547852</text:p>
          </table:table-cell>
          <table:table-cell office:value-type="string">
            <text:p>284,295593</text:p>
          </table:table-cell>
          <table:table-cell office:value-type="string">
            <text:p>20064,066406</text:p>
          </table:table-cell>
          <table:table-cell office:value-type="string">
            <text:p>448,965790</text:p>
          </table:table-cell>
          <table:table-cell office:value-type="string">
            <text:p>197,271088</text:p>
          </table:table-cell>
          <table:table-cell office:value-type="string">
            <text:p>44,730480</text:p>
          </table:table-cell>
          <table:table-cell office:value-type="string">
            <text:p>11366,777344</text:p>
          </table:table-cell>
          <table:table-cell office:value-type="string">
            <text:p>228,184219</text:p>
          </table:table-cell>
          <table:table-cell office:value-type="string">
            <text:p>70054,984375</text:p>
          </table:table-cell>
          <table:table-cell office:value-type="string">
            <text:p>1190,297119</text:p>
          </table:table-cell>
          <table:table-cell office:value-type="string">
            <text:p>21780,951172</text:p>
          </table:table-cell>
          <table:table-cell office:value-type="string">
            <text:p>298,371796</text:p>
          </table:table-cell>
          <table:table-cell office:value-type="string">
            <text:p>11536,244141</text:p>
          </table:table-cell>
          <table:table-cell office:value-type="string">
            <text:p>152,787491</text:p>
          </table:table-cell>
          <table:table-cell office:value-type="string">
            <text:p>660,164001</text:p>
          </table:table-cell>
          <table:table-cell office:value-type="string">
            <text:p>18,893690</text:p>
          </table:table-cell>
          <table:table-cell office:value-type="string">
            <text:p>26,905912</text:p>
          </table:table-cell>
          <table:table-cell office:value-type="string">
            <text:p>5,467859</text:p>
          </table:table-cell>
          <table:table-cell office:value-type="string">
            <text:p>54,912174</text:p>
          </table:table-cell>
          <table:table-cell office:value-type="string">
            <text:p>8,169230</text:p>
          </table:table-cell>
          <table:table-cell office:value-type="string">
            <text:p>129,213577</text:p>
          </table:table-cell>
          <table:table-cell office:value-type="string">
            <text:p>5,943471</text:p>
          </table:table-cell>
          <table:table-cell office:value-type="string">
            <text:p>8612,811523</text:p>
          </table:table-cell>
          <table:table-cell office:value-type="string">
            <text:p>159,297623</text:p>
          </table:table-cell>
          <table:table-cell office:value-type="string">
            <text:p>38,621880</text:p>
          </table:table-cell>
          <table:table-cell office:value-type="string">
            <text:p>8,337990</text:p>
          </table:table-cell>
          <table:table-cell office:value-type="string">
            <text:p>57,733116</text:p>
          </table:table-cell>
          <table:table-cell office:value-type="string">
            <text:p>15,899636</text:p>
          </table:table-cell>
          <table:table-cell office:value-type="string">
            <text:p>582,657654</text:p>
          </table:table-cell>
          <table:table-cell office:value-type="string">
            <text:p>22,655384</text:p>
          </table:table-cell>
          <table:table-cell office:value-type="string">
            <text:p>495,437927</text:p>
          </table:table-cell>
          <table:table-cell office:value-type="string">
            <text:p>12,78945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9,608116</text:p>
          </table:table-cell>
          <table:table-cell office:value-type="string">
            <text:p>10,553967</text:p>
          </table:table-cell>
          <table:table-cell office:value-type="string">
            <text:p>26,715330</text:p>
          </table:table-cell>
          <table:table-cell office:value-type="string">
            <text:p>10,904732</text:p>
          </table:table-cell>
          <table:table-cell office:value-type="string">
            <text:p>471,647217</text:p>
          </table:table-cell>
          <table:table-cell office:value-type="string">
            <text:p>23,407103</text:p>
          </table:table-cell>
        </table:table-row>
        <table:table-row table:style-name="ro1">
          <table:table-cell office:value-type="string">
            <text:p>AFR527 <text:s text:c="5"/></text:p>
          </table:table-cell>
          <table:table-cell office:value-type="string">
            <text:p>9707,281250</text:p>
          </table:table-cell>
          <table:table-cell office:value-type="string">
            <text:p>1193,734863</text:p>
          </table:table-cell>
          <table:table-cell office:value-type="string">
            <text:p>3281,149414</text:p>
          </table:table-cell>
          <table:table-cell office:value-type="string">
            <text:p>552,462585</text:p>
          </table:table-cell>
          <table:table-cell office:value-type="string">
            <text:p>28334,728516</text:p>
          </table:table-cell>
          <table:table-cell office:value-type="string">
            <text:p>667,285583</text:p>
          </table:table-cell>
          <table:table-cell office:value-type="string">
            <text:p>63346,753906</text:p>
          </table:table-cell>
          <table:table-cell office:value-type="string">
            <text:p>1365,644653</text:p>
          </table:table-cell>
          <table:table-cell office:value-type="string">
            <text:p>489,995941</text:p>
          </table:table-cell>
          <table:table-cell office:value-type="string">
            <text:p>44,697586</text:p>
          </table:table-cell>
          <table:table-cell office:value-type="string">
            <text:p>8919,835938</text:p>
          </table:table-cell>
          <table:table-cell office:value-type="string">
            <text:p>180,844635</text:p>
          </table:table-cell>
          <table:table-cell office:value-type="string">
            <text:p>21625,683594</text:p>
          </table:table-cell>
          <table:table-cell office:value-type="string">
            <text:p>373,152588</text:p>
          </table:table-cell>
          <table:table-cell office:value-type="string">
            <text:p>13303,616211</text:p>
          </table:table-cell>
          <table:table-cell office:value-type="string">
            <text:p>184,157639</text:p>
          </table:table-cell>
          <table:table-cell office:value-type="string">
            <text:p>20959,626953</text:p>
          </table:table-cell>
          <table:table-cell office:value-type="string">
            <text:p>274,705902</text:p>
          </table:table-cell>
          <table:table-cell office:value-type="string">
            <text:p>2202,623535</text:p>
          </table:table-cell>
          <table:table-cell office:value-type="string">
            <text:p>56,938534</text:p>
          </table:table-cell>
          <table:table-cell office:value-type="string">
            <text:p>54,612595</text:p>
          </table:table-cell>
          <table:table-cell office:value-type="string">
            <text:p>6,928374</text:p>
          </table:table-cell>
          <table:table-cell office:value-type="string">
            <text:p>78,761734</text:p>
          </table:table-cell>
          <table:table-cell office:value-type="string">
            <text:p>8,759730</text:p>
          </table:table-cell>
          <table:table-cell office:value-type="string">
            <text:p>307,235840</text:p>
          </table:table-cell>
          <table:table-cell office:value-type="string">
            <text:p>8,946137</text:p>
          </table:table-cell>
          <table:table-cell office:value-type="string">
            <text:p>28808,914063</text:p>
          </table:table-cell>
          <table:table-cell office:value-type="string">
            <text:p>527,995361</text:p>
          </table:table-cell>
          <table:table-cell office:value-type="string">
            <text:p>35,554070</text:p>
          </table:table-cell>
          <table:table-cell office:value-type="string">
            <text:p>9,245508</text:p>
          </table:table-cell>
          <table:table-cell office:value-type="string">
            <text:p>138,562012</text:p>
          </table:table-cell>
          <table:table-cell office:value-type="string">
            <text:p>16,742922</text:p>
          </table:table-cell>
          <table:table-cell office:value-type="string">
            <text:p>586,446228</text:p>
          </table:table-cell>
          <table:table-cell office:value-type="string">
            <text:p>22,953032</text:p>
          </table:table-cell>
          <table:table-cell office:value-type="string">
            <text:p>188,962067</text:p>
          </table:table-cell>
          <table:table-cell office:value-type="string">
            <text:p>10,74499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5,570709</text:p>
          </table:table-cell>
          <table:table-cell office:value-type="string">
            <text:p>11,558743</text:p>
          </table:table-cell>
          <table:table-cell office:value-type="string">
            <text:p>104,747574</text:p>
          </table:table-cell>
          <table:table-cell office:value-type="string">
            <text:p>12,188606</text:p>
          </table:table-cell>
          <table:table-cell office:value-type="string">
            <text:p>215,928146</text:p>
          </table:table-cell>
          <table:table-cell office:value-type="string">
            <text:p>23,027641</text:p>
          </table:table-cell>
        </table:table-row>
        <table:table-row table:style-name="ro1">
          <table:table-cell office:value-type="string">
            <text:p>AFR528 <text:s text:c="5"/></text:p>
          </table:table-cell>
          <table:table-cell office:value-type="string">
            <text:p>11559,124023</text:p>
          </table:table-cell>
          <table:table-cell office:value-type="string">
            <text:p>1177,047852</text:p>
          </table:table-cell>
          <table:table-cell office:value-type="string">
            <text:p>1999,513428</text:p>
          </table:table-cell>
          <table:table-cell office:value-type="string">
            <text:p>486,025726</text:p>
          </table:table-cell>
          <table:table-cell office:value-type="string">
            <text:p>4377,144043</text:p>
          </table:table-cell>
          <table:table-cell office:value-type="string">
            <text:p>197,705612</text:p>
          </table:table-cell>
          <table:table-cell office:value-type="string">
            <text:p>9156,411133</text:p>
          </table:table-cell>
          <table:table-cell office:value-type="string">
            <text:p>219,420334</text:p>
          </table:table-cell>
          <table:table-cell office:value-type="string">
            <text:p>264,591125</text:p>
          </table:table-cell>
          <table:table-cell office:value-type="string">
            <text:p>33,934139</text:p>
          </table:table-cell>
          <table:table-cell office:value-type="string">
            <text:p>13837,392578</text:p>
          </table:table-cell>
          <table:table-cell office:value-type="string">
            <text:p>271,401672</text:p>
          </table:table-cell>
          <table:table-cell office:value-type="string">
            <text:p>8695,110352</text:p>
          </table:table-cell>
          <table:table-cell office:value-type="string">
            <text:p>156,548218</text:p>
          </table:table-cell>
          <table:table-cell office:value-type="string">
            <text:p>10065,245117</text:p>
          </table:table-cell>
          <table:table-cell office:value-type="string">
            <text:p>140,283966</text:p>
          </table:table-cell>
          <table:table-cell office:value-type="string">
            <text:p>2865,447510</text:p>
          </table:table-cell>
          <table:table-cell office:value-type="string">
            <text:p>41,525295</text:p>
          </table:table-cell>
          <table:table-cell office:value-type="string">
            <text:p>295,718079</text:p>
          </table:table-cell>
          <table:table-cell office:value-type="string">
            <text:p>10,524129</text:p>
          </table:table-cell>
          <table:table-cell office:value-type="string">
            <text:p>28,507452</text:p>
          </table:table-cell>
          <table:table-cell office:value-type="string">
            <text:p>5,151895</text:p>
          </table:table-cell>
          <table:table-cell office:value-type="string">
            <text:p>32,291977</text:p>
          </table:table-cell>
          <table:table-cell office:value-type="string">
            <text:p>8,016767</text:p>
          </table:table-cell>
          <table:table-cell office:value-type="string">
            <text:p>93,326241</text:p>
          </table:table-cell>
          <table:table-cell office:value-type="string">
            <text:p>5,462402</text:p>
          </table:table-cell>
          <table:table-cell office:value-type="string">
            <text:p>3298,236084</text:p>
          </table:table-cell>
          <table:table-cell office:value-type="string">
            <text:p>62,731899</text:p>
          </table:table-cell>
          <table:table-cell office:value-type="string">
            <text:p>66,415001</text:p>
          </table:table-cell>
          <table:table-cell office:value-type="string">
            <text:p>8,353255</text:p>
          </table:table-cell>
          <table:table-cell office:value-type="string">
            <text:p>85,449318</text:p>
          </table:table-cell>
          <table:table-cell office:value-type="string">
            <text:p>15,978950</text:p>
          </table:table-cell>
          <table:table-cell office:value-type="string">
            <text:p>442,879730</text:p>
          </table:table-cell>
          <table:table-cell office:value-type="string">
            <text:p>21,674898</text:p>
          </table:table-cell>
          <table:table-cell office:value-type="string">
            <text:p>356,923279</text:p>
          </table:table-cell>
          <table:table-cell office:value-type="string">
            <text:p>11,2822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2,935257</text:p>
          </table:table-cell>
          <table:table-cell office:value-type="string">
            <text:p>10,239796</text:p>
          </table:table-cell>
          <table:table-cell office:value-type="string">
            <text:p>29,592363</text:p>
          </table:table-cell>
          <table:table-cell office:value-type="string">
            <text:p>10,878388</text:p>
          </table:table-cell>
          <table:table-cell office:value-type="string">
            <text:p>196,464615</text:p>
          </table:table-cell>
          <table:table-cell office:value-type="string">
            <text:p>20,953033</text:p>
          </table:table-cell>
        </table:table-row>
        <table:table-row table:style-name="ro1">
          <table:table-cell office:value-type="string">
            <text:p>AFR529 <text:s text:c="5"/></text:p>
          </table:table-cell>
          <table:table-cell office:value-type="string">
            <text:p>10252,635742</text:p>
          </table:table-cell>
          <table:table-cell office:value-type="string">
            <text:p>1156,155640</text:p>
          </table:table-cell>
          <table:table-cell office:value-type="string">
            <text:p>2289,977783</text:p>
          </table:table-cell>
          <table:table-cell office:value-type="string">
            <text:p>513,581726</text:p>
          </table:table-cell>
          <table:table-cell office:value-type="string">
            <text:p>7839,769531</text:p>
          </table:table-cell>
          <table:table-cell office:value-type="string">
            <text:p>260,003693</text:p>
          </table:table-cell>
          <table:table-cell office:value-type="string">
            <text:p>18185,011719</text:p>
          </table:table-cell>
          <table:table-cell office:value-type="string">
            <text:p>407,844238</text:p>
          </table:table-cell>
          <table:table-cell office:value-type="string">
            <text:p>196,396423</text:p>
          </table:table-cell>
          <table:table-cell office:value-type="string">
            <text:p>36,360561</text:p>
          </table:table-cell>
          <table:table-cell office:value-type="string">
            <text:p>7860,654785</text:p>
          </table:table-cell>
          <table:table-cell office:value-type="string">
            <text:p>160,599625</text:p>
          </table:table-cell>
          <table:table-cell office:value-type="string">
            <text:p>22011,443359</text:p>
          </table:table-cell>
          <table:table-cell office:value-type="string">
            <text:p>379,864258</text:p>
          </table:table-cell>
          <table:table-cell office:value-type="string">
            <text:p>11986,527344</text:p>
          </table:table-cell>
          <table:table-cell office:value-type="string">
            <text:p>166,182800</text:p>
          </table:table-cell>
          <table:table-cell office:value-type="string">
            <text:p>5734,778320</text:p>
          </table:table-cell>
          <table:table-cell office:value-type="string">
            <text:p>77,921791</text:p>
          </table:table-cell>
          <table:table-cell office:value-type="string">
            <text:p>631,254456</text:p>
          </table:table-cell>
          <table:table-cell office:value-type="string">
            <text:p>18,233946</text:p>
          </table:table-cell>
          <table:table-cell office:value-type="string">
            <text:p>17,758602</text:p>
          </table:table-cell>
          <table:table-cell office:value-type="string">
            <text:p>5,641095</text:p>
          </table:table-cell>
          <table:table-cell office:value-type="string">
            <text:p>35,244118</text:p>
          </table:table-cell>
          <table:table-cell office:value-type="string">
            <text:p>8,250619</text:p>
          </table:table-cell>
          <table:table-cell office:value-type="string">
            <text:p>120,936714</text:p>
          </table:table-cell>
          <table:table-cell office:value-type="string">
            <text:p>6,064428</text:p>
          </table:table-cell>
          <table:table-cell office:value-type="string">
            <text:p>6896,859375</text:p>
          </table:table-cell>
          <table:table-cell office:value-type="string">
            <text:p>128,066895</text:p>
          </table:table-cell>
          <table:table-cell office:value-type="string">
            <text:p>63,747997</text:p>
          </table:table-cell>
          <table:table-cell office:value-type="string">
            <text:p>8,901414</text:p>
          </table:table-cell>
          <table:table-cell office:value-type="string">
            <text:p>141,130981</text:p>
          </table:table-cell>
          <table:table-cell office:value-type="string">
            <text:p>16,571135</text:p>
          </table:table-cell>
          <table:table-cell office:value-type="string">
            <text:p>406,614502</text:p>
          </table:table-cell>
          <table:table-cell office:value-type="string">
            <text:p>21,668058</text:p>
          </table:table-cell>
          <table:table-cell office:value-type="string">
            <text:p>203,484512</text:p>
          </table:table-cell>
          <table:table-cell office:value-type="string">
            <text:p>10,60859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3,031574</text:p>
          </table:table-cell>
          <table:table-cell office:value-type="string">
            <text:p>10,986320</text:p>
          </table:table-cell>
          <table:table-cell office:value-type="string">
            <text:p>33,872601</text:p>
          </table:table-cell>
          <table:table-cell office:value-type="string">
            <text:p>11,633204</text:p>
          </table:table-cell>
          <table:table-cell office:value-type="string">
            <text:p>213,317230</text:p>
          </table:table-cell>
          <table:table-cell office:value-type="string">
            <text:p>22,545856</text:p>
          </table:table-cell>
        </table:table-row>
        <table:table-row table:style-name="ro1">
          <table:table-cell office:value-type="string">
            <text:p>AFR530 <text:s text:c="5"/></text:p>
          </table:table-cell>
          <table:table-cell office:value-type="string">
            <text:p>11519,149414</text:p>
          </table:table-cell>
          <table:table-cell office:value-type="string">
            <text:p>1283,571899</text:p>
          </table:table-cell>
          <table:table-cell office:value-type="string">
            <text:p>3184,917480</text:p>
          </table:table-cell>
          <table:table-cell office:value-type="string">
            <text:p>551,524231</text:p>
          </table:table-cell>
          <table:table-cell office:value-type="string">
            <text:p>22563,935547</text:p>
          </table:table-cell>
          <table:table-cell office:value-type="string">
            <text:p>548,938660</text:p>
          </table:table-cell>
          <table:table-cell office:value-type="string">
            <text:p>50067,347656</text:p>
          </table:table-cell>
          <table:table-cell office:value-type="string">
            <text:p>1083,448242</text:p>
          </table:table-cell>
          <table:table-cell office:value-type="string">
            <text:p>448,465179</text:p>
          </table:table-cell>
          <table:table-cell office:value-type="string">
            <text:p>43,529423</text:p>
          </table:table-cell>
          <table:table-cell office:value-type="string">
            <text:p>8943,298828</text:p>
          </table:table-cell>
          <table:table-cell office:value-type="string">
            <text:p>181,177094</text:p>
          </table:table-cell>
          <table:table-cell office:value-type="string">
            <text:p>24162,328125</text:p>
          </table:table-cell>
          <table:table-cell office:value-type="string">
            <text:p>415,920624</text:p>
          </table:table-cell>
          <table:table-cell office:value-type="string">
            <text:p>11667,609375</text:p>
          </table:table-cell>
          <table:table-cell office:value-type="string">
            <text:p>162,080673</text:p>
          </table:table-cell>
          <table:table-cell office:value-type="string">
            <text:p>17998,746094</text:p>
          </table:table-cell>
          <table:table-cell office:value-type="string">
            <text:p>236,331253</text:p>
          </table:table-cell>
          <table:table-cell office:value-type="string">
            <text:p>1760,084839</text:p>
          </table:table-cell>
          <table:table-cell office:value-type="string">
            <text:p>45,919659</text:p>
          </table:table-cell>
          <table:table-cell office:value-type="string">
            <text:p>53,651669</text:p>
          </table:table-cell>
          <table:table-cell office:value-type="string">
            <text:p>6,640629</text:p>
          </table:table-cell>
          <table:table-cell office:value-type="string">
            <text:p>82,750313</text:p>
          </table:table-cell>
          <table:table-cell office:value-type="string">
            <text:p>8,703615</text:p>
          </table:table-cell>
          <table:table-cell office:value-type="string">
            <text:p>263,269684</text:p>
          </table:table-cell>
          <table:table-cell office:value-type="string">
            <text:p>8,212990</text:p>
          </table:table-cell>
          <table:table-cell office:value-type="string">
            <text:p>22205,769531</text:p>
          </table:table-cell>
          <table:table-cell office:value-type="string">
            <text:p>407,405304</text:p>
          </table:table-cell>
          <table:table-cell office:value-type="string">
            <text:p>48,495750</text:p>
          </table:table-cell>
          <table:table-cell office:value-type="string">
            <text:p>9,243970</text:p>
          </table:table-cell>
          <table:table-cell office:value-type="string">
            <text:p>92,688332</text:p>
          </table:table-cell>
          <table:table-cell office:value-type="string">
            <text:p>16,497368</text:p>
          </table:table-cell>
          <table:table-cell office:value-type="string">
            <text:p>567,104553</text:p>
          </table:table-cell>
          <table:table-cell office:value-type="string">
            <text:p>22,823467</text:p>
          </table:table-cell>
          <table:table-cell office:value-type="string">
            <text:p>204,922684</text:p>
          </table:table-cell>
          <table:table-cell office:value-type="string">
            <text:p>10,8634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8,201874</text:p>
          </table:table-cell>
          <table:table-cell office:value-type="string">
            <text:p>11,581026</text:p>
          </table:table-cell>
          <table:table-cell office:value-type="string">
            <text:p>89,833969</text:p>
          </table:table-cell>
          <table:table-cell office:value-type="string">
            <text:p>12,111863</text:p>
          </table:table-cell>
          <table:table-cell office:value-type="string">
            <text:p>227,972137</text:p>
          </table:table-cell>
          <table:table-cell office:value-type="string">
            <text:p>23,229338</text:p>
          </table:table-cell>
        </table:table-row>
        <table:table-row table:style-name="ro1">
          <table:table-cell office:value-type="string">
            <text:p>AFR531 <text:s text:c="5"/></text:p>
          </table:table-cell>
          <table:table-cell office:value-type="string">
            <text:p>5432,680176</text:p>
          </table:table-cell>
          <table:table-cell office:value-type="string">
            <text:p>851,277954</text:p>
          </table:table-cell>
          <table:table-cell office:value-type="string">
            <text:p>1002,199341</text:p>
          </table:table-cell>
          <table:table-cell office:value-type="string">
            <text:p>461,744263</text:p>
          </table:table-cell>
          <table:table-cell office:value-type="string">
            <text:p>2285,771240</text:p>
          </table:table-cell>
          <table:table-cell office:value-type="string">
            <text:p>162,251648</text:p>
          </table:table-cell>
          <table:table-cell office:value-type="string">
            <text:p>4483,335449</text:p>
          </table:table-cell>
          <table:table-cell office:value-type="string">
            <text:p>126,106018</text:p>
          </table:table-cell>
          <table:table-cell office:value-type="string">
            <text:p>123,587486</text:p>
          </table:table-cell>
          <table:table-cell office:value-type="string">
            <text:p>30,250853</text:p>
          </table:table-cell>
          <table:table-cell office:value-type="string">
            <text:p>7878,152344</text:p>
          </table:table-cell>
          <table:table-cell office:value-type="string">
            <text:p>159,415314</text:p>
          </table:table-cell>
          <table:table-cell office:value-type="string">
            <text:p>3191,830078</text:p>
          </table:table-cell>
          <table:table-cell office:value-type="string">
            <text:p>64,726219</text:p>
          </table:table-cell>
          <table:table-cell office:value-type="string">
            <text:p>9444,770508</text:p>
          </table:table-cell>
          <table:table-cell office:value-type="string">
            <text:p>132,045853</text:p>
          </table:table-cell>
          <table:table-cell office:value-type="string">
            <text:p>1446,572998</text:p>
          </table:table-cell>
          <table:table-cell office:value-type="string">
            <text:p>24,436172</text:p>
          </table:table-cell>
          <table:table-cell office:value-type="string">
            <text:p>153,403519</text:p>
          </table:table-cell>
          <table:table-cell office:value-type="string">
            <text:p>7,970926</text:p>
          </table:table-cell>
          <table:table-cell office:value-type="string">
            <text:p>16,175579</text:p>
          </table:table-cell>
          <table:table-cell office:value-type="string">
            <text:p>5,101655</text:p>
          </table:table-cell>
          <table:table-cell office:value-type="string">
            <text:p>39,094429</text:p>
          </table:table-cell>
          <table:table-cell office:value-type="string">
            <text:p>8,096027</text:p>
          </table:table-cell>
          <table:table-cell office:value-type="string">
            <text:p>54,801907</text:p>
          </table:table-cell>
          <table:table-cell office:value-type="string">
            <text:p>5,247116</text:p>
          </table:table-cell>
          <table:table-cell office:value-type="string">
            <text:p>1662,536377</text:p>
          </table:table-cell>
          <table:table-cell office:value-type="string">
            <text:p>33,616856</text:p>
          </table:table-cell>
          <table:table-cell office:value-type="string">
            <text:p>76,024757</text:p>
          </table:table-cell>
          <table:table-cell office:value-type="string">
            <text:p>8,680146</text:p>
          </table:table-cell>
          <table:table-cell office:value-type="string">
            <text:p>76,110596</text:p>
          </table:table-cell>
          <table:table-cell office:value-type="string">
            <text:p>16,102919</text:p>
          </table:table-cell>
          <table:table-cell office:value-type="string">
            <text:p>346,630402</text:p>
          </table:table-cell>
          <table:table-cell office:value-type="string">
            <text:p>21,262413</text:p>
          </table:table-cell>
          <table:table-cell office:value-type="string">
            <text:p>193,003281</text:p>
          </table:table-cell>
          <table:table-cell office:value-type="string">
            <text:p>10,3511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,754944</text:p>
          </table:table-cell>
          <table:table-cell office:value-type="string">
            <text:p>10,734755</text:p>
          </table:table-cell>
          <table:table-cell office:value-type="string">
            <text:p>14,649396</text:p>
          </table:table-cell>
          <table:table-cell office:value-type="string">
            <text:p>11,335784</text:p>
          </table:table-cell>
          <table:table-cell office:value-type="string">
            <text:p>185,894363</text:p>
          </table:table-cell>
          <table:table-cell office:value-type="string">
            <text:p>21,608212</text:p>
          </table:table-cell>
        </table:table-row>
        <table:table-row table:style-name="ro1">
          <table:table-cell office:value-type="string">
            <text:p>AFR532 <text:s text:c="5"/></text:p>
          </table:table-cell>
          <table:table-cell office:value-type="string">
            <text:p>17981,152344</text:p>
          </table:table-cell>
          <table:table-cell office:value-type="string">
            <text:p>1512,311035</text:p>
          </table:table-cell>
          <table:table-cell office:value-type="string">
            <text:p>2901,725342</text:p>
          </table:table-cell>
          <table:table-cell office:value-type="string">
            <text:p>528,569702</text:p>
          </table:table-cell>
          <table:table-cell office:value-type="string">
            <text:p>3963,893066</text:p>
          </table:table-cell>
          <table:table-cell office:value-type="string">
            <text:p>205,113297</text:p>
          </table:table-cell>
          <table:table-cell office:value-type="string">
            <text:p>8389,169922</text:p>
          </table:table-cell>
          <table:table-cell office:value-type="string">
            <text:p>206,351166</text:p>
          </table:table-cell>
          <table:table-cell office:value-type="string">
            <text:p>191,712357</text:p>
          </table:table-cell>
          <table:table-cell office:value-type="string">
            <text:p>39,677509</text:p>
          </table:table-cell>
          <table:table-cell office:value-type="string">
            <text:p>15635,579102</text:p>
          </table:table-cell>
          <table:table-cell office:value-type="string">
            <text:p>305,967468</text:p>
          </table:table-cell>
          <table:table-cell office:value-type="string">
            <text:p>35599,527344</text:p>
          </table:table-cell>
          <table:table-cell office:value-type="string">
            <text:p>609,191406</text:p>
          </table:table-cell>
          <table:table-cell office:value-type="string">
            <text:p>30246,105469</text:p>
          </table:table-cell>
          <table:table-cell office:value-type="string">
            <text:p>412,606049</text:p>
          </table:table-cell>
          <table:table-cell office:value-type="string">
            <text:p>3922,526855</text:p>
          </table:table-cell>
          <table:table-cell office:value-type="string">
            <text:p>55,207088</text:p>
          </table:table-cell>
          <table:table-cell office:value-type="string">
            <text:p>264,487274</text:p>
          </table:table-cell>
          <table:table-cell office:value-type="string">
            <text:p>10,066400</text:p>
          </table:table-cell>
          <table:table-cell office:value-type="string">
            <text:p>13,278955</text:p>
          </table:table-cell>
          <table:table-cell office:value-type="string">
            <text:p>5,317238</text:p>
          </table:table-cell>
          <table:table-cell office:value-type="string">
            <text:p>68,675125</text:p>
          </table:table-cell>
          <table:table-cell office:value-type="string">
            <text:p>8,341254</text:p>
          </table:table-cell>
          <table:table-cell office:value-type="string">
            <text:p>68,634575</text:p>
          </table:table-cell>
          <table:table-cell office:value-type="string">
            <text:p>5,492508</text:p>
          </table:table-cell>
          <table:table-cell office:value-type="string">
            <text:p>2587,213379</text:p>
          </table:table-cell>
          <table:table-cell office:value-type="string">
            <text:p>49,973431</text:p>
          </table:table-cell>
          <table:table-cell office:value-type="string">
            <text:p>61,474915</text:p>
          </table:table-cell>
          <table:table-cell office:value-type="string">
            <text:p>8,775496</text:p>
          </table:table-cell>
          <table:table-cell office:value-type="string">
            <text:p>47,501488</text:p>
          </table:table-cell>
          <table:table-cell office:value-type="string">
            <text:p>16,043760</text:p>
          </table:table-cell>
          <table:table-cell office:value-type="string">
            <text:p>405,718140</text:p>
          </table:table-cell>
          <table:table-cell office:value-type="string">
            <text:p>21,654942</text:p>
          </table:table-cell>
          <table:table-cell office:value-type="string">
            <text:p>300,622742</text:p>
          </table:table-cell>
          <table:table-cell office:value-type="string">
            <text:p>11,2905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3,454155</text:p>
          </table:table-cell>
          <table:table-cell office:value-type="string">
            <text:p>10,942306</text:p>
          </table:table-cell>
          <table:table-cell office:value-type="string">
            <text:p>14,780769</text:p>
          </table:table-cell>
          <table:table-cell office:value-type="string">
            <text:p>11,529272</text:p>
          </table:table-cell>
          <table:table-cell office:value-type="string">
            <text:p>212,048096</text:p>
          </table:table-cell>
          <table:table-cell office:value-type="string">
            <text:p>22,540421</text:p>
          </table:table-cell>
        </table:table-row>
        <table:table-row table:style-name="ro1">
          <table:table-cell office:value-type="string">
            <text:p>AFR53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6,730225</text:p>
          </table:table-cell>
          <table:table-cell office:value-type="string">
            <text:p>432,663422</text:p>
          </table:table-cell>
          <table:table-cell office:value-type="string">
            <text:p>401,543610</text:p>
          </table:table-cell>
          <table:table-cell office:value-type="string">
            <text:p>129,080307</text:p>
          </table:table-cell>
          <table:table-cell office:value-type="string">
            <text:p>68,503929</text:p>
          </table:table-cell>
          <table:table-cell office:value-type="string">
            <text:p>53,60012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0,220187</text:p>
          </table:table-cell>
          <table:table-cell office:value-type="string">
            <text:p>8,42674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0,487701</text:p>
          </table:table-cell>
          <table:table-cell office:value-type="string">
            <text:p>8,0992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,794885</text:p>
          </table:table-cell>
          <table:table-cell office:value-type="string">
            <text:p>8,810934</text:p>
          </table:table-cell>
          <table:table-cell table:number-columns-repeated="1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534 <text:s text:c="5"/></text:p>
          </table:table-cell>
          <table:table-cell office:value-type="string">
            <text:p>3102,489258</text:p>
          </table:table-cell>
          <table:table-cell office:value-type="string">
            <text:p>749,687683</text:p>
          </table:table-cell>
          <table:table-cell office:value-type="string">
            <text:p>760,607666</text:p>
          </table:table-cell>
          <table:table-cell office:value-type="string">
            <text:p>451,508301</text:p>
          </table:table-cell>
          <table:table-cell office:value-type="string">
            <text:p>3979,291504</text:p>
          </table:table-cell>
          <table:table-cell office:value-type="string">
            <text:p>181,009048</text:p>
          </table:table-cell>
          <table:table-cell office:value-type="string">
            <text:p>7417,404297</text:p>
          </table:table-cell>
          <table:table-cell office:value-type="string">
            <text:p>182,346542</text:p>
          </table:table-cell>
          <table:table-cell office:value-type="string">
            <text:p>99,703812</text:p>
          </table:table-cell>
          <table:table-cell office:value-type="string">
            <text:p>27,512224</text:p>
          </table:table-cell>
          <table:table-cell office:value-type="string">
            <text:p>6112,880859</text:p>
          </table:table-cell>
          <table:table-cell office:value-type="string">
            <text:p>126,378365</text:p>
          </table:table-cell>
          <table:table-cell office:value-type="string">
            <text:p>1075,654175</text:p>
          </table:table-cell>
          <table:table-cell office:value-type="string">
            <text:p>30,787556</text:p>
          </table:table-cell>
          <table:table-cell office:value-type="string">
            <text:p>5559,412109</text:p>
          </table:table-cell>
          <table:table-cell office:value-type="string">
            <text:p>79,837364</text:p>
          </table:table-cell>
          <table:table-cell office:value-type="string">
            <text:p>1203,871094</text:p>
          </table:table-cell>
          <table:table-cell office:value-type="string">
            <text:p>21,438799</text:p>
          </table:table-cell>
          <table:table-cell office:value-type="string">
            <text:p>236,343674</text:p>
          </table:table-cell>
          <table:table-cell office:value-type="string">
            <text:p>9,278681</text:p>
          </table:table-cell>
          <table:table-cell office:value-type="string">
            <text:p>21,374317</text:p>
          </table:table-cell>
          <table:table-cell office:value-type="string">
            <text:p>4,975287</text:p>
          </table:table-cell>
          <table:table-cell office:value-type="string">
            <text:p>28,476044</text:p>
          </table:table-cell>
          <table:table-cell office:value-type="string">
            <text:p>7,958572</text:p>
          </table:table-cell>
          <table:table-cell office:value-type="string">
            <text:p>61,977070</text:p>
          </table:table-cell>
          <table:table-cell office:value-type="string">
            <text:p>5,111346</text:p>
          </table:table-cell>
          <table:table-cell office:value-type="string">
            <text:p>2483,061035</text:p>
          </table:table-cell>
          <table:table-cell office:value-type="string">
            <text:p>48,114662</text:p>
          </table:table-cell>
          <table:table-cell office:value-type="string">
            <text:p>59,932457</text:p>
          </table:table-cell>
          <table:table-cell office:value-type="string">
            <text:p>8,168112</text:p>
          </table:table-cell>
          <table:table-cell office:value-type="string">
            <text:p>38,172512</text:p>
          </table:table-cell>
          <table:table-cell office:value-type="string">
            <text:p>15,673368</text:p>
          </table:table-cell>
          <table:table-cell office:value-type="string">
            <text:p>222,941193</text:p>
          </table:table-cell>
          <table:table-cell office:value-type="string">
            <text:p>20,518898</text:p>
          </table:table-cell>
          <table:table-cell office:value-type="string">
            <text:p>120,113007</text:p>
          </table:table-cell>
          <table:table-cell office:value-type="string">
            <text:p>9,43019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,608133</text:p>
          </table:table-cell>
          <table:table-cell office:value-type="string">
            <text:p>10,148687</text:p>
          </table:table-cell>
          <table:table-cell office:value-type="string">
            <text:p>16,423077</text:p>
          </table:table-cell>
          <table:table-cell office:value-type="string">
            <text:p>10,738679</text:p>
          </table:table-cell>
          <table:table-cell office:value-type="string">
            <text:p>69,904289</text:p>
          </table:table-cell>
          <table:table-cell office:value-type="string">
            <text:p>20,107660</text:p>
          </table:table-cell>
        </table:table-row>
        <table:table-row table:style-name="ro1">
          <table:table-cell office:value-type="string">
            <text:p>AFR535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5,478592</text:p>
          </table:table-cell>
          <table:table-cell office:value-type="string">
            <text:p>432,675446</text:p>
          </table:table-cell>
          <table:table-cell office:value-type="string">
            <text:p>248,616318</text:p>
          </table:table-cell>
          <table:table-cell office:value-type="string">
            <text:p>130,692795</text:p>
          </table:table-cell>
          <table:table-cell office:value-type="string">
            <text:p>52,250805</text:p>
          </table:table-cell>
          <table:table-cell office:value-type="string">
            <text:p>54,44869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0,458222</text:p>
          </table:table-cell>
          <table:table-cell office:value-type="string">
            <text:p>8,57897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2,648344</text:p>
          </table:table-cell>
          <table:table-cell office:value-type="string">
            <text:p>8,16388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0,960916</text:p>
          </table:table-cell>
          <table:table-cell office:value-type="string">
            <text:p>15,900713</text:p>
          </table:table-cell>
          <table:table-cell table:number-columns-repeated="1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536 <text:s text:c="5"/></text:p>
          </table:table-cell>
          <table:table-cell office:value-type="string">
            <text:p>23663,734375</text:p>
          </table:table-cell>
          <table:table-cell office:value-type="string">
            <text:p>1829,879272</text:p>
          </table:table-cell>
          <table:table-cell office:value-type="string">
            <text:p>4016,011963</text:p>
          </table:table-cell>
          <table:table-cell office:value-type="string">
            <text:p>537,619568</text:p>
          </table:table-cell>
          <table:table-cell office:value-type="string">
            <text:p>6217,508789</text:p>
          </table:table-cell>
          <table:table-cell office:value-type="string">
            <text:p>236,019211</text:p>
          </table:table-cell>
          <table:table-cell office:value-type="string">
            <text:p>14280,360352</text:p>
          </table:table-cell>
          <table:table-cell office:value-type="string">
            <text:p>326,697845</text:p>
          </table:table-cell>
          <table:table-cell office:value-type="string">
            <text:p>217,701538</text:p>
          </table:table-cell>
          <table:table-cell office:value-type="string">
            <text:p>39,442635</text:p>
          </table:table-cell>
          <table:table-cell office:value-type="string">
            <text:p>9202,240234</text:p>
          </table:table-cell>
          <table:table-cell office:value-type="string">
            <text:p>186,411179</text:p>
          </table:table-cell>
          <table:table-cell office:value-type="string">
            <text:p>40739,753906</text:p>
          </table:table-cell>
          <table:table-cell office:value-type="string">
            <text:p>695,651855</text:p>
          </table:table-cell>
          <table:table-cell office:value-type="string">
            <text:p>18746,019531</text:p>
          </table:table-cell>
          <table:table-cell office:value-type="string">
            <text:p>257,348969</text:p>
          </table:table-cell>
          <table:table-cell office:value-type="string">
            <text:p>8401,843750</text:p>
          </table:table-cell>
          <table:table-cell office:value-type="string">
            <text:p>112,307823</text:p>
          </table:table-cell>
          <table:table-cell office:value-type="string">
            <text:p>477,764740</text:p>
          </table:table-cell>
          <table:table-cell office:value-type="string">
            <text:p>14,564818</text:p>
          </table:table-cell>
          <table:table-cell office:value-type="string">
            <text:p>15,374807</text:p>
          </table:table-cell>
          <table:table-cell office:value-type="string">
            <text:p>5,260724</text:p>
          </table:table-cell>
          <table:table-cell office:value-type="string">
            <text:p>43,629395</text:p>
          </table:table-cell>
          <table:table-cell office:value-type="string">
            <text:p>8,106642</text:p>
          </table:table-cell>
          <table:table-cell office:value-type="string">
            <text:p>99,559181</text:p>
          </table:table-cell>
          <table:table-cell office:value-type="string">
            <text:p>5,596128</text:p>
          </table:table-cell>
          <table:table-cell office:value-type="string">
            <text:p>5058,297852</text:p>
          </table:table-cell>
          <table:table-cell office:value-type="string">
            <text:p>94,596581</text:p>
          </table:table-cell>
          <table:table-cell office:value-type="string">
            <text:p>44,310532</text:p>
          </table:table-cell>
          <table:table-cell office:value-type="string">
            <text:p>8,387435</text:p>
          </table:table-cell>
          <table:table-cell office:value-type="string">
            <text:p>45,454811</text:p>
          </table:table-cell>
          <table:table-cell office:value-type="string">
            <text:p>15,843472</text:p>
          </table:table-cell>
          <table:table-cell office:value-type="string">
            <text:p>457,694977</text:p>
          </table:table-cell>
          <table:table-cell office:value-type="string">
            <text:p>21,766382</text:p>
          </table:table-cell>
          <table:table-cell office:value-type="string">
            <text:p>337,171143</text:p>
          </table:table-cell>
          <table:table-cell office:value-type="string">
            <text:p>11,1839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4,791214</text:p>
          </table:table-cell>
          <table:table-cell office:value-type="string">
            <text:p>10,529789</text:p>
          </table:table-cell>
          <table:table-cell office:value-type="string">
            <text:p>15,911768</text:p>
          </table:table-cell>
          <table:table-cell office:value-type="string">
            <text:p>10,984317</text:p>
          </table:table-cell>
          <table:table-cell office:value-type="string">
            <text:p>217,249435</text:p>
          </table:table-cell>
          <table:table-cell office:value-type="string">
            <text:p>21,492371</text:p>
          </table:table-cell>
        </table:table-row>
        <table:table-row table:style-name="ro1">
          <table:table-cell office:value-type="string">
            <text:p>AFR537 <text:s text:c="5"/></text:p>
          </table:table-cell>
          <table:table-cell office:value-type="string">
            <text:p>5472,868652</text:p>
          </table:table-cell>
          <table:table-cell office:value-type="string">
            <text:p>893,627686</text:p>
          </table:table-cell>
          <table:table-cell office:value-type="string">
            <text:p>691,632385</text:p>
          </table:table-cell>
          <table:table-cell office:value-type="string">
            <text:p>469,946136</text:p>
          </table:table-cell>
          <table:table-cell office:value-type="string">
            <text:p>6481,384766</text:p>
          </table:table-cell>
          <table:table-cell office:value-type="string">
            <text:p>231,531830</text:p>
          </table:table-cell>
          <table:table-cell office:value-type="string">
            <text:p>12907,272461</text:p>
          </table:table-cell>
          <table:table-cell office:value-type="string">
            <text:p>296,797638</text:p>
          </table:table-cell>
          <table:table-cell office:value-type="string">
            <text:p>212,342728</text:p>
          </table:table-cell>
          <table:table-cell office:value-type="string">
            <text:p>33,777618</text:p>
          </table:table-cell>
          <table:table-cell office:value-type="string">
            <text:p>9478,303711</text:p>
          </table:table-cell>
          <table:table-cell office:value-type="string">
            <text:p>189,847870</text:p>
          </table:table-cell>
          <table:table-cell office:value-type="string">
            <text:p>12953,005859</text:p>
          </table:table-cell>
          <table:table-cell office:value-type="string">
            <text:p>227,551056</text:p>
          </table:table-cell>
          <table:table-cell office:value-type="string">
            <text:p>14303,199219</text:p>
          </table:table-cell>
          <table:table-cell office:value-type="string">
            <text:p>197,418411</text:p>
          </table:table-cell>
          <table:table-cell office:value-type="string">
            <text:p>3286,714600</text:p>
          </table:table-cell>
          <table:table-cell office:value-type="string">
            <text:p>46,869591</text:p>
          </table:table-cell>
          <table:table-cell office:value-type="string">
            <text:p>450,257904</text:p>
          </table:table-cell>
          <table:table-cell office:value-type="string">
            <text:p>13,817449</text:p>
          </table:table-cell>
          <table:table-cell office:value-type="string">
            <text:p>19,026323</text:p>
          </table:table-cell>
          <table:table-cell office:value-type="string">
            <text:p>5,105007</text:p>
          </table:table-cell>
          <table:table-cell office:value-type="string">
            <text:p>41,580467</text:p>
          </table:table-cell>
          <table:table-cell office:value-type="string">
            <text:p>8,020966</text:p>
          </table:table-cell>
          <table:table-cell office:value-type="string">
            <text:p>116,436066</text:p>
          </table:table-cell>
          <table:table-cell office:value-type="string">
            <text:p>5,595244</text:p>
          </table:table-cell>
          <table:table-cell office:value-type="string">
            <text:p>4678,195313</text:p>
          </table:table-cell>
          <table:table-cell office:value-type="string">
            <text:p>87,677750</text:p>
          </table:table-cell>
          <table:table-cell office:value-type="string">
            <text:p>55,911316</text:p>
          </table:table-cell>
          <table:table-cell office:value-type="string">
            <text:p>8,106928</text:p>
          </table:table-cell>
          <table:table-cell office:value-type="string">
            <text:p>137,742126</text:p>
          </table:table-cell>
          <table:table-cell office:value-type="string">
            <text:p>16,150578</text:p>
          </table:table-cell>
          <table:table-cell office:value-type="string">
            <text:p>471,293915</text:p>
          </table:table-cell>
          <table:table-cell office:value-type="string">
            <text:p>21,757032</text:p>
          </table:table-cell>
          <table:table-cell office:value-type="string">
            <text:p>249,353638</text:p>
          </table:table-cell>
          <table:table-cell office:value-type="string">
            <text:p>10,1335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,911560</text:p>
          </table:table-cell>
          <table:table-cell office:value-type="string">
            <text:p>9,960137</text:p>
          </table:table-cell>
          <table:table-cell office:value-type="string">
            <text:p>23,632792</text:p>
          </table:table-cell>
          <table:table-cell office:value-type="string">
            <text:p>10,549937</text:p>
          </table:table-cell>
          <table:table-cell office:value-type="string">
            <text:p>242,760345</text:p>
          </table:table-cell>
          <table:table-cell office:value-type="string">
            <text:p>20,728926</text:p>
          </table:table-cell>
        </table:table-row>
        <table:table-row table:style-name="ro1">
          <table:table-cell office:value-type="string">
            <text:p>AFR538 <text:s text:c="5"/></text:p>
          </table:table-cell>
          <table:table-cell office:value-type="string">
            <text:p>10403,142578</text:p>
          </table:table-cell>
          <table:table-cell office:value-type="string">
            <text:p>1122,740967</text:p>
          </table:table-cell>
          <table:table-cell office:value-type="string">
            <text:p>2019,060791</text:p>
          </table:table-cell>
          <table:table-cell office:value-type="string">
            <text:p>498,625183</text:p>
          </table:table-cell>
          <table:table-cell office:value-type="string">
            <text:p>9184,478516</text:p>
          </table:table-cell>
          <table:table-cell office:value-type="string">
            <text:p>276,535797</text:p>
          </table:table-cell>
          <table:table-cell office:value-type="string">
            <text:p>20037,742188</text:p>
          </table:table-cell>
          <table:table-cell office:value-type="string">
            <text:p>446,325653</text:p>
          </table:table-cell>
          <table:table-cell office:value-type="string">
            <text:p>191,043213</text:p>
          </table:table-cell>
          <table:table-cell office:value-type="string">
            <text:p>33,688835</text:p>
          </table:table-cell>
          <table:table-cell office:value-type="string">
            <text:p>7322,407227</text:p>
          </table:table-cell>
          <table:table-cell office:value-type="string">
            <text:p>149,948975</text:p>
          </table:table-cell>
          <table:table-cell office:value-type="string">
            <text:p>15021,857422</text:p>
          </table:table-cell>
          <table:table-cell office:value-type="string">
            <text:p>262,076172</text:p>
          </table:table-cell>
          <table:table-cell office:value-type="string">
            <text:p>5976,251465</text:p>
          </table:table-cell>
          <table:table-cell office:value-type="string">
            <text:p>85,409599</text:p>
          </table:table-cell>
          <table:table-cell office:value-type="string">
            <text:p>5210,428223</text:p>
          </table:table-cell>
          <table:table-cell office:value-type="string">
            <text:p>71,088600</text:p>
          </table:table-cell>
          <table:table-cell office:value-type="string">
            <text:p>644,837036</text:p>
          </table:table-cell>
          <table:table-cell office:value-type="string">
            <text:p>18,532228</text:p>
          </table:table-cell>
          <table:table-cell office:value-type="string">
            <text:p>21,214329</text:p>
          </table:table-cell>
          <table:table-cell office:value-type="string">
            <text:p>5,645163</text:p>
          </table:table-cell>
          <table:table-cell office:value-type="string">
            <text:p>39,255840</text:p>
          </table:table-cell>
          <table:table-cell office:value-type="string">
            <text:p>8,242333</text:p>
          </table:table-cell>
          <table:table-cell office:value-type="string">
            <text:p>94,402481</text:p>
          </table:table-cell>
          <table:table-cell office:value-type="string">
            <text:p>5,780439</text:p>
          </table:table-cell>
          <table:table-cell office:value-type="string">
            <text:p>9143,384766</text:p>
          </table:table-cell>
          <table:table-cell office:value-type="string">
            <text:p>168,991348</text:p>
          </table:table-cell>
          <table:table-cell office:value-type="string">
            <text:p>59,912163</text:p>
          </table:table-cell>
          <table:table-cell office:value-type="string">
            <text:p>8,812348</text:p>
          </table:table-cell>
          <table:table-cell office:value-type="string">
            <text:p>46,262962</text:p>
          </table:table-cell>
          <table:table-cell office:value-type="string">
            <text:p>16,039339</text:p>
          </table:table-cell>
          <table:table-cell office:value-type="string">
            <text:p>231,466537</text:p>
          </table:table-cell>
          <table:table-cell office:value-type="string">
            <text:p>20,788795</text:p>
          </table:table-cell>
          <table:table-cell office:value-type="string">
            <text:p>113,581184</text:p>
          </table:table-cell>
          <table:table-cell office:value-type="string">
            <text:p>9,9661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0,525082</text:p>
          </table:table-cell>
          <table:table-cell office:value-type="string">
            <text:p>10,718995</text:p>
          </table:table-cell>
          <table:table-cell office:value-type="string">
            <text:p>30,939905</text:p>
          </table:table-cell>
          <table:table-cell office:value-type="string">
            <text:p>11,424943</text:p>
          </table:table-cell>
          <table:table-cell office:value-type="string">
            <text:p>78,839043</text:p>
          </table:table-cell>
          <table:table-cell office:value-type="string">
            <text:p>21,590071</text:p>
          </table:table-cell>
        </table:table-row>
        <table:table-row table:style-name="ro1">
          <table:table-cell office:value-type="string">
            <text:p>AFR539 <text:s text:c="5"/></text:p>
          </table:table-cell>
          <table:table-cell office:value-type="string">
            <text:p>11117,796875</text:p>
          </table:table-cell>
          <table:table-cell office:value-type="string">
            <text:p>1164,552612</text:p>
          </table:table-cell>
          <table:table-cell office:value-type="string">
            <text:p>1723,939697</text:p>
          </table:table-cell>
          <table:table-cell office:value-type="string">
            <text:p>490,546051</text:p>
          </table:table-cell>
          <table:table-cell office:value-type="string">
            <text:p>6582,341309</text:p>
          </table:table-cell>
          <table:table-cell office:value-type="string">
            <text:p>232,100220</text:p>
          </table:table-cell>
          <table:table-cell office:value-type="string">
            <text:p>14823,334961</text:p>
          </table:table-cell>
          <table:table-cell office:value-type="string">
            <text:p>336,896820</text:p>
          </table:table-cell>
          <table:table-cell office:value-type="string">
            <text:p>220,046021</text:p>
          </table:table-cell>
          <table:table-cell office:value-type="string">
            <text:p>34,462486</text:p>
          </table:table-cell>
          <table:table-cell office:value-type="string">
            <text:p>7600,609863</text:p>
          </table:table-cell>
          <table:table-cell office:value-type="string">
            <text:p>155,209412</text:p>
          </table:table-cell>
          <table:table-cell office:value-type="string">
            <text:p>17601,812500</text:p>
          </table:table-cell>
          <table:table-cell office:value-type="string">
            <text:p>305,585876</text:p>
          </table:table-cell>
          <table:table-cell office:value-type="string">
            <text:p>9267,751953</text:p>
          </table:table-cell>
          <table:table-cell office:value-type="string">
            <text:p>129,554337</text:p>
          </table:table-cell>
          <table:table-cell office:value-type="string">
            <text:p>6026,034180</text:p>
          </table:table-cell>
          <table:table-cell office:value-type="string">
            <text:p>81,600075</text:p>
          </table:table-cell>
          <table:table-cell office:value-type="string">
            <text:p>496,690369</text:p>
          </table:table-cell>
          <table:table-cell office:value-type="string">
            <text:p>15,003285</text:p>
          </table:table-cell>
          <table:table-cell office:value-type="string">
            <text:p>19,795063</text:p>
          </table:table-cell>
          <table:table-cell office:value-type="string">
            <text:p>5,329668</text:p>
          </table:table-cell>
          <table:table-cell office:value-type="string">
            <text:p>26,227144</text:p>
          </table:table-cell>
          <table:table-cell office:value-type="string">
            <text:p>8,070461</text:p>
          </table:table-cell>
          <table:table-cell office:value-type="string">
            <text:p>96,298882</text:p>
          </table:table-cell>
          <table:table-cell office:value-type="string">
            <text:p>5,595516</text:p>
          </table:table-cell>
          <table:table-cell office:value-type="string">
            <text:p>5737,647949</text:p>
          </table:table-cell>
          <table:table-cell office:value-type="string">
            <text:p>106,952446</text:p>
          </table:table-cell>
          <table:table-cell office:value-type="string">
            <text:p>55,708145</text:p>
          </table:table-cell>
          <table:table-cell office:value-type="string">
            <text:p>8,449368</text:p>
          </table:table-cell>
          <table:table-cell office:value-type="string">
            <text:p>66,871864</text:p>
          </table:table-cell>
          <table:table-cell office:value-type="string">
            <text:p>15,956666</text:p>
          </table:table-cell>
          <table:table-cell office:value-type="string">
            <text:p>350,498688</text:p>
          </table:table-cell>
          <table:table-cell office:value-type="string">
            <text:p>21,196606</text:p>
          </table:table-cell>
          <table:table-cell office:value-type="string">
            <text:p>176,997269</text:p>
          </table:table-cell>
          <table:table-cell office:value-type="string">
            <text:p>9,9720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2,304951</text:p>
          </table:table-cell>
          <table:table-cell office:value-type="string">
            <text:p>10,444839</text:p>
          </table:table-cell>
          <table:table-cell office:value-type="string">
            <text:p>25,394243</text:p>
          </table:table-cell>
          <table:table-cell office:value-type="string">
            <text:p>11,050099</text:p>
          </table:table-cell>
          <table:table-cell office:value-type="string">
            <text:p>164,550568</text:p>
          </table:table-cell>
          <table:table-cell office:value-type="string">
            <text:p>21,028271</text:p>
          </table:table-cell>
        </table:table-row>
        <table:table-row table:style-name="ro1">
          <table:table-cell office:value-type="string">
            <text:p>AFR540 <text:s text:c="5"/></text:p>
          </table:table-cell>
          <table:table-cell office:value-type="string">
            <text:p>2865,493652</text:p>
          </table:table-cell>
          <table:table-cell office:value-type="string">
            <text:p>779,360474</text:p>
          </table:table-cell>
          <table:table-cell office:value-type="string">
            <text:p>862,225403</text:p>
          </table:table-cell>
          <table:table-cell office:value-type="string">
            <text:p>461,202850</text:p>
          </table:table-cell>
          <table:table-cell office:value-type="string">
            <text:p>3586,281250</text:p>
          </table:table-cell>
          <table:table-cell office:value-type="string">
            <text:p>181,477051</text:p>
          </table:table-cell>
          <table:table-cell office:value-type="string">
            <text:p>7138,013672</text:p>
          </table:table-cell>
          <table:table-cell office:value-type="string">
            <text:p>177,812729</text:p>
          </table:table-cell>
          <table:table-cell office:value-type="string">
            <text:p>112,200027</text:p>
          </table:table-cell>
          <table:table-cell office:value-type="string">
            <text:p>30,231974</text:p>
          </table:table-cell>
          <table:table-cell office:value-type="string">
            <text:p>7186,304199</text:p>
          </table:table-cell>
          <table:table-cell office:value-type="string">
            <text:p>146,706604</text:p>
          </table:table-cell>
          <table:table-cell office:value-type="string">
            <text:p>7397,333984</text:p>
          </table:table-cell>
          <table:table-cell office:value-type="string">
            <text:p>134,286713</text:p>
          </table:table-cell>
          <table:table-cell office:value-type="string">
            <text:p>10917,643555</text:p>
          </table:table-cell>
          <table:table-cell office:value-type="string">
            <text:p>151,823990</text:p>
          </table:table-cell>
          <table:table-cell office:value-type="string">
            <text:p>1445,272827</text:p>
          </table:table-cell>
          <table:table-cell office:value-type="string">
            <text:p>24,423086</text:p>
          </table:table-cell>
          <table:table-cell office:value-type="string">
            <text:p>240,038300</text:p>
          </table:table-cell>
          <table:table-cell office:value-type="string">
            <text:p>9,374104</text:p>
          </table:table-cell>
          <table:table-cell office:value-type="string">
            <text:p>12,620153</text:p>
          </table:table-cell>
          <table:table-cell office:value-type="string">
            <text:p>4,970247</text:p>
          </table:table-cell>
          <table:table-cell office:value-type="string">
            <text:p>33,412060</text:p>
          </table:table-cell>
          <table:table-cell office:value-type="string">
            <text:p>7,986938</text:p>
          </table:table-cell>
          <table:table-cell office:value-type="string">
            <text:p>72,254128</text:p>
          </table:table-cell>
          <table:table-cell office:value-type="string">
            <text:p>5,216573</text:p>
          </table:table-cell>
          <table:table-cell office:value-type="string">
            <text:p>2332,983154</text:p>
          </table:table-cell>
          <table:table-cell office:value-type="string">
            <text:p>45,411880</text:p>
          </table:table-cell>
          <table:table-cell office:value-type="string">
            <text:p>59,019753</text:p>
          </table:table-cell>
          <table:table-cell office:value-type="string">
            <text:p>8,234818</text:p>
          </table:table-cell>
          <table:table-cell office:value-type="string">
            <text:p>129,163315</text:p>
          </table:table-cell>
          <table:table-cell office:value-type="string">
            <text:p>16,180784</text:p>
          </table:table-cell>
          <table:table-cell office:value-type="string">
            <text:p>350,578461</text:p>
          </table:table-cell>
          <table:table-cell office:value-type="string">
            <text:p>21,139452</text:p>
          </table:table-cell>
          <table:table-cell office:value-type="string">
            <text:p>189,938309</text:p>
          </table:table-cell>
          <table:table-cell office:value-type="string">
            <text:p>9,9251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,411594</text:p>
          </table:table-cell>
          <table:table-cell office:value-type="string">
            <text:p>10,312336</text:p>
          </table:table-cell>
          <table:table-cell office:value-type="string">
            <text:p>20,080534</text:p>
          </table:table-cell>
          <table:table-cell office:value-type="string">
            <text:p>10,781686</text:p>
          </table:table-cell>
          <table:table-cell office:value-type="string">
            <text:p>222,382095</text:p>
          </table:table-cell>
          <table:table-cell office:value-type="string">
            <text:p>21,169333</text:p>
          </table:table-cell>
        </table:table-row>
        <table:table-row table:style-name="ro1">
          <table:table-cell office:value-type="string">
            <text:p>AFR541 <text:s text:c="5"/></text:p>
          </table:table-cell>
          <table:table-cell office:value-type="string">
            <text:p>12691,885742</text:p>
          </table:table-cell>
          <table:table-cell office:value-type="string">
            <text:p>1321,424316</text:p>
          </table:table-cell>
          <table:table-cell office:value-type="string">
            <text:p>2407,957764</text:p>
          </table:table-cell>
          <table:table-cell office:value-type="string">
            <text:p>547,927246</text:p>
          </table:table-cell>
          <table:table-cell office:value-type="string">
            <text:p>11588,702148</text:p>
          </table:table-cell>
          <table:table-cell office:value-type="string">
            <text:p>329,839630</text:p>
          </table:table-cell>
          <table:table-cell office:value-type="string">
            <text:p>26119,099609</text:p>
          </table:table-cell>
          <table:table-cell office:value-type="string">
            <text:p>589,592834</text:p>
          </table:table-cell>
          <table:table-cell office:value-type="string">
            <text:p>485,470581</text:p>
          </table:table-cell>
          <table:table-cell office:value-type="string">
            <text:p>41,054127</text:p>
          </table:table-cell>
          <table:table-cell office:value-type="string">
            <text:p>9479,199219</text:p>
          </table:table-cell>
          <table:table-cell office:value-type="string">
            <text:p>186,572937</text:p>
          </table:table-cell>
          <table:table-cell office:value-type="string">
            <text:p>23005,988281</text:p>
          </table:table-cell>
          <table:table-cell office:value-type="string">
            <text:p>397,399139</text:p>
          </table:table-cell>
          <table:table-cell office:value-type="string">
            <text:p>13249,091797</text:p>
          </table:table-cell>
          <table:table-cell office:value-type="string">
            <text:p>183,582443</text:p>
          </table:table-cell>
          <table:table-cell office:value-type="string">
            <text:p>8918,168945</text:p>
          </table:table-cell>
          <table:table-cell office:value-type="string">
            <text:p>120,825356</text:p>
          </table:table-cell>
          <table:table-cell office:value-type="string">
            <text:p>904,314087</text:p>
          </table:table-cell>
          <table:table-cell office:value-type="string">
            <text:p>24,952044</text:p>
          </table:table-cell>
          <table:table-cell office:value-type="string">
            <text:p>20,126415</text:p>
          </table:table-cell>
          <table:table-cell office:value-type="string">
            <text:p>6,154745</text:p>
          </table:table-cell>
          <table:table-cell office:value-type="string">
            <text:p>56,612671</text:p>
          </table:table-cell>
          <table:table-cell office:value-type="string">
            <text:p>8,596429</text:p>
          </table:table-cell>
          <table:table-cell office:value-type="string">
            <text:p>159,468826</text:p>
          </table:table-cell>
          <table:table-cell office:value-type="string">
            <text:p>6,875649</text:p>
          </table:table-cell>
          <table:table-cell office:value-type="string">
            <text:p>10368,399414</text:p>
          </table:table-cell>
          <table:table-cell office:value-type="string">
            <text:p>191,367523</text:p>
          </table:table-cell>
          <table:table-cell office:value-type="string">
            <text:p>62,469391</text:p>
          </table:table-cell>
          <table:table-cell office:value-type="string">
            <text:p>9,563378</text:p>
          </table:table-cell>
          <table:table-cell office:value-type="string">
            <text:p>162,545700</text:p>
          </table:table-cell>
          <table:table-cell office:value-type="string">
            <text:p>17,193361</text:p>
          </table:table-cell>
          <table:table-cell office:value-type="string">
            <text:p>477,087952</text:p>
          </table:table-cell>
          <table:table-cell office:value-type="string">
            <text:p>22,357195</text:p>
          </table:table-cell>
          <table:table-cell office:value-type="string">
            <text:p>232,560211</text:p>
          </table:table-cell>
          <table:table-cell office:value-type="string">
            <text:p>11,4664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7,912628</text:p>
          </table:table-cell>
          <table:table-cell office:value-type="string">
            <text:p>11,940456</text:p>
          </table:table-cell>
          <table:table-cell office:value-type="string">
            <text:p>60,325481</text:p>
          </table:table-cell>
          <table:table-cell office:value-type="string">
            <text:p>12,522202</text:p>
          </table:table-cell>
          <table:table-cell office:value-type="string">
            <text:p>211,337357</text:p>
          </table:table-cell>
          <table:table-cell office:value-type="string">
            <text:p>23,931860</text:p>
          </table:table-cell>
        </table:table-row>
        <table:table-row table:style-name="ro1">
          <table:table-cell office:value-type="string">
            <text:p>AFR542 <text:s text:c="5"/></text:p>
          </table:table-cell>
          <table:table-cell office:value-type="string">
            <text:p>10232,969727</text:p>
          </table:table-cell>
          <table:table-cell office:value-type="string">
            <text:p>1192,205688</text:p>
          </table:table-cell>
          <table:table-cell office:value-type="string">
            <text:p>1953,652832</text:p>
          </table:table-cell>
          <table:table-cell office:value-type="string">
            <text:p>525,106934</text:p>
          </table:table-cell>
          <table:table-cell office:value-type="string">
            <text:p>4779,826172</text:p>
          </table:table-cell>
          <table:table-cell office:value-type="string">
            <text:p>210,717453</text:p>
          </table:table-cell>
          <table:table-cell office:value-type="string">
            <text:p>9790,271484</text:p>
          </table:table-cell>
          <table:table-cell office:value-type="string">
            <text:p>249,521545</text:p>
          </table:table-cell>
          <table:table-cell office:value-type="string">
            <text:p>457,985718</text:p>
          </table:table-cell>
          <table:table-cell office:value-type="string">
            <text:p>37,421280</text:p>
          </table:table-cell>
          <table:table-cell office:value-type="string">
            <text:p>14126,918945</text:p>
          </table:table-cell>
          <table:table-cell office:value-type="string">
            <text:p>273,206055</text:p>
          </table:table-cell>
          <table:table-cell office:value-type="string">
            <text:p>12322,684570</text:p>
          </table:table-cell>
          <table:table-cell office:value-type="string">
            <text:p>218,102768</text:p>
          </table:table-cell>
          <table:table-cell office:value-type="string">
            <text:p>12360,329102</text:p>
          </table:table-cell>
          <table:table-cell office:value-type="string">
            <text:p>171,578293</text:p>
          </table:table-cell>
          <table:table-cell office:value-type="string">
            <text:p>3320,587891</text:p>
          </table:table-cell>
          <table:table-cell office:value-type="string">
            <text:p>49,575939</text:p>
          </table:table-cell>
          <table:table-cell office:value-type="string">
            <text:p>313,520844</text:p>
          </table:table-cell>
          <table:table-cell office:value-type="string">
            <text:p>11,403688</text:p>
          </table:table-cell>
          <table:table-cell office:value-type="string">
            <text:p>28,729595</text:p>
          </table:table-cell>
          <table:table-cell office:value-type="string">
            <text:p>5,763968</text:p>
          </table:table-cell>
          <table:table-cell office:value-type="string">
            <text:p>40,600887</text:p>
          </table:table-cell>
          <table:table-cell office:value-type="string">
            <text:p>8,388508</text:p>
          </table:table-cell>
          <table:table-cell office:value-type="string">
            <text:p>77,993042</text:p>
          </table:table-cell>
          <table:table-cell office:value-type="string">
            <text:p>5,876466</text:p>
          </table:table-cell>
          <table:table-cell office:value-type="string">
            <text:p>3235,848877</text:p>
          </table:table-cell>
          <table:table-cell office:value-type="string">
            <text:p>61,720875</text:p>
          </table:table-cell>
          <table:table-cell office:value-type="string">
            <text:p>87,228905</text:p>
          </table:table-cell>
          <table:table-cell office:value-type="string">
            <text:p>9,403604</text:p>
          </table:table-cell>
          <table:table-cell office:value-type="string">
            <text:p>143,694687</text:p>
          </table:table-cell>
          <table:table-cell office:value-type="string">
            <text:p>16,969418</text:p>
          </table:table-cell>
          <table:table-cell office:value-type="string">
            <text:p>618,306213</text:p>
          </table:table-cell>
          <table:table-cell office:value-type="string">
            <text:p>23,254032</text:p>
          </table:table-cell>
          <table:table-cell office:value-type="string">
            <text:p>477,386902</text:p>
          </table:table-cell>
          <table:table-cell office:value-type="string">
            <text:p>13,37147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7,326103</text:p>
          </table:table-cell>
          <table:table-cell office:value-type="string">
            <text:p>11,772248</text:p>
          </table:table-cell>
          <table:table-cell office:value-type="string">
            <text:p>21,806007</text:p>
          </table:table-cell>
          <table:table-cell office:value-type="string">
            <text:p>12,409465</text:p>
          </table:table-cell>
          <table:table-cell office:value-type="string">
            <text:p>190,666840</text:p>
          </table:table-cell>
          <table:table-cell office:value-type="string">
            <text:p>23,299934</text:p>
          </table:table-cell>
        </table:table-row>
        <table:table-row table:style-name="ro1">
          <table:table-cell office:value-type="string">
            <text:p>AFR543 <text:s text:c="5"/></text:p>
          </table:table-cell>
          <table:table-cell office:value-type="string">
            <text:p>19313,978516</text:p>
          </table:table-cell>
          <table:table-cell office:value-type="string">
            <text:p>1662,845459</text:p>
          </table:table-cell>
          <table:table-cell office:value-type="string">
            <text:p>3570,278564</text:p>
          </table:table-cell>
          <table:table-cell office:value-type="string">
            <text:p>561,793030</text:p>
          </table:table-cell>
          <table:table-cell office:value-type="string">
            <text:p>5860,303711</text:p>
          </table:table-cell>
          <table:table-cell office:value-type="string">
            <text:p>234,393417</text:p>
          </table:table-cell>
          <table:table-cell office:value-type="string">
            <text:p>12840,895508</text:p>
          </table:table-cell>
          <table:table-cell office:value-type="string">
            <text:p>312,281219</text:p>
          </table:table-cell>
          <table:table-cell office:value-type="string">
            <text:p>355,654877</text:p>
          </table:table-cell>
          <table:table-cell office:value-type="string">
            <text:p>40,484581</text:p>
          </table:table-cell>
          <table:table-cell office:value-type="string">
            <text:p>9315,126953</text:p>
          </table:table-cell>
          <table:table-cell office:value-type="string">
            <text:p>183,933838</text:p>
          </table:table-cell>
          <table:table-cell office:value-type="string">
            <text:p>42861,929688</text:p>
          </table:table-cell>
          <table:table-cell office:value-type="string">
            <text:p>731,800110</text:p>
          </table:table-cell>
          <table:table-cell office:value-type="string">
            <text:p>18418,634766</text:p>
          </table:table-cell>
          <table:table-cell office:value-type="string">
            <text:p>253,168549</text:p>
          </table:table-cell>
          <table:table-cell office:value-type="string">
            <text:p>5702,373535</text:p>
          </table:table-cell>
          <table:table-cell office:value-type="string">
            <text:p>79,591721</text:p>
          </table:table-cell>
          <table:table-cell office:value-type="string">
            <text:p>382,072021</text:p>
          </table:table-cell>
          <table:table-cell office:value-type="string">
            <text:p>13,088723</text:p>
          </table:table-cell>
          <table:table-cell office:value-type="string">
            <text:p>8,863301</text:p>
          </table:table-cell>
          <table:table-cell office:value-type="string">
            <text:p>6,049737</text:p>
          </table:table-cell>
          <table:table-cell office:value-type="string">
            <text:p>34,589142</text:p>
          </table:table-cell>
          <table:table-cell office:value-type="string">
            <text:p>8,597648</text:p>
          </table:table-cell>
          <table:table-cell office:value-type="string">
            <text:p>95,671715</text:p>
          </table:table-cell>
          <table:table-cell office:value-type="string">
            <text:p>6,379503</text:p>
          </table:table-cell>
          <table:table-cell office:value-type="string">
            <text:p>4539,688965</text:p>
          </table:table-cell>
          <table:table-cell office:value-type="string">
            <text:p>85,341614</text:p>
          </table:table-cell>
          <table:table-cell office:value-type="string">
            <text:p>84,774086</text:p>
          </table:table-cell>
          <table:table-cell office:value-type="string">
            <text:p>10,079092</text:p>
          </table:table-cell>
          <table:table-cell office:value-type="string">
            <text:p>172,194321</text:p>
          </table:table-cell>
          <table:table-cell office:value-type="string">
            <text:p>17,385473</text:p>
          </table:table-cell>
          <table:table-cell office:value-type="string">
            <text:p>438,106445</text:p>
          </table:table-cell>
          <table:table-cell office:value-type="string">
            <text:p>22,340414</text:p>
          </table:table-cell>
          <table:table-cell office:value-type="string">
            <text:p>276,854156</text:p>
          </table:table-cell>
          <table:table-cell office:value-type="string">
            <text:p>12,3286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5,089096</text:p>
          </table:table-cell>
          <table:table-cell office:value-type="string">
            <text:p>12,479639</text:p>
          </table:table-cell>
          <table:table-cell office:value-type="string">
            <text:p>13,578366</text:p>
          </table:table-cell>
          <table:table-cell office:value-type="string">
            <text:p>13,141268</text:p>
          </table:table-cell>
          <table:table-cell office:value-type="string">
            <text:p>239,563065</text:p>
          </table:table-cell>
          <table:table-cell office:value-type="string">
            <text:p>25,393372</text:p>
          </table:table-cell>
        </table:table-row>
        <table:table-row table:style-name="ro1">
          <table:table-cell office:value-type="string">
            <text:p>AFR544 <text:s text:c="5"/></text:p>
          </table:table-cell>
          <table:table-cell office:value-type="string">
            <text:p>10179,335938</text:p>
          </table:table-cell>
          <table:table-cell office:value-type="string">
            <text:p>1200,077515</text:p>
          </table:table-cell>
          <table:table-cell office:value-type="string">
            <text:p>1544,598145</text:p>
          </table:table-cell>
          <table:table-cell office:value-type="string">
            <text:p>519,030151</text:p>
          </table:table-cell>
          <table:table-cell office:value-type="string">
            <text:p>8618,637695</text:p>
          </table:table-cell>
          <table:table-cell office:value-type="string">
            <text:p>274,527618</text:p>
          </table:table-cell>
          <table:table-cell office:value-type="string">
            <text:p>21122,929688</text:p>
          </table:table-cell>
          <table:table-cell office:value-type="string">
            <text:p>483,125214</text:p>
          </table:table-cell>
          <table:table-cell office:value-type="string">
            <text:p>378,130829</text:p>
          </table:table-cell>
          <table:table-cell office:value-type="string">
            <text:p>37,658070</text:p>
          </table:table-cell>
          <table:table-cell office:value-type="string">
            <text:p>8336,213867</text:p>
          </table:table-cell>
          <table:table-cell office:value-type="string">
            <text:p>164,975937</text:p>
          </table:table-cell>
          <table:table-cell office:value-type="string">
            <text:p>18266,835938</text:p>
          </table:table-cell>
          <table:table-cell office:value-type="string">
            <text:p>317,518188</text:p>
          </table:table-cell>
          <table:table-cell office:value-type="string">
            <text:p>7938,333496</text:p>
          </table:table-cell>
          <table:table-cell office:value-type="string">
            <text:p>112,022316</text:p>
          </table:table-cell>
          <table:table-cell office:value-type="string">
            <text:p>5969,452148</text:p>
          </table:table-cell>
          <table:table-cell office:value-type="string">
            <text:p>82,739212</text:p>
          </table:table-cell>
          <table:table-cell office:value-type="string">
            <text:p>675,759094</text:p>
          </table:table-cell>
          <table:table-cell office:value-type="string">
            <text:p>19,521603</text:p>
          </table:table-cell>
          <table:table-cell office:value-type="string">
            <text:p>22,453623</text:p>
          </table:table-cell>
          <table:table-cell office:value-type="string">
            <text:p>6,068009</text:p>
          </table:table-cell>
          <table:table-cell office:value-type="string">
            <text:p>54,311150</text:p>
          </table:table-cell>
          <table:table-cell office:value-type="string">
            <text:p>8,576164</text:p>
          </table:table-cell>
          <table:table-cell office:value-type="string">
            <text:p>155,272064</text:p>
          </table:table-cell>
          <table:table-cell office:value-type="string">
            <text:p>6,821048</text:p>
          </table:table-cell>
          <table:table-cell office:value-type="string">
            <text:p>8808,248047</text:p>
          </table:table-cell>
          <table:table-cell office:value-type="string">
            <text:p>162,928864</text:p>
          </table:table-cell>
          <table:table-cell office:value-type="string">
            <text:p>73,830566</text:p>
          </table:table-cell>
          <table:table-cell office:value-type="string">
            <text:p>9,639153</text:p>
          </table:table-cell>
          <table:table-cell office:value-type="string">
            <text:p>176,896744</text:p>
          </table:table-cell>
          <table:table-cell office:value-type="string">
            <text:p>17,160036</text:p>
          </table:table-cell>
          <table:table-cell office:value-type="string">
            <text:p>541,342407</text:p>
          </table:table-cell>
          <table:table-cell office:value-type="string">
            <text:p>22,795164</text:p>
          </table:table-cell>
          <table:table-cell office:value-type="string">
            <text:p>261,500061</text:p>
          </table:table-cell>
          <table:table-cell office:value-type="string">
            <text:p>11,7427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6,768509</text:p>
          </table:table-cell>
          <table:table-cell office:value-type="string">
            <text:p>11,871718</text:p>
          </table:table-cell>
          <table:table-cell office:value-type="string">
            <text:p>20,197962</text:p>
          </table:table-cell>
          <table:table-cell office:value-type="string">
            <text:p>12,571504</text:p>
          </table:table-cell>
          <table:table-cell office:value-type="string">
            <text:p>256,278076</text:p>
          </table:table-cell>
          <table:table-cell office:value-type="string">
            <text:p>24,302732</text:p>
          </table:table-cell>
        </table:table-row>
        <table:table-row table:style-name="ro1">
          <table:table-cell office:value-type="string">
            <text:p>AFR545 <text:s text:c="5"/></text:p>
          </table:table-cell>
          <table:table-cell office:value-type="string">
            <text:p>4978,614746</text:p>
          </table:table-cell>
          <table:table-cell office:value-type="string">
            <text:p>978,199280</text:p>
          </table:table-cell>
          <table:table-cell office:value-type="string">
            <text:p>455,426392</text:p>
          </table:table-cell>
          <table:table-cell office:value-type="string">
            <text:p>501,647217</text:p>
          </table:table-cell>
          <table:table-cell office:value-type="string">
            <text:p>2631,498047</text:p>
          </table:table-cell>
          <table:table-cell office:value-type="string">
            <text:p>180,919418</text:p>
          </table:table-cell>
          <table:table-cell office:value-type="string">
            <text:p>5364,616699</text:p>
          </table:table-cell>
          <table:table-cell office:value-type="string">
            <text:p>162,928085</text:p>
          </table:table-cell>
          <table:table-cell office:value-type="string">
            <text:p>178,180328</text:p>
          </table:table-cell>
          <table:table-cell office:value-type="string">
            <text:p>35,025536</text:p>
          </table:table-cell>
          <table:table-cell office:value-type="string">
            <text:p>8251,239258</text:p>
          </table:table-cell>
          <table:table-cell office:value-type="string">
            <text:p>163,454025</text:p>
          </table:table-cell>
          <table:table-cell office:value-type="string">
            <text:p>18819,988281</text:p>
          </table:table-cell>
          <table:table-cell office:value-type="string">
            <text:p>326,588135</text:p>
          </table:table-cell>
          <table:table-cell office:value-type="string">
            <text:p>19630,316406</text:p>
          </table:table-cell>
          <table:table-cell office:value-type="string">
            <text:p>269,513062</text:p>
          </table:table-cell>
          <table:table-cell office:value-type="string">
            <text:p>1335,390625</text:p>
          </table:table-cell>
          <table:table-cell office:value-type="string">
            <text:p>26,218023</text:p>
          </table:table-cell>
          <table:table-cell office:value-type="string">
            <text:p>149,367615</text:p>
          </table:table-cell>
          <table:table-cell office:value-type="string">
            <text:p>8,690826</text:p>
          </table:table-cell>
          <table:table-cell office:value-type="string">
            <text:p>10,410026</text:p>
          </table:table-cell>
          <table:table-cell office:value-type="string">
            <text:p>5,800768</text:p>
          </table:table-cell>
          <table:table-cell office:value-type="string">
            <text:p>45,350498</text:p>
          </table:table-cell>
          <table:table-cell office:value-type="string">
            <text:p>8,553376</text:p>
          </table:table-cell>
          <table:table-cell office:value-type="string">
            <text:p>65,349945</text:p>
          </table:table-cell>
          <table:table-cell office:value-type="string">
            <text:p>5,995049</text:p>
          </table:table-cell>
          <table:table-cell office:value-type="string">
            <text:p>1607,917358</text:p>
          </table:table-cell>
          <table:table-cell office:value-type="string">
            <text:p>32,859211</text:p>
          </table:table-cell>
          <table:table-cell office:value-type="string">
            <text:p>90,632408</text:p>
          </table:table-cell>
          <table:table-cell office:value-type="string">
            <text:p>9,905050</text:p>
          </table:table-cell>
          <table:table-cell office:value-type="string">
            <text:p>172,057434</text:p>
          </table:table-cell>
          <table:table-cell office:value-type="string">
            <text:p>17,296680</text:p>
          </table:table-cell>
          <table:table-cell office:value-type="string">
            <text:p>392,711243</text:p>
          </table:table-cell>
          <table:table-cell office:value-type="string">
            <text:p>22,029413</text:p>
          </table:table-cell>
          <table:table-cell office:value-type="string">
            <text:p>231,849152</text:p>
          </table:table-cell>
          <table:table-cell office:value-type="string">
            <text:p>11,9254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6,025414</text:p>
          </table:table-cell>
          <table:table-cell office:value-type="string">
            <text:p>12,247081</text:p>
          </table:table-cell>
          <table:table-cell office:value-type="string">
            <text:p>9,952194</text:p>
          </table:table-cell>
          <table:table-cell office:value-type="string">
            <text:p>13,006897</text:p>
          </table:table-cell>
          <table:table-cell office:value-type="string">
            <text:p>263,951721</text:p>
          </table:table-cell>
          <table:table-cell office:value-type="string">
            <text:p>25,181316</text:p>
          </table:table-cell>
        </table:table-row>
        <table:table-row table:style-name="ro1">
          <table:table-cell office:value-type="string">
            <text:p>AFR546 <text:s text:c="5"/></text:p>
          </table:table-cell>
          <table:table-cell office:value-type="string">
            <text:p>8801,314453</text:p>
          </table:table-cell>
          <table:table-cell office:value-type="string">
            <text:p>1079,253418</text:p>
          </table:table-cell>
          <table:table-cell office:value-type="string">
            <text:p>1706,442993</text:p>
          </table:table-cell>
          <table:table-cell office:value-type="string">
            <text:p>509,947327</text:p>
          </table:table-cell>
          <table:table-cell office:value-type="string">
            <text:p>8898,844727</text:p>
          </table:table-cell>
          <table:table-cell office:value-type="string">
            <text:p>275,506897</text:p>
          </table:table-cell>
          <table:table-cell office:value-type="string">
            <text:p>19238,167969</text:p>
          </table:table-cell>
          <table:table-cell office:value-type="string">
            <text:p>442,805084</text:p>
          </table:table-cell>
          <table:table-cell office:value-type="string">
            <text:p>293,729614</text:p>
          </table:table-cell>
          <table:table-cell office:value-type="string">
            <text:p>34,695301</text:p>
          </table:table-cell>
          <table:table-cell office:value-type="string">
            <text:p>7146,563965</text:p>
          </table:table-cell>
          <table:table-cell office:value-type="string">
            <text:p>142,456726</text:p>
          </table:table-cell>
          <table:table-cell office:value-type="string">
            <text:p>13757,837891</text:p>
          </table:table-cell>
          <table:table-cell office:value-type="string">
            <text:p>241,443909</text:p>
          </table:table-cell>
          <table:table-cell office:value-type="string">
            <text:p>6460,460938</text:p>
          </table:table-cell>
          <table:table-cell office:value-type="string">
            <text:p>92,136490</text:p>
          </table:table-cell>
          <table:table-cell office:value-type="string">
            <text:p>4415,252441</text:p>
          </table:table-cell>
          <table:table-cell office:value-type="string">
            <text:p>62,785023</text:p>
          </table:table-cell>
          <table:table-cell office:value-type="string">
            <text:p>619,491577</text:p>
          </table:table-cell>
          <table:table-cell office:value-type="string">
            <text:p>18,139994</text:p>
          </table:table-cell>
          <table:table-cell office:value-type="string">
            <text:p>29,532440</text:p>
          </table:table-cell>
          <table:table-cell office:value-type="string">
            <text:p>5,950743</text:p>
          </table:table-cell>
          <table:table-cell office:value-type="string">
            <text:p>39,340302</text:p>
          </table:table-cell>
          <table:table-cell office:value-type="string">
            <text:p>8,451745</text:p>
          </table:table-cell>
          <table:table-cell office:value-type="string">
            <text:p>101,189339</text:p>
          </table:table-cell>
          <table:table-cell office:value-type="string">
            <text:p>6,170271</text:p>
          </table:table-cell>
          <table:table-cell office:value-type="string">
            <text:p>7395,100586</text:p>
          </table:table-cell>
          <table:table-cell office:value-type="string">
            <text:p>137,185745</text:p>
          </table:table-cell>
          <table:table-cell office:value-type="string">
            <text:p>74,866707</text:p>
          </table:table-cell>
          <table:table-cell office:value-type="string">
            <text:p>9,520984</text:p>
          </table:table-cell>
          <table:table-cell office:value-type="string">
            <text:p>82,389725</text:p>
          </table:table-cell>
          <table:table-cell office:value-type="string">
            <text:p>16,581594</text:p>
          </table:table-cell>
          <table:table-cell office:value-type="string">
            <text:p>239,832855</text:p>
          </table:table-cell>
          <table:table-cell office:value-type="string">
            <text:p>21,112070</text:p>
          </table:table-cell>
          <table:table-cell office:value-type="string">
            <text:p>146,143066</text:p>
          </table:table-cell>
          <table:table-cell office:value-type="string">
            <text:p>10,88148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6,557220</text:p>
          </table:table-cell>
          <table:table-cell office:value-type="string">
            <text:p>11,634933</text:p>
          </table:table-cell>
          <table:table-cell office:value-type="string">
            <text:p>42,950031</text:p>
          </table:table-cell>
          <table:table-cell office:value-type="string">
            <text:p>12,418612</text:p>
          </table:table-cell>
          <table:table-cell office:value-type="string">
            <text:p>105,245277</text:p>
          </table:table-cell>
          <table:table-cell office:value-type="string">
            <text:p>23,281498</text:p>
          </table:table-cell>
        </table:table-row>
        <table:table-row table:style-name="ro1">
          <table:table-cell office:value-type="string">
            <text:p>AFR547 <text:s text:c="5"/></text:p>
          </table:table-cell>
          <table:table-cell office:value-type="string">
            <text:p>3402,699463</text:p>
          </table:table-cell>
          <table:table-cell office:value-type="string">
            <text:p>821,530273</text:p>
          </table:table-cell>
          <table:table-cell office:value-type="string">
            <text:p>1132,026001</text:p>
          </table:table-cell>
          <table:table-cell office:value-type="string">
            <text:p>468,226410</text:p>
          </table:table-cell>
          <table:table-cell office:value-type="string">
            <text:p>4037,655273</text:p>
          </table:table-cell>
          <table:table-cell office:value-type="string">
            <text:p>185,306641</text:p>
          </table:table-cell>
          <table:table-cell office:value-type="string">
            <text:p>7439,052246</text:p>
          </table:table-cell>
          <table:table-cell office:value-type="string">
            <text:p>197,447189</text:p>
          </table:table-cell>
          <table:table-cell office:value-type="string">
            <text:p>254,278198</text:p>
          </table:table-cell>
          <table:table-cell office:value-type="string">
            <text:p>30,235540</text:p>
          </table:table-cell>
          <table:table-cell office:value-type="string">
            <text:p>7748,739746</text:p>
          </table:table-cell>
          <table:table-cell office:value-type="string">
            <text:p>152,944595</text:p>
          </table:table-cell>
          <table:table-cell office:value-type="string">
            <text:p>2133,380859</text:p>
          </table:table-cell>
          <table:table-cell office:value-type="string">
            <text:p>47,943733</text:p>
          </table:table-cell>
          <table:table-cell office:value-type="string">
            <text:p>7256,886719</text:p>
          </table:table-cell>
          <table:table-cell office:value-type="string">
            <text:p>102,797554</text:p>
          </table:table-cell>
          <table:table-cell office:value-type="string">
            <text:p>1447,957520</text:p>
          </table:table-cell>
          <table:table-cell office:value-type="string">
            <text:p>26,477448</text:p>
          </table:table-cell>
          <table:table-cell office:value-type="string">
            <text:p>241,001663</text:p>
          </table:table-cell>
          <table:table-cell office:value-type="string">
            <text:p>9,625185</text:p>
          </table:table-cell>
          <table:table-cell office:value-type="string">
            <text:p>21,054344</text:p>
          </table:table-cell>
          <table:table-cell office:value-type="string">
            <text:p>5,230057</text:p>
          </table:table-cell>
          <table:table-cell office:value-type="string">
            <text:p>42,394260</text:p>
          </table:table-cell>
          <table:table-cell office:value-type="string">
            <text:p>8,149749</text:p>
          </table:table-cell>
          <table:table-cell office:value-type="string">
            <text:p>110,567284</text:p>
          </table:table-cell>
          <table:table-cell office:value-type="string">
            <text:p>5,806484</text:p>
          </table:table-cell>
          <table:table-cell office:value-type="string">
            <text:p>2729,019531</text:p>
          </table:table-cell>
          <table:table-cell office:value-type="string">
            <text:p>52,546700</text:p>
          </table:table-cell>
          <table:table-cell office:value-type="string">
            <text:p>71,318207</text:p>
          </table:table-cell>
          <table:table-cell office:value-type="string">
            <text:p>8,738907</text:p>
          </table:table-cell>
          <table:table-cell office:value-type="string">
            <text:p>149,900635</text:p>
          </table:table-cell>
          <table:table-cell office:value-type="string">
            <text:p>16,583054</text:p>
          </table:table-cell>
          <table:table-cell office:value-type="string">
            <text:p>653,450928</text:p>
          </table:table-cell>
          <table:table-cell office:value-type="string">
            <text:p>23,299799</text:p>
          </table:table-cell>
          <table:table-cell office:value-type="string">
            <text:p>236,052917</text:p>
          </table:table-cell>
          <table:table-cell office:value-type="string">
            <text:p>10,6751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,777248</text:p>
          </table:table-cell>
          <table:table-cell office:value-type="string">
            <text:p>10,959982</text:p>
          </table:table-cell>
          <table:table-cell office:value-type="string">
            <text:p>23,696156</text:p>
          </table:table-cell>
          <table:table-cell office:value-type="string">
            <text:p>11,505919</text:p>
          </table:table-cell>
          <table:table-cell office:value-type="string">
            <text:p>239,004654</text:p>
          </table:table-cell>
          <table:table-cell office:value-type="string">
            <text:p>22,118725</text:p>
          </table:table-cell>
        </table:table-row>
        <table:table-row table:style-name="ro1">
          <table:table-cell office:value-type="string">
            <text:p>AFR548 <text:s text:c="5"/></text:p>
          </table:table-cell>
          <table:table-cell office:value-type="string">
            <text:p>6973,538086</text:p>
          </table:table-cell>
          <table:table-cell office:value-type="string">
            <text:p>980,353455</text:p>
          </table:table-cell>
          <table:table-cell office:value-type="string">
            <text:p>1315,550537</text:p>
          </table:table-cell>
          <table:table-cell office:value-type="string">
            <text:p>488,015656</text:p>
          </table:table-cell>
          <table:table-cell office:value-type="string">
            <text:p>4740,284668</text:p>
          </table:table-cell>
          <table:table-cell office:value-type="string">
            <text:p>202,107544</text:p>
          </table:table-cell>
          <table:table-cell office:value-type="string">
            <text:p>8810,710938</text:p>
          </table:table-cell>
          <table:table-cell office:value-type="string">
            <text:p>227,552170</text:p>
          </table:table-cell>
          <table:table-cell office:value-type="string">
            <text:p>472,422089</text:p>
          </table:table-cell>
          <table:table-cell office:value-type="string">
            <text:p>35,490299</text:p>
          </table:table-cell>
          <table:table-cell office:value-type="string">
            <text:p>14850,696289</text:p>
          </table:table-cell>
          <table:table-cell office:value-type="string">
            <text:p>286,375183</text:p>
          </table:table-cell>
          <table:table-cell office:value-type="string">
            <text:p>4359,869629</text:p>
          </table:table-cell>
          <table:table-cell office:value-type="string">
            <text:p>84,897423</text:p>
          </table:table-cell>
          <table:table-cell office:value-type="string">
            <text:p>13521,672852</text:p>
          </table:table-cell>
          <table:table-cell office:value-type="string">
            <text:p>187,094437</text:p>
          </table:table-cell>
          <table:table-cell office:value-type="string">
            <text:p>3239,245361</text:p>
          </table:table-cell>
          <table:table-cell office:value-type="string">
            <text:p>48,410725</text:p>
          </table:table-cell>
          <table:table-cell office:value-type="string">
            <text:p>294,353210</text:p>
          </table:table-cell>
          <table:table-cell office:value-type="string">
            <text:p>10,662117</text:p>
          </table:table-cell>
          <table:table-cell office:value-type="string">
            <text:p>21,598301</text:p>
          </table:table-cell>
          <table:table-cell office:value-type="string">
            <text:p>5,262718</text:p>
          </table:table-cell>
          <table:table-cell office:value-type="string">
            <text:p>47,060951</text:p>
          </table:table-cell>
          <table:table-cell office:value-type="string">
            <text:p>8,177695</text:p>
          </table:table-cell>
          <table:table-cell office:value-type="string">
            <text:p>86,906792</text:p>
          </table:table-cell>
          <table:table-cell office:value-type="string">
            <text:p>5,573318</text:p>
          </table:table-cell>
          <table:table-cell office:value-type="string">
            <text:p>3295,344238</text:p>
          </table:table-cell>
          <table:table-cell office:value-type="string">
            <text:p>62,709923</text:p>
          </table:table-cell>
          <table:table-cell office:value-type="string">
            <text:p>67,482361</text:p>
          </table:table-cell>
          <table:table-cell office:value-type="string">
            <text:p>8,668912</text:p>
          </table:table-cell>
          <table:table-cell office:value-type="string">
            <text:p>118,997093</text:p>
          </table:table-cell>
          <table:table-cell office:value-type="string">
            <text:p>16,440853</text:p>
          </table:table-cell>
          <table:table-cell office:value-type="string">
            <text:p>575,547668</text:p>
          </table:table-cell>
          <table:table-cell office:value-type="string">
            <text:p>22,675861</text:p>
          </table:table-cell>
          <table:table-cell office:value-type="string">
            <text:p>388,258087</text:p>
          </table:table-cell>
          <table:table-cell office:value-type="string">
            <text:p>11,8830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9,523354</text:p>
          </table:table-cell>
          <table:table-cell office:value-type="string">
            <text:p>10,842653</text:p>
          </table:table-cell>
          <table:table-cell office:value-type="string">
            <text:p>20,440866</text:p>
          </table:table-cell>
          <table:table-cell office:value-type="string">
            <text:p>11,474113</text:p>
          </table:table-cell>
          <table:table-cell office:value-type="string">
            <text:p>182,908615</text:p>
          </table:table-cell>
          <table:table-cell office:value-type="string">
            <text:p>21,724691</text:p>
          </table:table-cell>
        </table:table-row>
        <table:table-row table:style-name="ro1">
          <table:table-cell office:value-type="string">
            <text:p>AFR549 <text:s text:c="5"/></text:p>
          </table:table-cell>
          <table:table-cell office:value-type="string">
            <text:p>16065,246094</text:p>
          </table:table-cell>
          <table:table-cell office:value-type="string">
            <text:p>1509,943359</text:p>
          </table:table-cell>
          <table:table-cell office:value-type="string">
            <text:p>2132,670898</text:p>
          </table:table-cell>
          <table:table-cell office:value-type="string">
            <text:p>573,803467</text:p>
          </table:table-cell>
          <table:table-cell office:value-type="string">
            <text:p>5160,346680</text:p>
          </table:table-cell>
          <table:table-cell office:value-type="string">
            <text:p>227,484360</text:p>
          </table:table-cell>
          <table:table-cell office:value-type="string">
            <text:p>12282,851563</text:p>
          </table:table-cell>
          <table:table-cell office:value-type="string">
            <text:p>302,794586</text:p>
          </table:table-cell>
          <table:table-cell office:value-type="string">
            <text:p>296,100250</text:p>
          </table:table-cell>
          <table:table-cell office:value-type="string">
            <text:p>41,272583</text:p>
          </table:table-cell>
          <table:table-cell office:value-type="string">
            <text:p>8537,001953</text:p>
          </table:table-cell>
          <table:table-cell office:value-type="string">
            <text:p>169,811264</text:p>
          </table:table-cell>
          <table:table-cell office:value-type="string">
            <text:p>42763,617188</text:p>
          </table:table-cell>
          <table:table-cell office:value-type="string">
            <text:p>730,606201</text:p>
          </table:table-cell>
          <table:table-cell office:value-type="string">
            <text:p>16686,287109</text:p>
          </table:table-cell>
          <table:table-cell office:value-type="string">
            <text:p>229,968887</text:p>
          </table:table-cell>
          <table:table-cell office:value-type="string">
            <text:p>5634,967285</text:p>
          </table:table-cell>
          <table:table-cell office:value-type="string">
            <text:p>78,928322</text:p>
          </table:table-cell>
          <table:table-cell office:value-type="string">
            <text:p>374,752319</text:p>
          </table:table-cell>
          <table:table-cell office:value-type="string">
            <text:p>13,170892</text:p>
          </table:table-cell>
          <table:table-cell office:value-type="string">
            <text:p>19,198488</text:p>
          </table:table-cell>
          <table:table-cell office:value-type="string">
            <text:p>6,313463</text:p>
          </table:table-cell>
          <table:table-cell office:value-type="string">
            <text:p>45,532684</text:p>
          </table:table-cell>
          <table:table-cell office:value-type="string">
            <text:p>8,820821</text:p>
          </table:table-cell>
          <table:table-cell office:value-type="string">
            <text:p>83,506203</text:p>
          </table:table-cell>
          <table:table-cell office:value-type="string">
            <text:p>6,564409</text:p>
          </table:table-cell>
          <table:table-cell office:value-type="string">
            <text:p>4248,554688</text:p>
          </table:table-cell>
          <table:table-cell office:value-type="string">
            <text:p>80,143127</text:p>
          </table:table-cell>
          <table:table-cell office:value-type="string">
            <text:p>96,971649</text:p>
          </table:table-cell>
          <table:table-cell office:value-type="string">
            <text:p>10,614274</text:p>
          </table:table-cell>
          <table:table-cell office:value-type="string">
            <text:p>175,090897</text:p>
          </table:table-cell>
          <table:table-cell office:value-type="string">
            <text:p>17,689163</text:p>
          </table:table-cell>
          <table:table-cell office:value-type="string">
            <text:p>409,801514</text:p>
          </table:table-cell>
          <table:table-cell office:value-type="string">
            <text:p>22,411535</text:p>
          </table:table-cell>
          <table:table-cell office:value-type="string">
            <text:p>256,170044</text:p>
          </table:table-cell>
          <table:table-cell office:value-type="string">
            <text:p>12,7694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6,223618</text:p>
          </table:table-cell>
          <table:table-cell office:value-type="string">
            <text:p>13,190009</text:p>
          </table:table-cell>
          <table:table-cell office:value-type="string">
            <text:p>29,414906</text:p>
          </table:table-cell>
          <table:table-cell office:value-type="string">
            <text:p>13,913404</text:p>
          </table:table-cell>
          <table:table-cell office:value-type="string">
            <text:p>210,068237</text:p>
          </table:table-cell>
          <table:table-cell office:value-type="string">
            <text:p>26,624685</text:p>
          </table:table-cell>
        </table:table-row>
        <table:table-row table:style-name="ro1">
          <table:table-cell office:value-type="string">
            <text:p>AFR550 <text:s text:c="5"/></text:p>
          </table:table-cell>
          <table:table-cell office:value-type="string">
            <text:p>7217,690918</text:p>
          </table:table-cell>
          <table:table-cell office:value-type="string">
            <text:p>852,946106</text:p>
          </table:table-cell>
          <table:table-cell office:value-type="string">
            <text:p>1363,616333</text:p>
          </table:table-cell>
          <table:table-cell office:value-type="string">
            <text:p>445,303741</text:p>
          </table:table-cell>
          <table:table-cell office:value-type="string">
            <text:p>3519,890137</text:p>
          </table:table-cell>
          <table:table-cell office:value-type="string">
            <text:p>171,704483</text:p>
          </table:table-cell>
          <table:table-cell office:value-type="string">
            <text:p>6743,902344</text:p>
          </table:table-cell>
          <table:table-cell office:value-type="string">
            <text:p>183,270905</text:p>
          </table:table-cell>
          <table:table-cell office:value-type="string">
            <text:p>442,979340</text:p>
          </table:table-cell>
          <table:table-cell office:value-type="string">
            <text:p>30,508099</text:p>
          </table:table-cell>
          <table:table-cell office:value-type="string">
            <text:p>13519,330078</text:p>
          </table:table-cell>
          <table:table-cell office:value-type="string">
            <text:p>261,032166</text:p>
          </table:table-cell>
          <table:table-cell office:value-type="string">
            <text:p>2561,184814</text:p>
          </table:table-cell>
          <table:table-cell office:value-type="string">
            <text:p>54,976032</text:p>
          </table:table-cell>
          <table:table-cell office:value-type="string">
            <text:p>10790,385742</text:p>
          </table:table-cell>
          <table:table-cell office:value-type="string">
            <text:p>150,107346</text:p>
          </table:table-cell>
          <table:table-cell office:value-type="string">
            <text:p>1790,495117</text:p>
          </table:table-cell>
          <table:table-cell office:value-type="string">
            <text:p>30,298500</text:p>
          </table:table-cell>
          <table:table-cell office:value-type="string">
            <text:p>205,420929</text:p>
          </table:table-cell>
          <table:table-cell office:value-type="string">
            <text:p>8,240649</text:p>
          </table:table-cell>
          <table:table-cell office:value-type="string">
            <text:p>17,982584</text:p>
          </table:table-cell>
          <table:table-cell office:value-type="string">
            <text:p>4,364306</text:p>
          </table:table-cell>
          <table:table-cell office:value-type="string">
            <text:p>38,273376</text:p>
          </table:table-cell>
          <table:table-cell office:value-type="string">
            <text:p>7,688683</text:p>
          </table:table-cell>
          <table:table-cell office:value-type="string">
            <text:p>51,392113</text:p>
          </table:table-cell>
          <table:table-cell office:value-type="string">
            <text:p>4,455956</text:p>
          </table:table-cell>
          <table:table-cell office:value-type="string">
            <text:p>2562,889648</text:p>
          </table:table-cell>
          <table:table-cell office:value-type="string">
            <text:p>49,376667</text:p>
          </table:table-cell>
          <table:table-cell office:value-type="string">
            <text:p>45,076195</text:p>
          </table:table-cell>
          <table:table-cell office:value-type="string">
            <text:p>7,027760</text:p>
          </table:table-cell>
          <table:table-cell office:value-type="string">
            <text:p>47,062008</text:p>
          </table:table-cell>
          <table:table-cell office:value-type="string">
            <text:p>15,257125</text:p>
          </table:table-cell>
          <table:table-cell office:value-type="string">
            <text:p>275,029480</text:p>
          </table:table-cell>
          <table:table-cell office:value-type="string">
            <text:p>20,320835</text:p>
          </table:table-cell>
          <table:table-cell office:value-type="string">
            <text:p>204,255615</text:p>
          </table:table-cell>
          <table:table-cell office:value-type="string">
            <text:p>8,7361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3,639706</text:p>
          </table:table-cell>
          <table:table-cell office:value-type="string">
            <text:p>8,755723</text:p>
          </table:table-cell>
          <table:table-cell office:value-type="string">
            <text:p>12,845193</text:p>
          </table:table-cell>
          <table:table-cell office:value-type="string">
            <text:p>9,270867</text:p>
          </table:table-cell>
          <table:table-cell office:value-type="string">
            <text:p>133,107513</text:p>
          </table:table-cell>
          <table:table-cell office:value-type="string">
            <text:p>17,441635</text:p>
          </table:table-cell>
        </table:table-row>
        <table:table-row table:style-name="ro1">
          <table:table-cell office:value-type="string">
            <text:p>AFR551 <text:s text:c="5"/></text:p>
          </table:table-cell>
          <table:table-cell office:value-type="string">
            <text:p>4164,182129</text:p>
          </table:table-cell>
          <table:table-cell office:value-type="string">
            <text:p>732,823975</text:p>
          </table:table-cell>
          <table:table-cell office:value-type="string">
            <text:p>279,948700</text:p>
          </table:table-cell>
          <table:table-cell office:value-type="string">
            <text:p>432,645966</text:p>
          </table:table-cell>
          <table:table-cell office:value-type="string">
            <text:p>1674,594360</text:p>
          </table:table-cell>
          <table:table-cell office:value-type="string">
            <text:p>152,212006</text:p>
          </table:table-cell>
          <table:table-cell office:value-type="string">
            <text:p>2517,679932</text:p>
          </table:table-cell>
          <table:table-cell office:value-type="string">
            <text:p>104,524338</text:p>
          </table:table-cell>
          <table:table-cell office:value-type="string">
            <text:p>465,061401</text:p>
          </table:table-cell>
          <table:table-cell office:value-type="string">
            <text:p>29,695896</text:p>
          </table:table-cell>
          <table:table-cell office:value-type="string">
            <text:p>13657,640625</text:p>
          </table:table-cell>
          <table:table-cell office:value-type="string">
            <text:p>263,480988</text:p>
          </table:table-cell>
          <table:table-cell office:value-type="string">
            <text:p>677,344116</text:p>
          </table:table-cell>
          <table:table-cell office:value-type="string">
            <text:p>26,061840</text:p>
          </table:table-cell>
          <table:table-cell office:value-type="string">
            <text:p>10028,994141</text:p>
          </table:table-cell>
          <table:table-cell office:value-type="string">
            <text:p>139,800476</text:p>
          </table:table-cell>
          <table:table-cell office:value-type="string">
            <text:p>961,330444</text:p>
          </table:table-cell>
          <table:table-cell office:value-type="string">
            <text:p>21,226473</text:p>
          </table:table-cell>
          <table:table-cell office:value-type="string">
            <text:p>79,185707</text:p>
          </table:table-cell>
          <table:table-cell office:value-type="string">
            <text:p>6,088981</text:p>
          </table:table-cell>
          <table:table-cell office:value-type="string">
            <text:p>14,590851</text:p>
          </table:table-cell>
          <table:table-cell office:value-type="string">
            <text:p>4,264184</text:p>
          </table:table-cell>
          <table:table-cell office:value-type="string">
            <text:p>34,043331</text:p>
          </table:table-cell>
          <table:table-cell office:value-type="string">
            <text:p>7,650048</text:p>
          </table:table-cell>
          <table:table-cell office:value-type="string">
            <text:p>65,305817</text:p>
          </table:table-cell>
          <table:table-cell office:value-type="string">
            <text:p>4,506055</text:p>
          </table:table-cell>
          <table:table-cell office:value-type="string">
            <text:p>1276,047974</text:p>
          </table:table-cell>
          <table:table-cell office:value-type="string">
            <text:p>26,583244</text:p>
          </table:table-cell>
          <table:table-cell office:value-type="string">
            <text:p>49,277348</text:p>
          </table:table-cell>
          <table:table-cell office:value-type="string">
            <text:p>7,056860</text:p>
          </table:table-cell>
          <table:table-cell office:value-type="string">
            <text:p>28,563841</text:p>
          </table:table-cell>
          <table:table-cell office:value-type="string">
            <text:p>15,190653</text:p>
          </table:table-cell>
          <table:table-cell office:value-type="string">
            <text:p>404,303894</text:p>
          </table:table-cell>
          <table:table-cell office:value-type="string">
            <text:p>21,009548</text:p>
          </table:table-cell>
          <table:table-cell office:value-type="string">
            <text:p>614,944214</text:p>
          </table:table-cell>
          <table:table-cell office:value-type="string">
            <text:p>13,24366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8,837801</text:p>
          </table:table-cell>
          <table:table-cell office:value-type="string">
            <text:p>8,855077</text:p>
          </table:table-cell>
          <table:table-cell office:value-type="string">
            <text:p>15,220674</text:p>
          </table:table-cell>
          <table:table-cell office:value-type="string">
            <text:p>9,360240</text:p>
          </table:table-cell>
          <table:table-cell office:value-type="string">
            <text:p>141,179245</text:p>
          </table:table-cell>
          <table:table-cell office:value-type="string">
            <text:p>17,720514</text:p>
          </table:table-cell>
        </table:table-row>
        <table:table-row table:style-name="ro1">
          <table:table-cell office:value-type="string">
            <text:p>AFR552 <text:s text:c="5"/></text:p>
          </table:table-cell>
          <table:table-cell office:value-type="string">
            <text:p>895,130371</text:p>
          </table:table-cell>
          <table:table-cell office:value-type="string">
            <text:p>653,614197</text:p>
          </table:table-cell>
          <table:table-cell office:value-type="string">
            <text:p>446,678040</text:p>
          </table:table-cell>
          <table:table-cell office:value-type="string">
            <text:p>405,819305</text:p>
          </table:table-cell>
          <table:table-cell office:value-type="string">
            <text:p>282,003082</text:p>
          </table:table-cell>
          <table:table-cell office:value-type="string">
            <text:p>131,949066</text:p>
          </table:table-cell>
          <table:table-cell office:value-type="string">
            <text:p>11,316995</text:p>
          </table:table-cell>
          <table:table-cell office:value-type="string">
            <text:p>58,909405</text:p>
          </table:table-cell>
          <table:table-cell office:value-type="string">
            <text:p>1,339702</text:p>
          </table:table-cell>
          <table:table-cell office:value-type="string">
            <text:p>17,751070</text:p>
          </table:table-cell>
          <table:table-cell office:value-type="string">
            <text:p>12,471452</text:p>
          </table:table-cell>
          <table:table-cell office:value-type="string">
            <text:p>11,205630</text:p>
          </table:table-cell>
          <table:table-cell office:value-type="string">
            <text:p>17,946262</text:p>
          </table:table-cell>
          <table:table-cell office:value-type="string">
            <text:p>11,292841</text:p>
          </table:table-cell>
          <table:table-cell office:value-type="string">
            <text:p>18,075302</text:p>
          </table:table-cell>
          <table:table-cell office:value-type="string">
            <text:p>9,1712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6,871696</text:p>
          </table:table-cell>
          <table:table-cell office:value-type="string">
            <text:p>12,025978</text:p>
          </table:table-cell>
          <table:table-cell office:value-type="string">
            <text:p>4,708534</text:p>
          </table:table-cell>
          <table:table-cell office:value-type="string">
            <text:p>8,072241</text:p>
          </table:table-cell>
          <table:table-cell office:value-type="string">
            <text:p>39,094429</text:p>
          </table:table-cell>
          <table:table-cell office:value-type="string">
            <text:p>8,539287</text:p>
          </table:table-cell>
          <table:table-cell office:value-type="string">
            <text:p>20,352938</text:p>
          </table:table-cell>
          <table:table-cell office:value-type="string">
            <text:p>6,007156</text:p>
          </table:table-cell>
          <table:table-cell office:value-type="string">
            <text:p>34,280949</text:p>
          </table:table-cell>
          <table:table-cell office:value-type="string">
            <text:p>14,010301</text:p>
          </table:table-cell>
          <table:table-cell office:value-type="string">
            <text:p>85,207870</text:p>
          </table:table-cell>
          <table:table-cell office:value-type="string">
            <text:p>9,990114</text:p>
          </table:table-cell>
          <table:table-cell office:value-type="string">
            <text:p>63,372356</text:p>
          </table:table-cell>
          <table:table-cell office:value-type="string">
            <text:p>17,46589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1,060394</text:p>
          </table:table-cell>
          <table:table-cell office:value-type="string">
            <text:p>11,3813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3,896069</text:p>
          </table:table-cell>
          <table:table-cell office:value-type="string">
            <text:p>12,625002</text:p>
          </table:table-cell>
          <table:table-cell office:value-type="string">
            <text:p>18,436514</text:p>
          </table:table-cell>
          <table:table-cell office:value-type="string">
            <text:p>13,392099</text:p>
          </table:table-cell>
          <table:table-cell office:value-type="string">
            <text:p>64,031403</text:p>
          </table:table-cell>
          <table:table-cell office:value-type="string">
            <text:p>24,887701</text:p>
          </table:table-cell>
        </table:table-row>
        <table:table-row table:style-name="ro1">
          <table:table-cell office:value-type="string">
            <text:p>AFR553 <text:s text:c="5"/></text:p>
          </table:table-cell>
          <table:table-cell office:value-type="string">
            <text:p>5283,335938</text:p>
          </table:table-cell>
          <table:table-cell office:value-type="string">
            <text:p>850,283020</text:p>
          </table:table-cell>
          <table:table-cell office:value-type="string">
            <text:p>704,754944</text:p>
          </table:table-cell>
          <table:table-cell office:value-type="string">
            <text:p>454,568085</text:p>
          </table:table-cell>
          <table:table-cell office:value-type="string">
            <text:p>1549,976685</text:p>
          </table:table-cell>
          <table:table-cell office:value-type="string">
            <text:p>155,091583</text:p>
          </table:table-cell>
          <table:table-cell office:value-type="string">
            <text:p>2793,611816</text:p>
          </table:table-cell>
          <table:table-cell office:value-type="string">
            <text:p>113,753761</text:p>
          </table:table-cell>
          <table:table-cell office:value-type="string">
            <text:p>426,025177</text:p>
          </table:table-cell>
          <table:table-cell office:value-type="string">
            <text:p>33,008678</text:p>
          </table:table-cell>
          <table:table-cell office:value-type="string">
            <text:p>13280,617188</text:p>
          </table:table-cell>
          <table:table-cell office:value-type="string">
            <text:p>257,146759</text:p>
          </table:table-cell>
          <table:table-cell office:value-type="string">
            <text:p>12961,978516</text:p>
          </table:table-cell>
          <table:table-cell office:value-type="string">
            <text:p>228,350571</text:p>
          </table:table-cell>
          <table:table-cell office:value-type="string">
            <text:p>20964,417969</text:p>
          </table:table-cell>
          <table:table-cell office:value-type="string">
            <text:p>287,358093</text:p>
          </table:table-cell>
          <table:table-cell office:value-type="string">
            <text:p>1816,210815</text:p>
          </table:table-cell>
          <table:table-cell office:value-type="string">
            <text:p>30,913502</text:p>
          </table:table-cell>
          <table:table-cell office:value-type="string">
            <text:p>79,973572</text:p>
          </table:table-cell>
          <table:table-cell office:value-type="string">
            <text:p>6,212255</text:p>
          </table:table-cell>
          <table:table-cell office:value-type="string">
            <text:p>11,627197</text:p>
          </table:table-cell>
          <table:table-cell office:value-type="string">
            <text:p>4,329490</text:p>
          </table:table-cell>
          <table:table-cell office:value-type="string">
            <text:p>39,558853</text:p>
          </table:table-cell>
          <table:table-cell office:value-type="string">
            <text:p>7,723451</text:p>
          </table:table-cell>
          <table:table-cell office:value-type="string">
            <text:p>43,510696</text:p>
          </table:table-cell>
          <table:table-cell office:value-type="string">
            <text:p>4,449849</text:p>
          </table:table-cell>
          <table:table-cell office:value-type="string">
            <text:p>959,159363</text:p>
          </table:table-cell>
          <table:table-cell office:value-type="string">
            <text:p>21,226814</text:p>
          </table:table-cell>
          <table:table-cell office:value-type="string">
            <text:p>48,333218</text:p>
          </table:table-cell>
          <table:table-cell office:value-type="string">
            <text:p>7,283893</text:p>
          </table:table-cell>
          <table:table-cell office:value-type="string">
            <text:p>76,330566</text:p>
          </table:table-cell>
          <table:table-cell office:value-type="string">
            <text:p>15,446648</text:p>
          </table:table-cell>
          <table:table-cell office:value-type="string">
            <text:p>491,353363</text:p>
          </table:table-cell>
          <table:table-cell office:value-type="string">
            <text:p>21,640511</text:p>
          </table:table-cell>
          <table:table-cell office:value-type="string">
            <text:p>237,093674</text:p>
          </table:table-cell>
          <table:table-cell office:value-type="string">
            <text:p>9,3060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8,788637</text:p>
          </table:table-cell>
          <table:table-cell office:value-type="string">
            <text:p>8,969674</text:p>
          </table:table-cell>
          <table:table-cell office:value-type="string">
            <text:p>10,920992</text:p>
          </table:table-cell>
          <table:table-cell office:value-type="string">
            <text:p>9,543689</text:p>
          </table:table-cell>
          <table:table-cell office:value-type="string">
            <text:p>467,734192</text:p>
          </table:table-cell>
          <table:table-cell office:value-type="string">
            <text:p>21,011345</text:p>
          </table:table-cell>
        </table:table-row>
        <table:table-row table:style-name="ro1">
          <table:table-cell office:value-type="string">
            <text:p>AFR554 <text:s text:c="5"/></text:p>
          </table:table-cell>
          <table:table-cell office:value-type="string">
            <text:p>7164,449707</text:p>
          </table:table-cell>
          <table:table-cell office:value-type="string">
            <text:p>949,916504</text:p>
          </table:table-cell>
          <table:table-cell office:value-type="string">
            <text:p>1404,624268</text:p>
          </table:table-cell>
          <table:table-cell office:value-type="string">
            <text:p>479,189789</text:p>
          </table:table-cell>
          <table:table-cell office:value-type="string">
            <text:p>4780,904785</text:p>
          </table:table-cell>
          <table:table-cell office:value-type="string">
            <text:p>201,841293</text:p>
          </table:table-cell>
          <table:table-cell office:value-type="string">
            <text:p>9185,304688</text:p>
          </table:table-cell>
          <table:table-cell office:value-type="string">
            <text:p>234,248260</text:p>
          </table:table-cell>
          <table:table-cell office:value-type="string">
            <text:p>415,307556</text:p>
          </table:table-cell>
          <table:table-cell office:value-type="string">
            <text:p>33,921780</text:p>
          </table:table-cell>
          <table:table-cell office:value-type="string">
            <text:p>14660,931641</text:p>
          </table:table-cell>
          <table:table-cell office:value-type="string">
            <text:p>282,762848</text:p>
          </table:table-cell>
          <table:table-cell office:value-type="string">
            <text:p>4686,725098</text:p>
          </table:table-cell>
          <table:table-cell office:value-type="string">
            <text:p>90,084778</text:p>
          </table:table-cell>
          <table:table-cell office:value-type="string">
            <text:p>13385,339844</text:p>
          </table:table-cell>
          <table:table-cell office:value-type="string">
            <text:p>185,186356</text:p>
          </table:table-cell>
          <table:table-cell office:value-type="string">
            <text:p>3266,966797</text:p>
          </table:table-cell>
          <table:table-cell office:value-type="string">
            <text:p>48,679600</text:p>
          </table:table-cell>
          <table:table-cell office:value-type="string">
            <text:p>292,152405</text:p>
          </table:table-cell>
          <table:table-cell office:value-type="string">
            <text:p>10,433077</text:p>
          </table:table-cell>
          <table:table-cell office:value-type="string">
            <text:p>19,250540</text:p>
          </table:table-cell>
          <table:table-cell office:value-type="string">
            <text:p>5,009438</text:p>
          </table:table-cell>
          <table:table-cell office:value-type="string">
            <text:p>30,215727</text:p>
          </table:table-cell>
          <table:table-cell office:value-type="string">
            <text:p>7,948762</text:p>
          </table:table-cell>
          <table:table-cell office:value-type="string">
            <text:p>84,600128</text:p>
          </table:table-cell>
          <table:table-cell office:value-type="string">
            <text:p>5,268340</text:p>
          </table:table-cell>
          <table:table-cell office:value-type="string">
            <text:p>3435,556152</text:p>
          </table:table-cell>
          <table:table-cell office:value-type="string">
            <text:p>65,187088</text:p>
          </table:table-cell>
          <table:table-cell office:value-type="string">
            <text:p>54,814217</text:p>
          </table:table-cell>
          <table:table-cell office:value-type="string">
            <text:p>8,104546</text:p>
          </table:table-cell>
          <table:table-cell office:value-type="string">
            <text:p>52,553844</text:p>
          </table:table-cell>
          <table:table-cell office:value-type="string">
            <text:p>15,826174</text:p>
          </table:table-cell>
          <table:table-cell office:value-type="string">
            <text:p>528,580933</text:p>
          </table:table-cell>
          <table:table-cell office:value-type="string">
            <text:p>22,147236</text:p>
          </table:table-cell>
          <table:table-cell office:value-type="string">
            <text:p>373,088257</text:p>
          </table:table-cell>
          <table:table-cell office:value-type="string">
            <text:p>11,2621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5,866943</text:p>
          </table:table-cell>
          <table:table-cell office:value-type="string">
            <text:p>10,190525</text:p>
          </table:table-cell>
          <table:table-cell office:value-type="string">
            <text:p>18,964947</text:p>
          </table:table-cell>
          <table:table-cell office:value-type="string">
            <text:p>10,780879</text:p>
          </table:table-cell>
          <table:table-cell office:value-type="string">
            <text:p>174,155273</text:p>
          </table:table-cell>
          <table:table-cell office:value-type="string">
            <text:p>20,313435</text:p>
          </table:table-cell>
        </table:table-row>
        <table:table-row table:style-name="ro1">
          <table:table-cell office:value-type="string">
            <text:p>AFR555 <text:s text:c="5"/></text:p>
          </table:table-cell>
          <table:table-cell office:value-type="string">
            <text:p>4224,993164</text:p>
          </table:table-cell>
          <table:table-cell office:value-type="string">
            <text:p>757,491089</text:p>
          </table:table-cell>
          <table:table-cell office:value-type="string">
            <text:p>389,189362</text:p>
          </table:table-cell>
          <table:table-cell office:value-type="string">
            <text:p>441,573029</text:p>
          </table:table-cell>
          <table:table-cell office:value-type="string">
            <text:p>2131,472656</text:p>
          </table:table-cell>
          <table:table-cell office:value-type="string">
            <text:p>156,809769</text:p>
          </table:table-cell>
          <table:table-cell office:value-type="string">
            <text:p>3633,768066</text:p>
          </table:table-cell>
          <table:table-cell office:value-type="string">
            <text:p>124,022232</text:p>
          </table:table-cell>
          <table:table-cell office:value-type="string">
            <text:p>392,792847</text:p>
          </table:table-cell>
          <table:table-cell office:value-type="string">
            <text:p>30,536774</text:p>
          </table:table-cell>
          <table:table-cell office:value-type="string">
            <text:p>11987,362305</text:p>
          </table:table-cell>
          <table:table-cell office:value-type="string">
            <text:p>232,268738</text:p>
          </table:table-cell>
          <table:table-cell office:value-type="string">
            <text:p>1353,531494</text:p>
          </table:table-cell>
          <table:table-cell office:value-type="string">
            <text:p>36,059925</text:p>
          </table:table-cell>
          <table:table-cell office:value-type="string">
            <text:p>12686,490234</text:p>
          </table:table-cell>
          <table:table-cell office:value-type="string">
            <text:p>175,668686</text:p>
          </table:table-cell>
          <table:table-cell office:value-type="string">
            <text:p>1656,547363</text:p>
          </table:table-cell>
          <table:table-cell office:value-type="string">
            <text:p>28,939827</text:p>
          </table:table-cell>
          <table:table-cell office:value-type="string">
            <text:p>130,345215</text:p>
          </table:table-cell>
          <table:table-cell office:value-type="string">
            <text:p>7,034503</text:p>
          </table:table-cell>
          <table:table-cell office:value-type="string">
            <text:p>14,590851</text:p>
          </table:table-cell>
          <table:table-cell office:value-type="string">
            <text:p>4,487741</text:p>
          </table:table-cell>
          <table:table-cell office:value-type="string">
            <text:p>18,787870</text:p>
          </table:table-cell>
          <table:table-cell office:value-type="string">
            <text:p>7,695780</text:p>
          </table:table-cell>
          <table:table-cell office:value-type="string">
            <text:p>48,350739</text:p>
          </table:table-cell>
          <table:table-cell office:value-type="string">
            <text:p>4,559096</text:p>
          </table:table-cell>
          <table:table-cell office:value-type="string">
            <text:p>1563,689209</text:p>
          </table:table-cell>
          <table:table-cell office:value-type="string">
            <text:p>31,648001</text:p>
          </table:table-cell>
          <table:table-cell office:value-type="string">
            <text:p>51,306892</text:p>
          </table:table-cell>
          <table:table-cell office:value-type="string">
            <text:p>7,363430</text:p>
          </table:table-cell>
          <table:table-cell office:value-type="string">
            <text:p>36,174862</text:p>
          </table:table-cell>
          <table:table-cell office:value-type="string">
            <text:p>15,366217</text:p>
          </table:table-cell>
          <table:table-cell office:value-type="string">
            <text:p>425,756683</text:p>
          </table:table-cell>
          <table:table-cell office:value-type="string">
            <text:p>21,234943</text:p>
          </table:table-cell>
          <table:table-cell office:value-type="string">
            <text:p>348,273315</text:p>
          </table:table-cell>
          <table:table-cell office:value-type="string">
            <text:p>10,40817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,719292</text:p>
          </table:table-cell>
          <table:table-cell office:value-type="string">
            <text:p>9,245058</text:p>
          </table:table-cell>
          <table:table-cell office:value-type="string">
            <text:p>16,511057</text:p>
          </table:table-cell>
          <table:table-cell office:value-type="string">
            <text:p>9,712827</text:p>
          </table:table-cell>
          <table:table-cell office:value-type="string">
            <text:p>143,666763</text:p>
          </table:table-cell>
          <table:table-cell office:value-type="string">
            <text:p>18,530172</text:p>
          </table:table-cell>
        </table:table-row>
        <table:table-row table:style-name="ro1">
          <table:table-cell office:value-type="string">
            <text:p>AFR556 <text:s text:c="5"/></text:p>
          </table:table-cell>
          <table:table-cell office:value-type="string">
            <text:p>4589,669922</text:p>
          </table:table-cell>
          <table:table-cell office:value-type="string">
            <text:p>827,271545</text:p>
          </table:table-cell>
          <table:table-cell office:value-type="string">
            <text:p>210,034622</text:p>
          </table:table-cell>
          <table:table-cell office:value-type="string">
            <text:p>462,400574</text:p>
          </table:table-cell>
          <table:table-cell office:value-type="string">
            <text:p>3633,312500</text:p>
          </table:table-cell>
          <table:table-cell office:value-type="string">
            <text:p>181,477219</text:p>
          </table:table-cell>
          <table:table-cell office:value-type="string">
            <text:p>6573,122070</text:p>
          </table:table-cell>
          <table:table-cell office:value-type="string">
            <text:p>182,230011</text:p>
          </table:table-cell>
          <table:table-cell office:value-type="string">
            <text:p>432,607483</text:p>
          </table:table-cell>
          <table:table-cell office:value-type="string">
            <text:p>33,335403</text:p>
          </table:table-cell>
          <table:table-cell office:value-type="string">
            <text:p>13126,572266</text:p>
          </table:table-cell>
          <table:table-cell office:value-type="string">
            <text:p>253,823837</text:p>
          </table:table-cell>
          <table:table-cell office:value-type="string">
            <text:p>2025,092529</text:p>
          </table:table-cell>
          <table:table-cell office:value-type="string">
            <text:p>46,982124</text:p>
          </table:table-cell>
          <table:table-cell office:value-type="string">
            <text:p>13420,454102</text:p>
          </table:table-cell>
          <table:table-cell office:value-type="string">
            <text:p>185,691422</text:p>
          </table:table-cell>
          <table:table-cell office:value-type="string">
            <text:p>2902,644531</text:p>
          </table:table-cell>
          <table:table-cell office:value-type="string">
            <text:p>44,118904</text:p>
          </table:table-cell>
          <table:table-cell office:value-type="string">
            <text:p>217,750900</text:p>
          </table:table-cell>
          <table:table-cell office:value-type="string">
            <text:p>9,048393</text:p>
          </table:table-cell>
          <table:table-cell office:value-type="string">
            <text:p>16,126728</text:p>
          </table:table-cell>
          <table:table-cell office:value-type="string">
            <text:p>5,032421</text:p>
          </table:table-cell>
          <table:table-cell office:value-type="string">
            <text:p>33,060867</text:p>
          </table:table-cell>
          <table:table-cell office:value-type="string">
            <text:p>8,015407</text:p>
          </table:table-cell>
          <table:table-cell office:value-type="string">
            <text:p>72,921242</text:p>
          </table:table-cell>
          <table:table-cell office:value-type="string">
            <text:p>5,261296</text:p>
          </table:table-cell>
          <table:table-cell office:value-type="string">
            <text:p>2919,773193</text:p>
          </table:table-cell>
          <table:table-cell office:value-type="string">
            <text:p>55,921238</text:p>
          </table:table-cell>
          <table:table-cell office:value-type="string">
            <text:p>55,832779</text:p>
          </table:table-cell>
          <table:table-cell office:value-type="string">
            <text:p>8,279743</text:p>
          </table:table-cell>
          <table:table-cell office:value-type="string">
            <text:p>62,763481</text:p>
          </table:table-cell>
          <table:table-cell office:value-type="string">
            <text:p>15,968329</text:p>
          </table:table-cell>
          <table:table-cell office:value-type="string">
            <text:p>404,463257</text:p>
          </table:table-cell>
          <table:table-cell office:value-type="string">
            <text:p>21,440626</text:p>
          </table:table-cell>
          <table:table-cell office:value-type="string">
            <text:p>354,827789</text:p>
          </table:table-cell>
          <table:table-cell office:value-type="string">
            <text:p>11,2759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2,874565</text:p>
          </table:table-cell>
          <table:table-cell office:value-type="string">
            <text:p>10,439799</text:p>
          </table:table-cell>
          <table:table-cell office:value-type="string">
            <text:p>13,695673</text:p>
          </table:table-cell>
          <table:table-cell office:value-type="string">
            <text:p>11,088961</text:p>
          </table:table-cell>
          <table:table-cell office:value-type="string">
            <text:p>204,179428</text:p>
          </table:table-cell>
          <table:table-cell office:value-type="string">
            <text:p>21,064898</text:p>
          </table:table-cell>
        </table:table-row>
        <table:table-row table:style-name="ro1">
          <table:table-cell office:value-type="string">
            <text:p>AFR557 <text:s text:c="5"/></text:p>
          </table:table-cell>
          <table:table-cell office:value-type="string">
            <text:p>30866,443359</text:p>
          </table:table-cell>
          <table:table-cell office:value-type="string">
            <text:p>2315,537109</text:p>
          </table:table-cell>
          <table:table-cell office:value-type="string">
            <text:p>4431,560059</text:p>
          </table:table-cell>
          <table:table-cell office:value-type="string">
            <text:p>568,834167</text:p>
          </table:table-cell>
          <table:table-cell office:value-type="string">
            <text:p>9782,349609</text:p>
          </table:table-cell>
          <table:table-cell office:value-type="string">
            <text:p>301,149445</text:p>
          </table:table-cell>
          <table:table-cell office:value-type="string">
            <text:p>23660,824219</text:p>
          </table:table-cell>
          <table:table-cell office:value-type="string">
            <text:p>523,495117</text:p>
          </table:table-cell>
          <table:table-cell office:value-type="string">
            <text:p>267,940369</text:p>
          </table:table-cell>
          <table:table-cell office:value-type="string">
            <text:p>41,232845</text:p>
          </table:table-cell>
          <table:table-cell office:value-type="string">
            <text:p>15637,509766</text:p>
          </table:table-cell>
          <table:table-cell office:value-type="string">
            <text:p>306,963715</text:p>
          </table:table-cell>
          <table:table-cell office:value-type="string">
            <text:p>45538,792969</text:p>
          </table:table-cell>
          <table:table-cell office:value-type="string">
            <text:p>777,324402</text:p>
          </table:table-cell>
          <table:table-cell office:value-type="string">
            <text:p>11724,261719</text:p>
          </table:table-cell>
          <table:table-cell office:value-type="string">
            <text:p>162,737000</text:p>
          </table:table-cell>
          <table:table-cell office:value-type="string">
            <text:p>8977,378906</text:p>
          </table:table-cell>
          <table:table-cell office:value-type="string">
            <text:p>119,595886</text:p>
          </table:table-cell>
          <table:table-cell office:value-type="string">
            <text:p>788,685974</text:p>
          </table:table-cell>
          <table:table-cell office:value-type="string">
            <text:p>21,789688</text:p>
          </table:table-cell>
          <table:table-cell office:value-type="string">
            <text:p>26,201233</text:p>
          </table:table-cell>
          <table:table-cell office:value-type="string">
            <text:p>5,179608</text:p>
          </table:table-cell>
          <table:table-cell office:value-type="string">
            <text:p>42,126842</text:p>
          </table:table-cell>
          <table:table-cell office:value-type="string">
            <text:p>7,943032</text:p>
          </table:table-cell>
          <table:table-cell office:value-type="string">
            <text:p>162,320068</text:p>
          </table:table-cell>
          <table:table-cell office:value-type="string">
            <text:p>5,999120</text:p>
          </table:table-cell>
          <table:table-cell office:value-type="string">
            <text:p>8975,173828</text:p>
          </table:table-cell>
          <table:table-cell office:value-type="string">
            <text:p>165,870758</text:p>
          </table:table-cell>
          <table:table-cell office:value-type="string">
            <text:p>35,716602</text:p>
          </table:table-cell>
          <table:table-cell office:value-type="string">
            <text:p>7,544083</text:p>
          </table:table-cell>
          <table:table-cell office:value-type="string">
            <text:p>87,889000</text:p>
          </table:table-cell>
          <table:table-cell office:value-type="string">
            <text:p>15,727462</text:p>
          </table:table-cell>
          <table:table-cell office:value-type="string">
            <text:p>528,042542</text:p>
          </table:table-cell>
          <table:table-cell office:value-type="string">
            <text:p>21,959892</text:p>
          </table:table-cell>
          <table:table-cell office:value-type="string">
            <text:p>399,992035</text:p>
          </table:table-cell>
          <table:table-cell office:value-type="string">
            <text:p>10,92129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4,949684</text:p>
          </table:table-cell>
          <table:table-cell office:value-type="string">
            <text:p>9,309036</text:p>
          </table:table-cell>
          <table:table-cell office:value-type="string">
            <text:p>27,096975</text:p>
          </table:table-cell>
          <table:table-cell office:value-type="string">
            <text:p>9,673811</text:p>
          </table:table-cell>
          <table:table-cell office:value-type="string">
            <text:p>232,749100</text:p>
          </table:table-cell>
          <table:table-cell office:value-type="string">
            <text:p>19,396606</text:p>
          </table:table-cell>
        </table:table-row>
        <table:table-row table:style-name="ro1">
          <table:table-cell office:value-type="string">
            <text:p>AFR55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2,728054</text:p>
          </table:table-cell>
          <table:table-cell office:value-type="string">
            <text:p>421,060944</text:p>
          </table:table-cell>
          <table:table-cell office:value-type="string">
            <text:p>248,282318</text:p>
          </table:table-cell>
          <table:table-cell office:value-type="string">
            <text:p>126,944832</text:p>
          </table:table-cell>
          <table:table-cell office:value-type="string">
            <text:p>33,541519</text:p>
          </table:table-cell>
          <table:table-cell office:value-type="string">
            <text:p>52,29265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2,343813</text:p>
          </table:table-cell>
          <table:table-cell office:value-type="string">
            <text:p>8,42402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6,019888</text:p>
          </table:table-cell>
          <table:table-cell office:value-type="string">
            <text:p>7,93828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,128742</text:p>
          </table:table-cell>
          <table:table-cell office:value-type="string">
            <text:p>8,648147</text:p>
          </table:table-cell>
          <table:table-cell table:number-columns-repeated="1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561 <text:s text:c="5"/></text:p>
          </table:table-cell>
          <table:table-cell office:value-type="string">
            <text:p>3960,825439</text:p>
          </table:table-cell>
          <table:table-cell office:value-type="string">
            <text:p>741,835083</text:p>
          </table:table-cell>
          <table:table-cell office:value-type="string">
            <text:p>476,581940</text:p>
          </table:table-cell>
          <table:table-cell office:value-type="string">
            <text:p>435,941711</text:p>
          </table:table-cell>
          <table:table-cell office:value-type="string">
            <text:p>1838,335815</text:p>
          </table:table-cell>
          <table:table-cell office:value-type="string">
            <text:p>153,926605</text:p>
          </table:table-cell>
          <table:table-cell office:value-type="string">
            <text:p>3506,885254</text:p>
          </table:table-cell>
          <table:table-cell office:value-type="string">
            <text:p>106,512085</text:p>
          </table:table-cell>
          <table:table-cell office:value-type="string">
            <text:p>363,684692</text:p>
          </table:table-cell>
          <table:table-cell office:value-type="string">
            <text:p>32,006813</text:p>
          </table:table-cell>
          <table:table-cell office:value-type="string">
            <text:p>14989,427734</text:p>
          </table:table-cell>
          <table:table-cell office:value-type="string">
            <text:p>292,548798</text:p>
          </table:table-cell>
          <table:table-cell office:value-type="string">
            <text:p>675,753723</text:p>
          </table:table-cell>
          <table:table-cell office:value-type="string">
            <text:p>26,440729</text:p>
          </table:table-cell>
          <table:table-cell office:value-type="string">
            <text:p>12031,468750</text:p>
          </table:table-cell>
          <table:table-cell office:value-type="string">
            <text:p>166,757889</text:p>
          </table:table-cell>
          <table:table-cell office:value-type="string">
            <text:p>977,903870</text:p>
          </table:table-cell>
          <table:table-cell office:value-type="string">
            <text:p>19,271366</text:p>
          </table:table-cell>
          <table:table-cell office:value-type="string">
            <text:p>108,895012</text:p>
          </table:table-cell>
          <table:table-cell office:value-type="string">
            <text:p>6,763990</text:p>
          </table:table-cell>
          <table:table-cell office:value-type="string">
            <text:p>20,638376</text:p>
          </table:table-cell>
          <table:table-cell office:value-type="string">
            <text:p>4,495826</text:p>
          </table:table-cell>
          <table:table-cell office:value-type="string">
            <text:p>38,355244</text:p>
          </table:table-cell>
          <table:table-cell office:value-type="string">
            <text:p>7,762861</text:p>
          </table:table-cell>
          <table:table-cell office:value-type="string">
            <text:p>42,818779</text:p>
          </table:table-cell>
          <table:table-cell office:value-type="string">
            <text:p>4,536693</text:p>
          </table:table-cell>
          <table:table-cell office:value-type="string">
            <text:p>1670,477783</text:p>
          </table:table-cell>
          <table:table-cell office:value-type="string">
            <text:p>33,562943</text:p>
          </table:table-cell>
          <table:table-cell office:value-type="string">
            <text:p>54,351208</text:p>
          </table:table-cell>
          <table:table-cell office:value-type="string">
            <text:p>7,410613</text:p>
          </table:table-cell>
          <table:table-cell office:value-type="string">
            <text:p>19,035086</text:p>
          </table:table-cell>
          <table:table-cell office:value-type="string">
            <text:p>15,318413</text:p>
          </table:table-cell>
          <table:table-cell office:value-type="string">
            <text:p>194,417175</text:p>
          </table:table-cell>
          <table:table-cell office:value-type="string">
            <text:p>20,140728</text:p>
          </table:table-cell>
          <table:table-cell office:value-type="string">
            <text:p>189,150772</text:p>
          </table:table-cell>
          <table:table-cell office:value-type="string">
            <text:p>9,0313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,993942</text:p>
          </table:table-cell>
          <table:table-cell office:value-type="string">
            <text:p>9,055984</text:p>
          </table:table-cell>
          <table:table-cell office:value-type="string">
            <text:p>9,120673</text:p>
          </table:table-cell>
          <table:table-cell office:value-type="string">
            <text:p>9,650281</text:p>
          </table:table-cell>
          <table:table-cell office:value-type="string">
            <text:p>139,199387</text:p>
          </table:table-cell>
          <table:table-cell office:value-type="string">
            <text:p>18,414474</text:p>
          </table:table-cell>
        </table:table-row>
        <table:table-row table:style-name="ro1">
          <table:table-cell office:value-type="string">
            <text:p>AFR562 <text:s text:c="5"/></text:p>
          </table:table-cell>
          <table:table-cell office:value-type="string">
            <text:p>21668,558594</text:p>
          </table:table-cell>
          <table:table-cell office:value-type="string">
            <text:p>1825,720093</text:p>
          </table:table-cell>
          <table:table-cell office:value-type="string">
            <text:p>2945,421631</text:p>
          </table:table-cell>
          <table:table-cell office:value-type="string">
            <text:p>532,267029</text:p>
          </table:table-cell>
          <table:table-cell office:value-type="string">
            <text:p>8438,679688</text:p>
          </table:table-cell>
          <table:table-cell office:value-type="string">
            <text:p>277,467926</text:p>
          </table:table-cell>
          <table:table-cell office:value-type="string">
            <text:p>19483,906250</text:p>
          </table:table-cell>
          <table:table-cell office:value-type="string">
            <text:p>435,403992</text:p>
          </table:table-cell>
          <table:table-cell office:value-type="string">
            <text:p>252,270752</text:p>
          </table:table-cell>
          <table:table-cell office:value-type="string">
            <text:p>38,826450</text:p>
          </table:table-cell>
          <table:table-cell office:value-type="string">
            <text:p>12985,939453</text:p>
          </table:table-cell>
          <table:table-cell office:value-type="string">
            <text:p>256,528259</text:p>
          </table:table-cell>
          <table:table-cell office:value-type="string">
            <text:p>31085,105469</text:p>
          </table:table-cell>
          <table:table-cell office:value-type="string">
            <text:p>533,254333</text:p>
          </table:table-cell>
          <table:table-cell office:value-type="string">
            <text:p>12315,782227</text:p>
          </table:table-cell>
          <table:table-cell office:value-type="string">
            <text:p>170,660339</text:p>
          </table:table-cell>
          <table:table-cell office:value-type="string">
            <text:p>8326,226563</text:p>
          </table:table-cell>
          <table:table-cell office:value-type="string">
            <text:p>111,227142</text:p>
          </table:table-cell>
          <table:table-cell office:value-type="string">
            <text:p>689,537964</text:p>
          </table:table-cell>
          <table:table-cell office:value-type="string">
            <text:p>19,505999</text:p>
          </table:table-cell>
          <table:table-cell office:value-type="string">
            <text:p>24,574064</text:p>
          </table:table-cell>
          <table:table-cell office:value-type="string">
            <text:p>5,394692</text:p>
          </table:table-cell>
          <table:table-cell office:value-type="string">
            <text:p>49,435246</text:p>
          </table:table-cell>
          <table:table-cell office:value-type="string">
            <text:p>8,102234</text:p>
          </table:table-cell>
          <table:table-cell office:value-type="string">
            <text:p>111,597046</text:p>
          </table:table-cell>
          <table:table-cell office:value-type="string">
            <text:p>5,682146</text:p>
          </table:table-cell>
          <table:table-cell office:value-type="string">
            <text:p>7170,270996</text:p>
          </table:table-cell>
          <table:table-cell office:value-type="string">
            <text:p>133,006699</text:p>
          </table:table-cell>
          <table:table-cell office:value-type="string">
            <text:p>45,867714</text:p>
          </table:table-cell>
          <table:table-cell office:value-type="string">
            <text:p>8,240062</text:p>
          </table:table-cell>
          <table:table-cell office:value-type="string">
            <text:p>104,933701</text:p>
          </table:table-cell>
          <table:table-cell office:value-type="string">
            <text:p>16,049721</text:p>
          </table:table-cell>
          <table:table-cell office:value-type="string">
            <text:p>578,694824</text:p>
          </table:table-cell>
          <table:table-cell office:value-type="string">
            <text:p>22,553204</text:p>
          </table:table-cell>
          <table:table-cell office:value-type="string">
            <text:p>405,812347</text:p>
          </table:table-cell>
          <table:table-cell office:value-type="string">
            <text:p>11,61718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5,299736</text:p>
          </table:table-cell>
          <table:table-cell office:value-type="string">
            <text:p>10,203964</text:p>
          </table:table-cell>
          <table:table-cell office:value-type="string">
            <text:p>46,013943</text:p>
          </table:table-cell>
          <table:table-cell office:value-type="string">
            <text:p>10,685376</text:p>
          </table:table-cell>
          <table:table-cell office:value-type="string">
            <text:p>168,643463</text:p>
          </table:table-cell>
          <table:table-cell office:value-type="string">
            <text:p>20,621670</text:p>
          </table:table-cell>
        </table:table-row>
        <table:table-row table:style-name="ro1">
          <table:table-cell office:value-type="string">
            <text:p>AFR563 <text:s text:c="5"/></text:p>
          </table:table-cell>
          <table:table-cell office:value-type="string">
            <text:p>20053,171875</text:p>
          </table:table-cell>
          <table:table-cell office:value-type="string">
            <text:p>1763,102539</text:p>
          </table:table-cell>
          <table:table-cell office:value-type="string">
            <text:p>2954,161133</text:p>
          </table:table-cell>
          <table:table-cell office:value-type="string">
            <text:p>559,215881</text:p>
          </table:table-cell>
          <table:table-cell office:value-type="string">
            <text:p>15893,060547</text:p>
          </table:table-cell>
          <table:table-cell office:value-type="string">
            <text:p>417,355530</text:p>
          </table:table-cell>
          <table:table-cell office:value-type="string">
            <text:p>35035,785156</text:p>
          </table:table-cell>
          <table:table-cell office:value-type="string">
            <text:p>764,441101</text:p>
          </table:table-cell>
          <table:table-cell office:value-type="string">
            <text:p>400,822754</text:p>
          </table:table-cell>
          <table:table-cell office:value-type="string">
            <text:p>43,944828</text:p>
          </table:table-cell>
          <table:table-cell office:value-type="string">
            <text:p>13630,189453</text:p>
          </table:table-cell>
          <table:table-cell office:value-type="string">
            <text:p>269,114502</text:p>
          </table:table-cell>
          <table:table-cell office:value-type="string">
            <text:p>35712,878906</text:p>
          </table:table-cell>
          <table:table-cell office:value-type="string">
            <text:p>611,221741</text:p>
          </table:table-cell>
          <table:table-cell office:value-type="string">
            <text:p>12705,194336</text:p>
          </table:table-cell>
          <table:table-cell office:value-type="string">
            <text:p>176,068588</text:p>
          </table:table-cell>
          <table:table-cell office:value-type="string">
            <text:p>16187,583008</text:p>
          </table:table-cell>
          <table:table-cell office:value-type="string">
            <text:p>212,870148</text:p>
          </table:table-cell>
          <table:table-cell office:value-type="string">
            <text:p>1218,864746</text:p>
          </table:table-cell>
          <table:table-cell office:value-type="string">
            <text:p>32,481110</text:p>
          </table:table-cell>
          <table:table-cell office:value-type="string">
            <text:p>39,932858</text:p>
          </table:table-cell>
          <table:table-cell office:value-type="string">
            <text:p>6,060544</text:p>
          </table:table-cell>
          <table:table-cell office:value-type="string">
            <text:p>54,238388</text:p>
          </table:table-cell>
          <table:table-cell office:value-type="string">
            <text:p>8,330416</text:p>
          </table:table-cell>
          <table:table-cell office:value-type="string">
            <text:p>181,884033</text:p>
          </table:table-cell>
          <table:table-cell office:value-type="string">
            <text:p>6,791535</text:p>
          </table:table-cell>
          <table:table-cell office:value-type="string">
            <text:p>13937,383789</text:p>
          </table:table-cell>
          <table:table-cell office:value-type="string">
            <text:p>256,438507</text:p>
          </table:table-cell>
          <table:table-cell office:value-type="string">
            <text:p>40,103802</text:p>
          </table:table-cell>
          <table:table-cell office:value-type="string">
            <text:p>8,675390</text:p>
          </table:table-cell>
          <table:table-cell office:value-type="string">
            <text:p>82,620033</text:p>
          </table:table-cell>
          <table:table-cell office:value-type="string">
            <text:p>16,268641</text:p>
          </table:table-cell>
          <table:table-cell office:value-type="string">
            <text:p>721,554016</text:p>
          </table:table-cell>
          <table:table-cell office:value-type="string">
            <text:p>23,813730</text:p>
          </table:table-cell>
          <table:table-cell office:value-type="string">
            <text:p>345,415649</text:p>
          </table:table-cell>
          <table:table-cell office:value-type="string">
            <text:p>11,3583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8,596878</text:p>
          </table:table-cell>
          <table:table-cell office:value-type="string">
            <text:p>10,824674</text:p>
          </table:table-cell>
          <table:table-cell office:value-type="string">
            <text:p>57,568748</text:p>
          </table:table-cell>
          <table:table-cell office:value-type="string">
            <text:p>11,291069</text:p>
          </table:table-cell>
          <table:table-cell office:value-type="string">
            <text:p>190,624985</text:p>
          </table:table-cell>
          <table:table-cell office:value-type="string">
            <text:p>21,754780</text:p>
          </table:table-cell>
        </table:table-row>
        <table:table-row table:style-name="ro1">
          <table:table-cell office:value-type="string">
            <text:p>AFR564 <text:s text:c="5"/></text:p>
          </table:table-cell>
          <table:table-cell office:value-type="string">
            <text:p>6587,970215</text:p>
          </table:table-cell>
          <table:table-cell office:value-type="string">
            <text:p>963,111633</text:p>
          </table:table-cell>
          <table:table-cell office:value-type="string">
            <text:p>1608,315552</text:p>
          </table:table-cell>
          <table:table-cell office:value-type="string">
            <text:p>499,254761</text:p>
          </table:table-cell>
          <table:table-cell office:value-type="string">
            <text:p>5403,700684</text:p>
          </table:table-cell>
          <table:table-cell office:value-type="string">
            <text:p>216,245712</text:p>
          </table:table-cell>
          <table:table-cell office:value-type="string">
            <text:p>12216,704102</text:p>
          </table:table-cell>
          <table:table-cell office:value-type="string">
            <text:p>282,959351</text:p>
          </table:table-cell>
          <table:table-cell office:value-type="string">
            <text:p>376,733185</text:p>
          </table:table-cell>
          <table:table-cell office:value-type="string">
            <text:p>37,287266</text:p>
          </table:table-cell>
          <table:table-cell office:value-type="string">
            <text:p>11018,557617</text:p>
          </table:table-cell>
          <table:table-cell office:value-type="string">
            <text:p>219,152939</text:p>
          </table:table-cell>
          <table:table-cell office:value-type="string">
            <text:p>8770,774414</text:p>
          </table:table-cell>
          <table:table-cell office:value-type="string">
            <text:p>158,078583</text:p>
          </table:table-cell>
          <table:table-cell office:value-type="string">
            <text:p>12476,921875</text:p>
          </table:table-cell>
          <table:table-cell office:value-type="string">
            <text:p>172,939102</text:p>
          </table:table-cell>
          <table:table-cell office:value-type="string">
            <text:p>6031,244141</text:p>
          </table:table-cell>
          <table:table-cell office:value-type="string">
            <text:p>81,754456</text:p>
          </table:table-cell>
          <table:table-cell office:value-type="string">
            <text:p>444,308929</text:p>
          </table:table-cell>
          <table:table-cell office:value-type="string">
            <text:p>13,943403</text:p>
          </table:table-cell>
          <table:table-cell office:value-type="string">
            <text:p>12,830990</text:p>
          </table:table-cell>
          <table:table-cell office:value-type="string">
            <text:p>5,444728</text:p>
          </table:table-cell>
          <table:table-cell office:value-type="string">
            <text:p>32,924416</text:p>
          </table:table-cell>
          <table:table-cell office:value-type="string">
            <text:p>8,245969</text:p>
          </table:table-cell>
          <table:table-cell office:value-type="string">
            <text:p>96,988853</text:p>
          </table:table-cell>
          <table:table-cell office:value-type="string">
            <text:p>5,752629</text:p>
          </table:table-cell>
          <table:table-cell office:value-type="string">
            <text:p>5138,652344</text:p>
          </table:table-cell>
          <table:table-cell office:value-type="string">
            <text:p>96,107208</text:p>
          </table:table-cell>
          <table:table-cell office:value-type="string">
            <text:p>59,019165</text:p>
          </table:table-cell>
          <table:table-cell office:value-type="string">
            <text:p>8,729836</text:p>
          </table:table-cell>
          <table:table-cell office:value-type="string">
            <text:p>69,835121</text:p>
          </table:table-cell>
          <table:table-cell office:value-type="string">
            <text:p>16,250818</text:p>
          </table:table-cell>
          <table:table-cell office:value-type="string">
            <text:p>386,974304</text:p>
          </table:table-cell>
          <table:table-cell office:value-type="string">
            <text:p>21,509428</text:p>
          </table:table-cell>
          <table:table-cell office:value-type="string">
            <text:p>365,850250</text:p>
          </table:table-cell>
          <table:table-cell office:value-type="string">
            <text:p>11,7178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2,846889</text:p>
          </table:table-cell>
          <table:table-cell office:value-type="string">
            <text:p>11,038420</text:p>
          </table:table-cell>
          <table:table-cell office:value-type="string">
            <text:p>26,482212</text:p>
          </table:table-cell>
          <table:table-cell office:value-type="string">
            <text:p>11,654829</text:p>
          </table:table-cell>
          <table:table-cell office:value-type="string">
            <text:p>150,875488</text:p>
          </table:table-cell>
          <table:table-cell office:value-type="string">
            <text:p>21,863743</text:p>
          </table:table-cell>
        </table:table-row>
        <table:table-row table:style-name="ro1">
          <table:table-cell office:value-type="string">
            <text:p>AFR565 <text:s text:c="5"/></text:p>
          </table:table-cell>
          <table:table-cell office:value-type="string">
            <text:p>10832,114258</text:p>
          </table:table-cell>
          <table:table-cell office:value-type="string">
            <text:p>1124,441406</text:p>
          </table:table-cell>
          <table:table-cell office:value-type="string">
            <text:p>1568,988770</text:p>
          </table:table-cell>
          <table:table-cell office:value-type="string">
            <text:p>495,789642</text:p>
          </table:table-cell>
          <table:table-cell office:value-type="string">
            <text:p>1668,979858</text:p>
          </table:table-cell>
          <table:table-cell office:value-type="string">
            <text:p>171,819473</text:p>
          </table:table-cell>
          <table:table-cell office:value-type="string">
            <text:p>3186,370850</text:p>
          </table:table-cell>
          <table:table-cell office:value-type="string">
            <text:p>106,613655</text:p>
          </table:table-cell>
          <table:table-cell office:value-type="string">
            <text:p>265,319214</text:p>
          </table:table-cell>
          <table:table-cell office:value-type="string">
            <text:p>38,201050</text:p>
          </table:table-cell>
          <table:table-cell office:value-type="string">
            <text:p>16431,865234</text:p>
          </table:table-cell>
          <table:table-cell office:value-type="string">
            <text:p>321,203827</text:p>
          </table:table-cell>
          <table:table-cell office:value-type="string">
            <text:p>18039,183594</text:p>
          </table:table-cell>
          <table:table-cell office:value-type="string">
            <text:p>314,231506</text:p>
          </table:table-cell>
          <table:table-cell office:value-type="string">
            <text:p>26258,910156</text:p>
          </table:table-cell>
          <table:table-cell office:value-type="string">
            <text:p>358,900726</text:p>
          </table:table-cell>
          <table:table-cell office:value-type="string">
            <text:p>2144,473145</text:p>
          </table:table-cell>
          <table:table-cell office:value-type="string">
            <text:p>33,261986</text:p>
          </table:table-cell>
          <table:table-cell office:value-type="string">
            <text:p>107,329308</text:p>
          </table:table-cell>
          <table:table-cell office:value-type="string">
            <text:p>7,399233</text:p>
          </table:table-cell>
          <table:table-cell office:value-type="string">
            <text:p>22,078262</text:p>
          </table:table-cell>
          <table:table-cell office:value-type="string">
            <text:p>5,135801</text:p>
          </table:table-cell>
          <table:table-cell office:value-type="string">
            <text:p>34,043331</text:p>
          </table:table-cell>
          <table:table-cell office:value-type="string">
            <text:p>8,147889</text:p>
          </table:table-cell>
          <table:table-cell office:value-type="string">
            <text:p>39,897141</text:p>
          </table:table-cell>
          <table:table-cell office:value-type="string">
            <text:p>5,139894</text:p>
          </table:table-cell>
          <table:table-cell office:value-type="string">
            <text:p>1229,650757</text:p>
          </table:table-cell>
          <table:table-cell office:value-type="string">
            <text:p>26,077099</text:p>
          </table:table-cell>
          <table:table-cell office:value-type="string">
            <text:p>69,674271</text:p>
          </table:table-cell>
          <table:table-cell office:value-type="string">
            <text:p>8,533847</text:p>
          </table:table-cell>
          <table:table-cell office:value-type="string">
            <text:p>29,582647</text:p>
          </table:table-cell>
          <table:table-cell office:value-type="string">
            <text:p>15,959976</text:p>
          </table:table-cell>
          <table:table-cell office:value-type="string">
            <text:p>350,223755</text:p>
          </table:table-cell>
          <table:table-cell office:value-type="string">
            <text:p>21,258089</text:p>
          </table:table-cell>
          <table:table-cell office:value-type="string">
            <text:p>297,560944</text:p>
          </table:table-cell>
          <table:table-cell office:value-type="string">
            <text:p>11,0033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2,003891</text:p>
          </table:table-cell>
          <table:table-cell office:value-type="string">
            <text:p>10,570561</text:p>
          </table:table-cell>
          <table:table-cell office:value-type="string">
            <text:p>17,449520</text:p>
          </table:table-cell>
          <table:table-cell office:value-type="string">
            <text:p>11,149694</text:p>
          </table:table-cell>
          <table:table-cell office:value-type="string">
            <text:p>251,949890</text:p>
          </table:table-cell>
          <table:table-cell office:value-type="string">
            <text:p>21,888422</text:p>
          </table:table-cell>
        </table:table-row>
        <table:table-row table:style-name="ro1">
          <table:table-cell office:value-type="string">
            <text:p>AFR566 <text:s text:c="5"/></text:p>
          </table:table-cell>
          <table:table-cell office:value-type="string">
            <text:p>6603,583984</text:p>
          </table:table-cell>
          <table:table-cell office:value-type="string">
            <text:p>950,451111</text:p>
          </table:table-cell>
          <table:table-cell office:value-type="string">
            <text:p>1137,798950</text:p>
          </table:table-cell>
          <table:table-cell office:value-type="string">
            <text:p>493,944550</text:p>
          </table:table-cell>
          <table:table-cell office:value-type="string">
            <text:p>7599,425781</text:p>
          </table:table-cell>
          <table:table-cell office:value-type="string">
            <text:p>248,692490</text:p>
          </table:table-cell>
          <table:table-cell office:value-type="string">
            <text:p>16550,982422</text:p>
          </table:table-cell>
          <table:table-cell office:value-type="string">
            <text:p>373,076202</text:p>
          </table:table-cell>
          <table:table-cell office:value-type="string">
            <text:p>308,466339</text:p>
          </table:table-cell>
          <table:table-cell office:value-type="string">
            <text:p>35,078972</text:p>
          </table:table-cell>
          <table:table-cell office:value-type="string">
            <text:p>10104,201172</text:p>
          </table:table-cell>
          <table:table-cell office:value-type="string">
            <text:p>201,729675</text:p>
          </table:table-cell>
          <table:table-cell office:value-type="string">
            <text:p>6934,639160</text:p>
          </table:table-cell>
          <table:table-cell office:value-type="string">
            <text:p>127,173996</text:p>
          </table:table-cell>
          <table:table-cell office:value-type="string">
            <text:p>8623,315430</text:p>
          </table:table-cell>
          <table:table-cell office:value-type="string">
            <text:p>121,025124</text:p>
          </table:table-cell>
          <table:table-cell office:value-type="string">
            <text:p>4345,298828</text:p>
          </table:table-cell>
          <table:table-cell office:value-type="string">
            <text:p>60,154358</text:p>
          </table:table-cell>
          <table:table-cell office:value-type="string">
            <text:p>491,478973</text:p>
          </table:table-cell>
          <table:table-cell office:value-type="string">
            <text:p>15,071376</text:p>
          </table:table-cell>
          <table:table-cell office:value-type="string">
            <text:p>23,030178</text:p>
          </table:table-cell>
          <table:table-cell office:value-type="string">
            <text:p>5,621504</text:p>
          </table:table-cell>
          <table:table-cell office:value-type="string">
            <text:p>41,334591</text:p>
          </table:table-cell>
          <table:table-cell office:value-type="string">
            <text:p>8,301011</text:p>
          </table:table-cell>
          <table:table-cell office:value-type="string">
            <text:p>83,497383</text:p>
          </table:table-cell>
          <table:table-cell office:value-type="string">
            <text:p>5,763530</text:p>
          </table:table-cell>
          <table:table-cell office:value-type="string">
            <text:p>7524,783691</text:p>
          </table:table-cell>
          <table:table-cell office:value-type="string">
            <text:p>139,519318</text:p>
          </table:table-cell>
          <table:table-cell office:value-type="string">
            <text:p>63,489410</text:p>
          </table:table-cell>
          <table:table-cell office:value-type="string">
            <text:p>8,930110</text:p>
          </table:table-cell>
          <table:table-cell office:value-type="string">
            <text:p>50,774078</text:p>
          </table:table-cell>
          <table:table-cell office:value-type="string">
            <text:p>16,252844</text:p>
          </table:table-cell>
          <table:table-cell office:value-type="string">
            <text:p>164,799438</text:p>
          </table:table-cell>
          <table:table-cell office:value-type="string">
            <text:p>20,615925</text:p>
          </table:table-cell>
          <table:table-cell office:value-type="string">
            <text:p>141,988297</text:p>
          </table:table-cell>
          <table:table-cell office:value-type="string">
            <text:p>10,2908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8,835037</text:p>
          </table:table-cell>
          <table:table-cell office:value-type="string">
            <text:p>11,182982</text:p>
          </table:table-cell>
          <table:table-cell office:value-type="string">
            <text:p>25,159382</text:p>
          </table:table-cell>
          <table:table-cell office:value-type="string">
            <text:p>11,607126</text:p>
          </table:table-cell>
          <table:table-cell office:value-type="string">
            <text:p>105,092819</text:p>
          </table:table-cell>
          <table:table-cell office:value-type="string">
            <text:p>21,966394</text:p>
          </table:table-cell>
        </table:table-row>
        <table:table-row table:style-name="ro1">
          <table:table-cell office:value-type="string">
            <text:p>AFR567 <text:s text:c="5"/></text:p>
          </table:table-cell>
          <table:table-cell office:value-type="string">
            <text:p>6964,140137</text:p>
          </table:table-cell>
          <table:table-cell office:value-type="string">
            <text:p>1052,758057</text:p>
          </table:table-cell>
          <table:table-cell office:value-type="string">
            <text:p>726,625793</text:p>
          </table:table-cell>
          <table:table-cell office:value-type="string">
            <text:p>515,705139</text:p>
          </table:table-cell>
          <table:table-cell office:value-type="string">
            <text:p>13065,642578</text:p>
          </table:table-cell>
          <table:table-cell office:value-type="string">
            <text:p>359,415009</text:p>
          </table:table-cell>
          <table:table-cell office:value-type="string">
            <text:p>28759,490234</text:p>
          </table:table-cell>
          <table:table-cell office:value-type="string">
            <text:p>631,294617</text:p>
          </table:table-cell>
          <table:table-cell office:value-type="string">
            <text:p>421,001282</text:p>
          </table:table-cell>
          <table:table-cell office:value-type="string">
            <text:p>41,118168</text:p>
          </table:table-cell>
          <table:table-cell office:value-type="string">
            <text:p>11308,224609</text:p>
          </table:table-cell>
          <table:table-cell office:value-type="string">
            <text:p>225,090103</text:p>
          </table:table-cell>
          <table:table-cell office:value-type="string">
            <text:p>14752,118164</text:p>
          </table:table-cell>
          <table:table-cell office:value-type="string">
            <text:p>258,186218</text:p>
          </table:table-cell>
          <table:table-cell office:value-type="string">
            <text:p>13136,437500</text:p>
          </table:table-cell>
          <table:table-cell office:value-type="string">
            <text:p>181,867203</text:p>
          </table:table-cell>
          <table:table-cell office:value-type="string">
            <text:p>13029,777344</text:p>
          </table:table-cell>
          <table:table-cell office:value-type="string">
            <text:p>172,017166</text:p>
          </table:table-cell>
          <table:table-cell office:value-type="string">
            <text:p>1040,518555</text:p>
          </table:table-cell>
          <table:table-cell office:value-type="string">
            <text:p>28,157711</text:p>
          </table:table-cell>
          <table:table-cell office:value-type="string">
            <text:p>28,283237</text:p>
          </table:table-cell>
          <table:table-cell office:value-type="string">
            <text:p>6,044401</text:p>
          </table:table-cell>
          <table:table-cell office:value-type="string">
            <text:p>59,419819</text:p>
          </table:table-cell>
          <table:table-cell office:value-type="string">
            <text:p>8,485630</text:p>
          </table:table-cell>
          <table:table-cell office:value-type="string">
            <text:p>165,676270</text:p>
          </table:table-cell>
          <table:table-cell office:value-type="string">
            <text:p>6,689291</text:p>
          </table:table-cell>
          <table:table-cell office:value-type="string">
            <text:p>12640,919922</text:p>
          </table:table-cell>
          <table:table-cell office:value-type="string">
            <text:p>232,792664</text:p>
          </table:table-cell>
          <table:table-cell office:value-type="string">
            <text:p>53,351421</text:p>
          </table:table-cell>
          <table:table-cell office:value-type="string">
            <text:p>8,989799</text:p>
          </table:table-cell>
          <table:table-cell office:value-type="string">
            <text:p>86,649147</text:p>
          </table:table-cell>
          <table:table-cell office:value-type="string">
            <text:p>16,471985</text:p>
          </table:table-cell>
          <table:table-cell office:value-type="string">
            <text:p>514,563293</text:p>
          </table:table-cell>
          <table:table-cell office:value-type="string">
            <text:p>22,377197</text:p>
          </table:table-cell>
          <table:table-cell office:value-type="string">
            <text:p>347,160736</text:p>
          </table:table-cell>
          <table:table-cell office:value-type="string">
            <text:p>11,7190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0,274826</text:p>
          </table:table-cell>
          <table:table-cell office:value-type="string">
            <text:p>11,350959</text:p>
          </table:table-cell>
          <table:table-cell office:value-type="string">
            <text:p>60,006741</text:p>
          </table:table-cell>
          <table:table-cell office:value-type="string">
            <text:p>11,979415</text:p>
          </table:table-cell>
          <table:table-cell office:value-type="string">
            <text:p>205,459518</text:p>
          </table:table-cell>
          <table:table-cell office:value-type="string">
            <text:p>22,734732</text:p>
          </table:table-cell>
        </table:table-row>
        <table:table-row table:style-name="ro1">
          <table:table-cell office:value-type="string">
            <text:p>AFR568 <text:s text:c="5"/></text:p>
          </table:table-cell>
          <table:table-cell office:value-type="string">
            <text:p>7309,333008</text:p>
          </table:table-cell>
          <table:table-cell office:value-type="string">
            <text:p>975,508301</text:p>
          </table:table-cell>
          <table:table-cell office:value-type="string">
            <text:p>1305,597900</text:p>
          </table:table-cell>
          <table:table-cell office:value-type="string">
            <text:p>478,944458</text:p>
          </table:table-cell>
          <table:table-cell office:value-type="string">
            <text:p>1873,459961</text:p>
          </table:table-cell>
          <table:table-cell office:value-type="string">
            <text:p>163,028091</text:p>
          </table:table-cell>
          <table:table-cell office:value-type="string">
            <text:p>3310,555664</text:p>
          </table:table-cell>
          <table:table-cell office:value-type="string">
            <text:p>106,421593</text:p>
          </table:table-cell>
          <table:table-cell office:value-type="string">
            <text:p>325,552063</text:p>
          </table:table-cell>
          <table:table-cell office:value-type="string">
            <text:p>35,179928</text:p>
          </table:table-cell>
          <table:table-cell office:value-type="string">
            <text:p>14330,902344</text:p>
          </table:table-cell>
          <table:table-cell office:value-type="string">
            <text:p>280,938629</text:p>
          </table:table-cell>
          <table:table-cell office:value-type="string">
            <text:p>4271,467773</text:p>
          </table:table-cell>
          <table:table-cell office:value-type="string">
            <text:p>83,579330</text:p>
          </table:table-cell>
          <table:table-cell office:value-type="string">
            <text:p>11642,859375</text:p>
          </table:table-cell>
          <table:table-cell office:value-type="string">
            <text:p>161,692078</text:p>
          </table:table-cell>
          <table:table-cell office:value-type="string">
            <text:p>1559,024658</text:p>
          </table:table-cell>
          <table:table-cell office:value-type="string">
            <text:p>25,928154</text:p>
          </table:table-cell>
          <table:table-cell office:value-type="string">
            <text:p>110,299080</text:p>
          </table:table-cell>
          <table:table-cell office:value-type="string">
            <text:p>7,732205</text:p>
          </table:table-cell>
          <table:table-cell office:value-type="string">
            <text:p>28,152441</text:p>
          </table:table-cell>
          <table:table-cell office:value-type="string">
            <text:p>5,443738</text:p>
          </table:table-cell>
          <table:table-cell office:value-type="string">
            <text:p>33,736637</text:p>
          </table:table-cell>
          <table:table-cell office:value-type="string">
            <text:p>8,254169</text:p>
          </table:table-cell>
          <table:table-cell office:value-type="string">
            <text:p>46,555847</text:p>
          </table:table-cell>
          <table:table-cell office:value-type="string">
            <text:p>5,480010</text:p>
          </table:table-cell>
          <table:table-cell office:value-type="string">
            <text:p>1481,680664</text:p>
          </table:table-cell>
          <table:table-cell office:value-type="string">
            <text:p>30,554169</text:p>
          </table:table-cell>
          <table:table-cell office:value-type="string">
            <text:p>83,791817</text:p>
          </table:table-cell>
          <table:table-cell office:value-type="string">
            <text:p>9,132730</text:p>
          </table:table-cell>
          <table:table-cell office:value-type="string">
            <text:p>159,488998</text:p>
          </table:table-cell>
          <table:table-cell office:value-type="string">
            <text:p>16,855627</text:p>
          </table:table-cell>
          <table:table-cell office:value-type="string">
            <text:p>355,045776</text:p>
          </table:table-cell>
          <table:table-cell office:value-type="string">
            <text:p>21,494293</text:p>
          </table:table-cell>
          <table:table-cell office:value-type="string">
            <text:p>239,045731</text:p>
          </table:table-cell>
          <table:table-cell office:value-type="string">
            <text:p>11,1586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,902693</text:p>
          </table:table-cell>
          <table:table-cell office:value-type="string">
            <text:p>11,250527</text:p>
          </table:table-cell>
          <table:table-cell office:value-type="string">
            <text:p>8,963386</text:p>
          </table:table-cell>
          <table:table-cell office:value-type="string">
            <text:p>11,932935</text:p>
          </table:table-cell>
          <table:table-cell office:value-type="string">
            <text:p>153,479706</text:p>
          </table:table-cell>
          <table:table-cell office:value-type="string">
            <text:p>22,721771</text:p>
          </table:table-cell>
        </table:table-row>
        <table:table-row table:style-name="ro1">
          <table:table-cell office:value-type="string">
            <text:p>AFR569 <text:s text:c="5"/></text:p>
          </table:table-cell>
          <table:table-cell office:value-type="string">
            <text:p>9869,757813</text:p>
          </table:table-cell>
          <table:table-cell office:value-type="string">
            <text:p>1152,476318</text:p>
          </table:table-cell>
          <table:table-cell office:value-type="string">
            <text:p>1263,114868</text:p>
          </table:table-cell>
          <table:table-cell office:value-type="string">
            <text:p>513,990601</text:p>
          </table:table-cell>
          <table:table-cell office:value-type="string">
            <text:p>1685,636963</text:p>
          </table:table-cell>
          <table:table-cell office:value-type="string">
            <text:p>179,993439</text:p>
          </table:table-cell>
          <table:table-cell office:value-type="string">
            <text:p>2996,347168</text:p>
          </table:table-cell>
          <table:table-cell office:value-type="string">
            <text:p>105,770531</text:p>
          </table:table-cell>
          <table:table-cell office:value-type="string">
            <text:p>221,489670</text:p>
          </table:table-cell>
          <table:table-cell office:value-type="string">
            <text:p>39,743404</text:p>
          </table:table-cell>
          <table:table-cell office:value-type="string">
            <text:p>16504,503906</text:p>
          </table:table-cell>
          <table:table-cell office:value-type="string">
            <text:p>322,465424</text:p>
          </table:table-cell>
          <table:table-cell office:value-type="string">
            <text:p>17215,669922</text:p>
          </table:table-cell>
          <table:table-cell office:value-type="string">
            <text:p>300,343597</text:p>
          </table:table-cell>
          <table:table-cell office:value-type="string">
            <text:p>25832,324219</text:p>
          </table:table-cell>
          <table:table-cell office:value-type="string">
            <text:p>353,177185</text:p>
          </table:table-cell>
          <table:table-cell office:value-type="string">
            <text:p>1989,932373</text:p>
          </table:table-cell>
          <table:table-cell office:value-type="string">
            <text:p>31,591417</text:p>
          </table:table-cell>
          <table:table-cell office:value-type="string">
            <text:p>87,092522</text:p>
          </table:table-cell>
          <table:table-cell office:value-type="string">
            <text:p>8,053928</text:p>
          </table:table-cell>
          <table:table-cell office:value-type="string">
            <text:p>12,511014</text:p>
          </table:table-cell>
          <table:table-cell office:value-type="string">
            <text:p>5,828121</text:p>
          </table:table-cell>
          <table:table-cell office:value-type="string">
            <text:p>38,928349</text:p>
          </table:table-cell>
          <table:table-cell office:value-type="string">
            <text:p>8,606439</text:p>
          </table:table-cell>
          <table:table-cell office:value-type="string">
            <text:p>40,543732</text:p>
          </table:table-cell>
          <table:table-cell office:value-type="string">
            <text:p>5,876117</text:p>
          </table:table-cell>
          <table:table-cell office:value-type="string">
            <text:p>1234,108398</text:p>
          </table:table-cell>
          <table:table-cell office:value-type="string">
            <text:p>26,430557</text:p>
          </table:table-cell>
          <table:table-cell office:value-type="string">
            <text:p>96,362785</text:p>
          </table:table-cell>
          <table:table-cell office:value-type="string">
            <text:p>9,972182</text:p>
          </table:table-cell>
          <table:table-cell office:value-type="string">
            <text:p>68,037254</text:p>
          </table:table-cell>
          <table:table-cell office:value-type="string">
            <text:p>16,900507</text:p>
          </table:table-cell>
          <table:table-cell office:value-type="string">
            <text:p>354,127869</text:p>
          </table:table-cell>
          <table:table-cell office:value-type="string">
            <text:p>21,824030</text:p>
          </table:table-cell>
          <table:table-cell office:value-type="string">
            <text:p>303,230927</text:p>
          </table:table-cell>
          <table:table-cell office:value-type="string">
            <text:p>12,4459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6,383217</text:p>
          </table:table-cell>
          <table:table-cell office:value-type="string">
            <text:p>12,562370</text:p>
          </table:table-cell>
          <table:table-cell office:value-type="string">
            <text:p>10,792308</text:p>
          </table:table-cell>
          <table:table-cell office:value-type="string">
            <text:p>13,257527</text:p>
          </table:table-cell>
          <table:table-cell office:value-type="string">
            <text:p>229,663773</text:p>
          </table:table-cell>
          <table:table-cell office:value-type="string">
            <text:p>25,102816</text:p>
          </table:table-cell>
        </table:table-row>
        <table:table-row table:style-name="ro1">
          <table:table-cell office:value-type="string">
            <text:p>AFR570 <text:s text:c="5"/></text:p>
          </table:table-cell>
          <table:table-cell office:value-type="string">
            <text:p>14910,558594</text:p>
          </table:table-cell>
          <table:table-cell office:value-type="string">
            <text:p>1369,007202</text:p>
          </table:table-cell>
          <table:table-cell office:value-type="string">
            <text:p>2158,888672</text:p>
          </table:table-cell>
          <table:table-cell office:value-type="string">
            <text:p>502,850769</text:p>
          </table:table-cell>
          <table:table-cell office:value-type="string">
            <text:p>2961,518066</text:p>
          </table:table-cell>
          <table:table-cell office:value-type="string">
            <text:p>184,007843</text:p>
          </table:table-cell>
          <table:table-cell office:value-type="string">
            <text:p>5623,604980</text:p>
          </table:table-cell>
          <table:table-cell office:value-type="string">
            <text:p>149,753952</text:p>
          </table:table-cell>
          <table:table-cell office:value-type="string">
            <text:p>386,435944</text:p>
          </table:table-cell>
          <table:table-cell office:value-type="string">
            <text:p>37,656406</text:p>
          </table:table-cell>
          <table:table-cell office:value-type="string">
            <text:p>18285,220703</text:p>
          </table:table-cell>
          <table:table-cell office:value-type="string">
            <text:p>355,467987</text:p>
          </table:table-cell>
          <table:table-cell office:value-type="string">
            <text:p>6455,949219</text:p>
          </table:table-cell>
          <table:table-cell office:value-type="string">
            <text:p>120,062950</text:p>
          </table:table-cell>
          <table:table-cell office:value-type="string">
            <text:p>11515,710938</text:p>
          </table:table-cell>
          <table:table-cell office:value-type="string">
            <text:p>160,002609</text:p>
          </table:table-cell>
          <table:table-cell office:value-type="string">
            <text:p>2492,143555</text:p>
          </table:table-cell>
          <table:table-cell office:value-type="string">
            <text:p>37,065067</text:p>
          </table:table-cell>
          <table:table-cell office:value-type="string">
            <text:p>181,817886</text:p>
          </table:table-cell>
          <table:table-cell office:value-type="string">
            <text:p>8,831057</text:p>
          </table:table-cell>
          <table:table-cell office:value-type="string">
            <text:p>13,854909</text:p>
          </table:table-cell>
          <table:table-cell office:value-type="string">
            <text:p>5,445583</text:p>
          </table:table-cell>
          <table:table-cell office:value-type="string">
            <text:p>44,495636</text:p>
          </table:table-cell>
          <table:table-cell office:value-type="string">
            <text:p>8,356177</text:p>
          </table:table-cell>
          <table:table-cell office:value-type="string">
            <text:p>96,294365</text:p>
          </table:table-cell>
          <table:table-cell office:value-type="string">
            <text:p>5,838199</text:p>
          </table:table-cell>
          <table:table-cell office:value-type="string">
            <text:p>2911,801270</text:p>
          </table:table-cell>
          <table:table-cell office:value-type="string">
            <text:p>55,849400</text:p>
          </table:table-cell>
          <table:table-cell office:value-type="string">
            <text:p>73,692772</text:p>
          </table:table-cell>
          <table:table-cell office:value-type="string">
            <text:p>9,006104</text:p>
          </table:table-cell>
          <table:table-cell office:value-type="string">
            <text:p>225,870956</text:p>
          </table:table-cell>
          <table:table-cell office:value-type="string">
            <text:p>17,293589</text:p>
          </table:table-cell>
          <table:table-cell office:value-type="string">
            <text:p>666,577576</text:p>
          </table:table-cell>
          <table:table-cell office:value-type="string">
            <text:p>23,494967</text:p>
          </table:table-cell>
          <table:table-cell office:value-type="string">
            <text:p>515,265808</text:p>
          </table:table-cell>
          <table:table-cell office:value-type="string">
            <text:p>13,4952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5,407005</text:p>
          </table:table-cell>
          <table:table-cell office:value-type="string">
            <text:p>11,324215</text:p>
          </table:table-cell>
          <table:table-cell office:value-type="string">
            <text:p>23,549520</text:p>
          </table:table-cell>
          <table:table-cell office:value-type="string">
            <text:p>11,916042</text:p>
          </table:table-cell>
          <table:table-cell office:value-type="string">
            <text:p>293,780792</text:p>
          </table:table-cell>
          <table:table-cell office:value-type="string">
            <text:p>23,295004</text:p>
          </table:table-cell>
        </table:table-row>
        <table:table-row table:style-name="ro1">
          <table:table-cell office:value-type="string">
            <text:p>AFR571 <text:s text:c="5"/></text:p>
          </table:table-cell>
          <table:table-cell office:value-type="string">
            <text:p>12608,762695</text:p>
          </table:table-cell>
          <table:table-cell office:value-type="string">
            <text:p>1298,414429</text:p>
          </table:table-cell>
          <table:table-cell office:value-type="string">
            <text:p>1960,145508</text:p>
          </table:table-cell>
          <table:table-cell office:value-type="string">
            <text:p>514,833496</text:p>
          </table:table-cell>
          <table:table-cell office:value-type="string">
            <text:p>6312,737793</text:p>
          </table:table-cell>
          <table:table-cell office:value-type="string">
            <text:p>239,917526</text:p>
          </table:table-cell>
          <table:table-cell office:value-type="string">
            <text:p>13702,471680</text:p>
          </table:table-cell>
          <table:table-cell office:value-type="string">
            <text:p>314,625854</text:p>
          </table:table-cell>
          <table:table-cell office:value-type="string">
            <text:p>462,866943</text:p>
          </table:table-cell>
          <table:table-cell office:value-type="string">
            <text:p>40,657677</text:p>
          </table:table-cell>
          <table:table-cell office:value-type="string">
            <text:p>14809,109375</text:p>
          </table:table-cell>
          <table:table-cell office:value-type="string">
            <text:p>290,448120</text:p>
          </table:table-cell>
          <table:table-cell office:value-type="string">
            <text:p>10133,271484</text:p>
          </table:table-cell>
          <table:table-cell office:value-type="string">
            <text:p>181,194794</text:p>
          </table:table-cell>
          <table:table-cell office:value-type="string">
            <text:p>12567,853516</text:p>
          </table:table-cell>
          <table:table-cell office:value-type="string">
            <text:p>174,232437</text:p>
          </table:table-cell>
          <table:table-cell office:value-type="string">
            <text:p>5822,798340</text:p>
          </table:table-cell>
          <table:table-cell office:value-type="string">
            <text:p>79,151863</text:p>
          </table:table-cell>
          <table:table-cell office:value-type="string">
            <text:p>483,642242</text:p>
          </table:table-cell>
          <table:table-cell office:value-type="string">
            <text:p>15,163381</text:p>
          </table:table-cell>
          <table:table-cell office:value-type="string">
            <text:p>23,574701</text:p>
          </table:table-cell>
          <table:table-cell office:value-type="string">
            <text:p>6,005564</text:p>
          </table:table-cell>
          <table:table-cell office:value-type="string">
            <text:p>35,925415</text:p>
          </table:table-cell>
          <table:table-cell office:value-type="string">
            <text:p>8,550506</text:p>
          </table:table-cell>
          <table:table-cell office:value-type="string">
            <text:p>139,210266</text:p>
          </table:table-cell>
          <table:table-cell office:value-type="string">
            <text:p>6,614262</text:p>
          </table:table-cell>
          <table:table-cell office:value-type="string">
            <text:p>7103,748535</text:p>
          </table:table-cell>
          <table:table-cell office:value-type="string">
            <text:p>131,892120</text:p>
          </table:table-cell>
          <table:table-cell office:value-type="string">
            <text:p>80,149033</text:p>
          </table:table-cell>
          <table:table-cell office:value-type="string">
            <text:p>9,675283</text:p>
          </table:table-cell>
          <table:table-cell office:value-type="string">
            <text:p>109,765968</text:p>
          </table:table-cell>
          <table:table-cell office:value-type="string">
            <text:p>16,944908</text:p>
          </table:table-cell>
          <table:table-cell office:value-type="string">
            <text:p>552,728027</text:p>
          </table:table-cell>
          <table:table-cell office:value-type="string">
            <text:p>22,894384</text:p>
          </table:table-cell>
          <table:table-cell office:value-type="string">
            <text:p>764,430176</text:p>
          </table:table-cell>
          <table:table-cell office:value-type="string">
            <text:p>16,8767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6,098228</text:p>
          </table:table-cell>
          <table:table-cell office:value-type="string">
            <text:p>12,141841</text:p>
          </table:table-cell>
          <table:table-cell office:value-type="string">
            <text:p>46,120640</text:p>
          </table:table-cell>
          <table:table-cell office:value-type="string">
            <text:p>12,862348</text:p>
          </table:table-cell>
          <table:table-cell office:value-type="string">
            <text:p>206,425064</text:p>
          </table:table-cell>
          <table:table-cell office:value-type="string">
            <text:p>24,336224</text:p>
          </table:table-cell>
        </table:table-row>
        <table:table-row table:style-name="ro1">
          <table:table-cell office:value-type="string">
            <text:p>AFR572 <text:s text:c="5"/></text:p>
          </table:table-cell>
          <table:table-cell office:value-type="string">
            <text:p>8017,949707</text:p>
          </table:table-cell>
          <table:table-cell office:value-type="string">
            <text:p>1095,522217</text:p>
          </table:table-cell>
          <table:table-cell office:value-type="string">
            <text:p>1505,230591</text:p>
          </table:table-cell>
          <table:table-cell office:value-type="string">
            <text:p>525,566284</text:p>
          </table:table-cell>
          <table:table-cell office:value-type="string">
            <text:p>11716,555664</text:p>
          </table:table-cell>
          <table:table-cell office:value-type="string">
            <text:p>332,341187</text:p>
          </table:table-cell>
          <table:table-cell office:value-type="string">
            <text:p>25641,298828</text:p>
          </table:table-cell>
          <table:table-cell office:value-type="string">
            <text:p>565,548340</text:p>
          </table:table-cell>
          <table:table-cell office:value-type="string">
            <text:p>494,015015</text:p>
          </table:table-cell>
          <table:table-cell office:value-type="string">
            <text:p>42,111889</text:p>
          </table:table-cell>
          <table:table-cell office:value-type="string">
            <text:p>11605,002930</text:p>
          </table:table-cell>
          <table:table-cell office:value-type="string">
            <text:p>230,518677</text:p>
          </table:table-cell>
          <table:table-cell office:value-type="string">
            <text:p>12988,897461</text:p>
          </table:table-cell>
          <table:table-cell office:value-type="string">
            <text:p>228,702972</text:p>
          </table:table-cell>
          <table:table-cell office:value-type="string">
            <text:p>13131,438477</text:p>
          </table:table-cell>
          <table:table-cell office:value-type="string">
            <text:p>181,851990</text:p>
          </table:table-cell>
          <table:table-cell office:value-type="string">
            <text:p>11764,736328</text:p>
          </table:table-cell>
          <table:table-cell office:value-type="string">
            <text:p>155,674973</text:p>
          </table:table-cell>
          <table:table-cell office:value-type="string">
            <text:p>939,385864</text:p>
          </table:table-cell>
          <table:table-cell office:value-type="string">
            <text:p>25,778734</text:p>
          </table:table-cell>
          <table:table-cell office:value-type="string">
            <text:p>24,631721</text:p>
          </table:table-cell>
          <table:table-cell office:value-type="string">
            <text:p>6,230605</text:p>
          </table:table-cell>
          <table:table-cell office:value-type="string">
            <text:p>65,320747</text:p>
          </table:table-cell>
          <table:table-cell office:value-type="string">
            <text:p>8,643639</text:p>
          </table:table-cell>
          <table:table-cell office:value-type="string">
            <text:p>164,645432</text:p>
          </table:table-cell>
          <table:table-cell office:value-type="string">
            <text:p>6,909288</text:p>
          </table:table-cell>
          <table:table-cell office:value-type="string">
            <text:p>11015,818359</text:p>
          </table:table-cell>
          <table:table-cell office:value-type="string">
            <text:p>203,171005</text:p>
          </table:table-cell>
          <table:table-cell office:value-type="string">
            <text:p>63,997326</text:p>
          </table:table-cell>
          <table:table-cell office:value-type="string">
            <text:p>9,556253</text:p>
          </table:table-cell>
          <table:table-cell office:value-type="string">
            <text:p>114,785278</text:p>
          </table:table-cell>
          <table:table-cell office:value-type="string">
            <text:p>16,908098</text:p>
          </table:table-cell>
          <table:table-cell office:value-type="string">
            <text:p>493,865753</text:p>
          </table:table-cell>
          <table:table-cell office:value-type="string">
            <text:p>22,433327</text:p>
          </table:table-cell>
          <table:table-cell office:value-type="string">
            <text:p>352,972870</text:p>
          </table:table-cell>
          <table:table-cell office:value-type="string">
            <text:p>12,3447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5,441513</text:p>
          </table:table-cell>
          <table:table-cell office:value-type="string">
            <text:p>12,070495</text:p>
          </table:table-cell>
          <table:table-cell office:value-type="string">
            <text:p>51,287563</text:p>
          </table:table-cell>
          <table:table-cell office:value-type="string">
            <text:p>12,782380</text:p>
          </table:table-cell>
          <table:table-cell office:value-type="string">
            <text:p>231,376999</text:p>
          </table:table-cell>
          <table:table-cell office:value-type="string">
            <text:p>23,990097</text:p>
          </table:table-cell>
        </table:table-row>
        <table:table-row table:style-name="ro1">
          <table:table-cell office:value-type="string">
            <text:p>AFR573 <text:s text:c="5"/></text:p>
          </table:table-cell>
          <table:table-cell office:value-type="string">
            <text:p>15164,951172</text:p>
          </table:table-cell>
          <table:table-cell office:value-type="string">
            <text:p>1448,135132</text:p>
          </table:table-cell>
          <table:table-cell office:value-type="string">
            <text:p>2700,722656</text:p>
          </table:table-cell>
          <table:table-cell office:value-type="string">
            <text:p>560,493896</text:p>
          </table:table-cell>
          <table:table-cell office:value-type="string">
            <text:p>5127,291504</text:p>
          </table:table-cell>
          <table:table-cell office:value-type="string">
            <text:p>227,117645</text:p>
          </table:table-cell>
          <table:table-cell office:value-type="string">
            <text:p>12492,118164</text:p>
          </table:table-cell>
          <table:table-cell office:value-type="string">
            <text:p>291,046661</text:p>
          </table:table-cell>
          <table:table-cell office:value-type="string">
            <text:p>327,885040</text:p>
          </table:table-cell>
          <table:table-cell office:value-type="string">
            <text:p>43,686871</text:p>
          </table:table-cell>
          <table:table-cell office:value-type="string">
            <text:p>12016,923828</text:p>
          </table:table-cell>
          <table:table-cell office:value-type="string">
            <text:p>239,196503</text:p>
          </table:table-cell>
          <table:table-cell office:value-type="string">
            <text:p>31105,634766</text:p>
          </table:table-cell>
          <table:table-cell office:value-type="string">
            <text:p>533,989075</text:p>
          </table:table-cell>
          <table:table-cell office:value-type="string">
            <text:p>19565,714844</text:p>
          </table:table-cell>
          <table:table-cell office:value-type="string">
            <text:p>268,590179</text:p>
          </table:table-cell>
          <table:table-cell office:value-type="string">
            <text:p>9395,334961</text:p>
          </table:table-cell>
          <table:table-cell office:value-type="string">
            <text:p>125,201080</text:p>
          </table:table-cell>
          <table:table-cell office:value-type="string">
            <text:p>447,048889</text:p>
          </table:table-cell>
          <table:table-cell office:value-type="string">
            <text:p>14,404945</text:p>
          </table:table-cell>
          <table:table-cell office:value-type="string">
            <text:p>11,295111</text:p>
          </table:table-cell>
          <table:table-cell office:value-type="string">
            <text:p>5,955184</text:p>
          </table:table-cell>
          <table:table-cell office:value-type="string">
            <text:p>41,575539</text:p>
          </table:table-cell>
          <table:table-cell office:value-type="string">
            <text:p>8,540947</text:p>
          </table:table-cell>
          <table:table-cell office:value-type="string">
            <text:p>102,161583</text:p>
          </table:table-cell>
          <table:table-cell office:value-type="string">
            <text:p>6,329346</text:p>
          </table:table-cell>
          <table:table-cell office:value-type="string">
            <text:p>4497,427734</text:p>
          </table:table-cell>
          <table:table-cell office:value-type="string">
            <text:p>84,551361</text:p>
          </table:table-cell>
          <table:table-cell office:value-type="string">
            <text:p>76,777687</text:p>
          </table:table-cell>
          <table:table-cell office:value-type="string">
            <text:p>9,817468</text:p>
          </table:table-cell>
          <table:table-cell office:value-type="string">
            <text:p>125,029976</text:p>
          </table:table-cell>
          <table:table-cell office:value-type="string">
            <text:p>16,984364</text:p>
          </table:table-cell>
          <table:table-cell office:value-type="string">
            <text:p>563,277588</text:p>
          </table:table-cell>
          <table:table-cell office:value-type="string">
            <text:p>23,064505</text:p>
          </table:table-cell>
          <table:table-cell office:value-type="string">
            <text:p>263,200806</text:p>
          </table:table-cell>
          <table:table-cell office:value-type="string">
            <text:p>11,9749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6,698532</text:p>
          </table:table-cell>
          <table:table-cell office:value-type="string">
            <text:p>12,220998</text:p>
          </table:table-cell>
          <table:table-cell office:value-type="string">
            <text:p>30,881252</text:p>
          </table:table-cell>
          <table:table-cell office:value-type="string">
            <text:p>12,889326</text:p>
          </table:table-cell>
          <table:table-cell office:value-type="string">
            <text:p>392,266113</text:p>
          </table:table-cell>
          <table:table-cell office:value-type="string">
            <text:p>26,001020</text:p>
          </table:table-cell>
        </table:table-row>
        <table:table-row table:style-name="ro1">
          <table:table-cell office:value-type="string">
            <text:p>AFR575 <text:s text:c="5"/></text:p>
          </table:table-cell>
          <table:table-cell office:value-type="string">
            <text:p>691,355286</text:p>
          </table:table-cell>
          <table:table-cell office:value-type="string">
            <text:p>506,165009</text:p>
          </table:table-cell>
          <table:table-cell office:value-type="string">
            <text:p>508,034088</text:p>
          </table:table-cell>
          <table:table-cell office:value-type="string">
            <text:p>358,108551</text:p>
          </table:table-cell>
          <table:table-cell office:value-type="string">
            <text:p>564,216003</text:p>
          </table:table-cell>
          <table:table-cell office:value-type="string">
            <text:p>113,384445</text:p>
          </table:table-cell>
          <table:table-cell office:value-type="string">
            <text:p>587,705566</text:p>
          </table:table-cell>
          <table:table-cell office:value-type="string">
            <text:p>51,087910</text:p>
          </table:table-cell>
          <table:table-cell office:value-type="string">
            <text:p>1,296218</text:p>
          </table:table-cell>
          <table:table-cell office:value-type="string">
            <text:p>16,526793</text:p>
          </table:table-cell>
          <table:table-cell office:value-type="string">
            <text:p>624,068115</text:p>
          </table:table-cell>
          <table:table-cell office:value-type="string">
            <text:p>19,329432</text:p>
          </table:table-cell>
          <table:table-cell office:value-type="string">
            <text:p>290,676056</text:p>
          </table:table-cell>
          <table:table-cell office:value-type="string">
            <text:p>12,393150</text:p>
          </table:table-cell>
          <table:table-cell office:value-type="string">
            <text:p>567,497620</text:p>
          </table:table-cell>
          <table:table-cell office:value-type="string">
            <text:p>12,468413</text:p>
          </table:table-cell>
          <table:table-cell office:value-type="string">
            <text:p>164,542709</text:p>
          </table:table-cell>
          <table:table-cell office:value-type="string">
            <text:p>10,056087</text:p>
          </table:table-cell>
          <table:table-cell office:value-type="string">
            <text:p>31,415312</text:p>
          </table:table-cell>
          <table:table-cell office:value-type="string">
            <text:p>3,849335</text:p>
          </table:table-cell>
          <table:table-cell office:value-type="string">
            <text:p>1,138519</text:p>
          </table:table-cell>
          <table:table-cell office:value-type="string">
            <text:p>3,784865</text:p>
          </table:table-cell>
          <table:table-cell office:value-type="string">
            <text:p>19,030479</text:p>
          </table:table-cell>
          <table:table-cell office:value-type="string">
            <text:p>6,792653</text:p>
          </table:table-cell>
          <table:table-cell office:value-type="string">
            <text:p>12,034746</text:p>
          </table:table-cell>
          <table:table-cell office:value-type="string">
            <text:p>3,622246</text:p>
          </table:table-cell>
          <table:table-cell office:value-type="string">
            <text:p>161,161041</text:p>
          </table:table-cell>
          <table:table-cell office:value-type="string">
            <text:p>9,000825</text:p>
          </table:table-cell>
          <table:table-cell office:value-type="string">
            <text:p>31,083395</text:p>
          </table:table-cell>
          <table:table-cell office:value-type="string">
            <text:p>6,0028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,393349</text:p>
          </table:table-cell>
          <table:table-cell office:value-type="string">
            <text:p>17,505878</text:p>
          </table:table-cell>
          <table:table-cell office:value-type="string">
            <text:p>26,152752</text:p>
          </table:table-cell>
          <table:table-cell office:value-type="string">
            <text:p>6,894990</text:p>
          </table:table-cell>
          <table:table-cell office:value-type="string">
            <text:p>12,443073</text:p>
          </table:table-cell>
          <table:table-cell office:value-type="string">
            <text:p>7,357763</text:p>
          </table:table-cell>
          <table:table-cell office:value-type="string">
            <text:p>16,803005</text:p>
          </table:table-cell>
          <table:table-cell office:value-type="string">
            <text:p>7,719412</text:p>
          </table:table-cell>
          <table:table-cell office:value-type="string">
            <text:p>4,601774</text:p>
          </table:table-cell>
          <table:table-cell office:value-type="string">
            <text:p>8,116327</text:p>
          </table:table-cell>
          <table:table-cell office:value-type="string">
            <text:p>44,414158</text:p>
          </table:table-cell>
          <table:table-cell office:value-type="string">
            <text:p>15,338921</text:p>
          </table:table-cell>
        </table:table-row>
        <table:table-row table:style-name="ro1">
          <table:table-cell office:value-type="string">
            <text:p>AFR576 <text:s text:c="5"/></text:p>
          </table:table-cell>
          <table:table-cell office:value-type="string">
            <text:p>523,419434</text:p>
          </table:table-cell>
          <table:table-cell office:value-type="string">
            <text:p>535,953857</text:p>
          </table:table-cell>
          <table:table-cell office:value-type="string">
            <text:p>227,263367</text:p>
          </table:table-cell>
          <table:table-cell office:value-type="string">
            <text:p>357,579651</text:p>
          </table:table-cell>
          <table:table-cell office:value-type="string">
            <text:p>234,814117</text:p>
          </table:table-cell>
          <table:table-cell office:value-type="string">
            <text:p>111,109779</text:p>
          </table:table-cell>
          <table:table-cell office:value-type="string">
            <text:p>185,156952</text:p>
          </table:table-cell>
          <table:table-cell office:value-type="string">
            <text:p>46,902065</text:p>
          </table:table-cell>
          <table:table-cell office:value-type="string">
            <text:p>5,514670</text:p>
          </table:table-cell>
          <table:table-cell office:value-type="string">
            <text:p>16,219973</text:p>
          </table:table-cell>
          <table:table-cell office:value-type="string">
            <text:p>156,179718</text:p>
          </table:table-cell>
          <table:table-cell office:value-type="string">
            <text:p>12,000129</text:p>
          </table:table-cell>
          <table:table-cell office:value-type="string">
            <text:p>63,152832</text:p>
          </table:table-cell>
          <table:table-cell office:value-type="string">
            <text:p>9,019627</text:p>
          </table:table-cell>
          <table:table-cell office:value-type="string">
            <text:p>108,511414</text:p>
          </table:table-cell>
          <table:table-cell office:value-type="string">
            <text:p>8,069124</text:p>
          </table:table-cell>
          <table:table-cell office:value-type="string">
            <text:p>45,232224</text:p>
          </table:table-cell>
          <table:table-cell office:value-type="string">
            <text:p>9,326430</text:p>
          </table:table-cell>
          <table:table-cell office:value-type="string">
            <text:p>13,549848</text:p>
          </table:table-cell>
          <table:table-cell office:value-type="string">
            <text:p>3,937024</text:p>
          </table:table-cell>
          <table:table-cell office:value-type="string">
            <text:p>6,961448</text:p>
          </table:table-cell>
          <table:table-cell office:value-type="string">
            <text:p>4,068032</text:p>
          </table:table-cell>
          <table:table-cell office:value-type="string">
            <text:p>32,303570</text:p>
          </table:table-cell>
          <table:table-cell office:value-type="string">
            <text:p>6,944088</text:p>
          </table:table-cell>
          <table:table-cell office:value-type="string">
            <text:p>11,732627</text:p>
          </table:table-cell>
          <table:table-cell office:value-type="string">
            <text:p>3,805126</text:p>
          </table:table-cell>
          <table:table-cell office:value-type="string">
            <text:p>29,384430</text:p>
          </table:table-cell>
          <table:table-cell office:value-type="string">
            <text:p>8,311489</text:p>
          </table:table-cell>
          <table:table-cell office:value-type="string">
            <text:p>34,928562</text:p>
          </table:table-cell>
          <table:table-cell office:value-type="string">
            <text:p>6,3477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,819868</text:p>
          </table:table-cell>
          <table:table-cell office:value-type="string">
            <text:p>17,613674</text:p>
          </table:table-cell>
          <table:table-cell office:value-type="string">
            <text:p>14,151949</text:p>
          </table:table-cell>
          <table:table-cell office:value-type="string">
            <text:p>7,306407</text:p>
          </table:table-cell>
          <table:table-cell office:value-type="string">
            <text:p>16,004572</text:p>
          </table:table-cell>
          <table:table-cell office:value-type="string">
            <text:p>7,922171</text:p>
          </table:table-cell>
          <table:table-cell office:value-type="string">
            <text:p>14,934589</text:p>
          </table:table-cell>
          <table:table-cell office:value-type="string">
            <text:p>8,235791</text:p>
          </table:table-cell>
          <table:table-cell office:value-type="string">
            <text:p>6,477120</text:p>
          </table:table-cell>
          <table:table-cell office:value-type="string">
            <text:p>8,655649</text:p>
          </table:table-cell>
          <table:table-cell office:value-type="string">
            <text:p>35,822159</text:p>
          </table:table-cell>
          <table:table-cell office:value-type="string">
            <text:p>16,124146</text:p>
          </table:table-cell>
        </table:table-row>
        <table:table-row table:style-name="ro1">
          <table:table-cell office:value-type="string">
            <text:p>AFR577 <text:s text:c="5"/></text:p>
          </table:table-cell>
          <table:table-cell office:value-type="string">
            <text:p>1300,572998</text:p>
          </table:table-cell>
          <table:table-cell office:value-type="string">
            <text:p>548,338379</text:p>
          </table:table-cell>
          <table:table-cell office:value-type="string">
            <text:p>501,312775</text:p>
          </table:table-cell>
          <table:table-cell office:value-type="string">
            <text:p>365,744415</text:p>
          </table:table-cell>
          <table:table-cell office:value-type="string">
            <text:p>380,407837</text:p>
          </table:table-cell>
          <table:table-cell office:value-type="string">
            <text:p>113,103981</text:p>
          </table:table-cell>
          <table:table-cell office:value-type="string">
            <text:p>298,345306</text:p>
          </table:table-cell>
          <table:table-cell office:value-type="string">
            <text:p>48,794308</text:p>
          </table:table-cell>
          <table:table-cell office:value-type="string">
            <text:p>14,288162</text:p>
          </table:table-cell>
          <table:table-cell office:value-type="string">
            <text:p>17,537695</text:p>
          </table:table-cell>
          <table:table-cell office:value-type="string">
            <text:p>605,904968</text:p>
          </table:table-cell>
          <table:table-cell office:value-type="string">
            <text:p>19,338020</text:p>
          </table:table-cell>
          <table:table-cell office:value-type="string">
            <text:p>385,059662</text:p>
          </table:table-cell>
          <table:table-cell office:value-type="string">
            <text:p>14,064108</text:p>
          </table:table-cell>
          <table:table-cell office:value-type="string">
            <text:p>465,639954</text:p>
          </table:table-cell>
          <table:table-cell office:value-type="string">
            <text:p>11,525203</text:p>
          </table:table-cell>
          <table:table-cell office:value-type="string">
            <text:p>84,093544</text:p>
          </table:table-cell>
          <table:table-cell office:value-type="string">
            <text:p>9,669689</text:p>
          </table:table-cell>
          <table:table-cell office:value-type="string">
            <text:p>12,708955</text:p>
          </table:table-cell>
          <table:table-cell office:value-type="string">
            <text:p>3,861763</text:p>
          </table:table-cell>
          <table:table-cell office:value-type="string">
            <text:p>5,550304</text:p>
          </table:table-cell>
          <table:table-cell office:value-type="string">
            <text:p>3,979052</text:p>
          </table:table-cell>
          <table:table-cell office:value-type="string">
            <text:p>29,737555</text:p>
          </table:table-cell>
          <table:table-cell office:value-type="string">
            <text:p>6,926751</text:p>
          </table:table-cell>
          <table:table-cell office:value-type="string">
            <text:p>11,542377</text:p>
          </table:table-cell>
          <table:table-cell office:value-type="string">
            <text:p>3,741488</text:p>
          </table:table-cell>
          <table:table-cell office:value-type="string">
            <text:p>67,068527</text:p>
          </table:table-cell>
          <table:table-cell office:value-type="string">
            <text:p>8,360250</text:p>
          </table:table-cell>
          <table:table-cell office:value-type="string">
            <text:p>24,762234</text:p>
          </table:table-cell>
          <table:table-cell office:value-type="string">
            <text:p>6,1936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,125649</text:p>
          </table:table-cell>
          <table:table-cell office:value-type="string">
            <text:p>17,577454</text:p>
          </table:table-cell>
          <table:table-cell office:value-type="string">
            <text:p>23,734140</text:p>
          </table:table-cell>
          <table:table-cell office:value-type="string">
            <text:p>7,210877</text:p>
          </table:table-cell>
          <table:table-cell office:value-type="string">
            <text:p>10,004238</text:p>
          </table:table-cell>
          <table:table-cell office:value-type="string">
            <text:p>7,806972</text:p>
          </table:table-cell>
          <table:table-cell office:value-type="string">
            <text:p>18,828041</text:p>
          </table:table-cell>
          <table:table-cell office:value-type="string">
            <text:p>8,042751</text:p>
          </table:table-cell>
          <table:table-cell office:value-type="string">
            <text:p>15,315374</text:p>
          </table:table-cell>
          <table:table-cell office:value-type="string">
            <text:p>8,445250</text:p>
          </table:table-cell>
          <table:table-cell office:value-type="string">
            <text:p>37,080929</text:p>
          </table:table-cell>
          <table:table-cell office:value-type="string">
            <text:p>15,947108</text:p>
          </table:table-cell>
        </table:table-row>
        <table:table-row table:style-name="ro1">
          <table:table-cell office:value-type="string">
            <text:p>AFR578 <text:s text:c="5"/></text:p>
          </table:table-cell>
          <table:table-cell office:value-type="string">
            <text:p>801,309448</text:p>
          </table:table-cell>
          <table:table-cell office:value-type="string">
            <text:p>644,198181</text:p>
          </table:table-cell>
          <table:table-cell office:value-type="string">
            <text:p>520,995361</text:p>
          </table:table-cell>
          <table:table-cell office:value-type="string">
            <text:p>394,788086</text:p>
          </table:table-cell>
          <table:table-cell office:value-type="string">
            <text:p>391,808319</text:p>
          </table:table-cell>
          <table:table-cell office:value-type="string">
            <text:p>123,849091</text:p>
          </table:table-cell>
          <table:table-cell office:value-type="string">
            <text:p>509,790100</text:p>
          </table:table-cell>
          <table:table-cell office:value-type="string">
            <text:p>55,482750</text:p>
          </table:table-cell>
          <table:table-cell office:value-type="string">
            <text:p>16,219616</text:p>
          </table:table-cell>
          <table:table-cell office:value-type="string">
            <text:p>21,087883</text:p>
          </table:table-cell>
          <table:table-cell office:value-type="string">
            <text:p>546,321960</text:p>
          </table:table-cell>
          <table:table-cell office:value-type="string">
            <text:p>19,798719</text:p>
          </table:table-cell>
          <table:table-cell office:value-type="string">
            <text:p>202,621170</text:p>
          </table:table-cell>
          <table:table-cell office:value-type="string">
            <text:p>12,749277</text:p>
          </table:table-cell>
          <table:table-cell office:value-type="string">
            <text:p>505,837891</text:p>
          </table:table-cell>
          <table:table-cell office:value-type="string">
            <text:p>12,378675</text:p>
          </table:table-cell>
          <table:table-cell office:value-type="string">
            <text:p>116,203186</text:p>
          </table:table-cell>
          <table:table-cell office:value-type="string">
            <text:p>10,208211</text:p>
          </table:table-cell>
          <table:table-cell office:value-type="string">
            <text:p>17,665274</text:p>
          </table:table-cell>
          <table:table-cell office:value-type="string">
            <text:p>4,797385</text:p>
          </table:table-cell>
          <table:table-cell office:value-type="string">
            <text:p>6,992251</text:p>
          </table:table-cell>
          <table:table-cell office:value-type="string">
            <text:p>4,960960</text:p>
          </table:table-cell>
          <table:table-cell office:value-type="string">
            <text:p>23,279514</text:p>
          </table:table-cell>
          <table:table-cell office:value-type="string">
            <text:p>7,348847</text:p>
          </table:table-cell>
          <table:table-cell office:value-type="string">
            <text:p>17,059509</text:p>
          </table:table-cell>
          <table:table-cell office:value-type="string">
            <text:p>4,574357</text:p>
          </table:table-cell>
          <table:table-cell office:value-type="string">
            <text:p>146,681976</text:p>
          </table:table-cell>
          <table:table-cell office:value-type="string">
            <text:p>9,705255</text:p>
          </table:table-cell>
          <table:table-cell office:value-type="string">
            <text:p>45,734467</text:p>
          </table:table-cell>
          <table:table-cell office:value-type="string">
            <text:p>7,7894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9,542555</text:p>
          </table:table-cell>
          <table:table-cell office:value-type="string">
            <text:p>18,098240</text:p>
          </table:table-cell>
          <table:table-cell office:value-type="string">
            <text:p>40,028561</text:p>
          </table:table-cell>
          <table:table-cell office:value-type="string">
            <text:p>8,839611</text:p>
          </table:table-cell>
          <table:table-cell office:value-type="string">
            <text:p>18,828909</text:p>
          </table:table-cell>
          <table:table-cell office:value-type="string">
            <text:p>9,564307</text:p>
          </table:table-cell>
          <table:table-cell office:value-type="string">
            <text:p>25,944387</text:p>
          </table:table-cell>
          <table:table-cell office:value-type="string">
            <text:p>9,847375</text:p>
          </table:table-cell>
          <table:table-cell office:value-type="string">
            <text:p>12,312112</text:p>
          </table:table-cell>
          <table:table-cell office:value-type="string">
            <text:p>10,304632</text:p>
          </table:table-cell>
          <table:table-cell office:value-type="string">
            <text:p>54,270081</text:p>
          </table:table-cell>
          <table:table-cell office:value-type="string">
            <text:p>19,459801</text:p>
          </table:table-cell>
        </table:table-row>
        <table:table-row table:style-name="ro1">
          <table:table-cell office:value-type="string">
            <text:p>AFR579 <text:s text:c="5"/></text:p>
          </table:table-cell>
          <table:table-cell office:value-type="string">
            <text:p>707,968750</text:p>
          </table:table-cell>
          <table:table-cell office:value-type="string">
            <text:p>536,463989</text:p>
          </table:table-cell>
          <table:table-cell office:value-type="string">
            <text:p>182,387650</text:p>
          </table:table-cell>
          <table:table-cell office:value-type="string">
            <text:p>364,900604</text:p>
          </table:table-cell>
          <table:table-cell office:value-type="string">
            <text:p>711,541077</text:p>
          </table:table-cell>
          <table:table-cell office:value-type="string">
            <text:p>117,381172</text:p>
          </table:table-cell>
          <table:table-cell office:value-type="string">
            <text:p>861,766968</text:p>
          </table:table-cell>
          <table:table-cell office:value-type="string">
            <text:p>55,204983</text:p>
          </table:table-cell>
          <table:table-cell office:value-type="string">
            <text:p>8,434200</text:p>
          </table:table-cell>
          <table:table-cell office:value-type="string">
            <text:p>17,517962</text:p>
          </table:table-cell>
          <table:table-cell office:value-type="string">
            <text:p>435,583771</text:p>
          </table:table-cell>
          <table:table-cell office:value-type="string">
            <text:p>16,686911</text:p>
          </table:table-cell>
          <table:table-cell office:value-type="string">
            <text:p>161,732880</text:p>
          </table:table-cell>
          <table:table-cell office:value-type="string">
            <text:p>10,957777</text:p>
          </table:table-cell>
          <table:table-cell office:value-type="string">
            <text:p>404,575073</text:p>
          </table:table-cell>
          <table:table-cell office:value-type="string">
            <text:p>10,851859</text:p>
          </table:table-cell>
          <table:table-cell office:value-type="string">
            <text:p>148,830765</text:p>
          </table:table-cell>
          <table:table-cell office:value-type="string">
            <text:p>10,017707</text:p>
          </table:table-cell>
          <table:table-cell office:value-type="string">
            <text:p>33,195187</text:p>
          </table:table-cell>
          <table:table-cell office:value-type="string">
            <text:p>4,204552</text:p>
          </table:table-cell>
          <table:table-cell office:value-type="string">
            <text:p>8,594000</text:p>
          </table:table-cell>
          <table:table-cell office:value-type="string">
            <text:p>4,069107</text:p>
          </table:table-cell>
          <table:table-cell office:value-type="string">
            <text:p>21,831528</text:p>
          </table:table-cell>
          <table:table-cell office:value-type="string">
            <text:p>6,909971</text:p>
          </table:table-cell>
          <table:table-cell office:value-type="string">
            <text:p>12,609202</text:p>
          </table:table-cell>
          <table:table-cell office:value-type="string">
            <text:p>3,873449</text:p>
          </table:table-cell>
          <table:table-cell office:value-type="string">
            <text:p>294,615479</text:p>
          </table:table-cell>
          <table:table-cell office:value-type="string">
            <text:p>10,597865</text:p>
          </table:table-cell>
          <table:table-cell office:value-type="string">
            <text:p>30,055674</text:p>
          </table:table-cell>
          <table:table-cell office:value-type="string">
            <text:p>6,4342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,779865</text:p>
          </table:table-cell>
          <table:table-cell office:value-type="string">
            <text:p>17,674006</text:p>
          </table:table-cell>
          <table:table-cell office:value-type="string">
            <text:p>20,090132</text:p>
          </table:table-cell>
          <table:table-cell office:value-type="string">
            <text:p>7,417600</text:p>
          </table:table-cell>
          <table:table-cell office:value-type="string">
            <text:p>18,563374</text:p>
          </table:table-cell>
          <table:table-cell office:value-type="string">
            <text:p>8,092535</text:p>
          </table:table-cell>
          <table:table-cell office:value-type="string">
            <text:p>11,443055</text:p>
          </table:table-cell>
          <table:table-cell office:value-type="string">
            <text:p>8,285128</text:p>
          </table:table-cell>
          <table:table-cell office:value-type="string">
            <text:p>11,502472</text:p>
          </table:table-cell>
          <table:table-cell office:value-type="string">
            <text:p>8,657537</text:p>
          </table:table-cell>
          <table:table-cell office:value-type="string">
            <text:p>41,873856</text:p>
          </table:table-cell>
          <table:table-cell office:value-type="string">
            <text:p>16,423401</text:p>
          </table:table-cell>
        </table:table-row>
        <table:table-row table:style-name="ro1">
          <table:table-cell office:value-type="string">
            <text:p>AFR580 <text:s text:c="5"/></text:p>
          </table:table-cell>
          <table:table-cell office:value-type="string">
            <text:p>1014,814575</text:p>
          </table:table-cell>
          <table:table-cell office:value-type="string">
            <text:p>605,085632</text:p>
          </table:table-cell>
          <table:table-cell office:value-type="string">
            <text:p>500,597260</text:p>
          </table:table-cell>
          <table:table-cell office:value-type="string">
            <text:p>383,787842</text:p>
          </table:table-cell>
          <table:table-cell office:value-type="string">
            <text:p>532,711853</text:p>
          </table:table-cell>
          <table:table-cell office:value-type="string">
            <text:p>119,400925</text:p>
          </table:table-cell>
          <table:table-cell office:value-type="string">
            <text:p>395,179443</text:p>
          </table:table-cell>
          <table:table-cell office:value-type="string">
            <text:p>52,430737</text:p>
          </table:table-cell>
          <table:table-cell office:value-type="string">
            <text:p>53,524734</text:p>
          </table:table-cell>
          <table:table-cell office:value-type="string">
            <text:p>19,815578</text:p>
          </table:table-cell>
          <table:table-cell office:value-type="string">
            <text:p>381,135803</text:p>
          </table:table-cell>
          <table:table-cell office:value-type="string">
            <text:p>16,809959</text:p>
          </table:table-cell>
          <table:table-cell office:value-type="string">
            <text:p>38,507824</text:p>
          </table:table-cell>
          <table:table-cell office:value-type="string">
            <text:p>10,101196</text:p>
          </table:table-cell>
          <table:table-cell office:value-type="string">
            <text:p>514,939270</text:p>
          </table:table-cell>
          <table:table-cell office:value-type="string">
            <text:p>12,337050</text:p>
          </table:table-cell>
          <table:table-cell office:value-type="string">
            <text:p>349,359436</text:p>
          </table:table-cell>
          <table:table-cell office:value-type="string">
            <text:p>11,684873</text:p>
          </table:table-cell>
          <table:table-cell office:value-type="string">
            <text:p>18,985317</text:p>
          </table:table-cell>
          <table:table-cell office:value-type="string">
            <text:p>4,491930</text:p>
          </table:table-cell>
          <table:table-cell office:value-type="string">
            <text:p>0,030803</text:p>
          </table:table-cell>
          <table:table-cell office:value-type="string">
            <text:p>4,404810</text:p>
          </table:table-cell>
          <table:table-cell office:value-type="string">
            <text:p>32,277710</text:p>
          </table:table-cell>
          <table:table-cell office:value-type="string">
            <text:p>7,209322</text:p>
          </table:table-cell>
          <table:table-cell office:value-type="string">
            <text:p>15,508644</text:p>
          </table:table-cell>
          <table:table-cell office:value-type="string">
            <text:p>4,280800</text:p>
          </table:table-cell>
          <table:table-cell office:value-type="string">
            <text:p>72,655167</text:p>
          </table:table-cell>
          <table:table-cell office:value-type="string">
            <text:p>8,688113</text:p>
          </table:table-cell>
          <table:table-cell office:value-type="string">
            <text:p>39,336483</text:p>
          </table:table-cell>
          <table:table-cell office:value-type="string">
            <text:p>7,1505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,691319</text:p>
          </table:table-cell>
          <table:table-cell office:value-type="string">
            <text:p>17,964287</text:p>
          </table:table-cell>
          <table:table-cell office:value-type="string">
            <text:p>28,585636</text:p>
          </table:table-cell>
          <table:table-cell office:value-type="string">
            <text:p>8,310769</text:p>
          </table:table-cell>
          <table:table-cell office:value-type="string">
            <text:p>15,739038</text:p>
          </table:table-cell>
          <table:table-cell office:value-type="string">
            <text:p>8,983671</text:p>
          </table:table-cell>
          <table:table-cell office:value-type="string">
            <text:p>21,586342</text:p>
          </table:table-cell>
          <table:table-cell office:value-type="string">
            <text:p>9,258589</text:p>
          </table:table-cell>
          <table:table-cell office:value-type="string">
            <text:p>7,677621</text:p>
          </table:table-cell>
          <table:table-cell office:value-type="string">
            <text:p>9,716777</text:p>
          </table:table-cell>
          <table:table-cell office:value-type="string">
            <text:p>58,418419</text:p>
          </table:table-cell>
          <table:table-cell office:value-type="string">
            <text:p>18,442894</text:p>
          </table:table-cell>
        </table:table-row>
        <table:table-row table:style-name="ro1">
          <table:table-cell office:value-type="string">
            <text:p>AFR581 <text:s text:c="5"/></text:p>
          </table:table-cell>
          <table:table-cell office:value-type="string">
            <text:p>1145,774536</text:p>
          </table:table-cell>
          <table:table-cell office:value-type="string">
            <text:p>616,329163</text:p>
          </table:table-cell>
          <table:table-cell office:value-type="string">
            <text:p>431,243927</text:p>
          </table:table-cell>
          <table:table-cell office:value-type="string">
            <text:p>383,608795</text:p>
          </table:table-cell>
          <table:table-cell office:value-type="string">
            <text:p>411,813232</text:p>
          </table:table-cell>
          <table:table-cell office:value-type="string">
            <text:p>121,083733</text:p>
          </table:table-cell>
          <table:table-cell office:value-type="string">
            <text:p>239,844238</text:p>
          </table:table-cell>
          <table:table-cell office:value-type="string">
            <text:p>51,581772</text:p>
          </table:table-cell>
          <table:table-cell office:value-type="string">
            <text:p>6,487846</text:p>
          </table:table-cell>
          <table:table-cell office:value-type="string">
            <text:p>19,788338</text:p>
          </table:table-cell>
          <table:table-cell office:value-type="string">
            <text:p>354,525909</text:p>
          </table:table-cell>
          <table:table-cell office:value-type="string">
            <text:p>16,620926</text:p>
          </table:table-cell>
          <table:table-cell office:value-type="string">
            <text:p>208,222305</text:p>
          </table:table-cell>
          <table:table-cell office:value-type="string">
            <text:p>12,233296</text:p>
          </table:table-cell>
          <table:table-cell office:value-type="string">
            <text:p>499,183929</text:p>
          </table:table-cell>
          <table:table-cell office:value-type="string">
            <text:p>12,172604</text:p>
          </table:table-cell>
          <table:table-cell office:value-type="string">
            <text:p>229,923416</text:p>
          </table:table-cell>
          <table:table-cell office:value-type="string">
            <text:p>10,762637</text:p>
          </table:table-cell>
          <table:table-cell office:value-type="string">
            <text:p>25,158457</text:p>
          </table:table-cell>
          <table:table-cell office:value-type="string">
            <text:p>4,550716</text:p>
          </table:table-cell>
          <table:table-cell office:value-type="string">
            <text:p>4,004373</text:p>
          </table:table-cell>
          <table:table-cell office:value-type="string">
            <text:p>4,621028</text:p>
          </table:table-cell>
          <table:table-cell office:value-type="string">
            <text:p>22,426241</text:p>
          </table:table-cell>
          <table:table-cell office:value-type="string">
            <text:p>7,206487</text:p>
          </table:table-cell>
          <table:table-cell office:value-type="string">
            <text:p>7,799275</text:p>
          </table:table-cell>
          <table:table-cell office:value-type="string">
            <text:p>4,273105</text:p>
          </table:table-cell>
          <table:table-cell office:value-type="string">
            <text:p>57,177025</text:p>
          </table:table-cell>
          <table:table-cell office:value-type="string">
            <text:p>8,710360</text:p>
          </table:table-cell>
          <table:table-cell office:value-type="string">
            <text:p>43,484013</text:p>
          </table:table-cell>
          <table:table-cell office:value-type="string">
            <text:p>7,3787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,035444</text:p>
          </table:table-cell>
          <table:table-cell office:value-type="string">
            <text:p>17,939568</text:p>
          </table:table-cell>
          <table:table-cell office:value-type="string">
            <text:p>31,056267</text:p>
          </table:table-cell>
          <table:table-cell office:value-type="string">
            <text:p>8,355908</text:p>
          </table:table-cell>
          <table:table-cell office:value-type="string">
            <text:p>8,424730</text:p>
          </table:table-cell>
          <table:table-cell office:value-type="string">
            <text:p>9,029284</text:p>
          </table:table-cell>
          <table:table-cell office:value-type="string">
            <text:p>30,225977</text:p>
          </table:table-cell>
          <table:table-cell office:value-type="string">
            <text:p>9,418278</text:p>
          </table:table-cell>
          <table:table-cell office:value-type="string">
            <text:p>9,939030</text:p>
          </table:table-cell>
          <table:table-cell office:value-type="string">
            <text:p>9,801259</text:p>
          </table:table-cell>
          <table:table-cell office:value-type="string">
            <text:p>60,028957</text:p>
          </table:table-cell>
          <table:table-cell office:value-type="string">
            <text:p>18,494022</text:p>
          </table:table-cell>
        </table:table-row>
        <table:table-row table:style-name="ro1">
          <table:table-cell office:value-type="string">
            <text:p>AFR582 <text:s text:c="5"/></text:p>
          </table:table-cell>
          <table:table-cell office:value-type="string">
            <text:p>1260,912842</text:p>
          </table:table-cell>
          <table:table-cell office:value-type="string">
            <text:p>665,376953</text:p>
          </table:table-cell>
          <table:table-cell office:value-type="string">
            <text:p>247,661407</text:p>
          </table:table-cell>
          <table:table-cell office:value-type="string">
            <text:p>399,805481</text:p>
          </table:table-cell>
          <table:table-cell office:value-type="string">
            <text:p>573,233765</text:p>
          </table:table-cell>
          <table:table-cell office:value-type="string">
            <text:p>125,282608</text:p>
          </table:table-cell>
          <table:table-cell office:value-type="string">
            <text:p>399,251923</text:p>
          </table:table-cell>
          <table:table-cell office:value-type="string">
            <text:p>55,088154</text:p>
          </table:table-cell>
          <table:table-cell office:value-type="string">
            <text:p>4,865885</text:p>
          </table:table-cell>
          <table:table-cell office:value-type="string">
            <text:p>21,734493</text:p>
          </table:table-cell>
          <table:table-cell office:value-type="string">
            <text:p>394,850159</text:p>
          </table:table-cell>
          <table:table-cell office:value-type="string">
            <text:p>18,034063</text:p>
          </table:table-cell>
          <table:table-cell office:value-type="string">
            <text:p>239,168610</text:p>
          </table:table-cell>
          <table:table-cell office:value-type="string">
            <text:p>13,448789</text:p>
          </table:table-cell>
          <table:table-cell office:value-type="string">
            <text:p>528,017822</text:p>
          </table:table-cell>
          <table:table-cell office:value-type="string">
            <text:p>12,642287</text:p>
          </table:table-cell>
          <table:table-cell office:value-type="string">
            <text:p>368,054810</text:p>
          </table:table-cell>
          <table:table-cell office:value-type="string">
            <text:p>11,919544</text:p>
          </table:table-cell>
          <table:table-cell office:value-type="string">
            <text:p>18,713543</text:p>
          </table:table-cell>
          <table:table-cell office:value-type="string">
            <text:p>4,915950</text:p>
          </table:table-cell>
          <table:table-cell office:value-type="string">
            <text:p>6,283785</text:p>
          </table:table-cell>
          <table:table-cell office:value-type="string">
            <text:p>5,022223</text:p>
          </table:table-cell>
          <table:table-cell office:value-type="string">
            <text:p>32,381138</text:p>
          </table:table-cell>
          <table:table-cell office:value-type="string">
            <text:p>7,461813</text:p>
          </table:table-cell>
          <table:table-cell office:value-type="string">
            <text:p>12,654154</text:p>
          </table:table-cell>
          <table:table-cell office:value-type="string">
            <text:p>4,681339</text:p>
          </table:table-cell>
          <table:table-cell office:value-type="string">
            <text:p>80,824745</text:p>
          </table:table-cell>
          <table:table-cell office:value-type="string">
            <text:p>9,126143</text:p>
          </table:table-cell>
          <table:table-cell office:value-type="string">
            <text:p>58,065479</text:p>
          </table:table-cell>
          <table:table-cell office:value-type="string">
            <text:p>8,1241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,636993</text:p>
          </table:table-cell>
          <table:table-cell office:value-type="string">
            <text:p>18,235846</text:p>
          </table:table-cell>
          <table:table-cell office:value-type="string">
            <text:p>35,065628</text:p>
          </table:table-cell>
          <table:table-cell office:value-type="string">
            <text:p>9,311231</text:p>
          </table:table-cell>
          <table:table-cell office:value-type="string">
            <text:p>19,891054</text:p>
          </table:table-cell>
          <table:table-cell office:value-type="string">
            <text:p>9,999157</text:p>
          </table:table-cell>
          <table:table-cell office:value-type="string">
            <text:p>27,932268</text:p>
          </table:table-cell>
          <table:table-cell office:value-type="string">
            <text:p>10,485394</text:p>
          </table:table-cell>
          <table:table-cell office:value-type="string">
            <text:p>8,543097</text:p>
          </table:table-cell>
          <table:table-cell office:value-type="string">
            <text:p>10,917389</text:p>
          </table:table-cell>
          <table:table-cell office:value-type="string">
            <text:p>50,024128</text:p>
          </table:table-cell>
          <table:table-cell office:value-type="string">
            <text:p>20,818939</text:p>
          </table:table-cell>
        </table:table-row>
        <table:table-row table:style-name="ro1">
          <table:table-cell office:value-type="string">
            <text:p>AFR583 <text:s text:c="5"/></text:p>
          </table:table-cell>
          <table:table-cell office:value-type="string">
            <text:p>1161,870483</text:p>
          </table:table-cell>
          <table:table-cell office:value-type="string">
            <text:p>877,698242</text:p>
          </table:table-cell>
          <table:table-cell office:value-type="string">
            <text:p>1029,680176</text:p>
          </table:table-cell>
          <table:table-cell office:value-type="string">
            <text:p>455,723267</text:p>
          </table:table-cell>
          <table:table-cell office:value-type="string">
            <text:p>585,487000</text:p>
          </table:table-cell>
          <table:table-cell office:value-type="string">
            <text:p>144,942551</text:p>
          </table:table-cell>
          <table:table-cell office:value-type="string">
            <text:p>340,706665</text:p>
          </table:table-cell>
          <table:table-cell office:value-type="string">
            <text:p>61,868656</text:p>
          </table:table-cell>
          <table:table-cell office:value-type="string">
            <text:p>37,590313</text:p>
          </table:table-cell>
          <table:table-cell office:value-type="string">
            <text:p>26,906553</text:p>
          </table:table-cell>
          <table:table-cell office:value-type="string">
            <text:p>320,213226</text:p>
          </table:table-cell>
          <table:table-cell office:value-type="string">
            <text:p>19,672138</text:p>
          </table:table-cell>
          <table:table-cell office:value-type="string">
            <text:p>177,790771</text:p>
          </table:table-cell>
          <table:table-cell office:value-type="string">
            <text:p>15,240157</text:p>
          </table:table-cell>
          <table:table-cell office:value-type="string">
            <text:p>420,116608</text:p>
          </table:table-cell>
          <table:table-cell office:value-type="string">
            <text:p>12,321080</text:p>
          </table:table-cell>
          <table:table-cell office:value-type="string">
            <text:p>152,647232</text:p>
          </table:table-cell>
          <table:table-cell office:value-type="string">
            <text:p>11,157421</text:p>
          </table:table-cell>
          <table:table-cell office:value-type="string">
            <text:p>24,899546</text:p>
          </table:table-cell>
          <table:table-cell office:value-type="string">
            <text:p>6,354759</text:p>
          </table:table-cell>
          <table:table-cell office:value-type="string">
            <text:p>4,154055</text:p>
          </table:table-cell>
          <table:table-cell office:value-type="string">
            <text:p>6,523861</text:p>
          </table:table-cell>
          <table:table-cell office:value-type="string">
            <text:p>36,569012</text:p>
          </table:table-cell>
          <table:table-cell office:value-type="string">
            <text:p>8,392764</text:p>
          </table:table-cell>
          <table:table-cell office:value-type="string">
            <text:p>29,054031</text:p>
          </table:table-cell>
          <table:table-cell office:value-type="string">
            <text:p>6,132450</text:p>
          </table:table-cell>
          <table:table-cell office:value-type="string">
            <text:p>105,713768</text:p>
          </table:table-cell>
          <table:table-cell office:value-type="string">
            <text:p>10,647611</text:p>
          </table:table-cell>
          <table:table-cell office:value-type="string">
            <text:p>90,426109</text:p>
          </table:table-cell>
          <table:table-cell office:value-type="string">
            <text:p>10,3369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,661770</text:p>
          </table:table-cell>
          <table:table-cell office:value-type="string">
            <text:p>19,348286</text:p>
          </table:table-cell>
          <table:table-cell office:value-type="string">
            <text:p>52,716846</text:p>
          </table:table-cell>
          <table:table-cell office:value-type="string">
            <text:p>11,953345</text:p>
          </table:table-cell>
          <table:table-cell office:value-type="string">
            <text:p>29,781387</text:p>
          </table:table-cell>
          <table:table-cell office:value-type="string">
            <text:p>12,958735</text:p>
          </table:table-cell>
          <table:table-cell office:value-type="string">
            <text:p>28,870619</text:p>
          </table:table-cell>
          <table:table-cell office:value-type="string">
            <text:p>13,273298</text:p>
          </table:table-cell>
          <table:table-cell office:value-type="string">
            <text:p>18,267647</text:p>
          </table:table-cell>
          <table:table-cell office:value-type="string">
            <text:p>13,921215</text:p>
          </table:table-cell>
          <table:table-cell office:value-type="string">
            <text:p>79,126427</text:p>
          </table:table-cell>
          <table:table-cell office:value-type="string">
            <text:p>26,334209</text:p>
          </table:table-cell>
        </table:table-row>
        <table:table-row table:style-name="ro1">
          <table:table-cell office:value-type="string">
            <text:p>AFR584 <text:s text:c="5"/></text:p>
          </table:table-cell>
          <table:table-cell office:value-type="string">
            <text:p>895,767700</text:p>
          </table:table-cell>
          <table:table-cell office:value-type="string">
            <text:p>732,002502</text:p>
          </table:table-cell>
          <table:table-cell office:value-type="string">
            <text:p>484,278900</text:p>
          </table:table-cell>
          <table:table-cell office:value-type="string">
            <text:p>420,596069</text:p>
          </table:table-cell>
          <table:table-cell office:value-type="string">
            <text:p>509,683777</text:p>
          </table:table-cell>
          <table:table-cell office:value-type="string">
            <text:p>133,695984</text:p>
          </table:table-cell>
          <table:table-cell office:value-type="string">
            <text:p>823,369446</text:p>
          </table:table-cell>
          <table:table-cell office:value-type="string">
            <text:p>62,451324</text:p>
          </table:table-cell>
          <table:table-cell office:value-type="string">
            <text:p>4,541493</text:p>
          </table:table-cell>
          <table:table-cell office:value-type="string">
            <text:p>24,329586</text:p>
          </table:table-cell>
          <table:table-cell office:value-type="string">
            <text:p>329,962891</text:p>
          </table:table-cell>
          <table:table-cell office:value-type="string">
            <text:p>18,381117</text:p>
          </table:table-cell>
          <table:table-cell office:value-type="string">
            <text:p>192,819168</text:p>
          </table:table-cell>
          <table:table-cell office:value-type="string">
            <text:p>13,525745</text:p>
          </table:table-cell>
          <table:table-cell office:value-type="string">
            <text:p>387,748901</text:p>
          </table:table-cell>
          <table:table-cell office:value-type="string">
            <text:p>11,567656</text:p>
          </table:table-cell>
          <table:table-cell office:value-type="string">
            <text:p>646,461060</text:p>
          </table:table-cell>
          <table:table-cell office:value-type="string">
            <text:p>14,556564</text:p>
          </table:table-cell>
          <table:table-cell office:value-type="string">
            <text:p>41,736633</text:p>
          </table:table-cell>
          <table:table-cell office:value-type="string">
            <text:p>5,5422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8,922928</text:p>
          </table:table-cell>
          <table:table-cell office:value-type="string">
            <text:p>7,775657</text:p>
          </table:table-cell>
          <table:table-cell office:value-type="string">
            <text:p>22,116674</text:p>
          </table:table-cell>
          <table:table-cell office:value-type="string">
            <text:p>5,186851</text:p>
          </table:table-cell>
          <table:table-cell office:value-type="string">
            <text:p>229,519119</text:p>
          </table:table-cell>
          <table:table-cell office:value-type="string">
            <text:p>10,839297</text:p>
          </table:table-cell>
          <table:table-cell office:value-type="string">
            <text:p>66,025764</text:p>
          </table:table-cell>
          <table:table-cell office:value-type="string">
            <text:p>8,6745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2,591908</text:p>
          </table:table-cell>
          <table:table-cell office:value-type="string">
            <text:p>18,577864</text:p>
          </table:table-cell>
          <table:table-cell office:value-type="string">
            <text:p>39,161671</text:p>
          </table:table-cell>
          <table:table-cell office:value-type="string">
            <text:p>10,071878</text:p>
          </table:table-cell>
          <table:table-cell office:value-type="string">
            <text:p>15,739038</text:p>
          </table:table-cell>
          <table:table-cell office:value-type="string">
            <text:p>10,890048</text:p>
          </table:table-cell>
          <table:table-cell office:value-type="string">
            <text:p>32,494202</text:p>
          </table:table-cell>
          <table:table-cell office:value-type="string">
            <text:p>11,227327</text:p>
          </table:table-cell>
          <table:table-cell office:value-type="string">
            <text:p>9,966948</text:p>
          </table:table-cell>
          <table:table-cell office:value-type="string">
            <text:p>11,727353</text:p>
          </table:table-cell>
          <table:table-cell office:value-type="string">
            <text:p>57,832775</text:p>
          </table:table-cell>
          <table:table-cell office:value-type="string">
            <text:p>22,241396</text:p>
          </table:table-cell>
        </table:table-row>
        <table:table-row table:style-name="ro1">
          <table:table-cell office:value-type="string">
            <text:p>AFR585 <text:s text:c="5"/></text:p>
          </table:table-cell>
          <table:table-cell office:value-type="string">
            <text:p>769,879333</text:p>
          </table:table-cell>
          <table:table-cell office:value-type="string">
            <text:p>555,644775</text:p>
          </table:table-cell>
          <table:table-cell office:value-type="string">
            <text:p>545,473022</text:p>
          </table:table-cell>
          <table:table-cell office:value-type="string">
            <text:p>370,792542</text:p>
          </table:table-cell>
          <table:table-cell office:value-type="string">
            <text:p>514,333618</text:p>
          </table:table-cell>
          <table:table-cell office:value-type="string">
            <text:p>116,727081</text:p>
          </table:table-cell>
          <table:table-cell office:value-type="string">
            <text:p>412,632843</text:p>
          </table:table-cell>
          <table:table-cell office:value-type="string">
            <text:p>50,785034</text:p>
          </table:table-cell>
          <table:table-cell office:value-type="string">
            <text:p>23,356247</text:p>
          </table:table-cell>
          <table:table-cell office:value-type="string">
            <text:p>18,171707</text:p>
          </table:table-cell>
          <table:table-cell office:value-type="string">
            <text:p>448,069977</text:p>
          </table:table-cell>
          <table:table-cell office:value-type="string">
            <text:p>16,973217</text:p>
          </table:table-cell>
          <table:table-cell office:value-type="string">
            <text:p>64,693153</text:p>
          </table:table-cell>
          <table:table-cell office:value-type="string">
            <text:p>9,857475</text:p>
          </table:table-cell>
          <table:table-cell office:value-type="string">
            <text:p>760,065674</text:p>
          </table:table-cell>
          <table:table-cell office:value-type="string">
            <text:p>14,806064</text:p>
          </table:table-cell>
          <table:table-cell office:value-type="string">
            <text:p>276,840454</text:p>
          </table:table-cell>
          <table:table-cell office:value-type="string">
            <text:p>10,941977</text:p>
          </table:table-cell>
          <table:table-cell office:value-type="string">
            <text:p>19,295916</text:p>
          </table:table-cell>
          <table:table-cell office:value-type="string">
            <text:p>4,068685</text:p>
          </table:table-cell>
          <table:table-cell office:value-type="string">
            <text:p>0,092409</text:p>
          </table:table-cell>
          <table:table-cell office:value-type="string">
            <text:p>4,096782</text:p>
          </table:table-cell>
          <table:table-cell office:value-type="string">
            <text:p>25,503208</text:p>
          </table:table-cell>
          <table:table-cell office:value-type="string">
            <text:p>6,959050</text:p>
          </table:table-cell>
          <table:table-cell office:value-type="string">
            <text:p>13,867875</text:p>
          </table:table-cell>
          <table:table-cell office:value-type="string">
            <text:p>3,919873</text:p>
          </table:table-cell>
          <table:table-cell office:value-type="string">
            <text:p>121,912918</text:p>
          </table:table-cell>
          <table:table-cell office:value-type="string">
            <text:p>8,848605</text:p>
          </table:table-cell>
          <table:table-cell office:value-type="string">
            <text:p>30,520645</text:p>
          </table:table-cell>
          <table:table-cell office:value-type="string">
            <text:p>6,5460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2,316223</text:p>
          </table:table-cell>
          <table:table-cell office:value-type="string">
            <text:p>17,723425</text:p>
          </table:table-cell>
          <table:table-cell office:value-type="string">
            <text:p>23,015881</text:p>
          </table:table-cell>
          <table:table-cell office:value-type="string">
            <text:p>7,614241</text:p>
          </table:table-cell>
          <table:table-cell office:value-type="string">
            <text:p>12,262932</text:p>
          </table:table-cell>
          <table:table-cell office:value-type="string">
            <text:p>8,137553</text:p>
          </table:table-cell>
          <table:table-cell office:value-type="string">
            <text:p>17,049896</text:p>
          </table:table-cell>
          <table:table-cell office:value-type="string">
            <text:p>8,440743</text:p>
          </table:table-cell>
          <table:table-cell office:value-type="string">
            <text:p>9,911110</text:p>
          </table:table-cell>
          <table:table-cell office:value-type="string">
            <text:p>8,796385</text:p>
          </table:table-cell>
          <table:table-cell office:value-type="string">
            <text:p>41,727444</text:p>
          </table:table-cell>
          <table:table-cell office:value-type="string">
            <text:p>16,861809</text:p>
          </table:table-cell>
        </table:table-row>
        <table:table-row table:style-name="ro1">
          <table:table-cell office:value-type="string">
            <text:p>AFR586 <text:s text:c="5"/></text:p>
          </table:table-cell>
          <table:table-cell office:value-type="string">
            <text:p>235,651352</text:p>
          </table:table-cell>
          <table:table-cell office:value-type="string">
            <text:p>584,883545</text:p>
          </table:table-cell>
          <table:table-cell office:value-type="string">
            <text:p>574,822388</text:p>
          </table:table-cell>
          <table:table-cell office:value-type="string">
            <text:p>381,495239</text:p>
          </table:table-cell>
          <table:table-cell office:value-type="string">
            <text:p>541,555420</text:p>
          </table:table-cell>
          <table:table-cell office:value-type="string">
            <text:p>121,296570</text:p>
          </table:table-cell>
          <table:table-cell office:value-type="string">
            <text:p>503,345581</text:p>
          </table:table-cell>
          <table:table-cell office:value-type="string">
            <text:p>53,293125</text:p>
          </table:table-cell>
          <table:table-cell office:value-type="string">
            <text:p>16,886007</text:p>
          </table:table-cell>
          <table:table-cell office:value-type="string">
            <text:p>19,811337</text:p>
          </table:table-cell>
          <table:table-cell office:value-type="string">
            <text:p>483,576508</text:p>
          </table:table-cell>
          <table:table-cell office:value-type="string">
            <text:p>18,371901</text:p>
          </table:table-cell>
          <table:table-cell office:value-type="string">
            <text:p>367,257507</text:p>
          </table:table-cell>
          <table:table-cell office:value-type="string">
            <text:p>14,576827</text:p>
          </table:table-cell>
          <table:table-cell office:value-type="string">
            <text:p>1404,294067</text:p>
          </table:table-cell>
          <table:table-cell office:value-type="string">
            <text:p>22,629299</text:p>
          </table:table-cell>
          <table:table-cell office:value-type="string">
            <text:p>402,008179</text:p>
          </table:table-cell>
          <table:table-cell office:value-type="string">
            <text:p>12,063883</text:p>
          </table:table-cell>
          <table:table-cell office:value-type="string">
            <text:p>24,990391</text:p>
          </table:table-cell>
          <table:table-cell office:value-type="string">
            <text:p>4,477820</text:p>
          </table:table-cell>
          <table:table-cell office:value-type="string">
            <text:p>3,268512</text:p>
          </table:table-cell>
          <table:table-cell office:value-type="string">
            <text:p>4,471490</text:p>
          </table:table-cell>
          <table:table-cell office:value-type="string">
            <text:p>21,584139</text:p>
          </table:table-cell>
          <table:table-cell office:value-type="string">
            <text:p>7,116316</text:p>
          </table:table-cell>
          <table:table-cell office:value-type="string">
            <text:p>18,314804</text:p>
          </table:table-cell>
          <table:table-cell office:value-type="string">
            <text:p>4,199611</text:p>
          </table:table-cell>
          <table:table-cell office:value-type="string">
            <text:p>132,733932</text:p>
          </table:table-cell>
          <table:table-cell office:value-type="string">
            <text:p>9,122180</text:p>
          </table:table-cell>
          <table:table-cell office:value-type="string">
            <text:p>37,888081</text:p>
          </table:table-cell>
          <table:table-cell office:value-type="string">
            <text:p>6,9148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7,830765</text:p>
          </table:table-cell>
          <table:table-cell office:value-type="string">
            <text:p>17,872818</text:p>
          </table:table-cell>
          <table:table-cell office:value-type="string">
            <text:p>35,275784</text:p>
          </table:table-cell>
          <table:table-cell office:value-type="string">
            <text:p>8,086624</text:p>
          </table:table-cell>
          <table:table-cell office:value-type="string">
            <text:p>14,063930</text:p>
          </table:table-cell>
          <table:table-cell office:value-type="string">
            <text:p>8,774880</text:p>
          </table:table-cell>
          <table:table-cell office:value-type="string">
            <text:p>26,838886</text:p>
          </table:table-cell>
          <table:table-cell office:value-type="string">
            <text:p>9,017412</text:p>
          </table:table-cell>
          <table:table-cell office:value-type="string">
            <text:p>10,592202</text:p>
          </table:table-cell>
          <table:table-cell office:value-type="string">
            <text:p>9,420550</text:p>
          </table:table-cell>
          <table:table-cell office:value-type="string">
            <text:p>40,500774</text:p>
          </table:table-cell>
          <table:table-cell office:value-type="string">
            <text:p>17,804993</text:p>
          </table:table-cell>
        </table:table-row>
        <table:table-row table:style-name="ro1">
          <table:table-cell office:value-type="string">
            <text:p>AFR587 <text:s text:c="5"/></text:p>
          </table:table-cell>
          <table:table-cell office:value-type="string">
            <text:p>1316,072266</text:p>
          </table:table-cell>
          <table:table-cell office:value-type="string">
            <text:p>712,224304</text:p>
          </table:table-cell>
          <table:table-cell office:value-type="string">
            <text:p>1006,468933</text:p>
          </table:table-cell>
          <table:table-cell office:value-type="string">
            <text:p>416,477448</text:p>
          </table:table-cell>
          <table:table-cell office:value-type="string">
            <text:p>551,912354</text:p>
          </table:table-cell>
          <table:table-cell office:value-type="string">
            <text:p>130,700211</text:p>
          </table:table-cell>
          <table:table-cell office:value-type="string">
            <text:p>555,168884</text:p>
          </table:table-cell>
          <table:table-cell office:value-type="string">
            <text:p>57,920521</text:p>
          </table:table-cell>
          <table:table-cell office:value-type="string">
            <text:p>2,270746</text:p>
          </table:table-cell>
          <table:table-cell office:value-type="string">
            <text:p>22,383114</text:p>
          </table:table-cell>
          <table:table-cell office:value-type="string">
            <text:p>253,203522</text:p>
          </table:table-cell>
          <table:table-cell office:value-type="string">
            <text:p>16,798405</text:p>
          </table:table-cell>
          <table:table-cell office:value-type="string">
            <text:p>295,740082</text:p>
          </table:table-cell>
          <table:table-cell office:value-type="string">
            <text:p>14,661937</text:p>
          </table:table-cell>
          <table:table-cell office:value-type="string">
            <text:p>708,898926</text:p>
          </table:table-cell>
          <table:table-cell office:value-type="string">
            <text:p>14,767487</text:p>
          </table:table-cell>
          <table:table-cell office:value-type="string">
            <text:p>194,080719</text:p>
          </table:table-cell>
          <table:table-cell office:value-type="string">
            <text:p>10,858956</text:p>
          </table:table-cell>
          <table:table-cell office:value-type="string">
            <text:p>18,402946</text:p>
          </table:table-cell>
          <table:table-cell office:value-type="string">
            <text:p>5,263041</text:p>
          </table:table-cell>
          <table:table-cell office:value-type="string">
            <text:p>9,333269</text:p>
          </table:table-cell>
          <table:table-cell office:value-type="string">
            <text:p>5,454860</text:p>
          </table:table-cell>
          <table:table-cell office:value-type="string">
            <text:p>28,347467</text:p>
          </table:table-cell>
          <table:table-cell office:value-type="string">
            <text:p>7,652716</text:p>
          </table:table-cell>
          <table:table-cell office:value-type="string">
            <text:p>15,958171</text:p>
          </table:table-cell>
          <table:table-cell office:value-type="string">
            <text:p>5,021512</text:p>
          </table:table-cell>
          <table:table-cell office:value-type="string">
            <text:p>100,848236</text:p>
          </table:table-cell>
          <table:table-cell office:value-type="string">
            <text:p>9,620394</text:p>
          </table:table-cell>
          <table:table-cell office:value-type="string">
            <text:p>59,590584</text:p>
          </table:table-cell>
          <table:table-cell office:value-type="string">
            <text:p>8,4225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,960306</text:p>
          </table:table-cell>
          <table:table-cell office:value-type="string">
            <text:p>18,473001</text:p>
          </table:table-cell>
          <table:table-cell office:value-type="string">
            <text:p>33,396866</text:p>
          </table:table-cell>
          <table:table-cell office:value-type="string">
            <text:p>9,829412</text:p>
          </table:table-cell>
          <table:table-cell office:value-type="string">
            <text:p>16,245970</text:p>
          </table:table-cell>
          <table:table-cell office:value-type="string">
            <text:p>10,673059</text:p>
          </table:table-cell>
          <table:table-cell office:value-type="string">
            <text:p>24,032967</text:p>
          </table:table-cell>
          <table:table-cell office:value-type="string">
            <text:p>10,966466</text:p>
          </table:table-cell>
          <table:table-cell office:value-type="string">
            <text:p>18,565884</text:p>
          </table:table-cell>
          <table:table-cell office:value-type="string">
            <text:p>11,479984</text:p>
          </table:table-cell>
          <table:table-cell office:value-type="string">
            <text:p>67,251953</text:p>
          </table:table-cell>
          <table:table-cell office:value-type="string">
            <text:p>21,669559</text:p>
          </table:table-cell>
        </table:table-row>
        <table:table-row table:style-name="ro1">
          <table:table-cell office:value-type="string">
            <text:p>AFR588 <text:s text:c="5"/></text:p>
          </table:table-cell>
          <table:table-cell office:value-type="string">
            <text:p>1358,001709</text:p>
          </table:table-cell>
          <table:table-cell office:value-type="string">
            <text:p>665,233887</text:p>
          </table:table-cell>
          <table:table-cell office:value-type="string">
            <text:p>521,732056</text:p>
          </table:table-cell>
          <table:table-cell office:value-type="string">
            <text:p>400,599976</text:p>
          </table:table-cell>
          <table:table-cell office:value-type="string">
            <text:p>458,147339</text:p>
          </table:table-cell>
          <table:table-cell office:value-type="string">
            <text:p>125,865921</text:p>
          </table:table-cell>
          <table:table-cell office:value-type="string">
            <text:p>483,544373</text:p>
          </table:table-cell>
          <table:table-cell office:value-type="string">
            <text:p>55,862915</text:p>
          </table:table-cell>
          <table:table-cell office:value-type="string">
            <text:p>17,860201</text:p>
          </table:table-cell>
          <table:table-cell office:value-type="string">
            <text:p>21,435085</text:p>
          </table:table-cell>
          <table:table-cell office:value-type="string">
            <text:p>316,578705</text:p>
          </table:table-cell>
          <table:table-cell office:value-type="string">
            <text:p>16,964607</text:p>
          </table:table-cell>
          <table:table-cell office:value-type="string">
            <text:p>386,741760</text:p>
          </table:table-cell>
          <table:table-cell office:value-type="string">
            <text:p>15,473198</text:p>
          </table:table-cell>
          <table:table-cell office:value-type="string">
            <text:p>1090,618164</text:p>
          </table:table-cell>
          <table:table-cell office:value-type="string">
            <text:p>18,960112</text:p>
          </table:table-cell>
          <table:table-cell office:value-type="string">
            <text:p>114,073120</text:p>
          </table:table-cell>
          <table:table-cell office:value-type="string">
            <text:p>10,345799</text:p>
          </table:table-cell>
          <table:table-cell office:value-type="string">
            <text:p>21,881166</text:p>
          </table:table-cell>
          <table:table-cell office:value-type="string">
            <text:p>4,9298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,906742</text:p>
          </table:table-cell>
          <table:table-cell office:value-type="string">
            <text:p>7,436584</text:p>
          </table:table-cell>
          <table:table-cell office:value-type="string">
            <text:p>13,184858</text:p>
          </table:table-cell>
          <table:table-cell office:value-type="string">
            <text:p>4,686749</text:p>
          </table:table-cell>
          <table:table-cell office:value-type="string">
            <text:p>112,088226</text:p>
          </table:table-cell>
          <table:table-cell office:value-type="string">
            <text:p>9,426121</text:p>
          </table:table-cell>
          <table:table-cell office:value-type="string">
            <text:p>52,242729</text:p>
          </table:table-cell>
          <table:table-cell office:value-type="string">
            <text:p>7,82628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,434280</text:p>
          </table:table-cell>
          <table:table-cell office:value-type="string">
            <text:p>18,205418</text:p>
          </table:table-cell>
          <table:table-cell office:value-type="string">
            <text:p>36,273746</text:p>
          </table:table-cell>
          <table:table-cell office:value-type="string">
            <text:p>9,105294</text:p>
          </table:table-cell>
          <table:table-cell office:value-type="string">
            <text:p>21,313377</text:p>
          </table:table-cell>
          <table:table-cell office:value-type="string">
            <text:p>9,865478</text:p>
          </table:table-cell>
          <table:table-cell office:value-type="string">
            <text:p>22,858976</text:p>
          </table:table-cell>
          <table:table-cell office:value-type="string">
            <text:p>10,135840</text:p>
          </table:table-cell>
          <table:table-cell office:value-type="string">
            <text:p>10,033247</text:p>
          </table:table-cell>
          <table:table-cell office:value-type="string">
            <text:p>10,649807</text:p>
          </table:table-cell>
          <table:table-cell office:value-type="string">
            <text:p>58,430546</text:p>
          </table:table-cell>
          <table:table-cell office:value-type="string">
            <text:p>20,119532</text:p>
          </table:table-cell>
        </table:table-row>
        <table:table-row table:style-name="ro1">
          <table:table-cell office:value-type="string">
            <text:p>AFR589 <text:s text:c="5"/></text:p>
          </table:table-cell>
          <table:table-cell office:value-type="string">
            <text:p>714,687622</text:p>
          </table:table-cell>
          <table:table-cell office:value-type="string">
            <text:p>633,745483</text:p>
          </table:table-cell>
          <table:table-cell office:value-type="string">
            <text:p>206,865311</text:p>
          </table:table-cell>
          <table:table-cell office:value-type="string">
            <text:p>391,347137</text:p>
          </table:table-cell>
          <table:table-cell office:value-type="string">
            <text:p>310,552765</text:p>
          </table:table-cell>
          <table:table-cell office:value-type="string">
            <text:p>124,682243</text:p>
          </table:table-cell>
          <table:table-cell office:value-type="string">
            <text:p>213,664154</text:p>
          </table:table-cell>
          <table:table-cell office:value-type="string">
            <text:p>52,843884</text:p>
          </table:table-cell>
          <table:table-cell office:value-type="string">
            <text:p>0,324392</text:p>
          </table:table-cell>
          <table:table-cell office:value-type="string">
            <text:p>21,085501</text:p>
          </table:table-cell>
          <table:table-cell office:value-type="string">
            <text:p>483,276978</text:p>
          </table:table-cell>
          <table:table-cell office:value-type="string">
            <text:p>19,262255</text:p>
          </table:table-cell>
          <table:table-cell office:value-type="string">
            <text:p>741,870728</text:p>
          </table:table-cell>
          <table:table-cell office:value-type="string">
            <text:p>20,407377</text:p>
          </table:table-cell>
          <table:table-cell office:value-type="string">
            <text:p>1978,049194</text:p>
          </table:table-cell>
          <table:table-cell office:value-type="string">
            <text:p>29,815041</text:p>
          </table:table-cell>
          <table:table-cell office:value-type="string">
            <text:p>250,881302</text:p>
          </table:table-cell>
          <table:table-cell office:value-type="string">
            <text:p>11,156857</text:p>
          </table:table-cell>
          <table:table-cell office:value-type="string">
            <text:p>18,364119</text:p>
          </table:table-cell>
          <table:table-cell office:value-type="string">
            <text:p>4,644644</text:p>
          </table:table-cell>
          <table:table-cell office:value-type="string">
            <text:p>1,293720</text:p>
          </table:table-cell>
          <table:table-cell office:value-type="string">
            <text:p>4,805307</text:p>
          </table:table-cell>
          <table:table-cell office:value-type="string">
            <text:p>30,493584</text:p>
          </table:table-cell>
          <table:table-cell office:value-type="string">
            <text:p>7,314327</text:p>
          </table:table-cell>
          <table:table-cell office:value-type="string">
            <text:p>17,171890</text:p>
          </table:table-cell>
          <table:table-cell office:value-type="string">
            <text:p>4,529675</text:p>
          </table:table-cell>
          <table:table-cell office:value-type="string">
            <text:p>58,778904</text:p>
          </table:table-cell>
          <table:table-cell office:value-type="string">
            <text:p>8,820310</text:p>
          </table:table-cell>
          <table:table-cell office:value-type="string">
            <text:p>38,871510</text:p>
          </table:table-cell>
          <table:table-cell office:value-type="string">
            <text:p>7,5020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,962845</text:p>
          </table:table-cell>
          <table:table-cell office:value-type="string">
            <text:p>18,026445</text:p>
          </table:table-cell>
          <table:table-cell office:value-type="string">
            <text:p>47,418781</text:p>
          </table:table-cell>
          <table:table-cell office:value-type="string">
            <text:p>8,588014</text:p>
          </table:table-cell>
          <table:table-cell office:value-type="string">
            <text:p>27,929548</text:p>
          </table:table-cell>
          <table:table-cell office:value-type="string">
            <text:p>9,280990</text:p>
          </table:table-cell>
          <table:table-cell office:value-type="string">
            <text:p>16,591158</text:p>
          </table:table-cell>
          <table:table-cell office:value-type="string">
            <text:p>9,688665</text:p>
          </table:table-cell>
          <table:table-cell office:value-type="string">
            <text:p>9,715679</text:p>
          </table:table-cell>
          <table:table-cell office:value-type="string">
            <text:p>9,996573</text:p>
          </table:table-cell>
          <table:table-cell office:value-type="string">
            <text:p>50,414562</text:p>
          </table:table-cell>
          <table:table-cell office:value-type="string">
            <text:p>19,406172</text:p>
          </table:table-cell>
        </table:table-row>
        <table:table-row table:style-name="ro1">
          <table:table-cell office:value-type="string">
            <text:p>AFR590 <text:s text:c="5"/></text:p>
          </table:table-cell>
          <table:table-cell office:value-type="string">
            <text:p>1586,061157</text:p>
          </table:table-cell>
          <table:table-cell office:value-type="string">
            <text:p>645,732056</text:p>
          </table:table-cell>
          <table:table-cell office:value-type="string">
            <text:p>406,150024</text:p>
          </table:table-cell>
          <table:table-cell office:value-type="string">
            <text:p>388,795258</text:p>
          </table:table-cell>
          <table:table-cell office:value-type="string">
            <text:p>377,724915</text:p>
          </table:table-cell>
          <table:table-cell office:value-type="string">
            <text:p>120,909599</text:p>
          </table:table-cell>
          <table:table-cell office:value-type="string">
            <text:p>275,615204</text:p>
          </table:table-cell>
          <table:table-cell office:value-type="string">
            <text:p>51,631062</text:p>
          </table:table-cell>
          <table:table-cell office:value-type="string">
            <text:p>24,304081</text:p>
          </table:table-cell>
          <table:table-cell office:value-type="string">
            <text:p>20,744925</text:p>
          </table:table-cell>
          <table:table-cell office:value-type="string">
            <text:p>391,780670</text:p>
          </table:table-cell>
          <table:table-cell office:value-type="string">
            <text:p>17,433632</text:p>
          </table:table-cell>
          <table:table-cell office:value-type="string">
            <text:p>320,750763</text:p>
          </table:table-cell>
          <table:table-cell office:value-type="string">
            <text:p>14,001762</text:p>
          </table:table-cell>
          <table:table-cell office:value-type="string">
            <text:p>689,512939</text:p>
          </table:table-cell>
          <table:table-cell office:value-type="string">
            <text:p>14,247349</text:p>
          </table:table-cell>
          <table:table-cell office:value-type="string">
            <text:p>253,580353</text:p>
          </table:table-cell>
          <table:table-cell office:value-type="string">
            <text:p>10,984448</text:p>
          </table:table-cell>
          <table:table-cell office:value-type="string">
            <text:p>18,306206</text:p>
          </table:table-cell>
          <table:table-cell office:value-type="string">
            <text:p>4,601123</text:p>
          </table:table-cell>
          <table:table-cell office:value-type="string">
            <text:p>4,923325</text:p>
          </table:table-cell>
          <table:table-cell office:value-type="string">
            <text:p>4,554993</text:p>
          </table:table-cell>
          <table:table-cell office:value-type="string">
            <text:p>27,244400</text:p>
          </table:table-cell>
          <table:table-cell office:value-type="string">
            <text:p>7,274077</text:p>
          </table:table-cell>
          <table:table-cell office:value-type="string">
            <text:p>16,076263</text:p>
          </table:table-cell>
          <table:table-cell office:value-type="string">
            <text:p>4,389112</text:p>
          </table:table-cell>
          <table:table-cell office:value-type="string">
            <text:p>51,186623</text:p>
          </table:table-cell>
          <table:table-cell office:value-type="string">
            <text:p>8,622707</text:p>
          </table:table-cell>
          <table:table-cell office:value-type="string">
            <text:p>46,968811</text:p>
          </table:table-cell>
          <table:table-cell office:value-type="string">
            <text:p>7,35799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,324961</text:p>
          </table:table-cell>
          <table:table-cell office:value-type="string">
            <text:p>18,015009</text:p>
          </table:table-cell>
          <table:table-cell office:value-type="string">
            <text:p>27,668222</text:p>
          </table:table-cell>
          <table:table-cell office:value-type="string">
            <text:p>8,604236</text:p>
          </table:table-cell>
          <table:table-cell office:value-type="string">
            <text:p>10,489799</text:p>
          </table:table-cell>
          <table:table-cell office:value-type="string">
            <text:p>9,309789</text:p>
          </table:table-cell>
          <table:table-cell office:value-type="string">
            <text:p>26,553841</text:p>
          </table:table-cell>
          <table:table-cell office:value-type="string">
            <text:p>9,557863</text:p>
          </table:table-cell>
          <table:table-cell office:value-type="string">
            <text:p>10,123902</text:p>
          </table:table-cell>
          <table:table-cell office:value-type="string">
            <text:p>10,042079</text:p>
          </table:table-cell>
          <table:table-cell office:value-type="string">
            <text:p>42,025249</text:p>
          </table:table-cell>
          <table:table-cell office:value-type="string">
            <text:p>18,986984</text:p>
          </table:table-cell>
        </table:table-row>
        <table:table-row table:style-name="ro1">
          <table:table-cell office:value-type="string">
            <text:p>AFR591 <text:s text:c="5"/></text:p>
          </table:table-cell>
          <table:table-cell office:value-type="string">
            <text:p>1644,263306</text:p>
          </table:table-cell>
          <table:table-cell office:value-type="string">
            <text:p>651,593384</text:p>
          </table:table-cell>
          <table:table-cell office:value-type="string">
            <text:p>80,397377</text:p>
          </table:table-cell>
          <table:table-cell office:value-type="string">
            <text:p>391,185577</text:p>
          </table:table-cell>
          <table:table-cell office:value-type="string">
            <text:p>498,343933</text:p>
          </table:table-cell>
          <table:table-cell office:value-type="string">
            <text:p>123,237152</text:p>
          </table:table-cell>
          <table:table-cell office:value-type="string">
            <text:p>260,788300</text:p>
          </table:table-cell>
          <table:table-cell office:value-type="string">
            <text:p>52,937733</text:p>
          </table:table-cell>
          <table:table-cell office:value-type="string">
            <text:p>15,570831</text:p>
          </table:table-cell>
          <table:table-cell office:value-type="string">
            <text:p>21,087698</text:p>
          </table:table-cell>
          <table:table-cell office:value-type="string">
            <text:p>578,458557</text:p>
          </table:table-cell>
          <table:table-cell office:value-type="string">
            <text:p>20,266699</text:p>
          </table:table-cell>
          <table:table-cell office:value-type="string">
            <text:p>586,859253</text:p>
          </table:table-cell>
          <table:table-cell office:value-type="string">
            <text:p>17,964460</text:p>
          </table:table-cell>
          <table:table-cell office:value-type="string">
            <text:p>798,689331</text:p>
          </table:table-cell>
          <table:table-cell office:value-type="string">
            <text:p>15,579297</text:p>
          </table:table-cell>
          <table:table-cell office:value-type="string">
            <text:p>229,089859</text:p>
          </table:table-cell>
          <table:table-cell office:value-type="string">
            <text:p>10,899811</text:p>
          </table:table-cell>
          <table:table-cell office:value-type="string">
            <text:p>15,918159</text:p>
          </table:table-cell>
          <table:table-cell office:value-type="string">
            <text:p>4,754588</text:p>
          </table:table-cell>
          <table:table-cell office:value-type="string">
            <text:p>4,836050</text:p>
          </table:table-cell>
          <table:table-cell office:value-type="string">
            <text:p>4,682897</text:p>
          </table:table-cell>
          <table:table-cell office:value-type="string">
            <text:p>26,563339</text:p>
          </table:table-cell>
          <table:table-cell office:value-type="string">
            <text:p>7,322736</text:p>
          </table:table-cell>
          <table:table-cell office:value-type="string">
            <text:p>17,261797</text:p>
          </table:table-cell>
          <table:table-cell office:value-type="string">
            <text:p>4,484969</text:p>
          </table:table-cell>
          <table:table-cell office:value-type="string">
            <text:p>28,183016</text:p>
          </table:table-cell>
          <table:table-cell office:value-type="string">
            <text:p>8,562269</text:p>
          </table:table-cell>
          <table:table-cell office:value-type="string">
            <text:p>50,942139</text:p>
          </table:table-cell>
          <table:table-cell office:value-type="string">
            <text:p>7,5756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1,196699</text:p>
          </table:table-cell>
          <table:table-cell office:value-type="string">
            <text:p>18,099361</text:p>
          </table:table-cell>
          <table:table-cell office:value-type="string">
            <text:p>36,582680</text:p>
          </table:table-cell>
          <table:table-cell office:value-type="string">
            <text:p>8,814847</text:p>
          </table:table-cell>
          <table:table-cell office:value-type="string">
            <text:p>16,583925</text:p>
          </table:table-cell>
          <table:table-cell office:value-type="string">
            <text:p>9,539053</text:p>
          </table:table-cell>
          <table:table-cell office:value-type="string">
            <text:p>31,933516</text:p>
          </table:table-cell>
          <table:table-cell office:value-type="string">
            <text:p>9,827030</text:p>
          </table:table-cell>
          <table:table-cell office:value-type="string">
            <text:p>8,068481</text:p>
          </table:table-cell>
          <table:table-cell office:value-type="string">
            <text:p>10,275199</text:p>
          </table:table-cell>
          <table:table-cell office:value-type="string">
            <text:p>44,216450</text:p>
          </table:table-cell>
          <table:table-cell office:value-type="string">
            <text:p>19,545263</text:p>
          </table:table-cell>
        </table:table-row>
        <table:table-row table:style-name="ro1">
          <table:table-cell office:value-type="string">
            <text:p>AFR592 <text:s text:c="5"/></text:p>
          </table:table-cell>
          <table:table-cell office:value-type="string">
            <text:p>2050,045410</text:p>
          </table:table-cell>
          <table:table-cell office:value-type="string">
            <text:p>642,053345</text:p>
          </table:table-cell>
          <table:table-cell office:value-type="string">
            <text:p>190,155899</text:p>
          </table:table-cell>
          <table:table-cell office:value-type="string">
            <text:p>385,661621</text:p>
          </table:table-cell>
          <table:table-cell office:value-type="string">
            <text:p>442,094604</text:p>
          </table:table-cell>
          <table:table-cell office:value-type="string">
            <text:p>122,099648</text:p>
          </table:table-cell>
          <table:table-cell office:value-type="string">
            <text:p>306,417419</text:p>
          </table:table-cell>
          <table:table-cell office:value-type="string">
            <text:p>52,575459</text:p>
          </table:table-cell>
          <table:table-cell office:value-type="string">
            <text:p>19,119209</text:p>
          </table:table-cell>
          <table:table-cell office:value-type="string">
            <text:p>20,418848</text:p>
          </table:table-cell>
          <table:table-cell office:value-type="string">
            <text:p>407,320984</text:p>
          </table:table-cell>
          <table:table-cell office:value-type="string">
            <text:p>17,734285</text:p>
          </table:table-cell>
          <table:table-cell office:value-type="string">
            <text:p>424,823425</text:p>
          </table:table-cell>
          <table:table-cell office:value-type="string">
            <text:p>15,579067</text:p>
          </table:table-cell>
          <table:table-cell office:value-type="string">
            <text:p>1172,760742</text:p>
          </table:table-cell>
          <table:table-cell office:value-type="string">
            <text:p>19,850721</text:p>
          </table:table-cell>
          <table:table-cell office:value-type="string">
            <text:p>200,883392</text:p>
          </table:table-cell>
          <table:table-cell office:value-type="string">
            <text:p>10,732528</text:p>
          </table:table-cell>
          <table:table-cell office:value-type="string">
            <text:p>16,134283</text:p>
          </table:table-cell>
          <table:table-cell office:value-type="string">
            <text:p>4,595650</text:p>
          </table:table-cell>
          <table:table-cell office:value-type="string">
            <text:p>2,092413</text:p>
          </table:table-cell>
          <table:table-cell office:value-type="string">
            <text:p>4,738860</text:p>
          </table:table-cell>
          <table:table-cell office:value-type="string">
            <text:p>30,137354</text:p>
          </table:table-cell>
          <table:table-cell office:value-type="string">
            <text:p>7,295148</text:p>
          </table:table-cell>
          <table:table-cell office:value-type="string">
            <text:p>12,326633</text:p>
          </table:table-cell>
          <table:table-cell office:value-type="string">
            <text:p>4,407085</text:p>
          </table:table-cell>
          <table:table-cell office:value-type="string">
            <text:p>72,709435</text:p>
          </table:table-cell>
          <table:table-cell office:value-type="string">
            <text:p>8,891538</text:p>
          </table:table-cell>
          <table:table-cell office:value-type="string">
            <text:p>42,844173</text:p>
          </table:table-cell>
          <table:table-cell office:value-type="string">
            <text:p>7,48119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7,342361</text:p>
          </table:table-cell>
          <table:table-cell office:value-type="string">
            <text:p>18,017878</text:p>
          </table:table-cell>
          <table:table-cell office:value-type="string">
            <text:p>35,786835</text:p>
          </table:table-cell>
          <table:table-cell office:value-type="string">
            <text:p>8,524070</text:p>
          </table:table-cell>
          <table:table-cell office:value-type="string">
            <text:p>18,158205</text:p>
          </table:table-cell>
          <table:table-cell office:value-type="string">
            <text:p>9,240672</text:p>
          </table:table-cell>
          <table:table-cell office:value-type="string">
            <text:p>33,300503</text:p>
          </table:table-cell>
          <table:table-cell office:value-type="string">
            <text:p>9,716477</text:p>
          </table:table-cell>
          <table:table-cell office:value-type="string">
            <text:p>8,729424</text:p>
          </table:table-cell>
          <table:table-cell office:value-type="string">
            <text:p>9,957949</text:p>
          </table:table-cell>
          <table:table-cell office:value-type="string">
            <text:p>52,263424</text:p>
          </table:table-cell>
          <table:table-cell office:value-type="string">
            <text:p>19,047661</text:p>
          </table:table-cell>
        </table:table-row>
        <table:table-row table:style-name="ro1">
          <table:table-cell office:value-type="string">
            <text:p>AFR593 <text:s text:c="5"/></text:p>
          </table:table-cell>
          <table:table-cell office:value-type="string">
            <text:p>3455,273193</text:p>
          </table:table-cell>
          <table:table-cell office:value-type="string">
            <text:p>815,664429</text:p>
          </table:table-cell>
          <table:table-cell office:value-type="string">
            <text:p>418,376190</text:p>
          </table:table-cell>
          <table:table-cell office:value-type="string">
            <text:p>435,258667</text:p>
          </table:table-cell>
          <table:table-cell office:value-type="string">
            <text:p>443,833221</text:p>
          </table:table-cell>
          <table:table-cell office:value-type="string">
            <text:p>135,545578</text:p>
          </table:table-cell>
          <table:table-cell office:value-type="string">
            <text:p>237,257751</text:p>
          </table:table-cell>
          <table:table-cell office:value-type="string">
            <text:p>58,795277</text:p>
          </table:table-cell>
          <table:table-cell office:value-type="string">
            <text:p>2,592435</text:p>
          </table:table-cell>
          <table:table-cell office:value-type="string">
            <text:p>25,600348</text:p>
          </table:table-cell>
          <table:table-cell office:value-type="string">
            <text:p>556,999268</text:p>
          </table:table-cell>
          <table:table-cell office:value-type="string">
            <text:p>22,033823</text:p>
          </table:table-cell>
          <table:table-cell office:value-type="string">
            <text:p>741,937256</text:p>
          </table:table-cell>
          <table:table-cell office:value-type="string">
            <text:p>21,425776</text:p>
          </table:table-cell>
          <table:table-cell office:value-type="string">
            <text:p>1342,069458</text:p>
          </table:table-cell>
          <table:table-cell office:value-type="string">
            <text:p>22,341806</text:p>
          </table:table-cell>
          <table:table-cell office:value-type="string">
            <text:p>231,692657</text:p>
          </table:table-cell>
          <table:table-cell office:value-type="string">
            <text:p>11,457715</text:p>
          </table:table-cell>
          <table:table-cell office:value-type="string">
            <text:p>20,245422</text:p>
          </table:table-cell>
          <table:table-cell office:value-type="string">
            <text:p>5,76405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,248041</text:p>
          </table:table-cell>
          <table:table-cell office:value-type="string">
            <text:p>7,947632</text:p>
          </table:table-cell>
          <table:table-cell office:value-type="string">
            <text:p>18,748158</text:p>
          </table:table-cell>
          <table:table-cell office:value-type="string">
            <text:p>5,512648</text:p>
          </table:table-cell>
          <table:table-cell office:value-type="string">
            <text:p>29,383759</text:p>
          </table:table-cell>
          <table:table-cell office:value-type="string">
            <text:p>9,440537</text:p>
          </table:table-cell>
          <table:table-cell office:value-type="string">
            <text:p>73,834679</text:p>
          </table:table-cell>
          <table:table-cell office:value-type="string">
            <text:p>9,2893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,519634</text:p>
          </table:table-cell>
          <table:table-cell office:value-type="string">
            <text:p>18,858427</text:p>
          </table:table-cell>
          <table:table-cell office:value-type="string">
            <text:p>57,869457</text:p>
          </table:table-cell>
          <table:table-cell office:value-type="string">
            <text:p>10,878786</text:p>
          </table:table-cell>
          <table:table-cell office:value-type="string">
            <text:p>23,463392</text:p>
          </table:table-cell>
          <table:table-cell office:value-type="string">
            <text:p>11,629583</text:p>
          </table:table-cell>
          <table:table-cell office:value-type="string">
            <text:p>27,164858</text:p>
          </table:table-cell>
          <table:table-cell office:value-type="string">
            <text:p>12,076476</text:p>
          </table:table-cell>
          <table:table-cell office:value-type="string">
            <text:p>17,375181</text:p>
          </table:table-cell>
          <table:table-cell office:value-type="string">
            <text:p>12,694041</text:p>
          </table:table-cell>
          <table:table-cell office:value-type="string">
            <text:p>98,676460</text:p>
          </table:table-cell>
          <table:table-cell office:value-type="string">
            <text:p>23,888069</text:p>
          </table:table-cell>
        </table:table-row>
        <table:table-row table:style-name="ro1">
          <table:table-cell office:value-type="string">
            <text:p>AFR594 <text:s text:c="5"/></text:p>
          </table:table-cell>
          <table:table-cell office:value-type="string">
            <text:p>1588,406128</text:p>
          </table:table-cell>
          <table:table-cell office:value-type="string">
            <text:p>598,493713</text:p>
          </table:table-cell>
          <table:table-cell office:value-type="string">
            <text:p>419,005066</text:p>
          </table:table-cell>
          <table:table-cell office:value-type="string">
            <text:p>378,248657</text:p>
          </table:table-cell>
          <table:table-cell office:value-type="string">
            <text:p>380,721558</text:p>
          </table:table-cell>
          <table:table-cell office:value-type="string">
            <text:p>117,413086</text:p>
          </table:table-cell>
          <table:table-cell office:value-type="string">
            <text:p>492,336700</text:p>
          </table:table-cell>
          <table:table-cell office:value-type="string">
            <text:p>53,217838</text:p>
          </table:table-cell>
          <table:table-cell office:value-type="string">
            <text:p>28,870916</text:p>
          </table:table-cell>
          <table:table-cell office:value-type="string">
            <text:p>20,120241</text:p>
          </table:table-cell>
          <table:table-cell office:value-type="string">
            <text:p>602,202820</text:p>
          </table:table-cell>
          <table:table-cell office:value-type="string">
            <text:p>20,142273</text:p>
          </table:table-cell>
          <table:table-cell office:value-type="string">
            <text:p>415,464417</text:p>
          </table:table-cell>
          <table:table-cell office:value-type="string">
            <text:p>14,897928</text:p>
          </table:table-cell>
          <table:table-cell office:value-type="string">
            <text:p>687,330811</text:p>
          </table:table-cell>
          <table:table-cell office:value-type="string">
            <text:p>14,086360</text:p>
          </table:table-cell>
          <table:table-cell office:value-type="string">
            <text:p>524,583862</text:p>
          </table:table-cell>
          <table:table-cell office:value-type="string">
            <text:p>13,028625</text:p>
          </table:table-cell>
          <table:table-cell office:value-type="string">
            <text:p>26,944395</text:p>
          </table:table-cell>
          <table:table-cell office:value-type="string">
            <text:p>4,404193</text:p>
          </table:table-cell>
          <table:table-cell office:value-type="string">
            <text:p>4,805247</text:p>
          </table:table-cell>
          <table:table-cell office:value-type="string">
            <text:p>4,374917</text:p>
          </table:table-cell>
          <table:table-cell office:value-type="string">
            <text:p>28,864603</text:p>
          </table:table-cell>
          <table:table-cell office:value-type="string">
            <text:p>7,111730</text:p>
          </table:table-cell>
          <table:table-cell office:value-type="string">
            <text:p>13,777969</text:p>
          </table:table-cell>
          <table:table-cell office:value-type="string">
            <text:p>4,188900</text:p>
          </table:table-cell>
          <table:table-cell office:value-type="string">
            <text:p>141,736176</text:p>
          </table:table-cell>
          <table:table-cell office:value-type="string">
            <text:p>9,143066</text:p>
          </table:table-cell>
          <table:table-cell office:value-type="string">
            <text:p>35,393536</text:p>
          </table:table-cell>
          <table:table-cell office:value-type="string">
            <text:p>7,0155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5,768295</text:p>
          </table:table-cell>
          <table:table-cell office:value-type="string">
            <text:p>17,928440</text:p>
          </table:table-cell>
          <table:table-cell office:value-type="string">
            <text:p>30,102692</text:p>
          </table:table-cell>
          <table:table-cell office:value-type="string">
            <text:p>8,182040</text:p>
          </table:table-cell>
          <table:table-cell office:value-type="string">
            <text:p>9,776549</text:p>
          </table:table-cell>
          <table:table-cell office:value-type="string">
            <text:p>8,860703</text:p>
          </table:table-cell>
          <table:table-cell office:value-type="string">
            <text:p>18,630009</text:p>
          </table:table-cell>
          <table:table-cell office:value-type="string">
            <text:p>9,078434</text:p>
          </table:table-cell>
          <table:table-cell office:value-type="string">
            <text:p>10,301970</text:p>
          </table:table-cell>
          <table:table-cell office:value-type="string">
            <text:p>9,494352</text:p>
          </table:table-cell>
          <table:table-cell office:value-type="string">
            <text:p>45,631767</text:p>
          </table:table-cell>
          <table:table-cell office:value-type="string">
            <text:p>17,987257</text:p>
          </table:table-cell>
        </table:table-row>
        <table:table-row table:style-name="ro1">
          <table:table-cell office:value-type="string">
            <text:p>AFR595 <text:s text:c="5"/></text:p>
          </table:table-cell>
          <table:table-cell office:value-type="string">
            <text:p>2196,115479</text:p>
          </table:table-cell>
          <table:table-cell office:value-type="string">
            <text:p>804,071228</text:p>
          </table:table-cell>
          <table:table-cell office:value-type="string">
            <text:p>1079,901978</text:p>
          </table:table-cell>
          <table:table-cell office:value-type="string">
            <text:p>440,718079</text:p>
          </table:table-cell>
          <table:table-cell office:value-type="string">
            <text:p>1726,288574</text:p>
          </table:table-cell>
          <table:table-cell office:value-type="string">
            <text:p>147,720642</text:p>
          </table:table-cell>
          <table:table-cell office:value-type="string">
            <text:p>2669,938477</text:p>
          </table:table-cell>
          <table:table-cell office:value-type="string">
            <text:p>90,291046</text:p>
          </table:table-cell>
          <table:table-cell office:value-type="string">
            <text:p>68,771172</text:p>
          </table:table-cell>
          <table:table-cell office:value-type="string">
            <text:p>26,310148</text:p>
          </table:table-cell>
          <table:table-cell office:value-type="string">
            <text:p>645,187988</text:p>
          </table:table-cell>
          <table:table-cell office:value-type="string">
            <text:p>23,168417</text:p>
          </table:table-cell>
          <table:table-cell office:value-type="string">
            <text:p>266,894226</text:p>
          </table:table-cell>
          <table:table-cell office:value-type="string">
            <text:p>15,186989</text:p>
          </table:table-cell>
          <table:table-cell office:value-type="string">
            <text:p>672,569641</text:p>
          </table:table-cell>
          <table:table-cell office:value-type="string">
            <text:p>14,684405</text:p>
          </table:table-cell>
          <table:table-cell office:value-type="string">
            <text:p>847,049255</text:p>
          </table:table-cell>
          <table:table-cell office:value-type="string">
            <text:p>16,641768</text:p>
          </table:table-cell>
          <table:table-cell office:value-type="string">
            <text:p>136,274979</text:p>
          </table:table-cell>
          <table:table-cell office:value-type="string">
            <text:p>7,080029</text:p>
          </table:table-cell>
          <table:table-cell office:value-type="string">
            <text:p>7,700716</text:p>
          </table:table-cell>
          <table:table-cell office:value-type="string">
            <text:p>5,915878</text:p>
          </table:table-cell>
          <table:table-cell office:value-type="string">
            <text:p>28,373323</text:p>
          </table:table-cell>
          <table:table-cell office:value-type="string">
            <text:p>7,928749</text:p>
          </table:table-cell>
          <table:table-cell office:value-type="string">
            <text:p>34,478638</text:p>
          </table:table-cell>
          <table:table-cell office:value-type="string">
            <text:p>5,590731</text:p>
          </table:table-cell>
          <table:table-cell office:value-type="string">
            <text:p>995,337219</text:p>
          </table:table-cell>
          <table:table-cell office:value-type="string">
            <text:p>20,913027</text:p>
          </table:table-cell>
          <table:table-cell office:value-type="string">
            <text:p>67,681061</text:p>
          </table:table-cell>
          <table:table-cell office:value-type="string">
            <text:p>9,4164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0,367998</text:p>
          </table:table-cell>
          <table:table-cell office:value-type="string">
            <text:p>18,802645</text:p>
          </table:table-cell>
          <table:table-cell office:value-type="string">
            <text:p>38,251438</text:p>
          </table:table-cell>
          <table:table-cell office:value-type="string">
            <text:p>10,698745</text:p>
          </table:table-cell>
          <table:table-cell office:value-type="string">
            <text:p>22,980925</text:p>
          </table:table-cell>
          <table:table-cell office:value-type="string">
            <text:p>11,617311</text:p>
          </table:table-cell>
          <table:table-cell office:value-type="string">
            <text:p>36,571903</text:p>
          </table:table-cell>
          <table:table-cell office:value-type="string">
            <text:p>12,198046</text:p>
          </table:table-cell>
          <table:table-cell office:value-type="string">
            <text:p>23,702909</text:p>
          </table:table-cell>
          <table:table-cell office:value-type="string">
            <text:p>12,766770</text:p>
          </table:table-cell>
          <table:table-cell office:value-type="string">
            <text:p>70,814651</text:p>
          </table:table-cell>
          <table:table-cell office:value-type="string">
            <text:p>24,206995</text:p>
          </table:table-cell>
        </table:table-row>
        <table:table-row table:style-name="ro1">
          <table:table-cell office:value-type="string">
            <text:p>AFR596 <text:s text:c="5"/></text:p>
          </table:table-cell>
          <table:table-cell office:value-type="string">
            <text:p>1419,051758</text:p>
          </table:table-cell>
          <table:table-cell office:value-type="string">
            <text:p>741,554749</text:p>
          </table:table-cell>
          <table:table-cell office:value-type="string">
            <text:p>949,354553</text:p>
          </table:table-cell>
          <table:table-cell office:value-type="string">
            <text:p>425,077393</text:p>
          </table:table-cell>
          <table:table-cell office:value-type="string">
            <text:p>506,557922</text:p>
          </table:table-cell>
          <table:table-cell office:value-type="string">
            <text:p>133,659988</text:p>
          </table:table-cell>
          <table:table-cell office:value-type="string">
            <text:p>235,190002</text:p>
          </table:table-cell>
          <table:table-cell office:value-type="string">
            <text:p>56,498741</text:p>
          </table:table-cell>
          <table:table-cell office:value-type="string">
            <text:p>6,163455</text:p>
          </table:table-cell>
          <table:table-cell office:value-type="string">
            <text:p>23,680944</text:p>
          </table:table-cell>
          <table:table-cell office:value-type="string">
            <text:p>542,637573</text:p>
          </table:table-cell>
          <table:table-cell office:value-type="string">
            <text:p>21,205832</text:p>
          </table:table-cell>
          <table:table-cell office:value-type="string">
            <text:p>181,756927</text:p>
          </table:table-cell>
          <table:table-cell office:value-type="string">
            <text:p>13,896086</text:p>
          </table:table-cell>
          <table:table-cell office:value-type="string">
            <text:p>605,723999</text:p>
          </table:table-cell>
          <table:table-cell office:value-type="string">
            <text:p>13,799080</text:p>
          </table:table-cell>
          <table:table-cell office:value-type="string">
            <text:p>167,645218</text:p>
          </table:table-cell>
          <table:table-cell office:value-type="string">
            <text:p>10,895584</text:p>
          </table:table-cell>
          <table:table-cell office:value-type="string">
            <text:p>35,097603</text:p>
          </table:table-cell>
          <table:table-cell office:value-type="string">
            <text:p>5,664419</text:p>
          </table:table-cell>
          <table:table-cell office:value-type="string">
            <text:p>5,790939</text:p>
          </table:table-cell>
          <table:table-cell office:value-type="string">
            <text:p>5,668747</text:p>
          </table:table-cell>
          <table:table-cell office:value-type="string">
            <text:p>45,749142</text:p>
          </table:table-cell>
          <table:table-cell office:value-type="string">
            <text:p>7,825810</text:p>
          </table:table-cell>
          <table:table-cell office:value-type="string">
            <text:p>20,813051</text:p>
          </table:table-cell>
          <table:table-cell office:value-type="string">
            <text:p>5,341757</text:p>
          </table:table-cell>
          <table:table-cell office:value-type="string">
            <text:p>82,947235</text:p>
          </table:table-cell>
          <table:table-cell office:value-type="string">
            <text:p>9,677184</text:p>
          </table:table-cell>
          <table:table-cell office:value-type="string">
            <text:p>69,764137</text:p>
          </table:table-cell>
          <table:table-cell office:value-type="string">
            <text:p>8,9955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,632828</text:p>
          </table:table-cell>
          <table:table-cell office:value-type="string">
            <text:p>18,705103</text:p>
          </table:table-cell>
          <table:table-cell office:value-type="string">
            <text:p>50,344524</text:p>
          </table:table-cell>
          <table:table-cell office:value-type="string">
            <text:p>10,449790</text:p>
          </table:table-cell>
          <table:table-cell office:value-type="string">
            <text:p>26,239775</text:p>
          </table:table-cell>
          <table:table-cell office:value-type="string">
            <text:p>11,040247</text:p>
          </table:table-cell>
          <table:table-cell office:value-type="string">
            <text:p>33,411682</text:p>
          </table:table-cell>
          <table:table-cell office:value-type="string">
            <text:p>11,559008</text:p>
          </table:table-cell>
          <table:table-cell office:value-type="string">
            <text:p>9,268982</text:p>
          </table:table-cell>
          <table:table-cell office:value-type="string">
            <text:p>12,145879</text:p>
          </table:table-cell>
          <table:table-cell office:value-type="string">
            <text:p>76,280701</text:p>
          </table:table-cell>
          <table:table-cell office:value-type="string">
            <text:p>23,095112</text:p>
          </table:table-cell>
        </table:table-row>
        <table:table-row table:style-name="ro1">
          <table:table-cell office:value-type="string">
            <text:p>AFR597 <text:s text:c="5"/></text:p>
          </table:table-cell>
          <table:table-cell office:value-type="string">
            <text:p>2063,010742</text:p>
          </table:table-cell>
          <table:table-cell office:value-type="string">
            <text:p>647,735168</text:p>
          </table:table-cell>
          <table:table-cell office:value-type="string">
            <text:p>892,239929</text:p>
          </table:table-cell>
          <table:table-cell office:value-type="string">
            <text:p>393,300018</text:p>
          </table:table-cell>
          <table:table-cell office:value-type="string">
            <text:p>601,592590</text:p>
          </table:table-cell>
          <table:table-cell office:value-type="string">
            <text:p>123,254593</text:p>
          </table:table-cell>
          <table:table-cell office:value-type="string">
            <text:p>202,610336</text:p>
          </table:table-cell>
          <table:table-cell office:value-type="string">
            <text:p>51,078384</text:p>
          </table:table-cell>
          <table:table-cell office:value-type="string">
            <text:p>3,892708</text:p>
          </table:table-cell>
          <table:table-cell office:value-type="string">
            <text:p>19,788078</text:p>
          </table:table-cell>
          <table:table-cell office:value-type="string">
            <text:p>275,514954</text:p>
          </table:table-cell>
          <table:table-cell office:value-type="string">
            <text:p>15,741124</text:p>
          </table:table-cell>
          <table:table-cell office:value-type="string">
            <text:p>190,438690</text:p>
          </table:table-cell>
          <table:table-cell office:value-type="string">
            <text:p>12,293070</text:p>
          </table:table-cell>
          <table:table-cell office:value-type="string">
            <text:p>325,798126</text:p>
          </table:table-cell>
          <table:table-cell office:value-type="string">
            <text:p>10,385894</text:p>
          </table:table-cell>
          <table:table-cell office:value-type="string">
            <text:p>137,399185</text:p>
          </table:table-cell>
          <table:table-cell office:value-type="string">
            <text:p>10,152722</text:p>
          </table:table-cell>
          <table:table-cell office:value-type="string">
            <text:p>17,354675</text:p>
          </table:table-cell>
          <table:table-cell office:value-type="string">
            <text:p>4,5647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,759975</text:p>
          </table:table-cell>
          <table:table-cell office:value-type="string">
            <text:p>7,276227</text:p>
          </table:table-cell>
          <table:table-cell office:value-type="string">
            <text:p>15,149024</text:p>
          </table:table-cell>
          <table:table-cell office:value-type="string">
            <text:p>4,347605</text:p>
          </table:table-cell>
          <table:table-cell office:value-type="string">
            <text:p>42,579899</text:p>
          </table:table-cell>
          <table:table-cell office:value-type="string">
            <text:p>8,691561</text:p>
          </table:table-cell>
          <table:table-cell office:value-type="string">
            <text:p>45,678673</text:p>
          </table:table-cell>
          <table:table-cell office:value-type="string">
            <text:p>7,2710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,111504</text:p>
          </table:table-cell>
          <table:table-cell office:value-type="string">
            <text:p>17,966597</text:p>
          </table:table-cell>
          <table:table-cell office:value-type="string">
            <text:p>27,870453</text:p>
          </table:table-cell>
          <table:table-cell office:value-type="string">
            <text:p>8,375200</text:p>
          </table:table-cell>
          <table:table-cell office:value-type="string">
            <text:p>11,321486</text:p>
          </table:table-cell>
          <table:table-cell office:value-type="string">
            <text:p>9,078410</text:p>
          </table:table-cell>
          <table:table-cell office:value-type="string">
            <text:p>19,547491</text:p>
          </table:table-cell>
          <table:table-cell office:value-type="string">
            <text:p>9,537442</text:p>
          </table:table-cell>
          <table:table-cell office:value-type="string">
            <text:p>13,177588</text:p>
          </table:table-cell>
          <table:table-cell office:value-type="string">
            <text:p>9,858459</text:p>
          </table:table-cell>
          <table:table-cell office:value-type="string">
            <text:p>42,654720</text:p>
          </table:table-cell>
          <table:table-cell office:value-type="string">
            <text:p>18,763674</text:p>
          </table:table-cell>
        </table:table-row>
        <table:table-row table:style-name="ro1">
          <table:table-cell office:value-type="string">
            <text:p>AFR598 <text:s text:c="5"/></text:p>
          </table:table-cell>
          <table:table-cell office:value-type="string">
            <text:p>967,045959</text:p>
          </table:table-cell>
          <table:table-cell office:value-type="string">
            <text:p>517,247986</text:p>
          </table:table-cell>
          <table:table-cell office:value-type="string">
            <text:p>406,766266</text:p>
          </table:table-cell>
          <table:table-cell office:value-type="string">
            <text:p>357,962921</text:p>
          </table:table-cell>
          <table:table-cell office:value-type="string">
            <text:p>427,509888</text:p>
          </table:table-cell>
          <table:table-cell office:value-type="string">
            <text:p>111,368813</text:p>
          </table:table-cell>
          <table:table-cell office:value-type="string">
            <text:p>215,991272</text:p>
          </table:table-cell>
          <table:table-cell office:value-type="string">
            <text:p>46,566612</text:p>
          </table:table-cell>
          <table:table-cell office:value-type="string">
            <text:p>12,651300</text:p>
          </table:table-cell>
          <table:table-cell office:value-type="string">
            <text:p>16,870214</text:p>
          </table:table-cell>
          <table:table-cell office:value-type="string">
            <text:p>647,849060</text:p>
          </table:table-cell>
          <table:table-cell office:value-type="string">
            <text:p>19,758621</text:p>
          </table:table-cell>
          <table:table-cell office:value-type="string">
            <text:p>210,742828</text:p>
          </table:table-cell>
          <table:table-cell office:value-type="string">
            <text:p>11,172760</text:p>
          </table:table-cell>
          <table:table-cell office:value-type="string">
            <text:p>570,924500</text:p>
          </table:table-cell>
          <table:table-cell office:value-type="string">
            <text:p>12,550373</text:p>
          </table:table-cell>
          <table:table-cell office:value-type="string">
            <text:p>182,053741</text:p>
          </table:table-cell>
          <table:table-cell office:value-type="string">
            <text:p>10,173053</text:p>
          </table:table-cell>
          <table:table-cell office:value-type="string">
            <text:p>13,976921</text:p>
          </table:table-cell>
          <table:table-cell office:value-type="string">
            <text:p>3,783417</text:p>
          </table:table-cell>
          <table:table-cell office:value-type="string">
            <text:p>1,909778</text:p>
          </table:table-cell>
          <table:table-cell office:value-type="string">
            <text:p>3,727316</text:p>
          </table:table-cell>
          <table:table-cell office:value-type="string">
            <text:p>20,357687</text:p>
          </table:table-cell>
          <table:table-cell office:value-type="string">
            <text:p>6,824012</text:p>
          </table:table-cell>
          <table:table-cell office:value-type="string">
            <text:p>8,024038</text:p>
          </table:table-cell>
          <table:table-cell office:value-type="string">
            <text:p>3,577030</text:p>
          </table:table-cell>
          <table:table-cell office:value-type="string">
            <text:p>76,199333</text:p>
          </table:table-cell>
          <table:table-cell office:value-type="string">
            <text:p>8,286079</text:p>
          </table:table-cell>
          <table:table-cell office:value-type="string">
            <text:p>26,875278</text:p>
          </table:table-cell>
          <table:table-cell office:value-type="string">
            <text:p>5,9297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9,450661</text:p>
          </table:table-cell>
          <table:table-cell office:value-type="string">
            <text:p>17,491238</text:p>
          </table:table-cell>
          <table:table-cell office:value-type="string">
            <text:p>23,687719</text:p>
          </table:table-cell>
          <table:table-cell office:value-type="string">
            <text:p>6,900291</text:p>
          </table:table-cell>
          <table:table-cell office:value-type="string">
            <text:p>11,780139</text:p>
          </table:table-cell>
          <table:table-cell office:value-type="string">
            <text:p>7,461660</text:p>
          </table:table-cell>
          <table:table-cell office:value-type="string">
            <text:p>16,004986</text:p>
          </table:table-cell>
          <table:table-cell office:value-type="string">
            <text:p>7,676020</text:p>
          </table:table-cell>
          <table:table-cell office:value-type="string">
            <text:p>10,832425</text:p>
          </table:table-cell>
          <table:table-cell office:value-type="string">
            <text:p>8,043201</text:p>
          </table:table-cell>
          <table:table-cell office:value-type="string">
            <text:p>42,020271</text:p>
          </table:table-cell>
          <table:table-cell office:value-type="string">
            <text:p>15,302951</text:p>
          </table:table-cell>
        </table:table-row>
        <table:table-row table:style-name="ro1">
          <table:table-cell office:value-type="string">
            <text:p>AFR599 <text:s text:c="5"/></text:p>
          </table:table-cell>
          <table:table-cell office:value-type="string">
            <text:p>1151,420776</text:p>
          </table:table-cell>
          <table:table-cell office:value-type="string">
            <text:p>712,546265</text:p>
          </table:table-cell>
          <table:table-cell office:value-type="string">
            <text:p>537,313782</text:p>
          </table:table-cell>
          <table:table-cell office:value-type="string">
            <text:p>414,833649</text:p>
          </table:table-cell>
          <table:table-cell office:value-type="string">
            <text:p>505,633820</text:p>
          </table:table-cell>
          <table:table-cell office:value-type="string">
            <text:p>131,723953</text:p>
          </table:table-cell>
          <table:table-cell office:value-type="string">
            <text:p>414,959961</text:p>
          </table:table-cell>
          <table:table-cell office:value-type="string">
            <text:p>57,409206</text:p>
          </table:table-cell>
          <table:table-cell office:value-type="string">
            <text:p>7,136631</text:p>
          </table:table-cell>
          <table:table-cell office:value-type="string">
            <text:p>23,356665</text:p>
          </table:table-cell>
          <table:table-cell office:value-type="string">
            <text:p>425,963287</text:p>
          </table:table-cell>
          <table:table-cell office:value-type="string">
            <text:p>19,383125</text:p>
          </table:table-cell>
          <table:table-cell office:value-type="string">
            <text:p>222,365173</text:p>
          </table:table-cell>
          <table:table-cell office:value-type="string">
            <text:p>13,913802</text:p>
          </table:table-cell>
          <table:table-cell office:value-type="string">
            <text:p>360,827087</text:p>
          </table:table-cell>
          <table:table-cell office:value-type="string">
            <text:p>11,245768</text:p>
          </table:table-cell>
          <table:table-cell office:value-type="string">
            <text:p>169,133698</text:p>
          </table:table-cell>
          <table:table-cell office:value-type="string">
            <text:p>10,752748</text:p>
          </table:table-cell>
          <table:table-cell office:value-type="string">
            <text:p>23,256042</text:p>
          </table:table-cell>
          <table:table-cell office:value-type="string">
            <text:p>5,507435</text:p>
          </table:table-cell>
          <table:table-cell office:value-type="string">
            <text:p>5,051671</text:p>
          </table:table-cell>
          <table:table-cell office:value-type="string">
            <text:p>5,545310</text:p>
          </table:table-cell>
          <table:table-cell office:value-type="string">
            <text:p>30,338444</text:p>
          </table:table-cell>
          <table:table-cell office:value-type="string">
            <text:p>7,775529</text:p>
          </table:table-cell>
          <table:table-cell office:value-type="string">
            <text:p>17,329224</text:p>
          </table:table-cell>
          <table:table-cell office:value-type="string">
            <text:p>5,225039</text:p>
          </table:table-cell>
          <table:table-cell office:value-type="string">
            <text:p>97,424217</text:p>
          </table:table-cell>
          <table:table-cell office:value-type="string">
            <text:p>9,705047</text:p>
          </table:table-cell>
          <table:table-cell office:value-type="string">
            <text:p>61,357468</text:p>
          </table:table-cell>
          <table:table-cell office:value-type="string">
            <text:p>8,8322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5,308800</text:p>
          </table:table-cell>
          <table:table-cell office:value-type="string">
            <text:p>18,693047</text:p>
          </table:table-cell>
          <table:table-cell office:value-type="string">
            <text:p>40,527023</text:p>
          </table:table-cell>
          <table:table-cell office:value-type="string">
            <text:p>10,246099</text:p>
          </table:table-cell>
          <table:table-cell office:value-type="string">
            <text:p>15,570061</text:p>
          </table:table-cell>
          <table:table-cell office:value-type="string">
            <text:p>11,107181</text:p>
          </table:table-cell>
          <table:table-cell office:value-type="string">
            <text:p>32,137405</text:p>
          </table:table-cell>
          <table:table-cell office:value-type="string">
            <text:p>11,659790</text:p>
          </table:table-cell>
          <table:table-cell office:value-type="string">
            <text:p>6,477120</text:p>
          </table:table-cell>
          <table:table-cell office:value-type="string">
            <text:p>12,089390</text:p>
          </table:table-cell>
          <table:table-cell office:value-type="string">
            <text:p>60,224174</text:p>
          </table:table-cell>
          <table:table-cell office:value-type="string">
            <text:p>22,585440</text:p>
          </table:table-cell>
        </table:table-row>
        <table:table-row table:style-name="ro1">
          <table:table-cell office:value-type="string">
            <text:p>AFR600 <text:s text:c="5"/></text:p>
          </table:table-cell>
          <table:table-cell office:value-type="string">
            <text:p>622,503418</text:p>
          </table:table-cell>
          <table:table-cell office:value-type="string">
            <text:p>536,222961</text:p>
          </table:table-cell>
          <table:table-cell office:value-type="string">
            <text:p>190,546844</text:p>
          </table:table-cell>
          <table:table-cell office:value-type="string">
            <text:p>359,953796</text:p>
          </table:table-cell>
          <table:table-cell office:value-type="string">
            <text:p>476,934418</text:p>
          </table:table-cell>
          <table:table-cell office:value-type="string">
            <text:p>114,137207</text:p>
          </table:table-cell>
          <table:table-cell office:value-type="string">
            <text:p>497,572662</text:p>
          </table:table-cell>
          <table:table-cell office:value-type="string">
            <text:p>50,286663</text:p>
          </table:table-cell>
          <table:table-cell office:value-type="string">
            <text:p>0,973177</text:p>
          </table:table-cell>
          <table:table-cell office:value-type="string">
            <text:p>16,544020</text:p>
          </table:table-cell>
          <table:table-cell office:value-type="string">
            <text:p>281,860382</text:p>
          </table:table-cell>
          <table:table-cell office:value-type="string">
            <text:p>14,045060</text:p>
          </table:table-cell>
          <table:table-cell office:value-type="string">
            <text:p>4,340882</text:p>
          </table:table-cell>
          <table:table-cell office:value-type="string">
            <text:p>8,542024</text:p>
          </table:table-cell>
          <table:table-cell office:value-type="string">
            <text:p>292,604736</text:p>
          </table:table-cell>
          <table:table-cell office:value-type="string">
            <text:p>9,725641</text:p>
          </table:table-cell>
          <table:table-cell office:value-type="string">
            <text:p>127,217972</text:p>
          </table:table-cell>
          <table:table-cell office:value-type="string">
            <text:p>9,840853</text:p>
          </table:table-cell>
          <table:table-cell office:value-type="string">
            <text:p>23,256042</text:p>
          </table:table-cell>
          <table:table-cell office:value-type="string">
            <text:p>4,0442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8,450891</text:p>
          </table:table-cell>
          <table:table-cell office:value-type="string">
            <text:p>6,893958</text:p>
          </table:table-cell>
          <table:table-cell office:value-type="string">
            <text:p>7,394701</text:p>
          </table:table-cell>
          <table:table-cell office:value-type="string">
            <text:p>3,733749</text:p>
          </table:table-cell>
          <table:table-cell office:value-type="string">
            <text:p>135,468842</text:p>
          </table:table-cell>
          <table:table-cell office:value-type="string">
            <text:p>8,934452</text:p>
          </table:table-cell>
          <table:table-cell office:value-type="string">
            <text:p>24,048258</text:p>
          </table:table-cell>
          <table:table-cell office:value-type="string">
            <text:p>6,1865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,946093</text:p>
          </table:table-cell>
          <table:table-cell office:value-type="string">
            <text:p>17,590954</text:p>
          </table:table-cell>
          <table:table-cell office:value-type="string">
            <text:p>21,953941</text:p>
          </table:table-cell>
          <table:table-cell office:value-type="string">
            <text:p>7,050636</text:p>
          </table:table-cell>
          <table:table-cell office:value-type="string">
            <text:p>14,676894</text:p>
          </table:table-cell>
          <table:table-cell office:value-type="string">
            <text:p>7,631940</text:p>
          </table:table-cell>
          <table:table-cell office:value-type="string">
            <text:p>14,909102</text:p>
          </table:table-cell>
          <table:table-cell office:value-type="string">
            <text:p>8,006519</text:p>
          </table:table-cell>
          <table:table-cell office:value-type="string">
            <text:p>9,157308</text:p>
          </table:table-cell>
          <table:table-cell office:value-type="string">
            <text:p>8,154097</text:p>
          </table:table-cell>
          <table:table-cell office:value-type="string">
            <text:p>58,272011</text:p>
          </table:table-cell>
          <table:table-cell office:value-type="string">
            <text:p>15,960465</text:p>
          </table:table-cell>
        </table:table-row>
        <table:table-row table:style-name="ro1">
          <table:table-cell office:value-type="string">
            <text:p>AFR601 <text:s text:c="5"/></text:p>
          </table:table-cell>
          <table:table-cell office:value-type="string">
            <text:p>969,514160</text:p>
          </table:table-cell>
          <table:table-cell office:value-type="string">
            <text:p>359,969330</text:p>
          </table:table-cell>
          <table:table-cell office:value-type="string">
            <text:p>476,809479</text:p>
          </table:table-cell>
          <table:table-cell office:value-type="string">
            <text:p>358,280701</text:p>
          </table:table-cell>
          <table:table-cell office:value-type="string">
            <text:p>324,252716</text:p>
          </table:table-cell>
          <table:table-cell office:value-type="string">
            <text:p>46,017986</text:p>
          </table:table-cell>
          <table:table-cell office:value-type="string">
            <text:p>126,541100</text:p>
          </table:table-cell>
          <table:table-cell office:value-type="string">
            <text:p>46,047504</text:p>
          </table:table-cell>
          <table:table-cell office:value-type="string">
            <text:p>14,612892</text:p>
          </table:table-cell>
          <table:table-cell office:value-type="string">
            <text:p>16,239059</text:p>
          </table:table-cell>
          <table:table-cell office:value-type="string">
            <text:p>15,367898</text:p>
          </table:table-cell>
          <table:table-cell office:value-type="string">
            <text:p>10,4538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,583216</text:p>
          </table:table-cell>
          <table:table-cell office:value-type="string">
            <text:p>7,401208</text:p>
          </table:table-cell>
          <table:table-cell office:value-type="string">
            <text:p>33,372635</text:p>
          </table:table-cell>
          <table:table-cell office:value-type="string">
            <text:p>9,26313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7,546253</text:p>
          </table:table-cell>
          <table:table-cell office:value-type="string">
            <text:p>6,9338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,469855</text:p>
          </table:table-cell>
          <table:table-cell office:value-type="string">
            <text:p>7,5886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1,162444</text:p>
          </table:table-cell>
          <table:table-cell office:value-type="string">
            <text:p>17,643406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602 <text:s text:c="5"/></text:p>
          </table:table-cell>
          <table:table-cell office:value-type="string">
            <text:p>1427,647827</text:p>
          </table:table-cell>
          <table:table-cell office:value-type="string">
            <text:p>616,167053</text:p>
          </table:table-cell>
          <table:table-cell office:value-type="string">
            <text:p>732,178955</text:p>
          </table:table-cell>
          <table:table-cell office:value-type="string">
            <text:p>384,349792</text:p>
          </table:table-cell>
          <table:table-cell office:value-type="string">
            <text:p>514,402466</text:p>
          </table:table-cell>
          <table:table-cell office:value-type="string">
            <text:p>121,141487</text:p>
          </table:table-cell>
          <table:table-cell office:value-type="string">
            <text:p>463,334351</text:p>
          </table:table-cell>
          <table:table-cell office:value-type="string">
            <text:p>53,074093</text:p>
          </table:table-cell>
          <table:table-cell office:value-type="string">
            <text:p>8,749469</text:p>
          </table:table-cell>
          <table:table-cell office:value-type="string">
            <text:p>19,444017</text:p>
          </table:table-cell>
          <table:table-cell office:value-type="string">
            <text:p>279,726471</text:p>
          </table:table-cell>
          <table:table-cell office:value-type="string">
            <text:p>15,363310</text:p>
          </table:table-cell>
          <table:table-cell office:value-type="string">
            <text:p>40,006424</text:p>
          </table:table-cell>
          <table:table-cell office:value-type="string">
            <text:p>10,231834</text:p>
          </table:table-cell>
          <table:table-cell office:value-type="string">
            <text:p>360,751678</text:p>
          </table:table-cell>
          <table:table-cell office:value-type="string">
            <text:p>10,739324</text:p>
          </table:table-cell>
          <table:table-cell office:value-type="string">
            <text:p>187,619949</text:p>
          </table:table-cell>
          <table:table-cell office:value-type="string">
            <text:p>10,484093</text:p>
          </table:table-cell>
          <table:table-cell office:value-type="string">
            <text:p>25,015898</text:p>
          </table:table-cell>
          <table:table-cell office:value-type="string">
            <text:p>4,660734</text:p>
          </table:table-cell>
          <table:table-cell office:value-type="string">
            <text:p>2,030871</text:p>
          </table:table-cell>
          <table:table-cell office:value-type="string">
            <text:p>4,646541</text:p>
          </table:table-cell>
          <table:table-cell office:value-type="string">
            <text:p>26,262861</text:p>
          </table:table-cell>
          <table:table-cell office:value-type="string">
            <text:p>7,256740</text:p>
          </table:table-cell>
          <table:table-cell office:value-type="string">
            <text:p>17,468344</text:p>
          </table:table-cell>
          <table:table-cell office:value-type="string">
            <text:p>4,391060</text:p>
          </table:table-cell>
          <table:table-cell office:value-type="string">
            <text:p>208,027206</text:p>
          </table:table-cell>
          <table:table-cell office:value-type="string">
            <text:p>10,108497</text:p>
          </table:table-cell>
          <table:table-cell office:value-type="string">
            <text:p>46,615799</text:p>
          </table:table-cell>
          <table:table-cell office:value-type="string">
            <text:p>7,3204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,463297</text:p>
          </table:table-cell>
          <table:table-cell office:value-type="string">
            <text:p>17,993458</text:p>
          </table:table-cell>
          <table:table-cell office:value-type="string">
            <text:p>35,397141</text:p>
          </table:table-cell>
          <table:table-cell office:value-type="string">
            <text:p>8,458899</text:p>
          </table:table-cell>
          <table:table-cell office:value-type="string">
            <text:p>11,116777</text:p>
          </table:table-cell>
          <table:table-cell office:value-type="string">
            <text:p>9,165327</text:p>
          </table:table-cell>
          <table:table-cell office:value-type="string">
            <text:p>21,360184</text:p>
          </table:table-cell>
          <table:table-cell office:value-type="string">
            <text:p>9,630410</text:p>
          </table:table-cell>
          <table:table-cell office:value-type="string">
            <text:p>3,179408</text:p>
          </table:table-cell>
          <table:table-cell office:value-type="string">
            <text:p>10,096193</text:p>
          </table:table-cell>
          <table:table-cell office:value-type="string">
            <text:p>48,363171</text:p>
          </table:table-cell>
          <table:table-cell office:value-type="string">
            <text:p>18,750725</text:p>
          </table:table-cell>
        </table:table-row>
        <table:table-row table:style-name="ro1">
          <table:table-cell office:value-type="string">
            <text:p>AFR603 <text:s text:c="5"/></text:p>
          </table:table-cell>
          <table:table-cell office:value-type="string">
            <text:p>1826,422363</text:p>
          </table:table-cell>
          <table:table-cell office:value-type="string">
            <text:p>607,762390</text:p>
          </table:table-cell>
          <table:table-cell office:value-type="string">
            <text:p>386,368195</text:p>
          </table:table-cell>
          <table:table-cell office:value-type="string">
            <text:p>380,824768</text:p>
          </table:table-cell>
          <table:table-cell office:value-type="string">
            <text:p>1062,072021</text:p>
          </table:table-cell>
          <table:table-cell office:value-type="string">
            <text:p>125,871201</text:p>
          </table:table-cell>
          <table:table-cell office:value-type="string">
            <text:p>998,485168</text:p>
          </table:table-cell>
          <table:table-cell office:value-type="string">
            <text:p>59,122215</text:p>
          </table:table-cell>
          <table:table-cell office:value-type="string">
            <text:p>11,029340</text:p>
          </table:table-cell>
          <table:table-cell office:value-type="string">
            <text:p>19,789106</text:p>
          </table:table-cell>
          <table:table-cell office:value-type="string">
            <text:p>341,835022</text:p>
          </table:table-cell>
          <table:table-cell office:value-type="string">
            <text:p>16,345011</text:p>
          </table:table-cell>
          <table:table-cell office:value-type="string">
            <text:p>25,065094</text:p>
          </table:table-cell>
          <table:table-cell office:value-type="string">
            <text:p>10,230083</text:p>
          </table:table-cell>
          <table:table-cell office:value-type="string">
            <text:p>350,272522</text:p>
          </table:table-cell>
          <table:table-cell office:value-type="string">
            <text:p>10,740048</text:p>
          </table:table-cell>
          <table:table-cell office:value-type="string">
            <text:p>691,413269</text:p>
          </table:table-cell>
          <table:table-cell office:value-type="string">
            <text:p>14,572222</text:p>
          </table:table-cell>
          <table:table-cell office:value-type="string">
            <text:p>49,346291</text:p>
          </table:table-cell>
          <table:table-cell office:value-type="string">
            <text:p>4,794206</text:p>
          </table:table-cell>
          <table:table-cell office:value-type="string">
            <text:p>10,380567</text:p>
          </table:table-cell>
          <table:table-cell office:value-type="string">
            <text:p>4,562895</text:p>
          </table:table-cell>
          <table:table-cell office:value-type="string">
            <text:p>26,744337</text:p>
          </table:table-cell>
          <table:table-cell office:value-type="string">
            <text:p>7,168039</text:p>
          </table:table-cell>
          <table:table-cell office:value-type="string">
            <text:p>14,879309</text:p>
          </table:table-cell>
          <table:table-cell office:value-type="string">
            <text:p>4,212705</text:p>
          </table:table-cell>
          <table:table-cell office:value-type="string">
            <text:p>270,767517</text:p>
          </table:table-cell>
          <table:table-cell office:value-type="string">
            <text:p>10,489967</text:p>
          </table:table-cell>
          <table:table-cell office:value-type="string">
            <text:p>37,997364</text:p>
          </table:table-cell>
          <table:table-cell office:value-type="string">
            <text:p>7,1116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0,257730</text:p>
          </table:table-cell>
          <table:table-cell office:value-type="string">
            <text:p>17,883013</text:p>
          </table:table-cell>
          <table:table-cell office:value-type="string">
            <text:p>27,458681</text:p>
          </table:table-cell>
          <table:table-cell office:value-type="string">
            <text:p>8,180090</text:p>
          </table:table-cell>
          <table:table-cell office:value-type="string">
            <text:p>11,490462</text:p>
          </table:table-cell>
          <table:table-cell office:value-type="string">
            <text:p>8,885392</text:p>
          </table:table-cell>
          <table:table-cell office:value-type="string">
            <text:p>24,211365</text:p>
          </table:table-cell>
          <table:table-cell office:value-type="string">
            <text:p>9,107712</text:p>
          </table:table-cell>
          <table:table-cell office:value-type="string">
            <text:p>8,459342</text:p>
          </table:table-cell>
          <table:table-cell office:value-type="string">
            <text:p>9,577437</text:p>
          </table:table-cell>
          <table:table-cell office:value-type="string">
            <text:p>39,970501</text:p>
          </table:table-cell>
          <table:table-cell office:value-type="string">
            <text:p>18,029638</text:p>
          </table:table-cell>
        </table:table-row>
        <table:table-row table:style-name="ro1">
          <table:table-cell office:value-type="string">
            <text:p>AFR604 <text:s text:c="5"/></text:p>
          </table:table-cell>
          <table:table-cell office:value-type="string">
            <text:p>1309,211060</text:p>
          </table:table-cell>
          <table:table-cell office:value-type="string">
            <text:p>712,349304</text:p>
          </table:table-cell>
          <table:table-cell office:value-type="string">
            <text:p>871,841797</text:p>
          </table:table-cell>
          <table:table-cell office:value-type="string">
            <text:p>418,854797</text:p>
          </table:table-cell>
          <table:table-cell office:value-type="string">
            <text:p>3770,433105</text:p>
          </table:table-cell>
          <table:table-cell office:value-type="string">
            <text:p>168,210358</text:p>
          </table:table-cell>
          <table:table-cell office:value-type="string">
            <text:p>5303,655762</text:p>
          </table:table-cell>
          <table:table-cell office:value-type="string">
            <text:p>135,072556</text:p>
          </table:table-cell>
          <table:table-cell office:value-type="string">
            <text:p>73,312668</text:p>
          </table:table-cell>
          <table:table-cell office:value-type="string">
            <text:p>24,695440</text:p>
          </table:table-cell>
          <table:table-cell office:value-type="string">
            <text:p>470,790771</text:p>
          </table:table-cell>
          <table:table-cell office:value-type="string">
            <text:p>19,900127</text:p>
          </table:table-cell>
          <table:table-cell office:value-type="string">
            <text:p>419,805298</text:p>
          </table:table-cell>
          <table:table-cell office:value-type="string">
            <text:p>16,572226</text:p>
          </table:table-cell>
          <table:table-cell office:value-type="string">
            <text:p>1066,836914</text:p>
          </table:table-cell>
          <table:table-cell office:value-type="string">
            <text:p>18,994873</text:p>
          </table:table-cell>
          <table:table-cell office:value-type="string">
            <text:p>4692,222656</text:p>
          </table:table-cell>
          <table:table-cell office:value-type="string">
            <text:p>61,858852</text:p>
          </table:table-cell>
          <table:table-cell office:value-type="string">
            <text:p>258,301239</text:p>
          </table:table-cell>
          <table:table-cell office:value-type="string">
            <text:p>9,084478</text:p>
          </table:table-cell>
          <table:table-cell office:value-type="string">
            <text:p>5,513713</text:p>
          </table:table-cell>
          <table:table-cell office:value-type="string">
            <text:p>5,422271</text:p>
          </table:table-cell>
          <table:table-cell office:value-type="string">
            <text:p>37,371513</text:p>
          </table:table-cell>
          <table:table-cell office:value-type="string">
            <text:p>7,653682</text:p>
          </table:table-cell>
          <table:table-cell office:value-type="string">
            <text:p>34,456161</text:p>
          </table:table-cell>
          <table:table-cell office:value-type="string">
            <text:p>5,099988</text:p>
          </table:table-cell>
          <table:table-cell office:value-type="string">
            <text:p>1607,775513</text:p>
          </table:table-cell>
          <table:table-cell office:value-type="string">
            <text:p>29,741257</text:p>
          </table:table-cell>
          <table:table-cell office:value-type="string">
            <text:p>57,730701</text:p>
          </table:table-cell>
          <table:table-cell office:value-type="string">
            <text:p>8,5671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,705532</text:p>
          </table:table-cell>
          <table:table-cell office:value-type="string">
            <text:p>18,520216</text:p>
          </table:table-cell>
          <table:table-cell office:value-type="string">
            <text:p>50,387875</text:p>
          </table:table-cell>
          <table:table-cell office:value-type="string">
            <text:p>9,931037</text:p>
          </table:table-cell>
          <table:table-cell office:value-type="string">
            <text:p>11,249066</text:p>
          </table:table-cell>
          <table:table-cell office:value-type="string">
            <text:p>10,743728</text:p>
          </table:table-cell>
          <table:table-cell office:value-type="string">
            <text:p>47,097477</text:p>
          </table:table-cell>
          <table:table-cell office:value-type="string">
            <text:p>11,089808</text:p>
          </table:table-cell>
          <table:table-cell office:value-type="string">
            <text:p>20,492268</text:p>
          </table:table-cell>
          <table:table-cell office:value-type="string">
            <text:p>11,592782</text:p>
          </table:table-cell>
          <table:table-cell office:value-type="string">
            <text:p>56,612675</text:p>
          </table:table-cell>
          <table:table-cell office:value-type="string">
            <text:p>21,947542</text:p>
          </table:table-cell>
        </table:table-row>
        <table:table-row table:style-name="ro1">
          <table:table-cell office:value-type="string">
            <text:p>AFR605 <text:s text:c="5"/></text:p>
          </table:table-cell>
          <table:table-cell office:value-type="string">
            <text:p>1242,946045</text:p>
          </table:table-cell>
          <table:table-cell office:value-type="string">
            <text:p>704,271362</text:p>
          </table:table-cell>
          <table:table-cell office:value-type="string">
            <text:p>875,921509</text:p>
          </table:table-cell>
          <table:table-cell office:value-type="string">
            <text:p>413,028656</text:p>
          </table:table-cell>
          <table:table-cell office:value-type="string">
            <text:p>601,943298</text:p>
          </table:table-cell>
          <table:table-cell office:value-type="string">
            <text:p>130,050781</text:p>
          </table:table-cell>
          <table:table-cell office:value-type="string">
            <text:p>567,968018</text:p>
          </table:table-cell>
          <table:table-cell office:value-type="string">
            <text:p>57,519878</text:p>
          </table:table-cell>
          <table:table-cell office:value-type="string">
            <text:p>17,517185</text:p>
          </table:table-cell>
          <table:table-cell office:value-type="string">
            <text:p>22,061335</text:p>
          </table:table-cell>
          <table:table-cell office:value-type="string">
            <text:p>275,514954</text:p>
          </table:table-cell>
          <table:table-cell office:value-type="string">
            <text:p>17,107204</text:p>
          </table:table-cell>
          <table:table-cell office:value-type="string">
            <text:p>39,347992</text:p>
          </table:table-cell>
          <table:table-cell office:value-type="string">
            <text:p>11,639709</text:p>
          </table:table-cell>
          <table:table-cell office:value-type="string">
            <text:p>487,405579</text:p>
          </table:table-cell>
          <table:table-cell office:value-type="string">
            <text:p>12,359669</text:p>
          </table:table-cell>
          <table:table-cell office:value-type="string">
            <text:p>66,309166</text:p>
          </table:table-cell>
          <table:table-cell office:value-type="string">
            <text:p>10,094395</text:p>
          </table:table-cell>
          <table:table-cell office:value-type="string">
            <text:p>37,543560</text:p>
          </table:table-cell>
          <table:table-cell office:value-type="string">
            <text:p>5,2928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6,285526</text:p>
          </table:table-cell>
          <table:table-cell office:value-type="string">
            <text:p>7,634609</text:p>
          </table:table-cell>
          <table:table-cell office:value-type="string">
            <text:p>21,127718</text:p>
          </table:table-cell>
          <table:table-cell office:value-type="string">
            <text:p>5,095714</text:p>
          </table:table-cell>
          <table:table-cell office:value-type="string">
            <text:p>116,086105</text:p>
          </table:table-cell>
          <table:table-cell office:value-type="string">
            <text:p>9,842563</text:p>
          </table:table-cell>
          <table:table-cell office:value-type="string">
            <text:p>62,770973</text:p>
          </table:table-cell>
          <table:table-cell office:value-type="string">
            <text:p>8,5391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7,679741</text:p>
          </table:table-cell>
          <table:table-cell office:value-type="string">
            <text:p>18,516491</text:p>
          </table:table-cell>
          <table:table-cell office:value-type="string">
            <text:p>35,845825</text:p>
          </table:table-cell>
          <table:table-cell office:value-type="string">
            <text:p>9,809578</text:p>
          </table:table-cell>
          <table:table-cell office:value-type="string">
            <text:p>14,894151</text:p>
          </table:table-cell>
          <table:table-cell office:value-type="string">
            <text:p>10,600128</text:p>
          </table:table-cell>
          <table:table-cell office:value-type="string">
            <text:p>15,826586</text:p>
          </table:table-cell>
          <table:table-cell office:value-type="string">
            <text:p>10,860229</text:p>
          </table:table-cell>
          <table:table-cell office:value-type="string">
            <text:p>5,248701</text:p>
          </table:table-cell>
          <table:table-cell office:value-type="string">
            <text:p>11,363317</text:p>
          </table:table-cell>
          <table:table-cell office:value-type="string">
            <text:p>63,347626</text:p>
          </table:table-cell>
          <table:table-cell office:value-type="string">
            <text:p>21,712704</text:p>
          </table:table-cell>
        </table:table-row>
        <table:table-row table:style-name="ro1">
          <table:table-cell office:value-type="string">
            <text:p>AFR606 <text:s text:c="5"/></text:p>
          </table:table-cell>
          <table:table-cell office:value-type="string">
            <text:p>1148,578369</text:p>
          </table:table-cell>
          <table:table-cell office:value-type="string">
            <text:p>634,770813</text:p>
          </table:table-cell>
          <table:table-cell office:value-type="string">
            <text:p>341,492523</text:p>
          </table:table-cell>
          <table:table-cell office:value-type="string">
            <text:p>394,361481</text:p>
          </table:table-cell>
          <table:table-cell office:value-type="string">
            <text:p>435,899536</text:p>
          </table:table-cell>
          <table:table-cell office:value-type="string">
            <text:p>122,971779</text:p>
          </table:table-cell>
          <table:table-cell office:value-type="string">
            <text:p>330,020111</text:p>
          </table:table-cell>
          <table:table-cell office:value-type="string">
            <text:p>53,107430</text:p>
          </table:table-cell>
          <table:table-cell office:value-type="string">
            <text:p>36,656334</text:p>
          </table:table-cell>
          <table:table-cell office:value-type="string">
            <text:p>20,773472</text:p>
          </table:table-cell>
          <table:table-cell office:value-type="string">
            <text:p>618,168762</text:p>
          </table:table-cell>
          <table:table-cell office:value-type="string">
            <text:p>20,987906</text:p>
          </table:table-cell>
          <table:table-cell office:value-type="string">
            <text:p>699,162109</text:p>
          </table:table-cell>
          <table:table-cell office:value-type="string">
            <text:p>19,665075</text:p>
          </table:table-cell>
          <table:table-cell office:value-type="string">
            <text:p>997,849731</text:p>
          </table:table-cell>
          <table:table-cell office:value-type="string">
            <text:p>17,784933</text:p>
          </table:table-cell>
          <table:table-cell office:value-type="string">
            <text:p>148,473526</text:p>
          </table:table-cell>
          <table:table-cell office:value-type="string">
            <text:p>10,347552</text:p>
          </table:table-cell>
          <table:table-cell office:value-type="string">
            <text:p>27,487942</text:p>
          </table:table-cell>
          <table:table-cell office:value-type="string">
            <text:p>4,7516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9,103931</text:p>
          </table:table-cell>
          <table:table-cell office:value-type="string">
            <text:p>7,348505</text:p>
          </table:table-cell>
          <table:table-cell office:value-type="string">
            <text:p>18,497993</text:p>
          </table:table-cell>
          <table:table-cell office:value-type="string">
            <text:p>4,531588</text:p>
          </table:table-cell>
          <table:table-cell office:value-type="string">
            <text:p>104,452454</text:p>
          </table:table-cell>
          <table:table-cell office:value-type="string">
            <text:p>9,225105</text:p>
          </table:table-cell>
          <table:table-cell office:value-type="string">
            <text:p>50,067993</text:p>
          </table:table-cell>
          <table:table-cell office:value-type="string">
            <text:p>7,5741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4,593639</text:p>
          </table:table-cell>
          <table:table-cell office:value-type="string">
            <text:p>18,110722</text:p>
          </table:table-cell>
          <table:table-cell office:value-type="string">
            <text:p>31,359678</text:p>
          </table:table-cell>
          <table:table-cell office:value-type="string">
            <text:p>8,767338</text:p>
          </table:table-cell>
          <table:table-cell office:value-type="string">
            <text:p>9,945527</text:p>
          </table:table-cell>
          <table:table-cell office:value-type="string">
            <text:p>9,488283</text:p>
          </table:table-cell>
          <table:table-cell office:value-type="string">
            <text:p>22,988054</text:p>
          </table:table-cell>
          <table:table-cell office:value-type="string">
            <text:p>9,717918</text:p>
          </table:table-cell>
          <table:table-cell office:value-type="string">
            <text:p>13,680123</text:p>
          </table:table-cell>
          <table:table-cell office:value-type="string">
            <text:p>10,137798</text:p>
          </table:table-cell>
          <table:table-cell office:value-type="string">
            <text:p>43,923626</text:p>
          </table:table-cell>
          <table:table-cell office:value-type="string">
            <text:p>19,301226</text:p>
          </table:table-cell>
        </table:table-row>
        <table:table-row table:style-name="ro1">
          <table:table-cell office:value-type="string">
            <text:p>AFR607 <text:s text:c="5"/></text:p>
          </table:table-cell>
          <table:table-cell office:value-type="string">
            <text:p>1149,033569</text:p>
          </table:table-cell>
          <table:table-cell office:value-type="string">
            <text:p>675,676941</text:p>
          </table:table-cell>
          <table:table-cell office:value-type="string">
            <text:p>685,086792</text:p>
          </table:table-cell>
          <table:table-cell office:value-type="string">
            <text:p>403,927277</text:p>
          </table:table-cell>
          <table:table-cell office:value-type="string">
            <text:p>546,877686</text:p>
          </table:table-cell>
          <table:table-cell office:value-type="string">
            <text:p>128,019760</text:p>
          </table:table-cell>
          <table:table-cell office:value-type="string">
            <text:p>388,032928</text:p>
          </table:table-cell>
          <table:table-cell office:value-type="string">
            <text:p>55,538105</text:p>
          </table:table-cell>
          <table:table-cell office:value-type="string">
            <text:p>12,015045</text:p>
          </table:table-cell>
          <table:table-cell office:value-type="string">
            <text:p>22,082952</text:p>
          </table:table-cell>
          <table:table-cell office:value-type="string">
            <text:p>614,101135</text:p>
          </table:table-cell>
          <table:table-cell office:value-type="string">
            <text:p>21,314684</text:p>
          </table:table-cell>
          <table:table-cell office:value-type="string">
            <text:p>42,052387</text:p>
          </table:table-cell>
          <table:table-cell office:value-type="string">
            <text:p>11,514350</text:p>
          </table:table-cell>
          <table:table-cell office:value-type="string">
            <text:p>752,059631</text:p>
          </table:table-cell>
          <table:table-cell office:value-type="string">
            <text:p>15,134539</text:p>
          </table:table-cell>
          <table:table-cell office:value-type="string">
            <text:p>142,026245</text:p>
          </table:table-cell>
          <table:table-cell office:value-type="string">
            <text:p>10,546036</text:p>
          </table:table-cell>
          <table:table-cell office:value-type="string">
            <text:p>24,834930</text:p>
          </table:table-cell>
          <table:table-cell office:value-type="string">
            <text:p>5,131953</text:p>
          </table:table-cell>
          <table:table-cell office:value-type="string">
            <text:p>4,131893</text:p>
          </table:table-cell>
          <table:table-cell office:value-type="string">
            <text:p>5,180851</text:p>
          </table:table-cell>
          <table:table-cell office:value-type="string">
            <text:p>45,837326</text:p>
          </table:table-cell>
          <table:table-cell office:value-type="string">
            <text:p>7,560778</text:p>
          </table:table-cell>
          <table:table-cell office:value-type="string">
            <text:p>18,382303</text:p>
          </table:table-cell>
          <table:table-cell office:value-type="string">
            <text:p>4,872667</text:p>
          </table:table-cell>
          <table:table-cell office:value-type="string">
            <text:p>206,076309</text:p>
          </table:table-cell>
          <table:table-cell office:value-type="string">
            <text:p>10,383630</text:p>
          </table:table-cell>
          <table:table-cell office:value-type="string">
            <text:p>56,022232</text:p>
          </table:table-cell>
          <table:table-cell office:value-type="string">
            <text:p>8,1473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,182150</text:p>
          </table:table-cell>
          <table:table-cell office:value-type="string">
            <text:p>18,286257</text:p>
          </table:table-cell>
          <table:table-cell office:value-type="string">
            <text:p>41,046612</text:p>
          </table:table-cell>
          <table:table-cell office:value-type="string">
            <text:p>9,326040</text:p>
          </table:table-cell>
          <table:table-cell office:value-type="string">
            <text:p>19,452684</text:p>
          </table:table-cell>
          <table:table-cell office:value-type="string">
            <text:p>9,985199</text:p>
          </table:table-cell>
          <table:table-cell office:value-type="string">
            <text:p>24,950979</text:p>
          </table:table-cell>
          <table:table-cell office:value-type="string">
            <text:p>10,494140</text:p>
          </table:table-cell>
          <table:table-cell office:value-type="string">
            <text:p>15,203583</text:p>
          </table:table-cell>
          <table:table-cell office:value-type="string">
            <text:p>10,959338</text:p>
          </table:table-cell>
          <table:table-cell office:value-type="string">
            <text:p>69,325203</text:p>
          </table:table-cell>
          <table:table-cell office:value-type="string">
            <text:p>20,817987</text:p>
          </table:table-cell>
        </table:table-row>
        <table:table-row table:style-name="ro1">
          <table:table-cell office:value-type="string">
            <text:p>AFR608 <text:s text:c="5"/></text:p>
          </table:table-cell>
          <table:table-cell office:value-type="string">
            <text:p>728,235352</text:p>
          </table:table-cell>
          <table:table-cell office:value-type="string">
            <text:p>556,360657</text:p>
          </table:table-cell>
          <table:table-cell office:value-type="string">
            <text:p>578,109924</text:p>
          </table:table-cell>
          <table:table-cell office:value-type="string">
            <text:p>370,892548</text:p>
          </table:table-cell>
          <table:table-cell office:value-type="string">
            <text:p>500,840759</text:p>
          </table:table-cell>
          <table:table-cell office:value-type="string">
            <text:p>116,802513</text:p>
          </table:table-cell>
          <table:table-cell office:value-type="string">
            <text:p>399,833679</text:p>
          </table:table-cell>
          <table:table-cell office:value-type="string">
            <text:p>50,740429</text:p>
          </table:table-cell>
          <table:table-cell office:value-type="string">
            <text:p>24,653818</text:p>
          </table:table-cell>
          <table:table-cell office:value-type="string">
            <text:p>18,172361</text:p>
          </table:table-cell>
          <table:table-cell office:value-type="string">
            <text:p>557,784729</text:p>
          </table:table-cell>
          <table:table-cell office:value-type="string">
            <text:p>18,850716</text:p>
          </table:table-cell>
          <table:table-cell office:value-type="string">
            <text:p>15,823216</text:p>
          </table:table-cell>
          <table:table-cell office:value-type="string">
            <text:p>9,385384</text:p>
          </table:table-cell>
          <table:table-cell office:value-type="string">
            <text:p>455,818329</text:p>
          </table:table-cell>
          <table:table-cell office:value-type="string">
            <text:p>11,400151</text:p>
          </table:table-cell>
          <table:table-cell office:value-type="string">
            <text:p>109,475227</text:p>
          </table:table-cell>
          <table:table-cell office:value-type="string">
            <text:p>9,866629</text:p>
          </table:table-cell>
          <table:table-cell office:value-type="string">
            <text:p>19,722988</text:p>
          </table:table-cell>
          <table:table-cell office:value-type="string">
            <text:p>4,147108</text:p>
          </table:table-cell>
          <table:table-cell office:value-type="string">
            <text:p>0,184817</text:p>
          </table:table-cell>
          <table:table-cell office:value-type="string">
            <text:p>4,158389</text:p>
          </table:table-cell>
          <table:table-cell office:value-type="string">
            <text:p>33,518841</text:p>
          </table:table-cell>
          <table:table-cell office:value-type="string">
            <text:p>7,018304</text:p>
          </table:table-cell>
          <table:table-cell office:value-type="string">
            <text:p>9,192805</text:p>
          </table:table-cell>
          <table:table-cell office:value-type="string">
            <text:p>3,869925</text:p>
          </table:table-cell>
          <table:table-cell office:value-type="string">
            <text:p>133,826920</text:p>
          </table:table-cell>
          <table:table-cell office:value-type="string">
            <text:p>9,023919</text:p>
          </table:table-cell>
          <table:table-cell office:value-type="string">
            <text:p>32,101543</text:p>
          </table:table-cell>
          <table:table-cell office:value-type="string">
            <text:p>6,64066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,672835</text:p>
          </table:table-cell>
          <table:table-cell office:value-type="string">
            <text:p>17,666903</text:p>
          </table:table-cell>
          <table:table-cell office:value-type="string">
            <text:p>33,093456</text:p>
          </table:table-cell>
          <table:table-cell office:value-type="string">
            <text:p>7,535507</text:p>
          </table:table-cell>
          <table:table-cell office:value-type="string">
            <text:p>16,777042</text:p>
          </table:table-cell>
          <table:table-cell office:value-type="string">
            <text:p>8,163857</text:p>
          </table:table-cell>
          <table:table-cell office:value-type="string">
            <text:p>11,086257</text:p>
          </table:table-cell>
          <table:table-cell office:value-type="string">
            <text:p>8,361423</text:p>
          </table:table-cell>
          <table:table-cell office:value-type="string">
            <text:p>14,629357</text:p>
          </table:table-cell>
          <table:table-cell office:value-type="string">
            <text:p>8,742957</text:p>
          </table:table-cell>
          <table:table-cell office:value-type="string">
            <text:p>41,385815</text:p>
          </table:table-cell>
          <table:table-cell office:value-type="string">
            <text:p>16,617743</text:p>
          </table:table-cell>
        </table:table-row>
        <table:table-row table:style-name="ro1">
          <table:table-cell office:value-type="string">
            <text:p>AFR609 <text:s text:c="5"/></text:p>
          </table:table-cell>
          <table:table-cell office:value-type="string">
            <text:p>31663,500000</text:p>
          </table:table-cell>
          <table:table-cell office:value-type="string">
            <text:p>2375,677734</text:p>
          </table:table-cell>
          <table:table-cell office:value-type="string">
            <text:p>4483,530273</text:p>
          </table:table-cell>
          <table:table-cell office:value-type="string">
            <text:p>595,910217</text:p>
          </table:table-cell>
          <table:table-cell office:value-type="string">
            <text:p>5872,391602</text:p>
          </table:table-cell>
          <table:table-cell office:value-type="string">
            <text:p>246,853531</text:p>
          </table:table-cell>
          <table:table-cell office:value-type="string">
            <text:p>15111,558594</text:p>
          </table:table-cell>
          <table:table-cell office:value-type="string">
            <text:p>346,268219</text:p>
          </table:table-cell>
          <table:table-cell office:value-type="string">
            <text:p>324,204681</text:p>
          </table:table-cell>
          <table:table-cell office:value-type="string">
            <text:p>47,646748</text:p>
          </table:table-cell>
          <table:table-cell office:value-type="string">
            <text:p>17730,291016</text:p>
          </table:table-cell>
          <table:table-cell office:value-type="string">
            <text:p>346,458374</text:p>
          </table:table-cell>
          <table:table-cell office:value-type="string">
            <text:p>52554,960938</text:p>
          </table:table-cell>
          <table:table-cell office:value-type="string">
            <text:p>895,510620</text:p>
          </table:table-cell>
          <table:table-cell office:value-type="string">
            <text:p>26466,021484</text:p>
          </table:table-cell>
          <table:table-cell office:value-type="string">
            <text:p>361,691956</text:p>
          </table:table-cell>
          <table:table-cell office:value-type="string">
            <text:p>10740,500977</text:p>
          </table:table-cell>
          <table:table-cell office:value-type="string">
            <text:p>142,629333</text:p>
          </table:table-cell>
          <table:table-cell office:value-type="string">
            <text:p>534,376282</text:p>
          </table:table-cell>
          <table:table-cell office:value-type="string">
            <text:p>16,399126</text:p>
          </table:table-cell>
          <table:table-cell office:value-type="string">
            <text:p>22,238249</text:p>
          </table:table-cell>
          <table:table-cell office:value-type="string">
            <text:p>6,125297</text:p>
          </table:table-cell>
          <table:table-cell office:value-type="string">
            <text:p>37,836727</text:p>
          </table:table-cell>
          <table:table-cell office:value-type="string">
            <text:p>8,568422</text:p>
          </table:table-cell>
          <table:table-cell office:value-type="string">
            <text:p>113,249443</text:p>
          </table:table-cell>
          <table:table-cell office:value-type="string">
            <text:p>6,472329</text:p>
          </table:table-cell>
          <table:table-cell office:value-type="string">
            <text:p>5875,414063</text:p>
          </table:table-cell>
          <table:table-cell office:value-type="string">
            <text:p>109,550133</text:p>
          </table:table-cell>
          <table:table-cell office:value-type="string">
            <text:p>70,344025</text:p>
          </table:table-cell>
          <table:table-cell office:value-type="string">
            <text:p>9,862513</text:p>
          </table:table-cell>
          <table:table-cell office:value-type="string">
            <text:p>93,507195</text:p>
          </table:table-cell>
          <table:table-cell office:value-type="string">
            <text:p>16,844975</text:p>
          </table:table-cell>
          <table:table-cell office:value-type="string">
            <text:p>489,796326</text:p>
          </table:table-cell>
          <table:table-cell office:value-type="string">
            <text:p>22,574501</text:p>
          </table:table-cell>
          <table:table-cell office:value-type="string">
            <text:p>356,233978</text:p>
          </table:table-cell>
          <table:table-cell office:value-type="string">
            <text:p>12,7625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6,934250</text:p>
          </table:table-cell>
          <table:table-cell office:value-type="string">
            <text:p>12,461638</text:p>
          </table:table-cell>
          <table:table-cell office:value-type="string">
            <text:p>33,755291</text:p>
          </table:table-cell>
          <table:table-cell office:value-type="string">
            <text:p>12,950781</text:p>
          </table:table-cell>
          <table:table-cell office:value-type="string">
            <text:p>231,186752</text:p>
          </table:table-cell>
          <table:table-cell office:value-type="string">
            <text:p>24,959841</text:p>
          </table:table-cell>
        </table:table-row>
        <table:table-row table:style-name="ro1">
          <table:table-cell office:value-type="string">
            <text:p>AFR610 <text:s text:c="5"/></text:p>
          </table:table-cell>
          <table:table-cell office:value-type="string">
            <text:p>17056,378906</text:p>
          </table:table-cell>
          <table:table-cell office:value-type="string">
            <text:p>1523,066406</text:p>
          </table:table-cell>
          <table:table-cell office:value-type="string">
            <text:p>2865,602051</text:p>
          </table:table-cell>
          <table:table-cell office:value-type="string">
            <text:p>535,170654</text:p>
          </table:table-cell>
          <table:table-cell office:value-type="string">
            <text:p>5549,945313</text:p>
          </table:table-cell>
          <table:table-cell office:value-type="string">
            <text:p>224,212296</text:p>
          </table:table-cell>
          <table:table-cell office:value-type="string">
            <text:p>13199,828125</text:p>
          </table:table-cell>
          <table:table-cell office:value-type="string">
            <text:p>304,498810</text:p>
          </table:table-cell>
          <table:table-cell office:value-type="string">
            <text:p>254,878235</text:p>
          </table:table-cell>
          <table:table-cell office:value-type="string">
            <text:p>39,537247</text:p>
          </table:table-cell>
          <table:table-cell office:value-type="string">
            <text:p>14152,137695</text:p>
          </table:table-cell>
          <table:table-cell office:value-type="string">
            <text:p>278,223969</text:p>
          </table:table-cell>
          <table:table-cell office:value-type="string">
            <text:p>20891,333984</text:p>
          </table:table-cell>
          <table:table-cell office:value-type="string">
            <text:p>361,807343</text:p>
          </table:table-cell>
          <table:table-cell office:value-type="string">
            <text:p>11766,393555</text:p>
          </table:table-cell>
          <table:table-cell office:value-type="string">
            <text:p>163,362381</text:p>
          </table:table-cell>
          <table:table-cell office:value-type="string">
            <text:p>6489,582520</text:p>
          </table:table-cell>
          <table:table-cell office:value-type="string">
            <text:p>87,680794</text:p>
          </table:table-cell>
          <table:table-cell office:value-type="string">
            <text:p>435,446503</text:p>
          </table:table-cell>
          <table:table-cell office:value-type="string">
            <text:p>14,060589</text:p>
          </table:table-cell>
          <table:table-cell office:value-type="string">
            <text:p>22,645807</text:p>
          </table:table-cell>
          <table:table-cell office:value-type="string">
            <text:p>5,876539</text:p>
          </table:table-cell>
          <table:table-cell office:value-type="string">
            <text:p>56,223492</text:p>
          </table:table-cell>
          <table:table-cell office:value-type="string">
            <text:p>8,511212</text:p>
          </table:table-cell>
          <table:table-cell office:value-type="string">
            <text:p>102,579758</text:p>
          </table:table-cell>
          <table:table-cell office:value-type="string">
            <text:p>6,179541</text:p>
          </table:table-cell>
          <table:table-cell office:value-type="string">
            <text:p>5600,777832</text:p>
          </table:table-cell>
          <table:table-cell office:value-type="string">
            <text:p>104,549065</text:p>
          </table:table-cell>
          <table:table-cell office:value-type="string">
            <text:p>72,672523</text:p>
          </table:table-cell>
          <table:table-cell office:value-type="string">
            <text:p>9,555833</text:p>
          </table:table-cell>
          <table:table-cell office:value-type="string">
            <text:p>163,338623</text:p>
          </table:table-cell>
          <table:table-cell office:value-type="string">
            <text:p>17,041151</text:p>
          </table:table-cell>
          <table:table-cell office:value-type="string">
            <text:p>397,416992</text:p>
          </table:table-cell>
          <table:table-cell office:value-type="string">
            <text:p>21,879459</text:p>
          </table:table-cell>
          <table:table-cell office:value-type="string">
            <text:p>244,812927</text:p>
          </table:table-cell>
          <table:table-cell office:value-type="string">
            <text:p>11,5213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2,252125</text:p>
          </table:table-cell>
          <table:table-cell office:value-type="string">
            <text:p>11,758014</text:p>
          </table:table-cell>
          <table:table-cell office:value-type="string">
            <text:p>34,201492</text:p>
          </table:table-cell>
          <table:table-cell office:value-type="string">
            <text:p>12,437050</text:p>
          </table:table-cell>
          <table:table-cell office:value-type="string">
            <text:p>166,075119</text:p>
          </table:table-cell>
          <table:table-cell office:value-type="string">
            <text:p>23,894060</text:p>
          </table:table-cell>
        </table:table-row>
        <table:table-row table:style-name="ro1">
          <table:table-cell office:value-type="string">
            <text:p>AFR611 <text:s text:c="5"/></text:p>
          </table:table-cell>
          <table:table-cell office:value-type="string">
            <text:p>17964,404297</text:p>
          </table:table-cell>
          <table:table-cell office:value-type="string">
            <text:p>1614,176636</text:p>
          </table:table-cell>
          <table:table-cell office:value-type="string">
            <text:p>2696,353027</text:p>
          </table:table-cell>
          <table:table-cell office:value-type="string">
            <text:p>543,421021</text:p>
          </table:table-cell>
          <table:table-cell office:value-type="string">
            <text:p>14042,629883</text:p>
          </table:table-cell>
          <table:table-cell office:value-type="string">
            <text:p>378,649109</text:p>
          </table:table-cell>
          <table:table-cell office:value-type="string">
            <text:p>33642,472656</text:p>
          </table:table-cell>
          <table:table-cell office:value-type="string">
            <text:p>734,981689</text:p>
          </table:table-cell>
          <table:table-cell office:value-type="string">
            <text:p>424,912262</text:p>
          </table:table-cell>
          <table:table-cell office:value-type="string">
            <text:p>44,368919</text:p>
          </table:table-cell>
          <table:table-cell office:value-type="string">
            <text:p>16386,466797</text:p>
          </table:table-cell>
          <table:table-cell office:value-type="string">
            <text:p>320,380280</text:p>
          </table:table-cell>
          <table:table-cell office:value-type="string">
            <text:p>31731,220703</text:p>
          </table:table-cell>
          <table:table-cell office:value-type="string">
            <text:p>544,060242</text:p>
          </table:table-cell>
          <table:table-cell office:value-type="string">
            <text:p>14675,964844</text:p>
          </table:table-cell>
          <table:table-cell office:value-type="string">
            <text:p>202,564972</text:p>
          </table:table-cell>
          <table:table-cell office:value-type="string">
            <text:p>15400,284180</text:p>
          </table:table-cell>
          <table:table-cell office:value-type="string">
            <text:p>202,698868</text:p>
          </table:table-cell>
          <table:table-cell office:value-type="string">
            <text:p>1210,175171</text:p>
          </table:table-cell>
          <table:table-cell office:value-type="string">
            <text:p>32,274872</text:p>
          </table:table-cell>
          <table:table-cell office:value-type="string">
            <text:p>37,213070</text:p>
          </table:table-cell>
          <table:table-cell office:value-type="string">
            <text:p>6,054640</text:p>
          </table:table-cell>
          <table:table-cell office:value-type="string">
            <text:p>80,191772</text:p>
          </table:table-cell>
          <table:table-cell office:value-type="string">
            <text:p>8,500198</text:p>
          </table:table-cell>
          <table:table-cell office:value-type="string">
            <text:p>199,365967</text:p>
          </table:table-cell>
          <table:table-cell office:value-type="string">
            <text:p>7,065658</text:p>
          </table:table-cell>
          <table:table-cell office:value-type="string">
            <text:p>15282,922852</text:p>
          </table:table-cell>
          <table:table-cell office:value-type="string">
            <text:p>280,999664</text:p>
          </table:table-cell>
          <table:table-cell office:value-type="string">
            <text:p>39,799370</text:p>
          </table:table-cell>
          <table:table-cell office:value-type="string">
            <text:p>8,776086</text:p>
          </table:table-cell>
          <table:table-cell office:value-type="string">
            <text:p>193,868744</text:p>
          </table:table-cell>
          <table:table-cell office:value-type="string">
            <text:p>16,869646</text:p>
          </table:table-cell>
          <table:table-cell office:value-type="string">
            <text:p>674,385864</text:p>
          </table:table-cell>
          <table:table-cell office:value-type="string">
            <text:p>23,480387</text:p>
          </table:table-cell>
          <table:table-cell office:value-type="string">
            <text:p>272,023315</text:p>
          </table:table-cell>
          <table:table-cell office:value-type="string">
            <text:p>10,9145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5,377159</text:p>
          </table:table-cell>
          <table:table-cell office:value-type="string">
            <text:p>10,990893</text:p>
          </table:table-cell>
          <table:table-cell office:value-type="string">
            <text:p>50,940868</text:p>
          </table:table-cell>
          <table:table-cell office:value-type="string">
            <text:p>11,453576</text:p>
          </table:table-cell>
          <table:table-cell office:value-type="string">
            <text:p>251,543747</text:p>
          </table:table-cell>
          <table:table-cell office:value-type="string">
            <text:p>22,231014</text:p>
          </table:table-cell>
        </table:table-row>
        <table:table-row table:style-name="ro1">
          <table:table-cell office:value-type="string">
            <text:p>AFR612 <text:s text:c="5"/></text:p>
          </table:table-cell>
          <table:table-cell office:value-type="string">
            <text:p>13755,982422</text:p>
          </table:table-cell>
          <table:table-cell office:value-type="string">
            <text:p>1289,371948</text:p>
          </table:table-cell>
          <table:table-cell office:value-type="string">
            <text:p>2206,954346</text:p>
          </table:table-cell>
          <table:table-cell office:value-type="string">
            <text:p>506,441986</text:p>
          </table:table-cell>
          <table:table-cell office:value-type="string">
            <text:p>7602,256836</text:p>
          </table:table-cell>
          <table:table-cell office:value-type="string">
            <text:p>252,450134</text:p>
          </table:table-cell>
          <table:table-cell office:value-type="string">
            <text:p>18090,000000</text:p>
          </table:table-cell>
          <table:table-cell office:value-type="string">
            <text:p>405,743011</text:p>
          </table:table-cell>
          <table:table-cell office:value-type="string">
            <text:p>218,813065</text:p>
          </table:table-cell>
          <table:table-cell office:value-type="string">
            <text:p>36,414955</text:p>
          </table:table-cell>
          <table:table-cell office:value-type="string">
            <text:p>13147,899414</text:p>
          </table:table-cell>
          <table:table-cell office:value-type="string">
            <text:p>258,937744</text:p>
          </table:table-cell>
          <table:table-cell office:value-type="string">
            <text:p>16778,181641</text:p>
          </table:table-cell>
          <table:table-cell office:value-type="string">
            <text:p>292,254089</text:p>
          </table:table-cell>
          <table:table-cell office:value-type="string">
            <text:p>10651,993164</text:p>
          </table:table-cell>
          <table:table-cell office:value-type="string">
            <text:p>148,234879</text:p>
          </table:table-cell>
          <table:table-cell office:value-type="string">
            <text:p>5416,420898</text:p>
          </table:table-cell>
          <table:table-cell office:value-type="string">
            <text:p>73,840317</text:p>
          </table:table-cell>
          <table:table-cell office:value-type="string">
            <text:p>577,981262</text:p>
          </table:table-cell>
          <table:table-cell office:value-type="string">
            <text:p>16,977823</text:p>
          </table:table-cell>
          <table:table-cell office:value-type="string">
            <text:p>28,221777</text:p>
          </table:table-cell>
          <table:table-cell office:value-type="string">
            <text:p>5,591894</text:p>
          </table:table-cell>
          <table:table-cell office:value-type="string">
            <text:p>51,072674</text:p>
          </table:table-cell>
          <table:table-cell office:value-type="string">
            <text:p>8,271281</text:p>
          </table:table-cell>
          <table:table-cell office:value-type="string">
            <text:p>86,236259</text:p>
          </table:table-cell>
          <table:table-cell office:value-type="string">
            <text:p>5,660220</text:p>
          </table:table-cell>
          <table:table-cell office:value-type="string">
            <text:p>8197,502930</text:p>
          </table:table-cell>
          <table:table-cell office:value-type="string">
            <text:p>151,747955</text:p>
          </table:table-cell>
          <table:table-cell office:value-type="string">
            <text:p>60,866051</text:p>
          </table:table-cell>
          <table:table-cell office:value-type="string">
            <text:p>8,673458</text:p>
          </table:table-cell>
          <table:table-cell office:value-type="string">
            <text:p>54,553162</text:p>
          </table:table-cell>
          <table:table-cell office:value-type="string">
            <text:p>15,991962</text:p>
          </table:table-cell>
          <table:table-cell office:value-type="string">
            <text:p>237,183304</text:p>
          </table:table-cell>
          <table:table-cell office:value-type="string">
            <text:p>20,731392</text:p>
          </table:table-cell>
          <table:table-cell office:value-type="string">
            <text:p>157,875122</text:p>
          </table:table-cell>
          <table:table-cell office:value-type="string">
            <text:p>10,0547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1,474915</text:p>
          </table:table-cell>
          <table:table-cell office:value-type="string">
            <text:p>10,615959</text:p>
          </table:table-cell>
          <table:table-cell office:value-type="string">
            <text:p>31,174520</text:p>
          </table:table-cell>
          <table:table-cell office:value-type="string">
            <text:p>11,220221</text:p>
          </table:table-cell>
          <table:table-cell office:value-type="string">
            <text:p>92,545769</text:p>
          </table:table-cell>
          <table:table-cell office:value-type="string">
            <text:p>21,210348</text:p>
          </table:table-cell>
        </table:table-row>
        <table:table-row table:style-name="ro1">
          <table:table-cell office:value-type="string">
            <text:p>AFR613 <text:s text:c="5"/></text:p>
          </table:table-cell>
          <table:table-cell office:value-type="string">
            <text:p>23395,017578</text:p>
          </table:table-cell>
          <table:table-cell office:value-type="string">
            <text:p>1887,602539</text:p>
          </table:table-cell>
          <table:table-cell office:value-type="string">
            <text:p>3884,891602</text:p>
          </table:table-cell>
          <table:table-cell office:value-type="string">
            <text:p>561,892578</text:p>
          </table:table-cell>
          <table:table-cell office:value-type="string">
            <text:p>6882,152344</text:p>
          </table:table-cell>
          <table:table-cell office:value-type="string">
            <text:p>253,894608</text:p>
          </table:table-cell>
          <table:table-cell office:value-type="string">
            <text:p>17274,582031</text:p>
          </table:table-cell>
          <table:table-cell office:value-type="string">
            <text:p>389,660431</text:p>
          </table:table-cell>
          <table:table-cell office:value-type="string">
            <text:p>375,394897</text:p>
          </table:table-cell>
          <table:table-cell office:value-type="string">
            <text:p>41,874790</text:p>
          </table:table-cell>
          <table:table-cell office:value-type="string">
            <text:p>17385,886719</text:p>
          </table:table-cell>
          <table:table-cell office:value-type="string">
            <text:p>339,033936</text:p>
          </table:table-cell>
          <table:table-cell office:value-type="string">
            <text:p>29392,830078</text:p>
          </table:table-cell>
          <table:table-cell office:value-type="string">
            <text:p>505,133301</text:p>
          </table:table-cell>
          <table:table-cell office:value-type="string">
            <text:p>11600,283203</text:p>
          </table:table-cell>
          <table:table-cell office:value-type="string">
            <text:p>161,150711</text:p>
          </table:table-cell>
          <table:table-cell office:value-type="string">
            <text:p>7324,278320</text:p>
          </table:table-cell>
          <table:table-cell office:value-type="string">
            <text:p>98,385513</text:p>
          </table:table-cell>
          <table:table-cell office:value-type="string">
            <text:p>585,848938</text:p>
          </table:table-cell>
          <table:table-cell office:value-type="string">
            <text:p>17,455111</text:p>
          </table:table-cell>
          <table:table-cell office:value-type="string">
            <text:p>31,421526</text:p>
          </table:table-cell>
          <table:table-cell office:value-type="string">
            <text:p>6,011590</text:p>
          </table:table-cell>
          <table:table-cell office:value-type="string">
            <text:p>46,624306</text:p>
          </table:table-cell>
          <table:table-cell office:value-type="string">
            <text:p>8,499882</text:p>
          </table:table-cell>
          <table:table-cell office:value-type="string">
            <text:p>150,177048</text:p>
          </table:table-cell>
          <table:table-cell office:value-type="string">
            <text:p>6,704917</text:p>
          </table:table-cell>
          <table:table-cell office:value-type="string">
            <text:p>8557,429688</text:p>
          </table:table-cell>
          <table:table-cell office:value-type="string">
            <text:p>158,349747</text:p>
          </table:table-cell>
          <table:table-cell office:value-type="string">
            <text:p>69,816338</text:p>
          </table:table-cell>
          <table:table-cell office:value-type="string">
            <text:p>9,499038</text:p>
          </table:table-cell>
          <table:table-cell office:value-type="string">
            <text:p>233,022537</text:p>
          </table:table-cell>
          <table:table-cell office:value-type="string">
            <text:p>17,472418</text:p>
          </table:table-cell>
          <table:table-cell office:value-type="string">
            <text:p>710,479065</text:p>
          </table:table-cell>
          <table:table-cell office:value-type="string">
            <text:p>24,020124</text:p>
          </table:table-cell>
          <table:table-cell office:value-type="string">
            <text:p>489,592041</text:p>
          </table:table-cell>
          <table:table-cell office:value-type="string">
            <text:p>13,5770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2,212799</text:p>
          </table:table-cell>
          <table:table-cell office:value-type="string">
            <text:p>11,710192</text:p>
          </table:table-cell>
          <table:table-cell office:value-type="string">
            <text:p>32,904808</text:p>
          </table:table-cell>
          <table:table-cell office:value-type="string">
            <text:p>12,334876</text:p>
          </table:table-cell>
          <table:table-cell office:value-type="string">
            <text:p>312,107147</text:p>
          </table:table-cell>
          <table:table-cell office:value-type="string">
            <text:p>24,231619</text:p>
          </table:table-cell>
        </table:table-row>
        <table:table-row table:style-name="ro1">
          <table:table-cell office:value-type="string">
            <text:p>AFR614 <text:s text:c="5"/></text:p>
          </table:table-cell>
          <table:table-cell office:value-type="string">
            <text:p>9052,995117</text:p>
          </table:table-cell>
          <table:table-cell office:value-type="string">
            <text:p>1152,889160</text:p>
          </table:table-cell>
          <table:table-cell office:value-type="string">
            <text:p>1120,302368</text:p>
          </table:table-cell>
          <table:table-cell office:value-type="string">
            <text:p>527,224426</text:p>
          </table:table-cell>
          <table:table-cell office:value-type="string">
            <text:p>3101,536377</text:p>
          </table:table-cell>
          <table:table-cell office:value-type="string">
            <text:p>190,697983</text:p>
          </table:table-cell>
          <table:table-cell office:value-type="string">
            <text:p>6496,917969</text:p>
          </table:table-cell>
          <table:table-cell office:value-type="string">
            <text:p>169,381790</text:p>
          </table:table-cell>
          <table:table-cell office:value-type="string">
            <text:p>266,600647</text:p>
          </table:table-cell>
          <table:table-cell office:value-type="string">
            <text:p>38,906872</text:p>
          </table:table-cell>
          <table:table-cell office:value-type="string">
            <text:p>15635,817383</text:p>
          </table:table-cell>
          <table:table-cell office:value-type="string">
            <text:p>305,937927</text:p>
          </table:table-cell>
          <table:table-cell office:value-type="string">
            <text:p>4271,065918</text:p>
          </table:table-cell>
          <table:table-cell office:value-type="string">
            <text:p>84,142723</text:p>
          </table:table-cell>
          <table:table-cell office:value-type="string">
            <text:p>12997,186523</text:p>
          </table:table-cell>
          <table:table-cell office:value-type="string">
            <text:p>180,167419</text:p>
          </table:table-cell>
          <table:table-cell office:value-type="string">
            <text:p>2193,153564</text:p>
          </table:table-cell>
          <table:table-cell office:value-type="string">
            <text:p>33,718796</text:p>
          </table:table-cell>
          <table:table-cell office:value-type="string">
            <text:p>201,129044</text:p>
          </table:table-cell>
          <table:table-cell office:value-type="string">
            <text:p>10,062984</text:p>
          </table:table-cell>
          <table:table-cell office:value-type="string">
            <text:p>17,520874</text:p>
          </table:table-cell>
          <table:table-cell office:value-type="string">
            <text:p>6,414332</text:p>
          </table:table-cell>
          <table:table-cell office:value-type="string">
            <text:p>48,738064</text:p>
          </table:table-cell>
          <table:table-cell office:value-type="string">
            <text:p>8,925261</text:p>
          </table:table-cell>
          <table:table-cell office:value-type="string">
            <text:p>58,589611</text:p>
          </table:table-cell>
          <table:table-cell office:value-type="string">
            <text:p>6,531765</text:p>
          </table:table-cell>
          <table:table-cell office:value-type="string">
            <text:p>3083,813965</text:p>
          </table:table-cell>
          <table:table-cell office:value-type="string">
            <text:p>59,222103</text:p>
          </table:table-cell>
          <table:table-cell office:value-type="string">
            <text:p>108,957985</text:p>
          </table:table-cell>
          <table:table-cell office:value-type="string">
            <text:p>10,881742</text:p>
          </table:table-cell>
          <table:table-cell office:value-type="string">
            <text:p>121,684334</text:p>
          </table:table-cell>
          <table:table-cell office:value-type="string">
            <text:p>17,723722</text:p>
          </table:table-cell>
          <table:table-cell office:value-type="string">
            <text:p>180,611694</text:p>
          </table:table-cell>
          <table:table-cell office:value-type="string">
            <text:p>21,539505</text:p>
          </table:table-cell>
          <table:table-cell office:value-type="string">
            <text:p>200,313858</text:p>
          </table:table-cell>
          <table:table-cell office:value-type="string">
            <text:p>12,67509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0,736671</text:p>
          </table:table-cell>
          <table:table-cell office:value-type="string">
            <text:p>13,661315</text:p>
          </table:table-cell>
          <table:table-cell office:value-type="string">
            <text:p>22,898853</text:p>
          </table:table-cell>
          <table:table-cell office:value-type="string">
            <text:p>14,539179</text:p>
          </table:table-cell>
          <table:table-cell office:value-type="string">
            <text:p>104,635460</text:p>
          </table:table-cell>
          <table:table-cell office:value-type="string">
            <text:p>26,722082</text:p>
          </table:table-cell>
        </table:table-row>
        <table:table-row table:style-name="ro1">
          <table:table-cell office:value-type="string">
            <text:p>AFR615 <text:s text:c="5"/></text:p>
          </table:table-cell>
          <table:table-cell office:value-type="string">
            <text:p>6441,239746</text:p>
          </table:table-cell>
          <table:table-cell office:value-type="string">
            <text:p>1016,925415</text:p>
          </table:table-cell>
          <table:table-cell office:value-type="string">
            <text:p>591,026062</text:p>
          </table:table-cell>
          <table:table-cell office:value-type="string">
            <text:p>501,956787</text:p>
          </table:table-cell>
          <table:table-cell office:value-type="string">
            <text:p>2912,987305</text:p>
          </table:table-cell>
          <table:table-cell office:value-type="string">
            <text:p>183,607391</text:p>
          </table:table-cell>
          <table:table-cell office:value-type="string">
            <text:p>5763,119141</text:p>
          </table:table-cell>
          <table:table-cell office:value-type="string">
            <text:p>153,162262</text:p>
          </table:table-cell>
          <table:table-cell office:value-type="string">
            <text:p>308,801239</text:p>
          </table:table-cell>
          <table:table-cell office:value-type="string">
            <text:p>37,058182</text:p>
          </table:table-cell>
          <table:table-cell office:value-type="string">
            <text:p>15715,720703</text:p>
          </table:table-cell>
          <table:table-cell office:value-type="string">
            <text:p>307,329285</text:p>
          </table:table-cell>
          <table:table-cell office:value-type="string">
            <text:p>3622,540283</text:p>
          </table:table-cell>
          <table:table-cell office:value-type="string">
            <text:p>73,503403</text:p>
          </table:table-cell>
          <table:table-cell office:value-type="string">
            <text:p>13160,319336</text:p>
          </table:table-cell>
          <table:table-cell office:value-type="string">
            <text:p>182,266922</text:p>
          </table:table-cell>
          <table:table-cell office:value-type="string">
            <text:p>2747,022217</text:p>
          </table:table-cell>
          <table:table-cell office:value-type="string">
            <text:p>40,318245</text:p>
          </table:table-cell>
          <table:table-cell office:value-type="string">
            <text:p>221,622025</text:p>
          </table:table-cell>
          <table:table-cell office:value-type="string">
            <text:p>9,681190</text:p>
          </table:table-cell>
          <table:table-cell office:value-type="string">
            <text:p>21,364574</text:p>
          </table:table-cell>
          <table:table-cell office:value-type="string">
            <text:p>5,715121</text:p>
          </table:table-cell>
          <table:table-cell office:value-type="string">
            <text:p>37,564560</text:p>
          </table:table-cell>
          <table:table-cell office:value-type="string">
            <text:p>8,483053</text:p>
          </table:table-cell>
          <table:table-cell office:value-type="string">
            <text:p>67,483528</text:p>
          </table:table-cell>
          <table:table-cell office:value-type="string">
            <text:p>5,817928</text:p>
          </table:table-cell>
          <table:table-cell office:value-type="string">
            <text:p>2828,309814</text:p>
          </table:table-cell>
          <table:table-cell office:value-type="string">
            <text:p>54,437855</text:p>
          </table:table-cell>
          <table:table-cell office:value-type="string">
            <text:p>83,501266</text:p>
          </table:table-cell>
          <table:table-cell office:value-type="string">
            <text:p>9,483597</text:p>
          </table:table-cell>
          <table:table-cell office:value-type="string">
            <text:p>204,452988</text:p>
          </table:table-cell>
          <table:table-cell office:value-type="string">
            <text:p>17,396423</text:p>
          </table:table-cell>
          <table:table-cell office:value-type="string">
            <text:p>469,559174</text:p>
          </table:table-cell>
          <table:table-cell office:value-type="string">
            <text:p>22,265530</text:p>
          </table:table-cell>
          <table:table-cell office:value-type="string">
            <text:p>278,005585</text:p>
          </table:table-cell>
          <table:table-cell office:value-type="string">
            <text:p>11,6721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7,319584</text:p>
          </table:table-cell>
          <table:table-cell office:value-type="string">
            <text:p>11,879290</text:p>
          </table:table-cell>
          <table:table-cell office:value-type="string">
            <text:p>12,623728</text:p>
          </table:table-cell>
          <table:table-cell office:value-type="string">
            <text:p>12,420791</text:p>
          </table:table-cell>
          <table:table-cell office:value-type="string">
            <text:p>234,426117</text:p>
          </table:table-cell>
          <table:table-cell office:value-type="string">
            <text:p>23,755056</text:p>
          </table:table-cell>
        </table:table-row>
        <table:table-row table:style-name="ro1">
          <table:table-cell office:value-type="string">
            <text:p>AFR616 <text:s text:c="5"/></text:p>
          </table:table-cell>
          <table:table-cell office:value-type="string">
            <text:p>5715,895020</text:p>
          </table:table-cell>
          <table:table-cell office:value-type="string">
            <text:p>967,273560</text:p>
          </table:table-cell>
          <table:table-cell office:value-type="string">
            <text:p>591,026062</text:p>
          </table:table-cell>
          <table:table-cell office:value-type="string">
            <text:p>488,824951</text:p>
          </table:table-cell>
          <table:table-cell office:value-type="string">
            <text:p>3005,843994</text:p>
          </table:table-cell>
          <table:table-cell office:value-type="string">
            <text:p>178,673248</text:p>
          </table:table-cell>
          <table:table-cell office:value-type="string">
            <text:p>5700,514648</text:p>
          </table:table-cell>
          <table:table-cell office:value-type="string">
            <text:p>151,115112</text:p>
          </table:table-cell>
          <table:table-cell office:value-type="string">
            <text:p>63,635830</text:p>
          </table:table-cell>
          <table:table-cell office:value-type="string">
            <text:p>31,844973</text:p>
          </table:table-cell>
          <table:table-cell office:value-type="string">
            <text:p>7364,708984</text:p>
          </table:table-cell>
          <table:table-cell office:value-type="string">
            <text:p>150,955170</text:p>
          </table:table-cell>
          <table:table-cell office:value-type="string">
            <text:p>5148,262207</text:p>
          </table:table-cell>
          <table:table-cell office:value-type="string">
            <text:p>97,646553</text:p>
          </table:table-cell>
          <table:table-cell office:value-type="string">
            <text:p>5595,604004</text:p>
          </table:table-cell>
          <table:table-cell office:value-type="string">
            <text:p>80,594070</text:p>
          </table:table-cell>
          <table:table-cell office:value-type="string">
            <text:p>1805,439209</text:p>
          </table:table-cell>
          <table:table-cell office:value-type="string">
            <text:p>28,651320</text:p>
          </table:table-cell>
          <table:table-cell office:value-type="string">
            <text:p>170,487518</text:p>
          </table:table-cell>
          <table:table-cell office:value-type="string">
            <text:p>9,105700</text:p>
          </table:table-cell>
          <table:table-cell office:value-type="string">
            <text:p>25,048122</text:p>
          </table:table-cell>
          <table:table-cell office:value-type="string">
            <text:p>5,943727</text:p>
          </table:table-cell>
          <table:table-cell office:value-type="string">
            <text:p>40,132549</text:p>
          </table:table-cell>
          <table:table-cell office:value-type="string">
            <text:p>8,559283</text:p>
          </table:table-cell>
          <table:table-cell office:value-type="string">
            <text:p>46,267574</text:p>
          </table:table-cell>
          <table:table-cell office:value-type="string">
            <text:p>5,922842</text:p>
          </table:table-cell>
          <table:table-cell office:value-type="string">
            <text:p>2717,827148</text:p>
          </table:table-cell>
          <table:table-cell office:value-type="string">
            <text:p>52,576283</text:p>
          </table:table-cell>
          <table:table-cell office:value-type="string">
            <text:p>91,952980</text:p>
          </table:table-cell>
          <table:table-cell office:value-type="string">
            <text:p>9,908920</text:p>
          </table:table-cell>
          <table:table-cell office:value-type="string">
            <text:p>149,780472</text:p>
          </table:table-cell>
          <table:table-cell office:value-type="string">
            <text:p>17,300251</text:p>
          </table:table-cell>
          <table:table-cell office:value-type="string">
            <text:p>377,098358</text:p>
          </table:table-cell>
          <table:table-cell office:value-type="string">
            <text:p>21,898539</text:p>
          </table:table-cell>
          <table:table-cell office:value-type="string">
            <text:p>180,856873</text:p>
          </table:table-cell>
          <table:table-cell office:value-type="string">
            <text:p>11,5417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1,502605</text:p>
          </table:table-cell>
          <table:table-cell office:value-type="string">
            <text:p>12,424362</text:p>
          </table:table-cell>
          <table:table-cell office:value-type="string">
            <text:p>15,618193</text:p>
          </table:table-cell>
          <table:table-cell office:value-type="string">
            <text:p>13,214569</text:p>
          </table:table-cell>
          <table:table-cell office:value-type="string">
            <text:p>143,155945</text:p>
          </table:table-cell>
          <table:table-cell office:value-type="string">
            <text:p>24,431578</text:p>
          </table:table-cell>
        </table:table-row>
        <table:table-row table:style-name="ro1">
          <table:table-cell office:value-type="string">
            <text:p>AFR617 <text:s text:c="5"/></text:p>
          </table:table-cell>
          <table:table-cell office:value-type="string">
            <text:p>14542,004883</text:p>
          </table:table-cell>
          <table:table-cell office:value-type="string">
            <text:p>1435,996948</text:p>
          </table:table-cell>
          <table:table-cell office:value-type="string">
            <text:p>2406,312500</text:p>
          </table:table-cell>
          <table:table-cell office:value-type="string">
            <text:p>558,583984</text:p>
          </table:table-cell>
          <table:table-cell office:value-type="string">
            <text:p>3662,181641</text:p>
          </table:table-cell>
          <table:table-cell office:value-type="string">
            <text:p>210,713013</text:p>
          </table:table-cell>
          <table:table-cell office:value-type="string">
            <text:p>7275,863770</text:p>
          </table:table-cell>
          <table:table-cell office:value-type="string">
            <text:p>186,534607</text:p>
          </table:table-cell>
          <table:table-cell office:value-type="string">
            <text:p>45,214935</text:p>
          </table:table-cell>
          <table:table-cell office:value-type="string">
            <text:p>41,541225</text:p>
          </table:table-cell>
          <table:table-cell office:value-type="string">
            <text:p>9724,138672</text:p>
          </table:table-cell>
          <table:table-cell office:value-type="string">
            <text:p>196,486359</text:p>
          </table:table-cell>
          <table:table-cell office:value-type="string">
            <text:p>26765,693359</text:p>
          </table:table-cell>
          <table:table-cell office:value-type="string">
            <text:p>460,702789</text:p>
          </table:table-cell>
          <table:table-cell office:value-type="string">
            <text:p>22750,306641</text:p>
          </table:table-cell>
          <table:table-cell office:value-type="string">
            <text:p>311,616638</text:p>
          </table:table-cell>
          <table:table-cell office:value-type="string">
            <text:p>5310,405762</text:p>
          </table:table-cell>
          <table:table-cell office:value-type="string">
            <text:p>72,904465</text:p>
          </table:table-cell>
          <table:table-cell office:value-type="string">
            <text:p>254,497009</text:p>
          </table:table-cell>
          <table:table-cell office:value-type="string">
            <text:p>11,086410</text:p>
          </table:table-cell>
          <table:table-cell office:value-type="string">
            <text:p>35,297993</text:p>
          </table:table-cell>
          <table:table-cell office:value-type="string">
            <text:p>6,502973</text:p>
          </table:table-cell>
          <table:table-cell office:value-type="string">
            <text:p>54,802895</text:p>
          </table:table-cell>
          <table:table-cell office:value-type="string">
            <text:p>8,921895</text:p>
          </table:table-cell>
          <table:table-cell office:value-type="string">
            <text:p>78,774742</text:p>
          </table:table-cell>
          <table:table-cell office:value-type="string">
            <text:p>6,686816</text:p>
          </table:table-cell>
          <table:table-cell office:value-type="string">
            <text:p>2908,329346</text:p>
          </table:table-cell>
          <table:table-cell office:value-type="string">
            <text:p>56,036171</text:p>
          </table:table-cell>
          <table:table-cell office:value-type="string">
            <text:p>117,653496</text:p>
          </table:table-cell>
          <table:table-cell office:value-type="string">
            <text:p>11,030149</text:p>
          </table:table-cell>
          <table:table-cell office:value-type="string">
            <text:p>116,185097</text:p>
          </table:table-cell>
          <table:table-cell office:value-type="string">
            <text:p>17,585726</text:p>
          </table:table-cell>
          <table:table-cell office:value-type="string">
            <text:p>426,249939</text:p>
          </table:table-cell>
          <table:table-cell office:value-type="string">
            <text:p>22,686150</text:p>
          </table:table-cell>
          <table:table-cell office:value-type="string">
            <text:p>202,879364</text:p>
          </table:table-cell>
          <table:table-cell office:value-type="string">
            <text:p>12,88319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7,682922</text:p>
          </table:table-cell>
          <table:table-cell office:value-type="string">
            <text:p>13,591949</text:p>
          </table:table-cell>
          <table:table-cell office:value-type="string">
            <text:p>14,385177</text:p>
          </table:table-cell>
          <table:table-cell office:value-type="string">
            <text:p>14,358703</text:p>
          </table:table-cell>
          <table:table-cell office:value-type="string">
            <text:p>304,403290</text:p>
          </table:table-cell>
          <table:table-cell office:value-type="string">
            <text:p>28,000160</text:p>
          </table:table-cell>
        </table:table-row>
        <table:table-row table:style-name="ro1">
          <table:table-cell office:value-type="string">
            <text:p>AFR61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4,490234</text:p>
          </table:table-cell>
          <table:table-cell office:value-type="string">
            <text:p>441,160156</text:p>
          </table:table-cell>
          <table:table-cell office:value-type="string">
            <text:p>240,241913</text:p>
          </table:table-cell>
          <table:table-cell office:value-type="string">
            <text:p>133,451691</text:p>
          </table:table-cell>
          <table:table-cell office:value-type="string">
            <text:p>2,873142</text:p>
          </table:table-cell>
          <table:table-cell office:value-type="string">
            <text:p>55,27325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,210237</text:p>
          </table:table-cell>
          <table:table-cell office:value-type="string">
            <text:p>8,72949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8,175844</text:p>
          </table:table-cell>
          <table:table-cell office:value-type="string">
            <text:p>8,2880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,243133</text:p>
          </table:table-cell>
          <table:table-cell office:value-type="string">
            <text:p>8,9960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,457004</text:p>
          </table:table-cell>
          <table:table-cell office:value-type="string">
            <text:p>16,087719</text:p>
          </table:table-cell>
          <table:table-cell table:number-columns-repeated="1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619 <text:s text:c="5"/></text:p>
          </table:table-cell>
          <table:table-cell office:value-type="string">
            <text:p>10321,922852</text:p>
          </table:table-cell>
          <table:table-cell office:value-type="string">
            <text:p>1086,222046</text:p>
          </table:table-cell>
          <table:table-cell office:value-type="string">
            <text:p>1022,785400</text:p>
          </table:table-cell>
          <table:table-cell office:value-type="string">
            <text:p>443,622009</text:p>
          </table:table-cell>
          <table:table-cell office:value-type="string">
            <text:p>3048,970459</text:p>
          </table:table-cell>
          <table:table-cell office:value-type="string">
            <text:p>172,645172</text:p>
          </table:table-cell>
          <table:table-cell office:value-type="string">
            <text:p>6182,250000</text:p>
          </table:table-cell>
          <table:table-cell office:value-type="string">
            <text:p>157,344650</text:p>
          </table:table-cell>
          <table:table-cell office:value-type="string">
            <text:p>159,258453</text:p>
          </table:table-cell>
          <table:table-cell office:value-type="string">
            <text:p>28,628035</text:p>
          </table:table-cell>
          <table:table-cell office:value-type="string">
            <text:p>7607,896484</text:p>
          </table:table-cell>
          <table:table-cell office:value-type="string">
            <text:p>154,907196</text:p>
          </table:table-cell>
          <table:table-cell office:value-type="string">
            <text:p>12449,541016</text:p>
          </table:table-cell>
          <table:table-cell office:value-type="string">
            <text:p>219,258957</text:p>
          </table:table-cell>
          <table:table-cell office:value-type="string">
            <text:p>5695,268066</text:p>
          </table:table-cell>
          <table:table-cell office:value-type="string">
            <text:p>81,443542</text:p>
          </table:table-cell>
          <table:table-cell office:value-type="string">
            <text:p>3153,100586</text:p>
          </table:table-cell>
          <table:table-cell office:value-type="string">
            <text:p>44,802082</text:p>
          </table:table-cell>
          <table:table-cell office:value-type="string">
            <text:p>237,909393</text:p>
          </table:table-cell>
          <table:table-cell office:value-type="string">
            <text:p>8,804860</text:p>
          </table:table-cell>
          <table:table-cell office:value-type="string">
            <text:p>25,661980</text:p>
          </table:table-cell>
          <table:table-cell office:value-type="string">
            <text:p>4,409188</text:p>
          </table:table-cell>
          <table:table-cell office:value-type="string">
            <text:p>33,661263</text:p>
          </table:table-cell>
          <table:table-cell office:value-type="string">
            <text:p>7,678380</text:p>
          </table:table-cell>
          <table:table-cell office:value-type="string">
            <text:p>71,628059</text:p>
          </table:table-cell>
          <table:table-cell office:value-type="string">
            <text:p>4,544702</text:p>
          </table:table-cell>
          <table:table-cell office:value-type="string">
            <text:p>3284,778564</text:p>
          </table:table-cell>
          <table:table-cell office:value-type="string">
            <text:p>62,344288</text:p>
          </table:table-cell>
          <table:table-cell office:value-type="string">
            <text:p>46,679531</text:p>
          </table:table-cell>
          <table:table-cell office:value-type="string">
            <text:p>6,930335</text:p>
          </table:table-cell>
          <table:table-cell office:value-type="string">
            <text:p>90,770416</text:p>
          </table:table-cell>
          <table:table-cell office:value-type="string">
            <text:p>15,428195</text:p>
          </table:table-cell>
          <table:table-cell office:value-type="string">
            <text:p>724,661438</text:p>
          </table:table-cell>
          <table:table-cell office:value-type="string">
            <text:p>23,288435</text:p>
          </table:table-cell>
          <table:table-cell office:value-type="string">
            <text:p>488,888977</text:p>
          </table:table-cell>
          <table:table-cell office:value-type="string">
            <text:p>11,50917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,721455</text:p>
          </table:table-cell>
          <table:table-cell office:value-type="string">
            <text:p>8,625644</text:p>
          </table:table-cell>
          <table:table-cell office:value-type="string">
            <text:p>17,273560</text:p>
          </table:table-cell>
          <table:table-cell office:value-type="string">
            <text:p>8,980686</text:p>
          </table:table-cell>
          <table:table-cell office:value-type="string">
            <text:p>175,953720</text:p>
          </table:table-cell>
          <table:table-cell office:value-type="string">
            <text:p>17,365171</text:p>
          </table:table-cell>
        </table:table-row>
        <table:table-row table:style-name="ro1">
          <table:table-cell office:value-type="string">
            <text:p>AFR621 <text:s text:c="5"/></text:p>
          </table:table-cell>
          <table:table-cell office:value-type="string">
            <text:p>6920,996094</text:p>
          </table:table-cell>
          <table:table-cell office:value-type="string">
            <text:p>992,370605</text:p>
          </table:table-cell>
          <table:table-cell office:value-type="string">
            <text:p>572,713684</text:p>
          </table:table-cell>
          <table:table-cell office:value-type="string">
            <text:p>475,665192</text:p>
          </table:table-cell>
          <table:table-cell office:value-type="string">
            <text:p>2596,853516</text:p>
          </table:table-cell>
          <table:table-cell office:value-type="string">
            <text:p>172,773682</text:p>
          </table:table-cell>
          <table:table-cell office:value-type="string">
            <text:p>4251,345215</text:p>
          </table:table-cell>
          <table:table-cell office:value-type="string">
            <text:p>122,711441</text:p>
          </table:table-cell>
          <table:table-cell office:value-type="string">
            <text:p>5,353225</text:p>
          </table:table-cell>
          <table:table-cell office:value-type="string">
            <text:p>30,781242</text:p>
          </table:table-cell>
          <table:table-cell office:value-type="string">
            <text:p>5998,643066</text:p>
          </table:table-cell>
          <table:table-cell office:value-type="string">
            <text:p>125,597488</text:p>
          </table:table-cell>
          <table:table-cell office:value-type="string">
            <text:p>7523,362793</text:p>
          </table:table-cell>
          <table:table-cell office:value-type="string">
            <text:p>136,940552</text:p>
          </table:table-cell>
          <table:table-cell office:value-type="string">
            <text:p>6665,989258</text:p>
          </table:table-cell>
          <table:table-cell office:value-type="string">
            <text:p>94,837334</text:p>
          </table:table-cell>
          <table:table-cell office:value-type="string">
            <text:p>2315,092773</text:p>
          </table:table-cell>
          <table:table-cell office:value-type="string">
            <text:p>34,724960</text:p>
          </table:table-cell>
          <table:table-cell office:value-type="string">
            <text:p>164,790817</text:p>
          </table:table-cell>
          <table:table-cell office:value-type="string">
            <text:p>8,582745</text:p>
          </table:table-cell>
          <table:table-cell office:value-type="string">
            <text:p>14,654846</text:p>
          </table:table-cell>
          <table:table-cell office:value-type="string">
            <text:p>5,478256</text:p>
          </table:table-cell>
          <table:table-cell office:value-type="string">
            <text:p>26,374666</text:p>
          </table:table-cell>
          <table:table-cell office:value-type="string">
            <text:p>8,250942</text:p>
          </table:table-cell>
          <table:table-cell office:value-type="string">
            <text:p>35,251255</text:p>
          </table:table-cell>
          <table:table-cell office:value-type="string">
            <text:p>5,434659</text:p>
          </table:table-cell>
          <table:table-cell office:value-type="string">
            <text:p>1995,644043</text:p>
          </table:table-cell>
          <table:table-cell office:value-type="string">
            <text:p>39,539680</text:p>
          </table:table-cell>
          <table:table-cell office:value-type="string">
            <text:p>82,744545</text:p>
          </table:table-cell>
          <table:table-cell office:value-type="string">
            <text:p>9,191290</text:p>
          </table:table-cell>
          <table:table-cell office:value-type="string">
            <text:p>111,026520</text:p>
          </table:table-cell>
          <table:table-cell office:value-type="string">
            <text:p>16,663843</text:p>
          </table:table-cell>
          <table:table-cell office:value-type="string">
            <text:p>649,228088</text:p>
          </table:table-cell>
          <table:table-cell office:value-type="string">
            <text:p>23,408117</text:p>
          </table:table-cell>
          <table:table-cell office:value-type="string">
            <text:p>392,589935</text:p>
          </table:table-cell>
          <table:table-cell office:value-type="string">
            <text:p>12,3850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5,724045</text:p>
          </table:table-cell>
          <table:table-cell office:value-type="string">
            <text:p>11,496470</text:p>
          </table:table-cell>
          <table:table-cell office:value-type="string">
            <text:p>17,420193</text:p>
          </table:table-cell>
          <table:table-cell office:value-type="string">
            <text:p>12,204973</text:p>
          </table:table-cell>
          <table:table-cell office:value-type="string">
            <text:p>185,751495</text:p>
          </table:table-cell>
          <table:table-cell office:value-type="string">
            <text:p>22,884718</text:p>
          </table:table-cell>
        </table:table-row>
        <table:table-row table:style-name="ro1">
          <table:table-cell office:value-type="string">
            <text:p>AFR622 <text:s text:c="5"/></text:p>
          </table:table-cell>
          <table:table-cell office:value-type="string">
            <text:p>6286,714844</text:p>
          </table:table-cell>
          <table:table-cell office:value-type="string">
            <text:p>966,875610</text:p>
          </table:table-cell>
          <table:table-cell office:value-type="string">
            <text:p>441,624878</text:p>
          </table:table-cell>
          <table:table-cell office:value-type="string">
            <text:p>475,356293</text:p>
          </table:table-cell>
          <table:table-cell office:value-type="string">
            <text:p>5273,036621</text:p>
          </table:table-cell>
          <table:table-cell office:value-type="string">
            <text:p>215,071716</text:p>
          </table:table-cell>
          <table:table-cell office:value-type="string">
            <text:p>9427,084961</text:p>
          </table:table-cell>
          <table:table-cell office:value-type="string">
            <text:p>225,023087</text:p>
          </table:table-cell>
          <table:table-cell office:value-type="string">
            <text:p>115,428909</text:p>
          </table:table-cell>
          <table:table-cell office:value-type="string">
            <text:p>33,208511</text:p>
          </table:table-cell>
          <table:table-cell office:value-type="string">
            <text:p>7340,989746</text:p>
          </table:table-cell>
          <table:table-cell office:value-type="string">
            <text:p>150,603973</text:p>
          </table:table-cell>
          <table:table-cell office:value-type="string">
            <text:p>9213,468750</text:p>
          </table:table-cell>
          <table:table-cell office:value-type="string">
            <text:p>165,142822</text:p>
          </table:table-cell>
          <table:table-cell office:value-type="string">
            <text:p>8254,953125</text:p>
          </table:table-cell>
          <table:table-cell office:value-type="string">
            <text:p>116,077492</text:p>
          </table:table-cell>
          <table:table-cell office:value-type="string">
            <text:p>5903,109863</text:p>
          </table:table-cell>
          <table:table-cell office:value-type="string">
            <text:p>80,015640</text:p>
          </table:table-cell>
          <table:table-cell office:value-type="string">
            <text:p>398,198792</text:p>
          </table:table-cell>
          <table:table-cell office:value-type="string">
            <text:p>12,982261</text:p>
          </table:table-cell>
          <table:table-cell office:value-type="string">
            <text:p>24,062105</text:p>
          </table:table-cell>
          <table:table-cell office:value-type="string">
            <text:p>5,521471</text:p>
          </table:table-cell>
          <table:table-cell office:value-type="string">
            <text:p>48,234447</text:p>
          </table:table-cell>
          <table:table-cell office:value-type="string">
            <text:p>8,297462</text:p>
          </table:table-cell>
          <table:table-cell office:value-type="string">
            <text:p>72,394386</text:p>
          </table:table-cell>
          <table:table-cell office:value-type="string">
            <text:p>5,604426</text:p>
          </table:table-cell>
          <table:table-cell office:value-type="string">
            <text:p>3905,172607</text:p>
          </table:table-cell>
          <table:table-cell office:value-type="string">
            <text:p>73,747826</text:p>
          </table:table-cell>
          <table:table-cell office:value-type="string">
            <text:p>64,275688</text:p>
          </table:table-cell>
          <table:table-cell office:value-type="string">
            <text:p>8,922747</text:p>
          </table:table-cell>
          <table:table-cell office:value-type="string">
            <text:p>136,876007</text:p>
          </table:table-cell>
          <table:table-cell office:value-type="string">
            <text:p>16,616474</text:p>
          </table:table-cell>
          <table:table-cell office:value-type="string">
            <text:p>600,147644</text:p>
          </table:table-cell>
          <table:table-cell office:value-type="string">
            <text:p>22,950729</text:p>
          </table:table-cell>
          <table:table-cell office:value-type="string">
            <text:p>541,415771</text:p>
          </table:table-cell>
          <table:table-cell office:value-type="string">
            <text:p>13,6691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6,092556</text:p>
          </table:table-cell>
          <table:table-cell office:value-type="string">
            <text:p>11,104503</text:p>
          </table:table-cell>
          <table:table-cell office:value-type="string">
            <text:p>13,637019</text:p>
          </table:table-cell>
          <table:table-cell office:value-type="string">
            <text:p>11,645984</text:p>
          </table:table-cell>
          <table:table-cell office:value-type="string">
            <text:p>255,554245</text:p>
          </table:table-cell>
          <table:table-cell office:value-type="string">
            <text:p>22,695044</text:p>
          </table:table-cell>
        </table:table-row>
        <table:table-row table:style-name="ro1">
          <table:table-cell office:value-type="string">
            <text:p>AFR623 <text:s text:c="5"/></text:p>
          </table:table-cell>
          <table:table-cell office:value-type="string">
            <text:p>20872,636719</text:p>
          </table:table-cell>
          <table:table-cell office:value-type="string">
            <text:p>1728,451050</text:p>
          </table:table-cell>
          <table:table-cell office:value-type="string">
            <text:p>2909,343750</text:p>
          </table:table-cell>
          <table:table-cell office:value-type="string">
            <text:p>538,896240</text:p>
          </table:table-cell>
          <table:table-cell office:value-type="string">
            <text:p>7648,813965</text:p>
          </table:table-cell>
          <table:table-cell office:value-type="string">
            <text:p>263,885986</text:p>
          </table:table-cell>
          <table:table-cell office:value-type="string">
            <text:p>18939,589844</text:p>
          </table:table-cell>
          <table:table-cell office:value-type="string">
            <text:p>423,874207</text:p>
          </table:table-cell>
          <table:table-cell office:value-type="string">
            <text:p>189,232880</text:p>
          </table:table-cell>
          <table:table-cell office:value-type="string">
            <text:p>37,714108</text:p>
          </table:table-cell>
          <table:table-cell office:value-type="string">
            <text:p>8141,109863</text:p>
          </table:table-cell>
          <table:table-cell office:value-type="string">
            <text:p>167,143372</text:p>
          </table:table-cell>
          <table:table-cell office:value-type="string">
            <text:p>34855,984375</text:p>
          </table:table-cell>
          <table:table-cell office:value-type="string">
            <text:p>596,839294</text:p>
          </table:table-cell>
          <table:table-cell office:value-type="string">
            <text:p>6470,219727</text:p>
          </table:table-cell>
          <table:table-cell office:value-type="string">
            <text:p>92,261574</text:p>
          </table:table-cell>
          <table:table-cell office:value-type="string">
            <text:p>8881,735352</text:p>
          </table:table-cell>
          <table:table-cell office:value-type="string">
            <text:p>118,321449</text:p>
          </table:table-cell>
          <table:table-cell office:value-type="string">
            <text:p>704,637329</text:p>
          </table:table-cell>
          <table:table-cell office:value-type="string">
            <text:p>20,083097</text:p>
          </table:table-cell>
          <table:table-cell office:value-type="string">
            <text:p>18,770075</text:p>
          </table:table-cell>
          <table:table-cell office:value-type="string">
            <text:p>5,775959</text:p>
          </table:table-cell>
          <table:table-cell office:value-type="string">
            <text:p>52,125626</text:p>
          </table:table-cell>
          <table:table-cell office:value-type="string">
            <text:p>8,413312</text:p>
          </table:table-cell>
          <table:table-cell office:value-type="string">
            <text:p>124,203262</text:p>
          </table:table-cell>
          <table:table-cell office:value-type="string">
            <text:p>6,183936</text:p>
          </table:table-cell>
          <table:table-cell office:value-type="string">
            <text:p>9493,132813</text:p>
          </table:table-cell>
          <table:table-cell office:value-type="string">
            <text:p>175,377991</text:p>
          </table:table-cell>
          <table:table-cell office:value-type="string">
            <text:p>59,426090</text:p>
          </table:table-cell>
          <table:table-cell office:value-type="string">
            <text:p>8,961559</text:p>
          </table:table-cell>
          <table:table-cell office:value-type="string">
            <text:p>108,726112</text:p>
          </table:table-cell>
          <table:table-cell office:value-type="string">
            <text:p>16,556206</text:p>
          </table:table-cell>
          <table:table-cell office:value-type="string">
            <text:p>689,415283</text:p>
          </table:table-cell>
          <table:table-cell office:value-type="string">
            <text:p>23,655373</text:p>
          </table:table-cell>
          <table:table-cell office:value-type="string">
            <text:p>478,796234</text:p>
          </table:table-cell>
          <table:table-cell office:value-type="string">
            <text:p>12,9696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1,083603</text:p>
          </table:table-cell>
          <table:table-cell office:value-type="string">
            <text:p>11,012702</text:p>
          </table:table-cell>
          <table:table-cell office:value-type="string">
            <text:p>41,452797</text:p>
          </table:table-cell>
          <table:table-cell office:value-type="string">
            <text:p>11,625812</text:p>
          </table:table-cell>
          <table:table-cell office:value-type="string">
            <text:p>190,620499</text:p>
          </table:table-cell>
          <table:table-cell office:value-type="string">
            <text:p>22,326097</text:p>
          </table:table-cell>
        </table:table-row>
        <table:table-row table:style-name="ro1">
          <table:table-cell office:value-type="string">
            <text:p>AFR624 <text:s text:c="5"/></text:p>
          </table:table-cell>
          <table:table-cell office:value-type="string">
            <text:p>32815,046875</text:p>
          </table:table-cell>
          <table:table-cell office:value-type="string">
            <text:p>2481,490723</text:p>
          </table:table-cell>
          <table:table-cell office:value-type="string">
            <text:p>5455,118652</text:p>
          </table:table-cell>
          <table:table-cell office:value-type="string">
            <text:p>629,537537</text:p>
          </table:table-cell>
          <table:table-cell office:value-type="string">
            <text:p>10860,036133</text:p>
          </table:table-cell>
          <table:table-cell office:value-type="string">
            <text:p>331,309662</text:p>
          </table:table-cell>
          <table:table-cell office:value-type="string">
            <text:p>24983,949219</text:p>
          </table:table-cell>
          <table:table-cell office:value-type="string">
            <text:p>553,294067</text:p>
          </table:table-cell>
          <table:table-cell office:value-type="string">
            <text:p>330,906342</text:p>
          </table:table-cell>
          <table:table-cell office:value-type="string">
            <text:p>49,041328</text:p>
          </table:table-cell>
          <table:table-cell office:value-type="string">
            <text:p>11548,141602</text:p>
          </table:table-cell>
          <table:table-cell office:value-type="string">
            <text:p>231,827423</text:p>
          </table:table-cell>
          <table:table-cell office:value-type="string">
            <text:p>67071,695313</text:p>
          </table:table-cell>
          <table:table-cell office:value-type="string">
            <text:p>1139,928589</text:p>
          </table:table-cell>
          <table:table-cell office:value-type="string">
            <text:p>22652,632813</text:p>
          </table:table-cell>
          <table:table-cell office:value-type="string">
            <text:p>310,225189</text:p>
          </table:table-cell>
          <table:table-cell office:value-type="string">
            <text:p>17929,660156</text:p>
          </table:table-cell>
          <table:table-cell office:value-type="string">
            <text:p>235,560822</text:p>
          </table:table-cell>
          <table:table-cell office:value-type="string">
            <text:p>966,540039</text:p>
          </table:table-cell>
          <table:table-cell office:value-type="string">
            <text:p>26,545841</text:p>
          </table:table-cell>
          <table:table-cell office:value-type="string">
            <text:p>25,784830</text:p>
          </table:table-cell>
          <table:table-cell office:value-type="string">
            <text:p>6,487724</text:p>
          </table:table-cell>
          <table:table-cell office:value-type="string">
            <text:p>50,677719</text:p>
          </table:table-cell>
          <table:table-cell office:value-type="string">
            <text:p>8,727738</text:p>
          </table:table-cell>
          <table:table-cell office:value-type="string">
            <text:p>176,464035</text:p>
          </table:table-cell>
          <table:table-cell office:value-type="string">
            <text:p>7,275947</text:p>
          </table:table-cell>
          <table:table-cell office:value-type="string">
            <text:p>9349,011719</text:p>
          </table:table-cell>
          <table:table-cell office:value-type="string">
            <text:p>172,795837</text:p>
          </table:table-cell>
          <table:table-cell office:value-type="string">
            <text:p>60,360653</text:p>
          </table:table-cell>
          <table:table-cell office:value-type="string">
            <text:p>10,033366</text:p>
          </table:table-cell>
          <table:table-cell office:value-type="string">
            <text:p>132,102905</text:p>
          </table:table-cell>
          <table:table-cell office:value-type="string">
            <text:p>17,166500</text:p>
          </table:table-cell>
          <table:table-cell office:value-type="string">
            <text:p>588,240784</text:p>
          </table:table-cell>
          <table:table-cell office:value-type="string">
            <text:p>23,333115</text:p>
          </table:table-cell>
          <table:table-cell office:value-type="string">
            <text:p>298,938293</text:p>
          </table:table-cell>
          <table:table-cell office:value-type="string">
            <text:p>12,45106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6,435867</text:p>
          </table:table-cell>
          <table:table-cell office:value-type="string">
            <text:p>12,830090</text:p>
          </table:table-cell>
          <table:table-cell office:value-type="string">
            <text:p>36,667522</text:p>
          </table:table-cell>
          <table:table-cell office:value-type="string">
            <text:p>13,172591</text:p>
          </table:table-cell>
          <table:table-cell office:value-type="string">
            <text:p>327,322479</text:p>
          </table:table-cell>
          <table:table-cell office:value-type="string">
            <text:p>25,908091</text:p>
          </table:table-cell>
        </table:table-row>
        <table:table-row table:style-name="ro1">
          <table:table-cell office:value-type="string">
            <text:p>AFR625 <text:s text:c="5"/></text:p>
          </table:table-cell>
          <table:table-cell office:value-type="string">
            <text:p>7313,321777</text:p>
          </table:table-cell>
          <table:table-cell office:value-type="string">
            <text:p>998,147827</text:p>
          </table:table-cell>
          <table:table-cell office:value-type="string">
            <text:p>1238,405273</text:p>
          </table:table-cell>
          <table:table-cell office:value-type="string">
            <text:p>497,648926</text:p>
          </table:table-cell>
          <table:table-cell office:value-type="string">
            <text:p>4130,873535</text:p>
          </table:table-cell>
          <table:table-cell office:value-type="string">
            <text:p>198,964676</text:p>
          </table:table-cell>
          <table:table-cell office:value-type="string">
            <text:p>7934,416992</text:p>
          </table:table-cell>
          <table:table-cell office:value-type="string">
            <text:p>195,781006</text:p>
          </table:table-cell>
          <table:table-cell office:value-type="string">
            <text:p>164,783325</text:p>
          </table:table-cell>
          <table:table-cell office:value-type="string">
            <text:p>35,330986</text:p>
          </table:table-cell>
          <table:table-cell office:value-type="string">
            <text:p>11523,410156</text:p>
          </table:table-cell>
          <table:table-cell office:value-type="string">
            <text:p>228,197479</text:p>
          </table:table-cell>
          <table:table-cell office:value-type="string">
            <text:p>5617,904297</text:p>
          </table:table-cell>
          <table:table-cell office:value-type="string">
            <text:p>105,321205</text:p>
          </table:table-cell>
          <table:table-cell office:value-type="string">
            <text:p>11224,232422</text:p>
          </table:table-cell>
          <table:table-cell office:value-type="string">
            <text:p>156,089401</text:p>
          </table:table-cell>
          <table:table-cell office:value-type="string">
            <text:p>3159,746582</text:p>
          </table:table-cell>
          <table:table-cell office:value-type="string">
            <text:p>45,368652</text:p>
          </table:table-cell>
          <table:table-cell office:value-type="string">
            <text:p>258,454559</text:p>
          </table:table-cell>
          <table:table-cell office:value-type="string">
            <text:p>10,425473</text:p>
          </table:table-cell>
          <table:table-cell office:value-type="string">
            <text:p>24,343443</text:p>
          </table:table-cell>
          <table:table-cell office:value-type="string">
            <text:p>5,878853</text:p>
          </table:table-cell>
          <table:table-cell office:value-type="string">
            <text:p>53,573536</text:p>
          </table:table-cell>
          <table:table-cell office:value-type="string">
            <text:p>8,556529</text:p>
          </table:table-cell>
          <table:table-cell office:value-type="string">
            <text:p>68,754097</text:p>
          </table:table-cell>
          <table:table-cell office:value-type="string">
            <text:p>5,987084</text:p>
          </table:table-cell>
          <table:table-cell office:value-type="string">
            <text:p>2994,291016</text:p>
          </table:table-cell>
          <table:table-cell office:value-type="string">
            <text:p>57,425205</text:p>
          </table:table-cell>
          <table:table-cell office:value-type="string">
            <text:p>89,108658</text:p>
          </table:table-cell>
          <table:table-cell office:value-type="string">
            <text:p>9,800400</text:p>
          </table:table-cell>
          <table:table-cell office:value-type="string">
            <text:p>145,161118</text:p>
          </table:table-cell>
          <table:table-cell office:value-type="string">
            <text:p>17,205729</text:p>
          </table:table-cell>
          <table:table-cell office:value-type="string">
            <text:p>474,205109</text:p>
          </table:table-cell>
          <table:table-cell office:value-type="string">
            <text:p>22,434929</text:p>
          </table:table-cell>
          <table:table-cell office:value-type="string">
            <text:p>382,487549</text:p>
          </table:table-cell>
          <table:table-cell office:value-type="string">
            <text:p>12,8876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4,529949</text:p>
          </table:table-cell>
          <table:table-cell office:value-type="string">
            <text:p>12,309545</text:p>
          </table:table-cell>
          <table:table-cell office:value-type="string">
            <text:p>21,548410</text:p>
          </table:table-cell>
          <table:table-cell office:value-type="string">
            <text:p>13,012513</text:p>
          </table:table-cell>
          <table:table-cell office:value-type="string">
            <text:p>195,143341</text:p>
          </table:table-cell>
          <table:table-cell office:value-type="string">
            <text:p>24,344009</text:p>
          </table:table-cell>
        </table:table-row>
        <table:table-row table:style-name="ro1">
          <table:table-cell office:value-type="string">
            <text:p>AFR626 <text:s text:c="5"/></text:p>
          </table:table-cell>
          <table:table-cell office:value-type="string">
            <text:p>18394,800781</text:p>
          </table:table-cell>
          <table:table-cell office:value-type="string">
            <text:p>1718,207275</text:p>
          </table:table-cell>
          <table:table-cell office:value-type="string">
            <text:p>3635,458496</text:p>
          </table:table-cell>
          <table:table-cell office:value-type="string">
            <text:p>579,827026</text:p>
          </table:table-cell>
          <table:table-cell office:value-type="string">
            <text:p>26991,591797</text:p>
          </table:table-cell>
          <table:table-cell office:value-type="string">
            <text:p>655,700989</text:p>
          </table:table-cell>
          <table:table-cell office:value-type="string">
            <text:p>54615,816406</text:p>
          </table:table-cell>
          <table:table-cell office:value-type="string">
            <text:p>1180,370728</text:p>
          </table:table-cell>
          <table:table-cell office:value-type="string">
            <text:p>413,967834</text:p>
          </table:table-cell>
          <table:table-cell office:value-type="string">
            <text:p>48,319592</text:p>
          </table:table-cell>
          <table:table-cell office:value-type="string">
            <text:p>10871,935547</text:p>
          </table:table-cell>
          <table:table-cell office:value-type="string">
            <text:p>218,271072</text:p>
          </table:table-cell>
          <table:table-cell office:value-type="string">
            <text:p>45385,957031</text:p>
          </table:table-cell>
          <table:table-cell office:value-type="string">
            <text:p>773,818542</text:p>
          </table:table-cell>
          <table:table-cell office:value-type="string">
            <text:p>12263,566406</text:p>
          </table:table-cell>
          <table:table-cell office:value-type="string">
            <text:p>170,296036</text:p>
          </table:table-cell>
          <table:table-cell office:value-type="string">
            <text:p>34581,320313</text:p>
          </table:table-cell>
          <table:table-cell office:value-type="string">
            <text:p>451,306091</text:p>
          </table:table-cell>
          <table:table-cell office:value-type="string">
            <text:p>2267,864014</text:p>
          </table:table-cell>
          <table:table-cell office:value-type="string">
            <text:p>58,536617</text:p>
          </table:table-cell>
          <table:table-cell office:value-type="string">
            <text:p>52,818867</text:p>
          </table:table-cell>
          <table:table-cell office:value-type="string">
            <text:p>6,701725</text:p>
          </table:table-cell>
          <table:table-cell office:value-type="string">
            <text:p>79,772537</text:p>
          </table:table-cell>
          <table:table-cell office:value-type="string">
            <text:p>8,570614</text:p>
          </table:table-cell>
          <table:table-cell office:value-type="string">
            <text:p>275,040344</text:p>
          </table:table-cell>
          <table:table-cell office:value-type="string">
            <text:p>8,206676</text:p>
          </table:table-cell>
          <table:table-cell office:value-type="string">
            <text:p>21720,417969</text:p>
          </table:table-cell>
          <table:table-cell office:value-type="string">
            <text:p>398,529999</text:p>
          </table:table-cell>
          <table:table-cell office:value-type="string">
            <text:p>42,766468</text:p>
          </table:table-cell>
          <table:table-cell office:value-type="string">
            <text:p>8,809850</text:p>
          </table:table-cell>
          <table:table-cell office:value-type="string">
            <text:p>164,618423</text:p>
          </table:table-cell>
          <table:table-cell office:value-type="string">
            <text:p>16,677370</text:p>
          </table:table-cell>
          <table:table-cell office:value-type="string">
            <text:p>943,188965</text:p>
          </table:table-cell>
          <table:table-cell office:value-type="string">
            <text:p>25,883896</text:p>
          </table:table-cell>
          <table:table-cell office:value-type="string">
            <text:p>599,125305</text:p>
          </table:table-cell>
          <table:table-cell office:value-type="string">
            <text:p>14,1678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96,000427</text:p>
          </table:table-cell>
          <table:table-cell office:value-type="string">
            <text:p>11,431286</text:p>
          </table:table-cell>
          <table:table-cell office:value-type="string">
            <text:p>114,934631</text:p>
          </table:table-cell>
          <table:table-cell office:value-type="string">
            <text:p>11,649118</text:p>
          </table:table-cell>
          <table:table-cell office:value-type="string">
            <text:p>337,689453</text:p>
          </table:table-cell>
          <table:table-cell office:value-type="string">
            <text:p>22,861097</text:p>
          </table:table-cell>
        </table:table-row>
        <table:table-row table:style-name="ro1">
          <table:table-cell office:value-type="string">
            <text:p>AFR627 <text:s text:c="5"/></text:p>
          </table:table-cell>
          <table:table-cell office:value-type="string">
            <text:p>5956,984375</text:p>
          </table:table-cell>
          <table:table-cell office:value-type="string">
            <text:p>923,912537</text:p>
          </table:table-cell>
          <table:table-cell office:value-type="string">
            <text:p>804,303955</text:p>
          </table:table-cell>
          <table:table-cell office:value-type="string">
            <text:p>460,761383</text:p>
          </table:table-cell>
          <table:table-cell office:value-type="string">
            <text:p>2841,867432</text:p>
          </table:table-cell>
          <table:table-cell office:value-type="string">
            <text:p>177,537857</text:p>
          </table:table-cell>
          <table:table-cell office:value-type="string">
            <text:p>5048,723145</text:p>
          </table:table-cell>
          <table:table-cell office:value-type="string">
            <text:p>136,739166</text:p>
          </table:table-cell>
          <table:table-cell office:value-type="string">
            <text:p>200,745926</text:p>
          </table:table-cell>
          <table:table-cell office:value-type="string">
            <text:p>31,058208</text:p>
          </table:table-cell>
          <table:table-cell office:value-type="string">
            <text:p>9963,389648</text:p>
          </table:table-cell>
          <table:table-cell office:value-type="string">
            <text:p>198,715256</text:p>
          </table:table-cell>
          <table:table-cell office:value-type="string">
            <text:p>4596,253418</text:p>
          </table:table-cell>
          <table:table-cell office:value-type="string">
            <text:p>88,307602</text:p>
          </table:table-cell>
          <table:table-cell office:value-type="string">
            <text:p>7534,858398</text:p>
          </table:table-cell>
          <table:table-cell office:value-type="string">
            <text:p>106,367409</text:p>
          </table:table-cell>
          <table:table-cell office:value-type="string">
            <text:p>1816,963013</text:p>
          </table:table-cell>
          <table:table-cell office:value-type="string">
            <text:p>28,682558</text:p>
          </table:table-cell>
          <table:table-cell office:value-type="string">
            <text:p>187,885010</text:p>
          </table:table-cell>
          <table:table-cell office:value-type="string">
            <text:p>8,647169</text:p>
          </table:table-cell>
          <table:table-cell office:value-type="string">
            <text:p>30,877569</text:p>
          </table:table-cell>
          <table:table-cell office:value-type="string">
            <text:p>5,214850</text:p>
          </table:table-cell>
          <table:table-cell office:value-type="string">
            <text:p>33,961460</text:p>
          </table:table-cell>
          <table:table-cell office:value-type="string">
            <text:p>8,131207</text:p>
          </table:table-cell>
          <table:table-cell office:value-type="string">
            <text:p>70,023552</text:p>
          </table:table-cell>
          <table:table-cell office:value-type="string">
            <text:p>5,314611</text:p>
          </table:table-cell>
          <table:table-cell office:value-type="string">
            <text:p>2192,548096</text:p>
          </table:table-cell>
          <table:table-cell office:value-type="string">
            <text:p>42,920349</text:p>
          </table:table-cell>
          <table:table-cell office:value-type="string">
            <text:p>66,609657</text:p>
          </table:table-cell>
          <table:table-cell office:value-type="string">
            <text:p>8,485868</text:p>
          </table:table-cell>
          <table:table-cell office:value-type="string">
            <text:p>81,221680</text:p>
          </table:table-cell>
          <table:table-cell office:value-type="string">
            <text:p>16,162853</text:p>
          </table:table-cell>
          <table:table-cell office:value-type="string">
            <text:p>756,750916</text:p>
          </table:table-cell>
          <table:table-cell office:value-type="string">
            <text:p>24,066572</text:p>
          </table:table-cell>
          <table:table-cell office:value-type="string">
            <text:p>787,334473</text:p>
          </table:table-cell>
          <table:table-cell office:value-type="string">
            <text:p>16,5247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5,565742</text:p>
          </table:table-cell>
          <table:table-cell office:value-type="string">
            <text:p>10,653533</text:p>
          </table:table-cell>
          <table:table-cell office:value-type="string">
            <text:p>17,244232</text:p>
          </table:table-cell>
          <table:table-cell office:value-type="string">
            <text:p>11,237506</text:p>
          </table:table-cell>
          <table:table-cell office:value-type="string">
            <text:p>223,368835</text:p>
          </table:table-cell>
          <table:table-cell office:value-type="string">
            <text:p>21,945293</text:p>
          </table:table-cell>
        </table:table-row>
        <table:table-row table:style-name="ro1">
          <table:table-cell office:value-type="string">
            <text:p>AFR628 <text:s text:c="5"/></text:p>
          </table:table-cell>
          <table:table-cell office:value-type="string">
            <text:p>9400,071289</text:p>
          </table:table-cell>
          <table:table-cell office:value-type="string">
            <text:p>1147,145752</text:p>
          </table:table-cell>
          <table:table-cell office:value-type="string">
            <text:p>1234,031128</text:p>
          </table:table-cell>
          <table:table-cell office:value-type="string">
            <text:p>504,198944</text:p>
          </table:table-cell>
          <table:table-cell office:value-type="string">
            <text:p>3369,577393</text:p>
          </table:table-cell>
          <table:table-cell office:value-type="string">
            <text:p>193,668991</text:p>
          </table:table-cell>
          <table:table-cell office:value-type="string">
            <text:p>6958,024414</text:p>
          </table:table-cell>
          <table:table-cell office:value-type="string">
            <text:p>177,811401</text:p>
          </table:table-cell>
          <table:table-cell office:value-type="string">
            <text:p>224,734970</text:p>
          </table:table-cell>
          <table:table-cell office:value-type="string">
            <text:p>39,126820</text:p>
          </table:table-cell>
          <table:table-cell office:value-type="string">
            <text:p>14382,332031</text:p>
          </table:table-cell>
          <table:table-cell office:value-type="string">
            <text:p>282,559052</text:p>
          </table:table-cell>
          <table:table-cell office:value-type="string">
            <text:p>21559,974609</text:p>
          </table:table-cell>
          <table:table-cell office:value-type="string">
            <text:p>373,096985</text:p>
          </table:table-cell>
          <table:table-cell office:value-type="string">
            <text:p>25220,146484</text:p>
          </table:table-cell>
          <table:table-cell office:value-type="string">
            <text:p>344,853027</text:p>
          </table:table-cell>
          <table:table-cell office:value-type="string">
            <text:p>3168,351318</text:p>
          </table:table-cell>
          <table:table-cell office:value-type="string">
            <text:p>45,794563</text:p>
          </table:table-cell>
          <table:table-cell office:value-type="string">
            <text:p>222,484055</text:p>
          </table:table-cell>
          <table:table-cell office:value-type="string">
            <text:p>9,629810</text:p>
          </table:table-cell>
          <table:table-cell office:value-type="string">
            <text:p>25,432493</text:p>
          </table:table-cell>
          <table:table-cell office:value-type="string">
            <text:p>5,529283</text:p>
          </table:table-cell>
          <table:table-cell office:value-type="string">
            <text:p>38,056305</text:p>
          </table:table-cell>
          <table:table-cell office:value-type="string">
            <text:p>8,293739</text:p>
          </table:table-cell>
          <table:table-cell office:value-type="string">
            <text:p>61,370461</text:p>
          </table:table-cell>
          <table:table-cell office:value-type="string">
            <text:p>5,626667</text:p>
          </table:table-cell>
          <table:table-cell office:value-type="string">
            <text:p>3975,655029</text:p>
          </table:table-cell>
          <table:table-cell office:value-type="string">
            <text:p>75,031258</text:p>
          </table:table-cell>
          <table:table-cell office:value-type="string">
            <text:p>70,275162</text:p>
          </table:table-cell>
          <table:table-cell office:value-type="string">
            <text:p>9,127340</text:p>
          </table:table-cell>
          <table:table-cell office:value-type="string">
            <text:p>65,132111</text:p>
          </table:table-cell>
          <table:table-cell office:value-type="string">
            <text:p>16,294693</text:p>
          </table:table-cell>
          <table:table-cell office:value-type="string">
            <text:p>883,788330</text:p>
          </table:table-cell>
          <table:table-cell office:value-type="string">
            <text:p>25,437698</text:p>
          </table:table-cell>
          <table:table-cell office:value-type="string">
            <text:p>256,437134</text:p>
          </table:table-cell>
          <table:table-cell office:value-type="string">
            <text:p>11,31105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4,794064</text:p>
          </table:table-cell>
          <table:table-cell office:value-type="string">
            <text:p>11,308766</text:p>
          </table:table-cell>
          <table:table-cell office:value-type="string">
            <text:p>23,368574</text:p>
          </table:table-cell>
          <table:table-cell office:value-type="string">
            <text:p>11,957641</text:p>
          </table:table-cell>
          <table:table-cell office:value-type="string">
            <text:p>434,244751</text:p>
          </table:table-cell>
          <table:table-cell office:value-type="string">
            <text:p>24,715984</text:p>
          </table:table-cell>
        </table:table-row>
        <table:table-row table:style-name="ro1">
          <table:table-cell office:value-type="string">
            <text:p>AFR629 <text:s text:c="5"/></text:p>
          </table:table-cell>
          <table:table-cell office:value-type="string">
            <text:p>28309,140625</text:p>
          </table:table-cell>
          <table:table-cell office:value-type="string">
            <text:p>2179,021484</text:p>
          </table:table-cell>
          <table:table-cell office:value-type="string">
            <text:p>4632,097656</text:p>
          </table:table-cell>
          <table:table-cell office:value-type="string">
            <text:p>571,106750</text:p>
          </table:table-cell>
          <table:table-cell office:value-type="string">
            <text:p>9808,373047</text:p>
          </table:table-cell>
          <table:table-cell office:value-type="string">
            <text:p>302,540100</text:p>
          </table:table-cell>
          <table:table-cell office:value-type="string">
            <text:p>22859,232422</text:p>
          </table:table-cell>
          <table:table-cell office:value-type="string">
            <text:p>507,365814</text:p>
          </table:table-cell>
          <table:table-cell office:value-type="string">
            <text:p>410,860016</text:p>
          </table:table-cell>
          <table:table-cell office:value-type="string">
            <text:p>45,626926</text:p>
          </table:table-cell>
          <table:table-cell office:value-type="string">
            <text:p>10738,769531</text:p>
          </table:table-cell>
          <table:table-cell office:value-type="string">
            <text:p>215,967087</text:p>
          </table:table-cell>
          <table:table-cell office:value-type="string">
            <text:p>62039,945313</text:p>
          </table:table-cell>
          <table:table-cell office:value-type="string">
            <text:p>1054,887085</text:p>
          </table:table-cell>
          <table:table-cell office:value-type="string">
            <text:p>21071,613281</text:p>
          </table:table-cell>
          <table:table-cell office:value-type="string">
            <text:p>288,804596</text:p>
          </table:table-cell>
          <table:table-cell office:value-type="string">
            <text:p>16478,851563</text:p>
          </table:table-cell>
          <table:table-cell office:value-type="string">
            <text:p>216,705658</text:p>
          </table:table-cell>
          <table:table-cell office:value-type="string">
            <text:p>843,329712</text:p>
          </table:table-cell>
          <table:table-cell office:value-type="string">
            <text:p>23,184359</text:p>
          </table:table-cell>
          <table:table-cell office:value-type="string">
            <text:p>23,102180</text:p>
          </table:table-cell>
          <table:table-cell office:value-type="string">
            <text:p>5,392474</text:p>
          </table:table-cell>
          <table:table-cell office:value-type="string">
            <text:p>97,575897</text:p>
          </table:table-cell>
          <table:table-cell office:value-type="string">
            <text:p>8,340469</text:p>
          </table:table-cell>
          <table:table-cell office:value-type="string">
            <text:p>165,216324</text:p>
          </table:table-cell>
          <table:table-cell office:value-type="string">
            <text:p>6,248113</text:p>
          </table:table-cell>
          <table:table-cell office:value-type="string">
            <text:p>9274,240234</text:p>
          </table:table-cell>
          <table:table-cell office:value-type="string">
            <text:p>171,331573</text:p>
          </table:table-cell>
          <table:table-cell office:value-type="string">
            <text:p>45,400921</text:p>
          </table:table-cell>
          <table:table-cell office:value-type="string">
            <text:p>8,017099</text:p>
          </table:table-cell>
          <table:table-cell office:value-type="string">
            <text:p>49,139557</text:p>
          </table:table-cell>
          <table:table-cell office:value-type="string">
            <text:p>15,649534</text:p>
          </table:table-cell>
          <table:table-cell office:value-type="string">
            <text:p>750,596008</text:p>
          </table:table-cell>
          <table:table-cell office:value-type="string">
            <text:p>23,849148</text:p>
          </table:table-cell>
          <table:table-cell office:value-type="string">
            <text:p>246,871246</text:p>
          </table:table-cell>
          <table:table-cell office:value-type="string">
            <text:p>9,9838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8,226212</text:p>
          </table:table-cell>
          <table:table-cell office:value-type="string">
            <text:p>10,200058</text:p>
          </table:table-cell>
          <table:table-cell office:value-type="string">
            <text:p>38,682213</text:p>
          </table:table-cell>
          <table:table-cell office:value-type="string">
            <text:p>10,410517</text:p>
          </table:table-cell>
          <table:table-cell office:value-type="string">
            <text:p>264,692078</text:p>
          </table:table-cell>
          <table:table-cell office:value-type="string">
            <text:p>20,634886</text:p>
          </table:table-cell>
        </table:table-row>
        <table:table-row table:style-name="ro1">
          <table:table-cell office:value-type="string">
            <text:p>AFR630 <text:s text:c="5"/></text:p>
          </table:table-cell>
          <table:table-cell office:value-type="string">
            <text:p>5793,652344</text:p>
          </table:table-cell>
          <table:table-cell office:value-type="string">
            <text:p>951,052002</text:p>
          </table:table-cell>
          <table:table-cell office:value-type="string">
            <text:p>622,512878</text:p>
          </table:table-cell>
          <table:table-cell office:value-type="string">
            <text:p>476,320435</text:p>
          </table:table-cell>
          <table:table-cell office:value-type="string">
            <text:p>12338,659180</text:p>
          </table:table-cell>
          <table:table-cell office:value-type="string">
            <text:p>341,857727</text:p>
          </table:table-cell>
          <table:table-cell office:value-type="string">
            <text:p>19652,960938</text:p>
          </table:table-cell>
          <table:table-cell office:value-type="string">
            <text:p>438,227295</text:p>
          </table:table-cell>
          <table:table-cell office:value-type="string">
            <text:p>318,511292</text:p>
          </table:table-cell>
          <table:table-cell office:value-type="string">
            <text:p>36,470844</text:p>
          </table:table-cell>
          <table:table-cell office:value-type="string">
            <text:p>12221,025391</text:p>
          </table:table-cell>
          <table:table-cell office:value-type="string">
            <text:p>240,995758</text:p>
          </table:table-cell>
          <table:table-cell office:value-type="string">
            <text:p>7492,997070</text:p>
          </table:table-cell>
          <table:table-cell office:value-type="string">
            <text:p>136,288651</text:p>
          </table:table-cell>
          <table:table-cell office:value-type="string">
            <text:p>12454,052734</text:p>
          </table:table-cell>
          <table:table-cell office:value-type="string">
            <text:p>172,517349</text:p>
          </table:table-cell>
          <table:table-cell office:value-type="string">
            <text:p>8141,368652</text:p>
          </table:table-cell>
          <table:table-cell office:value-type="string">
            <text:p>108,850998</text:p>
          </table:table-cell>
          <table:table-cell office:value-type="string">
            <text:p>931,933167</text:p>
          </table:table-cell>
          <table:table-cell office:value-type="string">
            <text:p>25,320345</text:p>
          </table:table-cell>
          <table:table-cell office:value-type="string">
            <text:p>22,541189</text:p>
          </table:table-cell>
          <table:table-cell office:value-type="string">
            <text:p>5,498766</text:p>
          </table:table-cell>
          <table:table-cell office:value-type="string">
            <text:p>52,360348</text:p>
          </table:table-cell>
          <table:table-cell office:value-type="string">
            <text:p>8,132413</text:p>
          </table:table-cell>
          <table:table-cell office:value-type="string">
            <text:p>116,581596</text:p>
          </table:table-cell>
          <table:table-cell office:value-type="string">
            <text:p>5,732384</text:p>
          </table:table-cell>
          <table:table-cell office:value-type="string">
            <text:p>6941,607910</text:p>
          </table:table-cell>
          <table:table-cell office:value-type="string">
            <text:p>128,841537</text:p>
          </table:table-cell>
          <table:table-cell office:value-type="string">
            <text:p>50,132725</text:p>
          </table:table-cell>
          <table:table-cell office:value-type="string">
            <text:p>8,325633</text:p>
          </table:table-cell>
          <table:table-cell office:value-type="string">
            <text:p>83,299973</text:p>
          </table:table-cell>
          <table:table-cell office:value-type="string">
            <text:p>15,974618</text:p>
          </table:table-cell>
          <table:table-cell office:value-type="string">
            <text:p>845,657349</text:p>
          </table:table-cell>
          <table:table-cell office:value-type="string">
            <text:p>24,802076</text:p>
          </table:table-cell>
          <table:table-cell office:value-type="string">
            <text:p>380,568604</text:p>
          </table:table-cell>
          <table:table-cell office:value-type="string">
            <text:p>11,50769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2,126038</text:p>
          </table:table-cell>
          <table:table-cell office:value-type="string">
            <text:p>10,398972</text:p>
          </table:table-cell>
          <table:table-cell office:value-type="string">
            <text:p>45,963066</text:p>
          </table:table-cell>
          <table:table-cell office:value-type="string">
            <text:p>10,853838</text:p>
          </table:table-cell>
          <table:table-cell office:value-type="string">
            <text:p>243,268112</text:p>
          </table:table-cell>
          <table:table-cell office:value-type="string">
            <text:p>21,146236</text:p>
          </table:table-cell>
        </table:table-row>
        <table:table-row table:style-name="ro1">
          <table:table-cell office:value-type="string">
            <text:p>AFR631 <text:s text:c="5"/></text:p>
          </table:table-cell>
          <table:table-cell office:value-type="string">
            <text:p>17648,468750</text:p>
          </table:table-cell>
          <table:table-cell office:value-type="string">
            <text:p>1599,926025</text:p>
          </table:table-cell>
          <table:table-cell office:value-type="string">
            <text:p>2231,345215</text:p>
          </table:table-cell>
          <table:table-cell office:value-type="string">
            <text:p>516,728638</text:p>
          </table:table-cell>
          <table:table-cell office:value-type="string">
            <text:p>9925,388672</text:p>
          </table:table-cell>
          <table:table-cell office:value-type="string">
            <text:p>302,902252</text:p>
          </table:table-cell>
          <table:table-cell office:value-type="string">
            <text:p>22588,117188</text:p>
          </table:table-cell>
          <table:table-cell office:value-type="string">
            <text:p>500,411499</text:p>
          </table:table-cell>
          <table:table-cell office:value-type="string">
            <text:p>165,453171</text:p>
          </table:table-cell>
          <table:table-cell office:value-type="string">
            <text:p>37,332981</text:p>
          </table:table-cell>
          <table:table-cell office:value-type="string">
            <text:p>8249,970703</text:p>
          </table:table-cell>
          <table:table-cell office:value-type="string">
            <text:p>169,025650</text:p>
          </table:table-cell>
          <table:table-cell office:value-type="string">
            <text:p>33690,203125</text:p>
          </table:table-cell>
          <table:table-cell office:value-type="string">
            <text:p>577,109192</text:p>
          </table:table-cell>
          <table:table-cell office:value-type="string">
            <text:p>9070,184570</text:p>
          </table:table-cell>
          <table:table-cell office:value-type="string">
            <text:p>127,095284</text:p>
          </table:table-cell>
          <table:table-cell office:value-type="string">
            <text:p>11867,314453</text:p>
          </table:table-cell>
          <table:table-cell office:value-type="string">
            <text:p>156,894409</text:p>
          </table:table-cell>
          <table:table-cell office:value-type="string">
            <text:p>853,926636</text:p>
          </table:table-cell>
          <table:table-cell office:value-type="string">
            <text:p>23,385662</text:p>
          </table:table-cell>
          <table:table-cell office:value-type="string">
            <text:p>27,514496</text:p>
          </table:table-cell>
          <table:table-cell office:value-type="string">
            <text:p>5,309451</text:p>
          </table:table-cell>
          <table:table-cell office:value-type="string">
            <text:p>57,425522</text:p>
          </table:table-cell>
          <table:table-cell office:value-type="string">
            <text:p>8,063665</text:p>
          </table:table-cell>
          <table:table-cell office:value-type="string">
            <text:p>120,679253</text:p>
          </table:table-cell>
          <table:table-cell office:value-type="string">
            <text:p>5,566635</text:p>
          </table:table-cell>
          <table:table-cell office:value-type="string">
            <text:p>9935,041992</text:p>
          </table:table-cell>
          <table:table-cell office:value-type="string">
            <text:p>183,377396</text:p>
          </table:table-cell>
          <table:table-cell office:value-type="string">
            <text:p>33,766209</text:p>
          </table:table-cell>
          <table:table-cell office:value-type="string">
            <text:p>7,642489</text:p>
          </table:table-cell>
          <table:table-cell office:value-type="string">
            <text:p>94,488083</text:p>
          </table:table-cell>
          <table:table-cell office:value-type="string">
            <text:p>15,777179</text:p>
          </table:table-cell>
          <table:table-cell office:value-type="string">
            <text:p>782,334717</text:p>
          </table:table-cell>
          <table:table-cell office:value-type="string">
            <text:p>23,993963</text:p>
          </table:table-cell>
          <table:table-cell office:value-type="string">
            <text:p>477,456696</text:p>
          </table:table-cell>
          <table:table-cell office:value-type="string">
            <text:p>11,88628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1,252060</text:p>
          </table:table-cell>
          <table:table-cell office:value-type="string">
            <text:p>9,685842</text:p>
          </table:table-cell>
          <table:table-cell office:value-type="string">
            <text:p>60,241604</text:p>
          </table:table-cell>
          <table:table-cell office:value-type="string">
            <text:p>9,937430</text:p>
          </table:table-cell>
          <table:table-cell office:value-type="string">
            <text:p>206,425064</text:p>
          </table:table-cell>
          <table:table-cell office:value-type="string">
            <text:p>19,359829</text:p>
          </table:table-cell>
        </table:table-row>
        <table:table-row table:style-name="ro1">
          <table:table-cell office:value-type="string">
            <text:p>AFR632 <text:s text:c="5"/></text:p>
          </table:table-cell>
          <table:table-cell office:value-type="string">
            <text:p>17515,974609</text:p>
          </table:table-cell>
          <table:table-cell office:value-type="string">
            <text:p>1527,425781</text:p>
          </table:table-cell>
          <table:table-cell office:value-type="string">
            <text:p>2796,854248</text:p>
          </table:table-cell>
          <table:table-cell office:value-type="string">
            <text:p>517,812317</text:p>
          </table:table-cell>
          <table:table-cell office:value-type="string">
            <text:p>14707,194336</text:p>
          </table:table-cell>
          <table:table-cell office:value-type="string">
            <text:p>392,089508</text:p>
          </table:table-cell>
          <table:table-cell office:value-type="string">
            <text:p>32640,642578</text:p>
          </table:table-cell>
          <table:table-cell office:value-type="string">
            <text:p>724,384888</text:p>
          </table:table-cell>
          <table:table-cell office:value-type="string">
            <text:p>329,557922</text:p>
          </table:table-cell>
          <table:table-cell office:value-type="string">
            <text:p>36,439133</text:p>
          </table:table-cell>
          <table:table-cell office:value-type="string">
            <text:p>8837,905273</text:p>
          </table:table-cell>
          <table:table-cell office:value-type="string">
            <text:p>174,285004</text:p>
          </table:table-cell>
          <table:table-cell office:value-type="string">
            <text:p>29953,501953</text:p>
          </table:table-cell>
          <table:table-cell office:value-type="string">
            <text:p>513,819580</text:p>
          </table:table-cell>
          <table:table-cell office:value-type="string">
            <text:p>7884,482910</text:p>
          </table:table-cell>
          <table:table-cell office:value-type="string">
            <text:p>111,117432</text:p>
          </table:table-cell>
          <table:table-cell office:value-type="string">
            <text:p>9766,936523</text:p>
          </table:table-cell>
          <table:table-cell office:value-type="string">
            <text:p>131,199753</text:p>
          </table:table-cell>
          <table:table-cell office:value-type="string">
            <text:p>1058,458008</text:p>
          </table:table-cell>
          <table:table-cell office:value-type="string">
            <text:p>28,420240</text:p>
          </table:table-cell>
          <table:table-cell office:value-type="string">
            <text:p>40,188835</text:p>
          </table:table-cell>
          <table:table-cell office:value-type="string">
            <text:p>5,680235</text:p>
          </table:table-cell>
          <table:table-cell office:value-type="string">
            <text:p>54,374844</text:p>
          </table:table-cell>
          <table:table-cell office:value-type="string">
            <text:p>8,181001</text:p>
          </table:table-cell>
          <table:table-cell office:value-type="string">
            <text:p>129,150833</text:p>
          </table:table-cell>
          <table:table-cell office:value-type="string">
            <text:p>5,916382</text:p>
          </table:table-cell>
          <table:table-cell office:value-type="string">
            <text:p>13627,432617</text:p>
          </table:table-cell>
          <table:table-cell office:value-type="string">
            <text:p>250,758926</text:p>
          </table:table-cell>
          <table:table-cell office:value-type="string">
            <text:p>34,299309</text:p>
          </table:table-cell>
          <table:table-cell office:value-type="string">
            <text:p>8,181667</text:p>
          </table:table-cell>
          <table:table-cell office:value-type="string">
            <text:p>50,058468</text:p>
          </table:table-cell>
          <table:table-cell office:value-type="string">
            <text:p>15,737352</text:p>
          </table:table-cell>
          <table:table-cell office:value-type="string">
            <text:p>396,615143</text:p>
          </table:table-cell>
          <table:table-cell office:value-type="string">
            <text:p>21,327690</text:p>
          </table:table-cell>
          <table:table-cell office:value-type="string">
            <text:p>169,147064</text:p>
          </table:table-cell>
          <table:table-cell office:value-type="string">
            <text:p>9,5787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5,563576</text:p>
          </table:table-cell>
          <table:table-cell office:value-type="string">
            <text:p>10,100517</text:p>
          </table:table-cell>
          <table:table-cell office:value-type="string">
            <text:p>56,776924</text:p>
          </table:table-cell>
          <table:table-cell office:value-type="string">
            <text:p>10,647743</text:p>
          </table:table-cell>
          <table:table-cell office:value-type="string">
            <text:p>130,416931</text:p>
          </table:table-cell>
          <table:table-cell office:value-type="string">
            <text:p>20,093170</text:p>
          </table:table-cell>
        </table:table-row>
        <table:table-row table:style-name="ro1">
          <table:table-cell office:value-type="string">
            <text:p>AFR633 <text:s text:c="5"/></text:p>
          </table:table-cell>
          <table:table-cell office:value-type="string">
            <text:p>1195,567261</text:p>
          </table:table-cell>
          <table:table-cell office:value-type="string">
            <text:p>628,5076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32,565918</text:p>
          </table:table-cell>
          <table:table-cell office:value-type="string">
            <text:p>153,548813</text:p>
          </table:table-cell>
          <table:table-cell office:value-type="string">
            <text:p>4511,628418</text:p>
          </table:table-cell>
          <table:table-cell office:value-type="string">
            <text:p>124,186760</text:p>
          </table:table-cell>
          <table:table-cell office:value-type="string">
            <text:p>177,845413</text:p>
          </table:table-cell>
          <table:table-cell office:value-type="string">
            <text:p>27,375767</text:p>
          </table:table-cell>
          <table:table-cell office:value-type="string">
            <text:p>7549,878418</text:p>
          </table:table-cell>
          <table:table-cell office:value-type="string">
            <text:p>152,580093</text:p>
          </table:table-cell>
          <table:table-cell office:value-type="string">
            <text:p>446,196198</text:p>
          </table:table-cell>
          <table:table-cell office:value-type="string">
            <text:p>20,938957</text:p>
          </table:table-cell>
          <table:table-cell office:value-type="string">
            <text:p>7723,785645</text:p>
          </table:table-cell>
          <table:table-cell office:value-type="string">
            <text:p>108,673233</text:p>
          </table:table-cell>
          <table:table-cell office:value-type="string">
            <text:p>1369,067139</text:p>
          </table:table-cell>
          <table:table-cell office:value-type="string">
            <text:p>23,253422</text:p>
          </table:table-cell>
          <table:table-cell office:value-type="string">
            <text:p>145,527603</text:p>
          </table:table-cell>
          <table:table-cell office:value-type="string">
            <text:p>7,226006</text:p>
          </table:table-cell>
          <table:table-cell office:value-type="string">
            <text:p>11,306889</text:p>
          </table:table-cell>
          <table:table-cell office:value-type="string">
            <text:p>4,489175</text:p>
          </table:table-cell>
          <table:table-cell office:value-type="string">
            <text:p>35,816139</text:p>
          </table:table-cell>
          <table:table-cell office:value-type="string">
            <text:p>7,774599</text:p>
          </table:table-cell>
          <table:table-cell office:value-type="string">
            <text:p>56,839592</text:p>
          </table:table-cell>
          <table:table-cell office:value-type="string">
            <text:p>4,695942</text:p>
          </table:table-cell>
          <table:table-cell office:value-type="string">
            <text:p>2014,578979</text:p>
          </table:table-cell>
          <table:table-cell office:value-type="string">
            <text:p>39,652718</text:p>
          </table:table-cell>
          <table:table-cell office:value-type="string">
            <text:p>54,976749</text:p>
          </table:table-cell>
          <table:table-cell office:value-type="string">
            <text:p>7,480094</text:p>
          </table:table-cell>
          <table:table-cell office:value-type="string">
            <text:p>47,614529</text:p>
          </table:table-cell>
          <table:table-cell office:value-type="string">
            <text:p>15,371696</text:p>
          </table:table-cell>
          <table:table-cell office:value-type="string">
            <text:p>168,229080</text:p>
          </table:table-cell>
          <table:table-cell office:value-type="string">
            <text:p>20,070583</text:p>
          </table:table-cell>
          <table:table-cell office:value-type="string">
            <text:p>110,611938</text:p>
          </table:table-cell>
          <table:table-cell office:value-type="string">
            <text:p>8,6083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,653868</text:p>
          </table:table-cell>
          <table:table-cell office:value-type="string">
            <text:p>9,278499</text:p>
          </table:table-cell>
          <table:table-cell office:value-type="string">
            <text:p>15,001685</text:p>
          </table:table-cell>
          <table:table-cell office:value-type="string">
            <text:p>9,809996</text:p>
          </table:table-cell>
          <table:table-cell office:value-type="string">
            <text:p>94,116005</text:p>
          </table:table-cell>
          <table:table-cell office:value-type="string">
            <text:p>18,404245</text:p>
          </table:table-cell>
        </table:table-row>
        <table:table-row table:style-name="ro1">
          <table:table-cell office:value-type="string">
            <text:p>AFR634 <text:s text:c="5"/></text:p>
          </table:table-cell>
          <table:table-cell office:value-type="string">
            <text:p>4744,908203</text:p>
          </table:table-cell>
          <table:table-cell office:value-type="string">
            <text:p>989,957581</text:p>
          </table:table-cell>
          <table:table-cell office:value-type="string">
            <text:p>936,586670</text:p>
          </table:table-cell>
          <table:table-cell office:value-type="string">
            <text:p>509,654083</text:p>
          </table:table-cell>
          <table:table-cell office:value-type="string">
            <text:p>12092,106445</text:p>
          </table:table-cell>
          <table:table-cell office:value-type="string">
            <text:p>343,068481</text:p>
          </table:table-cell>
          <table:table-cell office:value-type="string">
            <text:p>19962,937500</text:p>
          </table:table-cell>
          <table:table-cell office:value-type="string">
            <text:p>445,519043</text:p>
          </table:table-cell>
          <table:table-cell office:value-type="string">
            <text:p>252,868698</text:p>
          </table:table-cell>
          <table:table-cell office:value-type="string">
            <text:p>38,535988</text:p>
          </table:table-cell>
          <table:table-cell office:value-type="string">
            <text:p>12354,980469</text:p>
          </table:table-cell>
          <table:table-cell office:value-type="string">
            <text:p>243,759216</text:p>
          </table:table-cell>
          <table:table-cell office:value-type="string">
            <text:p>7472,014160</text:p>
          </table:table-cell>
          <table:table-cell office:value-type="string">
            <text:p>135,994522</text:p>
          </table:table-cell>
          <table:table-cell office:value-type="string">
            <text:p>12619,904297</text:p>
          </table:table-cell>
          <table:table-cell office:value-type="string">
            <text:p>174,832687</text:p>
          </table:table-cell>
          <table:table-cell office:value-type="string">
            <text:p>8329,722656</text:p>
          </table:table-cell>
          <table:table-cell office:value-type="string">
            <text:p>111,330246</text:p>
          </table:table-cell>
          <table:table-cell office:value-type="string">
            <text:p>911,330444</text:p>
          </table:table-cell>
          <table:table-cell office:value-type="string">
            <text:p>25,069597</text:p>
          </table:table-cell>
          <table:table-cell office:value-type="string">
            <text:p>26,393417</text:p>
          </table:table-cell>
          <table:table-cell office:value-type="string">
            <text:p>6,296931</text:p>
          </table:table-cell>
          <table:table-cell office:value-type="string">
            <text:p>49,612270</text:p>
          </table:table-cell>
          <table:table-cell office:value-type="string">
            <text:p>8,634999</text:p>
          </table:table-cell>
          <table:table-cell office:value-type="string">
            <text:p>118,090195</text:p>
          </table:table-cell>
          <table:table-cell office:value-type="string">
            <text:p>6,513071</text:p>
          </table:table-cell>
          <table:table-cell office:value-type="string">
            <text:p>7095,296387</text:p>
          </table:table-cell>
          <table:table-cell office:value-type="string">
            <text:p>131,726303</text:p>
          </table:table-cell>
          <table:table-cell office:value-type="string">
            <text:p>87,178581</text:p>
          </table:table-cell>
          <table:table-cell office:value-type="string">
            <text:p>9,955383</text:p>
          </table:table-cell>
          <table:table-cell office:value-type="string">
            <text:p>125,403816</text:p>
          </table:table-cell>
          <table:table-cell office:value-type="string">
            <text:p>17,027796</text:p>
          </table:table-cell>
          <table:table-cell office:value-type="string">
            <text:p>899,361267</text:p>
          </table:table-cell>
          <table:table-cell office:value-type="string">
            <text:p>25,844135</text:p>
          </table:table-cell>
          <table:table-cell office:value-type="string">
            <text:p>413,886627</text:p>
          </table:table-cell>
          <table:table-cell office:value-type="string">
            <text:p>13,2335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7,032623</text:p>
          </table:table-cell>
          <table:table-cell office:value-type="string">
            <text:p>12,266272</text:p>
          </table:table-cell>
          <table:table-cell office:value-type="string">
            <text:p>35,786797</text:p>
          </table:table-cell>
          <table:table-cell office:value-type="string">
            <text:p>12,995742</text:p>
          </table:table-cell>
          <table:table-cell office:value-type="string">
            <text:p>224,923019</text:p>
          </table:table-cell>
          <table:table-cell office:value-type="string">
            <text:p>24,909018</text:p>
          </table:table-cell>
        </table:table-row>
        <table:table-row table:style-name="ro1">
          <table:table-cell office:value-type="string">
            <text:p>AFR635 <text:s text:c="5"/></text:p>
          </table:table-cell>
          <table:table-cell office:value-type="string">
            <text:p>5114,220215</text:p>
          </table:table-cell>
          <table:table-cell office:value-type="string">
            <text:p>935,079651</text:p>
          </table:table-cell>
          <table:table-cell office:value-type="string">
            <text:p>848,000244</text:p>
          </table:table-cell>
          <table:table-cell office:value-type="string">
            <text:p>502,399811</text:p>
          </table:table-cell>
          <table:table-cell office:value-type="string">
            <text:p>4890,415039</text:p>
          </table:table-cell>
          <table:table-cell office:value-type="string">
            <text:p>207,344528</text:p>
          </table:table-cell>
          <table:table-cell office:value-type="string">
            <text:p>9945,439453</text:p>
          </table:table-cell>
          <table:table-cell office:value-type="string">
            <text:p>236,398804</text:p>
          </table:table-cell>
          <table:table-cell office:value-type="string">
            <text:p>80,632950</text:p>
          </table:table-cell>
          <table:table-cell office:value-type="string">
            <text:p>33,498955</text:p>
          </table:table-cell>
          <table:table-cell office:value-type="string">
            <text:p>7465,151367</text:p>
          </table:table-cell>
          <table:table-cell office:value-type="string">
            <text:p>152,588272</text:p>
          </table:table-cell>
          <table:table-cell office:value-type="string">
            <text:p>4031,968506</text:p>
          </table:table-cell>
          <table:table-cell office:value-type="string">
            <text:p>78,659683</text:p>
          </table:table-cell>
          <table:table-cell office:value-type="string">
            <text:p>6862,399902</text:p>
          </table:table-cell>
          <table:table-cell office:value-type="string">
            <text:p>97,528961</text:p>
          </table:table-cell>
          <table:table-cell office:value-type="string">
            <text:p>2389,672852</text:p>
          </table:table-cell>
          <table:table-cell office:value-type="string">
            <text:p>35,748188</text:p>
          </table:table-cell>
          <table:table-cell office:value-type="string">
            <text:p>276,464966</text:p>
          </table:table-cell>
          <table:table-cell office:value-type="string">
            <text:p>11,038317</text:p>
          </table:table-cell>
          <table:table-cell office:value-type="string">
            <text:p>11,167122</text:p>
          </table:table-cell>
          <table:table-cell office:value-type="string">
            <text:p>6,146975</text:p>
          </table:table-cell>
          <table:table-cell office:value-type="string">
            <text:p>47,906967</text:p>
          </table:table-cell>
          <table:table-cell office:value-type="string">
            <text:p>8,735010</text:p>
          </table:table-cell>
          <table:table-cell office:value-type="string">
            <text:p>57,498821</text:p>
          </table:table-cell>
          <table:table-cell office:value-type="string">
            <text:p>6,262179</text:p>
          </table:table-cell>
          <table:table-cell office:value-type="string">
            <text:p>3949,533936</text:p>
          </table:table-cell>
          <table:table-cell office:value-type="string">
            <text:p>74,729912</text:p>
          </table:table-cell>
          <table:table-cell office:value-type="string">
            <text:p>100,401581</text:p>
          </table:table-cell>
          <table:table-cell office:value-type="string">
            <text:p>10,424416</text:p>
          </table:table-cell>
          <table:table-cell office:value-type="string">
            <text:p>114,662224</text:p>
          </table:table-cell>
          <table:table-cell office:value-type="string">
            <text:p>17,225029</text:p>
          </table:table-cell>
          <table:table-cell office:value-type="string">
            <text:p>156,889740</text:p>
          </table:table-cell>
          <table:table-cell office:value-type="string">
            <text:p>21,218147</text:p>
          </table:table-cell>
          <table:table-cell office:value-type="string">
            <text:p>128,912827</text:p>
          </table:table-cell>
          <table:table-cell office:value-type="string">
            <text:p>11,8176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4,800171</text:p>
          </table:table-cell>
          <table:table-cell office:value-type="string">
            <text:p>12,902616</text:p>
          </table:table-cell>
          <table:table-cell office:value-type="string">
            <text:p>28,359138</text:p>
          </table:table-cell>
          <table:table-cell office:value-type="string">
            <text:p>13,590207</text:p>
          </table:table-cell>
          <table:table-cell office:value-type="string">
            <text:p>103,003487</text:p>
          </table:table-cell>
          <table:table-cell office:value-type="string">
            <text:p>25,578661</text:p>
          </table:table-cell>
        </table:table-row>
        <table:table-row table:style-name="ro1">
          <table:table-cell office:value-type="string">
            <text:p>AFR636 <text:s text:c="5"/></text:p>
          </table:table-cell>
          <table:table-cell office:value-type="string">
            <text:p>2016,673706</text:p>
          </table:table-cell>
          <table:table-cell office:value-type="string">
            <text:p>668,640991</text:p>
          </table:table-cell>
          <table:table-cell office:value-type="string">
            <text:p>533,387024</text:p>
          </table:table-cell>
          <table:table-cell office:value-type="string">
            <text:p>436,087250</text:p>
          </table:table-cell>
          <table:table-cell office:value-type="string">
            <text:p>3959,712646</text:p>
          </table:table-cell>
          <table:table-cell office:value-type="string">
            <text:p>180,140640</text:p>
          </table:table-cell>
          <table:table-cell office:value-type="string">
            <text:p>6725,260742</text:p>
          </table:table-cell>
          <table:table-cell office:value-type="string">
            <text:p>168,278320</text:p>
          </table:table-cell>
          <table:table-cell office:value-type="string">
            <text:p>246,248352</text:p>
          </table:table-cell>
          <table:table-cell office:value-type="string">
            <text:p>30,207260</text:p>
          </table:table-cell>
          <table:table-cell office:value-type="string">
            <text:p>9028,583008</text:p>
          </table:table-cell>
          <table:table-cell office:value-type="string">
            <text:p>180,427551</text:p>
          </table:table-cell>
          <table:table-cell office:value-type="string">
            <text:p>1705,721680</text:p>
          </table:table-cell>
          <table:table-cell office:value-type="string">
            <text:p>40,800091</text:p>
          </table:table-cell>
          <table:table-cell office:value-type="string">
            <text:p>13181,401367</text:p>
          </table:table-cell>
          <table:table-cell office:value-type="string">
            <text:p>182,204254</text:p>
          </table:table-cell>
          <table:table-cell office:value-type="string">
            <text:p>2666,597168</text:p>
          </table:table-cell>
          <table:table-cell office:value-type="string">
            <text:p>39,018764</text:p>
          </table:table-cell>
          <table:table-cell office:value-type="string">
            <text:p>265,974731</text:p>
          </table:table-cell>
          <table:table-cell office:value-type="string">
            <text:p>9,491453</text:p>
          </table:table-cell>
          <table:table-cell office:value-type="string">
            <text:p>15,294795</text:p>
          </table:table-cell>
          <table:table-cell office:value-type="string">
            <text:p>4,520474</text:p>
          </table:table-cell>
          <table:table-cell office:value-type="string">
            <text:p>45,450813</text:p>
          </table:table-cell>
          <table:table-cell office:value-type="string">
            <text:p>7,765437</text:p>
          </table:table-cell>
          <table:table-cell office:value-type="string">
            <text:p>100,317596</text:p>
          </table:table-cell>
          <table:table-cell office:value-type="string">
            <text:p>5,020709</text:p>
          </table:table-cell>
          <table:table-cell office:value-type="string">
            <text:p>3717,333496</text:p>
          </table:table-cell>
          <table:table-cell office:value-type="string">
            <text:p>70,203094</text:p>
          </table:table-cell>
          <table:table-cell office:value-type="string">
            <text:p>44,893532</text:p>
          </table:table-cell>
          <table:table-cell office:value-type="string">
            <text:p>7,289573</text:p>
          </table:table-cell>
          <table:table-cell office:value-type="string">
            <text:p>83,299232</text:p>
          </table:table-cell>
          <table:table-cell office:value-type="string">
            <text:p>15,571720</text:p>
          </table:table-cell>
          <table:table-cell office:value-type="string">
            <text:p>394,842316</text:p>
          </table:table-cell>
          <table:table-cell office:value-type="string">
            <text:p>21,033365</text:p>
          </table:table-cell>
          <table:table-cell office:value-type="string">
            <text:p>206,478271</text:p>
          </table:table-cell>
          <table:table-cell office:value-type="string">
            <text:p>9,0653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,288494</text:p>
          </table:table-cell>
          <table:table-cell office:value-type="string">
            <text:p>9,186173</text:p>
          </table:table-cell>
          <table:table-cell office:value-type="string">
            <text:p>10,938943</text:p>
          </table:table-cell>
          <table:table-cell office:value-type="string">
            <text:p>9,738997</text:p>
          </table:table-cell>
          <table:table-cell office:value-type="string">
            <text:p>181,436417</text:p>
          </table:table-cell>
          <table:table-cell office:value-type="string">
            <text:p>18,382061</text:p>
          </table:table-cell>
        </table:table-row>
        <table:table-row table:style-name="ro1">
          <table:table-cell office:value-type="string">
            <text:p>AFR637 <text:s text:c="5"/></text:p>
          </table:table-cell>
          <table:table-cell office:value-type="string">
            <text:p>1169,048218</text:p>
          </table:table-cell>
          <table:table-cell office:value-type="string">
            <text:p>410,370361</text:p>
          </table:table-cell>
          <table:table-cell office:value-type="string">
            <text:p>1044,633423</text:p>
          </table:table-cell>
          <table:table-cell office:value-type="string">
            <text:p>415,725189</text:p>
          </table:table-cell>
          <table:table-cell office:value-type="string">
            <text:p>527,286621</text:p>
          </table:table-cell>
          <table:table-cell office:value-type="string">
            <text:p>52,107586</text:p>
          </table:table-cell>
          <table:table-cell office:value-type="string">
            <text:p>309,556915</text:p>
          </table:table-cell>
          <table:table-cell office:value-type="string">
            <text:p>51,916412</text:p>
          </table:table-cell>
          <table:table-cell office:value-type="string">
            <text:p>12,713909</text:p>
          </table:table-cell>
          <table:table-cell office:value-type="string">
            <text:p>17,734497</text:p>
          </table:table-cell>
          <table:table-cell office:value-type="string">
            <text:p>68,204788</text:p>
          </table:table-cell>
          <table:table-cell office:value-type="string">
            <text:p>17,362720</text:p>
          </table:table-cell>
          <table:table-cell office:value-type="string">
            <text:p>70,264511</text:p>
          </table:table-cell>
          <table:table-cell office:value-type="string">
            <text:p>13,209846</text:p>
          </table:table-cell>
          <table:table-cell office:value-type="string">
            <text:p>102,306137</text:p>
          </table:table-cell>
          <table:table-cell office:value-type="string">
            <text:p>10,135479</text:p>
          </table:table-cell>
          <table:table-cell office:value-type="string">
            <text:p>14,049481</text:p>
          </table:table-cell>
          <table:table-cell office:value-type="string">
            <text:p>10,24234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4,090309</text:p>
          </table:table-cell>
          <table:table-cell office:value-type="string">
            <text:p>7,94166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0,202801</text:p>
          </table:table-cell>
          <table:table-cell office:value-type="string">
            <text:p>8,63122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1,500187</text:p>
          </table:table-cell>
          <table:table-cell office:value-type="string">
            <text:p>19,749687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638 <text:s text:c="5"/></text:p>
          </table:table-cell>
          <table:table-cell office:value-type="string">
            <text:p>14356,457031</text:p>
          </table:table-cell>
          <table:table-cell office:value-type="string">
            <text:p>1380,179565</text:p>
          </table:table-cell>
          <table:table-cell office:value-type="string">
            <text:p>2520,041260</text:p>
          </table:table-cell>
          <table:table-cell office:value-type="string">
            <text:p>515,708862</text:p>
          </table:table-cell>
          <table:table-cell office:value-type="string">
            <text:p>14689,308594</text:p>
          </table:table-cell>
          <table:table-cell office:value-type="string">
            <text:p>393,434601</text:p>
          </table:table-cell>
          <table:table-cell office:value-type="string">
            <text:p>32497,111328</text:p>
          </table:table-cell>
          <table:table-cell office:value-type="string">
            <text:p>710,198975</text:p>
          </table:table-cell>
          <table:table-cell office:value-type="string">
            <text:p>316,504517</text:p>
          </table:table-cell>
          <table:table-cell office:value-type="string">
            <text:p>39,395851</text:p>
          </table:table-cell>
          <table:table-cell office:value-type="string">
            <text:p>11678,562500</text:p>
          </table:table-cell>
          <table:table-cell office:value-type="string">
            <text:p>231,566208</text:p>
          </table:table-cell>
          <table:table-cell office:value-type="string">
            <text:p>27134,173828</text:p>
          </table:table-cell>
          <table:table-cell office:value-type="string">
            <text:p>466,110870</text:p>
          </table:table-cell>
          <table:table-cell office:value-type="string">
            <text:p>12186,681641</text:p>
          </table:table-cell>
          <table:table-cell office:value-type="string">
            <text:p>168,898041</text:p>
          </table:table-cell>
          <table:table-cell office:value-type="string">
            <text:p>13650,379883</text:p>
          </table:table-cell>
          <table:table-cell office:value-type="string">
            <text:p>179,987793</text:p>
          </table:table-cell>
          <table:table-cell office:value-type="string">
            <text:p>1210,535767</text:p>
          </table:table-cell>
          <table:table-cell office:value-type="string">
            <text:p>32,071796</text:p>
          </table:table-cell>
          <table:table-cell office:value-type="string">
            <text:p>32,991768</text:p>
          </table:table-cell>
          <table:table-cell office:value-type="string">
            <text:p>5,479211</text:p>
          </table:table-cell>
          <table:table-cell office:value-type="string">
            <text:p>44,121136</text:p>
          </table:table-cell>
          <table:table-cell office:value-type="string">
            <text:p>7,995265</text:p>
          </table:table-cell>
          <table:table-cell office:value-type="string">
            <text:p>167,522186</text:p>
          </table:table-cell>
          <table:table-cell office:value-type="string">
            <text:p>6,176701</text:p>
          </table:table-cell>
          <table:table-cell office:value-type="string">
            <text:p>12646,819336</text:p>
          </table:table-cell>
          <table:table-cell office:value-type="string">
            <text:p>232,845596</text:p>
          </table:table-cell>
          <table:table-cell office:value-type="string">
            <text:p>33,502094</text:p>
          </table:table-cell>
          <table:table-cell office:value-type="string">
            <text:p>7,763652</text:p>
          </table:table-cell>
          <table:table-cell office:value-type="string">
            <text:p>74,010887</text:p>
          </table:table-cell>
          <table:table-cell office:value-type="string">
            <text:p>15,647843</text:p>
          </table:table-cell>
          <table:table-cell office:value-type="string">
            <text:p>573,405579</text:p>
          </table:table-cell>
          <table:table-cell office:value-type="string">
            <text:p>22,328337</text:p>
          </table:table-cell>
          <table:table-cell office:value-type="string">
            <text:p>367,820984</text:p>
          </table:table-cell>
          <table:table-cell office:value-type="string">
            <text:p>10,79597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6,316666</text:p>
          </table:table-cell>
          <table:table-cell office:value-type="string">
            <text:p>9,650448</text:p>
          </table:table-cell>
          <table:table-cell office:value-type="string">
            <text:p>46,032570</text:p>
          </table:table-cell>
          <table:table-cell office:value-type="string">
            <text:p>10,082388</text:p>
          </table:table-cell>
          <table:table-cell office:value-type="string">
            <text:p>196,312180</text:p>
          </table:table-cell>
          <table:table-cell office:value-type="string">
            <text:p>19,659464</text:p>
          </table:table-cell>
        </table:table-row>
        <table:table-row table:style-name="ro1">
          <table:table-cell office:value-type="string">
            <text:p>AFR639 <text:s text:c="5"/></text:p>
          </table:table-cell>
          <table:table-cell office:value-type="string">
            <text:p>17470,169922</text:p>
          </table:table-cell>
          <table:table-cell office:value-type="string">
            <text:p>1662,841431</text:p>
          </table:table-cell>
          <table:table-cell office:value-type="string">
            <text:p>2213,848389</text:p>
          </table:table-cell>
          <table:table-cell office:value-type="string">
            <text:p>553,763428</text:p>
          </table:table-cell>
          <table:table-cell office:value-type="string">
            <text:p>11499,403320</text:p>
          </table:table-cell>
          <table:table-cell office:value-type="string">
            <text:p>344,534149</text:p>
          </table:table-cell>
          <table:table-cell office:value-type="string">
            <text:p>27343,662109</text:p>
          </table:table-cell>
          <table:table-cell office:value-type="string">
            <text:p>601,640930</text:p>
          </table:table-cell>
          <table:table-cell office:value-type="string">
            <text:p>355,020996</text:p>
          </table:table-cell>
          <table:table-cell office:value-type="string">
            <text:p>42,831032</text:p>
          </table:table-cell>
          <table:table-cell office:value-type="string">
            <text:p>12599,970703</text:p>
          </table:table-cell>
          <table:table-cell office:value-type="string">
            <text:p>250,299240</text:p>
          </table:table-cell>
          <table:table-cell office:value-type="string">
            <text:p>32069,250000</text:p>
          </table:table-cell>
          <table:table-cell office:value-type="string">
            <text:p>550,365356</text:p>
          </table:table-cell>
          <table:table-cell office:value-type="string">
            <text:p>10401,427734</text:p>
          </table:table-cell>
          <table:table-cell office:value-type="string">
            <text:p>145,166183</text:p>
          </table:table-cell>
          <table:table-cell office:value-type="string">
            <text:p>10582,898438</text:p>
          </table:table-cell>
          <table:table-cell office:value-type="string">
            <text:p>140,370010</text:p>
          </table:table-cell>
          <table:table-cell office:value-type="string">
            <text:p>1070,415527</text:p>
          </table:table-cell>
          <table:table-cell office:value-type="string">
            <text:p>28,957897</text:p>
          </table:table-cell>
          <table:table-cell office:value-type="string">
            <text:p>20,563803</text:p>
          </table:table-cell>
          <table:table-cell office:value-type="string">
            <text:p>6,193603</text:p>
          </table:table-cell>
          <table:table-cell office:value-type="string">
            <text:p>47,563347</text:p>
          </table:table-cell>
          <table:table-cell office:value-type="string">
            <text:p>8,523417</text:p>
          </table:table-cell>
          <table:table-cell office:value-type="string">
            <text:p>188,977859</text:p>
          </table:table-cell>
          <table:table-cell office:value-type="string">
            <text:p>7,075363</text:p>
          </table:table-cell>
          <table:table-cell office:value-type="string">
            <text:p>11942,370117</text:p>
          </table:table-cell>
          <table:table-cell office:value-type="string">
            <text:p>220,063354</text:p>
          </table:table-cell>
          <table:table-cell office:value-type="string">
            <text:p>55,362766</text:p>
          </table:table-cell>
          <table:table-cell office:value-type="string">
            <text:p>9,236030</text:p>
          </table:table-cell>
          <table:table-cell office:value-type="string">
            <text:p>131,023071</text:p>
          </table:table-cell>
          <table:table-cell office:value-type="string">
            <text:p>16,832014</text:p>
          </table:table-cell>
          <table:table-cell office:value-type="string">
            <text:p>922,132568</text:p>
          </table:table-cell>
          <table:table-cell office:value-type="string">
            <text:p>25,826227</text:p>
          </table:table-cell>
          <table:table-cell office:value-type="string">
            <text:p>900,538208</text:p>
          </table:table-cell>
          <table:table-cell office:value-type="string">
            <text:p>18,3170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0,459709</text:p>
          </table:table-cell>
          <table:table-cell office:value-type="string">
            <text:p>11,664974</text:p>
          </table:table-cell>
          <table:table-cell office:value-type="string">
            <text:p>38,751907</text:p>
          </table:table-cell>
          <table:table-cell office:value-type="string">
            <text:p>12,090800</text:p>
          </table:table-cell>
          <table:table-cell office:value-type="string">
            <text:p>257,396118</text:p>
          </table:table-cell>
          <table:table-cell office:value-type="string">
            <text:p>23,516674</text:p>
          </table:table-cell>
        </table:table-row>
        <table:table-row table:style-name="ro1">
          <table:table-cell office:value-type="string">
            <text:p>AFR640 <text:s text:c="5"/></text:p>
          </table:table-cell>
          <table:table-cell office:value-type="string">
            <text:p>33339,585938</text:p>
          </table:table-cell>
          <table:table-cell office:value-type="string">
            <text:p>2497,655518</text:p>
          </table:table-cell>
          <table:table-cell office:value-type="string">
            <text:p>5064,690918</text:p>
          </table:table-cell>
          <table:table-cell office:value-type="string">
            <text:p>610,194885</text:p>
          </table:table-cell>
          <table:table-cell office:value-type="string">
            <text:p>12655,408203</text:p>
          </table:table-cell>
          <table:table-cell office:value-type="string">
            <text:p>363,242249</text:p>
          </table:table-cell>
          <table:table-cell office:value-type="string">
            <text:p>30204,607422</text:p>
          </table:table-cell>
          <table:table-cell office:value-type="string">
            <text:p>663,233337</text:p>
          </table:table-cell>
          <table:table-cell office:value-type="string">
            <text:p>492,162109</text:p>
          </table:table-cell>
          <table:table-cell office:value-type="string">
            <text:p>50,546875</text:p>
          </table:table-cell>
          <table:table-cell office:value-type="string">
            <text:p>16308,758789</text:p>
          </table:table-cell>
          <table:table-cell office:value-type="string">
            <text:p>320,018646</text:p>
          </table:table-cell>
          <table:table-cell office:value-type="string">
            <text:p>70205,093750</text:p>
          </table:table-cell>
          <table:table-cell office:value-type="string">
            <text:p>1192,880371</text:p>
          </table:table-cell>
          <table:table-cell office:value-type="string">
            <text:p>26165,222656</text:p>
          </table:table-cell>
          <table:table-cell office:value-type="string">
            <text:p>357,601990</text:p>
          </table:table-cell>
          <table:table-cell office:value-type="string">
            <text:p>18841,367188</text:p>
          </table:table-cell>
          <table:table-cell office:value-type="string">
            <text:p>247,361282</text:p>
          </table:table-cell>
          <table:table-cell office:value-type="string">
            <text:p>1093,608154</text:p>
          </table:table-cell>
          <table:table-cell office:value-type="string">
            <text:p>29,413149</text:p>
          </table:table-cell>
          <table:table-cell office:value-type="string">
            <text:p>25,310007</text:p>
          </table:table-cell>
          <table:table-cell office:value-type="string">
            <text:p>5,906054</text:p>
          </table:table-cell>
          <table:table-cell office:value-type="string">
            <text:p>61,443108</text:p>
          </table:table-cell>
          <table:table-cell office:value-type="string">
            <text:p>8,368419</text:p>
          </table:table-cell>
          <table:table-cell office:value-type="string">
            <text:p>203,820267</text:p>
          </table:table-cell>
          <table:table-cell office:value-type="string">
            <text:p>7,097251</text:p>
          </table:table-cell>
          <table:table-cell office:value-type="string">
            <text:p>10066,185547</text:p>
          </table:table-cell>
          <table:table-cell office:value-type="string">
            <text:p>185,810669</text:p>
          </table:table-cell>
          <table:table-cell office:value-type="string">
            <text:p>38,561348</text:p>
          </table:table-cell>
          <table:table-cell office:value-type="string">
            <text:p>8,794560</text:p>
          </table:table-cell>
          <table:table-cell office:value-type="string">
            <text:p>67,298126</text:p>
          </table:table-cell>
          <table:table-cell office:value-type="string">
            <text:p>16,162392</text:p>
          </table:table-cell>
          <table:table-cell office:value-type="string">
            <text:p>604,290833</text:p>
          </table:table-cell>
          <table:table-cell office:value-type="string">
            <text:p>22,954824</text:p>
          </table:table-cell>
          <table:table-cell office:value-type="string">
            <text:p>352,900055</text:p>
          </table:table-cell>
          <table:table-cell office:value-type="string">
            <text:p>11,6743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3,053619</text:p>
          </table:table-cell>
          <table:table-cell office:value-type="string">
            <text:p>11,314535</text:p>
          </table:table-cell>
          <table:table-cell office:value-type="string">
            <text:p>43,491829</text:p>
          </table:table-cell>
          <table:table-cell office:value-type="string">
            <text:p>11,470528</text:p>
          </table:table-cell>
          <table:table-cell office:value-type="string">
            <text:p>449,174377</text:p>
          </table:table-cell>
          <table:table-cell office:value-type="string">
            <text:p>24,160580</text:p>
          </table:table-cell>
        </table:table-row>
        <table:table-row table:style-name="ro1">
          <table:table-cell office:value-type="string">
            <text:p>AFR641 <text:s text:c="5"/></text:p>
          </table:table-cell>
          <table:table-cell office:value-type="string">
            <text:p>14270,336914</text:p>
          </table:table-cell>
          <table:table-cell office:value-type="string">
            <text:p>1307,257813</text:p>
          </table:table-cell>
          <table:table-cell office:value-type="string">
            <text:p>3067,771240</text:p>
          </table:table-cell>
          <table:table-cell office:value-type="string">
            <text:p>510,765717</text:p>
          </table:table-cell>
          <table:table-cell office:value-type="string">
            <text:p>16915,312500</text:p>
          </table:table-cell>
          <table:table-cell office:value-type="string">
            <text:p>430,603394</text:p>
          </table:table-cell>
          <table:table-cell office:value-type="string">
            <text:p>38336,542969</text:p>
          </table:table-cell>
          <table:table-cell office:value-type="string">
            <text:p>833,783447</text:p>
          </table:table-cell>
          <table:table-cell office:value-type="string">
            <text:p>223,831711</text:p>
          </table:table-cell>
          <table:table-cell office:value-type="string">
            <text:p>36,427925</text:p>
          </table:table-cell>
          <table:table-cell office:value-type="string">
            <text:p>10620,521484</text:p>
          </table:table-cell>
          <table:table-cell office:value-type="string">
            <text:p>211,308701</text:p>
          </table:table-cell>
          <table:table-cell office:value-type="string">
            <text:p>21590,576172</text:p>
          </table:table-cell>
          <table:table-cell office:value-type="string">
            <text:p>372,496063</text:p>
          </table:table-cell>
          <table:table-cell office:value-type="string">
            <text:p>10978,632813</text:p>
          </table:table-cell>
          <table:table-cell office:value-type="string">
            <text:p>152,562927</text:p>
          </table:table-cell>
          <table:table-cell office:value-type="string">
            <text:p>9032,079102</text:p>
          </table:table-cell>
          <table:table-cell office:value-type="string">
            <text:p>120,283295</text:p>
          </table:table-cell>
          <table:table-cell office:value-type="string">
            <text:p>1197,218872</text:p>
          </table:table-cell>
          <table:table-cell office:value-type="string">
            <text:p>31,763035</text:p>
          </table:table-cell>
          <table:table-cell office:value-type="string">
            <text:p>34,301300</text:p>
          </table:table-cell>
          <table:table-cell office:value-type="string">
            <text:p>5,571678</text:p>
          </table:table-cell>
          <table:table-cell office:value-type="string">
            <text:p>59,314445</text:p>
          </table:table-cell>
          <table:table-cell office:value-type="string">
            <text:p>8,114498</text:p>
          </table:table-cell>
          <table:table-cell office:value-type="string">
            <text:p>152,308411</text:p>
          </table:table-cell>
          <table:table-cell office:value-type="string">
            <text:p>6,031433</text:p>
          </table:table-cell>
          <table:table-cell office:value-type="string">
            <text:p>14819,123047</text:p>
          </table:table-cell>
          <table:table-cell office:value-type="string">
            <text:p>272,497528</text:p>
          </table:table-cell>
          <table:table-cell office:value-type="string">
            <text:p>30,077854</text:p>
          </table:table-cell>
          <table:table-cell office:value-type="string">
            <text:p>7,791641</text:p>
          </table:table-cell>
          <table:table-cell office:value-type="string">
            <text:p>39,490936</text:p>
          </table:table-cell>
          <table:table-cell office:value-type="string">
            <text:p>15,500224</text:p>
          </table:table-cell>
          <table:table-cell office:value-type="string">
            <text:p>272,659088</text:p>
          </table:table-cell>
          <table:table-cell office:value-type="string">
            <text:p>20,551497</text:p>
          </table:table-cell>
          <table:table-cell office:value-type="string">
            <text:p>148,349548</text:p>
          </table:table-cell>
          <table:table-cell office:value-type="string">
            <text:p>9,0510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1,157433</text:p>
          </table:table-cell>
          <table:table-cell office:value-type="string">
            <text:p>9,540406</text:p>
          </table:table-cell>
          <table:table-cell office:value-type="string">
            <text:p>60,794716</text:p>
          </table:table-cell>
          <table:table-cell office:value-type="string">
            <text:p>10,161469</text:p>
          </table:table-cell>
          <table:table-cell office:value-type="string">
            <text:p>132,599854</text:p>
          </table:table-cell>
          <table:table-cell office:value-type="string">
            <text:p>19,295803</text:p>
          </table:table-cell>
        </table:table-row>
        <table:table-row table:style-name="ro1">
          <table:table-cell office:value-type="string">
            <text:p>AFR642 <text:s text:c="5"/></text:p>
          </table:table-cell>
          <table:table-cell office:value-type="string">
            <text:p>14281,512695</text:p>
          </table:table-cell>
          <table:table-cell office:value-type="string">
            <text:p>1557,592651</text:p>
          </table:table-cell>
          <table:table-cell office:value-type="string">
            <text:p>4244,184570</text:p>
          </table:table-cell>
          <table:table-cell office:value-type="string">
            <text:p>603,651245</text:p>
          </table:table-cell>
          <table:table-cell office:value-type="string">
            <text:p>52784,898438</text:p>
          </table:table-cell>
          <table:table-cell office:value-type="string">
            <text:p>1199,671021</text:p>
          </table:table-cell>
          <table:table-cell office:value-type="string">
            <text:p>88938,140625</text:p>
          </table:table-cell>
          <table:table-cell office:value-type="string">
            <text:p>1910,427856</text:p>
          </table:table-cell>
          <table:table-cell office:value-type="string">
            <text:p>619,493835</text:p>
          </table:table-cell>
          <table:table-cell office:value-type="string">
            <text:p>51,952488</text:p>
          </table:table-cell>
          <table:table-cell office:value-type="string">
            <text:p>13011,527344</text:p>
          </table:table-cell>
          <table:table-cell office:value-type="string">
            <text:p>257,486481</text:p>
          </table:table-cell>
          <table:table-cell office:value-type="string">
            <text:p>34110,667969</text:p>
          </table:table-cell>
          <table:table-cell office:value-type="string">
            <text:p>583,639832</text:p>
          </table:table-cell>
          <table:table-cell office:value-type="string">
            <text:p>15368,229492</text:p>
          </table:table-cell>
          <table:table-cell office:value-type="string">
            <text:p>212,128113</text:p>
          </table:table-cell>
          <table:table-cell office:value-type="string">
            <text:p>35759,375000</text:p>
          </table:table-cell>
          <table:table-cell office:value-type="string">
            <text:p>466,635742</text:p>
          </table:table-cell>
          <table:table-cell office:value-type="string">
            <text:p>4519,548828</text:p>
          </table:table-cell>
          <table:table-cell office:value-type="string">
            <text:p>114,954926</text:p>
          </table:table-cell>
          <table:table-cell office:value-type="string">
            <text:p>59,989155</text:p>
          </table:table-cell>
          <table:table-cell office:value-type="string">
            <text:p>7,963910</text:p>
          </table:table-cell>
          <table:table-cell office:value-type="string">
            <text:p>88,660225</text:p>
          </table:table-cell>
          <table:table-cell office:value-type="string">
            <text:p>8,957860</text:p>
          </table:table-cell>
          <table:table-cell office:value-type="string">
            <text:p>378,993347</text:p>
          </table:table-cell>
          <table:table-cell office:value-type="string">
            <text:p>10,161620</text:p>
          </table:table-cell>
          <table:table-cell office:value-type="string">
            <text:p>31456,386719</text:p>
          </table:table-cell>
          <table:table-cell office:value-type="string">
            <text:p>576,355591</text:p>
          </table:table-cell>
          <table:table-cell office:value-type="string">
            <text:p>36,799515</text:p>
          </table:table-cell>
          <table:table-cell office:value-type="string">
            <text:p>9,494226</text:p>
          </table:table-cell>
          <table:table-cell office:value-type="string">
            <text:p>129,923874</text:p>
          </table:table-cell>
          <table:table-cell office:value-type="string">
            <text:p>16,819448</text:p>
          </table:table-cell>
          <table:table-cell office:value-type="string">
            <text:p>1155,365112</text:p>
          </table:table-cell>
          <table:table-cell office:value-type="string">
            <text:p>28,292372</text:p>
          </table:table-cell>
          <table:table-cell office:value-type="string">
            <text:p>391,436646</text:p>
          </table:table-cell>
          <table:table-cell office:value-type="string">
            <text:p>12,4489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13,398209</text:p>
          </table:table-cell>
          <table:table-cell office:value-type="string">
            <text:p>12,209529</text:p>
          </table:table-cell>
          <table:table-cell office:value-type="string">
            <text:p>182,040237</text:p>
          </table:table-cell>
          <table:table-cell office:value-type="string">
            <text:p>12,907022</text:p>
          </table:table-cell>
          <table:table-cell office:value-type="string">
            <text:p>258,913239</text:p>
          </table:table-cell>
          <table:table-cell office:value-type="string">
            <text:p>24,025534</text:p>
          </table:table-cell>
        </table:table-row>
        <table:table-row table:style-name="ro1">
          <table:table-cell office:value-type="string">
            <text:p>AFR643 <text:s text:c="5"/></text:p>
          </table:table-cell>
          <table:table-cell office:value-type="string">
            <text:p>2357,814941</text:p>
          </table:table-cell>
          <table:table-cell office:value-type="string">
            <text:p>715,912964</text:p>
          </table:table-cell>
          <table:table-cell office:value-type="string">
            <text:p>445,994507</text:p>
          </table:table-cell>
          <table:table-cell office:value-type="string">
            <text:p>447,624817</text:p>
          </table:table-cell>
          <table:table-cell office:value-type="string">
            <text:p>2489,692383</text:p>
          </table:table-cell>
          <table:table-cell office:value-type="string">
            <text:p>163,117432</text:p>
          </table:table-cell>
          <table:table-cell office:value-type="string">
            <text:p>4961,528320</text:p>
          </table:table-cell>
          <table:table-cell office:value-type="string">
            <text:p>134,616058</text:p>
          </table:table-cell>
          <table:table-cell office:value-type="string">
            <text:p>146,879120</text:p>
          </table:table-cell>
          <table:table-cell office:value-type="string">
            <text:p>30,263863</text:p>
          </table:table-cell>
          <table:table-cell office:value-type="string">
            <text:p>8269,883789</text:p>
          </table:table-cell>
          <table:table-cell office:value-type="string">
            <text:p>166,578903</text:p>
          </table:table-cell>
          <table:table-cell office:value-type="string">
            <text:p>2959,061035</text:p>
          </table:table-cell>
          <table:table-cell office:value-type="string">
            <text:p>60,972347</text:p>
          </table:table-cell>
          <table:table-cell office:value-type="string">
            <text:p>12756,319336</text:p>
          </table:table-cell>
          <table:table-cell office:value-type="string">
            <text:p>176,556610</text:p>
          </table:table-cell>
          <table:table-cell office:value-type="string">
            <text:p>2046,269531</text:p>
          </table:table-cell>
          <table:table-cell office:value-type="string">
            <text:p>31,540466</text:p>
          </table:table-cell>
          <table:table-cell office:value-type="string">
            <text:p>182,365906</text:p>
          </table:table-cell>
          <table:table-cell office:value-type="string">
            <text:p>8,179149</text:p>
          </table:table-cell>
          <table:table-cell office:value-type="string">
            <text:p>12,415023</text:p>
          </table:table-cell>
          <table:table-cell office:value-type="string">
            <text:p>4,837055</text:p>
          </table:table-cell>
          <table:table-cell office:value-type="string">
            <text:p>41,329926</text:p>
          </table:table-cell>
          <table:table-cell office:value-type="string">
            <text:p>7,954087</text:p>
          </table:table-cell>
          <table:table-cell office:value-type="string">
            <text:p>74,597595</text:p>
          </table:table-cell>
          <table:table-cell office:value-type="string">
            <text:p>5,110297</text:p>
          </table:table-cell>
          <table:table-cell office:value-type="string">
            <text:p>2443,500244</text:p>
          </table:table-cell>
          <table:table-cell office:value-type="string">
            <text:p>47,342213</text:p>
          </table:table-cell>
          <table:table-cell office:value-type="string">
            <text:p>54,452690</text:p>
          </table:table-cell>
          <table:table-cell office:value-type="string">
            <text:p>7,974570</text:p>
          </table:table-cell>
          <table:table-cell office:value-type="string">
            <text:p>97,023033</text:p>
          </table:table-cell>
          <table:table-cell office:value-type="string">
            <text:p>15,887573</text:p>
          </table:table-cell>
          <table:table-cell office:value-type="string">
            <text:p>357,773041</text:p>
          </table:table-cell>
          <table:table-cell office:value-type="string">
            <text:p>21,088753</text:p>
          </table:table-cell>
          <table:table-cell office:value-type="string">
            <text:p>179,148926</text:p>
          </table:table-cell>
          <table:table-cell office:value-type="string">
            <text:p>9,5822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7,359863</text:p>
          </table:table-cell>
          <table:table-cell office:value-type="string">
            <text:p>10,050223</text:p>
          </table:table-cell>
          <table:table-cell office:value-type="string">
            <text:p>13,402405</text:p>
          </table:table-cell>
          <table:table-cell office:value-type="string">
            <text:p>10,678366</text:p>
          </table:table-cell>
          <table:table-cell office:value-type="string">
            <text:p>229,866837</text:p>
          </table:table-cell>
          <table:table-cell office:value-type="string">
            <text:p>20,592474</text:p>
          </table:table-cell>
        </table:table-row>
        <table:table-row table:style-name="ro1">
          <table:table-cell office:value-type="string">
            <text:p>AFR644 <text:s text:c="5"/></text:p>
          </table:table-cell>
          <table:table-cell office:value-type="string">
            <text:p>725,131958</text:p>
          </table:table-cell>
          <table:table-cell office:value-type="string">
            <text:p>394,744690</text:p>
          </table:table-cell>
          <table:table-cell office:value-type="string">
            <text:p>323,644958</text:p>
          </table:table-cell>
          <table:table-cell office:value-type="string">
            <text:p>397,757416</text:p>
          </table:table-cell>
          <table:table-cell office:value-type="string">
            <text:p>436,161835</text:p>
          </table:table-cell>
          <table:table-cell office:value-type="string">
            <text:p>49,089939</text:p>
          </table:table-cell>
          <table:table-cell office:value-type="string">
            <text:p>70,824638</text:p>
          </table:table-cell>
          <table:table-cell office:value-type="string">
            <text:p>48,738777</text:p>
          </table:table-cell>
          <table:table-cell office:value-type="string">
            <text:p>1,003730</text:p>
          </table:table-cell>
          <table:table-cell office:value-type="string">
            <text:p>16,728840</text:p>
          </table:table-cell>
          <table:table-cell office:value-type="string">
            <text:p>1,055802</text:p>
          </table:table-cell>
          <table:table-cell office:value-type="string">
            <text:p>15,203557</text:p>
          </table:table-cell>
          <table:table-cell office:value-type="string">
            <text:p>7,228859</text:p>
          </table:table-cell>
          <table:table-cell office:value-type="string">
            <text:p>11,133111</text:p>
          </table:table-cell>
          <table:table-cell office:value-type="string">
            <text:p>36,201660</text:p>
          </table:table-cell>
          <table:table-cell office:value-type="string">
            <text:p>9,068139</text:p>
          </table:table-cell>
          <table:table-cell office:value-type="string">
            <text:p>2,918094</text:p>
          </table:table-cell>
          <table:table-cell office:value-type="string">
            <text:p>10,02983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0,125116</text:p>
          </table:table-cell>
          <table:table-cell office:value-type="string">
            <text:p>7,5522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,779456</text:p>
          </table:table-cell>
          <table:table-cell office:value-type="string">
            <text:p>8,317971</text:p>
          </table:table-cell>
          <table:table-cell table:number-columns-repeated="1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645 <text:s text:c="5"/></text:p>
          </table:table-cell>
          <table:table-cell office:value-type="string">
            <text:p>9096,935547</text:p>
          </table:table-cell>
          <table:table-cell office:value-type="string">
            <text:p>1010,435913</text:p>
          </table:table-cell>
          <table:table-cell office:value-type="string">
            <text:p>626,019592</text:p>
          </table:table-cell>
          <table:table-cell office:value-type="string">
            <text:p>448,311096</text:p>
          </table:table-cell>
          <table:table-cell office:value-type="string">
            <text:p>2090,213623</text:p>
          </table:table-cell>
          <table:table-cell office:value-type="string">
            <text:p>167,322830</text:p>
          </table:table-cell>
          <table:table-cell office:value-type="string">
            <text:p>3377,520752</text:p>
          </table:table-cell>
          <table:table-cell office:value-type="string">
            <text:p>106,161514</text:p>
          </table:table-cell>
          <table:table-cell office:value-type="string">
            <text:p>137,319427</text:p>
          </table:table-cell>
          <table:table-cell office:value-type="string">
            <text:p>32,277317</text:p>
          </table:table-cell>
          <table:table-cell office:value-type="string">
            <text:p>9157,004883</text:p>
          </table:table-cell>
          <table:table-cell office:value-type="string">
            <text:p>184,319824</text:p>
          </table:table-cell>
          <table:table-cell office:value-type="string">
            <text:p>29868,662109</text:p>
          </table:table-cell>
          <table:table-cell office:value-type="string">
            <text:p>512,298767</text:p>
          </table:table-cell>
          <table:table-cell office:value-type="string">
            <text:p>22681,593750</text:p>
          </table:table-cell>
          <table:table-cell office:value-type="string">
            <text:p>310,350677</text:p>
          </table:table-cell>
          <table:table-cell office:value-type="string">
            <text:p>2125,057617</text:p>
          </table:table-cell>
          <table:table-cell office:value-type="string">
            <text:p>32,607460</text:p>
          </table:table-cell>
          <table:table-cell office:value-type="string">
            <text:p>118,530167</text:p>
          </table:table-cell>
          <table:table-cell office:value-type="string">
            <text:p>6,555583</text:p>
          </table:table-cell>
          <table:table-cell office:value-type="string">
            <text:p>13,004524</text:p>
          </table:table-cell>
          <table:table-cell office:value-type="string">
            <text:p>4,234885</text:p>
          </table:table-cell>
          <table:table-cell office:value-type="string">
            <text:p>29,122967</text:p>
          </table:table-cell>
          <table:table-cell office:value-type="string">
            <text:p>7,598863</text:p>
          </table:table-cell>
          <table:table-cell office:value-type="string">
            <text:p>43,726448</text:p>
          </table:table-cell>
          <table:table-cell office:value-type="string">
            <text:p>4,215962</text:p>
          </table:table-cell>
          <table:table-cell office:value-type="string">
            <text:p>1415,913696</text:p>
          </table:table-cell>
          <table:table-cell office:value-type="string">
            <text:p>28,963959</text:p>
          </table:table-cell>
          <table:table-cell office:value-type="string">
            <text:p>45,509205</text:p>
          </table:table-cell>
          <table:table-cell office:value-type="string">
            <text:p>6,9753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32,471130</text:p>
          </table:table-cell>
          <table:table-cell office:value-type="string">
            <text:p>21,108219</text:p>
          </table:table-cell>
          <table:table-cell office:value-type="string">
            <text:p>326,863708</text:p>
          </table:table-cell>
          <table:table-cell office:value-type="string">
            <text:p>9,7142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,547295</text:p>
          </table:table-cell>
          <table:table-cell office:value-type="string">
            <text:p>8,625551</text:p>
          </table:table-cell>
          <table:table-cell office:value-type="string">
            <text:p>14,150316</text:p>
          </table:table-cell>
          <table:table-cell office:value-type="string">
            <text:p>9,134569</text:p>
          </table:table-cell>
          <table:table-cell office:value-type="string">
            <text:p>238,339127</text:p>
          </table:table-cell>
          <table:table-cell office:value-type="string">
            <text:p>18,301746</text:p>
          </table:table-cell>
        </table:table-row>
        <table:table-row table:style-name="ro1">
          <table:table-cell office:value-type="string">
            <text:p>AFR646 <text:s text:c="5"/></text:p>
          </table:table-cell>
          <table:table-cell office:value-type="string">
            <text:p>7097,883789</text:p>
          </table:table-cell>
          <table:table-cell office:value-type="string">
            <text:p>1028,171509</text:p>
          </table:table-cell>
          <table:table-cell office:value-type="string">
            <text:p>2139,487305</text:p>
          </table:table-cell>
          <table:table-cell office:value-type="string">
            <text:p>512,770813</text:p>
          </table:table-cell>
          <table:table-cell office:value-type="string">
            <text:p>19216,425781</text:p>
          </table:table-cell>
          <table:table-cell office:value-type="string">
            <text:p>480,641998</text:p>
          </table:table-cell>
          <table:table-cell office:value-type="string">
            <text:p>39011,601563</text:p>
          </table:table-cell>
          <table:table-cell office:value-type="string">
            <text:p>848,487976</text:p>
          </table:table-cell>
          <table:table-cell office:value-type="string">
            <text:p>478,273560</text:p>
          </table:table-cell>
          <table:table-cell office:value-type="string">
            <text:p>41,383678</text:p>
          </table:table-cell>
          <table:table-cell office:value-type="string">
            <text:p>9289,752930</text:p>
          </table:table-cell>
          <table:table-cell office:value-type="string">
            <text:p>186,808456</text:p>
          </table:table-cell>
          <table:table-cell office:value-type="string">
            <text:p>17064,292969</text:p>
          </table:table-cell>
          <table:table-cell office:value-type="string">
            <text:p>296,395538</text:p>
          </table:table-cell>
          <table:table-cell office:value-type="string">
            <text:p>14586,857422</text:p>
          </table:table-cell>
          <table:table-cell office:value-type="string">
            <text:p>201,299210</text:p>
          </table:table-cell>
          <table:table-cell office:value-type="string">
            <text:p>14536,989258</text:p>
          </table:table-cell>
          <table:table-cell office:value-type="string">
            <text:p>191,507401</text:p>
          </table:table-cell>
          <table:table-cell office:value-type="string">
            <text:p>1451,044312</text:p>
          </table:table-cell>
          <table:table-cell office:value-type="string">
            <text:p>38,135498</text:p>
          </table:table-cell>
          <table:table-cell office:value-type="string">
            <text:p>35,490177</text:p>
          </table:table-cell>
          <table:table-cell office:value-type="string">
            <text:p>5,993667</text:p>
          </table:table-cell>
          <table:table-cell office:value-type="string">
            <text:p>67,178436</text:p>
          </table:table-cell>
          <table:table-cell office:value-type="string">
            <text:p>8,322814</text:p>
          </table:table-cell>
          <table:table-cell office:value-type="string">
            <text:p>229,779617</text:p>
          </table:table-cell>
          <table:table-cell office:value-type="string">
            <text:p>7,340666</text:p>
          </table:table-cell>
          <table:table-cell office:value-type="string">
            <text:p>17929,171875</text:p>
          </table:table-cell>
          <table:table-cell office:value-type="string">
            <text:p>329,291199</text:p>
          </table:table-cell>
          <table:table-cell office:value-type="string">
            <text:p>38,154598</text:p>
          </table:table-cell>
          <table:table-cell office:value-type="string">
            <text:p>8,398054</text:p>
          </table:table-cell>
          <table:table-cell office:value-type="string">
            <text:p>131,422989</text:p>
          </table:table-cell>
          <table:table-cell office:value-type="string">
            <text:p>16,266476</text:p>
          </table:table-cell>
          <table:table-cell office:value-type="string">
            <text:p>573,904053</text:p>
          </table:table-cell>
          <table:table-cell office:value-type="string">
            <text:p>22,555988</text:p>
          </table:table-cell>
          <table:table-cell office:value-type="string">
            <text:p>215,366333</text:p>
          </table:table-cell>
          <table:table-cell office:value-type="string">
            <text:p>10,1222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3,242920</text:p>
          </table:table-cell>
          <table:table-cell office:value-type="string">
            <text:p>10,427693</text:p>
          </table:table-cell>
          <table:table-cell office:value-type="string">
            <text:p>62,179195</text:p>
          </table:table-cell>
          <table:table-cell office:value-type="string">
            <text:p>10,962399</text:p>
          </table:table-cell>
          <table:table-cell office:value-type="string">
            <text:p>181,422333</text:p>
          </table:table-cell>
          <table:table-cell office:value-type="string">
            <text:p>20,891375</text:p>
          </table:table-cell>
        </table:table-row>
        <table:table-row table:style-name="ro1">
          <table:table-cell office:value-type="string">
            <text:p>AFR647 <text:s text:c="5"/></text:p>
          </table:table-cell>
          <table:table-cell office:value-type="string">
            <text:p>4612,715332</text:p>
          </table:table-cell>
          <table:table-cell office:value-type="string">
            <text:p>840,843140</text:p>
          </table:table-cell>
          <table:table-cell office:value-type="string">
            <text:p>987,828308</text:p>
          </table:table-cell>
          <table:table-cell office:value-type="string">
            <text:p>477,013763</text:p>
          </table:table-cell>
          <table:table-cell office:value-type="string">
            <text:p>8509,481445</text:p>
          </table:table-cell>
          <table:table-cell office:value-type="string">
            <text:p>262,361115</text:p>
          </table:table-cell>
          <table:table-cell office:value-type="string">
            <text:p>19139,939453</text:p>
          </table:table-cell>
          <table:table-cell office:value-type="string">
            <text:p>427,039703</text:p>
          </table:table-cell>
          <table:table-cell office:value-type="string">
            <text:p>267,995819</text:p>
          </table:table-cell>
          <table:table-cell office:value-type="string">
            <text:p>33,581020</text:p>
          </table:table-cell>
          <table:table-cell office:value-type="string">
            <text:p>6763,677246</text:p>
          </table:table-cell>
          <table:table-cell office:value-type="string">
            <text:p>139,547180</text:p>
          </table:table-cell>
          <table:table-cell office:value-type="string">
            <text:p>5979,567871</text:p>
          </table:table-cell>
          <table:table-cell office:value-type="string">
            <text:p>111,127884</text:p>
          </table:table-cell>
          <table:table-cell office:value-type="string">
            <text:p>7596,841309</text:p>
          </table:table-cell>
          <table:table-cell office:value-type="string">
            <text:p>107,258690</text:p>
          </table:table-cell>
          <table:table-cell office:value-type="string">
            <text:p>5351,178223</text:p>
          </table:table-cell>
          <table:table-cell office:value-type="string">
            <text:p>72,898560</text:p>
          </table:table-cell>
          <table:table-cell office:value-type="string">
            <text:p>572,305603</text:p>
          </table:table-cell>
          <table:table-cell office:value-type="string">
            <text:p>16,794947</text:p>
          </table:table-cell>
          <table:table-cell office:value-type="string">
            <text:p>30,237619</text:p>
          </table:table-cell>
          <table:table-cell office:value-type="string">
            <text:p>5,404492</text:p>
          </table:table-cell>
          <table:table-cell office:value-type="string">
            <text:p>46,078495</text:p>
          </table:table-cell>
          <table:table-cell office:value-type="string">
            <text:p>8,158748</text:p>
          </table:table-cell>
          <table:table-cell office:value-type="string">
            <text:p>95,288551</text:p>
          </table:table-cell>
          <table:table-cell office:value-type="string">
            <text:p>5,538421</text:p>
          </table:table-cell>
          <table:table-cell office:value-type="string">
            <text:p>8105,287109</text:p>
          </table:table-cell>
          <table:table-cell office:value-type="string">
            <text:p>150,056488</text:p>
          </table:table-cell>
          <table:table-cell office:value-type="string">
            <text:p>53,153782</text:p>
          </table:table-cell>
          <table:table-cell office:value-type="string">
            <text:p>8,253973</text:p>
          </table:table-cell>
          <table:table-cell office:value-type="string">
            <text:p>73,990219</text:p>
          </table:table-cell>
          <table:table-cell office:value-type="string">
            <text:p>15,991074</text:p>
          </table:table-cell>
          <table:table-cell office:value-type="string">
            <text:p>188,879669</text:p>
          </table:table-cell>
          <table:table-cell office:value-type="string">
            <text:p>20,415363</text:p>
          </table:table-cell>
          <table:table-cell office:value-type="string">
            <text:p>99,564980</text:p>
          </table:table-cell>
          <table:table-cell office:value-type="string">
            <text:p>9,3012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6,857700</text:p>
          </table:table-cell>
          <table:table-cell office:value-type="string">
            <text:p>10,265760</text:p>
          </table:table-cell>
          <table:table-cell office:value-type="string">
            <text:p>41,321636</text:p>
          </table:table-cell>
          <table:table-cell office:value-type="string">
            <text:p>10,911630</text:p>
          </table:table-cell>
          <table:table-cell office:value-type="string">
            <text:p>91,378159</text:p>
          </table:table-cell>
          <table:table-cell office:value-type="string">
            <text:p>20,096184</text:p>
          </table:table-cell>
        </table:table-row>
        <table:table-row table:style-name="ro1">
          <table:table-cell office:value-type="string">
            <text:p>AFR648 <text:s text:c="5"/></text:p>
          </table:table-cell>
          <table:table-cell office:value-type="string">
            <text:p>10616,087891</text:p>
          </table:table-cell>
          <table:table-cell office:value-type="string">
            <text:p>1169,073486</text:p>
          </table:table-cell>
          <table:table-cell office:value-type="string">
            <text:p>1582,097778</text:p>
          </table:table-cell>
          <table:table-cell office:value-type="string">
            <text:p>499,106567</text:p>
          </table:table-cell>
          <table:table-cell office:value-type="string">
            <text:p>8907,711914</text:p>
          </table:table-cell>
          <table:table-cell office:value-type="string">
            <text:p>279,925293</text:p>
          </table:table-cell>
          <table:table-cell office:value-type="string">
            <text:p>20896,455078</text:p>
          </table:table-cell>
          <table:table-cell office:value-type="string">
            <text:p>464,663025</text:p>
          </table:table-cell>
          <table:table-cell office:value-type="string">
            <text:p>262,308014</text:p>
          </table:table-cell>
          <table:table-cell office:value-type="string">
            <text:p>36,206097</text:p>
          </table:table-cell>
          <table:table-cell office:value-type="string">
            <text:p>8913,500000</text:p>
          </table:table-cell>
          <table:table-cell office:value-type="string">
            <text:p>180,165680</text:p>
          </table:table-cell>
          <table:table-cell office:value-type="string">
            <text:p>16115,151367</text:p>
          </table:table-cell>
          <table:table-cell office:value-type="string">
            <text:p>281,022888</text:p>
          </table:table-cell>
          <table:table-cell office:value-type="string">
            <text:p>9184,855469</text:p>
          </table:table-cell>
          <table:table-cell office:value-type="string">
            <text:p>128,562500</text:p>
          </table:table-cell>
          <table:table-cell office:value-type="string">
            <text:p>7032,698242</text:p>
          </table:table-cell>
          <table:table-cell office:value-type="string">
            <text:p>94,521957</text:p>
          </table:table-cell>
          <table:table-cell office:value-type="string">
            <text:p>663,468933</text:p>
          </table:table-cell>
          <table:table-cell office:value-type="string">
            <text:p>18,999630</text:p>
          </table:table-cell>
          <table:table-cell office:value-type="string">
            <text:p>21,342319</text:p>
          </table:table-cell>
          <table:table-cell office:value-type="string">
            <text:p>5,581490</text:p>
          </table:table-cell>
          <table:table-cell office:value-type="string">
            <text:p>57,294937</text:p>
          </table:table-cell>
          <table:table-cell office:value-type="string">
            <text:p>8,255426</text:p>
          </table:table-cell>
          <table:table-cell office:value-type="string">
            <text:p>177,453659</text:p>
          </table:table-cell>
          <table:table-cell office:value-type="string">
            <text:p>6,602341</text:p>
          </table:table-cell>
          <table:table-cell office:value-type="string">
            <text:p>11074,494141</text:p>
          </table:table-cell>
          <table:table-cell office:value-type="string">
            <text:p>204,193161</text:p>
          </table:table-cell>
          <table:table-cell office:value-type="string">
            <text:p>45,745941</text:p>
          </table:table-cell>
          <table:table-cell office:value-type="string">
            <text:p>8,441828</text:p>
          </table:table-cell>
          <table:table-cell office:value-type="string">
            <text:p>196,865189</text:p>
          </table:table-cell>
          <table:table-cell office:value-type="string">
            <text:p>16,800797</text:p>
          </table:table-cell>
          <table:table-cell office:value-type="string">
            <text:p>656,000610</text:p>
          </table:table-cell>
          <table:table-cell office:value-type="string">
            <text:p>23,199297</text:p>
          </table:table-cell>
          <table:table-cell office:value-type="string">
            <text:p>438,063232</text:p>
          </table:table-cell>
          <table:table-cell office:value-type="string">
            <text:p>12,1362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7,780708</text:p>
          </table:table-cell>
          <table:table-cell office:value-type="string">
            <text:p>10,393627</text:p>
          </table:table-cell>
          <table:table-cell office:value-type="string">
            <text:p>49,855774</text:p>
          </table:table-cell>
          <table:table-cell office:value-type="string">
            <text:p>11,013500</text:p>
          </table:table-cell>
          <table:table-cell office:value-type="string">
            <text:p>243,725861</text:p>
          </table:table-cell>
          <table:table-cell office:value-type="string">
            <text:p>21,402594</text:p>
          </table:table-cell>
        </table:table-row>
        <table:table-row table:style-name="ro1">
          <table:table-cell office:value-type="string">
            <text:p>AFR649 <text:s text:c="5"/></text:p>
          </table:table-cell>
          <table:table-cell office:value-type="string">
            <text:p>9130,023438</text:p>
          </table:table-cell>
          <table:table-cell office:value-type="string">
            <text:p>1089,169312</text:p>
          </table:table-cell>
          <table:table-cell office:value-type="string">
            <text:p>1136,395630</text:p>
          </table:table-cell>
          <table:table-cell office:value-type="string">
            <text:p>487,191040</text:p>
          </table:table-cell>
          <table:table-cell office:value-type="string">
            <text:p>2111,173828</text:p>
          </table:table-cell>
          <table:table-cell office:value-type="string">
            <text:p>178,783142</text:p>
          </table:table-cell>
          <table:table-cell office:value-type="string">
            <text:p>3614,525391</text:p>
          </table:table-cell>
          <table:table-cell office:value-type="string">
            <text:p>112,657333</text:p>
          </table:table-cell>
          <table:table-cell office:value-type="string">
            <text:p>304,130096</text:p>
          </table:table-cell>
          <table:table-cell office:value-type="string">
            <text:p>36,015465</text:p>
          </table:table-cell>
          <table:table-cell office:value-type="string">
            <text:p>16122,937500</text:p>
          </table:table-cell>
          <table:table-cell office:value-type="string">
            <text:p>314,476715</text:p>
          </table:table-cell>
          <table:table-cell office:value-type="string">
            <text:p>4265,894043</text:p>
          </table:table-cell>
          <table:table-cell office:value-type="string">
            <text:p>83,526840</text:p>
          </table:table-cell>
          <table:table-cell office:value-type="string">
            <text:p>12349,151367</text:p>
          </table:table-cell>
          <table:table-cell office:value-type="string">
            <text:p>171,220688</text:p>
          </table:table-cell>
          <table:table-cell office:value-type="string">
            <text:p>1791,360840</text:p>
          </table:table-cell>
          <table:table-cell office:value-type="string">
            <text:p>28,699871</text:p>
          </table:table-cell>
          <table:table-cell office:value-type="string">
            <text:p>126,470100</text:p>
          </table:table-cell>
          <table:table-cell office:value-type="string">
            <text:p>8,017019</text:p>
          </table:table-cell>
          <table:table-cell office:value-type="string">
            <text:p>30,525597</text:p>
          </table:table-cell>
          <table:table-cell office:value-type="string">
            <text:p>5,500522</text:p>
          </table:table-cell>
          <table:table-cell office:value-type="string">
            <text:p>46,078495</text:p>
          </table:table-cell>
          <table:table-cell office:value-type="string">
            <text:p>8,308946</text:p>
          </table:table-cell>
          <table:table-cell office:value-type="string">
            <text:p>67,628769</text:p>
          </table:table-cell>
          <table:table-cell office:value-type="string">
            <text:p>5,626786</text:p>
          </table:table-cell>
          <table:table-cell office:value-type="string">
            <text:p>2010,045166</text:p>
          </table:table-cell>
          <table:table-cell office:value-type="string">
            <text:p>39,732914</text:p>
          </table:table-cell>
          <table:table-cell office:value-type="string">
            <text:p>91,045380</text:p>
          </table:table-cell>
          <table:table-cell office:value-type="string">
            <text:p>9,196237</text:p>
          </table:table-cell>
          <table:table-cell office:value-type="string">
            <text:p>148,142715</text:p>
          </table:table-cell>
          <table:table-cell office:value-type="string">
            <text:p>16,864983</text:p>
          </table:table-cell>
          <table:table-cell office:value-type="string">
            <text:p>439,699951</text:p>
          </table:table-cell>
          <table:table-cell office:value-type="string">
            <text:p>21,972193</text:p>
          </table:table-cell>
          <table:table-cell office:value-type="string">
            <text:p>999,822937</text:p>
          </table:table-cell>
          <table:table-cell office:value-type="string">
            <text:p>19,7249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9,945499</text:p>
          </table:table-cell>
          <table:table-cell office:value-type="string">
            <text:p>11,474993</text:p>
          </table:table-cell>
          <table:table-cell office:value-type="string">
            <text:p>17,390865</text:p>
          </table:table-cell>
          <table:table-cell office:value-type="string">
            <text:p>12,087698</text:p>
          </table:table-cell>
          <table:table-cell office:value-type="string">
            <text:p>283,627655</text:p>
          </table:table-cell>
          <table:table-cell office:value-type="string">
            <text:p>23,532064</text:p>
          </table:table-cell>
        </table:table-row>
        <table:table-row table:style-name="ro1">
          <table:table-cell office:value-type="string">
            <text:p>AFR650 <text:s text:c="5"/></text:p>
          </table:table-cell>
          <table:table-cell office:value-type="string">
            <text:p>5717,921875</text:p>
          </table:table-cell>
          <table:table-cell office:value-type="string">
            <text:p>1036,066895</text:p>
          </table:table-cell>
          <table:table-cell office:value-type="string">
            <text:p>1085,308838</text:p>
          </table:table-cell>
          <table:table-cell office:value-type="string">
            <text:p>527,088196</text:p>
          </table:table-cell>
          <table:table-cell office:value-type="string">
            <text:p>15362,859375</text:p>
          </table:table-cell>
          <table:table-cell office:value-type="string">
            <text:p>404,454224</text:p>
          </table:table-cell>
          <table:table-cell office:value-type="string">
            <text:p>31736,222656</text:p>
          </table:table-cell>
          <table:table-cell office:value-type="string">
            <text:p>694,549927</text:p>
          </table:table-cell>
          <table:table-cell office:value-type="string">
            <text:p>383,824524</text:p>
          </table:table-cell>
          <table:table-cell office:value-type="string">
            <text:p>40,963131</text:p>
          </table:table-cell>
          <table:table-cell office:value-type="string">
            <text:p>8333,043945</text:p>
          </table:table-cell>
          <table:table-cell office:value-type="string">
            <text:p>169,330597</text:p>
          </table:table-cell>
          <table:table-cell office:value-type="string">
            <text:p>13368,953125</text:p>
          </table:table-cell>
          <table:table-cell office:value-type="string">
            <text:p>234,537720</text:p>
          </table:table-cell>
          <table:table-cell office:value-type="string">
            <text:p>12834,291992</text:p>
          </table:table-cell>
          <table:table-cell office:value-type="string">
            <text:p>177,779465</text:p>
          </table:table-cell>
          <table:table-cell office:value-type="string">
            <text:p>11845,089844</text:p>
          </table:table-cell>
          <table:table-cell office:value-type="string">
            <text:p>156,732239</text:p>
          </table:table-cell>
          <table:table-cell office:value-type="string">
            <text:p>1210,888550</text:p>
          </table:table-cell>
          <table:table-cell office:value-type="string">
            <text:p>32,454853</text:p>
          </table:table-cell>
          <table:table-cell office:value-type="string">
            <text:p>33,568329</text:p>
          </table:table-cell>
          <table:table-cell office:value-type="string">
            <text:p>6,595511</text:p>
          </table:table-cell>
          <table:table-cell office:value-type="string">
            <text:p>63,271816</text:p>
          </table:table-cell>
          <table:table-cell office:value-type="string">
            <text:p>8,798744</text:p>
          </table:table-cell>
          <table:table-cell office:value-type="string">
            <text:p>185,214142</text:p>
          </table:table-cell>
          <table:table-cell office:value-type="string">
            <text:p>7,404696</text:p>
          </table:table-cell>
          <table:table-cell office:value-type="string">
            <text:p>14701,344727</text:p>
          </table:table-cell>
          <table:table-cell office:value-type="string">
            <text:p>270,426147</text:p>
          </table:table-cell>
          <table:table-cell office:value-type="string">
            <text:p>63,367512</text:p>
          </table:table-cell>
          <table:table-cell office:value-type="string">
            <text:p>10,019073</text:p>
          </table:table-cell>
          <table:table-cell office:value-type="string">
            <text:p>146,200974</text:p>
          </table:table-cell>
          <table:table-cell office:value-type="string">
            <text:p>17,210867</text:p>
          </table:table-cell>
          <table:table-cell office:value-type="string">
            <text:p>496,437988</text:p>
          </table:table-cell>
          <table:table-cell office:value-type="string">
            <text:p>22,654797</text:p>
          </table:table-cell>
          <table:table-cell office:value-type="string">
            <text:p>209,962891</text:p>
          </table:table-cell>
          <table:table-cell office:value-type="string">
            <text:p>11,7986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1,278465</text:p>
          </table:table-cell>
          <table:table-cell office:value-type="string">
            <text:p>12,451576</text:p>
          </table:table-cell>
          <table:table-cell office:value-type="string">
            <text:p>72,924042</text:p>
          </table:table-cell>
          <table:table-cell office:value-type="string">
            <text:p>13,174426</text:p>
          </table:table-cell>
          <table:table-cell office:value-type="string">
            <text:p>164,957092</text:p>
          </table:table-cell>
          <table:table-cell office:value-type="string">
            <text:p>24,845999</text:p>
          </table:table-cell>
        </table:table-row>
        <table:table-row table:style-name="ro1">
          <table:table-cell office:value-type="string">
            <text:p>AFR651 <text:s text:c="5"/></text:p>
          </table:table-cell>
          <table:table-cell office:value-type="string">
            <text:p>24757,927734</text:p>
          </table:table-cell>
          <table:table-cell office:value-type="string">
            <text:p>1965,061035</text:p>
          </table:table-cell>
          <table:table-cell office:value-type="string">
            <text:p>4016,011963</text:p>
          </table:table-cell>
          <table:table-cell office:value-type="string">
            <text:p>580,552063</text:p>
          </table:table-cell>
          <table:table-cell office:value-type="string">
            <text:p>5066,291016</text:p>
          </table:table-cell>
          <table:table-cell office:value-type="string">
            <text:p>233,773239</text:p>
          </table:table-cell>
          <table:table-cell office:value-type="string">
            <text:p>11914,025391</text:p>
          </table:table-cell>
          <table:table-cell office:value-type="string">
            <text:p>279,875244</text:p>
          </table:table-cell>
          <table:table-cell office:value-type="string">
            <text:p>169,807190</text:p>
          </table:table-cell>
          <table:table-cell office:value-type="string">
            <text:p>44,348640</text:p>
          </table:table-cell>
          <table:table-cell office:value-type="string">
            <text:p>10396,328125</text:p>
          </table:table-cell>
          <table:table-cell office:value-type="string">
            <text:p>209,893234</text:p>
          </table:table-cell>
          <table:table-cell office:value-type="string">
            <text:p>63097,910156</text:p>
          </table:table-cell>
          <table:table-cell office:value-type="string">
            <text:p>1072,853027</text:p>
          </table:table-cell>
          <table:table-cell office:value-type="string">
            <text:p>22150,857422</text:p>
          </table:table-cell>
          <table:table-cell office:value-type="string">
            <text:p>303,393646</text:p>
          </table:table-cell>
          <table:table-cell office:value-type="string">
            <text:p>8406,919922</text:p>
          </table:table-cell>
          <table:table-cell office:value-type="string">
            <text:p>112,480965</text:p>
          </table:table-cell>
          <table:table-cell office:value-type="string">
            <text:p>439,247314</text:p>
          </table:table-cell>
          <table:table-cell office:value-type="string">
            <text:p>14,159665</text:p>
          </table:table-cell>
          <table:table-cell office:value-type="string">
            <text:p>18,609922</text:p>
          </table:table-cell>
          <table:table-cell office:value-type="string">
            <text:p>5,935661</text:p>
          </table:table-cell>
          <table:table-cell office:value-type="string">
            <text:p>52,016357</text:p>
          </table:table-cell>
          <table:table-cell office:value-type="string">
            <text:p>8,587741</text:p>
          </table:table-cell>
          <table:table-cell office:value-type="string">
            <text:p>99,774948</text:p>
          </table:table-cell>
          <table:table-cell office:value-type="string">
            <text:p>6,297135</text:p>
          </table:table-cell>
          <table:table-cell office:value-type="string">
            <text:p>4919,969727</text:p>
          </table:table-cell>
          <table:table-cell office:value-type="string">
            <text:p>92,190529</text:p>
          </table:table-cell>
          <table:table-cell office:value-type="string">
            <text:p>74,155632</text:p>
          </table:table-cell>
          <table:table-cell office:value-type="string">
            <text:p>9,821099</text:p>
          </table:table-cell>
          <table:table-cell office:value-type="string">
            <text:p>83,549583</text:p>
          </table:table-cell>
          <table:table-cell office:value-type="string">
            <text:p>16,774643</text:p>
          </table:table-cell>
          <table:table-cell office:value-type="string">
            <text:p>518,650940</text:p>
          </table:table-cell>
          <table:table-cell office:value-type="string">
            <text:p>22,653538</text:p>
          </table:table-cell>
          <table:table-cell office:value-type="string">
            <text:p>411,911407</text:p>
          </table:table-cell>
          <table:table-cell office:value-type="string">
            <text:p>13,1783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8,129074</text:p>
          </table:table-cell>
          <table:table-cell office:value-type="string">
            <text:p>12,264078</text:p>
          </table:table-cell>
          <table:table-cell office:value-type="string">
            <text:p>30,473091</text:p>
          </table:table-cell>
          <table:table-cell office:value-type="string">
            <text:p>12,843699</text:p>
          </table:table-cell>
          <table:table-cell office:value-type="string">
            <text:p>234,121185</text:p>
          </table:table-cell>
          <table:table-cell office:value-type="string">
            <text:p>24,847883</text:p>
          </table:table-cell>
        </table:table-row>
        <table:table-row table:style-name="ro1">
          <table:table-cell office:value-type="string">
            <text:p>AFR652 <text:s text:c="5"/></text:p>
          </table:table-cell>
          <table:table-cell office:value-type="string">
            <text:p>13945,713867</text:p>
          </table:table-cell>
          <table:table-cell office:value-type="string">
            <text:p>1342,326904</text:p>
          </table:table-cell>
          <table:table-cell office:value-type="string">
            <text:p>1997,212402</text:p>
          </table:table-cell>
          <table:table-cell office:value-type="string">
            <text:p>518,082397</text:p>
          </table:table-cell>
          <table:table-cell office:value-type="string">
            <text:p>1687,079468</text:p>
          </table:table-cell>
          <table:table-cell office:value-type="string">
            <text:p>182,239609</text:p>
          </table:table-cell>
          <table:table-cell office:value-type="string">
            <text:p>3203,208008</text:p>
          </table:table-cell>
          <table:table-cell office:value-type="string">
            <text:p>109,753052</text:p>
          </table:table-cell>
          <table:table-cell office:value-type="string">
            <text:p>276,694794</text:p>
          </table:table-cell>
          <table:table-cell office:value-type="string">
            <text:p>40,883945</text:p>
          </table:table-cell>
          <table:table-cell office:value-type="string">
            <text:p>17460,636719</text:p>
          </table:table-cell>
          <table:table-cell office:value-type="string">
            <text:p>340,393494</text:p>
          </table:table-cell>
          <table:table-cell office:value-type="string">
            <text:p>27702,867188</text:p>
          </table:table-cell>
          <table:table-cell office:value-type="string">
            <text:p>476,505432</text:p>
          </table:table-cell>
          <table:table-cell office:value-type="string">
            <text:p>32978,343750</text:p>
          </table:table-cell>
          <table:table-cell office:value-type="string">
            <text:p>449,597961</text:p>
          </table:table-cell>
          <table:table-cell office:value-type="string">
            <text:p>2656,949951</text:p>
          </table:table-cell>
          <table:table-cell office:value-type="string">
            <text:p>39,663570</text:p>
          </table:table-cell>
          <table:table-cell office:value-type="string">
            <text:p>99,774765</text:p>
          </table:table-cell>
          <table:table-cell office:value-type="string">
            <text:p>7,627012</text:p>
          </table:table-cell>
          <table:table-cell office:value-type="string">
            <text:p>26,909882</text:p>
          </table:table-cell>
          <table:table-cell office:value-type="string">
            <text:p>5,462217</text:p>
          </table:table-cell>
          <table:table-cell office:value-type="string">
            <text:p>33,442936</text:p>
          </table:table-cell>
          <table:table-cell office:value-type="string">
            <text:p>8,263906</text:p>
          </table:table-cell>
          <table:table-cell office:value-type="string">
            <text:p>46,339115</text:p>
          </table:table-cell>
          <table:table-cell office:value-type="string">
            <text:p>5,491783</text:p>
          </table:table-cell>
          <table:table-cell office:value-type="string">
            <text:p>1271,911865</text:p>
          </table:table-cell>
          <table:table-cell office:value-type="string">
            <text:p>26,860100</text:p>
          </table:table-cell>
          <table:table-cell office:value-type="string">
            <text:p>81,973320</text:p>
          </table:table-cell>
          <table:table-cell office:value-type="string">
            <text:p>9,189092</text:p>
          </table:table-cell>
          <table:table-cell office:value-type="string">
            <text:p>81,281631</text:p>
          </table:table-cell>
          <table:table-cell office:value-type="string">
            <text:p>16,398590</text:p>
          </table:table-cell>
          <table:table-cell office:value-type="string">
            <text:p>418,526031</text:p>
          </table:table-cell>
          <table:table-cell office:value-type="string">
            <text:p>21,876562</text:p>
          </table:table-cell>
          <table:table-cell office:value-type="string">
            <text:p>352,763947</text:p>
          </table:table-cell>
          <table:table-cell office:value-type="string">
            <text:p>12,0919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7,834339</text:p>
          </table:table-cell>
          <table:table-cell office:value-type="string">
            <text:p>11,380309</text:p>
          </table:table-cell>
          <table:table-cell office:value-type="string">
            <text:p>13,578366</text:p>
          </table:table-cell>
          <table:table-cell office:value-type="string">
            <text:p>12,027104</text:p>
          </table:table-cell>
          <table:table-cell office:value-type="string">
            <text:p>189,457382</text:p>
          </table:table-cell>
          <table:table-cell office:value-type="string">
            <text:p>23,198389</text:p>
          </table:table-cell>
        </table:table-row>
        <table:table-row table:style-name="ro1">
          <table:table-cell office:value-type="string">
            <text:p>AFR653 <text:s text:c="5"/></text:p>
          </table:table-cell>
          <table:table-cell office:value-type="string">
            <text:p>3483,477295</text:p>
          </table:table-cell>
          <table:table-cell office:value-type="string">
            <text:p>756,697327</text:p>
          </table:table-cell>
          <table:table-cell office:value-type="string">
            <text:p>823,935364</text:p>
          </table:table-cell>
          <table:table-cell office:value-type="string">
            <text:p>434,528381</text:p>
          </table:table-cell>
          <table:table-cell office:value-type="string">
            <text:p>2288,349365</text:p>
          </table:table-cell>
          <table:table-cell office:value-type="string">
            <text:p>158,919785</text:p>
          </table:table-cell>
          <table:table-cell office:value-type="string">
            <text:p>4140,330566</text:p>
          </table:table-cell>
          <table:table-cell office:value-type="string">
            <text:p>117,504089</text:p>
          </table:table-cell>
          <table:table-cell office:value-type="string">
            <text:p>179,036880</text:p>
          </table:table-cell>
          <table:table-cell office:value-type="string">
            <text:p>28,404112</text:p>
          </table:table-cell>
          <table:table-cell office:value-type="string">
            <text:p>8765,790039</text:p>
          </table:table-cell>
          <table:table-cell office:value-type="string">
            <text:p>175,742706</text:p>
          </table:table-cell>
          <table:table-cell office:value-type="string">
            <text:p>1115,133789</text:p>
          </table:table-cell>
          <table:table-cell office:value-type="string">
            <text:p>31,574341</text:p>
          </table:table-cell>
          <table:table-cell office:value-type="string">
            <text:p>8678,629883</text:p>
          </table:table-cell>
          <table:table-cell office:value-type="string">
            <text:p>121,610214</text:p>
          </table:table-cell>
          <table:table-cell office:value-type="string">
            <text:p>1374,849365</text:p>
          </table:table-cell>
          <table:table-cell office:value-type="string">
            <text:p>23,472933</text:p>
          </table:table-cell>
          <table:table-cell office:value-type="string">
            <text:p>127,950081</text:p>
          </table:table-cell>
          <table:table-cell office:value-type="string">
            <text:p>7,087974</text:p>
          </table:table-cell>
          <table:table-cell office:value-type="string">
            <text:p>14,589248</text:p>
          </table:table-cell>
          <table:table-cell office:value-type="string">
            <text:p>4,593098</text:p>
          </table:table-cell>
          <table:table-cell office:value-type="string">
            <text:p>37,455906</text:p>
          </table:table-cell>
          <table:table-cell office:value-type="string">
            <text:p>7,826306</text:p>
          </table:table-cell>
          <table:table-cell office:value-type="string">
            <text:p>113,197899</text:p>
          </table:table-cell>
          <table:table-cell office:value-type="string">
            <text:p>5,333289</text:p>
          </table:table-cell>
          <table:table-cell office:value-type="string">
            <text:p>2260,396973</text:p>
          </table:table-cell>
          <table:table-cell office:value-type="string">
            <text:p>44,013397</text:p>
          </table:table-cell>
          <table:table-cell office:value-type="string">
            <text:p>53,264748</text:p>
          </table:table-cell>
          <table:table-cell office:value-type="string">
            <text:p>7,665427</text:p>
          </table:table-cell>
          <table:table-cell office:value-type="string">
            <text:p>172,540802</text:p>
          </table:table-cell>
          <table:table-cell office:value-type="string">
            <text:p>16,170099</text:p>
          </table:table-cell>
          <table:table-cell office:value-type="string">
            <text:p>683,916626</text:p>
          </table:table-cell>
          <table:table-cell office:value-type="string">
            <text:p>23,190111</text:p>
          </table:table-cell>
          <table:table-cell office:value-type="string">
            <text:p>425,591400</text:p>
          </table:table-cell>
          <table:table-cell office:value-type="string">
            <text:p>11,4470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,321032</text:p>
          </table:table-cell>
          <table:table-cell office:value-type="string">
            <text:p>9,507458</text:p>
          </table:table-cell>
          <table:table-cell office:value-type="string">
            <text:p>14,547135</text:p>
          </table:table-cell>
          <table:table-cell office:value-type="string">
            <text:p>9,996205</text:p>
          </table:table-cell>
          <table:table-cell office:value-type="string">
            <text:p>236,451309</text:p>
          </table:table-cell>
          <table:table-cell office:value-type="string">
            <text:p>19,681601</text:p>
          </table:table-cell>
        </table:table-row>
        <table:table-row table:style-name="ro1">
          <table:table-cell office:value-type="string">
            <text:p>AFR654 <text:s text:c="5"/></text:p>
          </table:table-cell>
          <table:table-cell office:value-type="string">
            <text:p>9049,584961</text:p>
          </table:table-cell>
          <table:table-cell office:value-type="string">
            <text:p>1137,307861</text:p>
          </table:table-cell>
          <table:table-cell office:value-type="string">
            <text:p>1140,765381</text:p>
          </table:table-cell>
          <table:table-cell office:value-type="string">
            <text:p>496,930023</text:p>
          </table:table-cell>
          <table:table-cell office:value-type="string">
            <text:p>6603,449219</text:p>
          </table:table-cell>
          <table:table-cell office:value-type="string">
            <text:p>249,609299</text:p>
          </table:table-cell>
          <table:table-cell office:value-type="string">
            <text:p>12620,803711</text:p>
          </table:table-cell>
          <table:table-cell office:value-type="string">
            <text:p>291,766510</text:p>
          </table:table-cell>
          <table:table-cell office:value-type="string">
            <text:p>297,103973</text:p>
          </table:table-cell>
          <table:table-cell office:value-type="string">
            <text:p>37,970207</text:p>
          </table:table-cell>
          <table:table-cell office:value-type="string">
            <text:p>15251,267578</text:p>
          </table:table-cell>
          <table:table-cell office:value-type="string">
            <text:p>298,030670</text:p>
          </table:table-cell>
          <table:table-cell office:value-type="string">
            <text:p>11078,660156</text:p>
          </table:table-cell>
          <table:table-cell office:value-type="string">
            <text:p>196,346924</text:p>
          </table:table-cell>
          <table:table-cell office:value-type="string">
            <text:p>15639,473633</text:p>
          </table:table-cell>
          <table:table-cell office:value-type="string">
            <text:p>215,438248</text:p>
          </table:table-cell>
          <table:table-cell office:value-type="string">
            <text:p>6294,377441</text:p>
          </table:table-cell>
          <table:table-cell office:value-type="string">
            <text:p>85,176224</text:p>
          </table:table-cell>
          <table:table-cell office:value-type="string">
            <text:p>497,073273</text:p>
          </table:table-cell>
          <table:table-cell office:value-type="string">
            <text:p>14,984911</text:p>
          </table:table-cell>
          <table:table-cell office:value-type="string">
            <text:p>29,501677</text:p>
          </table:table-cell>
          <table:table-cell office:value-type="string">
            <text:p>5,339440</text:p>
          </table:table-cell>
          <table:table-cell office:value-type="string">
            <text:p>47,388443</text:p>
          </table:table-cell>
          <table:table-cell office:value-type="string">
            <text:p>8,113069</text:p>
          </table:table-cell>
          <table:table-cell office:value-type="string">
            <text:p>103,813995</text:p>
          </table:table-cell>
          <table:table-cell office:value-type="string">
            <text:p>5,599993</text:p>
          </table:table-cell>
          <table:table-cell office:value-type="string">
            <text:p>5767,468262</text:p>
          </table:table-cell>
          <table:table-cell office:value-type="string">
            <text:p>107,467575</text:p>
          </table:table-cell>
          <table:table-cell office:value-type="string">
            <text:p>55,812485</text:p>
          </table:table-cell>
          <table:table-cell office:value-type="string">
            <text:p>8,380450</text:p>
          </table:table-cell>
          <table:table-cell office:value-type="string">
            <text:p>101,357933</text:p>
          </table:table-cell>
          <table:table-cell office:value-type="string">
            <text:p>16,086794</text:p>
          </table:table-cell>
          <table:table-cell office:value-type="string">
            <text:p>670,979675</text:p>
          </table:table-cell>
          <table:table-cell office:value-type="string">
            <text:p>23,296181</text:p>
          </table:table-cell>
          <table:table-cell office:value-type="string">
            <text:p>946,139465</text:p>
          </table:table-cell>
          <table:table-cell office:value-type="string">
            <text:p>18,44609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9,548874</text:p>
          </table:table-cell>
          <table:table-cell office:value-type="string">
            <text:p>10,454707</text:p>
          </table:table-cell>
          <table:table-cell office:value-type="string">
            <text:p>35,749519</text:p>
          </table:table-cell>
          <table:table-cell office:value-type="string">
            <text:p>10,933020</text:p>
          </table:table-cell>
          <table:table-cell office:value-type="string">
            <text:p>237,329376</text:p>
          </table:table-cell>
          <table:table-cell office:value-type="string">
            <text:p>21,320618</text:p>
          </table:table-cell>
        </table:table-row>
        <table:table-row table:style-name="ro1">
          <table:table-cell office:value-type="string">
            <text:p>AFR655 <text:s text:c="5"/></text:p>
          </table:table-cell>
          <table:table-cell office:value-type="string">
            <text:p>14363,166016</text:p>
          </table:table-cell>
          <table:table-cell office:value-type="string">
            <text:p>1347,177979</text:p>
          </table:table-cell>
          <table:table-cell office:value-type="string">
            <text:p>1772,055786</text:p>
          </table:table-cell>
          <table:table-cell office:value-type="string">
            <text:p>513,646545</text:p>
          </table:table-cell>
          <table:table-cell office:value-type="string">
            <text:p>1582,987427</text:p>
          </table:table-cell>
          <table:table-cell office:value-type="string">
            <text:p>177,446198</text:p>
          </table:table-cell>
          <table:table-cell office:value-type="string">
            <text:p>3139,743408</text:p>
          </table:table-cell>
          <table:table-cell office:value-type="string">
            <text:p>108,546928</text:p>
          </table:table-cell>
          <table:table-cell office:value-type="string">
            <text:p>230,428696</text:p>
          </table:table-cell>
          <table:table-cell office:value-type="string">
            <text:p>40,138432</text:p>
          </table:table-cell>
          <table:table-cell office:value-type="string">
            <text:p>17222,441406</text:p>
          </table:table-cell>
          <table:table-cell office:value-type="string">
            <text:p>335,701630</text:p>
          </table:table-cell>
          <table:table-cell office:value-type="string">
            <text:p>28580,148438</text:p>
          </table:table-cell>
          <table:table-cell office:value-type="string">
            <text:p>491,001862</text:p>
          </table:table-cell>
          <table:table-cell office:value-type="string">
            <text:p>32013,156250</text:p>
          </table:table-cell>
          <table:table-cell office:value-type="string">
            <text:p>436,499786</text:p>
          </table:table-cell>
          <table:table-cell office:value-type="string">
            <text:p>2740,460449</text:p>
          </table:table-cell>
          <table:table-cell office:value-type="string">
            <text:p>40,621475</text:p>
          </table:table-cell>
          <table:table-cell office:value-type="string">
            <text:p>98,585747</text:p>
          </table:table-cell>
          <table:table-cell office:value-type="string">
            <text:p>7,661387</text:p>
          </table:table-cell>
          <table:table-cell office:value-type="string">
            <text:p>24,471565</text:p>
          </table:table-cell>
          <table:table-cell office:value-type="string">
            <text:p>5,463959</text:p>
          </table:table-cell>
          <table:table-cell office:value-type="string">
            <text:p>36,280563</text:p>
          </table:table-cell>
          <table:table-cell office:value-type="string">
            <text:p>8,289978</text:p>
          </table:table-cell>
          <table:table-cell office:value-type="string">
            <text:p>49,168285</text:p>
          </table:table-cell>
          <table:table-cell office:value-type="string">
            <text:p>5,530850</text:p>
          </table:table-cell>
          <table:table-cell office:value-type="string">
            <text:p>1329,951660</text:p>
          </table:table-cell>
          <table:table-cell office:value-type="string">
            <text:p>27,851654</text:p>
          </table:table-cell>
          <table:table-cell office:value-type="string">
            <text:p>85,350082</text:p>
          </table:table-cell>
          <table:table-cell office:value-type="string">
            <text:p>9,268311</text:p>
          </table:table-cell>
          <table:table-cell office:value-type="string">
            <text:p>87,449043</text:p>
          </table:table-cell>
          <table:table-cell office:value-type="string">
            <text:p>16,452433</text:p>
          </table:table-cell>
          <table:table-cell office:value-type="string">
            <text:p>394,565643</text:p>
          </table:table-cell>
          <table:table-cell office:value-type="string">
            <text:p>21,758514</text:p>
          </table:table-cell>
          <table:table-cell office:value-type="string">
            <text:p>331,972046</text:p>
          </table:table-cell>
          <table:table-cell office:value-type="string">
            <text:p>12,0303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,784069</text:p>
          </table:table-cell>
          <table:table-cell office:value-type="string">
            <text:p>11,481043</text:p>
          </table:table-cell>
          <table:table-cell office:value-type="string">
            <text:p>28,007061</text:p>
          </table:table-cell>
          <table:table-cell office:value-type="string">
            <text:p>12,137581</text:p>
          </table:table-cell>
          <table:table-cell office:value-type="string">
            <text:p>211,506943</text:p>
          </table:table-cell>
          <table:table-cell office:value-type="string">
            <text:p>23,357954</text:p>
          </table:table-cell>
        </table:table-row>
        <table:table-row table:style-name="ro1">
          <table:table-cell office:value-type="string">
            <text:p>AFR656 <text:s text:c="5"/></text:p>
          </table:table-cell>
          <table:table-cell office:value-type="string">
            <text:p>6057,877930</text:p>
          </table:table-cell>
          <table:table-cell office:value-type="string">
            <text:p>925,194092</text:p>
          </table:table-cell>
          <table:table-cell office:value-type="string">
            <text:p>1721,925781</text:p>
          </table:table-cell>
          <table:table-cell office:value-type="string">
            <text:p>490,260529</text:p>
          </table:table-cell>
          <table:table-cell office:value-type="string">
            <text:p>5432,506348</text:p>
          </table:table-cell>
          <table:table-cell office:value-type="string">
            <text:p>213,732452</text:p>
          </table:table-cell>
          <table:table-cell office:value-type="string">
            <text:p>12186,637695</text:p>
          </table:table-cell>
          <table:table-cell office:value-type="string">
            <text:p>282,149261</text:p>
          </table:table-cell>
          <table:table-cell office:value-type="string">
            <text:p>189,704895</text:p>
          </table:table-cell>
          <table:table-cell office:value-type="string">
            <text:p>34,017952</text:p>
          </table:table-cell>
          <table:table-cell office:value-type="string">
            <text:p>6607,207031</text:p>
          </table:table-cell>
          <table:table-cell office:value-type="string">
            <text:p>136,253952</text:p>
          </table:table-cell>
          <table:table-cell office:value-type="string">
            <text:p>8273,284180</text:p>
          </table:table-cell>
          <table:table-cell office:value-type="string">
            <text:p>148,798767</text:p>
          </table:table-cell>
          <table:table-cell office:value-type="string">
            <text:p>10387,496094</text:p>
          </table:table-cell>
          <table:table-cell office:value-type="string">
            <text:p>144,670807</text:p>
          </table:table-cell>
          <table:table-cell office:value-type="string">
            <text:p>4938,822266</text:p>
          </table:table-cell>
          <table:table-cell office:value-type="string">
            <text:p>67,735420</text:p>
          </table:table-cell>
          <table:table-cell office:value-type="string">
            <text:p>411,389893</text:p>
          </table:table-cell>
          <table:table-cell office:value-type="string">
            <text:p>13,338177</text:p>
          </table:table-cell>
          <table:table-cell office:value-type="string">
            <text:p>19,198488</text:p>
          </table:table-cell>
          <table:table-cell office:value-type="string">
            <text:p>5,706572</text:p>
          </table:table-cell>
          <table:table-cell office:value-type="string">
            <text:p>31,150526</text:p>
          </table:table-cell>
          <table:table-cell office:value-type="string">
            <text:p>8,344930</text:p>
          </table:table-cell>
          <table:table-cell office:value-type="string">
            <text:p>94,258789</text:p>
          </table:table-cell>
          <table:table-cell office:value-type="string">
            <text:p>5,983529</text:p>
          </table:table-cell>
          <table:table-cell office:value-type="string">
            <text:p>5678,316895</text:p>
          </table:table-cell>
          <table:table-cell office:value-type="string">
            <text:p>105,935356</text:p>
          </table:table-cell>
          <table:table-cell office:value-type="string">
            <text:p>73,530411</text:p>
          </table:table-cell>
          <table:table-cell office:value-type="string">
            <text:p>9,327066</text:p>
          </table:table-cell>
          <table:table-cell office:value-type="string">
            <text:p>113,923096</text:p>
          </table:table-cell>
          <table:table-cell office:value-type="string">
            <text:p>16,619768</text:p>
          </table:table-cell>
          <table:table-cell office:value-type="string">
            <text:p>341,001221</text:p>
          </table:table-cell>
          <table:table-cell office:value-type="string">
            <text:p>21,474911</text:p>
          </table:table-cell>
          <table:table-cell office:value-type="string">
            <text:p>150,594864</text:p>
          </table:table-cell>
          <table:table-cell office:value-type="string">
            <text:p>10,7758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5,643600</text:p>
          </table:table-cell>
          <table:table-cell office:value-type="string">
            <text:p>11,516197</text:p>
          </table:table-cell>
          <table:table-cell office:value-type="string">
            <text:p>22,728365</text:p>
          </table:table-cell>
          <table:table-cell office:value-type="string">
            <text:p>12,179160</text:p>
          </table:table-cell>
          <table:table-cell office:value-type="string">
            <text:p>183,213211</text:p>
          </table:table-cell>
          <table:table-cell office:value-type="string">
            <text:p>23,325748</text:p>
          </table:table-cell>
        </table:table-row>
        <table:table-row table:style-name="ro1">
          <table:table-cell office:value-type="string">
            <text:p>AFR657 <text:s text:c="5"/></text:p>
          </table:table-cell>
          <table:table-cell office:value-type="string">
            <text:p>25890,257813</text:p>
          </table:table-cell>
          <table:table-cell office:value-type="string">
            <text:p>2008,367676</text:p>
          </table:table-cell>
          <table:table-cell office:value-type="string">
            <text:p>3281,149414</text:p>
          </table:table-cell>
          <table:table-cell office:value-type="string">
            <text:p>532,571411</text:p>
          </table:table-cell>
          <table:table-cell office:value-type="string">
            <text:p>7138,767090</text:p>
          </table:table-cell>
          <table:table-cell office:value-type="string">
            <text:p>259,360474</text:p>
          </table:table-cell>
          <table:table-cell office:value-type="string">
            <text:p>17138,503906</text:p>
          </table:table-cell>
          <table:table-cell office:value-type="string">
            <text:p>386,210907</text:p>
          </table:table-cell>
          <table:table-cell office:value-type="string">
            <text:p>265,595856</text:p>
          </table:table-cell>
          <table:table-cell office:value-type="string">
            <text:p>39,567238</text:p>
          </table:table-cell>
          <table:table-cell office:value-type="string">
            <text:p>14480,623047</text:p>
          </table:table-cell>
          <table:table-cell office:value-type="string">
            <text:p>284,333740</text:p>
          </table:table-cell>
          <table:table-cell office:value-type="string">
            <text:p>35833,046875</text:p>
          </table:table-cell>
          <table:table-cell office:value-type="string">
            <text:p>612,999878</text:p>
          </table:table-cell>
          <table:table-cell office:value-type="string">
            <text:p>11216,536133</text:p>
          </table:table-cell>
          <table:table-cell office:value-type="string">
            <text:p>155,825302</text:p>
          </table:table-cell>
          <table:table-cell office:value-type="string">
            <text:p>7317,692383</text:p>
          </table:table-cell>
          <table:table-cell office:value-type="string">
            <text:p>98,250824</text:p>
          </table:table-cell>
          <table:table-cell office:value-type="string">
            <text:p>590,926758</text:p>
          </table:table-cell>
          <table:table-cell office:value-type="string">
            <text:p>17,282093</text:p>
          </table:table-cell>
          <table:table-cell office:value-type="string">
            <text:p>25,784830</text:p>
          </table:table-cell>
          <table:table-cell office:value-type="string">
            <text:p>5,593665</text:p>
          </table:table-cell>
          <table:table-cell office:value-type="string">
            <text:p>56,551323</text:p>
          </table:table-cell>
          <table:table-cell office:value-type="string">
            <text:p>8,306590</text:p>
          </table:table-cell>
          <table:table-cell office:value-type="string">
            <text:p>128,302612</text:p>
          </table:table-cell>
          <table:table-cell office:value-type="string">
            <text:p>6,108794</text:p>
          </table:table-cell>
          <table:table-cell office:value-type="string">
            <text:p>8657,734375</text:p>
          </table:table-cell>
          <table:table-cell office:value-type="string">
            <text:p>160,128418</text:p>
          </table:table-cell>
          <table:table-cell office:value-type="string">
            <text:p>51,380711</text:p>
          </table:table-cell>
          <table:table-cell office:value-type="string">
            <text:p>8,763859</text:p>
          </table:table-cell>
          <table:table-cell office:value-type="string">
            <text:p>126,063728</text:p>
          </table:table-cell>
          <table:table-cell office:value-type="string">
            <text:p>16,435623</text:p>
          </table:table-cell>
          <table:table-cell office:value-type="string">
            <text:p>456,159637</text:p>
          </table:table-cell>
          <table:table-cell office:value-type="string">
            <text:p>21,930983</text:p>
          </table:table-cell>
          <table:table-cell office:value-type="string">
            <text:p>835,515137</text:p>
          </table:table-cell>
          <table:table-cell office:value-type="string">
            <text:p>17,1876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7,597267</text:p>
          </table:table-cell>
          <table:table-cell office:value-type="string">
            <text:p>10,873037</text:p>
          </table:table-cell>
          <table:table-cell office:value-type="string">
            <text:p>31,353815</text:p>
          </table:table-cell>
          <table:table-cell office:value-type="string">
            <text:p>11,437272</text:p>
          </table:table-cell>
          <table:table-cell office:value-type="string">
            <text:p>251,704407</text:p>
          </table:table-cell>
          <table:table-cell office:value-type="string">
            <text:p>22,352329</text:p>
          </table:table-cell>
        </table:table-row>
        <table:table-row table:style-name="ro1">
          <table:table-cell office:value-type="string">
            <text:p>AFR658 <text:s text:c="5"/></text:p>
          </table:table-cell>
          <table:table-cell office:value-type="string">
            <text:p>36269,613281</text:p>
          </table:table-cell>
          <table:table-cell office:value-type="string">
            <text:p>2604,683350</text:p>
          </table:table-cell>
          <table:table-cell office:value-type="string">
            <text:p>5765,685547</text:p>
          </table:table-cell>
          <table:table-cell office:value-type="string">
            <text:p>584,795715</text:p>
          </table:table-cell>
          <table:table-cell office:value-type="string">
            <text:p>5520,724609</text:p>
          </table:table-cell>
          <table:table-cell office:value-type="string">
            <text:p>231,674728</text:p>
          </table:table-cell>
          <table:table-cell office:value-type="string">
            <text:p>13564,018555</text:p>
          </table:table-cell>
          <table:table-cell office:value-type="string">
            <text:p>312,754486</text:p>
          </table:table-cell>
          <table:table-cell office:value-type="string">
            <text:p>247,174973</text:p>
          </table:table-cell>
          <table:table-cell office:value-type="string">
            <text:p>43,505051</text:p>
          </table:table-cell>
          <table:table-cell office:value-type="string">
            <text:p>14369,438477</text:p>
          </table:table-cell>
          <table:table-cell office:value-type="string">
            <text:p>283,372314</text:p>
          </table:table-cell>
          <table:table-cell office:value-type="string">
            <text:p>62365,292969</text:p>
          </table:table-cell>
          <table:table-cell office:value-type="string">
            <text:p>1060,601929</text:p>
          </table:table-cell>
          <table:table-cell office:value-type="string">
            <text:p>23761,630859</text:p>
          </table:table-cell>
          <table:table-cell office:value-type="string">
            <text:p>325,037842</text:p>
          </table:table-cell>
          <table:table-cell office:value-type="string">
            <text:p>11053,133789</text:p>
          </table:table-cell>
          <table:table-cell office:value-type="string">
            <text:p>146,536453</text:p>
          </table:table-cell>
          <table:table-cell office:value-type="string">
            <text:p>473,572083</text:p>
          </table:table-cell>
          <table:table-cell office:value-type="string">
            <text:p>14,302087</text:p>
          </table:table-cell>
          <table:table-cell office:value-type="string">
            <text:p>18,257582</text:p>
          </table:table-cell>
          <table:table-cell office:value-type="string">
            <text:p>4,944256</text:p>
          </table:table-cell>
          <table:table-cell office:value-type="string">
            <text:p>44,968033</text:p>
          </table:table-cell>
          <table:table-cell office:value-type="string">
            <text:p>7,934425</text:p>
          </table:table-cell>
          <table:table-cell office:value-type="string">
            <text:p>103,035248</text:p>
          </table:table-cell>
          <table:table-cell office:value-type="string">
            <text:p>5,333004</text:p>
          </table:table-cell>
          <table:table-cell office:value-type="string">
            <text:p>5131,388184</text:p>
          </table:table-cell>
          <table:table-cell office:value-type="string">
            <text:p>95,880013</text:p>
          </table:table-cell>
          <table:table-cell office:value-type="string">
            <text:p>32,344044</text:p>
          </table:table-cell>
          <table:table-cell office:value-type="string">
            <text:p>7,741829</text:p>
          </table:table-cell>
          <table:table-cell office:value-type="string">
            <text:p>41,255398</text:p>
          </table:table-cell>
          <table:table-cell office:value-type="string">
            <text:p>15,500525</text:p>
          </table:table-cell>
          <table:table-cell office:value-type="string">
            <text:p>423,637848</text:p>
          </table:table-cell>
          <table:table-cell office:value-type="string">
            <text:p>21,363241</text:p>
          </table:table-cell>
          <table:table-cell office:value-type="string">
            <text:p>328,997864</text:p>
          </table:table-cell>
          <table:table-cell office:value-type="string">
            <text:p>10,5266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7,214653</text:p>
          </table:table-cell>
          <table:table-cell office:value-type="string">
            <text:p>9,885895</text:p>
          </table:table-cell>
          <table:table-cell office:value-type="string">
            <text:p>10,098981</text:p>
          </table:table-cell>
          <table:table-cell office:value-type="string">
            <text:p>10,130352</text:p>
          </table:table-cell>
          <table:table-cell office:value-type="string">
            <text:p>156,775314</text:p>
          </table:table-cell>
          <table:table-cell office:value-type="string">
            <text:p>19,647861</text:p>
          </table:table-cell>
        </table:table-row>
        <table:table-row table:style-name="ro1">
          <table:table-cell office:value-type="string">
            <text:p>AFR659 <text:s text:c="5"/></text:p>
          </table:table-cell>
          <table:table-cell office:value-type="string">
            <text:p>24517,404297</text:p>
          </table:table-cell>
          <table:table-cell office:value-type="string">
            <text:p>2045,041260</text:p>
          </table:table-cell>
          <table:table-cell office:value-type="string">
            <text:p>3303,730957</text:p>
          </table:table-cell>
          <table:table-cell office:value-type="string">
            <text:p>542,352905</text:p>
          </table:table-cell>
          <table:table-cell office:value-type="string">
            <text:p>7415,146484</text:p>
          </table:table-cell>
          <table:table-cell office:value-type="string">
            <text:p>275,588165</text:p>
          </table:table-cell>
          <table:table-cell office:value-type="string">
            <text:p>16471,791016</text:p>
          </table:table-cell>
          <table:table-cell office:value-type="string">
            <text:p>372,774902</text:p>
          </table:table-cell>
          <table:table-cell office:value-type="string">
            <text:p>285,059235</text:p>
          </table:table-cell>
          <table:table-cell office:value-type="string">
            <text:p>41,239510</text:p>
          </table:table-cell>
          <table:table-cell office:value-type="string">
            <text:p>15295,399414</text:p>
          </table:table-cell>
          <table:table-cell office:value-type="string">
            <text:p>300,102570</text:p>
          </table:table-cell>
          <table:table-cell office:value-type="string">
            <text:p>33521,085938</text:p>
          </table:table-cell>
          <table:table-cell office:value-type="string">
            <text:p>574,607239</text:p>
          </table:table-cell>
          <table:table-cell office:value-type="string">
            <text:p>14711,394531</text:p>
          </table:table-cell>
          <table:table-cell office:value-type="string">
            <text:p>203,033936</text:p>
          </table:table-cell>
          <table:table-cell office:value-type="string">
            <text:p>8488,683594</text:p>
          </table:table-cell>
          <table:table-cell office:value-type="string">
            <text:p>113,385101</text:p>
          </table:table-cell>
          <table:table-cell office:value-type="string">
            <text:p>591,602905</text:p>
          </table:table-cell>
          <table:table-cell office:value-type="string">
            <text:p>17,352146</text:p>
          </table:table-cell>
          <table:table-cell office:value-type="string">
            <text:p>21,086340</text:p>
          </table:table-cell>
          <table:table-cell office:value-type="string">
            <text:p>5,581159</text:p>
          </table:table-cell>
          <table:table-cell office:value-type="string">
            <text:p>54,484005</text:p>
          </table:table-cell>
          <table:table-cell office:value-type="string">
            <text:p>8,331103</text:p>
          </table:table-cell>
          <table:table-cell office:value-type="string">
            <text:p>114,446846</text:p>
          </table:table-cell>
          <table:table-cell office:value-type="string">
            <text:p>5,947011</text:p>
          </table:table-cell>
          <table:table-cell office:value-type="string">
            <text:p>7191,272461</text:p>
          </table:table-cell>
          <table:table-cell office:value-type="string">
            <text:p>133,411499</text:p>
          </table:table-cell>
          <table:table-cell office:value-type="string">
            <text:p>56,949024</text:p>
          </table:table-cell>
          <table:table-cell office:value-type="string">
            <text:p>8,745621</text:p>
          </table:table-cell>
          <table:table-cell office:value-type="string">
            <text:p>106,631691</text:p>
          </table:table-cell>
          <table:table-cell office:value-type="string">
            <text:p>16,428408</text:p>
          </table:table-cell>
          <table:table-cell office:value-type="string">
            <text:p>1054,859009</text:p>
          </table:table-cell>
          <table:table-cell office:value-type="string">
            <text:p>27,002707</text:p>
          </table:table-cell>
          <table:table-cell office:value-type="string">
            <text:p>1151,211548</text:p>
          </table:table-cell>
          <table:table-cell office:value-type="string">
            <text:p>21,5499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6,301903</text:p>
          </table:table-cell>
          <table:table-cell office:value-type="string">
            <text:p>11,096266</text:p>
          </table:table-cell>
          <table:table-cell office:value-type="string">
            <text:p>32,875481</text:p>
          </table:table-cell>
          <table:table-cell office:value-type="string">
            <text:p>11,339271</text:p>
          </table:table-cell>
          <table:table-cell office:value-type="string">
            <text:p>209,509811</text:p>
          </table:table-cell>
          <table:table-cell office:value-type="string">
            <text:p>22,032282</text:p>
          </table:table-cell>
        </table:table-row>
        <table:table-row table:style-name="ro1">
          <table:table-cell office:value-type="string">
            <text:p>AFR660 <text:s text:c="5"/></text:p>
          </table:table-cell>
          <table:table-cell office:value-type="string">
            <text:p>9855,009766</text:p>
          </table:table-cell>
          <table:table-cell office:value-type="string">
            <text:p>1122,666382</text:p>
          </table:table-cell>
          <table:table-cell office:value-type="string">
            <text:p>952,871399</text:p>
          </table:table-cell>
          <table:table-cell office:value-type="string">
            <text:p>496,186768</text:p>
          </table:table-cell>
          <table:table-cell office:value-type="string">
            <text:p>3059,624756</text:p>
          </table:table-cell>
          <table:table-cell office:value-type="string">
            <text:p>185,289810</text:p>
          </table:table-cell>
          <table:table-cell office:value-type="string">
            <text:p>6223,742676</text:p>
          </table:table-cell>
          <table:table-cell office:value-type="string">
            <text:p>161,410233</text:p>
          </table:table-cell>
          <table:table-cell office:value-type="string">
            <text:p>261,973450</text:p>
          </table:table-cell>
          <table:table-cell office:value-type="string">
            <text:p>36,535934</text:p>
          </table:table-cell>
          <table:table-cell office:value-type="string">
            <text:p>14264,091797</text:p>
          </table:table-cell>
          <table:table-cell office:value-type="string">
            <text:p>280,401459</text:p>
          </table:table-cell>
          <table:table-cell office:value-type="string">
            <text:p>6383,949219</text:p>
          </table:table-cell>
          <table:table-cell office:value-type="string">
            <text:p>119,269951</text:p>
          </table:table-cell>
          <table:table-cell office:value-type="string">
            <text:p>10646,047852</text:p>
          </table:table-cell>
          <table:table-cell office:value-type="string">
            <text:p>148,419006</text:p>
          </table:table-cell>
          <table:table-cell office:value-type="string">
            <text:p>2048,125000</text:p>
          </table:table-cell>
          <table:table-cell office:value-type="string">
            <text:p>31,726934</text:p>
          </table:table-cell>
          <table:table-cell office:value-type="string">
            <text:p>185,262451</text:p>
          </table:table-cell>
          <table:table-cell office:value-type="string">
            <text:p>9,043392</text:p>
          </table:table-cell>
          <table:table-cell office:value-type="string">
            <text:p>29,821651</text:p>
          </table:table-cell>
          <table:table-cell office:value-type="string">
            <text:p>5,594724</text:p>
          </table:table-cell>
          <table:table-cell office:value-type="string">
            <text:p>41,739285</text:p>
          </table:table-cell>
          <table:table-cell office:value-type="string">
            <text:p>8,384088</text:p>
          </table:table-cell>
          <table:table-cell office:value-type="string">
            <text:p>42,699039</text:p>
          </table:table-cell>
          <table:table-cell office:value-type="string">
            <text:p>5,527157</text:p>
          </table:table-cell>
          <table:table-cell office:value-type="string">
            <text:p>3007,316895</text:p>
          </table:table-cell>
          <table:table-cell office:value-type="string">
            <text:p>57,648918</text:p>
          </table:table-cell>
          <table:table-cell office:value-type="string">
            <text:p>79,842293</text:p>
          </table:table-cell>
          <table:table-cell office:value-type="string">
            <text:p>9,183123</text:p>
          </table:table-cell>
          <table:table-cell office:value-type="string">
            <text:p>81,641205</text:p>
          </table:table-cell>
          <table:table-cell office:value-type="string">
            <text:p>16,526310</text:p>
          </table:table-cell>
          <table:table-cell office:value-type="string">
            <text:p>313,194275</text:p>
          </table:table-cell>
          <table:table-cell office:value-type="string">
            <text:p>21,284754</text:p>
          </table:table-cell>
          <table:table-cell office:value-type="string">
            <text:p>378,528381</text:p>
          </table:table-cell>
          <table:table-cell office:value-type="string">
            <text:p>12,4097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1,396622</text:p>
          </table:table-cell>
          <table:table-cell office:value-type="string">
            <text:p>11,476788</text:p>
          </table:table-cell>
          <table:table-cell office:value-type="string">
            <text:p>24,722597</text:p>
          </table:table-cell>
          <table:table-cell office:value-type="string">
            <text:p>12,151410</text:p>
          </table:table-cell>
          <table:table-cell office:value-type="string">
            <text:p>122,192909</text:p>
          </table:table-cell>
          <table:table-cell office:value-type="string">
            <text:p>23,143717</text:p>
          </table:table-cell>
        </table:table-row>
        <table:table-row table:style-name="ro1">
          <table:table-cell office:value-type="string">
            <text:p>AFR661 <text:s text:c="5"/></text:p>
          </table:table-cell>
          <table:table-cell office:value-type="string">
            <text:p>9758,005859</text:p>
          </table:table-cell>
          <table:table-cell office:value-type="string">
            <text:p>996,235535</text:p>
          </table:table-cell>
          <table:table-cell office:value-type="string">
            <text:p>1255,325317</text:p>
          </table:table-cell>
          <table:table-cell office:value-type="string">
            <text:p>453,878662</text:p>
          </table:table-cell>
          <table:table-cell office:value-type="string">
            <text:p>2414,443359</text:p>
          </table:table-cell>
          <table:table-cell office:value-type="string">
            <text:p>183,671768</text:p>
          </table:table-cell>
          <table:table-cell office:value-type="string">
            <text:p>3411,126221</text:p>
          </table:table-cell>
          <table:table-cell office:value-type="string">
            <text:p>122,488258</text:p>
          </table:table-cell>
          <table:table-cell office:value-type="string">
            <text:p>337,043640</text:p>
          </table:table-cell>
          <table:table-cell office:value-type="string">
            <text:p>36,605450</text:p>
          </table:table-cell>
          <table:table-cell office:value-type="string">
            <text:p>15398,132813</text:p>
          </table:table-cell>
          <table:table-cell office:value-type="string">
            <text:p>286,949982</text:p>
          </table:table-cell>
          <table:table-cell office:value-type="string">
            <text:p>3864,085205</text:p>
          </table:table-cell>
          <table:table-cell office:value-type="string">
            <text:p>69,823013</text:p>
          </table:table-cell>
          <table:table-cell office:value-type="string">
            <text:p>14648,671875</text:p>
          </table:table-cell>
          <table:table-cell office:value-type="string">
            <text:p>195,035294</text:p>
          </table:table-cell>
          <table:table-cell office:value-type="string">
            <text:p>1813,968994</text:p>
          </table:table-cell>
          <table:table-cell office:value-type="string">
            <text:p>30,392820</text:p>
          </table:table-cell>
          <table:table-cell office:value-type="string">
            <text:p>138,177383</text:p>
          </table:table-cell>
          <table:table-cell office:value-type="string">
            <text:p>7,004481</text:p>
          </table:table-cell>
          <table:table-cell office:value-type="string">
            <text:p>22,393684</text:p>
          </table:table-cell>
          <table:table-cell office:value-type="string">
            <text:p>5,682952</text:p>
          </table:table-cell>
          <table:table-cell office:value-type="string">
            <text:p>44,352871</text:p>
          </table:table-cell>
          <table:table-cell office:value-type="string">
            <text:p>7,788155</text:p>
          </table:table-cell>
          <table:table-cell office:value-type="string">
            <text:p>56,775124</text:p>
          </table:table-cell>
          <table:table-cell office:value-type="string">
            <text:p>5,502679</text:p>
          </table:table-cell>
          <table:table-cell office:value-type="string">
            <text:p>1567,247925</text:p>
          </table:table-cell>
          <table:table-cell office:value-type="string">
            <text:p>28,994802</text:p>
          </table:table-cell>
          <table:table-cell office:value-type="string">
            <text:p>60,427528</text:p>
          </table:table-cell>
          <table:table-cell office:value-type="string">
            <text:p>8,941597</text:p>
          </table:table-cell>
          <table:table-cell office:value-type="string">
            <text:p>78,397758</text:p>
          </table:table-cell>
          <table:table-cell office:value-type="string">
            <text:p>15,664185</text:p>
          </table:table-cell>
          <table:table-cell office:value-type="string">
            <text:p>692,337646</text:p>
          </table:table-cell>
          <table:table-cell office:value-type="string">
            <text:p>21,645609</text:p>
          </table:table-cell>
          <table:table-cell office:value-type="string">
            <text:p>1415,259766</text:p>
          </table:table-cell>
          <table:table-cell office:value-type="string">
            <text:p>23,784540</text:p>
          </table:table-cell>
          <table:table-cell office:value-type="string">
            <text:p>49,534519</text:p>
          </table:table-cell>
          <table:table-cell office:value-type="string">
            <text:p>11,663782</text:p>
          </table:table-cell>
          <table:table-cell office:value-type="string">
            <text:p>30,659233</text:p>
          </table:table-cell>
          <table:table-cell office:value-type="string">
            <text:p>11,862320</text:p>
          </table:table-cell>
          <table:table-cell office:value-type="string">
            <text:p>12,619217</text:p>
          </table:table-cell>
          <table:table-cell office:value-type="string">
            <text:p>12,370276</text:p>
          </table:table-cell>
          <table:table-cell office:value-type="string">
            <text:p>219,910950</text:p>
          </table:table-cell>
          <table:table-cell office:value-type="string">
            <text:p>23,621931</text:p>
          </table:table-cell>
        </table:table-row>
        <table:table-row table:style-name="ro1">
          <table:table-cell office:value-type="string">
            <text:p>AFR662 <text:s text:c="5"/></text:p>
          </table:table-cell>
          <table:table-cell office:value-type="string">
            <text:p>8575,715820</text:p>
          </table:table-cell>
          <table:table-cell office:value-type="string">
            <text:p>938,613647</text:p>
          </table:table-cell>
          <table:table-cell office:value-type="string">
            <text:p>1026,867065</text:p>
          </table:table-cell>
          <table:table-cell office:value-type="string">
            <text:p>440,491211</text:p>
          </table:table-cell>
          <table:table-cell office:value-type="string">
            <text:p>2625,792969</text:p>
          </table:table-cell>
          <table:table-cell office:value-type="string">
            <text:p>170,124054</text:p>
          </table:table-cell>
          <table:table-cell office:value-type="string">
            <text:p>4914,445313</text:p>
          </table:table-cell>
          <table:table-cell office:value-type="string">
            <text:p>130,645660</text:p>
          </table:table-cell>
          <table:table-cell office:value-type="string">
            <text:p>235,184433</text:p>
          </table:table-cell>
          <table:table-cell office:value-type="string">
            <text:p>33,405930</text:p>
          </table:table-cell>
          <table:table-cell office:value-type="string">
            <text:p>12760,885742</text:p>
          </table:table-cell>
          <table:table-cell office:value-type="string">
            <text:p>239,371643</text:p>
          </table:table-cell>
          <table:table-cell office:value-type="string">
            <text:p>3907,914063</text:p>
          </table:table-cell>
          <table:table-cell office:value-type="string">
            <text:p>70,269875</text:p>
          </table:table-cell>
          <table:table-cell office:value-type="string">
            <text:p>12470,451172</text:p>
          </table:table-cell>
          <table:table-cell office:value-type="string">
            <text:p>165,621521</text:p>
          </table:table-cell>
          <table:table-cell office:value-type="string">
            <text:p>2462,948486</text:p>
          </table:table-cell>
          <table:table-cell office:value-type="string">
            <text:p>35,219597</text:p>
          </table:table-cell>
          <table:table-cell office:value-type="string">
            <text:p>200,957047</text:p>
          </table:table-cell>
          <table:table-cell office:value-type="string">
            <text:p>7,903260</text:p>
          </table:table-cell>
          <table:table-cell office:value-type="string">
            <text:p>17,126394</text:p>
          </table:table-cell>
          <table:table-cell office:value-type="string">
            <text:p>5,399869</text:p>
          </table:table-cell>
          <table:table-cell office:value-type="string">
            <text:p>40,836330</text:p>
          </table:table-cell>
          <table:table-cell office:value-type="string">
            <text:p>7,628009</text:p>
          </table:table-cell>
          <table:table-cell office:value-type="string">
            <text:p>46,795650</text:p>
          </table:table-cell>
          <table:table-cell office:value-type="string">
            <text:p>5,091613</text:p>
          </table:table-cell>
          <table:table-cell office:value-type="string">
            <text:p>2179,646240</text:p>
          </table:table-cell>
          <table:table-cell office:value-type="string">
            <text:p>38,697296</text:p>
          </table:table-cell>
          <table:table-cell office:value-type="string">
            <text:p>56,279995</text:p>
          </table:table-cell>
          <table:table-cell office:value-type="string">
            <text:p>8,472281</text:p>
          </table:table-cell>
          <table:table-cell office:value-type="string">
            <text:p>51,877899</text:p>
          </table:table-cell>
          <table:table-cell office:value-type="string">
            <text:p>15,095299</text:p>
          </table:table-cell>
          <table:table-cell office:value-type="string">
            <text:p>709,889954</text:p>
          </table:table-cell>
          <table:table-cell office:value-type="string">
            <text:p>21,586332</text:p>
          </table:table-cell>
          <table:table-cell office:value-type="string">
            <text:p>431,862000</text:p>
          </table:table-cell>
          <table:table-cell office:value-type="string">
            <text:p>12,063415</text:p>
          </table:table-cell>
          <table:table-cell office:value-type="string">
            <text:p>33,119568</text:p>
          </table:table-cell>
          <table:table-cell office:value-type="string">
            <text:p>10,780043</text:p>
          </table:table-cell>
          <table:table-cell office:value-type="string">
            <text:p>37,489388</text:p>
          </table:table-cell>
          <table:table-cell office:value-type="string">
            <text:p>10,977407</text:p>
          </table:table-cell>
          <table:table-cell office:value-type="string">
            <text:p>11,334960</text:p>
          </table:table-cell>
          <table:table-cell office:value-type="string">
            <text:p>11,448663</text:p>
          </table:table-cell>
          <table:table-cell office:value-type="string">
            <text:p>149,877167</text:p>
          </table:table-cell>
          <table:table-cell office:value-type="string">
            <text:p>22,009102</text:p>
          </table:table-cell>
        </table:table-row>
        <table:table-row table:style-name="ro1">
          <table:table-cell office:value-type="string">
            <text:p>AFR663 <text:s text:c="5"/></text:p>
          </table:table-cell>
          <table:table-cell office:value-type="string">
            <text:p>23525,074219</text:p>
          </table:table-cell>
          <table:table-cell office:value-type="string">
            <text:p>1556,014771</text:p>
          </table:table-cell>
          <table:table-cell office:value-type="string">
            <text:p>4143,256348</text:p>
          </table:table-cell>
          <table:table-cell office:value-type="string">
            <text:p>526,500305</text:p>
          </table:table-cell>
          <table:table-cell office:value-type="string">
            <text:p>21737,417969</text:p>
          </table:table-cell>
          <table:table-cell office:value-type="string">
            <text:p>562,861694</text:p>
          </table:table-cell>
          <table:table-cell office:value-type="string">
            <text:p>46640,496094</text:p>
          </table:table-cell>
          <table:table-cell office:value-type="string">
            <text:p>977,095398</text:p>
          </table:table-cell>
          <table:table-cell office:value-type="string">
            <text:p>422,890991</text:p>
          </table:table-cell>
          <table:table-cell office:value-type="string">
            <text:p>44,521664</text:p>
          </table:table-cell>
          <table:table-cell office:value-type="string">
            <text:p>15696,170898</text:p>
          </table:table-cell>
          <table:table-cell office:value-type="string">
            <text:p>293,020203</text:p>
          </table:table-cell>
          <table:table-cell office:value-type="string">
            <text:p>41746,699219</text:p>
          </table:table-cell>
          <table:table-cell office:value-type="string">
            <text:p>679,455383</text:p>
          </table:table-cell>
          <table:table-cell office:value-type="string">
            <text:p>16587,029297</text:p>
          </table:table-cell>
          <table:table-cell office:value-type="string">
            <text:p>219,283188</text:p>
          </table:table-cell>
          <table:table-cell office:value-type="string">
            <text:p>21594,181641</text:p>
          </table:table-cell>
          <table:table-cell office:value-type="string">
            <text:p>272,158386</text:p>
          </table:table-cell>
          <table:table-cell office:value-type="string">
            <text:p>1921,492310</text:p>
          </table:table-cell>
          <table:table-cell office:value-type="string">
            <text:p>50,878407</text:p>
          </table:table-cell>
          <table:table-cell office:value-type="string">
            <text:p>36,986481</text:p>
          </table:table-cell>
          <table:table-cell office:value-type="string">
            <text:p>6,008886</text:p>
          </table:table-cell>
          <table:table-cell office:value-type="string">
            <text:p>73,299194</text:p>
          </table:table-cell>
          <table:table-cell office:value-type="string">
            <text:p>7,640100</text:p>
          </table:table-cell>
          <table:table-cell office:value-type="string">
            <text:p>240,043777</text:p>
          </table:table-cell>
          <table:table-cell office:value-type="string">
            <text:p>6,979503</text:p>
          </table:table-cell>
          <table:table-cell office:value-type="string">
            <text:p>19440,169922</text:p>
          </table:table-cell>
          <table:table-cell office:value-type="string">
            <text:p>322,818359</text:p>
          </table:table-cell>
          <table:table-cell office:value-type="string">
            <text:p>24,803547</text:p>
          </table:table-cell>
          <table:table-cell office:value-type="string">
            <text:p>7,516364</text:p>
          </table:table-cell>
          <table:table-cell office:value-type="string">
            <text:p>100,115471</text:p>
          </table:table-cell>
          <table:table-cell office:value-type="string">
            <text:p>14,679762</text:p>
          </table:table-cell>
          <table:table-cell office:value-type="string">
            <text:p>701,174561</text:p>
          </table:table-cell>
          <table:table-cell office:value-type="string">
            <text:p>21,130306</text:p>
          </table:table-cell>
          <table:table-cell office:value-type="string">
            <text:p>924,742188</text:p>
          </table:table-cell>
          <table:table-cell office:value-type="string">
            <text:p>16,559662</text:p>
          </table:table-cell>
          <table:table-cell office:value-type="string">
            <text:p>48,180737</text:p>
          </table:table-cell>
          <table:table-cell office:value-type="string">
            <text:p>9,510056</text:p>
          </table:table-cell>
          <table:table-cell office:value-type="string">
            <text:p>138,166519</text:p>
          </table:table-cell>
          <table:table-cell office:value-type="string">
            <text:p>9,906964</text:p>
          </table:table-cell>
          <table:table-cell office:value-type="string">
            <text:p>74,632401</text:p>
          </table:table-cell>
          <table:table-cell office:value-type="string">
            <text:p>10,140080</text:p>
          </table:table-cell>
          <table:table-cell office:value-type="string">
            <text:p>231,870178</text:p>
          </table:table-cell>
          <table:table-cell office:value-type="string">
            <text:p>19,906281</text:p>
          </table:table-cell>
        </table:table-row>
        <table:table-row table:style-name="ro1">
          <table:table-cell office:value-type="string">
            <text:p>AFR664 <text:s text:c="5"/></text:p>
          </table:table-cell>
          <table:table-cell office:value-type="string">
            <text:p>6024,887695</text:p>
          </table:table-cell>
          <table:table-cell office:value-type="string">
            <text:p>796,949585</text:p>
          </table:table-cell>
          <table:table-cell office:value-type="string">
            <text:p>585,465942</text:p>
          </table:table-cell>
          <table:table-cell office:value-type="string">
            <text:p>420,627899</text:p>
          </table:table-cell>
          <table:table-cell office:value-type="string">
            <text:p>1533,457642</text:p>
          </table:table-cell>
          <table:table-cell office:value-type="string">
            <text:p>147,141586</text:p>
          </table:table-cell>
          <table:table-cell office:value-type="string">
            <text:p>3370,365967</text:p>
          </table:table-cell>
          <table:table-cell office:value-type="string">
            <text:p>101,193207</text:p>
          </table:table-cell>
          <table:table-cell office:value-type="string">
            <text:p>279,983002</text:p>
          </table:table-cell>
          <table:table-cell office:value-type="string">
            <text:p>31,267973</text:p>
          </table:table-cell>
          <table:table-cell office:value-type="string">
            <text:p>12806,891602</text:p>
          </table:table-cell>
          <table:table-cell office:value-type="string">
            <text:p>239,737427</text:p>
          </table:table-cell>
          <table:table-cell office:value-type="string">
            <text:p>242,136765</text:p>
          </table:table-cell>
          <table:table-cell office:value-type="string">
            <text:p>15,875854</text:p>
          </table:table-cell>
          <table:table-cell office:value-type="string">
            <text:p>9601,366211</text:p>
          </table:table-cell>
          <table:table-cell office:value-type="string">
            <text:p>128,286606</text:p>
          </table:table-cell>
          <table:table-cell office:value-type="string">
            <text:p>1277,542725</text:p>
          </table:table-cell>
          <table:table-cell office:value-type="string">
            <text:p>21,482038</text:p>
          </table:table-cell>
          <table:table-cell office:value-type="string">
            <text:p>121,278618</text:p>
          </table:table-cell>
          <table:table-cell office:value-type="string">
            <text:p>6,308990</text:p>
          </table:table-cell>
          <table:table-cell office:value-type="string">
            <text:p>20,893360</text:p>
          </table:table-cell>
          <table:table-cell office:value-type="string">
            <text:p>5,030611</text:p>
          </table:table-cell>
          <table:table-cell office:value-type="string">
            <text:p>40,056057</text:p>
          </table:table-cell>
          <table:table-cell office:value-type="string">
            <text:p>7,491553</text:p>
          </table:table-cell>
          <table:table-cell office:value-type="string">
            <text:p>42,862556</text:p>
          </table:table-cell>
          <table:table-cell office:value-type="string">
            <text:p>4,874452</text:p>
          </table:table-cell>
          <table:table-cell office:value-type="string">
            <text:p>1839,901245</text:p>
          </table:table-cell>
          <table:table-cell office:value-type="string">
            <text:p>33,255707</text:p>
          </table:table-cell>
          <table:table-cell office:value-type="string">
            <text:p>54,047573</text:p>
          </table:table-cell>
          <table:table-cell office:value-type="string">
            <text:p>8,071834</text:p>
          </table:table-cell>
          <table:table-cell office:value-type="string">
            <text:p>25,735512</text:p>
          </table:table-cell>
          <table:table-cell office:value-type="string">
            <text:p>14,756535</text:p>
          </table:table-cell>
          <table:table-cell office:value-type="string">
            <text:p>228,288696</text:p>
          </table:table-cell>
          <table:table-cell office:value-type="string">
            <text:p>18,705545</text:p>
          </table:table-cell>
          <table:table-cell office:value-type="string">
            <text:p>182,419754</text:p>
          </table:table-cell>
          <table:table-cell office:value-type="string">
            <text:p>9,843582</text:p>
          </table:table-cell>
          <table:table-cell office:value-type="string">
            <text:p>30,456593</text:p>
          </table:table-cell>
          <table:table-cell office:value-type="string">
            <text:p>10,020036</text:p>
          </table:table-cell>
          <table:table-cell office:value-type="string">
            <text:p>26,477463</text:p>
          </table:table-cell>
          <table:table-cell office:value-type="string">
            <text:p>10,422528</text:p>
          </table:table-cell>
          <table:table-cell office:value-type="string">
            <text:p>20,275694</text:p>
          </table:table-cell>
          <table:table-cell office:value-type="string">
            <text:p>10,911625</text:p>
          </table:table-cell>
          <table:table-cell office:value-type="string">
            <text:p>121,736725</text:p>
          </table:table-cell>
          <table:table-cell office:value-type="string">
            <text:p>20,985155</text:p>
          </table:table-cell>
        </table:table-row>
        <table:table-row table:style-name="ro1">
          <table:table-cell office:value-type="string">
            <text:p>AFR665 <text:s text:c="5"/></text:p>
          </table:table-cell>
          <table:table-cell office:value-type="string">
            <text:p>8729,560547</text:p>
          </table:table-cell>
          <table:table-cell office:value-type="string">
            <text:p>948,859558</text:p>
          </table:table-cell>
          <table:table-cell office:value-type="string">
            <text:p>586,269165</text:p>
          </table:table-cell>
          <table:table-cell office:value-type="string">
            <text:p>454,532471</text:p>
          </table:table-cell>
          <table:table-cell office:value-type="string">
            <text:p>1825,938965</text:p>
          </table:table-cell>
          <table:table-cell office:value-type="string">
            <text:p>167,386337</text:p>
          </table:table-cell>
          <table:table-cell office:value-type="string">
            <text:p>3144,671143</text:p>
          </table:table-cell>
          <table:table-cell office:value-type="string">
            <text:p>100,852783</text:p>
          </table:table-cell>
          <table:table-cell office:value-type="string">
            <text:p>372,402374</text:p>
          </table:table-cell>
          <table:table-cell office:value-type="string">
            <text:p>35,782814</text:p>
          </table:table-cell>
          <table:table-cell office:value-type="string">
            <text:p>15312,775391</text:p>
          </table:table-cell>
          <table:table-cell office:value-type="string">
            <text:p>285,968536</text:p>
          </table:table-cell>
          <table:table-cell office:value-type="string">
            <text:p>536,588989</text:p>
          </table:table-cell>
          <table:table-cell office:value-type="string">
            <text:p>21,176750</text:p>
          </table:table-cell>
          <table:table-cell office:value-type="string">
            <text:p>12030,218750</text:p>
          </table:table-cell>
          <table:table-cell office:value-type="string">
            <text:p>159,909210</text:p>
          </table:table-cell>
          <table:table-cell office:value-type="string">
            <text:p>1340,333008</text:p>
          </table:table-cell>
          <table:table-cell office:value-type="string">
            <text:p>22,597424</text:p>
          </table:table-cell>
          <table:table-cell office:value-type="string">
            <text:p>123,346321</text:p>
          </table:table-cell>
          <table:table-cell office:value-type="string">
            <text:p>6,781363</text:p>
          </table:table-cell>
          <table:table-cell office:value-type="string">
            <text:p>17,249605</text:p>
          </table:table-cell>
          <table:table-cell office:value-type="string">
            <text:p>5,646012</text:p>
          </table:table-cell>
          <table:table-cell office:value-type="string">
            <text:p>37,293945</text:p>
          </table:table-cell>
          <table:table-cell office:value-type="string">
            <text:p>7,789285</text:p>
          </table:table-cell>
          <table:table-cell office:value-type="string">
            <text:p>62,394199</text:p>
          </table:table-cell>
          <table:table-cell office:value-type="string">
            <text:p>5,459109</text:p>
          </table:table-cell>
          <table:table-cell office:value-type="string">
            <text:p>1887,963989</text:p>
          </table:table-cell>
          <table:table-cell office:value-type="string">
            <text:p>34,155075</text:p>
          </table:table-cell>
          <table:table-cell office:value-type="string">
            <text:p>62,640781</text:p>
          </table:table-cell>
          <table:table-cell office:value-type="string">
            <text:p>8,686688</text:p>
          </table:table-cell>
          <table:table-cell office:value-type="string">
            <text:p>98,659317</text:p>
          </table:table-cell>
          <table:table-cell office:value-type="string">
            <text:p>15,591480</text:p>
          </table:table-cell>
          <table:table-cell office:value-type="string">
            <text:p>382,259399</text:p>
          </table:table-cell>
          <table:table-cell office:value-type="string">
            <text:p>19,681667</text:p>
          </table:table-cell>
          <table:table-cell office:value-type="string">
            <text:p>735,901245</text:p>
          </table:table-cell>
          <table:table-cell office:value-type="string">
            <text:p>15,415651</text:p>
          </table:table-cell>
          <table:table-cell office:value-type="string">
            <text:p>42,847839</text:p>
          </table:table-cell>
          <table:table-cell office:value-type="string">
            <text:p>11,150655</text:p>
          </table:table-cell>
          <table:table-cell office:value-type="string">
            <text:p>37,234528</text:p>
          </table:table-cell>
          <table:table-cell office:value-type="string">
            <text:p>11,486054</text:p>
          </table:table-cell>
          <table:table-cell office:value-type="string">
            <text:p>23,172455</text:p>
          </table:table-cell>
          <table:table-cell office:value-type="string">
            <text:p>12,013094</text:p>
          </table:table-cell>
          <table:table-cell office:value-type="string">
            <text:p>235,284225</text:p>
          </table:table-cell>
          <table:table-cell office:value-type="string">
            <text:p>23,501253</text:p>
          </table:table-cell>
        </table:table-row>
        <table:table-row table:style-name="ro1">
          <table:table-cell office:value-type="string">
            <text:p>AFR665 <text:s text:c="5"/></text:p>
          </table:table-cell>
          <table:table-cell office:value-type="string">
            <text:p>7285,674316</text:p>
          </table:table-cell>
          <table:table-cell office:value-type="string">
            <text:p>927,390442</text:p>
          </table:table-cell>
          <table:table-cell office:value-type="string">
            <text:p>618,906006</text:p>
          </table:table-cell>
          <table:table-cell office:value-type="string">
            <text:p>454,618561</text:p>
          </table:table-cell>
          <table:table-cell office:value-type="string">
            <text:p>2127,501709</text:p>
          </table:table-cell>
          <table:table-cell office:value-type="string">
            <text:p>171,884033</text:p>
          </table:table-cell>
          <table:table-cell office:value-type="string">
            <text:p>3165,615234</text:p>
          </table:table-cell>
          <table:table-cell office:value-type="string">
            <text:p>101,530060</text:p>
          </table:table-cell>
          <table:table-cell office:value-type="string">
            <text:p>300,062897</text:p>
          </table:table-cell>
          <table:table-cell office:value-type="string">
            <text:p>35,202179</text:p>
          </table:table-cell>
          <table:table-cell office:value-type="string">
            <text:p>15236,426758</text:p>
          </table:table-cell>
          <table:table-cell office:value-type="string">
            <text:p>284,481323</text:p>
          </table:table-cell>
          <table:table-cell office:value-type="string">
            <text:p>543,590454</text:p>
          </table:table-cell>
          <table:table-cell office:value-type="string">
            <text:p>21,223238</text:p>
          </table:table-cell>
          <table:table-cell office:value-type="string">
            <text:p>12010,714844</text:p>
          </table:table-cell>
          <table:table-cell office:value-type="string">
            <text:p>159,660156</text:p>
          </table:table-cell>
          <table:table-cell office:value-type="string">
            <text:p>1335,986694</text:p>
          </table:table-cell>
          <table:table-cell office:value-type="string">
            <text:p>22,556908</text:p>
          </table:table-cell>
          <table:table-cell office:value-type="string">
            <text:p>124,006340</text:p>
          </table:table-cell>
          <table:table-cell office:value-type="string">
            <text:p>6,755292</text:p>
          </table:table-cell>
          <table:table-cell office:value-type="string">
            <text:p>13,245234</text:p>
          </table:table-cell>
          <table:table-cell office:value-type="string">
            <text:p>5,642285</text:p>
          </table:table-cell>
          <table:table-cell office:value-type="string">
            <text:p>33,286129</text:p>
          </table:table-cell>
          <table:table-cell office:value-type="string">
            <text:p>7,763957</text:p>
          </table:table-cell>
          <table:table-cell office:value-type="string">
            <text:p>57,247124</text:p>
          </table:table-cell>
          <table:table-cell office:value-type="string">
            <text:p>5,438407</text:p>
          </table:table-cell>
          <table:table-cell office:value-type="string">
            <text:p>1883,298584</text:p>
          </table:table-cell>
          <table:table-cell office:value-type="string">
            <text:p>34,082855</text:p>
          </table:table-cell>
          <table:table-cell office:value-type="string">
            <text:p>67,848450</text:p>
          </table:table-cell>
          <table:table-cell office:value-type="string">
            <text:p>8,714952</text:p>
          </table:table-cell>
          <table:table-cell office:value-type="string">
            <text:p>92,768051</text:p>
          </table:table-cell>
          <table:table-cell office:value-type="string">
            <text:p>15,560193</text:p>
          </table:table-cell>
          <table:table-cell office:value-type="string">
            <text:p>387,423981</text:p>
          </table:table-cell>
          <table:table-cell office:value-type="string">
            <text:p>19,703529</text:p>
          </table:table-cell>
          <table:table-cell office:value-type="string">
            <text:p>726,799011</text:p>
          </table:table-cell>
          <table:table-cell office:value-type="string">
            <text:p>15,419615</text:p>
          </table:table-cell>
          <table:table-cell office:value-type="string">
            <text:p>40,192478</text:p>
          </table:table-cell>
          <table:table-cell office:value-type="string">
            <text:p>11,147980</text:p>
          </table:table-cell>
          <table:table-cell office:value-type="string">
            <text:p>34,329166</text:p>
          </table:table-cell>
          <table:table-cell office:value-type="string">
            <text:p>11,457977</text:p>
          </table:table-cell>
          <table:table-cell office:value-type="string">
            <text:p>14,936461</text:p>
          </table:table-cell>
          <table:table-cell office:value-type="string">
            <text:p>12,008368</text:p>
          </table:table-cell>
          <table:table-cell office:value-type="string">
            <text:p>204,196060</text:p>
          </table:table-cell>
          <table:table-cell office:value-type="string">
            <text:p>23,459316</text:p>
          </table:table-cell>
        </table:table-row>
        <table:table-row table:style-name="ro1">
          <table:table-cell office:value-type="string">
            <text:p>AFR666 <text:s text:c="5"/></text:p>
          </table:table-cell>
          <table:table-cell office:value-type="string">
            <text:p>19902,189453</text:p>
          </table:table-cell>
          <table:table-cell office:value-type="string">
            <text:p>1380,561646</text:p>
          </table:table-cell>
          <table:table-cell office:value-type="string">
            <text:p>1663,286255</text:p>
          </table:table-cell>
          <table:table-cell office:value-type="string">
            <text:p>478,193329</text:p>
          </table:table-cell>
          <table:table-cell office:value-type="string">
            <text:p>8345,686523</text:p>
          </table:table-cell>
          <table:table-cell office:value-type="string">
            <text:p>271,425079</text:p>
          </table:table-cell>
          <table:table-cell office:value-type="string">
            <text:p>19965,089844</text:p>
          </table:table-cell>
          <table:table-cell office:value-type="string">
            <text:p>430,721924</text:p>
          </table:table-cell>
          <table:table-cell office:value-type="string">
            <text:p>227,074615</text:p>
          </table:table-cell>
          <table:table-cell office:value-type="string">
            <text:p>37,890450</text:p>
          </table:table-cell>
          <table:table-cell office:value-type="string">
            <text:p>14064,567383</text:p>
          </table:table-cell>
          <table:table-cell office:value-type="string">
            <text:p>264,341980</text:p>
          </table:table-cell>
          <table:table-cell office:value-type="string">
            <text:p>23581,630859</text:p>
          </table:table-cell>
          <table:table-cell office:value-type="string">
            <text:p>386,585663</text:p>
          </table:table-cell>
          <table:table-cell office:value-type="string">
            <text:p>11287,802734</text:p>
          </table:table-cell>
          <table:table-cell office:value-type="string">
            <text:p>150,300110</text:p>
          </table:table-cell>
          <table:table-cell office:value-type="string">
            <text:p>5871,281250</text:p>
          </table:table-cell>
          <table:table-cell office:value-type="string">
            <text:p>76,619164</text:p>
          </table:table-cell>
          <table:table-cell office:value-type="string">
            <text:p>659,361206</text:p>
          </table:table-cell>
          <table:table-cell office:value-type="string">
            <text:p>18,566427</text:p>
          </table:table-cell>
          <table:table-cell office:value-type="string">
            <text:p>23,132954</text:p>
          </table:table-cell>
          <table:table-cell office:value-type="string">
            <text:p>5,407579</text:p>
          </table:table-cell>
          <table:table-cell office:value-type="string">
            <text:p>47,222984</text:p>
          </table:table-cell>
          <table:table-cell office:value-type="string">
            <text:p>7,512354</text:p>
          </table:table-cell>
          <table:table-cell office:value-type="string">
            <text:p>99,502563</text:p>
          </table:table-cell>
          <table:table-cell office:value-type="string">
            <text:p>5,277900</text:p>
          </table:table-cell>
          <table:table-cell office:value-type="string">
            <text:p>8759,843750</text:p>
          </table:table-cell>
          <table:table-cell office:value-type="string">
            <text:p>146,526596</text:p>
          </table:table-cell>
          <table:table-cell office:value-type="string">
            <text:p>33,012882</text:p>
          </table:table-cell>
          <table:table-cell office:value-type="string">
            <text:p>7,624861</text:p>
          </table:table-cell>
          <table:table-cell office:value-type="string">
            <text:p>25,816856</text:p>
          </table:table-cell>
          <table:table-cell office:value-type="string">
            <text:p>14,611836</text:p>
          </table:table-cell>
          <table:table-cell office:value-type="string">
            <text:p>332,524811</text:p>
          </table:table-cell>
          <table:table-cell office:value-type="string">
            <text:p>18,994732</text:p>
          </table:table-cell>
          <table:table-cell office:value-type="string">
            <text:p>368,730865</text:p>
          </table:table-cell>
          <table:table-cell office:value-type="string">
            <text:p>10,646391</text:p>
          </table:table-cell>
          <table:table-cell office:value-type="string">
            <text:p>43,668587</text:p>
          </table:table-cell>
          <table:table-cell office:value-type="string">
            <text:p>9,610302</text:p>
          </table:table-cell>
          <table:table-cell office:value-type="string">
            <text:p>63,739601</text:p>
          </table:table-cell>
          <table:table-cell office:value-type="string">
            <text:p>9,846492</text:p>
          </table:table-cell>
          <table:table-cell office:value-type="string">
            <text:p>23,982094</text:p>
          </table:table-cell>
          <table:table-cell office:value-type="string">
            <text:p>10,172608</text:p>
          </table:table-cell>
          <table:table-cell office:value-type="string">
            <text:p>126,304832</text:p>
          </table:table-cell>
          <table:table-cell office:value-type="string">
            <text:p>19,568789</text:p>
          </table:table-cell>
        </table:table-row>
        <table:table-row table:style-name="ro1">
          <table:table-cell office:value-type="string">
            <text:p>AFR667 <text:s text:c="5"/></text:p>
          </table:table-cell>
          <table:table-cell office:value-type="string">
            <text:p>10182,528320</text:p>
          </table:table-cell>
          <table:table-cell office:value-type="string">
            <text:p>1054,942505</text:p>
          </table:table-cell>
          <table:table-cell office:value-type="string">
            <text:p>1035,026245</text:p>
          </table:table-cell>
          <table:table-cell office:value-type="string">
            <text:p>471,899384</text:p>
          </table:table-cell>
          <table:table-cell office:value-type="string">
            <text:p>1604,315918</text:p>
          </table:table-cell>
          <table:table-cell office:value-type="string">
            <text:p>171,318344</text:p>
          </table:table-cell>
          <table:table-cell office:value-type="string">
            <text:p>3027,151123</text:p>
          </table:table-cell>
          <table:table-cell office:value-type="string">
            <text:p>102,611267</text:p>
          </table:table-cell>
          <table:table-cell office:value-type="string">
            <text:p>207,286713</text:p>
          </table:table-cell>
          <table:table-cell office:value-type="string">
            <text:p>39,782791</text:p>
          </table:table-cell>
          <table:table-cell office:value-type="string">
            <text:p>17162,574219</text:p>
          </table:table-cell>
          <table:table-cell office:value-type="string">
            <text:p>319,905701</text:p>
          </table:table-cell>
          <table:table-cell office:value-type="string">
            <text:p>35230,597656</text:p>
          </table:table-cell>
          <table:table-cell office:value-type="string">
            <text:p>574,725708</text:p>
          </table:table-cell>
          <table:table-cell office:value-type="string">
            <text:p>31018,525391</text:p>
          </table:table-cell>
          <table:table-cell office:value-type="string">
            <text:p>407,890564</text:p>
          </table:table-cell>
          <table:table-cell office:value-type="string">
            <text:p>2333,211914</text:p>
          </table:table-cell>
          <table:table-cell office:value-type="string">
            <text:p>34,289558</text:p>
          </table:table-cell>
          <table:table-cell office:value-type="string">
            <text:p>119,192070</text:p>
          </table:table-cell>
          <table:table-cell office:value-type="string">
            <text:p>6,388811</text:p>
          </table:table-cell>
          <table:table-cell office:value-type="string">
            <text:p>31,757755</text:p>
          </table:table-cell>
          <table:table-cell office:value-type="string">
            <text:p>5,300179</text:p>
          </table:table-cell>
          <table:table-cell office:value-type="string">
            <text:p>31,243437</text:p>
          </table:table-cell>
          <table:table-cell office:value-type="string">
            <text:p>7,475815</text:p>
          </table:table-cell>
          <table:table-cell office:value-type="string">
            <text:p>43,604019</text:p>
          </table:table-cell>
          <table:table-cell office:value-type="string">
            <text:p>4,970402</text:p>
          </table:table-cell>
          <table:table-cell office:value-type="string">
            <text:p>1154,524048</text:p>
          </table:table-cell>
          <table:table-cell office:value-type="string">
            <text:p>22,443268</text:p>
          </table:table-cell>
          <table:table-cell office:value-type="string">
            <text:p>50,179585</text:p>
          </table:table-cell>
          <table:table-cell office:value-type="string">
            <text:p>8,092405</text:p>
          </table:table-cell>
          <table:table-cell office:value-type="string">
            <text:p>18,622532</text:p>
          </table:table-cell>
          <table:table-cell office:value-type="string">
            <text:p>14,755347</text:p>
          </table:table-cell>
          <table:table-cell office:value-type="string">
            <text:p>689,948364</text:p>
          </table:table-cell>
          <table:table-cell office:value-type="string">
            <text:p>21,227423</text:p>
          </table:table-cell>
          <table:table-cell office:value-type="string">
            <text:p>321,507141</text:p>
          </table:table-cell>
          <table:table-cell office:value-type="string">
            <text:p>10,689523</text:p>
          </table:table-cell>
          <table:table-cell office:value-type="string">
            <text:p>79,226257</text:p>
          </table:table-cell>
          <table:table-cell office:value-type="string">
            <text:p>10,198075</text:p>
          </table:table-cell>
          <table:table-cell office:value-type="string">
            <text:p>39,553726</text:p>
          </table:table-cell>
          <table:table-cell office:value-type="string">
            <text:p>10,521667</text:p>
          </table:table-cell>
          <table:table-cell office:value-type="string">
            <text:p>5,472050</text:p>
          </table:table-cell>
          <table:table-cell office:value-type="string">
            <text:p>10,749173</text:p>
          </table:table-cell>
          <table:table-cell office:value-type="string">
            <text:p>367,347931</text:p>
          </table:table-cell>
          <table:table-cell office:value-type="string">
            <text:p>22,682058</text:p>
          </table:table-cell>
        </table:table-row>
        <table:table-row table:style-name="ro1">
          <table:table-cell office:value-type="string">
            <text:p>AFR668 <text:s text:c="5"/></text:p>
          </table:table-cell>
          <table:table-cell office:value-type="string">
            <text:p>18854,931641</text:p>
          </table:table-cell>
          <table:table-cell office:value-type="string">
            <text:p>1384,742920</text:p>
          </table:table-cell>
          <table:table-cell office:value-type="string">
            <text:p>3315,958008</text:p>
          </table:table-cell>
          <table:table-cell office:value-type="string">
            <text:p>507,471588</text:p>
          </table:table-cell>
          <table:table-cell office:value-type="string">
            <text:p>18591,498047</text:p>
          </table:table-cell>
          <table:table-cell office:value-type="string">
            <text:p>482,291016</text:p>
          </table:table-cell>
          <table:table-cell office:value-type="string">
            <text:p>40792,148438</text:p>
          </table:table-cell>
          <table:table-cell office:value-type="string">
            <text:p>857,247009</text:p>
          </table:table-cell>
          <table:table-cell office:value-type="string">
            <text:p>434,232941</text:p>
          </table:table-cell>
          <table:table-cell office:value-type="string">
            <text:p>43,609402</text:p>
          </table:table-cell>
          <table:table-cell office:value-type="string">
            <text:p>14249,895508</text:p>
          </table:table-cell>
          <table:table-cell office:value-type="string">
            <text:p>267,385376</text:p>
          </table:table-cell>
          <table:table-cell office:value-type="string">
            <text:p>28121,296875</text:p>
          </table:table-cell>
          <table:table-cell office:value-type="string">
            <text:p>459,775635</text:p>
          </table:table-cell>
          <table:table-cell office:value-type="string">
            <text:p>15433,117188</text:p>
          </table:table-cell>
          <table:table-cell office:value-type="string">
            <text:p>204,282303</text:p>
          </table:table-cell>
          <table:table-cell office:value-type="string">
            <text:p>18375,802734</text:p>
          </table:table-cell>
          <table:table-cell office:value-type="string">
            <text:p>232,059113</text:p>
          </table:table-cell>
          <table:table-cell office:value-type="string">
            <text:p>1590,468018</text:p>
          </table:table-cell>
          <table:table-cell office:value-type="string">
            <text:p>42,373493</text:p>
          </table:table-cell>
          <table:table-cell office:value-type="string">
            <text:p>32,678570</text:p>
          </table:table-cell>
          <table:table-cell office:value-type="string">
            <text:p>6,153360</text:p>
          </table:table-cell>
          <table:table-cell office:value-type="string">
            <text:p>74,926476</text:p>
          </table:table-cell>
          <table:table-cell office:value-type="string">
            <text:p>7,810173</text:p>
          </table:table-cell>
          <table:table-cell office:value-type="string">
            <text:p>206,925781</text:p>
          </table:table-cell>
          <table:table-cell office:value-type="string">
            <text:p>6,778408</text:p>
          </table:table-cell>
          <table:table-cell office:value-type="string">
            <text:p>17465,910156</text:p>
          </table:table-cell>
          <table:table-cell office:value-type="string">
            <text:p>290,230988</text:p>
          </table:table-cell>
          <table:table-cell office:value-type="string">
            <text:p>22,982761</text:p>
          </table:table-cell>
          <table:table-cell office:value-type="string">
            <text:p>7,997446</text:p>
          </table:table-cell>
          <table:table-cell office:value-type="string">
            <text:p>100,848816</text:p>
          </table:table-cell>
          <table:table-cell office:value-type="string">
            <text:p>14,995703</text:p>
          </table:table-cell>
          <table:table-cell office:value-type="string">
            <text:p>753,280823</text:p>
          </table:table-cell>
          <table:table-cell office:value-type="string">
            <text:p>21,701002</text:p>
          </table:table-cell>
          <table:table-cell office:value-type="string">
            <text:p>607,012268</text:p>
          </table:table-cell>
          <table:table-cell office:value-type="string">
            <text:p>13,266795</text:p>
          </table:table-cell>
          <table:table-cell office:value-type="string">
            <text:p>54,619297</text:p>
          </table:table-cell>
          <table:table-cell office:value-type="string">
            <text:p>10,071758</text:p>
          </table:table-cell>
          <table:table-cell office:value-type="string">
            <text:p>131,165268</text:p>
          </table:table-cell>
          <table:table-cell office:value-type="string">
            <text:p>10,475439</text:p>
          </table:table-cell>
          <table:table-cell office:value-type="string">
            <text:p>83,027161</text:p>
          </table:table-cell>
          <table:table-cell office:value-type="string">
            <text:p>10,797791</text:p>
          </table:table-cell>
          <table:table-cell office:value-type="string">
            <text:p>218,999344</text:p>
          </table:table-cell>
          <table:table-cell office:value-type="string">
            <text:p>21,070007</text:p>
          </table:table-cell>
        </table:table-row>
        <table:table-row table:style-name="ro1">
          <table:table-cell office:value-type="string">
            <text:p>AFR669 <text:s text:c="5"/></text:p>
          </table:table-cell>
          <table:table-cell office:value-type="string">
            <text:p>1072,653687</text:p>
          </table:table-cell>
          <table:table-cell office:value-type="string">
            <text:p>402,176453</text:p>
          </table:table-cell>
          <table:table-cell office:value-type="string">
            <text:p>732,178955</text:p>
          </table:table-cell>
          <table:table-cell office:value-type="string">
            <text:p>406,526031</text:p>
          </table:table-cell>
          <table:table-cell office:value-type="string">
            <text:p>477,593658</text:p>
          </table:table-cell>
          <table:table-cell office:value-type="string">
            <text:p>52,167500</text:p>
          </table:table-cell>
          <table:table-cell office:value-type="string">
            <text:p>32,103394</text:p>
          </table:table-cell>
          <table:table-cell office:value-type="string">
            <text:p>51,735725</text:p>
          </table:table-cell>
          <table:table-cell office:value-type="string">
            <text:p>34,673824</text:p>
          </table:table-cell>
          <table:table-cell office:value-type="string">
            <text:p>21,398329</text:p>
          </table:table-cell>
          <table:table-cell office:value-type="string">
            <text:p>7,565701</text:p>
          </table:table-cell>
          <table:table-cell office:value-type="string">
            <text:p>13,496260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12,495501</text:p>
          </table:table-cell>
          <table:table-cell office:value-type="string">
            <text:p>7,5759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,380873</text:p>
          </table:table-cell>
          <table:table-cell office:value-type="string">
            <text:p>8,2351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,030460</text:p>
          </table:table-cell>
          <table:table-cell office:value-type="string">
            <text:p>14,709122</text:p>
          </table:table-cell>
          <table:table-cell table:number-columns-repeated="1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670 <text:s text:c="5"/></text:p>
          </table:table-cell>
          <table:table-cell office:value-type="string">
            <text:p>8780,079102</text:p>
          </table:table-cell>
          <table:table-cell office:value-type="string">
            <text:p>1085,780640</text:p>
          </table:table-cell>
          <table:table-cell office:value-type="string">
            <text:p>752,555725</text:p>
          </table:table-cell>
          <table:table-cell office:value-type="string">
            <text:p>490,111176</text:p>
          </table:table-cell>
          <table:table-cell office:value-type="string">
            <text:p>2245,890137</text:p>
          </table:table-cell>
          <table:table-cell office:value-type="string">
            <text:p>185,183777</text:p>
          </table:table-cell>
          <table:table-cell office:value-type="string">
            <text:p>4584,437500</text:p>
          </table:table-cell>
          <table:table-cell office:value-type="string">
            <text:p>131,173691</text:p>
          </table:table-cell>
          <table:table-cell office:value-type="string">
            <text:p>94,947937</text:p>
          </table:table-cell>
          <table:table-cell office:value-type="string">
            <text:p>41,844208</text:p>
          </table:table-cell>
          <table:table-cell office:value-type="string">
            <text:p>17399,478516</text:p>
          </table:table-cell>
          <table:table-cell office:value-type="string">
            <text:p>324,041077</text:p>
          </table:table-cell>
          <table:table-cell office:value-type="string">
            <text:p>41157,656250</text:p>
          </table:table-cell>
          <table:table-cell office:value-type="string">
            <text:p>670,297546</text:p>
          </table:table-cell>
          <table:table-cell office:value-type="string">
            <text:p>29930,933594</text:p>
          </table:table-cell>
          <table:table-cell office:value-type="string">
            <text:p>392,903351</text:p>
          </table:table-cell>
          <table:table-cell office:value-type="string">
            <text:p>3600,015381</text:p>
          </table:table-cell>
          <table:table-cell office:value-type="string">
            <text:p>49,337757</text:p>
          </table:table-cell>
          <table:table-cell office:value-type="string">
            <text:p>201,794891</text:p>
          </table:table-cell>
          <table:table-cell office:value-type="string">
            <text:p>8,267723</text:p>
          </table:table-cell>
          <table:table-cell office:value-type="string">
            <text:p>34,124798</text:p>
          </table:table-cell>
          <table:table-cell office:value-type="string">
            <text:p>5,941854</text:p>
          </table:table-cell>
          <table:table-cell office:value-type="string">
            <text:p>29,956547</text:p>
          </table:table-cell>
          <table:table-cell office:value-type="string">
            <text:p>7,857695</text:p>
          </table:table-cell>
          <table:table-cell office:value-type="string">
            <text:p>62,419014</text:p>
          </table:table-cell>
          <table:table-cell office:value-type="string">
            <text:p>5,585322</text:p>
          </table:table-cell>
          <table:table-cell office:value-type="string">
            <text:p>1857,763672</text:p>
          </table:table-cell>
          <table:table-cell office:value-type="string">
            <text:p>33,637268</text:p>
          </table:table-cell>
          <table:table-cell office:value-type="string">
            <text:p>69,338448</text:p>
          </table:table-cell>
          <table:table-cell office:value-type="string">
            <text:p>9,003931</text:p>
          </table:table-cell>
          <table:table-cell office:value-type="string">
            <text:p>163,806854</text:p>
          </table:table-cell>
          <table:table-cell office:value-type="string">
            <text:p>16,062979</text:p>
          </table:table-cell>
          <table:table-cell office:value-type="string">
            <text:p>503,838867</text:p>
          </table:table-cell>
          <table:table-cell office:value-type="string">
            <text:p>20,455187</text:p>
          </table:table-cell>
          <table:table-cell office:value-type="string">
            <text:p>467,848450</text:p>
          </table:table-cell>
          <table:table-cell office:value-type="string">
            <text:p>13,009408</text:p>
          </table:table-cell>
          <table:table-cell office:value-type="string">
            <text:p>70,004341</text:p>
          </table:table-cell>
          <table:table-cell office:value-type="string">
            <text:p>11,656057</text:p>
          </table:table-cell>
          <table:table-cell office:value-type="string">
            <text:p>36,151920</text:p>
          </table:table-cell>
          <table:table-cell office:value-type="string">
            <text:p>12,007028</text:p>
          </table:table-cell>
          <table:table-cell office:value-type="string">
            <text:p>18,490765</text:p>
          </table:table-cell>
          <table:table-cell office:value-type="string">
            <text:p>12,220679</text:p>
          </table:table-cell>
          <table:table-cell office:value-type="string">
            <text:p>525,266846</text:p>
          </table:table-cell>
          <table:table-cell office:value-type="string">
            <text:p>26,389925</text:p>
          </table:table-cell>
        </table:table-row>
        <table:table-row table:style-name="ro1">
          <table:table-cell office:value-type="string">
            <text:p>AFR671 <text:s text:c="5"/></text:p>
          </table:table-cell>
          <table:table-cell office:value-type="string">
            <text:p>15197,692383</text:p>
          </table:table-cell>
          <table:table-cell office:value-type="string">
            <text:p>1167,815796</text:p>
          </table:table-cell>
          <table:table-cell office:value-type="string">
            <text:p>2201,794922</text:p>
          </table:table-cell>
          <table:table-cell office:value-type="string">
            <text:p>466,095062</text:p>
          </table:table-cell>
          <table:table-cell office:value-type="string">
            <text:p>4304,433594</text:p>
          </table:table-cell>
          <table:table-cell office:value-type="string">
            <text:p>193,982925</text:p>
          </table:table-cell>
          <table:table-cell office:value-type="string">
            <text:p>9984,074219</text:p>
          </table:table-cell>
          <table:table-cell office:value-type="string">
            <text:p>229,053116</text:p>
          </table:table-cell>
          <table:table-cell office:value-type="string">
            <text:p>182,957275</text:p>
          </table:table-cell>
          <table:table-cell office:value-type="string">
            <text:p>34,893776</text:p>
          </table:table-cell>
          <table:table-cell office:value-type="string">
            <text:p>10049,745117</text:p>
          </table:table-cell>
          <table:table-cell office:value-type="string">
            <text:p>191,664642</text:p>
          </table:table-cell>
          <table:table-cell office:value-type="string">
            <text:p>13992,203125</text:p>
          </table:table-cell>
          <table:table-cell office:value-type="string">
            <text:p>231,942551</text:p>
          </table:table-cell>
          <table:table-cell office:value-type="string">
            <text:p>9586,220703</text:p>
          </table:table-cell>
          <table:table-cell office:value-type="string">
            <text:p>128,183609</text:p>
          </table:table-cell>
          <table:table-cell office:value-type="string">
            <text:p>5145,079102</text:p>
          </table:table-cell>
          <table:table-cell office:value-type="string">
            <text:p>67,669853</text:p>
          </table:table-cell>
          <table:table-cell office:value-type="string">
            <text:p>430,605591</text:p>
          </table:table-cell>
          <table:table-cell office:value-type="string">
            <text:p>13,074382</text:p>
          </table:table-cell>
          <table:table-cell office:value-type="string">
            <text:p>22,855728</text:p>
          </table:table-cell>
          <table:table-cell office:value-type="string">
            <text:p>5,622154</text:p>
          </table:table-cell>
          <table:table-cell office:value-type="string">
            <text:p>34,268692</text:p>
          </table:table-cell>
          <table:table-cell office:value-type="string">
            <text:p>7,663990</text:p>
          </table:table-cell>
          <table:table-cell office:value-type="string">
            <text:p>76,823982</text:p>
          </table:table-cell>
          <table:table-cell office:value-type="string">
            <text:p>5,417856</text:p>
          </table:table-cell>
          <table:table-cell office:value-type="string">
            <text:p>4250,714355</text:p>
          </table:table-cell>
          <table:table-cell office:value-type="string">
            <text:p>72,404846</text:p>
          </table:table-cell>
          <table:table-cell office:value-type="string">
            <text:p>50,979336</text:p>
          </table:table-cell>
          <table:table-cell office:value-type="string">
            <text:p>8,574951</text:p>
          </table:table-cell>
          <table:table-cell office:value-type="string">
            <text:p>51,088734</text:p>
          </table:table-cell>
          <table:table-cell office:value-type="string">
            <text:p>15,148927</text:p>
          </table:table-cell>
          <table:table-cell office:value-type="string">
            <text:p>507,459625</text:p>
          </table:table-cell>
          <table:table-cell office:value-type="string">
            <text:p>20,277407</text:p>
          </table:table-cell>
          <table:table-cell office:value-type="string">
            <text:p>291,577820</text:p>
          </table:table-cell>
          <table:table-cell office:value-type="string">
            <text:p>11,086420</text:p>
          </table:table-cell>
          <table:table-cell office:value-type="string">
            <text:p>36,861214</text:p>
          </table:table-cell>
          <table:table-cell office:value-type="string">
            <text:p>10,855632</text:p>
          </table:table-cell>
          <table:table-cell office:value-type="string">
            <text:p>63,867031</text:p>
          </table:table-cell>
          <table:table-cell office:value-type="string">
            <text:p>11,139472</text:p>
          </table:table-cell>
          <table:table-cell office:value-type="string">
            <text:p>27,164818</text:p>
          </table:table-cell>
          <table:table-cell office:value-type="string">
            <text:p>11,569851</text:p>
          </table:table-cell>
          <table:table-cell office:value-type="string">
            <text:p>148,461853</text:p>
          </table:table-cell>
          <table:table-cell office:value-type="string">
            <text:p>22,245979</text:p>
          </table:table-cell>
        </table:table-row>
        <table:table-row table:style-name="ro1">
          <table:table-cell office:value-type="string">
            <text:p>AFR672 <text:s text:c="5"/></text:p>
          </table:table-cell>
          <table:table-cell office:value-type="string">
            <text:p>588,584351</text:p>
          </table:table-cell>
          <table:table-cell office:value-type="string">
            <text:p>415,172699</text:p>
          </table:table-cell>
          <table:table-cell office:value-type="string">
            <text:p>1312,439819</text:p>
          </table:table-cell>
          <table:table-cell office:value-type="string">
            <text:p>420,894562</text:p>
          </table:table-cell>
          <table:table-cell office:value-type="string">
            <text:p>616,884644</text:p>
          </table:table-cell>
          <table:table-cell office:value-type="string">
            <text:p>53,538113</text:p>
          </table:table-cell>
          <table:table-cell office:value-type="string">
            <text:p>57,747162</text:p>
          </table:table-cell>
          <table:table-cell office:value-type="string">
            <text:p>53,104469</text:p>
          </table:table-cell>
          <table:table-cell office:value-type="string">
            <text:p>12,975693</text:p>
          </table:table-cell>
          <table:table-cell office:value-type="string">
            <text:p>22,060137</text:p>
          </table:table-cell>
          <table:table-cell office:value-type="string">
            <text:p>10,234582</text:p>
          </table:table-cell>
          <table:table-cell office:value-type="string">
            <text:p>14,1249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,571713</text:p>
          </table:table-cell>
          <table:table-cell office:value-type="string">
            <text:p>8,250132</text:p>
          </table:table-cell>
          <table:table-cell office:value-type="string">
            <text:p>3,137871</text:p>
          </table:table-cell>
          <table:table-cell office:value-type="string">
            <text:p>9,74969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7,390760</text:p>
          </table:table-cell>
          <table:table-cell office:value-type="string">
            <text:p>7,7875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,234936</text:p>
          </table:table-cell>
          <table:table-cell office:value-type="string">
            <text:p>8,4095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,220619</text:p>
          </table:table-cell>
          <table:table-cell office:value-type="string">
            <text:p>14,993920</text:p>
          </table:table-cell>
          <table:table-cell office:value-type="string">
            <text:p>3,203299</text:p>
          </table:table-cell>
          <table:table-cell office:value-type="string">
            <text:p>18,653959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673 <text:s text:c="5"/></text:p>
          </table:table-cell>
          <table:table-cell office:value-type="string">
            <text:p>6792,946289</text:p>
          </table:table-cell>
          <table:table-cell office:value-type="string">
            <text:p>918,063660</text:p>
          </table:table-cell>
          <table:table-cell office:value-type="string">
            <text:p>1165,573730</text:p>
          </table:table-cell>
          <table:table-cell office:value-type="string">
            <text:p>450,346405</text:p>
          </table:table-cell>
          <table:table-cell office:value-type="string">
            <text:p>3992,743408</text:p>
          </table:table-cell>
          <table:table-cell office:value-type="string">
            <text:p>197,320953</text:p>
          </table:table-cell>
          <table:table-cell office:value-type="string">
            <text:p>6593,461914</text:p>
          </table:table-cell>
          <table:table-cell office:value-type="string">
            <text:p>163,259369</text:p>
          </table:table-cell>
          <table:table-cell office:value-type="string">
            <text:p>318,877655</text:p>
          </table:table-cell>
          <table:table-cell office:value-type="string">
            <text:p>36,223598</text:p>
          </table:table-cell>
          <table:table-cell office:value-type="string">
            <text:p>15238,881836</text:p>
          </table:table-cell>
          <table:table-cell office:value-type="string">
            <text:p>284,579529</text:p>
          </table:table-cell>
          <table:table-cell office:value-type="string">
            <text:p>2421,511963</text:p>
          </table:table-cell>
          <table:table-cell office:value-type="string">
            <text:p>47,764851</text:p>
          </table:table-cell>
          <table:table-cell office:value-type="string">
            <text:p>15930,442383</text:p>
          </table:table-cell>
          <table:table-cell office:value-type="string">
            <text:p>210,655930</text:p>
          </table:table-cell>
          <table:table-cell office:value-type="string">
            <text:p>3224,874023</text:p>
          </table:table-cell>
          <table:table-cell office:value-type="string">
            <text:p>44,479378</text:p>
          </table:table-cell>
          <table:table-cell office:value-type="string">
            <text:p>262,960205</text:p>
          </table:table-cell>
          <table:table-cell office:value-type="string">
            <text:p>9,304909</text:p>
          </table:table-cell>
          <table:table-cell office:value-type="string">
            <text:p>10,103341</text:p>
          </table:table-cell>
          <table:table-cell office:value-type="string">
            <text:p>5,516902</text:p>
          </table:table-cell>
          <table:table-cell office:value-type="string">
            <text:p>25,477350</text:p>
          </table:table-cell>
          <table:table-cell office:value-type="string">
            <text:p>7,630929</text:p>
          </table:table-cell>
          <table:table-cell office:value-type="string">
            <text:p>65,136299</text:p>
          </table:table-cell>
          <table:table-cell office:value-type="string">
            <text:p>5,295910</text:p>
          </table:table-cell>
          <table:table-cell office:value-type="string">
            <text:p>3189,490479</text:p>
          </table:table-cell>
          <table:table-cell office:value-type="string">
            <text:p>55,058365</text:p>
          </table:table-cell>
          <table:table-cell office:value-type="string">
            <text:p>47,389763</text:p>
          </table:table-cell>
          <table:table-cell office:value-type="string">
            <text:p>8,328957</text:p>
          </table:table-cell>
          <table:table-cell office:value-type="string">
            <text:p>96,842392</text:p>
          </table:table-cell>
          <table:table-cell office:value-type="string">
            <text:p>15,325416</text:p>
          </table:table-cell>
          <table:table-cell office:value-type="string">
            <text:p>706,379517</text:p>
          </table:table-cell>
          <table:table-cell office:value-type="string">
            <text:p>21,476431</text:p>
          </table:table-cell>
          <table:table-cell office:value-type="string">
            <text:p>711,931824</text:p>
          </table:table-cell>
          <table:table-cell office:value-type="string">
            <text:p>14,769201</text:p>
          </table:table-cell>
          <table:table-cell office:value-type="string">
            <text:p>47,217113</text:p>
          </table:table-cell>
          <table:table-cell office:value-type="string">
            <text:p>10,673858</text:p>
          </table:table-cell>
          <table:table-cell office:value-type="string">
            <text:p>51,582947</text:p>
          </table:table-cell>
          <table:table-cell office:value-type="string">
            <text:p>10,993974</text:p>
          </table:table-cell>
          <table:table-cell office:value-type="string">
            <text:p>21,273991</text:p>
          </table:table-cell>
          <table:table-cell office:value-type="string">
            <text:p>11,425883</text:p>
          </table:table-cell>
          <table:table-cell office:value-type="string">
            <text:p>247,387619</text:p>
          </table:table-cell>
          <table:table-cell office:value-type="string">
            <text:p>22,468523</text:p>
          </table:table-cell>
        </table:table-row>
        <table:table-row table:style-name="ro1">
          <table:table-cell office:value-type="string">
            <text:p>AFR674 <text:s text:c="5"/></text:p>
          </table:table-cell>
          <table:table-cell office:value-type="string">
            <text:p>30860,652344</text:p>
          </table:table-cell>
          <table:table-cell office:value-type="string">
            <text:p>1939,619751</text:p>
          </table:table-cell>
          <table:table-cell office:value-type="string">
            <text:p>5151,353516</text:p>
          </table:table-cell>
          <table:table-cell office:value-type="string">
            <text:p>585,015381</text:p>
          </table:table-cell>
          <table:table-cell office:value-type="string">
            <text:p>7078,209961</text:p>
          </table:table-cell>
          <table:table-cell office:value-type="string">
            <text:p>260,286530</text:p>
          </table:table-cell>
          <table:table-cell office:value-type="string">
            <text:p>18014,380859</text:p>
          </table:table-cell>
          <table:table-cell office:value-type="string">
            <text:p>393,893433</text:p>
          </table:table-cell>
          <table:table-cell office:value-type="string">
            <text:p>275,084686</text:p>
          </table:table-cell>
          <table:table-cell office:value-type="string">
            <text:p>48,632706</text:p>
          </table:table-cell>
          <table:table-cell office:value-type="string">
            <text:p>17390,191406</text:p>
          </table:table-cell>
          <table:table-cell office:value-type="string">
            <text:p>324,893921</text:p>
          </table:table-cell>
          <table:table-cell office:value-type="string">
            <text:p>64982,859375</text:p>
          </table:table-cell>
          <table:table-cell office:value-type="string">
            <text:p>1054,713501</text:p>
          </table:table-cell>
          <table:table-cell office:value-type="string">
            <text:p>27869,742188</text:p>
          </table:table-cell>
          <table:table-cell office:value-type="string">
            <text:p>366,158783</text:p>
          </table:table-cell>
          <table:table-cell office:value-type="string">
            <text:p>14232,398438</text:p>
          </table:table-cell>
          <table:table-cell office:value-type="string">
            <text:p>180,610931</text:p>
          </table:table-cell>
          <table:table-cell office:value-type="string">
            <text:p>725,013855</text:p>
          </table:table-cell>
          <table:table-cell office:value-type="string">
            <text:p>20,407244</text:p>
          </table:table-cell>
          <table:table-cell office:value-type="string">
            <text:p>20,391499</text:p>
          </table:table-cell>
          <table:table-cell office:value-type="string">
            <text:p>6,018475</text:p>
          </table:table-cell>
          <table:table-cell office:value-type="string">
            <text:p>47,895264</text:p>
          </table:table-cell>
          <table:table-cell office:value-type="string">
            <text:p>7,831179</text:p>
          </table:table-cell>
          <table:table-cell office:value-type="string">
            <text:p>153,580536</text:p>
          </table:table-cell>
          <table:table-cell office:value-type="string">
            <text:p>6,381394</text:p>
          </table:table-cell>
          <table:table-cell office:value-type="string">
            <text:p>6610,622070</text:p>
          </table:table-cell>
          <table:table-cell office:value-type="string">
            <text:p>111,166061</text:p>
          </table:table-cell>
          <table:table-cell office:value-type="string">
            <text:p>40,731392</text:p>
          </table:table-cell>
          <table:table-cell office:value-type="string">
            <text:p>8,820858</text:p>
          </table:table-cell>
          <table:table-cell office:value-type="string">
            <text:p>51,822838</text:p>
          </table:table-cell>
          <table:table-cell office:value-type="string">
            <text:p>15,332029</text:p>
          </table:table-cell>
          <table:table-cell office:value-type="string">
            <text:p>1232,415405</text:p>
          </table:table-cell>
          <table:table-cell office:value-type="string">
            <text:p>26,241236</text:p>
          </table:table-cell>
          <table:table-cell office:value-type="string">
            <text:p>383,381256</text:p>
          </table:table-cell>
          <table:table-cell office:value-type="string">
            <text:p>12,002139</text:p>
          </table:table-cell>
          <table:table-cell office:value-type="string">
            <text:p>52,865788</text:p>
          </table:table-cell>
          <table:table-cell office:value-type="string">
            <text:p>11,234478</text:p>
          </table:table-cell>
          <table:table-cell office:value-type="string">
            <text:p>137,724442</text:p>
          </table:table-cell>
          <table:table-cell office:value-type="string">
            <text:p>11,730844</text:p>
          </table:table-cell>
          <table:table-cell office:value-type="string">
            <text:p>24,931330</text:p>
          </table:table-cell>
          <table:table-cell office:value-type="string">
            <text:p>11,902781</text:p>
          </table:table-cell>
          <table:table-cell office:value-type="string">
            <text:p>318,983124</text:p>
          </table:table-cell>
          <table:table-cell office:value-type="string">
            <text:p>24,103346</text:p>
          </table:table-cell>
        </table:table-row>
        <table:table-row table:style-name="ro1">
          <table:table-cell office:value-type="string">
            <text:p>AFR675 <text:s text:c="5"/></text:p>
          </table:table-cell>
          <table:table-cell office:value-type="string">
            <text:p>6558,339844</text:p>
          </table:table-cell>
          <table:table-cell office:value-type="string">
            <text:p>867,388428</text:p>
          </table:table-cell>
          <table:table-cell office:value-type="string">
            <text:p>1314,955566</text:p>
          </table:table-cell>
          <table:table-cell office:value-type="string">
            <text:p>447,707306</text:p>
          </table:table-cell>
          <table:table-cell office:value-type="string">
            <text:p>4537,334473</text:p>
          </table:table-cell>
          <table:table-cell office:value-type="string">
            <text:p>198,006989</text:p>
          </table:table-cell>
          <table:table-cell office:value-type="string">
            <text:p>7739,049316</text:p>
          </table:table-cell>
          <table:table-cell office:value-type="string">
            <text:p>185,205948</text:p>
          </table:table-cell>
          <table:table-cell office:value-type="string">
            <text:p>355,163635</text:p>
          </table:table-cell>
          <table:table-cell office:value-type="string">
            <text:p>36,315910</text:p>
          </table:table-cell>
          <table:table-cell office:value-type="string">
            <text:p>14840,839844</text:p>
          </table:table-cell>
          <table:table-cell office:value-type="string">
            <text:p>276,842590</text:p>
          </table:table-cell>
          <table:table-cell office:value-type="string">
            <text:p>2289,178467</text:p>
          </table:table-cell>
          <table:table-cell office:value-type="string">
            <text:p>45,602440</text:p>
          </table:table-cell>
          <table:table-cell office:value-type="string">
            <text:p>16064,204102</text:p>
          </table:table-cell>
          <table:table-cell office:value-type="string">
            <text:p>212,392410</text:p>
          </table:table-cell>
          <table:table-cell office:value-type="string">
            <text:p>4041,754150</text:p>
          </table:table-cell>
          <table:table-cell office:value-type="string">
            <text:p>54,323345</text:p>
          </table:table-cell>
          <table:table-cell office:value-type="string">
            <text:p>338,044281</text:p>
          </table:table-cell>
          <table:table-cell office:value-type="string">
            <text:p>10,924934</text:p>
          </table:table-cell>
          <table:table-cell office:value-type="string">
            <text:p>26,278246</text:p>
          </table:table-cell>
          <table:table-cell office:value-type="string">
            <text:p>5,590834</text:p>
          </table:table-cell>
          <table:table-cell office:value-type="string">
            <text:p>30,705612</text:p>
          </table:table-cell>
          <table:table-cell office:value-type="string">
            <text:p>7,620096</text:p>
          </table:table-cell>
          <table:table-cell office:value-type="string">
            <text:p>64,147896</text:p>
          </table:table-cell>
          <table:table-cell office:value-type="string">
            <text:p>5,329961</text:p>
          </table:table-cell>
          <table:table-cell office:value-type="string">
            <text:p>3173,836426</text:p>
          </table:table-cell>
          <table:table-cell office:value-type="string">
            <text:p>54,812805</text:p>
          </table:table-cell>
          <table:table-cell office:value-type="string">
            <text:p>57,614826</text:p>
          </table:table-cell>
          <table:table-cell office:value-type="string">
            <text:p>8,502749</text:p>
          </table:table-cell>
          <table:table-cell office:value-type="string">
            <text:p>81,965073</text:p>
          </table:table-cell>
          <table:table-cell office:value-type="string">
            <text:p>15,236465</text:p>
          </table:table-cell>
          <table:table-cell office:value-type="string">
            <text:p>375,133728</text:p>
          </table:table-cell>
          <table:table-cell office:value-type="string">
            <text:p>19,563452</text:p>
          </table:table-cell>
          <table:table-cell office:value-type="string">
            <text:p>363,540558</text:p>
          </table:table-cell>
          <table:table-cell office:value-type="string">
            <text:p>11,571931</text:p>
          </table:table-cell>
          <table:table-cell office:value-type="string">
            <text:p>43,695442</text:p>
          </table:table-cell>
          <table:table-cell office:value-type="string">
            <text:p>10,803100</text:p>
          </table:table-cell>
          <table:table-cell office:value-type="string">
            <text:p>53,005840</text:p>
          </table:table-cell>
          <table:table-cell office:value-type="string">
            <text:p>11,009932</text:p>
          </table:table-cell>
          <table:table-cell office:value-type="string">
            <text:p>24,319677</text:p>
          </table:table-cell>
          <table:table-cell office:value-type="string">
            <text:p>11,499797</text:p>
          </table:table-cell>
          <table:table-cell office:value-type="string">
            <text:p>202,813278</text:p>
          </table:table-cell>
          <table:table-cell office:value-type="string">
            <text:p>22,473181</text:p>
          </table:table-cell>
        </table:table-row>
        <table:table-row table:style-name="ro1">
          <table:table-cell office:value-type="string">
            <text:p>AFR676 <text:s text:c="5"/></text:p>
          </table:table-cell>
          <table:table-cell office:value-type="string">
            <text:p>37863,539063</text:p>
          </table:table-cell>
          <table:table-cell office:value-type="string">
            <text:p>2262,635254</text:p>
          </table:table-cell>
          <table:table-cell office:value-type="string">
            <text:p>6575,137695</text:p>
          </table:table-cell>
          <table:table-cell office:value-type="string">
            <text:p>597,683899</text:p>
          </table:table-cell>
          <table:table-cell office:value-type="string">
            <text:p>8470,295898</text:p>
          </table:table-cell>
          <table:table-cell office:value-type="string">
            <text:p>284,887451</text:p>
          </table:table-cell>
          <table:table-cell office:value-type="string">
            <text:p>21146,103516</text:p>
          </table:table-cell>
          <table:table-cell office:value-type="string">
            <text:p>457,118195</text:p>
          </table:table-cell>
          <table:table-cell office:value-type="string">
            <text:p>328,609436</text:p>
          </table:table-cell>
          <table:table-cell office:value-type="string">
            <text:p>49,402702</text:p>
          </table:table-cell>
          <table:table-cell office:value-type="string">
            <text:p>19241,218750</text:p>
          </table:table-cell>
          <table:table-cell office:value-type="string">
            <text:p>357,563080</text:p>
          </table:table-cell>
          <table:table-cell office:value-type="string">
            <text:p>73407,539063</text:p>
          </table:table-cell>
          <table:table-cell office:value-type="string">
            <text:p>1190,614624</text:p>
          </table:table-cell>
          <table:table-cell office:value-type="string">
            <text:p>31208,660156</text:p>
          </table:table-cell>
          <table:table-cell office:value-type="string">
            <text:p>409,623383</text:p>
          </table:table-cell>
          <table:table-cell office:value-type="string">
            <text:p>16473,283203</text:p>
          </table:table-cell>
          <table:table-cell office:value-type="string">
            <text:p>208,498520</text:p>
          </table:table-cell>
          <table:table-cell office:value-type="string">
            <text:p>850,767334</text:p>
          </table:table-cell>
          <table:table-cell office:value-type="string">
            <text:p>23,500822</text:p>
          </table:table-cell>
          <table:table-cell office:value-type="string">
            <text:p>32,497025</text:p>
          </table:table-cell>
          <table:table-cell office:value-type="string">
            <text:p>5,852913</text:p>
          </table:table-cell>
          <table:table-cell office:value-type="string">
            <text:p>65,477943</text:p>
          </table:table-cell>
          <table:table-cell office:value-type="string">
            <text:p>7,780698</text:p>
          </table:table-cell>
          <table:table-cell office:value-type="string">
            <text:p>166,009918</text:p>
          </table:table-cell>
          <table:table-cell office:value-type="string">
            <text:p>6,241221</text:p>
          </table:table-cell>
          <table:table-cell office:value-type="string">
            <text:p>7641,551270</text:p>
          </table:table-cell>
          <table:table-cell office:value-type="string">
            <text:p>128,102997</text:p>
          </table:table-cell>
          <table:table-cell office:value-type="string">
            <text:p>33,440659</text:p>
          </table:table-cell>
          <table:table-cell office:value-type="string">
            <text:p>8,423329</text:p>
          </table:table-cell>
          <table:table-cell office:value-type="string">
            <text:p>68,303703</text:p>
          </table:table-cell>
          <table:table-cell office:value-type="string">
            <text:p>15,132582</text:p>
          </table:table-cell>
          <table:table-cell office:value-type="string">
            <text:p>1512,222900</text:p>
          </table:table-cell>
          <table:table-cell office:value-type="string">
            <text:p>28,952911</text:p>
          </table:table-cell>
          <table:table-cell office:value-type="string">
            <text:p>423,301483</text:p>
          </table:table-cell>
          <table:table-cell office:value-type="string">
            <text:p>11,980996</text:p>
          </table:table-cell>
          <table:table-cell office:value-type="string">
            <text:p>65,273560</text:p>
          </table:table-cell>
          <table:table-cell office:value-type="string">
            <text:p>10,651525</text:p>
          </table:table-cell>
          <table:table-cell office:value-type="string">
            <text:p>158,240387</text:p>
          </table:table-cell>
          <table:table-cell office:value-type="string">
            <text:p>11,334743</text:p>
          </table:table-cell>
          <table:table-cell office:value-type="string">
            <text:p>40,984535</text:p>
          </table:table-cell>
          <table:table-cell office:value-type="string">
            <text:p>11,389585</text:p>
          </table:table-cell>
          <table:table-cell office:value-type="string">
            <text:p>351,291412</text:p>
          </table:table-cell>
          <table:table-cell office:value-type="string">
            <text:p>23,390038</text:p>
          </table:table-cell>
        </table:table-row>
        <table:table-row table:style-name="ro1">
          <table:table-cell office:value-type="string">
            <text:p>AFR677 <text:s text:c="5"/></text:p>
          </table:table-cell>
          <table:table-cell office:value-type="string">
            <text:p>10177,874023</text:p>
          </table:table-cell>
          <table:table-cell office:value-type="string">
            <text:p>888,886169</text:p>
          </table:table-cell>
          <table:table-cell office:value-type="string">
            <text:p>1875,426025</text:p>
          </table:table-cell>
          <table:table-cell office:value-type="string">
            <text:p>433,290222</text:p>
          </table:table-cell>
          <table:table-cell office:value-type="string">
            <text:p>2598,917480</text:p>
          </table:table-cell>
          <table:table-cell office:value-type="string">
            <text:p>156,150253</text:p>
          </table:table-cell>
          <table:table-cell office:value-type="string">
            <text:p>5839,475586</text:p>
          </table:table-cell>
          <table:table-cell office:value-type="string">
            <text:p>146,513504</text:p>
          </table:table-cell>
          <table:table-cell office:value-type="string">
            <text:p>22,383072</text:p>
          </table:table-cell>
          <table:table-cell office:value-type="string">
            <text:p>27,901169</text:p>
          </table:table-cell>
          <table:table-cell office:value-type="string">
            <text:p>5181,768555</text:p>
          </table:table-cell>
          <table:table-cell office:value-type="string">
            <text:p>104,888634</text:p>
          </table:table-cell>
          <table:table-cell office:value-type="string">
            <text:p>9496,730469</text:p>
          </table:table-cell>
          <table:table-cell office:value-type="string">
            <text:p>159,455383</text:p>
          </table:table-cell>
          <table:table-cell office:value-type="string">
            <text:p>3920,551025</text:p>
          </table:table-cell>
          <table:table-cell office:value-type="string">
            <text:p>54,721004</text:p>
          </table:table-cell>
          <table:table-cell office:value-type="string">
            <text:p>2579,169434</text:p>
          </table:table-cell>
          <table:table-cell office:value-type="string">
            <text:p>36,192635</text:p>
          </table:table-cell>
          <table:table-cell office:value-type="string">
            <text:p>214,041000</text:p>
          </table:table-cell>
          <table:table-cell office:value-type="string">
            <text:p>7,934766</text:p>
          </table:table-cell>
          <table:table-cell office:value-type="string">
            <text:p>11,058229</text:p>
          </table:table-cell>
          <table:table-cell office:value-type="string">
            <text:p>5,055840</text:p>
          </table:table-cell>
          <table:table-cell office:value-type="string">
            <text:p>31,036579</text:p>
          </table:table-cell>
          <table:table-cell office:value-type="string">
            <text:p>7,410738</text:p>
          </table:table-cell>
          <table:table-cell office:value-type="string">
            <text:p>46,750694</text:p>
          </table:table-cell>
          <table:table-cell office:value-type="string">
            <text:p>4,848266</text:p>
          </table:table-cell>
          <table:table-cell office:value-type="string">
            <text:p>2796,689941</text:p>
          </table:table-cell>
          <table:table-cell office:value-type="string">
            <text:p>48,655750</text:p>
          </table:table-cell>
          <table:table-cell office:value-type="string">
            <text:p>47,780338</text:p>
          </table:table-cell>
          <table:table-cell office:value-type="string">
            <text:p>7,9221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0,189590</text:p>
          </table:table-cell>
          <table:table-cell office:value-type="string">
            <text:p>18,303328</text:p>
          </table:table-cell>
          <table:table-cell office:value-type="string">
            <text:p>87,945801</text:p>
          </table:table-cell>
          <table:table-cell office:value-type="string">
            <text:p>9,341246</text:p>
          </table:table-cell>
          <table:table-cell office:value-type="string">
            <text:p>19,166864</text:p>
          </table:table-cell>
          <table:table-cell office:value-type="string">
            <text:p>9,998775</text:p>
          </table:table-cell>
          <table:table-cell office:value-type="string">
            <text:p>39,400810</text:p>
          </table:table-cell>
          <table:table-cell office:value-type="string">
            <text:p>10,267175</text:p>
          </table:table-cell>
          <table:table-cell office:value-type="string">
            <text:p>16,807009</text:p>
          </table:table-cell>
          <table:table-cell office:value-type="string">
            <text:p>10,697609</text:p>
          </table:table-cell>
          <table:table-cell office:value-type="string">
            <text:p>61,249058</text:p>
          </table:table-cell>
          <table:table-cell office:value-type="string">
            <text:p>20,346090</text:p>
          </table:table-cell>
        </table:table-row>
        <table:table-row table:style-name="ro1">
          <table:table-cell office:value-type="string">
            <text:p>AFR678 <text:s text:c="5"/></text:p>
          </table:table-cell>
          <table:table-cell office:value-type="string">
            <text:p>9057,121094</text:p>
          </table:table-cell>
          <table:table-cell office:value-type="string">
            <text:p>1014,781921</text:p>
          </table:table-cell>
          <table:table-cell office:value-type="string">
            <text:p>533,234192</text:p>
          </table:table-cell>
          <table:table-cell office:value-type="string">
            <text:p>451,257751</text:p>
          </table:table-cell>
          <table:table-cell office:value-type="string">
            <text:p>2376,047363</text:p>
          </table:table-cell>
          <table:table-cell office:value-type="string">
            <text:p>184,023682</text:p>
          </table:table-cell>
          <table:table-cell office:value-type="string">
            <text:p>3857,351074</text:p>
          </table:table-cell>
          <table:table-cell office:value-type="string">
            <text:p>113,080132</text:p>
          </table:table-cell>
          <table:table-cell office:value-type="string">
            <text:p>400,300140</text:p>
          </table:table-cell>
          <table:table-cell office:value-type="string">
            <text:p>36,848129</text:p>
          </table:table-cell>
          <table:table-cell office:value-type="string">
            <text:p>17436,861328</text:p>
          </table:table-cell>
          <table:table-cell office:value-type="string">
            <text:p>323,557922</text:p>
          </table:table-cell>
          <table:table-cell office:value-type="string">
            <text:p>1822,050293</text:p>
          </table:table-cell>
          <table:table-cell office:value-type="string">
            <text:p>38,645741</text:p>
          </table:table-cell>
          <table:table-cell office:value-type="string">
            <text:p>16300,694336</text:p>
          </table:table-cell>
          <table:table-cell office:value-type="string">
            <text:p>215,447723</text:p>
          </table:table-cell>
          <table:table-cell office:value-type="string">
            <text:p>1720,492188</text:p>
          </table:table-cell>
          <table:table-cell office:value-type="string">
            <text:p>26,890974</text:p>
          </table:table-cell>
          <table:table-cell office:value-type="string">
            <text:p>149,824799</text:p>
          </table:table-cell>
          <table:table-cell office:value-type="string">
            <text:p>7,261922</text:p>
          </table:table-cell>
          <table:table-cell office:value-type="string">
            <text:p>17,557634</text:p>
          </table:table-cell>
          <table:table-cell office:value-type="string">
            <text:p>5,769350</text:p>
          </table:table-cell>
          <table:table-cell office:value-type="string">
            <text:p>24,029367</text:p>
          </table:table-cell>
          <table:table-cell office:value-type="string">
            <text:p>7,782013</text:p>
          </table:table-cell>
          <table:table-cell office:value-type="string">
            <text:p>60,775906</text:p>
          </table:table-cell>
          <table:table-cell office:value-type="string">
            <text:p>5,584244</text:p>
          </table:table-cell>
          <table:table-cell office:value-type="string">
            <text:p>1964,653931</text:p>
          </table:table-cell>
          <table:table-cell office:value-type="string">
            <text:p>35,282928</text:p>
          </table:table-cell>
          <table:table-cell office:value-type="string">
            <text:p>71,084641</text:p>
          </table:table-cell>
          <table:table-cell office:value-type="string">
            <text:p>9,090410</text:p>
          </table:table-cell>
          <table:table-cell office:value-type="string">
            <text:p>137,200287</text:p>
          </table:table-cell>
          <table:table-cell office:value-type="string">
            <text:p>15,846809</text:p>
          </table:table-cell>
          <table:table-cell office:value-type="string">
            <text:p>1139,415771</text:p>
          </table:table-cell>
          <table:table-cell office:value-type="string">
            <text:p>25,421906</text:p>
          </table:table-cell>
          <table:table-cell office:value-type="string">
            <text:p>1380,736084</text:p>
          </table:table-cell>
          <table:table-cell office:value-type="string">
            <text:p>23,377602</text:p>
          </table:table-cell>
          <table:table-cell office:value-type="string">
            <text:p>38,382008</text:p>
          </table:table-cell>
          <table:table-cell office:value-type="string">
            <text:p>11,748827</text:p>
          </table:table-cell>
          <table:table-cell office:value-type="string">
            <text:p>28,110668</text:p>
          </table:table-cell>
          <table:table-cell office:value-type="string">
            <text:p>11,987814</text:p>
          </table:table-cell>
          <table:table-cell office:value-type="string">
            <text:p>12,172519</text:p>
          </table:table-cell>
          <table:table-cell office:value-type="string">
            <text:p>12,537598</text:p>
          </table:table-cell>
          <table:table-cell office:value-type="string">
            <text:p>328,695129</text:p>
          </table:table-cell>
          <table:table-cell office:value-type="string">
            <text:p>24,584871</text:p>
          </table:table-cell>
        </table:table-row>
        <table:table-row table:style-name="ro1">
          <table:table-cell office:value-type="string">
            <text:p>AFR679 <text:s text:c="5"/></text:p>
          </table:table-cell>
          <table:table-cell office:value-type="string">
            <text:p>26571,527344</text:p>
          </table:table-cell>
          <table:table-cell office:value-type="string">
            <text:p>1625,138306</text:p>
          </table:table-cell>
          <table:table-cell office:value-type="string">
            <text:p>4579,320313</text:p>
          </table:table-cell>
          <table:table-cell office:value-type="string">
            <text:p>535,328308</text:p>
          </table:table-cell>
          <table:table-cell office:value-type="string">
            <text:p>9296,070313</text:p>
          </table:table-cell>
          <table:table-cell office:value-type="string">
            <text:p>300,251709</text:p>
          </table:table-cell>
          <table:table-cell office:value-type="string">
            <text:p>21364,667969</text:p>
          </table:table-cell>
          <table:table-cell office:value-type="string">
            <text:p>460,026123</text:p>
          </table:table-cell>
          <table:table-cell office:value-type="string">
            <text:p>292,621124</text:p>
          </table:table-cell>
          <table:table-cell office:value-type="string">
            <text:p>41,229652</text:p>
          </table:table-cell>
          <table:table-cell office:value-type="string">
            <text:p>16230,883789</text:p>
          </table:table-cell>
          <table:table-cell office:value-type="string">
            <text:p>302,603180</text:p>
          </table:table-cell>
          <table:table-cell office:value-type="string">
            <text:p>28115,140625</text:p>
          </table:table-cell>
          <table:table-cell office:value-type="string">
            <text:p>459,677521</text:p>
          </table:table-cell>
          <table:table-cell office:value-type="string">
            <text:p>13232,638672</text:p>
          </table:table-cell>
          <table:table-cell office:value-type="string">
            <text:p>175,633408</text:p>
          </table:table-cell>
          <table:table-cell office:value-type="string">
            <text:p>8081,516602</text:p>
          </table:table-cell>
          <table:table-cell office:value-type="string">
            <text:p>104,043839</text:p>
          </table:table-cell>
          <table:table-cell office:value-type="string">
            <text:p>793,217224</text:p>
          </table:table-cell>
          <table:table-cell office:value-type="string">
            <text:p>22,130135</text:p>
          </table:table-cell>
          <table:table-cell office:value-type="string">
            <text:p>37,478813</text:p>
          </table:table-cell>
          <table:table-cell office:value-type="string">
            <text:p>6,346262</text:p>
          </table:table-cell>
          <table:table-cell office:value-type="string">
            <text:p>48,114998</text:p>
          </table:table-cell>
          <table:table-cell office:value-type="string">
            <text:p>8,019409</text:p>
          </table:table-cell>
          <table:table-cell office:value-type="string">
            <text:p>141,340912</text:p>
          </table:table-cell>
          <table:table-cell office:value-type="string">
            <text:p>6,413755</text:p>
          </table:table-cell>
          <table:table-cell office:value-type="string">
            <text:p>11175,026367</text:p>
          </table:table-cell>
          <table:table-cell office:value-type="string">
            <text:p>186,422684</text:p>
          </table:table-cell>
          <table:table-cell office:value-type="string">
            <text:p>47,303238</text:p>
          </table:table-cell>
          <table:table-cell office:value-type="string">
            <text:p>9,282841</text:p>
          </table:table-cell>
          <table:table-cell office:value-type="string">
            <text:p>111,739067</text:p>
          </table:table-cell>
          <table:table-cell office:value-type="string">
            <text:p>15,849770</text:p>
          </table:table-cell>
          <table:table-cell office:value-type="string">
            <text:p>486,800629</text:p>
          </table:table-cell>
          <table:table-cell office:value-type="string">
            <text:p>20,462700</text:p>
          </table:table-cell>
          <table:table-cell office:value-type="string">
            <text:p>747,107056</text:p>
          </table:table-cell>
          <table:table-cell office:value-type="string">
            <text:p>15,801684</text:p>
          </table:table-cell>
          <table:table-cell office:value-type="string">
            <text:p>44,804710</text:p>
          </table:table-cell>
          <table:table-cell office:value-type="string">
            <text:p>11,766845</text:p>
          </table:table-cell>
          <table:table-cell office:value-type="string">
            <text:p>84,040489</text:p>
          </table:table-cell>
          <table:table-cell office:value-type="string">
            <text:p>12,076329</text:p>
          </table:table-cell>
          <table:table-cell office:value-type="string">
            <text:p>36,646851</text:p>
          </table:table-cell>
          <table:table-cell office:value-type="string">
            <text:p>12,513940</text:p>
          </table:table-cell>
          <table:table-cell office:value-type="string">
            <text:p>236,599243</text:p>
          </table:table-cell>
          <table:table-cell office:value-type="string">
            <text:p>24,484165</text:p>
          </table:table-cell>
        </table:table-row>
        <table:table-row table:style-name="ro1">
          <table:table-cell office:value-type="string">
            <text:p>AFR680 <text:s text:c="5"/></text:p>
          </table:table-cell>
          <table:table-cell office:value-type="string">
            <text:p>9482,041016</text:p>
          </table:table-cell>
          <table:table-cell office:value-type="string">
            <text:p>937,666992</text:p>
          </table:table-cell>
          <table:table-cell office:value-type="string">
            <text:p>1005,228088</text:p>
          </table:table-cell>
          <table:table-cell office:value-type="string">
            <text:p>446,288727</text:p>
          </table:table-cell>
          <table:table-cell office:value-type="string">
            <text:p>3180,528564</text:p>
          </table:table-cell>
          <table:table-cell office:value-type="string">
            <text:p>174,972870</text:p>
          </table:table-cell>
          <table:table-cell office:value-type="string">
            <text:p>6427,340332</text:p>
          </table:table-cell>
          <table:table-cell office:value-type="string">
            <text:p>159,177979</text:p>
          </table:table-cell>
          <table:table-cell office:value-type="string">
            <text:p>326,322784</text:p>
          </table:table-cell>
          <table:table-cell office:value-type="string">
            <text:p>34,618584</text:p>
          </table:table-cell>
          <table:table-cell office:value-type="string">
            <text:p>15611,722656</text:p>
          </table:table-cell>
          <table:table-cell office:value-type="string">
            <text:p>290,312347</text:p>
          </table:table-cell>
          <table:table-cell office:value-type="string">
            <text:p>626,673950</text:p>
          </table:table-cell>
          <table:table-cell office:value-type="string">
            <text:p>21,546829</text:p>
          </table:table-cell>
          <table:table-cell office:value-type="string">
            <text:p>12732,964844</text:p>
          </table:table-cell>
          <table:table-cell office:value-type="string">
            <text:p>169,028961</text:p>
          </table:table-cell>
          <table:table-cell office:value-type="string">
            <text:p>1660,993530</text:p>
          </table:table-cell>
          <table:table-cell office:value-type="string">
            <text:p>26,015316</text:p>
          </table:table-cell>
          <table:table-cell office:value-type="string">
            <text:p>210,133530</text:p>
          </table:table-cell>
          <table:table-cell office:value-type="string">
            <text:p>8,230583</text:p>
          </table:table-cell>
          <table:table-cell office:value-type="string">
            <text:p>18,954802</text:p>
          </table:table-cell>
          <table:table-cell office:value-type="string">
            <text:p>5,642035</text:p>
          </table:table-cell>
          <table:table-cell office:value-type="string">
            <text:p>54,443333</text:p>
          </table:table-cell>
          <table:table-cell office:value-type="string">
            <text:p>7,811029</text:p>
          </table:table-cell>
          <table:table-cell office:value-type="string">
            <text:p>49,845402</text:p>
          </table:table-cell>
          <table:table-cell office:value-type="string">
            <text:p>5,317803</text:p>
          </table:table-cell>
          <table:table-cell office:value-type="string">
            <text:p>2838,072266</text:p>
          </table:table-cell>
          <table:table-cell office:value-type="string">
            <text:p>49,412361</text:p>
          </table:table-cell>
          <table:table-cell office:value-type="string">
            <text:p>54,177631</text:p>
          </table:table-cell>
          <table:table-cell office:value-type="string">
            <text:p>8,774392</text:p>
          </table:table-cell>
          <table:table-cell office:value-type="string">
            <text:p>35,049034</text:p>
          </table:table-cell>
          <table:table-cell office:value-type="string">
            <text:p>15,235450</text:p>
          </table:table-cell>
          <table:table-cell office:value-type="string">
            <text:p>194,836334</text:p>
          </table:table-cell>
          <table:table-cell office:value-type="string">
            <text:p>18,982773</text:p>
          </table:table-cell>
          <table:table-cell office:value-type="string">
            <text:p>209,546753</text:p>
          </table:table-cell>
          <table:table-cell office:value-type="string">
            <text:p>10,888121</text:p>
          </table:table-cell>
          <table:table-cell office:value-type="string">
            <text:p>44,684135</text:p>
          </table:table-cell>
          <table:table-cell office:value-type="string">
            <text:p>11,189162</text:p>
          </table:table-cell>
          <table:table-cell office:value-type="string">
            <text:p>37,934059</text:p>
          </table:table-cell>
          <table:table-cell office:value-type="string">
            <text:p>11,423953</text:p>
          </table:table-cell>
          <table:table-cell office:value-type="string">
            <text:p>21,391277</text:p>
          </table:table-cell>
          <table:table-cell office:value-type="string">
            <text:p>11,943654</text:p>
          </table:table-cell>
          <table:table-cell office:value-type="string">
            <text:p>115,740074</text:p>
          </table:table-cell>
          <table:table-cell office:value-type="string">
            <text:p>22,809433</text:p>
          </table:table-cell>
        </table:table-row>
        <table:table-row table:style-name="ro1">
          <table:table-cell office:value-type="string">
            <text:p>AFR681 <text:s text:c="5"/></text:p>
          </table:table-cell>
          <table:table-cell office:value-type="string">
            <text:p>16308,076172</text:p>
          </table:table-cell>
          <table:table-cell office:value-type="string">
            <text:p>1271,757813</text:p>
          </table:table-cell>
          <table:table-cell office:value-type="string">
            <text:p>2316,023926</text:p>
          </table:table-cell>
          <table:table-cell office:value-type="string">
            <text:p>498,716370</text:p>
          </table:table-cell>
          <table:table-cell office:value-type="string">
            <text:p>19793,189453</text:p>
          </table:table-cell>
          <table:table-cell office:value-type="string">
            <text:p>502,601013</text:p>
          </table:table-cell>
          <table:table-cell office:value-type="string">
            <text:p>43243,843750</text:p>
          </table:table-cell>
          <table:table-cell office:value-type="string">
            <text:p>907,527893</text:p>
          </table:table-cell>
          <table:table-cell office:value-type="string">
            <text:p>459,663940</text:p>
          </table:table-cell>
          <table:table-cell office:value-type="string">
            <text:p>45,341160</text:p>
          </table:table-cell>
          <table:table-cell office:value-type="string">
            <text:p>14798,795898</text:p>
          </table:table-cell>
          <table:table-cell office:value-type="string">
            <text:p>277,796509</text:p>
          </table:table-cell>
          <table:table-cell office:value-type="string">
            <text:p>28862,804688</text:p>
          </table:table-cell>
          <table:table-cell office:value-type="string">
            <text:p>471,785431</text:p>
          </table:table-cell>
          <table:table-cell office:value-type="string">
            <text:p>16487,158203</text:p>
          </table:table-cell>
          <table:table-cell office:value-type="string">
            <text:p>217,994675</text:p>
          </table:table-cell>
          <table:table-cell office:value-type="string">
            <text:p>20723,859375</text:p>
          </table:table-cell>
          <table:table-cell office:value-type="string">
            <text:p>261,315979</text:p>
          </table:table-cell>
          <table:table-cell office:value-type="string">
            <text:p>1836,683716</text:p>
          </table:table-cell>
          <table:table-cell office:value-type="string">
            <text:p>48,678997</text:p>
          </table:table-cell>
          <table:table-cell office:value-type="string">
            <text:p>31,850164</text:p>
          </table:table-cell>
          <table:table-cell office:value-type="string">
            <text:p>5,882334</text:p>
          </table:table-cell>
          <table:table-cell office:value-type="string">
            <text:p>54,462914</text:p>
          </table:table-cell>
          <table:table-cell office:value-type="string">
            <text:p>7,484231</text:p>
          </table:table-cell>
          <table:table-cell office:value-type="string">
            <text:p>218,312271</text:p>
          </table:table-cell>
          <table:table-cell office:value-type="string">
            <text:p>6,577454</text:p>
          </table:table-cell>
          <table:table-cell office:value-type="string">
            <text:p>16748,832031</text:p>
          </table:table-cell>
          <table:table-cell office:value-type="string">
            <text:p>278,368744</text:p>
          </table:table-cell>
          <table:table-cell office:value-type="string">
            <text:p>14,600065</text:p>
          </table:table-cell>
          <table:table-cell office:value-type="string">
            <text:p>7,089918</text:p>
          </table:table-cell>
          <table:table-cell office:value-type="string">
            <text:p>102,311546</text:p>
          </table:table-cell>
          <table:table-cell office:value-type="string">
            <text:p>14,591086</text:p>
          </table:table-cell>
          <table:table-cell office:value-type="string">
            <text:p>546,828247</text:p>
          </table:table-cell>
          <table:table-cell office:value-type="string">
            <text:p>19,948160</text:p>
          </table:table-cell>
          <table:table-cell office:value-type="string">
            <text:p>342,052399</text:p>
          </table:table-cell>
          <table:table-cell office:value-type="string">
            <text:p>9,871408</text:p>
          </table:table-cell>
          <table:table-cell office:value-type="string">
            <text:p>44,223797</text:p>
          </table:table-cell>
          <table:table-cell office:value-type="string">
            <text:p>8,840928</text:p>
          </table:table-cell>
          <table:table-cell office:value-type="string">
            <text:p>137,800888</text:p>
          </table:table-cell>
          <table:table-cell office:value-type="string">
            <text:p>9,568947</text:p>
          </table:table-cell>
          <table:table-cell office:value-type="string">
            <text:p>69,433609</text:p>
          </table:table-cell>
          <table:table-cell office:value-type="string">
            <text:p>9,528453</text:p>
          </table:table-cell>
          <table:table-cell office:value-type="string">
            <text:p>226,304291</text:p>
          </table:table-cell>
          <table:table-cell office:value-type="string">
            <text:p>18,762753</text:p>
          </table:table-cell>
        </table:table-row>
        <table:table-row table:style-name="ro1">
          <table:table-cell office:value-type="string">
            <text:p>AFR682 <text:s text:c="5"/></text:p>
          </table:table-cell>
          <table:table-cell office:value-type="string">
            <text:p>18329,052734</text:p>
          </table:table-cell>
          <table:table-cell office:value-type="string">
            <text:p>1395,779175</text:p>
          </table:table-cell>
          <table:table-cell office:value-type="string">
            <text:p>2397,616455</text:p>
          </table:table-cell>
          <table:table-cell office:value-type="string">
            <text:p>480,183105</text:p>
          </table:table-cell>
          <table:table-cell office:value-type="string">
            <text:p>8624,710938</text:p>
          </table:table-cell>
          <table:table-cell office:value-type="string">
            <text:p>291,850311</text:p>
          </table:table-cell>
          <table:table-cell office:value-type="string">
            <text:p>21162,974609</text:p>
          </table:table-cell>
          <table:table-cell office:value-type="string">
            <text:p>455,274719</text:p>
          </table:table-cell>
          <table:table-cell office:value-type="string">
            <text:p>348,397369</text:p>
          </table:table-cell>
          <table:table-cell office:value-type="string">
            <text:p>39,518440</text:p>
          </table:table-cell>
          <table:table-cell office:value-type="string">
            <text:p>15548,786133</text:p>
          </table:table-cell>
          <table:table-cell office:value-type="string">
            <text:p>290,495117</text:p>
          </table:table-cell>
          <table:table-cell office:value-type="string">
            <text:p>24594,878906</text:p>
          </table:table-cell>
          <table:table-cell office:value-type="string">
            <text:p>402,892731</text:p>
          </table:table-cell>
          <table:table-cell office:value-type="string">
            <text:p>14584,962891</text:p>
          </table:table-cell>
          <table:table-cell office:value-type="string">
            <text:p>193,188660</text:p>
          </table:table-cell>
          <table:table-cell office:value-type="string">
            <text:p>8315,790039</text:p>
          </table:table-cell>
          <table:table-cell office:value-type="string">
            <text:p>106,903580</text:p>
          </table:table-cell>
          <table:table-cell office:value-type="string">
            <text:p>751,686462</text:p>
          </table:table-cell>
          <table:table-cell office:value-type="string">
            <text:p>20,875771</text:p>
          </table:table-cell>
          <table:table-cell office:value-type="string">
            <text:p>29,170315</text:p>
          </table:table-cell>
          <table:table-cell office:value-type="string">
            <text:p>5,325694</text:p>
          </table:table-cell>
          <table:table-cell office:value-type="string">
            <text:p>41,612041</text:p>
          </table:table-cell>
          <table:table-cell office:value-type="string">
            <text:p>7,370231</text:p>
          </table:table-cell>
          <table:table-cell office:value-type="string">
            <text:p>142,634583</text:p>
          </table:table-cell>
          <table:table-cell office:value-type="string">
            <text:p>5,628703</text:p>
          </table:table-cell>
          <table:table-cell office:value-type="string">
            <text:p>9586,051758</text:p>
          </table:table-cell>
          <table:table-cell office:value-type="string">
            <text:p>160,120697</text:p>
          </table:table-cell>
          <table:table-cell office:value-type="string">
            <text:p>30,725231</text:p>
          </table:table-cell>
          <table:table-cell office:value-type="string">
            <text:p>7,399745</text:p>
          </table:table-cell>
          <table:table-cell office:value-type="string">
            <text:p>114,094070</text:p>
          </table:table-cell>
          <table:table-cell office:value-type="string">
            <text:p>14,716396</text:p>
          </table:table-cell>
          <table:table-cell office:value-type="string">
            <text:p>1027,264893</text:p>
          </table:table-cell>
          <table:table-cell office:value-type="string">
            <text:p>23,810755</text:p>
          </table:table-cell>
          <table:table-cell office:value-type="string">
            <text:p>1156,970581</text:p>
          </table:table-cell>
          <table:table-cell office:value-type="string">
            <text:p>19,517374</text:p>
          </table:table-cell>
          <table:table-cell office:value-type="string">
            <text:p>42,389187</text:p>
          </table:table-cell>
          <table:table-cell office:value-type="string">
            <text:p>9,512451</text:p>
          </table:table-cell>
          <table:table-cell office:value-type="string">
            <text:p>72,098900</text:p>
          </table:table-cell>
          <table:table-cell office:value-type="string">
            <text:p>9,559824</text:p>
          </table:table-cell>
          <table:table-cell office:value-type="string">
            <text:p>42,436302</text:p>
          </table:table-cell>
          <table:table-cell office:value-type="string">
            <text:p>9,916095</text:p>
          </table:table-cell>
          <table:table-cell office:value-type="string">
            <text:p>289,261475</text:p>
          </table:table-cell>
          <table:table-cell office:value-type="string">
            <text:p>20,230890</text:p>
          </table:table-cell>
        </table:table-row>
        <table:table-row table:style-name="ro1">
          <table:table-cell office:value-type="string">
            <text:p>AFR683 <text:s text:c="5"/></text:p>
          </table:table-cell>
          <table:table-cell office:value-type="string">
            <text:p>15551,196289</text:p>
          </table:table-cell>
          <table:table-cell office:value-type="string">
            <text:p>1196,704346</text:p>
          </table:table-cell>
          <table:table-cell office:value-type="string">
            <text:p>2214,033691</text:p>
          </table:table-cell>
          <table:table-cell office:value-type="string">
            <text:p>475,574738</text:p>
          </table:table-cell>
          <table:table-cell office:value-type="string">
            <text:p>11707,375977</text:p>
          </table:table-cell>
          <table:table-cell office:value-type="string">
            <text:p>332,654877</text:p>
          </table:table-cell>
          <table:table-cell office:value-type="string">
            <text:p>28676,080078</text:p>
          </table:table-cell>
          <table:table-cell office:value-type="string">
            <text:p>608,559570</text:p>
          </table:table-cell>
          <table:table-cell office:value-type="string">
            <text:p>276,382263</text:p>
          </table:table-cell>
          <table:table-cell office:value-type="string">
            <text:p>37,373360</text:p>
          </table:table-cell>
          <table:table-cell office:value-type="string">
            <text:p>13466,048828</text:p>
          </table:table-cell>
          <table:table-cell office:value-type="string">
            <text:p>252,565903</text:p>
          </table:table-cell>
          <table:table-cell office:value-type="string">
            <text:p>14158,136719</text:p>
          </table:table-cell>
          <table:table-cell office:value-type="string">
            <text:p>234,678589</text:p>
          </table:table-cell>
          <table:table-cell office:value-type="string">
            <text:p>12435,040039</text:p>
          </table:table-cell>
          <table:table-cell office:value-type="string">
            <text:p>165,227448</text:p>
          </table:table-cell>
          <table:table-cell office:value-type="string">
            <text:p>6642,256836</text:p>
          </table:table-cell>
          <table:table-cell office:value-type="string">
            <text:p>86,174095</text:p>
          </table:table-cell>
          <table:table-cell office:value-type="string">
            <text:p>864,550171</text:p>
          </table:table-cell>
          <table:table-cell office:value-type="string">
            <text:p>23,823780</text:p>
          </table:table-cell>
          <table:table-cell office:value-type="string">
            <text:p>33,020672</text:p>
          </table:table-cell>
          <table:table-cell office:value-type="string">
            <text:p>5,884558</text:p>
          </table:table-cell>
          <table:table-cell office:value-type="string">
            <text:p>41,224186</text:p>
          </table:table-cell>
          <table:table-cell office:value-type="string">
            <text:p>7,712800</text:p>
          </table:table-cell>
          <table:table-cell office:value-type="string">
            <text:p>104,245064</text:p>
          </table:table-cell>
          <table:table-cell office:value-type="string">
            <text:p>5,730419</text:p>
          </table:table-cell>
          <table:table-cell office:value-type="string">
            <text:p>11574,844727</text:p>
          </table:table-cell>
          <table:table-cell office:value-type="string">
            <text:p>192,985275</text:p>
          </table:table-cell>
          <table:table-cell office:value-type="string">
            <text:p>34,537987</text:p>
          </table:table-cell>
          <table:table-cell office:value-type="string">
            <text:p>8,387321</text:p>
          </table:table-cell>
          <table:table-cell office:value-type="string">
            <text:p>54,484009</text:p>
          </table:table-cell>
          <table:table-cell office:value-type="string">
            <text:p>15,047252</text:p>
          </table:table-cell>
          <table:table-cell office:value-type="string">
            <text:p>292,568085</text:p>
          </table:table-cell>
          <table:table-cell office:value-type="string">
            <text:p>19,129587</text:p>
          </table:table-cell>
          <table:table-cell office:value-type="string">
            <text:p>177,755417</text:p>
          </table:table-cell>
          <table:table-cell office:value-type="string">
            <text:p>10,149324</text:p>
          </table:table-cell>
          <table:table-cell office:value-type="string">
            <text:p>48,617207</text:p>
          </table:table-cell>
          <table:table-cell office:value-type="string">
            <text:p>10,531133</text:p>
          </table:table-cell>
          <table:table-cell office:value-type="string">
            <text:p>65,064857</text:p>
          </table:table-cell>
          <table:table-cell office:value-type="string">
            <text:p>10,811862</text:p>
          </table:table-cell>
          <table:table-cell office:value-type="string">
            <text:p>43,245945</text:p>
          </table:table-cell>
          <table:table-cell office:value-type="string">
            <text:p>11,309072</text:p>
          </table:table-cell>
          <table:table-cell office:value-type="string">
            <text:p>136,553665</text:p>
          </table:table-cell>
          <table:table-cell office:value-type="string">
            <text:p>21,677992</text:p>
          </table:table-cell>
        </table:table-row>
        <table:table-row table:style-name="ro1">
          <table:table-cell office:value-type="string">
            <text:p>AFR684 <text:s text:c="5"/></text:p>
          </table:table-cell>
          <table:table-cell office:value-type="string">
            <text:p>3529,191895</text:p>
          </table:table-cell>
          <table:table-cell office:value-type="string">
            <text:p>731,629333</text:p>
          </table:table-cell>
          <table:table-cell office:value-type="string">
            <text:p>602,587524</text:p>
          </table:table-cell>
          <table:table-cell office:value-type="string">
            <text:p>417,951569</text:p>
          </table:table-cell>
          <table:table-cell office:value-type="string">
            <text:p>1443,213989</text:p>
          </table:table-cell>
          <table:table-cell office:value-type="string">
            <text:p>140,762680</text:p>
          </table:table-cell>
          <table:table-cell office:value-type="string">
            <text:p>3138,271484</text:p>
          </table:table-cell>
          <table:table-cell office:value-type="string">
            <text:p>96,863235</text:p>
          </table:table-cell>
          <table:table-cell office:value-type="string">
            <text:p>17,517185</text:p>
          </table:table-cell>
          <table:table-cell office:value-type="string">
            <text:p>26,278008</text:p>
          </table:table-cell>
          <table:table-cell office:value-type="string">
            <text:p>2338,806641</text:p>
          </table:table-cell>
          <table:table-cell office:value-type="string">
            <text:p>55,484154</text:p>
          </table:table-cell>
          <table:table-cell office:value-type="string">
            <text:p>4996,495117</text:p>
          </table:table-cell>
          <table:table-cell office:value-type="string">
            <text:p>87,383446</text:p>
          </table:table-cell>
          <table:table-cell office:value-type="string">
            <text:p>2134,073486</text:p>
          </table:table-cell>
          <table:table-cell office:value-type="string">
            <text:p>31,965731</text:p>
          </table:table-cell>
          <table:table-cell office:value-type="string">
            <text:p>1565,451538</text:p>
          </table:table-cell>
          <table:table-cell office:value-type="string">
            <text:p>24,298447</text:p>
          </table:table-cell>
          <table:table-cell office:value-type="string">
            <text:p>136,003189</text:p>
          </table:table-cell>
          <table:table-cell office:value-type="string">
            <text:p>6,545355</text:p>
          </table:table-cell>
          <table:table-cell office:value-type="string">
            <text:p>6,406997</text:p>
          </table:table-cell>
          <table:table-cell office:value-type="string">
            <text:p>5,176248</text:p>
          </table:table-cell>
          <table:table-cell office:value-type="string">
            <text:p>30,855581</text:p>
          </table:table-cell>
          <table:table-cell office:value-type="string">
            <text:p>7,524139</text:p>
          </table:table-cell>
          <table:table-cell office:value-type="string">
            <text:p>20,273619</text:p>
          </table:table-cell>
          <table:table-cell office:value-type="string">
            <text:p>4,870363</text:p>
          </table:table-cell>
          <table:table-cell office:value-type="string">
            <text:p>1265,053589</text:p>
          </table:table-cell>
          <table:table-cell office:value-type="string">
            <text:p>24,413591</text:p>
          </table:table-cell>
          <table:table-cell office:value-type="string">
            <text:p>47,073586</text:p>
          </table:table-cell>
          <table:table-cell office:value-type="string">
            <text:p>8,254412</text:p>
          </table:table-cell>
          <table:table-cell office:value-type="string">
            <text:p>16,567005</text:p>
          </table:table-cell>
          <table:table-cell office:value-type="string">
            <text:p>14,859890</text:p>
          </table:table-cell>
          <table:table-cell office:value-type="string">
            <text:p>66,281288</text:p>
          </table:table-cell>
          <table:table-cell office:value-type="string">
            <text:p>18,459471</text:p>
          </table:table-cell>
          <table:table-cell office:value-type="string">
            <text:p>74,162277</text:p>
          </table:table-cell>
          <table:table-cell office:value-type="string">
            <text:p>9,725277</text:p>
          </table:table-cell>
          <table:table-cell office:value-type="string">
            <text:p>14,652754</text:p>
          </table:table-cell>
          <table:table-cell office:value-type="string">
            <text:p>10,455237</text:p>
          </table:table-cell>
          <table:table-cell office:value-type="string">
            <text:p>29,894665</text:p>
          </table:table-cell>
          <table:table-cell office:value-type="string">
            <text:p>10,690612</text:p>
          </table:table-cell>
          <table:table-cell office:value-type="string">
            <text:p>8,766447</text:p>
          </table:table-cell>
          <table:table-cell office:value-type="string">
            <text:p>11,168693</text:p>
          </table:table-cell>
          <table:table-cell office:value-type="string">
            <text:p>63,884472</text:p>
          </table:table-cell>
          <table:table-cell office:value-type="string">
            <text:p>21,372532</text:p>
          </table:table-cell>
        </table:table-row>
        <table:table-row table:style-name="ro1">
          <table:table-cell office:value-type="string">
            <text:p>AFR685 <text:s text:c="5"/></text:p>
          </table:table-cell>
          <table:table-cell office:value-type="string">
            <text:p>33545,097656</text:p>
          </table:table-cell>
          <table:table-cell office:value-type="string">
            <text:p>1959,184082</text:p>
          </table:table-cell>
          <table:table-cell office:value-type="string">
            <text:p>4971,850586</text:p>
          </table:table-cell>
          <table:table-cell office:value-type="string">
            <text:p>553,689453</text:p>
          </table:table-cell>
          <table:table-cell office:value-type="string">
            <text:p>10616,752930</text:p>
          </table:table-cell>
          <table:table-cell office:value-type="string">
            <text:p>323,683746</text:p>
          </table:table-cell>
          <table:table-cell office:value-type="string">
            <text:p>25617,662109</text:p>
          </table:table-cell>
          <table:table-cell office:value-type="string">
            <text:p>547,107910</text:p>
          </table:table-cell>
          <table:table-cell office:value-type="string">
            <text:p>83,044434</text:p>
          </table:table-cell>
          <table:table-cell office:value-type="string">
            <text:p>42,850552</text:p>
          </table:table-cell>
          <table:table-cell office:value-type="string">
            <text:p>15480,623047</text:p>
          </table:table-cell>
          <table:table-cell office:value-type="string">
            <text:p>289,945282</text:p>
          </table:table-cell>
          <table:table-cell office:value-type="string">
            <text:p>53469,445313</text:p>
          </table:table-cell>
          <table:table-cell office:value-type="string">
            <text:p>868,717346</text:p>
          </table:table-cell>
          <table:table-cell office:value-type="string">
            <text:p>14742,209961</text:p>
          </table:table-cell>
          <table:table-cell office:value-type="string">
            <text:p>195,298508</text:p>
          </table:table-cell>
          <table:table-cell office:value-type="string">
            <text:p>14174,525391</text:p>
          </table:table-cell>
          <table:table-cell office:value-type="string">
            <text:p>179,749634</text:p>
          </table:table-cell>
          <table:table-cell office:value-type="string">
            <text:p>1060,964722</text:p>
          </table:table-cell>
          <table:table-cell office:value-type="string">
            <text:p>28,828945</text:p>
          </table:table-cell>
          <table:table-cell office:value-type="string">
            <text:p>27,168129</text:p>
          </table:table-cell>
          <table:table-cell office:value-type="string">
            <text:p>5,966307</text:p>
          </table:table-cell>
          <table:table-cell office:value-type="string">
            <text:p>46,473137</text:p>
          </table:table-cell>
          <table:table-cell office:value-type="string">
            <text:p>7,742364</text:p>
          </table:table-cell>
          <table:table-cell office:value-type="string">
            <text:p>144,814789</text:p>
          </table:table-cell>
          <table:table-cell office:value-type="string">
            <text:p>6,144866</text:p>
          </table:table-cell>
          <table:table-cell office:value-type="string">
            <text:p>9535,914063</text:p>
          </table:table-cell>
          <table:table-cell office:value-type="string">
            <text:p>159,346863</text:p>
          </table:table-cell>
          <table:table-cell office:value-type="string">
            <text:p>31,562178</text:p>
          </table:table-cell>
          <table:table-cell office:value-type="string">
            <text:p>8,458644</text:p>
          </table:table-cell>
          <table:table-cell office:value-type="string">
            <text:p>104,825897</text:p>
          </table:table-cell>
          <table:table-cell office:value-type="string">
            <text:p>15,308923</text:p>
          </table:table-cell>
          <table:table-cell office:value-type="string">
            <text:p>485,661682</text:p>
          </table:table-cell>
          <table:table-cell office:value-type="string">
            <text:p>20,122841</text:p>
          </table:table-cell>
          <table:table-cell office:value-type="string">
            <text:p>495,166504</text:p>
          </table:table-cell>
          <table:table-cell office:value-type="string">
            <text:p>12,580889</text:p>
          </table:table-cell>
          <table:table-cell office:value-type="string">
            <text:p>38,575127</text:p>
          </table:table-cell>
          <table:table-cell office:value-type="string">
            <text:p>10,712655</text:p>
          </table:table-cell>
          <table:table-cell office:value-type="string">
            <text:p>115,577415</text:p>
          </table:table-cell>
          <table:table-cell office:value-type="string">
            <text:p>11,083986</text:p>
          </table:table-cell>
          <table:table-cell office:value-type="string">
            <text:p>56,814396</text:p>
          </table:table-cell>
          <table:table-cell office:value-type="string">
            <text:p>11,414145</text:p>
          </table:table-cell>
          <table:table-cell office:value-type="string">
            <text:p>240,555069</text:p>
          </table:table-cell>
          <table:table-cell office:value-type="string">
            <text:p>22,480896</text:p>
          </table:table-cell>
        </table:table-row>
        <table:table-row table:style-name="ro1">
          <table:table-cell office:value-type="string">
            <text:p>AFR686 <text:s text:c="5"/></text:p>
          </table:table-cell>
          <table:table-cell office:value-type="string">
            <text:p>27865,582031</text:p>
          </table:table-cell>
          <table:table-cell office:value-type="string">
            <text:p>1758,463379</text:p>
          </table:table-cell>
          <table:table-cell office:value-type="string">
            <text:p>4591,545898</text:p>
          </table:table-cell>
          <table:table-cell office:value-type="string">
            <text:p>548,123535</text:p>
          </table:table-cell>
          <table:table-cell office:value-type="string">
            <text:p>12514,739258</text:p>
          </table:table-cell>
          <table:table-cell office:value-type="string">
            <text:p>359,844299</text:p>
          </table:table-cell>
          <table:table-cell office:value-type="string">
            <text:p>30307,189453</text:p>
          </table:table-cell>
          <table:table-cell office:value-type="string">
            <text:p>643,287231</text:p>
          </table:table-cell>
          <table:table-cell office:value-type="string">
            <text:p>699,309448</text:p>
          </table:table-cell>
          <table:table-cell office:value-type="string">
            <text:p>51,430626</text:p>
          </table:table-cell>
          <table:table-cell office:value-type="string">
            <text:p>19090,310547</text:p>
          </table:table-cell>
          <table:table-cell office:value-type="string">
            <text:p>354,865265</text:p>
          </table:table-cell>
          <table:table-cell office:value-type="string">
            <text:p>64976,437500</text:p>
          </table:table-cell>
          <table:table-cell office:value-type="string">
            <text:p>1056,748169</text:p>
          </table:table-cell>
          <table:table-cell office:value-type="string">
            <text:p>31605,605469</text:p>
          </table:table-cell>
          <table:table-cell office:value-type="string">
            <text:p>415,491211</text:p>
          </table:table-cell>
          <table:table-cell office:value-type="string">
            <text:p>21438,408203</text:p>
          </table:table-cell>
          <table:table-cell office:value-type="string">
            <text:p>270,327698</text:p>
          </table:table-cell>
          <table:table-cell office:value-type="string">
            <text:p>1144,486938</text:p>
          </table:table-cell>
          <table:table-cell office:value-type="string">
            <text:p>30,890921</text:p>
          </table:table-cell>
          <table:table-cell office:value-type="string">
            <text:p>47,571629</text:p>
          </table:table-cell>
          <table:table-cell office:value-type="string">
            <text:p>5,760684</text:p>
          </table:table-cell>
          <table:table-cell office:value-type="string">
            <text:p>56,303089</text:p>
          </table:table-cell>
          <table:table-cell office:value-type="string">
            <text:p>7,534846</text:p>
          </table:table-cell>
          <table:table-cell office:value-type="string">
            <text:p>221,205811</text:p>
          </table:table-cell>
          <table:table-cell office:value-type="string">
            <text:p>6,747613</text:p>
          </table:table-cell>
          <table:table-cell office:value-type="string">
            <text:p>10648,137695</text:p>
          </table:table-cell>
          <table:table-cell office:value-type="string">
            <text:p>177,648178</text:p>
          </table:table-cell>
          <table:table-cell office:value-type="string">
            <text:p>23,911732</text:p>
          </table:table-cell>
          <table:table-cell office:value-type="string">
            <text:p>7,589863</text:p>
          </table:table-cell>
          <table:table-cell office:value-type="string">
            <text:p>173,047058</text:p>
          </table:table-cell>
          <table:table-cell office:value-type="string">
            <text:p>15,134162</text:p>
          </table:table-cell>
          <table:table-cell office:value-type="string">
            <text:p>759,321350</text:p>
          </table:table-cell>
          <table:table-cell office:value-type="string">
            <text:p>21,648693</text:p>
          </table:table-cell>
          <table:table-cell office:value-type="string">
            <text:p>507,402344</text:p>
          </table:table-cell>
          <table:table-cell office:value-type="string">
            <text:p>12,013066</text:p>
          </table:table-cell>
          <table:table-cell office:value-type="string">
            <text:p>70,703659</text:p>
          </table:table-cell>
          <table:table-cell office:value-type="string">
            <text:p>9,739563</text:p>
          </table:table-cell>
          <table:table-cell office:value-type="string">
            <text:p>177,144409</text:p>
          </table:table-cell>
          <table:table-cell office:value-type="string">
            <text:p>10,352790</text:p>
          </table:table-cell>
          <table:table-cell office:value-type="string">
            <text:p>35,782280</text:p>
          </table:table-cell>
          <table:table-cell office:value-type="string">
            <text:p>10,258061</text:p>
          </table:table-cell>
          <table:table-cell office:value-type="string">
            <text:p>539,307800</text:p>
          </table:table-cell>
          <table:table-cell office:value-type="string">
            <text:p>23,341824</text:p>
          </table:table-cell>
        </table:table-row>
        <table:table-row table:style-name="ro1">
          <table:table-cell office:value-type="string">
            <text:p>AFR687 <text:s text:c="5"/></text:p>
          </table:table-cell>
          <table:table-cell office:value-type="string">
            <text:p>972,608459</text:p>
          </table:table-cell>
          <table:table-cell office:value-type="string">
            <text:p>556,428711</text:p>
          </table:table-cell>
          <table:table-cell office:value-type="string">
            <text:p>317,014801</text:p>
          </table:table-cell>
          <table:table-cell office:value-type="string">
            <text:p>362,651917</text:p>
          </table:table-cell>
          <table:table-cell office:value-type="string">
            <text:p>332,398407</text:p>
          </table:table-cell>
          <table:table-cell office:value-type="string">
            <text:p>113,791885</text:p>
          </table:table-cell>
          <table:table-cell office:value-type="string">
            <text:p>154,904404</text:p>
          </table:table-cell>
          <table:table-cell office:value-type="string">
            <text:p>47,251694</text:p>
          </table:table-cell>
          <table:table-cell office:value-type="string">
            <text:p>36,007549</text:p>
          </table:table-cell>
          <table:table-cell office:value-type="string">
            <text:p>17,531322</text:p>
          </table:table-cell>
          <table:table-cell office:value-type="string">
            <text:p>104,392738</text:p>
          </table:table-cell>
          <table:table-cell office:value-type="string">
            <text:p>16,279057</text:p>
          </table:table-cell>
          <table:table-cell office:value-type="string">
            <text:p>139,188278</text:p>
          </table:table-cell>
          <table:table-cell office:value-type="string">
            <text:p>10,739831</text:p>
          </table:table-cell>
          <table:table-cell office:value-type="string">
            <text:p>150,041397</text:p>
          </table:table-cell>
          <table:table-cell office:value-type="string">
            <text:p>8,492776</text:p>
          </table:table-cell>
          <table:table-cell office:value-type="string">
            <text:p>25,524683</text:p>
          </table:table-cell>
          <table:table-cell office:value-type="string">
            <text:p>9,338457</text:p>
          </table:table-cell>
          <table:table-cell office:value-type="string">
            <text:p>11,530959</text:p>
          </table:table-cell>
          <table:table-cell office:value-type="string">
            <text:p>4,1650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,873623</text:p>
          </table:table-cell>
          <table:table-cell office:value-type="string">
            <text:p>7,048639</text:p>
          </table:table-cell>
          <table:table-cell office:value-type="string">
            <text:p>10,069381</text:p>
          </table:table-cell>
          <table:table-cell office:value-type="string">
            <text:p>3,982970</text:p>
          </table:table-cell>
          <table:table-cell office:value-type="string">
            <text:p>2,572987</text:p>
          </table:table-cell>
          <table:table-cell office:value-type="string">
            <text:p>8,292448</text:p>
          </table:table-cell>
          <table:table-cell office:value-type="string">
            <text:p>35,151749</text:p>
          </table:table-cell>
          <table:table-cell office:value-type="string">
            <text:p>6,8484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,189993</text:p>
          </table:table-cell>
          <table:table-cell office:value-type="string">
            <text:p>17,809406</text:p>
          </table:table-cell>
          <table:table-cell office:value-type="string">
            <text:p>27,263630</text:p>
          </table:table-cell>
          <table:table-cell office:value-type="string">
            <text:p>7,876910</text:p>
          </table:table-cell>
          <table:table-cell office:value-type="string">
            <text:p>16,849461</text:p>
          </table:table-cell>
          <table:table-cell office:value-type="string">
            <text:p>8,501665</text:p>
          </table:table-cell>
          <table:table-cell office:value-type="string">
            <text:p>18,859381</text:p>
          </table:table-cell>
          <table:table-cell office:value-type="string">
            <text:p>8,874817</text:p>
          </table:table-cell>
          <table:table-cell office:value-type="string">
            <text:p>8,710609</text:p>
          </table:table-cell>
          <table:table-cell office:value-type="string">
            <text:p>9,270462</text:p>
          </table:table-cell>
          <table:table-cell office:value-type="string">
            <text:p>38,018341</text:p>
          </table:table-cell>
          <table:table-cell office:value-type="string">
            <text:p>17,442631</text:p>
          </table:table-cell>
        </table:table-row>
        <table:table-row table:style-name="ro1">
          <table:table-cell office:value-type="string">
            <text:p>AFR688 <text:s text:c="5"/></text:p>
          </table:table-cell>
          <table:table-cell office:value-type="string">
            <text:p>30717,285156</text:p>
          </table:table-cell>
          <table:table-cell office:value-type="string">
            <text:p>1732,952393</text:p>
          </table:table-cell>
          <table:table-cell office:value-type="string">
            <text:p>4274,237305</text:p>
          </table:table-cell>
          <table:table-cell office:value-type="string">
            <text:p>491,684937</text:p>
          </table:table-cell>
          <table:table-cell office:value-type="string">
            <text:p>6435,986328</text:p>
          </table:table-cell>
          <table:table-cell office:value-type="string">
            <text:p>229,673157</text:p>
          </table:table-cell>
          <table:table-cell office:value-type="string">
            <text:p>15887,974609</text:p>
          </table:table-cell>
          <table:table-cell office:value-type="string">
            <text:p>347,789398</text:p>
          </table:table-cell>
          <table:table-cell office:value-type="string">
            <text:p>189,120728</text:p>
          </table:table-cell>
          <table:table-cell office:value-type="string">
            <text:p>37,487881</text:p>
          </table:table-cell>
          <table:table-cell office:value-type="string">
            <text:p>14298,530273</text:p>
          </table:table-cell>
          <table:table-cell office:value-type="string">
            <text:p>268,010925</text:p>
          </table:table-cell>
          <table:table-cell office:value-type="string">
            <text:p>43102,160156</text:p>
          </table:table-cell>
          <table:table-cell office:value-type="string">
            <text:p>701,281006</text:p>
          </table:table-cell>
          <table:table-cell office:value-type="string">
            <text:p>12115,418945</text:p>
          </table:table-cell>
          <table:table-cell office:value-type="string">
            <text:p>161,026917</text:p>
          </table:table-cell>
          <table:table-cell office:value-type="string">
            <text:p>8274,410156</text:p>
          </table:table-cell>
          <table:table-cell office:value-type="string">
            <text:p>106,296967</text:p>
          </table:table-cell>
          <table:table-cell office:value-type="string">
            <text:p>613,742065</text:p>
          </table:table-cell>
          <table:table-cell office:value-type="string">
            <text:p>17,249859</text:p>
          </table:table-cell>
          <table:table-cell office:value-type="string">
            <text:p>24,888718</text:p>
          </table:table-cell>
          <table:table-cell office:value-type="string">
            <text:p>4,796747</text:p>
          </table:table-cell>
          <table:table-cell office:value-type="string">
            <text:p>49,291542</text:p>
          </table:table-cell>
          <table:table-cell office:value-type="string">
            <text:p>7,175515</text:p>
          </table:table-cell>
          <table:table-cell office:value-type="string">
            <text:p>101,907524</text:p>
          </table:table-cell>
          <table:table-cell office:value-type="string">
            <text:p>4,858990</text:p>
          </table:table-cell>
          <table:table-cell office:value-type="string">
            <text:p>6762,620605</text:p>
          </table:table-cell>
          <table:table-cell office:value-type="string">
            <text:p>113,547653</text:p>
          </table:table-cell>
          <table:table-cell office:value-type="string">
            <text:p>16,701729</text:p>
          </table:table-cell>
          <table:table-cell office:value-type="string">
            <text:p>6,756547</text:p>
          </table:table-cell>
          <table:table-cell office:value-type="string">
            <text:p>97,906868</text:p>
          </table:table-cell>
          <table:table-cell office:value-type="string">
            <text:p>14,308896</text:p>
          </table:table-cell>
          <table:table-cell office:value-type="string">
            <text:p>289,608978</text:p>
          </table:table-cell>
          <table:table-cell office:value-type="string">
            <text:p>18,510334</text:p>
          </table:table-cell>
          <table:table-cell office:value-type="string">
            <text:p>298,946381</text:p>
          </table:table-cell>
          <table:table-cell office:value-type="string">
            <text:p>9,284665</text:p>
          </table:table-cell>
          <table:table-cell office:value-type="string">
            <text:p>39,782108</text:p>
          </table:table-cell>
          <table:table-cell office:value-type="string">
            <text:p>8,546367</text:p>
          </table:table-cell>
          <table:table-cell office:value-type="string">
            <text:p>79,846535</text:p>
          </table:table-cell>
          <table:table-cell office:value-type="string">
            <text:p>8,796323</text:p>
          </table:table-cell>
          <table:table-cell office:value-type="string">
            <text:p>24,456711</text:p>
          </table:table-cell>
          <table:table-cell office:value-type="string">
            <text:p>9,057585</text:p>
          </table:table-cell>
          <table:table-cell office:value-type="string">
            <text:p>189,408447</text:p>
          </table:table-cell>
          <table:table-cell office:value-type="string">
            <text:p>17,950480</text:p>
          </table:table-cell>
        </table:table-row>
        <table:table-row table:style-name="ro1">
          <table:table-cell office:value-type="string">
            <text:p>AFR689 <text:s text:c="5"/></text:p>
          </table:table-cell>
          <table:table-cell office:value-type="string">
            <text:p>26495,949219</text:p>
          </table:table-cell>
          <table:table-cell office:value-type="string">
            <text:p>1598,294189</text:p>
          </table:table-cell>
          <table:table-cell office:value-type="string">
            <text:p>3878,672363</text:p>
          </table:table-cell>
          <table:table-cell office:value-type="string">
            <text:p>517,602539</text:p>
          </table:table-cell>
          <table:table-cell office:value-type="string">
            <text:p>5110,392578</text:p>
          </table:table-cell>
          <table:table-cell office:value-type="string">
            <text:p>212,879257</text:p>
          </table:table-cell>
          <table:table-cell office:value-type="string">
            <text:p>13489,413086</text:p>
          </table:table-cell>
          <table:table-cell office:value-type="string">
            <text:p>300,146484</text:p>
          </table:table-cell>
          <table:table-cell office:value-type="string">
            <text:p>109,434334</text:p>
          </table:table-cell>
          <table:table-cell office:value-type="string">
            <text:p>37,405289</text:p>
          </table:table-cell>
          <table:table-cell office:value-type="string">
            <text:p>11795,783203</text:p>
          </table:table-cell>
          <table:table-cell office:value-type="string">
            <text:p>224,274170</text:p>
          </table:table-cell>
          <table:table-cell office:value-type="string">
            <text:p>33797,921875</text:p>
          </table:table-cell>
          <table:table-cell office:value-type="string">
            <text:p>551,365906</text:p>
          </table:table-cell>
          <table:table-cell office:value-type="string">
            <text:p>8050,362305</text:p>
          </table:table-cell>
          <table:table-cell office:value-type="string">
            <text:p>108,286934</text:p>
          </table:table-cell>
          <table:table-cell office:value-type="string">
            <text:p>5303,400879</text:p>
          </table:table-cell>
          <table:table-cell office:value-type="string">
            <text:p>69,623909</text:p>
          </table:table-cell>
          <table:table-cell office:value-type="string">
            <text:p>484,417145</text:p>
          </table:table-cell>
          <table:table-cell office:value-type="string">
            <text:p>14,420304</text:p>
          </table:table-cell>
          <table:table-cell office:value-type="string">
            <text:p>19,549404</text:p>
          </table:table-cell>
          <table:table-cell office:value-type="string">
            <text:p>5,746784</text:p>
          </table:table-cell>
          <table:table-cell office:value-type="string">
            <text:p>50,159935</text:p>
          </table:table-cell>
          <table:table-cell office:value-type="string">
            <text:p>7,755372</text:p>
          </table:table-cell>
          <table:table-cell office:value-type="string">
            <text:p>82,326614</text:p>
          </table:table-cell>
          <table:table-cell office:value-type="string">
            <text:p>5,625153</text:p>
          </table:table-cell>
          <table:table-cell office:value-type="string">
            <text:p>5298,572266</text:p>
          </table:table-cell>
          <table:table-cell office:value-type="string">
            <text:p>89,627312</text:p>
          </table:table-cell>
          <table:table-cell office:value-type="string">
            <text:p>46,564175</text:p>
          </table:table-cell>
          <table:table-cell office:value-type="string">
            <text:p>8,614626</text:p>
          </table:table-cell>
          <table:table-cell office:value-type="string">
            <text:p>5,560547</text:p>
          </table:table-cell>
          <table:table-cell office:value-type="string">
            <text:p>15,041841</text:p>
          </table:table-cell>
          <table:table-cell office:value-type="string">
            <text:p>168,838043</text:p>
          </table:table-cell>
          <table:table-cell office:value-type="string">
            <text:p>18,828253</text:p>
          </table:table-cell>
          <table:table-cell office:value-type="string">
            <text:p>187,443298</text:p>
          </table:table-cell>
          <table:table-cell office:value-type="string">
            <text:p>10,467808</text:p>
          </table:table-cell>
          <table:table-cell office:value-type="string">
            <text:p>36,223076</text:p>
          </table:table-cell>
          <table:table-cell office:value-type="string">
            <text:p>10,793962</text:p>
          </table:table-cell>
          <table:table-cell office:value-type="string">
            <text:p>75,949974</text:p>
          </table:table-cell>
          <table:table-cell office:value-type="string">
            <text:p>11,122252</text:p>
          </table:table-cell>
          <table:table-cell office:value-type="string">
            <text:p>18,892687</text:p>
          </table:table-cell>
          <table:table-cell office:value-type="string">
            <text:p>11,520083</text:p>
          </table:table-cell>
          <table:table-cell office:value-type="string">
            <text:p>101,374069</text:p>
          </table:table-cell>
          <table:table-cell office:value-type="string">
            <text:p>22,192142</text:p>
          </table:table-cell>
        </table:table-row>
        <table:table-row table:style-name="ro1">
          <table:table-cell office:value-type="string">
            <text:p>AFR690 <text:s text:c="5"/></text:p>
          </table:table-cell>
          <table:table-cell office:value-type="string">
            <text:p>41453,062500</text:p>
          </table:table-cell>
          <table:table-cell office:value-type="string">
            <text:p>2413,267578</text:p>
          </table:table-cell>
          <table:table-cell office:value-type="string">
            <text:p>7657,461914</text:p>
          </table:table-cell>
          <table:table-cell office:value-type="string">
            <text:p>680,166199</text:p>
          </table:table-cell>
          <table:table-cell office:value-type="string">
            <text:p>10819,654297</text:p>
          </table:table-cell>
          <table:table-cell office:value-type="string">
            <text:p>343,815002</text:p>
          </table:table-cell>
          <table:table-cell office:value-type="string">
            <text:p>27409,074219</text:p>
          </table:table-cell>
          <table:table-cell office:value-type="string">
            <text:p>586,181396</text:p>
          </table:table-cell>
          <table:table-cell office:value-type="string">
            <text:p>307,043396</text:p>
          </table:table-cell>
          <table:table-cell office:value-type="string">
            <text:p>55,970322</text:p>
          </table:table-cell>
          <table:table-cell office:value-type="string">
            <text:p>21054,941406</text:p>
          </table:table-cell>
          <table:table-cell office:value-type="string">
            <text:p>391,498291</text:p>
          </table:table-cell>
          <table:table-cell office:value-type="string">
            <text:p>99231,000000</text:p>
          </table:table-cell>
          <table:table-cell office:value-type="string">
            <text:p>1607,605835</text:p>
          </table:table-cell>
          <table:table-cell office:value-type="string">
            <text:p>36559,113281</text:p>
          </table:table-cell>
          <table:table-cell office:value-type="string">
            <text:p>479,367096</text:p>
          </table:table-cell>
          <table:table-cell office:value-type="string">
            <text:p>21316,646484</text:p>
          </table:table-cell>
          <table:table-cell office:value-type="string">
            <text:p>268,914673</text:p>
          </table:table-cell>
          <table:table-cell office:value-type="string">
            <text:p>1060,923340</text:p>
          </table:table-cell>
          <table:table-cell office:value-type="string">
            <text:p>28,971189</text:p>
          </table:table-cell>
          <table:table-cell office:value-type="string">
            <text:p>31,269106</text:p>
          </table:table-cell>
          <table:table-cell office:value-type="string">
            <text:p>6,522147</text:p>
          </table:table-cell>
          <table:table-cell office:value-type="string">
            <text:p>64,842323</text:p>
          </table:table-cell>
          <table:table-cell office:value-type="string">
            <text:p>8,122213</text:p>
          </table:table-cell>
          <table:table-cell office:value-type="string">
            <text:p>220,499039</text:p>
          </table:table-cell>
          <table:table-cell office:value-type="string">
            <text:p>7,437172</text:p>
          </table:table-cell>
          <table:table-cell office:value-type="string">
            <text:p>9367,011719</text:p>
          </table:table-cell>
          <table:table-cell office:value-type="string">
            <text:p>156,617569</text:p>
          </table:table-cell>
          <table:table-cell office:value-type="string">
            <text:p>35,902645</text:p>
          </table:table-cell>
          <table:table-cell office:value-type="string">
            <text:p>9,307407</text:p>
          </table:table-cell>
          <table:table-cell office:value-type="string">
            <text:p>61,438244</text:p>
          </table:table-cell>
          <table:table-cell office:value-type="string">
            <text:p>15,694986</text:p>
          </table:table-cell>
          <table:table-cell office:value-type="string">
            <text:p>790,203918</text:p>
          </table:table-cell>
          <table:table-cell office:value-type="string">
            <text:p>22,536905</text:p>
          </table:table-cell>
          <table:table-cell office:value-type="string">
            <text:p>492,905914</text:p>
          </table:table-cell>
          <table:table-cell office:value-type="string">
            <text:p>13,444755</text:p>
          </table:table-cell>
          <table:table-cell office:value-type="string">
            <text:p>70,470177</text:p>
          </table:table-cell>
          <table:table-cell office:value-type="string">
            <text:p>11,822267</text:p>
          </table:table-cell>
          <table:table-cell office:value-type="string">
            <text:p>182,797150</text:p>
          </table:table-cell>
          <table:table-cell office:value-type="string">
            <text:p>12,581055</text:p>
          </table:table-cell>
          <table:table-cell office:value-type="string">
            <text:p>48,484306</text:p>
          </table:table-cell>
          <table:table-cell office:value-type="string">
            <text:p>12,626679</text:p>
          </table:table-cell>
          <table:table-cell office:value-type="string">
            <text:p>421,063995</text:p>
          </table:table-cell>
          <table:table-cell office:value-type="string">
            <text:p>26,131529</text:p>
          </table:table-cell>
        </table:table-row>
        <table:table-row table:style-name="ro1">
          <table:table-cell office:value-type="string">
            <text:p>AFR691 <text:s text:c="5"/></text:p>
          </table:table-cell>
          <table:table-cell office:value-type="string">
            <text:p>8326,802734</text:p>
          </table:table-cell>
          <table:table-cell office:value-type="string">
            <text:p>829,437195</text:p>
          </table:table-cell>
          <table:table-cell office:value-type="string">
            <text:p>1074,509155</text:p>
          </table:table-cell>
          <table:table-cell office:value-type="string">
            <text:p>405,078888</text:p>
          </table:table-cell>
          <table:table-cell office:value-type="string">
            <text:p>4776,604004</text:p>
          </table:table-cell>
          <table:table-cell office:value-type="string">
            <text:p>193,705032</text:p>
          </table:table-cell>
          <table:table-cell office:value-type="string">
            <text:p>8725,881836</text:p>
          </table:table-cell>
          <table:table-cell office:value-type="string">
            <text:p>202,707565</text:p>
          </table:table-cell>
          <table:table-cell office:value-type="string">
            <text:p>420,622620</text:p>
          </table:table-cell>
          <table:table-cell office:value-type="string">
            <text:p>33,746658</text:p>
          </table:table-cell>
          <table:table-cell office:value-type="string">
            <text:p>15598,635742</text:p>
          </table:table-cell>
          <table:table-cell office:value-type="string">
            <text:p>290,032501</text:p>
          </table:table-cell>
          <table:table-cell office:value-type="string">
            <text:p>2656,510254</text:p>
          </table:table-cell>
          <table:table-cell office:value-type="string">
            <text:p>50,676289</text:p>
          </table:table-cell>
          <table:table-cell office:value-type="string">
            <text:p>16998,916016</text:p>
          </table:table-cell>
          <table:table-cell office:value-type="string">
            <text:p>224,498856</text:p>
          </table:table-cell>
          <table:table-cell office:value-type="string">
            <text:p>4508,591797</text:p>
          </table:table-cell>
          <table:table-cell office:value-type="string">
            <text:p>59,878429</text:p>
          </table:table-cell>
          <table:table-cell office:value-type="string">
            <text:p>370,274048</text:p>
          </table:table-cell>
          <table:table-cell office:value-type="string">
            <text:p>11,189723</text:p>
          </table:table-cell>
          <table:table-cell office:value-type="string">
            <text:p>26,309017</text:p>
          </table:table-cell>
          <table:table-cell office:value-type="string">
            <text:p>4,488412</text:p>
          </table:table-cell>
          <table:table-cell office:value-type="string">
            <text:p>30,059864</text:p>
          </table:table-cell>
          <table:table-cell office:value-type="string">
            <text:p>6,965630</text:p>
          </table:table-cell>
          <table:table-cell office:value-type="string">
            <text:p>63,945812</text:p>
          </table:table-cell>
          <table:table-cell office:value-type="string">
            <text:p>4,244276</text:p>
          </table:table-cell>
          <table:table-cell office:value-type="string">
            <text:p>3430,650146</text:p>
          </table:table-cell>
          <table:table-cell office:value-type="string">
            <text:p>58,771179</text:p>
          </table:table-cell>
          <table:table-cell office:value-type="string">
            <text:p>27,070236</text:p>
          </table:table-cell>
          <table:table-cell office:value-type="string">
            <text:p>6,387152</text:p>
          </table:table-cell>
          <table:table-cell office:value-type="string">
            <text:p>69,094788</text:p>
          </table:table-cell>
          <table:table-cell office:value-type="string">
            <text:p>13,995544</text:p>
          </table:table-cell>
          <table:table-cell office:value-type="string">
            <text:p>431,132416</text:p>
          </table:table-cell>
          <table:table-cell office:value-type="string">
            <text:p>19,051140</text:p>
          </table:table-cell>
          <table:table-cell office:value-type="string">
            <text:p>380,838593</text:p>
          </table:table-cell>
          <table:table-cell office:value-type="string">
            <text:p>9,689479</text:p>
          </table:table-cell>
          <table:table-cell office:value-type="string">
            <text:p>45,576374</text:p>
          </table:table-cell>
          <table:table-cell office:value-type="string">
            <text:p>8,185084</text:p>
          </table:table-cell>
          <table:table-cell office:value-type="string">
            <text:p>42,593075</text:p>
          </table:table-cell>
          <table:table-cell office:value-type="string">
            <text:p>8,255212</text:p>
          </table:table-cell>
          <table:table-cell office:value-type="string">
            <text:p>17,626190</text:p>
          </table:table-cell>
          <table:table-cell office:value-type="string">
            <text:p>8,624386</text:p>
          </table:table-cell>
          <table:table-cell office:value-type="string">
            <text:p>217,390488</text:p>
          </table:table-cell>
          <table:table-cell office:value-type="string">
            <text:p>17,236605</text:p>
          </table:table-cell>
        </table:table-row>
        <table:table-row table:style-name="ro1">
          <table:table-cell office:value-type="string">
            <text:p>AFR692 <text:s text:c="5"/></text:p>
          </table:table-cell>
          <table:table-cell office:value-type="string">
            <text:p>12087,447266</text:p>
          </table:table-cell>
          <table:table-cell office:value-type="string">
            <text:p>964,391113</text:p>
          </table:table-cell>
          <table:table-cell office:value-type="string">
            <text:p>1645,059814</text:p>
          </table:table-cell>
          <table:table-cell office:value-type="string">
            <text:p>419,768524</text:p>
          </table:table-cell>
          <table:table-cell office:value-type="string">
            <text:p>4286,560059</text:p>
          </table:table-cell>
          <table:table-cell office:value-type="string">
            <text:p>184,971985</text:p>
          </table:table-cell>
          <table:table-cell office:value-type="string">
            <text:p>8841,535156</text:p>
          </table:table-cell>
          <table:table-cell office:value-type="string">
            <text:p>205,319138</text:p>
          </table:table-cell>
          <table:table-cell office:value-type="string">
            <text:p>342,849609</text:p>
          </table:table-cell>
          <table:table-cell office:value-type="string">
            <text:p>34,043919</text:p>
          </table:table-cell>
          <table:table-cell office:value-type="string">
            <text:p>15719,277344</text:p>
          </table:table-cell>
          <table:table-cell office:value-type="string">
            <text:p>292,284943</text:p>
          </table:table-cell>
          <table:table-cell office:value-type="string">
            <text:p>5620,482422</text:p>
          </table:table-cell>
          <table:table-cell office:value-type="string">
            <text:p>97,546860</text:p>
          </table:table-cell>
          <table:table-cell office:value-type="string">
            <text:p>15948,224609</text:p>
          </table:table-cell>
          <table:table-cell office:value-type="string">
            <text:p>210,839661</text:p>
          </table:table-cell>
          <table:table-cell office:value-type="string">
            <text:p>4461,187988</text:p>
          </table:table-cell>
          <table:table-cell office:value-type="string">
            <text:p>59,302917</text:p>
          </table:table-cell>
          <table:table-cell office:value-type="string">
            <text:p>359,763489</text:p>
          </table:table-cell>
          <table:table-cell office:value-type="string">
            <text:p>10,997405</text:p>
          </table:table-cell>
          <table:table-cell office:value-type="string">
            <text:p>25,878227</text:p>
          </table:table-cell>
          <table:table-cell office:value-type="string">
            <text:p>4,640549</text:p>
          </table:table-cell>
          <table:table-cell office:value-type="string">
            <text:p>34,735081</text:p>
          </table:table-cell>
          <table:table-cell office:value-type="string">
            <text:p>7,077010</text:p>
          </table:table-cell>
          <table:table-cell office:value-type="string">
            <text:p>60,308449</text:p>
          </table:table-cell>
          <table:table-cell office:value-type="string">
            <text:p>4,419457</text:p>
          </table:table-cell>
          <table:table-cell office:value-type="string">
            <text:p>3873,647949</text:p>
          </table:table-cell>
          <table:table-cell office:value-type="string">
            <text:p>66,057755</text:p>
          </table:table-cell>
          <table:table-cell office:value-type="string">
            <text:p>26,457115</text:p>
          </table:table-cell>
          <table:table-cell office:value-type="string">
            <text:p>6,757339</text:p>
          </table:table-cell>
          <table:table-cell office:value-type="string">
            <text:p>124,169312</text:p>
          </table:table-cell>
          <table:table-cell office:value-type="string">
            <text:p>14,435670</text:p>
          </table:table-cell>
          <table:table-cell office:value-type="string">
            <text:p>357,342682</text:p>
          </table:table-cell>
          <table:table-cell office:value-type="string">
            <text:p>18,795053</text:p>
          </table:table-cell>
          <table:table-cell office:value-type="string">
            <text:p>294,088562</text:p>
          </table:table-cell>
          <table:table-cell office:value-type="string">
            <text:p>9,263704</text:p>
          </table:table-cell>
          <table:table-cell office:value-type="string">
            <text:p>48,108395</text:p>
          </table:table-cell>
          <table:table-cell office:value-type="string">
            <text:p>8,597122</text:p>
          </table:table-cell>
          <table:table-cell office:value-type="string">
            <text:p>50,765446</text:p>
          </table:table-cell>
          <table:table-cell office:value-type="string">
            <text:p>8,749819</text:p>
          </table:table-cell>
          <table:table-cell office:value-type="string">
            <text:p>19,243782</text:p>
          </table:table-cell>
          <table:table-cell office:value-type="string">
            <text:p>9,071486</text:p>
          </table:table-cell>
          <table:table-cell office:value-type="string">
            <text:p>243,619705</text:p>
          </table:table-cell>
          <table:table-cell office:value-type="string">
            <text:p>18,332794</text:p>
          </table:table-cell>
        </table:table-row>
        <table:table-row table:style-name="ro1">
          <table:table-cell office:value-type="string">
            <text:p>AFR693 <text:s text:c="5"/></text:p>
          </table:table-cell>
          <table:table-cell office:value-type="string">
            <text:p>19746,679688</text:p>
          </table:table-cell>
          <table:table-cell office:value-type="string">
            <text:p>1240,148193</text:p>
          </table:table-cell>
          <table:table-cell office:value-type="string">
            <text:p>2643,523682</text:p>
          </table:table-cell>
          <table:table-cell office:value-type="string">
            <text:p>436,703369</text:p>
          </table:table-cell>
          <table:table-cell office:value-type="string">
            <text:p>2833,554688</text:p>
          </table:table-cell>
          <table:table-cell office:value-type="string">
            <text:p>164,596786</text:p>
          </table:table-cell>
          <table:table-cell office:value-type="string">
            <text:p>6418,622559</text:p>
          </table:table-cell>
          <table:table-cell office:value-type="string">
            <text:p>158,143723</text:p>
          </table:table-cell>
          <table:table-cell office:value-type="string">
            <text:p>213,227814</text:p>
          </table:table-cell>
          <table:table-cell office:value-type="string">
            <text:p>32,993881</text:p>
          </table:table-cell>
          <table:table-cell office:value-type="string">
            <text:p>13169,840820</text:p>
          </table:table-cell>
          <table:table-cell office:value-type="string">
            <text:p>247,271484</text:p>
          </table:table-cell>
          <table:table-cell office:value-type="string">
            <text:p>18533,462891</text:p>
          </table:table-cell>
          <table:table-cell office:value-type="string">
            <text:p>305,050110</text:p>
          </table:table-cell>
          <table:table-cell office:value-type="string">
            <text:p>11275,045898</text:p>
          </table:table-cell>
          <table:table-cell office:value-type="string">
            <text:p>150,039398</text:p>
          </table:table-cell>
          <table:table-cell office:value-type="string">
            <text:p>3529,058838</text:p>
          </table:table-cell>
          <table:table-cell office:value-type="string">
            <text:p>47,825825</text:p>
          </table:table-cell>
          <table:table-cell office:value-type="string">
            <text:p>248,142181</text:p>
          </table:table-cell>
          <table:table-cell office:value-type="string">
            <text:p>8,371508</text:p>
          </table:table-cell>
          <table:table-cell office:value-type="string">
            <text:p>20,124092</text:p>
          </table:table-cell>
          <table:table-cell office:value-type="string">
            <text:p>4,508039</text:p>
          </table:table-cell>
          <table:table-cell office:value-type="string">
            <text:p>31,583830</text:p>
          </table:table-cell>
          <table:table-cell office:value-type="string">
            <text:p>7,055559</text:p>
          </table:table-cell>
          <table:table-cell office:value-type="string">
            <text:p>51,798801</text:p>
          </table:table-cell>
          <table:table-cell office:value-type="string">
            <text:p>4,314156</text:p>
          </table:table-cell>
          <table:table-cell office:value-type="string">
            <text:p>2827,170898</text:p>
          </table:table-cell>
          <table:table-cell office:value-type="string">
            <text:p>48,971233</text:p>
          </table:table-cell>
          <table:table-cell office:value-type="string">
            <text:p>25,193714</text:p>
          </table:table-cell>
          <table:table-cell office:value-type="string">
            <text:p>6,681942</text:p>
          </table:table-cell>
          <table:table-cell office:value-type="string">
            <text:p>70,084824</text:p>
          </table:table-cell>
          <table:table-cell office:value-type="string">
            <text:p>14,159361</text:p>
          </table:table-cell>
          <table:table-cell office:value-type="string">
            <text:p>256,471649</text:p>
          </table:table-cell>
          <table:table-cell office:value-type="string">
            <text:p>18,361362</text:p>
          </table:table-cell>
          <table:table-cell office:value-type="string">
            <text:p>283,328705</text:p>
          </table:table-cell>
          <table:table-cell office:value-type="string">
            <text:p>9,135045</text:p>
          </table:table-cell>
          <table:table-cell office:value-type="string">
            <text:p>25,874840</text:p>
          </table:table-cell>
          <table:table-cell office:value-type="string">
            <text:p>8,450789</text:p>
          </table:table-cell>
          <table:table-cell office:value-type="string">
            <text:p>45,699085</text:p>
          </table:table-cell>
          <table:table-cell office:value-type="string">
            <text:p>8,640290</text:p>
          </table:table-cell>
          <table:table-cell office:value-type="string">
            <text:p>6,832937</text:p>
          </table:table-cell>
          <table:table-cell office:value-type="string">
            <text:p>8,953485</text:p>
          </table:table-cell>
          <table:table-cell office:value-type="string">
            <text:p>175,267731</text:p>
          </table:table-cell>
          <table:table-cell office:value-type="string">
            <text:p>17,674212</text:p>
          </table:table-cell>
        </table:table-row>
        <table:table-row table:style-name="ro1">
          <table:table-cell office:value-type="string">
            <text:p>AFR694 <text:s text:c="5"/></text:p>
          </table:table-cell>
          <table:table-cell office:value-type="string">
            <text:p>1957,567993</text:p>
          </table:table-cell>
          <table:table-cell office:value-type="string">
            <text:p>426,226135</text:p>
          </table:table-cell>
          <table:table-cell office:value-type="string">
            <text:p>1320,598999</text:p>
          </table:table-cell>
          <table:table-cell office:value-type="string">
            <text:p>432,791656</text:p>
          </table:table-cell>
          <table:table-cell office:value-type="string">
            <text:p>505,088837</text:p>
          </table:table-cell>
          <table:table-cell office:value-type="string">
            <text:p>55,809658</text:p>
          </table:table-cell>
          <table:table-cell office:value-type="string">
            <text:p>64,146736</text:p>
          </table:table-cell>
          <table:table-cell office:value-type="string">
            <text:p>54,912971</text:p>
          </table:table-cell>
          <table:table-cell office:value-type="string">
            <text:p>22,058680</text:p>
          </table:table-cell>
          <table:table-cell office:value-type="string">
            <text:p>24,008902</text:p>
          </table:table-cell>
          <table:table-cell office:value-type="string">
            <text:p>51,172909</text:p>
          </table:table-cell>
          <table:table-cell office:value-type="string">
            <text:p>20,489803</text:p>
          </table:table-cell>
          <table:table-cell office:value-type="string">
            <text:p>42,288593</text:p>
          </table:table-cell>
          <table:table-cell office:value-type="string">
            <text:p>12,201590</text:p>
          </table:table-cell>
          <table:table-cell office:value-type="string">
            <text:p>120,672119</text:p>
          </table:table-cell>
          <table:table-cell office:value-type="string">
            <text:p>9,297963</text:p>
          </table:table-cell>
          <table:table-cell office:value-type="string">
            <text:p>21,714161</text:p>
          </table:table-cell>
          <table:table-cell office:value-type="string">
            <text:p>10,0210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31,708857</text:p>
          </table:table-cell>
          <table:table-cell office:value-type="string">
            <text:p>7,9700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,604750</text:p>
          </table:table-cell>
          <table:table-cell office:value-type="string">
            <text:p>8,61999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6,867577</text:p>
          </table:table-cell>
          <table:table-cell office:value-type="string">
            <text:p>15,352766</text:p>
          </table:table-cell>
          <table:table-cell table:number-columns-repeated="1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FR695 <text:s text:c="5"/></text:p>
          </table:table-cell>
          <table:table-cell office:value-type="string">
            <text:p>24963,347656</text:p>
          </table:table-cell>
          <table:table-cell office:value-type="string">
            <text:p>1614,489380</text:p>
          </table:table-cell>
          <table:table-cell office:value-type="string">
            <text:p>3531,748047</text:p>
          </table:table-cell>
          <table:table-cell office:value-type="string">
            <text:p>526,102966</text:p>
          </table:table-cell>
          <table:table-cell office:value-type="string">
            <text:p>3772,754395</text:p>
          </table:table-cell>
          <table:table-cell office:value-type="string">
            <text:p>212,152908</text:p>
          </table:table-cell>
          <table:table-cell office:value-type="string">
            <text:p>7581,324219</text:p>
          </table:table-cell>
          <table:table-cell office:value-type="string">
            <text:p>187,121704</text:p>
          </table:table-cell>
          <table:table-cell office:value-type="string">
            <text:p>227,399033</text:p>
          </table:table-cell>
          <table:table-cell office:value-type="string">
            <text:p>45,309147</text:p>
          </table:table-cell>
          <table:table-cell office:value-type="string">
            <text:p>19245,925781</text:p>
          </table:table-cell>
          <table:table-cell office:value-type="string">
            <text:p>357,907501</text:p>
          </table:table-cell>
          <table:table-cell office:value-type="string">
            <text:p>68109,976563</text:p>
          </table:table-cell>
          <table:table-cell office:value-type="string">
            <text:p>1107,879028</text:p>
          </table:table-cell>
          <table:table-cell office:value-type="string">
            <text:p>38680,539063</text:p>
          </table:table-cell>
          <table:table-cell office:value-type="string">
            <text:p>507,645233</text:p>
          </table:table-cell>
          <table:table-cell office:value-type="string">
            <text:p>5571,500488</text:p>
          </table:table-cell>
          <table:table-cell office:value-type="string">
            <text:p>73,432205</text:p>
          </table:table-cell>
          <table:table-cell office:value-type="string">
            <text:p>298,329590</text:p>
          </table:table-cell>
          <table:table-cell office:value-type="string">
            <text:p>10,121039</text:p>
          </table:table-cell>
          <table:table-cell office:value-type="string">
            <text:p>23,779814</text:p>
          </table:table-cell>
          <table:table-cell office:value-type="string">
            <text:p>5,654183</text:p>
          </table:table-cell>
          <table:table-cell office:value-type="string">
            <text:p>28,088898</text:p>
          </table:table-cell>
          <table:table-cell office:value-type="string">
            <text:p>7,652256</text:p>
          </table:table-cell>
          <table:table-cell office:value-type="string">
            <text:p>87,410316</text:p>
          </table:table-cell>
          <table:table-cell office:value-type="string">
            <text:p>5,497728</text:p>
          </table:table-cell>
          <table:table-cell office:value-type="string">
            <text:p>2767,135010</text:p>
          </table:table-cell>
          <table:table-cell office:value-type="string">
            <text:p>48,170555</text:p>
          </table:table-cell>
          <table:table-cell office:value-type="string">
            <text:p>51,239716</text:p>
          </table:table-cell>
          <table:table-cell office:value-type="string">
            <text:p>8,427229</text:p>
          </table:table-cell>
          <table:table-cell office:value-type="string">
            <text:p>27,725546</text:p>
          </table:table-cell>
          <table:table-cell office:value-type="string">
            <text:p>15,121036</text:p>
          </table:table-cell>
          <table:table-cell office:value-type="string">
            <text:p>645,727600</text:p>
          </table:table-cell>
          <table:table-cell office:value-type="string">
            <text:p>21,108591</text:p>
          </table:table-cell>
          <table:table-cell office:value-type="string">
            <text:p>418,143494</text:p>
          </table:table-cell>
          <table:table-cell office:value-type="string">
            <text:p>12,073965</text:p>
          </table:table-cell>
          <table:table-cell office:value-type="string">
            <text:p>74,663864</text:p>
          </table:table-cell>
          <table:table-cell office:value-type="string">
            <text:p>11,003970</text:p>
          </table:table-cell>
          <table:table-cell office:value-type="string">
            <text:p>65,702003</text:p>
          </table:table-cell>
          <table:table-cell office:value-type="string">
            <text:p>11,117210</text:p>
          </table:table-cell>
          <table:table-cell office:value-type="string">
            <text:p>16,109043</text:p>
          </table:table-cell>
          <table:table-cell office:value-type="string">
            <text:p>11,506552</text:p>
          </table:table-cell>
          <table:table-cell office:value-type="string">
            <text:p>495,116882</text:p>
          </table:table-cell>
          <table:table-cell office:value-type="string">
            <text:p>24,808746</text:p>
          </table:table-cell>
        </table:table-row>
        <table:table-row table:style-name="ro1">
          <table:table-cell office:value-type="string">
            <text:p>AFR696 <text:s text:c="5"/></text:p>
          </table:table-cell>
          <table:table-cell office:value-type="string">
            <text:p>10667,266602</text:p>
          </table:table-cell>
          <table:table-cell office:value-type="string">
            <text:p>965,620911</text:p>
          </table:table-cell>
          <table:table-cell office:value-type="string">
            <text:p>1838,709351</text:p>
          </table:table-cell>
          <table:table-cell office:value-type="string">
            <text:p>448,044128</text:p>
          </table:table-cell>
          <table:table-cell office:value-type="string">
            <text:p>1280,476074</text:p>
          </table:table-cell>
          <table:table-cell office:value-type="string">
            <text:p>149,224060</text:p>
          </table:table-cell>
          <table:table-cell office:value-type="string">
            <text:p>2803,166260</text:p>
          </table:table-cell>
          <table:table-cell office:value-type="string">
            <text:p>94,003098</text:p>
          </table:table-cell>
          <table:table-cell office:value-type="string">
            <text:p>192,689056</text:p>
          </table:table-cell>
          <table:table-cell office:value-type="string">
            <text:p>32,335011</text:p>
          </table:table-cell>
          <table:table-cell office:value-type="string">
            <text:p>11939,663086</text:p>
          </table:table-cell>
          <table:table-cell office:value-type="string">
            <text:p>225,029953</text:p>
          </table:table-cell>
          <table:table-cell office:value-type="string">
            <text:p>5225,721680</text:p>
          </table:table-cell>
          <table:table-cell office:value-type="string">
            <text:p>91,177864</text:p>
          </table:table-cell>
          <table:table-cell office:value-type="string">
            <text:p>7876,607422</text:p>
          </table:table-cell>
          <table:table-cell office:value-type="string">
            <text:p>105,921425</text:p>
          </table:table-cell>
          <table:table-cell office:value-type="string">
            <text:p>1343,488647</text:p>
          </table:table-cell>
          <table:table-cell office:value-type="string">
            <text:p>22,238127</text:p>
          </table:table-cell>
          <table:table-cell office:value-type="string">
            <text:p>107,855232</text:p>
          </table:table-cell>
          <table:table-cell office:value-type="string">
            <text:p>6,321317</text:p>
          </table:table-cell>
          <table:table-cell office:value-type="string">
            <text:p>13,738078</text:p>
          </table:table-cell>
          <table:table-cell office:value-type="string">
            <text:p>5,519608</text:p>
          </table:table-cell>
          <table:table-cell office:value-type="string">
            <text:p>44,016731</text:p>
          </table:table-cell>
          <table:table-cell office:value-type="string">
            <text:p>7,736310</text:p>
          </table:table-cell>
          <table:table-cell office:value-type="string">
            <text:p>33,040157</text:p>
          </table:table-cell>
          <table:table-cell office:value-type="string">
            <text:p>5,252708</text:p>
          </table:table-cell>
          <table:table-cell office:value-type="string">
            <text:p>1232,135010</text:p>
          </table:table-cell>
          <table:table-cell office:value-type="string">
            <text:p>23,938967</text:p>
          </table:table-cell>
          <table:table-cell office:value-type="string">
            <text:p>59,218605</text:p>
          </table:table-cell>
          <table:table-cell office:value-type="string">
            <text:p>8,6806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6,615875</text:p>
          </table:table-cell>
          <table:table-cell office:value-type="string">
            <text:p>18,823645</text:p>
          </table:table-cell>
          <table:table-cell office:value-type="string">
            <text:p>204,152145</text:p>
          </table:table-cell>
          <table:table-cell office:value-type="string">
            <text:p>10,710355</text:p>
          </table:table-cell>
          <table:table-cell office:value-type="string">
            <text:p>29,522766</text:p>
          </table:table-cell>
          <table:table-cell office:value-type="string">
            <text:p>10,970140</text:p>
          </table:table-cell>
          <table:table-cell office:value-type="string">
            <text:p>34,074310</text:p>
          </table:table-cell>
          <table:table-cell office:value-type="string">
            <text:p>11,228685</text:p>
          </table:table-cell>
          <table:table-cell office:value-type="string">
            <text:p>7,873052</text:p>
          </table:table-cell>
          <table:table-cell office:value-type="string">
            <text:p>11,782608</text:p>
          </table:table-cell>
          <table:table-cell office:value-type="string">
            <text:p>101,902817</text:p>
          </table:table-cell>
          <table:table-cell office:value-type="string">
            <text:p>22,461752</text:p>
          </table:table-cell>
        </table:table-row>
        <table:table-row table:style-name="ro1">
          <table:table-cell office:value-type="string">
            <text:p>AFR697 <text:s text:c="5"/></text:p>
          </table:table-cell>
          <table:table-cell office:value-type="string">
            <text:p>10442,680664</text:p>
          </table:table-cell>
          <table:table-cell office:value-type="string">
            <text:p>1103,175903</text:p>
          </table:table-cell>
          <table:table-cell office:value-type="string">
            <text:p>672,835205</text:p>
          </table:table-cell>
          <table:table-cell office:value-type="string">
            <text:p>470,989960</text:p>
          </table:table-cell>
          <table:table-cell office:value-type="string">
            <text:p>1844,888184</text:p>
          </table:table-cell>
          <table:table-cell office:value-type="string">
            <text:p>180,612534</text:p>
          </table:table-cell>
          <table:table-cell office:value-type="string">
            <text:p>2972,084717</text:p>
          </table:table-cell>
          <table:table-cell office:value-type="string">
            <text:p>99,888733</text:p>
          </table:table-cell>
          <table:table-cell office:value-type="string">
            <text:p>197,761139</text:p>
          </table:table-cell>
          <table:table-cell office:value-type="string">
            <text:p>36,897697</text:p>
          </table:table-cell>
          <table:table-cell office:value-type="string">
            <text:p>13873,114258</text:p>
          </table:table-cell>
          <table:table-cell office:value-type="string">
            <text:p>261,018707</text:p>
          </table:table-cell>
          <table:table-cell office:value-type="string">
            <text:p>20287,332031</text:p>
          </table:table-cell>
          <table:table-cell office:value-type="string">
            <text:p>333,614044</text:p>
          </table:table-cell>
          <table:table-cell office:value-type="string">
            <text:p>10343,556641</text:p>
          </table:table-cell>
          <table:table-cell office:value-type="string">
            <text:p>138,012619</text:p>
          </table:table-cell>
          <table:table-cell office:value-type="string">
            <text:p>1732,016602</text:p>
          </table:table-cell>
          <table:table-cell office:value-type="string">
            <text:p>26,834372</text:p>
          </table:table-cell>
          <table:table-cell office:value-type="string">
            <text:p>122,658897</text:p>
          </table:table-cell>
          <table:table-cell office:value-type="string">
            <text:p>6,778477</text:p>
          </table:table-cell>
          <table:table-cell office:value-type="string">
            <text:p>13,814090</text:p>
          </table:table-cell>
          <table:table-cell office:value-type="string">
            <text:p>5,617830</text:p>
          </table:table-cell>
          <table:table-cell office:value-type="string">
            <text:p>28,805737</text:p>
          </table:table-cell>
          <table:table-cell office:value-type="string">
            <text:p>7,741992</text:p>
          </table:table-cell>
          <table:table-cell office:value-type="string">
            <text:p>62,819321</text:p>
          </table:table-cell>
          <table:table-cell office:value-type="string">
            <text:p>5,444373</text:p>
          </table:table-cell>
          <table:table-cell office:value-type="string">
            <text:p>1732,997314</text:p>
          </table:table-cell>
          <table:table-cell office:value-type="string">
            <text:p>31,616077</text:p>
          </table:table-cell>
          <table:table-cell office:value-type="string">
            <text:p>60,993298</text:p>
          </table:table-cell>
          <table:table-cell office:value-type="string">
            <text:p>8,711203</text:p>
          </table:table-cell>
          <table:table-cell office:value-type="string">
            <text:p>212,208923</text:p>
          </table:table-cell>
          <table:table-cell office:value-type="string">
            <text:p>16,158585</text:p>
          </table:table-cell>
          <table:table-cell office:value-type="string">
            <text:p>822,998535</text:p>
          </table:table-cell>
          <table:table-cell office:value-type="string">
            <text:p>22,533144</text:p>
          </table:table-cell>
          <table:table-cell office:value-type="string">
            <text:p>1340,523193</text:p>
          </table:table-cell>
          <table:table-cell office:value-type="string">
            <text:p>22,785427</text:p>
          </table:table-cell>
          <table:table-cell office:value-type="string">
            <text:p>22,014154</text:p>
          </table:table-cell>
          <table:table-cell office:value-type="string">
            <text:p>11,339085</text:p>
          </table:table-cell>
          <table:table-cell office:value-type="string">
            <text:p>35,257931</text:p>
          </table:table-cell>
          <table:table-cell office:value-type="string">
            <text:p>11,470722</text:p>
          </table:table-cell>
          <table:table-cell office:value-type="string">
            <text:p>15,371270</text:p>
          </table:table-cell>
          <table:table-cell office:value-type="string">
            <text:p>11,937275</text:p>
          </table:table-cell>
          <table:table-cell office:value-type="string">
            <text:p>299,236694</text:p>
          </table:table-cell>
          <table:table-cell office:value-type="string">
            <text:p>24,006567</text:p>
          </table:table-cell>
        </table:table-row>
        <table:table-row table:style-name="ro1">
          <table:table-cell office:value-type="string">
            <text:p>AFR698 <text:s text:c="5"/></text:p>
          </table:table-cell>
          <table:table-cell office:value-type="string">
            <text:p>9451,769531</text:p>
          </table:table-cell>
          <table:table-cell office:value-type="string">
            <text:p>898,435303</text:p>
          </table:table-cell>
          <table:table-cell office:value-type="string">
            <text:p>826,966064</text:p>
          </table:table-cell>
          <table:table-cell office:value-type="string">
            <text:p>424,606873</text:p>
          </table:table-cell>
          <table:table-cell office:value-type="string">
            <text:p>1329,268677</text:p>
          </table:table-cell>
          <table:table-cell office:value-type="string">
            <text:p>147,025635</text:p>
          </table:table-cell>
          <table:table-cell office:value-type="string">
            <text:p>3227,865479</text:p>
          </table:table-cell>
          <table:table-cell office:value-type="string">
            <text:p>99,626663</text:p>
          </table:table-cell>
          <table:table-cell office:value-type="string">
            <text:p>90,181061</text:p>
          </table:table-cell>
          <table:table-cell office:value-type="string">
            <text:p>30,543798</text:p>
          </table:table-cell>
          <table:table-cell office:value-type="string">
            <text:p>8659,479492</text:p>
          </table:table-cell>
          <table:table-cell office:value-type="string">
            <text:p>166,968262</text:p>
          </table:table-cell>
          <table:table-cell office:value-type="string">
            <text:p>5440,805664</text:p>
          </table:table-cell>
          <table:table-cell office:value-type="string">
            <text:p>94,658569</text:p>
          </table:table-cell>
          <table:table-cell office:value-type="string">
            <text:p>9408,398438</text:p>
          </table:table-cell>
          <table:table-cell office:value-type="string">
            <text:p>125,792084</text:p>
          </table:table-cell>
          <table:table-cell office:value-type="string">
            <text:p>2400,729736</text:p>
          </table:table-cell>
          <table:table-cell office:value-type="string">
            <text:p>34,314667</text:p>
          </table:table-cell>
          <table:table-cell office:value-type="string">
            <text:p>129,441803</text:p>
          </table:table-cell>
          <table:table-cell office:value-type="string">
            <text:p>6,224697</text:p>
          </table:table-cell>
          <table:table-cell office:value-type="string">
            <text:p>6,252982</text:p>
          </table:table-cell>
          <table:table-cell office:value-type="string">
            <text:p>4,837443</text:p>
          </table:table-cell>
          <table:table-cell office:value-type="string">
            <text:p>34,113548</text:p>
          </table:table-cell>
          <table:table-cell office:value-type="string">
            <text:p>7,321699</text:p>
          </table:table-cell>
          <table:table-cell office:value-type="string">
            <text:p>44,098499</text:p>
          </table:table-cell>
          <table:table-cell office:value-type="string">
            <text:p>4,618003</text:p>
          </table:table-cell>
          <table:table-cell office:value-type="string">
            <text:p>1240,725098</text:p>
          </table:table-cell>
          <table:table-cell office:value-type="string">
            <text:p>23,805683</text:p>
          </table:table-cell>
          <table:table-cell office:value-type="string">
            <text:p>42,740063</text:p>
          </table:table-cell>
          <table:table-cell office:value-type="string">
            <text:p>7,396171</text:p>
          </table:table-cell>
          <table:table-cell office:value-type="string">
            <text:p>23,908152</text:p>
          </table:table-cell>
          <table:table-cell office:value-type="string">
            <text:p>14,491043</text:p>
          </table:table-cell>
          <table:table-cell office:value-type="string">
            <text:p>294,497925</text:p>
          </table:table-cell>
          <table:table-cell office:value-type="string">
            <text:p>18,762943</text:p>
          </table:table-cell>
          <table:table-cell office:value-type="string">
            <text:p>278,877899</text:p>
          </table:table-cell>
          <table:table-cell office:value-type="string">
            <text:p>10,017372</text:p>
          </table:table-cell>
          <table:table-cell office:value-type="string">
            <text:p>35,123158</text:p>
          </table:table-cell>
          <table:table-cell office:value-type="string">
            <text:p>9,359876</text:p>
          </table:table-cell>
          <table:table-cell office:value-type="string">
            <text:p>33,717510</text:p>
          </table:table-cell>
          <table:table-cell office:value-type="string">
            <text:p>9,752433</text:p>
          </table:table-cell>
          <table:table-cell office:value-type="string">
            <text:p>11,055774</text:p>
          </table:table-cell>
          <table:table-cell office:value-type="string">
            <text:p>10,164553</text:p>
          </table:table-cell>
          <table:table-cell office:value-type="string">
            <text:p>157,344177</text:p>
          </table:table-cell>
          <table:table-cell office:value-type="string">
            <text:p>19,867088</text:p>
          </table:table-cell>
        </table:table-row>
        <table:table-row table:style-name="ro1">
          <table:table-cell office:value-type="string">
            <text:p>AFR699 <text:s text:c="5"/></text:p>
          </table:table-cell>
          <table:table-cell office:value-type="string">
            <text:p>32065,503906</text:p>
          </table:table-cell>
          <table:table-cell office:value-type="string">
            <text:p>1894,720703</text:p>
          </table:table-cell>
          <table:table-cell office:value-type="string">
            <text:p>4853,541992</text:p>
          </table:table-cell>
          <table:table-cell office:value-type="string">
            <text:p>539,464478</text:p>
          </table:table-cell>
          <table:table-cell office:value-type="string">
            <text:p>5979,370605</text:p>
          </table:table-cell>
          <table:table-cell office:value-type="string">
            <text:p>247,269577</text:p>
          </table:table-cell>
          <table:table-cell office:value-type="string">
            <text:p>15191,003906</text:p>
          </table:table-cell>
          <table:table-cell office:value-type="string">
            <text:p>334,725342</text:p>
          </table:table-cell>
          <table:table-cell office:value-type="string">
            <text:p>103,481148</text:p>
          </table:table-cell>
          <table:table-cell office:value-type="string">
            <text:p>40,923466</text:p>
          </table:table-cell>
          <table:table-cell office:value-type="string">
            <text:p>14606,795898</text:p>
          </table:table-cell>
          <table:table-cell office:value-type="string">
            <text:p>275,041931</text:p>
          </table:table-cell>
          <table:table-cell office:value-type="string">
            <text:p>62167,734375</text:p>
          </table:table-cell>
          <table:table-cell office:value-type="string">
            <text:p>1009,046753</text:p>
          </table:table-cell>
          <table:table-cell office:value-type="string">
            <text:p>10670,129883</text:p>
          </table:table-cell>
          <table:table-cell office:value-type="string">
            <text:p>142,290344</text:p>
          </table:table-cell>
          <table:table-cell office:value-type="string">
            <text:p>7562,616699</text:p>
          </table:table-cell>
          <table:table-cell office:value-type="string">
            <text:p>97,507996</text:p>
          </table:table-cell>
          <table:table-cell office:value-type="string">
            <text:p>637,813416</text:p>
          </table:table-cell>
          <table:table-cell office:value-type="string">
            <text:p>18,006504</text:p>
          </table:table-cell>
          <table:table-cell office:value-type="string">
            <text:p>18,604931</text:p>
          </table:table-cell>
          <table:table-cell office:value-type="string">
            <text:p>5,278601</text:p>
          </table:table-cell>
          <table:table-cell office:value-type="string">
            <text:p>39,284927</text:p>
          </table:table-cell>
          <table:table-cell office:value-type="string">
            <text:p>7,412337</text:p>
          </table:table-cell>
          <table:table-cell office:value-type="string">
            <text:p>113,213112</text:p>
          </table:table-cell>
          <table:table-cell office:value-type="string">
            <text:p>5,296004</text:p>
          </table:table-cell>
          <table:table-cell office:value-type="string">
            <text:p>7113,592285</text:p>
          </table:table-cell>
          <table:table-cell office:value-type="string">
            <text:p>119,367172</text:p>
          </table:table-cell>
          <table:table-cell office:value-type="string">
            <text:p>22,281372</text:p>
          </table:table-cell>
          <table:table-cell office:value-type="string">
            <text:p>7,410733</text:p>
          </table:table-cell>
          <table:table-cell office:value-type="string">
            <text:p>186,018875</text:p>
          </table:table-cell>
          <table:table-cell office:value-type="string">
            <text:p>15,220323</text:p>
          </table:table-cell>
          <table:table-cell office:value-type="string">
            <text:p>829,796997</text:p>
          </table:table-cell>
          <table:table-cell office:value-type="string">
            <text:p>22,127836</text:p>
          </table:table-cell>
          <table:table-cell office:value-type="string">
            <text:p>1196,825806</text:p>
          </table:table-cell>
          <table:table-cell office:value-type="string">
            <text:p>20,058462</text:p>
          </table:table-cell>
          <table:table-cell office:value-type="string">
            <text:p>20,156590</text:p>
          </table:table-cell>
          <table:table-cell office:value-type="string">
            <text:p>9,516788</text:p>
          </table:table-cell>
          <table:table-cell office:value-type="string">
            <text:p>69,193535</text:p>
          </table:table-cell>
          <table:table-cell office:value-type="string">
            <text:p>9,604180</text:p>
          </table:table-cell>
          <table:table-cell office:value-type="string">
            <text:p>35,456650</text:p>
          </table:table-cell>
          <table:table-cell office:value-type="string">
            <text:p>9,906173</text:p>
          </table:table-cell>
          <table:table-cell office:value-type="string">
            <text:p>309,075928</text:p>
          </table:table-cell>
          <table:table-cell office:value-type="string">
            <text:p>20,368893</text:p>
          </table:table-cell>
        </table:table-row>
      </table:table>
      <table:database-ranges>
        <table:database-range table:target-range-address="Sheet1.A1:Sheet1.AS69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0">08/10/2011</text:date>, <text:time>20:4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dc:date>2011-08-10T20:42:42</dc:date>
    <dc:creator>thiago </dc:creator>
    <meta:editing-duration>PT8M42S</meta:editing-duration>
    <meta:editing-cycles>4</meta:editing-cycles>
    <meta:document-statistic meta:table-count="1" meta:cell-count="31050" meta:object-count="0"/>
  </office:meta>
</office:document-meta>
</file>